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style:font-face style:name="Luxi Sans" svg:font-family="'Luxi San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2.0661in"/>
    </style:style>
    <style:style style:name="co2" style:family="table-column">
      <style:table-column-properties fo:break-before="auto" style:column-width="1.3102in"/>
    </style:style>
    <style:style style:name="co3" style:family="table-column">
      <style:table-column-properties fo:break-before="auto" style:column-width="1.461in"/>
    </style:style>
    <style:style style:name="co4" style:family="table-column">
      <style:table-column-properties fo:break-before="auto" style:column-width="2.0909in"/>
    </style:style>
    <style:style style:name="co5" style:family="table-column">
      <style:table-column-properties fo:break-before="auto" style:column-width="2.2425in"/>
    </style:style>
    <style:style style:name="co6" style:family="table-column">
      <style:table-column-properties fo:break-before="auto" style:column-width="1.2472in"/>
    </style:style>
    <style:style style:name="co7" style:family="table-column">
      <style:table-column-properties fo:break-before="auto" style:column-width="1.0201in"/>
    </style:style>
    <style:style style:name="ro1" style:family="table-row">
      <style:table-row-properties style:row-height="0.2709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2189in" fo:break-before="auto" style:use-optimal-row-height="true"/>
    </style:style>
    <style:style style:name="ta1" style:family="table" style:master-page-name="PageStyle_5f_Accuracy_20_chart">
      <style:table-properties table:display="true" style:writing-mode="lr-tb"/>
    </style:style>
    <number:text-style style:name="N100">
      <number:text-content/>
    </number:text-style>
    <style:style style:name="ce1" style:family="table-cell" style:parent-style-name="Default">
      <style:table-cell-properties fo:background-color="#cccccc" fo:padding="0.028in"/>
      <style:text-properties style:use-window-font-color="true" style:text-outline="false" style:text-line-through-style="none" style:font-name="Luxi Sans" fo:font-size="15pt" fo:font-style="normal" fo:text-shadow="none" style:text-underline-style="solid" style:text-underline-width="auto" style:text-underline-color="font-color" fo:font-weight="bold" style:font-size-asian="15pt" style:font-style-asian="normal" style:font-weight-asian="bold" style:font-name-complex="Luxi Sans" style:font-size-complex="15pt" style:font-style-complex="normal" style:font-weight-complex="bold"/>
    </style:style>
    <style:style style:name="ce2" style:family="table-cell" style:parent-style-name="Default">
      <style:table-cell-properties fo:background-color="#cccccc" fo:padding="0.028in"/>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3" style:family="table-cell" style:parent-style-name="Default">
      <style:table-cell-properties fo:background-color="#cccccc" fo:padding="0.028in"/>
      <style:text-properties style:use-window-font-color="true" style:text-outline="false" style:text-line-through-style="none" style:font-name="Luxi Sans" fo:font-size="12pt" fo:font-style="normal" fo:text-shadow="none" style:text-underline-style="none" fo:font-weight="bold" style:font-size-asian="12pt" style:font-style-asian="normal" style:font-weight-asian="bold" style:font-name-complex="Luxi Sans" style:font-size-complex="12pt" style:font-style-complex="normal" style:font-weight-complex="bold"/>
    </style:style>
    <style:style style:name="ce4" style:family="table-cell" style:parent-style-name="Default">
      <style:table-cell-properties fo:background-color="#cccccc" fo:padding="0.028in"/>
      <style:text-properties style:use-window-font-color="true" style:text-outline="false" style:text-line-through-style="none" style:font-name="Luxi Sans" fo:font-size="10pt" fo:font-style="italic" fo:text-shadow="none" style:text-underline-style="none" fo:font-weight="normal" style:font-size-asian="10pt" style:font-style-asian="italic" style:font-weight-asian="normal" style:font-name-complex="Luxi Sans" style:font-size-complex="10pt" style:font-style-complex="italic" style:font-weight-complex="normal"/>
    </style:style>
    <style:style style:name="ce5" style:family="table-cell" style:parent-style-name="Default">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bold" style:font-size-asian="10pt" style:font-style-asian="normal" style:font-weight-asian="bold" style:font-name-complex="Luxi Sans" style:font-size-complex="10pt" style:font-style-complex="normal" style:font-weight-complex="bold"/>
    </style:style>
    <style:style style:name="ce6" style:family="table-cell" style:parent-style-name="Default">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7" style:family="table-cell" style:parent-style-name="Default" style:data-style-name="N100">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bold" style:font-size-asian="10pt" style:font-style-asian="normal" style:font-weight-asian="bold" style:font-name-complex="Luxi Sans" style:font-size-complex="10pt" style:font-style-complex="normal" style:font-weight-complex="bold"/>
    </style:style>
    <style:style style:name="ce8" style:family="table-cell" style:parent-style-name="Default" style:data-style-name="N141">
      <style:table-cell-properties fo:background-color="#cccccc" fo:padding="0.028in"/>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9" style:family="table-cell" style:parent-style-name="Default" style:data-style-name="N0">
      <style:table-cell-properties style:glyph-orientation-vertical="0" fo:background-color="#ffffff"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0" style:family="table-cell" style:parent-style-name="Default" style:data-style-name="N0">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1" style:family="table-cell" style:parent-style-name="Default" style:data-style-name="N141">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2" style:family="table-cell" style:parent-style-name="Default" style:data-style-name="N141">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bold" style:font-size-asian="10pt" style:font-style-asian="normal" style:font-weight-asian="bold" style:font-name-complex="Luxi Sans" style:font-size-complex="10pt" style:font-style-complex="normal" style:font-weight-complex="bold"/>
    </style:style>
    <style:style style:name="ce13" style:family="table-cell" style:parent-style-name="Default" style:data-style-name="N140">
      <style:table-cell-properties style:glyph-orientation-vertical="0" fo:background-color="#cccccc"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4" style:family="table-cell" style:parent-style-name="Default" style:data-style-name="N0">
      <style:table-cell-properties style:glyph-orientation-vertical="0" fo:background-color="#cccccc"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ce15" style:family="table-cell" style:parent-style-name="Default" style:data-style-name="N0">
      <style:table-cell-properties style:glyph-orientation-vertical="0" fo:background-color="#cccccc"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Luxi Sans" fo:font-size="10pt" fo:font-style="normal" fo:text-shadow="none" style:text-underline-style="none" fo:font-weight="normal" style:font-size-asian="10pt" style:font-style-asian="normal" style:font-weight-asian="normal" style:font-name-complex="Luxi Sans" style:font-size-complex="10pt" style:font-style-complex="normal" style:font-weight-complex="normal"/>
    </style:style>
    <style:style style:name="gr1" style:family="graphic">
      <style:graphic-properties draw:ole-draw-aspect="1"/>
    </style:style>
  </office:automatic-styles>
  <office:body>
    <office:spreadsheet>
      <table:calculation-settings table:case-sensitive="false" table:use-regular-expressions="false"/>
      <table:table table:name="Accuracy chart" table:style-name="ta1" table:protected="true" table:protection-key="XYKCUyZcfes2Xsr2i8tLwbLG0jI="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shapes>
          <draw:frame draw:z-index="0" draw:name="Chart 1" draw:style-name="gr1" svg:width="7.7339in" svg:height="3.8961in" svg:x="9.6118in" svg:y="7.3126in">
            <draw:object draw:notify-on-update-of-ranges="'Accuracy chart'.C25:'Accuracy chart'.C102 'Accuracy chart'.B25:'Accuracy chart'.B102" xlink:href="./Object 1" xlink:type="simple" xlink:show="embed" xlink:actuate="onLoad"/>
            <draw:image xlink:href="./ObjectReplacements/Object 1" xlink:type="simple" xlink:show="embed" xlink:actuate="onLoad"/>
          </draw:frame>
          <draw:frame draw:z-index="1" draw:name="Chart 2" draw:style-name="gr1" svg:width="7.7469in" svg:height="3.9902in" svg:x="9.6118in" svg:y="3.2811in">
            <draw:object draw:notify-on-update-of-ranges="'Accuracy chart'.C60:'Accuracy chart'.C929 'Accuracy chart'.B60:'Accuracy chart'.B929" xlink:href="./Object 2" xlink:type="simple" xlink:show="embed" xlink:actuate="onLoad"/>
            <draw:image xlink:href="./ObjectReplacements/Object 2" xlink:type="simple" xlink:show="embed" xlink:actuate="onLoad"/>
          </draw:frame>
        </table:shapes>
        <table:table-column table:style-name="co1" table:default-cell-style-name="ce2"/>
        <table:table-column table:style-name="co2" table:default-cell-style-name="ce8"/>
        <table:table-column table:style-name="co3" table:default-cell-style-name="ce2"/>
        <table:table-column table:style-name="co4" table:default-cell-style-name="ce8"/>
        <table:table-column table:style-name="co5" table:default-cell-style-name="ce8"/>
        <table:table-column table:style-name="co6" table:default-cell-style-name="ce2"/>
        <table:table-column table:style-name="co7" table:number-columns-repeated="251" table:default-cell-style-name="ce2"/>
        <table:table-column table:style-name="co7" table:number-columns-repeated="767" table:default-cell-style-name="Default"/>
        <table:table-row table:style-name="ro1">
          <table:table-cell table:style-name="ce1" office:value-type="string">
            <text:p>Point Grey Research Stereo Accuracy</text:p>
          </table:table-cell>
          <table:table-cell table:number-columns-repeated="1023"/>
        </table:table-row>
        <table:table-row table:style-name="ro2">
          <table:table-cell table:number-columns-repeated="1024"/>
        </table:table-row>
        <table:table-row table:style-name="ro1">
          <table:table-cell table:style-name="ce3" office:value-type="string">
            <text:p>Camera options</text:p>
          </table:table-cell>
          <table:table-cell table:number-columns-repeated="9"/>
          <table:table-cell table:style-name="ce1" office:value-type="string">
            <text:p>*Important <text:s/>- <text:s/>Disclaimer *</text:p>
          </table:table-cell>
          <table:table-cell table:number-columns-repeated="1013"/>
        </table:table-row>
        <table:table-row table:style-name="ro2">
          <table:table-cell table:style-name="ce4" office:value-type="string">
            <text:p>Baseline</text:p>
          </table:table-cell>
          <table:table-cell table:style-name="ce9" office:value-type="float" office:value="12">
            <text:p>12</text:p>
          </table:table-cell>
          <table:table-cell office:value-type="string">
            <text:p>This value is in centimeters – should be 12 for Bumblebee2 and XB3 Narrow baseline and 24 for XB3 Wide baseline</text:p>
          </table:table-cell>
          <table:table-cell table:number-columns-repeated="1021"/>
        </table:table-row>
        <table:table-row table:style-name="ro2">
          <table:table-cell table:style-name="ce4" office:value-type="string">
            <text:p>Lens</text:p>
          </table:table-cell>
          <table:table-cell table:style-name="ce9" office:value-type="float" office:value="3.8">
            <text:p>3.8</text:p>
          </table:table-cell>
          <table:table-cell office:value-type="string">
            <text:p>This value is in millimetres and should be exactly one of 2.5, 3.8, or 6</text:p>
          </table:table-cell>
          <table:table-cell table:number-columns-repeated="7"/>
          <table:table-cell table:style-name="ce14" office:value-type="string" table:number-columns-spanned="6" table:number-rows-spanned="7">
            <text:p>This spreadsheet is meant to be used as a guideline and is not a specification for Point Grey Research's stereo cameras. The values contained within are theoretical calculations and have not been physically verified. We do not guarantee that the accuracy performance described within will actually be achieved with Point Grey products.</text:p>
          </table:table-cell>
          <table:covered-table-cell table:number-columns-repeated="5" table:style-name="ce15"/>
          <table:table-cell table:number-columns-repeated="1008"/>
        </table:table-row>
        <table:table-row table:style-name="ro2">
          <table:table-cell table:style-name="ce4" office:value-type="string">
            <text:p>Stereo resolution</text:p>
          </table:table-cell>
          <table:table-cell table:style-name="ce9" office:value-type="float" office:value="640">
            <text:p>640</text:p>
          </table:table-cell>
          <table:table-cell office:value-type="string">
            <text:p>This value is in pixels and represents the width of the image for stereo calculation – should not be greater than about 0.8 x sensor width</text:p>
          </table:table-cell>
          <table:table-cell table:number-columns-repeated="7"/>
          <table:covered-table-cell table:number-columns-repeated="6" table:style-name="ce15"/>
          <table:table-cell table:number-columns-repeated="1008"/>
        </table:table-row>
        <table:table-row table:style-name="ro2">
          <table:table-cell table:number-columns-repeated="10"/>
          <table:covered-table-cell table:number-columns-repeated="6" table:style-name="ce15"/>
          <table:table-cell table:number-columns-repeated="1008"/>
        </table:table-row>
        <table:table-row table:style-name="ro3">
          <table:table-cell table:style-name="ce3" office:value-type="string">
            <text:p>Calibration/Correlation accuracy</text:p>
          </table:table-cell>
          <table:table-cell table:number-columns-repeated="9"/>
          <table:covered-table-cell table:number-columns-repeated="6" table:style-name="ce15"/>
          <table:table-cell table:number-columns-repeated="1008"/>
        </table:table-row>
        <table:table-row table:style-name="ro2">
          <table:table-cell table:style-name="ce4" office:value-type="string">
            <text:p>Correlation</text:p>
          </table:table-cell>
          <table:table-cell table:style-name="ce9" office:value-type="float" office:value="0.2">
            <text:p>0.2</text:p>
          </table:table-cell>
          <table:table-cell office:value-type="string">
            <text:p>RMS accuracy of correlation in pixels – 0.2 is a reasonable 2 standard deviation spread for correlation accuracy on well textured surfaces</text:p>
          </table:table-cell>
          <table:table-cell table:number-columns-repeated="7"/>
          <table:covered-table-cell table:number-columns-repeated="6" table:style-name="ce15"/>
          <table:table-cell table:number-columns-repeated="1008"/>
        </table:table-row>
        <table:table-row table:style-name="ro2">
          <table:table-cell table:number-columns-repeated="10"/>
          <table:covered-table-cell table:number-columns-repeated="6" table:style-name="ce15"/>
          <table:table-cell table:number-columns-repeated="1008"/>
        </table:table-row>
        <table:table-row table:style-name="ro3">
          <table:table-cell table:style-name="ce3" office:value-type="string">
            <text:p>Calculated values</text:p>
          </table:table-cell>
          <table:table-cell table:number-columns-repeated="9"/>
          <table:covered-table-cell table:number-columns-repeated="6" table:style-name="ce15"/>
          <table:table-cell table:number-columns-repeated="1008"/>
        </table:table-row>
        <table:table-row table:style-name="ro2" table:visibility="collapse">
          <table:table-cell office:value-type="string">
            <text:p>Normalized focal length</text:p>
          </table:table-cell>
          <table:table-cell table:style-name="ce10" table:formula="of:=DGET([.A17:.B21];&quot;Normalized f&quot;;[.C17:.C18])" office:value-type="float" office:value="0.768">
            <text:p>0.768</text:p>
          </table:table-cell>
          <table:table-cell table:number-columns-repeated="1022"/>
        </table:table-row>
        <table:table-row table:style-name="ro2">
          <table:table-cell table:style-name="ce4" office:value-type="string">
            <text:p>Field-of-view</text:p>
          </table:table-cell>
          <table:table-cell table:style-name="ce11" table:formula="of:=2*180*ATAN(0.5/[.B12])/3.14" office:value-type="float" office:value="66.1651510617041">
            <text:p>66.16515106</text:p>
          </table:table-cell>
          <table:table-cell office:value-type="string">
            <text:p>(horizontal)</text:p>
          </table:table-cell>
          <table:table-cell table:number-columns-repeated="1021"/>
        </table:table-row>
        <table:table-row table:style-name="ro2">
          <table:table-cell table:style-name="ce4" office:value-type="string">
            <text:p>Stereo focal length</text:p>
          </table:table-cell>
          <table:table-cell table:style-name="ce10" table:formula="of:=NormF*StereoRes" office:value-type="float" office:value="491.52">
            <text:p>491.52</text:p>
          </table:table-cell>
          <table:table-cell office:value-type="string">
            <text:p>(in pixels)</text:p>
          </table:table-cell>
          <table:table-cell table:number-columns-repeated="1021"/>
        </table:table-row>
        <table:table-row table:style-name="ro2">
          <table:table-cell table:number-columns-repeated="1024"/>
        </table:table-row>
        <table:table-row table:style-name="ro3" table:visibility="collapse">
          <table:table-cell table:style-name="ce3" office:value-type="string">
            <text:p>Look up tables</text:p>
          </table:table-cell>
          <table:table-cell table:style-name="ce2"/>
          <table:table-cell table:number-columns-repeated="1022"/>
        </table:table-row>
        <table:table-row table:style-name="ro2" table:visibility="collapse">
          <table:table-cell table:style-name="ce5" office:value-type="string">
            <text:p>Lens</text:p>
          </table:table-cell>
          <table:table-cell table:style-name="ce5" office:value-type="string">
            <text:p>Normalized f</text:p>
          </table:table-cell>
          <table:table-cell table:style-name="ce5" table:number-matrix-columns-spanned="1" table:number-matrix-rows-spanned="2" table:formula="of:=TRANSPOSE([.A5:.B5])" office:value-type="string" office:string-value="Lens">
            <text:p>Lens</text:p>
          </table:table-cell>
          <table:table-cell table:number-columns-repeated="1021"/>
        </table:table-row>
        <table:table-row table:style-name="ro2" table:visibility="collapse">
          <table:table-cell table:style-name="ce6" office:value-type="float" office:value="2.5">
            <text:p>2.5</text:p>
          </table:table-cell>
          <table:table-cell table:style-name="ce6" office:value-type="float" office:value="0.44">
            <text:p>0.44</text:p>
          </table:table-cell>
          <table:table-cell table:style-name="ce6" office:value-type="float" office:value="3.8">
            <text:p>3.8</text:p>
          </table:table-cell>
          <table:table-cell table:number-columns-repeated="1021"/>
        </table:table-row>
        <table:table-row table:style-name="ro2" table:visibility="collapse">
          <table:table-cell table:style-name="ce6" office:value-type="float" office:value="3.8">
            <text:p>3.8</text:p>
          </table:table-cell>
          <table:table-cell table:style-name="ce6" office:value-type="float" office:value="0.768">
            <text:p>0.768</text:p>
          </table:table-cell>
          <table:table-cell table:style-name="ce6"/>
          <table:table-cell table:number-columns-repeated="1021"/>
        </table:table-row>
        <table:table-row table:style-name="ro2" table:visibility="collapse">
          <table:table-cell table:style-name="ce6" office:value-type="float" office:value="6">
            <text:p>6</text:p>
          </table:table-cell>
          <table:table-cell table:style-name="ce6" office:value-type="float" office:value="1.27">
            <text:p>1.27</text:p>
          </table:table-cell>
          <table:table-cell table:style-name="ce6"/>
          <table:table-cell table:number-columns-repeated="1021"/>
        </table:table-row>
        <table:table-row table:style-name="ro2" table:visibility="collapse">
          <table:table-cell table:style-name="ce6" office:value-type="float" office:value="12">
            <text:p>12</text:p>
          </table:table-cell>
          <table:table-cell table:style-name="ce6" office:value-type="float" office:value="2.64">
            <text:p>2.64</text:p>
          </table:table-cell>
          <table:table-cell table:style-name="ce6"/>
          <table:table-cell table:number-columns-repeated="1021"/>
        </table:table-row>
        <table:table-row table:style-name="ro2">
          <table:table-cell table:number-columns-repeated="1024"/>
        </table:table-row>
        <table:table-row table:style-name="ro2">
          <table:table-cell table:style-name="ce7" office:value-type="string">
            <text:p>Disparity</text:p>
          </table:table-cell>
          <table:table-cell table:style-name="ce12" office:value-type="string">
            <text:p>Z (m)</text:p>
          </table:table-cell>
          <table:table-cell table:style-name="ce7" office:value-type="string">
            <text:p>Z accuracy (m)</text:p>
          </table:table-cell>
          <table:table-cell table:style-name="ce12" office:value-type="string">
            <text:p>FOV at range (degrees)</text:p>
          </table:table-cell>
          <table:table-cell table:style-name="ce12" office:value-type="string">
            <text:p>FOV at range (metres)</text:p>
          </table:table-cell>
          <table:table-cell table:number-columns-repeated="252"/>
          <table:table-cell table:style-name="ce2" table:number-columns-repeated="767"/>
        </table:table-row>
        <table:table-row table:style-name="ro2">
          <table:table-cell table:style-name="ce6"/>
          <table:table-cell table:style-name="ce11"/>
          <table:table-cell table:style-name="ce6"/>
          <table:table-cell table:style-name="ce11" table:number-columns-repeated="2"/>
          <table:table-cell table:number-columns-repeated="252"/>
          <table:table-cell table:style-name="ce2" table:number-columns-repeated="767"/>
        </table:table-row>
        <table:table-row table:style-name="ro2">
          <table:table-cell table:style-name="ce6" office:value-type="float" office:value="1">
            <text:p>1</text:p>
          </table:table-cell>
          <table:table-cell table:style-name="ce11" table:formula="of:=IF([.A25]&lt;StereoRes;(B/100)*StereoF/[.A25];0)" office:value-type="float" office:value="58.9824">
            <text:p>58.98240000</text:p>
          </table:table-cell>
          <table:table-cell table:style-name="ce13" table:formula="of:=IF([.A25]&lt;StereoRes;StereoF*(B/100)*CorrAccuracy/([.A25]*[.A25]);0)" office:value-type="float" office:value="11.79648">
            <text:p>11.7965</text:p>
          </table:table-cell>
          <table:table-cell table:style-name="ce11" table:formula="of:=IF([.A25]&lt;StereoRes;2*ATAN((StereoRes-[.A25])/(2*StereoF))*180/3.14;0)" office:value-type="float" office:value="66.0832031677423">
            <text:p>66.08320317</text:p>
          </table:table-cell>
          <table:table-cell table:style-name="ce11" table:formula="of:=((StereoRes-2*[.A25])*[.B25]/(2*StereoF))-((-StereoRes*[.B25])/(2*StereoF))" office:value-type="float" office:value="76.68">
            <text:p>76.68000000</text:p>
          </table:table-cell>
          <table:table-cell table:number-columns-repeated="252"/>
          <table:table-cell table:style-name="ce2" table:number-columns-repeated="767"/>
        </table:table-row>
        <table:table-row table:style-name="ro2">
          <table:table-cell table:style-name="ce6" office:value-type="float" office:value="1.5">
            <text:p>1.5</text:p>
          </table:table-cell>
          <table:table-cell table:style-name="ce11" table:formula="of:=IF([.A26]&lt;StereoRes;(B/100)*StereoF/[.A26];0)" office:value-type="float" office:value="39.3216">
            <text:p>39.32160000</text:p>
          </table:table-cell>
          <table:table-cell table:style-name="ce13" table:formula="of:=IF([.A26]&lt;StereoRes;StereoF*(B/100)*CorrAccuracy/([.A26]*[.A26]);0)" office:value-type="float" office:value="5.24288">
            <text:p>5.2429</text:p>
          </table:table-cell>
          <table:table-cell table:style-name="ce11" table:formula="of:=IF([.A26]&lt;StereoRes;2*ATAN((StereoRes-[.A26])/(2*StereoF))*180/3.14;0)" office:value-type="float" office:value="66.0422006398503">
            <text:p>66.04220064</text:p>
          </table:table-cell>
          <table:table-cell table:style-name="ce11" table:formula="of:=((StereoRes-2*[.A26])*[.B26]/(2*StereoF))-((-StereoRes*[.B26])/(2*StereoF))" office:value-type="float" office:value="51.08">
            <text:p>51.08000000</text:p>
          </table:table-cell>
          <table:table-cell table:number-columns-repeated="252"/>
          <table:table-cell table:style-name="ce2" table:number-columns-repeated="767"/>
        </table:table-row>
        <table:table-row table:style-name="ro2">
          <table:table-cell table:style-name="ce6" office:value-type="float" office:value="2">
            <text:p>2</text:p>
          </table:table-cell>
          <table:table-cell table:style-name="ce11" table:formula="of:=IF([.A27]&lt;StereoRes;(B/100)*StereoF/[.A27];0)" office:value-type="float" office:value="29.4912">
            <text:p>29.49120000</text:p>
          </table:table-cell>
          <table:table-cell table:style-name="ce13" table:formula="of:=IF([.A27]&lt;StereoRes;StereoF*(B/100)*CorrAccuracy/([.A27]*[.A27]);0)" office:value-type="float" office:value="2.94912">
            <text:p>2.9491</text:p>
          </table:table-cell>
          <table:table-cell table:style-name="ce11" table:formula="of:=IF([.A27]&lt;StereoRes;2*ATAN((StereoRes-[.A27])/(2*StereoF))*180/3.14;0)" office:value-type="float" office:value="66.0011790542834">
            <text:p>66.00117905</text:p>
          </table:table-cell>
          <table:table-cell table:style-name="ce11" table:formula="of:=((StereoRes-2*[.A27])*[.B27]/(2*StereoF))-((-StereoRes*[.B27])/(2*StereoF))" office:value-type="float" office:value="38.28">
            <text:p>38.28000000</text:p>
          </table:table-cell>
          <table:table-cell table:number-columns-repeated="252"/>
          <table:table-cell table:style-name="ce2" table:number-columns-repeated="767"/>
        </table:table-row>
        <table:table-row table:style-name="ro2">
          <table:table-cell table:style-name="ce6" office:value-type="float" office:value="2.5">
            <text:p>2.5</text:p>
          </table:table-cell>
          <table:table-cell table:style-name="ce11" table:formula="of:=IF([.A28]&lt;StereoRes;(B/100)*StereoF/[.A28];0)" office:value-type="float" office:value="23.59296">
            <text:p>23.59296000</text:p>
          </table:table-cell>
          <table:table-cell table:style-name="ce13" table:formula="of:=IF([.A28]&lt;StereoRes;StereoF*(B/100)*CorrAccuracy/([.A28]*[.A28]);0)" office:value-type="float" office:value="1.8874368">
            <text:p>1.8874</text:p>
          </table:table-cell>
          <table:table-cell table:style-name="ce11" table:formula="of:=IF([.A28]&lt;StereoRes;2*ATAN((StereoRes-[.A28])/(2*StereoF))*180/3.14;0)" office:value-type="float" office:value="65.9601384082624">
            <text:p>65.96013841</text:p>
          </table:table-cell>
          <table:table-cell table:style-name="ce11" table:formula="of:=((StereoRes-2*[.A28])*[.B28]/(2*StereoF))-((-StereoRes*[.B28])/(2*StereoF))" office:value-type="float" office:value="30.6">
            <text:p>30.60000000</text:p>
          </table:table-cell>
          <table:table-cell table:number-columns-repeated="252"/>
          <table:table-cell table:style-name="ce2" table:number-columns-repeated="767"/>
        </table:table-row>
        <table:table-row table:style-name="ro2">
          <table:table-cell table:style-name="ce6" office:value-type="float" office:value="3">
            <text:p>3</text:p>
          </table:table-cell>
          <table:table-cell table:style-name="ce11" table:formula="of:=IF([.A29]&lt;StereoRes;(B/100)*StereoF/[.A29];0)" office:value-type="float" office:value="19.6608">
            <text:p>19.66080000</text:p>
          </table:table-cell>
          <table:table-cell table:style-name="ce13" table:formula="of:=IF([.A29]&lt;StereoRes;StereoF*(B/100)*CorrAccuracy/([.A29]*[.A29]);0)" office:value-type="float" office:value="1.31072">
            <text:p>1.3107</text:p>
          </table:table-cell>
          <table:table-cell table:style-name="ce11" table:formula="of:=IF([.A29]&lt;StereoRes;2*ATAN((StereoRes-[.A29])/(2*StereoF))*180/3.14;0)" office:value-type="float" office:value="65.9190786990248">
            <text:p>65.91907870</text:p>
          </table:table-cell>
          <table:table-cell table:style-name="ce11" table:formula="of:=((StereoRes-2*[.A29])*[.B29]/(2*StereoF))-((-StereoRes*[.B29])/(2*StereoF))" office:value-type="float" office:value="25.48">
            <text:p>25.48000000</text:p>
          </table:table-cell>
          <table:table-cell table:number-columns-repeated="252"/>
          <table:table-cell table:style-name="ce2" table:number-columns-repeated="767"/>
        </table:table-row>
        <table:table-row table:style-name="ro2">
          <table:table-cell table:style-name="ce6" office:value-type="float" office:value="3.5">
            <text:p>3.5</text:p>
          </table:table-cell>
          <table:table-cell table:style-name="ce11" table:formula="of:=IF([.A30]&lt;StereoRes;(B/100)*StereoF/[.A30];0)" office:value-type="float" office:value="16.8521142857143">
            <text:p>16.85211429</text:p>
          </table:table-cell>
          <table:table-cell table:style-name="ce13" table:formula="of:=IF([.A30]&lt;StereoRes;StereoF*(B/100)*CorrAccuracy/([.A30]*[.A30]);0)" office:value-type="float" office:value="0.962977959183674">
            <text:p>0.9630</text:p>
          </table:table-cell>
          <table:table-cell table:style-name="ce11" table:formula="of:=IF([.A30]&lt;StereoRes;2*ATAN((StereoRes-[.A30])/(2*StereoF))*180/3.14;0)" office:value-type="float" office:value="65.8779999238252">
            <text:p>65.87799992</text:p>
          </table:table-cell>
          <table:table-cell table:style-name="ce11" table:formula="of:=((StereoRes-2*[.A30])*[.B30]/(2*StereoF))-((-StereoRes*[.B30])/(2*StereoF))" office:value-type="float" office:value="21.8228571428571">
            <text:p>21.82285714</text:p>
          </table:table-cell>
          <table:table-cell table:number-columns-repeated="252"/>
          <table:table-cell table:style-name="ce2" table:number-columns-repeated="767"/>
        </table:table-row>
        <table:table-row table:style-name="ro2">
          <table:table-cell table:style-name="ce6" office:value-type="float" office:value="4">
            <text:p>4</text:p>
          </table:table-cell>
          <table:table-cell table:style-name="ce11" table:formula="of:=IF([.A31]&lt;StereoRes;(B/100)*StereoF/[.A31];0)" office:value-type="float" office:value="14.7456">
            <text:p>14.74560000</text:p>
          </table:table-cell>
          <table:table-cell table:style-name="ce13" table:formula="of:=IF([.A31]&lt;StereoRes;StereoF*(B/100)*CorrAccuracy/([.A31]*[.A31]);0)" office:value-type="float" office:value="0.73728">
            <text:p>0.7373</text:p>
          </table:table-cell>
          <table:table-cell table:style-name="ce11" table:formula="of:=IF([.A31]&lt;StereoRes;2*ATAN((StereoRes-[.A31])/(2*StereoF))*180/3.14;0)" office:value-type="float" office:value="65.8369020799352">
            <text:p>65.83690208</text:p>
          </table:table-cell>
          <table:table-cell table:style-name="ce11" table:formula="of:=((StereoRes-2*[.A31])*[.B31]/(2*StereoF))-((-StereoRes*[.B31])/(2*StereoF))" office:value-type="float" office:value="19.08">
            <text:p>19.08000000</text:p>
          </table:table-cell>
          <table:table-cell table:number-columns-repeated="252"/>
          <table:table-cell table:style-name="ce2" table:number-columns-repeated="767"/>
        </table:table-row>
        <table:table-row table:style-name="ro2">
          <table:table-cell table:style-name="ce6" office:value-type="float" office:value="4.5">
            <text:p>4.5</text:p>
          </table:table-cell>
          <table:table-cell table:style-name="ce11" table:formula="of:=IF([.A32]&lt;StereoRes;(B/100)*StereoF/[.A32];0)" office:value-type="float" office:value="13.1072">
            <text:p>13.10720000</text:p>
          </table:table-cell>
          <table:table-cell table:style-name="ce13" table:formula="of:=IF([.A32]&lt;StereoRes;StereoF*(B/100)*CorrAccuracy/([.A32]*[.A32]);0)" office:value-type="float" office:value="0.582542222222222">
            <text:p>0.5825</text:p>
          </table:table-cell>
          <table:table-cell table:style-name="ce11" table:formula="of:=IF([.A32]&lt;StereoRes;2*ATAN((StereoRes-[.A32])/(2*StereoF))*180/3.14;0)" office:value-type="float" office:value="65.7957851646436">
            <text:p>65.79578516</text:p>
          </table:table-cell>
          <table:table-cell table:style-name="ce11" table:formula="of:=((StereoRes-2*[.A32])*[.B32]/(2*StereoF))-((-StereoRes*[.B32])/(2*StereoF))" office:value-type="float" office:value="16.9466666666667">
            <text:p>16.94666667</text:p>
          </table:table-cell>
          <table:table-cell table:number-columns-repeated="252"/>
          <table:table-cell table:style-name="ce2" table:number-columns-repeated="767"/>
        </table:table-row>
        <table:table-row table:style-name="ro2">
          <table:table-cell table:style-name="ce6" office:value-type="float" office:value="5">
            <text:p>5</text:p>
          </table:table-cell>
          <table:table-cell table:style-name="ce11" table:formula="of:=IF([.A33]&lt;StereoRes;(B/100)*StereoF/[.A33];0)" office:value-type="float" office:value="11.79648">
            <text:p>11.79648000</text:p>
          </table:table-cell>
          <table:table-cell table:style-name="ce13" table:formula="of:=IF([.A33]&lt;StereoRes;StereoF*(B/100)*CorrAccuracy/([.A33]*[.A33]);0)" office:value-type="float" office:value="0.4718592">
            <text:p>0.4719</text:p>
          </table:table-cell>
          <table:table-cell table:style-name="ce11" table:formula="of:=IF([.A33]&lt;StereoRes;2*ATAN((StereoRes-[.A33])/(2*StereoF))*180/3.14;0)" office:value-type="float" office:value="65.754649175256">
            <text:p>65.75464918</text:p>
          </table:table-cell>
          <table:table-cell table:style-name="ce11" table:formula="of:=((StereoRes-2*[.A33])*[.B33]/(2*StereoF))-((-StereoRes*[.B33])/(2*StereoF))" office:value-type="float" office:value="15.24">
            <text:p>15.24000000</text:p>
          </table:table-cell>
          <table:table-cell table:number-columns-repeated="252"/>
          <table:table-cell table:style-name="ce2" table:number-columns-repeated="767"/>
        </table:table-row>
        <table:table-row table:style-name="ro2">
          <table:table-cell table:style-name="ce6" office:value-type="float" office:value="6">
            <text:p>6</text:p>
          </table:table-cell>
          <table:table-cell table:style-name="ce11" table:formula="of:=IF([.A34]&lt;StereoRes;(B/100)*StereoF/[.A34];0)" office:value-type="float" office:value="9.8304">
            <text:p>9.83040000</text:p>
          </table:table-cell>
          <table:table-cell table:style-name="ce13" table:formula="of:=IF([.A34]&lt;StereoRes;StereoF*(B/100)*CorrAccuracy/([.A34]*[.A34]);0)" office:value-type="float" office:value="0.32768">
            <text:p>0.3277</text:p>
          </table:table-cell>
          <table:table-cell table:style-name="ce11" table:formula="of:=IF([.A34]&lt;StereoRes;2*ATAN((StereoRes-[.A34])/(2*StereoF))*180/3.14;0)" office:value-type="float" office:value="65.6723199635021">
            <text:p>65.67231996</text:p>
          </table:table-cell>
          <table:table-cell table:style-name="ce11" table:formula="of:=((StereoRes-2*[.A34])*[.B34]/(2*StereoF))-((-StereoRes*[.B34])/(2*StereoF))" office:value-type="float" office:value="12.68">
            <text:p>12.68000000</text:p>
          </table:table-cell>
          <table:table-cell table:number-columns-repeated="252"/>
          <table:table-cell table:style-name="ce2" table:number-columns-repeated="767"/>
        </table:table-row>
        <table:table-row table:style-name="ro2">
          <table:table-cell table:style-name="ce6" office:value-type="float" office:value="7">
            <text:p>7</text:p>
          </table:table-cell>
          <table:table-cell table:style-name="ce11" table:formula="of:=IF([.A35]&lt;StereoRes;(B/100)*StereoF/[.A35];0)" office:value-type="float" office:value="8.42605714285714">
            <text:p>8.42605714</text:p>
          </table:table-cell>
          <table:table-cell table:style-name="ce13" table:formula="of:=IF([.A35]&lt;StereoRes;StereoF*(B/100)*CorrAccuracy/([.A35]*[.A35]);0)" office:value-type="float" office:value="0.240744489795918">
            <text:p>0.2407</text:p>
          </table:table-cell>
          <table:table-cell table:style-name="ce11" table:formula="of:=IF([.A35]&lt;StereoRes;2*ATAN((StereoRes-[.A35])/(2*StereoF))*180/3.14;0)" office:value-type="float" office:value="65.5899144234633">
            <text:p>65.58991442</text:p>
          </table:table-cell>
          <table:table-cell table:style-name="ce11" table:formula="of:=((StereoRes-2*[.A35])*[.B35]/(2*StereoF))-((-StereoRes*[.B35])/(2*StereoF))" office:value-type="float" office:value="10.8514285714286">
            <text:p>10.85142857</text:p>
          </table:table-cell>
          <table:table-cell table:number-columns-repeated="252"/>
          <table:table-cell table:style-name="ce2" table:number-columns-repeated="767"/>
        </table:table-row>
        <table:table-row table:style-name="ro2">
          <table:table-cell table:style-name="ce6" office:value-type="float" office:value="8">
            <text:p>8</text:p>
          </table:table-cell>
          <table:table-cell table:style-name="ce11" table:formula="of:=IF([.A36]&lt;StereoRes;(B/100)*StereoF/[.A36];0)" office:value-type="float" office:value="7.3728">
            <text:p>7.37280000</text:p>
          </table:table-cell>
          <table:table-cell table:style-name="ce13" table:formula="of:=IF([.A36]&lt;StereoRes;StereoF*(B/100)*CorrAccuracy/([.A36]*[.A36]);0)" office:value-type="float" office:value="0.18432">
            <text:p>0.1843</text:p>
          </table:table-cell>
          <table:table-cell table:style-name="ce11" table:formula="of:=IF([.A36]&lt;StereoRes;2*ATAN((StereoRes-[.A36])/(2*StereoF))*180/3.14;0)" office:value-type="float" office:value="65.5074325342056">
            <text:p>65.50743253</text:p>
          </table:table-cell>
          <table:table-cell table:style-name="ce11" table:formula="of:=((StereoRes-2*[.A36])*[.B36]/(2*StereoF))-((-StereoRes*[.B36])/(2*StereoF))" office:value-type="float" office:value="9.48">
            <text:p>9.48000000</text:p>
          </table:table-cell>
          <table:table-cell table:number-columns-repeated="252"/>
          <table:table-cell table:style-name="ce2" table:number-columns-repeated="767"/>
        </table:table-row>
        <table:table-row table:style-name="ro2">
          <table:table-cell table:style-name="ce6" office:value-type="float" office:value="9">
            <text:p>9</text:p>
          </table:table-cell>
          <table:table-cell table:style-name="ce11" table:formula="of:=IF([.A37]&lt;StereoRes;(B/100)*StereoF/[.A37];0)" office:value-type="float" office:value="6.5536">
            <text:p>6.55360000</text:p>
          </table:table-cell>
          <table:table-cell table:style-name="ce13" table:formula="of:=IF([.A37]&lt;StereoRes;StereoF*(B/100)*CorrAccuracy/([.A37]*[.A37]);0)" office:value-type="float" office:value="0.145635555555556">
            <text:p>0.1456</text:p>
          </table:table-cell>
          <table:table-cell table:style-name="ce11" table:formula="of:=IF([.A37]&lt;StereoRes;2*ATAN((StereoRes-[.A37])/(2*StereoF))*180/3.14;0)" office:value-type="float" office:value="65.4248742750723">
            <text:p>65.42487428</text:p>
          </table:table-cell>
          <table:table-cell table:style-name="ce11" table:formula="of:=((StereoRes-2*[.A37])*[.B37]/(2*StereoF))-((-StereoRes*[.B37])/(2*StereoF))" office:value-type="float" office:value="8.41333333333333">
            <text:p>8.41333333</text:p>
          </table:table-cell>
          <table:table-cell table:number-columns-repeated="252"/>
          <table:table-cell table:style-name="ce2" table:number-columns-repeated="767"/>
        </table:table-row>
        <table:table-row table:style-name="ro2">
          <table:table-cell table:style-name="ce6" office:value-type="float" office:value="10">
            <text:p>10</text:p>
          </table:table-cell>
          <table:table-cell table:style-name="ce11" table:formula="of:=IF([.A38]&lt;StereoRes;(B/100)*StereoF/[.A38];0)" office:value-type="float" office:value="5.89824">
            <text:p>5.89824000</text:p>
          </table:table-cell>
          <table:table-cell table:style-name="ce13" table:formula="of:=IF([.A38]&lt;StereoRes;StereoF*(B/100)*CorrAccuracy/([.A38]*[.A38]);0)" office:value-type="float" office:value="0.1179648">
            <text:p>0.1180</text:p>
          </table:table-cell>
          <table:table-cell table:style-name="ce11" table:formula="of:=IF([.A38]&lt;StereoRes;2*ATAN((StereoRes-[.A38])/(2*StereoF))*180/3.14;0)" office:value-type="float" office:value="65.3422396256852">
            <text:p>65.34223963</text:p>
          </table:table-cell>
          <table:table-cell table:style-name="ce11" table:formula="of:=((StereoRes-2*[.A38])*[.B38]/(2*StereoF))-((-StereoRes*[.B38])/(2*StereoF))" office:value-type="float" office:value="7.56">
            <text:p>7.56000000</text:p>
          </table:table-cell>
          <table:table-cell table:number-columns-repeated="252"/>
          <table:table-cell table:style-name="ce2" table:number-columns-repeated="767"/>
        </table:table-row>
        <table:table-row table:style-name="ro2">
          <table:table-cell table:style-name="ce6" office:value-type="float" office:value="11">
            <text:p>11</text:p>
          </table:table-cell>
          <table:table-cell table:style-name="ce11" table:formula="of:=IF([.A39]&lt;StereoRes;(B/100)*StereoF/[.A39];0)" office:value-type="float" office:value="5.36203636363636">
            <text:p>5.36203636</text:p>
          </table:table-cell>
          <table:table-cell table:style-name="ce13" table:formula="of:=IF([.A39]&lt;StereoRes;StereoF*(B/100)*CorrAccuracy/([.A39]*[.A39]);0)" office:value-type="float" office:value="0.0974915702479339">
            <text:p>0.0975</text:p>
          </table:table-cell>
          <table:table-cell table:style-name="ce11" table:formula="of:=IF([.A39]&lt;StereoRes;2*ATAN((StereoRes-[.A39])/(2*StereoF))*180/3.14;0)" office:value-type="float" office:value="65.259528565946">
            <text:p>65.25952857</text:p>
          </table:table-cell>
          <table:table-cell table:style-name="ce11" table:formula="of:=((StereoRes-2*[.A39])*[.B39]/(2*StereoF))-((-StereoRes*[.B39])/(2*StereoF))" office:value-type="float" office:value="6.86181818181818">
            <text:p>6.86181818</text:p>
          </table:table-cell>
          <table:table-cell table:number-columns-repeated="252"/>
          <table:table-cell table:style-name="ce2" table:number-columns-repeated="767"/>
        </table:table-row>
        <table:table-row table:style-name="ro2">
          <table:table-cell table:style-name="ce6" office:value-type="float" office:value="12">
            <text:p>12</text:p>
          </table:table-cell>
          <table:table-cell table:style-name="ce11" table:formula="of:=IF([.A40]&lt;StereoRes;(B/100)*StereoF/[.A40];0)" office:value-type="float" office:value="4.9152">
            <text:p>4.91520000</text:p>
          </table:table-cell>
          <table:table-cell table:style-name="ce13" table:formula="of:=IF([.A40]&lt;StereoRes;StereoF*(B/100)*CorrAccuracy/([.A40]*[.A40]);0)" office:value-type="float" office:value="0.08192">
            <text:p>0.0819</text:p>
          </table:table-cell>
          <table:table-cell table:style-name="ce11" table:formula="of:=IF([.A40]&lt;StereoRes;2*ATAN((StereoRes-[.A40])/(2*StereoF))*180/3.14;0)" office:value-type="float" office:value="65.176741076037">
            <text:p>65.17674108</text:p>
          </table:table-cell>
          <table:table-cell table:style-name="ce11" table:formula="of:=((StereoRes-2*[.A40])*[.B40]/(2*StereoF))-((-StereoRes*[.B40])/(2*StereoF))" office:value-type="float" office:value="6.28">
            <text:p>6.28000000</text:p>
          </table:table-cell>
          <table:table-cell table:number-columns-repeated="252"/>
          <table:table-cell table:style-name="ce2" table:number-columns-repeated="767"/>
        </table:table-row>
        <table:table-row table:style-name="ro2">
          <table:table-cell table:style-name="ce6" office:value-type="float" office:value="13">
            <text:p>13</text:p>
          </table:table-cell>
          <table:table-cell table:style-name="ce11" table:formula="of:=IF([.A41]&lt;StereoRes;(B/100)*StereoF/[.A41];0)" office:value-type="float" office:value="4.53710769230769">
            <text:p>4.53710769</text:p>
          </table:table-cell>
          <table:table-cell table:style-name="ce13" table:formula="of:=IF([.A41]&lt;StereoRes;StereoF*(B/100)*CorrAccuracy/([.A41]*[.A41]);0)" office:value-type="float" office:value="0.0698016568047337">
            <text:p>0.0698</text:p>
          </table:table-cell>
          <table:table-cell table:style-name="ce11" table:formula="of:=IF([.A41]&lt;StereoRes;2*ATAN((StereoRes-[.A41])/(2*StereoF))*180/3.14;0)" office:value-type="float" office:value="65.0938771364231">
            <text:p>65.09387714</text:p>
          </table:table-cell>
          <table:table-cell table:style-name="ce11" table:formula="of:=((StereoRes-2*[.A41])*[.B41]/(2*StereoF))-((-StereoRes*[.B41])/(2*StereoF))" office:value-type="float" office:value="5.78769230769231">
            <text:p>5.78769231</text:p>
          </table:table-cell>
          <table:table-cell table:number-columns-repeated="252"/>
          <table:table-cell table:style-name="ce2" table:number-columns-repeated="767"/>
        </table:table-row>
        <table:table-row table:style-name="ro2">
          <table:table-cell table:style-name="ce6" office:value-type="float" office:value="14">
            <text:p>14</text:p>
          </table:table-cell>
          <table:table-cell table:style-name="ce11" table:formula="of:=IF([.A42]&lt;StereoRes;(B/100)*StereoF/[.A42];0)" office:value-type="float" office:value="4.21302857142857">
            <text:p>4.21302857</text:p>
          </table:table-cell>
          <table:table-cell table:style-name="ce13" table:formula="of:=IF([.A42]&lt;StereoRes;StereoF*(B/100)*CorrAccuracy/([.A42]*[.A42]);0)" office:value-type="float" office:value="0.0601861224489796">
            <text:p>0.0602</text:p>
          </table:table-cell>
          <table:table-cell table:style-name="ce11" table:formula="of:=IF([.A42]&lt;StereoRes;2*ATAN((StereoRes-[.A42])/(2*StereoF))*180/3.14;0)" office:value-type="float" office:value="65.0109367278523">
            <text:p>65.01093673</text:p>
          </table:table-cell>
          <table:table-cell table:style-name="ce11" table:formula="of:=((StereoRes-2*[.A42])*[.B42]/(2*StereoF))-((-StereoRes*[.B42])/(2*StereoF))" office:value-type="float" office:value="5.36571428571429">
            <text:p>5.36571429</text:p>
          </table:table-cell>
          <table:table-cell table:number-columns-repeated="252"/>
          <table:table-cell table:style-name="ce2" table:number-columns-repeated="767"/>
        </table:table-row>
        <table:table-row table:style-name="ro2">
          <table:table-cell table:style-name="ce6" office:value-type="float" office:value="15">
            <text:p>15</text:p>
          </table:table-cell>
          <table:table-cell table:style-name="ce11" table:formula="of:=IF([.A43]&lt;StereoRes;(B/100)*StereoF/[.A43];0)" office:value-type="float" office:value="3.93216">
            <text:p>3.93216000</text:p>
          </table:table-cell>
          <table:table-cell table:style-name="ce13" table:formula="of:=IF([.A43]&lt;StereoRes;StereoF*(B/100)*CorrAccuracy/([.A43]*[.A43]);0)" office:value-type="float" office:value="0.0524288">
            <text:p>0.0524</text:p>
          </table:table-cell>
          <table:table-cell table:style-name="ce11" table:formula="of:=IF([.A43]&lt;StereoRes;2*ATAN((StereoRes-[.A43])/(2*StereoF))*180/3.14;0)" office:value-type="float" office:value="64.9279198313573">
            <text:p>64.92791983</text:p>
          </table:table-cell>
          <table:table-cell table:style-name="ce11" table:formula="of:=((StereoRes-2*[.A43])*[.B43]/(2*StereoF))-((-StereoRes*[.B43])/(2*StereoF))" office:value-type="float" office:value="5">
            <text:p>5.00000000</text:p>
          </table:table-cell>
          <table:table-cell table:number-columns-repeated="252"/>
          <table:table-cell table:style-name="ce2" table:number-columns-repeated="767"/>
        </table:table-row>
        <table:table-row table:style-name="ro2">
          <table:table-cell table:style-name="ce6" office:value-type="float" office:value="16">
            <text:p>16</text:p>
          </table:table-cell>
          <table:table-cell table:style-name="ce11" table:formula="of:=IF([.A44]&lt;StereoRes;(B/100)*StereoF/[.A44];0)" office:value-type="float" office:value="3.6864">
            <text:p>3.68640000</text:p>
          </table:table-cell>
          <table:table-cell table:style-name="ce13" table:formula="of:=IF([.A44]&lt;StereoRes;StereoF*(B/100)*CorrAccuracy/([.A44]*[.A44]);0)" office:value-type="float" office:value="0.04608">
            <text:p>0.0461</text:p>
          </table:table-cell>
          <table:table-cell table:style-name="ce11" table:formula="of:=IF([.A44]&lt;StereoRes;2*ATAN((StereoRes-[.A44])/(2*StereoF))*180/3.14;0)" office:value-type="float" office:value="64.8448264282567">
            <text:p>64.84482643</text:p>
          </table:table-cell>
          <table:table-cell table:style-name="ce11" table:formula="of:=((StereoRes-2*[.A44])*[.B44]/(2*StereoF))-((-StereoRes*[.B44])/(2*StereoF))" office:value-type="float" office:value="4.68">
            <text:p>4.68000000</text:p>
          </table:table-cell>
          <table:table-cell table:number-columns-repeated="252"/>
          <table:table-cell table:style-name="ce2" table:number-columns-repeated="767"/>
        </table:table-row>
        <table:table-row table:style-name="ro2">
          <table:table-cell table:style-name="ce6" office:value-type="float" office:value="17">
            <text:p>17</text:p>
          </table:table-cell>
          <table:table-cell table:style-name="ce11" table:formula="of:=IF([.A45]&lt;StereoRes;(B/100)*StereoF/[.A45];0)" office:value-type="float" office:value="3.46955294117647">
            <text:p>3.46955294</text:p>
          </table:table-cell>
          <table:table-cell table:style-name="ce13" table:formula="of:=IF([.A45]&lt;StereoRes;StereoF*(B/100)*CorrAccuracy/([.A45]*[.A45]);0)" office:value-type="float" office:value="0.0408182698961938">
            <text:p>0.0408</text:p>
          </table:table-cell>
          <table:table-cell table:style-name="ce11" table:formula="of:=IF([.A45]&lt;StereoRes;2*ATAN((StereoRes-[.A45])/(2*StereoF))*180/3.14;0)" office:value-type="float" office:value="64.7616565001559">
            <text:p>64.76165650</text:p>
          </table:table-cell>
          <table:table-cell table:style-name="ce11" table:formula="of:=((StereoRes-2*[.A45])*[.B45]/(2*StereoF))-((-StereoRes*[.B45])/(2*StereoF))" office:value-type="float" office:value="4.39764705882353">
            <text:p>4.39764706</text:p>
          </table:table-cell>
          <table:table-cell table:number-columns-repeated="252"/>
          <table:table-cell table:style-name="ce2" table:number-columns-repeated="767"/>
        </table:table-row>
        <table:table-row table:style-name="ro2">
          <table:table-cell table:style-name="ce6" office:value-type="float" office:value="18">
            <text:p>18</text:p>
          </table:table-cell>
          <table:table-cell table:style-name="ce11" table:formula="of:=IF([.A46]&lt;StereoRes;(B/100)*StereoF/[.A46];0)" office:value-type="float" office:value="3.2768">
            <text:p>3.27680000</text:p>
          </table:table-cell>
          <table:table-cell table:style-name="ce13" table:formula="of:=IF([.A46]&lt;StereoRes;StereoF*(B/100)*CorrAccuracy/([.A46]*[.A46]);0)" office:value-type="float" office:value="0.0364088888888889">
            <text:p>0.0364</text:p>
          </table:table-cell>
          <table:table-cell table:style-name="ce11" table:formula="of:=IF([.A46]&lt;StereoRes;2*ATAN((StereoRes-[.A46])/(2*StereoF))*180/3.14;0)" office:value-type="float" office:value="64.6784100289489">
            <text:p>64.67841003</text:p>
          </table:table-cell>
          <table:table-cell table:style-name="ce11" table:formula="of:=((StereoRes-2*[.A46])*[.B46]/(2*StereoF))-((-StereoRes*[.B46])/(2*StereoF))" office:value-type="float" office:value="4.14666666666667">
            <text:p>4.14666667</text:p>
          </table:table-cell>
          <table:table-cell table:number-columns-repeated="252"/>
          <table:table-cell table:style-name="ce2" table:number-columns-repeated="767"/>
        </table:table-row>
        <table:table-row table:style-name="ro2">
          <table:table-cell table:style-name="ce6" office:value-type="float" office:value="19">
            <text:p>19</text:p>
          </table:table-cell>
          <table:table-cell table:style-name="ce11" table:formula="of:=IF([.A47]&lt;StereoRes;(B/100)*StereoF/[.A47];0)" office:value-type="float" office:value="3.10433684210526">
            <text:p>3.10433684</text:p>
          </table:table-cell>
          <table:table-cell table:style-name="ce13" table:formula="of:=IF([.A47]&lt;StereoRes;StereoF*(B/100)*CorrAccuracy/([.A47]*[.A47]);0)" office:value-type="float" office:value="0.0326772299168975">
            <text:p>0.0327</text:p>
          </table:table-cell>
          <table:table-cell table:style-name="ce11" table:formula="of:=IF([.A47]&lt;StereoRes;2*ATAN((StereoRes-[.A47])/(2*StereoF))*180/3.14;0)" office:value-type="float" office:value="64.595086996819">
            <text:p>64.59508700</text:p>
          </table:table-cell>
          <table:table-cell table:style-name="ce11" table:formula="of:=((StereoRes-2*[.A47])*[.B47]/(2*StereoF))-((-StereoRes*[.B47])/(2*StereoF))" office:value-type="float" office:value="3.92210526315789">
            <text:p>3.92210526</text:p>
          </table:table-cell>
          <table:table-cell table:number-columns-repeated="252"/>
          <table:table-cell table:style-name="ce2" table:number-columns-repeated="767"/>
        </table:table-row>
        <table:table-row table:style-name="ro2">
          <table:table-cell table:style-name="ce6" office:value-type="float" office:value="20">
            <text:p>20</text:p>
          </table:table-cell>
          <table:table-cell table:style-name="ce11" table:formula="of:=IF([.A48]&lt;StereoRes;(B/100)*StereoF/[.A48];0)" office:value-type="float" office:value="2.94912">
            <text:p>2.94912000</text:p>
          </table:table-cell>
          <table:table-cell table:style-name="ce13" table:formula="of:=IF([.A48]&lt;StereoRes;StereoF*(B/100)*CorrAccuracy/([.A48]*[.A48]);0)" office:value-type="float" office:value="0.0294912">
            <text:p>0.0295</text:p>
          </table:table-cell>
          <table:table-cell table:style-name="ce11" table:formula="of:=IF([.A48]&lt;StereoRes;2*ATAN((StereoRes-[.A48])/(2*StereoF))*180/3.14;0)" office:value-type="float" office:value="64.5116873862402">
            <text:p>64.51168739</text:p>
          </table:table-cell>
          <table:table-cell table:style-name="ce11" table:formula="of:=((StereoRes-2*[.A48])*[.B48]/(2*StereoF))-((-StereoRes*[.B48])/(2*StereoF))" office:value-type="float" office:value="3.72">
            <text:p>3.72000000</text:p>
          </table:table-cell>
          <table:table-cell table:number-columns-repeated="252"/>
          <table:table-cell table:style-name="ce2" table:number-columns-repeated="767"/>
        </table:table-row>
        <table:table-row table:style-name="ro2">
          <table:table-cell table:style-name="ce6" office:value-type="float" office:value="21">
            <text:p>21</text:p>
          </table:table-cell>
          <table:table-cell table:style-name="ce11" table:formula="of:=IF([.A49]&lt;StereoRes;(B/100)*StereoF/[.A49];0)" office:value-type="float" office:value="2.80868571428571">
            <text:p>2.80868571</text:p>
          </table:table-cell>
          <table:table-cell table:style-name="ce13" table:formula="of:=IF([.A49]&lt;StereoRes;StereoF*(B/100)*CorrAccuracy/([.A49]*[.A49]);0)" office:value-type="float" office:value="0.026749387755102">
            <text:p>0.0267</text:p>
          </table:table-cell>
          <table:table-cell table:style-name="ce11" table:formula="of:=IF([.A49]&lt;StereoRes;2*ATAN((StereoRes-[.A49])/(2*StereoF))*180/3.14;0)" office:value-type="float" office:value="64.4282111799785">
            <text:p>64.42821118</text:p>
          </table:table-cell>
          <table:table-cell table:style-name="ce11" table:formula="of:=((StereoRes-2*[.A49])*[.B49]/(2*StereoF))-((-StereoRes*[.B49])/(2*StereoF))" office:value-type="float" office:value="3.53714285714286">
            <text:p>3.53714286</text:p>
          </table:table-cell>
          <table:table-cell table:number-columns-repeated="252"/>
          <table:table-cell table:style-name="ce2" table:number-columns-repeated="767"/>
        </table:table-row>
        <table:table-row table:style-name="ro2">
          <table:table-cell table:style-name="ce6" office:value-type="float" office:value="22">
            <text:p>22</text:p>
          </table:table-cell>
          <table:table-cell table:style-name="ce11" table:formula="of:=IF([.A50]&lt;StereoRes;(B/100)*StereoF/[.A50];0)" office:value-type="float" office:value="2.68101818181818">
            <text:p>2.68101818</text:p>
          </table:table-cell>
          <table:table-cell table:style-name="ce13" table:formula="of:=IF([.A50]&lt;StereoRes;StereoF*(B/100)*CorrAccuracy/([.A50]*[.A50]);0)" office:value-type="float" office:value="0.0243728925619835">
            <text:p>0.0244</text:p>
          </table:table-cell>
          <table:table-cell table:style-name="ce11" table:formula="of:=IF([.A50]&lt;StereoRes;2*ATAN((StereoRes-[.A50])/(2*StereoF))*180/3.14;0)" office:value-type="float" office:value="64.3446583610931">
            <text:p>64.34465836</text:p>
          </table:table-cell>
          <table:table-cell table:style-name="ce11" table:formula="of:=((StereoRes-2*[.A50])*[.B50]/(2*StereoF))-((-StereoRes*[.B50])/(2*StereoF))" office:value-type="float" office:value="3.37090909090909">
            <text:p>3.37090909</text:p>
          </table:table-cell>
          <table:table-cell table:number-columns-repeated="252"/>
          <table:table-cell table:style-name="ce2" table:number-columns-repeated="767"/>
        </table:table-row>
        <table:table-row table:style-name="ro2">
          <table:table-cell table:style-name="ce6" office:value-type="float" office:value="23">
            <text:p>23</text:p>
          </table:table-cell>
          <table:table-cell table:style-name="ce11" table:formula="of:=IF([.A51]&lt;StereoRes;(B/100)*StereoF/[.A51];0)" office:value-type="float" office:value="2.56445217391304">
            <text:p>2.56445217</text:p>
          </table:table-cell>
          <table:table-cell table:style-name="ce13" table:formula="of:=IF([.A51]&lt;StereoRes;StereoF*(B/100)*CorrAccuracy/([.A51]*[.A51]);0)" office:value-type="float" office:value="0.022299584120983">
            <text:p>0.0223</text:p>
          </table:table-cell>
          <table:table-cell table:style-name="ce11" table:formula="of:=IF([.A51]&lt;StereoRes;2*ATAN((StereoRes-[.A51])/(2*StereoF))*180/3.14;0)" office:value-type="float" office:value="64.2610289129376">
            <text:p>64.26102891</text:p>
          </table:table-cell>
          <table:table-cell table:style-name="ce11" table:formula="of:=((StereoRes-2*[.A51])*[.B51]/(2*StereoF))-((-StereoRes*[.B51])/(2*StereoF))" office:value-type="float" office:value="3.21913043478261">
            <text:p>3.21913043</text:p>
          </table:table-cell>
          <table:table-cell table:number-columns-repeated="252"/>
          <table:table-cell table:style-name="ce2" table:number-columns-repeated="767"/>
        </table:table-row>
        <table:table-row table:style-name="ro2">
          <table:table-cell table:style-name="ce6" office:value-type="float" office:value="24">
            <text:p>24</text:p>
          </table:table-cell>
          <table:table-cell table:style-name="ce11" table:formula="of:=IF([.A52]&lt;StereoRes;(B/100)*StereoF/[.A52];0)" office:value-type="float" office:value="2.4576">
            <text:p>2.45760000</text:p>
          </table:table-cell>
          <table:table-cell table:style-name="ce13" table:formula="of:=IF([.A52]&lt;StereoRes;StereoF*(B/100)*CorrAccuracy/([.A52]*[.A52]);0)" office:value-type="float" office:value="0.02048">
            <text:p>0.0205</text:p>
          </table:table-cell>
          <table:table-cell table:style-name="ce11" table:formula="of:=IF([.A52]&lt;StereoRes;2*ATAN((StereoRes-[.A52])/(2*StereoF))*180/3.14;0)" office:value-type="float" office:value="64.1773228191612">
            <text:p>64.17732282</text:p>
          </table:table-cell>
          <table:table-cell table:style-name="ce11" table:formula="of:=((StereoRes-2*[.A52])*[.B52]/(2*StereoF))-((-StereoRes*[.B52])/(2*StereoF))" office:value-type="float" office:value="3.08">
            <text:p>3.08000000</text:p>
          </table:table-cell>
          <table:table-cell table:number-columns-repeated="252"/>
          <table:table-cell table:style-name="ce2" table:number-columns-repeated="767"/>
        </table:table-row>
        <table:table-row table:style-name="ro2">
          <table:table-cell table:style-name="ce6" office:value-type="float" office:value="25">
            <text:p>25</text:p>
          </table:table-cell>
          <table:table-cell table:style-name="ce11" table:formula="of:=IF([.A53]&lt;StereoRes;(B/100)*StereoF/[.A53];0)" office:value-type="float" office:value="2.359296">
            <text:p>2.35929600</text:p>
          </table:table-cell>
          <table:table-cell table:style-name="ce13" table:formula="of:=IF([.A53]&lt;StereoRes;StereoF*(B/100)*CorrAccuracy/([.A53]*[.A53]);0)" office:value-type="float" office:value="0.018874368">
            <text:p>0.0189</text:p>
          </table:table-cell>
          <table:table-cell table:style-name="ce11" table:formula="of:=IF([.A53]&lt;StereoRes;2*ATAN((StereoRes-[.A53])/(2*StereoF))*180/3.14;0)" office:value-type="float" office:value="64.0935400637099">
            <text:p>64.09354006</text:p>
          </table:table-cell>
          <table:table-cell table:style-name="ce11" table:formula="of:=((StereoRes-2*[.A53])*[.B53]/(2*StereoF))-((-StereoRes*[.B53])/(2*StereoF))" office:value-type="float" office:value="2.952">
            <text:p>2.95200000</text:p>
          </table:table-cell>
          <table:table-cell table:number-columns-repeated="252"/>
          <table:table-cell table:style-name="ce2" table:number-columns-repeated="767"/>
        </table:table-row>
        <table:table-row table:style-name="ro2">
          <table:table-cell table:style-name="ce6" office:value-type="float" office:value="26">
            <text:p>26</text:p>
          </table:table-cell>
          <table:table-cell table:style-name="ce11" table:formula="of:=IF([.A54]&lt;StereoRes;(B/100)*StereoF/[.A54];0)" office:value-type="float" office:value="2.26855384615385">
            <text:p>2.26855385</text:p>
          </table:table-cell>
          <table:table-cell table:style-name="ce13" table:formula="of:=IF([.A54]&lt;StereoRes;StereoF*(B/100)*CorrAccuracy/([.A54]*[.A54]);0)" office:value-type="float" office:value="0.0174504142011834">
            <text:p>0.0175</text:p>
          </table:table-cell>
          <table:table-cell table:style-name="ce11" table:formula="of:=IF([.A54]&lt;StereoRes;2*ATAN((StereoRes-[.A54])/(2*StereoF))*180/3.14;0)" office:value-type="float" office:value="64.0096806308279">
            <text:p>64.00968063</text:p>
          </table:table-cell>
          <table:table-cell table:style-name="ce11" table:formula="of:=((StereoRes-2*[.A54])*[.B54]/(2*StereoF))-((-StereoRes*[.B54])/(2*StereoF))" office:value-type="float" office:value="2.83384615384615">
            <text:p>2.83384615</text:p>
          </table:table-cell>
          <table:table-cell table:number-columns-repeated="252"/>
          <table:table-cell table:style-name="ce2" table:number-columns-repeated="767"/>
        </table:table-row>
        <table:table-row table:style-name="ro2">
          <table:table-cell table:style-name="ce6" office:value-type="float" office:value="27">
            <text:p>27</text:p>
          </table:table-cell>
          <table:table-cell table:style-name="ce11" table:formula="of:=IF([.A55]&lt;StereoRes;(B/100)*StereoF/[.A55];0)" office:value-type="float" office:value="2.18453333333333">
            <text:p>2.18453333</text:p>
          </table:table-cell>
          <table:table-cell table:style-name="ce13" table:formula="of:=IF([.A55]&lt;StereoRes;StereoF*(B/100)*CorrAccuracy/([.A55]*[.A55]);0)" office:value-type="float" office:value="0.0161817283950617">
            <text:p>0.0162</text:p>
          </table:table-cell>
          <table:table-cell table:style-name="ce11" table:formula="of:=IF([.A55]&lt;StereoRes;2*ATAN((StereoRes-[.A55])/(2*StereoF))*180/3.14;0)" office:value-type="float" office:value="63.9257445050587">
            <text:p>63.92574451</text:p>
          </table:table-cell>
          <table:table-cell table:style-name="ce11" table:formula="of:=((StereoRes-2*[.A55])*[.B55]/(2*StereoF))-((-StereoRes*[.B55])/(2*StereoF))" office:value-type="float" office:value="2.72444444444444">
            <text:p>2.72444444</text:p>
          </table:table-cell>
          <table:table-cell table:number-columns-repeated="252"/>
          <table:table-cell table:style-name="ce2" table:number-columns-repeated="767"/>
        </table:table-row>
        <table:table-row table:style-name="ro2">
          <table:table-cell table:style-name="ce6" office:value-type="float" office:value="28">
            <text:p>28</text:p>
          </table:table-cell>
          <table:table-cell table:style-name="ce11" table:formula="of:=IF([.A56]&lt;StereoRes;(B/100)*StereoF/[.A56];0)" office:value-type="float" office:value="2.10651428571429">
            <text:p>2.10651429</text:p>
          </table:table-cell>
          <table:table-cell table:style-name="ce13" table:formula="of:=IF([.A56]&lt;StereoRes;StereoF*(B/100)*CorrAccuracy/([.A56]*[.A56]);0)" office:value-type="float" office:value="0.0150465306122449">
            <text:p>0.0150</text:p>
          </table:table-cell>
          <table:table-cell table:style-name="ce11" table:formula="of:=IF([.A56]&lt;StereoRes;2*ATAN((StereoRes-[.A56])/(2*StereoF))*180/3.14;0)" office:value-type="float" office:value="63.8417316712464">
            <text:p>63.84173167</text:p>
          </table:table-cell>
          <table:table-cell table:style-name="ce11" table:formula="of:=((StereoRes-2*[.A56])*[.B56]/(2*StereoF))-((-StereoRes*[.B56])/(2*StereoF))" office:value-type="float" office:value="2.62285714285714">
            <text:p>2.62285714</text:p>
          </table:table-cell>
          <table:table-cell table:number-columns-repeated="252"/>
          <table:table-cell table:style-name="ce2" table:number-columns-repeated="767"/>
        </table:table-row>
        <table:table-row table:style-name="ro2">
          <table:table-cell table:style-name="ce6" office:value-type="float" office:value="29">
            <text:p>29</text:p>
          </table:table-cell>
          <table:table-cell table:style-name="ce11" table:formula="of:=IF([.A57]&lt;StereoRes;(B/100)*StereoF/[.A57];0)" office:value-type="float" office:value="2.03387586206897">
            <text:p>2.03387586</text:p>
          </table:table-cell>
          <table:table-cell table:style-name="ce13" table:formula="of:=IF([.A57]&lt;StereoRes;StereoF*(B/100)*CorrAccuracy/([.A57]*[.A57]);0)" office:value-type="float" office:value="0.0140267300832342">
            <text:p>0.0140</text:p>
          </table:table-cell>
          <table:table-cell table:style-name="ce11" table:formula="of:=IF([.A57]&lt;StereoRes;2*ATAN((StereoRes-[.A57])/(2*StereoF))*180/3.14;0)" office:value-type="float" office:value="63.7576421145368">
            <text:p>63.75764211</text:p>
          </table:table-cell>
          <table:table-cell table:style-name="ce11" table:formula="of:=((StereoRes-2*[.A57])*[.B57]/(2*StereoF))-((-StereoRes*[.B57])/(2*StereoF))" office:value-type="float" office:value="2.52827586206897">
            <text:p>2.52827586</text:p>
          </table:table-cell>
          <table:table-cell table:number-columns-repeated="252"/>
          <table:table-cell table:style-name="ce2" table:number-columns-repeated="767"/>
        </table:table-row>
        <table:table-row table:style-name="ro2">
          <table:table-cell table:style-name="ce6" office:value-type="float" office:value="30">
            <text:p>30</text:p>
          </table:table-cell>
          <table:table-cell table:style-name="ce11" table:formula="of:=IF([.A58]&lt;StereoRes;(B/100)*StereoF/[.A58];0)" office:value-type="float" office:value="1.96608">
            <text:p>1.96608000</text:p>
          </table:table-cell>
          <table:table-cell table:style-name="ce13" table:formula="of:=IF([.A58]&lt;StereoRes;StereoF*(B/100)*CorrAccuracy/([.A58]*[.A58]);0)" office:value-type="float" office:value="0.0131072">
            <text:p>0.0131</text:p>
          </table:table-cell>
          <table:table-cell table:style-name="ce11" table:formula="of:=IF([.A58]&lt;StereoRes;2*ATAN((StereoRes-[.A58])/(2*StereoF))*180/3.14;0)" office:value-type="float" office:value="63.6734758203788">
            <text:p>63.67347582</text:p>
          </table:table-cell>
          <table:table-cell table:style-name="ce11" table:formula="of:=((StereoRes-2*[.A58])*[.B58]/(2*StereoF))-((-StereoRes*[.B58])/(2*StereoF))" office:value-type="float" office:value="2.44">
            <text:p>2.44000000</text:p>
          </table:table-cell>
          <table:table-cell table:number-columns-repeated="252"/>
          <table:table-cell table:style-name="ce2" table:number-columns-repeated="767"/>
        </table:table-row>
        <table:table-row table:style-name="ro2">
          <table:table-cell table:style-name="ce6" office:value-type="float" office:value="31">
            <text:p>31</text:p>
          </table:table-cell>
          <table:table-cell table:style-name="ce11" table:formula="of:=IF([.A59]&lt;StereoRes;(B/100)*StereoF/[.A59];0)" office:value-type="float" office:value="1.90265806451613">
            <text:p>1.90265806</text:p>
          </table:table-cell>
          <table:table-cell table:style-name="ce13" table:formula="of:=IF([.A59]&lt;StereoRes;StereoF*(B/100)*CorrAccuracy/([.A59]*[.A59]);0)" office:value-type="float" office:value="0.0122752133194589">
            <text:p>0.0123</text:p>
          </table:table-cell>
          <table:table-cell table:style-name="ce11" table:formula="of:=IF([.A59]&lt;StereoRes;2*ATAN((StereoRes-[.A59])/(2*StereoF))*180/3.14;0)" office:value-type="float" office:value="63.5892327745257">
            <text:p>63.58923277</text:p>
          </table:table-cell>
          <table:table-cell table:style-name="ce11" table:formula="of:=((StereoRes-2*[.A59])*[.B59]/(2*StereoF))-((-StereoRes*[.B59])/(2*StereoF))" office:value-type="float" office:value="2.35741935483871">
            <text:p>2.35741935</text:p>
          </table:table-cell>
          <table:table-cell table:number-columns-repeated="252"/>
          <table:table-cell table:style-name="ce2" table:number-columns-repeated="767"/>
        </table:table-row>
        <table:table-row table:style-name="ro2">
          <table:table-cell table:style-name="ce6" office:value-type="float" office:value="32">
            <text:p>32</text:p>
          </table:table-cell>
          <table:table-cell table:style-name="ce11" table:formula="of:=IF([.A60]&lt;StereoRes;(B/100)*StereoF/[.A60];0)" office:value-type="float" office:value="1.8432">
            <text:p>1.84320000</text:p>
          </table:table-cell>
          <table:table-cell table:style-name="ce13" table:formula="of:=IF([.A60]&lt;StereoRes;StereoF*(B/100)*CorrAccuracy/([.A60]*[.A60]);0)" office:value-type="float" office:value="0.01152">
            <text:p>0.0115</text:p>
          </table:table-cell>
          <table:table-cell table:style-name="ce11" table:formula="of:=IF([.A60]&lt;StereoRes;2*ATAN((StereoRes-[.A60])/(2*StereoF))*180/3.14;0)" office:value-type="float" office:value="63.504912963036">
            <text:p>63.50491296</text:p>
          </table:table-cell>
          <table:table-cell table:style-name="ce11" table:formula="of:=((StereoRes-2*[.A60])*[.B60]/(2*StereoF))-((-StereoRes*[.B60])/(2*StereoF))" office:value-type="float" office:value="2.28">
            <text:p>2.28000000</text:p>
          </table:table-cell>
          <table:table-cell table:number-columns-repeated="252"/>
          <table:table-cell table:style-name="ce2" table:number-columns-repeated="767"/>
        </table:table-row>
        <table:table-row table:style-name="ro2">
          <table:table-cell table:style-name="ce6" office:value-type="float" office:value="33">
            <text:p>33</text:p>
          </table:table-cell>
          <table:table-cell table:style-name="ce11" table:formula="of:=IF([.A61]&lt;StereoRes;(B/100)*StereoF/[.A61];0)" office:value-type="float" office:value="1.78734545454545">
            <text:p>1.78734545</text:p>
          </table:table-cell>
          <table:table-cell table:style-name="ce13" table:formula="of:=IF([.A61]&lt;StereoRes;StereoF*(B/100)*CorrAccuracy/([.A61]*[.A61]);0)" office:value-type="float" office:value="0.0108323966942149">
            <text:p>0.0108</text:p>
          </table:table-cell>
          <table:table-cell table:style-name="ce11" table:formula="of:=IF([.A61]&lt;StereoRes;2*ATAN((StereoRes-[.A61])/(2*StereoF))*180/3.14;0)" office:value-type="float" office:value="63.4205163722753">
            <text:p>63.42051637</text:p>
          </table:table-cell>
          <table:table-cell table:style-name="ce11" table:formula="of:=((StereoRes-2*[.A61])*[.B61]/(2*StereoF))-((-StereoRes*[.B61])/(2*StereoF))" office:value-type="float" office:value="2.20727272727273">
            <text:p>2.20727273</text:p>
          </table:table-cell>
          <table:table-cell table:number-columns-repeated="252"/>
          <table:table-cell table:style-name="ce2" table:number-columns-repeated="767"/>
        </table:table-row>
        <table:table-row table:style-name="ro2">
          <table:table-cell table:style-name="ce6" office:value-type="float" office:value="34">
            <text:p>34</text:p>
          </table:table-cell>
          <table:table-cell table:style-name="ce11" table:formula="of:=IF([.A62]&lt;StereoRes;(B/100)*StereoF/[.A62];0)" office:value-type="float" office:value="1.73477647058824">
            <text:p>1.73477647</text:p>
          </table:table-cell>
          <table:table-cell table:style-name="ce13" table:formula="of:=IF([.A62]&lt;StereoRes;StereoF*(B/100)*CorrAccuracy/([.A62]*[.A62]);0)" office:value-type="float" office:value="0.0102045674740484">
            <text:p>0.0102</text:p>
          </table:table-cell>
          <table:table-cell table:style-name="ce11" table:formula="of:=IF([.A62]&lt;StereoRes;2*ATAN((StereoRes-[.A62])/(2*StereoF))*180/3.14;0)" office:value-type="float" office:value="63.3360429889169">
            <text:p>63.33604299</text:p>
          </table:table-cell>
          <table:table-cell table:style-name="ce11" table:formula="of:=((StereoRes-2*[.A62])*[.B62]/(2*StereoF))-((-StereoRes*[.B62])/(2*StereoF))" office:value-type="float" office:value="2.13882352941176">
            <text:p>2.13882353</text:p>
          </table:table-cell>
          <table:table-cell table:number-columns-repeated="252"/>
          <table:table-cell table:style-name="ce2" table:number-columns-repeated="767"/>
        </table:table-row>
        <table:table-row table:style-name="ro2">
          <table:table-cell table:style-name="ce6" office:value-type="float" office:value="35">
            <text:p>35</text:p>
          </table:table-cell>
          <table:table-cell table:style-name="ce11" table:formula="of:=IF([.A63]&lt;StereoRes;(B/100)*StereoF/[.A63];0)" office:value-type="float" office:value="1.68521142857143">
            <text:p>1.68521143</text:p>
          </table:table-cell>
          <table:table-cell table:style-name="ce13" table:formula="of:=IF([.A63]&lt;StereoRes;StereoF*(B/100)*CorrAccuracy/([.A63]*[.A63]);0)" office:value-type="float" office:value="0.00962977959183674">
            <text:p>0.0096</text:p>
          </table:table-cell>
          <table:table-cell table:style-name="ce11" table:formula="of:=IF([.A63]&lt;StereoRes;2*ATAN((StereoRes-[.A63])/(2*StereoF))*180/3.14;0)" office:value-type="float" office:value="63.2514927999437">
            <text:p>63.25149280</text:p>
          </table:table-cell>
          <table:table-cell table:style-name="ce11" table:formula="of:=((StereoRes-2*[.A63])*[.B63]/(2*StereoF))-((-StereoRes*[.B63])/(2*StereoF))" office:value-type="float" office:value="2.07428571428571">
            <text:p>2.07428571</text:p>
          </table:table-cell>
          <table:table-cell table:number-columns-repeated="252"/>
          <table:table-cell table:style-name="ce2" table:number-columns-repeated="767"/>
        </table:table-row>
        <table:table-row table:style-name="ro2">
          <table:table-cell table:style-name="ce6" office:value-type="float" office:value="36">
            <text:p>36</text:p>
          </table:table-cell>
          <table:table-cell table:style-name="ce11" table:formula="of:=IF([.A64]&lt;StereoRes;(B/100)*StereoF/[.A64];0)" office:value-type="float" office:value="1.6384">
            <text:p>1.63840000</text:p>
          </table:table-cell>
          <table:table-cell table:style-name="ce13" table:formula="of:=IF([.A64]&lt;StereoRes;StereoF*(B/100)*CorrAccuracy/([.A64]*[.A64]);0)" office:value-type="float" office:value="0.00910222222222222">
            <text:p>0.0091</text:p>
          </table:table-cell>
          <table:table-cell table:style-name="ce11" table:formula="of:=IF([.A64]&lt;StereoRes;2*ATAN((StereoRes-[.A64])/(2*StereoF))*180/3.14;0)" office:value-type="float" office:value="63.1668657926487">
            <text:p>63.16686579</text:p>
          </table:table-cell>
          <table:table-cell table:style-name="ce11" table:formula="of:=((StereoRes-2*[.A64])*[.B64]/(2*StereoF))-((-StereoRes*[.B64])/(2*StereoF))" office:value-type="float" office:value="2.01333333333333">
            <text:p>2.01333333</text:p>
          </table:table-cell>
          <table:table-cell table:number-columns-repeated="252"/>
          <table:table-cell table:style-name="ce2" table:number-columns-repeated="767"/>
        </table:table-row>
        <table:table-row table:style-name="ro2">
          <table:table-cell table:style-name="ce6" office:value-type="float" office:value="37">
            <text:p>37</text:p>
          </table:table-cell>
          <table:table-cell table:style-name="ce11" table:formula="of:=IF([.A65]&lt;StereoRes;(B/100)*StereoF/[.A65];0)" office:value-type="float" office:value="1.59411891891892">
            <text:p>1.59411892</text:p>
          </table:table-cell>
          <table:table-cell table:style-name="ce13" table:formula="of:=IF([.A65]&lt;StereoRes;StereoF*(B/100)*CorrAccuracy/([.A65]*[.A65]);0)" office:value-type="float" office:value="0.00861685902118335">
            <text:p>0.0086</text:p>
          </table:table-cell>
          <table:table-cell table:style-name="ce11" table:formula="of:=IF([.A65]&lt;StereoRes;2*ATAN((StereoRes-[.A65])/(2*StereoF))*180/3.14;0)" office:value-type="float" office:value="63.082161954637">
            <text:p>63.08216195</text:p>
          </table:table-cell>
          <table:table-cell table:style-name="ce11" table:formula="of:=((StereoRes-2*[.A65])*[.B65]/(2*StereoF))-((-StereoRes*[.B65])/(2*StereoF))" office:value-type="float" office:value="1.95567567567568">
            <text:p>1.95567568</text:p>
          </table:table-cell>
          <table:table-cell table:number-columns-repeated="252"/>
          <table:table-cell table:style-name="ce2" table:number-columns-repeated="767"/>
        </table:table-row>
        <table:table-row table:style-name="ro2">
          <table:table-cell table:style-name="ce6" office:value-type="float" office:value="38">
            <text:p>38</text:p>
          </table:table-cell>
          <table:table-cell table:style-name="ce11" table:formula="of:=IF([.A66]&lt;StereoRes;(B/100)*StereoF/[.A66];0)" office:value-type="float" office:value="1.55216842105263">
            <text:p>1.55216842</text:p>
          </table:table-cell>
          <table:table-cell table:style-name="ce13" table:formula="of:=IF([.A66]&lt;StereoRes;StereoF*(B/100)*CorrAccuracy/([.A66]*[.A66]);0)" office:value-type="float" office:value="0.00816930747922438">
            <text:p>0.0082</text:p>
          </table:table-cell>
          <table:table-cell table:style-name="ce11" table:formula="of:=IF([.A66]&lt;StereoRes;2*ATAN((StereoRes-[.A66])/(2*StereoF))*180/3.14;0)" office:value-type="float" office:value="62.9973812738263">
            <text:p>62.99738127</text:p>
          </table:table-cell>
          <table:table-cell table:style-name="ce11" table:formula="of:=((StereoRes-2*[.A66])*[.B66]/(2*StereoF))-((-StereoRes*[.B66])/(2*StereoF))" office:value-type="float" office:value="1.90105263157895">
            <text:p>1.90105263</text:p>
          </table:table-cell>
          <table:table-cell table:number-columns-repeated="252"/>
          <table:table-cell table:style-name="ce2" table:number-columns-repeated="767"/>
        </table:table-row>
        <table:table-row table:style-name="ro2">
          <table:table-cell table:style-name="ce6" office:value-type="float" office:value="39">
            <text:p>39</text:p>
          </table:table-cell>
          <table:table-cell table:style-name="ce11" table:formula="of:=IF([.A67]&lt;StereoRes;(B/100)*StereoF/[.A67];0)" office:value-type="float" office:value="1.51236923076923">
            <text:p>1.51236923</text:p>
          </table:table-cell>
          <table:table-cell table:style-name="ce13" table:formula="of:=IF([.A67]&lt;StereoRes;StereoF*(B/100)*CorrAccuracy/([.A67]*[.A67]);0)" office:value-type="float" office:value="0.00775573964497042">
            <text:p>0.0078</text:p>
          </table:table-cell>
          <table:table-cell table:style-name="ce11" table:formula="of:=IF([.A67]&lt;StereoRes;2*ATAN((StereoRes-[.A67])/(2*StereoF))*180/3.14;0)" office:value-type="float" office:value="62.9125237384489">
            <text:p>62.91252374</text:p>
          </table:table-cell>
          <table:table-cell table:style-name="ce11" table:formula="of:=((StereoRes-2*[.A67])*[.B67]/(2*StereoF))-((-StereoRes*[.B67])/(2*StereoF))" office:value-type="float" office:value="1.84923076923077">
            <text:p>1.84923077</text:p>
          </table:table-cell>
          <table:table-cell table:number-columns-repeated="252"/>
          <table:table-cell table:style-name="ce2" table:number-columns-repeated="767"/>
        </table:table-row>
        <table:table-row table:style-name="ro2">
          <table:table-cell table:style-name="ce6" office:value-type="float" office:value="40">
            <text:p>40</text:p>
          </table:table-cell>
          <table:table-cell table:style-name="ce11" table:formula="of:=IF([.A68]&lt;StereoRes;(B/100)*StereoF/[.A68];0)" office:value-type="float" office:value="1.47456">
            <text:p>1.47456000</text:p>
          </table:table-cell>
          <table:table-cell table:style-name="ce13" table:formula="of:=IF([.A68]&lt;StereoRes;StereoF*(B/100)*CorrAccuracy/([.A68]*[.A68]);0)" office:value-type="float" office:value="0.0073728">
            <text:p>0.0074</text:p>
          </table:table-cell>
          <table:table-cell table:style-name="ce11" table:formula="of:=IF([.A68]&lt;StereoRes;2*ATAN((StereoRes-[.A68])/(2*StereoF))*180/3.14;0)" office:value-type="float" office:value="62.8275893370522">
            <text:p>62.82758934</text:p>
          </table:table-cell>
          <table:table-cell table:style-name="ce11" table:formula="of:=((StereoRes-2*[.A68])*[.B68]/(2*StereoF))-((-StereoRes*[.B68])/(2*StereoF))" office:value-type="float" office:value="1.8">
            <text:p>1.80000000</text:p>
          </table:table-cell>
          <table:table-cell table:number-columns-repeated="252"/>
          <table:table-cell table:style-name="ce2" table:number-columns-repeated="767"/>
        </table:table-row>
        <table:table-row table:style-name="ro2">
          <table:table-cell table:style-name="ce6" office:value-type="float" office:value="41">
            <text:p>41</text:p>
          </table:table-cell>
          <table:table-cell table:style-name="ce11" table:formula="of:=IF([.A69]&lt;StereoRes;(B/100)*StereoF/[.A69];0)" office:value-type="float" office:value="1.43859512195122">
            <text:p>1.43859512</text:p>
          </table:table-cell>
          <table:table-cell table:style-name="ce13" table:formula="of:=IF([.A69]&lt;StereoRes;StereoF*(B/100)*CorrAccuracy/([.A69]*[.A69]);0)" office:value-type="float" office:value="0.00701753718024985">
            <text:p>0.0070</text:p>
          </table:table-cell>
          <table:table-cell table:style-name="ce11" table:formula="of:=IF([.A69]&lt;StereoRes;2*ATAN((StereoRes-[.A69])/(2*StereoF))*180/3.14;0)" office:value-type="float" office:value="62.7425780585006">
            <text:p>62.74257806</text:p>
          </table:table-cell>
          <table:table-cell table:style-name="ce11" table:formula="of:=((StereoRes-2*[.A69])*[.B69]/(2*StereoF))-((-StereoRes*[.B69])/(2*StereoF))" office:value-type="float" office:value="1.75317073170732">
            <text:p>1.75317073</text:p>
          </table:table-cell>
          <table:table-cell table:number-columns-repeated="252"/>
          <table:table-cell table:style-name="ce2" table:number-columns-repeated="767"/>
        </table:table-row>
        <table:table-row table:style-name="ro2">
          <table:table-cell table:style-name="ce6" office:value-type="float" office:value="42">
            <text:p>42</text:p>
          </table:table-cell>
          <table:table-cell table:style-name="ce11" table:formula="of:=IF([.A70]&lt;StereoRes;(B/100)*StereoF/[.A70];0)" office:value-type="float" office:value="1.40434285714286">
            <text:p>1.40434286</text:p>
          </table:table-cell>
          <table:table-cell table:style-name="ce13" table:formula="of:=IF([.A70]&lt;StereoRes;StereoF*(B/100)*CorrAccuracy/([.A70]*[.A70]);0)" office:value-type="float" office:value="0.00668734693877551">
            <text:p>0.0067</text:p>
          </table:table-cell>
          <table:table-cell table:style-name="ce11" table:formula="of:=IF([.A70]&lt;StereoRes;2*ATAN((StereoRes-[.A70])/(2*StereoF))*180/3.14;0)" office:value-type="float" office:value="62.6574898919765">
            <text:p>62.65748989</text:p>
          </table:table-cell>
          <table:table-cell table:style-name="ce11" table:formula="of:=((StereoRes-2*[.A70])*[.B70]/(2*StereoF))-((-StereoRes*[.B70])/(2*StereoF))" office:value-type="float" office:value="1.70857142857143">
            <text:p>1.70857143</text:p>
          </table:table-cell>
          <table:table-cell table:number-columns-repeated="252"/>
          <table:table-cell table:style-name="ce2" table:number-columns-repeated="767"/>
        </table:table-row>
        <table:table-row table:style-name="ro2">
          <table:table-cell table:style-name="ce6" office:value-type="float" office:value="43">
            <text:p>43</text:p>
          </table:table-cell>
          <table:table-cell table:style-name="ce11" table:formula="of:=IF([.A71]&lt;StereoRes;(B/100)*StereoF/[.A71];0)" office:value-type="float" office:value="1.37168372093023">
            <text:p>1.37168372</text:p>
          </table:table-cell>
          <table:table-cell table:style-name="ce13" table:formula="of:=IF([.A71]&lt;StereoRes;StereoF*(B/100)*CorrAccuracy/([.A71]*[.A71]);0)" office:value-type="float" office:value="0.00637992428339643">
            <text:p>0.0064</text:p>
          </table:table-cell>
          <table:table-cell table:style-name="ce11" table:formula="of:=IF([.A71]&lt;StereoRes;2*ATAN((StereoRes-[.A71])/(2*StereoF))*180/3.14;0)" office:value-type="float" office:value="62.5723248269812">
            <text:p>62.57232483</text:p>
          </table:table-cell>
          <table:table-cell table:style-name="ce11" table:formula="of:=((StereoRes-2*[.A71])*[.B71]/(2*StereoF))-((-StereoRes*[.B71])/(2*StereoF))" office:value-type="float" office:value="1.66604651162791">
            <text:p>1.66604651</text:p>
          </table:table-cell>
          <table:table-cell table:number-columns-repeated="252"/>
          <table:table-cell table:style-name="ce2" table:number-columns-repeated="767"/>
        </table:table-row>
        <table:table-row table:style-name="ro2">
          <table:table-cell table:style-name="ce6" office:value-type="float" office:value="44">
            <text:p>44</text:p>
          </table:table-cell>
          <table:table-cell table:style-name="ce11" table:formula="of:=IF([.A72]&lt;StereoRes;(B/100)*StereoF/[.A72];0)" office:value-type="float" office:value="1.34050909090909">
            <text:p>1.34050909</text:p>
          </table:table-cell>
          <table:table-cell table:style-name="ce13" table:formula="of:=IF([.A72]&lt;StereoRes;StereoF*(B/100)*CorrAccuracy/([.A72]*[.A72]);0)" office:value-type="float" office:value="0.00609322314049587">
            <text:p>0.0061</text:p>
          </table:table-cell>
          <table:table-cell table:style-name="ce11" table:formula="of:=IF([.A72]&lt;StereoRes;2*ATAN((StereoRes-[.A72])/(2*StereoF))*180/3.14;0)" office:value-type="float" office:value="62.4870828533368">
            <text:p>62.48708285</text:p>
          </table:table-cell>
          <table:table-cell table:style-name="ce11" table:formula="of:=((StereoRes-2*[.A72])*[.B72]/(2*StereoF))-((-StereoRes*[.B72])/(2*StereoF))" office:value-type="float" office:value="1.62545454545455">
            <text:p>1.62545455</text:p>
          </table:table-cell>
          <table:table-cell table:number-columns-repeated="252"/>
          <table:table-cell table:style-name="ce2" table:number-columns-repeated="767"/>
        </table:table-row>
        <table:table-row table:style-name="ro2">
          <table:table-cell table:style-name="ce6" office:value-type="float" office:value="45">
            <text:p>45</text:p>
          </table:table-cell>
          <table:table-cell table:style-name="ce11" table:formula="of:=IF([.A73]&lt;StereoRes;(B/100)*StereoF/[.A73];0)" office:value-type="float" office:value="1.31072">
            <text:p>1.31072000</text:p>
          </table:table-cell>
          <table:table-cell table:style-name="ce13" table:formula="of:=IF([.A73]&lt;StereoRes;StereoF*(B/100)*CorrAccuracy/([.A73]*[.A73]);0)" office:value-type="float" office:value="0.00582542222222222">
            <text:p>0.0058</text:p>
          </table:table-cell>
          <table:table-cell table:style-name="ce11" table:formula="of:=IF([.A73]&lt;StereoRes;2*ATAN((StereoRes-[.A73])/(2*StereoF))*180/3.14;0)" office:value-type="float" office:value="62.4017639611869">
            <text:p>62.40176396</text:p>
          </table:table-cell>
          <table:table-cell table:style-name="ce11" table:formula="of:=((StereoRes-2*[.A73])*[.B73]/(2*StereoF))-((-StereoRes*[.B73])/(2*StereoF))" office:value-type="float" office:value="1.58666666666667">
            <text:p>1.58666667</text:p>
          </table:table-cell>
          <table:table-cell table:number-columns-repeated="252"/>
          <table:table-cell table:style-name="ce2" table:number-columns-repeated="767"/>
        </table:table-row>
        <table:table-row table:style-name="ro2">
          <table:table-cell table:style-name="ce6" office:value-type="float" office:value="46">
            <text:p>46</text:p>
          </table:table-cell>
          <table:table-cell table:style-name="ce11" table:formula="of:=IF([.A74]&lt;StereoRes;(B/100)*StereoF/[.A74];0)" office:value-type="float" office:value="1.28222608695652">
            <text:p>1.28222609</text:p>
          </table:table-cell>
          <table:table-cell table:style-name="ce13" table:formula="of:=IF([.A74]&lt;StereoRes;StereoF*(B/100)*CorrAccuracy/([.A74]*[.A74]);0)" office:value-type="float" office:value="0.00557489603024575">
            <text:p>0.0056</text:p>
          </table:table-cell>
          <table:table-cell table:style-name="ce11" table:formula="of:=IF([.A74]&lt;StereoRes;2*ATAN((StereoRes-[.A74])/(2*StereoF))*180/3.14;0)" office:value-type="float" office:value="62.3163681409983">
            <text:p>62.31636814</text:p>
          </table:table-cell>
          <table:table-cell table:style-name="ce11" table:formula="of:=((StereoRes-2*[.A74])*[.B74]/(2*StereoF))-((-StereoRes*[.B74])/(2*StereoF))" office:value-type="float" office:value="1.5495652173913">
            <text:p>1.54956522</text:p>
          </table:table-cell>
          <table:table-cell table:number-columns-repeated="252"/>
          <table:table-cell table:style-name="ce2" table:number-columns-repeated="767"/>
        </table:table-row>
        <table:table-row table:style-name="ro2">
          <table:table-cell table:style-name="ce6" office:value-type="float" office:value="47">
            <text:p>47</text:p>
          </table:table-cell>
          <table:table-cell table:style-name="ce11" table:formula="of:=IF([.A75]&lt;StereoRes;(B/100)*StereoF/[.A75];0)" office:value-type="float" office:value="1.25494468085106">
            <text:p>1.25494468</text:p>
          </table:table-cell>
          <table:table-cell table:style-name="ce13" table:formula="of:=IF([.A75]&lt;StereoRes;StereoF*(B/100)*CorrAccuracy/([.A75]*[.A75]);0)" office:value-type="float" office:value="0.00534019013128112">
            <text:p>0.0053</text:p>
          </table:table-cell>
          <table:table-cell table:style-name="ce11" table:formula="of:=IF([.A75]&lt;StereoRes;2*ATAN((StereoRes-[.A75])/(2*StereoF))*180/3.14;0)" office:value-type="float" office:value="62.2308953835619">
            <text:p>62.23089538</text:p>
          </table:table-cell>
          <table:table-cell table:style-name="ce11" table:formula="of:=((StereoRes-2*[.A75])*[.B75]/(2*StereoF))-((-StereoRes*[.B75])/(2*StereoF))" office:value-type="float" office:value="1.51404255319149">
            <text:p>1.51404255</text:p>
          </table:table-cell>
          <table:table-cell table:number-columns-repeated="252"/>
          <table:table-cell table:style-name="ce2" table:number-columns-repeated="767"/>
        </table:table-row>
        <table:table-row table:style-name="ro2">
          <table:table-cell table:style-name="ce6" office:value-type="float" office:value="48">
            <text:p>48</text:p>
          </table:table-cell>
          <table:table-cell table:style-name="ce11" table:formula="of:=IF([.A76]&lt;StereoRes;(B/100)*StereoF/[.A76];0)" office:value-type="float" office:value="1.2288">
            <text:p>1.22880000</text:p>
          </table:table-cell>
          <table:table-cell table:style-name="ce13" table:formula="of:=IF([.A76]&lt;StereoRes;StereoF*(B/100)*CorrAccuracy/([.A76]*[.A76]);0)" office:value-type="float" office:value="0.00512">
            <text:p>0.0051</text:p>
          </table:table-cell>
          <table:table-cell table:style-name="ce11" table:formula="of:=IF([.A76]&lt;StereoRes;2*ATAN((StereoRes-[.A76])/(2*StereoF))*180/3.14;0)" office:value-type="float" office:value="62.145345679994">
            <text:p>62.14534568</text:p>
          </table:table-cell>
          <table:table-cell table:style-name="ce11" table:formula="of:=((StereoRes-2*[.A76])*[.B76]/(2*StereoF))-((-StereoRes*[.B76])/(2*StereoF))" office:value-type="float" office:value="1.48">
            <text:p>1.48000000</text:p>
          </table:table-cell>
          <table:table-cell table:number-columns-repeated="252"/>
          <table:table-cell table:style-name="ce2" table:number-columns-repeated="767"/>
        </table:table-row>
        <table:table-row table:style-name="ro2">
          <table:table-cell table:style-name="ce6" office:value-type="float" office:value="49">
            <text:p>49</text:p>
          </table:table-cell>
          <table:table-cell table:style-name="ce11" table:formula="of:=IF([.A77]&lt;StereoRes;(B/100)*StereoF/[.A77];0)" office:value-type="float" office:value="1.20372244897959">
            <text:p>1.20372245</text:p>
          </table:table-cell>
          <table:table-cell table:style-name="ce13" table:formula="of:=IF([.A77]&lt;StereoRes;StereoF*(B/100)*CorrAccuracy/([.A77]*[.A77]);0)" office:value-type="float" office:value="0.00491315285297793">
            <text:p>0.0049</text:p>
          </table:table-cell>
          <table:table-cell table:style-name="ce11" table:formula="of:=IF([.A77]&lt;StereoRes;2*ATAN((StereoRes-[.A77])/(2*StereoF))*180/3.14;0)" office:value-type="float" office:value="62.0597190217378">
            <text:p>62.05971902</text:p>
          </table:table-cell>
          <table:table-cell table:style-name="ce11" table:formula="of:=((StereoRes-2*[.A77])*[.B77]/(2*StereoF))-((-StereoRes*[.B77])/(2*StereoF))" office:value-type="float" office:value="1.44734693877551">
            <text:p>1.44734694</text:p>
          </table:table-cell>
          <table:table-cell table:number-columns-repeated="252"/>
          <table:table-cell table:style-name="ce2" table:number-columns-repeated="767"/>
        </table:table-row>
        <table:table-row table:style-name="ro2">
          <table:table-cell table:style-name="ce6" office:value-type="float" office:value="50">
            <text:p>50</text:p>
          </table:table-cell>
          <table:table-cell table:style-name="ce11" table:formula="of:=IF([.A78]&lt;StereoRes;(B/100)*StereoF/[.A78];0)" office:value-type="float" office:value="1.179648">
            <text:p>1.17964800</text:p>
          </table:table-cell>
          <table:table-cell table:style-name="ce13" table:formula="of:=IF([.A78]&lt;StereoRes;StereoF*(B/100)*CorrAccuracy/([.A78]*[.A78]);0)" office:value-type="float" office:value="0.004718592">
            <text:p>0.0047</text:p>
          </table:table-cell>
          <table:table-cell table:style-name="ce11" table:formula="of:=IF([.A78]&lt;StereoRes;2*ATAN((StereoRes-[.A78])/(2*StereoF))*180/3.14;0)" office:value-type="float" office:value="61.9740154005643">
            <text:p>61.97401540</text:p>
          </table:table-cell>
          <table:table-cell table:style-name="ce11" table:formula="of:=((StereoRes-2*[.A78])*[.B78]/(2*StereoF))-((-StereoRes*[.B78])/(2*StereoF))" office:value-type="float" office:value="1.416">
            <text:p>1.41600000</text:p>
          </table:table-cell>
          <table:table-cell table:number-columns-repeated="252"/>
          <table:table-cell table:style-name="ce2" table:number-columns-repeated="767"/>
        </table:table-row>
        <table:table-row table:style-name="ro2">
          <table:table-cell table:style-name="ce6" office:value-type="float" office:value="51">
            <text:p>51</text:p>
          </table:table-cell>
          <table:table-cell table:style-name="ce11" table:formula="of:=IF([.A79]&lt;StereoRes;(B/100)*StereoF/[.A79];0)" office:value-type="float" office:value="1.15651764705882">
            <text:p>1.15651765</text:p>
          </table:table-cell>
          <table:table-cell table:style-name="ce13" table:formula="of:=IF([.A79]&lt;StereoRes;StereoF*(B/100)*CorrAccuracy/([.A79]*[.A79]);0)" office:value-type="float" office:value="0.00453536332179931">
            <text:p>0.0045</text:p>
          </table:table-cell>
          <table:table-cell table:style-name="ce11" table:formula="of:=IF([.A79]&lt;StereoRes;2*ATAN((StereoRes-[.A79])/(2*StereoF))*180/3.14;0)" office:value-type="float" office:value="61.8882348085741">
            <text:p>61.88823481</text:p>
          </table:table-cell>
          <table:table-cell table:style-name="ce11" table:formula="of:=((StereoRes-2*[.A79])*[.B79]/(2*StereoF))-((-StereoRes*[.B79])/(2*StereoF))" office:value-type="float" office:value="1.38588235294118">
            <text:p>1.38588235</text:p>
          </table:table-cell>
          <table:table-cell table:number-columns-repeated="252"/>
          <table:table-cell table:style-name="ce2" table:number-columns-repeated="767"/>
        </table:table-row>
        <table:table-row table:style-name="ro2">
          <table:table-cell table:style-name="ce6" office:value-type="float" office:value="52">
            <text:p>52</text:p>
          </table:table-cell>
          <table:table-cell table:style-name="ce11" table:formula="of:=IF([.A80]&lt;StereoRes;(B/100)*StereoF/[.A80];0)" office:value-type="float" office:value="1.13427692307692">
            <text:p>1.13427692</text:p>
          </table:table-cell>
          <table:table-cell table:style-name="ce13" table:formula="of:=IF([.A80]&lt;StereoRes;StereoF*(B/100)*CorrAccuracy/([.A80]*[.A80]);0)" office:value-type="float" office:value="0.00436260355029586">
            <text:p>0.0044</text:p>
          </table:table-cell>
          <table:table-cell table:style-name="ce11" table:formula="of:=IF([.A80]&lt;StereoRes;2*ATAN((StereoRes-[.A80])/(2*StereoF))*180/3.14;0)" office:value-type="float" office:value="61.802377238198">
            <text:p>61.80237724</text:p>
          </table:table-cell>
          <table:table-cell table:style-name="ce11" table:formula="of:=((StereoRes-2*[.A80])*[.B80]/(2*StereoF))-((-StereoRes*[.B80])/(2*StereoF))" office:value-type="float" office:value="1.35692307692308">
            <text:p>1.35692308</text:p>
          </table:table-cell>
          <table:table-cell table:number-columns-repeated="252"/>
          <table:table-cell table:style-name="ce2" table:number-columns-repeated="767"/>
        </table:table-row>
        <table:table-row table:style-name="ro2">
          <table:table-cell table:style-name="ce6" office:value-type="float" office:value="53">
            <text:p>53</text:p>
          </table:table-cell>
          <table:table-cell table:style-name="ce11" table:formula="of:=IF([.A81]&lt;StereoRes;(B/100)*StereoF/[.A81];0)" office:value-type="float" office:value="1.11287547169811">
            <text:p>1.11287547</text:p>
          </table:table-cell>
          <table:table-cell table:style-name="ce13" table:formula="of:=IF([.A81]&lt;StereoRes;StereoF*(B/100)*CorrAccuracy/([.A81]*[.A81]);0)" office:value-type="float" office:value="0.00419953008187967">
            <text:p>0.0042</text:p>
          </table:table-cell>
          <table:table-cell table:style-name="ce11" table:formula="of:=IF([.A81]&lt;StereoRes;2*ATAN((StereoRes-[.A81])/(2*StereoF))*180/3.14;0)" office:value-type="float" office:value="61.7164426821986">
            <text:p>61.71644268</text:p>
          </table:table-cell>
          <table:table-cell table:style-name="ce11" table:formula="of:=((StereoRes-2*[.A81])*[.B81]/(2*StereoF))-((-StereoRes*[.B81])/(2*StereoF))" office:value-type="float" office:value="1.32905660377359">
            <text:p>1.32905660</text:p>
          </table:table-cell>
          <table:table-cell table:number-columns-repeated="252"/>
          <table:table-cell table:style-name="ce2" table:number-columns-repeated="767"/>
        </table:table-row>
        <table:table-row table:style-name="ro2">
          <table:table-cell table:style-name="ce6" office:value-type="float" office:value="54">
            <text:p>54</text:p>
          </table:table-cell>
          <table:table-cell table:style-name="ce11" table:formula="of:=IF([.A82]&lt;StereoRes;(B/100)*StereoF/[.A82];0)" office:value-type="float" office:value="1.09226666666667">
            <text:p>1.09226667</text:p>
          </table:table-cell>
          <table:table-cell table:style-name="ce13" table:formula="of:=IF([.A82]&lt;StereoRes;StereoF*(B/100)*CorrAccuracy/([.A82]*[.A82]);0)" office:value-type="float" office:value="0.00404543209876543">
            <text:p>0.0040</text:p>
          </table:table-cell>
          <table:table-cell table:style-name="ce11" table:formula="of:=IF([.A82]&lt;StereoRes;2*ATAN((StereoRes-[.A82])/(2*StereoF))*180/3.14;0)" office:value-type="float" office:value="61.6304311336716">
            <text:p>61.63043113</text:p>
          </table:table-cell>
          <table:table-cell table:style-name="ce11" table:formula="of:=((StereoRes-2*[.A82])*[.B82]/(2*StereoF))-((-StereoRes*[.B82])/(2*StereoF))" office:value-type="float" office:value="1.30222222222222">
            <text:p>1.30222222</text:p>
          </table:table-cell>
          <table:table-cell table:number-columns-repeated="252"/>
          <table:table-cell table:style-name="ce2" table:number-columns-repeated="767"/>
        </table:table-row>
        <table:table-row table:style-name="ro2">
          <table:table-cell table:style-name="ce6" office:value-type="float" office:value="55">
            <text:p>55</text:p>
          </table:table-cell>
          <table:table-cell table:style-name="ce11" table:formula="of:=IF([.A83]&lt;StereoRes;(B/100)*StereoF/[.A83];0)" office:value-type="float" office:value="1.07240727272727">
            <text:p>1.07240727</text:p>
          </table:table-cell>
          <table:table-cell table:style-name="ce13" table:formula="of:=IF([.A83]&lt;StereoRes;StereoF*(B/100)*CorrAccuracy/([.A83]*[.A83]);0)" office:value-type="float" office:value="0.00389966280991736">
            <text:p>0.0039</text:p>
          </table:table-cell>
          <table:table-cell table:style-name="ce11" table:formula="of:=IF([.A83]&lt;StereoRes;2*ATAN((StereoRes-[.A83])/(2*StereoF))*180/3.14;0)" office:value-type="float" office:value="61.5443425860471">
            <text:p>61.54434259</text:p>
          </table:table-cell>
          <table:table-cell table:style-name="ce11" table:formula="of:=((StereoRes-2*[.A83])*[.B83]/(2*StereoF))-((-StereoRes*[.B83])/(2*StereoF))" office:value-type="float" office:value="1.27636363636364">
            <text:p>1.27636364</text:p>
          </table:table-cell>
          <table:table-cell table:number-columns-repeated="252"/>
          <table:table-cell table:style-name="ce2" table:number-columns-repeated="767"/>
        </table:table-row>
        <table:table-row table:style-name="ro2">
          <table:table-cell table:style-name="ce6" office:value-type="float" office:value="56">
            <text:p>56</text:p>
          </table:table-cell>
          <table:table-cell table:style-name="ce11" table:formula="of:=IF([.A84]&lt;StereoRes;(B/100)*StereoF/[.A84];0)" office:value-type="float" office:value="1.05325714285714">
            <text:p>1.05325714</text:p>
          </table:table-cell>
          <table:table-cell table:style-name="ce13" table:formula="of:=IF([.A84]&lt;StereoRes;StereoF*(B/100)*CorrAccuracy/([.A84]*[.A84]);0)" office:value-type="float" office:value="0.00376163265306122">
            <text:p>0.0038</text:p>
          </table:table-cell>
          <table:table-cell table:style-name="ce11" table:formula="of:=IF([.A84]&lt;StereoRes;2*ATAN((StereoRes-[.A84])/(2*StereoF))*180/3.14;0)" office:value-type="float" office:value="61.4581770330904">
            <text:p>61.45817703</text:p>
          </table:table-cell>
          <table:table-cell table:style-name="ce11" table:formula="of:=((StereoRes-2*[.A84])*[.B84]/(2*StereoF))-((-StereoRes*[.B84])/(2*StereoF))" office:value-type="float" office:value="1.25142857142857">
            <text:p>1.25142857</text:p>
          </table:table-cell>
          <table:table-cell table:number-columns-repeated="252"/>
          <table:table-cell table:style-name="ce2" table:number-columns-repeated="767"/>
        </table:table-row>
        <table:table-row table:style-name="ro2">
          <table:table-cell table:style-name="ce6" office:value-type="float" office:value="57">
            <text:p>57</text:p>
          </table:table-cell>
          <table:table-cell table:style-name="ce11" table:formula="of:=IF([.A85]&lt;StereoRes;(B/100)*StereoF/[.A85];0)" office:value-type="float" office:value="1.03477894736842">
            <text:p>1.03477895</text:p>
          </table:table-cell>
          <table:table-cell table:style-name="ce13" table:formula="of:=IF([.A85]&lt;StereoRes;StereoF*(B/100)*CorrAccuracy/([.A85]*[.A85]);0)" office:value-type="float" office:value="0.00363080332409972">
            <text:p>0.0036</text:p>
          </table:table-cell>
          <table:table-cell table:style-name="ce11" table:formula="of:=IF([.A85]&lt;StereoRes;2*ATAN((StereoRes-[.A85])/(2*StereoF))*180/3.14;0)" office:value-type="float" office:value="61.371934468904">
            <text:p>61.37193447</text:p>
          </table:table-cell>
          <table:table-cell table:style-name="ce11" table:formula="of:=((StereoRes-2*[.A85])*[.B85]/(2*StereoF))-((-StereoRes*[.B85])/(2*StereoF))" office:value-type="float" office:value="1.22736842105263">
            <text:p>1.22736842</text:p>
          </table:table-cell>
          <table:table-cell table:number-columns-repeated="252"/>
          <table:table-cell table:style-name="ce2" table:number-columns-repeated="767"/>
        </table:table-row>
        <table:table-row table:style-name="ro2">
          <table:table-cell table:style-name="ce6" office:value-type="float" office:value="58">
            <text:p>58</text:p>
          </table:table-cell>
          <table:table-cell table:style-name="ce11" table:formula="of:=IF([.A86]&lt;StereoRes;(B/100)*StereoF/[.A86];0)" office:value-type="float" office:value="1.01693793103448">
            <text:p>1.01693793</text:p>
          </table:table-cell>
          <table:table-cell table:style-name="ce13" table:formula="of:=IF([.A86]&lt;StereoRes;StereoF*(B/100)*CorrAccuracy/([.A86]*[.A86]);0)" office:value-type="float" office:value="0.00350668252080856">
            <text:p>0.0035</text:p>
          </table:table-cell>
          <table:table-cell table:style-name="ce11" table:formula="of:=IF([.A86]&lt;StereoRes;2*ATAN((StereoRes-[.A86])/(2*StereoF))*180/3.14;0)" office:value-type="float" office:value="61.2856148879282">
            <text:p>61.28561489</text:p>
          </table:table-cell>
          <table:table-cell table:style-name="ce11" table:formula="of:=((StereoRes-2*[.A86])*[.B86]/(2*StereoF))-((-StereoRes*[.B86])/(2*StereoF))" office:value-type="float" office:value="1.20413793103448">
            <text:p>1.20413793</text:p>
          </table:table-cell>
          <table:table-cell table:number-columns-repeated="252"/>
          <table:table-cell table:style-name="ce2" table:number-columns-repeated="767"/>
        </table:table-row>
        <table:table-row table:style-name="ro2">
          <table:table-cell table:style-name="ce6" office:value-type="float" office:value="59">
            <text:p>59</text:p>
          </table:table-cell>
          <table:table-cell table:style-name="ce11" table:formula="of:=IF([.A87]&lt;StereoRes;(B/100)*StereoF/[.A87];0)" office:value-type="float" office:value="0.999701694915254">
            <text:p>0.99970169</text:p>
          </table:table-cell>
          <table:table-cell table:style-name="ce13" table:formula="of:=IF([.A87]&lt;StereoRes;StereoF*(B/100)*CorrAccuracy/([.A87]*[.A87]);0)" office:value-type="float" office:value="0.00338881930479747">
            <text:p>0.0034</text:p>
          </table:table-cell>
          <table:table-cell table:style-name="ce11" table:formula="of:=IF([.A87]&lt;StereoRes;2*ATAN((StereoRes-[.A87])/(2*StereoF))*180/3.14;0)" office:value-type="float" office:value="61.1992182849427">
            <text:p>61.19921828</text:p>
          </table:table-cell>
          <table:table-cell table:style-name="ce11" table:formula="of:=((StereoRes-2*[.A87])*[.B87]/(2*StereoF))-((-StereoRes*[.B87])/(2*StereoF))" office:value-type="float" office:value="1.18169491525424">
            <text:p>1.18169492</text:p>
          </table:table-cell>
          <table:table-cell table:number-columns-repeated="252"/>
          <table:table-cell table:style-name="ce2" table:number-columns-repeated="767"/>
        </table:table-row>
        <table:table-row table:style-name="ro2">
          <table:table-cell table:style-name="ce6" office:value-type="float" office:value="60">
            <text:p>60</text:p>
          </table:table-cell>
          <table:table-cell table:style-name="ce11" table:formula="of:=IF([.A88]&lt;StereoRes;(B/100)*StereoF/[.A88];0)" office:value-type="float" office:value="0.98304">
            <text:p>0.98304000</text:p>
          </table:table-cell>
          <table:table-cell table:style-name="ce13" table:formula="of:=IF([.A88]&lt;StereoRes;StereoF*(B/100)*CorrAccuracy/([.A88]*[.A88]);0)" office:value-type="float" office:value="0.0032768">
            <text:p>0.0033</text:p>
          </table:table-cell>
          <table:table-cell table:style-name="ce11" table:formula="of:=IF([.A88]&lt;StereoRes;2*ATAN((StereoRes-[.A88])/(2*StereoF))*180/3.14;0)" office:value-type="float" office:value="61.1127446550679">
            <text:p>61.11274466</text:p>
          </table:table-cell>
          <table:table-cell table:style-name="ce11" table:formula="of:=((StereoRes-2*[.A88])*[.B88]/(2*StereoF))-((-StereoRes*[.B88])/(2*StereoF))" office:value-type="float" office:value="1.16">
            <text:p>1.16000000</text:p>
          </table:table-cell>
          <table:table-cell table:number-columns-repeated="252"/>
          <table:table-cell table:style-name="ce2" table:number-columns-repeated="767"/>
        </table:table-row>
        <table:table-row table:style-name="ro2">
          <table:table-cell table:style-name="ce6" office:value-type="float" office:value="61">
            <text:p>61</text:p>
          </table:table-cell>
          <table:table-cell table:style-name="ce11" table:formula="of:=IF([.A89]&lt;StereoRes;(B/100)*StereoF/[.A89];0)" office:value-type="float" office:value="0.966924590163934">
            <text:p>0.96692459</text:p>
          </table:table-cell>
          <table:table-cell table:style-name="ce13" table:formula="of:=IF([.A89]&lt;StereoRes;StereoF*(B/100)*CorrAccuracy/([.A89]*[.A89]);0)" office:value-type="float" office:value="0.00317024455791454">
            <text:p>0.0032</text:p>
          </table:table-cell>
          <table:table-cell table:style-name="ce11" table:formula="of:=IF([.A89]&lt;StereoRes;2*ATAN((StereoRes-[.A89])/(2*StereoF))*180/3.14;0)" office:value-type="float" office:value="61.0261939937658">
            <text:p>61.02619399</text:p>
          </table:table-cell>
          <table:table-cell table:style-name="ce11" table:formula="of:=((StereoRes-2*[.A89])*[.B89]/(2*StereoF))-((-StereoRes*[.B89])/(2*StereoF))" office:value-type="float" office:value="1.13901639344262">
            <text:p>1.13901639</text:p>
          </table:table-cell>
          <table:table-cell table:number-columns-repeated="252"/>
          <table:table-cell table:style-name="ce2" table:number-columns-repeated="767"/>
        </table:table-row>
        <table:table-row table:style-name="ro2">
          <table:table-cell table:style-name="ce6" office:value-type="float" office:value="62">
            <text:p>62</text:p>
          </table:table-cell>
          <table:table-cell table:style-name="ce11" table:formula="of:=IF([.A90]&lt;StereoRes;(B/100)*StereoF/[.A90];0)" office:value-type="float" office:value="0.951329032258064">
            <text:p>0.95132903</text:p>
          </table:table-cell>
          <table:table-cell table:style-name="ce13" table:formula="of:=IF([.A90]&lt;StereoRes;StereoF*(B/100)*CorrAccuracy/([.A90]*[.A90]);0)" office:value-type="float" office:value="0.00306880332986472">
            <text:p>0.0031</text:p>
          </table:table-cell>
          <table:table-cell table:style-name="ce11" table:formula="of:=IF([.A90]&lt;StereoRes;2*ATAN((StereoRes-[.A90])/(2*StereoF))*180/3.14;0)" office:value-type="float" office:value="60.9395662968418">
            <text:p>60.93956630</text:p>
          </table:table-cell>
          <table:table-cell table:style-name="ce11" table:formula="of:=((StereoRes-2*[.A90])*[.B90]/(2*StereoF))-((-StereoRes*[.B90])/(2*StereoF))" office:value-type="float" office:value="1.11870967741935">
            <text:p>1.11870968</text:p>
          </table:table-cell>
          <table:table-cell table:number-columns-repeated="252"/>
          <table:table-cell table:style-name="ce2" table:number-columns-repeated="767"/>
        </table:table-row>
        <table:table-row table:style-name="ro2">
          <table:table-cell table:style-name="ce6" office:value-type="float" office:value="63">
            <text:p>63</text:p>
          </table:table-cell>
          <table:table-cell table:style-name="ce11" table:formula="of:=IF([.A91]&lt;StereoRes;(B/100)*StereoF/[.A91];0)" office:value-type="float" office:value="0.936228571428571">
            <text:p>0.93622857</text:p>
          </table:table-cell>
          <table:table-cell table:style-name="ce13" table:formula="of:=IF([.A91]&lt;StereoRes;StereoF*(B/100)*CorrAccuracy/([.A91]*[.A91]);0)" office:value-type="float" office:value="0.00297215419501134">
            <text:p>0.0030</text:p>
          </table:table-cell>
          <table:table-cell table:style-name="ce11" table:formula="of:=IF([.A91]&lt;StereoRes;2*ATAN((StereoRes-[.A91])/(2*StereoF))*180/3.14;0)" office:value-type="float" office:value="60.8528615604453">
            <text:p>60.85286156</text:p>
          </table:table-cell>
          <table:table-cell table:style-name="ce11" table:formula="of:=((StereoRes-2*[.A91])*[.B91]/(2*StereoF))-((-StereoRes*[.B91])/(2*StereoF))" office:value-type="float" office:value="1.09904761904762">
            <text:p>1.09904762</text:p>
          </table:table-cell>
          <table:table-cell table:number-columns-repeated="252"/>
          <table:table-cell table:style-name="ce2" table:number-columns-repeated="767"/>
        </table:table-row>
        <table:table-row table:style-name="ro2">
          <table:table-cell table:style-name="ce6" office:value-type="float" office:value="64">
            <text:p>64</text:p>
          </table:table-cell>
          <table:table-cell table:style-name="ce11" table:formula="of:=IF([.A92]&lt;StereoRes;(B/100)*StereoF/[.A92];0)" office:value-type="float" office:value="0.9216">
            <text:p>0.92160000</text:p>
          </table:table-cell>
          <table:table-cell table:style-name="ce13" table:formula="of:=IF([.A92]&lt;StereoRes;StereoF*(B/100)*CorrAccuracy/([.A92]*[.A92]);0)" office:value-type="float" office:value="0.00288">
            <text:p>0.0029</text:p>
          </table:table-cell>
          <table:table-cell table:style-name="ce11" table:formula="of:=IF([.A92]&lt;StereoRes;2*ATAN((StereoRes-[.A92])/(2*StereoF))*180/3.14;0)" office:value-type="float" office:value="60.7660797810718">
            <text:p>60.76607978</text:p>
          </table:table-cell>
          <table:table-cell table:style-name="ce11" table:formula="of:=((StereoRes-2*[.A92])*[.B92]/(2*StereoF))-((-StereoRes*[.B92])/(2*StereoF))" office:value-type="float" office:value="1.08">
            <text:p>1.08000000</text:p>
          </table:table-cell>
          <table:table-cell table:number-columns-repeated="252"/>
          <table:table-cell table:style-name="ce2" table:number-columns-repeated="767"/>
        </table:table-row>
        <table:table-row table:style-name="ro2">
          <table:table-cell table:style-name="ce6" office:value-type="float" office:value="65">
            <text:p>65</text:p>
          </table:table-cell>
          <table:table-cell table:style-name="ce11" table:formula="of:=IF([.A93]&lt;StereoRes;(B/100)*StereoF/[.A93];0)" office:value-type="float" office:value="0.907421538461538">
            <text:p>0.90742154</text:p>
          </table:table-cell>
          <table:table-cell table:style-name="ce13" table:formula="of:=IF([.A93]&lt;StereoRes;StereoF*(B/100)*CorrAccuracy/([.A93]*[.A93]);0)" office:value-type="float" office:value="0.00279206627218935">
            <text:p>0.0028</text:p>
          </table:table-cell>
          <table:table-cell table:style-name="ce11" table:formula="of:=IF([.A93]&lt;StereoRes;2*ATAN((StereoRes-[.A93])/(2*StereoF))*180/3.14;0)" office:value-type="float" office:value="60.6792209555634">
            <text:p>60.67922096</text:p>
          </table:table-cell>
          <table:table-cell table:style-name="ce11" table:formula="of:=((StereoRes-2*[.A93])*[.B93]/(2*StereoF))-((-StereoRes*[.B93])/(2*StereoF))" office:value-type="float" office:value="1.06153846153846">
            <text:p>1.06153846</text:p>
          </table:table-cell>
          <table:table-cell table:number-columns-repeated="252"/>
          <table:table-cell table:style-name="ce2" table:number-columns-repeated="767"/>
        </table:table-row>
        <table:table-row table:style-name="ro2">
          <table:table-cell table:style-name="ce6" office:value-type="float" office:value="66">
            <text:p>66</text:p>
          </table:table-cell>
          <table:table-cell table:style-name="ce11" table:formula="of:=IF([.A94]&lt;StereoRes;(B/100)*StereoF/[.A94];0)" office:value-type="float" office:value="0.893672727272727">
            <text:p>0.89367273</text:p>
          </table:table-cell>
          <table:table-cell table:style-name="ce13" table:formula="of:=IF([.A94]&lt;StereoRes;StereoF*(B/100)*CorrAccuracy/([.A94]*[.A94]);0)" office:value-type="float" office:value="0.00270809917355372">
            <text:p>0.0027</text:p>
          </table:table-cell>
          <table:table-cell table:style-name="ce11" table:formula="of:=IF([.A94]&lt;StereoRes;2*ATAN((StereoRes-[.A94])/(2*StereoF))*180/3.14;0)" office:value-type="float" office:value="60.5922850811103">
            <text:p>60.59228508</text:p>
          </table:table-cell>
          <table:table-cell table:style-name="ce11" table:formula="of:=((StereoRes-2*[.A94])*[.B94]/(2*StereoF))-((-StereoRes*[.B94])/(2*StereoF))" office:value-type="float" office:value="1.04363636363636">
            <text:p>1.04363636</text:p>
          </table:table-cell>
          <table:table-cell table:number-columns-repeated="252"/>
          <table:table-cell table:style-name="ce2" table:number-columns-repeated="767"/>
        </table:table-row>
        <table:table-row table:style-name="ro2">
          <table:table-cell table:style-name="ce6" office:value-type="float" office:value="67">
            <text:p>67</text:p>
          </table:table-cell>
          <table:table-cell table:style-name="ce11" table:formula="of:=IF([.A95]&lt;StereoRes;(B/100)*StereoF/[.A95];0)" office:value-type="float" office:value="0.880334328358209">
            <text:p>0.88033433</text:p>
          </table:table-cell>
          <table:table-cell table:style-name="ce13" table:formula="of:=IF([.A95]&lt;StereoRes;StereoF*(B/100)*CorrAccuracy/([.A95]*[.A95]);0)" office:value-type="float" office:value="0.00262786366674092">
            <text:p>0.0026</text:p>
          </table:table-cell>
          <table:table-cell table:style-name="ce11" table:formula="of:=IF([.A95]&lt;StereoRes;2*ATAN((StereoRes-[.A95])/(2*StereoF))*180/3.14;0)" office:value-type="float" office:value="60.5052721552524">
            <text:p>60.50527216</text:p>
          </table:table-cell>
          <table:table-cell table:style-name="ce11" table:formula="of:=((StereoRes-2*[.A95])*[.B95]/(2*StereoF))-((-StereoRes*[.B95])/(2*StereoF))" office:value-type="float" office:value="1.02626865671642">
            <text:p>1.02626866</text:p>
          </table:table-cell>
          <table:table-cell table:number-columns-repeated="252"/>
          <table:table-cell table:style-name="ce2" table:number-columns-repeated="767"/>
        </table:table-row>
        <table:table-row table:style-name="ro2">
          <table:table-cell table:style-name="ce6" office:value-type="float" office:value="68">
            <text:p>68</text:p>
          </table:table-cell>
          <table:table-cell table:style-name="ce11" table:formula="of:=IF([.A96]&lt;StereoRes;(B/100)*StereoF/[.A96];0)" office:value-type="float" office:value="0.867388235294118">
            <text:p>0.86738824</text:p>
          </table:table-cell>
          <table:table-cell table:style-name="ce13" table:formula="of:=IF([.A96]&lt;StereoRes;StereoF*(B/100)*CorrAccuracy/([.A96]*[.A96]);0)" office:value-type="float" office:value="0.00255114186851211">
            <text:p>0.0026</text:p>
          </table:table-cell>
          <table:table-cell table:style-name="ce11" table:formula="of:=IF([.A96]&lt;StereoRes;2*ATAN((StereoRes-[.A96])/(2*StereoF))*180/3.14;0)" office:value-type="float" office:value="60.41818217588">
            <text:p>60.41818218</text:p>
          </table:table-cell>
          <table:table-cell table:style-name="ce11" table:formula="of:=((StereoRes-2*[.A96])*[.B96]/(2*StereoF))-((-StereoRes*[.B96])/(2*StereoF))" office:value-type="float" office:value="1.00941176470588">
            <text:p>1.00941176</text:p>
          </table:table-cell>
          <table:table-cell table:number-columns-repeated="252"/>
          <table:table-cell table:style-name="ce2" table:number-columns-repeated="767"/>
        </table:table-row>
        <table:table-row table:style-name="ro2">
          <table:table-cell table:style-name="ce6" office:value-type="float" office:value="69">
            <text:p>69</text:p>
          </table:table-cell>
          <table:table-cell table:style-name="ce11" table:formula="of:=IF([.A97]&lt;StereoRes;(B/100)*StereoF/[.A97];0)" office:value-type="float" office:value="0.854817391304348">
            <text:p>0.85481739</text:p>
          </table:table-cell>
          <table:table-cell table:style-name="ce13" table:formula="of:=IF([.A97]&lt;StereoRes;StereoF*(B/100)*CorrAccuracy/([.A97]*[.A97]);0)" office:value-type="float" office:value="0.00247773156899811">
            <text:p>0.0025</text:p>
          </table:table-cell>
          <table:table-cell table:style-name="ce11" table:formula="of:=IF([.A97]&lt;StereoRes;2*ATAN((StereoRes-[.A97])/(2*StereoF))*180/3.14;0)" office:value-type="float" office:value="60.3310151412356">
            <text:p>60.33101514</text:p>
          </table:table-cell>
          <table:table-cell table:style-name="ce11" table:formula="of:=((StereoRes-2*[.A97])*[.B97]/(2*StereoF))-((-StereoRes*[.B97])/(2*StereoF))" office:value-type="float" office:value="0.99304347826087">
            <text:p>0.99304348</text:p>
          </table:table-cell>
          <table:table-cell table:number-columns-repeated="252"/>
          <table:table-cell table:style-name="ce2" table:number-columns-repeated="767"/>
        </table:table-row>
        <table:table-row table:style-name="ro2">
          <table:table-cell table:style-name="ce6" office:value-type="float" office:value="70">
            <text:p>70</text:p>
          </table:table-cell>
          <table:table-cell table:style-name="ce11" table:formula="of:=IF([.A98]&lt;StereoRes;(B/100)*StereoF/[.A98];0)" office:value-type="float" office:value="0.842605714285714">
            <text:p>0.84260571</text:p>
          </table:table-cell>
          <table:table-cell table:style-name="ce13" table:formula="of:=IF([.A98]&lt;StereoRes;StereoF*(B/100)*CorrAccuracy/([.A98]*[.A98]);0)" office:value-type="float" office:value="0.00240744489795918">
            <text:p>0.0024</text:p>
          </table:table-cell>
          <table:table-cell table:style-name="ce11" table:formula="of:=IF([.A98]&lt;StereoRes;2*ATAN((StereoRes-[.A98])/(2*StereoF))*180/3.14;0)" office:value-type="float" office:value="60.2437710499148">
            <text:p>60.24377105</text:p>
          </table:table-cell>
          <table:table-cell table:style-name="ce11" table:formula="of:=((StereoRes-2*[.A98])*[.B98]/(2*StereoF))-((-StereoRes*[.B98])/(2*StereoF))" office:value-type="float" office:value="0.977142857142857">
            <text:p>0.97714286</text:p>
          </table:table-cell>
          <table:table-cell table:number-columns-repeated="252"/>
          <table:table-cell table:style-name="ce2" table:number-columns-repeated="767"/>
        </table:table-row>
        <table:table-row table:style-name="ro2">
          <table:table-cell table:style-name="ce6" office:value-type="float" office:value="71">
            <text:p>71</text:p>
          </table:table-cell>
          <table:table-cell table:style-name="ce11" table:formula="of:=IF([.A99]&lt;StereoRes;(B/100)*StereoF/[.A99];0)" office:value-type="float" office:value="0.830738028169014">
            <text:p>0.83073803</text:p>
          </table:table-cell>
          <table:table-cell table:style-name="ce13" table:formula="of:=IF([.A99]&lt;StereoRes;StereoF*(B/100)*CorrAccuracy/([.A99]*[.A99]);0)" office:value-type="float" office:value="0.00234010712160286">
            <text:p>0.0023</text:p>
          </table:table-cell>
          <table:table-cell table:style-name="ce11" table:formula="of:=IF([.A99]&lt;StereoRes;2*ATAN((StereoRes-[.A99])/(2*StereoF))*180/3.14;0)" office:value-type="float" office:value="60.1564499008676">
            <text:p>60.15644990</text:p>
          </table:table-cell>
          <table:table-cell table:style-name="ce11" table:formula="of:=((StereoRes-2*[.A99])*[.B99]/(2*StereoF))-((-StereoRes*[.B99])/(2*StereoF))" office:value-type="float" office:value="0.961690140845071">
            <text:p>0.96169014</text:p>
          </table:table-cell>
          <table:table-cell table:number-columns-repeated="252"/>
          <table:table-cell table:style-name="ce2" table:number-columns-repeated="767"/>
        </table:table-row>
        <table:table-row table:style-name="ro2">
          <table:table-cell table:style-name="ce6" office:value-type="float" office:value="72">
            <text:p>72</text:p>
          </table:table-cell>
          <table:table-cell table:style-name="ce11" table:formula="of:=IF([.A100]&lt;StereoRes;(B/100)*StereoF/[.A100];0)" office:value-type="float" office:value="0.8192">
            <text:p>0.81920000</text:p>
          </table:table-cell>
          <table:table-cell table:style-name="ce13" table:formula="of:=IF([.A100]&lt;StereoRes;StereoF*(B/100)*CorrAccuracy/([.A100]*[.A100]);0)" office:value-type="float" office:value="0.00227555555555556">
            <text:p>0.0023</text:p>
          </table:table-cell>
          <table:table-cell table:style-name="ce11" table:formula="of:=IF([.A100]&lt;StereoRes;2*ATAN((StereoRes-[.A100])/(2*StereoF))*180/3.14;0)" office:value-type="float" office:value="60.0690516934">
            <text:p>60.06905169</text:p>
          </table:table-cell>
          <table:table-cell table:style-name="ce11" table:formula="of:=((StereoRes-2*[.A100])*[.B100]/(2*StereoF))-((-StereoRes*[.B100])/(2*StereoF))" office:value-type="float" office:value="0.946666666666667">
            <text:p>0.94666667</text:p>
          </table:table-cell>
          <table:table-cell table:number-columns-repeated="252"/>
          <table:table-cell table:style-name="ce2" table:number-columns-repeated="767"/>
        </table:table-row>
        <table:table-row table:style-name="ro2">
          <table:table-cell table:style-name="ce6" office:value-type="float" office:value="73">
            <text:p>73</text:p>
          </table:table-cell>
          <table:table-cell table:style-name="ce11" table:formula="of:=IF([.A101]&lt;StereoRes;(B/100)*StereoF/[.A101];0)" office:value-type="float" office:value="0.807978082191781">
            <text:p>0.80797808</text:p>
          </table:table-cell>
          <table:table-cell table:style-name="ce13" table:formula="of:=IF([.A101]&lt;StereoRes;StereoF*(B/100)*CorrAccuracy/([.A101]*[.A101]);0)" office:value-type="float" office:value="0.00221363858134734">
            <text:p>0.0022</text:p>
          </table:table-cell>
          <table:table-cell table:style-name="ce11" table:formula="of:=IF([.A101]&lt;StereoRes;2*ATAN((StereoRes-[.A101])/(2*StereoF))*180/3.14;0)" office:value-type="float" office:value="59.9815764271746">
            <text:p>59.98157643</text:p>
          </table:table-cell>
          <table:table-cell table:style-name="ce11" table:formula="of:=((StereoRes-2*[.A101])*[.B101]/(2*StereoF))-((-StereoRes*[.B101])/(2*StereoF))" office:value-type="float" office:value="0.932054794520548">
            <text:p>0.93205479</text:p>
          </table:table-cell>
          <table:table-cell table:number-columns-repeated="252"/>
          <table:table-cell table:style-name="ce2" table:number-columns-repeated="767"/>
        </table:table-row>
        <table:table-row table:style-name="ro2">
          <table:table-cell table:style-name="ce6" office:value-type="float" office:value="74">
            <text:p>74</text:p>
          </table:table-cell>
          <table:table-cell table:style-name="ce11" table:formula="of:=IF([.A102]&lt;StereoRes;(B/100)*StereoF/[.A102];0)" office:value-type="float" office:value="0.797059459459459">
            <text:p>0.79705946</text:p>
          </table:table-cell>
          <table:table-cell table:style-name="ce13" table:formula="of:=IF([.A102]&lt;StereoRes;StereoF*(B/100)*CorrAccuracy/([.A102]*[.A102]);0)" office:value-type="float" office:value="0.00215421475529584">
            <text:p>0.0022</text:p>
          </table:table-cell>
          <table:table-cell table:style-name="ce11" table:formula="of:=IF([.A102]&lt;StereoRes;2*ATAN((StereoRes-[.A102])/(2*StereoF))*180/3.14;0)" office:value-type="float" office:value="59.8940241022127">
            <text:p>59.89402410</text:p>
          </table:table-cell>
          <table:table-cell table:style-name="ce11" table:formula="of:=((StereoRes-2*[.A102])*[.B102]/(2*StereoF))-((-StereoRes*[.B102])/(2*StereoF))" office:value-type="float" office:value="0.917837837837838">
            <text:p>0.91783784</text:p>
          </table:table-cell>
          <table:table-cell table:number-columns-repeated="252"/>
          <table:table-cell table:style-name="ce2" table:number-columns-repeated="767"/>
        </table:table-row>
        <table:table-row table:style-name="ro2">
          <table:table-cell table:style-name="ce6" office:value-type="float" office:value="75">
            <text:p>75</text:p>
          </table:table-cell>
          <table:table-cell table:style-name="ce11" table:formula="of:=IF([.A103]&lt;StereoRes;(B/100)*StereoF/[.A103];0)" office:value-type="float" office:value="0.786432">
            <text:p>0.78643200</text:p>
          </table:table-cell>
          <table:table-cell table:style-name="ce13" table:formula="of:=IF([.A103]&lt;StereoRes;StereoF*(B/100)*CorrAccuracy/([.A103]*[.A103]);0)" office:value-type="float" office:value="0.002097152">
            <text:p>0.0021</text:p>
          </table:table-cell>
          <table:table-cell table:style-name="ce11" table:formula="of:=IF([.A103]&lt;StereoRes;2*ATAN((StereoRes-[.A103])/(2*StereoF))*180/3.14;0)" office:value-type="float" office:value="59.8063947188949">
            <text:p>59.80639472</text:p>
          </table:table-cell>
          <table:table-cell table:style-name="ce11" table:formula="of:=((StereoRes-2*[.A103])*[.B103]/(2*StereoF))-((-StereoRes*[.B103])/(2*StereoF))" office:value-type="float" office:value="0.904">
            <text:p>0.90400000</text:p>
          </table:table-cell>
          <table:table-cell table:number-columns-repeated="252"/>
          <table:table-cell table:style-name="ce2" table:number-columns-repeated="767"/>
        </table:table-row>
        <table:table-row table:style-name="ro2">
          <table:table-cell table:style-name="ce6" office:value-type="float" office:value="76">
            <text:p>76</text:p>
          </table:table-cell>
          <table:table-cell table:style-name="ce11" table:formula="of:=IF([.A104]&lt;StereoRes;(B/100)*StereoF/[.A104];0)" office:value-type="float" office:value="0.776084210526316">
            <text:p>0.77608421</text:p>
          </table:table-cell>
          <table:table-cell table:style-name="ce13" table:formula="of:=IF([.A104]&lt;StereoRes;StereoF*(B/100)*CorrAccuracy/([.A104]*[.A104]);0)" office:value-type="float" office:value="0.00204232686980609">
            <text:p>0.0020</text:p>
          </table:table-cell>
          <table:table-cell table:style-name="ce11" table:formula="of:=IF([.A104]&lt;StereoRes;2*ATAN((StereoRes-[.A104])/(2*StereoF))*180/3.14;0)" office:value-type="float" office:value="59.7186882779627">
            <text:p>59.71868828</text:p>
          </table:table-cell>
          <table:table-cell table:style-name="ce11" table:formula="of:=((StereoRes-2*[.A104])*[.B104]/(2*StereoF))-((-StereoRes*[.B104])/(2*StereoF))" office:value-type="float" office:value="0.890526315789474">
            <text:p>0.89052632</text:p>
          </table:table-cell>
          <table:table-cell table:number-columns-repeated="252"/>
          <table:table-cell table:style-name="ce2" table:number-columns-repeated="767"/>
        </table:table-row>
        <table:table-row table:style-name="ro2">
          <table:table-cell table:style-name="ce6" office:value-type="float" office:value="77">
            <text:p>77</text:p>
          </table:table-cell>
          <table:table-cell table:style-name="ce11" table:formula="of:=IF([.A105]&lt;StereoRes;(B/100)*StereoF/[.A105];0)" office:value-type="float" office:value="0.766005194805195">
            <text:p>0.76600519</text:p>
          </table:table-cell>
          <table:table-cell table:style-name="ce13" table:formula="of:=IF([.A105]&lt;StereoRes;StereoF*(B/100)*CorrAccuracy/([.A105]*[.A105]);0)" office:value-type="float" office:value="0.0019896238826109">
            <text:p>0.0020</text:p>
          </table:table-cell>
          <table:table-cell table:style-name="ce11" table:formula="of:=IF([.A105]&lt;StereoRes;2*ATAN((StereoRes-[.A105])/(2*StereoF))*180/3.14;0)" office:value-type="float" office:value="59.6309047805196">
            <text:p>59.63090478</text:p>
          </table:table-cell>
          <table:table-cell table:style-name="ce11" table:formula="of:=((StereoRes-2*[.A105])*[.B105]/(2*StereoF))-((-StereoRes*[.B105])/(2*StereoF))" office:value-type="float" office:value="0.877402597402597">
            <text:p>0.87740260</text:p>
          </table:table-cell>
          <table:table-cell table:number-columns-repeated="252"/>
          <table:table-cell table:style-name="ce2" table:number-columns-repeated="767"/>
        </table:table-row>
        <table:table-row table:style-name="ro2">
          <table:table-cell table:style-name="ce6" office:value-type="float" office:value="78">
            <text:p>78</text:p>
          </table:table-cell>
          <table:table-cell table:style-name="ce11" table:formula="of:=IF([.A106]&lt;StereoRes;(B/100)*StereoF/[.A106];0)" office:value-type="float" office:value="0.756184615384615">
            <text:p>0.75618462</text:p>
          </table:table-cell>
          <table:table-cell table:style-name="ce13" table:formula="of:=IF([.A106]&lt;StereoRes;StereoF*(B/100)*CorrAccuracy/([.A106]*[.A106]);0)" office:value-type="float" office:value="0.0019389349112426">
            <text:p>0.0019</text:p>
          </table:table-cell>
          <table:table-cell table:style-name="ce11" table:formula="of:=IF([.A106]&lt;StereoRes;2*ATAN((StereoRes-[.A106])/(2*StereoF))*180/3.14;0)" office:value-type="float" office:value="59.5430442280325">
            <text:p>59.54304423</text:p>
          </table:table-cell>
          <table:table-cell table:style-name="ce11" table:formula="of:=((StereoRes-2*[.A106])*[.B106]/(2*StereoF))-((-StereoRes*[.B106])/(2*StereoF))" office:value-type="float" office:value="0.864615384615385">
            <text:p>0.86461538</text:p>
          </table:table-cell>
          <table:table-cell table:number-columns-repeated="252"/>
          <table:table-cell table:style-name="ce2" table:number-columns-repeated="767"/>
        </table:table-row>
        <table:table-row table:style-name="ro2">
          <table:table-cell table:style-name="ce6" office:value-type="float" office:value="79">
            <text:p>79</text:p>
          </table:table-cell>
          <table:table-cell table:style-name="ce11" table:formula="of:=IF([.A107]&lt;StereoRes;(B/100)*StereoF/[.A107];0)" office:value-type="float" office:value="0.746612658227848">
            <text:p>0.74661266</text:p>
          </table:table-cell>
          <table:table-cell table:style-name="ce13" table:formula="of:=IF([.A107]&lt;StereoRes;StereoF*(B/100)*CorrAccuracy/([.A107]*[.A107]);0)" office:value-type="float" office:value="0.00189015862842493">
            <text:p>0.0019</text:p>
          </table:table-cell>
          <table:table-cell table:style-name="ce11" table:formula="of:=IF([.A107]&lt;StereoRes;2*ATAN((StereoRes-[.A107])/(2*StereoF))*180/3.14;0)" office:value-type="float" office:value="59.4551066223328">
            <text:p>59.45510662</text:p>
          </table:table-cell>
          <table:table-cell table:style-name="ce11" table:formula="of:=((StereoRes-2*[.A107])*[.B107]/(2*StereoF))-((-StereoRes*[.B107])/(2*StereoF))" office:value-type="float" office:value="0.852151898734177">
            <text:p>0.85215190</text:p>
          </table:table-cell>
          <table:table-cell table:number-columns-repeated="252"/>
          <table:table-cell table:style-name="ce2" table:number-columns-repeated="767"/>
        </table:table-row>
        <table:table-row table:style-name="ro2">
          <table:table-cell table:style-name="ce6" office:value-type="float" office:value="80">
            <text:p>80</text:p>
          </table:table-cell>
          <table:table-cell table:style-name="ce11" table:formula="of:=IF([.A108]&lt;StereoRes;(B/100)*StereoF/[.A108];0)" office:value-type="float" office:value="0.73728">
            <text:p>0.73728000</text:p>
          </table:table-cell>
          <table:table-cell table:style-name="ce13" table:formula="of:=IF([.A108]&lt;StereoRes;StereoF*(B/100)*CorrAccuracy/([.A108]*[.A108]);0)" office:value-type="float" office:value="0.0018432">
            <text:p>0.0018</text:p>
          </table:table-cell>
          <table:table-cell table:style-name="ce11" table:formula="of:=IF([.A108]&lt;StereoRes;2*ATAN((StereoRes-[.A108])/(2*StereoF))*180/3.14;0)" office:value-type="float" office:value="59.3670919656178">
            <text:p>59.36709197</text:p>
          </table:table-cell>
          <table:table-cell table:style-name="ce11" table:formula="of:=((StereoRes-2*[.A108])*[.B108]/(2*StereoF))-((-StereoRes*[.B108])/(2*StereoF))" office:value-type="float" office:value="0.84">
            <text:p>0.84000000</text:p>
          </table:table-cell>
          <table:table-cell table:number-columns-repeated="252"/>
          <table:table-cell table:style-name="ce2" table:number-columns-repeated="767"/>
        </table:table-row>
        <table:table-row table:style-name="ro2">
          <table:table-cell table:style-name="ce6" office:value-type="float" office:value="81">
            <text:p>81</text:p>
          </table:table-cell>
          <table:table-cell table:style-name="ce11" table:formula="of:=IF([.A109]&lt;StereoRes;(B/100)*StereoF/[.A109];0)" office:value-type="float" office:value="0.728177777777778">
            <text:p>0.72817778</text:p>
          </table:table-cell>
          <table:table-cell table:style-name="ce13" table:formula="of:=IF([.A109]&lt;StereoRes;StereoF*(B/100)*CorrAccuracy/([.A109]*[.A109]);0)" office:value-type="float" office:value="0.00179796982167353">
            <text:p>0.0018</text:p>
          </table:table-cell>
          <table:table-cell table:style-name="ce11" table:formula="of:=IF([.A109]&lt;StereoRes;2*ATAN((StereoRes-[.A109])/(2*StereoF))*180/3.14;0)" office:value-type="float" office:value="59.279000260452">
            <text:p>59.27900026</text:p>
          </table:table-cell>
          <table:table-cell table:style-name="ce11" table:formula="of:=((StereoRes-2*[.A109])*[.B109]/(2*StereoF))-((-StereoRes*[.B109])/(2*StereoF))" office:value-type="float" office:value="0.828148148148148">
            <text:p>0.82814815</text:p>
          </table:table-cell>
          <table:table-cell table:number-columns-repeated="252"/>
          <table:table-cell table:style-name="ce2" table:number-columns-repeated="767"/>
        </table:table-row>
        <table:table-row table:style-name="ro2">
          <table:table-cell table:style-name="ce6" office:value-type="float" office:value="82">
            <text:p>82</text:p>
          </table:table-cell>
          <table:table-cell table:style-name="ce11" table:formula="of:=IF([.A110]&lt;StereoRes;(B/100)*StereoF/[.A110];0)" office:value-type="float" office:value="0.71929756097561">
            <text:p>0.71929756</text:p>
          </table:table-cell>
          <table:table-cell table:style-name="ce13" table:formula="of:=IF([.A110]&lt;StereoRes;StereoF*(B/100)*CorrAccuracy/([.A110]*[.A110]);0)" office:value-type="float" office:value="0.00175438429506246">
            <text:p>0.0018</text:p>
          </table:table-cell>
          <table:table-cell table:style-name="ce11" table:formula="of:=IF([.A110]&lt;StereoRes;2*ATAN((StereoRes-[.A110])/(2*StereoF))*180/3.14;0)" office:value-type="float" office:value="59.1908315097683">
            <text:p>59.19083151</text:p>
          </table:table-cell>
          <table:table-cell table:style-name="ce11" table:formula="of:=((StereoRes-2*[.A110])*[.B110]/(2*StereoF))-((-StereoRes*[.B110])/(2*StereoF))" office:value-type="float" office:value="0.816585365853658">
            <text:p>0.81658537</text:p>
          </table:table-cell>
          <table:table-cell table:number-columns-repeated="252"/>
          <table:table-cell table:style-name="ce2" table:number-columns-repeated="767"/>
        </table:table-row>
        <table:table-row table:style-name="ro2">
          <table:table-cell table:style-name="ce6" office:value-type="float" office:value="83">
            <text:p>83</text:p>
          </table:table-cell>
          <table:table-cell table:style-name="ce11" table:formula="of:=IF([.A111]&lt;StereoRes;(B/100)*StereoF/[.A111];0)" office:value-type="float" office:value="0.710631325301205">
            <text:p>0.71063133</text:p>
          </table:table-cell>
          <table:table-cell table:style-name="ce13" table:formula="of:=IF([.A111]&lt;StereoRes;StereoF*(B/100)*CorrAccuracy/([.A111]*[.A111]);0)" office:value-type="float" office:value="0.00171236463928001">
            <text:p>0.0017</text:p>
          </table:table-cell>
          <table:table-cell table:style-name="ce11" table:formula="of:=IF([.A111]&lt;StereoRes;2*ATAN((StereoRes-[.A111])/(2*StereoF))*180/3.14;0)" office:value-type="float" office:value="59.102585716869">
            <text:p>59.10258572</text:p>
          </table:table-cell>
          <table:table-cell table:style-name="ce11" table:formula="of:=((StereoRes-2*[.A111])*[.B111]/(2*StereoF))-((-StereoRes*[.B111])/(2*StereoF))" office:value-type="float" office:value="0.805301204819277">
            <text:p>0.80530120</text:p>
          </table:table-cell>
          <table:table-cell table:number-columns-repeated="252"/>
          <table:table-cell table:style-name="ce2" table:number-columns-repeated="767"/>
        </table:table-row>
        <table:table-row table:style-name="ro2">
          <table:table-cell table:style-name="ce6" office:value-type="float" office:value="84">
            <text:p>84</text:p>
          </table:table-cell>
          <table:table-cell table:style-name="ce11" table:formula="of:=IF([.A112]&lt;StereoRes;(B/100)*StereoF/[.A112];0)" office:value-type="float" office:value="0.702171428571429">
            <text:p>0.70217143</text:p>
          </table:table-cell>
          <table:table-cell table:style-name="ce13" table:formula="of:=IF([.A112]&lt;StereoRes;StereoF*(B/100)*CorrAccuracy/([.A112]*[.A112]);0)" office:value-type="float" office:value="0.00167183673469388">
            <text:p>0.0017</text:p>
          </table:table-cell>
          <table:table-cell table:style-name="ce11" table:formula="of:=IF([.A112]&lt;StereoRes;2*ATAN((StereoRes-[.A112])/(2*StereoF))*180/3.14;0)" office:value-type="float" office:value="59.0142628854277">
            <text:p>59.01426289</text:p>
          </table:table-cell>
          <table:table-cell table:style-name="ce11" table:formula="of:=((StereoRes-2*[.A112])*[.B112]/(2*StereoF))-((-StereoRes*[.B112])/(2*StereoF))" office:value-type="float" office:value="0.794285714285714">
            <text:p>0.79428571</text:p>
          </table:table-cell>
          <table:table-cell table:number-columns-repeated="252"/>
          <table:table-cell table:style-name="ce2" table:number-columns-repeated="767"/>
        </table:table-row>
        <table:table-row table:style-name="ro2">
          <table:table-cell table:style-name="ce6" office:value-type="float" office:value="85">
            <text:p>85</text:p>
          </table:table-cell>
          <table:table-cell table:style-name="ce11" table:formula="of:=IF([.A113]&lt;StereoRes;(B/100)*StereoF/[.A113];0)" office:value-type="float" office:value="0.693910588235294">
            <text:p>0.69391059</text:p>
          </table:table-cell>
          <table:table-cell table:style-name="ce13" table:formula="of:=IF([.A113]&lt;StereoRes;StereoF*(B/100)*CorrAccuracy/([.A113]*[.A113]);0)" office:value-type="float" office:value="0.00163273079584775">
            <text:p>0.0016</text:p>
          </table:table-cell>
          <table:table-cell table:style-name="ce11" table:formula="of:=IF([.A113]&lt;StereoRes;2*ATAN((StereoRes-[.A113])/(2*StereoF))*180/3.14;0)" office:value-type="float" office:value="58.9258630194898">
            <text:p>58.92586302</text:p>
          </table:table-cell>
          <table:table-cell table:style-name="ce11" table:formula="of:=((StereoRes-2*[.A113])*[.B113]/(2*StereoF))-((-StereoRes*[.B113])/(2*StereoF))" office:value-type="float" office:value="0.783529411764706">
            <text:p>0.78352941</text:p>
          </table:table-cell>
          <table:table-cell table:number-columns-repeated="252"/>
          <table:table-cell table:style-name="ce2" table:number-columns-repeated="767"/>
        </table:table-row>
        <table:table-row table:style-name="ro2">
          <table:table-cell table:style-name="ce6" office:value-type="float" office:value="86">
            <text:p>86</text:p>
          </table:table-cell>
          <table:table-cell table:style-name="ce11" table:formula="of:=IF([.A114]&lt;StereoRes;(B/100)*StereoF/[.A114];0)" office:value-type="float" office:value="0.685841860465116">
            <text:p>0.68584186</text:p>
          </table:table-cell>
          <table:table-cell table:style-name="ce13" table:formula="of:=IF([.A114]&lt;StereoRes;StereoF*(B/100)*CorrAccuracy/([.A114]*[.A114]);0)" office:value-type="float" office:value="0.00159498107084911">
            <text:p>0.0016</text:p>
          </table:table-cell>
          <table:table-cell table:style-name="ce11" table:formula="of:=IF([.A114]&lt;StereoRes;2*ATAN((StereoRes-[.A114])/(2*StereoF))*180/3.14;0)" office:value-type="float" office:value="58.8373861234745">
            <text:p>58.83738612</text:p>
          </table:table-cell>
          <table:table-cell table:style-name="ce11" table:formula="of:=((StereoRes-2*[.A114])*[.B114]/(2*StereoF))-((-StereoRes*[.B114])/(2*StereoF))" office:value-type="float" office:value="0.773023255813954">
            <text:p>0.77302326</text:p>
          </table:table-cell>
          <table:table-cell table:number-columns-repeated="252"/>
          <table:table-cell table:style-name="ce2" table:number-columns-repeated="767"/>
        </table:table-row>
        <table:table-row table:style-name="ro2">
          <table:table-cell table:style-name="ce6" office:value-type="float" office:value="87">
            <text:p>87</text:p>
          </table:table-cell>
          <table:table-cell table:style-name="ce11" table:formula="of:=IF([.A115]&lt;StereoRes;(B/100)*StereoF/[.A115];0)" office:value-type="float" office:value="0.677958620689655">
            <text:p>0.67795862</text:p>
          </table:table-cell>
          <table:table-cell table:style-name="ce13" table:formula="of:=IF([.A115]&lt;StereoRes;StereoF*(B/100)*CorrAccuracy/([.A115]*[.A115]);0)" office:value-type="float" office:value="0.00155852556480381">
            <text:p>0.0016</text:p>
          </table:table-cell>
          <table:table-cell table:style-name="ce11" table:formula="of:=IF([.A115]&lt;StereoRes;2*ATAN((StereoRes-[.A115])/(2*StereoF))*180/3.14;0)" office:value-type="float" office:value="58.7488322021753">
            <text:p>58.74883220</text:p>
          </table:table-cell>
          <table:table-cell table:style-name="ce11" table:formula="of:=((StereoRes-2*[.A115])*[.B115]/(2*StereoF))-((-StereoRes*[.B115])/(2*StereoF))" office:value-type="float" office:value="0.762758620689655">
            <text:p>0.76275862</text:p>
          </table:table-cell>
          <table:table-cell table:number-columns-repeated="252"/>
          <table:table-cell table:style-name="ce2" table:number-columns-repeated="767"/>
        </table:table-row>
        <table:table-row table:style-name="ro2">
          <table:table-cell table:style-name="ce6" office:value-type="float" office:value="88">
            <text:p>88</text:p>
          </table:table-cell>
          <table:table-cell table:style-name="ce11" table:formula="of:=IF([.A116]&lt;StereoRes;(B/100)*StereoF/[.A116];0)" office:value-type="float" office:value="0.670254545454545">
            <text:p>0.67025455</text:p>
          </table:table-cell>
          <table:table-cell table:style-name="ce13" table:formula="of:=IF([.A116]&lt;StereoRes;StereoF*(B/100)*CorrAccuracy/([.A116]*[.A116]);0)" office:value-type="float" office:value="0.00152330578512397">
            <text:p>0.0015</text:p>
          </table:table-cell>
          <table:table-cell table:style-name="ce11" table:formula="of:=IF([.A116]&lt;StereoRes;2*ATAN((StereoRes-[.A116])/(2*StereoF))*180/3.14;0)" office:value-type="float" office:value="58.6602012607621">
            <text:p>58.66020126</text:p>
          </table:table-cell>
          <table:table-cell table:style-name="ce11" table:formula="of:=((StereoRes-2*[.A116])*[.B116]/(2*StereoF))-((-StereoRes*[.B116])/(2*StereoF))" office:value-type="float" office:value="0.752727272727273">
            <text:p>0.75272727</text:p>
          </table:table-cell>
          <table:table-cell table:number-columns-repeated="252"/>
          <table:table-cell table:style-name="ce2" table:number-columns-repeated="767"/>
        </table:table-row>
        <table:table-row table:style-name="ro2">
          <table:table-cell table:style-name="ce6" office:value-type="float" office:value="89">
            <text:p>89</text:p>
          </table:table-cell>
          <table:table-cell table:style-name="ce11" table:formula="of:=IF([.A117]&lt;StereoRes;(B/100)*StereoF/[.A117];0)" office:value-type="float" office:value="0.662723595505618">
            <text:p>0.66272360</text:p>
          </table:table-cell>
          <table:table-cell table:style-name="ce13" table:formula="of:=IF([.A117]&lt;StereoRes;StereoF*(B/100)*CorrAccuracy/([.A117]*[.A117]);0)" office:value-type="float" office:value="0.0014892665067542">
            <text:p>0.0015</text:p>
          </table:table-cell>
          <table:table-cell table:style-name="ce11" table:formula="of:=IF([.A117]&lt;StereoRes;2*ATAN((StereoRes-[.A117])/(2*StereoF))*180/3.14;0)" office:value-type="float" office:value="58.5714933047817">
            <text:p>58.57149330</text:p>
          </table:table-cell>
          <table:table-cell table:style-name="ce11" table:formula="of:=((StereoRes-2*[.A117])*[.B117]/(2*StereoF))-((-StereoRes*[.B117])/(2*StereoF))" office:value-type="float" office:value="0.742921348314607">
            <text:p>0.74292135</text:p>
          </table:table-cell>
          <table:table-cell table:number-columns-repeated="252"/>
          <table:table-cell table:style-name="ce2" table:number-columns-repeated="767"/>
        </table:table-row>
        <table:table-row table:style-name="ro2">
          <table:table-cell table:style-name="ce6" office:value-type="float" office:value="90">
            <text:p>90</text:p>
          </table:table-cell>
          <table:table-cell table:style-name="ce11" table:formula="of:=IF([.A118]&lt;StereoRes;(B/100)*StereoF/[.A118];0)" office:value-type="float" office:value="0.65536">
            <text:p>0.65536000</text:p>
          </table:table-cell>
          <table:table-cell table:style-name="ce13" table:formula="of:=IF([.A118]&lt;StereoRes;StereoF*(B/100)*CorrAccuracy/([.A118]*[.A118]);0)" office:value-type="float" office:value="0.00145635555555556">
            <text:p>0.0015</text:p>
          </table:table-cell>
          <table:table-cell table:style-name="ce11" table:formula="of:=IF([.A118]&lt;StereoRes;2*ATAN((StereoRes-[.A118])/(2*StereoF))*180/3.14;0)" office:value-type="float" office:value="58.4827083401595">
            <text:p>58.48270834</text:p>
          </table:table-cell>
          <table:table-cell table:style-name="ce11" table:formula="of:=((StereoRes-2*[.A118])*[.B118]/(2*StereoF))-((-StereoRes*[.B118])/(2*StereoF))" office:value-type="float" office:value="0.733333333333333">
            <text:p>0.73333333</text:p>
          </table:table-cell>
          <table:table-cell table:number-columns-repeated="252"/>
          <table:table-cell table:style-name="ce2" table:number-columns-repeated="767"/>
        </table:table-row>
        <table:table-row table:style-name="ro2">
          <table:table-cell table:style-name="ce6" office:value-type="float" office:value="91">
            <text:p>91</text:p>
          </table:table-cell>
          <table:table-cell table:style-name="ce11" table:formula="of:=IF([.A119]&lt;StereoRes;(B/100)*StereoF/[.A119];0)" office:value-type="float" office:value="0.648158241758242">
            <text:p>0.64815824</text:p>
          </table:table-cell>
          <table:table-cell table:style-name="ce13" table:formula="of:=IF([.A119]&lt;StereoRes;StereoF*(B/100)*CorrAccuracy/([.A119]*[.A119]);0)" office:value-type="float" office:value="0.00142452360825987">
            <text:p>0.0014</text:p>
          </table:table-cell>
          <table:table-cell table:style-name="ce11" table:formula="of:=IF([.A119]&lt;StereoRes;2*ATAN((StereoRes-[.A119])/(2*StereoF))*180/3.14;0)" office:value-type="float" office:value="58.3938463732008">
            <text:p>58.39384637</text:p>
          </table:table-cell>
          <table:table-cell table:style-name="ce11" table:formula="of:=((StereoRes-2*[.A119])*[.B119]/(2*StereoF))-((-StereoRes*[.B119])/(2*StereoF))" office:value-type="float" office:value="0.723956043956044">
            <text:p>0.72395604</text:p>
          </table:table-cell>
          <table:table-cell table:number-columns-repeated="252"/>
          <table:table-cell table:style-name="ce2" table:number-columns-repeated="767"/>
        </table:table-row>
        <table:table-row table:style-name="ro2">
          <table:table-cell table:style-name="ce6" office:value-type="float" office:value="92">
            <text:p>92</text:p>
          </table:table-cell>
          <table:table-cell table:style-name="ce11" table:formula="of:=IF([.A120]&lt;StereoRes;(B/100)*StereoF/[.A120];0)" office:value-type="float" office:value="0.641113043478261">
            <text:p>0.64111304</text:p>
          </table:table-cell>
          <table:table-cell table:style-name="ce13" table:formula="of:=IF([.A120]&lt;StereoRes;StereoF*(B/100)*CorrAccuracy/([.A120]*[.A120]);0)" office:value-type="float" office:value="0.00139372400756144">
            <text:p>0.0014</text:p>
          </table:table-cell>
          <table:table-cell table:style-name="ce11" table:formula="of:=IF([.A120]&lt;StereoRes;2*ATAN((StereoRes-[.A120])/(2*StereoF))*180/3.14;0)" office:value-type="float" office:value="58.3049074105915">
            <text:p>58.30490741</text:p>
          </table:table-cell>
          <table:table-cell table:style-name="ce11" table:formula="of:=((StereoRes-2*[.A120])*[.B120]/(2*StereoF))-((-StereoRes*[.B120])/(2*StereoF))" office:value-type="float" office:value="0.714782608695652">
            <text:p>0.71478261</text:p>
          </table:table-cell>
          <table:table-cell table:number-columns-repeated="252"/>
          <table:table-cell table:style-name="ce2" table:number-columns-repeated="767"/>
        </table:table-row>
        <table:table-row table:style-name="ro2">
          <table:table-cell table:style-name="ce6" office:value-type="float" office:value="93">
            <text:p>93</text:p>
          </table:table-cell>
          <table:table-cell table:style-name="ce11" table:formula="of:=IF([.A121]&lt;StereoRes;(B/100)*StereoF/[.A121];0)" office:value-type="float" office:value="0.63421935483871">
            <text:p>0.63421935</text:p>
          </table:table-cell>
          <table:table-cell table:style-name="ce13" table:formula="of:=IF([.A121]&lt;StereoRes;StereoF*(B/100)*CorrAccuracy/([.A121]*[.A121]);0)" office:value-type="float" office:value="0.00136391259105099">
            <text:p>0.0014</text:p>
          </table:table-cell>
          <table:table-cell table:style-name="ce11" table:formula="of:=IF([.A121]&lt;StereoRes;2*ATAN((StereoRes-[.A121])/(2*StereoF))*180/3.14;0)" office:value-type="float" office:value="58.2158914594002">
            <text:p>58.21589146</text:p>
          </table:table-cell>
          <table:table-cell table:style-name="ce11" table:formula="of:=((StereoRes-2*[.A121])*[.B121]/(2*StereoF))-((-StereoRes*[.B121])/(2*StereoF))" office:value-type="float" office:value="0.705806451612903">
            <text:p>0.70580645</text:p>
          </table:table-cell>
          <table:table-cell table:number-columns-repeated="252"/>
          <table:table-cell table:style-name="ce2" table:number-columns-repeated="767"/>
        </table:table-row>
        <table:table-row table:style-name="ro2">
          <table:table-cell table:style-name="ce6" office:value-type="float" office:value="94">
            <text:p>94</text:p>
          </table:table-cell>
          <table:table-cell table:style-name="ce11" table:formula="of:=IF([.A122]&lt;StereoRes;(B/100)*StereoF/[.A122];0)" office:value-type="float" office:value="0.627472340425532">
            <text:p>0.62747234</text:p>
          </table:table-cell>
          <table:table-cell table:style-name="ce13" table:formula="of:=IF([.A122]&lt;StereoRes;StereoF*(B/100)*CorrAccuracy/([.A122]*[.A122]);0)" office:value-type="float" office:value="0.00133504753282028">
            <text:p>0.0013</text:p>
          </table:table-cell>
          <table:table-cell table:style-name="ce11" table:formula="of:=IF([.A122]&lt;StereoRes;2*ATAN((StereoRes-[.A122])/(2*StereoF))*180/3.14;0)" office:value-type="float" office:value="58.1267985270788">
            <text:p>58.12679853</text:p>
          </table:table-cell>
          <table:table-cell table:style-name="ce11" table:formula="of:=((StereoRes-2*[.A122])*[.B122]/(2*StereoF))-((-StereoRes*[.B122])/(2*StereoF))" office:value-type="float" office:value="0.697021276595745">
            <text:p>0.69702128</text:p>
          </table:table-cell>
          <table:table-cell table:number-columns-repeated="252"/>
          <table:table-cell table:style-name="ce2" table:number-columns-repeated="767"/>
        </table:table-row>
        <table:table-row table:style-name="ro2">
          <table:table-cell table:style-name="ce6" office:value-type="float" office:value="95">
            <text:p>95</text:p>
          </table:table-cell>
          <table:table-cell table:style-name="ce11" table:formula="of:=IF([.A123]&lt;StereoRes;(B/100)*StereoF/[.A123];0)" office:value-type="float" office:value="0.620867368421053">
            <text:p>0.62086737</text:p>
          </table:table-cell>
          <table:table-cell table:style-name="ce13" table:formula="of:=IF([.A123]&lt;StereoRes;StereoF*(B/100)*CorrAccuracy/([.A123]*[.A123]);0)" office:value-type="float" office:value="0.0013070891966759">
            <text:p>0.0013</text:p>
          </table:table-cell>
          <table:table-cell table:style-name="ce11" table:formula="of:=IF([.A123]&lt;StereoRes;2*ATAN((StereoRes-[.A123])/(2*StereoF))*180/3.14;0)" office:value-type="float" office:value="58.037628621464">
            <text:p>58.03762862</text:p>
          </table:table-cell>
          <table:table-cell table:style-name="ce11" table:formula="of:=((StereoRes-2*[.A123])*[.B123]/(2*StereoF))-((-StereoRes*[.B123])/(2*StereoF))" office:value-type="float" office:value="0.688421052631579">
            <text:p>0.68842105</text:p>
          </table:table-cell>
          <table:table-cell table:number-columns-repeated="252"/>
          <table:table-cell table:style-name="ce2" table:number-columns-repeated="767"/>
        </table:table-row>
        <table:table-row table:style-name="ro2">
          <table:table-cell table:style-name="ce6" office:value-type="float" office:value="96">
            <text:p>96</text:p>
          </table:table-cell>
          <table:table-cell table:style-name="ce11" table:formula="of:=IF([.A124]&lt;StereoRes;(B/100)*StereoF/[.A124];0)" office:value-type="float" office:value="0.6144">
            <text:p>0.61440000</text:p>
          </table:table-cell>
          <table:table-cell table:style-name="ce13" table:formula="of:=IF([.A124]&lt;StereoRes;StereoF*(B/100)*CorrAccuracy/([.A124]*[.A124]);0)" office:value-type="float" office:value="0.00128">
            <text:p>0.0013</text:p>
          </table:table-cell>
          <table:table-cell table:style-name="ce11" table:formula="of:=IF([.A124]&lt;StereoRes;2*ATAN((StereoRes-[.A124])/(2*StereoF))*180/3.14;0)" office:value-type="float" office:value="57.9483817507787">
            <text:p>57.94838175</text:p>
          </table:table-cell>
          <table:table-cell table:style-name="ce11" table:formula="of:=((StereoRes-2*[.A124])*[.B124]/(2*StereoF))-((-StereoRes*[.B124])/(2*StereoF))" office:value-type="float" office:value="0.68">
            <text:p>0.68000000</text:p>
          </table:table-cell>
          <table:table-cell table:number-columns-repeated="252"/>
          <table:table-cell table:style-name="ce2" table:number-columns-repeated="767"/>
        </table:table-row>
        <table:table-row table:style-name="ro2">
          <table:table-cell table:style-name="ce6" office:value-type="float" office:value="97">
            <text:p>97</text:p>
          </table:table-cell>
          <table:table-cell table:style-name="ce11" table:formula="of:=IF([.A125]&lt;StereoRes;(B/100)*StereoF/[.A125];0)" office:value-type="float" office:value="0.608065979381443">
            <text:p>0.60806598</text:p>
          </table:table-cell>
          <table:table-cell table:style-name="ce13" table:formula="of:=IF([.A125]&lt;StereoRes;StereoF*(B/100)*CorrAccuracy/([.A125]*[.A125]);0)" office:value-type="float" office:value="0.00125374428738442">
            <text:p>0.0013</text:p>
          </table:table-cell>
          <table:table-cell table:style-name="ce11" table:formula="of:=IF([.A125]&lt;StereoRes;2*ATAN((StereoRes-[.A125])/(2*StereoF))*180/3.14;0)" office:value-type="float" office:value="57.8590579236328">
            <text:p>57.85905792</text:p>
          </table:table-cell>
          <table:table-cell table:style-name="ce11" table:formula="of:=((StereoRes-2*[.A125])*[.B125]/(2*StereoF))-((-StereoRes*[.B125])/(2*StereoF))" office:value-type="float" office:value="0.671752577319588">
            <text:p>0.67175258</text:p>
          </table:table-cell>
          <table:table-cell table:number-columns-repeated="252"/>
          <table:table-cell table:style-name="ce2" table:number-columns-repeated="767"/>
        </table:table-row>
        <table:table-row table:style-name="ro2">
          <table:table-cell table:style-name="ce6" office:value-type="float" office:value="98">
            <text:p>98</text:p>
          </table:table-cell>
          <table:table-cell table:style-name="ce11" table:formula="of:=IF([.A126]&lt;StereoRes;(B/100)*StereoF/[.A126];0)" office:value-type="float" office:value="0.601861224489796">
            <text:p>0.60186122</text:p>
          </table:table-cell>
          <table:table-cell table:style-name="ce13" table:formula="of:=IF([.A126]&lt;StereoRes;StereoF*(B/100)*CorrAccuracy/([.A126]*[.A126]);0)" office:value-type="float" office:value="0.00122828821324448">
            <text:p>0.0012</text:p>
          </table:table-cell>
          <table:table-cell table:style-name="ce11" table:formula="of:=IF([.A126]&lt;StereoRes;2*ATAN((StereoRes-[.A126])/(2*StereoF))*180/3.14;0)" office:value-type="float" office:value="57.7696571490251">
            <text:p>57.76965715</text:p>
          </table:table-cell>
          <table:table-cell table:style-name="ce11" table:formula="of:=((StereoRes-2*[.A126])*[.B126]/(2*StereoF))-((-StereoRes*[.B126])/(2*StereoF))" office:value-type="float" office:value="0.663673469387755">
            <text:p>0.66367347</text:p>
          </table:table-cell>
          <table:table-cell table:number-columns-repeated="252"/>
          <table:table-cell table:style-name="ce2" table:number-columns-repeated="767"/>
        </table:table-row>
        <table:table-row table:style-name="ro2">
          <table:table-cell table:style-name="ce6" office:value-type="float" office:value="99">
            <text:p>99</text:p>
          </table:table-cell>
          <table:table-cell table:style-name="ce11" table:formula="of:=IF([.A127]&lt;StereoRes;(B/100)*StereoF/[.A127];0)" office:value-type="float" office:value="0.595781818181818">
            <text:p>0.59578182</text:p>
          </table:table-cell>
          <table:table-cell table:style-name="ce13" table:formula="of:=IF([.A127]&lt;StereoRes;StereoF*(B/100)*CorrAccuracy/([.A127]*[.A127]);0)" office:value-type="float" office:value="0.00120359963269054">
            <text:p>0.0012</text:p>
          </table:table-cell>
          <table:table-cell table:style-name="ce11" table:formula="of:=IF([.A127]&lt;StereoRes;2*ATAN((StereoRes-[.A127])/(2*StereoF))*180/3.14;0)" office:value-type="float" office:value="57.6801794363439">
            <text:p>57.68017944</text:p>
          </table:table-cell>
          <table:table-cell table:style-name="ce11" table:formula="of:=((StereoRes-2*[.A127])*[.B127]/(2*StereoF))-((-StereoRes*[.B127])/(2*StereoF))" office:value-type="float" office:value="0.655757575757576">
            <text:p>0.65575758</text:p>
          </table:table-cell>
          <table:table-cell table:number-columns-repeated="252"/>
          <table:table-cell table:style-name="ce2" table:number-columns-repeated="767"/>
        </table:table-row>
        <table:table-row table:style-name="ro2">
          <table:table-cell table:style-name="ce6" office:value-type="float" office:value="100">
            <text:p>100</text:p>
          </table:table-cell>
          <table:table-cell table:style-name="ce11" table:formula="of:=IF([.A128]&lt;StereoRes;(B/100)*StereoF/[.A128];0)" office:value-type="float" office:value="0.589824">
            <text:p>0.58982400</text:p>
          </table:table-cell>
          <table:table-cell table:style-name="ce13" table:formula="of:=IF([.A128]&lt;StereoRes;StereoF*(B/100)*CorrAccuracy/([.A128]*[.A128]);0)" office:value-type="float" office:value="0.001179648">
            <text:p>0.0012</text:p>
          </table:table-cell>
          <table:table-cell table:style-name="ce11" table:formula="of:=IF([.A128]&lt;StereoRes;2*ATAN((StereoRes-[.A128])/(2*StereoF))*180/3.14;0)" office:value-type="float" office:value="57.5906247953688">
            <text:p>57.59062480</text:p>
          </table:table-cell>
          <table:table-cell table:style-name="ce11" table:formula="of:=((StereoRes-2*[.A128])*[.B128]/(2*StereoF))-((-StereoRes*[.B128])/(2*StereoF))" office:value-type="float" office:value="0.648">
            <text:p>0.64800000</text:p>
          </table:table-cell>
          <table:table-cell table:number-columns-repeated="252"/>
          <table:table-cell table:style-name="ce2" table:number-columns-repeated="767"/>
        </table:table-row>
        <table:table-row table:style-name="ro2">
          <table:table-cell table:style-name="ce6" office:value-type="float" office:value="101">
            <text:p>101</text:p>
          </table:table-cell>
          <table:table-cell table:style-name="ce11" table:formula="of:=IF([.A129]&lt;StereoRes;(B/100)*StereoF/[.A129];0)" office:value-type="float" office:value="0.583984158415842">
            <text:p>0.58398416</text:p>
          </table:table-cell>
          <table:table-cell table:style-name="ce13" table:formula="of:=IF([.A129]&lt;StereoRes;StereoF*(B/100)*CorrAccuracy/([.A129]*[.A129]);0)" office:value-type="float" office:value="0.00115640427409078">
            <text:p>0.0012</text:p>
          </table:table-cell>
          <table:table-cell table:style-name="ce11" table:formula="of:=IF([.A129]&lt;StereoRes;2*ATAN((StereoRes-[.A129])/(2*StereoF))*180/3.14;0)" office:value-type="float" office:value="57.5009932362716">
            <text:p>57.50099324</text:p>
          </table:table-cell>
          <table:table-cell table:style-name="ce11" table:formula="of:=((StereoRes-2*[.A129])*[.B129]/(2*StereoF))-((-StereoRes*[.B129])/(2*StereoF))" office:value-type="float" office:value="0.64039603960396">
            <text:p>0.64039604</text:p>
          </table:table-cell>
          <table:table-cell table:number-columns-repeated="252"/>
          <table:table-cell table:style-name="ce2" table:number-columns-repeated="767"/>
        </table:table-row>
        <table:table-row table:style-name="ro2">
          <table:table-cell table:style-name="ce6" office:value-type="float" office:value="102">
            <text:p>102</text:p>
          </table:table-cell>
          <table:table-cell table:style-name="ce11" table:formula="of:=IF([.A130]&lt;StereoRes;(B/100)*StereoF/[.A130];0)" office:value-type="float" office:value="0.578258823529412">
            <text:p>0.57825882</text:p>
          </table:table-cell>
          <table:table-cell table:style-name="ce13" table:formula="of:=IF([.A130]&lt;StereoRes;StereoF*(B/100)*CorrAccuracy/([.A130]*[.A130]);0)" office:value-type="float" office:value="0.00113384083044983">
            <text:p>0.0011</text:p>
          </table:table-cell>
          <table:table-cell table:style-name="ce11" table:formula="of:=IF([.A130]&lt;StereoRes;2*ATAN((StereoRes-[.A130])/(2*StereoF))*180/3.14;0)" office:value-type="float" office:value="57.4112847696178">
            <text:p>57.41128477</text:p>
          </table:table-cell>
          <table:table-cell table:style-name="ce11" table:formula="of:=((StereoRes-2*[.A130])*[.B130]/(2*StereoF))-((-StereoRes*[.B130])/(2*StereoF))" office:value-type="float" office:value="0.632941176470588">
            <text:p>0.63294118</text:p>
          </table:table-cell>
          <table:table-cell table:number-columns-repeated="252"/>
          <table:table-cell table:style-name="ce2" table:number-columns-repeated="767"/>
        </table:table-row>
        <table:table-row table:style-name="ro2">
          <table:table-cell table:style-name="ce6" office:value-type="float" office:value="103">
            <text:p>103</text:p>
          </table:table-cell>
          <table:table-cell table:style-name="ce11" table:formula="of:=IF([.A131]&lt;StereoRes;(B/100)*StereoF/[.A131];0)" office:value-type="float" office:value="0.572644660194175">
            <text:p>0.57264466</text:p>
          </table:table-cell>
          <table:table-cell table:style-name="ce13" table:formula="of:=IF([.A131]&lt;StereoRes;StereoF*(B/100)*CorrAccuracy/([.A131]*[.A131]);0)" office:value-type="float" office:value="0.00111193137901782">
            <text:p>0.0011</text:p>
          </table:table-cell>
          <table:table-cell table:style-name="ce11" table:formula="of:=IF([.A131]&lt;StereoRes;2*ATAN((StereoRes-[.A131])/(2*StereoF))*180/3.14;0)" office:value-type="float" office:value="57.3214994063674">
            <text:p>57.32149941</text:p>
          </table:table-cell>
          <table:table-cell table:style-name="ce11" table:formula="of:=((StereoRes-2*[.A131])*[.B131]/(2*StereoF))-((-StereoRes*[.B131])/(2*StereoF))" office:value-type="float" office:value="0.625631067961165">
            <text:p>0.62563107</text:p>
          </table:table-cell>
          <table:table-cell table:number-columns-repeated="252"/>
          <table:table-cell table:style-name="ce2" table:number-columns-repeated="767"/>
        </table:table-row>
        <table:table-row table:style-name="ro2">
          <table:table-cell table:style-name="ce6" office:value-type="float" office:value="104">
            <text:p>104</text:p>
          </table:table-cell>
          <table:table-cell table:style-name="ce11" table:formula="of:=IF([.A132]&lt;StereoRes;(B/100)*StereoF/[.A132];0)" office:value-type="float" office:value="0.567138461538461">
            <text:p>0.56713846</text:p>
          </table:table-cell>
          <table:table-cell table:style-name="ce13" table:formula="of:=IF([.A132]&lt;StereoRes;StereoF*(B/100)*CorrAccuracy/([.A132]*[.A132]);0)" office:value-type="float" office:value="0.00109065088757396">
            <text:p>0.0011</text:p>
          </table:table-cell>
          <table:table-cell table:style-name="ce11" table:formula="of:=IF([.A132]&lt;StereoRes;2*ATAN((StereoRes-[.A132])/(2*StereoF))*180/3.14;0)" office:value-type="float" office:value="57.2316371578769">
            <text:p>57.23163716</text:p>
          </table:table-cell>
          <table:table-cell table:style-name="ce11" table:formula="of:=((StereoRes-2*[.A132])*[.B132]/(2*StereoF))-((-StereoRes*[.B132])/(2*StereoF))" office:value-type="float" office:value="0.618461538461538">
            <text:p>0.61846154</text:p>
          </table:table-cell>
          <table:table-cell table:number-columns-repeated="252"/>
          <table:table-cell table:style-name="ce2" table:number-columns-repeated="767"/>
        </table:table-row>
        <table:table-row table:style-name="ro2">
          <table:table-cell table:style-name="ce6" office:value-type="float" office:value="105">
            <text:p>105</text:p>
          </table:table-cell>
          <table:table-cell table:style-name="ce11" table:formula="of:=IF([.A133]&lt;StereoRes;(B/100)*StereoF/[.A133];0)" office:value-type="float" office:value="0.561737142857143">
            <text:p>0.56173714</text:p>
          </table:table-cell>
          <table:table-cell table:style-name="ce13" table:formula="of:=IF([.A133]&lt;StereoRes;StereoF*(B/100)*CorrAccuracy/([.A133]*[.A133]);0)" office:value-type="float" office:value="0.00106997551020408">
            <text:p>0.0011</text:p>
          </table:table-cell>
          <table:table-cell table:style-name="ce11" table:formula="of:=IF([.A133]&lt;StereoRes;2*ATAN((StereoRes-[.A133])/(2*StereoF))*180/3.14;0)" office:value-type="float" office:value="57.1416980358999">
            <text:p>57.14169804</text:p>
          </table:table-cell>
          <table:table-cell table:style-name="ce11" table:formula="of:=((StereoRes-2*[.A133])*[.B133]/(2*StereoF))-((-StereoRes*[.B133])/(2*StereoF))" office:value-type="float" office:value="0.611428571428571">
            <text:p>0.61142857</text:p>
          </table:table-cell>
          <table:table-cell table:number-columns-repeated="252"/>
          <table:table-cell table:style-name="ce2" table:number-columns-repeated="767"/>
        </table:table-row>
        <table:table-row table:style-name="ro2">
          <table:table-cell table:style-name="ce6" office:value-type="float" office:value="106">
            <text:p>106</text:p>
          </table:table-cell>
          <table:table-cell table:style-name="ce11" table:formula="of:=IF([.A134]&lt;StereoRes;(B/100)*StereoF/[.A134];0)" office:value-type="float" office:value="0.556437735849057">
            <text:p>0.55643774</text:p>
          </table:table-cell>
          <table:table-cell table:style-name="ce13" table:formula="of:=IF([.A134]&lt;StereoRes;StereoF*(B/100)*CorrAccuracy/([.A134]*[.A134]);0)" office:value-type="float" office:value="0.00104988252046992">
            <text:p>0.0010</text:p>
          </table:table-cell>
          <table:table-cell table:style-name="ce11" table:formula="of:=IF([.A134]&lt;StereoRes;2*ATAN((StereoRes-[.A134])/(2*StereoF))*180/3.14;0)" office:value-type="float" office:value="57.0516820525885">
            <text:p>57.05168205</text:p>
          </table:table-cell>
          <table:table-cell table:style-name="ce11" table:formula="of:=((StereoRes-2*[.A134])*[.B134]/(2*StereoF))-((-StereoRes*[.B134])/(2*StereoF))" office:value-type="float" office:value="0.604528301886792">
            <text:p>0.60452830</text:p>
          </table:table-cell>
          <table:table-cell table:number-columns-repeated="252"/>
          <table:table-cell table:style-name="ce2" table:number-columns-repeated="767"/>
        </table:table-row>
        <table:table-row table:style-name="ro2">
          <table:table-cell table:style-name="ce6" office:value-type="float" office:value="107">
            <text:p>107</text:p>
          </table:table-cell>
          <table:table-cell table:style-name="ce11" table:formula="of:=IF([.A135]&lt;StereoRes;(B/100)*StereoF/[.A135];0)" office:value-type="float" office:value="0.55123738317757">
            <text:p>0.55123738</text:p>
          </table:table-cell>
          <table:table-cell table:style-name="ce13" table:formula="of:=IF([.A135]&lt;StereoRes;StereoF*(B/100)*CorrAccuracy/([.A135]*[.A135]);0)" office:value-type="float" office:value="0.00103035024893004">
            <text:p>0.0010</text:p>
          </table:table-cell>
          <table:table-cell table:style-name="ce11" table:formula="of:=IF([.A135]&lt;StereoRes;2*ATAN((StereoRes-[.A135])/(2*StereoF))*180/3.14;0)" office:value-type="float" office:value="56.9615892204949">
            <text:p>56.96158922</text:p>
          </table:table-cell>
          <table:table-cell table:style-name="ce11" table:formula="of:=((StereoRes-2*[.A135])*[.B135]/(2*StereoF))-((-StereoRes*[.B135])/(2*StereoF))" office:value-type="float" office:value="0.597757009345794">
            <text:p>0.59775701</text:p>
          </table:table-cell>
          <table:table-cell table:number-columns-repeated="252"/>
          <table:table-cell table:style-name="ce2" table:number-columns-repeated="767"/>
        </table:table-row>
        <table:table-row table:style-name="ro2">
          <table:table-cell table:style-name="ce6" office:value-type="float" office:value="108">
            <text:p>108</text:p>
          </table:table-cell>
          <table:table-cell table:style-name="ce11" table:formula="of:=IF([.A136]&lt;StereoRes;(B/100)*StereoF/[.A136];0)" office:value-type="float" office:value="0.546133333333333">
            <text:p>0.54613333</text:p>
          </table:table-cell>
          <table:table-cell table:style-name="ce13" table:formula="of:=IF([.A136]&lt;StereoRes;StereoF*(B/100)*CorrAccuracy/([.A136]*[.A136]);0)" office:value-type="float" office:value="0.00101135802469136">
            <text:p>0.0010</text:p>
          </table:table-cell>
          <table:table-cell table:style-name="ce11" table:formula="of:=IF([.A136]&lt;StereoRes;2*ATAN((StereoRes-[.A136])/(2*StereoF))*180/3.14;0)" office:value-type="float" office:value="56.871419552572">
            <text:p>56.87141955</text:p>
          </table:table-cell>
          <table:table-cell table:style-name="ce11" table:formula="of:=((StereoRes-2*[.A136])*[.B136]/(2*StereoF))-((-StereoRes*[.B136])/(2*StereoF))" office:value-type="float" office:value="0.591111111111111">
            <text:p>0.59111111</text:p>
          </table:table-cell>
          <table:table-cell table:number-columns-repeated="252"/>
          <table:table-cell table:style-name="ce2" table:number-columns-repeated="767"/>
        </table:table-row>
        <table:table-row table:style-name="ro2">
          <table:table-cell table:style-name="ce6" office:value-type="float" office:value="109">
            <text:p>109</text:p>
          </table:table-cell>
          <table:table-cell table:style-name="ce11" table:formula="of:=IF([.A137]&lt;StereoRes;(B/100)*StereoF/[.A137];0)" office:value-type="float" office:value="0.541122935779817">
            <text:p>0.54112294</text:p>
          </table:table-cell>
          <table:table-cell table:style-name="ce13" table:formula="of:=IF([.A137]&lt;StereoRes;StereoF*(B/100)*CorrAccuracy/([.A137]*[.A137]);0)" office:value-type="float" office:value="0.000992886120696911">
            <text:p>0.0010</text:p>
          </table:table-cell>
          <table:table-cell table:style-name="ce11" table:formula="of:=IF([.A137]&lt;StereoRes;2*ATAN((StereoRes-[.A137])/(2*StereoF))*180/3.14;0)" office:value-type="float" office:value="56.7811730621755">
            <text:p>56.78117306</text:p>
          </table:table-cell>
          <table:table-cell table:style-name="ce11" table:formula="of:=((StereoRes-2*[.A137])*[.B137]/(2*StereoF))-((-StereoRes*[.B137])/(2*StereoF))" office:value-type="float" office:value="0.584587155963303">
            <text:p>0.58458716</text:p>
          </table:table-cell>
          <table:table-cell table:number-columns-repeated="252"/>
          <table:table-cell table:style-name="ce2" table:number-columns-repeated="767"/>
        </table:table-row>
        <table:table-row table:style-name="ro2">
          <table:table-cell table:style-name="ce6" office:value-type="float" office:value="110">
            <text:p>110</text:p>
          </table:table-cell>
          <table:table-cell table:style-name="ce11" table:formula="of:=IF([.A138]&lt;StereoRes;(B/100)*StereoF/[.A138];0)" office:value-type="float" office:value="0.536203636363636">
            <text:p>0.53620364</text:p>
          </table:table-cell>
          <table:table-cell table:style-name="ce13" table:formula="of:=IF([.A138]&lt;StereoRes;StereoF*(B/100)*CorrAccuracy/([.A138]*[.A138]);0)" office:value-type="float" office:value="0.000974915702479339">
            <text:p>0.0010</text:p>
          </table:table-cell>
          <table:table-cell table:style-name="ce11" table:formula="of:=IF([.A138]&lt;StereoRes;2*ATAN((StereoRes-[.A138])/(2*StereoF))*180/3.14;0)" office:value-type="float" office:value="56.6908497630641">
            <text:p>56.69084976</text:p>
          </table:table-cell>
          <table:table-cell table:style-name="ce11" table:formula="of:=((StereoRes-2*[.A138])*[.B138]/(2*StereoF))-((-StereoRes*[.B138])/(2*StereoF))" office:value-type="float" office:value="0.578181818181818">
            <text:p>0.57818182</text:p>
          </table:table-cell>
          <table:table-cell table:number-columns-repeated="252"/>
          <table:table-cell table:style-name="ce2" table:number-columns-repeated="767"/>
        </table:table-row>
        <table:table-row table:style-name="ro2">
          <table:table-cell table:style-name="ce6" office:value-type="float" office:value="111">
            <text:p>111</text:p>
          </table:table-cell>
          <table:table-cell table:style-name="ce11" table:formula="of:=IF([.A139]&lt;StereoRes;(B/100)*StereoF/[.A139];0)" office:value-type="float" office:value="0.531372972972973">
            <text:p>0.53137297</text:p>
          </table:table-cell>
          <table:table-cell table:style-name="ce13" table:formula="of:=IF([.A139]&lt;StereoRes;StereoF*(B/100)*CorrAccuracy/([.A139]*[.A139]);0)" office:value-type="float" office:value="0.000957428780131483">
            <text:p>0.0010</text:p>
          </table:table-cell>
          <table:table-cell table:style-name="ce11" table:formula="of:=IF([.A139]&lt;StereoRes;2*ATAN((StereoRes-[.A139])/(2*StereoF))*180/3.14;0)" office:value-type="float" office:value="56.6004496694017">
            <text:p>56.60044967</text:p>
          </table:table-cell>
          <table:table-cell table:style-name="ce11" table:formula="of:=((StereoRes-2*[.A139])*[.B139]/(2*StereoF))-((-StereoRes*[.B139])/(2*StereoF))" office:value-type="float" office:value="0.571891891891892">
            <text:p>0.57189189</text:p>
          </table:table-cell>
          <table:table-cell table:number-columns-repeated="252"/>
          <table:table-cell table:style-name="ce2" table:number-columns-repeated="767"/>
        </table:table-row>
        <table:table-row table:style-name="ro2">
          <table:table-cell table:style-name="ce6" office:value-type="float" office:value="112">
            <text:p>112</text:p>
          </table:table-cell>
          <table:table-cell table:style-name="ce11" table:formula="of:=IF([.A140]&lt;StereoRes;(B/100)*StereoF/[.A140];0)" office:value-type="float" office:value="0.526628571428571">
            <text:p>0.52662857</text:p>
          </table:table-cell>
          <table:table-cell table:style-name="ce13" table:formula="of:=IF([.A140]&lt;StereoRes;StereoF*(B/100)*CorrAccuracy/([.A140]*[.A140]);0)" office:value-type="float" office:value="0.000940408163265306">
            <text:p>0.0009</text:p>
          </table:table-cell>
          <table:table-cell table:style-name="ce11" table:formula="of:=IF([.A140]&lt;StereoRes;2*ATAN((StereoRes-[.A140])/(2*StereoF))*180/3.14;0)" office:value-type="float" office:value="56.5099727957581">
            <text:p>56.50997280</text:p>
          </table:table-cell>
          <table:table-cell table:style-name="ce11" table:formula="of:=((StereoRes-2*[.A140])*[.B140]/(2*StereoF))-((-StereoRes*[.B140])/(2*StereoF))" office:value-type="float" office:value="0.565714285714286">
            <text:p>0.56571429</text:p>
          </table:table-cell>
          <table:table-cell table:number-columns-repeated="252"/>
          <table:table-cell table:style-name="ce2" table:number-columns-repeated="767"/>
        </table:table-row>
        <table:table-row table:style-name="ro2">
          <table:table-cell table:style-name="ce6" office:value-type="float" office:value="113">
            <text:p>113</text:p>
          </table:table-cell>
          <table:table-cell table:style-name="ce11" table:formula="of:=IF([.A141]&lt;StereoRes;(B/100)*StereoF/[.A141];0)" office:value-type="float" office:value="0.52196814159292">
            <text:p>0.52196814</text:p>
          </table:table-cell>
          <table:table-cell table:style-name="ce13" table:formula="of:=IF([.A141]&lt;StereoRes;StereoF*(B/100)*CorrAccuracy/([.A141]*[.A141]);0)" office:value-type="float" office:value="0.000923837418748532">
            <text:p>0.0009</text:p>
          </table:table-cell>
          <table:table-cell table:style-name="ce11" table:formula="of:=IF([.A141]&lt;StereoRes;2*ATAN((StereoRes-[.A141])/(2*StereoF))*180/3.14;0)" office:value-type="float" office:value="56.4194191571106">
            <text:p>56.41941916</text:p>
          </table:table-cell>
          <table:table-cell table:style-name="ce11" table:formula="of:=((StereoRes-2*[.A141])*[.B141]/(2*StereoF))-((-StereoRes*[.B141])/(2*StereoF))" office:value-type="float" office:value="0.559646017699115">
            <text:p>0.55964602</text:p>
          </table:table-cell>
          <table:table-cell table:number-columns-repeated="252"/>
          <table:table-cell table:style-name="ce2" table:number-columns-repeated="767"/>
        </table:table-row>
        <table:table-row table:style-name="ro2">
          <table:table-cell table:style-name="ce6" office:value-type="float" office:value="114">
            <text:p>114</text:p>
          </table:table-cell>
          <table:table-cell table:style-name="ce11" table:formula="of:=IF([.A142]&lt;StereoRes;(B/100)*StereoF/[.A142];0)" office:value-type="float" office:value="0.51738947368421">
            <text:p>0.51738947</text:p>
          </table:table-cell>
          <table:table-cell table:style-name="ce13" table:formula="of:=IF([.A142]&lt;StereoRes;StereoF*(B/100)*CorrAccuracy/([.A142]*[.A142]);0)" office:value-type="float" office:value="0.000907700831024931">
            <text:p>0.0009</text:p>
          </table:table-cell>
          <table:table-cell table:style-name="ce11" table:formula="of:=IF([.A142]&lt;StereoRes;2*ATAN((StereoRes-[.A142])/(2*StereoF))*180/3.14;0)" office:value-type="float" office:value="56.3287887688447">
            <text:p>56.32878877</text:p>
          </table:table-cell>
          <table:table-cell table:style-name="ce11" table:formula="of:=((StereoRes-2*[.A142])*[.B142]/(2*StereoF))-((-StereoRes*[.B142])/(2*StereoF))" office:value-type="float" office:value="0.553684210526316">
            <text:p>0.55368421</text:p>
          </table:table-cell>
          <table:table-cell table:number-columns-repeated="252"/>
          <table:table-cell table:style-name="ce2" table:number-columns-repeated="767"/>
        </table:table-row>
        <table:table-row table:style-name="ro2">
          <table:table-cell table:style-name="ce6" office:value-type="float" office:value="115">
            <text:p>115</text:p>
          </table:table-cell>
          <table:table-cell table:style-name="ce11" table:formula="of:=IF([.A143]&lt;StereoRes;(B/100)*StereoF/[.A143];0)" office:value-type="float" office:value="0.512890434782609">
            <text:p>0.51289043</text:p>
          </table:table-cell>
          <table:table-cell table:style-name="ce13" table:formula="of:=IF([.A143]&lt;StereoRes;StereoF*(B/100)*CorrAccuracy/([.A143]*[.A143]);0)" office:value-type="float" office:value="0.000891983364839319">
            <text:p>0.0009</text:p>
          </table:table-cell>
          <table:table-cell table:style-name="ce11" table:formula="of:=IF([.A143]&lt;StereoRes;2*ATAN((StereoRes-[.A143])/(2*StereoF))*180/3.14;0)" office:value-type="float" office:value="56.2380816467559">
            <text:p>56.23808165</text:p>
          </table:table-cell>
          <table:table-cell table:style-name="ce11" table:formula="of:=((StereoRes-2*[.A143])*[.B143]/(2*StereoF))-((-StereoRes*[.B143])/(2*StereoF))" office:value-type="float" office:value="0.547826086956522">
            <text:p>0.54782609</text:p>
          </table:table-cell>
          <table:table-cell table:number-columns-repeated="252"/>
          <table:table-cell table:style-name="ce2" table:number-columns-repeated="767"/>
        </table:table-row>
        <table:table-row table:style-name="ro2">
          <table:table-cell table:style-name="ce6" office:value-type="float" office:value="116">
            <text:p>116</text:p>
          </table:table-cell>
          <table:table-cell table:style-name="ce11" table:formula="of:=IF([.A144]&lt;StereoRes;(B/100)*StereoF/[.A144];0)" office:value-type="float" office:value="0.508468965517241">
            <text:p>0.50846897</text:p>
          </table:table-cell>
          <table:table-cell table:style-name="ce13" table:formula="of:=IF([.A144]&lt;StereoRes;StereoF*(B/100)*CorrAccuracy/([.A144]*[.A144]);0)" office:value-type="float" office:value="0.00087667063020214">
            <text:p>0.0009</text:p>
          </table:table-cell>
          <table:table-cell table:style-name="ce11" table:formula="of:=IF([.A144]&lt;StereoRes;2*ATAN((StereoRes-[.A144])/(2*StereoF))*180/3.14;0)" office:value-type="float" office:value="56.1472978070506">
            <text:p>56.14729781</text:p>
          </table:table-cell>
          <table:table-cell table:style-name="ce11" table:formula="of:=((StereoRes-2*[.A144])*[.B144]/(2*StereoF))-((-StereoRes*[.B144])/(2*StereoF))" office:value-type="float" office:value="0.542068965517241">
            <text:p>0.54206897</text:p>
          </table:table-cell>
          <table:table-cell table:number-columns-repeated="252"/>
          <table:table-cell table:style-name="ce2" table:number-columns-repeated="767"/>
        </table:table-row>
        <table:table-row table:style-name="ro2">
          <table:table-cell table:style-name="ce6" office:value-type="float" office:value="117">
            <text:p>117</text:p>
          </table:table-cell>
          <table:table-cell table:style-name="ce11" table:formula="of:=IF([.A145]&lt;StereoRes;(B/100)*StereoF/[.A145];0)" office:value-type="float" office:value="0.504123076923077">
            <text:p>0.50412308</text:p>
          </table:table-cell>
          <table:table-cell table:style-name="ce13" table:formula="of:=IF([.A145]&lt;StereoRes;StereoF*(B/100)*CorrAccuracy/([.A145]*[.A145]);0)" office:value-type="float" office:value="0.000861748849441157">
            <text:p>0.0009</text:p>
          </table:table-cell>
          <table:table-cell table:style-name="ce11" table:formula="of:=IF([.A145]&lt;StereoRes;2*ATAN((StereoRes-[.A145])/(2*StereoF))*180/3.14;0)" office:value-type="float" office:value="56.0564372663475">
            <text:p>56.05643727</text:p>
          </table:table-cell>
          <table:table-cell table:style-name="ce11" table:formula="of:=((StereoRes-2*[.A145])*[.B145]/(2*StereoF))-((-StereoRes*[.B145])/(2*StereoF))" office:value-type="float" office:value="0.536410256410256">
            <text:p>0.53641026</text:p>
          </table:table-cell>
          <table:table-cell table:number-columns-repeated="252"/>
          <table:table-cell table:style-name="ce2" table:number-columns-repeated="767"/>
        </table:table-row>
        <table:table-row table:style-name="ro2">
          <table:table-cell table:style-name="ce6" office:value-type="float" office:value="118">
            <text:p>118</text:p>
          </table:table-cell>
          <table:table-cell table:style-name="ce11" table:formula="of:=IF([.A146]&lt;StereoRes;(B/100)*StereoF/[.A146];0)" office:value-type="float" office:value="0.499850847457627">
            <text:p>0.49985085</text:p>
          </table:table-cell>
          <table:table-cell table:style-name="ce13" table:formula="of:=IF([.A146]&lt;StereoRes;StereoF*(B/100)*CorrAccuracy/([.A146]*[.A146]);0)" office:value-type="float" office:value="0.000847204826199368">
            <text:p>0.0008</text:p>
          </table:table-cell>
          <table:table-cell table:style-name="ce11" table:formula="of:=IF([.A146]&lt;StereoRes;2*ATAN((StereoRes-[.A146])/(2*StereoF))*180/3.14;0)" office:value-type="float" office:value="55.9655000416787">
            <text:p>55.96550004</text:p>
          </table:table-cell>
          <table:table-cell table:style-name="ce11" table:formula="of:=((StereoRes-2*[.A146])*[.B146]/(2*StereoF))-((-StereoRes*[.B146])/(2*StereoF))" office:value-type="float" office:value="0.530847457627119">
            <text:p>0.53084746</text:p>
          </table:table-cell>
          <table:table-cell table:number-columns-repeated="252"/>
          <table:table-cell table:style-name="ce2" table:number-columns-repeated="767"/>
        </table:table-row>
        <table:table-row table:style-name="ro2">
          <table:table-cell table:style-name="ce6" office:value-type="float" office:value="119">
            <text:p>119</text:p>
          </table:table-cell>
          <table:table-cell table:style-name="ce11" table:formula="of:=IF([.A147]&lt;StereoRes;(B/100)*StereoF/[.A147];0)" office:value-type="float" office:value="0.495650420168067">
            <text:p>0.49565042</text:p>
          </table:table-cell>
          <table:table-cell table:style-name="ce13" table:formula="of:=IF([.A147]&lt;StereoRes;StereoF*(B/100)*CorrAccuracy/([.A147]*[.A147]);0)" office:value-type="float" office:value="0.000833025916248853">
            <text:p>0.0008</text:p>
          </table:table-cell>
          <table:table-cell table:style-name="ce11" table:formula="of:=IF([.A147]&lt;StereoRes;2*ATAN((StereoRes-[.A147])/(2*StereoF))*180/3.14;0)" office:value-type="float" office:value="55.8744861504913">
            <text:p>55.87448615</text:p>
          </table:table-cell>
          <table:table-cell table:style-name="ce11" table:formula="of:=((StereoRes-2*[.A147])*[.B147]/(2*StereoF))-((-StereoRes*[.B147])/(2*StereoF))" office:value-type="float" office:value="0.525378151260504">
            <text:p>0.52537815</text:p>
          </table:table-cell>
          <table:table-cell table:number-columns-repeated="252"/>
          <table:table-cell table:style-name="ce2" table:number-columns-repeated="767"/>
        </table:table-row>
        <table:table-row table:style-name="ro2">
          <table:table-cell table:style-name="ce6" office:value-type="float" office:value="120">
            <text:p>120</text:p>
          </table:table-cell>
          <table:table-cell table:style-name="ce11" table:formula="of:=IF([.A148]&lt;StereoRes;(B/100)*StereoF/[.A148];0)" office:value-type="float" office:value="0.49152">
            <text:p>0.49152000</text:p>
          </table:table-cell>
          <table:table-cell table:style-name="ce13" table:formula="of:=IF([.A148]&lt;StereoRes;StereoF*(B/100)*CorrAccuracy/([.A148]*[.A148]);0)" office:value-type="float" office:value="0.0008192">
            <text:p>0.0008</text:p>
          </table:table-cell>
          <table:table-cell table:style-name="ce11" table:formula="of:=IF([.A148]&lt;StereoRes;2*ATAN((StereoRes-[.A148])/(2*StereoF))*180/3.14;0)" office:value-type="float" office:value="55.7833956106479">
            <text:p>55.78339561</text:p>
          </table:table-cell>
          <table:table-cell table:style-name="ce11" table:formula="of:=((StereoRes-2*[.A148])*[.B148]/(2*StereoF))-((-StereoRes*[.B148])/(2*StereoF))" office:value-type="float" office:value="0.52">
            <text:p>0.52000000</text:p>
          </table:table-cell>
          <table:table-cell table:number-columns-repeated="252"/>
          <table:table-cell table:style-name="ce2" table:number-columns-repeated="767"/>
        </table:table-row>
        <table:table-row table:style-name="ro2">
          <table:table-cell table:style-name="ce6" office:value-type="float" office:value="121">
            <text:p>121</text:p>
          </table:table-cell>
          <table:table-cell table:style-name="ce11" table:formula="of:=IF([.A149]&lt;StereoRes;(B/100)*StereoF/[.A149];0)" office:value-type="float" office:value="0.487457851239669">
            <text:p>0.48745785</text:p>
          </table:table-cell>
          <table:table-cell table:style-name="ce13" table:formula="of:=IF([.A149]&lt;StereoRes;StereoF*(B/100)*CorrAccuracy/([.A149]*[.A149]);0)" office:value-type="float" office:value="0.000805715456594495">
            <text:p>0.0008</text:p>
          </table:table-cell>
          <table:table-cell table:style-name="ce11" table:formula="of:=IF([.A149]&lt;StereoRes;2*ATAN((StereoRes-[.A149])/(2*StereoF))*180/3.14;0)" office:value-type="float" office:value="55.6922284404286">
            <text:p>55.69222844</text:p>
          </table:table-cell>
          <table:table-cell table:style-name="ce11" table:formula="of:=((StereoRes-2*[.A149])*[.B149]/(2*StereoF))-((-StereoRes*[.B149])/(2*StereoF))" office:value-type="float" office:value="0.514710743801653">
            <text:p>0.51471074</text:p>
          </table:table-cell>
          <table:table-cell table:number-columns-repeated="252"/>
          <table:table-cell table:style-name="ce2" table:number-columns-repeated="767"/>
        </table:table-row>
        <table:table-row table:style-name="ro2">
          <table:table-cell table:style-name="ce6" office:value-type="float" office:value="122">
            <text:p>122</text:p>
          </table:table-cell>
          <table:table-cell table:style-name="ce11" table:formula="of:=IF([.A150]&lt;StereoRes;(B/100)*StereoF/[.A150];0)" office:value-type="float" office:value="0.483462295081967">
            <text:p>0.48346230</text:p>
          </table:table-cell>
          <table:table-cell table:style-name="ce13" table:formula="of:=IF([.A150]&lt;StereoRes;StereoF*(B/100)*CorrAccuracy/([.A150]*[.A150]);0)" office:value-type="float" office:value="0.000792561139478635">
            <text:p>0.0008</text:p>
          </table:table-cell>
          <table:table-cell table:style-name="ce11" table:formula="of:=IF([.A150]&lt;StereoRes;2*ATAN((StereoRes-[.A150])/(2*StereoF))*180/3.14;0)" office:value-type="float" office:value="55.6009846585317">
            <text:p>55.60098466</text:p>
          </table:table-cell>
          <table:table-cell table:style-name="ce11" table:formula="of:=((StereoRes-2*[.A150])*[.B150]/(2*StereoF))-((-StereoRes*[.B150])/(2*StereoF))" office:value-type="float" office:value="0.509508196721312">
            <text:p>0.50950820</text:p>
          </table:table-cell>
          <table:table-cell table:number-columns-repeated="252"/>
          <table:table-cell table:style-name="ce2" table:number-columns-repeated="767"/>
        </table:table-row>
        <table:table-row table:style-name="ro2">
          <table:table-cell table:style-name="ce6" office:value-type="float" office:value="123">
            <text:p>123</text:p>
          </table:table-cell>
          <table:table-cell table:style-name="ce11" table:formula="of:=IF([.A151]&lt;StereoRes;(B/100)*StereoF/[.A151];0)" office:value-type="float" office:value="0.479531707317073">
            <text:p>0.47953171</text:p>
          </table:table-cell>
          <table:table-cell table:style-name="ce13" table:formula="of:=IF([.A151]&lt;StereoRes;StereoF*(B/100)*CorrAccuracy/([.A151]*[.A151]);0)" office:value-type="float" office:value="0.000779726353361095">
            <text:p>0.0008</text:p>
          </table:table-cell>
          <table:table-cell table:style-name="ce11" table:formula="of:=IF([.A151]&lt;StereoRes;2*ATAN((StereoRes-[.A151])/(2*StereoF))*180/3.14;0)" office:value-type="float" office:value="55.5096642840753">
            <text:p>55.50966428</text:p>
          </table:table-cell>
          <table:table-cell table:style-name="ce11" table:formula="of:=((StereoRes-2*[.A151])*[.B151]/(2*StereoF))-((-StereoRes*[.B151])/(2*StereoF))" office:value-type="float" office:value="0.504390243902439">
            <text:p>0.50439024</text:p>
          </table:table-cell>
          <table:table-cell table:number-columns-repeated="252"/>
          <table:table-cell table:style-name="ce2" table:number-columns-repeated="767"/>
        </table:table-row>
        <table:table-row table:style-name="ro2">
          <table:table-cell table:style-name="ce6" office:value-type="float" office:value="124">
            <text:p>124</text:p>
          </table:table-cell>
          <table:table-cell table:style-name="ce11" table:formula="of:=IF([.A152]&lt;StereoRes;(B/100)*StereoF/[.A152];0)" office:value-type="float" office:value="0.475664516129032">
            <text:p>0.47566452</text:p>
          </table:table-cell>
          <table:table-cell table:style-name="ce13" table:formula="of:=IF([.A152]&lt;StereoRes;StereoF*(B/100)*CorrAccuracy/([.A152]*[.A152]);0)" office:value-type="float" office:value="0.000767200832466181">
            <text:p>0.0008</text:p>
          </table:table-cell>
          <table:table-cell table:style-name="ce11" table:formula="of:=IF([.A152]&lt;StereoRes;2*ATAN((StereoRes-[.A152])/(2*StereoF))*180/3.14;0)" office:value-type="float" office:value="55.4182673365983">
            <text:p>55.41826734</text:p>
          </table:table-cell>
          <table:table-cell table:style-name="ce11" table:formula="of:=((StereoRes-2*[.A152])*[.B152]/(2*StereoF))-((-StereoRes*[.B152])/(2*StereoF))" office:value-type="float" office:value="0.499354838709677">
            <text:p>0.49935484</text:p>
          </table:table-cell>
          <table:table-cell table:number-columns-repeated="252"/>
          <table:table-cell table:style-name="ce2" table:number-columns-repeated="767"/>
        </table:table-row>
        <table:table-row table:style-name="ro2">
          <table:table-cell table:style-name="ce6" office:value-type="float" office:value="125">
            <text:p>125</text:p>
          </table:table-cell>
          <table:table-cell table:style-name="ce11" table:formula="of:=IF([.A153]&lt;StereoRes;(B/100)*StereoF/[.A153];0)" office:value-type="float" office:value="0.4718592">
            <text:p>0.47185920</text:p>
          </table:table-cell>
          <table:table-cell table:style-name="ce13" table:formula="of:=IF([.A153]&lt;StereoRes;StereoF*(B/100)*CorrAccuracy/([.A153]*[.A153]);0)" office:value-type="float" office:value="0.00075497472">
            <text:p>0.0008</text:p>
          </table:table-cell>
          <table:table-cell table:style-name="ce11" table:formula="of:=IF([.A153]&lt;StereoRes;2*ATAN((StereoRes-[.A153])/(2*StereoF))*180/3.14;0)" office:value-type="float" office:value="55.3267938360617">
            <text:p>55.32679384</text:p>
          </table:table-cell>
          <table:table-cell table:style-name="ce11" table:formula="of:=((StereoRes-2*[.A153])*[.B153]/(2*StereoF))-((-StereoRes*[.B153])/(2*StereoF))" office:value-type="float" office:value="0.4944">
            <text:p>0.49440000</text:p>
          </table:table-cell>
          <table:table-cell table:number-columns-repeated="252"/>
          <table:table-cell table:style-name="ce2" table:number-columns-repeated="767"/>
        </table:table-row>
        <table:table-row table:style-name="ro2">
          <table:table-cell table:style-name="ce6" office:value-type="float" office:value="126">
            <text:p>126</text:p>
          </table:table-cell>
          <table:table-cell table:style-name="ce11" table:formula="of:=IF([.A154]&lt;StereoRes;(B/100)*StereoF/[.A154];0)" office:value-type="float" office:value="0.468114285714286">
            <text:p>0.46811429</text:p>
          </table:table-cell>
          <table:table-cell table:style-name="ce13" table:formula="of:=IF([.A154]&lt;StereoRes;StereoF*(B/100)*CorrAccuracy/([.A154]*[.A154]);0)" office:value-type="float" office:value="0.000743038548752835">
            <text:p>0.0007</text:p>
          </table:table-cell>
          <table:table-cell table:style-name="ce11" table:formula="of:=IF([.A154]&lt;StereoRes;2*ATAN((StereoRes-[.A154])/(2*StereoF))*180/3.14;0)" office:value-type="float" office:value="55.2352438028497">
            <text:p>55.23524380</text:p>
          </table:table-cell>
          <table:table-cell table:style-name="ce11" table:formula="of:=((StereoRes-2*[.A154])*[.B154]/(2*StereoF))-((-StereoRes*[.B154])/(2*StereoF))" office:value-type="float" office:value="0.48952380952381">
            <text:p>0.48952381</text:p>
          </table:table-cell>
          <table:table-cell table:number-columns-repeated="252"/>
          <table:table-cell table:style-name="ce2" table:number-columns-repeated="767"/>
        </table:table-row>
        <table:table-row table:style-name="ro2">
          <table:table-cell table:style-name="ce6" office:value-type="float" office:value="127">
            <text:p>127</text:p>
          </table:table-cell>
          <table:table-cell table:style-name="ce11" table:formula="of:=IF([.A155]&lt;StereoRes;(B/100)*StereoF/[.A155];0)" office:value-type="float" office:value="0.464428346456693">
            <text:p>0.46442835</text:p>
          </table:table-cell>
          <table:table-cell table:style-name="ce13" table:formula="of:=IF([.A155]&lt;StereoRes;StereoF*(B/100)*CorrAccuracy/([.A155]*[.A155]);0)" office:value-type="float" office:value="0.000731383222766446">
            <text:p>0.0007</text:p>
          </table:table-cell>
          <table:table-cell table:style-name="ce11" table:formula="of:=IF([.A155]&lt;StereoRes;2*ATAN((StereoRes-[.A155])/(2*StereoF))*180/3.14;0)" office:value-type="float" office:value="55.1436172577711">
            <text:p>55.14361726</text:p>
          </table:table-cell>
          <table:table-cell table:style-name="ce11" table:formula="of:=((StereoRes-2*[.A155])*[.B155]/(2*StereoF))-((-StereoRes*[.B155])/(2*StereoF))" office:value-type="float" office:value="0.484724409448819">
            <text:p>0.48472441</text:p>
          </table:table-cell>
          <table:table-cell table:number-columns-repeated="252"/>
          <table:table-cell table:style-name="ce2" table:number-columns-repeated="767"/>
        </table:table-row>
        <table:table-row table:style-name="ro2">
          <table:table-cell table:style-name="ce6" office:value-type="float" office:value="128">
            <text:p>128</text:p>
          </table:table-cell>
          <table:table-cell table:style-name="ce11" table:formula="of:=IF([.A156]&lt;StereoRes;(B/100)*StereoF/[.A156];0)" office:value-type="float" office:value="0.4608">
            <text:p>0.46080000</text:p>
          </table:table-cell>
          <table:table-cell table:style-name="ce13" table:formula="of:=IF([.A156]&lt;StereoRes;StereoF*(B/100)*CorrAccuracy/([.A156]*[.A156]);0)" office:value-type="float" office:value="0.00072">
            <text:p>0.0007</text:p>
          </table:table-cell>
          <table:table-cell table:style-name="ce11" table:formula="of:=IF([.A156]&lt;StereoRes;2*ATAN((StereoRes-[.A156])/(2*StereoF))*180/3.14;0)" office:value-type="float" office:value="55.0519142220604">
            <text:p>55.05191422</text:p>
          </table:table-cell>
          <table:table-cell table:style-name="ce11" table:formula="of:=((StereoRes-2*[.A156])*[.B156]/(2*StereoF))-((-StereoRes*[.B156])/(2*StereoF))" office:value-type="float" office:value="0.48">
            <text:p>0.48000000</text:p>
          </table:table-cell>
          <table:table-cell table:number-columns-repeated="252"/>
          <table:table-cell table:style-name="ce2" table:number-columns-repeated="767"/>
        </table:table-row>
        <table:table-row table:style-name="ro2">
          <table:table-cell table:style-name="ce6" office:value-type="float" office:value="129">
            <text:p>129</text:p>
          </table:table-cell>
          <table:table-cell table:style-name="ce11" table:formula="of:=IF([.A157]&lt;StereoRes;(B/100)*StereoF/[.A157];0)" office:value-type="float" office:value="0.457227906976744">
            <text:p>0.45722791</text:p>
          </table:table-cell>
          <table:table-cell table:style-name="ce13" table:formula="of:=IF([.A157]&lt;StereoRes;StereoF*(B/100)*CorrAccuracy/([.A157]*[.A157]);0)" office:value-type="float" office:value="0.000708880475932937">
            <text:p>0.0007</text:p>
          </table:table-cell>
          <table:table-cell table:style-name="ce11" table:formula="of:=IF([.A157]&lt;StereoRes;2*ATAN((StereoRes-[.A157])/(2*StereoF))*180/3.14;0)" office:value-type="float" office:value="54.9601347173792">
            <text:p>54.96013472</text:p>
          </table:table-cell>
          <table:table-cell table:style-name="ce11" table:formula="of:=((StereoRes-2*[.A157])*[.B157]/(2*StereoF))-((-StereoRes*[.B157])/(2*StereoF))" office:value-type="float" office:value="0.475348837209302">
            <text:p>0.47534884</text:p>
          </table:table-cell>
          <table:table-cell table:number-columns-repeated="252"/>
          <table:table-cell table:style-name="ce2" table:number-columns-repeated="767"/>
        </table:table-row>
        <table:table-row table:style-name="ro2">
          <table:table-cell table:style-name="ce6" office:value-type="float" office:value="130">
            <text:p>130</text:p>
          </table:table-cell>
          <table:table-cell table:style-name="ce11" table:formula="of:=IF([.A158]&lt;StereoRes;(B/100)*StereoF/[.A158];0)" office:value-type="float" office:value="0.453710769230769">
            <text:p>0.45371077</text:p>
          </table:table-cell>
          <table:table-cell table:style-name="ce13" table:formula="of:=IF([.A158]&lt;StereoRes;StereoF*(B/100)*CorrAccuracy/([.A158]*[.A158]);0)" office:value-type="float" office:value="0.000698016568047337">
            <text:p>0.0007</text:p>
          </table:table-cell>
          <table:table-cell table:style-name="ce11" table:formula="of:=IF([.A158]&lt;StereoRes;2*ATAN((StereoRes-[.A158])/(2*StereoF))*180/3.14;0)" office:value-type="float" office:value="54.868278765817">
            <text:p>54.86827877</text:p>
          </table:table-cell>
          <table:table-cell table:style-name="ce11" table:formula="of:=((StereoRes-2*[.A158])*[.B158]/(2*StereoF))-((-StereoRes*[.B158])/(2*StereoF))" office:value-type="float" office:value="0.470769230769231">
            <text:p>0.47076923</text:p>
          </table:table-cell>
          <table:table-cell table:number-columns-repeated="252"/>
          <table:table-cell table:style-name="ce2" table:number-columns-repeated="767"/>
        </table:table-row>
        <table:table-row table:style-name="ro2">
          <table:table-cell table:style-name="ce6" office:value-type="float" office:value="131">
            <text:p>131</text:p>
          </table:table-cell>
          <table:table-cell table:style-name="ce11" table:formula="of:=IF([.A159]&lt;StereoRes;(B/100)*StereoF/[.A159];0)" office:value-type="float" office:value="0.450247328244275">
            <text:p>0.45024733</text:p>
          </table:table-cell>
          <table:table-cell table:style-name="ce13" table:formula="of:=IF([.A159]&lt;StereoRes;StereoF*(B/100)*CorrAccuracy/([.A159]*[.A159]);0)" office:value-type="float" office:value="0.000687400501136298">
            <text:p>0.0007</text:p>
          </table:table-cell>
          <table:table-cell table:style-name="ce11" table:formula="of:=IF([.A159]&lt;StereoRes;2*ATAN((StereoRes-[.A159])/(2*StereoF))*180/3.14;0)" office:value-type="float" office:value="54.7763463898929">
            <text:p>54.77634639</text:p>
          </table:table-cell>
          <table:table-cell table:style-name="ce11" table:formula="of:=((StereoRes-2*[.A159])*[.B159]/(2*StereoF))-((-StereoRes*[.B159])/(2*StereoF))" office:value-type="float" office:value="0.466259541984733">
            <text:p>0.46625954</text:p>
          </table:table-cell>
          <table:table-cell table:number-columns-repeated="252"/>
          <table:table-cell table:style-name="ce2" table:number-columns-repeated="767"/>
        </table:table-row>
        <table:table-row table:style-name="ro2">
          <table:table-cell table:style-name="ce6" office:value-type="float" office:value="132">
            <text:p>132</text:p>
          </table:table-cell>
          <table:table-cell table:style-name="ce11" table:formula="of:=IF([.A160]&lt;StereoRes;(B/100)*StereoF/[.A160];0)" office:value-type="float" office:value="0.446836363636364">
            <text:p>0.44683636</text:p>
          </table:table-cell>
          <table:table-cell table:style-name="ce13" table:formula="of:=IF([.A160]&lt;StereoRes;StereoF*(B/100)*CorrAccuracy/([.A160]*[.A160]);0)" office:value-type="float" office:value="0.00067702479338843">
            <text:p>0.0007</text:p>
          </table:table-cell>
          <table:table-cell table:style-name="ce11" table:formula="of:=IF([.A160]&lt;StereoRes;2*ATAN((StereoRes-[.A160])/(2*StereoF))*180/3.14;0)" office:value-type="float" office:value="54.6843376125566">
            <text:p>54.68433761</text:p>
          </table:table-cell>
          <table:table-cell table:style-name="ce11" table:formula="of:=((StereoRes-2*[.A160])*[.B160]/(2*StereoF))-((-StereoRes*[.B160])/(2*StereoF))" office:value-type="float" office:value="0.461818181818182">
            <text:p>0.46181818</text:p>
          </table:table-cell>
          <table:table-cell table:number-columns-repeated="252"/>
          <table:table-cell table:style-name="ce2" table:number-columns-repeated="767"/>
        </table:table-row>
        <table:table-row table:style-name="ro2">
          <table:table-cell table:style-name="ce6" office:value-type="float" office:value="133">
            <text:p>133</text:p>
          </table:table-cell>
          <table:table-cell table:style-name="ce11" table:formula="of:=IF([.A161]&lt;StereoRes;(B/100)*StereoF/[.A161];0)" office:value-type="float" office:value="0.443476691729323">
            <text:p>0.44347669</text:p>
          </table:table-cell>
          <table:table-cell table:style-name="ce13" table:formula="of:=IF([.A161]&lt;StereoRes;StereoF*(B/100)*CorrAccuracy/([.A161]*[.A161]);0)" office:value-type="float" office:value="0.00066688224320199">
            <text:p>0.0007</text:p>
          </table:table-cell>
          <table:table-cell table:style-name="ce11" table:formula="of:=IF([.A161]&lt;StereoRes;2*ATAN((StereoRes-[.A161])/(2*StereoF))*180/3.14;0)" office:value-type="float" office:value="54.5922524571895">
            <text:p>54.59225246</text:p>
          </table:table-cell>
          <table:table-cell table:style-name="ce11" table:formula="of:=((StereoRes-2*[.A161])*[.B161]/(2*StereoF))-((-StereoRes*[.B161])/(2*StereoF))" office:value-type="float" office:value="0.457443609022556">
            <text:p>0.45744361</text:p>
          </table:table-cell>
          <table:table-cell table:number-columns-repeated="252"/>
          <table:table-cell table:style-name="ce2" table:number-columns-repeated="767"/>
        </table:table-row>
        <table:table-row table:style-name="ro2">
          <table:table-cell table:style-name="ce6" office:value-type="float" office:value="134">
            <text:p>134</text:p>
          </table:table-cell>
          <table:table-cell table:style-name="ce11" table:formula="of:=IF([.A162]&lt;StereoRes;(B/100)*StereoF/[.A162];0)" office:value-type="float" office:value="0.440167164179104">
            <text:p>0.44016716</text:p>
          </table:table-cell>
          <table:table-cell table:style-name="ce13" table:formula="of:=IF([.A162]&lt;StereoRes;StereoF*(B/100)*CorrAccuracy/([.A162]*[.A162]);0)" office:value-type="float" office:value="0.000656965916685231">
            <text:p>0.0007</text:p>
          </table:table-cell>
          <table:table-cell table:style-name="ce11" table:formula="of:=IF([.A162]&lt;StereoRes;2*ATAN((StereoRes-[.A162])/(2*StereoF))*180/3.14;0)" office:value-type="float" office:value="54.5000909476061">
            <text:p>54.50009095</text:p>
          </table:table-cell>
          <table:table-cell table:style-name="ce11" table:formula="of:=((StereoRes-2*[.A162])*[.B162]/(2*StereoF))-((-StereoRes*[.B162])/(2*StereoF))" office:value-type="float" office:value="0.453134328358209">
            <text:p>0.45313433</text:p>
          </table:table-cell>
          <table:table-cell table:number-columns-repeated="252"/>
          <table:table-cell table:style-name="ce2" table:number-columns-repeated="767"/>
        </table:table-row>
        <table:table-row table:style-name="ro2">
          <table:table-cell table:style-name="ce6" office:value-type="float" office:value="135">
            <text:p>135</text:p>
          </table:table-cell>
          <table:table-cell table:style-name="ce11" table:formula="of:=IF([.A163]&lt;StereoRes;(B/100)*StereoF/[.A163];0)" office:value-type="float" office:value="0.436906666666667">
            <text:p>0.43690667</text:p>
          </table:table-cell>
          <table:table-cell table:style-name="ce13" table:formula="of:=IF([.A163]&lt;StereoRes;StereoF*(B/100)*CorrAccuracy/([.A163]*[.A163]);0)" office:value-type="float" office:value="0.000647269135802469">
            <text:p>0.0006</text:p>
          </table:table-cell>
          <table:table-cell table:style-name="ce11" table:formula="of:=IF([.A163]&lt;StereoRes;2*ATAN((StereoRes-[.A163])/(2*StereoF))*180/3.14;0)" office:value-type="float" office:value="54.407853108055">
            <text:p>54.40785311</text:p>
          </table:table-cell>
          <table:table-cell table:style-name="ce11" table:formula="of:=((StereoRes-2*[.A163])*[.B163]/(2*StereoF))-((-StereoRes*[.B163])/(2*StereoF))" office:value-type="float" office:value="0.448888888888889">
            <text:p>0.44888889</text:p>
          </table:table-cell>
          <table:table-cell table:number-columns-repeated="252"/>
          <table:table-cell table:style-name="ce2" table:number-columns-repeated="767"/>
        </table:table-row>
        <table:table-row table:style-name="ro2">
          <table:table-cell table:style-name="ce6" office:value-type="float" office:value="136">
            <text:p>136</text:p>
          </table:table-cell>
          <table:table-cell table:style-name="ce11" table:formula="of:=IF([.A164]&lt;StereoRes;(B/100)*StereoF/[.A164];0)" office:value-type="float" office:value="0.433694117647059">
            <text:p>0.43369412</text:p>
          </table:table-cell>
          <table:table-cell table:style-name="ce13" table:formula="of:=IF([.A164]&lt;StereoRes;StereoF*(B/100)*CorrAccuracy/([.A164]*[.A164]);0)" office:value-type="float" office:value="0.000637785467128028">
            <text:p>0.0006</text:p>
          </table:table-cell>
          <table:table-cell table:style-name="ce11" table:formula="of:=IF([.A164]&lt;StereoRes;2*ATAN((StereoRes-[.A164])/(2*StereoF))*180/3.14;0)" office:value-type="float" office:value="54.3155389632203">
            <text:p>54.31553896</text:p>
          </table:table-cell>
          <table:table-cell table:style-name="ce11" table:formula="of:=((StereoRes-2*[.A164])*[.B164]/(2*StereoF))-((-StereoRes*[.B164])/(2*StereoF))" office:value-type="float" office:value="0.444705882352941">
            <text:p>0.44470588</text:p>
          </table:table-cell>
          <table:table-cell table:number-columns-repeated="252"/>
          <table:table-cell table:style-name="ce2" table:number-columns-repeated="767"/>
        </table:table-row>
        <table:table-row table:style-name="ro2">
          <table:table-cell table:style-name="ce6" office:value-type="float" office:value="137">
            <text:p>137</text:p>
          </table:table-cell>
          <table:table-cell table:style-name="ce11" table:formula="of:=IF([.A165]&lt;StereoRes;(B/100)*StereoF/[.A165];0)" office:value-type="float" office:value="0.430528467153285">
            <text:p>0.43052847</text:p>
          </table:table-cell>
          <table:table-cell table:style-name="ce13" table:formula="of:=IF([.A165]&lt;StereoRes;StereoF*(B/100)*CorrAccuracy/([.A165]*[.A165]);0)" office:value-type="float" office:value="0.000628508711172678">
            <text:p>0.0006</text:p>
          </table:table-cell>
          <table:table-cell table:style-name="ce11" table:formula="of:=IF([.A165]&lt;StereoRes;2*ATAN((StereoRes-[.A165])/(2*StereoF))*180/3.14;0)" office:value-type="float" office:value="54.2231485382228">
            <text:p>54.22314854</text:p>
          </table:table-cell>
          <table:table-cell table:style-name="ce11" table:formula="of:=((StereoRes-2*[.A165])*[.B165]/(2*StereoF))-((-StereoRes*[.B165])/(2*StereoF))" office:value-type="float" office:value="0.440583941605839">
            <text:p>0.44058394</text:p>
          </table:table-cell>
          <table:table-cell table:number-columns-repeated="252"/>
          <table:table-cell table:style-name="ce2" table:number-columns-repeated="767"/>
        </table:table-row>
        <table:table-row table:style-name="ro2">
          <table:table-cell table:style-name="ce6" office:value-type="float" office:value="138">
            <text:p>138</text:p>
          </table:table-cell>
          <table:table-cell table:style-name="ce11" table:formula="of:=IF([.A166]&lt;StereoRes;(B/100)*StereoF/[.A166];0)" office:value-type="float" office:value="0.427408695652174">
            <text:p>0.42740870</text:p>
          </table:table-cell>
          <table:table-cell table:style-name="ce13" table:formula="of:=IF([.A166]&lt;StereoRes;StereoF*(B/100)*CorrAccuracy/([.A166]*[.A166]);0)" office:value-type="float" office:value="0.000619432892249527">
            <text:p>0.0006</text:p>
          </table:table-cell>
          <table:table-cell table:style-name="ce11" table:formula="of:=IF([.A166]&lt;StereoRes;2*ATAN((StereoRes-[.A166])/(2*StereoF))*180/3.14;0)" office:value-type="float" office:value="54.130681858621">
            <text:p>54.13068186</text:p>
          </table:table-cell>
          <table:table-cell table:style-name="ce11" table:formula="of:=((StereoRes-2*[.A166])*[.B166]/(2*StereoF))-((-StereoRes*[.B166])/(2*StereoF))" office:value-type="float" office:value="0.436521739130435">
            <text:p>0.43652174</text:p>
          </table:table-cell>
          <table:table-cell table:number-columns-repeated="252"/>
          <table:table-cell table:style-name="ce2" table:number-columns-repeated="767"/>
        </table:table-row>
        <table:table-row table:style-name="ro2">
          <table:table-cell table:style-name="ce6" office:value-type="float" office:value="139">
            <text:p>139</text:p>
          </table:table-cell>
          <table:table-cell table:style-name="ce11" table:formula="of:=IF([.A167]&lt;StereoRes;(B/100)*StereoF/[.A167];0)" office:value-type="float" office:value="0.42433381294964">
            <text:p>0.42433381</text:p>
          </table:table-cell>
          <table:table-cell table:style-name="ce13" table:formula="of:=IF([.A167]&lt;StereoRes;StereoF*(B/100)*CorrAccuracy/([.A167]*[.A167]);0)" office:value-type="float" office:value="0.000610552248848403">
            <text:p>0.0006</text:p>
          </table:table-cell>
          <table:table-cell table:style-name="ce11" table:formula="of:=IF([.A167]&lt;StereoRes;2*ATAN((StereoRes-[.A167])/(2*StereoF))*180/3.14;0)" office:value-type="float" office:value="54.0381389504124">
            <text:p>54.03813895</text:p>
          </table:table-cell>
          <table:table-cell table:style-name="ce11" table:formula="of:=((StereoRes-2*[.A167])*[.B167]/(2*StereoF))-((-StereoRes*[.B167])/(2*StereoF))" office:value-type="float" office:value="0.432517985611511">
            <text:p>0.43251799</text:p>
          </table:table-cell>
          <table:table-cell table:number-columns-repeated="252"/>
          <table:table-cell table:style-name="ce2" table:number-columns-repeated="767"/>
        </table:table-row>
        <table:table-row table:style-name="ro2">
          <table:table-cell table:style-name="ce6" office:value-type="float" office:value="140">
            <text:p>140</text:p>
          </table:table-cell>
          <table:table-cell table:style-name="ce11" table:formula="of:=IF([.A168]&lt;StereoRes;(B/100)*StereoF/[.A168];0)" office:value-type="float" office:value="0.421302857142857">
            <text:p>0.42130286</text:p>
          </table:table-cell>
          <table:table-cell table:style-name="ce13" table:formula="of:=IF([.A168]&lt;StereoRes;StereoF*(B/100)*CorrAccuracy/([.A168]*[.A168]);0)" office:value-type="float" office:value="0.000601861224489796">
            <text:p>0.0006</text:p>
          </table:table-cell>
          <table:table-cell table:style-name="ce11" table:formula="of:=IF([.A168]&lt;StereoRes;2*ATAN((StereoRes-[.A168])/(2*StereoF))*180/3.14;0)" office:value-type="float" office:value="53.9455198400348">
            <text:p>53.94551984</text:p>
          </table:table-cell>
          <table:table-cell table:style-name="ce11" table:formula="of:=((StereoRes-2*[.A168])*[.B168]/(2*StereoF))-((-StereoRes*[.B168])/(2*StereoF))" office:value-type="float" office:value="0.428571428571429">
            <text:p>0.42857143</text:p>
          </table:table-cell>
          <table:table-cell table:number-columns-repeated="252"/>
          <table:table-cell table:style-name="ce2" table:number-columns-repeated="767"/>
        </table:table-row>
        <table:table-row table:style-name="ro2">
          <table:table-cell table:style-name="ce6" office:value-type="float" office:value="141">
            <text:p>141</text:p>
          </table:table-cell>
          <table:table-cell table:style-name="ce11" table:formula="of:=IF([.A169]&lt;StereoRes;(B/100)*StereoF/[.A169];0)" office:value-type="float" office:value="0.418314893617021">
            <text:p>0.41831489</text:p>
          </table:table-cell>
          <table:table-cell table:style-name="ce13" table:formula="of:=IF([.A169]&lt;StereoRes;StereoF*(B/100)*CorrAccuracy/([.A169]*[.A169]);0)" office:value-type="float" office:value="0.000593354459031236">
            <text:p>0.0006</text:p>
          </table:table-cell>
          <table:table-cell table:style-name="ce11" table:formula="of:=IF([.A169]&lt;StereoRes;2*ATAN((StereoRes-[.A169])/(2*StereoF))*180/3.14;0)" office:value-type="float" office:value="53.8528245543673">
            <text:p>53.85282455</text:p>
          </table:table-cell>
          <table:table-cell table:style-name="ce11" table:formula="of:=((StereoRes-2*[.A169])*[.B169]/(2*StereoF))-((-StereoRes*[.B169])/(2*StereoF))" office:value-type="float" office:value="0.42468085106383">
            <text:p>0.42468085</text:p>
          </table:table-cell>
          <table:table-cell table:number-columns-repeated="252"/>
          <table:table-cell table:style-name="ce2" table:number-columns-repeated="767"/>
        </table:table-row>
        <table:table-row table:style-name="ro2">
          <table:table-cell table:style-name="ce6" office:value-type="float" office:value="142">
            <text:p>142</text:p>
          </table:table-cell>
          <table:table-cell table:style-name="ce11" table:formula="of:=IF([.A170]&lt;StereoRes;(B/100)*StereoF/[.A170];0)" office:value-type="float" office:value="0.415369014084507">
            <text:p>0.41536901</text:p>
          </table:table-cell>
          <table:table-cell table:style-name="ce13" table:formula="of:=IF([.A170]&lt;StereoRes;StereoF*(B/100)*CorrAccuracy/([.A170]*[.A170]);0)" office:value-type="float" office:value="0.000585026780400714">
            <text:p>0.0006</text:p>
          </table:table-cell>
          <table:table-cell table:style-name="ce11" table:formula="of:=IF([.A170]&lt;StereoRes;2*ATAN((StereoRes-[.A170])/(2*StereoF))*180/3.14;0)" office:value-type="float" office:value="53.7600531207317">
            <text:p>53.76005312</text:p>
          </table:table-cell>
          <table:table-cell table:style-name="ce11" table:formula="of:=((StereoRes-2*[.A170])*[.B170]/(2*StereoF))-((-StereoRes*[.B170])/(2*StereoF))" office:value-type="float" office:value="0.420845070422535">
            <text:p>0.42084507</text:p>
          </table:table-cell>
          <table:table-cell table:number-columns-repeated="252"/>
          <table:table-cell table:style-name="ce2" table:number-columns-repeated="767"/>
        </table:table-row>
        <table:table-row table:style-name="ro2">
          <table:table-cell table:style-name="ce6" office:value-type="float" office:value="143">
            <text:p>143</text:p>
          </table:table-cell>
          <table:table-cell table:style-name="ce11" table:formula="of:=IF([.A171]&lt;StereoRes;(B/100)*StereoF/[.A171];0)" office:value-type="float" office:value="0.412464335664336">
            <text:p>0.41246434</text:p>
          </table:table-cell>
          <table:table-cell table:style-name="ce13" table:formula="of:=IF([.A171]&lt;StereoRes;StereoF*(B/100)*CorrAccuracy/([.A171]*[.A171]);0)" office:value-type="float" office:value="0.000576873196733337">
            <text:p>0.0006</text:p>
          </table:table-cell>
          <table:table-cell table:style-name="ce11" table:formula="of:=IF([.A171]&lt;StereoRes;2*ATAN((StereoRes-[.A171])/(2*StereoF))*180/3.14;0)" office:value-type="float" office:value="53.6672055668935">
            <text:p>53.66720557</text:p>
          </table:table-cell>
          <table:table-cell table:style-name="ce11" table:formula="of:=((StereoRes-2*[.A171])*[.B171]/(2*StereoF))-((-StereoRes*[.B171])/(2*StereoF))" office:value-type="float" office:value="0.417062937062937">
            <text:p>0.41706294</text:p>
          </table:table-cell>
          <table:table-cell table:number-columns-repeated="252"/>
          <table:table-cell table:style-name="ce2" table:number-columns-repeated="767"/>
        </table:table-row>
        <table:table-row table:style-name="ro2">
          <table:table-cell table:style-name="ce6" office:value-type="float" office:value="144">
            <text:p>144</text:p>
          </table:table-cell>
          <table:table-cell table:style-name="ce11" table:formula="of:=IF([.A172]&lt;StereoRes;(B/100)*StereoF/[.A172];0)" office:value-type="float" office:value="0.4096">
            <text:p>0.40960000</text:p>
          </table:table-cell>
          <table:table-cell table:style-name="ce13" table:formula="of:=IF([.A172]&lt;StereoRes;StereoF*(B/100)*CorrAccuracy/([.A172]*[.A172]);0)" office:value-type="float" office:value="0.000568888888888889">
            <text:p>0.0006</text:p>
          </table:table-cell>
          <table:table-cell table:style-name="ce11" table:formula="of:=IF([.A172]&lt;StereoRes;2*ATAN((StereoRes-[.A172])/(2*StereoF))*180/3.14;0)" office:value-type="float" office:value="53.5742819210632">
            <text:p>53.57428192</text:p>
          </table:table-cell>
          <table:table-cell table:style-name="ce11" table:formula="of:=((StereoRes-2*[.A172])*[.B172]/(2*StereoF))-((-StereoRes*[.B172])/(2*StereoF))" office:value-type="float" office:value="0.413333333333333">
            <text:p>0.41333333</text:p>
          </table:table-cell>
          <table:table-cell table:number-columns-repeated="252"/>
          <table:table-cell table:style-name="ce2" table:number-columns-repeated="767"/>
        </table:table-row>
        <table:table-row table:style-name="ro2">
          <table:table-cell table:style-name="ce6" office:value-type="float" office:value="145">
            <text:p>145</text:p>
          </table:table-cell>
          <table:table-cell table:style-name="ce11" table:formula="of:=IF([.A173]&lt;StereoRes;(B/100)*StereoF/[.A173];0)" office:value-type="float" office:value="0.406775172413793">
            <text:p>0.40677517</text:p>
          </table:table-cell>
          <table:table-cell table:style-name="ce13" table:formula="of:=IF([.A173]&lt;StereoRes;StereoF*(B/100)*CorrAccuracy/([.A173]*[.A173]);0)" office:value-type="float" office:value="0.00056106920332937">
            <text:p>0.0006</text:p>
          </table:table-cell>
          <table:table-cell table:style-name="ce11" table:formula="of:=IF([.A173]&lt;StereoRes;2*ATAN((StereoRes-[.A173])/(2*StereoF))*180/3.14;0)" office:value-type="float" office:value="53.4812822118974">
            <text:p>53.48128221</text:p>
          </table:table-cell>
          <table:table-cell table:style-name="ce11" table:formula="of:=((StereoRes-2*[.A173])*[.B173]/(2*StereoF))-((-StereoRes*[.B173])/(2*StereoF))" office:value-type="float" office:value="0.409655172413793">
            <text:p>0.40965517</text:p>
          </table:table-cell>
          <table:table-cell table:number-columns-repeated="252"/>
          <table:table-cell table:style-name="ce2" table:number-columns-repeated="767"/>
        </table:table-row>
        <table:table-row table:style-name="ro2">
          <table:table-cell table:style-name="ce6" office:value-type="float" office:value="146">
            <text:p>146</text:p>
          </table:table-cell>
          <table:table-cell table:style-name="ce11" table:formula="of:=IF([.A174]&lt;StereoRes;(B/100)*StereoF/[.A174];0)" office:value-type="float" office:value="0.40398904109589">
            <text:p>0.40398904</text:p>
          </table:table-cell>
          <table:table-cell table:style-name="ce13" table:formula="of:=IF([.A174]&lt;StereoRes;StereoF*(B/100)*CorrAccuracy/([.A174]*[.A174]);0)" office:value-type="float" office:value="0.000553409645336836">
            <text:p>0.0006</text:p>
          </table:table-cell>
          <table:table-cell table:style-name="ce11" table:formula="of:=IF([.A174]&lt;StereoRes;2*ATAN((StereoRes-[.A174])/(2*StereoF))*180/3.14;0)" office:value-type="float" office:value="53.3882064685001">
            <text:p>53.38820647</text:p>
          </table:table-cell>
          <table:table-cell table:style-name="ce11" table:formula="of:=((StereoRes-2*[.A174])*[.B174]/(2*StereoF))-((-StereoRes*[.B174])/(2*StereoF))" office:value-type="float" office:value="0.406027397260274">
            <text:p>0.40602740</text:p>
          </table:table-cell>
          <table:table-cell table:number-columns-repeated="252"/>
          <table:table-cell table:style-name="ce2" table:number-columns-repeated="767"/>
        </table:table-row>
        <table:table-row table:style-name="ro2">
          <table:table-cell table:style-name="ce6" office:value-type="float" office:value="147">
            <text:p>147</text:p>
          </table:table-cell>
          <table:table-cell table:style-name="ce11" table:formula="of:=IF([.A175]&lt;StereoRes;(B/100)*StereoF/[.A175];0)" office:value-type="float" office:value="0.401240816326531">
            <text:p>0.40124082</text:p>
          </table:table-cell>
          <table:table-cell table:style-name="ce13" table:formula="of:=IF([.A175]&lt;StereoRes;StereoF*(B/100)*CorrAccuracy/([.A175]*[.A175]);0)" office:value-type="float" office:value="0.000545905872553103">
            <text:p>0.0005</text:p>
          </table:table-cell>
          <table:table-cell table:style-name="ce11" table:formula="of:=IF([.A175]&lt;StereoRes;2*ATAN((StereoRes-[.A175])/(2*StereoF))*180/3.14;0)" office:value-type="float" office:value="53.2950547204237">
            <text:p>53.29505472</text:p>
          </table:table-cell>
          <table:table-cell table:style-name="ce11" table:formula="of:=((StereoRes-2*[.A175])*[.B175]/(2*StereoF))-((-StereoRes*[.B175])/(2*StereoF))" office:value-type="float" office:value="0.402448979591837">
            <text:p>0.40244898</text:p>
          </table:table-cell>
          <table:table-cell table:number-columns-repeated="252"/>
          <table:table-cell table:style-name="ce2" table:number-columns-repeated="767"/>
        </table:table-row>
        <table:table-row table:style-name="ro2">
          <table:table-cell table:style-name="ce6" office:value-type="float" office:value="148">
            <text:p>148</text:p>
          </table:table-cell>
          <table:table-cell table:style-name="ce11" table:formula="of:=IF([.A176]&lt;StereoRes;(B/100)*StereoF/[.A176];0)" office:value-type="float" office:value="0.39852972972973">
            <text:p>0.39852973</text:p>
          </table:table-cell>
          <table:table-cell table:style-name="ce13" table:formula="of:=IF([.A176]&lt;StereoRes;StereoF*(B/100)*CorrAccuracy/([.A176]*[.A176]);0)" office:value-type="float" office:value="0.000538553688823959">
            <text:p>0.0005</text:p>
          </table:table-cell>
          <table:table-cell table:style-name="ce11" table:formula="of:=IF([.A176]&lt;StereoRes;2*ATAN((StereoRes-[.A176])/(2*StereoF))*180/3.14;0)" office:value-type="float" office:value="53.2018269976703">
            <text:p>53.20182700</text:p>
          </table:table-cell>
          <table:table-cell table:style-name="ce11" table:formula="of:=((StereoRes-2*[.A176])*[.B176]/(2*StereoF))-((-StereoRes*[.B176])/(2*StereoF))" office:value-type="float" office:value="0.398918918918919">
            <text:p>0.39891892</text:p>
          </table:table-cell>
          <table:table-cell table:number-columns-repeated="252"/>
          <table:table-cell table:style-name="ce2" table:number-columns-repeated="767"/>
        </table:table-row>
        <table:table-row table:style-name="ro2">
          <table:table-cell table:style-name="ce6" office:value-type="float" office:value="149">
            <text:p>149</text:p>
          </table:table-cell>
          <table:table-cell table:style-name="ce11" table:formula="of:=IF([.A177]&lt;StereoRes;(B/100)*StereoF/[.A177];0)" office:value-type="float" office:value="0.395855033557047">
            <text:p>0.39585503</text:p>
          </table:table-cell>
          <table:table-cell table:style-name="ce13" table:formula="of:=IF([.A177]&lt;StereoRes;StereoF*(B/100)*CorrAccuracy/([.A177]*[.A177]);0)" office:value-type="float" office:value="0.000531349038331607">
            <text:p>0.0005</text:p>
          </table:table-cell>
          <table:table-cell table:style-name="ce11" table:formula="of:=IF([.A177]&lt;StereoRes;2*ATAN((StereoRes-[.A177])/(2*StereoF))*180/3.14;0)" office:value-type="float" office:value="53.108523330693">
            <text:p>53.10852333</text:p>
          </table:table-cell>
          <table:table-cell table:style-name="ce11" table:formula="of:=((StereoRes-2*[.A177])*[.B177]/(2*StereoF))-((-StereoRes*[.B177])/(2*StereoF))" office:value-type="float" office:value="0.395436241610738">
            <text:p>0.39543624</text:p>
          </table:table-cell>
          <table:table-cell table:number-columns-repeated="252"/>
          <table:table-cell table:style-name="ce2" table:number-columns-repeated="767"/>
        </table:table-row>
        <table:table-row table:style-name="ro2">
          <table:table-cell table:style-name="ce6" office:value-type="float" office:value="150">
            <text:p>150</text:p>
          </table:table-cell>
          <table:table-cell table:style-name="ce11" table:formula="of:=IF([.A178]&lt;StereoRes;(B/100)*StereoF/[.A178];0)" office:value-type="float" office:value="0.393216">
            <text:p>0.39321600</text:p>
          </table:table-cell>
          <table:table-cell table:style-name="ce13" table:formula="of:=IF([.A178]&lt;StereoRes;StereoF*(B/100)*CorrAccuracy/([.A178]*[.A178]);0)" office:value-type="float" office:value="0.000524288">
            <text:p>0.0005</text:p>
          </table:table-cell>
          <table:table-cell table:style-name="ce11" table:formula="of:=IF([.A178]&lt;StereoRes;2*ATAN((StereoRes-[.A178])/(2*StereoF))*180/3.14;0)" office:value-type="float" office:value="53.0151437503967">
            <text:p>53.01514375</text:p>
          </table:table-cell>
          <table:table-cell table:style-name="ce11" table:formula="of:=((StereoRes-2*[.A178])*[.B178]/(2*StereoF))-((-StereoRes*[.B178])/(2*StereoF))" office:value-type="float" office:value="0.392">
            <text:p>0.39200000</text:p>
          </table:table-cell>
          <table:table-cell table:number-columns-repeated="252"/>
          <table:table-cell table:style-name="ce2" table:number-columns-repeated="767"/>
        </table:table-row>
        <table:table-row table:style-name="ro2">
          <table:table-cell table:style-name="ce6" office:value-type="float" office:value="151">
            <text:p>151</text:p>
          </table:table-cell>
          <table:table-cell table:style-name="ce11" table:formula="of:=IF([.A179]&lt;StereoRes;(B/100)*StereoF/[.A179];0)" office:value-type="float" office:value="0.390611920529801">
            <text:p>0.39061192</text:p>
          </table:table-cell>
          <table:table-cell table:style-name="ce13" table:formula="of:=IF([.A179]&lt;StereoRes;StereoF*(B/100)*CorrAccuracy/([.A179]*[.A179]);0)" office:value-type="float" office:value="0.000517366782158677">
            <text:p>0.0005</text:p>
          </table:table-cell>
          <table:table-cell table:style-name="ce11" table:formula="of:=IF([.A179]&lt;StereoRes;2*ATAN((StereoRes-[.A179])/(2*StereoF))*180/3.14;0)" office:value-type="float" office:value="52.9216882881395">
            <text:p>52.92168829</text:p>
          </table:table-cell>
          <table:table-cell table:style-name="ce11" table:formula="of:=((StereoRes-2*[.A179])*[.B179]/(2*StereoF))-((-StereoRes*[.B179])/(2*StereoF))" office:value-type="float" office:value="0.388609271523179">
            <text:p>0.38860927</text:p>
          </table:table-cell>
          <table:table-cell table:number-columns-repeated="252"/>
          <table:table-cell table:style-name="ce2" table:number-columns-repeated="767"/>
        </table:table-row>
        <table:table-row table:style-name="ro2">
          <table:table-cell table:style-name="ce6" office:value-type="float" office:value="152">
            <text:p>152</text:p>
          </table:table-cell>
          <table:table-cell table:style-name="ce11" table:formula="of:=IF([.A180]&lt;StereoRes;(B/100)*StereoF/[.A180];0)" office:value-type="float" office:value="0.388042105263158">
            <text:p>0.38804211</text:p>
          </table:table-cell>
          <table:table-cell table:style-name="ce13" table:formula="of:=IF([.A180]&lt;StereoRes;StereoF*(B/100)*CorrAccuracy/([.A180]*[.A180]);0)" office:value-type="float" office:value="0.000510581717451524">
            <text:p>0.0005</text:p>
          </table:table-cell>
          <table:table-cell table:style-name="ce11" table:formula="of:=IF([.A180]&lt;StereoRes;2*ATAN((StereoRes-[.A180])/(2*StereoF))*180/3.14;0)" office:value-type="float" office:value="52.8281569757341">
            <text:p>52.82815698</text:p>
          </table:table-cell>
          <table:table-cell table:style-name="ce11" table:formula="of:=((StereoRes-2*[.A180])*[.B180]/(2*StereoF))-((-StereoRes*[.B180])/(2*StereoF))" office:value-type="float" office:value="0.385263157894737">
            <text:p>0.38526316</text:p>
          </table:table-cell>
          <table:table-cell table:number-columns-repeated="252"/>
          <table:table-cell table:style-name="ce2" table:number-columns-repeated="767"/>
        </table:table-row>
        <table:table-row table:style-name="ro2">
          <table:table-cell table:style-name="ce6" office:value-type="float" office:value="153">
            <text:p>153</text:p>
          </table:table-cell>
          <table:table-cell table:style-name="ce11" table:formula="of:=IF([.A181]&lt;StereoRes;(B/100)*StereoF/[.A181];0)" office:value-type="float" office:value="0.385505882352941">
            <text:p>0.38550588</text:p>
          </table:table-cell>
          <table:table-cell table:style-name="ce13" table:formula="of:=IF([.A181]&lt;StereoRes;StereoF*(B/100)*CorrAccuracy/([.A181]*[.A181]);0)" office:value-type="float" office:value="0.000503929257977701">
            <text:p>0.0005</text:p>
          </table:table-cell>
          <table:table-cell table:style-name="ce11" table:formula="of:=IF([.A181]&lt;StereoRes;2*ATAN((StereoRes-[.A181])/(2*StereoF))*180/3.14;0)" office:value-type="float" office:value="52.7345498454483">
            <text:p>52.73454985</text:p>
          </table:table-cell>
          <table:table-cell table:style-name="ce11" table:formula="of:=((StereoRes-2*[.A181])*[.B181]/(2*StereoF))-((-StereoRes*[.B181])/(2*StereoF))" office:value-type="float" office:value="0.381960784313725">
            <text:p>0.38196078</text:p>
          </table:table-cell>
          <table:table-cell table:number-columns-repeated="252"/>
          <table:table-cell table:style-name="ce2" table:number-columns-repeated="767"/>
        </table:table-row>
        <table:table-row table:style-name="ro2">
          <table:table-cell table:style-name="ce6" office:value-type="float" office:value="154">
            <text:p>154</text:p>
          </table:table-cell>
          <table:table-cell table:style-name="ce11" table:formula="of:=IF([.A182]&lt;StereoRes;(B/100)*StereoF/[.A182];0)" office:value-type="float" office:value="0.383002597402597">
            <text:p>0.38300260</text:p>
          </table:table-cell>
          <table:table-cell table:style-name="ce13" table:formula="of:=IF([.A182]&lt;StereoRes;StereoF*(B/100)*CorrAccuracy/([.A182]*[.A182]);0)" office:value-type="float" office:value="0.000497405970652724">
            <text:p>0.0005</text:p>
          </table:table-cell>
          <table:table-cell table:style-name="ce11" table:formula="of:=IF([.A182]&lt;StereoRes;2*ATAN((StereoRes-[.A182])/(2*StereoF))*180/3.14;0)" office:value-type="float" office:value="52.6408669300068">
            <text:p>52.64086693</text:p>
          </table:table-cell>
          <table:table-cell table:style-name="ce11" table:formula="of:=((StereoRes-2*[.A182])*[.B182]/(2*StereoF))-((-StereoRes*[.B182])/(2*StereoF))" office:value-type="float" office:value="0.378701298701299">
            <text:p>0.37870130</text:p>
          </table:table-cell>
          <table:table-cell table:number-columns-repeated="252"/>
          <table:table-cell table:style-name="ce2" table:number-columns-repeated="767"/>
        </table:table-row>
        <table:table-row table:style-name="ro2">
          <table:table-cell table:style-name="ce6" office:value-type="float" office:value="155">
            <text:p>155</text:p>
          </table:table-cell>
          <table:table-cell table:style-name="ce11" table:formula="of:=IF([.A183]&lt;StereoRes;(B/100)*StereoF/[.A183];0)" office:value-type="float" office:value="0.380531612903226">
            <text:p>0.38053161</text:p>
          </table:table-cell>
          <table:table-cell table:style-name="ce13" table:formula="of:=IF([.A183]&lt;StereoRes;StereoF*(B/100)*CorrAccuracy/([.A183]*[.A183]);0)" office:value-type="float" office:value="0.000491008532778356">
            <text:p>0.0005</text:p>
          </table:table-cell>
          <table:table-cell table:style-name="ce11" table:formula="of:=IF([.A183]&lt;StereoRes;2*ATAN((StereoRes-[.A183])/(2*StereoF))*180/3.14;0)" office:value-type="float" office:value="52.5471082625922">
            <text:p>52.54710826</text:p>
          </table:table-cell>
          <table:table-cell table:style-name="ce11" table:formula="of:=((StereoRes-2*[.A183])*[.B183]/(2*StereoF))-((-StereoRes*[.B183])/(2*StereoF))" office:value-type="float" office:value="0.375483870967742">
            <text:p>0.37548387</text:p>
          </table:table-cell>
          <table:table-cell table:number-columns-repeated="252"/>
          <table:table-cell table:style-name="ce2" table:number-columns-repeated="767"/>
        </table:table-row>
        <table:table-row table:style-name="ro2">
          <table:table-cell table:style-name="ce6" office:value-type="float" office:value="156">
            <text:p>156</text:p>
          </table:table-cell>
          <table:table-cell table:style-name="ce11" table:formula="of:=IF([.A184]&lt;StereoRes;(B/100)*StereoF/[.A184];0)" office:value-type="float" office:value="0.378092307692308">
            <text:p>0.37809231</text:p>
          </table:table-cell>
          <table:table-cell table:style-name="ce13" table:formula="of:=IF([.A184]&lt;StereoRes;StereoF*(B/100)*CorrAccuracy/([.A184]*[.A184]);0)" office:value-type="float" office:value="0.000484733727810651">
            <text:p>0.0005</text:p>
          </table:table-cell>
          <table:table-cell table:style-name="ce11" table:formula="of:=IF([.A184]&lt;StereoRes;2*ATAN((StereoRes-[.A184])/(2*StereoF))*180/3.14;0)" office:value-type="float" office:value="52.4532738768459">
            <text:p>52.45327388</text:p>
          </table:table-cell>
          <table:table-cell table:style-name="ce11" table:formula="of:=((StereoRes-2*[.A184])*[.B184]/(2*StereoF))-((-StereoRes*[.B184])/(2*StereoF))" office:value-type="float" office:value="0.372307692307692">
            <text:p>0.37230769</text:p>
          </table:table-cell>
          <table:table-cell table:number-columns-repeated="252"/>
          <table:table-cell table:style-name="ce2" table:number-columns-repeated="767"/>
        </table:table-row>
        <table:table-row table:style-name="ro2">
          <table:table-cell table:style-name="ce6" office:value-type="float" office:value="157">
            <text:p>157</text:p>
          </table:table-cell>
          <table:table-cell table:style-name="ce11" table:formula="of:=IF([.A185]&lt;StereoRes;(B/100)*StereoF/[.A185];0)" office:value-type="float" office:value="0.375684076433121">
            <text:p>0.37568408</text:p>
          </table:table-cell>
          <table:table-cell table:style-name="ce13" table:formula="of:=IF([.A185]&lt;StereoRes;StereoF*(B/100)*CorrAccuracy/([.A185]*[.A185]);0)" office:value-type="float" office:value="0.000478578441316078">
            <text:p>0.0005</text:p>
          </table:table-cell>
          <table:table-cell table:style-name="ce11" table:formula="of:=IF([.A185]&lt;StereoRes;2*ATAN((StereoRes-[.A185])/(2*StereoF))*180/3.14;0)" office:value-type="float" office:value="52.3593638068696">
            <text:p>52.35936381</text:p>
          </table:table-cell>
          <table:table-cell table:style-name="ce11" table:formula="of:=((StereoRes-2*[.A185])*[.B185]/(2*StereoF))-((-StereoRes*[.B185])/(2*StereoF))" office:value-type="float" office:value="0.369171974522293">
            <text:p>0.36917197</text:p>
          </table:table-cell>
          <table:table-cell table:number-columns-repeated="252"/>
          <table:table-cell table:style-name="ce2" table:number-columns-repeated="767"/>
        </table:table-row>
        <table:table-row table:style-name="ro2">
          <table:table-cell table:style-name="ce6" office:value-type="float" office:value="158">
            <text:p>158</text:p>
          </table:table-cell>
          <table:table-cell table:style-name="ce11" table:formula="of:=IF([.A186]&lt;StereoRes;(B/100)*StereoF/[.A186];0)" office:value-type="float" office:value="0.373306329113924">
            <text:p>0.37330633</text:p>
          </table:table-cell>
          <table:table-cell table:style-name="ce13" table:formula="of:=IF([.A186]&lt;StereoRes;StereoF*(B/100)*CorrAccuracy/([.A186]*[.A186]);0)" office:value-type="float" office:value="0.000472539657106233">
            <text:p>0.0005</text:p>
          </table:table-cell>
          <table:table-cell table:style-name="ce11" table:formula="of:=IF([.A186]&lt;StereoRes;2*ATAN((StereoRes-[.A186])/(2*StereoF))*180/3.14;0)" office:value-type="float" office:value="52.2653780872259">
            <text:p>52.26537809</text:p>
          </table:table-cell>
          <table:table-cell table:style-name="ce11" table:formula="of:=((StereoRes-2*[.A186])*[.B186]/(2*StereoF))-((-StereoRes*[.B186])/(2*StereoF))" office:value-type="float" office:value="0.366075949367089">
            <text:p>0.36607595</text:p>
          </table:table-cell>
          <table:table-cell table:number-columns-repeated="252"/>
          <table:table-cell table:style-name="ce2" table:number-columns-repeated="767"/>
        </table:table-row>
        <table:table-row table:style-name="ro2">
          <table:table-cell table:style-name="ce6" office:value-type="float" office:value="159">
            <text:p>159</text:p>
          </table:table-cell>
          <table:table-cell table:style-name="ce11" table:formula="of:=IF([.A187]&lt;StereoRes;(B/100)*StereoF/[.A187];0)" office:value-type="float" office:value="0.370958490566038">
            <text:p>0.37095849</text:p>
          </table:table-cell>
          <table:table-cell table:style-name="ce13" table:formula="of:=IF([.A187]&lt;StereoRes;StereoF*(B/100)*CorrAccuracy/([.A187]*[.A187]);0)" office:value-type="float" office:value="0.000466614453542186">
            <text:p>0.0005</text:p>
          </table:table-cell>
          <table:table-cell table:style-name="ce11" table:formula="of:=IF([.A187]&lt;StereoRes;2*ATAN((StereoRes-[.A187])/(2*StereoF))*180/3.14;0)" office:value-type="float" office:value="52.1713167529403">
            <text:p>52.17131675</text:p>
          </table:table-cell>
          <table:table-cell table:style-name="ce11" table:formula="of:=((StereoRes-2*[.A187])*[.B187]/(2*StereoF))-((-StereoRes*[.B187])/(2*StereoF))" office:value-type="float" office:value="0.363018867924528">
            <text:p>0.36301887</text:p>
          </table:table-cell>
          <table:table-cell table:number-columns-repeated="252"/>
          <table:table-cell table:style-name="ce2" table:number-columns-repeated="767"/>
        </table:table-row>
        <table:table-row table:style-name="ro2">
          <table:table-cell table:style-name="ce6" office:value-type="float" office:value="160">
            <text:p>160</text:p>
          </table:table-cell>
          <table:table-cell table:style-name="ce11" table:formula="of:=IF([.A188]&lt;StereoRes;(B/100)*StereoF/[.A188];0)" office:value-type="float" office:value="0.36864">
            <text:p>0.36864000</text:p>
          </table:table-cell>
          <table:table-cell table:style-name="ce13" table:formula="of:=IF([.A188]&lt;StereoRes;StereoF*(B/100)*CorrAccuracy/([.A188]*[.A188]);0)" office:value-type="float" office:value="0.0004608">
            <text:p>0.0005</text:p>
          </table:table-cell>
          <table:table-cell table:style-name="ce11" table:formula="of:=IF([.A188]&lt;StereoRes;2*ATAN((StereoRes-[.A188])/(2*StereoF))*180/3.14;0)" office:value-type="float" office:value="52.0771798395014">
            <text:p>52.07717984</text:p>
          </table:table-cell>
          <table:table-cell table:style-name="ce11" table:formula="of:=((StereoRes-2*[.A188])*[.B188]/(2*StereoF))-((-StereoRes*[.B188])/(2*StereoF))" office:value-type="float" office:value="0.36">
            <text:p>0.36000000</text:p>
          </table:table-cell>
          <table:table-cell table:number-columns-repeated="252"/>
          <table:table-cell table:style-name="ce2" table:number-columns-repeated="767"/>
        </table:table-row>
        <table:table-row table:style-name="ro2">
          <table:table-cell table:style-name="ce6" office:value-type="float" office:value="161">
            <text:p>161</text:p>
          </table:table-cell>
          <table:table-cell table:style-name="ce11" table:formula="of:=IF([.A189]&lt;StereoRes;(B/100)*StereoF/[.A189];0)" office:value-type="float" office:value="0.366350310559006">
            <text:p>0.36635031</text:p>
          </table:table-cell>
          <table:table-cell table:style-name="ce13" table:formula="of:=IF([.A189]&lt;StereoRes;StereoF*(B/100)*CorrAccuracy/([.A189]*[.A189]);0)" office:value-type="float" office:value="0.000455093553489449">
            <text:p>0.0005</text:p>
          </table:table-cell>
          <table:table-cell table:style-name="ce11" table:formula="of:=IF([.A189]&lt;StereoRes;2*ATAN((StereoRes-[.A189])/(2*StereoF))*180/3.14;0)" office:value-type="float" office:value="51.9829673828629">
            <text:p>51.98296738</text:p>
          </table:table-cell>
          <table:table-cell table:style-name="ce11" table:formula="of:=((StereoRes-2*[.A189])*[.B189]/(2*StereoF))-((-StereoRes*[.B189])/(2*StereoF))" office:value-type="float" office:value="0.357018633540373">
            <text:p>0.35701863</text:p>
          </table:table-cell>
          <table:table-cell table:number-columns-repeated="252"/>
          <table:table-cell table:style-name="ce2" table:number-columns-repeated="767"/>
        </table:table-row>
        <table:table-row table:style-name="ro2">
          <table:table-cell table:style-name="ce6" office:value-type="float" office:value="162">
            <text:p>162</text:p>
          </table:table-cell>
          <table:table-cell table:style-name="ce11" table:formula="of:=IF([.A190]&lt;StereoRes;(B/100)*StereoF/[.A190];0)" office:value-type="float" office:value="0.364088888888889">
            <text:p>0.36408889</text:p>
          </table:table-cell>
          <table:table-cell table:style-name="ce13" table:formula="of:=IF([.A190]&lt;StereoRes;StereoF*(B/100)*CorrAccuracy/([.A190]*[.A190]);0)" office:value-type="float" office:value="0.000449492455418381">
            <text:p>0.0004</text:p>
          </table:table-cell>
          <table:table-cell table:style-name="ce11" table:formula="of:=IF([.A190]&lt;StereoRes;2*ATAN((StereoRes-[.A190])/(2*StereoF))*180/3.14;0)" office:value-type="float" office:value="51.8886794194439">
            <text:p>51.88867942</text:p>
          </table:table-cell>
          <table:table-cell table:style-name="ce11" table:formula="of:=((StereoRes-2*[.A190])*[.B190]/(2*StereoF))-((-StereoRes*[.B190])/(2*StereoF))" office:value-type="float" office:value="0.354074074074074">
            <text:p>0.35407407</text:p>
          </table:table-cell>
          <table:table-cell table:number-columns-repeated="252"/>
          <table:table-cell table:style-name="ce2" table:number-columns-repeated="767"/>
        </table:table-row>
        <table:table-row table:style-name="ro2">
          <table:table-cell table:style-name="ce6" office:value-type="float" office:value="163">
            <text:p>163</text:p>
          </table:table-cell>
          <table:table-cell table:style-name="ce11" table:formula="of:=IF([.A191]&lt;StereoRes;(B/100)*StereoF/[.A191];0)" office:value-type="float" office:value="0.361855214723926">
            <text:p>0.36185521</text:p>
          </table:table-cell>
          <table:table-cell table:style-name="ce13" table:formula="of:=IF([.A191]&lt;StereoRes;StereoF*(B/100)*CorrAccuracy/([.A191]*[.A191]);0)" office:value-type="float" office:value="0.000443994128495615">
            <text:p>0.0004</text:p>
          </table:table-cell>
          <table:table-cell table:style-name="ce11" table:formula="of:=IF([.A191]&lt;StereoRes;2*ATAN((StereoRes-[.A191])/(2*StereoF))*180/3.14;0)" office:value-type="float" office:value="51.7943159861307">
            <text:p>51.79431599</text:p>
          </table:table-cell>
          <table:table-cell table:style-name="ce11" table:formula="of:=((StereoRes-2*[.A191])*[.B191]/(2*StereoF))-((-StereoRes*[.B191])/(2*StereoF))" office:value-type="float" office:value="0.351165644171779">
            <text:p>0.35116564</text:p>
          </table:table-cell>
          <table:table-cell table:number-columns-repeated="252"/>
          <table:table-cell table:style-name="ce2" table:number-columns-repeated="767"/>
        </table:table-row>
        <table:table-row table:style-name="ro2">
          <table:table-cell table:style-name="ce6" office:value-type="float" office:value="164">
            <text:p>164</text:p>
          </table:table-cell>
          <table:table-cell table:style-name="ce11" table:formula="of:=IF([.A192]&lt;StereoRes;(B/100)*StereoF/[.A192];0)" office:value-type="float" office:value="0.359648780487805">
            <text:p>0.35964878</text:p>
          </table:table-cell>
          <table:table-cell table:style-name="ce13" table:formula="of:=IF([.A192]&lt;StereoRes;StereoF*(B/100)*CorrAccuracy/([.A192]*[.A192]);0)" office:value-type="float" office:value="0.000438596073765616">
            <text:p>0.0004</text:p>
          </table:table-cell>
          <table:table-cell table:style-name="ce11" table:formula="of:=IF([.A192]&lt;StereoRes;2*ATAN((StereoRes-[.A192])/(2*StereoF))*180/3.14;0)" office:value-type="float" office:value="51.6998771202777">
            <text:p>51.69987712</text:p>
          </table:table-cell>
          <table:table-cell table:style-name="ce11" table:formula="of:=((StereoRes-2*[.A192])*[.B192]/(2*StereoF))-((-StereoRes*[.B192])/(2*StereoF))" office:value-type="float" office:value="0.348292682926829">
            <text:p>0.34829268</text:p>
          </table:table-cell>
          <table:table-cell table:number-columns-repeated="252"/>
          <table:table-cell table:style-name="ce2" table:number-columns-repeated="767"/>
        </table:table-row>
        <table:table-row table:style-name="ro2">
          <table:table-cell table:style-name="ce6" office:value-type="float" office:value="165">
            <text:p>165</text:p>
          </table:table-cell>
          <table:table-cell table:style-name="ce11" table:formula="of:=IF([.A193]&lt;StereoRes;(B/100)*StereoF/[.A193];0)" office:value-type="float" office:value="0.357469090909091">
            <text:p>0.35746909</text:p>
          </table:table-cell>
          <table:table-cell table:style-name="ce13" table:formula="of:=IF([.A193]&lt;StereoRes;StereoF*(B/100)*CorrAccuracy/([.A193]*[.A193]);0)" office:value-type="float" office:value="0.000433295867768595">
            <text:p>0.0004</text:p>
          </table:table-cell>
          <table:table-cell table:style-name="ce11" table:formula="of:=IF([.A193]&lt;StereoRes;2*ATAN((StereoRes-[.A193])/(2*StereoF))*180/3.14;0)" office:value-type="float" office:value="51.6053628597083">
            <text:p>51.60536286</text:p>
          </table:table-cell>
          <table:table-cell table:style-name="ce11" table:formula="of:=((StereoRes-2*[.A193])*[.B193]/(2*StereoF))-((-StereoRes*[.B193])/(2*StereoF))" office:value-type="float" office:value="0.345454545454545">
            <text:p>0.34545455</text:p>
          </table:table-cell>
          <table:table-cell table:number-columns-repeated="252"/>
          <table:table-cell table:style-name="ce2" table:number-columns-repeated="767"/>
        </table:table-row>
        <table:table-row table:style-name="ro2">
          <table:table-cell table:style-name="ce6" office:value-type="float" office:value="166">
            <text:p>166</text:p>
          </table:table-cell>
          <table:table-cell table:style-name="ce11" table:formula="of:=IF([.A194]&lt;StereoRes;(B/100)*StereoF/[.A194];0)" office:value-type="float" office:value="0.355315662650602">
            <text:p>0.35531566</text:p>
          </table:table-cell>
          <table:table-cell table:style-name="ce13" table:formula="of:=IF([.A194]&lt;StereoRes;StereoF*(B/100)*CorrAccuracy/([.A194]*[.A194]);0)" office:value-type="float" office:value="0.000428091159820003">
            <text:p>0.0004</text:p>
          </table:table-cell>
          <table:table-cell table:style-name="ce11" table:formula="of:=IF([.A194]&lt;StereoRes;2*ATAN((StereoRes-[.A194])/(2*StereoF))*180/3.14;0)" office:value-type="float" office:value="51.5107732427165">
            <text:p>51.51077324</text:p>
          </table:table-cell>
          <table:table-cell table:style-name="ce11" table:formula="of:=((StereoRes-2*[.A194])*[.B194]/(2*StereoF))-((-StereoRes*[.B194])/(2*StereoF))" office:value-type="float" office:value="0.342650602409639">
            <text:p>0.34265060</text:p>
          </table:table-cell>
          <table:table-cell table:number-columns-repeated="252"/>
          <table:table-cell table:style-name="ce2" table:number-columns-repeated="767"/>
        </table:table-row>
        <table:table-row table:style-name="ro2">
          <table:table-cell table:style-name="ce6" office:value-type="float" office:value="167">
            <text:p>167</text:p>
          </table:table-cell>
          <table:table-cell table:style-name="ce11" table:formula="of:=IF([.A195]&lt;StereoRes;(B/100)*StereoF/[.A195];0)" office:value-type="float" office:value="0.353188023952096">
            <text:p>0.35318802</text:p>
          </table:table-cell>
          <table:table-cell table:style-name="ce13" table:formula="of:=IF([.A195]&lt;StereoRes;StereoF*(B/100)*CorrAccuracy/([.A195]*[.A195]);0)" office:value-type="float" office:value="0.000422979669403708">
            <text:p>0.0004</text:p>
          </table:table-cell>
          <table:table-cell table:style-name="ce11" table:formula="of:=IF([.A195]&lt;StereoRes;2*ATAN((StereoRes-[.A195])/(2*StereoF))*180/3.14;0)" office:value-type="float" office:value="51.4161083080674">
            <text:p>51.41610831</text:p>
          </table:table-cell>
          <table:table-cell table:style-name="ce11" table:formula="of:=((StereoRes-2*[.A195])*[.B195]/(2*StereoF))-((-StereoRes*[.B195])/(2*StereoF))" office:value-type="float" office:value="0.339880239520958">
            <text:p>0.33988024</text:p>
          </table:table-cell>
          <table:table-cell table:number-columns-repeated="252"/>
          <table:table-cell table:style-name="ce2" table:number-columns-repeated="767"/>
        </table:table-row>
        <table:table-row table:style-name="ro2">
          <table:table-cell table:style-name="ce6" office:value-type="float" office:value="168">
            <text:p>168</text:p>
          </table:table-cell>
          <table:table-cell table:style-name="ce11" table:formula="of:=IF([.A196]&lt;StereoRes;(B/100)*StereoF/[.A196];0)" office:value-type="float" office:value="0.351085714285714">
            <text:p>0.35108571</text:p>
          </table:table-cell>
          <table:table-cell table:style-name="ce13" table:formula="of:=IF([.A196]&lt;StereoRes;StereoF*(B/100)*CorrAccuracy/([.A196]*[.A196]);0)" office:value-type="float" office:value="0.000417959183673469">
            <text:p>0.0004</text:p>
          </table:table-cell>
          <table:table-cell table:style-name="ce11" table:formula="of:=IF([.A196]&lt;StereoRes;2*ATAN((StereoRes-[.A196])/(2*StereoF))*180/3.14;0)" office:value-type="float" office:value="51.3213680949989">
            <text:p>51.32136809</text:p>
          </table:table-cell>
          <table:table-cell table:style-name="ce11" table:formula="of:=((StereoRes-2*[.A196])*[.B196]/(2*StereoF))-((-StereoRes*[.B196])/(2*StereoF))" office:value-type="float" office:value="0.337142857142857">
            <text:p>0.33714286</text:p>
          </table:table-cell>
          <table:table-cell table:number-columns-repeated="252"/>
          <table:table-cell table:style-name="ce2" table:number-columns-repeated="767"/>
        </table:table-row>
        <table:table-row table:style-name="ro2">
          <table:table-cell table:style-name="ce6" office:value-type="float" office:value="169">
            <text:p>169</text:p>
          </table:table-cell>
          <table:table-cell table:style-name="ce11" table:formula="of:=IF([.A197]&lt;StereoRes;(B/100)*StereoF/[.A197];0)" office:value-type="float" office:value="0.349008284023669">
            <text:p>0.34900828</text:p>
          </table:table-cell>
          <table:table-cell table:style-name="ce13" table:formula="of:=IF([.A197]&lt;StereoRes;StereoF*(B/100)*CorrAccuracy/([.A197]*[.A197]);0)" office:value-type="float" office:value="0.000413027555057596">
            <text:p>0.0004</text:p>
          </table:table-cell>
          <table:table-cell table:style-name="ce11" table:formula="of:=IF([.A197]&lt;StereoRes;2*ATAN((StereoRes-[.A197])/(2*StereoF))*180/3.14;0)" office:value-type="float" office:value="51.2265526432225">
            <text:p>51.22655264</text:p>
          </table:table-cell>
          <table:table-cell table:style-name="ce11" table:formula="of:=((StereoRes-2*[.A197])*[.B197]/(2*StereoF))-((-StereoRes*[.B197])/(2*StereoF))" office:value-type="float" office:value="0.334437869822485">
            <text:p>0.33443787</text:p>
          </table:table-cell>
          <table:table-cell table:number-columns-repeated="252"/>
          <table:table-cell table:style-name="ce2" table:number-columns-repeated="767"/>
        </table:table-row>
        <table:table-row table:style-name="ro2">
          <table:table-cell table:style-name="ce6" office:value-type="float" office:value="170">
            <text:p>170</text:p>
          </table:table-cell>
          <table:table-cell table:style-name="ce11" table:formula="of:=IF([.A198]&lt;StereoRes;(B/100)*StereoF/[.A198];0)" office:value-type="float" office:value="0.346955294117647">
            <text:p>0.34695529</text:p>
          </table:table-cell>
          <table:table-cell table:style-name="ce13" table:formula="of:=IF([.A198]&lt;StereoRes;StereoF*(B/100)*CorrAccuracy/([.A198]*[.A198]);0)" office:value-type="float" office:value="0.000408182698961938">
            <text:p>0.0004</text:p>
          </table:table-cell>
          <table:table-cell table:style-name="ce11" table:formula="of:=IF([.A198]&lt;StereoRes;2*ATAN((StereoRes-[.A198])/(2*StereoF))*180/3.14;0)" office:value-type="float" office:value="51.1316619929244">
            <text:p>51.13166199</text:p>
          </table:table-cell>
          <table:table-cell table:style-name="ce11" table:formula="of:=((StereoRes-2*[.A198])*[.B198]/(2*StereoF))-((-StereoRes*[.B198])/(2*StereoF))" office:value-type="float" office:value="0.331764705882353">
            <text:p>0.33176471</text:p>
          </table:table-cell>
          <table:table-cell table:number-columns-repeated="252"/>
          <table:table-cell table:style-name="ce2" table:number-columns-repeated="767"/>
        </table:table-row>
        <table:table-row table:style-name="ro2">
          <table:table-cell table:style-name="ce6" office:value-type="float" office:value="171">
            <text:p>171</text:p>
          </table:table-cell>
          <table:table-cell table:style-name="ce11" table:formula="of:=IF([.A199]&lt;StereoRes;(B/100)*StereoF/[.A199];0)" office:value-type="float" office:value="0.344926315789474">
            <text:p>0.34492632</text:p>
          </table:table-cell>
          <table:table-cell table:style-name="ce13" table:formula="of:=IF([.A199]&lt;StereoRes;StereoF*(B/100)*CorrAccuracy/([.A199]*[.A199]);0)" office:value-type="float" office:value="0.000403422591566636">
            <text:p>0.0004</text:p>
          </table:table-cell>
          <table:table-cell table:style-name="ce11" table:formula="of:=IF([.A199]&lt;StereoRes;2*ATAN((StereoRes-[.A199])/(2*StereoF))*180/3.14;0)" office:value-type="float" office:value="51.0366961847668">
            <text:p>51.03669618</text:p>
          </table:table-cell>
          <table:table-cell table:style-name="ce11" table:formula="of:=((StereoRes-2*[.A199])*[.B199]/(2*StereoF))-((-StereoRes*[.B199])/(2*StereoF))" office:value-type="float" office:value="0.329122807017544">
            <text:p>0.32912281</text:p>
          </table:table-cell>
          <table:table-cell table:number-columns-repeated="252"/>
          <table:table-cell table:style-name="ce2" table:number-columns-repeated="767"/>
        </table:table-row>
        <table:table-row table:style-name="ro2">
          <table:table-cell table:style-name="ce6" office:value-type="float" office:value="172">
            <text:p>172</text:p>
          </table:table-cell>
          <table:table-cell table:style-name="ce11" table:formula="of:=IF([.A200]&lt;StereoRes;(B/100)*StereoF/[.A200];0)" office:value-type="float" office:value="0.342920930232558">
            <text:p>0.34292093</text:p>
          </table:table-cell>
          <table:table-cell table:style-name="ce13" table:formula="of:=IF([.A200]&lt;StereoRes;StereoF*(B/100)*CorrAccuracy/([.A200]*[.A200]);0)" office:value-type="float" office:value="0.000398745267712277">
            <text:p>0.0004</text:p>
          </table:table-cell>
          <table:table-cell table:style-name="ce11" table:formula="of:=IF([.A200]&lt;StereoRes;2*ATAN((StereoRes-[.A200])/(2*StereoF))*180/3.14;0)" office:value-type="float" office:value="50.9416552598886">
            <text:p>50.94165526</text:p>
          </table:table-cell>
          <table:table-cell table:style-name="ce11" table:formula="of:=((StereoRes-2*[.A200])*[.B200]/(2*StereoF))-((-StereoRes*[.B200])/(2*StereoF))" office:value-type="float" office:value="0.326511627906977">
            <text:p>0.32651163</text:p>
          </table:table-cell>
          <table:table-cell table:number-columns-repeated="252"/>
          <table:table-cell table:style-name="ce2" table:number-columns-repeated="767"/>
        </table:table-row>
        <table:table-row table:style-name="ro2">
          <table:table-cell table:style-name="ce6" office:value-type="float" office:value="173">
            <text:p>173</text:p>
          </table:table-cell>
          <table:table-cell table:style-name="ce11" table:formula="of:=IF([.A201]&lt;StereoRes;(B/100)*StereoF/[.A201];0)" office:value-type="float" office:value="0.340938728323699">
            <text:p>0.34093873</text:p>
          </table:table-cell>
          <table:table-cell table:style-name="ce13" table:formula="of:=IF([.A201]&lt;StereoRes;StereoF*(B/100)*CorrAccuracy/([.A201]*[.A201]);0)" office:value-type="float" office:value="0.000394148818871329">
            <text:p>0.0004</text:p>
          </table:table-cell>
          <table:table-cell table:style-name="ce11" table:formula="of:=IF([.A201]&lt;StereoRes;2*ATAN((StereoRes-[.A201])/(2*StereoF))*180/3.14;0)" office:value-type="float" office:value="50.846539259907">
            <text:p>50.84653926</text:p>
          </table:table-cell>
          <table:table-cell table:style-name="ce11" table:formula="of:=((StereoRes-2*[.A201])*[.B201]/(2*StereoF))-((-StereoRes*[.B201])/(2*StereoF))" office:value-type="float" office:value="0.32393063583815">
            <text:p>0.32393064</text:p>
          </table:table-cell>
          <table:table-cell table:number-columns-repeated="252"/>
          <table:table-cell table:style-name="ce2" table:number-columns-repeated="767"/>
        </table:table-row>
        <table:table-row table:style-name="ro2">
          <table:table-cell table:style-name="ce6" office:value-type="float" office:value="174">
            <text:p>174</text:p>
          </table:table-cell>
          <table:table-cell table:style-name="ce11" table:formula="of:=IF([.A202]&lt;StereoRes;(B/100)*StereoF/[.A202];0)" office:value-type="float" office:value="0.338979310344828">
            <text:p>0.33897931</text:p>
          </table:table-cell>
          <table:table-cell table:style-name="ce13" table:formula="of:=IF([.A202]&lt;StereoRes;StereoF*(B/100)*CorrAccuracy/([.A202]*[.A202]);0)" office:value-type="float" office:value="0.000389631391200951">
            <text:p>0.0004</text:p>
          </table:table-cell>
          <table:table-cell table:style-name="ce11" table:formula="of:=IF([.A202]&lt;StereoRes;2*ATAN((StereoRes-[.A202])/(2*StereoF))*180/3.14;0)" office:value-type="float" office:value="50.7513482269184">
            <text:p>50.75134823</text:p>
          </table:table-cell>
          <table:table-cell table:style-name="ce11" table:formula="of:=((StereoRes-2*[.A202])*[.B202]/(2*StereoF))-((-StereoRes*[.B202])/(2*StereoF))" office:value-type="float" office:value="0.321379310344828">
            <text:p>0.32137931</text:p>
          </table:table-cell>
          <table:table-cell table:number-columns-repeated="252"/>
          <table:table-cell table:style-name="ce2" table:number-columns-repeated="767"/>
        </table:table-row>
        <table:table-row table:style-name="ro2">
          <table:table-cell table:style-name="ce6" office:value-type="float" office:value="175">
            <text:p>175</text:p>
          </table:table-cell>
          <table:table-cell table:style-name="ce11" table:formula="of:=IF([.A203]&lt;StereoRes;(B/100)*StereoF/[.A203];0)" office:value-type="float" office:value="0.337042285714286">
            <text:p>0.33704229</text:p>
          </table:table-cell>
          <table:table-cell table:style-name="ce13" table:formula="of:=IF([.A203]&lt;StereoRes;StereoF*(B/100)*CorrAccuracy/([.A203]*[.A203]);0)" office:value-type="float" office:value="0.000385191183673469">
            <text:p>0.0004</text:p>
          </table:table-cell>
          <table:table-cell table:style-name="ce11" table:formula="of:=IF([.A203]&lt;StereoRes;2*ATAN((StereoRes-[.A203])/(2*StereoF))*180/3.14;0)" office:value-type="float" office:value="50.6560822034992">
            <text:p>50.65608220</text:p>
          </table:table-cell>
          <table:table-cell table:style-name="ce11" table:formula="of:=((StereoRes-2*[.A203])*[.B203]/(2*StereoF))-((-StereoRes*[.B203])/(2*StereoF))" office:value-type="float" office:value="0.318857142857143">
            <text:p>0.31885714</text:p>
          </table:table-cell>
          <table:table-cell table:number-columns-repeated="252"/>
          <table:table-cell table:style-name="ce2" table:number-columns-repeated="767"/>
        </table:table-row>
        <table:table-row table:style-name="ro2">
          <table:table-cell table:style-name="ce6" office:value-type="float" office:value="176">
            <text:p>176</text:p>
          </table:table-cell>
          <table:table-cell table:style-name="ce11" table:formula="of:=IF([.A204]&lt;StereoRes;(B/100)*StereoF/[.A204];0)" office:value-type="float" office:value="0.335127272727273">
            <text:p>0.33512727</text:p>
          </table:table-cell>
          <table:table-cell table:style-name="ce13" table:formula="of:=IF([.A204]&lt;StereoRes;StereoF*(B/100)*CorrAccuracy/([.A204]*[.A204]);0)" office:value-type="float" office:value="0.000380826446280992">
            <text:p>0.0004</text:p>
          </table:table-cell>
          <table:table-cell table:style-name="ce11" table:formula="of:=IF([.A204]&lt;StereoRes;2*ATAN((StereoRes-[.A204])/(2*StereoF))*180/3.14;0)" office:value-type="float" office:value="50.5607412327072">
            <text:p>50.56074123</text:p>
          </table:table-cell>
          <table:table-cell table:style-name="ce11" table:formula="of:=((StereoRes-2*[.A204])*[.B204]/(2*StereoF))-((-StereoRes*[.B204])/(2*StereoF))" office:value-type="float" office:value="0.316363636363636">
            <text:p>0.31636364</text:p>
          </table:table-cell>
          <table:table-cell table:number-columns-repeated="252"/>
          <table:table-cell table:style-name="ce2" table:number-columns-repeated="767"/>
        </table:table-row>
        <table:table-row table:style-name="ro2">
          <table:table-cell table:style-name="ce6" office:value-type="float" office:value="177">
            <text:p>177</text:p>
          </table:table-cell>
          <table:table-cell table:style-name="ce11" table:formula="of:=IF([.A205]&lt;StereoRes;(B/100)*StereoF/[.A205];0)" office:value-type="float" office:value="0.333233898305085">
            <text:p>0.33323390</text:p>
          </table:table-cell>
          <table:table-cell table:style-name="ce13" table:formula="of:=IF([.A205]&lt;StereoRes;StereoF*(B/100)*CorrAccuracy/([.A205]*[.A205]);0)" office:value-type="float" office:value="0.00037653547831083">
            <text:p>0.0004</text:p>
          </table:table-cell>
          <table:table-cell table:style-name="ce11" table:formula="of:=IF([.A205]&lt;StereoRes;2*ATAN((StereoRes-[.A205])/(2*StereoF))*180/3.14;0)" office:value-type="float" office:value="50.4653253580829">
            <text:p>50.46532536</text:p>
          </table:table-cell>
          <table:table-cell table:style-name="ce11" table:formula="of:=((StereoRes-2*[.A205])*[.B205]/(2*StereoF))-((-StereoRes*[.B205])/(2*StereoF))" office:value-type="float" office:value="0.313898305084746">
            <text:p>0.31389831</text:p>
          </table:table-cell>
          <table:table-cell table:number-columns-repeated="252"/>
          <table:table-cell table:style-name="ce2" table:number-columns-repeated="767"/>
        </table:table-row>
        <table:table-row table:style-name="ro2">
          <table:table-cell table:style-name="ce6" office:value-type="float" office:value="178">
            <text:p>178</text:p>
          </table:table-cell>
          <table:table-cell table:style-name="ce11" table:formula="of:=IF([.A206]&lt;StereoRes;(B/100)*StereoF/[.A206];0)" office:value-type="float" office:value="0.331361797752809">
            <text:p>0.33136180</text:p>
          </table:table-cell>
          <table:table-cell table:style-name="ce13" table:formula="of:=IF([.A206]&lt;StereoRes;StereoF*(B/100)*CorrAccuracy/([.A206]*[.A206]);0)" office:value-type="float" office:value="0.000372316626688549">
            <text:p>0.0004</text:p>
          </table:table-cell>
          <table:table-cell table:style-name="ce11" table:formula="of:=IF([.A206]&lt;StereoRes;2*ATAN((StereoRes-[.A206])/(2*StereoF))*180/3.14;0)" office:value-type="float" office:value="50.3698346236497">
            <text:p>50.36983462</text:p>
          </table:table-cell>
          <table:table-cell table:style-name="ce11" table:formula="of:=((StereoRes-2*[.A206])*[.B206]/(2*StereoF))-((-StereoRes*[.B206])/(2*StereoF))" office:value-type="float" office:value="0.311460674157303">
            <text:p>0.31146067</text:p>
          </table:table-cell>
          <table:table-cell table:number-columns-repeated="252"/>
          <table:table-cell table:style-name="ce2" table:number-columns-repeated="767"/>
        </table:table-row>
        <table:table-row table:style-name="ro2">
          <table:table-cell table:style-name="ce6" office:value-type="float" office:value="179">
            <text:p>179</text:p>
          </table:table-cell>
          <table:table-cell table:style-name="ce11" table:formula="of:=IF([.A207]&lt;StereoRes;(B/100)*StereoF/[.A207];0)" office:value-type="float" office:value="0.32951061452514">
            <text:p>0.32951061</text:p>
          </table:table-cell>
          <table:table-cell table:style-name="ce13" table:formula="of:=IF([.A207]&lt;StereoRes;StereoF*(B/100)*CorrAccuracy/([.A207]*[.A207]);0)" office:value-type="float" office:value="0.000368168284385631">
            <text:p>0.0004</text:p>
          </table:table-cell>
          <table:table-cell table:style-name="ce11" table:formula="of:=IF([.A207]&lt;StereoRes;2*ATAN((StereoRes-[.A207])/(2*StereoF))*180/3.14;0)" office:value-type="float" office:value="50.2742690739162">
            <text:p>50.27426907</text:p>
          </table:table-cell>
          <table:table-cell table:style-name="ce11" table:formula="of:=((StereoRes-2*[.A207])*[.B207]/(2*StereoF))-((-StereoRes*[.B207])/(2*StereoF))" office:value-type="float" office:value="0.309050279329609">
            <text:p>0.30905028</text:p>
          </table:table-cell>
          <table:table-cell table:number-columns-repeated="252"/>
          <table:table-cell table:style-name="ce2" table:number-columns-repeated="767"/>
        </table:table-row>
        <table:table-row table:style-name="ro2">
          <table:table-cell table:style-name="ce6" office:value-type="float" office:value="180">
            <text:p>180</text:p>
          </table:table-cell>
          <table:table-cell table:style-name="ce11" table:formula="of:=IF([.A208]&lt;StereoRes;(B/100)*StereoF/[.A208];0)" office:value-type="float" office:value="0.32768">
            <text:p>0.32768000</text:p>
          </table:table-cell>
          <table:table-cell table:style-name="ce13" table:formula="of:=IF([.A208]&lt;StereoRes;StereoF*(B/100)*CorrAccuracy/([.A208]*[.A208]);0)" office:value-type="float" office:value="0.000364088888888889">
            <text:p>0.0004</text:p>
          </table:table-cell>
          <table:table-cell table:style-name="ce11" table:formula="of:=IF([.A208]&lt;StereoRes;2*ATAN((StereoRes-[.A208])/(2*StereoF))*180/3.14;0)" office:value-type="float" office:value="50.1786287538761">
            <text:p>50.17862875</text:p>
          </table:table-cell>
          <table:table-cell table:style-name="ce11" table:formula="of:=((StereoRes-2*[.A208])*[.B208]/(2*StereoF))-((-StereoRes*[.B208])/(2*StereoF))" office:value-type="float" office:value="0.306666666666667">
            <text:p>0.30666667</text:p>
          </table:table-cell>
          <table:table-cell table:number-columns-repeated="252"/>
          <table:table-cell table:style-name="ce2" table:number-columns-repeated="767"/>
        </table:table-row>
        <table:table-row table:style-name="ro2">
          <table:table-cell table:style-name="ce6" office:value-type="float" office:value="181">
            <text:p>181</text:p>
          </table:table-cell>
          <table:table-cell table:style-name="ce11" table:formula="of:=IF([.A209]&lt;StereoRes;(B/100)*StereoF/[.A209];0)" office:value-type="float" office:value="0.325869613259668">
            <text:p>0.32586961</text:p>
          </table:table-cell>
          <table:table-cell table:style-name="ce13" table:formula="of:=IF([.A209]&lt;StereoRes;StereoF*(B/100)*CorrAccuracy/([.A209]*[.A209]);0)" office:value-type="float" office:value="0.000360076920728915">
            <text:p>0.0004</text:p>
          </table:table-cell>
          <table:table-cell table:style-name="ce11" table:formula="of:=IF([.A209]&lt;StereoRes;2*ATAN((StereoRes-[.A209])/(2*StereoF))*180/3.14;0)" office:value-type="float" office:value="50.0829137090101">
            <text:p>50.08291371</text:p>
          </table:table-cell>
          <table:table-cell table:style-name="ce11" table:formula="of:=((StereoRes-2*[.A209])*[.B209]/(2*StereoF))-((-StereoRes*[.B209])/(2*StereoF))" office:value-type="float" office:value="0.304309392265193">
            <text:p>0.30430939</text:p>
          </table:table-cell>
          <table:table-cell table:number-columns-repeated="252"/>
          <table:table-cell table:style-name="ce2" table:number-columns-repeated="767"/>
        </table:table-row>
        <table:table-row table:style-name="ro2">
          <table:table-cell table:style-name="ce6" office:value-type="float" office:value="182">
            <text:p>182</text:p>
          </table:table-cell>
          <table:table-cell table:style-name="ce11" table:formula="of:=IF([.A210]&lt;StereoRes;(B/100)*StereoF/[.A210];0)" office:value-type="float" office:value="0.324079120879121">
            <text:p>0.32407912</text:p>
          </table:table-cell>
          <table:table-cell table:style-name="ce13" table:formula="of:=IF([.A210]&lt;StereoRes;StereoF*(B/100)*CorrAccuracy/([.A210]*[.A210]);0)" office:value-type="float" office:value="0.000356130902064968">
            <text:p>0.0004</text:p>
          </table:table-cell>
          <table:table-cell table:style-name="ce11" table:formula="of:=IF([.A210]&lt;StereoRes;2*ATAN((StereoRes-[.A210])/(2*StereoF))*180/3.14;0)" office:value-type="float" office:value="49.9871239852864">
            <text:p>49.98712399</text:p>
          </table:table-cell>
          <table:table-cell table:style-name="ce11" table:formula="of:=((StereoRes-2*[.A210])*[.B210]/(2*StereoF))-((-StereoRes*[.B210])/(2*StereoF))" office:value-type="float" office:value="0.301978021978022">
            <text:p>0.30197802</text:p>
          </table:table-cell>
          <table:table-cell table:number-columns-repeated="252"/>
          <table:table-cell table:style-name="ce2" table:number-columns-repeated="767"/>
        </table:table-row>
        <table:table-row table:style-name="ro2">
          <table:table-cell table:style-name="ce6" office:value-type="float" office:value="183">
            <text:p>183</text:p>
          </table:table-cell>
          <table:table-cell table:style-name="ce11" table:formula="of:=IF([.A211]&lt;StereoRes;(B/100)*StereoF/[.A211];0)" office:value-type="float" office:value="0.322308196721311">
            <text:p>0.32230820</text:p>
          </table:table-cell>
          <table:table-cell table:style-name="ce13" table:formula="of:=IF([.A211]&lt;StereoRes;StereoF*(B/100)*CorrAccuracy/([.A211]*[.A211]);0)" office:value-type="float" office:value="0.000352249395323838">
            <text:p>0.0004</text:p>
          </table:table-cell>
          <table:table-cell table:style-name="ce11" table:formula="of:=IF([.A211]&lt;StereoRes;2*ATAN((StereoRes-[.A211])/(2*StereoF))*180/3.14;0)" office:value-type="float" office:value="49.8912596291623">
            <text:p>49.89125963</text:p>
          </table:table-cell>
          <table:table-cell table:style-name="ce11" table:formula="of:=((StereoRes-2*[.A211])*[.B211]/(2*StereoF))-((-StereoRes*[.B211])/(2*StereoF))" office:value-type="float" office:value="0.299672131147541">
            <text:p>0.29967213</text:p>
          </table:table-cell>
          <table:table-cell table:number-columns-repeated="252"/>
          <table:table-cell table:style-name="ce2" table:number-columns-repeated="767"/>
        </table:table-row>
        <table:table-row table:style-name="ro2">
          <table:table-cell table:style-name="ce6" office:value-type="float" office:value="184">
            <text:p>184</text:p>
          </table:table-cell>
          <table:table-cell table:style-name="ce11" table:formula="of:=IF([.A212]&lt;StereoRes;(B/100)*StereoF/[.A212];0)" office:value-type="float" office:value="0.32055652173913">
            <text:p>0.32055652</text:p>
          </table:table-cell>
          <table:table-cell table:style-name="ce13" table:formula="of:=IF([.A212]&lt;StereoRes;StereoF*(B/100)*CorrAccuracy/([.A212]*[.A212]);0)" office:value-type="float" office:value="0.000348431001890359">
            <text:p>0.0003</text:p>
          </table:table-cell>
          <table:table-cell table:style-name="ce11" table:formula="of:=IF([.A212]&lt;StereoRes;2*ATAN((StereoRes-[.A212])/(2*StereoF))*180/3.14;0)" office:value-type="float" office:value="49.7953206875847">
            <text:p>49.79532069</text:p>
          </table:table-cell>
          <table:table-cell table:style-name="ce11" table:formula="of:=((StereoRes-2*[.A212])*[.B212]/(2*StereoF))-((-StereoRes*[.B212])/(2*StereoF))" office:value-type="float" office:value="0.297391304347826">
            <text:p>0.29739130</text:p>
          </table:table-cell>
          <table:table-cell table:number-columns-repeated="252"/>
          <table:table-cell table:style-name="ce2" table:number-columns-repeated="767"/>
        </table:table-row>
        <table:table-row table:style-name="ro2">
          <table:table-cell table:style-name="ce6" office:value-type="float" office:value="185">
            <text:p>185</text:p>
          </table:table-cell>
          <table:table-cell table:style-name="ce11" table:formula="of:=IF([.A213]&lt;StereoRes;(B/100)*StereoF/[.A213];0)" office:value-type="float" office:value="0.318823783783784">
            <text:p>0.31882378</text:p>
          </table:table-cell>
          <table:table-cell table:style-name="ce13" table:formula="of:=IF([.A213]&lt;StereoRes;StereoF*(B/100)*CorrAccuracy/([.A213]*[.A213]);0)" office:value-type="float" office:value="0.000344674360847334">
            <text:p>0.0003</text:p>
          </table:table-cell>
          <table:table-cell table:style-name="ce11" table:formula="of:=IF([.A213]&lt;StereoRes;2*ATAN((StereoRes-[.A213])/(2*StereoF))*180/3.14;0)" office:value-type="float" office:value="49.6993072079915">
            <text:p>49.69930721</text:p>
          </table:table-cell>
          <table:table-cell table:style-name="ce11" table:formula="of:=((StereoRes-2*[.A213])*[.B213]/(2*StereoF))-((-StereoRes*[.B213])/(2*StereoF))" office:value-type="float" office:value="0.295135135135135">
            <text:p>0.29513514</text:p>
          </table:table-cell>
          <table:table-cell table:number-columns-repeated="252"/>
          <table:table-cell table:style-name="ce2" table:number-columns-repeated="767"/>
        </table:table-row>
        <table:table-row table:style-name="ro2">
          <table:table-cell table:style-name="ce6" office:value-type="float" office:value="186">
            <text:p>186</text:p>
          </table:table-cell>
          <table:table-cell table:style-name="ce11" table:formula="of:=IF([.A214]&lt;StereoRes;(B/100)*StereoF/[.A214];0)" office:value-type="float" office:value="0.317109677419355">
            <text:p>0.31710968</text:p>
          </table:table-cell>
          <table:table-cell table:style-name="ce13" table:formula="of:=IF([.A214]&lt;StereoRes;StereoF*(B/100)*CorrAccuracy/([.A214]*[.A214]);0)" office:value-type="float" office:value="0.000340978147762747">
            <text:p>0.0003</text:p>
          </table:table-cell>
          <table:table-cell table:style-name="ce11" table:formula="of:=IF([.A214]&lt;StereoRes;2*ATAN((StereoRes-[.A214])/(2*StereoF))*180/3.14;0)" office:value-type="float" office:value="49.6032192383125">
            <text:p>49.60321924</text:p>
          </table:table-cell>
          <table:table-cell table:style-name="ce11" table:formula="of:=((StereoRes-2*[.A214])*[.B214]/(2*StereoF))-((-StereoRes*[.B214])/(2*StereoF))" office:value-type="float" office:value="0.292903225806452">
            <text:p>0.29290323</text:p>
          </table:table-cell>
          <table:table-cell table:number-columns-repeated="252"/>
          <table:table-cell table:style-name="ce2" table:number-columns-repeated="767"/>
        </table:table-row>
        <table:table-row table:style-name="ro2">
          <table:table-cell table:style-name="ce6" office:value-type="float" office:value="187">
            <text:p>187</text:p>
          </table:table-cell>
          <table:table-cell table:style-name="ce11" table:formula="of:=IF([.A215]&lt;StereoRes;(B/100)*StereoF/[.A215];0)" office:value-type="float" office:value="0.315413903743315">
            <text:p>0.31541390</text:p>
          </table:table-cell>
          <table:table-cell table:style-name="ce13" table:formula="of:=IF([.A215]&lt;StereoRes;StereoF*(B/100)*CorrAccuracy/([.A215]*[.A215]);0)" office:value-type="float" office:value="0.000337341073522263">
            <text:p>0.0003</text:p>
          </table:table-cell>
          <table:table-cell table:style-name="ce11" table:formula="of:=IF([.A215]&lt;StereoRes;2*ATAN((StereoRes-[.A215])/(2*StereoF))*180/3.14;0)" office:value-type="float" office:value="49.5070568269705">
            <text:p>49.50705683</text:p>
          </table:table-cell>
          <table:table-cell table:style-name="ce11" table:formula="of:=((StereoRes-2*[.A215])*[.B215]/(2*StereoF))-((-StereoRes*[.B215])/(2*StereoF))" office:value-type="float" office:value="0.290695187165775">
            <text:p>0.29069519</text:p>
          </table:table-cell>
          <table:table-cell table:number-columns-repeated="252"/>
          <table:table-cell table:style-name="ce2" table:number-columns-repeated="767"/>
        </table:table-row>
        <table:table-row table:style-name="ro2">
          <table:table-cell table:style-name="ce6" office:value-type="float" office:value="188">
            <text:p>188</text:p>
          </table:table-cell>
          <table:table-cell table:style-name="ce11" table:formula="of:=IF([.A216]&lt;StereoRes;(B/100)*StereoF/[.A216];0)" office:value-type="float" office:value="0.313736170212766">
            <text:p>0.31373617</text:p>
          </table:table-cell>
          <table:table-cell table:style-name="ce13" table:formula="of:=IF([.A216]&lt;StereoRes;StereoF*(B/100)*CorrAccuracy/([.A216]*[.A216]);0)" office:value-type="float" office:value="0.00033376188320507">
            <text:p>0.0003</text:p>
          </table:table-cell>
          <table:table-cell table:style-name="ce11" table:formula="of:=IF([.A216]&lt;StereoRes;2*ATAN((StereoRes-[.A216])/(2*StereoF))*180/3.14;0)" office:value-type="float" office:value="49.4108200228824">
            <text:p>49.41082002</text:p>
          </table:table-cell>
          <table:table-cell table:style-name="ce11" table:formula="of:=((StereoRes-2*[.A216])*[.B216]/(2*StereoF))-((-StereoRes*[.B216])/(2*StereoF))" office:value-type="float" office:value="0.288510638297872">
            <text:p>0.28851064</text:p>
          </table:table-cell>
          <table:table-cell table:number-columns-repeated="252"/>
          <table:table-cell table:style-name="ce2" table:number-columns-repeated="767"/>
        </table:table-row>
        <table:table-row table:style-name="ro2">
          <table:table-cell table:style-name="ce6" office:value-type="float" office:value="189">
            <text:p>189</text:p>
          </table:table-cell>
          <table:table-cell table:style-name="ce11" table:formula="of:=IF([.A217]&lt;StereoRes;(B/100)*StereoF/[.A217];0)" office:value-type="float" office:value="0.31207619047619">
            <text:p>0.31207619</text:p>
          </table:table-cell>
          <table:table-cell table:style-name="ce13" table:formula="of:=IF([.A217]&lt;StereoRes;StereoF*(B/100)*CorrAccuracy/([.A217]*[.A217]);0)" office:value-type="float" office:value="0.00033023935500126">
            <text:p>0.0003</text:p>
          </table:table-cell>
          <table:table-cell table:style-name="ce11" table:formula="of:=IF([.A217]&lt;StereoRes;2*ATAN((StereoRes-[.A217])/(2*StereoF))*180/3.14;0)" office:value-type="float" office:value="49.31450887546">
            <text:p>49.31450888</text:p>
          </table:table-cell>
          <table:table-cell table:style-name="ce11" table:formula="of:=((StereoRes-2*[.A217])*[.B217]/(2*StereoF))-((-StereoRes*[.B217])/(2*StereoF))" office:value-type="float" office:value="0.286349206349206">
            <text:p>0.28634921</text:p>
          </table:table-cell>
          <table:table-cell table:number-columns-repeated="252"/>
          <table:table-cell table:style-name="ce2" table:number-columns-repeated="767"/>
        </table:table-row>
        <table:table-row table:style-name="ro2">
          <table:table-cell table:style-name="ce6" office:value-type="float" office:value="190">
            <text:p>190</text:p>
          </table:table-cell>
          <table:table-cell table:style-name="ce11" table:formula="of:=IF([.A218]&lt;StereoRes;(B/100)*StereoF/[.A218];0)" office:value-type="float" office:value="0.310433684210526">
            <text:p>0.31043368</text:p>
          </table:table-cell>
          <table:table-cell table:style-name="ce13" table:formula="of:=IF([.A218]&lt;StereoRes;StereoF*(B/100)*CorrAccuracy/([.A218]*[.A218]);0)" office:value-type="float" office:value="0.000326772299168975">
            <text:p>0.0003</text:p>
          </table:table-cell>
          <table:table-cell table:style-name="ce11" table:formula="of:=IF([.A218]&lt;StereoRes;2*ATAN((StereoRes-[.A218])/(2*StereoF))*180/3.14;0)" office:value-type="float" office:value="49.2181234346114">
            <text:p>49.21812343</text:p>
          </table:table-cell>
          <table:table-cell table:style-name="ce11" table:formula="of:=((StereoRes-2*[.A218])*[.B218]/(2*StereoF))-((-StereoRes*[.B218])/(2*StereoF))" office:value-type="float" office:value="0.284210526315789">
            <text:p>0.28421053</text:p>
          </table:table-cell>
          <table:table-cell table:number-columns-repeated="252"/>
          <table:table-cell table:style-name="ce2" table:number-columns-repeated="767"/>
        </table:table-row>
        <table:table-row table:style-name="ro2">
          <table:table-cell table:style-name="ce6" office:value-type="float" office:value="191">
            <text:p>191</text:p>
          </table:table-cell>
          <table:table-cell table:style-name="ce11" table:formula="of:=IF([.A219]&lt;StereoRes;(B/100)*StereoF/[.A219];0)" office:value-type="float" office:value="0.308808376963351">
            <text:p>0.30880838</text:p>
          </table:table-cell>
          <table:table-cell table:style-name="ce13" table:formula="of:=IF([.A219]&lt;StereoRes;StereoF*(B/100)*CorrAccuracy/([.A219]*[.A219]);0)" office:value-type="float" office:value="0.000323359557029687">
            <text:p>0.0003</text:p>
          </table:table-cell>
          <table:table-cell table:style-name="ce11" table:formula="of:=IF([.A219]&lt;StereoRes;2*ATAN((StereoRes-[.A219])/(2*StereoF))*180/3.14;0)" office:value-type="float" office:value="49.1216637507414">
            <text:p>49.12166375</text:p>
          </table:table-cell>
          <table:table-cell table:style-name="ce11" table:formula="of:=((StereoRes-2*[.A219])*[.B219]/(2*StereoF))-((-StereoRes*[.B219])/(2*StereoF))" office:value-type="float" office:value="0.282094240837696">
            <text:p>0.28209424</text:p>
          </table:table-cell>
          <table:table-cell table:number-columns-repeated="252"/>
          <table:table-cell table:style-name="ce2" table:number-columns-repeated="767"/>
        </table:table-row>
        <table:table-row table:style-name="ro2">
          <table:table-cell table:style-name="ce6" office:value-type="float" office:value="192">
            <text:p>192</text:p>
          </table:table-cell>
          <table:table-cell table:style-name="ce11" table:formula="of:=IF([.A220]&lt;StereoRes;(B/100)*StereoF/[.A220];0)" office:value-type="float" office:value="0.3072">
            <text:p>0.30720000</text:p>
          </table:table-cell>
          <table:table-cell table:style-name="ce13" table:formula="of:=IF([.A220]&lt;StereoRes;StereoF*(B/100)*CorrAccuracy/([.A220]*[.A220]);0)" office:value-type="float" office:value="0.00032">
            <text:p>0.0003</text:p>
          </table:table-cell>
          <table:table-cell table:style-name="ce11" table:formula="of:=IF([.A220]&lt;StereoRes;2*ATAN((StereoRes-[.A220])/(2*StereoF))*180/3.14;0)" office:value-type="float" office:value="49.0251298747532">
            <text:p>49.02512987</text:p>
          </table:table-cell>
          <table:table-cell table:style-name="ce11" table:formula="of:=((StereoRes-2*[.A220])*[.B220]/(2*StereoF))-((-StereoRes*[.B220])/(2*StereoF))" office:value-type="float" office:value="0.28">
            <text:p>0.28000000</text:p>
          </table:table-cell>
          <table:table-cell table:number-columns-repeated="252"/>
          <table:table-cell table:style-name="ce2" table:number-columns-repeated="767"/>
        </table:table-row>
        <table:table-row table:style-name="ro2">
          <table:table-cell table:style-name="ce6" office:value-type="float" office:value="193">
            <text:p>193</text:p>
          </table:table-cell>
          <table:table-cell table:style-name="ce11" table:formula="of:=IF([.A221]&lt;StereoRes;(B/100)*StereoF/[.A221];0)" office:value-type="float" office:value="0.30560829015544">
            <text:p>0.30560829</text:p>
          </table:table-cell>
          <table:table-cell table:style-name="ce13" table:formula="of:=IF([.A221]&lt;StereoRes;StereoF*(B/100)*CorrAccuracy/([.A221]*[.A221]);0)" office:value-type="float" office:value="0.000316692528658487">
            <text:p>0.0003</text:p>
          </table:table-cell>
          <table:table-cell table:style-name="ce11" table:formula="of:=IF([.A221]&lt;StereoRes;2*ATAN((StereoRes-[.A221])/(2*StereoF))*180/3.14;0)" office:value-type="float" office:value="48.9285218580492">
            <text:p>48.92852186</text:p>
          </table:table-cell>
          <table:table-cell table:style-name="ce11" table:formula="of:=((StereoRes-2*[.A221])*[.B221]/(2*StereoF))-((-StereoRes*[.B221])/(2*StereoF))" office:value-type="float" office:value="0.277927461139896">
            <text:p>0.27792746</text:p>
          </table:table-cell>
          <table:table-cell table:number-columns-repeated="252"/>
          <table:table-cell table:style-name="ce2" table:number-columns-repeated="767"/>
        </table:table-row>
        <table:table-row table:style-name="ro2">
          <table:table-cell table:style-name="ce6" office:value-type="float" office:value="194">
            <text:p>194</text:p>
          </table:table-cell>
          <table:table-cell table:style-name="ce11" table:formula="of:=IF([.A222]&lt;StereoRes;(B/100)*StereoF/[.A222];0)" office:value-type="float" office:value="0.304032989690722">
            <text:p>0.30403299</text:p>
          </table:table-cell>
          <table:table-cell table:style-name="ce13" table:formula="of:=IF([.A222]&lt;StereoRes;StereoF*(B/100)*CorrAccuracy/([.A222]*[.A222]);0)" office:value-type="float" office:value="0.000313436071846105">
            <text:p>0.0003</text:p>
          </table:table-cell>
          <table:table-cell table:style-name="ce11" table:formula="of:=IF([.A222]&lt;StereoRes;2*ATAN((StereoRes-[.A222])/(2*StereoF))*180/3.14;0)" office:value-type="float" office:value="48.8318397525317">
            <text:p>48.83183975</text:p>
          </table:table-cell>
          <table:table-cell table:style-name="ce11" table:formula="of:=((StereoRes-2*[.A222])*[.B222]/(2*StereoF))-((-StereoRes*[.B222])/(2*StereoF))" office:value-type="float" office:value="0.275876288659794">
            <text:p>0.27587629</text:p>
          </table:table-cell>
          <table:table-cell table:number-columns-repeated="252"/>
          <table:table-cell table:style-name="ce2" table:number-columns-repeated="767"/>
        </table:table-row>
        <table:table-row table:style-name="ro2">
          <table:table-cell table:style-name="ce6" office:value-type="float" office:value="195">
            <text:p>195</text:p>
          </table:table-cell>
          <table:table-cell table:style-name="ce11" table:formula="of:=IF([.A223]&lt;StereoRes;(B/100)*StereoF/[.A223];0)" office:value-type="float" office:value="0.302473846153846">
            <text:p>0.30247385</text:p>
          </table:table-cell>
          <table:table-cell table:style-name="ce13" table:formula="of:=IF([.A223]&lt;StereoRes;StereoF*(B/100)*CorrAccuracy/([.A223]*[.A223]);0)" office:value-type="float" office:value="0.000310229585798817">
            <text:p>0.0003</text:p>
          </table:table-cell>
          <table:table-cell table:style-name="ce11" table:formula="of:=IF([.A223]&lt;StereoRes;2*ATAN((StereoRes-[.A223])/(2*StereoF))*180/3.14;0)" office:value-type="float" office:value="48.7350836106042">
            <text:p>48.73508361</text:p>
          </table:table-cell>
          <table:table-cell table:style-name="ce11" table:formula="of:=((StereoRes-2*[.A223])*[.B223]/(2*StereoF))-((-StereoRes*[.B223])/(2*StereoF))" office:value-type="float" office:value="0.273846153846154">
            <text:p>0.27384615</text:p>
          </table:table-cell>
          <table:table-cell table:number-columns-repeated="252"/>
          <table:table-cell table:style-name="ce2" table:number-columns-repeated="767"/>
        </table:table-row>
        <table:table-row table:style-name="ro2">
          <table:table-cell table:style-name="ce6" office:value-type="float" office:value="196">
            <text:p>196</text:p>
          </table:table-cell>
          <table:table-cell table:style-name="ce11" table:formula="of:=IF([.A224]&lt;StereoRes;(B/100)*StereoF/[.A224];0)" office:value-type="float" office:value="0.300930612244898">
            <text:p>0.30093061</text:p>
          </table:table-cell>
          <table:table-cell table:style-name="ce13" table:formula="of:=IF([.A224]&lt;StereoRes;StereoF*(B/100)*CorrAccuracy/([.A224]*[.A224]);0)" office:value-type="float" office:value="0.00030707205331112">
            <text:p>0.0003</text:p>
          </table:table-cell>
          <table:table-cell table:style-name="ce11" table:formula="of:=IF([.A224]&lt;StereoRes;2*ATAN((StereoRes-[.A224])/(2*StereoF))*180/3.14;0)" office:value-type="float" office:value="48.6382534851724">
            <text:p>48.63825349</text:p>
          </table:table-cell>
          <table:table-cell table:style-name="ce11" table:formula="of:=((StereoRes-2*[.A224])*[.B224]/(2*StereoF))-((-StereoRes*[.B224])/(2*StereoF))" office:value-type="float" office:value="0.271836734693878">
            <text:p>0.27183673</text:p>
          </table:table-cell>
          <table:table-cell table:number-columns-repeated="252"/>
          <table:table-cell table:style-name="ce2" table:number-columns-repeated="767"/>
        </table:table-row>
        <table:table-row table:style-name="ro2">
          <table:table-cell table:style-name="ce6" office:value-type="float" office:value="197">
            <text:p>197</text:p>
          </table:table-cell>
          <table:table-cell table:style-name="ce11" table:formula="of:=IF([.A225]&lt;StereoRes;(B/100)*StereoF/[.A225];0)" office:value-type="float" office:value="0.299403045685279">
            <text:p>0.29940305</text:p>
          </table:table-cell>
          <table:table-cell table:style-name="ce13" table:formula="of:=IF([.A225]&lt;StereoRes;StereoF*(B/100)*CorrAccuracy/([.A225]*[.A225]);0)" office:value-type="float" office:value="0.000303962482929217">
            <text:p>0.0003</text:p>
          </table:table-cell>
          <table:table-cell table:style-name="ce11" table:formula="of:=IF([.A225]&lt;StereoRes;2*ATAN((StereoRes-[.A225])/(2*StereoF))*180/3.14;0)" office:value-type="float" office:value="48.541349429645">
            <text:p>48.54134943</text:p>
          </table:table-cell>
          <table:table-cell table:style-name="ce11" table:formula="of:=((StereoRes-2*[.A225])*[.B225]/(2*StereoF))-((-StereoRes*[.B225])/(2*StereoF))" office:value-type="float" office:value="0.269847715736041">
            <text:p>0.26984772</text:p>
          </table:table-cell>
          <table:table-cell table:number-columns-repeated="252"/>
          <table:table-cell table:style-name="ce2" table:number-columns-repeated="767"/>
        </table:table-row>
        <table:table-row table:style-name="ro2">
          <table:table-cell table:style-name="ce6" office:value-type="float" office:value="198">
            <text:p>198</text:p>
          </table:table-cell>
          <table:table-cell table:style-name="ce11" table:formula="of:=IF([.A226]&lt;StereoRes;(B/100)*StereoF/[.A226];0)" office:value-type="float" office:value="0.297890909090909">
            <text:p>0.29789091</text:p>
          </table:table-cell>
          <table:table-cell table:style-name="ce13" table:formula="of:=IF([.A226]&lt;StereoRes;StereoF*(B/100)*CorrAccuracy/([.A226]*[.A226]);0)" office:value-type="float" office:value="0.000300899908172635">
            <text:p>0.0003</text:p>
          </table:table-cell>
          <table:table-cell table:style-name="ce11" table:formula="of:=IF([.A226]&lt;StereoRes;2*ATAN((StereoRes-[.A226])/(2*StereoF))*180/3.14;0)" office:value-type="float" office:value="48.4443714979349">
            <text:p>48.44437150</text:p>
          </table:table-cell>
          <table:table-cell table:style-name="ce11" table:formula="of:=((StereoRes-2*[.A226])*[.B226]/(2*StereoF))-((-StereoRes*[.B226])/(2*StereoF))" office:value-type="float" office:value="0.267878787878788">
            <text:p>0.26787879</text:p>
          </table:table-cell>
          <table:table-cell table:number-columns-repeated="252"/>
          <table:table-cell table:style-name="ce2" table:number-columns-repeated="767"/>
        </table:table-row>
        <table:table-row table:style-name="ro2">
          <table:table-cell table:style-name="ce6" office:value-type="float" office:value="199">
            <text:p>199</text:p>
          </table:table-cell>
          <table:table-cell table:style-name="ce11" table:formula="of:=IF([.A227]&lt;StereoRes;(B/100)*StereoF/[.A227];0)" office:value-type="float" office:value="0.296393969849246">
            <text:p>0.29639397</text:p>
          </table:table-cell>
          <table:table-cell table:style-name="ce13" table:formula="of:=IF([.A227]&lt;StereoRes;StereoF*(B/100)*CorrAccuracy/([.A227]*[.A227]);0)" office:value-type="float" office:value="0.000297883386783162">
            <text:p>0.0003</text:p>
          </table:table-cell>
          <table:table-cell table:style-name="ce11" table:formula="of:=IF([.A227]&lt;StereoRes;2*ATAN((StereoRes-[.A227])/(2*StereoF))*180/3.14;0)" office:value-type="float" office:value="48.3473197444602">
            <text:p>48.34731974</text:p>
          </table:table-cell>
          <table:table-cell table:style-name="ce11" table:formula="of:=((StereoRes-2*[.A227])*[.B227]/(2*StereoF))-((-StereoRes*[.B227])/(2*StereoF))" office:value-type="float" office:value="0.265929648241206">
            <text:p>0.26592965</text:p>
          </table:table-cell>
          <table:table-cell table:number-columns-repeated="252"/>
          <table:table-cell table:style-name="ce2" table:number-columns-repeated="767"/>
        </table:table-row>
        <table:table-row table:style-name="ro2">
          <table:table-cell table:style-name="ce6" office:value-type="float" office:value="200">
            <text:p>200</text:p>
          </table:table-cell>
          <table:table-cell table:style-name="ce11" table:formula="of:=IF([.A228]&lt;StereoRes;(B/100)*StereoF/[.A228];0)" office:value-type="float" office:value="0.294912">
            <text:p>0.29491200</text:p>
          </table:table-cell>
          <table:table-cell table:style-name="ce13" table:formula="of:=IF([.A228]&lt;StereoRes;StereoF*(B/100)*CorrAccuracy/([.A228]*[.A228]);0)" office:value-type="float" office:value="0.000294912">
            <text:p>0.0003</text:p>
          </table:table-cell>
          <table:table-cell table:style-name="ce11" table:formula="of:=IF([.A228]&lt;StereoRes;2*ATAN((StereoRes-[.A228])/(2*StereoF))*180/3.14;0)" office:value-type="float" office:value="48.2501942241447">
            <text:p>48.25019422</text:p>
          </table:table-cell>
          <table:table-cell table:style-name="ce11" table:formula="of:=((StereoRes-2*[.A228])*[.B228]/(2*StereoF))-((-StereoRes*[.B228])/(2*StereoF))" office:value-type="float" office:value="0.264">
            <text:p>0.26400000</text:p>
          </table:table-cell>
          <table:table-cell table:number-columns-repeated="252"/>
          <table:table-cell table:style-name="ce2" table:number-columns-repeated="767"/>
        </table:table-row>
        <table:table-row table:style-name="ro2">
          <table:table-cell table:style-name="ce6" office:value-type="float" office:value="201">
            <text:p>201</text:p>
          </table:table-cell>
          <table:table-cell table:style-name="ce11" table:formula="of:=IF([.A229]&lt;StereoRes;(B/100)*StereoF/[.A229];0)" office:value-type="float" office:value="0.293444776119403">
            <text:p>0.29344478</text:p>
          </table:table-cell>
          <table:table-cell table:style-name="ce13" table:formula="of:=IF([.A229]&lt;StereoRes;StereoF*(B/100)*CorrAccuracy/([.A229]*[.A229]);0)" office:value-type="float" office:value="0.000291984851860102">
            <text:p>0.0003</text:p>
          </table:table-cell>
          <table:table-cell table:style-name="ce11" table:formula="of:=IF([.A229]&lt;StereoRes;2*ATAN((StereoRes-[.A229])/(2*StereoF))*180/3.14;0)" office:value-type="float" office:value="48.1529949924196">
            <text:p>48.15299499</text:p>
          </table:table-cell>
          <table:table-cell table:style-name="ce11" table:formula="of:=((StereoRes-2*[.A229])*[.B229]/(2*StereoF))-((-StereoRes*[.B229])/(2*StereoF))" office:value-type="float" office:value="0.262089552238806">
            <text:p>0.26208955</text:p>
          </table:table-cell>
          <table:table-cell table:number-columns-repeated="252"/>
          <table:table-cell table:style-name="ce2" table:number-columns-repeated="767"/>
        </table:table-row>
        <table:table-row table:style-name="ro2">
          <table:table-cell table:style-name="ce6" office:value-type="float" office:value="202">
            <text:p>202</text:p>
          </table:table-cell>
          <table:table-cell table:style-name="ce11" table:formula="of:=IF([.A230]&lt;StereoRes;(B/100)*StereoF/[.A230];0)" office:value-type="float" office:value="0.291992079207921">
            <text:p>0.29199208</text:p>
          </table:table-cell>
          <table:table-cell table:style-name="ce13" table:formula="of:=IF([.A230]&lt;StereoRes;StereoF*(B/100)*CorrAccuracy/([.A230]*[.A230]);0)" office:value-type="float" office:value="0.000289101068522694">
            <text:p>0.0003</text:p>
          </table:table-cell>
          <table:table-cell table:style-name="ce11" table:formula="of:=IF([.A230]&lt;StereoRes;2*ATAN((StereoRes-[.A230])/(2*StereoF))*180/3.14;0)" office:value-type="float" office:value="48.055722105224">
            <text:p>48.05572211</text:p>
          </table:table-cell>
          <table:table-cell table:style-name="ce11" table:formula="of:=((StereoRes-2*[.A230])*[.B230]/(2*StereoF))-((-StereoRes*[.B230])/(2*StereoF))" office:value-type="float" office:value="0.26019801980198">
            <text:p>0.26019802</text:p>
          </table:table-cell>
          <table:table-cell table:number-columns-repeated="252"/>
          <table:table-cell table:style-name="ce2" table:number-columns-repeated="767"/>
        </table:table-row>
        <table:table-row table:style-name="ro2">
          <table:table-cell table:style-name="ce6" office:value-type="float" office:value="203">
            <text:p>203</text:p>
          </table:table-cell>
          <table:table-cell table:style-name="ce11" table:formula="of:=IF([.A231]&lt;StereoRes;(B/100)*StereoF/[.A231];0)" office:value-type="float" office:value="0.290553694581281">
            <text:p>0.29055369</text:p>
          </table:table-cell>
          <table:table-cell table:style-name="ce13" table:formula="of:=IF([.A231]&lt;StereoRes;StereoF*(B/100)*CorrAccuracy/([.A231]*[.A231]);0)" office:value-type="float" office:value="0.000286259797617025">
            <text:p>0.0003</text:p>
          </table:table-cell>
          <table:table-cell table:style-name="ce11" table:formula="of:=IF([.A231]&lt;StereoRes;2*ATAN((StereoRes-[.A231])/(2*StereoF))*180/3.14;0)" office:value-type="float" office:value="47.958375619006">
            <text:p>47.95837562</text:p>
          </table:table-cell>
          <table:table-cell table:style-name="ce11" table:formula="of:=((StereoRes-2*[.A231])*[.B231]/(2*StereoF))-((-StereoRes*[.B231])/(2*StereoF))" office:value-type="float" office:value="0.258325123152709">
            <text:p>0.25832512</text:p>
          </table:table-cell>
          <table:table-cell table:number-columns-repeated="252"/>
          <table:table-cell table:style-name="ce2" table:number-columns-repeated="767"/>
        </table:table-row>
        <table:table-row table:style-name="ro2">
          <table:table-cell table:style-name="ce6" office:value-type="float" office:value="204">
            <text:p>204</text:p>
          </table:table-cell>
          <table:table-cell table:style-name="ce11" table:formula="of:=IF([.A232]&lt;StereoRes;(B/100)*StereoF/[.A232];0)" office:value-type="float" office:value="0.289129411764706">
            <text:p>0.28912941</text:p>
          </table:table-cell>
          <table:table-cell table:style-name="ce13" table:formula="of:=IF([.A232]&lt;StereoRes;StereoF*(B/100)*CorrAccuracy/([.A232]*[.A232]);0)" office:value-type="float" office:value="0.000283460207612457">
            <text:p>0.0003</text:p>
          </table:table-cell>
          <table:table-cell table:style-name="ce11" table:formula="of:=IF([.A232]&lt;StereoRes;2*ATAN((StereoRes-[.A232])/(2*StereoF))*180/3.14;0)" office:value-type="float" office:value="47.8609555907235">
            <text:p>47.86095559</text:p>
          </table:table-cell>
          <table:table-cell table:style-name="ce11" table:formula="of:=((StereoRes-2*[.A232])*[.B232]/(2*StereoF))-((-StereoRes*[.B232])/(2*StereoF))" office:value-type="float" office:value="0.256470588235294">
            <text:p>0.25647059</text:p>
          </table:table-cell>
          <table:table-cell table:number-columns-repeated="252"/>
          <table:table-cell table:style-name="ce2" table:number-columns-repeated="767"/>
        </table:table-row>
        <table:table-row table:style-name="ro2">
          <table:table-cell table:style-name="ce6" office:value-type="float" office:value="205">
            <text:p>205</text:p>
          </table:table-cell>
          <table:table-cell table:style-name="ce11" table:formula="of:=IF([.A233]&lt;StereoRes;(B/100)*StereoF/[.A233];0)" office:value-type="float" office:value="0.287719024390244">
            <text:p>0.28771902</text:p>
          </table:table-cell>
          <table:table-cell table:style-name="ce13" table:formula="of:=IF([.A233]&lt;StereoRes;StereoF*(B/100)*CorrAccuracy/([.A233]*[.A233]);0)" office:value-type="float" office:value="0.000280701487209994">
            <text:p>0.0003</text:p>
          </table:table-cell>
          <table:table-cell table:style-name="ce11" table:formula="of:=IF([.A233]&lt;StereoRes;2*ATAN((StereoRes-[.A233])/(2*StereoF))*180/3.14;0)" office:value-type="float" office:value="47.7634620778454">
            <text:p>47.76346208</text:p>
          </table:table-cell>
          <table:table-cell table:style-name="ce11" table:formula="of:=((StereoRes-2*[.A233])*[.B233]/(2*StereoF))-((-StereoRes*[.B233])/(2*StereoF))" office:value-type="float" office:value="0.254634146341463">
            <text:p>0.25463415</text:p>
          </table:table-cell>
          <table:table-cell table:number-columns-repeated="252"/>
          <table:table-cell table:style-name="ce2" table:number-columns-repeated="767"/>
        </table:table-row>
        <table:table-row table:style-name="ro2">
          <table:table-cell table:style-name="ce6" office:value-type="float" office:value="206">
            <text:p>206</text:p>
          </table:table-cell>
          <table:table-cell table:style-name="ce11" table:formula="of:=IF([.A234]&lt;StereoRes;(B/100)*StereoF/[.A234];0)" office:value-type="float" office:value="0.286322330097087">
            <text:p>0.28632233</text:p>
          </table:table-cell>
          <table:table-cell table:style-name="ce13" table:formula="of:=IF([.A234]&lt;StereoRes;StereoF*(B/100)*CorrAccuracy/([.A234]*[.A234]);0)" office:value-type="float" office:value="0.000277982844754454">
            <text:p>0.0003</text:p>
          </table:table-cell>
          <table:table-cell table:style-name="ce11" table:formula="of:=IF([.A234]&lt;StereoRes;2*ATAN((StereoRes-[.A234])/(2*StereoF))*180/3.14;0)" office:value-type="float" office:value="47.6658951383524">
            <text:p>47.66589514</text:p>
          </table:table-cell>
          <table:table-cell table:style-name="ce11" table:formula="of:=((StereoRes-2*[.A234])*[.B234]/(2*StereoF))-((-StereoRes*[.B234])/(2*StereoF))" office:value-type="float" office:value="0.252815533980583">
            <text:p>0.25281553</text:p>
          </table:table-cell>
          <table:table-cell table:number-columns-repeated="252"/>
          <table:table-cell table:style-name="ce2" table:number-columns-repeated="767"/>
        </table:table-row>
        <table:table-row table:style-name="ro2">
          <table:table-cell table:style-name="ce6" office:value-type="float" office:value="207">
            <text:p>207</text:p>
          </table:table-cell>
          <table:table-cell table:style-name="ce11" table:formula="of:=IF([.A235]&lt;StereoRes;(B/100)*StereoF/[.A235];0)" office:value-type="float" office:value="0.284939130434783">
            <text:p>0.28493913</text:p>
          </table:table-cell>
          <table:table-cell table:style-name="ce13" table:formula="of:=IF([.A235]&lt;StereoRes;StereoF*(B/100)*CorrAccuracy/([.A235]*[.A235]);0)" office:value-type="float" office:value="0.000275303507666457">
            <text:p>0.0003</text:p>
          </table:table-cell>
          <table:table-cell table:style-name="ce11" table:formula="of:=IF([.A235]&lt;StereoRes;2*ATAN((StereoRes-[.A235])/(2*StereoF))*180/3.14;0)" office:value-type="float" office:value="47.568254830738">
            <text:p>47.56825483</text:p>
          </table:table-cell>
          <table:table-cell table:style-name="ce11" table:formula="of:=((StereoRes-2*[.A235])*[.B235]/(2*StereoF))-((-StereoRes*[.B235])/(2*StereoF))" office:value-type="float" office:value="0.251014492753623">
            <text:p>0.25101449</text:p>
          </table:table-cell>
          <table:table-cell table:number-columns-repeated="252"/>
          <table:table-cell table:style-name="ce2" table:number-columns-repeated="767"/>
        </table:table-row>
        <table:table-row table:style-name="ro2">
          <table:table-cell table:style-name="ce6" office:value-type="float" office:value="208">
            <text:p>208</text:p>
          </table:table-cell>
          <table:table-cell table:style-name="ce11" table:formula="of:=IF([.A236]&lt;StereoRes;(B/100)*StereoF/[.A236];0)" office:value-type="float" office:value="0.283569230769231">
            <text:p>0.28356923</text:p>
          </table:table-cell>
          <table:table-cell table:style-name="ce13" table:formula="of:=IF([.A236]&lt;StereoRes;StereoF*(B/100)*CorrAccuracy/([.A236]*[.A236]);0)" office:value-type="float" office:value="0.000272662721893491">
            <text:p>0.0003</text:p>
          </table:table-cell>
          <table:table-cell table:style-name="ce11" table:formula="of:=IF([.A236]&lt;StereoRes;2*ATAN((StereoRes-[.A236])/(2*StereoF))*180/3.14;0)" office:value-type="float" office:value="47.4705412140095">
            <text:p>47.47054121</text:p>
          </table:table-cell>
          <table:table-cell table:style-name="ce11" table:formula="of:=((StereoRes-2*[.A236])*[.B236]/(2*StereoF))-((-StereoRes*[.B236])/(2*StereoF))" office:value-type="float" office:value="0.249230769230769">
            <text:p>0.24923077</text:p>
          </table:table-cell>
          <table:table-cell table:number-columns-repeated="252"/>
          <table:table-cell table:style-name="ce2" table:number-columns-repeated="767"/>
        </table:table-row>
        <table:table-row table:style-name="ro2">
          <table:table-cell table:style-name="ce6" office:value-type="float" office:value="209">
            <text:p>209</text:p>
          </table:table-cell>
          <table:table-cell table:style-name="ce11" table:formula="of:=IF([.A237]&lt;StereoRes;(B/100)*StereoF/[.A237];0)" office:value-type="float" office:value="0.282212440191388">
            <text:p>0.28221244</text:p>
          </table:table-cell>
          <table:table-cell table:style-name="ce13" table:formula="of:=IF([.A237]&lt;StereoRes;StereoF*(B/100)*CorrAccuracy/([.A237]*[.A237]);0)" office:value-type="float" office:value="0.000270059751379318">
            <text:p>0.0003</text:p>
          </table:table-cell>
          <table:table-cell table:style-name="ce11" table:formula="of:=IF([.A237]&lt;StereoRes;2*ATAN((StereoRes-[.A237])/(2*StereoF))*180/3.14;0)" office:value-type="float" office:value="47.3727543476886">
            <text:p>47.37275435</text:p>
          </table:table-cell>
          <table:table-cell table:style-name="ce11" table:formula="of:=((StereoRes-2*[.A237])*[.B237]/(2*StereoF))-((-StereoRes*[.B237])/(2*StereoF))" office:value-type="float" office:value="0.247464114832536">
            <text:p>0.24746411</text:p>
          </table:table-cell>
          <table:table-cell table:number-columns-repeated="252"/>
          <table:table-cell table:style-name="ce2" table:number-columns-repeated="767"/>
        </table:table-row>
        <table:table-row table:style-name="ro2">
          <table:table-cell table:style-name="ce6" office:value-type="float" office:value="210">
            <text:p>210</text:p>
          </table:table-cell>
          <table:table-cell table:style-name="ce11" table:formula="of:=IF([.A238]&lt;StereoRes;(B/100)*StereoF/[.A238];0)" office:value-type="float" office:value="0.280868571428571">
            <text:p>0.28086857</text:p>
          </table:table-cell>
          <table:table-cell table:style-name="ce13" table:formula="of:=IF([.A238]&lt;StereoRes;StereoF*(B/100)*CorrAccuracy/([.A238]*[.A238]);0)" office:value-type="float" office:value="0.00026749387755102">
            <text:p>0.0003</text:p>
          </table:table-cell>
          <table:table-cell table:style-name="ce11" table:formula="of:=IF([.A238]&lt;StereoRes;2*ATAN((StereoRes-[.A238])/(2*StereoF))*180/3.14;0)" office:value-type="float" office:value="47.2748942918127">
            <text:p>47.27489429</text:p>
          </table:table-cell>
          <table:table-cell table:style-name="ce11" table:formula="of:=((StereoRes-2*[.A238])*[.B238]/(2*StereoF))-((-StereoRes*[.B238])/(2*StereoF))" office:value-type="float" office:value="0.245714285714286">
            <text:p>0.24571429</text:p>
          </table:table-cell>
          <table:table-cell table:number-columns-repeated="252"/>
          <table:table-cell table:style-name="ce2" table:number-columns-repeated="767"/>
        </table:table-row>
        <table:table-row table:style-name="ro2">
          <table:table-cell table:style-name="ce6" office:value-type="float" office:value="211">
            <text:p>211</text:p>
          </table:table-cell>
          <table:table-cell table:style-name="ce11" table:formula="of:=IF([.A239]&lt;StereoRes;(B/100)*StereoF/[.A239];0)" office:value-type="float" office:value="0.279537440758294">
            <text:p>0.27953744</text:p>
          </table:table-cell>
          <table:table-cell table:style-name="ce13" table:formula="of:=IF([.A239]&lt;StereoRes;StereoF*(B/100)*CorrAccuracy/([.A239]*[.A239]);0)" office:value-type="float" office:value="0.000264964398823027">
            <text:p>0.0003</text:p>
          </table:table-cell>
          <table:table-cell table:style-name="ce11" table:formula="of:=IF([.A239]&lt;StereoRes;2*ATAN((StereoRes-[.A239])/(2*StereoF))*180/3.14;0)" office:value-type="float" office:value="47.1769611069357">
            <text:p>47.17696111</text:p>
          </table:table-cell>
          <table:table-cell table:style-name="ce11" table:formula="of:=((StereoRes-2*[.A239])*[.B239]/(2*StereoF))-((-StereoRes*[.B239])/(2*StereoF))" office:value-type="float" office:value="0.243981042654028">
            <text:p>0.24398104</text:p>
          </table:table-cell>
          <table:table-cell table:number-columns-repeated="252"/>
          <table:table-cell table:style-name="ce2" table:number-columns-repeated="767"/>
        </table:table-row>
        <table:table-row table:style-name="ro2">
          <table:table-cell table:style-name="ce6" office:value-type="float" office:value="212">
            <text:p>212</text:p>
          </table:table-cell>
          <table:table-cell table:style-name="ce11" table:formula="of:=IF([.A240]&lt;StereoRes;(B/100)*StereoF/[.A240];0)" office:value-type="float" office:value="0.278218867924528">
            <text:p>0.27821887</text:p>
          </table:table-cell>
          <table:table-cell table:style-name="ce13" table:formula="of:=IF([.A240]&lt;StereoRes;StereoF*(B/100)*CorrAccuracy/([.A240]*[.A240]);0)" office:value-type="float" office:value="0.00026247063011748">
            <text:p>0.0003</text:p>
          </table:table-cell>
          <table:table-cell table:style-name="ce11" table:formula="of:=IF([.A240]&lt;StereoRes;2*ATAN((StereoRes-[.A240])/(2*StereoF))*180/3.14;0)" office:value-type="float" office:value="47.078954854129">
            <text:p>47.07895485</text:p>
          </table:table-cell>
          <table:table-cell table:style-name="ce11" table:formula="of:=((StereoRes-2*[.A240])*[.B240]/(2*StereoF))-((-StereoRes*[.B240])/(2*StereoF))" office:value-type="float" office:value="0.242264150943396">
            <text:p>0.24226415</text:p>
          </table:table-cell>
          <table:table-cell table:number-columns-repeated="252"/>
          <table:table-cell table:style-name="ce2" table:number-columns-repeated="767"/>
        </table:table-row>
        <table:table-row table:style-name="ro2">
          <table:table-cell table:style-name="ce6" office:value-type="float" office:value="213">
            <text:p>213</text:p>
          </table:table-cell>
          <table:table-cell table:style-name="ce11" table:formula="of:=IF([.A241]&lt;StereoRes;(B/100)*StereoF/[.A241];0)" office:value-type="float" office:value="0.276912676056338">
            <text:p>0.27691268</text:p>
          </table:table-cell>
          <table:table-cell table:style-name="ce13" table:formula="of:=IF([.A241]&lt;StereoRes;StereoF*(B/100)*CorrAccuracy/([.A241]*[.A241]);0)" office:value-type="float" office:value="0.000260011902400317">
            <text:p>0.0003</text:p>
          </table:table-cell>
          <table:table-cell table:style-name="ce11" table:formula="of:=IF([.A241]&lt;StereoRes;2*ATAN((StereoRes-[.A241])/(2*StereoF))*180/3.14;0)" office:value-type="float" office:value="46.980875594982">
            <text:p>46.98087559</text:p>
          </table:table-cell>
          <table:table-cell table:style-name="ce11" table:formula="of:=((StereoRes-2*[.A241])*[.B241]/(2*StereoF))-((-StereoRes*[.B241])/(2*StereoF))" office:value-type="float" office:value="0.24056338028169">
            <text:p>0.24056338</text:p>
          </table:table-cell>
          <table:table-cell table:number-columns-repeated="252"/>
          <table:table-cell table:style-name="ce2" table:number-columns-repeated="767"/>
        </table:table-row>
        <table:table-row table:style-name="ro2">
          <table:table-cell table:style-name="ce6" office:value-type="float" office:value="214">
            <text:p>214</text:p>
          </table:table-cell>
          <table:table-cell table:style-name="ce11" table:formula="of:=IF([.A242]&lt;StereoRes;(B/100)*StereoF/[.A242];0)" office:value-type="float" office:value="0.275618691588785">
            <text:p>0.27561869</text:p>
          </table:table-cell>
          <table:table-cell table:style-name="ce13" table:formula="of:=IF([.A242]&lt;StereoRes;StereoF*(B/100)*CorrAccuracy/([.A242]*[.A242]);0)" office:value-type="float" office:value="0.000257587562232509">
            <text:p>0.0003</text:p>
          </table:table-cell>
          <table:table-cell table:style-name="ce11" table:formula="of:=IF([.A242]&lt;StereoRes;2*ATAN((StereoRes-[.A242])/(2*StereoF))*180/3.14;0)" office:value-type="float" office:value="46.8827233916038">
            <text:p>46.88272339</text:p>
          </table:table-cell>
          <table:table-cell table:style-name="ce11" table:formula="of:=((StereoRes-2*[.A242])*[.B242]/(2*StereoF))-((-StereoRes*[.B242])/(2*StereoF))" office:value-type="float" office:value="0.238878504672897">
            <text:p>0.23887850</text:p>
          </table:table-cell>
          <table:table-cell table:number-columns-repeated="252"/>
          <table:table-cell table:style-name="ce2" table:number-columns-repeated="767"/>
        </table:table-row>
        <table:table-row table:style-name="ro2">
          <table:table-cell table:style-name="ce6" office:value-type="float" office:value="215">
            <text:p>215</text:p>
          </table:table-cell>
          <table:table-cell table:style-name="ce11" table:formula="of:=IF([.A243]&lt;StereoRes;(B/100)*StereoF/[.A243];0)" office:value-type="float" office:value="0.274336744186046">
            <text:p>0.27433674</text:p>
          </table:table-cell>
          <table:table-cell table:style-name="ce13" table:formula="of:=IF([.A243]&lt;StereoRes;StereoF*(B/100)*CorrAccuracy/([.A243]*[.A243]);0)" office:value-type="float" office:value="0.000255196971335857">
            <text:p>0.0003</text:p>
          </table:table-cell>
          <table:table-cell table:style-name="ce11" table:formula="of:=IF([.A243]&lt;StereoRes;2*ATAN((StereoRes-[.A243])/(2*StereoF))*180/3.14;0)" office:value-type="float" office:value="46.784498306623">
            <text:p>46.78449831</text:p>
          </table:table-cell>
          <table:table-cell table:style-name="ce11" table:formula="of:=((StereoRes-2*[.A243])*[.B243]/(2*StereoF))-((-StereoRes*[.B243])/(2*StereoF))" office:value-type="float" office:value="0.237209302325581">
            <text:p>0.23720930</text:p>
          </table:table-cell>
          <table:table-cell table:number-columns-repeated="252"/>
          <table:table-cell table:style-name="ce2" table:number-columns-repeated="767"/>
        </table:table-row>
        <table:table-row table:style-name="ro2">
          <table:table-cell table:style-name="ce6" office:value-type="float" office:value="216">
            <text:p>216</text:p>
          </table:table-cell>
          <table:table-cell table:style-name="ce11" table:formula="of:=IF([.A244]&lt;StereoRes;(B/100)*StereoF/[.A244];0)" office:value-type="float" office:value="0.273066666666667">
            <text:p>0.27306667</text:p>
          </table:table-cell>
          <table:table-cell table:style-name="ce13" table:formula="of:=IF([.A244]&lt;StereoRes;StereoF*(B/100)*CorrAccuracy/([.A244]*[.A244]);0)" office:value-type="float" office:value="0.000252839506172839">
            <text:p>0.0003</text:p>
          </table:table-cell>
          <table:table-cell table:style-name="ce11" table:formula="of:=IF([.A244]&lt;StereoRes;2*ATAN((StereoRes-[.A244])/(2*StereoF))*180/3.14;0)" office:value-type="float" office:value="46.6862004031898">
            <text:p>46.68620040</text:p>
          </table:table-cell>
          <table:table-cell table:style-name="ce11" table:formula="of:=((StereoRes-2*[.A244])*[.B244]/(2*StereoF))-((-StereoRes*[.B244])/(2*StereoF))" office:value-type="float" office:value="0.235555555555556">
            <text:p>0.23555556</text:p>
          </table:table-cell>
          <table:table-cell table:number-columns-repeated="252"/>
          <table:table-cell table:style-name="ce2" table:number-columns-repeated="767"/>
        </table:table-row>
        <table:table-row table:style-name="ro2">
          <table:table-cell table:style-name="ce6" office:value-type="float" office:value="217">
            <text:p>217</text:p>
          </table:table-cell>
          <table:table-cell table:style-name="ce11" table:formula="of:=IF([.A245]&lt;StereoRes;(B/100)*StereoF/[.A245];0)" office:value-type="float" office:value="0.271808294930876">
            <text:p>0.27180829</text:p>
          </table:table-cell>
          <table:table-cell table:style-name="ce13" table:formula="of:=IF([.A245]&lt;StereoRes;StereoF*(B/100)*CorrAccuracy/([.A245]*[.A245]);0)" office:value-type="float" office:value="0.000250514557539978">
            <text:p>0.0003</text:p>
          </table:table-cell>
          <table:table-cell table:style-name="ce11" table:formula="of:=IF([.A245]&lt;StereoRes;2*ATAN((StereoRes-[.A245])/(2*StereoF))*180/3.14;0)" office:value-type="float" office:value="46.587829744976">
            <text:p>46.58782974</text:p>
          </table:table-cell>
          <table:table-cell table:style-name="ce11" table:formula="of:=((StereoRes-2*[.A245])*[.B245]/(2*StereoF))-((-StereoRes*[.B245])/(2*StereoF))" office:value-type="float" office:value="0.233917050691244">
            <text:p>0.23391705</text:p>
          </table:table-cell>
          <table:table-cell table:number-columns-repeated="252"/>
          <table:table-cell table:style-name="ce2" table:number-columns-repeated="767"/>
        </table:table-row>
        <table:table-row table:style-name="ro2">
          <table:table-cell table:style-name="ce6" office:value-type="float" office:value="218">
            <text:p>218</text:p>
          </table:table-cell>
          <table:table-cell table:style-name="ce11" table:formula="of:=IF([.A246]&lt;StereoRes;(B/100)*StereoF/[.A246];0)" office:value-type="float" office:value="0.270561467889908">
            <text:p>0.27056147</text:p>
          </table:table-cell>
          <table:table-cell table:style-name="ce13" table:formula="of:=IF([.A246]&lt;StereoRes;StereoF*(B/100)*CorrAccuracy/([.A246]*[.A246]);0)" office:value-type="float" office:value="0.000248221530174228">
            <text:p>0.0002</text:p>
          </table:table-cell>
          <table:table-cell table:style-name="ce11" table:formula="of:=IF([.A246]&lt;StereoRes;2*ATAN((StereoRes-[.A246])/(2*StereoF))*180/3.14;0)" office:value-type="float" office:value="46.4893863961761">
            <text:p>46.48938640</text:p>
          </table:table-cell>
          <table:table-cell table:style-name="ce11" table:formula="of:=((StereoRes-2*[.A246])*[.B246]/(2*StereoF))-((-StereoRes*[.B246])/(2*StereoF))" office:value-type="float" office:value="0.232293577981651">
            <text:p>0.23229358</text:p>
          </table:table-cell>
          <table:table-cell table:number-columns-repeated="252"/>
          <table:table-cell table:style-name="ce2" table:number-columns-repeated="767"/>
        </table:table-row>
        <table:table-row table:style-name="ro2">
          <table:table-cell table:style-name="ce6" office:value-type="float" office:value="219">
            <text:p>219</text:p>
          </table:table-cell>
          <table:table-cell table:style-name="ce11" table:formula="of:=IF([.A247]&lt;StereoRes;(B/100)*StereoF/[.A247];0)" office:value-type="float" office:value="0.26932602739726">
            <text:p>0.26932603</text:p>
          </table:table-cell>
          <table:table-cell table:style-name="ce13" table:formula="of:=IF([.A247]&lt;StereoRes;StereoF*(B/100)*CorrAccuracy/([.A247]*[.A247]);0)" office:value-type="float" office:value="0.000245959842371927">
            <text:p>0.0002</text:p>
          </table:table-cell>
          <table:table-cell table:style-name="ce11" table:formula="of:=IF([.A247]&lt;StereoRes;2*ATAN((StereoRes-[.A247])/(2*StereoF))*180/3.14;0)" office:value-type="float" office:value="46.3908704215084">
            <text:p>46.39087042</text:p>
          </table:table-cell>
          <table:table-cell table:style-name="ce11" table:formula="of:=((StereoRes-2*[.A247])*[.B247]/(2*StereoF))-((-StereoRes*[.B247])/(2*StereoF))" office:value-type="float" office:value="0.230684931506849">
            <text:p>0.23068493</text:p>
          </table:table-cell>
          <table:table-cell table:number-columns-repeated="252"/>
          <table:table-cell table:style-name="ce2" table:number-columns-repeated="767"/>
        </table:table-row>
        <table:table-row table:style-name="ro2">
          <table:table-cell table:style-name="ce6" office:value-type="float" office:value="220">
            <text:p>220</text:p>
          </table:table-cell>
          <table:table-cell table:style-name="ce11" table:formula="of:=IF([.A248]&lt;StereoRes;(B/100)*StereoF/[.A248];0)" office:value-type="float" office:value="0.268101818181818">
            <text:p>0.26810182</text:p>
          </table:table-cell>
          <table:table-cell table:style-name="ce13" table:formula="of:=IF([.A248]&lt;StereoRes;StereoF*(B/100)*CorrAccuracy/([.A248]*[.A248]);0)" office:value-type="float" office:value="0.000243728925619835">
            <text:p>0.0002</text:p>
          </table:table-cell>
          <table:table-cell table:style-name="ce11" table:formula="of:=IF([.A248]&lt;StereoRes;2*ATAN((StereoRes-[.A248])/(2*StereoF))*180/3.14;0)" office:value-type="float" office:value="46.2922818862157">
            <text:p>46.29228189</text:p>
          </table:table-cell>
          <table:table-cell table:style-name="ce11" table:formula="of:=((StereoRes-2*[.A248])*[.B248]/(2*StereoF))-((-StereoRes*[.B248])/(2*StereoF))" office:value-type="float" office:value="0.229090909090909">
            <text:p>0.22909091</text:p>
          </table:table-cell>
          <table:table-cell table:number-columns-repeated="252"/>
          <table:table-cell table:style-name="ce2" table:number-columns-repeated="767"/>
        </table:table-row>
        <table:table-row table:style-name="ro2">
          <table:table-cell table:style-name="ce6" office:value-type="float" office:value="221">
            <text:p>221</text:p>
          </table:table-cell>
          <table:table-cell table:style-name="ce11" table:formula="of:=IF([.A249]&lt;StereoRes;(B/100)*StereoF/[.A249];0)" office:value-type="float" office:value="0.266888687782805">
            <text:p>0.26688869</text:p>
          </table:table-cell>
          <table:table-cell table:style-name="ce13" table:formula="of:=IF([.A249]&lt;StereoRes;StereoF*(B/100)*CorrAccuracy/([.A249]*[.A249]);0)" office:value-type="float" office:value="0.000241528224237833">
            <text:p>0.0002</text:p>
          </table:table-cell>
          <table:table-cell table:style-name="ce11" table:formula="of:=IF([.A249]&lt;StereoRes;2*ATAN((StereoRes-[.A249])/(2*StereoF))*180/3.14;0)" office:value-type="float" office:value="46.1936208560661">
            <text:p>46.19362086</text:p>
          </table:table-cell>
          <table:table-cell table:style-name="ce11" table:formula="of:=((StereoRes-2*[.A249])*[.B249]/(2*StereoF))-((-StereoRes*[.B249])/(2*StereoF))" office:value-type="float" office:value="0.227511312217195">
            <text:p>0.22751131</text:p>
          </table:table-cell>
          <table:table-cell table:number-columns-repeated="252"/>
          <table:table-cell table:style-name="ce2" table:number-columns-repeated="767"/>
        </table:table-row>
        <table:table-row table:style-name="ro2">
          <table:table-cell table:style-name="ce6" office:value-type="float" office:value="222">
            <text:p>222</text:p>
          </table:table-cell>
          <table:table-cell table:style-name="ce11" table:formula="of:=IF([.A250]&lt;StereoRes;(B/100)*StereoF/[.A250];0)" office:value-type="float" office:value="0.265686486486486">
            <text:p>0.26568649</text:p>
          </table:table-cell>
          <table:table-cell table:style-name="ce13" table:formula="of:=IF([.A250]&lt;StereoRes;StereoF*(B/100)*CorrAccuracy/([.A250]*[.A250]);0)" office:value-type="float" office:value="0.000239357195032871">
            <text:p>0.0002</text:p>
          </table:table-cell>
          <table:table-cell table:style-name="ce11" table:formula="of:=IF([.A250]&lt;StereoRes;2*ATAN((StereoRes-[.A250])/(2*StereoF))*180/3.14;0)" office:value-type="float" office:value="46.094887397354">
            <text:p>46.09488740</text:p>
          </table:table-cell>
          <table:table-cell table:style-name="ce11" table:formula="of:=((StereoRes-2*[.A250])*[.B250]/(2*StereoF))-((-StereoRes*[.B250])/(2*StereoF))" office:value-type="float" office:value="0.225945945945946">
            <text:p>0.22594595</text:p>
          </table:table-cell>
          <table:table-cell table:number-columns-repeated="252"/>
          <table:table-cell table:style-name="ce2" table:number-columns-repeated="767"/>
        </table:table-row>
        <table:table-row table:style-name="ro2">
          <table:table-cell table:style-name="ce6" office:value-type="float" office:value="223">
            <text:p>223</text:p>
          </table:table-cell>
          <table:table-cell table:style-name="ce11" table:formula="of:=IF([.A251]&lt;StereoRes;(B/100)*StereoF/[.A251];0)" office:value-type="float" office:value="0.264495067264574">
            <text:p>0.26449507</text:p>
          </table:table-cell>
          <table:table-cell table:style-name="ce13" table:formula="of:=IF([.A251]&lt;StereoRes;StereoF*(B/100)*CorrAccuracy/([.A251]*[.A251]);0)" office:value-type="float" office:value="0.000237215306963743">
            <text:p>0.0002</text:p>
          </table:table-cell>
          <table:table-cell table:style-name="ce11" table:formula="of:=IF([.A251]&lt;StereoRes;2*ATAN((StereoRes-[.A251])/(2*StereoF))*180/3.14;0)" office:value-type="float" office:value="45.9960815769009">
            <text:p>45.99608158</text:p>
          </table:table-cell>
          <table:table-cell table:style-name="ce11" table:formula="of:=((StereoRes-2*[.A251])*[.B251]/(2*StereoF))-((-StereoRes*[.B251])/(2*StereoF))" office:value-type="float" office:value="0.224394618834081">
            <text:p>0.22439462</text:p>
          </table:table-cell>
          <table:table-cell table:number-columns-repeated="252"/>
          <table:table-cell table:style-name="ce2" table:number-columns-repeated="767"/>
        </table:table-row>
        <table:table-row table:style-name="ro2">
          <table:table-cell table:style-name="ce6" office:value-type="float" office:value="224">
            <text:p>224</text:p>
          </table:table-cell>
          <table:table-cell table:style-name="ce11" table:formula="of:=IF([.A252]&lt;StereoRes;(B/100)*StereoF/[.A252];0)" office:value-type="float" office:value="0.263314285714286">
            <text:p>0.26331429</text:p>
          </table:table-cell>
          <table:table-cell table:style-name="ce13" table:formula="of:=IF([.A252]&lt;StereoRes;StereoF*(B/100)*CorrAccuracy/([.A252]*[.A252]);0)" office:value-type="float" office:value="0.000235102040816327">
            <text:p>0.0002</text:p>
          </table:table-cell>
          <table:table-cell table:style-name="ce11" table:formula="of:=IF([.A252]&lt;StereoRes;2*ATAN((StereoRes-[.A252])/(2*StereoF))*180/3.14;0)" office:value-type="float" office:value="45.8972034620562">
            <text:p>45.89720346</text:p>
          </table:table-cell>
          <table:table-cell table:style-name="ce11" table:formula="of:=((StereoRes-2*[.A252])*[.B252]/(2*StereoF))-((-StereoRes*[.B252])/(2*StereoF))" office:value-type="float" office:value="0.222857142857143">
            <text:p>0.22285714</text:p>
          </table:table-cell>
          <table:table-cell table:number-columns-repeated="252"/>
          <table:table-cell table:style-name="ce2" table:number-columns-repeated="767"/>
        </table:table-row>
        <table:table-row table:style-name="ro2">
          <table:table-cell table:style-name="ce6" office:value-type="float" office:value="225">
            <text:p>225</text:p>
          </table:table-cell>
          <table:table-cell table:style-name="ce11" table:formula="of:=IF([.A253]&lt;StereoRes;(B/100)*StereoF/[.A253];0)" office:value-type="float" office:value="0.262144">
            <text:p>0.26214400</text:p>
          </table:table-cell>
          <table:table-cell table:style-name="ce13" table:formula="of:=IF([.A253]&lt;StereoRes;StereoF*(B/100)*CorrAccuracy/([.A253]*[.A253]);0)" office:value-type="float" office:value="0.000233016888888889">
            <text:p>0.0002</text:p>
          </table:table-cell>
          <table:table-cell table:style-name="ce11" table:formula="of:=IF([.A253]&lt;StereoRes;2*ATAN((StereoRes-[.A253])/(2*StereoF))*180/3.14;0)" office:value-type="float" office:value="45.7982531206981">
            <text:p>45.79825312</text:p>
          </table:table-cell>
          <table:table-cell table:style-name="ce11" table:formula="of:=((StereoRes-2*[.A253])*[.B253]/(2*StereoF))-((-StereoRes*[.B253])/(2*StereoF))" office:value-type="float" office:value="0.221333333333333">
            <text:p>0.22133333</text:p>
          </table:table-cell>
          <table:table-cell table:number-columns-repeated="252"/>
          <table:table-cell table:style-name="ce2" table:number-columns-repeated="767"/>
        </table:table-row>
        <table:table-row table:style-name="ro2">
          <table:table-cell table:style-name="ce6" office:value-type="float" office:value="226">
            <text:p>226</text:p>
          </table:table-cell>
          <table:table-cell table:style-name="ce11" table:formula="of:=IF([.A254]&lt;StereoRes;(B/100)*StereoF/[.A254];0)" office:value-type="float" office:value="0.26098407079646">
            <text:p>0.26098407</text:p>
          </table:table-cell>
          <table:table-cell table:style-name="ce13" table:formula="of:=IF([.A254]&lt;StereoRes;StereoF*(B/100)*CorrAccuracy/([.A254]*[.A254]);0)" office:value-type="float" office:value="0.000230959354687133">
            <text:p>0.0002</text:p>
          </table:table-cell>
          <table:table-cell table:style-name="ce11" table:formula="of:=IF([.A254]&lt;StereoRes;2*ATAN((StereoRes-[.A254])/(2*StereoF))*180/3.14;0)" office:value-type="float" office:value="45.6992306212344">
            <text:p>45.69923062</text:p>
          </table:table-cell>
          <table:table-cell table:style-name="ce11" table:formula="of:=((StereoRes-2*[.A254])*[.B254]/(2*StereoF))-((-StereoRes*[.B254])/(2*StereoF))" office:value-type="float" office:value="0.219823008849557">
            <text:p>0.21982301</text:p>
          </table:table-cell>
          <table:table-cell table:number-columns-repeated="252"/>
          <table:table-cell table:style-name="ce2" table:number-columns-repeated="767"/>
        </table:table-row>
        <table:table-row table:style-name="ro2">
          <table:table-cell table:style-name="ce6" office:value-type="float" office:value="227">
            <text:p>227</text:p>
          </table:table-cell>
          <table:table-cell table:style-name="ce11" table:formula="of:=IF([.A255]&lt;StereoRes;(B/100)*StereoF/[.A255];0)" office:value-type="float" office:value="0.25983436123348">
            <text:p>0.25983436</text:p>
          </table:table-cell>
          <table:table-cell table:style-name="ce13" table:formula="of:=IF([.A255]&lt;StereoRes;StereoF*(B/100)*CorrAccuracy/([.A255]*[.A255]);0)" office:value-type="float" office:value="0.000228928952628617">
            <text:p>0.0002</text:p>
          </table:table-cell>
          <table:table-cell table:style-name="ce11" table:formula="of:=IF([.A255]&lt;StereoRes;2*ATAN((StereoRes-[.A255])/(2*StereoF))*180/3.14;0)" office:value-type="float" office:value="45.6001360326032">
            <text:p>45.60013603</text:p>
          </table:table-cell>
          <table:table-cell table:style-name="ce11" table:formula="of:=((StereoRes-2*[.A255])*[.B255]/(2*StereoF))-((-StereoRes*[.B255])/(2*StereoF))" office:value-type="float" office:value="0.218325991189427">
            <text:p>0.21832599</text:p>
          </table:table-cell>
          <table:table-cell table:number-columns-repeated="252"/>
          <table:table-cell table:style-name="ce2" table:number-columns-repeated="767"/>
        </table:table-row>
        <table:table-row table:style-name="ro2">
          <table:table-cell table:style-name="ce6" office:value-type="float" office:value="228">
            <text:p>228</text:p>
          </table:table-cell>
          <table:table-cell table:style-name="ce11" table:formula="of:=IF([.A256]&lt;StereoRes;(B/100)*StereoF/[.A256];0)" office:value-type="float" office:value="0.258694736842105">
            <text:p>0.25869474</text:p>
          </table:table-cell>
          <table:table-cell table:style-name="ce13" table:formula="of:=IF([.A256]&lt;StereoRes;StereoF*(B/100)*CorrAccuracy/([.A256]*[.A256]);0)" office:value-type="float" office:value="0.000226925207756233">
            <text:p>0.0002</text:p>
          </table:table-cell>
          <table:table-cell table:style-name="ce11" table:formula="of:=IF([.A256]&lt;StereoRes;2*ATAN((StereoRes-[.A256])/(2*StereoF))*180/3.14;0)" office:value-type="float" office:value="45.500969424274">
            <text:p>45.50096942</text:p>
          </table:table-cell>
          <table:table-cell table:style-name="ce11" table:formula="of:=((StereoRes-2*[.A256])*[.B256]/(2*StereoF))-((-StereoRes*[.B256])/(2*StereoF))" office:value-type="float" office:value="0.216842105263158">
            <text:p>0.21684211</text:p>
          </table:table-cell>
          <table:table-cell table:number-columns-repeated="252"/>
          <table:table-cell table:style-name="ce2" table:number-columns-repeated="767"/>
        </table:table-row>
        <table:table-row table:style-name="ro2">
          <table:table-cell table:style-name="ce6" office:value-type="float" office:value="229">
            <text:p>229</text:p>
          </table:table-cell>
          <table:table-cell table:style-name="ce11" table:formula="of:=IF([.A257]&lt;StereoRes;(B/100)*StereoF/[.A257];0)" office:value-type="float" office:value="0.257565065502183">
            <text:p>0.25756507</text:p>
          </table:table-cell>
          <table:table-cell table:style-name="ce13" table:formula="of:=IF([.A257]&lt;StereoRes;StereoF*(B/100)*CorrAccuracy/([.A257]*[.A257]);0)" office:value-type="float" office:value="0.000224947655460422">
            <text:p>0.0002</text:p>
          </table:table-cell>
          <table:table-cell table:style-name="ce11" table:formula="of:=IF([.A257]&lt;StereoRes;2*ATAN((StereoRes-[.A257])/(2*StereoF))*180/3.14;0)" office:value-type="float" office:value="45.4017308662485">
            <text:p>45.40173087</text:p>
          </table:table-cell>
          <table:table-cell table:style-name="ce11" table:formula="of:=((StereoRes-2*[.A257])*[.B257]/(2*StereoF))-((-StereoRes*[.B257])/(2*StereoF))" office:value-type="float" office:value="0.215371179039301">
            <text:p>0.21537118</text:p>
          </table:table-cell>
          <table:table-cell table:number-columns-repeated="252"/>
          <table:table-cell table:style-name="ce2" table:number-columns-repeated="767"/>
        </table:table-row>
        <table:table-row table:style-name="ro2">
          <table:table-cell table:style-name="ce6" office:value-type="float" office:value="230">
            <text:p>230</text:p>
          </table:table-cell>
          <table:table-cell table:style-name="ce11" table:formula="of:=IF([.A258]&lt;StereoRes;(B/100)*StereoF/[.A258];0)" office:value-type="float" office:value="0.256445217391304">
            <text:p>0.25644522</text:p>
          </table:table-cell>
          <table:table-cell table:style-name="ce13" table:formula="of:=IF([.A258]&lt;StereoRes;StereoF*(B/100)*CorrAccuracy/([.A258]*[.A258]);0)" office:value-type="float" office:value="0.00022299584120983">
            <text:p>0.0002</text:p>
          </table:table-cell>
          <table:table-cell table:style-name="ce11" table:formula="of:=IF([.A258]&lt;StereoRes;2*ATAN((StereoRes-[.A258])/(2*StereoF))*180/3.14;0)" office:value-type="float" office:value="45.3024204290608">
            <text:p>45.30242043</text:p>
          </table:table-cell>
          <table:table-cell table:style-name="ce11" table:formula="of:=((StereoRes-2*[.A258])*[.B258]/(2*StereoF))-((-StereoRes*[.B258])/(2*StereoF))" office:value-type="float" office:value="0.213913043478261">
            <text:p>0.21391304</text:p>
          </table:table-cell>
          <table:table-cell table:number-columns-repeated="252"/>
          <table:table-cell table:style-name="ce2" table:number-columns-repeated="767"/>
        </table:table-row>
        <table:table-row table:style-name="ro2">
          <table:table-cell table:style-name="ce6" office:value-type="float" office:value="231">
            <text:p>231</text:p>
          </table:table-cell>
          <table:table-cell table:style-name="ce11" table:formula="of:=IF([.A259]&lt;StereoRes;(B/100)*StereoF/[.A259];0)" office:value-type="float" office:value="0.255335064935065">
            <text:p>0.25533506</text:p>
          </table:table-cell>
          <table:table-cell table:style-name="ce13" table:formula="of:=IF([.A259]&lt;StereoRes;StereoF*(B/100)*CorrAccuracy/([.A259]*[.A259]);0)" office:value-type="float" office:value="0.0002210693202901">
            <text:p>0.0002</text:p>
          </table:table-cell>
          <table:table-cell table:style-name="ce11" table:formula="of:=IF([.A259]&lt;StereoRes;2*ATAN((StereoRes-[.A259])/(2*StereoF))*180/3.14;0)" office:value-type="float" office:value="45.2030381837792">
            <text:p>45.20303818</text:p>
          </table:table-cell>
          <table:table-cell table:style-name="ce11" table:formula="of:=((StereoRes-2*[.A259])*[.B259]/(2*StereoF))-((-StereoRes*[.B259])/(2*StereoF))" office:value-type="float" office:value="0.212467532467532">
            <text:p>0.21246753</text:p>
          </table:table-cell>
          <table:table-cell table:number-columns-repeated="252"/>
          <table:table-cell table:style-name="ce2" table:number-columns-repeated="767"/>
        </table:table-row>
        <table:table-row table:style-name="ro2">
          <table:table-cell table:style-name="ce6" office:value-type="float" office:value="232">
            <text:p>232</text:p>
          </table:table-cell>
          <table:table-cell table:style-name="ce11" table:formula="of:=IF([.A260]&lt;StereoRes;(B/100)*StereoF/[.A260];0)" office:value-type="float" office:value="0.254234482758621">
            <text:p>0.25423448</text:p>
          </table:table-cell>
          <table:table-cell table:style-name="ce13" table:formula="of:=IF([.A260]&lt;StereoRes;StereoF*(B/100)*CorrAccuracy/([.A260]*[.A260]);0)" office:value-type="float" office:value="0.000219167657550535">
            <text:p>0.0002</text:p>
          </table:table-cell>
          <table:table-cell table:style-name="ce11" table:formula="of:=IF([.A260]&lt;StereoRes;2*ATAN((StereoRes-[.A260])/(2*StereoF))*180/3.14;0)" office:value-type="float" office:value="45.1035842020061">
            <text:p>45.10358420</text:p>
          </table:table-cell>
          <table:table-cell table:style-name="ce11" table:formula="of:=((StereoRes-2*[.A260])*[.B260]/(2*StereoF))-((-StereoRes*[.B260])/(2*StereoF))" office:value-type="float" office:value="0.211034482758621">
            <text:p>0.21103448</text:p>
          </table:table-cell>
          <table:table-cell table:number-columns-repeated="252"/>
          <table:table-cell table:style-name="ce2" table:number-columns-repeated="767"/>
        </table:table-row>
        <table:table-row table:style-name="ro2">
          <table:table-cell table:style-name="ce6" office:value-type="float" office:value="233">
            <text:p>233</text:p>
          </table:table-cell>
          <table:table-cell table:style-name="ce11" table:formula="of:=IF([.A261]&lt;StereoRes;(B/100)*StereoF/[.A261];0)" office:value-type="float" office:value="0.253143347639485">
            <text:p>0.25314335</text:p>
          </table:table-cell>
          <table:table-cell table:style-name="ce13" table:formula="of:=IF([.A261]&lt;StereoRes;StereoF*(B/100)*CorrAccuracy/([.A261]*[.A261]);0)" office:value-type="float" office:value="0.000217290427158356">
            <text:p>0.0002</text:p>
          </table:table-cell>
          <table:table-cell table:style-name="ce11" table:formula="of:=IF([.A261]&lt;StereoRes;2*ATAN((StereoRes-[.A261])/(2*StereoF))*180/3.14;0)" office:value-type="float" office:value="45.0040585558794">
            <text:p>45.00405856</text:p>
          </table:table-cell>
          <table:table-cell table:style-name="ce11" table:formula="of:=((StereoRes-2*[.A261])*[.B261]/(2*StereoF))-((-StereoRes*[.B261])/(2*StereoF))" office:value-type="float" office:value="0.209613733905579">
            <text:p>0.20961373</text:p>
          </table:table-cell>
          <table:table-cell table:number-columns-repeated="252"/>
          <table:table-cell table:style-name="ce2" table:number-columns-repeated="767"/>
        </table:table-row>
        <table:table-row table:style-name="ro2">
          <table:table-cell table:style-name="ce6" office:value-type="float" office:value="234">
            <text:p>234</text:p>
          </table:table-cell>
          <table:table-cell table:style-name="ce11" table:formula="of:=IF([.A262]&lt;StereoRes;(B/100)*StereoF/[.A262];0)" office:value-type="float" office:value="0.252061538461538">
            <text:p>0.25206154</text:p>
          </table:table-cell>
          <table:table-cell table:style-name="ce13" table:formula="of:=IF([.A262]&lt;StereoRes;StereoF*(B/100)*CorrAccuracy/([.A262]*[.A262]);0)" office:value-type="float" office:value="0.000215437212360289">
            <text:p>0.0002</text:p>
          </table:table-cell>
          <table:table-cell table:style-name="ce11" table:formula="of:=IF([.A262]&lt;StereoRes;2*ATAN((StereoRes-[.A262])/(2*StereoF))*180/3.14;0)" office:value-type="float" office:value="44.9044613180727">
            <text:p>44.90446132</text:p>
          </table:table-cell>
          <table:table-cell table:style-name="ce11" table:formula="of:=((StereoRes-2*[.A262])*[.B262]/(2*StereoF))-((-StereoRes*[.B262])/(2*StereoF))" office:value-type="float" office:value="0.208205128205128">
            <text:p>0.20820513</text:p>
          </table:table-cell>
          <table:table-cell table:number-columns-repeated="252"/>
          <table:table-cell table:style-name="ce2" table:number-columns-repeated="767"/>
        </table:table-row>
        <table:table-row table:style-name="ro2">
          <table:table-cell table:style-name="ce6" office:value-type="float" office:value="235">
            <text:p>235</text:p>
          </table:table-cell>
          <table:table-cell table:style-name="ce11" table:formula="of:=IF([.A263]&lt;StereoRes;(B/100)*StereoF/[.A263];0)" office:value-type="float" office:value="0.250988936170213">
            <text:p>0.25098894</text:p>
          </table:table-cell>
          <table:table-cell table:style-name="ce13" table:formula="of:=IF([.A263]&lt;StereoRes;StereoF*(B/100)*CorrAccuracy/([.A263]*[.A263]);0)" office:value-type="float" office:value="0.000213607605251245">
            <text:p>0.0002</text:p>
          </table:table-cell>
          <table:table-cell table:style-name="ce11" table:formula="of:=IF([.A263]&lt;StereoRes;2*ATAN((StereoRes-[.A263])/(2*StereoF))*180/3.14;0)" office:value-type="float" office:value="44.8047925617968">
            <text:p>44.80479256</text:p>
          </table:table-cell>
          <table:table-cell table:style-name="ce11" table:formula="of:=((StereoRes-2*[.A263])*[.B263]/(2*StereoF))-((-StereoRes*[.B263])/(2*StereoF))" office:value-type="float" office:value="0.206808510638298">
            <text:p>0.20680851</text:p>
          </table:table-cell>
          <table:table-cell table:number-columns-repeated="252"/>
          <table:table-cell table:style-name="ce2" table:number-columns-repeated="767"/>
        </table:table-row>
        <table:table-row table:style-name="ro2">
          <table:table-cell table:style-name="ce6" office:value-type="float" office:value="236">
            <text:p>236</text:p>
          </table:table-cell>
          <table:table-cell table:style-name="ce11" table:formula="of:=IF([.A264]&lt;StereoRes;(B/100)*StereoF/[.A264];0)" office:value-type="float" office:value="0.249925423728814">
            <text:p>0.24992542</text:p>
          </table:table-cell>
          <table:table-cell table:style-name="ce13" table:formula="of:=IF([.A264]&lt;StereoRes;StereoF*(B/100)*CorrAccuracy/([.A264]*[.A264]);0)" office:value-type="float" office:value="0.000211801206549842">
            <text:p>0.0002</text:p>
          </table:table-cell>
          <table:table-cell table:style-name="ce11" table:formula="of:=IF([.A264]&lt;StereoRes;2*ATAN((StereoRes-[.A264])/(2*StereoF))*180/3.14;0)" office:value-type="float" office:value="44.7050523607999">
            <text:p>44.70505236</text:p>
          </table:table-cell>
          <table:table-cell table:style-name="ce11" table:formula="of:=((StereoRes-2*[.A264])*[.B264]/(2*StereoF))-((-StereoRes*[.B264])/(2*StereoF))" office:value-type="float" office:value="0.205423728813559">
            <text:p>0.20542373</text:p>
          </table:table-cell>
          <table:table-cell table:number-columns-repeated="252"/>
          <table:table-cell table:style-name="ce2" table:number-columns-repeated="767"/>
        </table:table-row>
        <table:table-row table:style-name="ro2">
          <table:table-cell table:style-name="ce6" office:value-type="float" office:value="237">
            <text:p>237</text:p>
          </table:table-cell>
          <table:table-cell table:style-name="ce11" table:formula="of:=IF([.A265]&lt;StereoRes;(B/100)*StereoF/[.A265];0)" office:value-type="float" office:value="0.248870886075949">
            <text:p>0.24887089</text:p>
          </table:table-cell>
          <table:table-cell table:style-name="ce13" table:formula="of:=IF([.A265]&lt;StereoRes;StereoF*(B/100)*CorrAccuracy/([.A265]*[.A265]);0)" office:value-type="float" office:value="0.000210017625380548">
            <text:p>0.0002</text:p>
          </table:table-cell>
          <table:table-cell table:style-name="ce11" table:formula="of:=IF([.A265]&lt;StereoRes;2*ATAN((StereoRes-[.A265])/(2*StereoF))*180/3.14;0)" office:value-type="float" office:value="44.6052407893684">
            <text:p>44.60524079</text:p>
          </table:table-cell>
          <table:table-cell table:style-name="ce11" table:formula="of:=((StereoRes-2*[.A265])*[.B265]/(2*StereoF))-((-StereoRes*[.B265])/(2*StereoF))" office:value-type="float" office:value="0.204050632911392">
            <text:p>0.20405063</text:p>
          </table:table-cell>
          <table:table-cell table:number-columns-repeated="252"/>
          <table:table-cell table:style-name="ce2" table:number-columns-repeated="767"/>
        </table:table-row>
        <table:table-row table:style-name="ro2">
          <table:table-cell table:style-name="ce6" office:value-type="float" office:value="238">
            <text:p>238</text:p>
          </table:table-cell>
          <table:table-cell table:style-name="ce11" table:formula="of:=IF([.A266]&lt;StereoRes;(B/100)*StereoF/[.A266];0)" office:value-type="float" office:value="0.247825210084034">
            <text:p>0.24782521</text:p>
          </table:table-cell>
          <table:table-cell table:style-name="ce13" table:formula="of:=IF([.A266]&lt;StereoRes;StereoF*(B/100)*CorrAccuracy/([.A266]*[.A266]);0)" office:value-type="float" office:value="0.000208256479062213">
            <text:p>0.0002</text:p>
          </table:table-cell>
          <table:table-cell table:style-name="ce11" table:formula="of:=IF([.A266]&lt;StereoRes;2*ATAN((StereoRes-[.A266])/(2*StereoF))*180/3.14;0)" office:value-type="float" office:value="44.5053579223279">
            <text:p>44.50535792</text:p>
          </table:table-cell>
          <table:table-cell table:style-name="ce11" table:formula="of:=((StereoRes-2*[.A266])*[.B266]/(2*StereoF))-((-StereoRes*[.B266])/(2*StereoF))" office:value-type="float" office:value="0.202689075630252">
            <text:p>0.20268908</text:p>
          </table:table-cell>
          <table:table-cell table:number-columns-repeated="252"/>
          <table:table-cell table:style-name="ce2" table:number-columns-repeated="767"/>
        </table:table-row>
        <table:table-row table:style-name="ro2">
          <table:table-cell table:style-name="ce6" office:value-type="float" office:value="239">
            <text:p>239</text:p>
          </table:table-cell>
          <table:table-cell table:style-name="ce11" table:formula="of:=IF([.A267]&lt;StereoRes;(B/100)*StereoF/[.A267];0)" office:value-type="float" office:value="0.246788284518828">
            <text:p>0.24678828</text:p>
          </table:table-cell>
          <table:table-cell table:style-name="ce13" table:formula="of:=IF([.A267]&lt;StereoRes;StereoF*(B/100)*CorrAccuracy/([.A267]*[.A267]);0)" office:value-type="float" office:value="0.000206517392902785">
            <text:p>0.0002</text:p>
          </table:table-cell>
          <table:table-cell table:style-name="ce11" table:formula="of:=IF([.A267]&lt;StereoRes;2*ATAN((StereoRes-[.A267])/(2*StereoF))*180/3.14;0)" office:value-type="float" office:value="44.405403835044">
            <text:p>44.40540384</text:p>
          </table:table-cell>
          <table:table-cell table:style-name="ce11" table:formula="of:=((StereoRes-2*[.A267])*[.B267]/(2*StereoF))-((-StereoRes*[.B267])/(2*StereoF))" office:value-type="float" office:value="0.201338912133891">
            <text:p>0.20133891</text:p>
          </table:table-cell>
          <table:table-cell table:number-columns-repeated="252"/>
          <table:table-cell table:style-name="ce2" table:number-columns-repeated="767"/>
        </table:table-row>
        <table:table-row table:style-name="ro2">
          <table:table-cell table:style-name="ce6" office:value-type="float" office:value="240">
            <text:p>240</text:p>
          </table:table-cell>
          <table:table-cell table:style-name="ce11" table:formula="of:=IF([.A268]&lt;StereoRes;(B/100)*StereoF/[.A268];0)" office:value-type="float" office:value="0.24576">
            <text:p>0.24576000</text:p>
          </table:table-cell>
          <table:table-cell table:style-name="ce13" table:formula="of:=IF([.A268]&lt;StereoRes;StereoF*(B/100)*CorrAccuracy/([.A268]*[.A268]);0)" office:value-type="float" office:value="0.0002048">
            <text:p>0.0002</text:p>
          </table:table-cell>
          <table:table-cell table:style-name="ce11" table:formula="of:=IF([.A268]&lt;StereoRes;2*ATAN((StereoRes-[.A268])/(2*StereoF))*180/3.14;0)" office:value-type="float" office:value="44.3053786034226">
            <text:p>44.30537860</text:p>
          </table:table-cell>
          <table:table-cell table:style-name="ce11" table:formula="of:=((StereoRes-2*[.A268])*[.B268]/(2*StereoF))-((-StereoRes*[.B268])/(2*StereoF))" office:value-type="float" office:value="0.2">
            <text:p>0.20000000</text:p>
          </table:table-cell>
          <table:table-cell table:number-columns-repeated="252"/>
          <table:table-cell table:style-name="ce2" table:number-columns-repeated="767"/>
        </table:table-row>
        <table:table-row table:style-name="ro2">
          <table:table-cell table:style-name="ce6" office:value-type="float" office:value="241">
            <text:p>241</text:p>
          </table:table-cell>
          <table:table-cell table:style-name="ce11" table:formula="of:=IF([.A269]&lt;StereoRes;(B/100)*StereoF/[.A269];0)" office:value-type="float" office:value="0.244740248962656">
            <text:p>0.24474025</text:p>
          </table:table-cell>
          <table:table-cell table:style-name="ce13" table:formula="of:=IF([.A269]&lt;StereoRes;StereoF*(B/100)*CorrAccuracy/([.A269]*[.A269]);0)" office:value-type="float" office:value="0.000203103941047847">
            <text:p>0.0002</text:p>
          </table:table-cell>
          <table:table-cell table:style-name="ce11" table:formula="of:=IF([.A269]&lt;StereoRes;2*ATAN((StereoRes-[.A269])/(2*StereoF))*180/3.14;0)" office:value-type="float" office:value="44.2052823039111">
            <text:p>44.20528230</text:p>
          </table:table-cell>
          <table:table-cell table:style-name="ce11" table:formula="of:=((StereoRes-2*[.A269])*[.B269]/(2*StereoF))-((-StereoRes*[.B269])/(2*StereoF))" office:value-type="float" office:value="0.198672199170125">
            <text:p>0.19867220</text:p>
          </table:table-cell>
          <table:table-cell table:number-columns-repeated="252"/>
          <table:table-cell table:style-name="ce2" table:number-columns-repeated="767"/>
        </table:table-row>
        <table:table-row table:style-name="ro2">
          <table:table-cell table:style-name="ce6" office:value-type="float" office:value="242">
            <text:p>242</text:p>
          </table:table-cell>
          <table:table-cell table:style-name="ce11" table:formula="of:=IF([.A270]&lt;StereoRes;(B/100)*StereoF/[.A270];0)" office:value-type="float" office:value="0.243728925619835">
            <text:p>0.24372893</text:p>
          </table:table-cell>
          <table:table-cell table:style-name="ce13" table:formula="of:=IF([.A270]&lt;StereoRes;StereoF*(B/100)*CorrAccuracy/([.A270]*[.A270]);0)" office:value-type="float" office:value="0.000201428864148624">
            <text:p>0.0002</text:p>
          </table:table-cell>
          <table:table-cell table:style-name="ce11" table:formula="of:=IF([.A270]&lt;StereoRes;2*ATAN((StereoRes-[.A270])/(2*StereoF))*180/3.14;0)" office:value-type="float" office:value="44.1051150134988">
            <text:p>44.10511501</text:p>
          </table:table-cell>
          <table:table-cell table:style-name="ce11" table:formula="of:=((StereoRes-2*[.A270])*[.B270]/(2*StereoF))-((-StereoRes*[.B270])/(2*StereoF))" office:value-type="float" office:value="0.197355371900826">
            <text:p>0.19735537</text:p>
          </table:table-cell>
          <table:table-cell table:number-columns-repeated="252"/>
          <table:table-cell table:style-name="ce2" table:number-columns-repeated="767"/>
        </table:table-row>
        <table:table-row table:style-name="ro2">
          <table:table-cell table:style-name="ce6" office:value-type="float" office:value="243">
            <text:p>243</text:p>
          </table:table-cell>
          <table:table-cell table:style-name="ce11" table:formula="of:=IF([.A271]&lt;StereoRes;(B/100)*StereoF/[.A271];0)" office:value-type="float" office:value="0.242725925925926">
            <text:p>0.24272593</text:p>
          </table:table-cell>
          <table:table-cell table:style-name="ce13" table:formula="of:=IF([.A271]&lt;StereoRes;StereoF*(B/100)*CorrAccuracy/([.A271]*[.A271]);0)" office:value-type="float" office:value="0.000199774424630392">
            <text:p>0.0002</text:p>
          </table:table-cell>
          <table:table-cell table:style-name="ce11" table:formula="of:=IF([.A271]&lt;StereoRes;2*ATAN((StereoRes-[.A271])/(2*StereoF))*180/3.14;0)" office:value-type="float" office:value="44.0048768097178">
            <text:p>44.00487681</text:p>
          </table:table-cell>
          <table:table-cell table:style-name="ce11" table:formula="of:=((StereoRes-2*[.A271])*[.B271]/(2*StereoF))-((-StereoRes*[.B271])/(2*StereoF))" office:value-type="float" office:value="0.196049382716049">
            <text:p>0.19604938</text:p>
          </table:table-cell>
          <table:table-cell table:number-columns-repeated="252"/>
          <table:table-cell table:style-name="ce2" table:number-columns-repeated="767"/>
        </table:table-row>
        <table:table-row table:style-name="ro2">
          <table:table-cell table:style-name="ce6" office:value-type="float" office:value="244">
            <text:p>244</text:p>
          </table:table-cell>
          <table:table-cell table:style-name="ce11" table:formula="of:=IF([.A272]&lt;StereoRes;(B/100)*StereoF/[.A272];0)" office:value-type="float" office:value="0.241731147540984">
            <text:p>0.24173115</text:p>
          </table:table-cell>
          <table:table-cell table:style-name="ce13" table:formula="of:=IF([.A272]&lt;StereoRes;StereoF*(B/100)*CorrAccuracy/([.A272]*[.A272]);0)" office:value-type="float" office:value="0.000198140284869659">
            <text:p>0.0002</text:p>
          </table:table-cell>
          <table:table-cell table:style-name="ce11" table:formula="of:=IF([.A272]&lt;StereoRes;2*ATAN((StereoRes-[.A272])/(2*StereoF))*180/3.14;0)" office:value-type="float" office:value="43.9045677706438">
            <text:p>43.90456777</text:p>
          </table:table-cell>
          <table:table-cell table:style-name="ce11" table:formula="of:=((StereoRes-2*[.A272])*[.B272]/(2*StereoF))-((-StereoRes*[.B272])/(2*StereoF))" office:value-type="float" office:value="0.194754098360656">
            <text:p>0.19475410</text:p>
          </table:table-cell>
          <table:table-cell table:number-columns-repeated="252"/>
          <table:table-cell table:style-name="ce2" table:number-columns-repeated="767"/>
        </table:table-row>
        <table:table-row table:style-name="ro2">
          <table:table-cell table:style-name="ce6" office:value-type="float" office:value="245">
            <text:p>245</text:p>
          </table:table-cell>
          <table:table-cell table:style-name="ce11" table:formula="of:=IF([.A273]&lt;StereoRes;(B/100)*StereoF/[.A273];0)" office:value-type="float" office:value="0.240744489795918">
            <text:p>0.24074449</text:p>
          </table:table-cell>
          <table:table-cell table:style-name="ce13" table:formula="of:=IF([.A273]&lt;StereoRes;StereoF*(B/100)*CorrAccuracy/([.A273]*[.A273]);0)" office:value-type="float" office:value="0.000196526114119117">
            <text:p>0.0002</text:p>
          </table:table-cell>
          <table:table-cell table:style-name="ce11" table:formula="of:=IF([.A273]&lt;StereoRes;2*ATAN((StereoRes-[.A273])/(2*StereoF))*180/3.14;0)" office:value-type="float" office:value="43.8041879748965">
            <text:p>43.80418797</text:p>
          </table:table-cell>
          <table:table-cell table:style-name="ce11" table:formula="of:=((StereoRes-2*[.A273])*[.B273]/(2*StereoF))-((-StereoRes*[.B273])/(2*StereoF))" office:value-type="float" office:value="0.193469387755102">
            <text:p>0.19346939</text:p>
          </table:table-cell>
          <table:table-cell table:number-columns-repeated="252"/>
          <table:table-cell table:style-name="ce2" table:number-columns-repeated="767"/>
        </table:table-row>
        <table:table-row table:style-name="ro2">
          <table:table-cell table:style-name="ce6" office:value-type="float" office:value="246">
            <text:p>246</text:p>
          </table:table-cell>
          <table:table-cell table:style-name="ce11" table:formula="of:=IF([.A274]&lt;StereoRes;(B/100)*StereoF/[.A274];0)" office:value-type="float" office:value="0.239765853658537">
            <text:p>0.23976585</text:p>
          </table:table-cell>
          <table:table-cell table:style-name="ce13" table:formula="of:=IF([.A274]&lt;StereoRes;StereoF*(B/100)*CorrAccuracy/([.A274]*[.A274]);0)" office:value-type="float" office:value="0.000194931588340274">
            <text:p>0.0002</text:p>
          </table:table-cell>
          <table:table-cell table:style-name="ce11" table:formula="of:=IF([.A274]&lt;StereoRes;2*ATAN((StereoRes-[.A274])/(2*StereoF))*180/3.14;0)" office:value-type="float" office:value="43.7037375016404">
            <text:p>43.70373750</text:p>
          </table:table-cell>
          <table:table-cell table:style-name="ce11" table:formula="of:=((StereoRes-2*[.A274])*[.B274]/(2*StereoF))-((-StereoRes*[.B274])/(2*StereoF))" office:value-type="float" office:value="0.19219512195122">
            <text:p>0.19219512</text:p>
          </table:table-cell>
          <table:table-cell table:number-columns-repeated="252"/>
          <table:table-cell table:style-name="ce2" table:number-columns-repeated="767"/>
        </table:table-row>
        <table:table-row table:style-name="ro2">
          <table:table-cell table:style-name="ce6" office:value-type="float" office:value="247">
            <text:p>247</text:p>
          </table:table-cell>
          <table:table-cell table:style-name="ce11" table:formula="of:=IF([.A275]&lt;StereoRes;(B/100)*StereoF/[.A275];0)" office:value-type="float" office:value="0.238795141700405">
            <text:p>0.23879514</text:p>
          </table:table-cell>
          <table:table-cell table:style-name="ce13" table:formula="of:=IF([.A275]&lt;StereoRes;StereoF*(B/100)*CorrAccuracy/([.A275]*[.A275]);0)" office:value-type="float" office:value="0.000193356390040814">
            <text:p>0.0002</text:p>
          </table:table-cell>
          <table:table-cell table:style-name="ce11" table:formula="of:=IF([.A275]&lt;StereoRes;2*ATAN((StereoRes-[.A275])/(2*StereoF))*180/3.14;0)" office:value-type="float" office:value="43.6032164305859">
            <text:p>43.60321643</text:p>
          </table:table-cell>
          <table:table-cell table:style-name="ce11" table:formula="of:=((StereoRes-2*[.A275])*[.B275]/(2*StereoF))-((-StereoRes*[.B275])/(2*StereoF))" office:value-type="float" office:value="0.190931174089069">
            <text:p>0.19093117</text:p>
          </table:table-cell>
          <table:table-cell table:number-columns-repeated="252"/>
          <table:table-cell table:style-name="ce2" table:number-columns-repeated="767"/>
        </table:table-row>
        <table:table-row table:style-name="ro2">
          <table:table-cell table:style-name="ce6" office:value-type="float" office:value="248">
            <text:p>248</text:p>
          </table:table-cell>
          <table:table-cell table:style-name="ce11" table:formula="of:=IF([.A276]&lt;StereoRes;(B/100)*StereoF/[.A276];0)" office:value-type="float" office:value="0.237832258064516">
            <text:p>0.23783226</text:p>
          </table:table-cell>
          <table:table-cell table:style-name="ce13" table:formula="of:=IF([.A276]&lt;StereoRes;StereoF*(B/100)*CorrAccuracy/([.A276]*[.A276]);0)" office:value-type="float" office:value="0.000191800208116545">
            <text:p>0.0002</text:p>
          </table:table-cell>
          <table:table-cell table:style-name="ce11" table:formula="of:=IF([.A276]&lt;StereoRes;2*ATAN((StereoRes-[.A276])/(2*StereoF))*180/3.14;0)" office:value-type="float" office:value="43.5026248419892">
            <text:p>43.50262484</text:p>
          </table:table-cell>
          <table:table-cell table:style-name="ce11" table:formula="of:=((StereoRes-2*[.A276])*[.B276]/(2*StereoF))-((-StereoRes*[.B276])/(2*StereoF))" office:value-type="float" office:value="0.189677419354839">
            <text:p>0.18967742</text:p>
          </table:table-cell>
          <table:table-cell table:number-columns-repeated="252"/>
          <table:table-cell table:style-name="ce2" table:number-columns-repeated="767"/>
        </table:table-row>
        <table:table-row table:style-name="ro2">
          <table:table-cell table:style-name="ce6" office:value-type="float" office:value="249">
            <text:p>249</text:p>
          </table:table-cell>
          <table:table-cell table:style-name="ce11" table:formula="of:=IF([.A277]&lt;StereoRes;(B/100)*StereoF/[.A277];0)" office:value-type="float" office:value="0.236877108433735">
            <text:p>0.23687711</text:p>
          </table:table-cell>
          <table:table-cell table:style-name="ce13" table:formula="of:=IF([.A277]&lt;StereoRes;StereoF*(B/100)*CorrAccuracy/([.A277]*[.A277]);0)" office:value-type="float" office:value="0.000190262737697779">
            <text:p>0.0002</text:p>
          </table:table-cell>
          <table:table-cell table:style-name="ce11" table:formula="of:=IF([.A277]&lt;StereoRes;2*ATAN((StereoRes-[.A277])/(2*StereoF))*180/3.14;0)" office:value-type="float" office:value="43.4019628166538">
            <text:p>43.40196282</text:p>
          </table:table-cell>
          <table:table-cell table:style-name="ce11" table:formula="of:=((StereoRes-2*[.A277])*[.B277]/(2*StereoF))-((-StereoRes*[.B277])/(2*StereoF))" office:value-type="float" office:value="0.188433734939759">
            <text:p>0.18843373</text:p>
          </table:table-cell>
          <table:table-cell table:number-columns-repeated="252"/>
          <table:table-cell table:style-name="ce2" table:number-columns-repeated="767"/>
        </table:table-row>
        <table:table-row table:style-name="ro2">
          <table:table-cell table:style-name="ce6" office:value-type="float" office:value="250">
            <text:p>250</text:p>
          </table:table-cell>
          <table:table-cell table:style-name="ce11" table:formula="of:=IF([.A278]&lt;StereoRes;(B/100)*StereoF/[.A278];0)" office:value-type="float" office:value="0.2359296">
            <text:p>0.23592960</text:p>
          </table:table-cell>
          <table:table-cell table:style-name="ce13" table:formula="of:=IF([.A278]&lt;StereoRes;StereoF*(B/100)*CorrAccuracy/([.A278]*[.A278]);0)" office:value-type="float" office:value="0.00018874368">
            <text:p>0.0002</text:p>
          </table:table-cell>
          <table:table-cell table:style-name="ce11" table:formula="of:=IF([.A278]&lt;StereoRes;2*ATAN((StereoRes-[.A278])/(2*StereoF))*180/3.14;0)" office:value-type="float" office:value="43.3012304359305">
            <text:p>43.30123044</text:p>
          </table:table-cell>
          <table:table-cell table:style-name="ce11" table:formula="of:=((StereoRes-2*[.A278])*[.B278]/(2*StereoF))-((-StereoRes*[.B278])/(2*StereoF))" office:value-type="float" office:value="0.1872">
            <text:p>0.18720000</text:p>
          </table:table-cell>
          <table:table-cell table:number-columns-repeated="252"/>
          <table:table-cell table:style-name="ce2" table:number-columns-repeated="767"/>
        </table:table-row>
        <table:table-row table:style-name="ro2">
          <table:table-cell table:style-name="ce6" office:value-type="float" office:value="251">
            <text:p>251</text:p>
          </table:table-cell>
          <table:table-cell table:style-name="ce11" table:formula="of:=IF([.A279]&lt;StereoRes;(B/100)*StereoF/[.A279];0)" office:value-type="float" office:value="0.234989641434263">
            <text:p>0.23498964</text:p>
          </table:table-cell>
          <table:table-cell table:style-name="ce13" table:formula="of:=IF([.A279]&lt;StereoRes;StereoF*(B/100)*CorrAccuracy/([.A279]*[.A279]);0)" office:value-type="float" office:value="0.000187242742178696">
            <text:p>0.0002</text:p>
          </table:table-cell>
          <table:table-cell table:style-name="ce11" table:formula="of:=IF([.A279]&lt;StereoRes;2*ATAN((StereoRes-[.A279])/(2*StereoF))*180/3.14;0)" office:value-type="float" office:value="43.2004277817186">
            <text:p>43.20042778</text:p>
          </table:table-cell>
          <table:table-cell table:style-name="ce11" table:formula="of:=((StereoRes-2*[.A279])*[.B279]/(2*StereoF))-((-StereoRes*[.B279])/(2*StereoF))" office:value-type="float" office:value="0.18597609561753">
            <text:p>0.18597610</text:p>
          </table:table-cell>
          <table:table-cell table:number-columns-repeated="252"/>
          <table:table-cell table:style-name="ce2" table:number-columns-repeated="767"/>
        </table:table-row>
        <table:table-row table:style-name="ro2">
          <table:table-cell table:style-name="ce6" office:value-type="float" office:value="252">
            <text:p>252</text:p>
          </table:table-cell>
          <table:table-cell table:style-name="ce11" table:formula="of:=IF([.A280]&lt;StereoRes;(B/100)*StereoF/[.A280];0)" office:value-type="float" office:value="0.234057142857143">
            <text:p>0.23405714</text:p>
          </table:table-cell>
          <table:table-cell table:style-name="ce13" table:formula="of:=IF([.A280]&lt;StereoRes;StereoF*(B/100)*CorrAccuracy/([.A280]*[.A280]);0)" office:value-type="float" office:value="0.000185759637188209">
            <text:p>0.0002</text:p>
          </table:table-cell>
          <table:table-cell table:style-name="ce11" table:formula="of:=IF([.A280]&lt;StereoRes;2*ATAN((StereoRes-[.A280])/(2*StereoF))*180/3.14;0)" office:value-type="float" office:value="43.099554936466">
            <text:p>43.09955494</text:p>
          </table:table-cell>
          <table:table-cell table:style-name="ce11" table:formula="of:=((StereoRes-2*[.A280])*[.B280]/(2*StereoF))-((-StereoRes*[.B280])/(2*StereoF))" office:value-type="float" office:value="0.184761904761905">
            <text:p>0.18476190</text:p>
          </table:table-cell>
          <table:table-cell table:number-columns-repeated="252"/>
          <table:table-cell table:style-name="ce2" table:number-columns-repeated="767"/>
        </table:table-row>
        <table:table-row table:style-name="ro2">
          <table:table-cell table:style-name="ce6" office:value-type="float" office:value="253">
            <text:p>253</text:p>
          </table:table-cell>
          <table:table-cell table:style-name="ce11" table:formula="of:=IF([.A281]&lt;StereoRes;(B/100)*StereoF/[.A281];0)" office:value-type="float" office:value="0.233132015810277">
            <text:p>0.23313202</text:p>
          </table:table-cell>
          <table:table-cell table:style-name="ce13" table:formula="of:=IF([.A281]&lt;StereoRes;StereoF*(B/100)*CorrAccuracy/([.A281]*[.A281]);0)" office:value-type="float" office:value="0.000184294083644488">
            <text:p>0.0002</text:p>
          </table:table-cell>
          <table:table-cell table:style-name="ce11" table:formula="of:=IF([.A281]&lt;StereoRes;2*ATAN((StereoRes-[.A281])/(2*StereoF))*180/3.14;0)" office:value-type="float" office:value="42.9986119831705">
            <text:p>42.99861198</text:p>
          </table:table-cell>
          <table:table-cell table:style-name="ce11" table:formula="of:=((StereoRes-2*[.A281])*[.B281]/(2*StereoF))-((-StereoRes*[.B281])/(2*StereoF))" office:value-type="float" office:value="0.183557312252964">
            <text:p>0.18355731</text:p>
          </table:table-cell>
          <table:table-cell table:number-columns-repeated="252"/>
          <table:table-cell table:style-name="ce2" table:number-columns-repeated="767"/>
        </table:table-row>
        <table:table-row table:style-name="ro2">
          <table:table-cell table:style-name="ce6" office:value-type="float" office:value="254">
            <text:p>254</text:p>
          </table:table-cell>
          <table:table-cell table:style-name="ce11" table:formula="of:=IF([.A282]&lt;StereoRes;(B/100)*StereoF/[.A282];0)" office:value-type="float" office:value="0.232214173228346">
            <text:p>0.23221417</text:p>
          </table:table-cell>
          <table:table-cell table:style-name="ce13" table:formula="of:=IF([.A282]&lt;StereoRes;StereoF*(B/100)*CorrAccuracy/([.A282]*[.A282]);0)" office:value-type="float" office:value="0.000182845805691611">
            <text:p>0.0002</text:p>
          </table:table-cell>
          <table:table-cell table:style-name="ce11" table:formula="of:=IF([.A282]&lt;StereoRes;2*ATAN((StereoRes-[.A282])/(2*StereoF))*180/3.14;0)" office:value-type="float" office:value="42.8975990053797">
            <text:p>42.89759901</text:p>
          </table:table-cell>
          <table:table-cell table:style-name="ce11" table:formula="of:=((StereoRes-2*[.A282])*[.B282]/(2*StereoF))-((-StereoRes*[.B282])/(2*StereoF))" office:value-type="float" office:value="0.182362204724409">
            <text:p>0.18236220</text:p>
          </table:table-cell>
          <table:table-cell table:number-columns-repeated="252"/>
          <table:table-cell table:style-name="ce2" table:number-columns-repeated="767"/>
        </table:table-row>
        <table:table-row table:style-name="ro2">
          <table:table-cell table:style-name="ce6" office:value-type="float" office:value="255">
            <text:p>255</text:p>
          </table:table-cell>
          <table:table-cell table:style-name="ce11" table:formula="of:=IF([.A283]&lt;StereoRes;(B/100)*StereoF/[.A283];0)" office:value-type="float" office:value="0.231303529411765">
            <text:p>0.23130353</text:p>
          </table:table-cell>
          <table:table-cell table:style-name="ce13" table:formula="of:=IF([.A283]&lt;StereoRes;StereoF*(B/100)*CorrAccuracy/([.A283]*[.A283]);0)" office:value-type="float" office:value="0.000181414532871972">
            <text:p>0.0002</text:p>
          </table:table-cell>
          <table:table-cell table:style-name="ce11" table:formula="of:=IF([.A283]&lt;StereoRes;2*ATAN((StereoRes-[.A283])/(2*StereoF))*180/3.14;0)" office:value-type="float" office:value="42.7965160871924">
            <text:p>42.79651609</text:p>
          </table:table-cell>
          <table:table-cell table:style-name="ce11" table:formula="of:=((StereoRes-2*[.A283])*[.B283]/(2*StereoF))-((-StereoRes*[.B283])/(2*StereoF))" office:value-type="float" office:value="0.181176470588235">
            <text:p>0.18117647</text:p>
          </table:table-cell>
          <table:table-cell table:number-columns-repeated="252"/>
          <table:table-cell table:style-name="ce2" table:number-columns-repeated="767"/>
        </table:table-row>
        <table:table-row table:style-name="ro2">
          <table:table-cell table:style-name="ce6" office:value-type="float" office:value="256">
            <text:p>256</text:p>
          </table:table-cell>
          <table:table-cell table:style-name="ce11" table:formula="of:=IF([.A284]&lt;StereoRes;(B/100)*StereoF/[.A284];0)" office:value-type="float" office:value="0.2304">
            <text:p>0.23040000</text:p>
          </table:table-cell>
          <table:table-cell table:style-name="ce13" table:formula="of:=IF([.A284]&lt;StereoRes;StereoF*(B/100)*CorrAccuracy/([.A284]*[.A284]);0)" office:value-type="float" office:value="0.00018">
            <text:p>0.0002</text:p>
          </table:table-cell>
          <table:table-cell table:style-name="ce11" table:formula="of:=IF([.A284]&lt;StereoRes;2*ATAN((StereoRes-[.A284])/(2*StereoF))*180/3.14;0)" office:value-type="float" office:value="42.6953633132584">
            <text:p>42.69536331</text:p>
          </table:table-cell>
          <table:table-cell table:style-name="ce11" table:formula="of:=((StereoRes-2*[.A284])*[.B284]/(2*StereoF))-((-StereoRes*[.B284])/(2*StereoF))" office:value-type="float" office:value="0.18">
            <text:p>0.18000000</text:p>
          </table:table-cell>
          <table:table-cell table:number-columns-repeated="252"/>
          <table:table-cell table:style-name="ce2" table:number-columns-repeated="767"/>
        </table:table-row>
        <table:table-row table:style-name="ro2">
          <table:table-cell table:style-name="ce6" office:value-type="float" office:value="257">
            <text:p>257</text:p>
          </table:table-cell>
          <table:table-cell table:style-name="ce11" table:formula="of:=IF([.A285]&lt;StereoRes;(B/100)*StereoF/[.A285];0)" office:value-type="float" office:value="0.229503501945525">
            <text:p>0.22950350</text:p>
          </table:table-cell>
          <table:table-cell table:style-name="ce13" table:formula="of:=IF([.A285]&lt;StereoRes;StereoF*(B/100)*CorrAccuracy/([.A285]*[.A285]);0)" office:value-type="float" office:value="0.000178601947039319">
            <text:p>0.0002</text:p>
          </table:table-cell>
          <table:table-cell table:style-name="ce11" table:formula="of:=IF([.A285]&lt;StereoRes;2*ATAN((StereoRes-[.A285])/(2*StereoF))*180/3.14;0)" office:value-type="float" office:value="42.5941407687801">
            <text:p>42.59414077</text:p>
          </table:table-cell>
          <table:table-cell table:style-name="ce11" table:formula="of:=((StereoRes-2*[.A285])*[.B285]/(2*StereoF))-((-StereoRes*[.B285])/(2*StereoF))" office:value-type="float" office:value="0.178832684824903">
            <text:p>0.17883268</text:p>
          </table:table-cell>
          <table:table-cell table:number-columns-repeated="252"/>
          <table:table-cell table:style-name="ce2" table:number-columns-repeated="767"/>
        </table:table-row>
        <table:table-row table:style-name="ro2">
          <table:table-cell table:style-name="ce6" office:value-type="float" office:value="258">
            <text:p>258</text:p>
          </table:table-cell>
          <table:table-cell table:style-name="ce11" table:formula="of:=IF([.A286]&lt;StereoRes;(B/100)*StereoF/[.A286];0)" office:value-type="float" office:value="0.228613953488372">
            <text:p>0.22861395</text:p>
          </table:table-cell>
          <table:table-cell table:style-name="ce13" table:formula="of:=IF([.A286]&lt;StereoRes;StereoF*(B/100)*CorrAccuracy/([.A286]*[.A286]);0)" office:value-type="float" office:value="0.000177220118983234">
            <text:p>0.0002</text:p>
          </table:table-cell>
          <table:table-cell table:style-name="ce11" table:formula="of:=IF([.A286]&lt;StereoRes;2*ATAN((StereoRes-[.A286])/(2*StereoF))*180/3.14;0)" office:value-type="float" office:value="42.492848539512">
            <text:p>42.49284854</text:p>
          </table:table-cell>
          <table:table-cell table:style-name="ce11" table:formula="of:=((StereoRes-2*[.A286])*[.B286]/(2*StereoF))-((-StereoRes*[.B286])/(2*StereoF))" office:value-type="float" office:value="0.177674418604651">
            <text:p>0.17767442</text:p>
          </table:table-cell>
          <table:table-cell table:number-columns-repeated="252"/>
          <table:table-cell table:style-name="ce2" table:number-columns-repeated="767"/>
        </table:table-row>
        <table:table-row table:style-name="ro2">
          <table:table-cell table:style-name="ce6" office:value-type="float" office:value="259">
            <text:p>259</text:p>
          </table:table-cell>
          <table:table-cell table:style-name="ce11" table:formula="of:=IF([.A287]&lt;StereoRes;(B/100)*StereoF/[.A287];0)" office:value-type="float" office:value="0.227731274131274">
            <text:p>0.22773127</text:p>
          </table:table-cell>
          <table:table-cell table:style-name="ce13" table:formula="of:=IF([.A287]&lt;StereoRes;StereoF*(B/100)*CorrAccuracy/([.A287]*[.A287]);0)" office:value-type="float" office:value="0.000175854265738436">
            <text:p>0.0002</text:p>
          </table:table-cell>
          <table:table-cell table:style-name="ce11" table:formula="of:=IF([.A287]&lt;StereoRes;2*ATAN((StereoRes-[.A287])/(2*StereoF))*180/3.14;0)" office:value-type="float" office:value="42.3914867117622">
            <text:p>42.39148671</text:p>
          </table:table-cell>
          <table:table-cell table:style-name="ce11" table:formula="of:=((StereoRes-2*[.A287])*[.B287]/(2*StereoF))-((-StereoRes*[.B287])/(2*StereoF))" office:value-type="float" office:value="0.176525096525097">
            <text:p>0.17652510</text:p>
          </table:table-cell>
          <table:table-cell table:number-columns-repeated="252"/>
          <table:table-cell table:style-name="ce2" table:number-columns-repeated="767"/>
        </table:table-row>
        <table:table-row table:style-name="ro2">
          <table:table-cell table:style-name="ce6" office:value-type="float" office:value="260">
            <text:p>260</text:p>
          </table:table-cell>
          <table:table-cell table:style-name="ce11" table:formula="of:=IF([.A288]&lt;StereoRes;(B/100)*StereoF/[.A288];0)" office:value-type="float" office:value="0.226855384615385">
            <text:p>0.22685538</text:p>
          </table:table-cell>
          <table:table-cell table:style-name="ce13" table:formula="of:=IF([.A288]&lt;StereoRes;StereoF*(B/100)*CorrAccuracy/([.A288]*[.A288]);0)" office:value-type="float" office:value="0.000174504142011834">
            <text:p>0.0002</text:p>
          </table:table-cell>
          <table:table-cell table:style-name="ce11" table:formula="of:=IF([.A288]&lt;StereoRes;2*ATAN((StereoRes-[.A288])/(2*StereoF))*180/3.14;0)" office:value-type="float" office:value="42.2900553723925">
            <text:p>42.29005537</text:p>
          </table:table-cell>
          <table:table-cell table:style-name="ce11" table:formula="of:=((StereoRes-2*[.A288])*[.B288]/(2*StereoF))-((-StereoRes*[.B288])/(2*StereoF))" office:value-type="float" office:value="0.175384615384615">
            <text:p>0.17538462</text:p>
          </table:table-cell>
          <table:table-cell table:number-columns-repeated="252"/>
          <table:table-cell table:style-name="ce2" table:number-columns-repeated="767"/>
        </table:table-row>
        <table:table-row table:style-name="ro2">
          <table:table-cell table:style-name="ce6" office:value-type="float" office:value="261">
            <text:p>261</text:p>
          </table:table-cell>
          <table:table-cell table:style-name="ce11" table:formula="of:=IF([.A289]&lt;StereoRes;(B/100)*StereoF/[.A289];0)" office:value-type="float" office:value="0.225986206896552">
            <text:p>0.22598621</text:p>
          </table:table-cell>
          <table:table-cell table:style-name="ce13" table:formula="of:=IF([.A289]&lt;StereoRes;StereoF*(B/100)*CorrAccuracy/([.A289]*[.A289]);0)" office:value-type="float" office:value="0.000173169507200423">
            <text:p>0.0002</text:p>
          </table:table-cell>
          <table:table-cell table:style-name="ce11" table:formula="of:=IF([.A289]&lt;StereoRes;2*ATAN((StereoRes-[.A289])/(2*StereoF))*180/3.14;0)" office:value-type="float" office:value="42.1885546088193">
            <text:p>42.18855461</text:p>
          </table:table-cell>
          <table:table-cell table:style-name="ce11" table:formula="of:=((StereoRes-2*[.A289])*[.B289]/(2*StereoF))-((-StereoRes*[.B289])/(2*StereoF))" office:value-type="float" office:value="0.174252873563218">
            <text:p>0.17425287</text:p>
          </table:table-cell>
          <table:table-cell table:number-columns-repeated="252"/>
          <table:table-cell table:style-name="ce2" table:number-columns-repeated="767"/>
        </table:table-row>
        <table:table-row table:style-name="ro2">
          <table:table-cell table:style-name="ce6" office:value-type="float" office:value="262">
            <text:p>262</text:p>
          </table:table-cell>
          <table:table-cell table:style-name="ce11" table:formula="of:=IF([.A290]&lt;StereoRes;(B/100)*StereoF/[.A290];0)" office:value-type="float" office:value="0.225123664122137">
            <text:p>0.22512366</text:p>
          </table:table-cell>
          <table:table-cell table:style-name="ce13" table:formula="of:=IF([.A290]&lt;StereoRes;StereoF*(B/100)*CorrAccuracy/([.A290]*[.A290]);0)" office:value-type="float" office:value="0.000171850125284074">
            <text:p>0.0002</text:p>
          </table:table-cell>
          <table:table-cell table:style-name="ce11" table:formula="of:=IF([.A290]&lt;StereoRes;2*ATAN((StereoRes-[.A290])/(2*StereoF))*180/3.14;0)" office:value-type="float" office:value="42.0869845090138">
            <text:p>42.08698451</text:p>
          </table:table-cell>
          <table:table-cell table:style-name="ce11" table:formula="of:=((StereoRes-2*[.A290])*[.B290]/(2*StereoF))-((-StereoRes*[.B290])/(2*StereoF))" office:value-type="float" office:value="0.173129770992366">
            <text:p>0.17312977</text:p>
          </table:table-cell>
          <table:table-cell table:number-columns-repeated="252"/>
          <table:table-cell table:style-name="ce2" table:number-columns-repeated="767"/>
        </table:table-row>
        <table:table-row table:style-name="ro2">
          <table:table-cell table:style-name="ce6" office:value-type="float" office:value="263">
            <text:p>263</text:p>
          </table:table-cell>
          <table:table-cell table:style-name="ce11" table:formula="of:=IF([.A291]&lt;StereoRes;(B/100)*StereoF/[.A291];0)" office:value-type="float" office:value="0.224267680608365">
            <text:p>0.22426768</text:p>
          </table:table-cell>
          <table:table-cell table:style-name="ce13" table:formula="of:=IF([.A291]&lt;StereoRes;StereoF*(B/100)*CorrAccuracy/([.A291]*[.A291]);0)" office:value-type="float" office:value="0.00017054576472119">
            <text:p>0.0002</text:p>
          </table:table-cell>
          <table:table-cell table:style-name="ce11" table:formula="of:=IF([.A291]&lt;StereoRes;2*ATAN((StereoRes-[.A291])/(2*StereoF))*180/3.14;0)" office:value-type="float" office:value="41.985345161503">
            <text:p>41.98534516</text:p>
          </table:table-cell>
          <table:table-cell table:style-name="ce11" table:formula="of:=((StereoRes-2*[.A291])*[.B291]/(2*StereoF))-((-StereoRes*[.B291])/(2*StereoF))" office:value-type="float" office:value="0.172015209125475">
            <text:p>0.17201521</text:p>
          </table:table-cell>
          <table:table-cell table:number-columns-repeated="252"/>
          <table:table-cell table:style-name="ce2" table:number-columns-repeated="767"/>
        </table:table-row>
        <table:table-row table:style-name="ro2">
          <table:table-cell table:style-name="ce6" office:value-type="float" office:value="264">
            <text:p>264</text:p>
          </table:table-cell>
          <table:table-cell table:style-name="ce11" table:formula="of:=IF([.A292]&lt;StereoRes;(B/100)*StereoF/[.A292];0)" office:value-type="float" office:value="0.223418181818182">
            <text:p>0.22341818</text:p>
          </table:table-cell>
          <table:table-cell table:style-name="ce13" table:formula="of:=IF([.A292]&lt;StereoRes;StereoF*(B/100)*CorrAccuracy/([.A292]*[.A292]);0)" office:value-type="float" office:value="0.000169256198347107">
            <text:p>0.0002</text:p>
          </table:table-cell>
          <table:table-cell table:style-name="ce11" table:formula="of:=IF([.A292]&lt;StereoRes;2*ATAN((StereoRes-[.A292])/(2*StereoF))*180/3.14;0)" office:value-type="float" office:value="41.8836366553698">
            <text:p>41.88363666</text:p>
          </table:table-cell>
          <table:table-cell table:style-name="ce11" table:formula="of:=((StereoRes-2*[.A292])*[.B292]/(2*StereoF))-((-StereoRes*[.B292])/(2*StereoF))" office:value-type="float" office:value="0.170909090909091">
            <text:p>0.17090909</text:p>
          </table:table-cell>
          <table:table-cell table:number-columns-repeated="252"/>
          <table:table-cell table:style-name="ce2" table:number-columns-repeated="767"/>
        </table:table-row>
        <table:table-row table:style-name="ro2">
          <table:table-cell table:style-name="ce6" office:value-type="float" office:value="265">
            <text:p>265</text:p>
          </table:table-cell>
          <table:table-cell table:style-name="ce11" table:formula="of:=IF([.A293]&lt;StereoRes;(B/100)*StereoF/[.A293];0)" office:value-type="float" office:value="0.222575094339623">
            <text:p>0.22257509</text:p>
          </table:table-cell>
          <table:table-cell table:style-name="ce13" table:formula="of:=IF([.A293]&lt;StereoRes;StereoF*(B/100)*CorrAccuracy/([.A293]*[.A293]);0)" office:value-type="float" office:value="0.000167981203275187">
            <text:p>0.0002</text:p>
          </table:table-cell>
          <table:table-cell table:style-name="ce11" table:formula="of:=IF([.A293]&lt;StereoRes;2*ATAN((StereoRes-[.A293])/(2*StereoF))*180/3.14;0)" office:value-type="float" office:value="41.7818590802539">
            <text:p>41.78185908</text:p>
          </table:table-cell>
          <table:table-cell table:style-name="ce11" table:formula="of:=((StereoRes-2*[.A293])*[.B293]/(2*StereoF))-((-StereoRes*[.B293])/(2*StereoF))" office:value-type="float" office:value="0.169811320754717">
            <text:p>0.16981132</text:p>
          </table:table-cell>
          <table:table-cell table:number-columns-repeated="252"/>
          <table:table-cell table:style-name="ce2" table:number-columns-repeated="767"/>
        </table:table-row>
        <table:table-row table:style-name="ro2">
          <table:table-cell table:style-name="ce6" office:value-type="float" office:value="266">
            <text:p>266</text:p>
          </table:table-cell>
          <table:table-cell table:style-name="ce11" table:formula="of:=IF([.A294]&lt;StereoRes;(B/100)*StereoF/[.A294];0)" office:value-type="float" office:value="0.221738345864662">
            <text:p>0.22173835</text:p>
          </table:table-cell>
          <table:table-cell table:style-name="ce13" table:formula="of:=IF([.A294]&lt;StereoRes;StereoF*(B/100)*CorrAccuracy/([.A294]*[.A294]);0)" office:value-type="float" office:value="0.000166720560800497">
            <text:p>0.0002</text:p>
          </table:table-cell>
          <table:table-cell table:style-name="ce11" table:formula="of:=IF([.A294]&lt;StereoRes;2*ATAN((StereoRes-[.A294])/(2*StereoF))*180/3.14;0)" office:value-type="float" office:value="41.6800125263523">
            <text:p>41.68001253</text:p>
          </table:table-cell>
          <table:table-cell table:style-name="ce11" table:formula="of:=((StereoRes-2*[.A294])*[.B294]/(2*StereoF))-((-StereoRes*[.B294])/(2*StereoF))" office:value-type="float" office:value="0.168721804511278">
            <text:p>0.16872180</text:p>
          </table:table-cell>
          <table:table-cell table:number-columns-repeated="252"/>
          <table:table-cell table:style-name="ce2" table:number-columns-repeated="767"/>
        </table:table-row>
        <table:table-row table:style-name="ro2">
          <table:table-cell table:style-name="ce6" office:value-type="float" office:value="267">
            <text:p>267</text:p>
          </table:table-cell>
          <table:table-cell table:style-name="ce11" table:formula="of:=IF([.A295]&lt;StereoRes;(B/100)*StereoF/[.A295];0)" office:value-type="float" office:value="0.220907865168539">
            <text:p>0.22090787</text:p>
          </table:table-cell>
          <table:table-cell table:style-name="ce13" table:formula="of:=IF([.A295]&lt;StereoRes;StereoF*(B/100)*CorrAccuracy/([.A295]*[.A295]);0)" office:value-type="float" office:value="0.000165474056306022">
            <text:p>0.0002</text:p>
          </table:table-cell>
          <table:table-cell table:style-name="ce11" table:formula="of:=IF([.A295]&lt;StereoRes;2*ATAN((StereoRes-[.A295])/(2*StereoF))*180/3.14;0)" office:value-type="float" office:value="41.5780970844197">
            <text:p>41.57809708</text:p>
          </table:table-cell>
          <table:table-cell table:style-name="ce11" table:formula="of:=((StereoRes-2*[.A295])*[.B295]/(2*StereoF))-((-StereoRes*[.B295])/(2*StereoF))" office:value-type="float" office:value="0.167640449438202">
            <text:p>0.16764045</text:p>
          </table:table-cell>
          <table:table-cell table:number-columns-repeated="252"/>
          <table:table-cell table:style-name="ce2" table:number-columns-repeated="767"/>
        </table:table-row>
        <table:table-row table:style-name="ro2">
          <table:table-cell table:style-name="ce6" office:value-type="float" office:value="268">
            <text:p>268</text:p>
          </table:table-cell>
          <table:table-cell table:style-name="ce11" table:formula="of:=IF([.A296]&lt;StereoRes;(B/100)*StereoF/[.A296];0)" office:value-type="float" office:value="0.220083582089552">
            <text:p>0.22008358</text:p>
          </table:table-cell>
          <table:table-cell table:style-name="ce13" table:formula="of:=IF([.A296]&lt;StereoRes;StereoF*(B/100)*CorrAccuracy/([.A296]*[.A296]);0)" office:value-type="float" office:value="0.000164241479171308">
            <text:p>0.0002</text:p>
          </table:table-cell>
          <table:table-cell table:style-name="ce11" table:formula="of:=IF([.A296]&lt;StereoRes;2*ATAN((StereoRes-[.A296])/(2*StereoF))*180/3.14;0)" office:value-type="float" office:value="41.4761128457689">
            <text:p>41.47611285</text:p>
          </table:table-cell>
          <table:table-cell table:style-name="ce11" table:formula="of:=((StereoRes-2*[.A296])*[.B296]/(2*StereoF))-((-StereoRes*[.B296])/(2*StereoF))" office:value-type="float" office:value="0.166567164179105">
            <text:p>0.16656716</text:p>
          </table:table-cell>
          <table:table-cell table:number-columns-repeated="252"/>
          <table:table-cell table:style-name="ce2" table:number-columns-repeated="767"/>
        </table:table-row>
        <table:table-row table:style-name="ro2">
          <table:table-cell table:style-name="ce6" office:value-type="float" office:value="269">
            <text:p>269</text:p>
          </table:table-cell>
          <table:table-cell table:style-name="ce11" table:formula="of:=IF([.A297]&lt;StereoRes;(B/100)*StereoF/[.A297];0)" office:value-type="float" office:value="0.219265427509294">
            <text:p>0.21926543</text:p>
          </table:table-cell>
          <table:table-cell table:style-name="ce13" table:formula="of:=IF([.A297]&lt;StereoRes;StereoF*(B/100)*CorrAccuracy/([.A297]*[.A297]);0)" office:value-type="float" office:value="0.00016302262268349">
            <text:p>0.0002</text:p>
          </table:table-cell>
          <table:table-cell table:style-name="ce11" table:formula="of:=IF([.A297]&lt;StereoRes;2*ATAN((StereoRes-[.A297])/(2*StereoF))*180/3.14;0)" office:value-type="float" office:value="41.374059902272">
            <text:p>41.37405990</text:p>
          </table:table-cell>
          <table:table-cell table:style-name="ce11" table:formula="of:=((StereoRes-2*[.A297])*[.B297]/(2*StereoF))-((-StereoRes*[.B297])/(2*StereoF))" office:value-type="float" office:value="0.16550185873606">
            <text:p>0.16550186</text:p>
          </table:table-cell>
          <table:table-cell table:number-columns-repeated="252"/>
          <table:table-cell table:style-name="ce2" table:number-columns-repeated="767"/>
        </table:table-row>
        <table:table-row table:style-name="ro2">
          <table:table-cell table:style-name="ce6" office:value-type="float" office:value="270">
            <text:p>270</text:p>
          </table:table-cell>
          <table:table-cell table:style-name="ce11" table:formula="of:=IF([.A298]&lt;StereoRes;(B/100)*StereoF/[.A298];0)" office:value-type="float" office:value="0.218453333333333">
            <text:p>0.21845333</text:p>
          </table:table-cell>
          <table:table-cell table:style-name="ce13" table:formula="of:=IF([.A298]&lt;StereoRes;StereoF*(B/100)*CorrAccuracy/([.A298]*[.A298]);0)" office:value-type="float" office:value="0.000161817283950617">
            <text:p>0.0002</text:p>
          </table:table-cell>
          <table:table-cell table:style-name="ce11" table:formula="of:=IF([.A298]&lt;StereoRes;2*ATAN((StereoRes-[.A298])/(2*StereoF))*180/3.14;0)" office:value-type="float" office:value="41.2719383463599">
            <text:p>41.27193835</text:p>
          </table:table-cell>
          <table:table-cell table:style-name="ce11" table:formula="of:=((StereoRes-2*[.A298])*[.B298]/(2*StereoF))-((-StereoRes*[.B298])/(2*StereoF))" office:value-type="float" office:value="0.164444444444444">
            <text:p>0.16444444</text:p>
          </table:table-cell>
          <table:table-cell table:number-columns-repeated="252"/>
          <table:table-cell table:style-name="ce2" table:number-columns-repeated="767"/>
        </table:table-row>
        <table:table-row table:style-name="ro2">
          <table:table-cell table:style-name="ce6" office:value-type="float" office:value="271">
            <text:p>271</text:p>
          </table:table-cell>
          <table:table-cell table:style-name="ce11" table:formula="of:=IF([.A299]&lt;StereoRes;(B/100)*StereoF/[.A299];0)" office:value-type="float" office:value="0.217647232472325">
            <text:p>0.21764723</text:p>
          </table:table-cell>
          <table:table-cell table:style-name="ce13" table:formula="of:=IF([.A299]&lt;StereoRes;StereoF*(B/100)*CorrAccuracy/([.A299]*[.A299]);0)" office:value-type="float" office:value="0.000160625263817214">
            <text:p>0.0002</text:p>
          </table:table-cell>
          <table:table-cell table:style-name="ce11" table:formula="of:=IF([.A299]&lt;StereoRes;2*ATAN((StereoRes-[.A299])/(2*StereoF))*180/3.14;0)" office:value-type="float" office:value="41.1697482710235">
            <text:p>41.16974827</text:p>
          </table:table-cell>
          <table:table-cell table:style-name="ce11" table:formula="of:=((StereoRes-2*[.A299])*[.B299]/(2*StereoF))-((-StereoRes*[.B299])/(2*StereoF))" office:value-type="float" office:value="0.163394833948339">
            <text:p>0.16339483</text:p>
          </table:table-cell>
          <table:table-cell table:number-columns-repeated="252"/>
          <table:table-cell table:style-name="ce2" table:number-columns-repeated="767"/>
        </table:table-row>
        <table:table-row table:style-name="ro2">
          <table:table-cell table:style-name="ce6" office:value-type="float" office:value="272">
            <text:p>272</text:p>
          </table:table-cell>
          <table:table-cell table:style-name="ce11" table:formula="of:=IF([.A300]&lt;StereoRes;(B/100)*StereoF/[.A300];0)" office:value-type="float" office:value="0.216847058823529">
            <text:p>0.21684706</text:p>
          </table:table-cell>
          <table:table-cell table:style-name="ce13" table:formula="of:=IF([.A300]&lt;StereoRes;StereoF*(B/100)*CorrAccuracy/([.A300]*[.A300]);0)" office:value-type="float" office:value="0.000159446366782007">
            <text:p>0.0002</text:p>
          </table:table-cell>
          <table:table-cell table:style-name="ce11" table:formula="of:=IF([.A300]&lt;StereoRes;2*ATAN((StereoRes-[.A300])/(2*StereoF))*180/3.14;0)" office:value-type="float" office:value="41.0674897698142">
            <text:p>41.06748977</text:p>
          </table:table-cell>
          <table:table-cell table:style-name="ce11" table:formula="of:=((StereoRes-2*[.A300])*[.B300]/(2*StereoF))-((-StereoRes*[.B300])/(2*StereoF))" office:value-type="float" office:value="0.162352941176471">
            <text:p>0.16235294</text:p>
          </table:table-cell>
          <table:table-cell table:number-columns-repeated="252"/>
          <table:table-cell table:style-name="ce2" table:number-columns-repeated="767"/>
        </table:table-row>
        <table:table-row table:style-name="ro2">
          <table:table-cell table:style-name="ce6" office:value-type="float" office:value="273">
            <text:p>273</text:p>
          </table:table-cell>
          <table:table-cell table:style-name="ce11" table:formula="of:=IF([.A301]&lt;StereoRes;(B/100)*StereoF/[.A301];0)" office:value-type="float" office:value="0.216052747252747">
            <text:p>0.21605275</text:p>
          </table:table-cell>
          <table:table-cell table:style-name="ce13" table:formula="of:=IF([.A301]&lt;StereoRes;StereoF*(B/100)*CorrAccuracy/([.A301]*[.A301]);0)" office:value-type="float" office:value="0.000158280400917764">
            <text:p>0.0002</text:p>
          </table:table-cell>
          <table:table-cell table:style-name="ce11" table:formula="of:=IF([.A301]&lt;StereoRes;2*ATAN((StereoRes-[.A301])/(2*StereoF))*180/3.14;0)" office:value-type="float" office:value="40.9651629368441">
            <text:p>40.96516294</text:p>
          </table:table-cell>
          <table:table-cell table:style-name="ce11" table:formula="of:=((StereoRes-2*[.A301])*[.B301]/(2*StereoF))-((-StereoRes*[.B301])/(2*StereoF))" office:value-type="float" office:value="0.161318681318681">
            <text:p>0.16131868</text:p>
          </table:table-cell>
          <table:table-cell table:number-columns-repeated="252"/>
          <table:table-cell table:style-name="ce2" table:number-columns-repeated="767"/>
        </table:table-row>
        <table:table-row table:style-name="ro2">
          <table:table-cell table:style-name="ce6" office:value-type="float" office:value="274">
            <text:p>274</text:p>
          </table:table-cell>
          <table:table-cell table:style-name="ce11" table:formula="of:=IF([.A302]&lt;StereoRes;(B/100)*StereoF/[.A302];0)" office:value-type="float" office:value="0.215264233576642">
            <text:p>0.21526423</text:p>
          </table:table-cell>
          <table:table-cell table:style-name="ce13" table:formula="of:=IF([.A302]&lt;StereoRes;StereoF*(B/100)*CorrAccuracy/([.A302]*[.A302]);0)" office:value-type="float" office:value="0.00015712717779317">
            <text:p>0.0002</text:p>
          </table:table-cell>
          <table:table-cell table:style-name="ce11" table:formula="of:=IF([.A302]&lt;StereoRes;2*ATAN((StereoRes-[.A302])/(2*StereoF))*180/3.14;0)" office:value-type="float" office:value="40.8627678667863">
            <text:p>40.86276787</text:p>
          </table:table-cell>
          <table:table-cell table:style-name="ce11" table:formula="of:=((StereoRes-2*[.A302])*[.B302]/(2*StereoF))-((-StereoRes*[.B302])/(2*StereoF))" office:value-type="float" office:value="0.16029197080292">
            <text:p>0.16029197</text:p>
          </table:table-cell>
          <table:table-cell table:number-columns-repeated="252"/>
          <table:table-cell table:style-name="ce2" table:number-columns-repeated="767"/>
        </table:table-row>
        <table:table-row table:style-name="ro2">
          <table:table-cell table:style-name="ce6" office:value-type="float" office:value="275">
            <text:p>275</text:p>
          </table:table-cell>
          <table:table-cell table:style-name="ce11" table:formula="of:=IF([.A303]&lt;StereoRes;(B/100)*StereoF/[.A303];0)" office:value-type="float" office:value="0.214481454545455">
            <text:p>0.21448145</text:p>
          </table:table-cell>
          <table:table-cell table:style-name="ce13" table:formula="of:=IF([.A303]&lt;StereoRes;StereoF*(B/100)*CorrAccuracy/([.A303]*[.A303]);0)" office:value-type="float" office:value="0.000155986512396694">
            <text:p>0.0002</text:p>
          </table:table-cell>
          <table:table-cell table:style-name="ce11" table:formula="of:=IF([.A303]&lt;StereoRes;2*ATAN((StereoRes-[.A303])/(2*StereoF))*180/3.14;0)" office:value-type="float" office:value="40.760304654876">
            <text:p>40.76030465</text:p>
          </table:table-cell>
          <table:table-cell table:style-name="ce11" table:formula="of:=((StereoRes-2*[.A303])*[.B303]/(2*StereoF))-((-StereoRes*[.B303])/(2*StereoF))" office:value-type="float" office:value="0.159272727272727">
            <text:p>0.15927273</text:p>
          </table:table-cell>
          <table:table-cell table:number-columns-repeated="252"/>
          <table:table-cell table:style-name="ce2" table:number-columns-repeated="767"/>
        </table:table-row>
        <table:table-row table:style-name="ro2">
          <table:table-cell table:style-name="ce6" office:value-type="float" office:value="276">
            <text:p>276</text:p>
          </table:table-cell>
          <table:table-cell table:style-name="ce11" table:formula="of:=IF([.A304]&lt;StereoRes;(B/100)*StereoF/[.A304];0)" office:value-type="float" office:value="0.213704347826087">
            <text:p>0.21370435</text:p>
          </table:table-cell>
          <table:table-cell table:style-name="ce13" table:formula="of:=IF([.A304]&lt;StereoRes;StereoF*(B/100)*CorrAccuracy/([.A304]*[.A304]);0)" office:value-type="float" office:value="0.000154858223062382">
            <text:p>0.0002</text:p>
          </table:table-cell>
          <table:table-cell table:style-name="ce11" table:formula="of:=IF([.A304]&lt;StereoRes;2*ATAN((StereoRes-[.A304])/(2*StereoF))*180/3.14;0)" office:value-type="float" office:value="40.6577733969105">
            <text:p>40.65777340</text:p>
          </table:table-cell>
          <table:table-cell table:style-name="ce11" table:formula="of:=((StereoRes-2*[.A304])*[.B304]/(2*StereoF))-((-StereoRes*[.B304])/(2*StereoF))" office:value-type="float" office:value="0.158260869565217">
            <text:p>0.15826087</text:p>
          </table:table-cell>
          <table:table-cell table:number-columns-repeated="252"/>
          <table:table-cell table:style-name="ce2" table:number-columns-repeated="767"/>
        </table:table-row>
        <table:table-row table:style-name="ro2">
          <table:table-cell table:style-name="ce6" office:value-type="float" office:value="277">
            <text:p>277</text:p>
          </table:table-cell>
          <table:table-cell table:style-name="ce11" table:formula="of:=IF([.A305]&lt;StereoRes;(B/100)*StereoF/[.A305];0)" office:value-type="float" office:value="0.21293285198556">
            <text:p>0.21293285</text:p>
          </table:table-cell>
          <table:table-cell table:style-name="ce13" table:formula="of:=IF([.A305]&lt;StereoRes;StereoF*(B/100)*CorrAccuracy/([.A305]*[.A305]);0)" office:value-type="float" office:value="0.000153742131397516">
            <text:p>0.0002</text:p>
          </table:table-cell>
          <table:table-cell table:style-name="ce11" table:formula="of:=IF([.A305]&lt;StereoRes;2*ATAN((StereoRes-[.A305])/(2*StereoF))*180/3.14;0)" office:value-type="float" office:value="40.5551741892496">
            <text:p>40.55517419</text:p>
          </table:table-cell>
          <table:table-cell table:style-name="ce11" table:formula="of:=((StereoRes-2*[.A305])*[.B305]/(2*StereoF))-((-StereoRes*[.B305])/(2*StereoF))" office:value-type="float" office:value="0.157256317689531">
            <text:p>0.15725632</text:p>
          </table:table-cell>
          <table:table-cell table:number-columns-repeated="252"/>
          <table:table-cell table:style-name="ce2" table:number-columns-repeated="767"/>
        </table:table-row>
        <table:table-row table:style-name="ro2">
          <table:table-cell table:style-name="ce6" office:value-type="float" office:value="278">
            <text:p>278</text:p>
          </table:table-cell>
          <table:table-cell table:style-name="ce11" table:formula="of:=IF([.A306]&lt;StereoRes;(B/100)*StereoF/[.A306];0)" office:value-type="float" office:value="0.21216690647482">
            <text:p>0.21216691</text:p>
          </table:table-cell>
          <table:table-cell table:style-name="ce13" table:formula="of:=IF([.A306]&lt;StereoRes;StereoF*(B/100)*CorrAccuracy/([.A306]*[.A306]);0)" office:value-type="float" office:value="0.000152638062212101">
            <text:p>0.0002</text:p>
          </table:table-cell>
          <table:table-cell table:style-name="ce11" table:formula="of:=IF([.A306]&lt;StereoRes;2*ATAN((StereoRes-[.A306])/(2*StereoF))*180/3.14;0)" office:value-type="float" office:value="40.4525071288165">
            <text:p>40.45250713</text:p>
          </table:table-cell>
          <table:table-cell table:style-name="ce11" table:formula="of:=((StereoRes-2*[.A306])*[.B306]/(2*StereoF))-((-StereoRes*[.B306])/(2*StereoF))" office:value-type="float" office:value="0.156258992805755">
            <text:p>0.15625899</text:p>
          </table:table-cell>
          <table:table-cell table:number-columns-repeated="252"/>
          <table:table-cell table:style-name="ce2" table:number-columns-repeated="767"/>
        </table:table-row>
        <table:table-row table:style-name="ro2">
          <table:table-cell table:style-name="ce6" office:value-type="float" office:value="279">
            <text:p>279</text:p>
          </table:table-cell>
          <table:table-cell table:style-name="ce11" table:formula="of:=IF([.A307]&lt;StereoRes;(B/100)*StereoF/[.A307];0)" office:value-type="float" office:value="0.211406451612903">
            <text:p>0.21140645</text:p>
          </table:table-cell>
          <table:table-cell table:style-name="ce13" table:formula="of:=IF([.A307]&lt;StereoRes;StereoF*(B/100)*CorrAccuracy/([.A307]*[.A307]);0)" office:value-type="float" office:value="0.00015154584345011">
            <text:p>0.0002</text:p>
          </table:table-cell>
          <table:table-cell table:style-name="ce11" table:formula="of:=IF([.A307]&lt;StereoRes;2*ATAN((StereoRes-[.A307])/(2*StereoF))*180/3.14;0)" office:value-type="float" office:value="40.3497723130975">
            <text:p>40.34977231</text:p>
          </table:table-cell>
          <table:table-cell table:style-name="ce11" table:formula="of:=((StereoRes-2*[.A307])*[.B307]/(2*StereoF))-((-StereoRes*[.B307])/(2*StereoF))" office:value-type="float" office:value="0.155268817204301">
            <text:p>0.15526882</text:p>
          </table:table-cell>
          <table:table-cell table:number-columns-repeated="252"/>
          <table:table-cell table:style-name="ce2" table:number-columns-repeated="767"/>
        </table:table-row>
        <table:table-row table:style-name="ro2">
          <table:table-cell table:style-name="ce6" office:value-type="float" office:value="280">
            <text:p>280</text:p>
          </table:table-cell>
          <table:table-cell table:style-name="ce11" table:formula="of:=IF([.A308]&lt;StereoRes;(B/100)*StereoF/[.A308];0)" office:value-type="float" office:value="0.210651428571429">
            <text:p>0.21065143</text:p>
          </table:table-cell>
          <table:table-cell table:style-name="ce13" table:formula="of:=IF([.A308]&lt;StereoRes;StereoF*(B/100)*CorrAccuracy/([.A308]*[.A308]);0)" office:value-type="float" office:value="0.000150465306122449">
            <text:p>0.0002</text:p>
          </table:table-cell>
          <table:table-cell table:style-name="ce11" table:formula="of:=IF([.A308]&lt;StereoRes;2*ATAN((StereoRes-[.A308])/(2*StereoF))*180/3.14;0)" office:value-type="float" office:value="40.2469698401433">
            <text:p>40.24696984</text:p>
          </table:table-cell>
          <table:table-cell table:style-name="ce11" table:formula="of:=((StereoRes-2*[.A308])*[.B308]/(2*StereoF))-((-StereoRes*[.B308])/(2*StereoF))" office:value-type="float" office:value="0.154285714285714">
            <text:p>0.15428571</text:p>
          </table:table-cell>
          <table:table-cell table:number-columns-repeated="252"/>
          <table:table-cell table:style-name="ce2" table:number-columns-repeated="767"/>
        </table:table-row>
        <table:table-row table:style-name="ro2">
          <table:table-cell table:style-name="ce6" office:value-type="float" office:value="281">
            <text:p>281</text:p>
          </table:table-cell>
          <table:table-cell table:style-name="ce11" table:formula="of:=IF([.A309]&lt;StereoRes;(B/100)*StereoF/[.A309];0)" office:value-type="float" office:value="0.209901779359431">
            <text:p>0.20990178</text:p>
          </table:table-cell>
          <table:table-cell table:style-name="ce13" table:formula="of:=IF([.A309]&lt;StereoRes;StereoF*(B/100)*CorrAccuracy/([.A309]*[.A309]);0)" office:value-type="float" office:value="0.000149396284241588">
            <text:p>0.0001</text:p>
          </table:table-cell>
          <table:table-cell table:style-name="ce11" table:formula="of:=IF([.A309]&lt;StereoRes;2*ATAN((StereoRes-[.A309])/(2*StereoF))*180/3.14;0)" office:value-type="float" office:value="40.1440998085686">
            <text:p>40.14409981</text:p>
          </table:table-cell>
          <table:table-cell table:style-name="ce11" table:formula="of:=((StereoRes-2*[.A309])*[.B309]/(2*StereoF))-((-StereoRes*[.B309])/(2*StereoF))" office:value-type="float" office:value="0.153309608540925">
            <text:p>0.15330961</text:p>
          </table:table-cell>
          <table:table-cell table:number-columns-repeated="252"/>
          <table:table-cell table:style-name="ce2" table:number-columns-repeated="767"/>
        </table:table-row>
        <table:table-row table:style-name="ro2">
          <table:table-cell table:style-name="ce6" office:value-type="float" office:value="282">
            <text:p>282</text:p>
          </table:table-cell>
          <table:table-cell table:style-name="ce11" table:formula="of:=IF([.A310]&lt;StereoRes;(B/100)*StereoF/[.A310];0)" office:value-type="float" office:value="0.209157446808511">
            <text:p>0.20915745</text:p>
          </table:table-cell>
          <table:table-cell table:style-name="ce13" table:formula="of:=IF([.A310]&lt;StereoRes;StereoF*(B/100)*CorrAccuracy/([.A310]*[.A310]);0)" office:value-type="float" office:value="0.000148338614757809">
            <text:p>0.0001</text:p>
          </table:table-cell>
          <table:table-cell table:style-name="ce11" table:formula="of:=IF([.A310]&lt;StereoRes;2*ATAN((StereoRes-[.A310])/(2*StereoF))*180/3.14;0)" office:value-type="float" office:value="40.0411623175531">
            <text:p>40.04116232</text:p>
          </table:table-cell>
          <table:table-cell table:style-name="ce11" table:formula="of:=((StereoRes-2*[.A310])*[.B310]/(2*StereoF))-((-StereoRes*[.B310])/(2*StereoF))" office:value-type="float" office:value="0.152340425531915">
            <text:p>0.15234043</text:p>
          </table:table-cell>
          <table:table-cell table:number-columns-repeated="252"/>
          <table:table-cell table:style-name="ce2" table:number-columns-repeated="767"/>
        </table:table-row>
        <table:table-row table:style-name="ro2">
          <table:table-cell table:style-name="ce6" office:value-type="float" office:value="283">
            <text:p>283</text:p>
          </table:table-cell>
          <table:table-cell table:style-name="ce11" table:formula="of:=IF([.A311]&lt;StereoRes;(B/100)*StereoF/[.A311];0)" office:value-type="float" office:value="0.208418374558304">
            <text:p>0.20841837</text:p>
          </table:table-cell>
          <table:table-cell table:style-name="ce13" table:formula="of:=IF([.A311]&lt;StereoRes;StereoF*(B/100)*CorrAccuracy/([.A311]*[.A311]);0)" office:value-type="float" office:value="0.000147292137497035">
            <text:p>0.0001</text:p>
          </table:table-cell>
          <table:table-cell table:style-name="ce11" table:formula="of:=IF([.A311]&lt;StereoRes;2*ATAN((StereoRes-[.A311])/(2*StereoF))*180/3.14;0)" office:value-type="float" office:value="39.9381574668416">
            <text:p>39.93815747</text:p>
          </table:table-cell>
          <table:table-cell table:style-name="ce11" table:formula="of:=((StereoRes-2*[.A311])*[.B311]/(2*StereoF))-((-StereoRes*[.B311])/(2*StereoF))" office:value-type="float" office:value="0.151378091872792">
            <text:p>0.15137809</text:p>
          </table:table-cell>
          <table:table-cell table:number-columns-repeated="252"/>
          <table:table-cell table:style-name="ce2" table:number-columns-repeated="767"/>
        </table:table-row>
        <table:table-row table:style-name="ro2">
          <table:table-cell table:style-name="ce6" office:value-type="float" office:value="284">
            <text:p>284</text:p>
          </table:table-cell>
          <table:table-cell table:style-name="ce11" table:formula="of:=IF([.A312]&lt;StereoRes;(B/100)*StereoF/[.A312];0)" office:value-type="float" office:value="0.207684507042253">
            <text:p>0.20768451</text:p>
          </table:table-cell>
          <table:table-cell table:style-name="ce13" table:formula="of:=IF([.A312]&lt;StereoRes;StereoF*(B/100)*CorrAccuracy/([.A312]*[.A312]);0)" office:value-type="float" office:value="0.000146256695100179">
            <text:p>0.0001</text:p>
          </table:table-cell>
          <table:table-cell table:style-name="ce11" table:formula="of:=IF([.A312]&lt;StereoRes;2*ATAN((StereoRes-[.A312])/(2*StereoF))*180/3.14;0)" office:value-type="float" office:value="39.8350853567443">
            <text:p>39.83508536</text:p>
          </table:table-cell>
          <table:table-cell table:style-name="ce11" table:formula="of:=((StereoRes-2*[.A312])*[.B312]/(2*StereoF))-((-StereoRes*[.B312])/(2*StereoF))" office:value-type="float" office:value="0.150422535211268">
            <text:p>0.15042254</text:p>
          </table:table-cell>
          <table:table-cell table:number-columns-repeated="252"/>
          <table:table-cell table:style-name="ce2" table:number-columns-repeated="767"/>
        </table:table-row>
        <table:table-row table:style-name="ro2">
          <table:table-cell table:style-name="ce6" office:value-type="float" office:value="285">
            <text:p>285</text:p>
          </table:table-cell>
          <table:table-cell table:style-name="ce11" table:formula="of:=IF([.A313]&lt;StereoRes;(B/100)*StereoF/[.A313];0)" office:value-type="float" office:value="0.206955789473684">
            <text:p>0.20695579</text:p>
          </table:table-cell>
          <table:table-cell table:style-name="ce13" table:formula="of:=IF([.A313]&lt;StereoRes;StereoF*(B/100)*CorrAccuracy/([.A313]*[.A313]);0)" office:value-type="float" office:value="0.000145232132963989">
            <text:p>0.0001</text:p>
          </table:table-cell>
          <table:table-cell table:style-name="ce11" table:formula="of:=IF([.A313]&lt;StereoRes;2*ATAN((StereoRes-[.A313])/(2*StereoF))*180/3.14;0)" office:value-type="float" office:value="39.7319460881376">
            <text:p>39.73194609</text:p>
          </table:table-cell>
          <table:table-cell table:style-name="ce11" table:formula="of:=((StereoRes-2*[.A313])*[.B313]/(2*StereoF))-((-StereoRes*[.B313])/(2*StereoF))" office:value-type="float" office:value="0.149473684210526">
            <text:p>0.14947368</text:p>
          </table:table-cell>
          <table:table-cell table:number-columns-repeated="252"/>
          <table:table-cell table:style-name="ce2" table:number-columns-repeated="767"/>
        </table:table-row>
        <table:table-row table:style-name="ro2">
          <table:table-cell table:style-name="ce6" office:value-type="float" office:value="286">
            <text:p>286</text:p>
          </table:table-cell>
          <table:table-cell table:style-name="ce11" table:formula="of:=IF([.A314]&lt;StereoRes;(B/100)*StereoF/[.A314];0)" office:value-type="float" office:value="0.206232167832168">
            <text:p>0.20623217</text:p>
          </table:table-cell>
          <table:table-cell table:style-name="ce13" table:formula="of:=IF([.A314]&lt;StereoRes;StereoF*(B/100)*CorrAccuracy/([.A314]*[.A314]);0)" office:value-type="float" office:value="0.000144218299183334">
            <text:p>0.0001</text:p>
          </table:table-cell>
          <table:table-cell table:style-name="ce11" table:formula="of:=IF([.A314]&lt;StereoRes;2*ATAN((StereoRes-[.A314])/(2*StereoF))*180/3.14;0)" office:value-type="float" office:value="39.628739762464">
            <text:p>39.62873976</text:p>
          </table:table-cell>
          <table:table-cell table:style-name="ce11" table:formula="of:=((StereoRes-2*[.A314])*[.B314]/(2*StereoF))-((-StereoRes*[.B314])/(2*StereoF))" office:value-type="float" office:value="0.148531468531469">
            <text:p>0.14853147</text:p>
          </table:table-cell>
          <table:table-cell table:number-columns-repeated="252"/>
          <table:table-cell table:style-name="ce2" table:number-columns-repeated="767"/>
        </table:table-row>
        <table:table-row table:style-name="ro2">
          <table:table-cell table:style-name="ce6" office:value-type="float" office:value="287">
            <text:p>287</text:p>
          </table:table-cell>
          <table:table-cell table:style-name="ce11" table:formula="of:=IF([.A315]&lt;StereoRes;(B/100)*StereoF/[.A315];0)" office:value-type="float" office:value="0.205513588850174">
            <text:p>0.20551359</text:p>
          </table:table-cell>
          <table:table-cell table:style-name="ce13" table:formula="of:=IF([.A315]&lt;StereoRes;StereoF*(B/100)*CorrAccuracy/([.A315]*[.A315]);0)" office:value-type="float" office:value="0.000143215044494895">
            <text:p>0.0001</text:p>
          </table:table-cell>
          <table:table-cell table:style-name="ce11" table:formula="of:=IF([.A315]&lt;StereoRes;2*ATAN((StereoRes-[.A315])/(2*StereoF))*180/3.14;0)" office:value-type="float" office:value="39.5254664817328">
            <text:p>39.52546648</text:p>
          </table:table-cell>
          <table:table-cell table:style-name="ce11" table:formula="of:=((StereoRes-2*[.A315])*[.B315]/(2*StereoF))-((-StereoRes*[.B315])/(2*StereoF))" office:value-type="float" office:value="0.147595818815331">
            <text:p>0.14759582</text:p>
          </table:table-cell>
          <table:table-cell table:number-columns-repeated="252"/>
          <table:table-cell table:style-name="ce2" table:number-columns-repeated="767"/>
        </table:table-row>
        <table:table-row table:style-name="ro2">
          <table:table-cell table:style-name="ce6" office:value-type="float" office:value="288">
            <text:p>288</text:p>
          </table:table-cell>
          <table:table-cell table:style-name="ce11" table:formula="of:=IF([.A316]&lt;StereoRes;(B/100)*StereoF/[.A316];0)" office:value-type="float" office:value="0.2048">
            <text:p>0.20480000</text:p>
          </table:table-cell>
          <table:table-cell table:style-name="ce13" table:formula="of:=IF([.A316]&lt;StereoRes;StereoF*(B/100)*CorrAccuracy/([.A316]*[.A316]);0)" office:value-type="float" office:value="0.000142222222222222">
            <text:p>0.0001</text:p>
          </table:table-cell>
          <table:table-cell table:style-name="ce11" table:formula="of:=IF([.A316]&lt;StereoRes;2*ATAN((StereoRes-[.A316])/(2*StereoF))*180/3.14;0)" office:value-type="float" office:value="39.4221263485202">
            <text:p>39.42212635</text:p>
          </table:table-cell>
          <table:table-cell table:style-name="ce11" table:formula="of:=((StereoRes-2*[.A316])*[.B316]/(2*StereoF))-((-StereoRes*[.B316])/(2*StereoF))" office:value-type="float" office:value="0.146666666666667">
            <text:p>0.14666667</text:p>
          </table:table-cell>
          <table:table-cell table:number-columns-repeated="252"/>
          <table:table-cell table:style-name="ce2" table:number-columns-repeated="767"/>
        </table:table-row>
        <table:table-row table:style-name="ro2">
          <table:table-cell table:style-name="ce6" office:value-type="float" office:value="289">
            <text:p>289</text:p>
          </table:table-cell>
          <table:table-cell table:style-name="ce11" table:formula="of:=IF([.A317]&lt;StereoRes;(B/100)*StereoF/[.A317];0)" office:value-type="float" office:value="0.204091349480969">
            <text:p>0.20409135</text:p>
          </table:table-cell>
          <table:table-cell table:style-name="ce13" table:formula="of:=IF([.A317]&lt;StereoRes;StereoF*(B/100)*CorrAccuracy/([.A317]*[.A317]);0)" office:value-type="float" office:value="0.000141239688222124">
            <text:p>0.0001</text:p>
          </table:table-cell>
          <table:table-cell table:style-name="ce11" table:formula="of:=IF([.A317]&lt;StereoRes;2*ATAN((StereoRes-[.A317])/(2*StereoF))*180/3.14;0)" office:value-type="float" office:value="39.3187194659697">
            <text:p>39.31871947</text:p>
          </table:table-cell>
          <table:table-cell table:style-name="ce11" table:formula="of:=((StereoRes-2*[.A317])*[.B317]/(2*StereoF))-((-StereoRes*[.B317])/(2*StereoF))" office:value-type="float" office:value="0.145743944636678">
            <text:p>0.14574394</text:p>
          </table:table-cell>
          <table:table-cell table:number-columns-repeated="252"/>
          <table:table-cell table:style-name="ce2" table:number-columns-repeated="767"/>
        </table:table-row>
        <table:table-row table:style-name="ro2">
          <table:table-cell table:style-name="ce6" office:value-type="float" office:value="290">
            <text:p>290</text:p>
          </table:table-cell>
          <table:table-cell table:style-name="ce11" table:formula="of:=IF([.A318]&lt;StereoRes;(B/100)*StereoF/[.A318];0)" office:value-type="float" office:value="0.203387586206897">
            <text:p>0.20338759</text:p>
          </table:table-cell>
          <table:table-cell table:style-name="ce13" table:formula="of:=IF([.A318]&lt;StereoRes;StereoF*(B/100)*CorrAccuracy/([.A318]*[.A318]);0)" office:value-type="float" office:value="0.000140267300832342">
            <text:p>0.0001</text:p>
          </table:table-cell>
          <table:table-cell table:style-name="ce11" table:formula="of:=IF([.A318]&lt;StereoRes;2*ATAN((StereoRes-[.A318])/(2*StereoF))*180/3.14;0)" office:value-type="float" office:value="39.2152459377928">
            <text:p>39.21524594</text:p>
          </table:table-cell>
          <table:table-cell table:style-name="ce11" table:formula="of:=((StereoRes-2*[.A318])*[.B318]/(2*StereoF))-((-StereoRes*[.B318])/(2*StereoF))" office:value-type="float" office:value="0.144827586206897">
            <text:p>0.14482759</text:p>
          </table:table-cell>
          <table:table-cell table:number-columns-repeated="252"/>
          <table:table-cell table:style-name="ce2" table:number-columns-repeated="767"/>
        </table:table-row>
        <table:table-row table:style-name="ro2">
          <table:table-cell table:style-name="ce6" office:value-type="float" office:value="291">
            <text:p>291</text:p>
          </table:table-cell>
          <table:table-cell table:style-name="ce11" table:formula="of:=IF([.A319]&lt;StereoRes;(B/100)*StereoF/[.A319];0)" office:value-type="float" office:value="0.202688659793814">
            <text:p>0.20268866</text:p>
          </table:table-cell>
          <table:table-cell table:style-name="ce13" table:formula="of:=IF([.A319]&lt;StereoRes;StereoF*(B/100)*CorrAccuracy/([.A319]*[.A319]);0)" office:value-type="float" office:value="0.000139304920820491">
            <text:p>0.0001</text:p>
          </table:table-cell>
          <table:table-cell table:style-name="ce11" table:formula="of:=IF([.A319]&lt;StereoRes;2*ATAN((StereoRes-[.A319])/(2*StereoF))*180/3.14;0)" office:value-type="float" office:value="39.1117058682686">
            <text:p>39.11170587</text:p>
          </table:table-cell>
          <table:table-cell table:style-name="ce11" table:formula="of:=((StereoRes-2*[.A319])*[.B319]/(2*StereoF))-((-StereoRes*[.B319])/(2*StereoF))" office:value-type="float" office:value="0.143917525773196">
            <text:p>0.14391753</text:p>
          </table:table-cell>
          <table:table-cell table:number-columns-repeated="252"/>
          <table:table-cell table:style-name="ce2" table:number-columns-repeated="767"/>
        </table:table-row>
        <table:table-row table:style-name="ro2">
          <table:table-cell table:style-name="ce6" office:value-type="float" office:value="292">
            <text:p>292</text:p>
          </table:table-cell>
          <table:table-cell table:style-name="ce11" table:formula="of:=IF([.A320]&lt;StereoRes;(B/100)*StereoF/[.A320];0)" office:value-type="float" office:value="0.201994520547945">
            <text:p>0.20199452</text:p>
          </table:table-cell>
          <table:table-cell table:style-name="ce13" table:formula="of:=IF([.A320]&lt;StereoRes;StereoF*(B/100)*CorrAccuracy/([.A320]*[.A320]);0)" office:value-type="float" office:value="0.000138352411334209">
            <text:p>0.0001</text:p>
          </table:table-cell>
          <table:table-cell table:style-name="ce11" table:formula="of:=IF([.A320]&lt;StereoRes;2*ATAN((StereoRes-[.A320])/(2*StereoF))*180/3.14;0)" office:value-type="float" office:value="39.0080993622448">
            <text:p>39.00809936</text:p>
          </table:table-cell>
          <table:table-cell table:style-name="ce11" table:formula="of:=((StereoRes-2*[.A320])*[.B320]/(2*StereoF))-((-StereoRes*[.B320])/(2*StereoF))" office:value-type="float" office:value="0.143013698630137">
            <text:p>0.14301370</text:p>
          </table:table-cell>
          <table:table-cell table:number-columns-repeated="252"/>
          <table:table-cell table:style-name="ce2" table:number-columns-repeated="767"/>
        </table:table-row>
        <table:table-row table:style-name="ro2">
          <table:table-cell table:style-name="ce6" office:value-type="float" office:value="293">
            <text:p>293</text:p>
          </table:table-cell>
          <table:table-cell table:style-name="ce11" table:formula="of:=IF([.A321]&lt;StereoRes;(B/100)*StereoF/[.A321];0)" office:value-type="float" office:value="0.201305119453925">
            <text:p>0.20130512</text:p>
          </table:table-cell>
          <table:table-cell table:style-name="ce13" table:formula="of:=IF([.A321]&lt;StereoRes;StereoF*(B/100)*CorrAccuracy/([.A321]*[.A321]);0)" office:value-type="float" office:value="0.000137409637852508">
            <text:p>0.0001</text:p>
          </table:table-cell>
          <table:table-cell table:style-name="ce11" table:formula="of:=IF([.A321]&lt;StereoRes;2*ATAN((StereoRes-[.A321])/(2*StereoF))*180/3.14;0)" office:value-type="float" office:value="38.9044265251376">
            <text:p>38.90442653</text:p>
          </table:table-cell>
          <table:table-cell table:style-name="ce11" table:formula="of:=((StereoRes-2*[.A321])*[.B321]/(2*StereoF))-((-StereoRes*[.B321])/(2*StereoF))" office:value-type="float" office:value="0.142116040955631">
            <text:p>0.14211604</text:p>
          </table:table-cell>
          <table:table-cell table:number-columns-repeated="252"/>
          <table:table-cell table:style-name="ce2" table:number-columns-repeated="767"/>
        </table:table-row>
        <table:table-row table:style-name="ro2">
          <table:table-cell table:style-name="ce6" office:value-type="float" office:value="294">
            <text:p>294</text:p>
          </table:table-cell>
          <table:table-cell table:style-name="ce11" table:formula="of:=IF([.A322]&lt;StereoRes;(B/100)*StereoF/[.A322];0)" office:value-type="float" office:value="0.200620408163265">
            <text:p>0.20062041</text:p>
          </table:table-cell>
          <table:table-cell table:style-name="ce13" table:formula="of:=IF([.A322]&lt;StereoRes;StereoF*(B/100)*CorrAccuracy/([.A322]*[.A322]);0)" office:value-type="float" office:value="0.000136476468138276">
            <text:p>0.0001</text:p>
          </table:table-cell>
          <table:table-cell table:style-name="ce11" table:formula="of:=IF([.A322]&lt;StereoRes;2*ATAN((StereoRes-[.A322])/(2*StereoF))*180/3.14;0)" office:value-type="float" office:value="38.8006874629323">
            <text:p>38.80068746</text:p>
          </table:table-cell>
          <table:table-cell table:style-name="ce11" table:formula="of:=((StereoRes-2*[.A322])*[.B322]/(2*StereoF))-((-StereoRes*[.B322])/(2*StereoF))" office:value-type="float" office:value="0.141224489795918">
            <text:p>0.14122449</text:p>
          </table:table-cell>
          <table:table-cell table:number-columns-repeated="252"/>
          <table:table-cell table:style-name="ce2" table:number-columns-repeated="767"/>
        </table:table-row>
        <table:table-row table:style-name="ro2">
          <table:table-cell table:style-name="ce6" office:value-type="float" office:value="295">
            <text:p>295</text:p>
          </table:table-cell>
          <table:table-cell table:style-name="ce11" table:formula="of:=IF([.A323]&lt;StereoRes;(B/100)*StereoF/[.A323];0)" office:value-type="float" office:value="0.199940338983051">
            <text:p>0.19994034</text:p>
          </table:table-cell>
          <table:table-cell table:style-name="ce13" table:formula="of:=IF([.A323]&lt;StereoRes;StereoF*(B/100)*CorrAccuracy/([.A323]*[.A323]);0)" office:value-type="float" office:value="0.000135552772191899">
            <text:p>0.0001</text:p>
          </table:table-cell>
          <table:table-cell table:style-name="ce11" table:formula="of:=IF([.A323]&lt;StereoRes;2*ATAN((StereoRes-[.A323])/(2*StereoF))*180/3.14;0)" office:value-type="float" office:value="38.6968822821831">
            <text:p>38.69688228</text:p>
          </table:table-cell>
          <table:table-cell table:style-name="ce11" table:formula="of:=((StereoRes-2*[.A323])*[.B323]/(2*StereoF))-((-StereoRes*[.B323])/(2*StereoF))" office:value-type="float" office:value="0.140338983050847">
            <text:p>0.14033898</text:p>
          </table:table-cell>
          <table:table-cell table:number-columns-repeated="252"/>
          <table:table-cell table:style-name="ce2" table:number-columns-repeated="767"/>
        </table:table-row>
        <table:table-row table:style-name="ro2">
          <table:table-cell table:style-name="ce6" office:value-type="float" office:value="296">
            <text:p>296</text:p>
          </table:table-cell>
          <table:table-cell table:style-name="ce11" table:formula="of:=IF([.A324]&lt;StereoRes;(B/100)*StereoF/[.A324];0)" office:value-type="float" office:value="0.199264864864865">
            <text:p>0.19926486</text:p>
          </table:table-cell>
          <table:table-cell table:style-name="ce13" table:formula="of:=IF([.A324]&lt;StereoRes;StereoF*(B/100)*CorrAccuracy/([.A324]*[.A324]);0)" office:value-type="float" office:value="0.00013463842220599">
            <text:p>0.0001</text:p>
          </table:table-cell>
          <table:table-cell table:style-name="ce11" table:formula="of:=IF([.A324]&lt;StereoRes;2*ATAN((StereoRes-[.A324])/(2*StereoF))*180/3.14;0)" office:value-type="float" office:value="38.593011090014">
            <text:p>38.59301109</text:p>
          </table:table-cell>
          <table:table-cell table:style-name="ce11" table:formula="of:=((StereoRes-2*[.A324])*[.B324]/(2*StereoF))-((-StereoRes*[.B324])/(2*StereoF))" office:value-type="float" office:value="0.139459459459459">
            <text:p>0.13945946</text:p>
          </table:table-cell>
          <table:table-cell table:number-columns-repeated="252"/>
          <table:table-cell table:style-name="ce2" table:number-columns-repeated="767"/>
        </table:table-row>
        <table:table-row table:style-name="ro2">
          <table:table-cell table:style-name="ce6" office:value-type="float" office:value="297">
            <text:p>297</text:p>
          </table:table-cell>
          <table:table-cell table:style-name="ce11" table:formula="of:=IF([.A325]&lt;StereoRes;(B/100)*StereoF/[.A325];0)" office:value-type="float" office:value="0.198593939393939">
            <text:p>0.19859394</text:p>
          </table:table-cell>
          <table:table-cell table:style-name="ce13" table:formula="of:=IF([.A325]&lt;StereoRes;StereoF*(B/100)*CorrAccuracy/([.A325]*[.A325]);0)" office:value-type="float" office:value="0.000133733292521171">
            <text:p>0.0001</text:p>
          </table:table-cell>
          <table:table-cell table:style-name="ce11" table:formula="of:=IF([.A325]&lt;StereoRes;2*ATAN((StereoRes-[.A325])/(2*StereoF))*180/3.14;0)" office:value-type="float" office:value="38.4890739941186">
            <text:p>38.48907399</text:p>
          </table:table-cell>
          <table:table-cell table:style-name="ce11" table:formula="of:=((StereoRes-2*[.A325])*[.B325]/(2*StereoF))-((-StereoRes*[.B325])/(2*StereoF))" office:value-type="float" office:value="0.138585858585859">
            <text:p>0.13858586</text:p>
          </table:table-cell>
          <table:table-cell table:number-columns-repeated="252"/>
          <table:table-cell table:style-name="ce2" table:number-columns-repeated="767"/>
        </table:table-row>
        <table:table-row table:style-name="ro2">
          <table:table-cell table:style-name="ce6" office:value-type="float" office:value="298">
            <text:p>298</text:p>
          </table:table-cell>
          <table:table-cell table:style-name="ce11" table:formula="of:=IF([.A326]&lt;StereoRes;(B/100)*StereoF/[.A326];0)" office:value-type="float" office:value="0.197927516778524">
            <text:p>0.19792752</text:p>
          </table:table-cell>
          <table:table-cell table:style-name="ce13" table:formula="of:=IF([.A326]&lt;StereoRes;StereoF*(B/100)*CorrAccuracy/([.A326]*[.A326]);0)" office:value-type="float" office:value="0.000132837259582902">
            <text:p>0.0001</text:p>
          </table:table-cell>
          <table:table-cell table:style-name="ce11" table:formula="of:=IF([.A326]&lt;StereoRes;2*ATAN((StereoRes-[.A326])/(2*StereoF))*180/3.14;0)" office:value-type="float" office:value="38.3850711027604">
            <text:p>38.38507110</text:p>
          </table:table-cell>
          <table:table-cell table:style-name="ce11" table:formula="of:=((StereoRes-2*[.A326])*[.B326]/(2*StereoF))-((-StereoRes*[.B326])/(2*StereoF))" office:value-type="float" office:value="0.137718120805369">
            <text:p>0.13771812</text:p>
          </table:table-cell>
          <table:table-cell table:number-columns-repeated="252"/>
          <table:table-cell table:style-name="ce2" table:number-columns-repeated="767"/>
        </table:table-row>
        <table:table-row table:style-name="ro2">
          <table:table-cell table:style-name="ce6" office:value-type="float" office:value="299">
            <text:p>299</text:p>
          </table:table-cell>
          <table:table-cell table:style-name="ce11" table:formula="of:=IF([.A327]&lt;StereoRes;(B/100)*StereoF/[.A327];0)" office:value-type="float" office:value="0.197265551839465">
            <text:p>0.19726555</text:p>
          </table:table-cell>
          <table:table-cell table:style-name="ce13" table:formula="of:=IF([.A327]&lt;StereoRes;StereoF*(B/100)*CorrAccuracy/([.A327]*[.A327]);0)" office:value-type="float" office:value="0.000131950201899308">
            <text:p>0.0001</text:p>
          </table:table-cell>
          <table:table-cell table:style-name="ce11" table:formula="of:=IF([.A327]&lt;StereoRes;2*ATAN((StereoRes-[.A327])/(2*StereoF))*180/3.14;0)" office:value-type="float" office:value="38.2810025247734">
            <text:p>38.28100252</text:p>
          </table:table-cell>
          <table:table-cell table:style-name="ce11" table:formula="of:=((StereoRes-2*[.A327])*[.B327]/(2*StereoF))-((-StereoRes*[.B327])/(2*StereoF))" office:value-type="float" office:value="0.13685618729097">
            <text:p>0.13685619</text:p>
          </table:table-cell>
          <table:table-cell table:number-columns-repeated="252"/>
          <table:table-cell table:style-name="ce2" table:number-columns-repeated="767"/>
        </table:table-row>
        <table:table-row table:style-name="ro2">
          <table:table-cell table:style-name="ce6" office:value-type="float" office:value="300">
            <text:p>300</text:p>
          </table:table-cell>
          <table:table-cell table:style-name="ce11" table:formula="of:=IF([.A328]&lt;StereoRes;(B/100)*StereoF/[.A328];0)" office:value-type="float" office:value="0.196608">
            <text:p>0.19660800</text:p>
          </table:table-cell>
          <table:table-cell table:style-name="ce13" table:formula="of:=IF([.A328]&lt;StereoRes;StereoF*(B/100)*CorrAccuracy/([.A328]*[.A328]);0)" office:value-type="float" office:value="0.000131072">
            <text:p>0.0001</text:p>
          </table:table-cell>
          <table:table-cell table:style-name="ce11" table:formula="of:=IF([.A328]&lt;StereoRes;2*ATAN((StereoRes-[.A328])/(2*StereoF))*180/3.14;0)" office:value-type="float" office:value="38.1768683695619">
            <text:p>38.17686837</text:p>
          </table:table-cell>
          <table:table-cell table:style-name="ce11" table:formula="of:=((StereoRes-2*[.A328])*[.B328]/(2*StereoF))-((-StereoRes*[.B328])/(2*StereoF))" office:value-type="float" office:value="0.136">
            <text:p>0.13600000</text:p>
          </table:table-cell>
          <table:table-cell table:number-columns-repeated="252"/>
          <table:table-cell table:style-name="ce2" table:number-columns-repeated="767"/>
        </table:table-row>
        <table:table-row table:style-name="ro2">
          <table:table-cell table:style-name="ce6" office:value-type="float" office:value="301">
            <text:p>301</text:p>
          </table:table-cell>
          <table:table-cell table:style-name="ce11" table:formula="of:=IF([.A329]&lt;StereoRes;(B/100)*StereoF/[.A329];0)" office:value-type="float" office:value="0.195954817275748">
            <text:p>0.19595482</text:p>
          </table:table-cell>
          <table:table-cell table:style-name="ce13" table:formula="of:=IF([.A329]&lt;StereoRes;StereoF*(B/100)*CorrAccuracy/([.A329]*[.A329]);0)" office:value-type="float" office:value="0.000130202536395846">
            <text:p>0.0001</text:p>
          </table:table-cell>
          <table:table-cell table:style-name="ce11" table:formula="of:=IF([.A329]&lt;StereoRes;2*ATAN((StereoRes-[.A329])/(2*StereoF))*180/3.14;0)" office:value-type="float" office:value="38.0726687471011">
            <text:p>38.07266875</text:p>
          </table:table-cell>
          <table:table-cell table:style-name="ce11" table:formula="of:=((StereoRes-2*[.A329])*[.B329]/(2*StereoF))-((-StereoRes*[.B329])/(2*StereoF))" office:value-type="float" office:value="0.13514950166113">
            <text:p>0.13514950</text:p>
          </table:table-cell>
          <table:table-cell table:number-columns-repeated="252"/>
          <table:table-cell table:style-name="ce2" table:number-columns-repeated="767"/>
        </table:table-row>
        <table:table-row table:style-name="ro2">
          <table:table-cell table:style-name="ce6" office:value-type="float" office:value="302">
            <text:p>302</text:p>
          </table:table-cell>
          <table:table-cell table:style-name="ce11" table:formula="of:=IF([.A330]&lt;StereoRes;(B/100)*StereoF/[.A330];0)" office:value-type="float" office:value="0.195305960264901">
            <text:p>0.19530596</text:p>
          </table:table-cell>
          <table:table-cell table:style-name="ce13" table:formula="of:=IF([.A330]&lt;StereoRes;StereoF*(B/100)*CorrAccuracy/([.A330]*[.A330]);0)" office:value-type="float" office:value="0.000129341695539669">
            <text:p>0.0001</text:p>
          </table:table-cell>
          <table:table-cell table:style-name="ce11" table:formula="of:=IF([.A330]&lt;StereoRes;2*ATAN((StereoRes-[.A330])/(2*StereoF))*180/3.14;0)" office:value-type="float" office:value="37.9684037679368">
            <text:p>37.96840377</text:p>
          </table:table-cell>
          <table:table-cell table:style-name="ce11" table:formula="of:=((StereoRes-2*[.A330])*[.B330]/(2*StereoF))-((-StereoRes*[.B330])/(2*StereoF))" office:value-type="float" office:value="0.134304635761589">
            <text:p>0.13430464</text:p>
          </table:table-cell>
          <table:table-cell table:number-columns-repeated="252"/>
          <table:table-cell table:style-name="ce2" table:number-columns-repeated="767"/>
        </table:table-row>
        <table:table-row table:style-name="ro2">
          <table:table-cell table:style-name="ce6" office:value-type="float" office:value="303">
            <text:p>303</text:p>
          </table:table-cell>
          <table:table-cell table:style-name="ce11" table:formula="of:=IF([.A331]&lt;StereoRes;(B/100)*StereoF/[.A331];0)" office:value-type="float" office:value="0.194661386138614">
            <text:p>0.19466139</text:p>
          </table:table-cell>
          <table:table-cell table:style-name="ce13" table:formula="of:=IF([.A331]&lt;StereoRes;StereoF*(B/100)*CorrAccuracy/([.A331]*[.A331]);0)" office:value-type="float" office:value="0.000128489363787864">
            <text:p>0.0001</text:p>
          </table:table-cell>
          <table:table-cell table:style-name="ce11" table:formula="of:=IF([.A331]&lt;StereoRes;2*ATAN((StereoRes-[.A331])/(2*StereoF))*180/3.14;0)" office:value-type="float" office:value="37.8640735431863">
            <text:p>37.86407354</text:p>
          </table:table-cell>
          <table:table-cell table:style-name="ce11" table:formula="of:=((StereoRes-2*[.A331])*[.B331]/(2*StereoF))-((-StereoRes*[.B331])/(2*StereoF))" office:value-type="float" office:value="0.133465346534653">
            <text:p>0.13346535</text:p>
          </table:table-cell>
          <table:table-cell table:number-columns-repeated="252"/>
          <table:table-cell table:style-name="ce2" table:number-columns-repeated="767"/>
        </table:table-row>
        <table:table-row table:style-name="ro2">
          <table:table-cell table:style-name="ce6" office:value-type="float" office:value="304">
            <text:p>304</text:p>
          </table:table-cell>
          <table:table-cell table:style-name="ce11" table:formula="of:=IF([.A332]&lt;StereoRes;(B/100)*StereoF/[.A332];0)" office:value-type="float" office:value="0.194021052631579">
            <text:p>0.19402105</text:p>
          </table:table-cell>
          <table:table-cell table:style-name="ce13" table:formula="of:=IF([.A332]&lt;StereoRes;StereoF*(B/100)*CorrAccuracy/([.A332]*[.A332]);0)" office:value-type="float" office:value="0.000127645429362881">
            <text:p>0.0001</text:p>
          </table:table-cell>
          <table:table-cell table:style-name="ce11" table:formula="of:=IF([.A332]&lt;StereoRes;2*ATAN((StereoRes-[.A332])/(2*StereoF))*180/3.14;0)" office:value-type="float" office:value="37.7596781845382">
            <text:p>37.75967818</text:p>
          </table:table-cell>
          <table:table-cell table:style-name="ce11" table:formula="of:=((StereoRes-2*[.A332])*[.B332]/(2*StereoF))-((-StereoRes*[.B332])/(2*StereoF))" office:value-type="float" office:value="0.132631578947368">
            <text:p>0.13263158</text:p>
          </table:table-cell>
          <table:table-cell table:number-columns-repeated="252"/>
          <table:table-cell table:style-name="ce2" table:number-columns-repeated="767"/>
        </table:table-row>
        <table:table-row table:style-name="ro2">
          <table:table-cell table:style-name="ce6" office:value-type="float" office:value="305">
            <text:p>305</text:p>
          </table:table-cell>
          <table:table-cell table:style-name="ce11" table:formula="of:=IF([.A333]&lt;StereoRes;(B/100)*StereoF/[.A333];0)" office:value-type="float" office:value="0.193384918032787">
            <text:p>0.19338492</text:p>
          </table:table-cell>
          <table:table-cell table:style-name="ce13" table:formula="of:=IF([.A333]&lt;StereoRes;StereoF*(B/100)*CorrAccuracy/([.A333]*[.A333]);0)" office:value-type="float" office:value="0.000126809782316582">
            <text:p>0.0001</text:p>
          </table:table-cell>
          <table:table-cell table:style-name="ce11" table:formula="of:=IF([.A333]&lt;StereoRes;2*ATAN((StereoRes-[.A333])/(2*StereoF))*180/3.14;0)" office:value-type="float" office:value="37.6552178042523">
            <text:p>37.65521780</text:p>
          </table:table-cell>
          <table:table-cell table:style-name="ce11" table:formula="of:=((StereoRes-2*[.A333])*[.B333]/(2*StereoF))-((-StereoRes*[.B333])/(2*StereoF))" office:value-type="float" office:value="0.131803278688525">
            <text:p>0.13180328</text:p>
          </table:table-cell>
          <table:table-cell table:number-columns-repeated="252"/>
          <table:table-cell table:style-name="ce2" table:number-columns-repeated="767"/>
        </table:table-row>
        <table:table-row table:style-name="ro2">
          <table:table-cell table:style-name="ce6" office:value-type="float" office:value="306">
            <text:p>306</text:p>
          </table:table-cell>
          <table:table-cell table:style-name="ce11" table:formula="of:=IF([.A334]&lt;StereoRes;(B/100)*StereoF/[.A334];0)" office:value-type="float" office:value="0.192752941176471">
            <text:p>0.19275294</text:p>
          </table:table-cell>
          <table:table-cell table:style-name="ce13" table:formula="of:=IF([.A334]&lt;StereoRes;StereoF*(B/100)*CorrAccuracy/([.A334]*[.A334]);0)" office:value-type="float" office:value="0.000125982314494425">
            <text:p>0.0001</text:p>
          </table:table-cell>
          <table:table-cell table:style-name="ce11" table:formula="of:=IF([.A334]&lt;StereoRes;2*ATAN((StereoRes-[.A334])/(2*StereoF))*180/3.14;0)" office:value-type="float" office:value="37.5506925151605">
            <text:p>37.55069252</text:p>
          </table:table-cell>
          <table:table-cell table:style-name="ce11" table:formula="of:=((StereoRes-2*[.A334])*[.B334]/(2*StereoF))-((-StereoRes*[.B334])/(2*StereoF))" office:value-type="float" office:value="0.130980392156863">
            <text:p>0.13098039</text:p>
          </table:table-cell>
          <table:table-cell table:number-columns-repeated="252"/>
          <table:table-cell table:style-name="ce2" table:number-columns-repeated="767"/>
        </table:table-row>
        <table:table-row table:style-name="ro2">
          <table:table-cell table:style-name="ce6" office:value-type="float" office:value="307">
            <text:p>307</text:p>
          </table:table-cell>
          <table:table-cell table:style-name="ce11" table:formula="of:=IF([.A335]&lt;StereoRes;(B/100)*StereoF/[.A335];0)" office:value-type="float" office:value="0.192125081433225">
            <text:p>0.19212508</text:p>
          </table:table-cell>
          <table:table-cell table:style-name="ce13" table:formula="of:=IF([.A335]&lt;StereoRes;StereoF*(B/100)*CorrAccuracy/([.A335]*[.A335]);0)" office:value-type="float" office:value="0.000125162919500472">
            <text:p>0.0001</text:p>
          </table:table-cell>
          <table:table-cell table:style-name="ce11" table:formula="of:=IF([.A335]&lt;StereoRes;2*ATAN((StereoRes-[.A335])/(2*StereoF))*180/3.14;0)" office:value-type="float" office:value="37.4461024306664">
            <text:p>37.44610243</text:p>
          </table:table-cell>
          <table:table-cell table:style-name="ce11" table:formula="of:=((StereoRes-2*[.A335])*[.B335]/(2*StereoF))-((-StereoRes*[.B335])/(2*StereoF))" office:value-type="float" office:value="0.130162866449511">
            <text:p>0.13016287</text:p>
          </table:table-cell>
          <table:table-cell table:number-columns-repeated="252"/>
          <table:table-cell table:style-name="ce2" table:number-columns-repeated="767"/>
        </table:table-row>
        <table:table-row table:style-name="ro2">
          <table:table-cell table:style-name="ce6" office:value-type="float" office:value="308">
            <text:p>308</text:p>
          </table:table-cell>
          <table:table-cell table:style-name="ce11" table:formula="of:=IF([.A336]&lt;StereoRes;(B/100)*StereoF/[.A336];0)" office:value-type="float" office:value="0.191501298701299">
            <text:p>0.19150130</text:p>
          </table:table-cell>
          <table:table-cell table:style-name="ce13" table:formula="of:=IF([.A336]&lt;StereoRes;StereoF*(B/100)*CorrAccuracy/([.A336]*[.A336]);0)" office:value-type="float" office:value="0.000124351492663181">
            <text:p>0.0001</text:p>
          </table:table-cell>
          <table:table-cell table:style-name="ce11" table:formula="of:=IF([.A336]&lt;StereoRes;2*ATAN((StereoRes-[.A336])/(2*StereoF))*180/3.14;0)" office:value-type="float" office:value="37.3414476647455">
            <text:p>37.34144766</text:p>
          </table:table-cell>
          <table:table-cell table:style-name="ce11" table:formula="of:=((StereoRes-2*[.A336])*[.B336]/(2*StereoF))-((-StereoRes*[.B336])/(2*StereoF))" office:value-type="float" office:value="0.129350649350649">
            <text:p>0.12935065</text:p>
          </table:table-cell>
          <table:table-cell table:number-columns-repeated="252"/>
          <table:table-cell table:style-name="ce2" table:number-columns-repeated="767"/>
        </table:table-row>
        <table:table-row table:style-name="ro2">
          <table:table-cell table:style-name="ce6" office:value-type="float" office:value="309">
            <text:p>309</text:p>
          </table:table-cell>
          <table:table-cell table:style-name="ce11" table:formula="of:=IF([.A337]&lt;StereoRes;(B/100)*StereoF/[.A337];0)" office:value-type="float" office:value="0.190881553398058">
            <text:p>0.19088155</text:p>
          </table:table-cell>
          <table:table-cell table:style-name="ce13" table:formula="of:=IF([.A337]&lt;StereoRes;StereoF*(B/100)*CorrAccuracy/([.A337]*[.A337]);0)" office:value-type="float" office:value="0.000123547931001979">
            <text:p>0.0001</text:p>
          </table:table-cell>
          <table:table-cell table:style-name="ce11" table:formula="of:=IF([.A337]&lt;StereoRes;2*ATAN((StereoRes-[.A337])/(2*StereoF))*180/3.14;0)" office:value-type="float" office:value="37.2367283319458">
            <text:p>37.23672833</text:p>
          </table:table-cell>
          <table:table-cell table:style-name="ce11" table:formula="of:=((StereoRes-2*[.A337])*[.B337]/(2*StereoF))-((-StereoRes*[.B337])/(2*StereoF))" office:value-type="float" office:value="0.128543689320388">
            <text:p>0.12854369</text:p>
          </table:table-cell>
          <table:table-cell table:number-columns-repeated="252"/>
          <table:table-cell table:style-name="ce2" table:number-columns-repeated="767"/>
        </table:table-row>
        <table:table-row table:style-name="ro2">
          <table:table-cell table:style-name="ce6" office:value-type="float" office:value="310">
            <text:p>310</text:p>
          </table:table-cell>
          <table:table-cell table:style-name="ce11" table:formula="of:=IF([.A338]&lt;StereoRes;(B/100)*StereoF/[.A338];0)" office:value-type="float" office:value="0.190265806451613">
            <text:p>0.19026581</text:p>
          </table:table-cell>
          <table:table-cell table:style-name="ce13" table:formula="of:=IF([.A338]&lt;StereoRes;StereoF*(B/100)*CorrAccuracy/([.A338]*[.A338]);0)" office:value-type="float" office:value="0.000122752133194589">
            <text:p>0.0001</text:p>
          </table:table-cell>
          <table:table-cell table:style-name="ce11" table:formula="of:=IF([.A338]&lt;StereoRes;2*ATAN((StereoRes-[.A338])/(2*StereoF))*180/3.14;0)" office:value-type="float" office:value="37.1319445473873">
            <text:p>37.13194455</text:p>
          </table:table-cell>
          <table:table-cell table:style-name="ce11" table:formula="of:=((StereoRes-2*[.A338])*[.B338]/(2*StereoF))-((-StereoRes*[.B338])/(2*StereoF))" office:value-type="float" office:value="0.127741935483871">
            <text:p>0.12774194</text:p>
          </table:table-cell>
          <table:table-cell table:number-columns-repeated="252"/>
          <table:table-cell table:style-name="ce2" table:number-columns-repeated="767"/>
        </table:table-row>
        <table:table-row table:style-name="ro2">
          <table:table-cell table:style-name="ce6" office:value-type="float" office:value="311">
            <text:p>311</text:p>
          </table:table-cell>
          <table:table-cell table:style-name="ce11" table:formula="of:=IF([.A339]&lt;StereoRes;(B/100)*StereoF/[.A339];0)" office:value-type="float" office:value="0.189654019292605">
            <text:p>0.18965402</text:p>
          </table:table-cell>
          <table:table-cell table:style-name="ce13" table:formula="of:=IF([.A339]&lt;StereoRes;StereoF*(B/100)*CorrAccuracy/([.A339]*[.A339]);0)" office:value-type="float" office:value="0.000121963999545083">
            <text:p>0.0001</text:p>
          </table:table-cell>
          <table:table-cell table:style-name="ce11" table:formula="of:=IF([.A339]&lt;StereoRes;2*ATAN((StereoRes-[.A339])/(2*StereoF))*180/3.14;0)" office:value-type="float" office:value="37.0270964267626">
            <text:p>37.02709643</text:p>
          </table:table-cell>
          <table:table-cell table:style-name="ce11" table:formula="of:=((StereoRes-2*[.A339])*[.B339]/(2*StereoF))-((-StereoRes*[.B339])/(2*StereoF))" office:value-type="float" office:value="0.126945337620579">
            <text:p>0.12694534</text:p>
          </table:table-cell>
          <table:table-cell table:number-columns-repeated="252"/>
          <table:table-cell table:style-name="ce2" table:number-columns-repeated="767"/>
        </table:table-row>
        <table:table-row table:style-name="ro2">
          <table:table-cell table:style-name="ce6" office:value-type="float" office:value="312">
            <text:p>312</text:p>
          </table:table-cell>
          <table:table-cell table:style-name="ce11" table:formula="of:=IF([.A340]&lt;StereoRes;(B/100)*StereoF/[.A340];0)" office:value-type="float" office:value="0.189046153846154">
            <text:p>0.18904615</text:p>
          </table:table-cell>
          <table:table-cell table:style-name="ce13" table:formula="of:=IF([.A340]&lt;StereoRes;StereoF*(B/100)*CorrAccuracy/([.A340]*[.A340]);0)" office:value-type="float" office:value="0.000121183431952663">
            <text:p>0.0001</text:p>
          </table:table-cell>
          <table:table-cell table:style-name="ce11" table:formula="of:=IF([.A340]&lt;StereoRes;2*ATAN((StereoRes-[.A340])/(2*StereoF))*180/3.14;0)" office:value-type="float" office:value="36.9221840863368">
            <text:p>36.92218409</text:p>
          </table:table-cell>
          <table:table-cell table:style-name="ce11" table:formula="of:=((StereoRes-2*[.A340])*[.B340]/(2*StereoF))-((-StereoRes*[.B340])/(2*StereoF))" office:value-type="float" office:value="0.126153846153846">
            <text:p>0.12615385</text:p>
          </table:table-cell>
          <table:table-cell table:number-columns-repeated="252"/>
          <table:table-cell table:style-name="ce2" table:number-columns-repeated="767"/>
        </table:table-row>
        <table:table-row table:style-name="ro2">
          <table:table-cell table:style-name="ce6" office:value-type="float" office:value="313">
            <text:p>313</text:p>
          </table:table-cell>
          <table:table-cell table:style-name="ce11" table:formula="of:=IF([.A341]&lt;StereoRes;(B/100)*StereoF/[.A341];0)" office:value-type="float" office:value="0.188442172523962">
            <text:p>0.18844217</text:p>
          </table:table-cell>
          <table:table-cell table:style-name="ce13" table:formula="of:=IF([.A341]&lt;StereoRes;StereoF*(B/100)*CorrAccuracy/([.A341]*[.A341]);0)" office:value-type="float" office:value="0.000120410333881126">
            <text:p>0.0001</text:p>
          </table:table-cell>
          <table:table-cell table:style-name="ce11" table:formula="of:=IF([.A341]&lt;StereoRes;2*ATAN((StereoRes-[.A341])/(2*StereoF))*180/3.14;0)" office:value-type="float" office:value="36.8172076429478">
            <text:p>36.81720764</text:p>
          </table:table-cell>
          <table:table-cell table:style-name="ce11" table:formula="of:=((StereoRes-2*[.A341])*[.B341]/(2*StereoF))-((-StereoRes*[.B341])/(2*StereoF))" office:value-type="float" office:value="0.125367412140575">
            <text:p>0.12536741</text:p>
          </table:table-cell>
          <table:table-cell table:number-columns-repeated="252"/>
          <table:table-cell table:style-name="ce2" table:number-columns-repeated="767"/>
        </table:table-row>
        <table:table-row table:style-name="ro2">
          <table:table-cell table:style-name="ce6" office:value-type="float" office:value="314">
            <text:p>314</text:p>
          </table:table-cell>
          <table:table-cell table:style-name="ce11" table:formula="of:=IF([.A342]&lt;StereoRes;(B/100)*StereoF/[.A342];0)" office:value-type="float" office:value="0.18784203821656">
            <text:p>0.18784204</text:p>
          </table:table-cell>
          <table:table-cell table:style-name="ce13" table:formula="of:=IF([.A342]&lt;StereoRes;StereoF*(B/100)*CorrAccuracy/([.A342]*[.A342]);0)" office:value-type="float" office:value="0.000119644610329019">
            <text:p>0.0001</text:p>
          </table:table-cell>
          <table:table-cell table:style-name="ce11" table:formula="of:=IF([.A342]&lt;StereoRes;2*ATAN((StereoRes-[.A342])/(2*StereoF))*180/3.14;0)" office:value-type="float" office:value="36.7121672140061">
            <text:p>36.71216721</text:p>
          </table:table-cell>
          <table:table-cell table:style-name="ce11" table:formula="of:=((StereoRes-2*[.A342])*[.B342]/(2*StereoF))-((-StereoRes*[.B342])/(2*StereoF))" office:value-type="float" office:value="0.124585987261147">
            <text:p>0.12458599</text:p>
          </table:table-cell>
          <table:table-cell table:number-columns-repeated="252"/>
          <table:table-cell table:style-name="ce2" table:number-columns-repeated="767"/>
        </table:table-row>
        <table:table-row table:style-name="ro2">
          <table:table-cell table:style-name="ce6" office:value-type="float" office:value="315">
            <text:p>315</text:p>
          </table:table-cell>
          <table:table-cell table:style-name="ce11" table:formula="of:=IF([.A343]&lt;StereoRes;(B/100)*StereoF/[.A343];0)" office:value-type="float" office:value="0.187245714285714">
            <text:p>0.18724571</text:p>
          </table:table-cell>
          <table:table-cell table:style-name="ce13" table:formula="of:=IF([.A343]&lt;StereoRes;StereoF*(B/100)*CorrAccuracy/([.A343]*[.A343]);0)" office:value-type="float" office:value="0.000118886167800454">
            <text:p>0.0001</text:p>
          </table:table-cell>
          <table:table-cell table:style-name="ce11" table:formula="of:=IF([.A343]&lt;StereoRes;2*ATAN((StereoRes-[.A343])/(2*StereoF))*180/3.14;0)" office:value-type="float" office:value="36.607062917495">
            <text:p>36.60706292</text:p>
          </table:table-cell>
          <table:table-cell table:style-name="ce11" table:formula="of:=((StereoRes-2*[.A343])*[.B343]/(2*StereoF))-((-StereoRes*[.B343])/(2*StereoF))" office:value-type="float" office:value="0.123809523809524">
            <text:p>0.12380952</text:p>
          </table:table-cell>
          <table:table-cell table:number-columns-repeated="252"/>
          <table:table-cell table:style-name="ce2" table:number-columns-repeated="767"/>
        </table:table-row>
        <table:table-row table:style-name="ro2">
          <table:table-cell table:style-name="ce6" office:value-type="float" office:value="316">
            <text:p>316</text:p>
          </table:table-cell>
          <table:table-cell table:style-name="ce11" table:formula="of:=IF([.A344]&lt;StereoRes;(B/100)*StereoF/[.A344];0)" office:value-type="float" office:value="0.186653164556962">
            <text:p>0.18665316</text:p>
          </table:table-cell>
          <table:table-cell table:style-name="ce13" table:formula="of:=IF([.A344]&lt;StereoRes;StereoF*(B/100)*CorrAccuracy/([.A344]*[.A344]);0)" office:value-type="float" office:value="0.000118134914276558">
            <text:p>0.0001</text:p>
          </table:table-cell>
          <table:table-cell table:style-name="ce11" table:formula="of:=IF([.A344]&lt;StereoRes;2*ATAN((StereoRes-[.A344])/(2*StereoF))*180/3.14;0)" office:value-type="float" office:value="36.5018948719709">
            <text:p>36.50189487</text:p>
          </table:table-cell>
          <table:table-cell table:style-name="ce11" table:formula="of:=((StereoRes-2*[.A344])*[.B344]/(2*StereoF))-((-StereoRes*[.B344])/(2*StereoF))" office:value-type="float" office:value="0.123037974683544">
            <text:p>0.12303797</text:p>
          </table:table-cell>
          <table:table-cell table:number-columns-repeated="252"/>
          <table:table-cell table:style-name="ce2" table:number-columns-repeated="767"/>
        </table:table-row>
        <table:table-row table:style-name="ro2">
          <table:table-cell table:style-name="ce6" office:value-type="float" office:value="317">
            <text:p>317</text:p>
          </table:table-cell>
          <table:table-cell table:style-name="ce11" table:formula="of:=IF([.A345]&lt;StereoRes;(B/100)*StereoF/[.A345];0)" office:value-type="float" office:value="0.186064353312303">
            <text:p>0.18606435</text:p>
          </table:table-cell>
          <table:table-cell table:style-name="ce13" table:formula="of:=IF([.A345]&lt;StereoRes;StereoF*(B/100)*CorrAccuracy/([.A345]*[.A345]);0)" office:value-type="float" office:value="0.000117390759187573">
            <text:p>0.0001</text:p>
          </table:table-cell>
          <table:table-cell table:style-name="ce11" table:formula="of:=IF([.A345]&lt;StereoRes;2*ATAN((StereoRes-[.A345])/(2*StereoF))*180/3.14;0)" office:value-type="float" office:value="36.3966631965632">
            <text:p>36.39666320</text:p>
          </table:table-cell>
          <table:table-cell table:style-name="ce11" table:formula="of:=((StereoRes-2*[.A345])*[.B345]/(2*StereoF))-((-StereoRes*[.B345])/(2*StereoF))" office:value-type="float" office:value="0.122271293375394">
            <text:p>0.12227129</text:p>
          </table:table-cell>
          <table:table-cell table:number-columns-repeated="252"/>
          <table:table-cell table:style-name="ce2" table:number-columns-repeated="767"/>
        </table:table-row>
        <table:table-row table:style-name="ro2">
          <table:table-cell table:style-name="ce6" office:value-type="float" office:value="318">
            <text:p>318</text:p>
          </table:table-cell>
          <table:table-cell table:style-name="ce11" table:formula="of:=IF([.A346]&lt;StereoRes;(B/100)*StereoF/[.A346];0)" office:value-type="float" office:value="0.185479245283019">
            <text:p>0.18547925</text:p>
          </table:table-cell>
          <table:table-cell table:style-name="ce13" table:formula="of:=IF([.A346]&lt;StereoRes;StereoF*(B/100)*CorrAccuracy/([.A346]*[.A346]);0)" office:value-type="float" office:value="0.000116653613385546">
            <text:p>0.0001</text:p>
          </table:table-cell>
          <table:table-cell table:style-name="ce11" table:formula="of:=IF([.A346]&lt;StereoRes;2*ATAN((StereoRes-[.A346])/(2*StereoF))*180/3.14;0)" office:value-type="float" office:value="36.291368010974">
            <text:p>36.29136801</text:p>
          </table:table-cell>
          <table:table-cell table:style-name="ce11" table:formula="of:=((StereoRes-2*[.A346])*[.B346]/(2*StereoF))-((-StereoRes*[.B346])/(2*StereoF))" office:value-type="float" office:value="0.121509433962264">
            <text:p>0.12150943</text:p>
          </table:table-cell>
          <table:table-cell table:number-columns-repeated="252"/>
          <table:table-cell table:style-name="ce2" table:number-columns-repeated="767"/>
        </table:table-row>
        <table:table-row table:style-name="ro2">
          <table:table-cell table:style-name="ce6" office:value-type="float" office:value="319">
            <text:p>319</text:p>
          </table:table-cell>
          <table:table-cell table:style-name="ce11" table:formula="of:=IF([.A347]&lt;StereoRes;(B/100)*StereoF/[.A347];0)" office:value-type="float" office:value="0.184897805642633">
            <text:p>0.18489781</text:p>
          </table:table-cell>
          <table:table-cell table:style-name="ce13" table:formula="of:=IF([.A347]&lt;StereoRes;StereoF*(B/100)*CorrAccuracy/([.A347]*[.A347]);0)" office:value-type="float" office:value="0.000115923389117638">
            <text:p>0.0001</text:p>
          </table:table-cell>
          <table:table-cell table:style-name="ce11" table:formula="of:=IF([.A347]&lt;StereoRes;2*ATAN((StereoRes-[.A347])/(2*StereoF))*180/3.14;0)" office:value-type="float" office:value="36.186009435479">
            <text:p>36.18600944</text:p>
          </table:table-cell>
          <table:table-cell table:style-name="ce11" table:formula="of:=((StereoRes-2*[.A347])*[.B347]/(2*StereoF))-((-StereoRes*[.B347])/(2*StereoF))" office:value-type="float" office:value="0.120752351097179">
            <text:p>0.12075235</text:p>
          </table:table-cell>
          <table:table-cell table:number-columns-repeated="252"/>
          <table:table-cell table:style-name="ce2" table:number-columns-repeated="767"/>
        </table:table-row>
        <table:table-row table:style-name="ro2">
          <table:table-cell table:style-name="ce6" office:value-type="float" office:value="320">
            <text:p>320</text:p>
          </table:table-cell>
          <table:table-cell table:style-name="ce11" table:formula="of:=IF([.A348]&lt;StereoRes;(B/100)*StereoF/[.A348];0)" office:value-type="float" office:value="0.18432">
            <text:p>0.18432000</text:p>
          </table:table-cell>
          <table:table-cell table:style-name="ce13" table:formula="of:=IF([.A348]&lt;StereoRes;StereoF*(B/100)*CorrAccuracy/([.A348]*[.A348]);0)" office:value-type="float" office:value="0.0001152">
            <text:p>0.0001</text:p>
          </table:table-cell>
          <table:table-cell table:style-name="ce11" table:formula="of:=IF([.A348]&lt;StereoRes;2*ATAN((StereoRes-[.A348])/(2*StereoF))*180/3.14;0)" office:value-type="float" office:value="36.0805875909265">
            <text:p>36.08058759</text:p>
          </table:table-cell>
          <table:table-cell table:style-name="ce11" table:formula="of:=((StereoRes-2*[.A348])*[.B348]/(2*StereoF))-((-StereoRes*[.B348])/(2*StereoF))" office:value-type="float" office:value="0.12">
            <text:p>0.12000000</text:p>
          </table:table-cell>
          <table:table-cell table:number-columns-repeated="252"/>
          <table:table-cell table:style-name="ce2" table:number-columns-repeated="767"/>
        </table:table-row>
        <table:table-row table:style-name="ro2">
          <table:table-cell table:style-name="ce6" office:value-type="float" office:value="321">
            <text:p>321</text:p>
          </table:table-cell>
          <table:table-cell table:style-name="ce11" table:formula="of:=IF([.A349]&lt;StereoRes;(B/100)*StereoF/[.A349];0)" office:value-type="float" office:value="0.183745794392523">
            <text:p>0.18374579</text:p>
          </table:table-cell>
          <table:table-cell table:style-name="ce13" table:formula="of:=IF([.A349]&lt;StereoRes;StereoF*(B/100)*CorrAccuracy/([.A349]*[.A349]);0)" office:value-type="float" office:value="0.000114483360992226">
            <text:p>0.0001</text:p>
          </table:table-cell>
          <table:table-cell table:style-name="ce11" table:formula="of:=IF([.A349]&lt;StereoRes;2*ATAN((StereoRes-[.A349])/(2*StereoF))*180/3.14;0)" office:value-type="float" office:value="35.9751025987383">
            <text:p>35.97510260</text:p>
          </table:table-cell>
          <table:table-cell table:style-name="ce11" table:formula="of:=((StereoRes-2*[.A349])*[.B349]/(2*StereoF))-((-StereoRes*[.B349])/(2*StereoF))" office:value-type="float" office:value="0.119252336448598">
            <text:p>0.11925234</text:p>
          </table:table-cell>
          <table:table-cell table:number-columns-repeated="252"/>
          <table:table-cell table:style-name="ce2" table:number-columns-repeated="767"/>
        </table:table-row>
        <table:table-row table:style-name="ro2">
          <table:table-cell table:style-name="ce6" office:value-type="float" office:value="322">
            <text:p>322</text:p>
          </table:table-cell>
          <table:table-cell table:style-name="ce11" table:formula="of:=IF([.A350]&lt;StereoRes;(B/100)*StereoF/[.A350];0)" office:value-type="float" office:value="0.183175155279503">
            <text:p>0.18317516</text:p>
          </table:table-cell>
          <table:table-cell table:style-name="ce13" table:formula="of:=IF([.A350]&lt;StereoRes;StereoF*(B/100)*CorrAccuracy/([.A350]*[.A350]);0)" office:value-type="float" office:value="0.000113773388372362">
            <text:p>0.0001</text:p>
          </table:table-cell>
          <table:table-cell table:style-name="ce11" table:formula="of:=IF([.A350]&lt;StereoRes;2*ATAN((StereoRes-[.A350])/(2*StereoF))*180/3.14;0)" office:value-type="float" office:value="35.8695545809093">
            <text:p>35.86955458</text:p>
          </table:table-cell>
          <table:table-cell table:style-name="ce11" table:formula="of:=((StereoRes-2*[.A350])*[.B350]/(2*StereoF))-((-StereoRes*[.B350])/(2*StereoF))" office:value-type="float" office:value="0.118509316770186">
            <text:p>0.11850932</text:p>
          </table:table-cell>
          <table:table-cell table:number-columns-repeated="252"/>
          <table:table-cell table:style-name="ce2" table:number-columns-repeated="767"/>
        </table:table-row>
        <table:table-row table:style-name="ro2">
          <table:table-cell table:style-name="ce6" office:value-type="float" office:value="323">
            <text:p>323</text:p>
          </table:table-cell>
          <table:table-cell table:style-name="ce11" table:formula="of:=IF([.A351]&lt;StereoRes;(B/100)*StereoF/[.A351];0)" office:value-type="float" office:value="0.182608049535604">
            <text:p>0.18260805</text:p>
          </table:table-cell>
          <table:table-cell table:style-name="ce13" table:formula="of:=IF([.A351]&lt;StereoRes;StereoF*(B/100)*CorrAccuracy/([.A351]*[.A351]);0)" office:value-type="float" office:value="0.000113069999712448">
            <text:p>0.0001</text:p>
          </table:table-cell>
          <table:table-cell table:style-name="ce11" table:formula="of:=IF([.A351]&lt;StereoRes;2*ATAN((StereoRes-[.A351])/(2*StereoF))*180/3.14;0)" office:value-type="float" office:value="35.7639436600073">
            <text:p>35.76394366</text:p>
          </table:table-cell>
          <table:table-cell table:style-name="ce11" table:formula="of:=((StereoRes-2*[.A351])*[.B351]/(2*StereoF))-((-StereoRes*[.B351])/(2*StereoF))" office:value-type="float" office:value="0.117770897832817">
            <text:p>0.11777090</text:p>
          </table:table-cell>
          <table:table-cell table:number-columns-repeated="252"/>
          <table:table-cell table:style-name="ce2" table:number-columns-repeated="767"/>
        </table:table-row>
        <table:table-row table:style-name="ro2">
          <table:table-cell table:style-name="ce6" office:value-type="float" office:value="324">
            <text:p>324</text:p>
          </table:table-cell>
          <table:table-cell table:style-name="ce11" table:formula="of:=IF([.A352]&lt;StereoRes;(B/100)*StereoF/[.A352];0)" office:value-type="float" office:value="0.182044444444444">
            <text:p>0.18204444</text:p>
          </table:table-cell>
          <table:table-cell table:style-name="ce13" table:formula="of:=IF([.A352]&lt;StereoRes;StereoF*(B/100)*CorrAccuracy/([.A352]*[.A352]);0)" office:value-type="float" office:value="0.000112373113854595">
            <text:p>0.0001</text:p>
          </table:table-cell>
          <table:table-cell table:style-name="ce11" table:formula="of:=IF([.A352]&lt;StereoRes;2*ATAN((StereoRes-[.A352])/(2*StereoF))*180/3.14;0)" office:value-type="float" office:value="35.6582699591736">
            <text:p>35.65826996</text:p>
          </table:table-cell>
          <table:table-cell table:style-name="ce11" table:formula="of:=((StereoRes-2*[.A352])*[.B352]/(2*StereoF))-((-StereoRes*[.B352])/(2*StereoF))" office:value-type="float" office:value="0.117037037037037">
            <text:p>0.11703704</text:p>
          </table:table-cell>
          <table:table-cell table:number-columns-repeated="252"/>
          <table:table-cell table:style-name="ce2" table:number-columns-repeated="767"/>
        </table:table-row>
        <table:table-row table:style-name="ro2">
          <table:table-cell table:style-name="ce6" office:value-type="float" office:value="325">
            <text:p>325</text:p>
          </table:table-cell>
          <table:table-cell table:style-name="ce11" table:formula="of:=IF([.A353]&lt;StereoRes;(B/100)*StereoF/[.A353];0)" office:value-type="float" office:value="0.181484307692308">
            <text:p>0.18148431</text:p>
          </table:table-cell>
          <table:table-cell table:style-name="ce13" table:formula="of:=IF([.A353]&lt;StereoRes;StereoF*(B/100)*CorrAccuracy/([.A353]*[.A353]);0)" office:value-type="float" office:value="0.000111682650887574">
            <text:p>0.0001</text:p>
          </table:table-cell>
          <table:table-cell table:style-name="ce11" table:formula="of:=IF([.A353]&lt;StereoRes;2*ATAN((StereoRes-[.A353])/(2*StereoF))*180/3.14;0)" office:value-type="float" office:value="35.5525336021223">
            <text:p>35.55253360</text:p>
          </table:table-cell>
          <table:table-cell table:style-name="ce11" table:formula="of:=((StereoRes-2*[.A353])*[.B353]/(2*StereoF))-((-StereoRes*[.B353])/(2*StereoF))" office:value-type="float" office:value="0.116307692307692">
            <text:p>0.11630769</text:p>
          </table:table-cell>
          <table:table-cell table:number-columns-repeated="252"/>
          <table:table-cell table:style-name="ce2" table:number-columns-repeated="767"/>
        </table:table-row>
        <table:table-row table:style-name="ro2">
          <table:table-cell table:style-name="ce6" office:value-type="float" office:value="326">
            <text:p>326</text:p>
          </table:table-cell>
          <table:table-cell table:style-name="ce11" table:formula="of:=IF([.A354]&lt;StereoRes;(B/100)*StereoF/[.A354];0)" office:value-type="float" office:value="0.180927607361963">
            <text:p>0.18092761</text:p>
          </table:table-cell>
          <table:table-cell table:style-name="ce13" table:formula="of:=IF([.A354]&lt;StereoRes;StereoF*(B/100)*CorrAccuracy/([.A354]*[.A354]);0)" office:value-type="float" office:value="0.000110998532123904">
            <text:p>0.0001</text:p>
          </table:table-cell>
          <table:table-cell table:style-name="ce11" table:formula="of:=IF([.A354]&lt;StereoRes;2*ATAN((StereoRes-[.A354])/(2*StereoF))*180/3.14;0)" office:value-type="float" office:value="35.4467347131409">
            <text:p>35.44673471</text:p>
          </table:table-cell>
          <table:table-cell table:style-name="ce11" table:formula="of:=((StereoRes-2*[.A354])*[.B354]/(2*StereoF))-((-StereoRes*[.B354])/(2*StereoF))" office:value-type="float" office:value="0.11558282208589">
            <text:p>0.11558282</text:p>
          </table:table-cell>
          <table:table-cell table:number-columns-repeated="252"/>
          <table:table-cell table:style-name="ce2" table:number-columns-repeated="767"/>
        </table:table-row>
        <table:table-row table:style-name="ro2">
          <table:table-cell table:style-name="ce6" office:value-type="float" office:value="327">
            <text:p>327</text:p>
          </table:table-cell>
          <table:table-cell table:style-name="ce11" table:formula="of:=IF([.A355]&lt;StereoRes;(B/100)*StereoF/[.A355];0)" office:value-type="float" office:value="0.180374311926606">
            <text:p>0.18037431</text:p>
          </table:table-cell>
          <table:table-cell table:style-name="ce13" table:formula="of:=IF([.A355]&lt;StereoRes;StereoF*(B/100)*CorrAccuracy/([.A355]*[.A355]);0)" office:value-type="float" office:value="0.000110320680077435">
            <text:p>0.0001</text:p>
          </table:table-cell>
          <table:table-cell table:style-name="ce11" table:formula="of:=IF([.A355]&lt;StereoRes;2*ATAN((StereoRes-[.A355])/(2*StereoF))*180/3.14;0)" office:value-type="float" office:value="35.3408734170896">
            <text:p>35.34087342</text:p>
          </table:table-cell>
          <table:table-cell table:style-name="ce11" table:formula="of:=((StereoRes-2*[.A355])*[.B355]/(2*StereoF))-((-StereoRes*[.B355])/(2*StereoF))" office:value-type="float" office:value="0.114862385321101">
            <text:p>0.11486239</text:p>
          </table:table-cell>
          <table:table-cell table:number-columns-repeated="252"/>
          <table:table-cell table:style-name="ce2" table:number-columns-repeated="767"/>
        </table:table-row>
        <table:table-row table:style-name="ro2">
          <table:table-cell table:style-name="ce6" office:value-type="float" office:value="328">
            <text:p>328</text:p>
          </table:table-cell>
          <table:table-cell table:style-name="ce11" table:formula="of:=IF([.A356]&lt;StereoRes;(B/100)*StereoF/[.A356];0)" office:value-type="float" office:value="0.179824390243902">
            <text:p>0.17982439</text:p>
          </table:table-cell>
          <table:table-cell table:style-name="ce13" table:formula="of:=IF([.A356]&lt;StereoRes;StereoF*(B/100)*CorrAccuracy/([.A356]*[.A356]);0)" office:value-type="float" office:value="0.000109649018441404">
            <text:p>0.0001</text:p>
          </table:table-cell>
          <table:table-cell table:style-name="ce11" table:formula="of:=IF([.A356]&lt;StereoRes;2*ATAN((StereoRes-[.A356])/(2*StereoF))*180/3.14;0)" office:value-type="float" office:value="35.2349498394018">
            <text:p>35.23494984</text:p>
          </table:table-cell>
          <table:table-cell table:style-name="ce11" table:formula="of:=((StereoRes-2*[.A356])*[.B356]/(2*StereoF))-((-StereoRes*[.B356])/(2*StereoF))" office:value-type="float" office:value="0.114146341463415">
            <text:p>0.11414634</text:p>
          </table:table-cell>
          <table:table-cell table:number-columns-repeated="252"/>
          <table:table-cell table:style-name="ce2" table:number-columns-repeated="767"/>
        </table:table-row>
        <table:table-row table:style-name="ro2">
          <table:table-cell table:style-name="ce6" office:value-type="float" office:value="329">
            <text:p>329</text:p>
          </table:table-cell>
          <table:table-cell table:style-name="ce11" table:formula="of:=IF([.A357]&lt;StereoRes;(B/100)*StereoF/[.A357];0)" office:value-type="float" office:value="0.179277811550152">
            <text:p>0.17927781</text:p>
          </table:table-cell>
          <table:table-cell table:style-name="ce13" table:formula="of:=IF([.A357]&lt;StereoRes;StereoF*(B/100)*CorrAccuracy/([.A357]*[.A357]);0)" office:value-type="float" office:value="0.000108983472066962">
            <text:p>0.0001</text:p>
          </table:table-cell>
          <table:table-cell table:style-name="ce11" table:formula="of:=IF([.A357]&lt;StereoRes;2*ATAN((StereoRes-[.A357])/(2*StereoF))*180/3.14;0)" office:value-type="float" office:value="35.1289641060839">
            <text:p>35.12896411</text:p>
          </table:table-cell>
          <table:table-cell table:style-name="ce11" table:formula="of:=((StereoRes-2*[.A357])*[.B357]/(2*StereoF))-((-StereoRes*[.B357])/(2*StereoF))" office:value-type="float" office:value="0.113434650455927">
            <text:p>0.11343465</text:p>
          </table:table-cell>
          <table:table-cell table:number-columns-repeated="252"/>
          <table:table-cell table:style-name="ce2" table:number-columns-repeated="767"/>
        </table:table-row>
        <table:table-row table:style-name="ro2">
          <table:table-cell table:style-name="ce6" office:value-type="float" office:value="330">
            <text:p>330</text:p>
          </table:table-cell>
          <table:table-cell table:style-name="ce11" table:formula="of:=IF([.A358]&lt;StereoRes;(B/100)*StereoF/[.A358];0)" office:value-type="float" office:value="0.178734545454545">
            <text:p>0.17873455</text:p>
          </table:table-cell>
          <table:table-cell table:style-name="ce13" table:formula="of:=IF([.A358]&lt;StereoRes;StereoF*(B/100)*CorrAccuracy/([.A358]*[.A358]);0)" office:value-type="float" office:value="0.000108323966942149">
            <text:p>0.0001</text:p>
          </table:table-cell>
          <table:table-cell table:style-name="ce11" table:formula="of:=IF([.A358]&lt;StereoRes;2*ATAN((StereoRes-[.A358])/(2*StereoF))*180/3.14;0)" office:value-type="float" office:value="35.0229163437149">
            <text:p>35.02291634</text:p>
          </table:table-cell>
          <table:table-cell table:style-name="ce11" table:formula="of:=((StereoRes-2*[.A358])*[.B358]/(2*StereoF))-((-StereoRes*[.B358])/(2*StereoF))" office:value-type="float" office:value="0.112727272727273">
            <text:p>0.11272727</text:p>
          </table:table-cell>
          <table:table-cell table:number-columns-repeated="252"/>
          <table:table-cell table:style-name="ce2" table:number-columns-repeated="767"/>
        </table:table-row>
        <table:table-row table:style-name="ro2">
          <table:table-cell table:style-name="ce6" office:value-type="float" office:value="331">
            <text:p>331</text:p>
          </table:table-cell>
          <table:table-cell table:style-name="ce11" table:formula="of:=IF([.A359]&lt;StereoRes;(B/100)*StereoF/[.A359];0)" office:value-type="float" office:value="0.178194561933535">
            <text:p>0.17819456</text:p>
          </table:table-cell>
          <table:table-cell table:style-name="ce13" table:formula="of:=IF([.A359]&lt;StereoRes;StereoF*(B/100)*CorrAccuracy/([.A359]*[.A359]);0)" office:value-type="float" office:value="0.00010767043017132">
            <text:p>0.0001</text:p>
          </table:table-cell>
          <table:table-cell table:style-name="ce11" table:formula="of:=IF([.A359]&lt;StereoRes;2*ATAN((StereoRes-[.A359])/(2*StereoF))*180/3.14;0)" office:value-type="float" office:value="34.9168066794469">
            <text:p>34.91680668</text:p>
          </table:table-cell>
          <table:table-cell table:style-name="ce11" table:formula="of:=((StereoRes-2*[.A359])*[.B359]/(2*StereoF))-((-StereoRes*[.B359])/(2*StereoF))" office:value-type="float" office:value="0.11202416918429">
            <text:p>0.11202417</text:p>
          </table:table-cell>
          <table:table-cell table:number-columns-repeated="252"/>
          <table:table-cell table:style-name="ce2" table:number-columns-repeated="767"/>
        </table:table-row>
        <table:table-row table:style-name="ro2">
          <table:table-cell table:style-name="ce6" office:value-type="float" office:value="332">
            <text:p>332</text:p>
          </table:table-cell>
          <table:table-cell table:style-name="ce11" table:formula="of:=IF([.A360]&lt;StereoRes;(B/100)*StereoF/[.A360];0)" office:value-type="float" office:value="0.177657831325301">
            <text:p>0.17765783</text:p>
          </table:table-cell>
          <table:table-cell table:style-name="ce13" table:formula="of:=IF([.A360]&lt;StereoRes;StereoF*(B/100)*CorrAccuracy/([.A360]*[.A360]);0)" office:value-type="float" office:value="0.000107022789955001">
            <text:p>0.0001</text:p>
          </table:table-cell>
          <table:table-cell table:style-name="ce11" table:formula="of:=IF([.A360]&lt;StereoRes;2*ATAN((StereoRes-[.A360])/(2*StereoF))*180/3.14;0)" office:value-type="float" office:value="34.8106352410045">
            <text:p>34.81063524</text:p>
          </table:table-cell>
          <table:table-cell table:style-name="ce11" table:formula="of:=((StereoRes-2*[.A360])*[.B360]/(2*StereoF))-((-StereoRes*[.B360])/(2*StereoF))" office:value-type="float" office:value="0.111325301204819">
            <text:p>0.11132530</text:p>
          </table:table-cell>
          <table:table-cell table:number-columns-repeated="252"/>
          <table:table-cell table:style-name="ce2" table:number-columns-repeated="767"/>
        </table:table-row>
        <table:table-row table:style-name="ro2">
          <table:table-cell table:style-name="ce6" office:value-type="float" office:value="333">
            <text:p>333</text:p>
          </table:table-cell>
          <table:table-cell table:style-name="ce11" table:formula="of:=IF([.A361]&lt;StereoRes;(B/100)*StereoF/[.A361];0)" office:value-type="float" office:value="0.177124324324324">
            <text:p>0.17712432</text:p>
          </table:table-cell>
          <table:table-cell table:style-name="ce13" table:formula="of:=IF([.A361]&lt;StereoRes;StereoF*(B/100)*CorrAccuracy/([.A361]*[.A361]);0)" office:value-type="float" office:value="0.000106380975570165">
            <text:p>0.0001</text:p>
          </table:table-cell>
          <table:table-cell table:style-name="ce11" table:formula="of:=IF([.A361]&lt;StereoRes;2*ATAN((StereoRes-[.A361])/(2*StereoF))*180/3.14;0)" office:value-type="float" office:value="34.7044021566847">
            <text:p>34.70440216</text:p>
          </table:table-cell>
          <table:table-cell table:style-name="ce11" table:formula="of:=((StereoRes-2*[.A361])*[.B361]/(2*StereoF))-((-StereoRes*[.B361])/(2*StereoF))" office:value-type="float" office:value="0.110630630630631">
            <text:p>0.11063063</text:p>
          </table:table-cell>
          <table:table-cell table:number-columns-repeated="252"/>
          <table:table-cell table:style-name="ce2" table:number-columns-repeated="767"/>
        </table:table-row>
        <table:table-row table:style-name="ro2">
          <table:table-cell table:style-name="ce6" office:value-type="float" office:value="334">
            <text:p>334</text:p>
          </table:table-cell>
          <table:table-cell table:style-name="ce11" table:formula="of:=IF([.A362]&lt;StereoRes;(B/100)*StereoF/[.A362];0)" office:value-type="float" office:value="0.176594011976048">
            <text:p>0.17659401</text:p>
          </table:table-cell>
          <table:table-cell table:style-name="ce13" table:formula="of:=IF([.A362]&lt;StereoRes;StereoF*(B/100)*CorrAccuracy/([.A362]*[.A362]);0)" office:value-type="float" office:value="0.000105744917350927">
            <text:p>0.0001</text:p>
          </table:table-cell>
          <table:table-cell table:style-name="ce11" table:formula="of:=IF([.A362]&lt;StereoRes;2*ATAN((StereoRes-[.A362])/(2*StereoF))*180/3.14;0)" office:value-type="float" office:value="34.5981075553571">
            <text:p>34.59810756</text:p>
          </table:table-cell>
          <table:table-cell table:style-name="ce11" table:formula="of:=((StereoRes-2*[.A362])*[.B362]/(2*StereoF))-((-StereoRes*[.B362])/(2*StereoF))" office:value-type="float" office:value="0.109940119760479">
            <text:p>0.10994012</text:p>
          </table:table-cell>
          <table:table-cell table:number-columns-repeated="252"/>
          <table:table-cell table:style-name="ce2" table:number-columns-repeated="767"/>
        </table:table-row>
        <table:table-row table:style-name="ro2">
          <table:table-cell table:style-name="ce6" office:value-type="float" office:value="335">
            <text:p>335</text:p>
          </table:table-cell>
          <table:table-cell table:style-name="ce11" table:formula="of:=IF([.A363]&lt;StereoRes;(B/100)*StereoF/[.A363];0)" office:value-type="float" office:value="0.176066865671642">
            <text:p>0.17606687</text:p>
          </table:table-cell>
          <table:table-cell table:style-name="ce13" table:formula="of:=IF([.A363]&lt;StereoRes;StereoF*(B/100)*CorrAccuracy/([.A363]*[.A363]);0)" office:value-type="float" office:value="0.000105114546669637">
            <text:p>0.0001</text:p>
          </table:table-cell>
          <table:table-cell table:style-name="ce11" table:formula="of:=IF([.A363]&lt;StereoRes;2*ATAN((StereoRes-[.A363])/(2*StereoF))*180/3.14;0)" office:value-type="float" office:value="34.4917515664638">
            <text:p>34.49175157</text:p>
          </table:table-cell>
          <table:table-cell table:style-name="ce11" table:formula="of:=((StereoRes-2*[.A363])*[.B363]/(2*StereoF))-((-StereoRes*[.B363])/(2*StereoF))" office:value-type="float" office:value="0.109253731343284">
            <text:p>0.10925373</text:p>
          </table:table-cell>
          <table:table-cell table:number-columns-repeated="252"/>
          <table:table-cell table:style-name="ce2" table:number-columns-repeated="767"/>
        </table:table-row>
        <table:table-row table:style-name="ro2">
          <table:table-cell table:style-name="ce6" office:value-type="float" office:value="336">
            <text:p>336</text:p>
          </table:table-cell>
          <table:table-cell table:style-name="ce11" table:formula="of:=IF([.A364]&lt;StereoRes;(B/100)*StereoF/[.A364];0)" office:value-type="float" office:value="0.175542857142857">
            <text:p>0.17554286</text:p>
          </table:table-cell>
          <table:table-cell table:style-name="ce13" table:formula="of:=IF([.A364]&lt;StereoRes;StereoF*(B/100)*CorrAccuracy/([.A364]*[.A364]);0)" office:value-type="float" office:value="0.000104489795918367">
            <text:p>0.0001</text:p>
          </table:table-cell>
          <table:table-cell table:style-name="ce11" table:formula="of:=IF([.A364]&lt;StereoRes;2*ATAN((StereoRes-[.A364])/(2*StereoF))*180/3.14;0)" office:value-type="float" office:value="34.3853343200188">
            <text:p>34.38533432</text:p>
          </table:table-cell>
          <table:table-cell table:style-name="ce11" table:formula="of:=((StereoRes-2*[.A364])*[.B364]/(2*StereoF))-((-StereoRes*[.B364])/(2*StereoF))" office:value-type="float" office:value="0.108571428571429">
            <text:p>0.10857143</text:p>
          </table:table-cell>
          <table:table-cell table:number-columns-repeated="252"/>
          <table:table-cell table:style-name="ce2" table:number-columns-repeated="767"/>
        </table:table-row>
        <table:table-row table:style-name="ro2">
          <table:table-cell table:style-name="ce6" office:value-type="float" office:value="337">
            <text:p>337</text:p>
          </table:table-cell>
          <table:table-cell table:style-name="ce11" table:formula="of:=IF([.A365]&lt;StereoRes;(B/100)*StereoF/[.A365];0)" office:value-type="float" office:value="0.175021958456973">
            <text:p>0.17502196</text:p>
          </table:table-cell>
          <table:table-cell table:style-name="ce13" table:formula="of:=IF([.A365]&lt;StereoRes;StereoF*(B/100)*CorrAccuracy/([.A365]*[.A365]);0)" office:value-type="float" office:value="0.000103870598490785">
            <text:p>0.0001</text:p>
          </table:table-cell>
          <table:table-cell table:style-name="ce11" table:formula="of:=IF([.A365]&lt;StereoRes;2*ATAN((StereoRes-[.A365])/(2*StereoF))*180/3.14;0)" office:value-type="float" office:value="34.2788559466082">
            <text:p>34.27885595</text:p>
          </table:table-cell>
          <table:table-cell table:style-name="ce11" table:formula="of:=((StereoRes-2*[.A365])*[.B365]/(2*StereoF))-((-StereoRes*[.B365])/(2*StereoF))" office:value-type="float" office:value="0.107893175074184">
            <text:p>0.10789318</text:p>
          </table:table-cell>
          <table:table-cell table:number-columns-repeated="252"/>
          <table:table-cell table:style-name="ce2" table:number-columns-repeated="767"/>
        </table:table-row>
        <table:table-row table:style-name="ro2">
          <table:table-cell table:style-name="ce6" office:value-type="float" office:value="338">
            <text:p>338</text:p>
          </table:table-cell>
          <table:table-cell table:style-name="ce11" table:formula="of:=IF([.A366]&lt;StereoRes;(B/100)*StereoF/[.A366];0)" office:value-type="float" office:value="0.174504142011834">
            <text:p>0.17450414</text:p>
          </table:table-cell>
          <table:table-cell table:style-name="ce13" table:formula="of:=IF([.A366]&lt;StereoRes;StereoF*(B/100)*CorrAccuracy/([.A366]*[.A366]);0)" office:value-type="float" office:value="0.000103256888764399">
            <text:p>0.0001</text:p>
          </table:table-cell>
          <table:table-cell table:style-name="ce11" table:formula="of:=IF([.A366]&lt;StereoRes;2*ATAN((StereoRes-[.A366])/(2*StereoF))*180/3.14;0)" office:value-type="float" office:value="34.1723165773899">
            <text:p>34.17231658</text:p>
          </table:table-cell>
          <table:table-cell table:style-name="ce11" table:formula="of:=((StereoRes-2*[.A366])*[.B366]/(2*StereoF))-((-StereoRes*[.B366])/(2*StereoF))" office:value-type="float" office:value="0.107218934911243">
            <text:p>0.10721893</text:p>
          </table:table-cell>
          <table:table-cell table:number-columns-repeated="252"/>
          <table:table-cell table:style-name="ce2" table:number-columns-repeated="767"/>
        </table:table-row>
        <table:table-row table:style-name="ro2">
          <table:table-cell table:style-name="ce6" office:value-type="float" office:value="339">
            <text:p>339</text:p>
          </table:table-cell>
          <table:table-cell table:style-name="ce11" table:formula="of:=IF([.A367]&lt;StereoRes;(B/100)*StereoF/[.A367];0)" office:value-type="float" office:value="0.173989380530973">
            <text:p>0.17398938</text:p>
          </table:table-cell>
          <table:table-cell table:style-name="ce13" table:formula="of:=IF([.A367]&lt;StereoRes;StereoF*(B/100)*CorrAccuracy/([.A367]*[.A367]);0)" office:value-type="float" office:value="0.00010264860208317">
            <text:p>0.0001</text:p>
          </table:table-cell>
          <table:table-cell table:style-name="ce11" table:formula="of:=IF([.A367]&lt;StereoRes;2*ATAN((StereoRes-[.A367])/(2*StereoF))*180/3.14;0)" office:value-type="float" office:value="34.0657163440936">
            <text:p>34.06571634</text:p>
          </table:table-cell>
          <table:table-cell table:style-name="ce11" table:formula="of:=((StereoRes-2*[.A367])*[.B367]/(2*StereoF))-((-StereoRes*[.B367])/(2*StereoF))" office:value-type="float" office:value="0.106548672566372">
            <text:p>0.10654867</text:p>
          </table:table-cell>
          <table:table-cell table:number-columns-repeated="252"/>
          <table:table-cell table:style-name="ce2" table:number-columns-repeated="767"/>
        </table:table-row>
        <table:table-row table:style-name="ro2">
          <table:table-cell table:style-name="ce6" office:value-type="float" office:value="340">
            <text:p>340</text:p>
          </table:table-cell>
          <table:table-cell table:style-name="ce11" table:formula="of:=IF([.A368]&lt;StereoRes;(B/100)*StereoF/[.A368];0)" office:value-type="float" office:value="0.173477647058824">
            <text:p>0.17347765</text:p>
          </table:table-cell>
          <table:table-cell table:style-name="ce13" table:formula="of:=IF([.A368]&lt;StereoRes;StereoF*(B/100)*CorrAccuracy/([.A368]*[.A368]);0)" office:value-type="float" office:value="0.000102045674740484">
            <text:p>0.0001</text:p>
          </table:table-cell>
          <table:table-cell table:style-name="ce11" table:formula="of:=IF([.A368]&lt;StereoRes;2*ATAN((StereoRes-[.A368])/(2*StereoF))*180/3.14;0)" office:value-type="float" office:value="33.9590553790205">
            <text:p>33.95905538</text:p>
          </table:table-cell>
          <table:table-cell table:style-name="ce11" table:formula="of:=((StereoRes-2*[.A368])*[.B368]/(2*StereoF))-((-StereoRes*[.B368])/(2*StereoF))" office:value-type="float" office:value="0.105882352941176">
            <text:p>0.10588235</text:p>
          </table:table-cell>
          <table:table-cell table:number-columns-repeated="252"/>
          <table:table-cell table:style-name="ce2" table:number-columns-repeated="767"/>
        </table:table-row>
        <table:table-row table:style-name="ro2">
          <table:table-cell table:style-name="ce6" office:value-type="float" office:value="341">
            <text:p>341</text:p>
          </table:table-cell>
          <table:table-cell table:style-name="ce11" table:formula="of:=IF([.A369]&lt;StereoRes;(B/100)*StereoF/[.A369];0)" office:value-type="float" office:value="0.172968914956012">
            <text:p>0.17296891</text:p>
          </table:table-cell>
          <table:table-cell table:style-name="ce13" table:formula="of:=IF([.A369]&lt;StereoRes;StereoF*(B/100)*CorrAccuracy/([.A369]*[.A369]);0)" office:value-type="float" office:value="0.00010144804396247">
            <text:p>0.0001</text:p>
          </table:table-cell>
          <table:table-cell table:style-name="ce11" table:formula="of:=IF([.A369]&lt;StereoRes;2*ATAN((StereoRes-[.A369])/(2*StereoF))*180/3.14;0)" office:value-type="float" office:value="33.8523338150429">
            <text:p>33.85233382</text:p>
          </table:table-cell>
          <table:table-cell table:style-name="ce11" table:formula="of:=((StereoRes-2*[.A369])*[.B369]/(2*StereoF))-((-StereoRes*[.B369])/(2*StereoF))" office:value-type="float" office:value="0.105219941348974">
            <text:p>0.10521994</text:p>
          </table:table-cell>
          <table:table-cell table:number-columns-repeated="252"/>
          <table:table-cell table:style-name="ce2" table:number-columns-repeated="767"/>
        </table:table-row>
        <table:table-row table:style-name="ro2">
          <table:table-cell table:style-name="ce6" office:value-type="float" office:value="342">
            <text:p>342</text:p>
          </table:table-cell>
          <table:table-cell table:style-name="ce11" table:formula="of:=IF([.A370]&lt;StereoRes;(B/100)*StereoF/[.A370];0)" office:value-type="float" office:value="0.172463157894737">
            <text:p>0.17246316</text:p>
          </table:table-cell>
          <table:table-cell table:style-name="ce13" table:formula="of:=IF([.A370]&lt;StereoRes;StereoF*(B/100)*CorrAccuracy/([.A370]*[.A370]);0)" office:value-type="float" office:value="0.000100855647891659">
            <text:p>0.0001</text:p>
          </table:table-cell>
          <table:table-cell table:style-name="ce11" table:formula="of:=IF([.A370]&lt;StereoRes;2*ATAN((StereoRes-[.A370])/(2*StereoF))*180/3.14;0)" office:value-type="float" office:value="33.7455517856044">
            <text:p>33.74555179</text:p>
          </table:table-cell>
          <table:table-cell table:style-name="ce11" table:formula="of:=((StereoRes-2*[.A370])*[.B370]/(2*StereoF))-((-StereoRes*[.B370])/(2*StereoF))" office:value-type="float" office:value="0.104561403508772">
            <text:p>0.10456140</text:p>
          </table:table-cell>
          <table:table-cell table:number-columns-repeated="252"/>
          <table:table-cell table:style-name="ce2" table:number-columns-repeated="767"/>
        </table:table-row>
        <table:table-row table:style-name="ro2">
          <table:table-cell table:style-name="ce6" office:value-type="float" office:value="343">
            <text:p>343</text:p>
          </table:table-cell>
          <table:table-cell table:style-name="ce11" table:formula="of:=IF([.A371]&lt;StereoRes;(B/100)*StereoF/[.A371];0)" office:value-type="float" office:value="0.171960349854227">
            <text:p>0.17196035</text:p>
          </table:table-cell>
          <table:table-cell table:style-name="ce13" table:formula="of:=IF([.A371]&lt;StereoRes;StereoF*(B/100)*CorrAccuracy/([.A371]*[.A371]);0)" office:value-type="float" office:value="0.000100268425570978">
            <text:p>0.0001</text:p>
          </table:table-cell>
          <table:table-cell table:style-name="ce11" table:formula="of:=IF([.A371]&lt;StereoRes;2*ATAN((StereoRes-[.A371])/(2*StereoF))*180/3.14;0)" office:value-type="float" office:value="33.6387094247194">
            <text:p>33.63870942</text:p>
          </table:table-cell>
          <table:table-cell table:style-name="ce11" table:formula="of:=((StereoRes-2*[.A371])*[.B371]/(2*StereoF))-((-StereoRes*[.B371])/(2*StereoF))" office:value-type="float" office:value="0.103906705539359">
            <text:p>0.10390671</text:p>
          </table:table-cell>
          <table:table-cell table:number-columns-repeated="252"/>
          <table:table-cell table:style-name="ce2" table:number-columns-repeated="767"/>
        </table:table-row>
        <table:table-row table:style-name="ro2">
          <table:table-cell table:style-name="ce6" office:value-type="float" office:value="344">
            <text:p>344</text:p>
          </table:table-cell>
          <table:table-cell table:style-name="ce11" table:formula="of:=IF([.A372]&lt;StereoRes;(B/100)*StereoF/[.A372];0)" office:value-type="float" office:value="0.171460465116279">
            <text:p>0.17146047</text:p>
          </table:table-cell>
          <table:table-cell table:style-name="ce13" table:formula="of:=IF([.A372]&lt;StereoRes;StereoF*(B/100)*CorrAccuracy/([.A372]*[.A372]);0)" office:value-type="float" office:value="0.0000996863169280692">
            <text:p>0.0001</text:p>
          </table:table-cell>
          <table:table-cell table:style-name="ce11" table:formula="of:=IF([.A372]&lt;StereoRes;2*ATAN((StereoRes-[.A372])/(2*StereoF))*180/3.14;0)" office:value-type="float" office:value="33.5318068669729">
            <text:p>33.53180687</text:p>
          </table:table-cell>
          <table:table-cell table:style-name="ce11" table:formula="of:=((StereoRes-2*[.A372])*[.B372]/(2*StereoF))-((-StereoRes*[.B372])/(2*StereoF))" office:value-type="float" office:value="0.103255813953488">
            <text:p>0.10325581</text:p>
          </table:table-cell>
          <table:table-cell table:number-columns-repeated="252"/>
          <table:table-cell table:style-name="ce2" table:number-columns-repeated="767"/>
        </table:table-row>
        <table:table-row table:style-name="ro2">
          <table:table-cell table:style-name="ce6" office:value-type="float" office:value="345">
            <text:p>345</text:p>
          </table:table-cell>
          <table:table-cell table:style-name="ce11" table:formula="of:=IF([.A373]&lt;StereoRes;(B/100)*StereoF/[.A373];0)" office:value-type="float" office:value="0.17096347826087">
            <text:p>0.17096348</text:p>
          </table:table-cell>
          <table:table-cell table:style-name="ce13" table:formula="of:=IF([.A373]&lt;StereoRes;StereoF*(B/100)*CorrAccuracy/([.A373]*[.A373]);0)" office:value-type="float" office:value="0.0000991092627599244">
            <text:p>0.0001</text:p>
          </table:table-cell>
          <table:table-cell table:style-name="ce11" table:formula="of:=IF([.A373]&lt;StereoRes;2*ATAN((StereoRes-[.A373])/(2*StereoF))*180/3.14;0)" office:value-type="float" office:value="33.4248442475202">
            <text:p>33.42484425</text:p>
          </table:table-cell>
          <table:table-cell table:style-name="ce11" table:formula="of:=((StereoRes-2*[.A373])*[.B373]/(2*StereoF))-((-StereoRes*[.B373])/(2*StereoF))" office:value-type="float" office:value="0.102608695652174">
            <text:p>0.10260870</text:p>
          </table:table-cell>
          <table:table-cell table:number-columns-repeated="252"/>
          <table:table-cell table:style-name="ce2" table:number-columns-repeated="767"/>
        </table:table-row>
        <table:table-row table:style-name="ro2">
          <table:table-cell table:style-name="ce6" office:value-type="float" office:value="346">
            <text:p>346</text:p>
          </table:table-cell>
          <table:table-cell table:style-name="ce11" table:formula="of:=IF([.A374]&lt;StereoRes;(B/100)*StereoF/[.A374];0)" office:value-type="float" office:value="0.17046936416185">
            <text:p>0.17046936</text:p>
          </table:table-cell>
          <table:table-cell table:style-name="ce13" table:formula="of:=IF([.A374]&lt;StereoRes;StereoF*(B/100)*CorrAccuracy/([.A374]*[.A374]);0)" office:value-type="float" office:value="0.0000985372047178322">
            <text:p>0.0001</text:p>
          </table:table-cell>
          <table:table-cell table:style-name="ce11" table:formula="of:=IF([.A374]&lt;StereoRes;2*ATAN((StereoRes-[.A374])/(2*StereoF))*180/3.14;0)" office:value-type="float" office:value="33.317821702087">
            <text:p>33.31782170</text:p>
          </table:table-cell>
          <table:table-cell table:style-name="ce11" table:formula="of:=((StereoRes-2*[.A374])*[.B374]/(2*StereoF))-((-StereoRes*[.B374])/(2*StereoF))" office:value-type="float" office:value="0.101965317919075">
            <text:p>0.10196532</text:p>
          </table:table-cell>
          <table:table-cell table:number-columns-repeated="252"/>
          <table:table-cell table:style-name="ce2" table:number-columns-repeated="767"/>
        </table:table-row>
        <table:table-row table:style-name="ro2">
          <table:table-cell table:style-name="ce6" office:value-type="float" office:value="347">
            <text:p>347</text:p>
          </table:table-cell>
          <table:table-cell table:style-name="ce11" table:formula="of:=IF([.A375]&lt;StereoRes;(B/100)*StereoF/[.A375];0)" office:value-type="float" office:value="0.169978097982709">
            <text:p>0.16997810</text:p>
          </table:table-cell>
          <table:table-cell table:style-name="ce13" table:formula="of:=IF([.A375]&lt;StereoRes;StereoF*(B/100)*CorrAccuracy/([.A375]*[.A375]);0)" office:value-type="float" office:value="0.0000979700852926276">
            <text:p>0.0001</text:p>
          </table:table-cell>
          <table:table-cell table:style-name="ce11" table:formula="of:=IF([.A375]&lt;StereoRes;2*ATAN((StereoRes-[.A375])/(2*StereoF))*180/3.14;0)" office:value-type="float" office:value="33.2107393669685">
            <text:p>33.21073937</text:p>
          </table:table-cell>
          <table:table-cell table:style-name="ce11" table:formula="of:=((StereoRes-2*[.A375])*[.B375]/(2*StereoF))-((-StereoRes*[.B375])/(2*StereoF))" office:value-type="float" office:value="0.101325648414986">
            <text:p>0.10132565</text:p>
          </table:table-cell>
          <table:table-cell table:number-columns-repeated="252"/>
          <table:table-cell table:style-name="ce2" table:number-columns-repeated="767"/>
        </table:table-row>
        <table:table-row table:style-name="ro2">
          <table:table-cell table:style-name="ce6" office:value-type="float" office:value="348">
            <text:p>348</text:p>
          </table:table-cell>
          <table:table-cell table:style-name="ce11" table:formula="of:=IF([.A376]&lt;StereoRes;(B/100)*StereoF/[.A376];0)" office:value-type="float" office:value="0.169489655172414">
            <text:p>0.16948966</text:p>
          </table:table-cell>
          <table:table-cell table:style-name="ce13" table:formula="of:=IF([.A376]&lt;StereoRes;StereoF*(B/100)*CorrAccuracy/([.A376]*[.A376]);0)" office:value-type="float" office:value="0.0000974078478002378">
            <text:p>0.0001</text:p>
          </table:table-cell>
          <table:table-cell table:style-name="ce11" table:formula="of:=IF([.A376]&lt;StereoRes;2*ATAN((StereoRes-[.A376])/(2*StereoF))*180/3.14;0)" office:value-type="float" office:value="33.1035973790299">
            <text:p>33.10359738</text:p>
          </table:table-cell>
          <table:table-cell table:style-name="ce11" table:formula="of:=((StereoRes-2*[.A376])*[.B376]/(2*StereoF))-((-StereoRes*[.B376])/(2*StereoF))" office:value-type="float" office:value="0.100689655172414">
            <text:p>0.10068966</text:p>
          </table:table-cell>
          <table:table-cell table:number-columns-repeated="252"/>
          <table:table-cell table:style-name="ce2" table:number-columns-repeated="767"/>
        </table:table-row>
        <table:table-row table:style-name="ro2">
          <table:table-cell table:style-name="ce6" office:value-type="float" office:value="349">
            <text:p>349</text:p>
          </table:table-cell>
          <table:table-cell table:style-name="ce11" table:formula="of:=IF([.A377]&lt;StereoRes;(B/100)*StereoF/[.A377];0)" office:value-type="float" office:value="0.169004011461318">
            <text:p>0.16900401</text:p>
          </table:table-cell>
          <table:table-cell table:style-name="ce13" table:formula="of:=IF([.A377]&lt;StereoRes;StereoF*(B/100)*CorrAccuracy/([.A377]*[.A377]);0)" office:value-type="float" office:value="0.0000968504363675175">
            <text:p>0.0001</text:p>
          </table:table-cell>
          <table:table-cell table:style-name="ce11" table:formula="of:=IF([.A377]&lt;StereoRes;2*ATAN((StereoRes-[.A377])/(2*StereoF))*180/3.14;0)" office:value-type="float" office:value="32.9963958757053">
            <text:p>32.99639588</text:p>
          </table:table-cell>
          <table:table-cell table:style-name="ce11" table:formula="of:=((StereoRes-2*[.A377])*[.B377]/(2*StereoF))-((-StereoRes*[.B377])/(2*StereoF))" office:value-type="float" office:value="0.100057306590258">
            <text:p>0.10005731</text:p>
          </table:table-cell>
          <table:table-cell table:number-columns-repeated="252"/>
          <table:table-cell table:style-name="ce2" table:number-columns-repeated="767"/>
        </table:table-row>
        <table:table-row table:style-name="ro2">
          <table:table-cell table:style-name="ce6" office:value-type="float" office:value="350">
            <text:p>350</text:p>
          </table:table-cell>
          <table:table-cell table:style-name="ce11" table:formula="of:=IF([.A378]&lt;StereoRes;(B/100)*StereoF/[.A378];0)" office:value-type="float" office:value="0.168521142857143">
            <text:p>0.16852114</text:p>
          </table:table-cell>
          <table:table-cell table:style-name="ce13" table:formula="of:=IF([.A378]&lt;StereoRes;StereoF*(B/100)*CorrAccuracy/([.A378]*[.A378]);0)" office:value-type="float" office:value="0.0000962977959183673">
            <text:p>0.0001</text:p>
          </table:table-cell>
          <table:table-cell table:style-name="ce11" table:formula="of:=IF([.A378]&lt;StereoRes;2*ATAN((StereoRes-[.A378])/(2*StereoF))*180/3.14;0)" office:value-type="float" office:value="32.8891349949982">
            <text:p>32.88913499</text:p>
          </table:table-cell>
          <table:table-cell table:style-name="ce11" table:formula="of:=((StereoRes-2*[.A378])*[.B378]/(2*StereoF))-((-StereoRes*[.B378])/(2*StereoF))" office:value-type="float" office:value="0.0994285714285714">
            <text:p>0.09942857</text:p>
          </table:table-cell>
          <table:table-cell table:number-columns-repeated="252"/>
          <table:table-cell table:style-name="ce2" table:number-columns-repeated="767"/>
        </table:table-row>
        <table:table-row table:style-name="ro2">
          <table:table-cell table:style-name="ce6" office:value-type="float" office:value="351">
            <text:p>351</text:p>
          </table:table-cell>
          <table:table-cell table:style-name="ce11" table:formula="of:=IF([.A379]&lt;StereoRes;(B/100)*StereoF/[.A379];0)" office:value-type="float" office:value="0.168041025641026">
            <text:p>0.16804103</text:p>
          </table:table-cell>
          <table:table-cell table:style-name="ce13" table:formula="of:=IF([.A379]&lt;StereoRes;StereoF*(B/100)*CorrAccuracy/([.A379]*[.A379]);0)" office:value-type="float" office:value="0.0000957498721601286">
            <text:p>0.0001</text:p>
          </table:table-cell>
          <table:table-cell table:style-name="ce11" table:formula="of:=IF([.A379]&lt;StereoRes;2*ATAN((StereoRes-[.A379])/(2*StereoF))*180/3.14;0)" office:value-type="float" office:value="32.7818148754803">
            <text:p>32.78181488</text:p>
          </table:table-cell>
          <table:table-cell table:style-name="ce11" table:formula="of:=((StereoRes-2*[.A379])*[.B379]/(2*StereoF))-((-StereoRes*[.B379])/(2*StereoF))" office:value-type="float" office:value="0.0988034188034188">
            <text:p>0.09880342</text:p>
          </table:table-cell>
          <table:table-cell table:number-columns-repeated="252"/>
          <table:table-cell table:style-name="ce2" table:number-columns-repeated="767"/>
        </table:table-row>
        <table:table-row table:style-name="ro2">
          <table:table-cell table:style-name="ce6" office:value-type="float" office:value="352">
            <text:p>352</text:p>
          </table:table-cell>
          <table:table-cell table:style-name="ce11" table:formula="of:=IF([.A380]&lt;StereoRes;(B/100)*StereoF/[.A380];0)" office:value-type="float" office:value="0.167563636363636">
            <text:p>0.16756364</text:p>
          </table:table-cell>
          <table:table-cell table:style-name="ce13" table:formula="of:=IF([.A380]&lt;StereoRes;StereoF*(B/100)*CorrAccuracy/([.A380]*[.A380]);0)" office:value-type="float" office:value="0.0000952066115702479">
            <text:p>0.0001</text:p>
          </table:table-cell>
          <table:table-cell table:style-name="ce11" table:formula="of:=IF([.A380]&lt;StereoRes;2*ATAN((StereoRes-[.A380])/(2*StereoF))*180/3.14;0)" office:value-type="float" office:value="32.6744356562921">
            <text:p>32.67443566</text:p>
          </table:table-cell>
          <table:table-cell table:style-name="ce11" table:formula="of:=((StereoRes-2*[.A380])*[.B380]/(2*StereoF))-((-StereoRes*[.B380])/(2*StereoF))" office:value-type="float" office:value="0.0981818181818182">
            <text:p>0.09818182</text:p>
          </table:table-cell>
          <table:table-cell table:number-columns-repeated="252"/>
          <table:table-cell table:style-name="ce2" table:number-columns-repeated="767"/>
        </table:table-row>
        <table:table-row table:style-name="ro2">
          <table:table-cell table:style-name="ce6" office:value-type="float" office:value="353">
            <text:p>353</text:p>
          </table:table-cell>
          <table:table-cell table:style-name="ce11" table:formula="of:=IF([.A381]&lt;StereoRes;(B/100)*StereoF/[.A381];0)" office:value-type="float" office:value="0.16708895184136">
            <text:p>0.16708895</text:p>
          </table:table-cell>
          <table:table-cell table:style-name="ce13" table:formula="of:=IF([.A381]&lt;StereoRes;StereoF*(B/100)*CorrAccuracy/([.A381]*[.A381]);0)" office:value-type="float" office:value="0.0000946679613832067">
            <text:p>0.0001</text:p>
          </table:table-cell>
          <table:table-cell table:style-name="ce11" table:formula="of:=IF([.A381]&lt;StereoRes;2*ATAN((StereoRes-[.A381])/(2*StereoF))*180/3.14;0)" office:value-type="float" office:value="32.5669974771419">
            <text:p>32.56699748</text:p>
          </table:table-cell>
          <table:table-cell table:style-name="ce11" table:formula="of:=((StereoRes-2*[.A381])*[.B381]/(2*StereoF))-((-StereoRes*[.B381])/(2*StereoF))" office:value-type="float" office:value="0.0975637393767705">
            <text:p>0.09756374</text:p>
          </table:table-cell>
          <table:table-cell table:number-columns-repeated="252"/>
          <table:table-cell table:style-name="ce2" table:number-columns-repeated="767"/>
        </table:table-row>
        <table:table-row table:style-name="ro2">
          <table:table-cell table:style-name="ce6" office:value-type="float" office:value="354">
            <text:p>354</text:p>
          </table:table-cell>
          <table:table-cell table:style-name="ce11" table:formula="of:=IF([.A382]&lt;StereoRes;(B/100)*StereoF/[.A382];0)" office:value-type="float" office:value="0.166616949152542">
            <text:p>0.16661695</text:p>
          </table:table-cell>
          <table:table-cell table:style-name="ce13" table:formula="of:=IF([.A382]&lt;StereoRes;StereoF*(B/100)*CorrAccuracy/([.A382]*[.A382]);0)" office:value-type="float" office:value="0.0000941338695777075">
            <text:p>0.0001</text:p>
          </table:table-cell>
          <table:table-cell table:style-name="ce11" table:formula="of:=IF([.A382]&lt;StereoRes;2*ATAN((StereoRes-[.A382])/(2*StereoF))*180/3.14;0)" office:value-type="float" office:value="32.4595004783057">
            <text:p>32.45950048</text:p>
          </table:table-cell>
          <table:table-cell table:style-name="ce11" table:formula="of:=((StereoRes-2*[.A382])*[.B382]/(2*StereoF))-((-StereoRes*[.B382])/(2*StereoF))" office:value-type="float" office:value="0.0969491525423729">
            <text:p>0.09694915</text:p>
          </table:table-cell>
          <table:table-cell table:number-columns-repeated="252"/>
          <table:table-cell table:style-name="ce2" table:number-columns-repeated="767"/>
        </table:table-row>
        <table:table-row table:style-name="ro2">
          <table:table-cell table:style-name="ce6" office:value-type="float" office:value="355">
            <text:p>355</text:p>
          </table:table-cell>
          <table:table-cell table:style-name="ce11" table:formula="of:=IF([.A383]&lt;StereoRes;(B/100)*StereoF/[.A383];0)" office:value-type="float" office:value="0.166147605633803">
            <text:p>0.16614761</text:p>
          </table:table-cell>
          <table:table-cell table:style-name="ce13" table:formula="of:=IF([.A383]&lt;StereoRes;StereoF*(B/100)*CorrAccuracy/([.A383]*[.A383]);0)" office:value-type="float" office:value="0.0000936042848641143">
            <text:p>0.0001</text:p>
          </table:table-cell>
          <table:table-cell table:style-name="ce11" table:formula="of:=IF([.A383]&lt;StereoRes;2*ATAN((StereoRes-[.A383])/(2*StereoF))*180/3.14;0)" office:value-type="float" office:value="32.3519448006269">
            <text:p>32.35194480</text:p>
          </table:table-cell>
          <table:table-cell table:style-name="ce11" table:formula="of:=((StereoRes-2*[.A383])*[.B383]/(2*StereoF))-((-StereoRes*[.B383])/(2*StereoF))" office:value-type="float" office:value="0.0963380281690141">
            <text:p>0.09633803</text:p>
          </table:table-cell>
          <table:table-cell table:number-columns-repeated="252"/>
          <table:table-cell table:style-name="ce2" table:number-columns-repeated="767"/>
        </table:table-row>
        <table:table-row table:style-name="ro2">
          <table:table-cell table:style-name="ce6" office:value-type="float" office:value="356">
            <text:p>356</text:p>
          </table:table-cell>
          <table:table-cell table:style-name="ce11" table:formula="of:=IF([.A384]&lt;StereoRes;(B/100)*StereoF/[.A384];0)" office:value-type="float" office:value="0.165680898876405">
            <text:p>0.16568090</text:p>
          </table:table-cell>
          <table:table-cell table:style-name="ce13" table:formula="of:=IF([.A384]&lt;StereoRes;StereoF*(B/100)*CorrAccuracy/([.A384]*[.A384]);0)" office:value-type="float" office:value="0.0000930791566721374">
            <text:p>0.0001</text:p>
          </table:table-cell>
          <table:table-cell table:style-name="ce11" table:formula="of:=IF([.A384]&lt;StereoRes;2*ATAN((StereoRes-[.A384])/(2*StereoF))*180/3.14;0)" office:value-type="float" office:value="32.2443305855156">
            <text:p>32.24433059</text:p>
          </table:table-cell>
          <table:table-cell table:style-name="ce11" table:formula="of:=((StereoRes-2*[.A384])*[.B384]/(2*StereoF))-((-StereoRes*[.B384])/(2*StereoF))" office:value-type="float" office:value="0.0957303370786517">
            <text:p>0.09573034</text:p>
          </table:table-cell>
          <table:table-cell table:number-columns-repeated="252"/>
          <table:table-cell table:style-name="ce2" table:number-columns-repeated="767"/>
        </table:table-row>
        <table:table-row table:style-name="ro2">
          <table:table-cell table:style-name="ce6" office:value-type="float" office:value="357">
            <text:p>357</text:p>
          </table:table-cell>
          <table:table-cell table:style-name="ce11" table:formula="of:=IF([.A385]&lt;StereoRes;(B/100)*StereoF/[.A385];0)" office:value-type="float" office:value="0.165216806722689">
            <text:p>0.16521681</text:p>
          </table:table-cell>
          <table:table-cell table:style-name="ce13" table:formula="of:=IF([.A385]&lt;StereoRes;StereoF*(B/100)*CorrAccuracy/([.A385]*[.A385]);0)" office:value-type="float" office:value="0.0000925584351387614">
            <text:p>0.0001</text:p>
          </table:table-cell>
          <table:table-cell table:style-name="ce11" table:formula="of:=IF([.A385]&lt;StereoRes;2*ATAN((StereoRes-[.A385])/(2*StereoF))*180/3.14;0)" office:value-type="float" office:value="32.1366579749487">
            <text:p>32.13665797</text:p>
          </table:table-cell>
          <table:table-cell table:style-name="ce11" table:formula="of:=((StereoRes-2*[.A385])*[.B385]/(2*StereoF))-((-StereoRes*[.B385])/(2*StereoF))" office:value-type="float" office:value="0.0951260504201681">
            <text:p>0.09512605</text:p>
          </table:table-cell>
          <table:table-cell table:number-columns-repeated="252"/>
          <table:table-cell table:style-name="ce2" table:number-columns-repeated="767"/>
        </table:table-row>
        <table:table-row table:style-name="ro2">
          <table:table-cell table:style-name="ce6" office:value-type="float" office:value="358">
            <text:p>358</text:p>
          </table:table-cell>
          <table:table-cell table:style-name="ce11" table:formula="of:=IF([.A386]&lt;StereoRes;(B/100)*StereoF/[.A386];0)" office:value-type="float" office:value="0.16475530726257">
            <text:p>0.16475531</text:p>
          </table:table-cell>
          <table:table-cell table:style-name="ce13" table:formula="of:=IF([.A386]&lt;StereoRes;StereoF*(B/100)*CorrAccuracy/([.A386]*[.A386]);0)" office:value-type="float" office:value="0.0000920420710964077">
            <text:p>0.0001</text:p>
          </table:table-cell>
          <table:table-cell table:style-name="ce11" table:formula="of:=IF([.A386]&lt;StereoRes;2*ATAN((StereoRes-[.A386])/(2*StereoF))*180/3.14;0)" office:value-type="float" office:value="32.0289271114693">
            <text:p>32.02892711</text:p>
          </table:table-cell>
          <table:table-cell table:style-name="ce11" table:formula="of:=((StereoRes-2*[.A386])*[.B386]/(2*StereoF))-((-StereoRes*[.B386])/(2*StereoF))" office:value-type="float" office:value="0.0945251396648045">
            <text:p>0.09452514</text:p>
          </table:table-cell>
          <table:table-cell table:number-columns-repeated="252"/>
          <table:table-cell table:style-name="ce2" table:number-columns-repeated="767"/>
        </table:table-row>
        <table:table-row table:style-name="ro2">
          <table:table-cell table:style-name="ce6" office:value-type="float" office:value="359">
            <text:p>359</text:p>
          </table:table-cell>
          <table:table-cell table:style-name="ce11" table:formula="of:=IF([.A387]&lt;StereoRes;(B/100)*StereoF/[.A387];0)" office:value-type="float" office:value="0.164296378830084">
            <text:p>0.16429638</text:p>
          </table:table-cell>
          <table:table-cell table:style-name="ce13" table:formula="of:=IF([.A387]&lt;StereoRes;StereoF*(B/100)*CorrAccuracy/([.A387]*[.A387]);0)" office:value-type="float" office:value="0.0000915300160613279">
            <text:p>0.0001</text:p>
          </table:table-cell>
          <table:table-cell table:style-name="ce11" table:formula="of:=IF([.A387]&lt;StereoRes;2*ATAN((StereoRes-[.A387])/(2*StereoF))*180/3.14;0)" office:value-type="float" office:value="31.9211381381859">
            <text:p>31.92113814</text:p>
          </table:table-cell>
          <table:table-cell table:style-name="ce11" table:formula="of:=((StereoRes-2*[.A387])*[.B387]/(2*StereoF))-((-StereoRes*[.B387])/(2*StereoF))" office:value-type="float" office:value="0.0939275766016713">
            <text:p>0.09392758</text:p>
          </table:table-cell>
          <table:table-cell table:number-columns-repeated="252"/>
          <table:table-cell table:style-name="ce2" table:number-columns-repeated="767"/>
        </table:table-row>
        <table:table-row table:style-name="ro2">
          <table:table-cell table:style-name="ce6" office:value-type="float" office:value="360">
            <text:p>360</text:p>
          </table:table-cell>
          <table:table-cell table:style-name="ce11" table:formula="of:=IF([.A388]&lt;StereoRes;(B/100)*StereoF/[.A388];0)" office:value-type="float" office:value="0.16384">
            <text:p>0.16384000</text:p>
          </table:table-cell>
          <table:table-cell table:style-name="ce13" table:formula="of:=IF([.A388]&lt;StereoRes;StereoF*(B/100)*CorrAccuracy/([.A388]*[.A388]);0)" office:value-type="float" office:value="0.0000910222222222222">
            <text:p>0.0001</text:p>
          </table:table-cell>
          <table:table-cell table:style-name="ce11" table:formula="of:=IF([.A388]&lt;StereoRes;2*ATAN((StereoRes-[.A388])/(2*StereoF))*180/3.14;0)" office:value-type="float" office:value="31.8132911987727">
            <text:p>31.81329120</text:p>
          </table:table-cell>
          <table:table-cell table:style-name="ce11" table:formula="of:=((StereoRes-2*[.A388])*[.B388]/(2*StereoF))-((-StereoRes*[.B388])/(2*StereoF))" office:value-type="float" office:value="0.0933333333333333">
            <text:p>0.09333333</text:p>
          </table:table-cell>
          <table:table-cell table:number-columns-repeated="252"/>
          <table:table-cell table:style-name="ce2" table:number-columns-repeated="767"/>
        </table:table-row>
        <table:table-row table:style-name="ro2">
          <table:table-cell table:style-name="ce6" office:value-type="float" office:value="361">
            <text:p>361</text:p>
          </table:table-cell>
          <table:table-cell table:style-name="ce11" table:formula="of:=IF([.A389]&lt;StereoRes;(B/100)*StereoF/[.A389];0)" office:value-type="float" office:value="0.163386149584488">
            <text:p>0.16338615</text:p>
          </table:table-cell>
          <table:table-cell table:style-name="ce13" table:formula="of:=IF([.A389]&lt;StereoRes;StereoF*(B/100)*CorrAccuracy/([.A389]*[.A389]);0)" office:value-type="float" office:value="0.000090518642429079">
            <text:p>0.0001</text:p>
          </table:table-cell>
          <table:table-cell table:style-name="ce11" table:formula="of:=IF([.A389]&lt;StereoRes;2*ATAN((StereoRes-[.A389])/(2*StereoF))*180/3.14;0)" office:value-type="float" office:value="31.7053864374687">
            <text:p>31.70538644</text:p>
          </table:table-cell>
          <table:table-cell table:style-name="ce11" table:formula="of:=((StereoRes-2*[.A389])*[.B389]/(2*StereoF))-((-StereoRes*[.B389])/(2*StereoF))" office:value-type="float" office:value="0.0927423822714681">
            <text:p>0.09274238</text:p>
          </table:table-cell>
          <table:table-cell table:number-columns-repeated="252"/>
          <table:table-cell table:style-name="ce2" table:number-columns-repeated="767"/>
        </table:table-row>
        <table:table-row table:style-name="ro2">
          <table:table-cell table:style-name="ce6" office:value-type="float" office:value="362">
            <text:p>362</text:p>
          </table:table-cell>
          <table:table-cell table:style-name="ce11" table:formula="of:=IF([.A390]&lt;StereoRes;(B/100)*StereoF/[.A390];0)" office:value-type="float" office:value="0.162934806629834">
            <text:p>0.16293481</text:p>
          </table:table-cell>
          <table:table-cell table:style-name="ce13" table:formula="of:=IF([.A390]&lt;StereoRes;StereoF*(B/100)*CorrAccuracy/([.A390]*[.A390]);0)" office:value-type="float" office:value="0.0000900192301822289">
            <text:p>0.0001</text:p>
          </table:table-cell>
          <table:table-cell table:style-name="ce11" table:formula="of:=IF([.A390]&lt;StereoRes;2*ATAN((StereoRes-[.A390])/(2*StereoF))*180/3.14;0)" office:value-type="float" office:value="31.5974239990773">
            <text:p>31.59742400</text:p>
          </table:table-cell>
          <table:table-cell table:style-name="ce11" table:formula="of:=((StereoRes-2*[.A390])*[.B390]/(2*StereoF))-((-StereoRes*[.B390])/(2*StereoF))" office:value-type="float" office:value="0.0921546961325967">
            <text:p>0.09215470</text:p>
          </table:table-cell>
          <table:table-cell table:number-columns-repeated="252"/>
          <table:table-cell table:style-name="ce2" table:number-columns-repeated="767"/>
        </table:table-row>
        <table:table-row table:style-name="ro2">
          <table:table-cell table:style-name="ce6" office:value-type="float" office:value="363">
            <text:p>363</text:p>
          </table:table-cell>
          <table:table-cell table:style-name="ce11" table:formula="of:=IF([.A391]&lt;StereoRes;(B/100)*StereoF/[.A391];0)" office:value-type="float" office:value="0.162485950413223">
            <text:p>0.16248595</text:p>
          </table:table-cell>
          <table:table-cell table:style-name="ce13" table:formula="of:=IF([.A391]&lt;StereoRes;StereoF*(B/100)*CorrAccuracy/([.A391]*[.A391]);0)" office:value-type="float" office:value="0.0000895239396216106">
            <text:p>0.0001</text:p>
          </table:table-cell>
          <table:table-cell table:style-name="ce11" table:formula="of:=IF([.A391]&lt;StereoRes;2*ATAN((StereoRes-[.A391])/(2*StereoF))*180/3.14;0)" office:value-type="float" office:value="31.4894040289658">
            <text:p>31.48940403</text:p>
          </table:table-cell>
          <table:table-cell table:style-name="ce11" table:formula="of:=((StereoRes-2*[.A391])*[.B391]/(2*StereoF))-((-StereoRes*[.B391])/(2*StereoF))" office:value-type="float" office:value="0.0915702479338843">
            <text:p>0.09157025</text:p>
          </table:table-cell>
          <table:table-cell table:number-columns-repeated="252"/>
          <table:table-cell table:style-name="ce2" table:number-columns-repeated="767"/>
        </table:table-row>
        <table:table-row table:style-name="ro2">
          <table:table-cell table:style-name="ce6" office:value-type="float" office:value="364">
            <text:p>364</text:p>
          </table:table-cell>
          <table:table-cell table:style-name="ce11" table:formula="of:=IF([.A392]&lt;StereoRes;(B/100)*StereoF/[.A392];0)" office:value-type="float" office:value="0.16203956043956">
            <text:p>0.16203956</text:p>
          </table:table-cell>
          <table:table-cell table:style-name="ce13" table:formula="of:=IF([.A392]&lt;StereoRes;StereoF*(B/100)*CorrAccuracy/([.A392]*[.A392]);0)" office:value-type="float" office:value="0.000089032725516242">
            <text:p>0.0001</text:p>
          </table:table-cell>
          <table:table-cell table:style-name="ce11" table:formula="of:=IF([.A392]&lt;StereoRes;2*ATAN((StereoRes-[.A392])/(2*StereoF))*180/3.14;0)" office:value-type="float" office:value="31.3813266730652">
            <text:p>31.38132667</text:p>
          </table:table-cell>
          <table:table-cell table:style-name="ce11" table:formula="of:=((StereoRes-2*[.A392])*[.B392]/(2*StereoF))-((-StereoRes*[.B392])/(2*StereoF))" office:value-type="float" office:value="0.090989010989011">
            <text:p>0.09098901</text:p>
          </table:table-cell>
          <table:table-cell table:number-columns-repeated="252"/>
          <table:table-cell table:style-name="ce2" table:number-columns-repeated="767"/>
        </table:table-row>
        <table:table-row table:style-name="ro2">
          <table:table-cell table:style-name="ce6" office:value-type="float" office:value="365">
            <text:p>365</text:p>
          </table:table-cell>
          <table:table-cell table:style-name="ce11" table:formula="of:=IF([.A393]&lt;StereoRes;(B/100)*StereoF/[.A393];0)" office:value-type="float" office:value="0.161595616438356">
            <text:p>0.16159562</text:p>
          </table:table-cell>
          <table:table-cell table:style-name="ce13" table:formula="of:=IF([.A393]&lt;StereoRes;StereoF*(B/100)*CorrAccuracy/([.A393]*[.A393]);0)" office:value-type="float" office:value="0.0000885455432538938">
            <text:p>0.0001</text:p>
          </table:table-cell>
          <table:table-cell table:style-name="ce11" table:formula="of:=IF([.A393]&lt;StereoRes;2*ATAN((StereoRes-[.A393])/(2*StereoF))*180/3.14;0)" office:value-type="float" office:value="31.2731920778695">
            <text:p>31.27319208</text:p>
          </table:table-cell>
          <table:table-cell table:style-name="ce11" table:formula="of:=((StereoRes-2*[.A393])*[.B393]/(2*StereoF))-((-StereoRes*[.B393])/(2*StereoF))" office:value-type="float" office:value="0.0904109589041096">
            <text:p>0.09041096</text:p>
          </table:table-cell>
          <table:table-cell table:number-columns-repeated="252"/>
          <table:table-cell table:style-name="ce2" table:number-columns-repeated="767"/>
        </table:table-row>
        <table:table-row table:style-name="ro2">
          <table:table-cell table:style-name="ce6" office:value-type="float" office:value="366">
            <text:p>366</text:p>
          </table:table-cell>
          <table:table-cell table:style-name="ce11" table:formula="of:=IF([.A394]&lt;StereoRes;(B/100)*StereoF/[.A394];0)" office:value-type="float" office:value="0.161154098360656">
            <text:p>0.16115410</text:p>
          </table:table-cell>
          <table:table-cell table:style-name="ce13" table:formula="of:=IF([.A394]&lt;StereoRes;StereoF*(B/100)*CorrAccuracy/([.A394]*[.A394]);0)" office:value-type="float" office:value="0.0000880623488309594">
            <text:p>0.0001</text:p>
          </table:table-cell>
          <table:table-cell table:style-name="ce11" table:formula="of:=IF([.A394]&lt;StereoRes;2*ATAN((StereoRes-[.A394])/(2*StereoF))*180/3.14;0)" office:value-type="float" office:value="31.1650003904354">
            <text:p>31.16500039</text:p>
          </table:table-cell>
          <table:table-cell table:style-name="ce11" table:formula="of:=((StereoRes-2*[.A394])*[.B394]/(2*StereoF))-((-StereoRes*[.B394])/(2*StereoF))" office:value-type="float" office:value="0.0898360655737705">
            <text:p>0.08983607</text:p>
          </table:table-cell>
          <table:table-cell table:number-columns-repeated="252"/>
          <table:table-cell table:style-name="ce2" table:number-columns-repeated="767"/>
        </table:table-row>
        <table:table-row table:style-name="ro2">
          <table:table-cell table:style-name="ce6" office:value-type="float" office:value="367">
            <text:p>367</text:p>
          </table:table-cell>
          <table:table-cell table:style-name="ce11" table:formula="of:=IF([.A395]&lt;StereoRes;(B/100)*StereoF/[.A395];0)" office:value-type="float" office:value="0.160714986376022">
            <text:p>0.16071499</text:p>
          </table:table-cell>
          <table:table-cell table:style-name="ce13" table:formula="of:=IF([.A395]&lt;StereoRes;StereoF*(B/100)*CorrAccuracy/([.A395]*[.A395]);0)" office:value-type="float" office:value="0.0000875830988425187">
            <text:p>0.0001</text:p>
          </table:table-cell>
          <table:table-cell table:style-name="ce11" table:formula="of:=IF([.A395]&lt;StereoRes;2*ATAN((StereoRes-[.A395])/(2*StereoF))*180/3.14;0)" office:value-type="float" office:value="31.0567517583813">
            <text:p>31.05675176</text:p>
          </table:table-cell>
          <table:table-cell table:style-name="ce11" table:formula="of:=((StereoRes-2*[.A395])*[.B395]/(2*StereoF))-((-StereoRes*[.B395])/(2*StereoF))" office:value-type="float" office:value="0.0892643051771117">
            <text:p>0.08926431</text:p>
          </table:table-cell>
          <table:table-cell table:number-columns-repeated="252"/>
          <table:table-cell table:style-name="ce2" table:number-columns-repeated="767"/>
        </table:table-row>
        <table:table-row table:style-name="ro2">
          <table:table-cell table:style-name="ce6" office:value-type="float" office:value="368">
            <text:p>368</text:p>
          </table:table-cell>
          <table:table-cell table:style-name="ce11" table:formula="of:=IF([.A396]&lt;StereoRes;(B/100)*StereoF/[.A396];0)" office:value-type="float" office:value="0.160278260869565">
            <text:p>0.16027826</text:p>
          </table:table-cell>
          <table:table-cell table:style-name="ce13" table:formula="of:=IF([.A396]&lt;StereoRes;StereoF*(B/100)*CorrAccuracy/([.A396]*[.A396]);0)" office:value-type="float" office:value="0.0000871077504725898">
            <text:p>0.0001</text:p>
          </table:table-cell>
          <table:table-cell table:style-name="ce11" table:formula="of:=IF([.A396]&lt;StereoRes;2*ATAN((StereoRes-[.A396])/(2*StereoF))*180/3.14;0)" office:value-type="float" office:value="30.9484463298875">
            <text:p>30.94844633</text:p>
          </table:table-cell>
          <table:table-cell table:style-name="ce11" table:formula="of:=((StereoRes-2*[.A396])*[.B396]/(2*StereoF))-((-StereoRes*[.B396])/(2*StereoF))" office:value-type="float" office:value="0.088695652173913">
            <text:p>0.08869565</text:p>
          </table:table-cell>
          <table:table-cell table:number-columns-repeated="252"/>
          <table:table-cell table:style-name="ce2" table:number-columns-repeated="767"/>
        </table:table-row>
        <table:table-row table:style-name="ro2">
          <table:table-cell table:style-name="ce6" office:value-type="float" office:value="369">
            <text:p>369</text:p>
          </table:table-cell>
          <table:table-cell table:style-name="ce11" table:formula="of:=IF([.A397]&lt;StereoRes;(B/100)*StereoF/[.A397];0)" office:value-type="float" office:value="0.159843902439024">
            <text:p>0.15984390</text:p>
          </table:table-cell>
          <table:table-cell table:style-name="ce13" table:formula="of:=IF([.A397]&lt;StereoRes;StereoF*(B/100)*CorrAccuracy/([.A397]*[.A397]);0)" office:value-type="float" office:value="0.0000866362614845661">
            <text:p>0.0001</text:p>
          </table:table-cell>
          <table:table-cell table:style-name="ce11" table:formula="of:=IF([.A397]&lt;StereoRes;2*ATAN((StereoRes-[.A397])/(2*StereoF))*180/3.14;0)" office:value-type="float" office:value="30.8400842536952">
            <text:p>30.84008425</text:p>
          </table:table-cell>
          <table:table-cell table:style-name="ce11" table:formula="of:=((StereoRes-2*[.A397])*[.B397]/(2*StereoF))-((-StereoRes*[.B397])/(2*StereoF))" office:value-type="float" office:value="0.088130081300813">
            <text:p>0.08813008</text:p>
          </table:table-cell>
          <table:table-cell table:number-columns-repeated="252"/>
          <table:table-cell table:style-name="ce2" table:number-columns-repeated="767"/>
        </table:table-row>
        <table:table-row table:style-name="ro2">
          <table:table-cell table:style-name="ce6" office:value-type="float" office:value="370">
            <text:p>370</text:p>
          </table:table-cell>
          <table:table-cell table:style-name="ce11" table:formula="of:=IF([.A398]&lt;StereoRes;(B/100)*StereoF/[.A398];0)" office:value-type="float" office:value="0.159411891891892">
            <text:p>0.15941189</text:p>
          </table:table-cell>
          <table:table-cell table:style-name="ce13" table:formula="of:=IF([.A398]&lt;StereoRes;StereoF*(B/100)*CorrAccuracy/([.A398]*[.A398]);0)" office:value-type="float" office:value="0.0000861685902118335">
            <text:p>0.0001</text:p>
          </table:table-cell>
          <table:table-cell table:style-name="ce11" table:formula="of:=IF([.A398]&lt;StereoRes;2*ATAN((StereoRes-[.A398])/(2*StereoF))*180/3.14;0)" office:value-type="float" office:value="30.7316656791059">
            <text:p>30.73166568</text:p>
          </table:table-cell>
          <table:table-cell table:style-name="ce11" table:formula="of:=((StereoRes-2*[.A398])*[.B398]/(2*StereoF))-((-StereoRes*[.B398])/(2*StereoF))" office:value-type="float" office:value="0.0875675675675676">
            <text:p>0.08756757</text:p>
          </table:table-cell>
          <table:table-cell table:number-columns-repeated="252"/>
          <table:table-cell table:style-name="ce2" table:number-columns-repeated="767"/>
        </table:table-row>
        <table:table-row table:style-name="ro2">
          <table:table-cell table:style-name="ce6" office:value-type="float" office:value="371">
            <text:p>371</text:p>
          </table:table-cell>
          <table:table-cell table:style-name="ce11" table:formula="of:=IF([.A399]&lt;StereoRes;(B/100)*StereoF/[.A399];0)" office:value-type="float" office:value="0.158982210242588">
            <text:p>0.15898221</text:p>
          </table:table-cell>
          <table:table-cell table:style-name="ce13" table:formula="of:=IF([.A399]&lt;StereoRes;StereoF*(B/100)*CorrAccuracy/([.A399]*[.A399]);0)" office:value-type="float" office:value="0.0000857046955485647">
            <text:p>0.0001</text:p>
          </table:table-cell>
          <table:table-cell table:style-name="ce11" table:formula="of:=IF([.A399]&lt;StereoRes;2*ATAN((StereoRes-[.A399])/(2*StereoF))*180/3.14;0)" office:value-type="float" office:value="30.6231907559813">
            <text:p>30.62319076</text:p>
          </table:table-cell>
          <table:table-cell table:style-name="ce11" table:formula="of:=((StereoRes-2*[.A399])*[.B399]/(2*StereoF))-((-StereoRes*[.B399])/(2*StereoF))" office:value-type="float" office:value="0.0870080862533693">
            <text:p>0.08700809</text:p>
          </table:table-cell>
          <table:table-cell table:number-columns-repeated="252"/>
          <table:table-cell table:style-name="ce2" table:number-columns-repeated="767"/>
        </table:table-row>
        <table:table-row table:style-name="ro2">
          <table:table-cell table:style-name="ce6" office:value-type="float" office:value="372">
            <text:p>372</text:p>
          </table:table-cell>
          <table:table-cell table:style-name="ce11" table:formula="of:=IF([.A400]&lt;StereoRes;(B/100)*StereoF/[.A400];0)" office:value-type="float" office:value="0.158554838709677">
            <text:p>0.15855484</text:p>
          </table:table-cell>
          <table:table-cell table:style-name="ce13" table:formula="of:=IF([.A400]&lt;StereoRes;StereoF*(B/100)*CorrAccuracy/([.A400]*[.A400]);0)" office:value-type="float" office:value="0.0000852445369406868">
            <text:p>0.0001</text:p>
          </table:table-cell>
          <table:table-cell table:style-name="ce11" table:formula="of:=IF([.A400]&lt;StereoRes;2*ATAN((StereoRes-[.A400])/(2*StereoF))*180/3.14;0)" office:value-type="float" office:value="30.5146596347422">
            <text:p>30.51465963</text:p>
          </table:table-cell>
          <table:table-cell table:style-name="ce11" table:formula="of:=((StereoRes-2*[.A400])*[.B400]/(2*StereoF))-((-StereoRes*[.B400])/(2*StereoF))" office:value-type="float" office:value="0.0864516129032258">
            <text:p>0.08645161</text:p>
          </table:table-cell>
          <table:table-cell table:number-columns-repeated="252"/>
          <table:table-cell table:style-name="ce2" table:number-columns-repeated="767"/>
        </table:table-row>
        <table:table-row table:style-name="ro2">
          <table:table-cell table:style-name="ce6" office:value-type="float" office:value="373">
            <text:p>373</text:p>
          </table:table-cell>
          <table:table-cell table:style-name="ce11" table:formula="of:=IF([.A401]&lt;StereoRes;(B/100)*StereoF/[.A401];0)" office:value-type="float" office:value="0.158129758713137">
            <text:p>0.15812976</text:p>
          </table:table-cell>
          <table:table-cell table:style-name="ce13" table:formula="of:=IF([.A401]&lt;StereoRes;StereoF*(B/100)*CorrAccuracy/([.A401]*[.A401]);0)" office:value-type="float" office:value="0.000084788074377017">
            <text:p>0.0001</text:p>
          </table:table-cell>
          <table:table-cell table:style-name="ce11" table:formula="of:=IF([.A401]&lt;StereoRes;2*ATAN((StereoRes-[.A401])/(2*StereoF))*180/3.14;0)" office:value-type="float" office:value="30.4060724663683">
            <text:p>30.40607247</text:p>
          </table:table-cell>
          <table:table-cell table:style-name="ce11" table:formula="of:=((StereoRes-2*[.A401])*[.B401]/(2*StereoF))-((-StereoRes*[.B401])/(2*StereoF))" office:value-type="float" office:value="0.0858981233243968">
            <text:p>0.08589812</text:p>
          </table:table-cell>
          <table:table-cell table:number-columns-repeated="252"/>
          <table:table-cell table:style-name="ce2" table:number-columns-repeated="767"/>
        </table:table-row>
        <table:table-row table:style-name="ro2">
          <table:table-cell table:style-name="ce6" office:value-type="float" office:value="374">
            <text:p>374</text:p>
          </table:table-cell>
          <table:table-cell table:style-name="ce11" table:formula="of:=IF([.A402]&lt;StereoRes;(B/100)*StereoF/[.A402];0)" office:value-type="float" office:value="0.157706951871658">
            <text:p>0.15770695</text:p>
          </table:table-cell>
          <table:table-cell table:style-name="ce13" table:formula="of:=IF([.A402]&lt;StereoRes;StereoF*(B/100)*CorrAccuracy/([.A402]*[.A402]);0)" office:value-type="float" office:value="0.0000843352683805657">
            <text:p>0.0001</text:p>
          </table:table-cell>
          <table:table-cell table:style-name="ce11" table:formula="of:=IF([.A402]&lt;StereoRes;2*ATAN((StereoRes-[.A402])/(2*StereoF))*180/3.14;0)" office:value-type="float" office:value="30.2974294023976">
            <text:p>30.29742940</text:p>
          </table:table-cell>
          <table:table-cell table:style-name="ce11" table:formula="of:=((StereoRes-2*[.A402])*[.B402]/(2*StereoF))-((-StereoRes*[.B402])/(2*StereoF))" office:value-type="float" office:value="0.0853475935828877">
            <text:p>0.08534759</text:p>
          </table:table-cell>
          <table:table-cell table:number-columns-repeated="252"/>
          <table:table-cell table:style-name="ce2" table:number-columns-repeated="767"/>
        </table:table-row>
        <table:table-row table:style-name="ro2">
          <table:table-cell table:style-name="ce6" office:value-type="float" office:value="375">
            <text:p>375</text:p>
          </table:table-cell>
          <table:table-cell table:style-name="ce11" table:formula="of:=IF([.A403]&lt;StereoRes;(B/100)*StereoF/[.A403];0)" office:value-type="float" office:value="0.1572864">
            <text:p>0.15728640</text:p>
          </table:table-cell>
          <table:table-cell table:style-name="ce13" table:formula="of:=IF([.A403]&lt;StereoRes;StereoF*(B/100)*CorrAccuracy/([.A403]*[.A403]);0)" office:value-type="float" office:value="0.00008388608">
            <text:p>0.0001</text:p>
          </table:table-cell>
          <table:table-cell table:style-name="ce11" table:formula="of:=IF([.A403]&lt;StereoRes;2*ATAN((StereoRes-[.A403])/(2*StereoF))*180/3.14;0)" office:value-type="float" office:value="30.1887305949255">
            <text:p>30.18873059</text:p>
          </table:table-cell>
          <table:table-cell table:style-name="ce11" table:formula="of:=((StereoRes-2*[.A403])*[.B403]/(2*StereoF))-((-StereoRes*[.B403])/(2*StereoF))" office:value-type="float" office:value="0.0848">
            <text:p>0.08480000</text:p>
          </table:table-cell>
          <table:table-cell table:number-columns-repeated="252"/>
          <table:table-cell table:style-name="ce2" table:number-columns-repeated="767"/>
        </table:table-row>
        <table:table-row table:style-name="ro2">
          <table:table-cell table:style-name="ce6" office:value-type="float" office:value="376">
            <text:p>376</text:p>
          </table:table-cell>
          <table:table-cell table:style-name="ce11" table:formula="of:=IF([.A404]&lt;StereoRes;(B/100)*StereoF/[.A404];0)" office:value-type="float" office:value="0.156868085106383">
            <text:p>0.15686809</text:p>
          </table:table-cell>
          <table:table-cell table:style-name="ce13" table:formula="of:=IF([.A404]&lt;StereoRes;StereoF*(B/100)*CorrAccuracy/([.A404]*[.A404]);0)" office:value-type="float" office:value="0.0000834404708012676">
            <text:p>0.0001</text:p>
          </table:table-cell>
          <table:table-cell table:style-name="ce11" table:formula="of:=IF([.A404]&lt;StereoRes;2*ATAN((StereoRes-[.A404])/(2*StereoF))*180/3.14;0)" office:value-type="float" office:value="30.0799761966044">
            <text:p>30.07997620</text:p>
          </table:table-cell>
          <table:table-cell table:style-name="ce11" table:formula="of:=((StereoRes-2*[.A404])*[.B404]/(2*StereoF))-((-StereoRes*[.B404])/(2*StereoF))" office:value-type="float" office:value="0.0842553191489362">
            <text:p>0.08425532</text:p>
          </table:table-cell>
          <table:table-cell table:number-columns-repeated="252"/>
          <table:table-cell table:style-name="ce2" table:number-columns-repeated="767"/>
        </table:table-row>
        <table:table-row table:style-name="ro2">
          <table:table-cell table:style-name="ce6" office:value-type="float" office:value="377">
            <text:p>377</text:p>
          </table:table-cell>
          <table:table-cell table:style-name="ce11" table:formula="of:=IF([.A405]&lt;StereoRes;(B/100)*StereoF/[.A405];0)" office:value-type="float" office:value="0.15645198938992">
            <text:p>0.15645199</text:p>
          </table:table-cell>
          <table:table-cell table:style-name="ce13" table:formula="of:=IF([.A405]&lt;StereoRes;StereoF*(B/100)*CorrAccuracy/([.A405]*[.A405]);0)" office:value-type="float" office:value="0.0000829984028593742">
            <text:p>0.0001</text:p>
          </table:table-cell>
          <table:table-cell table:style-name="ce11" table:formula="of:=IF([.A405]&lt;StereoRes;2*ATAN((StereoRes-[.A405])/(2*StereoF))*180/3.14;0)" office:value-type="float" office:value="29.9711663606431">
            <text:p>29.97116636</text:p>
          </table:table-cell>
          <table:table-cell table:style-name="ce11" table:formula="of:=((StereoRes-2*[.A405])*[.B405]/(2*StereoF))-((-StereoRes*[.B405])/(2*StereoF))" office:value-type="float" office:value="0.0837135278514589">
            <text:p>0.08371353</text:p>
          </table:table-cell>
          <table:table-cell table:number-columns-repeated="252"/>
          <table:table-cell table:style-name="ce2" table:number-columns-repeated="767"/>
        </table:table-row>
        <table:table-row table:style-name="ro2">
          <table:table-cell table:style-name="ce6" office:value-type="float" office:value="378">
            <text:p>378</text:p>
          </table:table-cell>
          <table:table-cell table:style-name="ce11" table:formula="of:=IF([.A406]&lt;StereoRes;(B/100)*StereoF/[.A406];0)" office:value-type="float" office:value="0.156038095238095">
            <text:p>0.15603810</text:p>
          </table:table-cell>
          <table:table-cell table:style-name="ce13" table:formula="of:=IF([.A406]&lt;StereoRes;StereoF*(B/100)*CorrAccuracy/([.A406]*[.A406]);0)" office:value-type="float" office:value="0.000082559838750315">
            <text:p>0.0001</text:p>
          </table:table-cell>
          <table:table-cell table:style-name="ce11" table:formula="of:=IF([.A406]&lt;StereoRes;2*ATAN((StereoRes-[.A406])/(2*StereoF))*180/3.14;0)" office:value-type="float" office:value="29.8623012408061">
            <text:p>29.86230124</text:p>
          </table:table-cell>
          <table:table-cell table:style-name="ce11" table:formula="of:=((StereoRes-2*[.A406])*[.B406]/(2*StereoF))-((-StereoRes*[.B406])/(2*StereoF))" office:value-type="float" office:value="0.0831746031746032">
            <text:p>0.08317460</text:p>
          </table:table-cell>
          <table:table-cell table:number-columns-repeated="252"/>
          <table:table-cell table:style-name="ce2" table:number-columns-repeated="767"/>
        </table:table-row>
        <table:table-row table:style-name="ro2">
          <table:table-cell table:style-name="ce6" office:value-type="float" office:value="379">
            <text:p>379</text:p>
          </table:table-cell>
          <table:table-cell table:style-name="ce11" table:formula="of:=IF([.A407]&lt;StereoRes;(B/100)*StereoF/[.A407];0)" office:value-type="float" office:value="0.155626385224274">
            <text:p>0.15562639</text:p>
          </table:table-cell>
          <table:table-cell table:style-name="ce13" table:formula="of:=IF([.A407]&lt;StereoRes;StereoF*(B/100)*CorrAccuracy/([.A407]*[.A407]);0)" office:value-type="float" office:value="0.0000821247415431527">
            <text:p>0.0001</text:p>
          </table:table-cell>
          <table:table-cell table:style-name="ce11" table:formula="of:=IF([.A407]&lt;StereoRes;2*ATAN((StereoRes-[.A407])/(2*StereoF))*180/3.14;0)" office:value-type="float" office:value="29.753380991413">
            <text:p>29.75338099</text:p>
          </table:table-cell>
          <table:table-cell table:style-name="ce11" table:formula="of:=((StereoRes-2*[.A407])*[.B407]/(2*StereoF))-((-StereoRes*[.B407])/(2*StereoF))" office:value-type="float" office:value="0.0826385224274407">
            <text:p>0.08263852</text:p>
          </table:table-cell>
          <table:table-cell table:number-columns-repeated="252"/>
          <table:table-cell table:style-name="ce2" table:number-columns-repeated="767"/>
        </table:table-row>
        <table:table-row table:style-name="ro2">
          <table:table-cell table:style-name="ce6" office:value-type="float" office:value="380">
            <text:p>380</text:p>
          </table:table-cell>
          <table:table-cell table:style-name="ce11" table:formula="of:=IF([.A408]&lt;StereoRes;(B/100)*StereoF/[.A408];0)" office:value-type="float" office:value="0.155216842105263">
            <text:p>0.15521684</text:p>
          </table:table-cell>
          <table:table-cell table:style-name="ce13" table:formula="of:=IF([.A408]&lt;StereoRes;StereoF*(B/100)*CorrAccuracy/([.A408]*[.A408]);0)" office:value-type="float" office:value="0.0000816930747922438">
            <text:p>0.0001</text:p>
          </table:table-cell>
          <table:table-cell table:style-name="ce11" table:formula="of:=IF([.A408]&lt;StereoRes;2*ATAN((StereoRes-[.A408])/(2*StereoF))*180/3.14;0)" office:value-type="float" office:value="29.6444057673376">
            <text:p>29.64440577</text:p>
          </table:table-cell>
          <table:table-cell table:style-name="ce11" table:formula="of:=((StereoRes-2*[.A408])*[.B408]/(2*StereoF))-((-StereoRes*[.B408])/(2*StereoF))" office:value-type="float" office:value="0.0821052631578947">
            <text:p>0.08210526</text:p>
          </table:table-cell>
          <table:table-cell table:number-columns-repeated="252"/>
          <table:table-cell table:style-name="ce2" table:number-columns-repeated="767"/>
        </table:table-row>
        <table:table-row table:style-name="ro2">
          <table:table-cell table:style-name="ce6" office:value-type="float" office:value="381">
            <text:p>381</text:p>
          </table:table-cell>
          <table:table-cell table:style-name="ce11" table:formula="of:=IF([.A409]&lt;StereoRes;(B/100)*StereoF/[.A409];0)" office:value-type="float" office:value="0.154809448818898">
            <text:p>0.15480945</text:p>
          </table:table-cell>
          <table:table-cell table:style-name="ce13" table:formula="of:=IF([.A409]&lt;StereoRes;StereoF*(B/100)*CorrAccuracy/([.A409]*[.A409]);0)" office:value-type="float" office:value="0.0000812648025296051">
            <text:p>0.0001</text:p>
          </table:table-cell>
          <table:table-cell table:style-name="ce11" table:formula="of:=IF([.A409]&lt;StereoRes;2*ATAN((StereoRes-[.A409])/(2*StereoF))*180/3.14;0)" office:value-type="float" office:value="29.5353757240076">
            <text:p>29.53537572</text:p>
          </table:table-cell>
          <table:table-cell table:style-name="ce11" table:formula="of:=((StereoRes-2*[.A409])*[.B409]/(2*StereoF))-((-StereoRes*[.B409])/(2*StereoF))" office:value-type="float" office:value="0.0815748031496063">
            <text:p>0.08157480</text:p>
          </table:table-cell>
          <table:table-cell table:number-columns-repeated="252"/>
          <table:table-cell table:style-name="ce2" table:number-columns-repeated="767"/>
        </table:table-row>
        <table:table-row table:style-name="ro2">
          <table:table-cell table:style-name="ce6" office:value-type="float" office:value="382">
            <text:p>382</text:p>
          </table:table-cell>
          <table:table-cell table:style-name="ce11" table:formula="of:=IF([.A410]&lt;StereoRes;(B/100)*StereoF/[.A410];0)" office:value-type="float" office:value="0.154404188481675">
            <text:p>0.15440419</text:p>
          </table:table-cell>
          <table:table-cell table:style-name="ce13" table:formula="of:=IF([.A410]&lt;StereoRes;StereoF*(B/100)*CorrAccuracy/([.A410]*[.A410]);0)" office:value-type="float" office:value="0.0000808398892574217">
            <text:p>0.0001</text:p>
          </table:table-cell>
          <table:table-cell table:style-name="ce11" table:formula="of:=IF([.A410]&lt;StereoRes;2*ATAN((StereoRes-[.A410])/(2*StereoF))*180/3.14;0)" office:value-type="float" office:value="29.4262910174038">
            <text:p>29.42629102</text:p>
          </table:table-cell>
          <table:table-cell table:style-name="ce11" table:formula="of:=((StereoRes-2*[.A410])*[.B410]/(2*StereoF))-((-StereoRes*[.B410])/(2*StereoF))" office:value-type="float" office:value="0.0810471204188482">
            <text:p>0.08104712</text:p>
          </table:table-cell>
          <table:table-cell table:number-columns-repeated="252"/>
          <table:table-cell table:style-name="ce2" table:number-columns-repeated="767"/>
        </table:table-row>
        <table:table-row table:style-name="ro2">
          <table:table-cell table:style-name="ce6" office:value-type="float" office:value="383">
            <text:p>383</text:p>
          </table:table-cell>
          <table:table-cell table:style-name="ce11" table:formula="of:=IF([.A411]&lt;StereoRes;(B/100)*StereoF/[.A411];0)" office:value-type="float" office:value="0.154001044386423">
            <text:p>0.15400104</text:p>
          </table:table-cell>
          <table:table-cell table:style-name="ce13" table:formula="of:=IF([.A411]&lt;StereoRes;StereoF*(B/100)*CorrAccuracy/([.A411]*[.A411]);0)" office:value-type="float" office:value="0.0000804182999406909">
            <text:p>0.0001</text:p>
          </table:table-cell>
          <table:table-cell table:style-name="ce11" table:formula="of:=IF([.A411]&lt;StereoRes;2*ATAN((StereoRes-[.A411])/(2*StereoF))*180/3.14;0)" office:value-type="float" office:value="29.317151804059">
            <text:p>29.31715180</text:p>
          </table:table-cell>
          <table:table-cell table:style-name="ce11" table:formula="of:=((StereoRes-2*[.A411])*[.B411]/(2*StereoF))-((-StereoRes*[.B411])/(2*StereoF))" office:value-type="float" office:value="0.0805221932114883">
            <text:p>0.08052219</text:p>
          </table:table-cell>
          <table:table-cell table:number-columns-repeated="252"/>
          <table:table-cell table:style-name="ce2" table:number-columns-repeated="767"/>
        </table:table-row>
        <table:table-row table:style-name="ro2">
          <table:table-cell table:style-name="ce6" office:value-type="float" office:value="384">
            <text:p>384</text:p>
          </table:table-cell>
          <table:table-cell table:style-name="ce11" table:formula="of:=IF([.A412]&lt;StereoRes;(B/100)*StereoF/[.A412];0)" office:value-type="float" office:value="0.1536">
            <text:p>0.15360000</text:p>
          </table:table-cell>
          <table:table-cell table:style-name="ce13" table:formula="of:=IF([.A412]&lt;StereoRes;StereoF*(B/100)*CorrAccuracy/([.A412]*[.A412]);0)" office:value-type="float" office:value="0.00008">
            <text:p>0.0001</text:p>
          </table:table-cell>
          <table:table-cell table:style-name="ce11" table:formula="of:=IF([.A412]&lt;StereoRes;2*ATAN((StereoRes-[.A412])/(2*StereoF))*180/3.14;0)" office:value-type="float" office:value="29.207958241058">
            <text:p>29.20795824</text:p>
          </table:table-cell>
          <table:table-cell table:style-name="ce11" table:formula="of:=((StereoRes-2*[.A412])*[.B412]/(2*StereoF))-((-StereoRes*[.B412])/(2*StereoF))" office:value-type="float" office:value="0.08">
            <text:p>0.08000000</text:p>
          </table:table-cell>
          <table:table-cell table:number-columns-repeated="252"/>
          <table:table-cell table:style-name="ce2" table:number-columns-repeated="767"/>
        </table:table-row>
        <table:table-row table:style-name="ro2">
          <table:table-cell table:style-name="ce6" office:value-type="float" office:value="385">
            <text:p>385</text:p>
          </table:table-cell>
          <table:table-cell table:style-name="ce11" table:formula="of:=IF([.A413]&lt;StereoRes;(B/100)*StereoF/[.A413];0)" office:value-type="float" office:value="0.153201038961039">
            <text:p>0.15320104</text:p>
          </table:table-cell>
          <table:table-cell table:style-name="ce13" table:formula="of:=IF([.A413]&lt;StereoRes;StereoF*(B/100)*CorrAccuracy/([.A413]*[.A413]);0)" office:value-type="float" office:value="0.0000795849553044358">
            <text:p>0.0001</text:p>
          </table:table-cell>
          <table:table-cell table:style-name="ce11" table:formula="of:=IF([.A413]&lt;StereoRes;2*ATAN((StereoRes-[.A413])/(2*StereoF))*180/3.14;0)" office:value-type="float" office:value="29.0987104860362">
            <text:p>29.09871049</text:p>
          </table:table-cell>
          <table:table-cell table:style-name="ce11" table:formula="of:=((StereoRes-2*[.A413])*[.B413]/(2*StereoF))-((-StereoRes*[.B413])/(2*StereoF))" office:value-type="float" office:value="0.0794805194805195">
            <text:p>0.07948052</text:p>
          </table:table-cell>
          <table:table-cell table:number-columns-repeated="252"/>
          <table:table-cell table:style-name="ce2" table:number-columns-repeated="767"/>
        </table:table-row>
        <table:table-row table:style-name="ro2">
          <table:table-cell table:style-name="ce6" office:value-type="float" office:value="386">
            <text:p>386</text:p>
          </table:table-cell>
          <table:table-cell table:style-name="ce11" table:formula="of:=IF([.A414]&lt;StereoRes;(B/100)*StereoF/[.A414];0)" office:value-type="float" office:value="0.15280414507772">
            <text:p>0.15280415</text:p>
          </table:table-cell>
          <table:table-cell table:style-name="ce13" table:formula="of:=IF([.A414]&lt;StereoRes;StereoF*(B/100)*CorrAccuracy/([.A414]*[.A414]);0)" office:value-type="float" office:value="0.0000791731321646219">
            <text:p>0.0001</text:p>
          </table:table-cell>
          <table:table-cell table:style-name="ce11" table:formula="of:=IF([.A414]&lt;StereoRes;2*ATAN((StereoRes-[.A414])/(2*StereoF))*180/3.14;0)" office:value-type="float" office:value="28.9894086971793">
            <text:p>28.98940870</text:p>
          </table:table-cell>
          <table:table-cell table:style-name="ce11" table:formula="of:=((StereoRes-2*[.A414])*[.B414]/(2*StereoF))-((-StereoRes*[.B414])/(2*StereoF))" office:value-type="float" office:value="0.0789637305699482">
            <text:p>0.07896373</text:p>
          </table:table-cell>
          <table:table-cell table:number-columns-repeated="252"/>
          <table:table-cell table:style-name="ce2" table:number-columns-repeated="767"/>
        </table:table-row>
        <table:table-row table:style-name="ro2">
          <table:table-cell table:style-name="ce6" office:value-type="float" office:value="387">
            <text:p>387</text:p>
          </table:table-cell>
          <table:table-cell table:style-name="ce11" table:formula="of:=IF([.A415]&lt;StereoRes;(B/100)*StereoF/[.A415];0)" office:value-type="float" office:value="0.152409302325581">
            <text:p>0.15240930</text:p>
          </table:table-cell>
          <table:table-cell table:style-name="ce13" table:formula="of:=IF([.A415]&lt;StereoRes;StereoF*(B/100)*CorrAccuracy/([.A415]*[.A415]);0)" office:value-type="float" office:value="0.0000787644973258819">
            <text:p>0.0001</text:p>
          </table:table-cell>
          <table:table-cell table:style-name="ce11" table:formula="of:=IF([.A415]&lt;StereoRes;2*ATAN((StereoRes-[.A415])/(2*StereoF))*180/3.14;0)" office:value-type="float" office:value="28.8800530332223">
            <text:p>28.88005303</text:p>
          </table:table-cell>
          <table:table-cell table:style-name="ce11" table:formula="of:=((StereoRes-2*[.A415])*[.B415]/(2*StereoF))-((-StereoRes*[.B415])/(2*StereoF))" office:value-type="float" office:value="0.0784496124031008">
            <text:p>0.07844961</text:p>
          </table:table-cell>
          <table:table-cell table:number-columns-repeated="252"/>
          <table:table-cell table:style-name="ce2" table:number-columns-repeated="767"/>
        </table:table-row>
        <table:table-row table:style-name="ro2">
          <table:table-cell table:style-name="ce6" office:value-type="float" office:value="388">
            <text:p>388</text:p>
          </table:table-cell>
          <table:table-cell table:style-name="ce11" table:formula="of:=IF([.A416]&lt;StereoRes;(B/100)*StereoF/[.A416];0)" office:value-type="float" office:value="0.152016494845361">
            <text:p>0.15201649</text:p>
          </table:table-cell>
          <table:table-cell table:style-name="ce13" table:formula="of:=IF([.A416]&lt;StereoRes;StereoF*(B/100)*CorrAccuracy/([.A416]*[.A416]);0)" office:value-type="float" office:value="0.0000783590179615262">
            <text:p>0.0001</text:p>
          </table:table-cell>
          <table:table-cell table:style-name="ce11" table:formula="of:=IF([.A416]&lt;StereoRes;2*ATAN((StereoRes-[.A416])/(2*StereoF))*180/3.14;0)" office:value-type="float" office:value="28.770643653449">
            <text:p>28.77064365</text:p>
          </table:table-cell>
          <table:table-cell table:style-name="ce11" table:formula="of:=((StereoRes-2*[.A416])*[.B416]/(2*StereoF))-((-StereoRes*[.B416])/(2*StereoF))" office:value-type="float" office:value="0.0779381443298969">
            <text:p>0.07793814</text:p>
          </table:table-cell>
          <table:table-cell table:number-columns-repeated="252"/>
          <table:table-cell table:style-name="ce2" table:number-columns-repeated="767"/>
        </table:table-row>
        <table:table-row table:style-name="ro2">
          <table:table-cell table:style-name="ce6" office:value-type="float" office:value="389">
            <text:p>389</text:p>
          </table:table-cell>
          <table:table-cell table:style-name="ce11" table:formula="of:=IF([.A417]&lt;StereoRes;(B/100)*StereoF/[.A417];0)" office:value-type="float" office:value="0.151625706940874">
            <text:p>0.15162571</text:p>
          </table:table-cell>
          <table:table-cell table:style-name="ce13" table:formula="of:=IF([.A417]&lt;StereoRes;StereoF*(B/100)*CorrAccuracy/([.A417]*[.A417]);0)" office:value-type="float" office:value="0.0000779566616662591">
            <text:p>0.0001</text:p>
          </table:table-cell>
          <table:table-cell table:style-name="ce11" table:formula="of:=IF([.A417]&lt;StereoRes;2*ATAN((StereoRes-[.A417])/(2*StereoF))*180/3.14;0)" office:value-type="float" office:value="28.6611807176908">
            <text:p>28.66118072</text:p>
          </table:table-cell>
          <table:table-cell table:style-name="ce11" table:formula="of:=((StereoRes-2*[.A417])*[.B417]/(2*StereoF))-((-StereoRes*[.B417])/(2*StereoF))" office:value-type="float" office:value="0.0774293059125964">
            <text:p>0.07742931</text:p>
          </table:table-cell>
          <table:table-cell table:number-columns-repeated="252"/>
          <table:table-cell table:style-name="ce2" table:number-columns-repeated="767"/>
        </table:table-row>
        <table:table-row table:style-name="ro2">
          <table:table-cell table:style-name="ce6" office:value-type="float" office:value="390">
            <text:p>390</text:p>
          </table:table-cell>
          <table:table-cell table:style-name="ce11" table:formula="of:=IF([.A418]&lt;StereoRes;(B/100)*StereoF/[.A418];0)" office:value-type="float" office:value="0.151236923076923">
            <text:p>0.15123692</text:p>
          </table:table-cell>
          <table:table-cell table:style-name="ce13" table:formula="of:=IF([.A418]&lt;StereoRes;StereoF*(B/100)*CorrAccuracy/([.A418]*[.A418]);0)" office:value-type="float" office:value="0.0000775573964497041">
            <text:p>0.0001</text:p>
          </table:table-cell>
          <table:table-cell table:style-name="ce11" table:formula="of:=IF([.A418]&lt;StereoRes;2*ATAN((StereoRes-[.A418])/(2*StereoF))*180/3.14;0)" office:value-type="float" office:value="28.5516643863264">
            <text:p>28.55166439</text:p>
          </table:table-cell>
          <table:table-cell table:style-name="ce11" table:formula="of:=((StereoRes-2*[.A418])*[.B418]/(2*StereoF))-((-StereoRes*[.B418])/(2*StereoF))" office:value-type="float" office:value="0.0769230769230769">
            <text:p>0.07692308</text:p>
          </table:table-cell>
          <table:table-cell table:number-columns-repeated="252"/>
          <table:table-cell table:style-name="ce2" table:number-columns-repeated="767"/>
        </table:table-row>
        <table:table-row table:style-name="ro2">
          <table:table-cell table:style-name="ce6" office:value-type="float" office:value="391">
            <text:p>391</text:p>
          </table:table-cell>
          <table:table-cell table:style-name="ce11" table:formula="of:=IF([.A419]&lt;StereoRes;(B/100)*StereoF/[.A419];0)" office:value-type="float" office:value="0.150850127877238">
            <text:p>0.15085013</text:p>
          </table:table-cell>
          <table:table-cell table:style-name="ce13" table:formula="of:=IF([.A419]&lt;StereoRes;StereoF*(B/100)*CorrAccuracy/([.A419]*[.A419]);0)" office:value-type="float" office:value="0.0000771611907300449">
            <text:p>0.0001</text:p>
          </table:table-cell>
          <table:table-cell table:style-name="ce11" table:formula="of:=IF([.A419]&lt;StereoRes;2*ATAN((StereoRes-[.A419])/(2*StereoF))*180/3.14;0)" office:value-type="float" office:value="28.4420948202807">
            <text:p>28.44209482</text:p>
          </table:table-cell>
          <table:table-cell table:style-name="ce11" table:formula="of:=((StereoRes-2*[.A419])*[.B419]/(2*StereoF))-((-StereoRes*[.B419])/(2*StereoF))" office:value-type="float" office:value="0.0764194373401534">
            <text:p>0.07641944</text:p>
          </table:table-cell>
          <table:table-cell table:number-columns-repeated="252"/>
          <table:table-cell table:style-name="ce2" table:number-columns-repeated="767"/>
        </table:table-row>
        <table:table-row table:style-name="ro2">
          <table:table-cell table:style-name="ce6" office:value-type="float" office:value="392">
            <text:p>392</text:p>
          </table:table-cell>
          <table:table-cell table:style-name="ce11" table:formula="of:=IF([.A420]&lt;StereoRes;(B/100)*StereoF/[.A420];0)" office:value-type="float" office:value="0.150465306122449">
            <text:p>0.15046531</text:p>
          </table:table-cell>
          <table:table-cell table:style-name="ce13" table:formula="of:=IF([.A420]&lt;StereoRes;StereoF*(B/100)*CorrAccuracy/([.A420]*[.A420]);0)" office:value-type="float" office:value="0.0000767680133277801">
            <text:p>0.0001</text:p>
          </table:table-cell>
          <table:table-cell table:style-name="ce11" table:formula="of:=IF([.A420]&lt;StereoRes;2*ATAN((StereoRes-[.A420])/(2*StereoF))*180/3.14;0)" office:value-type="float" office:value="28.332472181024">
            <text:p>28.33247218</text:p>
          </table:table-cell>
          <table:table-cell table:style-name="ce11" table:formula="of:=((StereoRes-2*[.A420])*[.B420]/(2*StereoF))-((-StereoRes*[.B420])/(2*StereoF))" office:value-type="float" office:value="0.0759183673469388">
            <text:p>0.07591837</text:p>
          </table:table-cell>
          <table:table-cell table:number-columns-repeated="252"/>
          <table:table-cell table:style-name="ce2" table:number-columns-repeated="767"/>
        </table:table-row>
        <table:table-row table:style-name="ro2">
          <table:table-cell table:style-name="ce6" office:value-type="float" office:value="393">
            <text:p>393</text:p>
          </table:table-cell>
          <table:table-cell table:style-name="ce11" table:formula="of:=IF([.A421]&lt;StereoRes;(B/100)*StereoF/[.A421];0)" office:value-type="float" office:value="0.150082442748092">
            <text:p>0.15008244</text:p>
          </table:table-cell>
          <table:table-cell table:style-name="ce13" table:formula="of:=IF([.A421]&lt;StereoRes;StereoF*(B/100)*CorrAccuracy/([.A421]*[.A421]);0)" office:value-type="float" office:value="0.0000763778334595886">
            <text:p>0.0001</text:p>
          </table:table-cell>
          <table:table-cell table:style-name="ce11" table:formula="of:=IF([.A421]&lt;StereoRes;2*ATAN((StereoRes-[.A421])/(2*StereoF))*180/3.14;0)" office:value-type="float" office:value="28.2227966305713">
            <text:p>28.22279663</text:p>
          </table:table-cell>
          <table:table-cell table:style-name="ce11" table:formula="of:=((StereoRes-2*[.A421])*[.B421]/(2*StereoF))-((-StereoRes*[.B421])/(2*StereoF))" office:value-type="float" office:value="0.0754198473282443">
            <text:p>0.07541985</text:p>
          </table:table-cell>
          <table:table-cell table:number-columns-repeated="252"/>
          <table:table-cell table:style-name="ce2" table:number-columns-repeated="767"/>
        </table:table-row>
        <table:table-row table:style-name="ro2">
          <table:table-cell table:style-name="ce6" office:value-type="float" office:value="394">
            <text:p>394</text:p>
          </table:table-cell>
          <table:table-cell table:style-name="ce11" table:formula="of:=IF([.A422]&lt;StereoRes;(B/100)*StereoF/[.A422];0)" office:value-type="float" office:value="0.14970152284264">
            <text:p>0.14970152</text:p>
          </table:table-cell>
          <table:table-cell table:style-name="ce13" table:formula="of:=IF([.A422]&lt;StereoRes;StereoF*(B/100)*CorrAccuracy/([.A422]*[.A422]);0)" office:value-type="float" office:value="0.0000759906207323044">
            <text:p>0.0001</text:p>
          </table:table-cell>
          <table:table-cell table:style-name="ce11" table:formula="of:=IF([.A422]&lt;StereoRes;2*ATAN((StereoRes-[.A422])/(2*StereoF))*180/3.14;0)" office:value-type="float" office:value="28.1130683314814">
            <text:p>28.11306833</text:p>
          </table:table-cell>
          <table:table-cell table:style-name="ce11" table:formula="of:=((StereoRes-2*[.A422])*[.B422]/(2*StereoF))-((-StereoRes*[.B422])/(2*StereoF))" office:value-type="float" office:value="0.0749238578680203">
            <text:p>0.07492386</text:p>
          </table:table-cell>
          <table:table-cell table:number-columns-repeated="252"/>
          <table:table-cell table:style-name="ce2" table:number-columns-repeated="767"/>
        </table:table-row>
        <table:table-row table:style-name="ro2">
          <table:table-cell table:style-name="ce6" office:value-type="float" office:value="395">
            <text:p>395</text:p>
          </table:table-cell>
          <table:table-cell table:style-name="ce11" table:formula="of:=IF([.A423]&lt;StereoRes;(B/100)*StereoF/[.A423];0)" office:value-type="float" office:value="0.14932253164557">
            <text:p>0.14932253</text:p>
          </table:table-cell>
          <table:table-cell table:style-name="ce13" table:formula="of:=IF([.A423]&lt;StereoRes;StereoF*(B/100)*CorrAccuracy/([.A423]*[.A423]);0)" office:value-type="float" office:value="0.0000756063451369973">
            <text:p>0.0001</text:p>
          </table:table-cell>
          <table:table-cell table:style-name="ce11" table:formula="of:=IF([.A423]&lt;StereoRes;2*ATAN((StereoRes-[.A423])/(2*StereoF))*180/3.14;0)" office:value-type="float" office:value="28.003287446856">
            <text:p>28.00328745</text:p>
          </table:table-cell>
          <table:table-cell table:style-name="ce11" table:formula="of:=((StereoRes-2*[.A423])*[.B423]/(2*StereoF))-((-StereoRes*[.B423])/(2*StereoF))" office:value-type="float" office:value="0.0744303797468354">
            <text:p>0.07443038</text:p>
          </table:table-cell>
          <table:table-cell table:number-columns-repeated="252"/>
          <table:table-cell table:style-name="ce2" table:number-columns-repeated="767"/>
        </table:table-row>
        <table:table-row table:style-name="ro2">
          <table:table-cell table:style-name="ce6" office:value-type="float" office:value="396">
            <text:p>396</text:p>
          </table:table-cell>
          <table:table-cell table:style-name="ce11" table:formula="of:=IF([.A424]&lt;StereoRes;(B/100)*StereoF/[.A424];0)" office:value-type="float" office:value="0.148945454545455">
            <text:p>0.14894545</text:p>
          </table:table-cell>
          <table:table-cell table:style-name="ce13" table:formula="of:=IF([.A424]&lt;StereoRes;StereoF*(B/100)*CorrAccuracy/([.A424]*[.A424]);0)" office:value-type="float" office:value="0.0000752249770431589">
            <text:p>0.0001</text:p>
          </table:table-cell>
          <table:table-cell table:style-name="ce11" table:formula="of:=IF([.A424]&lt;StereoRes;2*ATAN((StereoRes-[.A424])/(2*StereoF))*180/3.14;0)" office:value-type="float" office:value="27.8934541403389">
            <text:p>27.89345414</text:p>
          </table:table-cell>
          <table:table-cell table:style-name="ce11" table:formula="of:=((StereoRes-2*[.A424])*[.B424]/(2*StereoF))-((-StereoRes*[.B424])/(2*StereoF))" office:value-type="float" office:value="0.0739393939393939">
            <text:p>0.07393939</text:p>
          </table:table-cell>
          <table:table-cell table:number-columns-repeated="252"/>
          <table:table-cell table:style-name="ce2" table:number-columns-repeated="767"/>
        </table:table-row>
        <table:table-row table:style-name="ro2">
          <table:table-cell table:style-name="ce6" office:value-type="float" office:value="397">
            <text:p>397</text:p>
          </table:table-cell>
          <table:table-cell table:style-name="ce11" table:formula="of:=IF([.A425]&lt;StereoRes;(B/100)*StereoF/[.A425];0)" office:value-type="float" office:value="0.148570277078086">
            <text:p>0.14857028</text:p>
          </table:table-cell>
          <table:table-cell table:style-name="ce13" table:formula="of:=IF([.A425]&lt;StereoRes;StereoF*(B/100)*CorrAccuracy/([.A425]*[.A425]);0)" office:value-type="float" office:value="0.0000748464871929903">
            <text:p>0.0001</text:p>
          </table:table-cell>
          <table:table-cell table:style-name="ce11" table:formula="of:=IF([.A425]&lt;StereoRes;2*ATAN((StereoRes-[.A425])/(2*StereoF))*180/3.14;0)" office:value-type="float" office:value="27.783568576115">
            <text:p>27.78356858</text:p>
          </table:table-cell>
          <table:table-cell table:style-name="ce11" table:formula="of:=((StereoRes-2*[.A425])*[.B425]/(2*StereoF))-((-StereoRes*[.B425])/(2*StereoF))" office:value-type="float" office:value="0.0734508816120907">
            <text:p>0.07345088</text:p>
          </table:table-cell>
          <table:table-cell table:number-columns-repeated="252"/>
          <table:table-cell table:style-name="ce2" table:number-columns-repeated="767"/>
        </table:table-row>
        <table:table-row table:style-name="ro2">
          <table:table-cell table:style-name="ce6" office:value-type="float" office:value="398">
            <text:p>398</text:p>
          </table:table-cell>
          <table:table-cell table:style-name="ce11" table:formula="of:=IF([.A426]&lt;StereoRes;(B/100)*StereoF/[.A426];0)" office:value-type="float" office:value="0.148196984924623">
            <text:p>0.14819698</text:p>
          </table:table-cell>
          <table:table-cell table:style-name="ce13" table:formula="of:=IF([.A426]&lt;StereoRes;StereoF*(B/100)*CorrAccuracy/([.A426]*[.A426]);0)" office:value-type="float" office:value="0.0000744708466957905">
            <text:p>0.0001</text:p>
          </table:table-cell>
          <table:table-cell table:style-name="ce11" table:formula="of:=IF([.A426]&lt;StereoRes;2*ATAN((StereoRes-[.A426])/(2*StereoF))*180/3.14;0)" office:value-type="float" office:value="27.6736309189097">
            <text:p>27.67363092</text:p>
          </table:table-cell>
          <table:table-cell table:style-name="ce11" table:formula="of:=((StereoRes-2*[.A426])*[.B426]/(2*StereoF))-((-StereoRes*[.B426])/(2*StereoF))" office:value-type="float" office:value="0.072964824120603">
            <text:p>0.07296482</text:p>
          </table:table-cell>
          <table:table-cell table:number-columns-repeated="252"/>
          <table:table-cell table:style-name="ce2" table:number-columns-repeated="767"/>
        </table:table-row>
        <table:table-row table:style-name="ro2">
          <table:table-cell table:style-name="ce6" office:value-type="float" office:value="399">
            <text:p>399</text:p>
          </table:table-cell>
          <table:table-cell table:style-name="ce11" table:formula="of:=IF([.A427]&lt;StereoRes;(B/100)*StereoF/[.A427];0)" office:value-type="float" office:value="0.147825563909774">
            <text:p>0.14782556</text:p>
          </table:table-cell>
          <table:table-cell table:style-name="ce13" table:formula="of:=IF([.A427]&lt;StereoRes;StereoF*(B/100)*CorrAccuracy/([.A427]*[.A427]);0)" office:value-type="float" office:value="0.0000740980270224433">
            <text:p>0.0001</text:p>
          </table:table-cell>
          <table:table-cell table:style-name="ce11" table:formula="of:=IF([.A427]&lt;StereoRes;2*ATAN((StereoRes-[.A427])/(2*StereoF))*180/3.14;0)" office:value-type="float" office:value="27.5636413339877">
            <text:p>27.56364133</text:p>
          </table:table-cell>
          <table:table-cell table:style-name="ce11" table:formula="of:=((StereoRes-2*[.A427])*[.B427]/(2*StereoF))-((-StereoRes*[.B427])/(2*StereoF))" office:value-type="float" office:value="0.0724812030075188">
            <text:p>0.07248120</text:p>
          </table:table-cell>
          <table:table-cell table:number-columns-repeated="252"/>
          <table:table-cell table:style-name="ce2" table:number-columns-repeated="767"/>
        </table:table-row>
        <table:table-row table:style-name="ro2">
          <table:table-cell table:style-name="ce6" office:value-type="float" office:value="400">
            <text:p>400</text:p>
          </table:table-cell>
          <table:table-cell table:style-name="ce11" table:formula="of:=IF([.A428]&lt;StereoRes;(B/100)*StereoF/[.A428];0)" office:value-type="float" office:value="0.147456">
            <text:p>0.14745600</text:p>
          </table:table-cell>
          <table:table-cell table:style-name="ce13" table:formula="of:=IF([.A428]&lt;StereoRes;StereoF*(B/100)*CorrAccuracy/([.A428]*[.A428]);0)" office:value-type="float" office:value="0.000073728">
            <text:p>0.0001</text:p>
          </table:table-cell>
          <table:table-cell table:style-name="ce11" table:formula="of:=IF([.A428]&lt;StereoRes;2*ATAN((StereoRes-[.A428])/(2*StereoF))*180/3.14;0)" office:value-type="float" office:value="27.4535999871521">
            <text:p>27.45359999</text:p>
          </table:table-cell>
          <table:table-cell table:style-name="ce11" table:formula="of:=((StereoRes-2*[.A428])*[.B428]/(2*StereoF))-((-StereoRes*[.B428])/(2*StereoF))" office:value-type="float" office:value="0.072">
            <text:p>0.07200000</text:p>
          </table:table-cell>
          <table:table-cell table:number-columns-repeated="252"/>
          <table:table-cell table:style-name="ce2" table:number-columns-repeated="767"/>
        </table:table-row>
        <table:table-row table:style-name="ro2">
          <table:table-cell table:style-name="ce6" office:value-type="float" office:value="401">
            <text:p>401</text:p>
          </table:table-cell>
          <table:table-cell table:style-name="ce11" table:formula="of:=IF([.A429]&lt;StereoRes;(B/100)*StereoF/[.A429];0)" office:value-type="float" office:value="0.147088279301746">
            <text:p>0.14708828</text:p>
          </table:table-cell>
          <table:table-cell table:style-name="ce13" table:formula="of:=IF([.A429]&lt;StereoRes;StereoF*(B/100)*CorrAccuracy/([.A429]*[.A429]);0)" office:value-type="float" office:value="0.0000733607378063569">
            <text:p>0.0001</text:p>
          </table:table-cell>
          <table:table-cell table:style-name="ce11" table:formula="of:=IF([.A429]&lt;StereoRes;2*ATAN((StereoRes-[.A429])/(2*StereoF))*180/3.14;0)" office:value-type="float" office:value="27.3435070447438">
            <text:p>27.34350704</text:p>
          </table:table-cell>
          <table:table-cell table:style-name="ce11" table:formula="of:=((StereoRes-2*[.A429])*[.B429]/(2*StereoF))-((-StereoRes*[.B429])/(2*StereoF))" office:value-type="float" office:value="0.0715211970074813">
            <text:p>0.07152120</text:p>
          </table:table-cell>
          <table:table-cell table:number-columns-repeated="252"/>
          <table:table-cell table:style-name="ce2" table:number-columns-repeated="767"/>
        </table:table-row>
        <table:table-row table:style-name="ro2">
          <table:table-cell table:style-name="ce6" office:value-type="float" office:value="402">
            <text:p>402</text:p>
          </table:table-cell>
          <table:table-cell table:style-name="ce11" table:formula="of:=IF([.A430]&lt;StereoRes;(B/100)*StereoF/[.A430];0)" office:value-type="float" office:value="0.146722388059701">
            <text:p>0.14672239</text:p>
          </table:table-cell>
          <table:table-cell table:style-name="ce13" table:formula="of:=IF([.A430]&lt;StereoRes;StereoF*(B/100)*CorrAccuracy/([.A430]*[.A430]);0)" office:value-type="float" office:value="0.0000729962129650256">
            <text:p>0.0001</text:p>
          </table:table-cell>
          <table:table-cell table:style-name="ce11" table:formula="of:=IF([.A430]&lt;StereoRes;2*ATAN((StereoRes-[.A430])/(2*StereoF))*180/3.14;0)" office:value-type="float" office:value="27.2333626736401">
            <text:p>27.23336267</text:p>
          </table:table-cell>
          <table:table-cell table:style-name="ce11" table:formula="of:=((StereoRes-2*[.A430])*[.B430]/(2*StereoF))-((-StereoRes*[.B430])/(2*StereoF))" office:value-type="float" office:value="0.071044776119403">
            <text:p>0.07104478</text:p>
          </table:table-cell>
          <table:table-cell table:number-columns-repeated="252"/>
          <table:table-cell table:style-name="ce2" table:number-columns-repeated="767"/>
        </table:table-row>
        <table:table-row table:style-name="ro2">
          <table:table-cell table:style-name="ce6" office:value-type="float" office:value="403">
            <text:p>403</text:p>
          </table:table-cell>
          <table:table-cell table:style-name="ce11" table:formula="of:=IF([.A431]&lt;StereoRes;(B/100)*StereoF/[.A431];0)" office:value-type="float" office:value="0.146358312655087">
            <text:p>0.14635831</text:p>
          </table:table-cell>
          <table:table-cell table:style-name="ce13" table:formula="of:=IF([.A431]&lt;StereoRes;StereoF*(B/100)*CorrAccuracy/([.A431]*[.A431]);0)" office:value-type="float" office:value="0.0000726343983399935">
            <text:p>0.0001</text:p>
          </table:table-cell>
          <table:table-cell table:style-name="ce11" table:formula="of:=IF([.A431]&lt;StereoRes;2*ATAN((StereoRes-[.A431])/(2*StereoF))*180/3.14;0)" office:value-type="float" office:value="27.1231670412541">
            <text:p>27.12316704</text:p>
          </table:table-cell>
          <table:table-cell table:style-name="ce11" table:formula="of:=((StereoRes-2*[.A431])*[.B431]/(2*StereoF))-((-StereoRes*[.B431])/(2*StereoF))" office:value-type="float" office:value="0.0705707196029777">
            <text:p>0.07057072</text:p>
          </table:table-cell>
          <table:table-cell table:number-columns-repeated="252"/>
          <table:table-cell table:style-name="ce2" table:number-columns-repeated="767"/>
        </table:table-row>
        <table:table-row table:style-name="ro2">
          <table:table-cell table:style-name="ce6" office:value-type="float" office:value="404">
            <text:p>404</text:p>
          </table:table-cell>
          <table:table-cell table:style-name="ce11" table:formula="of:=IF([.A432]&lt;StereoRes;(B/100)*StereoF/[.A432];0)" office:value-type="float" office:value="0.14599603960396">
            <text:p>0.14599604</text:p>
          </table:table-cell>
          <table:table-cell table:style-name="ce13" table:formula="of:=IF([.A432]&lt;StereoRes;StereoF*(B/100)*CorrAccuracy/([.A432]*[.A432]);0)" office:value-type="float" office:value="0.0000722752671306735">
            <text:p>0.0001</text:p>
          </table:table-cell>
          <table:table-cell table:style-name="ce11" table:formula="of:=IF([.A432]&lt;StereoRes;2*ATAN((StereoRes-[.A432])/(2*StereoF))*180/3.14;0)" office:value-type="float" office:value="27.0129203155336">
            <text:p>27.01292032</text:p>
          </table:table-cell>
          <table:table-cell table:style-name="ce11" table:formula="of:=((StereoRes-2*[.A432])*[.B432]/(2*StereoF))-((-StereoRes*[.B432])/(2*StereoF))" office:value-type="float" office:value="0.0700990099009901">
            <text:p>0.07009901</text:p>
          </table:table-cell>
          <table:table-cell table:number-columns-repeated="252"/>
          <table:table-cell table:style-name="ce2" table:number-columns-repeated="767"/>
        </table:table-row>
        <table:table-row table:style-name="ro2">
          <table:table-cell table:style-name="ce6" office:value-type="float" office:value="405">
            <text:p>405</text:p>
          </table:table-cell>
          <table:table-cell table:style-name="ce11" table:formula="of:=IF([.A433]&lt;StereoRes;(B/100)*StereoF/[.A433];0)" office:value-type="float" office:value="0.145635555555556">
            <text:p>0.14563556</text:p>
          </table:table-cell>
          <table:table-cell table:style-name="ce13" table:formula="of:=IF([.A433]&lt;StereoRes;StereoF*(B/100)*CorrAccuracy/([.A433]*[.A433]);0)" office:value-type="float" office:value="0.000071918792866941">
            <text:p>0.0001</text:p>
          </table:table-cell>
          <table:table-cell table:style-name="ce11" table:formula="of:=IF([.A433]&lt;StereoRes;2*ATAN((StereoRes-[.A433])/(2*StereoF))*180/3.14;0)" office:value-type="float" office:value="26.9026226649601">
            <text:p>26.90262266</text:p>
          </table:table-cell>
          <table:table-cell table:style-name="ce11" table:formula="of:=((StereoRes-2*[.A433])*[.B433]/(2*StereoF))-((-StereoRes*[.B433])/(2*StereoF))" office:value-type="float" office:value="0.0696296296296296">
            <text:p>0.06962963</text:p>
          </table:table-cell>
          <table:table-cell table:number-columns-repeated="252"/>
          <table:table-cell table:style-name="ce2" table:number-columns-repeated="767"/>
        </table:table-row>
        <table:table-row table:style-name="ro2">
          <table:table-cell table:style-name="ce6" office:value-type="float" office:value="406">
            <text:p>406</text:p>
          </table:table-cell>
          <table:table-cell table:style-name="ce11" table:formula="of:=IF([.A434]&lt;StereoRes;(B/100)*StereoF/[.A434];0)" office:value-type="float" office:value="0.14527684729064">
            <text:p>0.14527685</text:p>
          </table:table-cell>
          <table:table-cell table:style-name="ce13" table:formula="of:=IF([.A434]&lt;StereoRes;StereoF*(B/100)*CorrAccuracy/([.A434]*[.A434]);0)" office:value-type="float" office:value="0.0000715649494042563">
            <text:p>0.0001</text:p>
          </table:table-cell>
          <table:table-cell table:style-name="ce11" table:formula="of:=IF([.A434]&lt;StereoRes;2*ATAN((StereoRes-[.A434])/(2*StereoF))*180/3.14;0)" office:value-type="float" office:value="26.7922742585478">
            <text:p>26.79227426</text:p>
          </table:table-cell>
          <table:table-cell table:style-name="ce11" table:formula="of:=((StereoRes-2*[.A434])*[.B434]/(2*StereoF))-((-StereoRes*[.B434])/(2*StereoF))" office:value-type="float" office:value="0.0691625615763547">
            <text:p>0.06916256</text:p>
          </table:table-cell>
          <table:table-cell table:number-columns-repeated="252"/>
          <table:table-cell table:style-name="ce2" table:number-columns-repeated="767"/>
        </table:table-row>
        <table:table-row table:style-name="ro2">
          <table:table-cell table:style-name="ce6" office:value-type="float" office:value="407">
            <text:p>407</text:p>
          </table:table-cell>
          <table:table-cell table:style-name="ce11" table:formula="of:=IF([.A435]&lt;StereoRes;(B/100)*StereoF/[.A435];0)" office:value-type="float" office:value="0.144919901719902">
            <text:p>0.14491990</text:p>
          </table:table-cell>
          <table:table-cell table:style-name="ce13" table:formula="of:=IF([.A435]&lt;StereoRes;StereoF*(B/100)*CorrAccuracy/([.A435]*[.A435]);0)" office:value-type="float" office:value="0.0000712137109188706">
            <text:p>0.0001</text:p>
          </table:table-cell>
          <table:table-cell table:style-name="ce11" table:formula="of:=IF([.A435]&lt;StereoRes;2*ATAN((StereoRes-[.A435])/(2*StereoF))*180/3.14;0)" office:value-type="float" office:value="26.6818752658428">
            <text:p>26.68187527</text:p>
          </table:table-cell>
          <table:table-cell table:style-name="ce11" table:formula="of:=((StereoRes-2*[.A435])*[.B435]/(2*StereoF))-((-StereoRes*[.B435])/(2*StereoF))" office:value-type="float" office:value="0.0686977886977887">
            <text:p>0.06869779</text:p>
          </table:table-cell>
          <table:table-cell table:number-columns-repeated="252"/>
          <table:table-cell table:style-name="ce2" table:number-columns-repeated="767"/>
        </table:table-row>
        <table:table-row table:style-name="ro2">
          <table:table-cell table:style-name="ce6" office:value-type="float" office:value="408">
            <text:p>408</text:p>
          </table:table-cell>
          <table:table-cell table:style-name="ce11" table:formula="of:=IF([.A436]&lt;StereoRes;(B/100)*StereoF/[.A436];0)" office:value-type="float" office:value="0.144564705882353">
            <text:p>0.14456471</text:p>
          </table:table-cell>
          <table:table-cell table:style-name="ce13" table:formula="of:=IF([.A436]&lt;StereoRes;StereoF*(B/100)*CorrAccuracy/([.A436]*[.A436]);0)" office:value-type="float" office:value="0.0000708650519031142">
            <text:p>0.0001</text:p>
          </table:table-cell>
          <table:table-cell table:style-name="ce11" table:formula="of:=IF([.A436]&lt;StereoRes;2*ATAN((StereoRes-[.A436])/(2*StereoF))*180/3.14;0)" office:value-type="float" office:value="26.5714258569218">
            <text:p>26.57142586</text:p>
          </table:table-cell>
          <table:table-cell table:style-name="ce11" table:formula="of:=((StereoRes-2*[.A436])*[.B436]/(2*StereoF))-((-StereoRes*[.B436])/(2*StereoF))" office:value-type="float" office:value="0.0682352941176471">
            <text:p>0.06823529</text:p>
          </table:table-cell>
          <table:table-cell table:number-columns-repeated="252"/>
          <table:table-cell table:style-name="ce2" table:number-columns-repeated="767"/>
        </table:table-row>
        <table:table-row table:style-name="ro2">
          <table:table-cell table:style-name="ce6" office:value-type="float" office:value="409">
            <text:p>409</text:p>
          </table:table-cell>
          <table:table-cell table:style-name="ce11" table:formula="of:=IF([.A437]&lt;StereoRes;(B/100)*StereoF/[.A437];0)" office:value-type="float" office:value="0.144211246943765">
            <text:p>0.14421125</text:p>
          </table:table-cell>
          <table:table-cell table:style-name="ce13" table:formula="of:=IF([.A437]&lt;StereoRes;StereoF*(B/100)*CorrAccuracy/([.A437]*[.A437]);0)" office:value-type="float" office:value="0.0000705189471607654">
            <text:p>0.0001</text:p>
          </table:table-cell>
          <table:table-cell table:style-name="ce11" table:formula="of:=IF([.A437]&lt;StereoRes;2*ATAN((StereoRes-[.A437])/(2*StereoF))*180/3.14;0)" office:value-type="float" office:value="26.4609262023911">
            <text:p>26.46092620</text:p>
          </table:table-cell>
          <table:table-cell table:style-name="ce11" table:formula="of:=((StereoRes-2*[.A437])*[.B437]/(2*StereoF))-((-StereoRes*[.B437])/(2*StereoF))" office:value-type="float" office:value="0.0677750611246944">
            <text:p>0.06777506</text:p>
          </table:table-cell>
          <table:table-cell table:number-columns-repeated="252"/>
          <table:table-cell table:style-name="ce2" table:number-columns-repeated="767"/>
        </table:table-row>
        <table:table-row table:style-name="ro2">
          <table:table-cell table:style-name="ce6" office:value-type="float" office:value="410">
            <text:p>410</text:p>
          </table:table-cell>
          <table:table-cell table:style-name="ce11" table:formula="of:=IF([.A438]&lt;StereoRes;(B/100)*StereoF/[.A438];0)" office:value-type="float" office:value="0.143859512195122">
            <text:p>0.14385951</text:p>
          </table:table-cell>
          <table:table-cell table:style-name="ce13" table:formula="of:=IF([.A438]&lt;StereoRes;StereoF*(B/100)*CorrAccuracy/([.A438]*[.A438]);0)" office:value-type="float" office:value="0.0000701753718024985">
            <text:p>0.0001</text:p>
          </table:table-cell>
          <table:table-cell table:style-name="ce11" table:formula="of:=IF([.A438]&lt;StereoRes;2*ATAN((StereoRes-[.A438])/(2*StereoF))*180/3.14;0)" office:value-type="float" office:value="26.3503764733858">
            <text:p>26.35037647</text:p>
          </table:table-cell>
          <table:table-cell table:style-name="ce11" table:formula="of:=((StereoRes-2*[.A438])*[.B438]/(2*StereoF))-((-StereoRes*[.B438])/(2*StereoF))" office:value-type="float" office:value="0.0673170731707317">
            <text:p>0.06731707</text:p>
          </table:table-cell>
          <table:table-cell table:number-columns-repeated="252"/>
          <table:table-cell table:style-name="ce2" table:number-columns-repeated="767"/>
        </table:table-row>
        <table:table-row table:style-name="ro2">
          <table:table-cell table:style-name="ce6" office:value-type="float" office:value="411">
            <text:p>411</text:p>
          </table:table-cell>
          <table:table-cell table:style-name="ce11" table:formula="of:=IF([.A439]&lt;StereoRes;(B/100)*StereoF/[.A439];0)" office:value-type="float" office:value="0.143509489051095">
            <text:p>0.14350949</text:p>
          </table:table-cell>
          <table:table-cell table:style-name="ce13" table:formula="of:=IF([.A439]&lt;StereoRes;StereoF*(B/100)*CorrAccuracy/([.A439]*[.A439]);0)" office:value-type="float" office:value="0.0000698343012414087">
            <text:p>0.0001</text:p>
          </table:table-cell>
          <table:table-cell table:style-name="ce11" table:formula="of:=IF([.A439]&lt;StereoRes;2*ATAN((StereoRes-[.A439])/(2*StereoF))*180/3.14;0)" office:value-type="float" office:value="26.2397768415685">
            <text:p>26.23977684</text:p>
          </table:table-cell>
          <table:table-cell table:style-name="ce11" table:formula="of:=((StereoRes-2*[.A439])*[.B439]/(2*StereoF))-((-StereoRes*[.B439])/(2*StereoF))" office:value-type="float" office:value="0.0668613138686131">
            <text:p>0.06686131</text:p>
          </table:table-cell>
          <table:table-cell table:number-columns-repeated="252"/>
          <table:table-cell table:style-name="ce2" table:number-columns-repeated="767"/>
        </table:table-row>
        <table:table-row table:style-name="ro2">
          <table:table-cell table:style-name="ce6" office:value-type="float" office:value="412">
            <text:p>412</text:p>
          </table:table-cell>
          <table:table-cell table:style-name="ce11" table:formula="of:=IF([.A440]&lt;StereoRes;(B/100)*StereoF/[.A440];0)" office:value-type="float" office:value="0.143161165048544">
            <text:p>0.14316117</text:p>
          </table:table-cell>
          <table:table-cell table:style-name="ce13" table:formula="of:=IF([.A440]&lt;StereoRes;StereoF*(B/100)*CorrAccuracy/([.A440]*[.A440]);0)" office:value-type="float" office:value="0.0000694957111886134">
            <text:p>0.0001</text:p>
          </table:table-cell>
          <table:table-cell table:style-name="ce11" table:formula="of:=IF([.A440]&lt;StereoRes;2*ATAN((StereoRes-[.A440])/(2*StereoF))*180/3.14;0)" office:value-type="float" office:value="26.1291274791285">
            <text:p>26.12912748</text:p>
          </table:table-cell>
          <table:table-cell table:style-name="ce11" table:formula="of:=((StereoRes-2*[.A440])*[.B440]/(2*StereoF))-((-StereoRes*[.B440])/(2*StereoF))" office:value-type="float" office:value="0.0664077669902913">
            <text:p>0.06640777</text:p>
          </table:table-cell>
          <table:table-cell table:number-columns-repeated="252"/>
          <table:table-cell table:style-name="ce2" table:number-columns-repeated="767"/>
        </table:table-row>
        <table:table-row table:style-name="ro2">
          <table:table-cell table:style-name="ce6" office:value-type="float" office:value="413">
            <text:p>413</text:p>
          </table:table-cell>
          <table:table-cell table:style-name="ce11" table:formula="of:=IF([.A441]&lt;StereoRes;(B/100)*StereoF/[.A441];0)" office:value-type="float" office:value="0.142814527845036">
            <text:p>0.14281453</text:p>
          </table:table-cell>
          <table:table-cell table:style-name="ce13" table:formula="of:=IF([.A441]&lt;StereoRes;StereoF*(B/100)*CorrAccuracy/([.A441]*[.A441]);0)" office:value-type="float" office:value="0.000069159577648928">
            <text:p>0.0001</text:p>
          </table:table-cell>
          <table:table-cell table:style-name="ce11" table:formula="of:=IF([.A441]&lt;StereoRes;2*ATAN((StereoRes-[.A441])/(2*StereoF))*180/3.14;0)" office:value-type="float" office:value="26.0184285587803">
            <text:p>26.01842856</text:p>
          </table:table-cell>
          <table:table-cell table:style-name="ce11" table:formula="of:=((StereoRes-2*[.A441])*[.B441]/(2*StereoF))-((-StereoRes*[.B441])/(2*StereoF))" office:value-type="float" office:value="0.065956416464891">
            <text:p>0.06595642</text:p>
          </table:table-cell>
          <table:table-cell table:number-columns-repeated="252"/>
          <table:table-cell table:style-name="ce2" table:number-columns-repeated="767"/>
        </table:table-row>
        <table:table-row table:style-name="ro2">
          <table:table-cell table:style-name="ce6" office:value-type="float" office:value="414">
            <text:p>414</text:p>
          </table:table-cell>
          <table:table-cell table:style-name="ce11" table:formula="of:=IF([.A442]&lt;StereoRes;(B/100)*StereoF/[.A442];0)" office:value-type="float" office:value="0.142469565217391">
            <text:p>0.14246957</text:p>
          </table:table-cell>
          <table:table-cell table:style-name="ce13" table:formula="of:=IF([.A442]&lt;StereoRes;StereoF*(B/100)*CorrAccuracy/([.A442]*[.A442]);0)" office:value-type="float" office:value="0.0000688258769166142">
            <text:p>0.0001</text:p>
          </table:table-cell>
          <table:table-cell table:style-name="ce11" table:formula="of:=IF([.A442]&lt;StereoRes;2*ATAN((StereoRes-[.A442])/(2*StereoF))*180/3.14;0)" office:value-type="float" office:value="25.9076802537629">
            <text:p>25.90768025</text:p>
          </table:table-cell>
          <table:table-cell table:style-name="ce11" table:formula="of:=((StereoRes-2*[.A442])*[.B442]/(2*StereoF))-((-StereoRes*[.B442])/(2*StereoF))" office:value-type="float" office:value="0.0655072463768116">
            <text:p>0.06550725</text:p>
          </table:table-cell>
          <table:table-cell table:number-columns-repeated="252"/>
          <table:table-cell table:style-name="ce2" table:number-columns-repeated="767"/>
        </table:table-row>
        <table:table-row table:style-name="ro2">
          <table:table-cell table:style-name="ce6" office:value-type="float" office:value="415">
            <text:p>415</text:p>
          </table:table-cell>
          <table:table-cell table:style-name="ce11" table:formula="of:=IF([.A443]&lt;StereoRes;(B/100)*StereoF/[.A443];0)" office:value-type="float" office:value="0.142126265060241">
            <text:p>0.14212627</text:p>
          </table:table-cell>
          <table:table-cell table:style-name="ce13" table:formula="of:=IF([.A443]&lt;StereoRes;StereoF*(B/100)*CorrAccuracy/([.A443]*[.A443]);0)" office:value-type="float" office:value="0.0000684945855712005">
            <text:p>0.0001</text:p>
          </table:table-cell>
          <table:table-cell table:style-name="ce11" table:formula="of:=IF([.A443]&lt;StereoRes;2*ATAN((StereoRes-[.A443])/(2*StereoF))*180/3.14;0)" office:value-type="float" office:value="25.7968827378386">
            <text:p>25.79688274</text:p>
          </table:table-cell>
          <table:table-cell table:style-name="ce11" table:formula="of:=((StereoRes-2*[.A443])*[.B443]/(2*StereoF))-((-StereoRes*[.B443])/(2*StereoF))" office:value-type="float" office:value="0.0650602409638554">
            <text:p>0.06506024</text:p>
          </table:table-cell>
          <table:table-cell table:number-columns-repeated="252"/>
          <table:table-cell table:style-name="ce2" table:number-columns-repeated="767"/>
        </table:table-row>
        <table:table-row table:style-name="ro2">
          <table:table-cell table:style-name="ce6" office:value-type="float" office:value="416">
            <text:p>416</text:p>
          </table:table-cell>
          <table:table-cell table:style-name="ce11" table:formula="of:=IF([.A444]&lt;StereoRes;(B/100)*StereoF/[.A444];0)" office:value-type="float" office:value="0.141784615384615">
            <text:p>0.14178462</text:p>
          </table:table-cell>
          <table:table-cell table:style-name="ce13" table:formula="of:=IF([.A444]&lt;StereoRes;StereoF*(B/100)*CorrAccuracy/([.A444]*[.A444]);0)" office:value-type="float" office:value="0.0000681656804733728">
            <text:p>0.0001</text:p>
          </table:table-cell>
          <table:table-cell table:style-name="ce11" table:formula="of:=IF([.A444]&lt;StereoRes;2*ATAN((StereoRes-[.A444])/(2*StereoF))*180/3.14;0)" office:value-type="float" office:value="25.6860361852917">
            <text:p>25.68603619</text:p>
          </table:table-cell>
          <table:table-cell table:style-name="ce11" table:formula="of:=((StereoRes-2*[.A444])*[.B444]/(2*StereoF))-((-StereoRes*[.B444])/(2*StereoF))" office:value-type="float" office:value="0.0646153846153846">
            <text:p>0.06461538</text:p>
          </table:table-cell>
          <table:table-cell table:number-columns-repeated="252"/>
          <table:table-cell table:style-name="ce2" table:number-columns-repeated="767"/>
        </table:table-row>
        <table:table-row table:style-name="ro2">
          <table:table-cell table:style-name="ce6" office:value-type="float" office:value="417">
            <text:p>417</text:p>
          </table:table-cell>
          <table:table-cell table:style-name="ce11" table:formula="of:=IF([.A445]&lt;StereoRes;(B/100)*StereoF/[.A445];0)" office:value-type="float" office:value="0.141444604316547">
            <text:p>0.14144460</text:p>
          </table:table-cell>
          <table:table-cell table:style-name="ce13" table:formula="of:=IF([.A445]&lt;StereoRes;StereoF*(B/100)*CorrAccuracy/([.A445]*[.A445]);0)" office:value-type="float" office:value="0.0000678391387609337">
            <text:p>0.0001</text:p>
          </table:table-cell>
          <table:table-cell table:style-name="ce11" table:formula="of:=IF([.A445]&lt;StereoRes;2*ATAN((StereoRes-[.A445])/(2*StereoF))*180/3.14;0)" office:value-type="float" office:value="25.5751407709276">
            <text:p>25.57514077</text:p>
          </table:table-cell>
          <table:table-cell table:style-name="ce11" table:formula="of:=((StereoRes-2*[.A445])*[.B445]/(2*StereoF))-((-StereoRes*[.B445])/(2*StereoF))" office:value-type="float" office:value="0.0641726618705036">
            <text:p>0.06417266</text:p>
          </table:table-cell>
          <table:table-cell table:number-columns-repeated="252"/>
          <table:table-cell table:style-name="ce2" table:number-columns-repeated="767"/>
        </table:table-row>
        <table:table-row table:style-name="ro2">
          <table:table-cell table:style-name="ce6" office:value-type="float" office:value="418">
            <text:p>418</text:p>
          </table:table-cell>
          <table:table-cell table:style-name="ce11" table:formula="of:=IF([.A446]&lt;StereoRes;(B/100)*StereoF/[.A446];0)" office:value-type="float" office:value="0.141106220095694">
            <text:p>0.14110622</text:p>
          </table:table-cell>
          <table:table-cell table:style-name="ce13" table:formula="of:=IF([.A446]&lt;StereoRes;StereoF*(B/100)*CorrAccuracy/([.A446]*[.A446]);0)" office:value-type="float" office:value="0.0000675149378448296">
            <text:p>0.0001</text:p>
          </table:table-cell>
          <table:table-cell table:style-name="ce11" table:formula="of:=IF([.A446]&lt;StereoRes;2*ATAN((StereoRes-[.A446])/(2*StereoF))*180/3.14;0)" office:value-type="float" office:value="25.4641966700714">
            <text:p>25.46419667</text:p>
          </table:table-cell>
          <table:table-cell table:style-name="ce11" table:formula="of:=((StereoRes-2*[.A446])*[.B446]/(2*StereoF))-((-StereoRes*[.B446])/(2*StereoF))" office:value-type="float" office:value="0.0637320574162679">
            <text:p>0.06373206</text:p>
          </table:table-cell>
          <table:table-cell table:number-columns-repeated="252"/>
          <table:table-cell table:style-name="ce2" table:number-columns-repeated="767"/>
        </table:table-row>
        <table:table-row table:style-name="ro2">
          <table:table-cell table:style-name="ce6" office:value-type="float" office:value="419">
            <text:p>419</text:p>
          </table:table-cell>
          <table:table-cell table:style-name="ce11" table:formula="of:=IF([.A447]&lt;StereoRes;(B/100)*StereoF/[.A447];0)" office:value-type="float" office:value="0.140769451073986">
            <text:p>0.14076945</text:p>
          </table:table-cell>
          <table:table-cell table:style-name="ce13" table:formula="of:=IF([.A447]&lt;StereoRes;StereoF*(B/100)*CorrAccuracy/([.A447]*[.A447]);0)" office:value-type="float" office:value="0.0000671930554052438">
            <text:p>0.0001</text:p>
          </table:table-cell>
          <table:table-cell table:style-name="ce11" table:formula="of:=IF([.A447]&lt;StereoRes;2*ATAN((StereoRes-[.A447])/(2*StereoF))*180/3.14;0)" office:value-type="float" office:value="25.3532040585672">
            <text:p>25.35320406</text:p>
          </table:table-cell>
          <table:table-cell table:style-name="ce11" table:formula="of:=((StereoRes-2*[.A447])*[.B447]/(2*StereoF))-((-StereoRes*[.B447])/(2*StereoF))" office:value-type="float" office:value="0.0632935560859189">
            <text:p>0.06329356</text:p>
          </table:table-cell>
          <table:table-cell table:number-columns-repeated="252"/>
          <table:table-cell table:style-name="ce2" table:number-columns-repeated="767"/>
        </table:table-row>
        <table:table-row table:style-name="ro2">
          <table:table-cell table:style-name="ce6" office:value-type="float" office:value="420">
            <text:p>420</text:p>
          </table:table-cell>
          <table:table-cell table:style-name="ce11" table:formula="of:=IF([.A448]&lt;StereoRes;(B/100)*StereoF/[.A448];0)" office:value-type="float" office:value="0.140434285714286">
            <text:p>0.14043429</text:p>
          </table:table-cell>
          <table:table-cell table:style-name="ce13" table:formula="of:=IF([.A448]&lt;StereoRes;StereoF*(B/100)*CorrAccuracy/([.A448]*[.A448]);0)" office:value-type="float" office:value="0.0000668734693877551">
            <text:p>0.0001</text:p>
          </table:table-cell>
          <table:table-cell table:style-name="ce11" table:formula="of:=IF([.A448]&lt;StereoRes;2*ATAN((StereoRes-[.A448])/(2*StereoF))*180/3.14;0)" office:value-type="float" office:value="25.2421631127763">
            <text:p>25.24216311</text:p>
          </table:table-cell>
          <table:table-cell table:style-name="ce11" table:formula="of:=((StereoRes-2*[.A448])*[.B448]/(2*StereoF))-((-StereoRes*[.B448])/(2*StereoF))" office:value-type="float" office:value="0.0628571428571429">
            <text:p>0.06285714</text:p>
          </table:table-cell>
          <table:table-cell table:number-columns-repeated="252"/>
          <table:table-cell table:style-name="ce2" table:number-columns-repeated="767"/>
        </table:table-row>
        <table:table-row table:style-name="ro2">
          <table:table-cell table:style-name="ce6" office:value-type="float" office:value="421">
            <text:p>421</text:p>
          </table:table-cell>
          <table:table-cell table:style-name="ce11" table:formula="of:=IF([.A449]&lt;StereoRes;(B/100)*StereoF/[.A449];0)" office:value-type="float" office:value="0.140100712589074">
            <text:p>0.14010071</text:p>
          </table:table-cell>
          <table:table-cell table:style-name="ce13" table:formula="of:=IF([.A449]&lt;StereoRes;StereoF*(B/100)*CorrAccuracy/([.A449]*[.A449]);0)" office:value-type="float" office:value="0.0000665561579995599">
            <text:p>0.0001</text:p>
          </table:table-cell>
          <table:table-cell table:style-name="ce11" table:formula="of:=IF([.A449]&lt;StereoRes;2*ATAN((StereoRes-[.A449])/(2*StereoF))*180/3.14;0)" office:value-type="float" office:value="25.1310740095766">
            <text:p>25.13107401</text:p>
          </table:table-cell>
          <table:table-cell table:style-name="ce11" table:formula="of:=((StereoRes-2*[.A449])*[.B449]/(2*StereoF))-((-StereoRes*[.B449])/(2*StereoF))" office:value-type="float" office:value="0.0624228028503563">
            <text:p>0.06242280</text:p>
          </table:table-cell>
          <table:table-cell table:number-columns-repeated="252"/>
          <table:table-cell table:style-name="ce2" table:number-columns-repeated="767"/>
        </table:table-row>
        <table:table-row table:style-name="ro2">
          <table:table-cell table:style-name="ce6" office:value-type="float" office:value="422">
            <text:p>422</text:p>
          </table:table-cell>
          <table:table-cell table:style-name="ce11" table:formula="of:=IF([.A450]&lt;StereoRes;(B/100)*StereoF/[.A450];0)" office:value-type="float" office:value="0.139768720379147">
            <text:p>0.13976872</text:p>
          </table:table-cell>
          <table:table-cell table:style-name="ce13" table:formula="of:=IF([.A450]&lt;StereoRes;StereoF*(B/100)*CorrAccuracy/([.A450]*[.A450]);0)" office:value-type="float" office:value="0.0000662410997057568">
            <text:p>0.0001</text:p>
          </table:table-cell>
          <table:table-cell table:style-name="ce11" table:formula="of:=IF([.A450]&lt;StereoRes;2*ATAN((StereoRes-[.A450])/(2*StereoF))*180/3.14;0)" office:value-type="float" office:value="25.0199369263609">
            <text:p>25.01993693</text:p>
          </table:table-cell>
          <table:table-cell table:style-name="ce11" table:formula="of:=((StereoRes-2*[.A450])*[.B450]/(2*StereoF))-((-StereoRes*[.B450])/(2*StereoF))" office:value-type="float" office:value="0.0619905213270142">
            <text:p>0.06199052</text:p>
          </table:table-cell>
          <table:table-cell table:number-columns-repeated="252"/>
          <table:table-cell table:style-name="ce2" table:number-columns-repeated="767"/>
        </table:table-row>
        <table:table-row table:style-name="ro2">
          <table:table-cell table:style-name="ce6" office:value-type="float" office:value="423">
            <text:p>423</text:p>
          </table:table-cell>
          <table:table-cell table:style-name="ce11" table:formula="of:=IF([.A451]&lt;StereoRes;(B/100)*StereoF/[.A451];0)" office:value-type="float" office:value="0.13943829787234">
            <text:p>0.13943830</text:p>
          </table:table-cell>
          <table:table-cell table:style-name="ce13" table:formula="of:=IF([.A451]&lt;StereoRes;StereoF*(B/100)*CorrAccuracy/([.A451]*[.A451]);0)" office:value-type="float" office:value="0.0000659282732256929">
            <text:p>0.0001</text:p>
          </table:table-cell>
          <table:table-cell table:style-name="ce11" table:formula="of:=IF([.A451]&lt;StereoRes;2*ATAN((StereoRes-[.A451])/(2*StereoF))*180/3.14;0)" office:value-type="float" office:value="24.9087520410363">
            <text:p>24.90875204</text:p>
          </table:table-cell>
          <table:table-cell table:style-name="ce11" table:formula="of:=((StereoRes-2*[.A451])*[.B451]/(2*StereoF))-((-StereoRes*[.B451])/(2*StereoF))" office:value-type="float" office:value="0.0615602836879433">
            <text:p>0.06156028</text:p>
          </table:table-cell>
          <table:table-cell table:number-columns-repeated="252"/>
          <table:table-cell table:style-name="ce2" table:number-columns-repeated="767"/>
        </table:table-row>
        <table:table-row table:style-name="ro2">
          <table:table-cell table:style-name="ce6" office:value-type="float" office:value="424">
            <text:p>424</text:p>
          </table:table-cell>
          <table:table-cell table:style-name="ce11" table:formula="of:=IF([.A452]&lt;StereoRes;(B/100)*StereoF/[.A452];0)" office:value-type="float" office:value="0.139109433962264">
            <text:p>0.13910943</text:p>
          </table:table-cell>
          <table:table-cell table:style-name="ce13" table:formula="of:=IF([.A452]&lt;StereoRes;StereoF*(B/100)*CorrAccuracy/([.A452]*[.A452]);0)" office:value-type="float" office:value="0.0000656176575293699">
            <text:p>0.0001</text:p>
          </table:table-cell>
          <table:table-cell table:style-name="ce11" table:formula="of:=IF([.A452]&lt;StereoRes;2*ATAN((StereoRes-[.A452])/(2*StereoF))*180/3.14;0)" office:value-type="float" office:value="24.7975195320223">
            <text:p>24.79751953</text:p>
          </table:table-cell>
          <table:table-cell table:style-name="ce11" table:formula="of:=((StereoRes-2*[.A452])*[.B452]/(2*StereoF))-((-StereoRes*[.B452])/(2*StereoF))" office:value-type="float" office:value="0.0611320754716981">
            <text:p>0.06113208</text:p>
          </table:table-cell>
          <table:table-cell table:number-columns-repeated="252"/>
          <table:table-cell table:style-name="ce2" table:number-columns-repeated="767"/>
        </table:table-row>
        <table:table-row table:style-name="ro2">
          <table:table-cell table:style-name="ce6" office:value-type="float" office:value="425">
            <text:p>425</text:p>
          </table:table-cell>
          <table:table-cell table:style-name="ce11" table:formula="of:=IF([.A453]&lt;StereoRes;(B/100)*StereoF/[.A453];0)" office:value-type="float" office:value="0.138782117647059">
            <text:p>0.13878212</text:p>
          </table:table-cell>
          <table:table-cell table:style-name="ce13" table:formula="of:=IF([.A453]&lt;StereoRes;StereoF*(B/100)*CorrAccuracy/([.A453]*[.A453]);0)" office:value-type="float" office:value="0.00006530923183391">
            <text:p>0.0001</text:p>
          </table:table-cell>
          <table:table-cell table:style-name="ce11" table:formula="of:=IF([.A453]&lt;StereoRes;2*ATAN((StereoRes-[.A453])/(2*StereoF))*180/3.14;0)" office:value-type="float" office:value="24.68623957825">
            <text:p>24.68623958</text:p>
          </table:table-cell>
          <table:table-cell table:style-name="ce11" table:formula="of:=((StereoRes-2*[.A453])*[.B453]/(2*StereoF))-((-StereoRes*[.B453])/(2*StereoF))" office:value-type="float" office:value="0.0607058823529412">
            <text:p>0.06070588</text:p>
          </table:table-cell>
          <table:table-cell table:number-columns-repeated="252"/>
          <table:table-cell table:style-name="ce2" table:number-columns-repeated="767"/>
        </table:table-row>
        <table:table-row table:style-name="ro2">
          <table:table-cell table:style-name="ce6" office:value-type="float" office:value="426">
            <text:p>426</text:p>
          </table:table-cell>
          <table:table-cell table:style-name="ce11" table:formula="of:=IF([.A454]&lt;StereoRes;(B/100)*StereoF/[.A454];0)" office:value-type="float" office:value="0.138456338028169">
            <text:p>0.13845634</text:p>
          </table:table-cell>
          <table:table-cell table:style-name="ce13" table:formula="of:=IF([.A454]&lt;StereoRes;StereoF*(B/100)*CorrAccuracy/([.A454]*[.A454]);0)" office:value-type="float" office:value="0.0000650029756000794">
            <text:p>0.0001</text:p>
          </table:table-cell>
          <table:table-cell table:style-name="ce11" table:formula="of:=IF([.A454]&lt;StereoRes;2*ATAN((StereoRes-[.A454])/(2*StereoF))*180/3.14;0)" office:value-type="float" office:value="24.5749123591608">
            <text:p>24.57491236</text:p>
          </table:table-cell>
          <table:table-cell table:style-name="ce11" table:formula="of:=((StereoRes-2*[.A454])*[.B454]/(2*StereoF))-((-StereoRes*[.B454])/(2*StereoF))" office:value-type="float" office:value="0.0602816901408451">
            <text:p>0.06028169</text:p>
          </table:table-cell>
          <table:table-cell table:number-columns-repeated="252"/>
          <table:table-cell table:style-name="ce2" table:number-columns-repeated="767"/>
        </table:table-row>
        <table:table-row table:style-name="ro2">
          <table:table-cell table:style-name="ce6" office:value-type="float" office:value="427">
            <text:p>427</text:p>
          </table:table-cell>
          <table:table-cell table:style-name="ce11" table:formula="of:=IF([.A455]&lt;StereoRes;(B/100)*StereoF/[.A455];0)" office:value-type="float" office:value="0.138132084309133">
            <text:p>0.13813208</text:p>
          </table:table-cell>
          <table:table-cell table:style-name="ce13" table:formula="of:=IF([.A455]&lt;StereoRes;StereoF*(B/100)*CorrAccuracy/([.A455]*[.A455]);0)" office:value-type="float" office:value="0.0000646988685288681">
            <text:p>0.0001</text:p>
          </table:table-cell>
          <table:table-cell table:style-name="ce11" table:formula="of:=IF([.A455]&lt;StereoRes;2*ATAN((StereoRes-[.A455])/(2*StereoF))*180/3.14;0)" office:value-type="float" office:value="24.4635380547051">
            <text:p>24.46353805</text:p>
          </table:table-cell>
          <table:table-cell table:style-name="ce11" table:formula="of:=((StereoRes-2*[.A455])*[.B455]/(2*StereoF))-((-StereoRes*[.B455])/(2*StereoF))" office:value-type="float" office:value="0.0598594847775176">
            <text:p>0.05985948</text:p>
          </table:table-cell>
          <table:table-cell table:number-columns-repeated="252"/>
          <table:table-cell table:style-name="ce2" table:number-columns-repeated="767"/>
        </table:table-row>
        <table:table-row table:style-name="ro2">
          <table:table-cell table:style-name="ce6" office:value-type="float" office:value="428">
            <text:p>428</text:p>
          </table:table-cell>
          <table:table-cell table:style-name="ce11" table:formula="of:=IF([.A456]&lt;StereoRes;(B/100)*StereoF/[.A456];0)" office:value-type="float" office:value="0.137809345794393">
            <text:p>0.13780935</text:p>
          </table:table-cell>
          <table:table-cell table:style-name="ce13" table:formula="of:=IF([.A456]&lt;StereoRes;StereoF*(B/100)*CorrAccuracy/([.A456]*[.A456]);0)" office:value-type="float" office:value="0.0000643968905581273">
            <text:p>0.0001</text:p>
          </table:table-cell>
          <table:table-cell table:style-name="ce11" table:formula="of:=IF([.A456]&lt;StereoRes;2*ATAN((StereoRes-[.A456])/(2*StereoF))*180/3.14;0)" office:value-type="float" office:value="24.3521168453409">
            <text:p>24.35211685</text:p>
          </table:table-cell>
          <table:table-cell table:style-name="ce11" table:formula="of:=((StereoRes-2*[.A456])*[.B456]/(2*StereoF))-((-StereoRes*[.B456])/(2*StereoF))" office:value-type="float" office:value="0.0594392523364486">
            <text:p>0.05943925</text:p>
          </table:table-cell>
          <table:table-cell table:number-columns-repeated="252"/>
          <table:table-cell table:style-name="ce2" table:number-columns-repeated="767"/>
        </table:table-row>
        <table:table-row table:style-name="ro2">
          <table:table-cell table:style-name="ce6" office:value-type="float" office:value="429">
            <text:p>429</text:p>
          </table:table-cell>
          <table:table-cell table:style-name="ce11" table:formula="of:=IF([.A457]&lt;StereoRes;(B/100)*StereoF/[.A457];0)" office:value-type="float" office:value="0.137488111888112">
            <text:p>0.13748811</text:p>
          </table:table-cell>
          <table:table-cell table:style-name="ce13" table:formula="of:=IF([.A457]&lt;StereoRes;StereoF*(B/100)*CorrAccuracy/([.A457]*[.A457]);0)" office:value-type="float" office:value="0.0000640970218592596">
            <text:p>0.0001</text:p>
          </table:table-cell>
          <table:table-cell table:style-name="ce11" table:formula="of:=IF([.A457]&lt;StereoRes;2*ATAN((StereoRes-[.A457])/(2*StereoF))*180/3.14;0)" office:value-type="float" office:value="24.2406489120327">
            <text:p>24.24064891</text:p>
          </table:table-cell>
          <table:table-cell table:style-name="ce11" table:formula="of:=((StereoRes-2*[.A457])*[.B457]/(2*StereoF))-((-StereoRes*[.B457])/(2*StereoF))" office:value-type="float" office:value="0.059020979020979">
            <text:p>0.05902098</text:p>
          </table:table-cell>
          <table:table-cell table:number-columns-repeated="252"/>
          <table:table-cell table:style-name="ce2" table:number-columns-repeated="767"/>
        </table:table-row>
        <table:table-row table:style-name="ro2">
          <table:table-cell table:style-name="ce6" office:value-type="float" office:value="430">
            <text:p>430</text:p>
          </table:table-cell>
          <table:table-cell table:style-name="ce11" table:formula="of:=IF([.A458]&lt;StereoRes;(B/100)*StereoF/[.A458];0)" office:value-type="float" office:value="0.137168372093023">
            <text:p>0.13716837</text:p>
          </table:table-cell>
          <table:table-cell table:style-name="ce13" table:formula="of:=IF([.A458]&lt;StereoRes;StereoF*(B/100)*CorrAccuracy/([.A458]*[.A458]);0)" office:value-type="float" office:value="0.0000637992428339643">
            <text:p>0.0001</text:p>
          </table:table-cell>
          <table:table-cell table:style-name="ce11" table:formula="of:=IF([.A458]&lt;StereoRes;2*ATAN((StereoRes-[.A458])/(2*StereoF))*180/3.14;0)" office:value-type="float" office:value="24.1291344362502">
            <text:p>24.12913444</text:p>
          </table:table-cell>
          <table:table-cell table:style-name="ce11" table:formula="of:=((StereoRes-2*[.A458])*[.B458]/(2*StereoF))-((-StereoRes*[.B458])/(2*StereoF))" office:value-type="float" office:value="0.0586046511627907">
            <text:p>0.05860465</text:p>
          </table:table-cell>
          <table:table-cell table:number-columns-repeated="252"/>
          <table:table-cell table:style-name="ce2" table:number-columns-repeated="767"/>
        </table:table-row>
        <table:table-row table:style-name="ro2">
          <table:table-cell table:style-name="ce6" office:value-type="float" office:value="431">
            <text:p>431</text:p>
          </table:table-cell>
          <table:table-cell table:style-name="ce11" table:formula="of:=IF([.A459]&lt;StereoRes;(B/100)*StereoF/[.A459];0)" office:value-type="float" office:value="0.136850116009281">
            <text:p>0.13685012</text:p>
          </table:table-cell>
          <table:table-cell table:style-name="ce13" table:formula="of:=IF([.A459]&lt;StereoRes;StereoF*(B/100)*CorrAccuracy/([.A459]*[.A459]);0)" office:value-type="float" office:value="0.0000635035341110351">
            <text:p>0.0001</text:p>
          </table:table-cell>
          <table:table-cell table:style-name="ce11" table:formula="of:=IF([.A459]&lt;StereoRes;2*ATAN((StereoRes-[.A459])/(2*StereoF))*180/3.14;0)" office:value-type="float" office:value="24.0175735999669">
            <text:p>24.01757360</text:p>
          </table:table-cell>
          <table:table-cell table:style-name="ce11" table:formula="of:=((StereoRes-2*[.A459])*[.B459]/(2*StereoF))-((-StereoRes*[.B459])/(2*StereoF))" office:value-type="float" office:value="0.0581902552204176">
            <text:p>0.05819026</text:p>
          </table:table-cell>
          <table:table-cell table:number-columns-repeated="252"/>
          <table:table-cell table:style-name="ce2" table:number-columns-repeated="767"/>
        </table:table-row>
        <table:table-row table:style-name="ro2">
          <table:table-cell table:style-name="ce6" office:value-type="float" office:value="432">
            <text:p>432</text:p>
          </table:table-cell>
          <table:table-cell table:style-name="ce11" table:formula="of:=IF([.A460]&lt;StereoRes;(B/100)*StereoF/[.A460];0)" office:value-type="float" office:value="0.136533333333333">
            <text:p>0.13653333</text:p>
          </table:table-cell>
          <table:table-cell table:style-name="ce13" table:formula="of:=IF([.A460]&lt;StereoRes;StereoF*(B/100)*CorrAccuracy/([.A460]*[.A460]);0)" office:value-type="float" office:value="0.0000632098765432099">
            <text:p>0.0001</text:p>
          </table:table-cell>
          <table:table-cell table:style-name="ce11" table:formula="of:=IF([.A460]&lt;StereoRes;2*ATAN((StereoRes-[.A460])/(2*StereoF))*180/3.14;0)" office:value-type="float" office:value="23.9059665856586">
            <text:p>23.90596659</text:p>
          </table:table-cell>
          <table:table-cell table:style-name="ce11" table:formula="of:=((StereoRes-2*[.A460])*[.B460]/(2*StereoF))-((-StereoRes*[.B460])/(2*StereoF))" office:value-type="float" office:value="0.0577777777777778">
            <text:p>0.05777778</text:p>
          </table:table-cell>
          <table:table-cell table:number-columns-repeated="252"/>
          <table:table-cell table:style-name="ce2" table:number-columns-repeated="767"/>
        </table:table-row>
        <table:table-row table:style-name="ro2">
          <table:table-cell table:style-name="ce6" office:value-type="float" office:value="433">
            <text:p>433</text:p>
          </table:table-cell>
          <table:table-cell table:style-name="ce11" table:formula="of:=IF([.A461]&lt;StereoRes;(B/100)*StereoF/[.A461];0)" office:value-type="float" office:value="0.136218013856813">
            <text:p>0.13621801</text:p>
          </table:table-cell>
          <table:table-cell table:style-name="ce13" table:formula="of:=IF([.A461]&lt;StereoRes;StereoF*(B/100)*CorrAccuracy/([.A461]*[.A461]);0)" office:value-type="float" office:value="0.0000629182512040706">
            <text:p>0.0001</text:p>
          </table:table-cell>
          <table:table-cell table:style-name="ce11" table:formula="of:=IF([.A461]&lt;StereoRes;2*ATAN((StereoRes-[.A461])/(2*StereoF))*180/3.14;0)" office:value-type="float" office:value="23.7943135763026">
            <text:p>23.79431358</text:p>
          </table:table-cell>
          <table:table-cell table:style-name="ce11" table:formula="of:=((StereoRes-2*[.A461])*[.B461]/(2*StereoF))-((-StereoRes*[.B461])/(2*StereoF))" office:value-type="float" office:value="0.0573672055427252">
            <text:p>0.05736721</text:p>
          </table:table-cell>
          <table:table-cell table:number-columns-repeated="252"/>
          <table:table-cell table:style-name="ce2" table:number-columns-repeated="767"/>
        </table:table-row>
        <table:table-row table:style-name="ro2">
          <table:table-cell table:style-name="ce6" office:value-type="float" office:value="434">
            <text:p>434</text:p>
          </table:table-cell>
          <table:table-cell table:style-name="ce11" table:formula="of:=IF([.A462]&lt;StereoRes;(B/100)*StereoF/[.A462];0)" office:value-type="float" office:value="0.135904147465438">
            <text:p>0.13590415</text:p>
          </table:table-cell>
          <table:table-cell table:style-name="ce13" table:formula="of:=IF([.A462]&lt;StereoRes;StereoF*(B/100)*CorrAccuracy/([.A462]*[.A462]);0)" office:value-type="float" office:value="0.0000626286393849944">
            <text:p>0.0001</text:p>
          </table:table-cell>
          <table:table-cell table:style-name="ce11" table:formula="of:=IF([.A462]&lt;StereoRes;2*ATAN((StereoRes-[.A462])/(2*StereoF))*180/3.14;0)" office:value-type="float" office:value="23.6826147553757">
            <text:p>23.68261476</text:p>
          </table:table-cell>
          <table:table-cell table:style-name="ce11" table:formula="of:=((StereoRes-2*[.A462])*[.B462]/(2*StereoF))-((-StereoRes*[.B462])/(2*StereoF))" office:value-type="float" office:value="0.0569585253456221">
            <text:p>0.05695853</text:p>
          </table:table-cell>
          <table:table-cell table:number-columns-repeated="252"/>
          <table:table-cell table:style-name="ce2" table:number-columns-repeated="767"/>
        </table:table-row>
        <table:table-row table:style-name="ro2">
          <table:table-cell table:style-name="ce6" office:value-type="float" office:value="435">
            <text:p>435</text:p>
          </table:table-cell>
          <table:table-cell table:style-name="ce11" table:formula="of:=IF([.A463]&lt;StereoRes;(B/100)*StereoF/[.A463];0)" office:value-type="float" office:value="0.135591724137931">
            <text:p>0.13559172</text:p>
          </table:table-cell>
          <table:table-cell table:style-name="ce13" table:formula="of:=IF([.A463]&lt;StereoRes;StereoF*(B/100)*CorrAccuracy/([.A463]*[.A463]);0)" office:value-type="float" office:value="0.0000623410225921522">
            <text:p>0.0001</text:p>
          </table:table-cell>
          <table:table-cell table:style-name="ce11" table:formula="of:=IF([.A463]&lt;StereoRes;2*ATAN((StereoRes-[.A463])/(2*StereoF))*180/3.14;0)" office:value-type="float" office:value="23.5708703068535">
            <text:p>23.57087031</text:p>
          </table:table-cell>
          <table:table-cell table:style-name="ce11" table:formula="of:=((StereoRes-2*[.A463])*[.B463]/(2*StereoF))-((-StereoRes*[.B463])/(2*StereoF))" office:value-type="float" office:value="0.056551724137931">
            <text:p>0.05655172</text:p>
          </table:table-cell>
          <table:table-cell table:number-columns-repeated="252"/>
          <table:table-cell table:style-name="ce2" table:number-columns-repeated="767"/>
        </table:table-row>
        <table:table-row table:style-name="ro2">
          <table:table-cell table:style-name="ce6" office:value-type="float" office:value="436">
            <text:p>436</text:p>
          </table:table-cell>
          <table:table-cell table:style-name="ce11" table:formula="of:=IF([.A464]&lt;StereoRes;(B/100)*StereoF/[.A464];0)" office:value-type="float" office:value="0.135280733944954">
            <text:p>0.13528073</text:p>
          </table:table-cell>
          <table:table-cell table:style-name="ce13" table:formula="of:=IF([.A464]&lt;StereoRes;StereoF*(B/100)*CorrAccuracy/([.A464]*[.A464]);0)" office:value-type="float" office:value="0.0000620553825435569">
            <text:p>0.0001</text:p>
          </table:table-cell>
          <table:table-cell table:style-name="ce11" table:formula="of:=IF([.A464]&lt;StereoRes;2*ATAN((StereoRes-[.A464])/(2*StereoF))*180/3.14;0)" office:value-type="float" office:value="23.4590804152085">
            <text:p>23.45908042</text:p>
          </table:table-cell>
          <table:table-cell table:style-name="ce11" table:formula="of:=((StereoRes-2*[.A464])*[.B464]/(2*StereoF))-((-StereoRes*[.B464])/(2*StereoF))" office:value-type="float" office:value="0.0561467889908257">
            <text:p>0.05614679</text:p>
          </table:table-cell>
          <table:table-cell table:number-columns-repeated="252"/>
          <table:table-cell table:style-name="ce2" table:number-columns-repeated="767"/>
        </table:table-row>
        <table:table-row table:style-name="ro2">
          <table:table-cell table:style-name="ce6" office:value-type="float" office:value="437">
            <text:p>437</text:p>
          </table:table-cell>
          <table:table-cell table:style-name="ce11" table:formula="of:=IF([.A465]&lt;StereoRes;(B/100)*StereoF/[.A465];0)" office:value-type="float" office:value="0.134971167048055">
            <text:p>0.13497117</text:p>
          </table:table-cell>
          <table:table-cell table:style-name="ce13" table:formula="of:=IF([.A465]&lt;StereoRes;StereoF*(B/100)*CorrAccuracy/([.A465]*[.A465]);0)" office:value-type="float" office:value="0.0000617717011661579">
            <text:p>0.0001</text:p>
          </table:table-cell>
          <table:table-cell table:style-name="ce11" table:formula="of:=IF([.A465]&lt;StereoRes;2*ATAN((StereoRes-[.A465])/(2*StereoF))*180/3.14;0)" office:value-type="float" office:value="23.3472452654088">
            <text:p>23.34724527</text:p>
          </table:table-cell>
          <table:table-cell table:style-name="ce11" table:formula="of:=((StereoRes-2*[.A465])*[.B465]/(2*StereoF))-((-StereoRes*[.B465])/(2*StereoF))" office:value-type="float" office:value="0.0557437070938215">
            <text:p>0.05574371</text:p>
          </table:table-cell>
          <table:table-cell table:number-columns-repeated="252"/>
          <table:table-cell table:style-name="ce2" table:number-columns-repeated="767"/>
        </table:table-row>
        <table:table-row table:style-name="ro2">
          <table:table-cell table:style-name="ce6" office:value-type="float" office:value="438">
            <text:p>438</text:p>
          </table:table-cell>
          <table:table-cell table:style-name="ce11" table:formula="of:=IF([.A466]&lt;StereoRes;(B/100)*StereoF/[.A466];0)" office:value-type="float" office:value="0.13466301369863">
            <text:p>0.13466301</text:p>
          </table:table-cell>
          <table:table-cell table:style-name="ce13" table:formula="of:=IF([.A466]&lt;StereoRes;StereoF*(B/100)*CorrAccuracy/([.A466]*[.A466]);0)" office:value-type="float" office:value="0.0000614899605929818">
            <text:p>0.0001</text:p>
          </table:table-cell>
          <table:table-cell table:style-name="ce11" table:formula="of:=IF([.A466]&lt;StereoRes;2*ATAN((StereoRes-[.A466])/(2*StereoF))*180/3.14;0)" office:value-type="float" office:value="23.235365042917">
            <text:p>23.23536504</text:p>
          </table:table-cell>
          <table:table-cell table:style-name="ce11" table:formula="of:=((StereoRes-2*[.A466])*[.B466]/(2*StereoF))-((-StereoRes*[.B466])/(2*StereoF))" office:value-type="float" office:value="0.0553424657534246">
            <text:p>0.05534247</text:p>
          </table:table-cell>
          <table:table-cell table:number-columns-repeated="252"/>
          <table:table-cell table:style-name="ce2" table:number-columns-repeated="767"/>
        </table:table-row>
        <table:table-row table:style-name="ro2">
          <table:table-cell table:style-name="ce6" office:value-type="float" office:value="439">
            <text:p>439</text:p>
          </table:table-cell>
          <table:table-cell table:style-name="ce11" table:formula="of:=IF([.A467]&lt;StereoRes;(B/100)*StereoF/[.A467];0)" office:value-type="float" office:value="0.134356264236902">
            <text:p>0.13435626</text:p>
          </table:table-cell>
          <table:table-cell table:style-name="ce13" table:formula="of:=IF([.A467]&lt;StereoRes;StereoF*(B/100)*CorrAccuracy/([.A467]*[.A467]);0)" office:value-type="float" office:value="0.0000612101431603198">
            <text:p>0.0001</text:p>
          </table:table-cell>
          <table:table-cell table:style-name="ce11" table:formula="of:=IF([.A467]&lt;StereoRes;2*ATAN((StereoRes-[.A467])/(2*StereoF))*180/3.14;0)" office:value-type="float" office:value="23.1234399336885">
            <text:p>23.12343993</text:p>
          </table:table-cell>
          <table:table-cell table:style-name="ce11" table:formula="of:=((StereoRes-2*[.A467])*[.B467]/(2*StereoF))-((-StereoRes*[.B467])/(2*StereoF))" office:value-type="float" office:value="0.0549430523917996">
            <text:p>0.05494305</text:p>
          </table:table-cell>
          <table:table-cell table:number-columns-repeated="252"/>
          <table:table-cell table:style-name="ce2" table:number-columns-repeated="767"/>
        </table:table-row>
        <table:table-row table:style-name="ro2">
          <table:table-cell table:style-name="ce6" office:value-type="float" office:value="440">
            <text:p>440</text:p>
          </table:table-cell>
          <table:table-cell table:style-name="ce11" table:formula="of:=IF([.A468]&lt;StereoRes;(B/100)*StereoF/[.A468];0)" office:value-type="float" office:value="0.134050909090909">
            <text:p>0.13405091</text:p>
          </table:table-cell>
          <table:table-cell table:style-name="ce13" table:formula="of:=IF([.A468]&lt;StereoRes;StereoF*(B/100)*CorrAccuracy/([.A468]*[.A468]);0)" office:value-type="float" office:value="0.0000609322314049587">
            <text:p>0.0001</text:p>
          </table:table-cell>
          <table:table-cell table:style-name="ce11" table:formula="of:=IF([.A468]&lt;StereoRes;2*ATAN((StereoRes-[.A468])/(2*StereoF))*180/3.14;0)" office:value-type="float" office:value="23.0114701241701">
            <text:p>23.01147012</text:p>
          </table:table-cell>
          <table:table-cell table:style-name="ce11" table:formula="of:=((StereoRes-2*[.A468])*[.B468]/(2*StereoF))-((-StereoRes*[.B468])/(2*StereoF))" office:value-type="float" office:value="0.0545454545454546">
            <text:p>0.05454545</text:p>
          </table:table-cell>
          <table:table-cell table:number-columns-repeated="252"/>
          <table:table-cell table:style-name="ce2" table:number-columns-repeated="767"/>
        </table:table-row>
        <table:table-row table:style-name="ro2">
          <table:table-cell table:style-name="ce6" office:value-type="float" office:value="441">
            <text:p>441</text:p>
          </table:table-cell>
          <table:table-cell table:style-name="ce11" table:formula="of:=IF([.A469]&lt;StereoRes;(B/100)*StereoF/[.A469];0)" office:value-type="float" office:value="0.13374693877551">
            <text:p>0.13374694</text:p>
          </table:table-cell>
          <table:table-cell table:style-name="ce13" table:formula="of:=IF([.A469]&lt;StereoRes;StereoF*(B/100)*CorrAccuracy/([.A469]*[.A469]);0)" office:value-type="float" office:value="0.0000606562080614559">
            <text:p>0.0001</text:p>
          </table:table-cell>
          <table:table-cell table:style-name="ce11" table:formula="of:=IF([.A469]&lt;StereoRes;2*ATAN((StereoRes-[.A469])/(2*StereoF))*180/3.14;0)" office:value-type="float" office:value="22.8994558012989">
            <text:p>22.89945580</text:p>
          </table:table-cell>
          <table:table-cell table:style-name="ce11" table:formula="of:=((StereoRes-2*[.A469])*[.B469]/(2*StereoF))-((-StereoRes*[.B469])/(2*StereoF))" office:value-type="float" office:value="0.0541496598639456">
            <text:p>0.05414966</text:p>
          </table:table-cell>
          <table:table-cell table:number-columns-repeated="252"/>
          <table:table-cell table:style-name="ce2" table:number-columns-repeated="767"/>
        </table:table-row>
        <table:table-row table:style-name="ro2">
          <table:table-cell table:style-name="ce6" office:value-type="float" office:value="442">
            <text:p>442</text:p>
          </table:table-cell>
          <table:table-cell table:style-name="ce11" table:formula="of:=IF([.A470]&lt;StereoRes;(B/100)*StereoF/[.A470];0)" office:value-type="float" office:value="0.133444343891403">
            <text:p>0.13344434</text:p>
          </table:table-cell>
          <table:table-cell table:style-name="ce13" table:formula="of:=IF([.A470]&lt;StereoRes;StereoF*(B/100)*CorrAccuracy/([.A470]*[.A470]);0)" office:value-type="float" office:value="0.0000603820560594583">
            <text:p>0.0001</text:p>
          </table:table-cell>
          <table:table-cell table:style-name="ce11" table:formula="of:=IF([.A470]&lt;StereoRes;2*ATAN((StereoRes-[.A470])/(2*StereoF))*180/3.14;0)" office:value-type="float" office:value="22.7873971525002">
            <text:p>22.78739715</text:p>
          </table:table-cell>
          <table:table-cell table:style-name="ce11" table:formula="of:=((StereoRes-2*[.A470])*[.B470]/(2*StereoF))-((-StereoRes*[.B470])/(2*StereoF))" office:value-type="float" office:value="0.0537556561085973">
            <text:p>0.05375566</text:p>
          </table:table-cell>
          <table:table-cell table:number-columns-repeated="252"/>
          <table:table-cell table:style-name="ce2" table:number-columns-repeated="767"/>
        </table:table-row>
        <table:table-row table:style-name="ro2">
          <table:table-cell table:style-name="ce6" office:value-type="float" office:value="443">
            <text:p>443</text:p>
          </table:table-cell>
          <table:table-cell table:style-name="ce11" table:formula="of:=IF([.A471]&lt;StereoRes;(B/100)*StereoF/[.A471];0)" office:value-type="float" office:value="0.133143115124153">
            <text:p>0.13314312</text:p>
          </table:table-cell>
          <table:table-cell table:style-name="ce13" table:formula="of:=IF([.A471]&lt;StereoRes;StereoF*(B/100)*CorrAccuracy/([.A471]*[.A471]);0)" office:value-type="float" office:value="0.0000601097585210625">
            <text:p>0.0001</text:p>
          </table:table-cell>
          <table:table-cell table:style-name="ce11" table:formula="of:=IF([.A471]&lt;StereoRes;2*ATAN((StereoRes-[.A471])/(2*StereoF))*180/3.14;0)" office:value-type="float" office:value="22.6752943656868">
            <text:p>22.67529437</text:p>
          </table:table-cell>
          <table:table-cell table:style-name="ce11" table:formula="of:=((StereoRes-2*[.A471])*[.B471]/(2*StereoF))-((-StereoRes*[.B471])/(2*StereoF))" office:value-type="float" office:value="0.0533634311512415">
            <text:p>0.05336343</text:p>
          </table:table-cell>
          <table:table-cell table:number-columns-repeated="252"/>
          <table:table-cell table:style-name="ce2" table:number-columns-repeated="767"/>
        </table:table-row>
        <table:table-row table:style-name="ro2">
          <table:table-cell table:style-name="ce6" office:value-type="float" office:value="444">
            <text:p>444</text:p>
          </table:table-cell>
          <table:table-cell table:style-name="ce11" table:formula="of:=IF([.A472]&lt;StereoRes;(B/100)*StereoF/[.A472];0)" office:value-type="float" office:value="0.132843243243243">
            <text:p>0.13284324</text:p>
          </table:table-cell>
          <table:table-cell table:style-name="ce13" table:formula="of:=IF([.A472]&lt;StereoRes;StereoF*(B/100)*CorrAccuracy/([.A472]*[.A472]);0)" office:value-type="float" office:value="0.0000598392987582177">
            <text:p>0.0001</text:p>
          </table:table-cell>
          <table:table-cell table:style-name="ce11" table:formula="of:=IF([.A472]&lt;StereoRes;2*ATAN((StereoRes-[.A472])/(2*StereoF))*180/3.14;0)" office:value-type="float" office:value="22.5631476292569">
            <text:p>22.56314763</text:p>
          </table:table-cell>
          <table:table-cell table:style-name="ce11" table:formula="of:=((StereoRes-2*[.A472])*[.B472]/(2*StereoF))-((-StereoRes*[.B472])/(2*StereoF))" office:value-type="float" office:value="0.052972972972973">
            <text:p>0.05297297</text:p>
          </table:table-cell>
          <table:table-cell table:number-columns-repeated="252"/>
          <table:table-cell table:style-name="ce2" table:number-columns-repeated="767"/>
        </table:table-row>
        <table:table-row table:style-name="ro2">
          <table:table-cell table:style-name="ce6" office:value-type="float" office:value="445">
            <text:p>445</text:p>
          </table:table-cell>
          <table:table-cell table:style-name="ce11" table:formula="of:=IF([.A473]&lt;StereoRes;(B/100)*StereoF/[.A473];0)" office:value-type="float" office:value="0.132544719101124">
            <text:p>0.13254472</text:p>
          </table:table-cell>
          <table:table-cell table:style-name="ce13" table:formula="of:=IF([.A473]&lt;StereoRes;StereoF*(B/100)*CorrAccuracy/([.A473]*[.A473]);0)" office:value-type="float" office:value="0.0000595706602701679">
            <text:p>0.0001</text:p>
          </table:table-cell>
          <table:table-cell table:style-name="ce11" table:formula="of:=IF([.A473]&lt;StereoRes;2*ATAN((StereoRes-[.A473])/(2*StereoF))*180/3.14;0)" office:value-type="float" office:value="22.4509571320929">
            <text:p>22.45095713</text:p>
          </table:table-cell>
          <table:table-cell table:style-name="ce11" table:formula="of:=((StereoRes-2*[.A473])*[.B473]/(2*StereoF))-((-StereoRes*[.B473])/(2*StereoF))" office:value-type="float" office:value="0.0525842696629213">
            <text:p>0.05258427</text:p>
          </table:table-cell>
          <table:table-cell table:number-columns-repeated="252"/>
          <table:table-cell table:style-name="ce2" table:number-columns-repeated="767"/>
        </table:table-row>
        <table:table-row table:style-name="ro2">
          <table:table-cell table:style-name="ce6" office:value-type="float" office:value="446">
            <text:p>446</text:p>
          </table:table-cell>
          <table:table-cell table:style-name="ce11" table:formula="of:=IF([.A474]&lt;StereoRes;(B/100)*StereoF/[.A474];0)" office:value-type="float" office:value="0.132247533632287">
            <text:p>0.13224753</text:p>
          </table:table-cell>
          <table:table-cell table:style-name="ce13" table:formula="of:=IF([.A474]&lt;StereoRes;StereoF*(B/100)*CorrAccuracy/([.A474]*[.A474]);0)" office:value-type="float" office:value="0.0000593038267409359">
            <text:p>0.0001</text:p>
          </table:table-cell>
          <table:table-cell table:style-name="ce11" table:formula="of:=IF([.A474]&lt;StereoRes;2*ATAN((StereoRes-[.A474])/(2*StereoF))*180/3.14;0)" office:value-type="float" office:value="22.33872306356">
            <text:p>22.33872306</text:p>
          </table:table-cell>
          <table:table-cell table:style-name="ce11" table:formula="of:=((StereoRes-2*[.A474])*[.B474]/(2*StereoF))-((-StereoRes*[.B474])/(2*StereoF))" office:value-type="float" office:value="0.0521973094170404">
            <text:p>0.05219731</text:p>
          </table:table-cell>
          <table:table-cell table:number-columns-repeated="252"/>
          <table:table-cell table:style-name="ce2" table:number-columns-repeated="767"/>
        </table:table-row>
        <table:table-row table:style-name="ro2">
          <table:table-cell table:style-name="ce6" office:value-type="float" office:value="447">
            <text:p>447</text:p>
          </table:table-cell>
          <table:table-cell table:style-name="ce11" table:formula="of:=IF([.A475]&lt;StereoRes;(B/100)*StereoF/[.A475];0)" office:value-type="float" office:value="0.131951677852349">
            <text:p>0.13195168</text:p>
          </table:table-cell>
          <table:table-cell table:style-name="ce13" table:formula="of:=IF([.A475]&lt;StereoRes;StereoF*(B/100)*CorrAccuracy/([.A475]*[.A475]);0)" office:value-type="float" office:value="0.0000590387820368452">
            <text:p>0.0001</text:p>
          </table:table-cell>
          <table:table-cell table:style-name="ce11" table:formula="of:=IF([.A475]&lt;StereoRes;2*ATAN((StereoRes-[.A475])/(2*StereoF))*180/3.14;0)" office:value-type="float" office:value="22.2264456135043">
            <text:p>22.22644561</text:p>
          </table:table-cell>
          <table:table-cell table:style-name="ce11" table:formula="of:=((StereoRes-2*[.A475])*[.B475]/(2*StereoF))-((-StereoRes*[.B475])/(2*StereoF))" office:value-type="float" office:value="0.0518120805369127">
            <text:p>0.05181208</text:p>
          </table:table-cell>
          <table:table-cell table:number-columns-repeated="252"/>
          <table:table-cell table:style-name="ce2" table:number-columns-repeated="767"/>
        </table:table-row>
        <table:table-row table:style-name="ro2">
          <table:table-cell table:style-name="ce6" office:value-type="float" office:value="448">
            <text:p>448</text:p>
          </table:table-cell>
          <table:table-cell table:style-name="ce11" table:formula="of:=IF([.A476]&lt;StereoRes;(B/100)*StereoF/[.A476];0)" office:value-type="float" office:value="0.131657142857143">
            <text:p>0.13165714</text:p>
          </table:table-cell>
          <table:table-cell table:style-name="ce13" table:formula="of:=IF([.A476]&lt;StereoRes;StereoF*(B/100)*CorrAccuracy/([.A476]*[.A476]);0)" office:value-type="float" office:value="0.0000587755102040816">
            <text:p>0.0001</text:p>
          </table:table-cell>
          <table:table-cell table:style-name="ce11" table:formula="of:=IF([.A476]&lt;StereoRes;2*ATAN((StereoRes-[.A476])/(2*StereoF))*180/3.14;0)" office:value-type="float" office:value="22.1141249722519">
            <text:p>22.11412497</text:p>
          </table:table-cell>
          <table:table-cell table:style-name="ce11" table:formula="of:=((StereoRes-2*[.A476])*[.B476]/(2*StereoF))-((-StereoRes*[.B476])/(2*StereoF))" office:value-type="float" office:value="0.0514285714285714">
            <text:p>0.05142857</text:p>
          </table:table-cell>
          <table:table-cell table:number-columns-repeated="252"/>
          <table:table-cell table:style-name="ce2" table:number-columns-repeated="767"/>
        </table:table-row>
        <table:table-row table:style-name="ro2">
          <table:table-cell table:style-name="ce6" office:value-type="float" office:value="449">
            <text:p>449</text:p>
          </table:table-cell>
          <table:table-cell table:style-name="ce11" table:formula="of:=IF([.A477]&lt;StereoRes;(B/100)*StereoF/[.A477];0)" office:value-type="float" office:value="0.131363919821826">
            <text:p>0.13136392</text:p>
          </table:table-cell>
          <table:table-cell table:style-name="ce13" table:formula="of:=IF([.A477]&lt;StereoRes;StereoF*(B/100)*CorrAccuracy/([.A477]*[.A477]);0)" office:value-type="float" office:value="0.0000585139954662923">
            <text:p>0.0001</text:p>
          </table:table-cell>
          <table:table-cell table:style-name="ce11" table:formula="of:=IF([.A477]&lt;StereoRes;2*ATAN((StereoRes-[.A477])/(2*StereoF))*180/3.14;0)" office:value-type="float" office:value="22.0017613306066">
            <text:p>22.00176133</text:p>
          </table:table-cell>
          <table:table-cell table:style-name="ce11" table:formula="of:=((StereoRes-2*[.A477])*[.B477]/(2*StereoF))-((-StereoRes*[.B477])/(2*StereoF))" office:value-type="float" office:value="0.0510467706013363">
            <text:p>0.05104677</text:p>
          </table:table-cell>
          <table:table-cell table:number-columns-repeated="252"/>
          <table:table-cell table:style-name="ce2" table:number-columns-repeated="767"/>
        </table:table-row>
        <table:table-row table:style-name="ro2">
          <table:table-cell table:style-name="ce6" office:value-type="float" office:value="450">
            <text:p>450</text:p>
          </table:table-cell>
          <table:table-cell table:style-name="ce11" table:formula="of:=IF([.A478]&lt;StereoRes;(B/100)*StereoF/[.A478];0)" office:value-type="float" office:value="0.131072">
            <text:p>0.13107200</text:p>
          </table:table-cell>
          <table:table-cell table:style-name="ce13" table:formula="of:=IF([.A478]&lt;StereoRes;StereoF*(B/100)*CorrAccuracy/([.A478]*[.A478]);0)" office:value-type="float" office:value="0.0000582542222222222">
            <text:p>0.0001</text:p>
          </table:table-cell>
          <table:table-cell table:style-name="ce11" table:formula="of:=IF([.A478]&lt;StereoRes;2*ATAN((StereoRes-[.A478])/(2*StereoF))*180/3.14;0)" office:value-type="float" office:value="21.8893548798489">
            <text:p>21.88935488</text:p>
          </table:table-cell>
          <table:table-cell table:style-name="ce11" table:formula="of:=((StereoRes-2*[.A478])*[.B478]/(2*StereoF))-((-StereoRes*[.B478])/(2*StereoF))" office:value-type="float" office:value="0.0506666666666667">
            <text:p>0.05066667</text:p>
          </table:table-cell>
          <table:table-cell table:number-columns-repeated="252"/>
          <table:table-cell table:style-name="ce2" table:number-columns-repeated="767"/>
        </table:table-row>
        <table:table-row table:style-name="ro2">
          <table:table-cell table:style-name="ce6" office:value-type="float" office:value="451">
            <text:p>451</text:p>
          </table:table-cell>
          <table:table-cell table:style-name="ce11" table:formula="of:=IF([.A479]&lt;StereoRes;(B/100)*StereoF/[.A479];0)" office:value-type="float" office:value="0.130781374722838">
            <text:p>0.13078137</text:p>
          </table:table-cell>
          <table:table-cell table:style-name="ce13" table:formula="of:=IF([.A479]&lt;StereoRes;StereoF*(B/100)*CorrAccuracy/([.A479]*[.A479]);0)" office:value-type="float" office:value="0.0000579961750433872">
            <text:p>0.0001</text:p>
          </table:table-cell>
          <table:table-cell table:style-name="ce11" table:formula="of:=IF([.A479]&lt;StereoRes;2*ATAN((StereoRes-[.A479])/(2*StereoF))*180/3.14;0)" office:value-type="float" office:value="21.7769058117345">
            <text:p>21.77690581</text:p>
          </table:table-cell>
          <table:table-cell table:style-name="ce11" table:formula="of:=((StereoRes-2*[.A479])*[.B479]/(2*StereoF))-((-StereoRes*[.B479])/(2*StereoF))" office:value-type="float" office:value="0.0502882483370288">
            <text:p>0.05028825</text:p>
          </table:table-cell>
          <table:table-cell table:number-columns-repeated="252"/>
          <table:table-cell table:style-name="ce2" table:number-columns-repeated="767"/>
        </table:table-row>
        <table:table-row table:style-name="ro2">
          <table:table-cell table:style-name="ce6" office:value-type="float" office:value="452">
            <text:p>452</text:p>
          </table:table-cell>
          <table:table-cell table:style-name="ce11" table:formula="of:=IF([.A480]&lt;StereoRes;(B/100)*StereoF/[.A480];0)" office:value-type="float" office:value="0.13049203539823">
            <text:p>0.13049204</text:p>
          </table:table-cell>
          <table:table-cell table:style-name="ce13" table:formula="of:=IF([.A480]&lt;StereoRes;StereoF*(B/100)*CorrAccuracy/([.A480]*[.A480]);0)" office:value-type="float" office:value="0.0000577398386717832">
            <text:p>0.0001</text:p>
          </table:table-cell>
          <table:table-cell table:style-name="ce11" table:formula="of:=IF([.A480]&lt;StereoRes;2*ATAN((StereoRes-[.A480])/(2*StereoF))*180/3.14;0)" office:value-type="float" office:value="21.6644143184921">
            <text:p>21.66441432</text:p>
          </table:table-cell>
          <table:table-cell table:style-name="ce11" table:formula="of:=((StereoRes-2*[.A480])*[.B480]/(2*StereoF))-((-StereoRes*[.B480])/(2*StereoF))" office:value-type="float" office:value="0.0499115044247788">
            <text:p>0.04991150</text:p>
          </table:table-cell>
          <table:table-cell table:number-columns-repeated="252"/>
          <table:table-cell table:style-name="ce2" table:number-columns-repeated="767"/>
        </table:table-row>
        <table:table-row table:style-name="ro2">
          <table:table-cell table:style-name="ce6" office:value-type="float" office:value="453">
            <text:p>453</text:p>
          </table:table-cell>
          <table:table-cell table:style-name="ce11" table:formula="of:=IF([.A481]&lt;StereoRes;(B/100)*StereoF/[.A481];0)" office:value-type="float" office:value="0.130203973509934">
            <text:p>0.13020397</text:p>
          </table:table-cell>
          <table:table-cell table:style-name="ce13" table:formula="of:=IF([.A481]&lt;StereoRes;StereoF*(B/100)*CorrAccuracy/([.A481]*[.A481]);0)" office:value-type="float" office:value="0.0000574851980176308">
            <text:p>0.0001</text:p>
          </table:table-cell>
          <table:table-cell table:style-name="ce11" table:formula="of:=IF([.A481]&lt;StereoRes;2*ATAN((StereoRes-[.A481])/(2*StereoF))*180/3.14;0)" office:value-type="float" office:value="21.5518805928225">
            <text:p>21.55188059</text:p>
          </table:table-cell>
          <table:table-cell table:style-name="ce11" table:formula="of:=((StereoRes-2*[.A481])*[.B481]/(2*StereoF))-((-StereoRes*[.B481])/(2*StereoF))" office:value-type="float" office:value="0.0495364238410596">
            <text:p>0.04953642</text:p>
          </table:table-cell>
          <table:table-cell table:number-columns-repeated="252"/>
          <table:table-cell table:style-name="ce2" table:number-columns-repeated="767"/>
        </table:table-row>
        <table:table-row table:style-name="ro2">
          <table:table-cell table:style-name="ce6" office:value-type="float" office:value="454">
            <text:p>454</text:p>
          </table:table-cell>
          <table:table-cell table:style-name="ce11" table:formula="of:=IF([.A482]&lt;StereoRes;(B/100)*StereoF/[.A482];0)" office:value-type="float" office:value="0.12991718061674">
            <text:p>0.12991718</text:p>
          </table:table-cell>
          <table:table-cell table:style-name="ce13" table:formula="of:=IF([.A482]&lt;StereoRes;StereoF*(B/100)*CorrAccuracy/([.A482]*[.A482]);0)" office:value-type="float" office:value="0.0000572322381571542">
            <text:p>0.0001</text:p>
          </table:table-cell>
          <table:table-cell table:style-name="ce11" table:formula="of:=IF([.A482]&lt;StereoRes;2*ATAN((StereoRes-[.A482])/(2*StereoF))*180/3.14;0)" office:value-type="float" office:value="21.4393048278966">
            <text:p>21.43930483</text:p>
          </table:table-cell>
          <table:table-cell table:style-name="ce11" table:formula="of:=((StereoRes-2*[.A482])*[.B482]/(2*StereoF))-((-StereoRes*[.B482])/(2*StereoF))" office:value-type="float" office:value="0.0491629955947137">
            <text:p>0.04916300</text:p>
          </table:table-cell>
          <table:table-cell table:number-columns-repeated="252"/>
          <table:table-cell table:style-name="ce2" table:number-columns-repeated="767"/>
        </table:table-row>
        <table:table-row table:style-name="ro2">
          <table:table-cell table:style-name="ce6" office:value-type="float" office:value="455">
            <text:p>455</text:p>
          </table:table-cell>
          <table:table-cell table:style-name="ce11" table:formula="of:=IF([.A483]&lt;StereoRes;(B/100)*StereoF/[.A483];0)" office:value-type="float" office:value="0.129631648351648">
            <text:p>0.12963165</text:p>
          </table:table-cell>
          <table:table-cell table:style-name="ce13" table:formula="of:=IF([.A483]&lt;StereoRes;StereoF*(B/100)*CorrAccuracy/([.A483]*[.A483]);0)" office:value-type="float" office:value="0.0000569809443303949">
            <text:p>0.0001</text:p>
          </table:table-cell>
          <table:table-cell table:style-name="ce11" table:formula="of:=IF([.A483]&lt;StereoRes;2*ATAN((StereoRes-[.A483])/(2*StereoF))*180/3.14;0)" office:value-type="float" office:value="21.326687217354">
            <text:p>21.32668722</text:p>
          </table:table-cell>
          <table:table-cell table:style-name="ce11" table:formula="of:=((StereoRes-2*[.A483])*[.B483]/(2*StereoF))-((-StereoRes*[.B483])/(2*StereoF))" office:value-type="float" office:value="0.0487912087912088">
            <text:p>0.04879121</text:p>
          </table:table-cell>
          <table:table-cell table:number-columns-repeated="252"/>
          <table:table-cell table:style-name="ce2" table:number-columns-repeated="767"/>
        </table:table-row>
        <table:table-row table:style-name="ro2">
          <table:table-cell table:style-name="ce6" office:value-type="float" office:value="456">
            <text:p>456</text:p>
          </table:table-cell>
          <table:table-cell table:style-name="ce11" table:formula="of:=IF([.A484]&lt;StereoRes;(B/100)*StereoF/[.A484];0)" office:value-type="float" office:value="0.129347368421053">
            <text:p>0.12934737</text:p>
          </table:table-cell>
          <table:table-cell table:style-name="ce13" table:formula="of:=IF([.A484]&lt;StereoRes;StereoF*(B/100)*CorrAccuracy/([.A484]*[.A484]);0)" office:value-type="float" office:value="0.0000567313019390582">
            <text:p>0.0001</text:p>
          </table:table-cell>
          <table:table-cell table:style-name="ce11" table:formula="of:=IF([.A484]&lt;StereoRes;2*ATAN((StereoRes-[.A484])/(2*StereoF))*180/3.14;0)" office:value-type="float" office:value="21.2140279553012">
            <text:p>21.21402796</text:p>
          </table:table-cell>
          <table:table-cell table:style-name="ce11" table:formula="of:=((StereoRes-2*[.A484])*[.B484]/(2*StereoF))-((-StereoRes*[.B484])/(2*StereoF))" office:value-type="float" office:value="0.048421052631579">
            <text:p>0.04842105</text:p>
          </table:table-cell>
          <table:table-cell table:number-columns-repeated="252"/>
          <table:table-cell table:style-name="ce2" table:number-columns-repeated="767"/>
        </table:table-row>
        <table:table-row table:style-name="ro2">
          <table:table-cell table:style-name="ce6" office:value-type="float" office:value="457">
            <text:p>457</text:p>
          </table:table-cell>
          <table:table-cell table:style-name="ce11" table:formula="of:=IF([.A485]&lt;StereoRes;(B/100)*StereoF/[.A485];0)" office:value-type="float" office:value="0.129064332603939">
            <text:p>0.12906433</text:p>
          </table:table-cell>
          <table:table-cell table:style-name="ce13" table:formula="of:=IF([.A485]&lt;StereoRes;StereoF*(B/100)*CorrAccuracy/([.A485]*[.A485]);0)" office:value-type="float" office:value="0.0000564832965443933">
            <text:p>0.0001</text:p>
          </table:table-cell>
          <table:table-cell table:style-name="ce11" table:formula="of:=IF([.A485]&lt;StereoRes;2*ATAN((StereoRes-[.A485])/(2*StereoF))*180/3.14;0)" office:value-type="float" office:value="21.1013272363101">
            <text:p>21.10132724</text:p>
          </table:table-cell>
          <table:table-cell table:style-name="ce11" table:formula="of:=((StereoRes-2*[.A485])*[.B485]/(2*StereoF))-((-StereoRes*[.B485])/(2*StereoF))" office:value-type="float" office:value="0.0480525164113786">
            <text:p>0.04805252</text:p>
          </table:table-cell>
          <table:table-cell table:number-columns-repeated="252"/>
          <table:table-cell table:style-name="ce2" table:number-columns-repeated="767"/>
        </table:table-row>
        <table:table-row table:style-name="ro2">
          <table:table-cell table:style-name="ce6" office:value-type="float" office:value="458">
            <text:p>458</text:p>
          </table:table-cell>
          <table:table-cell table:style-name="ce11" table:formula="of:=IF([.A486]&lt;StereoRes;(B/100)*StereoF/[.A486];0)" office:value-type="float" office:value="0.128782532751092">
            <text:p>0.12878253</text:p>
          </table:table-cell>
          <table:table-cell table:style-name="ce13" table:formula="of:=IF([.A486]&lt;StereoRes;StereoF*(B/100)*CorrAccuracy/([.A486]*[.A486]);0)" office:value-type="float" office:value="0.0000562369138651056">
            <text:p>0.0001</text:p>
          </table:table-cell>
          <table:table-cell table:style-name="ce11" table:formula="of:=IF([.A486]&lt;StereoRes;2*ATAN((StereoRes-[.A486])/(2*StereoF))*180/3.14;0)" office:value-type="float" office:value="20.9885852554162">
            <text:p>20.98858526</text:p>
          </table:table-cell>
          <table:table-cell table:style-name="ce11" table:formula="of:=((StereoRes-2*[.A486])*[.B486]/(2*StereoF))-((-StereoRes*[.B486])/(2*StereoF))" office:value-type="float" office:value="0.0476855895196506">
            <text:p>0.04768559</text:p>
          </table:table-cell>
          <table:table-cell table:number-columns-repeated="252"/>
          <table:table-cell table:style-name="ce2" table:number-columns-repeated="767"/>
        </table:table-row>
        <table:table-row table:style-name="ro2">
          <table:table-cell table:style-name="ce6" office:value-type="float" office:value="459">
            <text:p>459</text:p>
          </table:table-cell>
          <table:table-cell table:style-name="ce11" table:formula="of:=IF([.A487]&lt;StereoRes;(B/100)*StereoF/[.A487];0)" office:value-type="float" office:value="0.128501960784314">
            <text:p>0.12850196</text:p>
          </table:table-cell>
          <table:table-cell table:style-name="ce13" table:formula="of:=IF([.A487]&lt;StereoRes;StereoF*(B/100)*CorrAccuracy/([.A487]*[.A487]);0)" office:value-type="float" office:value="0.0000559921397753001">
            <text:p>0.0001</text:p>
          </table:table-cell>
          <table:table-cell table:style-name="ce11" table:formula="of:=IF([.A487]&lt;StereoRes;2*ATAN((StereoRes-[.A487])/(2*StereoF))*180/3.14;0)" office:value-type="float" office:value="20.8758022081172">
            <text:p>20.87580221</text:p>
          </table:table-cell>
          <table:table-cell table:style-name="ce11" table:formula="of:=((StereoRes-2*[.A487])*[.B487]/(2*StereoF))-((-StereoRes*[.B487])/(2*StereoF))" office:value-type="float" office:value="0.0473202614379085">
            <text:p>0.04732026</text:p>
          </table:table-cell>
          <table:table-cell table:number-columns-repeated="252"/>
          <table:table-cell table:style-name="ce2" table:number-columns-repeated="767"/>
        </table:table-row>
        <table:table-row table:style-name="ro2">
          <table:table-cell table:style-name="ce6" office:value-type="float" office:value="460">
            <text:p>460</text:p>
          </table:table-cell>
          <table:table-cell table:style-name="ce11" table:formula="of:=IF([.A488]&lt;StereoRes;(B/100)*StereoF/[.A488];0)" office:value-type="float" office:value="0.128222608695652">
            <text:p>0.12822261</text:p>
          </table:table-cell>
          <table:table-cell table:style-name="ce13" table:formula="of:=IF([.A488]&lt;StereoRes;StereoF*(B/100)*CorrAccuracy/([.A488]*[.A488]);0)" office:value-type="float" office:value="0.0000557489603024575">
            <text:p>0.0001</text:p>
          </table:table-cell>
          <table:table-cell table:style-name="ce11" table:formula="of:=IF([.A488]&lt;StereoRes;2*ATAN((StereoRes-[.A488])/(2*StereoF))*180/3.14;0)" office:value-type="float" office:value="20.7629782903711">
            <text:p>20.76297829</text:p>
          </table:table-cell>
          <table:table-cell table:style-name="ce11" table:formula="of:=((StereoRes-2*[.A488])*[.B488]/(2*StereoF))-((-StereoRes*[.B488])/(2*StereoF))" office:value-type="float" office:value="0.0469565217391304">
            <text:p>0.04695652</text:p>
          </table:table-cell>
          <table:table-cell table:number-columns-repeated="252"/>
          <table:table-cell table:style-name="ce2" table:number-columns-repeated="767"/>
        </table:table-row>
        <table:table-row table:style-name="ro2">
          <table:table-cell table:style-name="ce6" office:value-type="float" office:value="461">
            <text:p>461</text:p>
          </table:table-cell>
          <table:table-cell table:style-name="ce11" table:formula="of:=IF([.A489]&lt;StereoRes;(B/100)*StereoF/[.A489];0)" office:value-type="float" office:value="0.127944468546638">
            <text:p>0.12794447</text:p>
          </table:table-cell>
          <table:table-cell table:style-name="ce13" table:formula="of:=IF([.A489]&lt;StereoRes;StereoF*(B/100)*CorrAccuracy/([.A489]*[.A489]);0)" office:value-type="float" office:value="0.0000555073616254394">
            <text:p>0.0001</text:p>
          </table:table-cell>
          <table:table-cell table:style-name="ce11" table:formula="of:=IF([.A489]&lt;StereoRes;2*ATAN((StereoRes-[.A489])/(2*StereoF))*180/3.14;0)" office:value-type="float" office:value="20.6501136985946">
            <text:p>20.65011370</text:p>
          </table:table-cell>
          <table:table-cell table:style-name="ce11" table:formula="of:=((StereoRes-2*[.A489])*[.B489]/(2*StereoF))-((-StereoRes*[.B489])/(2*StereoF))" office:value-type="float" office:value="0.0465943600867679">
            <text:p>0.04659436</text:p>
          </table:table-cell>
          <table:table-cell table:number-columns-repeated="252"/>
          <table:table-cell table:style-name="ce2" table:number-columns-repeated="767"/>
        </table:table-row>
        <table:table-row table:style-name="ro2">
          <table:table-cell table:style-name="ce6" office:value-type="float" office:value="462">
            <text:p>462</text:p>
          </table:table-cell>
          <table:table-cell table:style-name="ce11" table:formula="of:=IF([.A490]&lt;StereoRes;(B/100)*StereoF/[.A490];0)" office:value-type="float" office:value="0.127667532467532">
            <text:p>0.12766753</text:p>
          </table:table-cell>
          <table:table-cell table:style-name="ce13" table:formula="of:=IF([.A490]&lt;StereoRes;StereoF*(B/100)*CorrAccuracy/([.A490]*[.A490]);0)" office:value-type="float" office:value="0.0000552673300725249">
            <text:p>0.0001</text:p>
          </table:table-cell>
          <table:table-cell table:style-name="ce11" table:formula="of:=IF([.A490]&lt;StereoRes;2*ATAN((StereoRes-[.A490])/(2*StereoF))*180/3.14;0)" office:value-type="float" office:value="20.5372086296612">
            <text:p>20.53720863</text:p>
          </table:table-cell>
          <table:table-cell table:style-name="ce11" table:formula="of:=((StereoRes-2*[.A490])*[.B490]/(2*StereoF))-((-StereoRes*[.B490])/(2*StereoF))" office:value-type="float" office:value="0.0462337662337662">
            <text:p>0.04623377</text:p>
          </table:table-cell>
          <table:table-cell table:number-columns-repeated="252"/>
          <table:table-cell table:style-name="ce2" table:number-columns-repeated="767"/>
        </table:table-row>
        <table:table-row table:style-name="ro2">
          <table:table-cell table:style-name="ce6" office:value-type="float" office:value="463">
            <text:p>463</text:p>
          </table:table-cell>
          <table:table-cell table:style-name="ce11" table:formula="of:=IF([.A491]&lt;StereoRes;(B/100)*StereoF/[.A491];0)" office:value-type="float" office:value="0.127391792656587">
            <text:p>0.12739179</text:p>
          </table:table-cell>
          <table:table-cell table:style-name="ce13" table:formula="of:=IF([.A491]&lt;StereoRes;StereoF*(B/100)*CorrAccuracy/([.A491]*[.A491]);0)" office:value-type="float" office:value="0.0000550288521194762">
            <text:p>0.0001</text:p>
          </table:table-cell>
          <table:table-cell table:style-name="ce11" table:formula="of:=IF([.A491]&lt;StereoRes;2*ATAN((StereoRes-[.A491])/(2*StereoF))*180/3.14;0)" office:value-type="float" office:value="20.4242632809">
            <text:p>20.42426328</text:p>
          </table:table-cell>
          <table:table-cell table:style-name="ce11" table:formula="of:=((StereoRes-2*[.A491])*[.B491]/(2*StereoF))-((-StereoRes*[.B491])/(2*StereoF))" office:value-type="float" office:value="0.0458747300215983">
            <text:p>0.04587473</text:p>
          </table:table-cell>
          <table:table-cell table:number-columns-repeated="252"/>
          <table:table-cell table:style-name="ce2" table:number-columns-repeated="767"/>
        </table:table-row>
        <table:table-row table:style-name="ro2">
          <table:table-cell table:style-name="ce6" office:value-type="float" office:value="464">
            <text:p>464</text:p>
          </table:table-cell>
          <table:table-cell table:style-name="ce11" table:formula="of:=IF([.A492]&lt;StereoRes;(B/100)*StereoF/[.A492];0)" office:value-type="float" office:value="0.12711724137931">
            <text:p>0.12711724</text:p>
          </table:table-cell>
          <table:table-cell table:style-name="ce13" table:formula="of:=IF([.A492]&lt;StereoRes;StereoF*(B/100)*CorrAccuracy/([.A492]*[.A492]);0)" office:value-type="float" office:value="0.0000547919143876338">
            <text:p>0.0001</text:p>
          </table:table-cell>
          <table:table-cell table:style-name="ce11" table:formula="of:=IF([.A492]&lt;StereoRes;2*ATAN((StereoRes-[.A492])/(2*StereoF))*180/3.14;0)" office:value-type="float" office:value="20.3112778500933">
            <text:p>20.31127785</text:p>
          </table:table-cell>
          <table:table-cell table:style-name="ce11" table:formula="of:=((StereoRes-2*[.A492])*[.B492]/(2*StereoF))-((-StereoRes*[.B492])/(2*StereoF))" office:value-type="float" office:value="0.0455172413793104">
            <text:p>0.04551724</text:p>
          </table:table-cell>
          <table:table-cell table:number-columns-repeated="252"/>
          <table:table-cell table:style-name="ce2" table:number-columns-repeated="767"/>
        </table:table-row>
        <table:table-row table:style-name="ro2">
          <table:table-cell table:style-name="ce6" office:value-type="float" office:value="465">
            <text:p>465</text:p>
          </table:table-cell>
          <table:table-cell table:style-name="ce11" table:formula="of:=IF([.A493]&lt;StereoRes;(B/100)*StereoF/[.A493];0)" office:value-type="float" office:value="0.126843870967742">
            <text:p>0.12684387</text:p>
          </table:table-cell>
          <table:table-cell table:style-name="ce13" table:formula="of:=IF([.A493]&lt;StereoRes;StereoF*(B/100)*CorrAccuracy/([.A493]*[.A493]);0)" office:value-type="float" office:value="0.0000545565036420395">
            <text:p>0.0001</text:p>
          </table:table-cell>
          <table:table-cell table:style-name="ce11" table:formula="of:=IF([.A493]&lt;StereoRes;2*ATAN((StereoRes-[.A493])/(2*StereoF))*180/3.14;0)" office:value-type="float" office:value="20.1982525354755">
            <text:p>20.19825254</text:p>
          </table:table-cell>
          <table:table-cell table:style-name="ce11" table:formula="of:=((StereoRes-2*[.A493])*[.B493]/(2*StereoF))-((-StereoRes*[.B493])/(2*StereoF))" office:value-type="float" office:value="0.0451612903225807">
            <text:p>0.04516129</text:p>
          </table:table-cell>
          <table:table-cell table:number-columns-repeated="252"/>
          <table:table-cell table:style-name="ce2" table:number-columns-repeated="767"/>
        </table:table-row>
        <table:table-row table:style-name="ro2">
          <table:table-cell table:style-name="ce6" office:value-type="float" office:value="466">
            <text:p>466</text:p>
          </table:table-cell>
          <table:table-cell table:style-name="ce11" table:formula="of:=IF([.A494]&lt;StereoRes;(B/100)*StereoF/[.A494];0)" office:value-type="float" office:value="0.126571673819742">
            <text:p>0.12657167</text:p>
          </table:table-cell>
          <table:table-cell table:style-name="ce13" table:formula="of:=IF([.A494]&lt;StereoRes;StereoF*(B/100)*CorrAccuracy/([.A494]*[.A494]);0)" office:value-type="float" office:value="0.000054322606789589">
            <text:p>0.0001</text:p>
          </table:table-cell>
          <table:table-cell table:style-name="ce11" table:formula="of:=IF([.A494]&lt;StereoRes;2*ATAN((StereoRes-[.A494])/(2*StereoF))*180/3.14;0)" office:value-type="float" office:value="20.0851875357309">
            <text:p>20.08518754</text:p>
          </table:table-cell>
          <table:table-cell table:style-name="ce11" table:formula="of:=((StereoRes-2*[.A494])*[.B494]/(2*StereoF))-((-StereoRes*[.B494])/(2*StereoF))" office:value-type="float" office:value="0.0448068669527897">
            <text:p>0.04480687</text:p>
          </table:table-cell>
          <table:table-cell table:number-columns-repeated="252"/>
          <table:table-cell table:style-name="ce2" table:number-columns-repeated="767"/>
        </table:table-row>
        <table:table-row table:style-name="ro2">
          <table:table-cell table:style-name="ce6" office:value-type="float" office:value="467">
            <text:p>467</text:p>
          </table:table-cell>
          <table:table-cell table:style-name="ce11" table:formula="of:=IF([.A495]&lt;StereoRes;(B/100)*StereoF/[.A495];0)" office:value-type="float" office:value="0.126300642398287">
            <text:p>0.12630064</text:p>
          </table:table-cell>
          <table:table-cell table:style-name="ce13" table:formula="of:=IF([.A495]&lt;StereoRes;StereoF*(B/100)*CorrAccuracy/([.A495]*[.A495]);0)" office:value-type="float" office:value="0.0000540902108772107">
            <text:p>0.0001</text:p>
          </table:table-cell>
          <table:table-cell table:style-name="ce11" table:formula="of:=IF([.A495]&lt;StereoRes;2*ATAN((StereoRes-[.A495])/(2*StereoF))*180/3.14;0)" office:value-type="float" office:value="19.9720830499923">
            <text:p>19.97208305</text:p>
          </table:table-cell>
          <table:table-cell table:style-name="ce11" table:formula="of:=((StereoRes-2*[.A495])*[.B495]/(2*StereoF))-((-StereoRes*[.B495])/(2*StereoF))" office:value-type="float" office:value="0.0444539614561028">
            <text:p>0.04445396</text:p>
          </table:table-cell>
          <table:table-cell table:number-columns-repeated="252"/>
          <table:table-cell table:style-name="ce2" table:number-columns-repeated="767"/>
        </table:table-row>
        <table:table-row table:style-name="ro2">
          <table:table-cell table:style-name="ce6" office:value-type="float" office:value="468">
            <text:p>468</text:p>
          </table:table-cell>
          <table:table-cell table:style-name="ce11" table:formula="of:=IF([.A496]&lt;StereoRes;(B/100)*StereoF/[.A496];0)" office:value-type="float" office:value="0.126030769230769">
            <text:p>0.12603077</text:p>
          </table:table-cell>
          <table:table-cell table:style-name="ce13" table:formula="of:=IF([.A496]&lt;StereoRes;StereoF*(B/100)*CorrAccuracy/([.A496]*[.A496]);0)" office:value-type="float" office:value="0.0000538593030900723">
            <text:p>0.0001</text:p>
          </table:table-cell>
          <table:table-cell table:style-name="ce11" table:formula="of:=IF([.A496]&lt;StereoRes;2*ATAN((StereoRes-[.A496])/(2*StereoF))*180/3.14;0)" office:value-type="float" office:value="19.8589392778387">
            <text:p>19.85893928</text:p>
          </table:table-cell>
          <table:table-cell table:style-name="ce11" table:formula="of:=((StereoRes-2*[.A496])*[.B496]/(2*StereoF))-((-StereoRes*[.B496])/(2*StereoF))" office:value-type="float" office:value="0.0441025641025641">
            <text:p>0.04410256</text:p>
          </table:table-cell>
          <table:table-cell table:number-columns-repeated="252"/>
          <table:table-cell table:style-name="ce2" table:number-columns-repeated="767"/>
        </table:table-row>
        <table:table-row table:style-name="ro2">
          <table:table-cell table:style-name="ce6" office:value-type="float" office:value="469">
            <text:p>469</text:p>
          </table:table-cell>
          <table:table-cell table:style-name="ce11" table:formula="of:=IF([.A497]&lt;StereoRes;(B/100)*StereoF/[.A497];0)" office:value-type="float" office:value="0.125762046908316">
            <text:p>0.12576205</text:p>
          </table:table-cell>
          <table:table-cell table:style-name="ce13" table:formula="of:=IF([.A497]&lt;StereoRes;StereoF*(B/100)*CorrAccuracy/([.A497]*[.A497]);0)" office:value-type="float" office:value="0.0000536298707498147">
            <text:p>0.0001</text:p>
          </table:table-cell>
          <table:table-cell table:style-name="ce11" table:formula="of:=IF([.A497]&lt;StereoRes;2*ATAN((StereoRes-[.A497])/(2*StereoF))*180/3.14;0)" office:value-type="float" office:value="19.7457564192942">
            <text:p>19.74575642</text:p>
          </table:table-cell>
          <table:table-cell table:style-name="ce11" table:formula="of:=((StereoRes-2*[.A497])*[.B497]/(2*StereoF))-((-StereoRes*[.B497])/(2*StereoF))" office:value-type="float" office:value="0.0437526652452026">
            <text:p>0.04375267</text:p>
          </table:table-cell>
          <table:table-cell table:number-columns-repeated="252"/>
          <table:table-cell table:style-name="ce2" table:number-columns-repeated="767"/>
        </table:table-row>
        <table:table-row table:style-name="ro2">
          <table:table-cell table:style-name="ce6" office:value-type="float" office:value="470">
            <text:p>470</text:p>
          </table:table-cell>
          <table:table-cell table:style-name="ce11" table:formula="of:=IF([.A498]&lt;StereoRes;(B/100)*StereoF/[.A498];0)" office:value-type="float" office:value="0.125494468085106">
            <text:p>0.12549447</text:p>
          </table:table-cell>
          <table:table-cell table:style-name="ce13" table:formula="of:=IF([.A498]&lt;StereoRes;StereoF*(B/100)*CorrAccuracy/([.A498]*[.A498]);0)" office:value-type="float" office:value="0.0000534019013128112">
            <text:p>0.0001</text:p>
          </table:table-cell>
          <table:table-cell table:style-name="ce11" table:formula="of:=IF([.A498]&lt;StereoRes;2*ATAN((StereoRes-[.A498])/(2*StereoF))*180/3.14;0)" office:value-type="float" office:value="19.6325346748258">
            <text:p>19.63253467</text:p>
          </table:table-cell>
          <table:table-cell table:style-name="ce11" table:formula="of:=((StereoRes-2*[.A498])*[.B498]/(2*StereoF))-((-StereoRes*[.B498])/(2*StereoF))" office:value-type="float" office:value="0.0434042553191489">
            <text:p>0.04340426</text:p>
          </table:table-cell>
          <table:table-cell table:number-columns-repeated="252"/>
          <table:table-cell table:style-name="ce2" table:number-columns-repeated="767"/>
        </table:table-row>
        <table:table-row table:style-name="ro2">
          <table:table-cell table:style-name="ce6" office:value-type="float" office:value="471">
            <text:p>471</text:p>
          </table:table-cell>
          <table:table-cell table:style-name="ce11" table:formula="of:=IF([.A499]&lt;StereoRes;(B/100)*StereoF/[.A499];0)" office:value-type="float" office:value="0.125228025477707">
            <text:p>0.12522803</text:p>
          </table:table-cell>
          <table:table-cell table:style-name="ce13" table:formula="of:=IF([.A499]&lt;StereoRes;StereoF*(B/100)*CorrAccuracy/([.A499]*[.A499]);0)" office:value-type="float" office:value="0.0000531753823684531">
            <text:p>0.0001</text:p>
          </table:table-cell>
          <table:table-cell table:style-name="ce11" table:formula="of:=IF([.A499]&lt;StereoRes;2*ATAN((StereoRes-[.A499])/(2*StereoF))*180/3.14;0)" office:value-type="float" office:value="19.5192742453415">
            <text:p>19.51927425</text:p>
          </table:table-cell>
          <table:table-cell table:style-name="ce11" table:formula="of:=((StereoRes-2*[.A499])*[.B499]/(2*StereoF))-((-StereoRes*[.B499])/(2*StereoF))" office:value-type="float" office:value="0.0430573248407643">
            <text:p>0.04305732</text:p>
          </table:table-cell>
          <table:table-cell table:number-columns-repeated="252"/>
          <table:table-cell table:style-name="ce2" table:number-columns-repeated="767"/>
        </table:table-row>
        <table:table-row table:style-name="ro2">
          <table:table-cell table:style-name="ce6" office:value-type="float" office:value="472">
            <text:p>472</text:p>
          </table:table-cell>
          <table:table-cell table:style-name="ce11" table:formula="of:=IF([.A500]&lt;StereoRes;(B/100)*StereoF/[.A500];0)" office:value-type="float" office:value="0.124962711864407">
            <text:p>0.12496271</text:p>
          </table:table-cell>
          <table:table-cell table:style-name="ce13" table:formula="of:=IF([.A500]&lt;StereoRes;StereoF*(B/100)*CorrAccuracy/([.A500]*[.A500]);0)" office:value-type="float" office:value="0.0000529503016374605">
            <text:p>0.0001</text:p>
          </table:table-cell>
          <table:table-cell table:style-name="ce11" table:formula="of:=IF([.A500]&lt;StereoRes;2*ATAN((StereoRes-[.A500])/(2*StereoF))*180/3.14;0)" office:value-type="float" office:value="19.4059753321887">
            <text:p>19.40597533</text:p>
          </table:table-cell>
          <table:table-cell table:style-name="ce11" table:formula="of:=((StereoRes-2*[.A500])*[.B500]/(2*StereoF))-((-StereoRes*[.B500])/(2*StereoF))" office:value-type="float" office:value="0.0427118644067797">
            <text:p>0.04271186</text:p>
          </table:table-cell>
          <table:table-cell table:number-columns-repeated="252"/>
          <table:table-cell table:style-name="ce2" table:number-columns-repeated="767"/>
        </table:table-row>
        <table:table-row table:style-name="ro2">
          <table:table-cell table:style-name="ce6" office:value-type="float" office:value="473">
            <text:p>473</text:p>
          </table:table-cell>
          <table:table-cell table:style-name="ce11" table:formula="of:=IF([.A501]&lt;StereoRes;(B/100)*StereoF/[.A501];0)" office:value-type="float" office:value="0.124698520084567">
            <text:p>0.12469852</text:p>
          </table:table-cell>
          <table:table-cell table:style-name="ce13" table:formula="of:=IF([.A501]&lt;StereoRes;StereoF*(B/100)*CorrAccuracy/([.A501]*[.A501]);0)" office:value-type="float" office:value="0.0000527266469702184">
            <text:p>0.0001</text:p>
          </table:table-cell>
          <table:table-cell table:style-name="ce11" table:formula="of:=IF([.A501]&lt;StereoRes;2*ATAN((StereoRes-[.A501])/(2*StereoF))*180/3.14;0)" office:value-type="float" office:value="19.2926381371523">
            <text:p>19.29263814</text:p>
          </table:table-cell>
          <table:table-cell table:style-name="ce11" table:formula="of:=((StereoRes-2*[.A501])*[.B501]/(2*StereoF))-((-StereoRes*[.B501])/(2*StereoF))" office:value-type="float" office:value="0.0423678646934461">
            <text:p>0.04236786</text:p>
          </table:table-cell>
          <table:table-cell table:number-columns-repeated="252"/>
          <table:table-cell table:style-name="ce2" table:number-columns-repeated="767"/>
        </table:table-row>
        <table:table-row table:style-name="ro2">
          <table:table-cell table:style-name="ce6" office:value-type="float" office:value="474">
            <text:p>474</text:p>
          </table:table-cell>
          <table:table-cell table:style-name="ce11" table:formula="of:=IF([.A502]&lt;StereoRes;(B/100)*StereoF/[.A502];0)" office:value-type="float" office:value="0.124435443037975">
            <text:p>0.12443544</text:p>
          </table:table-cell>
          <table:table-cell table:style-name="ce13" table:formula="of:=IF([.A502]&lt;StereoRes;StereoF*(B/100)*CorrAccuracy/([.A502]*[.A502]);0)" office:value-type="float" office:value="0.000052504406345137">
            <text:p>0.0001</text:p>
          </table:table-cell>
          <table:table-cell table:style-name="ce11" table:formula="of:=IF([.A502]&lt;StereoRes;2*ATAN((StereoRes-[.A502])/(2*StereoF))*180/3.14;0)" office:value-type="float" office:value="19.1792628624531">
            <text:p>19.17926286</text:p>
          </table:table-cell>
          <table:table-cell table:style-name="ce11" table:formula="of:=((StereoRes-2*[.A502])*[.B502]/(2*StereoF))-((-StereoRes*[.B502])/(2*StereoF))" office:value-type="float" office:value="0.0420253164556962">
            <text:p>0.04202532</text:p>
          </table:table-cell>
          <table:table-cell table:number-columns-repeated="252"/>
          <table:table-cell table:style-name="ce2" table:number-columns-repeated="767"/>
        </table:table-row>
        <table:table-row table:style-name="ro2">
          <table:table-cell table:style-name="ce6" office:value-type="float" office:value="475">
            <text:p>475</text:p>
          </table:table-cell>
          <table:table-cell table:style-name="ce11" table:formula="of:=IF([.A503]&lt;StereoRes;(B/100)*StereoF/[.A503];0)" office:value-type="float" office:value="0.124173473684211">
            <text:p>0.12417347</text:p>
          </table:table-cell>
          <table:table-cell table:style-name="ce13" table:formula="of:=IF([.A503]&lt;StereoRes;StereoF*(B/100)*CorrAccuracy/([.A503]*[.A503]);0)" office:value-type="float" office:value="0.000052283567867036">
            <text:p>0.0001</text:p>
          </table:table-cell>
          <table:table-cell table:style-name="ce11" table:formula="of:=IF([.A503]&lt;StereoRes;2*ATAN((StereoRes-[.A503])/(2*StereoF))*180/3.14;0)" office:value-type="float" office:value="19.0658497107453">
            <text:p>19.06584971</text:p>
          </table:table-cell>
          <table:table-cell table:style-name="ce11" table:formula="of:=((StereoRes-2*[.A503])*[.B503]/(2*StereoF))-((-StereoRes*[.B503])/(2*StereoF))" office:value-type="float" office:value="0.0416842105263158">
            <text:p>0.04168421</text:p>
          </table:table-cell>
          <table:table-cell table:number-columns-repeated="252"/>
          <table:table-cell table:style-name="ce2" table:number-columns-repeated="767"/>
        </table:table-row>
        <table:table-row table:style-name="ro2">
          <table:table-cell table:style-name="ce6" office:value-type="float" office:value="476">
            <text:p>476</text:p>
          </table:table-cell>
          <table:table-cell table:style-name="ce11" table:formula="of:=IF([.A504]&lt;StereoRes;(B/100)*StereoF/[.A504];0)" office:value-type="float" office:value="0.123912605042017">
            <text:p>0.12391261</text:p>
          </table:table-cell>
          <table:table-cell table:style-name="ce13" table:formula="of:=IF([.A504]&lt;StereoRes;StereoF*(B/100)*CorrAccuracy/([.A504]*[.A504]);0)" office:value-type="float" office:value="0.0000520641197655533">
            <text:p>0.0001</text:p>
          </table:table-cell>
          <table:table-cell table:style-name="ce11" table:formula="of:=IF([.A504]&lt;StereoRes;2*ATAN((StereoRes-[.A504])/(2*StereoF))*180/3.14;0)" office:value-type="float" office:value="18.9523988851154">
            <text:p>18.95239889</text:p>
          </table:table-cell>
          <table:table-cell table:style-name="ce11" table:formula="of:=((StereoRes-2*[.A504])*[.B504]/(2*StereoF))-((-StereoRes*[.B504])/(2*StereoF))" office:value-type="float" office:value="0.041344537815126">
            <text:p>0.04134454</text:p>
          </table:table-cell>
          <table:table-cell table:number-columns-repeated="252"/>
          <table:table-cell table:style-name="ce2" table:number-columns-repeated="767"/>
        </table:table-row>
        <table:table-row table:style-name="ro2">
          <table:table-cell table:style-name="ce6" office:value-type="float" office:value="477">
            <text:p>477</text:p>
          </table:table-cell>
          <table:table-cell table:style-name="ce11" table:formula="of:=IF([.A505]&lt;StereoRes;(B/100)*StereoF/[.A505];0)" office:value-type="float" office:value="0.123652830188679">
            <text:p>0.12365283</text:p>
          </table:table-cell>
          <table:table-cell table:style-name="ce13" table:formula="of:=IF([.A505]&lt;StereoRes;StereoF*(B/100)*CorrAccuracy/([.A505]*[.A505]);0)" office:value-type="float" office:value="0.0000518460503935762">
            <text:p>0.0001</text:p>
          </table:table-cell>
          <table:table-cell table:style-name="ce11" table:formula="of:=IF([.A505]&lt;StereoRes;2*ATAN((StereoRes-[.A505])/(2*StereoF))*180/3.14;0)" office:value-type="float" office:value="18.8389105890798">
            <text:p>18.83891059</text:p>
          </table:table-cell>
          <table:table-cell table:style-name="ce11" table:formula="of:=((StereoRes-2*[.A505])*[.B505]/(2*StereoF))-((-StereoRes*[.B505])/(2*StereoF))" office:value-type="float" office:value="0.0410062893081761">
            <text:p>0.04100629</text:p>
          </table:table-cell>
          <table:table-cell table:number-columns-repeated="252"/>
          <table:table-cell table:style-name="ce2" table:number-columns-repeated="767"/>
        </table:table-row>
        <table:table-row table:style-name="ro2">
          <table:table-cell table:style-name="ce6" office:value-type="float" office:value="478">
            <text:p>478</text:p>
          </table:table-cell>
          <table:table-cell table:style-name="ce11" table:formula="of:=IF([.A506]&lt;StereoRes;(B/100)*StereoF/[.A506];0)" office:value-type="float" office:value="0.123394142259414">
            <text:p>0.12339414</text:p>
          </table:table-cell>
          <table:table-cell table:style-name="ce13" table:formula="of:=IF([.A506]&lt;StereoRes;StereoF*(B/100)*CorrAccuracy/([.A506]*[.A506]);0)" office:value-type="float" office:value="0.0000516293482256963">
            <text:p>0.0001</text:p>
          </table:table-cell>
          <table:table-cell table:style-name="ce11" table:formula="of:=IF([.A506]&lt;StereoRes;2*ATAN((StereoRes-[.A506])/(2*StereoF))*180/3.14;0)" office:value-type="float" office:value="18.725385026583">
            <text:p>18.72538503</text:p>
          </table:table-cell>
          <table:table-cell table:style-name="ce11" table:formula="of:=((StereoRes-2*[.A506])*[.B506]/(2*StereoF))-((-StereoRes*[.B506])/(2*StereoF))" office:value-type="float" office:value="0.0406694560669456">
            <text:p>0.04066946</text:p>
          </table:table-cell>
          <table:table-cell table:number-columns-repeated="252"/>
          <table:table-cell table:style-name="ce2" table:number-columns-repeated="767"/>
        </table:table-row>
        <table:table-row table:style-name="ro2">
          <table:table-cell table:style-name="ce6" office:value-type="float" office:value="479">
            <text:p>479</text:p>
          </table:table-cell>
          <table:table-cell table:style-name="ce11" table:formula="of:=IF([.A507]&lt;StereoRes;(B/100)*StereoF/[.A507];0)" office:value-type="float" office:value="0.123136534446764">
            <text:p>0.12313653</text:p>
          </table:table-cell>
          <table:table-cell table:style-name="ce13" table:formula="of:=IF([.A507]&lt;StereoRes;StereoF*(B/100)*CorrAccuracy/([.A507]*[.A507]);0)" office:value-type="float" office:value="0.0000514140018566865">
            <text:p>0.0001</text:p>
          </table:table-cell>
          <table:table-cell table:style-name="ce11" table:formula="of:=IF([.A507]&lt;StereoRes;2*ATAN((StereoRes-[.A507])/(2*StereoF))*180/3.14;0)" office:value-type="float" office:value="18.6118224019959">
            <text:p>18.61182240</text:p>
          </table:table-cell>
          <table:table-cell table:style-name="ce11" table:formula="of:=((StereoRes-2*[.A507])*[.B507]/(2*StereoF))-((-StereoRes*[.B507])/(2*StereoF))" office:value-type="float" office:value="0.0403340292275574">
            <text:p>0.04033403</text:p>
          </table:table-cell>
          <table:table-cell table:number-columns-repeated="252"/>
          <table:table-cell table:style-name="ce2" table:number-columns-repeated="767"/>
        </table:table-row>
        <table:table-row table:style-name="ro2">
          <table:table-cell table:style-name="ce6" office:value-type="float" office:value="480">
            <text:p>480</text:p>
          </table:table-cell>
          <table:table-cell table:style-name="ce11" table:formula="of:=IF([.A508]&lt;StereoRes;(B/100)*StereoF/[.A508];0)" office:value-type="float" office:value="0.12288">
            <text:p>0.12288000</text:p>
          </table:table-cell>
          <table:table-cell table:style-name="ce13" table:formula="of:=IF([.A508]&lt;StereoRes;StereoF*(B/100)*CorrAccuracy/([.A508]*[.A508]);0)" office:value-type="float" office:value="0.0000512">
            <text:p>0.0001</text:p>
          </table:table-cell>
          <table:table-cell table:style-name="ce11" table:formula="of:=IF([.A508]&lt;StereoRes;2*ATAN((StereoRes-[.A508])/(2*StereoF))*180/3.14;0)" office:value-type="float" office:value="18.4982229201139">
            <text:p>18.49822292</text:p>
          </table:table-cell>
          <table:table-cell table:style-name="ce11" table:formula="of:=((StereoRes-2*[.A508])*[.B508]/(2*StereoF))-((-StereoRes*[.B508])/(2*StereoF))" office:value-type="float" office:value="0.04">
            <text:p>0.04000000</text:p>
          </table:table-cell>
          <table:table-cell table:number-columns-repeated="252"/>
          <table:table-cell table:style-name="ce2" table:number-columns-repeated="767"/>
        </table:table-row>
        <table:table-row table:style-name="ro2">
          <table:table-cell table:style-name="ce6" office:value-type="float" office:value="481">
            <text:p>481</text:p>
          </table:table-cell>
          <table:table-cell table:style-name="ce11" table:formula="of:=IF([.A509]&lt;StereoRes;(B/100)*StereoF/[.A509];0)" office:value-type="float" office:value="0.122624532224532">
            <text:p>0.12262453</text:p>
          </table:table-cell>
          <table:table-cell table:style-name="ce13" table:formula="of:=IF([.A509]&lt;StereoRes;StereoF*(B/100)*CorrAccuracy/([.A509]*[.A509]);0)" office:value-type="float" office:value="0.000050987331486292">
            <text:p>0.0001</text:p>
          </table:table-cell>
          <table:table-cell table:style-name="ce11" table:formula="of:=IF([.A509]&lt;StereoRes;2*ATAN((StereoRes-[.A509])/(2*StereoF))*180/3.14;0)" office:value-type="float" office:value="18.3845867861545">
            <text:p>18.38458679</text:p>
          </table:table-cell>
          <table:table-cell table:style-name="ce11" table:formula="of:=((StereoRes-2*[.A509])*[.B509]/(2*StereoF))-((-StereoRes*[.B509])/(2*StereoF))" office:value-type="float" office:value="0.0396673596673597">
            <text:p>0.03966736</text:p>
          </table:table-cell>
          <table:table-cell table:number-columns-repeated="252"/>
          <table:table-cell table:style-name="ce2" table:number-columns-repeated="767"/>
        </table:table-row>
        <table:table-row table:style-name="ro2">
          <table:table-cell table:style-name="ce6" office:value-type="float" office:value="482">
            <text:p>482</text:p>
          </table:table-cell>
          <table:table-cell table:style-name="ce11" table:formula="of:=IF([.A510]&lt;StereoRes;(B/100)*StereoF/[.A510];0)" office:value-type="float" office:value="0.122370124481328">
            <text:p>0.12237012</text:p>
          </table:table-cell>
          <table:table-cell table:style-name="ce13" table:formula="of:=IF([.A510]&lt;StereoRes;StereoF*(B/100)*CorrAccuracy/([.A510]*[.A510]);0)" office:value-type="float" office:value="0.0000507759852619617">
            <text:p>0.0001</text:p>
          </table:table-cell>
          <table:table-cell table:style-name="ce11" table:formula="of:=IF([.A510]&lt;StereoRes;2*ATAN((StereoRes-[.A510])/(2*StereoF))*180/3.14;0)" office:value-type="float" office:value="18.2709142057559">
            <text:p>18.27091421</text:p>
          </table:table-cell>
          <table:table-cell table:style-name="ce11" table:formula="of:=((StereoRes-2*[.A510])*[.B510]/(2*StereoF))-((-StereoRes*[.B510])/(2*StereoF))" office:value-type="float" office:value="0.0393360995850623">
            <text:p>0.03933610</text:p>
          </table:table-cell>
          <table:table-cell table:number-columns-repeated="252"/>
          <table:table-cell table:style-name="ce2" table:number-columns-repeated="767"/>
        </table:table-row>
        <table:table-row table:style-name="ro2">
          <table:table-cell table:style-name="ce6" office:value-type="float" office:value="483">
            <text:p>483</text:p>
          </table:table-cell>
          <table:table-cell table:style-name="ce11" table:formula="of:=IF([.A511]&lt;StereoRes;(B/100)*StereoF/[.A511];0)" office:value-type="float" office:value="0.122116770186335">
            <text:p>0.12211677</text:p>
          </table:table-cell>
          <table:table-cell table:style-name="ce13" table:formula="of:=IF([.A511]&lt;StereoRes;StereoF*(B/100)*CorrAccuracy/([.A511]*[.A511]);0)" office:value-type="float" office:value="0.0000505659503877165">
            <text:p>0.0001</text:p>
          </table:table-cell>
          <table:table-cell table:style-name="ce11" table:formula="of:=IF([.A511]&lt;StereoRes;2*ATAN((StereoRes-[.A511])/(2*StereoF))*180/3.14;0)" office:value-type="float" office:value="18.1572053849748">
            <text:p>18.15720538</text:p>
          </table:table-cell>
          <table:table-cell table:style-name="ce11" table:formula="of:=((StereoRes-2*[.A511])*[.B511]/(2*StereoF))-((-StereoRes*[.B511])/(2*StereoF))" office:value-type="float" office:value="0.0390062111801242">
            <text:p>0.03900621</text:p>
          </table:table-cell>
          <table:table-cell table:number-columns-repeated="252"/>
          <table:table-cell table:style-name="ce2" table:number-columns-repeated="767"/>
        </table:table-row>
        <table:table-row table:style-name="ro2">
          <table:table-cell table:style-name="ce6" office:value-type="float" office:value="484">
            <text:p>484</text:p>
          </table:table-cell>
          <table:table-cell table:style-name="ce11" table:formula="of:=IF([.A512]&lt;StereoRes;(B/100)*StereoF/[.A512];0)" office:value-type="float" office:value="0.121864462809917">
            <text:p>0.12186446</text:p>
          </table:table-cell>
          <table:table-cell table:style-name="ce13" table:formula="of:=IF([.A512]&lt;StereoRes;StereoF*(B/100)*CorrAccuracy/([.A512]*[.A512]);0)" office:value-type="float" office:value="0.0000503572160371559">
            <text:p>0.0001</text:p>
          </table:table-cell>
          <table:table-cell table:style-name="ce11" table:formula="of:=IF([.A512]&lt;StereoRes;2*ATAN((StereoRes-[.A512])/(2*StereoF))*180/3.14;0)" office:value-type="float" office:value="18.0434605302846">
            <text:p>18.04346053</text:p>
          </table:table-cell>
          <table:table-cell table:style-name="ce11" table:formula="of:=((StereoRes-2*[.A512])*[.B512]/(2*StereoF))-((-StereoRes*[.B512])/(2*StereoF))" office:value-type="float" office:value="0.0386776859504132">
            <text:p>0.03867769</text:p>
          </table:table-cell>
          <table:table-cell table:number-columns-repeated="252"/>
          <table:table-cell table:style-name="ce2" table:number-columns-repeated="767"/>
        </table:table-row>
        <table:table-row table:style-name="ro2">
          <table:table-cell table:style-name="ce6" office:value-type="float" office:value="485">
            <text:p>485</text:p>
          </table:table-cell>
          <table:table-cell table:style-name="ce11" table:formula="of:=IF([.A513]&lt;StereoRes;(B/100)*StereoF/[.A513];0)" office:value-type="float" office:value="0.121613195876289">
            <text:p>0.12161320</text:p>
          </table:table-cell>
          <table:table-cell table:style-name="ce13" table:formula="of:=IF([.A513]&lt;StereoRes;StereoF*(B/100)*CorrAccuracy/([.A513]*[.A513]);0)" office:value-type="float" office:value="0.0000501497714953768">
            <text:p>0.0001</text:p>
          </table:table-cell>
          <table:table-cell table:style-name="ce11" table:formula="of:=IF([.A513]&lt;StereoRes;2*ATAN((StereoRes-[.A513])/(2*StereoF))*180/3.14;0)" office:value-type="float" office:value="17.9296798485732">
            <text:p>17.92967985</text:p>
          </table:table-cell>
          <table:table-cell table:style-name="ce11" table:formula="of:=((StereoRes-2*[.A513])*[.B513]/(2*StereoF))-((-StereoRes*[.B513])/(2*StereoF))" office:value-type="float" office:value="0.0383505154639175">
            <text:p>0.03835052</text:p>
          </table:table-cell>
          <table:table-cell table:number-columns-repeated="252"/>
          <table:table-cell table:style-name="ce2" table:number-columns-repeated="767"/>
        </table:table-row>
        <table:table-row table:style-name="ro2">
          <table:table-cell table:style-name="ce6" office:value-type="float" office:value="486">
            <text:p>486</text:p>
          </table:table-cell>
          <table:table-cell table:style-name="ce11" table:formula="of:=IF([.A514]&lt;StereoRes;(B/100)*StereoF/[.A514];0)" office:value-type="float" office:value="0.121362962962963">
            <text:p>0.12136296</text:p>
          </table:table-cell>
          <table:table-cell table:style-name="ce13" table:formula="of:=IF([.A514]&lt;StereoRes;StereoF*(B/100)*CorrAccuracy/([.A514]*[.A514]);0)" office:value-type="float" office:value="0.0000499436061575979">
            <text:p>0.0000</text:p>
          </table:table-cell>
          <table:table-cell table:style-name="ce11" table:formula="of:=IF([.A514]&lt;StereoRes;2*ATAN((StereoRes-[.A514])/(2*StereoF))*180/3.14;0)" office:value-type="float" office:value="17.8158635471412">
            <text:p>17.81586355</text:p>
          </table:table-cell>
          <table:table-cell table:style-name="ce11" table:formula="of:=((StereoRes-2*[.A514])*[.B514]/(2*StereoF))-((-StereoRes*[.B514])/(2*StereoF))" office:value-type="float" office:value="0.0380246913580247">
            <text:p>0.03802469</text:p>
          </table:table-cell>
          <table:table-cell table:number-columns-repeated="252"/>
          <table:table-cell table:style-name="ce2" table:number-columns-repeated="767"/>
        </table:table-row>
        <table:table-row table:style-name="ro2">
          <table:table-cell table:style-name="ce6" office:value-type="float" office:value="487">
            <text:p>487</text:p>
          </table:table-cell>
          <table:table-cell table:style-name="ce11" table:formula="of:=IF([.A515]&lt;StereoRes;(B/100)*StereoF/[.A515];0)" office:value-type="float" office:value="0.121113757700205">
            <text:p>0.12111376</text:p>
          </table:table-cell>
          <table:table-cell table:style-name="ce13" table:formula="of:=IF([.A515]&lt;StereoRes;StereoF*(B/100)*CorrAccuracy/([.A515]*[.A515]);0)" office:value-type="float" office:value="0.0000497387095278051">
            <text:p>0.0000</text:p>
          </table:table-cell>
          <table:table-cell table:style-name="ce11" table:formula="of:=IF([.A515]&lt;StereoRes;2*ATAN((StereoRes-[.A515])/(2*StereoF))*180/3.14;0)" office:value-type="float" office:value="17.7020118336997">
            <text:p>17.70201183</text:p>
          </table:table-cell>
          <table:table-cell table:style-name="ce11" table:formula="of:=((StereoRes-2*[.A515])*[.B515]/(2*StereoF))-((-StereoRes*[.B515])/(2*StereoF))" office:value-type="float" office:value="0.037700205338809">
            <text:p>0.03770021</text:p>
          </table:table-cell>
          <table:table-cell table:number-columns-repeated="252"/>
          <table:table-cell table:style-name="ce2" table:number-columns-repeated="767"/>
        </table:table-row>
        <table:table-row table:style-name="ro2">
          <table:table-cell table:style-name="ce6" office:value-type="float" office:value="488">
            <text:p>488</text:p>
          </table:table-cell>
          <table:table-cell table:style-name="ce11" table:formula="of:=IF([.A516]&lt;StereoRes;(B/100)*StereoF/[.A516];0)" office:value-type="float" office:value="0.120865573770492">
            <text:p>0.12086557</text:p>
          </table:table-cell>
          <table:table-cell table:style-name="ce13" table:formula="of:=IF([.A516]&lt;StereoRes;StereoF*(B/100)*CorrAccuracy/([.A516]*[.A516]);0)" office:value-type="float" office:value="0.0000495350712174147">
            <text:p>0.0000</text:p>
          </table:table-cell>
          <table:table-cell table:style-name="ce11" table:formula="of:=IF([.A516]&lt;StereoRes;2*ATAN((StereoRes-[.A516])/(2*StereoF))*180/3.14;0)" office:value-type="float" office:value="17.5881249163686">
            <text:p>17.58812492</text:p>
          </table:table-cell>
          <table:table-cell table:style-name="ce11" table:formula="of:=((StereoRes-2*[.A516])*[.B516]/(2*StereoF))-((-StereoRes*[.B516])/(2*StereoF))" office:value-type="float" office:value="0.0373770491803279">
            <text:p>0.03737705</text:p>
          </table:table-cell>
          <table:table-cell table:number-columns-repeated="252"/>
          <table:table-cell table:style-name="ce2" table:number-columns-repeated="767"/>
        </table:table-row>
        <table:table-row table:style-name="ro2">
          <table:table-cell table:style-name="ce6" office:value-type="float" office:value="489">
            <text:p>489</text:p>
          </table:table-cell>
          <table:table-cell table:style-name="ce11" table:formula="of:=IF([.A517]&lt;StereoRes;(B/100)*StereoF/[.A517];0)" office:value-type="float" office:value="0.120618404907975">
            <text:p>0.12061840</text:p>
          </table:table-cell>
          <table:table-cell table:style-name="ce13" table:formula="of:=IF([.A517]&lt;StereoRes;StereoF*(B/100)*CorrAccuracy/([.A517]*[.A517]);0)" office:value-type="float" office:value="0.0000493326809439572">
            <text:p>0.0000</text:p>
          </table:table-cell>
          <table:table-cell table:style-name="ce11" table:formula="of:=IF([.A517]&lt;StereoRes;2*ATAN((StereoRes-[.A517])/(2*StereoF))*180/3.14;0)" office:value-type="float" office:value="17.4742030036745">
            <text:p>17.47420300</text:p>
          </table:table-cell>
          <table:table-cell table:style-name="ce11" table:formula="of:=((StereoRes-2*[.A517])*[.B517]/(2*StereoF))-((-StereoRes*[.B517])/(2*StereoF))" office:value-type="float" office:value="0.0370552147239264">
            <text:p>0.03705521</text:p>
          </table:table-cell>
          <table:table-cell table:number-columns-repeated="252"/>
          <table:table-cell table:style-name="ce2" table:number-columns-repeated="767"/>
        </table:table-row>
        <table:table-row table:style-name="ro2">
          <table:table-cell table:style-name="ce6" office:value-type="float" office:value="490">
            <text:p>490</text:p>
          </table:table-cell>
          <table:table-cell table:style-name="ce11" table:formula="of:=IF([.A518]&lt;StereoRes;(B/100)*StereoF/[.A518];0)" office:value-type="float" office:value="0.120372244897959">
            <text:p>0.12037224</text:p>
          </table:table-cell>
          <table:table-cell table:style-name="ce13" table:formula="of:=IF([.A518]&lt;StereoRes;StereoF*(B/100)*CorrAccuracy/([.A518]*[.A518]);0)" office:value-type="float" office:value="0.0000491315285297793">
            <text:p>0.0000</text:p>
          </table:table-cell>
          <table:table-cell table:style-name="ce11" table:formula="of:=IF([.A518]&lt;StereoRes;2*ATAN((StereoRes-[.A518])/(2*StereoF))*180/3.14;0)" office:value-type="float" office:value="17.3602463045483">
            <text:p>17.36024630</text:p>
          </table:table-cell>
          <table:table-cell table:style-name="ce11" table:formula="of:=((StereoRes-2*[.A518])*[.B518]/(2*StereoF))-((-StereoRes*[.B518])/(2*StereoF))" office:value-type="float" office:value="0.036734693877551">
            <text:p>0.03673469</text:p>
          </table:table-cell>
          <table:table-cell table:number-columns-repeated="252"/>
          <table:table-cell table:style-name="ce2" table:number-columns-repeated="767"/>
        </table:table-row>
        <table:table-row table:style-name="ro2">
          <table:table-cell table:style-name="ce6" office:value-type="float" office:value="491">
            <text:p>491</text:p>
          </table:table-cell>
          <table:table-cell table:style-name="ce11" table:formula="of:=IF([.A519]&lt;StereoRes;(B/100)*StereoF/[.A519];0)" office:value-type="float" office:value="0.120127087576375">
            <text:p>0.12012709</text:p>
          </table:table-cell>
          <table:table-cell table:style-name="ce13" table:formula="of:=IF([.A519]&lt;StereoRes;StereoF*(B/100)*CorrAccuracy/([.A519]*[.A519]);0)" office:value-type="float" office:value="0.0000489316039007636">
            <text:p>0.0000</text:p>
          </table:table-cell>
          <table:table-cell table:style-name="ce11" table:formula="of:=IF([.A519]&lt;StereoRes;2*ATAN((StereoRes-[.A519])/(2*StereoF))*180/3.14;0)" office:value-type="float" office:value="17.2462550283237">
            <text:p>17.24625503</text:p>
          </table:table-cell>
          <table:table-cell table:style-name="ce11" table:formula="of:=((StereoRes-2*[.A519])*[.B519]/(2*StereoF))-((-StereoRes*[.B519])/(2*StereoF))" office:value-type="float" office:value="0.0364154786150713">
            <text:p>0.03641548</text:p>
          </table:table-cell>
          <table:table-cell table:number-columns-repeated="252"/>
          <table:table-cell table:style-name="ce2" table:number-columns-repeated="767"/>
        </table:table-row>
        <table:table-row table:style-name="ro2">
          <table:table-cell table:style-name="ce6" office:value-type="float" office:value="492">
            <text:p>492</text:p>
          </table:table-cell>
          <table:table-cell table:style-name="ce11" table:formula="of:=IF([.A520]&lt;StereoRes;(B/100)*StereoF/[.A520];0)" office:value-type="float" office:value="0.119882926829268">
            <text:p>0.11988293</text:p>
          </table:table-cell>
          <table:table-cell table:style-name="ce13" table:formula="of:=IF([.A520]&lt;StereoRes;StereoF*(B/100)*CorrAccuracy/([.A520]*[.A520]);0)" office:value-type="float" office:value="0.0000487328970850684">
            <text:p>0.0000</text:p>
          </table:table-cell>
          <table:table-cell table:style-name="ce11" table:formula="of:=IF([.A520]&lt;StereoRes;2*ATAN((StereoRes-[.A520])/(2*StereoF))*180/3.14;0)" office:value-type="float" office:value="17.1322293847347">
            <text:p>17.13222938</text:p>
          </table:table-cell>
          <table:table-cell table:style-name="ce11" table:formula="of:=((StereoRes-2*[.A520])*[.B520]/(2*StereoF))-((-StereoRes*[.B520])/(2*StereoF))" office:value-type="float" office:value="0.0360975609756098">
            <text:p>0.03609756</text:p>
          </table:table-cell>
          <table:table-cell table:number-columns-repeated="252"/>
          <table:table-cell table:style-name="ce2" table:number-columns-repeated="767"/>
        </table:table-row>
        <table:table-row table:style-name="ro2">
          <table:table-cell table:style-name="ce6" office:value-type="float" office:value="493">
            <text:p>493</text:p>
          </table:table-cell>
          <table:table-cell table:style-name="ce11" table:formula="of:=IF([.A521]&lt;StereoRes;(B/100)*StereoF/[.A521];0)" office:value-type="float" office:value="0.119639756592292">
            <text:p>0.11963976</text:p>
          </table:table-cell>
          <table:table-cell table:style-name="ce13" table:formula="of:=IF([.A521]&lt;StereoRes;StereoF*(B/100)*CorrAccuracy/([.A521]*[.A521]);0)" office:value-type="float" office:value="0.0000485353982118832">
            <text:p>0.0000</text:p>
          </table:table-cell>
          <table:table-cell table:style-name="ce11" table:formula="of:=IF([.A521]&lt;StereoRes;2*ATAN((StereoRes-[.A521])/(2*StereoF))*180/3.14;0)" office:value-type="float" office:value="17.018169583914">
            <text:p>17.01816958</text:p>
          </table:table-cell>
          <table:table-cell table:style-name="ce11" table:formula="of:=((StereoRes-2*[.A521])*[.B521]/(2*StereoF))-((-StereoRes*[.B521])/(2*StereoF))" office:value-type="float" office:value="0.0357809330628803">
            <text:p>0.03578093</text:p>
          </table:table-cell>
          <table:table-cell table:number-columns-repeated="252"/>
          <table:table-cell table:style-name="ce2" table:number-columns-repeated="767"/>
        </table:table-row>
        <table:table-row table:style-name="ro2">
          <table:table-cell table:style-name="ce6" office:value-type="float" office:value="494">
            <text:p>494</text:p>
          </table:table-cell>
          <table:table-cell table:style-name="ce11" table:formula="of:=IF([.A522]&lt;StereoRes;(B/100)*StereoF/[.A522];0)" office:value-type="float" office:value="0.119397570850202">
            <text:p>0.11939757</text:p>
          </table:table-cell>
          <table:table-cell table:style-name="ce13" table:formula="of:=IF([.A522]&lt;StereoRes;StereoF*(B/100)*CorrAccuracy/([.A522]*[.A522]);0)" office:value-type="float" office:value="0.0000483390975102034">
            <text:p>0.0000</text:p>
          </table:table-cell>
          <table:table-cell table:style-name="ce11" table:formula="of:=IF([.A522]&lt;StereoRes;2*ATAN((StereoRes-[.A522])/(2*StereoF))*180/3.14;0)" office:value-type="float" office:value="16.9040758363905">
            <text:p>16.90407584</text:p>
          </table:table-cell>
          <table:table-cell table:style-name="ce11" table:formula="of:=((StereoRes-2*[.A522])*[.B522]/(2*StereoF))-((-StereoRes*[.B522])/(2*StereoF))" office:value-type="float" office:value="0.0354655870445344">
            <text:p>0.03546559</text:p>
          </table:table-cell>
          <table:table-cell table:number-columns-repeated="252"/>
          <table:table-cell table:style-name="ce2" table:number-columns-repeated="767"/>
        </table:table-row>
        <table:table-row table:style-name="ro2">
          <table:table-cell table:style-name="ce6" office:value-type="float" office:value="495">
            <text:p>495</text:p>
          </table:table-cell>
          <table:table-cell table:style-name="ce11" table:formula="of:=IF([.A523]&lt;StereoRes;(B/100)*StereoF/[.A523];0)" office:value-type="float" office:value="0.119156363636364">
            <text:p>0.11915636</text:p>
          </table:table-cell>
          <table:table-cell table:style-name="ce13" table:formula="of:=IF([.A523]&lt;StereoRes;StereoF*(B/100)*CorrAccuracy/([.A523]*[.A523]);0)" office:value-type="float" office:value="0.0000481439853076217">
            <text:p>0.0000</text:p>
          </table:table-cell>
          <table:table-cell table:style-name="ce11" table:formula="of:=IF([.A523]&lt;StereoRes;2*ATAN((StereoRes-[.A523])/(2*StereoF))*180/3.14;0)" office:value-type="float" office:value="16.7899483530873">
            <text:p>16.78994835</text:p>
          </table:table-cell>
          <table:table-cell table:style-name="ce11" table:formula="of:=((StereoRes-2*[.A523])*[.B523]/(2*StereoF))-((-StereoRes*[.B523])/(2*StereoF))" office:value-type="float" office:value="0.0351515151515152">
            <text:p>0.03515152</text:p>
          </table:table-cell>
          <table:table-cell table:number-columns-repeated="252"/>
          <table:table-cell table:style-name="ce2" table:number-columns-repeated="767"/>
        </table:table-row>
        <table:table-row table:style-name="ro2">
          <table:table-cell table:style-name="ce6" office:value-type="float" office:value="496">
            <text:p>496</text:p>
          </table:table-cell>
          <table:table-cell table:style-name="ce11" table:formula="of:=IF([.A524]&lt;StereoRes;(B/100)*StereoF/[.A524];0)" office:value-type="float" office:value="0.118916129032258">
            <text:p>0.11891613</text:p>
          </table:table-cell>
          <table:table-cell table:style-name="ce13" table:formula="of:=IF([.A524]&lt;StereoRes;StereoF*(B/100)*CorrAccuracy/([.A524]*[.A524]);0)" office:value-type="float" office:value="0.0000479500520291363">
            <text:p>0.0000</text:p>
          </table:table-cell>
          <table:table-cell table:style-name="ce11" table:formula="of:=IF([.A524]&lt;StereoRes;2*ATAN((StereoRes-[.A524])/(2*StereoF))*180/3.14;0)" office:value-type="float" office:value="16.6757873453199">
            <text:p>16.67578735</text:p>
          </table:table-cell>
          <table:table-cell table:style-name="ce11" table:formula="of:=((StereoRes-2*[.A524])*[.B524]/(2*StereoF))-((-StereoRes*[.B524])/(2*StereoF))" office:value-type="float" office:value="0.0348387096774193">
            <text:p>0.03483871</text:p>
          </table:table-cell>
          <table:table-cell table:number-columns-repeated="252"/>
          <table:table-cell table:style-name="ce2" table:number-columns-repeated="767"/>
        </table:table-row>
        <table:table-row table:style-name="ro2">
          <table:table-cell table:style-name="ce6" office:value-type="float" office:value="497">
            <text:p>497</text:p>
          </table:table-cell>
          <table:table-cell table:style-name="ce11" table:formula="of:=IF([.A525]&lt;StereoRes;(B/100)*StereoF/[.A525];0)" office:value-type="float" office:value="0.118676861167002">
            <text:p>0.11867686</text:p>
          </table:table-cell>
          <table:table-cell table:style-name="ce13" table:formula="of:=IF([.A525]&lt;StereoRes;StereoF*(B/100)*CorrAccuracy/([.A525]*[.A525]);0)" office:value-type="float" office:value="0.0000477572881959767">
            <text:p>0.0000</text:p>
          </table:table-cell>
          <table:table-cell table:style-name="ce11" table:formula="of:=IF([.A525]&lt;StereoRes;2*ATAN((StereoRes-[.A525])/(2*StereoF))*180/3.14;0)" office:value-type="float" office:value="16.5615930247936">
            <text:p>16.56159302</text:p>
          </table:table-cell>
          <table:table-cell table:style-name="ce11" table:formula="of:=((StereoRes-2*[.A525])*[.B525]/(2*StereoF))-((-StereoRes*[.B525])/(2*StereoF))" office:value-type="float" office:value="0.0345271629778672">
            <text:p>0.03452716</text:p>
          </table:table-cell>
          <table:table-cell table:number-columns-repeated="252"/>
          <table:table-cell table:style-name="ce2" table:number-columns-repeated="767"/>
        </table:table-row>
        <table:table-row table:style-name="ro2">
          <table:table-cell table:style-name="ce6" office:value-type="float" office:value="498">
            <text:p>498</text:p>
          </table:table-cell>
          <table:table-cell table:style-name="ce11" table:formula="of:=IF([.A526]&lt;StereoRes;(B/100)*StereoF/[.A526];0)" office:value-type="float" office:value="0.118438554216867">
            <text:p>0.11843855</text:p>
          </table:table-cell>
          <table:table-cell table:style-name="ce13" table:formula="of:=IF([.A526]&lt;StereoRes;StereoF*(B/100)*CorrAccuracy/([.A526]*[.A526]);0)" office:value-type="float" office:value="0.0000475656844244448">
            <text:p>0.0000</text:p>
          </table:table-cell>
          <table:table-cell table:style-name="ce11" table:formula="of:=IF([.A526]&lt;StereoRes;2*ATAN((StereoRes-[.A526])/(2*StereoF))*180/3.14;0)" office:value-type="float" office:value="16.4473656036019">
            <text:p>16.44736560</text:p>
          </table:table-cell>
          <table:table-cell table:style-name="ce11" table:formula="of:=((StereoRes-2*[.A526])*[.B526]/(2*StereoF))-((-StereoRes*[.B526])/(2*StereoF))" office:value-type="float" office:value="0.0342168674698795">
            <text:p>0.03421687</text:p>
          </table:table-cell>
          <table:table-cell table:number-columns-repeated="252"/>
          <table:table-cell table:style-name="ce2" table:number-columns-repeated="767"/>
        </table:table-row>
        <table:table-row table:style-name="ro2">
          <table:table-cell table:style-name="ce6" office:value-type="float" office:value="499">
            <text:p>499</text:p>
          </table:table-cell>
          <table:table-cell table:style-name="ce11" table:formula="of:=IF([.A527]&lt;StereoRes;(B/100)*StereoF/[.A527];0)" office:value-type="float" office:value="0.11820120240481">
            <text:p>0.11820120</text:p>
          </table:table-cell>
          <table:table-cell table:style-name="ce13" table:formula="of:=IF([.A527]&lt;StereoRes;StereoF*(B/100)*CorrAccuracy/([.A527]*[.A527]);0)" office:value-type="float" office:value="0.0000473752314247734">
            <text:p>0.0000</text:p>
          </table:table-cell>
          <table:table-cell table:style-name="ce11" table:formula="of:=IF([.A527]&lt;StereoRes;2*ATAN((StereoRes-[.A527])/(2*StereoF))*180/3.14;0)" office:value-type="float" office:value="16.3331052942241">
            <text:p>16.33310529</text:p>
          </table:table-cell>
          <table:table-cell table:style-name="ce11" table:formula="of:=((StereoRes-2*[.A527])*[.B527]/(2*StereoF))-((-StereoRes*[.B527])/(2*StereoF))" office:value-type="float" office:value="0.0339078156312625">
            <text:p>0.03390782</text:p>
          </table:table-cell>
          <table:table-cell table:number-columns-repeated="252"/>
          <table:table-cell table:style-name="ce2" table:number-columns-repeated="767"/>
        </table:table-row>
        <table:table-row table:style-name="ro2">
          <table:table-cell table:style-name="ce6" office:value-type="float" office:value="500">
            <text:p>500</text:p>
          </table:table-cell>
          <table:table-cell table:style-name="ce11" table:formula="of:=IF([.A528]&lt;StereoRes;(B/100)*StereoF/[.A528];0)" office:value-type="float" office:value="0.1179648">
            <text:p>0.11796480</text:p>
          </table:table-cell>
          <table:table-cell table:style-name="ce13" table:formula="of:=IF([.A528]&lt;StereoRes;StereoF*(B/100)*CorrAccuracy/([.A528]*[.A528]);0)" office:value-type="float" office:value="0.00004718592">
            <text:p>0.0000</text:p>
          </table:table-cell>
          <table:table-cell table:style-name="ce11" table:formula="of:=IF([.A528]&lt;StereoRes;2*ATAN((StereoRes-[.A528])/(2*StereoF))*180/3.14;0)" office:value-type="float" office:value="16.2188123095231">
            <text:p>16.21881231</text:p>
          </table:table-cell>
          <table:table-cell table:style-name="ce11" table:formula="of:=((StereoRes-2*[.A528])*[.B528]/(2*StereoF))-((-StereoRes*[.B528])/(2*StereoF))" office:value-type="float" office:value="0.0336">
            <text:p>0.03360000</text:p>
          </table:table-cell>
          <table:table-cell table:number-columns-repeated="252"/>
          <table:table-cell table:style-name="ce2" table:number-columns-repeated="767"/>
        </table:table-row>
        <table:table-row table:style-name="ro2">
          <table:table-cell table:style-name="ce6" office:value-type="float" office:value="501">
            <text:p>501</text:p>
          </table:table-cell>
          <table:table-cell table:style-name="ce11" table:formula="of:=IF([.A529]&lt;StereoRes;(B/100)*StereoF/[.A529];0)" office:value-type="float" office:value="0.117729341317365">
            <text:p>0.11772934</text:p>
          </table:table-cell>
          <table:table-cell table:style-name="ce13" table:formula="of:=IF([.A529]&lt;StereoRes;StereoF*(B/100)*CorrAccuracy/([.A529]*[.A529]);0)" office:value-type="float" office:value="0.0000469977410448564">
            <text:p>0.0000</text:p>
          </table:table-cell>
          <table:table-cell table:style-name="ce11" table:formula="of:=IF([.A529]&lt;StereoRes;2*ATAN((StereoRes-[.A529])/(2*StereoF))*180/3.14;0)" office:value-type="float" office:value="16.1044868627434">
            <text:p>16.10448686</text:p>
          </table:table-cell>
          <table:table-cell table:style-name="ce11" table:formula="of:=((StereoRes-2*[.A529])*[.B529]/(2*StereoF))-((-StereoRes*[.B529])/(2*StereoF))" office:value-type="float" office:value="0.0332934131736527">
            <text:p>0.03329341</text:p>
          </table:table-cell>
          <table:table-cell table:number-columns-repeated="252"/>
          <table:table-cell table:style-name="ce2" table:number-columns-repeated="767"/>
        </table:table-row>
        <table:table-row table:style-name="ro2">
          <table:table-cell table:style-name="ce6" office:value-type="float" office:value="502">
            <text:p>502</text:p>
          </table:table-cell>
          <table:table-cell table:style-name="ce11" table:formula="of:=IF([.A530]&lt;StereoRes;(B/100)*StereoF/[.A530];0)" office:value-type="float" office:value="0.117494820717131">
            <text:p>0.11749482</text:p>
          </table:table-cell>
          <table:table-cell table:style-name="ce13" table:formula="of:=IF([.A530]&lt;StereoRes;StereoF*(B/100)*CorrAccuracy/([.A530]*[.A530]);0)" office:value-type="float" office:value="0.0000468106855446739">
            <text:p>0.0000</text:p>
          </table:table-cell>
          <table:table-cell table:style-name="ce11" table:formula="of:=IF([.A530]&lt;StereoRes;2*ATAN((StereoRes-[.A530])/(2*StereoF))*180/3.14;0)" office:value-type="float" office:value="15.9901291675088">
            <text:p>15.99012917</text:p>
          </table:table-cell>
          <table:table-cell table:style-name="ce11" table:formula="of:=((StereoRes-2*[.A530])*[.B530]/(2*StereoF))-((-StereoRes*[.B530])/(2*StereoF))" office:value-type="float" office:value="0.0329880478087649">
            <text:p>0.03298805</text:p>
          </table:table-cell>
          <table:table-cell table:number-columns-repeated="252"/>
          <table:table-cell table:style-name="ce2" table:number-columns-repeated="767"/>
        </table:table-row>
        <table:table-row table:style-name="ro2">
          <table:table-cell table:style-name="ce6" office:value-type="float" office:value="503">
            <text:p>503</text:p>
          </table:table-cell>
          <table:table-cell table:style-name="ce11" table:formula="of:=IF([.A531]&lt;StereoRes;(B/100)*StereoF/[.A531];0)" office:value-type="float" office:value="0.117261232604374">
            <text:p>0.11726123</text:p>
          </table:table-cell>
          <table:table-cell table:style-name="ce13" table:formula="of:=IF([.A531]&lt;StereoRes;StereoF*(B/100)*CorrAccuracy/([.A531]*[.A531]);0)" office:value-type="float" office:value="0.0000466247445743037">
            <text:p>0.0000</text:p>
          </table:table-cell>
          <table:table-cell table:style-name="ce11" table:formula="of:=IF([.A531]&lt;StereoRes;2*ATAN((StereoRes-[.A531])/(2*StereoF))*180/3.14;0)" office:value-type="float" office:value="15.8757394378205">
            <text:p>15.87573944</text:p>
          </table:table-cell>
          <table:table-cell table:style-name="ce11" table:formula="of:=((StereoRes-2*[.A531])*[.B531]/(2*StereoF))-((-StereoRes*[.B531])/(2*StereoF))" office:value-type="float" office:value="0.0326838966202783">
            <text:p>0.03268390</text:p>
          </table:table-cell>
          <table:table-cell table:number-columns-repeated="252"/>
          <table:table-cell table:style-name="ce2" table:number-columns-repeated="767"/>
        </table:table-row>
        <table:table-row table:style-name="ro2">
          <table:table-cell table:style-name="ce6" office:value-type="float" office:value="504">
            <text:p>504</text:p>
          </table:table-cell>
          <table:table-cell table:style-name="ce11" table:formula="of:=IF([.A532]&lt;StereoRes;(B/100)*StereoF/[.A532];0)" office:value-type="float" office:value="0.117028571428571">
            <text:p>0.11702857</text:p>
          </table:table-cell>
          <table:table-cell table:style-name="ce13" table:formula="of:=IF([.A532]&lt;StereoRes;StereoF*(B/100)*CorrAccuracy/([.A532]*[.A532]);0)" office:value-type="float" office:value="0.0000464399092970522">
            <text:p>0.0000</text:p>
          </table:table-cell>
          <table:table-cell table:style-name="ce11" table:formula="of:=IF([.A532]&lt;StereoRes;2*ATAN((StereoRes-[.A532])/(2*StereoF))*180/3.14;0)" office:value-type="float" office:value="15.7613178880544">
            <text:p>15.76131789</text:p>
          </table:table-cell>
          <table:table-cell table:style-name="ce11" table:formula="of:=((StereoRes-2*[.A532])*[.B532]/(2*StereoF))-((-StereoRes*[.B532])/(2*StereoF))" office:value-type="float" office:value="0.0323809523809524">
            <text:p>0.03238095</text:p>
          </table:table-cell>
          <table:table-cell table:number-columns-repeated="252"/>
          <table:table-cell table:style-name="ce2" table:number-columns-repeated="767"/>
        </table:table-row>
        <table:table-row table:style-name="ro2">
          <table:table-cell table:style-name="ce6" office:value-type="float" office:value="505">
            <text:p>505</text:p>
          </table:table-cell>
          <table:table-cell table:style-name="ce11" table:formula="of:=IF([.A533]&lt;StereoRes;(B/100)*StereoF/[.A533];0)" office:value-type="float" office:value="0.116796831683168">
            <text:p>0.11679683</text:p>
          </table:table-cell>
          <table:table-cell table:style-name="ce13" table:formula="of:=IF([.A533]&lt;StereoRes;StereoF*(B/100)*CorrAccuracy/([.A533]*[.A533]);0)" office:value-type="float" office:value="0.000046256170963631">
            <text:p>0.0000</text:p>
          </table:table-cell>
          <table:table-cell table:style-name="ce11" table:formula="of:=IF([.A533]&lt;StereoRes;2*ATAN((StereoRes-[.A533])/(2*StereoF))*180/3.14;0)" office:value-type="float" office:value="15.6468647329596">
            <text:p>15.64686473</text:p>
          </table:table-cell>
          <table:table-cell table:style-name="ce11" table:formula="of:=((StereoRes-2*[.A533])*[.B533]/(2*StereoF))-((-StereoRes*[.B533])/(2*StereoF))" office:value-type="float" office:value="0.0320792079207921">
            <text:p>0.03207921</text:p>
          </table:table-cell>
          <table:table-cell table:number-columns-repeated="252"/>
          <table:table-cell table:style-name="ce2" table:number-columns-repeated="767"/>
        </table:table-row>
        <table:table-row table:style-name="ro2">
          <table:table-cell table:style-name="ce6" office:value-type="float" office:value="506">
            <text:p>506</text:p>
          </table:table-cell>
          <table:table-cell table:style-name="ce11" table:formula="of:=IF([.A534]&lt;StereoRes;(B/100)*StereoF/[.A534];0)" office:value-type="float" office:value="0.116566007905138">
            <text:p>0.11656601</text:p>
          </table:table-cell>
          <table:table-cell table:style-name="ce13" table:formula="of:=IF([.A534]&lt;StereoRes;StereoF*(B/100)*CorrAccuracy/([.A534]*[.A534]);0)" office:value-type="float" office:value="0.0000460735209111219">
            <text:p>0.0000</text:p>
          </table:table-cell>
          <table:table-cell table:style-name="ce11" table:formula="of:=IF([.A534]&lt;StereoRes;2*ATAN((StereoRes-[.A534])/(2*StereoF))*180/3.14;0)" office:value-type="float" office:value="15.5323801876555">
            <text:p>15.53238019</text:p>
          </table:table-cell>
          <table:table-cell table:style-name="ce11" table:formula="of:=((StereoRes-2*[.A534])*[.B534]/(2*StereoF))-((-StereoRes*[.B534])/(2*StereoF))" office:value-type="float" office:value="0.0317786561264822">
            <text:p>0.03177866</text:p>
          </table:table-cell>
          <table:table-cell table:number-columns-repeated="252"/>
          <table:table-cell table:style-name="ce2" table:number-columns-repeated="767"/>
        </table:table-row>
        <table:table-row table:style-name="ro2">
          <table:table-cell table:style-name="ce6" office:value-type="float" office:value="507">
            <text:p>507</text:p>
          </table:table-cell>
          <table:table-cell table:style-name="ce11" table:formula="of:=IF([.A535]&lt;StereoRes;(B/100)*StereoF/[.A535];0)" office:value-type="float" office:value="0.116336094674556">
            <text:p>0.11633609</text:p>
          </table:table-cell>
          <table:table-cell table:style-name="ce13" table:formula="of:=IF([.A535]&lt;StereoRes;StereoF*(B/100)*CorrAccuracy/([.A535]*[.A535]);0)" office:value-type="float" office:value="0.0000458919505619551">
            <text:p>0.0000</text:p>
          </table:table-cell>
          <table:table-cell table:style-name="ce11" table:formula="of:=IF([.A535]&lt;StereoRes;2*ATAN((StereoRes-[.A535])/(2*StereoF))*180/3.14;0)" office:value-type="float" office:value="15.4178644676302">
            <text:p>15.41786447</text:p>
          </table:table-cell>
          <table:table-cell table:style-name="ce11" table:formula="of:=((StereoRes-2*[.A535])*[.B535]/(2*StereoF))-((-StereoRes*[.B535])/(2*StereoF))" office:value-type="float" office:value="0.0314792899408284">
            <text:p>0.03147929</text:p>
          </table:table-cell>
          <table:table-cell table:number-columns-repeated="252"/>
          <table:table-cell table:style-name="ce2" table:number-columns-repeated="767"/>
        </table:table-row>
        <table:table-row table:style-name="ro2">
          <table:table-cell table:style-name="ce6" office:value-type="float" office:value="508">
            <text:p>508</text:p>
          </table:table-cell>
          <table:table-cell table:style-name="ce11" table:formula="of:=IF([.A536]&lt;StereoRes;(B/100)*StereoF/[.A536];0)" office:value-type="float" office:value="0.116107086614173">
            <text:p>0.11610709</text:p>
          </table:table-cell>
          <table:table-cell table:style-name="ce13" table:formula="of:=IF([.A536]&lt;StereoRes;StereoF*(B/100)*CorrAccuracy/([.A536]*[.A536]);0)" office:value-type="float" office:value="0.0000457114514229028">
            <text:p>0.0000</text:p>
          </table:table-cell>
          <table:table-cell table:style-name="ce11" table:formula="of:=IF([.A536]&lt;StereoRes;2*ATAN((StereoRes-[.A536])/(2*StereoF))*180/3.14;0)" office:value-type="float" office:value="15.3033177887378">
            <text:p>15.30331779</text:p>
          </table:table-cell>
          <table:table-cell table:style-name="ce11" table:formula="of:=((StereoRes-2*[.A536])*[.B536]/(2*StereoF))-((-StereoRes*[.B536])/(2*StereoF))" office:value-type="float" office:value="0.0311811023622047">
            <text:p>0.03118110</text:p>
          </table:table-cell>
          <table:table-cell table:number-columns-repeated="252"/>
          <table:table-cell table:style-name="ce2" table:number-columns-repeated="767"/>
        </table:table-row>
        <table:table-row table:style-name="ro2">
          <table:table-cell table:style-name="ce6" office:value-type="float" office:value="509">
            <text:p>509</text:p>
          </table:table-cell>
          <table:table-cell table:style-name="ce11" table:formula="of:=IF([.A537]&lt;StereoRes;(B/100)*StereoF/[.A537];0)" office:value-type="float" office:value="0.115878978388998">
            <text:p>0.11587898</text:p>
          </table:table-cell>
          <table:table-cell table:style-name="ce13" table:formula="of:=IF([.A537]&lt;StereoRes;StereoF*(B/100)*CorrAccuracy/([.A537]*[.A537]);0)" office:value-type="float" office:value="0.0000455320150840857">
            <text:p>0.0000</text:p>
          </table:table-cell>
          <table:table-cell table:style-name="ce11" table:formula="of:=IF([.A537]&lt;StereoRes;2*ATAN((StereoRes-[.A537])/(2*StereoF))*180/3.14;0)" office:value-type="float" office:value="15.1887403671964">
            <text:p>15.18874037</text:p>
          </table:table-cell>
          <table:table-cell table:style-name="ce11" table:formula="of:=((StereoRes-2*[.A537])*[.B537]/(2*StereoF))-((-StereoRes*[.B537])/(2*StereoF))" office:value-type="float" office:value="0.0308840864440079">
            <text:p>0.03088409</text:p>
          </table:table-cell>
          <table:table-cell table:number-columns-repeated="252"/>
          <table:table-cell table:style-name="ce2" table:number-columns-repeated="767"/>
        </table:table-row>
        <table:table-row table:style-name="ro2">
          <table:table-cell table:style-name="ce6" office:value-type="float" office:value="510">
            <text:p>510</text:p>
          </table:table-cell>
          <table:table-cell table:style-name="ce11" table:formula="of:=IF([.A538]&lt;StereoRes;(B/100)*StereoF/[.A538];0)" office:value-type="float" office:value="0.115651764705882">
            <text:p>0.11565176</text:p>
          </table:table-cell>
          <table:table-cell table:style-name="ce13" table:formula="of:=IF([.A538]&lt;StereoRes;StereoF*(B/100)*CorrAccuracy/([.A538]*[.A538]);0)" office:value-type="float" office:value="0.0000453536332179931">
            <text:p>0.0000</text:p>
          </table:table-cell>
          <table:table-cell table:style-name="ce11" table:formula="of:=IF([.A538]&lt;StereoRes;2*ATAN((StereoRes-[.A538])/(2*StereoF))*180/3.14;0)" office:value-type="float" office:value="15.0741324195858">
            <text:p>15.07413242</text:p>
          </table:table-cell>
          <table:table-cell table:style-name="ce11" table:formula="of:=((StereoRes-2*[.A538])*[.B538]/(2*StereoF))-((-StereoRes*[.B538])/(2*StereoF))" office:value-type="float" office:value="0.0305882352941176">
            <text:p>0.03058824</text:p>
          </table:table-cell>
          <table:table-cell table:number-columns-repeated="252"/>
          <table:table-cell table:style-name="ce2" table:number-columns-repeated="767"/>
        </table:table-row>
        <table:table-row table:style-name="ro2">
          <table:table-cell table:style-name="ce6" office:value-type="float" office:value="511">
            <text:p>511</text:p>
          </table:table-cell>
          <table:table-cell table:style-name="ce11" table:formula="of:=IF([.A539]&lt;StereoRes;(B/100)*StereoF/[.A539];0)" office:value-type="float" office:value="0.115425440313112">
            <text:p>0.11542544</text:p>
          </table:table-cell>
          <table:table-cell table:style-name="ce13" table:formula="of:=IF([.A539]&lt;StereoRes;StereoF*(B/100)*CorrAccuracy/([.A539]*[.A539]);0)" office:value-type="float" office:value="0.0000451762975785172">
            <text:p>0.0000</text:p>
          </table:table-cell>
          <table:table-cell table:style-name="ce11" table:formula="of:=IF([.A539]&lt;StereoRes;2*ATAN((StereoRes-[.A539])/(2*StereoF))*180/3.14;0)" office:value-type="float" office:value="14.9594941628453">
            <text:p>14.95949416</text:p>
          </table:table-cell>
          <table:table-cell table:style-name="ce11" table:formula="of:=((StereoRes-2*[.A539])*[.B539]/(2*StereoF))-((-StereoRes*[.B539])/(2*StereoF))" office:value-type="float" office:value="0.030293542074364">
            <text:p>0.03029354</text:p>
          </table:table-cell>
          <table:table-cell table:number-columns-repeated="252"/>
          <table:table-cell table:style-name="ce2" table:number-columns-repeated="767"/>
        </table:table-row>
        <table:table-row table:style-name="ro2">
          <table:table-cell table:style-name="ce6" office:value-type="float" office:value="512">
            <text:p>512</text:p>
          </table:table-cell>
          <table:table-cell table:style-name="ce11" table:formula="of:=IF([.A540]&lt;StereoRes;(B/100)*StereoF/[.A540];0)" office:value-type="float" office:value="0.1152">
            <text:p>0.11520000</text:p>
          </table:table-cell>
          <table:table-cell table:style-name="ce13" table:formula="of:=IF([.A540]&lt;StereoRes;StereoF*(B/100)*CorrAccuracy/([.A540]*[.A540]);0)" office:value-type="float" office:value="0.000045">
            <text:p>0.0000</text:p>
          </table:table-cell>
          <table:table-cell table:style-name="ce11" table:formula="of:=IF([.A540]&lt;StereoRes;2*ATAN((StereoRes-[.A540])/(2*StereoF))*180/3.14;0)" office:value-type="float" office:value="14.8448258142713">
            <text:p>14.84482581</text:p>
          </table:table-cell>
          <table:table-cell table:style-name="ce11" table:formula="of:=((StereoRes-2*[.A540])*[.B540]/(2*StereoF))-((-StereoRes*[.B540])/(2*StereoF))" office:value-type="float" office:value="0.03">
            <text:p>0.03000000</text:p>
          </table:table-cell>
          <table:table-cell table:number-columns-repeated="252"/>
          <table:table-cell table:style-name="ce2" table:number-columns-repeated="767"/>
        </table:table-row>
        <table:table-row table:style-name="ro2">
          <table:table-cell table:style-name="ce6" office:value-type="float" office:value="513">
            <text:p>513</text:p>
          </table:table-cell>
          <table:table-cell table:style-name="ce11" table:formula="of:=IF([.A541]&lt;StereoRes;(B/100)*StereoF/[.A541];0)" office:value-type="float" office:value="0.114975438596491">
            <text:p>0.11497544</text:p>
          </table:table-cell>
          <table:table-cell table:style-name="ce13" table:formula="of:=IF([.A541]&lt;StereoRes;StereoF*(B/100)*CorrAccuracy/([.A541]*[.A541]);0)" office:value-type="float" office:value="0.0000448247323962929">
            <text:p>0.0000</text:p>
          </table:table-cell>
          <table:table-cell table:style-name="ce11" table:formula="of:=IF([.A541]&lt;StereoRes;2*ATAN((StereoRes-[.A541])/(2*StereoF))*180/3.14;0)" office:value-type="float" office:value="14.7301275915151">
            <text:p>14.73012759</text:p>
          </table:table-cell>
          <table:table-cell table:style-name="ce11" table:formula="of:=((StereoRes-2*[.A541])*[.B541]/(2*StereoF))-((-StereoRes*[.B541])/(2*StereoF))" office:value-type="float" office:value="0.0297076023391813">
            <text:p>0.02970760</text:p>
          </table:table-cell>
          <table:table-cell table:number-columns-repeated="252"/>
          <table:table-cell table:style-name="ce2" table:number-columns-repeated="767"/>
        </table:table-row>
        <table:table-row table:style-name="ro2">
          <table:table-cell table:style-name="ce6" office:value-type="float" office:value="514">
            <text:p>514</text:p>
          </table:table-cell>
          <table:table-cell table:style-name="ce11" table:formula="of:=IF([.A542]&lt;StereoRes;(B/100)*StereoF/[.A542];0)" office:value-type="float" office:value="0.114751750972763">
            <text:p>0.11475175</text:p>
          </table:table-cell>
          <table:table-cell table:style-name="ce13" table:formula="of:=IF([.A542]&lt;StereoRes;StereoF*(B/100)*CorrAccuracy/([.A542]*[.A542]);0)" office:value-type="float" office:value="0.0000446504867598298">
            <text:p>0.0000</text:p>
          </table:table-cell>
          <table:table-cell table:style-name="ce11" table:formula="of:=IF([.A542]&lt;StereoRes;2*ATAN((StereoRes-[.A542])/(2*StereoF))*180/3.14;0)" office:value-type="float" office:value="14.6153997125808">
            <text:p>14.61539971</text:p>
          </table:table-cell>
          <table:table-cell table:style-name="ce11" table:formula="of:=((StereoRes-2*[.A542])*[.B542]/(2*StereoF))-((-StereoRes*[.B542])/(2*StereoF))" office:value-type="float" office:value="0.0294163424124514">
            <text:p>0.02941634</text:p>
          </table:table-cell>
          <table:table-cell table:number-columns-repeated="252"/>
          <table:table-cell table:style-name="ce2" table:number-columns-repeated="767"/>
        </table:table-row>
        <table:table-row table:style-name="ro2">
          <table:table-cell table:style-name="ce6" office:value-type="float" office:value="515">
            <text:p>515</text:p>
          </table:table-cell>
          <table:table-cell table:style-name="ce11" table:formula="of:=IF([.A543]&lt;StereoRes;(B/100)*StereoF/[.A543];0)" office:value-type="float" office:value="0.114528932038835">
            <text:p>0.11452893</text:p>
          </table:table-cell>
          <table:table-cell table:style-name="ce13" table:formula="of:=IF([.A543]&lt;StereoRes;StereoF*(B/100)*CorrAccuracy/([.A543]*[.A543]);0)" office:value-type="float" office:value="0.0000444772551607126">
            <text:p>0.0000</text:p>
          </table:table-cell>
          <table:table-cell table:style-name="ce11" table:formula="of:=IF([.A543]&lt;StereoRes;2*ATAN((StereoRes-[.A543])/(2*StereoF))*180/3.14;0)" office:value-type="float" office:value="14.5006423958225">
            <text:p>14.50064240</text:p>
          </table:table-cell>
          <table:table-cell table:style-name="ce11" table:formula="of:=((StereoRes-2*[.A543])*[.B543]/(2*StereoF))-((-StereoRes*[.B543])/(2*StereoF))" office:value-type="float" office:value="0.029126213592233">
            <text:p>0.02912621</text:p>
          </table:table-cell>
          <table:table-cell table:number-columns-repeated="252"/>
          <table:table-cell table:style-name="ce2" table:number-columns-repeated="767"/>
        </table:table-row>
        <table:table-row table:style-name="ro2">
          <table:table-cell table:style-name="ce6" office:value-type="float" office:value="516">
            <text:p>516</text:p>
          </table:table-cell>
          <table:table-cell table:style-name="ce11" table:formula="of:=IF([.A544]&lt;StereoRes;(B/100)*StereoF/[.A544];0)" office:value-type="float" office:value="0.114306976744186">
            <text:p>0.11430698</text:p>
          </table:table-cell>
          <table:table-cell table:style-name="ce13" table:formula="of:=IF([.A544]&lt;StereoRes;StereoF*(B/100)*CorrAccuracy/([.A544]*[.A544]);0)" office:value-type="float" office:value="0.0000443050297458086">
            <text:p>0.0000</text:p>
          </table:table-cell>
          <table:table-cell table:style-name="ce11" table:formula="of:=IF([.A544]&lt;StereoRes;2*ATAN((StereoRes-[.A544])/(2*StereoF))*180/3.14;0)" office:value-type="float" office:value="14.3858558599427">
            <text:p>14.38585586</text:p>
          </table:table-cell>
          <table:table-cell table:style-name="ce11" table:formula="of:=((StereoRes-2*[.A544])*[.B544]/(2*StereoF))-((-StereoRes*[.B544])/(2*StereoF))" office:value-type="float" office:value="0.0288372093023256">
            <text:p>0.02883721</text:p>
          </table:table-cell>
          <table:table-cell table:number-columns-repeated="252"/>
          <table:table-cell table:style-name="ce2" table:number-columns-repeated="767"/>
        </table:table-row>
        <table:table-row table:style-name="ro2">
          <table:table-cell table:style-name="ce6" office:value-type="float" office:value="517">
            <text:p>517</text:p>
          </table:table-cell>
          <table:table-cell table:style-name="ce11" table:formula="of:=IF([.A545]&lt;StereoRes;(B/100)*StereoF/[.A545];0)" office:value-type="float" office:value="0.114085880077369">
            <text:p>0.11408588</text:p>
          </table:table-cell>
          <table:table-cell table:style-name="ce13" table:formula="of:=IF([.A545]&lt;StereoRes;StereoF*(B/100)*CorrAccuracy/([.A545]*[.A545]);0)" office:value-type="float" office:value="0.0000441338027378605">
            <text:p>0.0000</text:p>
          </table:table-cell>
          <table:table-cell table:style-name="ce11" table:formula="of:=IF([.A545]&lt;StereoRes;2*ATAN((StereoRes-[.A545])/(2*StereoF))*180/3.14;0)" office:value-type="float" office:value="14.2710403239892">
            <text:p>14.27104032</text:p>
          </table:table-cell>
          <table:table-cell table:style-name="ce11" table:formula="of:=((StereoRes-2*[.A545])*[.B545]/(2*StereoF))-((-StereoRes*[.B545])/(2*StereoF))" office:value-type="float" office:value="0.0285493230174081">
            <text:p>0.02854932</text:p>
          </table:table-cell>
          <table:table-cell table:number-columns-repeated="252"/>
          <table:table-cell table:style-name="ce2" table:number-columns-repeated="767"/>
        </table:table-row>
        <table:table-row table:style-name="ro2">
          <table:table-cell table:style-name="ce6" office:value-type="float" office:value="518">
            <text:p>518</text:p>
          </table:table-cell>
          <table:table-cell table:style-name="ce11" table:formula="of:=IF([.A546]&lt;StereoRes;(B/100)*StereoF/[.A546];0)" office:value-type="float" office:value="0.113865637065637">
            <text:p>0.11386564</text:p>
          </table:table-cell>
          <table:table-cell table:style-name="ce13" table:formula="of:=IF([.A546]&lt;StereoRes;StereoF*(B/100)*CorrAccuracy/([.A546]*[.A546]);0)" office:value-type="float" office:value="0.0000439635664346089">
            <text:p>0.0000</text:p>
          </table:table-cell>
          <table:table-cell table:style-name="ce11" table:formula="of:=IF([.A546]&lt;StereoRes;2*ATAN((StereoRes-[.A546])/(2*StereoF))*180/3.14;0)" office:value-type="float" office:value="14.1561960073535">
            <text:p>14.15619601</text:p>
          </table:table-cell>
          <table:table-cell table:style-name="ce11" table:formula="of:=((StereoRes-2*[.A546])*[.B546]/(2*StereoF))-((-StereoRes*[.B546])/(2*StereoF))" office:value-type="float" office:value="0.0282625482625483">
            <text:p>0.02826255</text:p>
          </table:table-cell>
          <table:table-cell table:number-columns-repeated="252"/>
          <table:table-cell table:style-name="ce2" table:number-columns-repeated="767"/>
        </table:table-row>
        <table:table-row table:style-name="ro2">
          <table:table-cell table:style-name="ce6" office:value-type="float" office:value="519">
            <text:p>519</text:p>
          </table:table-cell>
          <table:table-cell table:style-name="ce11" table:formula="of:=IF([.A547]&lt;StereoRes;(B/100)*StereoF/[.A547];0)" office:value-type="float" office:value="0.113646242774566">
            <text:p>0.11364624</text:p>
          </table:table-cell>
          <table:table-cell table:style-name="ce13" table:formula="of:=IF([.A547]&lt;StereoRes;StereoF*(B/100)*CorrAccuracy/([.A547]*[.A547]);0)" office:value-type="float" office:value="0.0000437943132079254">
            <text:p>0.0000</text:p>
          </table:table-cell>
          <table:table-cell table:style-name="ce11" table:formula="of:=IF([.A547]&lt;StereoRes;2*ATAN((StereoRes-[.A547])/(2*StereoF))*180/3.14;0)" office:value-type="float" office:value="14.0413231297679">
            <text:p>14.04132313</text:p>
          </table:table-cell>
          <table:table-cell table:style-name="ce11" table:formula="of:=((StereoRes-2*[.A547])*[.B547]/(2*StereoF))-((-StereoRes*[.B547])/(2*StereoF))" office:value-type="float" office:value="0.0279768786127168">
            <text:p>0.02797688</text:p>
          </table:table-cell>
          <table:table-cell table:number-columns-repeated="252"/>
          <table:table-cell table:style-name="ce2" table:number-columns-repeated="767"/>
        </table:table-row>
        <table:table-row table:style-name="ro2">
          <table:table-cell table:style-name="ce6" office:value-type="float" office:value="520">
            <text:p>520</text:p>
          </table:table-cell>
          <table:table-cell table:style-name="ce11" table:formula="of:=IF([.A548]&lt;StereoRes;(B/100)*StereoF/[.A548];0)" office:value-type="float" office:value="0.113427692307692">
            <text:p>0.11342769</text:p>
          </table:table-cell>
          <table:table-cell table:style-name="ce13" table:formula="of:=IF([.A548]&lt;StereoRes;StereoF*(B/100)*CorrAccuracy/([.A548]*[.A548]);0)" office:value-type="float" office:value="0.0000436260355029586">
            <text:p>0.0000</text:p>
          </table:table-cell>
          <table:table-cell table:style-name="ce11" table:formula="of:=IF([.A548]&lt;StereoRes;2*ATAN((StereoRes-[.A548])/(2*StereoF))*180/3.14;0)" office:value-type="float" office:value="13.9264219113035">
            <text:p>13.92642191</text:p>
          </table:table-cell>
          <table:table-cell table:style-name="ce11" table:formula="of:=((StereoRes-2*[.A548])*[.B548]/(2*StereoF))-((-StereoRes*[.B548])/(2*StereoF))" office:value-type="float" office:value="0.0276923076923077">
            <text:p>0.02769231</text:p>
          </table:table-cell>
          <table:table-cell table:number-columns-repeated="252"/>
          <table:table-cell table:style-name="ce2" table:number-columns-repeated="767"/>
        </table:table-row>
        <table:table-row table:style-name="ro2">
          <table:table-cell table:style-name="ce6" office:value-type="float" office:value="521">
            <text:p>521</text:p>
          </table:table-cell>
          <table:table-cell table:style-name="ce11" table:formula="of:=IF([.A549]&lt;StereoRes;(B/100)*StereoF/[.A549];0)" office:value-type="float" office:value="0.113209980806142">
            <text:p>0.11320998</text:p>
          </table:table-cell>
          <table:table-cell table:style-name="ce13" table:formula="of:=IF([.A549]&lt;StereoRes;StereoF*(B/100)*CorrAccuracy/([.A549]*[.A549]);0)" office:value-type="float" office:value="0.0000434587258372906">
            <text:p>0.0000</text:p>
          </table:table-cell>
          <table:table-cell table:style-name="ce11" table:formula="of:=IF([.A549]&lt;StereoRes;2*ATAN((StereoRes-[.A549])/(2*StereoF))*180/3.14;0)" office:value-type="float" office:value="13.8114925723677">
            <text:p>13.81149257</text:p>
          </table:table-cell>
          <table:table-cell table:style-name="ce11" table:formula="of:=((StereoRes-2*[.A549])*[.B549]/(2*StereoF))-((-StereoRes*[.B549])/(2*StereoF))" office:value-type="float" office:value="0.0274088291746641">
            <text:p>0.02740883</text:p>
          </table:table-cell>
          <table:table-cell table:number-columns-repeated="252"/>
          <table:table-cell table:style-name="ce2" table:number-columns-repeated="767"/>
        </table:table-row>
        <table:table-row table:style-name="ro2">
          <table:table-cell table:style-name="ce6" office:value-type="float" office:value="522">
            <text:p>522</text:p>
          </table:table-cell>
          <table:table-cell table:style-name="ce11" table:formula="of:=IF([.A550]&lt;StereoRes;(B/100)*StereoF/[.A550];0)" office:value-type="float" office:value="0.112993103448276">
            <text:p>0.11299310</text:p>
          </table:table-cell>
          <table:table-cell table:style-name="ce13" table:formula="of:=IF([.A550]&lt;StereoRes;StereoF*(B/100)*CorrAccuracy/([.A550]*[.A550]);0)" office:value-type="float" office:value="0.0000432923768001057">
            <text:p>0.0000</text:p>
          </table:table-cell>
          <table:table-cell table:style-name="ce11" table:formula="of:=IF([.A550]&lt;StereoRes;2*ATAN((StereoRes-[.A550])/(2*StereoF))*180/3.14;0)" office:value-type="float" office:value="13.6965353337019">
            <text:p>13.69653533</text:p>
          </table:table-cell>
          <table:table-cell table:style-name="ce11" table:formula="of:=((StereoRes-2*[.A550])*[.B550]/(2*StereoF))-((-StereoRes*[.B550])/(2*StereoF))" office:value-type="float" office:value="0.0271264367816092">
            <text:p>0.02712644</text:p>
          </table:table-cell>
          <table:table-cell table:number-columns-repeated="252"/>
          <table:table-cell table:style-name="ce2" table:number-columns-repeated="767"/>
        </table:table-row>
        <table:table-row table:style-name="ro2">
          <table:table-cell table:style-name="ce6" office:value-type="float" office:value="523">
            <text:p>523</text:p>
          </table:table-cell>
          <table:table-cell table:style-name="ce11" table:formula="of:=IF([.A551]&lt;StereoRes;(B/100)*StereoF/[.A551];0)" office:value-type="float" office:value="0.112777055449331">
            <text:p>0.11277706</text:p>
          </table:table-cell>
          <table:table-cell table:style-name="ce13" table:formula="of:=IF([.A551]&lt;StereoRes;StereoF*(B/100)*CorrAccuracy/([.A551]*[.A551]);0)" office:value-type="float" office:value="0.0000431269810513693">
            <text:p>0.0000</text:p>
          </table:table-cell>
          <table:table-cell table:style-name="ce11" table:formula="of:=IF([.A551]&lt;StereoRes;2*ATAN((StereoRes-[.A551])/(2*StereoF))*180/3.14;0)" office:value-type="float" office:value="13.581550416379">
            <text:p>13.58155042</text:p>
          </table:table-cell>
          <table:table-cell table:style-name="ce11" table:formula="of:=((StereoRes-2*[.A551])*[.B551]/(2*StereoF))-((-StereoRes*[.B551])/(2*StereoF))" office:value-type="float" office:value="0.0268451242829828">
            <text:p>0.02684512</text:p>
          </table:table-cell>
          <table:table-cell table:number-columns-repeated="252"/>
          <table:table-cell table:style-name="ce2" table:number-columns-repeated="767"/>
        </table:table-row>
        <table:table-row table:style-name="ro2">
          <table:table-cell table:style-name="ce6" office:value-type="float" office:value="524">
            <text:p>524</text:p>
          </table:table-cell>
          <table:table-cell table:style-name="ce11" table:formula="of:=IF([.A552]&lt;StereoRes;(B/100)*StereoF/[.A552];0)" office:value-type="float" office:value="0.112561832061069">
            <text:p>0.11256183</text:p>
          </table:table-cell>
          <table:table-cell table:style-name="ce13" table:formula="of:=IF([.A552]&lt;StereoRes;StereoF*(B/100)*CorrAccuracy/([.A552]*[.A552]);0)" office:value-type="float" office:value="0.0000429625313210186">
            <text:p>0.0000</text:p>
          </table:table-cell>
          <table:table-cell table:style-name="ce11" table:formula="of:=IF([.A552]&lt;StereoRes;2*ATAN((StereoRes-[.A552])/(2*StereoF))*180/3.14;0)" office:value-type="float" office:value="13.466538041801">
            <text:p>13.46653804</text:p>
          </table:table-cell>
          <table:table-cell table:style-name="ce11" table:formula="of:=((StereoRes-2*[.A552])*[.B552]/(2*StereoF))-((-StereoRes*[.B552])/(2*StereoF))" office:value-type="float" office:value="0.0265648854961832">
            <text:p>0.02656489</text:p>
          </table:table-cell>
          <table:table-cell table:number-columns-repeated="252"/>
          <table:table-cell table:style-name="ce2" table:number-columns-repeated="767"/>
        </table:table-row>
        <table:table-row table:style-name="ro2">
          <table:table-cell table:style-name="ce6" office:value-type="float" office:value="525">
            <text:p>525</text:p>
          </table:table-cell>
          <table:table-cell table:style-name="ce11" table:formula="of:=IF([.A553]&lt;StereoRes;(B/100)*StereoF/[.A553];0)" office:value-type="float" office:value="0.112347428571429">
            <text:p>0.11234743</text:p>
          </table:table-cell>
          <table:table-cell table:style-name="ce13" table:formula="of:=IF([.A553]&lt;StereoRes;StereoF*(B/100)*CorrAccuracy/([.A553]*[.A553]);0)" office:value-type="float" office:value="0.0000427990204081633">
            <text:p>0.0000</text:p>
          </table:table-cell>
          <table:table-cell table:style-name="ce11" table:formula="of:=IF([.A553]&lt;StereoRes;2*ATAN((StereoRes-[.A553])/(2*StereoF))*180/3.14;0)" office:value-type="float" office:value="13.3514984316971">
            <text:p>13.35149843</text:p>
          </table:table-cell>
          <table:table-cell table:style-name="ce11" table:formula="of:=((StereoRes-2*[.A553])*[.B553]/(2*StereoF))-((-StereoRes*[.B553])/(2*StereoF))" office:value-type="float" office:value="0.0262857142857143">
            <text:p>0.02628571</text:p>
          </table:table-cell>
          <table:table-cell table:number-columns-repeated="252"/>
          <table:table-cell table:style-name="ce2" table:number-columns-repeated="767"/>
        </table:table-row>
        <table:table-row table:style-name="ro2">
          <table:table-cell table:style-name="ce6" office:value-type="float" office:value="526">
            <text:p>526</text:p>
          </table:table-cell>
          <table:table-cell table:style-name="ce11" table:formula="of:=IF([.A554]&lt;StereoRes;(B/100)*StereoF/[.A554];0)" office:value-type="float" office:value="0.112133840304183">
            <text:p>0.11213384</text:p>
          </table:table-cell>
          <table:table-cell table:style-name="ce13" table:formula="of:=IF([.A554]&lt;StereoRes;StereoF*(B/100)*CorrAccuracy/([.A554]*[.A554]);0)" office:value-type="float" office:value="0.0000426364411802975">
            <text:p>0.0000</text:p>
          </table:table-cell>
          <table:table-cell table:style-name="ce11" table:formula="of:=IF([.A554]&lt;StereoRes;2*ATAN((StereoRes-[.A554])/(2*StereoF))*180/3.14;0)" office:value-type="float" office:value="13.2364318081204">
            <text:p>13.23643181</text:p>
          </table:table-cell>
          <table:table-cell table:style-name="ce11" table:formula="of:=((StereoRes-2*[.A554])*[.B554]/(2*StereoF))-((-StereoRes*[.B554])/(2*StereoF))" office:value-type="float" office:value="0.0260076045627376">
            <text:p>0.02600760</text:p>
          </table:table-cell>
          <table:table-cell table:number-columns-repeated="252"/>
          <table:table-cell table:style-name="ce2" table:number-columns-repeated="767"/>
        </table:table-row>
        <table:table-row table:style-name="ro2">
          <table:table-cell table:style-name="ce6" office:value-type="float" office:value="527">
            <text:p>527</text:p>
          </table:table-cell>
          <table:table-cell table:style-name="ce11" table:formula="of:=IF([.A555]&lt;StereoRes;(B/100)*StereoF/[.A555];0)" office:value-type="float" office:value="0.111921062618596">
            <text:p>0.11192106</text:p>
          </table:table-cell>
          <table:table-cell table:style-name="ce13" table:formula="of:=IF([.A555]&lt;StereoRes;StereoF*(B/100)*CorrAccuracy/([.A555]*[.A555]);0)" office:value-type="float" office:value="0.0000424747865725221">
            <text:p>0.0000</text:p>
          </table:table-cell>
          <table:table-cell table:style-name="ce11" table:formula="of:=IF([.A555]&lt;StereoRes;2*ATAN((StereoRes-[.A555])/(2*StereoF))*180/3.14;0)" office:value-type="float" office:value="13.1213383934462">
            <text:p>13.12133839</text:p>
          </table:table-cell>
          <table:table-cell table:style-name="ce11" table:formula="of:=((StereoRes-2*[.A555])*[.B555]/(2*StereoF))-((-StereoRes*[.B555])/(2*StereoF))" office:value-type="float" office:value="0.02573055028463">
            <text:p>0.02573055</text:p>
          </table:table-cell>
          <table:table-cell table:number-columns-repeated="252"/>
          <table:table-cell table:style-name="ce2" table:number-columns-repeated="767"/>
        </table:table-row>
        <table:table-row table:style-name="ro2">
          <table:table-cell table:style-name="ce6" office:value-type="float" office:value="528">
            <text:p>528</text:p>
          </table:table-cell>
          <table:table-cell table:style-name="ce11" table:formula="of:=IF([.A556]&lt;StereoRes;(B/100)*StereoF/[.A556];0)" office:value-type="float" office:value="0.111709090909091">
            <text:p>0.11170909</text:p>
          </table:table-cell>
          <table:table-cell table:style-name="ce13" table:formula="of:=IF([.A556]&lt;StereoRes;StereoF*(B/100)*CorrAccuracy/([.A556]*[.A556]);0)" office:value-type="float" office:value="0.0000423140495867769">
            <text:p>0.0000</text:p>
          </table:table-cell>
          <table:table-cell table:style-name="ce11" table:formula="of:=IF([.A556]&lt;StereoRes;2*ATAN((StereoRes-[.A556])/(2*StereoF))*180/3.14;0)" office:value-type="float" office:value="13.0062184103695">
            <text:p>13.00621841</text:p>
          </table:table-cell>
          <table:table-cell table:style-name="ce11" table:formula="of:=((StereoRes-2*[.A556])*[.B556]/(2*StereoF))-((-StereoRes*[.B556])/(2*StereoF))" office:value-type="float" office:value="0.0254545454545455">
            <text:p>0.02545455</text:p>
          </table:table-cell>
          <table:table-cell table:number-columns-repeated="252"/>
          <table:table-cell table:style-name="ce2" table:number-columns-repeated="767"/>
        </table:table-row>
        <table:table-row table:style-name="ro2">
          <table:table-cell table:style-name="ce6" office:value-type="float" office:value="529">
            <text:p>529</text:p>
          </table:table-cell>
          <table:table-cell table:style-name="ce11" table:formula="of:=IF([.A557]&lt;StereoRes;(B/100)*StereoF/[.A557];0)" office:value-type="float" office:value="0.111497920604915">
            <text:p>0.11149792</text:p>
          </table:table-cell>
          <table:table-cell table:style-name="ce13" table:formula="of:=IF([.A557]&lt;StereoRes;StereoF*(B/100)*CorrAccuracy/([.A557]*[.A557]);0)" office:value-type="float" office:value="0.0000421542232910832">
            <text:p>0.0000</text:p>
          </table:table-cell>
          <table:table-cell table:style-name="ce11" table:formula="of:=IF([.A557]&lt;StereoRes;2*ATAN((StereoRes-[.A557])/(2*StereoF))*180/3.14;0)" office:value-type="float" office:value="12.8910720819023">
            <text:p>12.89107208</text:p>
          </table:table-cell>
          <table:table-cell table:style-name="ce11" table:formula="of:=((StereoRes-2*[.A557])*[.B557]/(2*StereoF))-((-StereoRes*[.B557])/(2*StereoF))" office:value-type="float" office:value="0.025179584120983">
            <text:p>0.02517958</text:p>
          </table:table-cell>
          <table:table-cell table:number-columns-repeated="252"/>
          <table:table-cell table:style-name="ce2" table:number-columns-repeated="767"/>
        </table:table-row>
        <table:table-row table:style-name="ro2">
          <table:table-cell table:style-name="ce6" office:value-type="float" office:value="530">
            <text:p>530</text:p>
          </table:table-cell>
          <table:table-cell table:style-name="ce11" table:formula="of:=IF([.A558]&lt;StereoRes;(B/100)*StereoF/[.A558];0)" office:value-type="float" office:value="0.111287547169811">
            <text:p>0.11128755</text:p>
          </table:table-cell>
          <table:table-cell table:style-name="ce13" table:formula="of:=IF([.A558]&lt;StereoRes;StereoF*(B/100)*CorrAccuracy/([.A558]*[.A558]);0)" office:value-type="float" office:value="0.0000419953008187967">
            <text:p>0.0000</text:p>
          </table:table-cell>
          <table:table-cell table:style-name="ce11" table:formula="of:=IF([.A558]&lt;StereoRes;2*ATAN((StereoRes-[.A558])/(2*StereoF))*180/3.14;0)" office:value-type="float" office:value="12.775899631371">
            <text:p>12.77589963</text:p>
          </table:table-cell>
          <table:table-cell table:style-name="ce11" table:formula="of:=((StereoRes-2*[.A558])*[.B558]/(2*StereoF))-((-StereoRes*[.B558])/(2*StereoF))" office:value-type="float" office:value="0.0249056603773585">
            <text:p>0.02490566</text:p>
          </table:table-cell>
          <table:table-cell table:number-columns-repeated="252"/>
          <table:table-cell table:style-name="ce2" table:number-columns-repeated="767"/>
        </table:table-row>
        <table:table-row table:style-name="ro2">
          <table:table-cell table:style-name="ce6" office:value-type="float" office:value="531">
            <text:p>531</text:p>
          </table:table-cell>
          <table:table-cell table:style-name="ce11" table:formula="of:=IF([.A559]&lt;StereoRes;(B/100)*StereoF/[.A559];0)" office:value-type="float" office:value="0.111077966101695">
            <text:p>0.11107797</text:p>
          </table:table-cell>
          <table:table-cell table:style-name="ce13" table:formula="of:=IF([.A559]&lt;StereoRes;StereoF*(B/100)*CorrAccuracy/([.A559]*[.A559]);0)" office:value-type="float" office:value="0.00004183727536787">
            <text:p>0.0000</text:p>
          </table:table-cell>
          <table:table-cell table:style-name="ce11" table:formula="of:=IF([.A559]&lt;StereoRes;2*ATAN((StereoRes-[.A559])/(2*StereoF))*180/3.14;0)" office:value-type="float" office:value="12.6607012824147">
            <text:p>12.66070128</text:p>
          </table:table-cell>
          <table:table-cell table:style-name="ce11" table:formula="of:=((StereoRes-2*[.A559])*[.B559]/(2*StereoF))-((-StereoRes*[.B559])/(2*StereoF))" office:value-type="float" office:value="0.0246327683615819">
            <text:p>0.02463277</text:p>
          </table:table-cell>
          <table:table-cell table:number-columns-repeated="252"/>
          <table:table-cell table:style-name="ce2" table:number-columns-repeated="767"/>
        </table:table-row>
        <table:table-row table:style-name="ro2">
          <table:table-cell table:style-name="ce6" office:value-type="float" office:value="532">
            <text:p>532</text:p>
          </table:table-cell>
          <table:table-cell table:style-name="ce11" table:formula="of:=IF([.A560]&lt;StereoRes;(B/100)*StereoF/[.A560];0)" office:value-type="float" office:value="0.110869172932331">
            <text:p>0.11086917</text:p>
          </table:table-cell>
          <table:table-cell table:style-name="ce13" table:formula="of:=IF([.A560]&lt;StereoRes;StereoF*(B/100)*CorrAccuracy/([.A560]*[.A560]);0)" office:value-type="float" office:value="0.0000416801402001244">
            <text:p>0.0000</text:p>
          </table:table-cell>
          <table:table-cell table:style-name="ce11" table:formula="of:=IF([.A560]&lt;StereoRes;2*ATAN((StereoRes-[.A560])/(2*StereoF))*180/3.14;0)" office:value-type="float" office:value="12.545477258982">
            <text:p>12.54547726</text:p>
          </table:table-cell>
          <table:table-cell table:style-name="ce11" table:formula="of:=((StereoRes-2*[.A560])*[.B560]/(2*StereoF))-((-StereoRes*[.B560])/(2*StereoF))" office:value-type="float" office:value="0.0243609022556391">
            <text:p>0.02436090</text:p>
          </table:table-cell>
          <table:table-cell table:number-columns-repeated="252"/>
          <table:table-cell table:style-name="ce2" table:number-columns-repeated="767"/>
        </table:table-row>
        <table:table-row table:style-name="ro2">
          <table:table-cell table:style-name="ce6" office:value-type="float" office:value="533">
            <text:p>533</text:p>
          </table:table-cell>
          <table:table-cell table:style-name="ce11" table:formula="of:=IF([.A561]&lt;StereoRes;(B/100)*StereoF/[.A561];0)" office:value-type="float" office:value="0.110661163227017">
            <text:p>0.11066116</text:p>
          </table:table-cell>
          <table:table-cell table:style-name="ce13" table:formula="of:=IF([.A561]&lt;StereoRes;StereoF*(B/100)*CorrAccuracy/([.A561]*[.A561]);0)" office:value-type="float" office:value="0.0000415238886405317">
            <text:p>0.0000</text:p>
          </table:table-cell>
          <table:table-cell table:style-name="ce11" table:formula="of:=IF([.A561]&lt;StereoRes;2*ATAN((StereoRes-[.A561])/(2*StereoF))*180/3.14;0)" office:value-type="float" office:value="12.4302277853288">
            <text:p>12.43022779</text:p>
          </table:table-cell>
          <table:table-cell table:style-name="ce11" table:formula="of:=((StereoRes-2*[.A561])*[.B561]/(2*StereoF))-((-StereoRes*[.B561])/(2*StereoF))" office:value-type="float" office:value="0.0240900562851782">
            <text:p>0.02409006</text:p>
          </table:table-cell>
          <table:table-cell table:number-columns-repeated="252"/>
          <table:table-cell table:style-name="ce2" table:number-columns-repeated="767"/>
        </table:table-row>
        <table:table-row table:style-name="ro2">
          <table:table-cell table:style-name="ce6" office:value-type="float" office:value="534">
            <text:p>534</text:p>
          </table:table-cell>
          <table:table-cell table:style-name="ce11" table:formula="of:=IF([.A562]&lt;StereoRes;(B/100)*StereoF/[.A562];0)" office:value-type="float" office:value="0.11045393258427">
            <text:p>0.11045393</text:p>
          </table:table-cell>
          <table:table-cell table:style-name="ce13" table:formula="of:=IF([.A562]&lt;StereoRes;StereoF*(B/100)*CorrAccuracy/([.A562]*[.A562]);0)" office:value-type="float" office:value="0.0000413685140765055">
            <text:p>0.0000</text:p>
          </table:table-cell>
          <table:table-cell table:style-name="ce11" table:formula="of:=IF([.A562]&lt;StereoRes;2*ATAN((StereoRes-[.A562])/(2*StereoF))*180/3.14;0)" office:value-type="float" office:value="12.3149530860159">
            <text:p>12.31495309</text:p>
          </table:table-cell>
          <table:table-cell table:style-name="ce11" table:formula="of:=((StereoRes-2*[.A562])*[.B562]/(2*StereoF))-((-StereoRes*[.B562])/(2*StereoF))" office:value-type="float" office:value="0.0238202247191011">
            <text:p>0.02382022</text:p>
          </table:table-cell>
          <table:table-cell table:number-columns-repeated="252"/>
          <table:table-cell table:style-name="ce2" table:number-columns-repeated="767"/>
        </table:table-row>
        <table:table-row table:style-name="ro2">
          <table:table-cell table:style-name="ce6" office:value-type="float" office:value="535">
            <text:p>535</text:p>
          </table:table-cell>
          <table:table-cell table:style-name="ce11" table:formula="of:=IF([.A563]&lt;StereoRes;(B/100)*StereoF/[.A563];0)" office:value-type="float" office:value="0.110247476635514">
            <text:p>0.11024748</text:p>
          </table:table-cell>
          <table:table-cell table:style-name="ce13" table:formula="of:=IF([.A563]&lt;StereoRes;StereoF*(B/100)*CorrAccuracy/([.A563]*[.A563]);0)" office:value-type="float" office:value="0.0000412140099572015">
            <text:p>0.0000</text:p>
          </table:table-cell>
          <table:table-cell table:style-name="ce11" table:formula="of:=IF([.A563]&lt;StereoRes;2*ATAN((StereoRes-[.A563])/(2*StereoF))*180/3.14;0)" office:value-type="float" office:value="12.1996533859063">
            <text:p>12.19965339</text:p>
          </table:table-cell>
          <table:table-cell table:style-name="ce11" table:formula="of:=((StereoRes-2*[.A563])*[.B563]/(2*StereoF))-((-StereoRes*[.B563])/(2*StereoF))" office:value-type="float" office:value="0.0235514018691589">
            <text:p>0.02355140</text:p>
          </table:table-cell>
          <table:table-cell table:number-columns-repeated="252"/>
          <table:table-cell table:style-name="ce2" table:number-columns-repeated="767"/>
        </table:table-row>
        <table:table-row table:style-name="ro2">
          <table:table-cell table:style-name="ce6" office:value-type="float" office:value="536">
            <text:p>536</text:p>
          </table:table-cell>
          <table:table-cell table:style-name="ce11" table:formula="of:=IF([.A564]&lt;StereoRes;(B/100)*StereoF/[.A564];0)" office:value-type="float" office:value="0.110041791044776">
            <text:p>0.11004179</text:p>
          </table:table-cell>
          <table:table-cell table:style-name="ce13" table:formula="of:=IF([.A564]&lt;StereoRes;StereoF*(B/100)*CorrAccuracy/([.A564]*[.A564]);0)" office:value-type="float" office:value="0.0000410603697928269">
            <text:p>0.0000</text:p>
          </table:table-cell>
          <table:table-cell table:style-name="ce11" table:formula="of:=IF([.A564]&lt;StereoRes;2*ATAN((StereoRes-[.A564])/(2*StereoF))*180/3.14;0)" office:value-type="float" office:value="12.0843289101629">
            <text:p>12.08432891</text:p>
          </table:table-cell>
          <table:table-cell table:style-name="ce11" table:formula="of:=((StereoRes-2*[.A564])*[.B564]/(2*StereoF))-((-StereoRes*[.B564])/(2*StereoF))" office:value-type="float" office:value="0.0232835820895522">
            <text:p>0.02328358</text:p>
          </table:table-cell>
          <table:table-cell table:number-columns-repeated="252"/>
          <table:table-cell table:style-name="ce2" table:number-columns-repeated="767"/>
        </table:table-row>
        <table:table-row table:style-name="ro2">
          <table:table-cell table:style-name="ce6" office:value-type="float" office:value="537">
            <text:p>537</text:p>
          </table:table-cell>
          <table:table-cell table:style-name="ce11" table:formula="of:=IF([.A565]&lt;StereoRes;(B/100)*StereoF/[.A565];0)" office:value-type="float" office:value="0.10983687150838">
            <text:p>0.10983687</text:p>
          </table:table-cell>
          <table:table-cell table:style-name="ce13" table:formula="of:=IF([.A565]&lt;StereoRes;StereoF*(B/100)*CorrAccuracy/([.A565]*[.A565]);0)" office:value-type="float" office:value="0.000040907587153959">
            <text:p>0.0000</text:p>
          </table:table-cell>
          <table:table-cell table:style-name="ce11" table:formula="of:=IF([.A565]&lt;StereoRes;2*ATAN((StereoRes-[.A565])/(2*StereoF))*180/3.14;0)" office:value-type="float" office:value="11.968979884246">
            <text:p>11.96897988</text:p>
          </table:table-cell>
          <table:table-cell table:style-name="ce11" table:formula="of:=((StereoRes-2*[.A565])*[.B565]/(2*StereoF))-((-StereoRes*[.B565])/(2*StereoF))" office:value-type="float" office:value="0.0230167597765363">
            <text:p>0.02301676</text:p>
          </table:table-cell>
          <table:table-cell table:number-columns-repeated="252"/>
          <table:table-cell table:style-name="ce2" table:number-columns-repeated="767"/>
        </table:table-row>
        <table:table-row table:style-name="ro2">
          <table:table-cell table:style-name="ce6" office:value-type="float" office:value="538">
            <text:p>538</text:p>
          </table:table-cell>
          <table:table-cell table:style-name="ce11" table:formula="of:=IF([.A566]&lt;StereoRes;(B/100)*StereoF/[.A566];0)" office:value-type="float" office:value="0.109632713754647">
            <text:p>0.10963271</text:p>
          </table:table-cell>
          <table:table-cell table:style-name="ce13" table:formula="of:=IF([.A566]&lt;StereoRes;StereoF*(B/100)*CorrAccuracy/([.A566]*[.A566]);0)" office:value-type="float" office:value="0.0000407556556708724">
            <text:p>0.0000</text:p>
          </table:table-cell>
          <table:table-cell table:style-name="ce11" table:formula="of:=IF([.A566]&lt;StereoRes;2*ATAN((StereoRes-[.A566])/(2*StereoF))*180/3.14;0)" office:value-type="float" office:value="11.8536065339106">
            <text:p>11.85360653</text:p>
          </table:table-cell>
          <table:table-cell table:style-name="ce11" table:formula="of:=((StereoRes-2*[.A566])*[.B566]/(2*StereoF))-((-StereoRes*[.B566])/(2*StereoF))" office:value-type="float" office:value="0.0227509293680297">
            <text:p>0.02275093</text:p>
          </table:table-cell>
          <table:table-cell table:number-columns-repeated="252"/>
          <table:table-cell table:style-name="ce2" table:number-columns-repeated="767"/>
        </table:table-row>
        <table:table-row table:style-name="ro2">
          <table:table-cell table:style-name="ce6" office:value-type="float" office:value="539">
            <text:p>539</text:p>
          </table:table-cell>
          <table:table-cell table:style-name="ce11" table:formula="of:=IF([.A567]&lt;StereoRes;(B/100)*StereoF/[.A567];0)" office:value-type="float" office:value="0.109429313543599">
            <text:p>0.10942931</text:p>
          </table:table-cell>
          <table:table-cell table:style-name="ce13" table:formula="of:=IF([.A567]&lt;StereoRes;StereoF*(B/100)*CorrAccuracy/([.A567]*[.A567]);0)" office:value-type="float" office:value="0.0000406045690328754">
            <text:p>0.0000</text:p>
          </table:table-cell>
          <table:table-cell table:style-name="ce11" table:formula="of:=IF([.A567]&lt;StereoRes;2*ATAN((StereoRes-[.A567])/(2*StereoF))*180/3.14;0)" office:value-type="float" office:value="11.7382090852039">
            <text:p>11.73820909</text:p>
          </table:table-cell>
          <table:table-cell table:style-name="ce11" table:formula="of:=((StereoRes-2*[.A567])*[.B567]/(2*StereoF))-((-StereoRes*[.B567])/(2*StereoF))" office:value-type="float" office:value="0.0224860853432282">
            <text:p>0.02248609</text:p>
          </table:table-cell>
          <table:table-cell table:number-columns-repeated="252"/>
          <table:table-cell table:style-name="ce2" table:number-columns-repeated="767"/>
        </table:table-row>
        <table:table-row table:style-name="ro2">
          <table:table-cell table:style-name="ce6" office:value-type="float" office:value="540">
            <text:p>540</text:p>
          </table:table-cell>
          <table:table-cell table:style-name="ce11" table:formula="of:=IF([.A568]&lt;StereoRes;(B/100)*StereoF/[.A568];0)" office:value-type="float" office:value="0.109226666666667">
            <text:p>0.10922667</text:p>
          </table:table-cell>
          <table:table-cell table:style-name="ce13" table:formula="of:=IF([.A568]&lt;StereoRes;StereoF*(B/100)*CorrAccuracy/([.A568]*[.A568]);0)" office:value-type="float" office:value="0.0000404543209876543">
            <text:p>0.0000</text:p>
          </table:table-cell>
          <table:table-cell table:style-name="ce11" table:formula="of:=IF([.A568]&lt;StereoRes;2*ATAN((StereoRes-[.A568])/(2*StereoF))*180/3.14;0)" office:value-type="float" office:value="11.6227877644631">
            <text:p>11.62278776</text:p>
          </table:table-cell>
          <table:table-cell table:style-name="ce11" table:formula="of:=((StereoRes-2*[.A568])*[.B568]/(2*StereoF))-((-StereoRes*[.B568])/(2*StereoF))" office:value-type="float" office:value="0.0222222222222222">
            <text:p>0.02222222</text:p>
          </table:table-cell>
          <table:table-cell table:number-columns-repeated="252"/>
          <table:table-cell table:style-name="ce2" table:number-columns-repeated="767"/>
        </table:table-row>
        <table:table-row table:style-name="ro2">
          <table:table-cell table:style-name="ce6" office:value-type="float" office:value="541">
            <text:p>541</text:p>
          </table:table-cell>
          <table:table-cell table:style-name="ce11" table:formula="of:=IF([.A569]&lt;StereoRes;(B/100)*StereoF/[.A569];0)" office:value-type="float" office:value="0.109024768946396">
            <text:p>0.10902477</text:p>
          </table:table-cell>
          <table:table-cell table:style-name="ce13" table:formula="of:=IF([.A569]&lt;StereoRes;StereoF*(B/100)*CorrAccuracy/([.A569]*[.A569]);0)" office:value-type="float" office:value="0.0000403049053406268">
            <text:p>0.0000</text:p>
          </table:table-cell>
          <table:table-cell table:style-name="ce11" table:formula="of:=IF([.A569]&lt;StereoRes;2*ATAN((StereoRes-[.A569])/(2*StereoF))*180/3.14;0)" office:value-type="float" office:value="11.5073427983125">
            <text:p>11.50734280</text:p>
          </table:table-cell>
          <table:table-cell table:style-name="ce11" table:formula="of:=((StereoRes-2*[.A569])*[.B569]/(2*StereoF))-((-StereoRes*[.B569])/(2*StereoF))" office:value-type="float" office:value="0.0219593345656192">
            <text:p>0.02195933</text:p>
          </table:table-cell>
          <table:table-cell table:number-columns-repeated="252"/>
          <table:table-cell table:style-name="ce2" table:number-columns-repeated="767"/>
        </table:table-row>
        <table:table-row table:style-name="ro2">
          <table:table-cell table:style-name="ce6" office:value-type="float" office:value="542">
            <text:p>542</text:p>
          </table:table-cell>
          <table:table-cell table:style-name="ce11" table:formula="of:=IF([.A570]&lt;StereoRes;(B/100)*StereoF/[.A570];0)" office:value-type="float" office:value="0.108823616236162">
            <text:p>0.10882362</text:p>
          </table:table-cell>
          <table:table-cell table:style-name="ce13" table:formula="of:=IF([.A570]&lt;StereoRes;StereoF*(B/100)*CorrAccuracy/([.A570]*[.A570]);0)" office:value-type="float" office:value="0.0000401563159543035">
            <text:p>0.0000</text:p>
          </table:table-cell>
          <table:table-cell table:style-name="ce11" table:formula="of:=IF([.A570]&lt;StereoRes;2*ATAN((StereoRes-[.A570])/(2*StereoF))*180/3.14;0)" office:value-type="float" office:value="11.3918744136608">
            <text:p>11.39187441</text:p>
          </table:table-cell>
          <table:table-cell table:style-name="ce11" table:formula="of:=((StereoRes-2*[.A570])*[.B570]/(2*StereoF))-((-StereoRes*[.B570])/(2*StereoF))" office:value-type="float" office:value="0.0216974169741697">
            <text:p>0.02169742</text:p>
          </table:table-cell>
          <table:table-cell table:number-columns-repeated="252"/>
          <table:table-cell table:style-name="ce2" table:number-columns-repeated="767"/>
        </table:table-row>
        <table:table-row table:style-name="ro2">
          <table:table-cell table:style-name="ce6" office:value-type="float" office:value="543">
            <text:p>543</text:p>
          </table:table-cell>
          <table:table-cell table:style-name="ce11" table:formula="of:=IF([.A571]&lt;StereoRes;(B/100)*StereoF/[.A571];0)" office:value-type="float" office:value="0.108623204419889">
            <text:p>0.10862320</text:p>
          </table:table-cell>
          <table:table-cell table:style-name="ce13" table:formula="of:=IF([.A571]&lt;StereoRes;StereoF*(B/100)*CorrAccuracy/([.A571]*[.A571]);0)" office:value-type="float" office:value="0.0000400085467476573">
            <text:p>0.0000</text:p>
          </table:table-cell>
          <table:table-cell table:style-name="ce11" table:formula="of:=IF([.A571]&lt;StereoRes;2*ATAN((StereoRes-[.A571])/(2*StereoF))*180/3.14;0)" office:value-type="float" office:value="11.2763828376992">
            <text:p>11.27638284</text:p>
          </table:table-cell>
          <table:table-cell table:style-name="ce11" table:formula="of:=((StereoRes-2*[.A571])*[.B571]/(2*StereoF))-((-StereoRes*[.B571])/(2*StereoF))" office:value-type="float" office:value="0.0214364640883978">
            <text:p>0.02143646</text:p>
          </table:table-cell>
          <table:table-cell table:number-columns-repeated="252"/>
          <table:table-cell table:style-name="ce2" table:number-columns-repeated="767"/>
        </table:table-row>
        <table:table-row table:style-name="ro2">
          <table:table-cell table:style-name="ce6" office:value-type="float" office:value="544">
            <text:p>544</text:p>
          </table:table-cell>
          <table:table-cell table:style-name="ce11" table:formula="of:=IF([.A572]&lt;StereoRes;(B/100)*StereoF/[.A572];0)" office:value-type="float" office:value="0.108423529411765">
            <text:p>0.10842353</text:p>
          </table:table-cell>
          <table:table-cell table:style-name="ce13" table:formula="of:=IF([.A572]&lt;StereoRes;StereoF*(B/100)*CorrAccuracy/([.A572]*[.A572]);0)" office:value-type="float" office:value="0.0000398615916955017">
            <text:p>0.0000</text:p>
          </table:table-cell>
          <table:table-cell table:style-name="ce11" table:formula="of:=IF([.A572]&lt;StereoRes;2*ATAN((StereoRes-[.A572])/(2*StereoF))*180/3.14;0)" office:value-type="float" office:value="11.1608682978983">
            <text:p>11.16086830</text:p>
          </table:table-cell>
          <table:table-cell table:style-name="ce11" table:formula="of:=((StereoRes-2*[.A572])*[.B572]/(2*StereoF))-((-StereoRes*[.B572])/(2*StereoF))" office:value-type="float" office:value="0.0211764705882353">
            <text:p>0.02117647</text:p>
          </table:table-cell>
          <table:table-cell table:number-columns-repeated="252"/>
          <table:table-cell table:style-name="ce2" table:number-columns-repeated="767"/>
        </table:table-row>
        <table:table-row table:style-name="ro2">
          <table:table-cell table:style-name="ce6" office:value-type="float" office:value="545">
            <text:p>545</text:p>
          </table:table-cell>
          <table:table-cell table:style-name="ce11" table:formula="of:=IF([.A573]&lt;StereoRes;(B/100)*StereoF/[.A573];0)" office:value-type="float" office:value="0.108224587155963">
            <text:p>0.10822459</text:p>
          </table:table-cell>
          <table:table-cell table:style-name="ce13" table:formula="of:=IF([.A573]&lt;StereoRes;StereoF*(B/100)*CorrAccuracy/([.A573]*[.A573]);0)" office:value-type="float" office:value="0.0000397154448278764">
            <text:p>0.0000</text:p>
          </table:table-cell>
          <table:table-cell table:style-name="ce11" table:formula="of:=IF([.A573]&lt;StereoRes;2*ATAN((StereoRes-[.A573])/(2*StereoF))*180/3.14;0)" office:value-type="float" office:value="11.0453310220054">
            <text:p>11.04533102</text:p>
          </table:table-cell>
          <table:table-cell table:style-name="ce11" table:formula="of:=((StereoRes-2*[.A573])*[.B573]/(2*StereoF))-((-StereoRes*[.B573])/(2*StereoF))" office:value-type="float" office:value="0.0209174311926606">
            <text:p>0.02091743</text:p>
          </table:table-cell>
          <table:table-cell table:number-columns-repeated="252"/>
          <table:table-cell table:style-name="ce2" table:number-columns-repeated="767"/>
        </table:table-row>
        <table:table-row table:style-name="ro2">
          <table:table-cell table:style-name="ce6" office:value-type="float" office:value="546">
            <text:p>546</text:p>
          </table:table-cell>
          <table:table-cell table:style-name="ce11" table:formula="of:=IF([.A574]&lt;StereoRes;(B/100)*StereoF/[.A574];0)" office:value-type="float" office:value="0.108026373626374">
            <text:p>0.10802637</text:p>
          </table:table-cell>
          <table:table-cell table:style-name="ce13" table:formula="of:=IF([.A574]&lt;StereoRes;StereoF*(B/100)*CorrAccuracy/([.A574]*[.A574]);0)" office:value-type="float" office:value="0.0000395701002294409">
            <text:p>0.0000</text:p>
          </table:table-cell>
          <table:table-cell table:style-name="ce11" table:formula="of:=IF([.A574]&lt;StereoRes;2*ATAN((StereoRes-[.A574])/(2*StereoF))*180/3.14;0)" office:value-type="float" office:value="10.9297712380426">
            <text:p>10.92977124</text:p>
          </table:table-cell>
          <table:table-cell table:style-name="ce11" table:formula="of:=((StereoRes-2*[.A574])*[.B574]/(2*StereoF))-((-StereoRes*[.B574])/(2*StereoF))" office:value-type="float" office:value="0.0206593406593407">
            <text:p>0.02065934</text:p>
          </table:table-cell>
          <table:table-cell table:number-columns-repeated="252"/>
          <table:table-cell table:style-name="ce2" table:number-columns-repeated="767"/>
        </table:table-row>
        <table:table-row table:style-name="ro2">
          <table:table-cell table:style-name="ce6" office:value-type="float" office:value="547">
            <text:p>547</text:p>
          </table:table-cell>
          <table:table-cell table:style-name="ce11" table:formula="of:=IF([.A575]&lt;StereoRes;(B/100)*StereoF/[.A575];0)" office:value-type="float" office:value="0.107828884826325">
            <text:p>0.10782888</text:p>
          </table:table-cell>
          <table:table-cell table:style-name="ce13" table:formula="of:=IF([.A575]&lt;StereoRes;StereoF*(B/100)*CorrAccuracy/([.A575]*[.A575]);0)" office:value-type="float" office:value="0.0000394255520388758">
            <text:p>0.0000</text:p>
          </table:table-cell>
          <table:table-cell table:style-name="ce11" table:formula="of:=IF([.A575]&lt;StereoRes;2*ATAN((StereoRes-[.A575])/(2*StereoF))*180/3.14;0)" office:value-type="float" office:value="10.8141891743036">
            <text:p>10.81418917</text:p>
          </table:table-cell>
          <table:table-cell table:style-name="ce11" table:formula="of:=((StereoRes-2*[.A575])*[.B575]/(2*StereoF))-((-StereoRes*[.B575])/(2*StereoF))" office:value-type="float" office:value="0.0204021937842779">
            <text:p>0.02040219</text:p>
          </table:table-cell>
          <table:table-cell table:number-columns-repeated="252"/>
          <table:table-cell table:style-name="ce2" table:number-columns-repeated="767"/>
        </table:table-row>
        <table:table-row table:style-name="ro2">
          <table:table-cell table:style-name="ce6" office:value-type="float" office:value="548">
            <text:p>548</text:p>
          </table:table-cell>
          <table:table-cell table:style-name="ce11" table:formula="of:=IF([.A576]&lt;StereoRes;(B/100)*StereoF/[.A576];0)" office:value-type="float" office:value="0.107632116788321">
            <text:p>0.10763212</text:p>
          </table:table-cell>
          <table:table-cell table:style-name="ce13" table:formula="of:=IF([.A576]&lt;StereoRes;StereoF*(B/100)*CorrAccuracy/([.A576]*[.A576]);0)" office:value-type="float" office:value="0.0000392817944482924">
            <text:p>0.0000</text:p>
          </table:table-cell>
          <table:table-cell table:style-name="ce11" table:formula="of:=IF([.A576]&lt;StereoRes;2*ATAN((StereoRes-[.A576])/(2*StereoF))*180/3.14;0)" office:value-type="float" office:value="10.6985850593511">
            <text:p>10.69858506</text:p>
          </table:table-cell>
          <table:table-cell table:style-name="ce11" table:formula="of:=((StereoRes-2*[.A576])*[.B576]/(2*StereoF))-((-StereoRes*[.B576])/(2*StereoF))" office:value-type="float" office:value="0.0201459854014599">
            <text:p>0.02014599</text:p>
          </table:table-cell>
          <table:table-cell table:number-columns-repeated="252"/>
          <table:table-cell table:style-name="ce2" table:number-columns-repeated="767"/>
        </table:table-row>
        <table:table-row table:style-name="ro2">
          <table:table-cell table:style-name="ce6" office:value-type="float" office:value="549">
            <text:p>549</text:p>
          </table:table-cell>
          <table:table-cell table:style-name="ce11" table:formula="of:=IF([.A577]&lt;StereoRes;(B/100)*StereoF/[.A577];0)" office:value-type="float" office:value="0.10743606557377">
            <text:p>0.10743607</text:p>
          </table:table-cell>
          <table:table-cell table:style-name="ce13" table:formula="of:=IF([.A577]&lt;StereoRes;StereoF*(B/100)*CorrAccuracy/([.A577]*[.A577]);0)" office:value-type="float" office:value="0.0000391388217026486">
            <text:p>0.0000</text:p>
          </table:table-cell>
          <table:table-cell table:style-name="ce11" table:formula="of:=IF([.A577]&lt;StereoRes;2*ATAN((StereoRes-[.A577])/(2*StereoF))*180/3.14;0)" office:value-type="float" office:value="10.5829591220146">
            <text:p>10.58295912</text:p>
          </table:table-cell>
          <table:table-cell table:style-name="ce11" table:formula="of:=((StereoRes-2*[.A577])*[.B577]/(2*StereoF))-((-StereoRes*[.B577])/(2*StereoF))" office:value-type="float" office:value="0.0198907103825137">
            <text:p>0.01989071</text:p>
          </table:table-cell>
          <table:table-cell table:number-columns-repeated="252"/>
          <table:table-cell table:style-name="ce2" table:number-columns-repeated="767"/>
        </table:table-row>
        <table:table-row table:style-name="ro2">
          <table:table-cell table:style-name="ce6" office:value-type="float" office:value="550">
            <text:p>550</text:p>
          </table:table-cell>
          <table:table-cell table:style-name="ce11" table:formula="of:=IF([.A578]&lt;StereoRes;(B/100)*StereoF/[.A578];0)" office:value-type="float" office:value="0.107240727272727">
            <text:p>0.10724073</text:p>
          </table:table-cell>
          <table:table-cell table:style-name="ce13" table:formula="of:=IF([.A578]&lt;StereoRes;StereoF*(B/100)*CorrAccuracy/([.A578]*[.A578]);0)" office:value-type="float" office:value="0.0000389966280991736">
            <text:p>0.0000</text:p>
          </table:table-cell>
          <table:table-cell table:style-name="ce11" table:formula="of:=IF([.A578]&lt;StereoRes;2*ATAN((StereoRes-[.A578])/(2*StereoF))*180/3.14;0)" office:value-type="float" office:value="10.4673115913876">
            <text:p>10.46731159</text:p>
          </table:table-cell>
          <table:table-cell table:style-name="ce11" table:formula="of:=((StereoRes-2*[.A578])*[.B578]/(2*StereoF))-((-StereoRes*[.B578])/(2*StereoF))" office:value-type="float" office:value="0.0196363636363636">
            <text:p>0.01963636</text:p>
          </table:table-cell>
          <table:table-cell table:number-columns-repeated="252"/>
          <table:table-cell table:style-name="ce2" table:number-columns-repeated="767"/>
        </table:table-row>
        <table:table-row table:style-name="ro2">
          <table:table-cell table:style-name="ce6" office:value-type="float" office:value="551">
            <text:p>551</text:p>
          </table:table-cell>
          <table:table-cell table:style-name="ce11" table:formula="of:=IF([.A579]&lt;StereoRes;(B/100)*StereoF/[.A579];0)" office:value-type="float" office:value="0.10704609800363">
            <text:p>0.10704610</text:p>
          </table:table-cell>
          <table:table-cell table:style-name="ce13" table:formula="of:=IF([.A579]&lt;StereoRes;StereoF*(B/100)*CorrAccuracy/([.A579]*[.A579]);0)" office:value-type="float" office:value="0.0000388552079867985">
            <text:p>0.0000</text:p>
          </table:table-cell>
          <table:table-cell table:style-name="ce11" table:formula="of:=IF([.A579]&lt;StereoRes;2*ATAN((StereoRes-[.A579])/(2*StereoF))*180/3.14;0)" office:value-type="float" office:value="10.3516426968248">
            <text:p>10.35164270</text:p>
          </table:table-cell>
          <table:table-cell table:style-name="ce11" table:formula="of:=((StereoRes-2*[.A579])*[.B579]/(2*StereoF))-((-StereoRes*[.B579])/(2*StereoF))" office:value-type="float" office:value="0.0193829401088929">
            <text:p>0.01938294</text:p>
          </table:table-cell>
          <table:table-cell table:number-columns-repeated="252"/>
          <table:table-cell table:style-name="ce2" table:number-columns-repeated="767"/>
        </table:table-row>
        <table:table-row table:style-name="ro2">
          <table:table-cell table:style-name="ce6" office:value-type="float" office:value="552">
            <text:p>552</text:p>
          </table:table-cell>
          <table:table-cell table:style-name="ce11" table:formula="of:=IF([.A580]&lt;StereoRes;(B/100)*StereoF/[.A580];0)" office:value-type="float" office:value="0.106852173913043">
            <text:p>0.10685217</text:p>
          </table:table-cell>
          <table:table-cell table:style-name="ce13" table:formula="of:=IF([.A580]&lt;StereoRes;StereoF*(B/100)*CorrAccuracy/([.A580]*[.A580]);0)" office:value-type="float" office:value="0.0000387145557655955">
            <text:p>0.0000</text:p>
          </table:table-cell>
          <table:table-cell table:style-name="ce11" table:formula="of:=IF([.A580]&lt;StereoRes;2*ATAN((StereoRes-[.A580])/(2*StereoF))*180/3.14;0)" office:value-type="float" office:value="10.2359526679396">
            <text:p>10.23595267</text:p>
          </table:table-cell>
          <table:table-cell table:style-name="ce11" table:formula="of:=((StereoRes-2*[.A580])*[.B580]/(2*StereoF))-((-StereoRes*[.B580])/(2*StereoF))" office:value-type="float" office:value="0.0191304347826087">
            <text:p>0.01913043</text:p>
          </table:table-cell>
          <table:table-cell table:number-columns-repeated="252"/>
          <table:table-cell table:style-name="ce2" table:number-columns-repeated="767"/>
        </table:table-row>
        <table:table-row table:style-name="ro2">
          <table:table-cell table:style-name="ce6" office:value-type="float" office:value="553">
            <text:p>553</text:p>
          </table:table-cell>
          <table:table-cell table:style-name="ce11" table:formula="of:=IF([.A581]&lt;StereoRes;(B/100)*StereoF/[.A581];0)" office:value-type="float" office:value="0.106658951175407">
            <text:p>0.10665895</text:p>
          </table:table-cell>
          <table:table-cell table:style-name="ce13" table:formula="of:=IF([.A581]&lt;StereoRes;StereoF*(B/100)*CorrAccuracy/([.A581]*[.A581]);0)" office:value-type="float" office:value="0.0000385746658862231">
            <text:p>0.0000</text:p>
          </table:table-cell>
          <table:table-cell table:style-name="ce11" table:formula="of:=IF([.A581]&lt;StereoRes;2*ATAN((StereoRes-[.A581])/(2*StereoF))*180/3.14;0)" office:value-type="float" office:value="10.1202417346016">
            <text:p>10.12024173</text:p>
          </table:table-cell>
          <table:table-cell table:style-name="ce11" table:formula="of:=((StereoRes-2*[.A581])*[.B581]/(2*StereoF))-((-StereoRes*[.B581])/(2*StereoF))" office:value-type="float" office:value="0.018878842676311">
            <text:p>0.01887884</text:p>
          </table:table-cell>
          <table:table-cell table:number-columns-repeated="252"/>
          <table:table-cell table:style-name="ce2" table:number-columns-repeated="767"/>
        </table:table-row>
        <table:table-row table:style-name="ro2">
          <table:table-cell table:style-name="ce6" office:value-type="float" office:value="554">
            <text:p>554</text:p>
          </table:table-cell>
          <table:table-cell table:style-name="ce11" table:formula="of:=IF([.A582]&lt;StereoRes;(B/100)*StereoF/[.A582];0)" office:value-type="float" office:value="0.10646642599278">
            <text:p>0.10646643</text:p>
          </table:table-cell>
          <table:table-cell table:style-name="ce13" table:formula="of:=IF([.A582]&lt;StereoRes;StereoF*(B/100)*CorrAccuracy/([.A582]*[.A582]);0)" office:value-type="float" office:value="0.000038435532849379">
            <text:p>0.0000</text:p>
          </table:table-cell>
          <table:table-cell table:style-name="ce11" table:formula="of:=IF([.A582]&lt;StereoRes;2*ATAN((StereoRes-[.A582])/(2*StereoF))*180/3.14;0)" office:value-type="float" office:value="10.0045101269338">
            <text:p>10.00451013</text:p>
          </table:table-cell>
          <table:table-cell table:style-name="ce11" table:formula="of:=((StereoRes-2*[.A582])*[.B582]/(2*StereoF))-((-StereoRes*[.B582])/(2*StereoF))" office:value-type="float" office:value="0.0186281588447653">
            <text:p>0.01862816</text:p>
          </table:table-cell>
          <table:table-cell table:number-columns-repeated="252"/>
          <table:table-cell table:style-name="ce2" table:number-columns-repeated="767"/>
        </table:table-row>
        <table:table-row table:style-name="ro2">
          <table:table-cell table:style-name="ce6" office:value-type="float" office:value="555">
            <text:p>555</text:p>
          </table:table-cell>
          <table:table-cell table:style-name="ce11" table:formula="of:=IF([.A583]&lt;StereoRes;(B/100)*StereoF/[.A583];0)" office:value-type="float" office:value="0.106274594594595">
            <text:p>0.10627459</text:p>
          </table:table-cell>
          <table:table-cell table:style-name="ce13" table:formula="of:=IF([.A583]&lt;StereoRes;StereoF*(B/100)*CorrAccuracy/([.A583]*[.A583]);0)" office:value-type="float" office:value="0.0000382971512052593">
            <text:p>0.0000</text:p>
          </table:table-cell>
          <table:table-cell table:style-name="ce11" table:formula="of:=IF([.A583]&lt;StereoRes;2*ATAN((StereoRes-[.A583])/(2*StereoF))*180/3.14;0)" office:value-type="float" office:value="9.88875807530978">
            <text:p>9.88875808</text:p>
          </table:table-cell>
          <table:table-cell table:style-name="ce11" table:formula="of:=((StereoRes-2*[.A583])*[.B583]/(2*StereoF))-((-StereoRes*[.B583])/(2*StereoF))" office:value-type="float" office:value="0.0183783783783784">
            <text:p>0.01837838</text:p>
          </table:table-cell>
          <table:table-cell table:number-columns-repeated="252"/>
          <table:table-cell table:style-name="ce2" table:number-columns-repeated="767"/>
        </table:table-row>
        <table:table-row table:style-name="ro2">
          <table:table-cell table:style-name="ce6" office:value-type="float" office:value="556">
            <text:p>556</text:p>
          </table:table-cell>
          <table:table-cell table:style-name="ce11" table:formula="of:=IF([.A584]&lt;StereoRes;(B/100)*StereoF/[.A584];0)" office:value-type="float" office:value="0.10608345323741">
            <text:p>0.10608345</text:p>
          </table:table-cell>
          <table:table-cell table:style-name="ce13" table:formula="of:=IF([.A584]&lt;StereoRes;StereoF*(B/100)*CorrAccuracy/([.A584]*[.A584]);0)" office:value-type="float" office:value="0.0000381595155530252">
            <text:p>0.0000</text:p>
          </table:table-cell>
          <table:table-cell table:style-name="ce11" table:formula="of:=IF([.A584]&lt;StereoRes;2*ATAN((StereoRes-[.A584])/(2*StereoF))*180/3.14;0)" office:value-type="float" office:value="9.77298581035149">
            <text:p>9.77298581</text:p>
          </table:table-cell>
          <table:table-cell table:style-name="ce11" table:formula="of:=((StereoRes-2*[.A584])*[.B584]/(2*StereoF))-((-StereoRes*[.B584])/(2*StereoF))" office:value-type="float" office:value="0.0181294964028777">
            <text:p>0.01812950</text:p>
          </table:table-cell>
          <table:table-cell table:number-columns-repeated="252"/>
          <table:table-cell table:style-name="ce2" table:number-columns-repeated="767"/>
        </table:table-row>
        <table:table-row table:style-name="ro2">
          <table:table-cell table:style-name="ce6" office:value-type="float" office:value="557">
            <text:p>557</text:p>
          </table:table-cell>
          <table:table-cell table:style-name="ce11" table:formula="of:=IF([.A585]&lt;StereoRes;(B/100)*StereoF/[.A585];0)" office:value-type="float" office:value="0.105892998204668">
            <text:p>0.10589300</text:p>
          </table:table-cell>
          <table:table-cell table:style-name="ce13" table:formula="of:=IF([.A585]&lt;StereoRes;StereoF*(B/100)*CorrAccuracy/([.A585]*[.A585]);0)" office:value-type="float" office:value="0.0000380226205402757">
            <text:p>0.0000</text:p>
          </table:table-cell>
          <table:table-cell table:style-name="ce11" table:formula="of:=IF([.A585]&lt;StereoRes;2*ATAN((StereoRes-[.A585])/(2*StereoF))*180/3.14;0)" office:value-type="float" office:value="9.65719356292619">
            <text:p>9.65719356</text:p>
          </table:table-cell>
          <table:table-cell table:style-name="ce11" table:formula="of:=((StereoRes-2*[.A585])*[.B585]/(2*StereoF))-((-StereoRes*[.B585])/(2*StereoF))" office:value-type="float" office:value="0.0178815080789946">
            <text:p>0.01788151</text:p>
          </table:table-cell>
          <table:table-cell table:number-columns-repeated="252"/>
          <table:table-cell table:style-name="ce2" table:number-columns-repeated="767"/>
        </table:table-row>
        <table:table-row table:style-name="ro2">
          <table:table-cell table:style-name="ce6" office:value-type="float" office:value="558">
            <text:p>558</text:p>
          </table:table-cell>
          <table:table-cell table:style-name="ce11" table:formula="of:=IF([.A586]&lt;StereoRes;(B/100)*StereoF/[.A586];0)" office:value-type="float" office:value="0.105703225806452">
            <text:p>0.10570323</text:p>
          </table:table-cell>
          <table:table-cell table:style-name="ce13" table:formula="of:=IF([.A586]&lt;StereoRes;StereoF*(B/100)*CorrAccuracy/([.A586]*[.A586]);0)" office:value-type="float" office:value="0.0000378864608625275">
            <text:p>0.0000</text:p>
          </table:table-cell>
          <table:table-cell table:style-name="ce11" table:formula="of:=IF([.A586]&lt;StereoRes;2*ATAN((StereoRes-[.A586])/(2*StereoF))*180/3.14;0)" office:value-type="float" office:value="9.54138156414391">
            <text:p>9.54138156</text:p>
          </table:table-cell>
          <table:table-cell table:style-name="ce11" table:formula="of:=((StereoRes-2*[.A586])*[.B586]/(2*StereoF))-((-StereoRes*[.B586])/(2*StereoF))" office:value-type="float" office:value="0.0176344086021505">
            <text:p>0.01763441</text:p>
          </table:table-cell>
          <table:table-cell table:number-columns-repeated="252"/>
          <table:table-cell table:style-name="ce2" table:number-columns-repeated="767"/>
        </table:table-row>
        <table:table-row table:style-name="ro2">
          <table:table-cell table:style-name="ce6" office:value-type="float" office:value="559">
            <text:p>559</text:p>
          </table:table-cell>
          <table:table-cell table:style-name="ce11" table:formula="of:=IF([.A587]&lt;StereoRes;(B/100)*StereoF/[.A587];0)" office:value-type="float" office:value="0.105514132379249">
            <text:p>0.10551413</text:p>
          </table:table-cell>
          <table:table-cell table:style-name="ce13" table:formula="of:=IF([.A587]&lt;StereoRes;StereoF*(B/100)*CorrAccuracy/([.A587]*[.A587]);0)" office:value-type="float" office:value="0.0000377510312627008">
            <text:p>0.0000</text:p>
          </table:table-cell>
          <table:table-cell table:style-name="ce11" table:formula="of:=IF([.A587]&lt;StereoRes;2*ATAN((StereoRes-[.A587])/(2*StereoF))*180/3.14;0)" office:value-type="float" office:value="9.42555004535477">
            <text:p>9.42555005</text:p>
          </table:table-cell>
          <table:table-cell table:style-name="ce11" table:formula="of:=((StereoRes-2*[.A587])*[.B587]/(2*StereoF))-((-StereoRes*[.B587])/(2*StereoF))" office:value-type="float" office:value="0.0173881932021467">
            <text:p>0.01738819</text:p>
          </table:table-cell>
          <table:table-cell table:number-columns-repeated="252"/>
          <table:table-cell table:style-name="ce2" table:number-columns-repeated="767"/>
        </table:table-row>
        <table:table-row table:style-name="ro2">
          <table:table-cell table:style-name="ce6" office:value-type="float" office:value="560">
            <text:p>560</text:p>
          </table:table-cell>
          <table:table-cell table:style-name="ce11" table:formula="of:=IF([.A588]&lt;StereoRes;(B/100)*StereoF/[.A588];0)" office:value-type="float" office:value="0.105325714285714">
            <text:p>0.10532571</text:p>
          </table:table-cell>
          <table:table-cell table:style-name="ce13" table:formula="of:=IF([.A588]&lt;StereoRes;StereoF*(B/100)*CorrAccuracy/([.A588]*[.A588]);0)" office:value-type="float" office:value="0.0000376163265306122">
            <text:p>0.0000</text:p>
          </table:table-cell>
          <table:table-cell table:style-name="ce11" table:formula="of:=IF([.A588]&lt;StereoRes;2*ATAN((StereoRes-[.A588])/(2*StereoF))*180/3.14;0)" office:value-type="float" office:value="9.30969923814628">
            <text:p>9.30969924</text:p>
          </table:table-cell>
          <table:table-cell table:style-name="ce11" table:formula="of:=((StereoRes-2*[.A588])*[.B588]/(2*StereoF))-((-StereoRes*[.B588])/(2*StereoF))" office:value-type="float" office:value="0.0171428571428571">
            <text:p>0.01714286</text:p>
          </table:table-cell>
          <table:table-cell table:number-columns-repeated="252"/>
          <table:table-cell table:style-name="ce2" table:number-columns-repeated="767"/>
        </table:table-row>
        <table:table-row table:style-name="ro2">
          <table:table-cell table:style-name="ce6" office:value-type="float" office:value="561">
            <text:p>561</text:p>
          </table:table-cell>
          <table:table-cell table:style-name="ce11" table:formula="of:=IF([.A589]&lt;StereoRes;(B/100)*StereoF/[.A589];0)" office:value-type="float" office:value="0.105137967914438">
            <text:p>0.10513797</text:p>
          </table:table-cell>
          <table:table-cell table:style-name="ce13" table:formula="of:=IF([.A589]&lt;StereoRes;StereoF*(B/100)*CorrAccuracy/([.A589]*[.A589]);0)" office:value-type="float" office:value="0.0000374823415024736">
            <text:p>0.0000</text:p>
          </table:table-cell>
          <table:table-cell table:style-name="ce11" table:formula="of:=IF([.A589]&lt;StereoRes;2*ATAN((StereoRes-[.A589])/(2*StereoF))*180/3.14;0)" office:value-type="float" office:value="9.19382937434065">
            <text:p>9.19382937</text:p>
          </table:table-cell>
          <table:table-cell table:style-name="ce11" table:formula="of:=((StereoRes-2*[.A589])*[.B589]/(2*StereoF))-((-StereoRes*[.B589])/(2*StereoF))" office:value-type="float" office:value="0.0168983957219251">
            <text:p>0.01689840</text:p>
          </table:table-cell>
          <table:table-cell table:number-columns-repeated="252"/>
          <table:table-cell table:style-name="ce2" table:number-columns-repeated="767"/>
        </table:table-row>
        <table:table-row table:style-name="ro2">
          <table:table-cell table:style-name="ce6" office:value-type="float" office:value="562">
            <text:p>562</text:p>
          </table:table-cell>
          <table:table-cell table:style-name="ce11" table:formula="of:=IF([.A590]&lt;StereoRes;(B/100)*StereoF/[.A590];0)" office:value-type="float" office:value="0.104950889679715">
            <text:p>0.10495089</text:p>
          </table:table-cell>
          <table:table-cell table:style-name="ce13" table:formula="of:=IF([.A590]&lt;StereoRes;StereoF*(B/100)*CorrAccuracy/([.A590]*[.A590]);0)" office:value-type="float" office:value="0.0000373490710603969">
            <text:p>0.0000</text:p>
          </table:table-cell>
          <table:table-cell table:style-name="ce11" table:formula="of:=IF([.A590]&lt;StereoRes;2*ATAN((StereoRes-[.A590])/(2*StereoF))*180/3.14;0)" office:value-type="float" office:value="9.07794068599206">
            <text:p>9.07794069</text:p>
          </table:table-cell>
          <table:table-cell table:style-name="ce11" table:formula="of:=((StereoRes-2*[.A590])*[.B590]/(2*StereoF))-((-StereoRes*[.B590])/(2*StereoF))" office:value-type="float" office:value="0.0166548042704626">
            <text:p>0.01665480</text:p>
          </table:table-cell>
          <table:table-cell table:number-columns-repeated="252"/>
          <table:table-cell table:style-name="ce2" table:number-columns-repeated="767"/>
        </table:table-row>
        <table:table-row table:style-name="ro2">
          <table:table-cell table:style-name="ce6" office:value-type="float" office:value="563">
            <text:p>563</text:p>
          </table:table-cell>
          <table:table-cell table:style-name="ce11" table:formula="of:=IF([.A591]&lt;StereoRes;(B/100)*StereoF/[.A591];0)" office:value-type="float" office:value="0.104764476021314">
            <text:p>0.10476448</text:p>
          </table:table-cell>
          <table:table-cell table:style-name="ce13" table:formula="of:=IF([.A591]&lt;StereoRes;StereoF*(B/100)*CorrAccuracy/([.A591]*[.A591]);0)" office:value-type="float" office:value="0.0000372165101319056">
            <text:p>0.0000</text:p>
          </table:table-cell>
          <table:table-cell table:style-name="ce11" table:formula="of:=IF([.A591]&lt;StereoRes;2*ATAN((StereoRes-[.A591])/(2*StereoF))*180/3.14;0)" office:value-type="float" office:value="8.96203340538399">
            <text:p>8.96203341</text:p>
          </table:table-cell>
          <table:table-cell table:style-name="ce11" table:formula="of:=((StereoRes-2*[.A591])*[.B591]/(2*StereoF))-((-StereoRes*[.B591])/(2*StereoF))" office:value-type="float" office:value="0.0164120781527531">
            <text:p>0.01641208</text:p>
          </table:table-cell>
          <table:table-cell table:number-columns-repeated="252"/>
          <table:table-cell table:style-name="ce2" table:number-columns-repeated="767"/>
        </table:table-row>
        <table:table-row table:style-name="ro2">
          <table:table-cell table:style-name="ce6" office:value-type="float" office:value="564">
            <text:p>564</text:p>
          </table:table-cell>
          <table:table-cell table:style-name="ce11" table:formula="of:=IF([.A592]&lt;StereoRes;(B/100)*StereoF/[.A592];0)" office:value-type="float" office:value="0.104578723404255">
            <text:p>0.10457872</text:p>
          </table:table-cell>
          <table:table-cell table:style-name="ce13" table:formula="of:=IF([.A592]&lt;StereoRes;StereoF*(B/100)*CorrAccuracy/([.A592]*[.A592]);0)" office:value-type="float" office:value="0.0000370846536894522">
            <text:p>0.0000</text:p>
          </table:table-cell>
          <table:table-cell table:style-name="ce11" table:formula="of:=IF([.A592]&lt;StereoRes;2*ATAN((StereoRes-[.A592])/(2*StereoF))*180/3.14;0)" office:value-type="float" office:value="8.84610776502645">
            <text:p>8.84610777</text:p>
          </table:table-cell>
          <table:table-cell table:style-name="ce11" table:formula="of:=((StereoRes-2*[.A592])*[.B592]/(2*StereoF))-((-StereoRes*[.B592])/(2*StereoF))" office:value-type="float" office:value="0.0161702127659574">
            <text:p>0.01617021</text:p>
          </table:table-cell>
          <table:table-cell table:number-columns-repeated="252"/>
          <table:table-cell table:style-name="ce2" table:number-columns-repeated="767"/>
        </table:table-row>
        <table:table-row table:style-name="ro2">
          <table:table-cell table:style-name="ce6" office:value-type="float" office:value="565">
            <text:p>565</text:p>
          </table:table-cell>
          <table:table-cell table:style-name="ce11" table:formula="of:=IF([.A593]&lt;StereoRes;(B/100)*StereoF/[.A593];0)" office:value-type="float" office:value="0.104393628318584">
            <text:p>0.10439363</text:p>
          </table:table-cell>
          <table:table-cell table:style-name="ce13" table:formula="of:=IF([.A593]&lt;StereoRes;StereoF*(B/100)*CorrAccuracy/([.A593]*[.A593]);0)" office:value-type="float" office:value="0.0000369534967499413">
            <text:p>0.0000</text:p>
          </table:table-cell>
          <table:table-cell table:style-name="ce11" table:formula="of:=IF([.A593]&lt;StereoRes;2*ATAN((StereoRes-[.A593])/(2*StereoF))*180/3.14;0)" office:value-type="float" office:value="8.73016399765329">
            <text:p>8.73016400</text:p>
          </table:table-cell>
          <table:table-cell table:style-name="ce11" table:formula="of:=((StereoRes-2*[.A593])*[.B593]/(2*StereoF))-((-StereoRes*[.B593])/(2*StereoF))" office:value-type="float" office:value="0.015929203539823">
            <text:p>0.01592920</text:p>
          </table:table-cell>
          <table:table-cell table:number-columns-repeated="252"/>
          <table:table-cell table:style-name="ce2" table:number-columns-repeated="767"/>
        </table:table-row>
        <table:table-row table:style-name="ro2">
          <table:table-cell table:style-name="ce6" office:value-type="float" office:value="566">
            <text:p>566</text:p>
          </table:table-cell>
          <table:table-cell table:style-name="ce11" table:formula="of:=IF([.A594]&lt;StereoRes;(B/100)*StereoF/[.A594];0)" office:value-type="float" office:value="0.104209187279152">
            <text:p>0.10420919</text:p>
          </table:table-cell>
          <table:table-cell table:style-name="ce13" table:formula="of:=IF([.A594]&lt;StereoRes;StereoF*(B/100)*CorrAccuracy/([.A594]*[.A594]);0)" office:value-type="float" office:value="0.0000368230343742586">
            <text:p>0.0000</text:p>
          </table:table-cell>
          <table:table-cell table:style-name="ce11" table:formula="of:=IF([.A594]&lt;StereoRes;2*ATAN((StereoRes-[.A594])/(2*StereoF))*180/3.14;0)" office:value-type="float" office:value="8.61420233621946">
            <text:p>8.61420234</text:p>
          </table:table-cell>
          <table:table-cell table:style-name="ce11" table:formula="of:=((StereoRes-2*[.A594])*[.B594]/(2*StereoF))-((-StereoRes*[.B594])/(2*StereoF))" office:value-type="float" office:value="0.0156890459363958">
            <text:p>0.01568905</text:p>
          </table:table-cell>
          <table:table-cell table:number-columns-repeated="252"/>
          <table:table-cell table:style-name="ce2" table:number-columns-repeated="767"/>
        </table:table-row>
        <table:table-row table:style-name="ro2">
          <table:table-cell table:style-name="ce6" office:value-type="float" office:value="567">
            <text:p>567</text:p>
          </table:table-cell>
          <table:table-cell table:style-name="ce11" table:formula="of:=IF([.A595]&lt;StereoRes;(B/100)*StereoF/[.A595];0)" office:value-type="float" office:value="0.104025396825397">
            <text:p>0.10402540</text:p>
          </table:table-cell>
          <table:table-cell table:style-name="ce13" table:formula="of:=IF([.A595]&lt;StereoRes;StereoF*(B/100)*CorrAccuracy/([.A595]*[.A595]);0)" office:value-type="float" office:value="0.0000366932616668066">
            <text:p>0.0000</text:p>
          </table:table-cell>
          <table:table-cell table:style-name="ce11" table:formula="of:=IF([.A595]&lt;StereoRes;2*ATAN((StereoRes-[.A595])/(2*StereoF))*180/3.14;0)" office:value-type="float" office:value="8.49822301389826">
            <text:p>8.49822301</text:p>
          </table:table-cell>
          <table:table-cell table:style-name="ce11" table:formula="of:=((StereoRes-2*[.A595])*[.B595]/(2*StereoF))-((-StereoRes*[.B595])/(2*StereoF))" office:value-type="float" office:value="0.0154497354497354">
            <text:p>0.01544974</text:p>
          </table:table-cell>
          <table:table-cell table:number-columns-repeated="252"/>
          <table:table-cell table:style-name="ce2" table:number-columns-repeated="767"/>
        </table:table-row>
        <table:table-row table:style-name="ro2">
          <table:table-cell table:style-name="ce6" office:value-type="float" office:value="568">
            <text:p>568</text:p>
          </table:table-cell>
          <table:table-cell table:style-name="ce11" table:formula="of:=IF([.A596]&lt;StereoRes;(B/100)*StereoF/[.A596];0)" office:value-type="float" office:value="0.103842253521127">
            <text:p>0.10384225</text:p>
          </table:table-cell>
          <table:table-cell table:style-name="ce13" table:formula="of:=IF([.A596]&lt;StereoRes;StereoF*(B/100)*CorrAccuracy/([.A596]*[.A596]);0)" office:value-type="float" office:value="0.0000365641737750446">
            <text:p>0.0000</text:p>
          </table:table-cell>
          <table:table-cell table:style-name="ce11" table:formula="of:=IF([.A596]&lt;StereoRes;2*ATAN((StereoRes-[.A596])/(2*StereoF))*180/3.14;0)" office:value-type="float" office:value="8.38222626407862">
            <text:p>8.38222626</text:p>
          </table:table-cell>
          <table:table-cell table:style-name="ce11" table:formula="of:=((StereoRes-2*[.A596])*[.B596]/(2*StereoF))-((-StereoRes*[.B596])/(2*StereoF))" office:value-type="float" office:value="0.0152112676056338">
            <text:p>0.01521127</text:p>
          </table:table-cell>
          <table:table-cell table:number-columns-repeated="252"/>
          <table:table-cell table:style-name="ce2" table:number-columns-repeated="767"/>
        </table:table-row>
        <table:table-row table:style-name="ro2">
          <table:table-cell table:style-name="ce6" office:value-type="float" office:value="569">
            <text:p>569</text:p>
          </table:table-cell>
          <table:table-cell table:style-name="ce11" table:formula="of:=IF([.A597]&lt;StereoRes;(B/100)*StereoF/[.A597];0)" office:value-type="float" office:value="0.103659753954306">
            <text:p>0.10365975</text:p>
          </table:table-cell>
          <table:table-cell table:style-name="ce13" table:formula="of:=IF([.A597]&lt;StereoRes;StereoF*(B/100)*CorrAccuracy/([.A597]*[.A597]);0)" office:value-type="float" office:value="0.0000364357658890354">
            <text:p>0.0000</text:p>
          </table:table-cell>
          <table:table-cell table:style-name="ce11" table:formula="of:=IF([.A597]&lt;StereoRes;2*ATAN((StereoRes-[.A597])/(2*StereoF))*180/3.14;0)" office:value-type="float" office:value="8.26621232036231">
            <text:p>8.26621232</text:p>
          </table:table-cell>
          <table:table-cell table:style-name="ce11" table:formula="of:=((StereoRes-2*[.A597])*[.B597]/(2*StereoF))-((-StereoRes*[.B597])/(2*StereoF))" office:value-type="float" office:value="0.0149736379613357">
            <text:p>0.01497364</text:p>
          </table:table-cell>
          <table:table-cell table:number-columns-repeated="252"/>
          <table:table-cell table:style-name="ce2" table:number-columns-repeated="767"/>
        </table:table-row>
        <table:table-row table:style-name="ro2">
          <table:table-cell table:style-name="ce6" office:value-type="float" office:value="570">
            <text:p>570</text:p>
          </table:table-cell>
          <table:table-cell table:style-name="ce11" table:formula="of:=IF([.A598]&lt;StereoRes;(B/100)*StereoF/[.A598];0)" office:value-type="float" office:value="0.103477894736842">
            <text:p>0.10347789</text:p>
          </table:table-cell>
          <table:table-cell table:style-name="ce13" table:formula="of:=IF([.A598]&lt;StereoRes;StereoF*(B/100)*CorrAccuracy/([.A598]*[.A598]);0)" office:value-type="float" office:value="0.0000363080332409972">
            <text:p>0.0000</text:p>
          </table:table-cell>
          <table:table-cell table:style-name="ce11" table:formula="of:=IF([.A598]&lt;StereoRes;2*ATAN((StereoRes-[.A598])/(2*StereoF))*180/3.14;0)" office:value-type="float" office:value="8.15018141656121">
            <text:p>8.15018142</text:p>
          </table:table-cell>
          <table:table-cell table:style-name="ce11" table:formula="of:=((StereoRes-2*[.A598])*[.B598]/(2*StereoF))-((-StereoRes*[.B598])/(2*StereoF))" office:value-type="float" office:value="0.0147368421052632">
            <text:p>0.01473684</text:p>
          </table:table-cell>
          <table:table-cell table:number-columns-repeated="252"/>
          <table:table-cell table:style-name="ce2" table:number-columns-repeated="767"/>
        </table:table-row>
        <table:table-row table:style-name="ro2">
          <table:table-cell table:style-name="ce6" office:value-type="float" office:value="571">
            <text:p>571</text:p>
          </table:table-cell>
          <table:table-cell table:style-name="ce11" table:formula="of:=IF([.A599]&lt;StereoRes;(B/100)*StereoF/[.A599];0)" office:value-type="float" office:value="0.103296672504378">
            <text:p>0.10329667</text:p>
          </table:table-cell>
          <table:table-cell table:style-name="ce13" table:formula="of:=IF([.A599]&lt;StereoRes;StereoF*(B/100)*CorrAccuracy/([.A599]*[.A599]);0)" office:value-type="float" office:value="0.000036180971104861">
            <text:p>0.0000</text:p>
          </table:table-cell>
          <table:table-cell table:style-name="ce11" table:formula="of:=IF([.A599]&lt;StereoRes;2*ATAN((StereoRes-[.A599])/(2*StereoF))*180/3.14;0)" office:value-type="float" office:value="8.03413378669454">
            <text:p>8.03413379</text:p>
          </table:table-cell>
          <table:table-cell table:style-name="ce11" table:formula="of:=((StereoRes-2*[.A599])*[.B599]/(2*StereoF))-((-StereoRes*[.B599])/(2*StereoF))" office:value-type="float" office:value="0.0145008756567426">
            <text:p>0.01450088</text:p>
          </table:table-cell>
          <table:table-cell table:number-columns-repeated="252"/>
          <table:table-cell table:style-name="ce2" table:number-columns-repeated="767"/>
        </table:table-row>
        <table:table-row table:style-name="ro2">
          <table:table-cell table:style-name="ce6" office:value-type="float" office:value="572">
            <text:p>572</text:p>
          </table:table-cell>
          <table:table-cell table:style-name="ce11" table:formula="of:=IF([.A600]&lt;StereoRes;(B/100)*StereoF/[.A600];0)" office:value-type="float" office:value="0.103116083916084">
            <text:p>0.10311608</text:p>
          </table:table-cell>
          <table:table-cell table:style-name="ce13" table:formula="of:=IF([.A600]&lt;StereoRes;StereoF*(B/100)*CorrAccuracy/([.A600]*[.A600]);0)" office:value-type="float" office:value="0.0000360545747958335">
            <text:p>0.0000</text:p>
          </table:table-cell>
          <table:table-cell table:style-name="ce11" table:formula="of:=IF([.A600]&lt;StereoRes;2*ATAN((StereoRes-[.A600])/(2*StereoF))*180/3.14;0)" office:value-type="float" office:value="7.91806966498607">
            <text:p>7.91806966</text:p>
          </table:table-cell>
          <table:table-cell table:style-name="ce11" table:formula="of:=((StereoRes-2*[.A600])*[.B600]/(2*StereoF))-((-StereoRes*[.B600])/(2*StereoF))" office:value-type="float" office:value="0.0142657342657343">
            <text:p>0.01426573</text:p>
          </table:table-cell>
          <table:table-cell table:number-columns-repeated="252"/>
          <table:table-cell table:style-name="ce2" table:number-columns-repeated="767"/>
        </table:table-row>
        <table:table-row table:style-name="ro2">
          <table:table-cell table:style-name="ce6" office:value-type="float" office:value="573">
            <text:p>573</text:p>
          </table:table-cell>
          <table:table-cell table:style-name="ce11" table:formula="of:=IF([.A601]&lt;StereoRes;(B/100)*StereoF/[.A601];0)" office:value-type="float" office:value="0.10293612565445">
            <text:p>0.10293613</text:p>
          </table:table-cell>
          <table:table-cell table:style-name="ce13" table:formula="of:=IF([.A601]&lt;StereoRes;StereoF*(B/100)*CorrAccuracy/([.A601]*[.A601]);0)" office:value-type="float" office:value="0.0000359288396699652">
            <text:p>0.0000</text:p>
          </table:table-cell>
          <table:table-cell table:style-name="ce11" table:formula="of:=IF([.A601]&lt;StereoRes;2*ATAN((StereoRes-[.A601])/(2*StereoF))*180/3.14;0)" office:value-type="float" office:value="7.80198928586138">
            <text:p>7.80198929</text:p>
          </table:table-cell>
          <table:table-cell table:style-name="ce11" table:formula="of:=((StereoRes-2*[.A601])*[.B601]/(2*StereoF))-((-StereoRes*[.B601])/(2*StereoF))" office:value-type="float" office:value="0.0140314136125655">
            <text:p>0.01403141</text:p>
          </table:table-cell>
          <table:table-cell table:number-columns-repeated="252"/>
          <table:table-cell table:style-name="ce2" table:number-columns-repeated="767"/>
        </table:table-row>
        <table:table-row table:style-name="ro2">
          <table:table-cell table:style-name="ce6" office:value-type="float" office:value="574">
            <text:p>574</text:p>
          </table:table-cell>
          <table:table-cell table:style-name="ce11" table:formula="of:=IF([.A602]&lt;StereoRes;(B/100)*StereoF/[.A602];0)" office:value-type="float" office:value="0.102756794425087">
            <text:p>0.10275679</text:p>
          </table:table-cell>
          <table:table-cell table:style-name="ce13" table:formula="of:=IF([.A602]&lt;StereoRes;StereoF*(B/100)*CorrAccuracy/([.A602]*[.A602]);0)" office:value-type="float" office:value="0.0000358037611237237">
            <text:p>0.0000</text:p>
          </table:table-cell>
          <table:table-cell table:style-name="ce11" table:formula="of:=IF([.A602]&lt;StereoRes;2*ATAN((StereoRes-[.A602])/(2*StereoF))*180/3.14;0)" office:value-type="float" office:value="7.68589288394503">
            <text:p>7.68589288</text:p>
          </table:table-cell>
          <table:table-cell table:style-name="ce11" table:formula="of:=((StereoRes-2*[.A602])*[.B602]/(2*StereoF))-((-StereoRes*[.B602])/(2*StereoF))" office:value-type="float" office:value="0.0137979094076655">
            <text:p>0.01379791</text:p>
          </table:table-cell>
          <table:table-cell table:number-columns-repeated="252"/>
          <table:table-cell table:style-name="ce2" table:number-columns-repeated="767"/>
        </table:table-row>
        <table:table-row table:style-name="ro2">
          <table:table-cell table:style-name="ce6" office:value-type="float" office:value="575">
            <text:p>575</text:p>
          </table:table-cell>
          <table:table-cell table:style-name="ce11" table:formula="of:=IF([.A603]&lt;StereoRes;(B/100)*StereoF/[.A603];0)" office:value-type="float" office:value="0.102578086956522">
            <text:p>0.10257809</text:p>
          </table:table-cell>
          <table:table-cell table:style-name="ce13" table:formula="of:=IF([.A603]&lt;StereoRes;StereoF*(B/100)*CorrAccuracy/([.A603]*[.A603]);0)" office:value-type="float" office:value="0.0000356793345935728">
            <text:p>0.0000</text:p>
          </table:table-cell>
          <table:table-cell table:style-name="ce11" table:formula="of:=IF([.A603]&lt;StereoRes;2*ATAN((StereoRes-[.A603])/(2*StereoF))*180/3.14;0)" office:value-type="float" office:value="7.56978069405781">
            <text:p>7.56978069</text:p>
          </table:table-cell>
          <table:table-cell table:style-name="ce11" table:formula="of:=((StereoRes-2*[.A603])*[.B603]/(2*StereoF))-((-StereoRes*[.B603])/(2*StereoF))" office:value-type="float" office:value="0.0135652173913043">
            <text:p>0.01356522</text:p>
          </table:table-cell>
          <table:table-cell table:number-columns-repeated="252"/>
          <table:table-cell table:style-name="ce2" table:number-columns-repeated="767"/>
        </table:table-row>
        <table:table-row table:style-name="ro2">
          <table:table-cell table:style-name="ce6" office:value-type="float" office:value="576">
            <text:p>576</text:p>
          </table:table-cell>
          <table:table-cell table:style-name="ce11" table:formula="of:=IF([.A604]&lt;StereoRes;(B/100)*StereoF/[.A604];0)" office:value-type="float" office:value="0.1024">
            <text:p>0.10240000</text:p>
          </table:table-cell>
          <table:table-cell table:style-name="ce13" table:formula="of:=IF([.A604]&lt;StereoRes;StereoF*(B/100)*CorrAccuracy/([.A604]*[.A604]);0)" office:value-type="float" office:value="0.0000355555555555556">
            <text:p>0.0000</text:p>
          </table:table-cell>
          <table:table-cell table:style-name="ce11" table:formula="of:=IF([.A604]&lt;StereoRes;2*ATAN((StereoRes-[.A604])/(2*StereoF))*180/3.14;0)" office:value-type="float" office:value="7.45365295121391">
            <text:p>7.45365295</text:p>
          </table:table-cell>
          <table:table-cell table:style-name="ce11" table:formula="of:=((StereoRes-2*[.A604])*[.B604]/(2*StereoF))-((-StereoRes*[.B604])/(2*StereoF))" office:value-type="float" office:value="0.0133333333333333">
            <text:p>0.01333333</text:p>
          </table:table-cell>
          <table:table-cell table:number-columns-repeated="252"/>
          <table:table-cell table:style-name="ce2" table:number-columns-repeated="767"/>
        </table:table-row>
        <table:table-row table:style-name="ro2">
          <table:table-cell table:style-name="ce6" office:value-type="float" office:value="577">
            <text:p>577</text:p>
          </table:table-cell>
          <table:table-cell table:style-name="ce11" table:formula="of:=IF([.A605]&lt;StereoRes;(B/100)*StereoF/[.A605];0)" office:value-type="float" office:value="0.102222530329289">
            <text:p>0.10222253</text:p>
          </table:table-cell>
          <table:table-cell table:style-name="ce13" table:formula="of:=IF([.A605]&lt;StereoRes;StereoF*(B/100)*CorrAccuracy/([.A605]*[.A605]);0)" office:value-type="float" office:value="0.0000354324195248837">
            <text:p>0.0000</text:p>
          </table:table-cell>
          <table:table-cell table:style-name="ce11" table:formula="of:=IF([.A605]&lt;StereoRes;2*ATAN((StereoRes-[.A605])/(2*StereoF))*180/3.14;0)" office:value-type="float" office:value="7.33750989061815">
            <text:p>7.33750989</text:p>
          </table:table-cell>
          <table:table-cell table:style-name="ce11" table:formula="of:=((StereoRes-2*[.A605])*[.B605]/(2*StereoF))-((-StereoRes*[.B605])/(2*StereoF))" office:value-type="float" office:value="0.0131022530329289">
            <text:p>0.01310225</text:p>
          </table:table-cell>
          <table:table-cell table:number-columns-repeated="252"/>
          <table:table-cell table:style-name="ce2" table:number-columns-repeated="767"/>
        </table:table-row>
        <table:table-row table:style-name="ro2">
          <table:table-cell table:style-name="ce6" office:value-type="float" office:value="578">
            <text:p>578</text:p>
          </table:table-cell>
          <table:table-cell table:style-name="ce11" table:formula="of:=IF([.A606]&lt;StereoRes;(B/100)*StereoF/[.A606];0)" office:value-type="float" office:value="0.102045674740484">
            <text:p>0.10204567</text:p>
          </table:table-cell>
          <table:table-cell table:style-name="ce13" table:formula="of:=IF([.A606]&lt;StereoRes;StereoF*(B/100)*CorrAccuracy/([.A606]*[.A606]);0)" office:value-type="float" office:value="0.0000353099220555309">
            <text:p>0.0000</text:p>
          </table:table-cell>
          <table:table-cell table:style-name="ce11" table:formula="of:=IF([.A606]&lt;StereoRes;2*ATAN((StereoRes-[.A606])/(2*StereoF))*180/3.14;0)" office:value-type="float" office:value="7.22135174766316">
            <text:p>7.22135175</text:p>
          </table:table-cell>
          <table:table-cell table:style-name="ce11" table:formula="of:=((StereoRes-2*[.A606])*[.B606]/(2*StereoF))-((-StereoRes*[.B606])/(2*StereoF))" office:value-type="float" office:value="0.0128719723183391">
            <text:p>0.01287197</text:p>
          </table:table-cell>
          <table:table-cell table:number-columns-repeated="252"/>
          <table:table-cell table:style-name="ce2" table:number-columns-repeated="767"/>
        </table:table-row>
        <table:table-row table:style-name="ro2">
          <table:table-cell table:style-name="ce6" office:value-type="float" office:value="579">
            <text:p>579</text:p>
          </table:table-cell>
          <table:table-cell table:style-name="ce11" table:formula="of:=IF([.A607]&lt;StereoRes;(B/100)*StereoF/[.A607];0)" office:value-type="float" office:value="0.101869430051813">
            <text:p>0.10186943</text:p>
          </table:table-cell>
          <table:table-cell table:style-name="ce13" table:formula="of:=IF([.A607]&lt;StereoRes;StereoF*(B/100)*CorrAccuracy/([.A607]*[.A607]);0)" office:value-type="float" office:value="0.0000351880587398319">
            <text:p>0.0000</text:p>
          </table:table-cell>
          <table:table-cell table:style-name="ce11" table:formula="of:=IF([.A607]&lt;StereoRes;2*ATAN((StereoRes-[.A607])/(2*StereoF))*180/3.14;0)" office:value-type="float" office:value="7.10517875792654">
            <text:p>7.10517876</text:p>
          </table:table-cell>
          <table:table-cell table:style-name="ce11" table:formula="of:=((StereoRes-2*[.A607])*[.B607]/(2*StereoF))-((-StereoRes*[.B607])/(2*StereoF))" office:value-type="float" office:value="0.0126424870466321">
            <text:p>0.01264249</text:p>
          </table:table-cell>
          <table:table-cell table:number-columns-repeated="252"/>
          <table:table-cell table:style-name="ce2" table:number-columns-repeated="767"/>
        </table:table-row>
        <table:table-row table:style-name="ro2">
          <table:table-cell table:style-name="ce6" office:value-type="float" office:value="580">
            <text:p>580</text:p>
          </table:table-cell>
          <table:table-cell table:style-name="ce11" table:formula="of:=IF([.A608]&lt;StereoRes;(B/100)*StereoF/[.A608];0)" office:value-type="float" office:value="0.101693793103448">
            <text:p>0.10169379</text:p>
          </table:table-cell>
          <table:table-cell table:style-name="ce13" table:formula="of:=IF([.A608]&lt;StereoRes;StereoF*(B/100)*CorrAccuracy/([.A608]*[.A608]);0)" office:value-type="float" office:value="0.0000350668252080856">
            <text:p>0.0000</text:p>
          </table:table-cell>
          <table:table-cell table:style-name="ce11" table:formula="of:=IF([.A608]&lt;StereoRes;2*ATAN((StereoRes-[.A608])/(2*StereoF))*180/3.14;0)" office:value-type="float" office:value="6.9889911571681">
            <text:p>6.98899116</text:p>
          </table:table-cell>
          <table:table-cell table:style-name="ce11" table:formula="of:=((StereoRes-2*[.A608])*[.B608]/(2*StereoF))-((-StereoRes*[.B608])/(2*StereoF))" office:value-type="float" office:value="0.0124137931034483">
            <text:p>0.01241379</text:p>
          </table:table-cell>
          <table:table-cell table:number-columns-repeated="252"/>
          <table:table-cell table:style-name="ce2" table:number-columns-repeated="767"/>
        </table:table-row>
        <table:table-row table:style-name="ro2">
          <table:table-cell table:style-name="ce6" office:value-type="float" office:value="581">
            <text:p>581</text:p>
          </table:table-cell>
          <table:table-cell table:style-name="ce11" table:formula="of:=IF([.A609]&lt;StereoRes;(B/100)*StereoF/[.A609];0)" office:value-type="float" office:value="0.101518760757315">
            <text:p>0.10151876</text:p>
          </table:table-cell>
          <table:table-cell table:style-name="ce13" table:formula="of:=IF([.A609]&lt;StereoRes;StereoF*(B/100)*CorrAccuracy/([.A609]*[.A609]);0)" office:value-type="float" office:value="0.0000349462171281635">
            <text:p>0.0000</text:p>
          </table:table-cell>
          <table:table-cell table:style-name="ce11" table:formula="of:=IF([.A609]&lt;StereoRes;2*ATAN((StereoRes-[.A609])/(2*StereoF))*180/3.14;0)" office:value-type="float" office:value="6.87278918132697">
            <text:p>6.87278918</text:p>
          </table:table-cell>
          <table:table-cell table:style-name="ce11" table:formula="of:=((StereoRes-2*[.A609])*[.B609]/(2*StereoF))-((-StereoRes*[.B609])/(2*StereoF))" office:value-type="float" office:value="0.0121858864027539">
            <text:p>0.01218589</text:p>
          </table:table-cell>
          <table:table-cell table:number-columns-repeated="252"/>
          <table:table-cell table:style-name="ce2" table:number-columns-repeated="767"/>
        </table:table-row>
        <table:table-row table:style-name="ro2">
          <table:table-cell table:style-name="ce6" office:value-type="float" office:value="582">
            <text:p>582</text:p>
          </table:table-cell>
          <table:table-cell table:style-name="ce11" table:formula="of:=IF([.A610]&lt;StereoRes;(B/100)*StereoF/[.A610];0)" office:value-type="float" office:value="0.101344329896907">
            <text:p>0.10134433</text:p>
          </table:table-cell>
          <table:table-cell table:style-name="ce13" table:formula="of:=IF([.A610]&lt;StereoRes;StereoF*(B/100)*CorrAccuracy/([.A610]*[.A610]);0)" office:value-type="float" office:value="0.0000348262302051228">
            <text:p>0.0000</text:p>
          </table:table-cell>
          <table:table-cell table:style-name="ce11" table:formula="of:=IF([.A610]&lt;StereoRes;2*ATAN((StereoRes-[.A610])/(2*StereoF))*180/3.14;0)" office:value-type="float" office:value="6.75657306651883">
            <text:p>6.75657307</text:p>
          </table:table-cell>
          <table:table-cell table:style-name="ce11" table:formula="of:=((StereoRes-2*[.A610])*[.B610]/(2*StereoF))-((-StereoRes*[.B610])/(2*StereoF))" office:value-type="float" office:value="0.0119587628865979">
            <text:p>0.01195876</text:p>
          </table:table-cell>
          <table:table-cell table:number-columns-repeated="252"/>
          <table:table-cell table:style-name="ce2" table:number-columns-repeated="767"/>
        </table:table-row>
        <table:table-row table:style-name="ro2">
          <table:table-cell table:style-name="ce6" office:value-type="float" office:value="583">
            <text:p>583</text:p>
          </table:table-cell>
          <table:table-cell table:style-name="ce11" table:formula="of:=IF([.A611]&lt;StereoRes;(B/100)*StereoF/[.A611];0)" office:value-type="float" office:value="0.101170497427101">
            <text:p>0.10117050</text:p>
          </table:table-cell>
          <table:table-cell table:style-name="ce13" table:formula="of:=IF([.A611]&lt;StereoRes;StereoF*(B/100)*CorrAccuracy/([.A611]*[.A611]);0)" office:value-type="float" office:value="0.0000347068601808237">
            <text:p>0.0000</text:p>
          </table:table-cell>
          <table:table-cell table:style-name="ce11" table:formula="of:=IF([.A611]&lt;StereoRes;2*ATAN((StereoRes-[.A611])/(2*StereoF))*180/3.14;0)" office:value-type="float" office:value="6.64034304903301">
            <text:p>6.64034305</text:p>
          </table:table-cell>
          <table:table-cell table:style-name="ce11" table:formula="of:=((StereoRes-2*[.A611])*[.B611]/(2*StereoF))-((-StereoRes*[.B611])/(2*StereoF))" office:value-type="float" office:value="0.0117324185248713">
            <text:p>0.01173242</text:p>
          </table:table-cell>
          <table:table-cell table:number-columns-repeated="252"/>
          <table:table-cell table:style-name="ce2" table:number-columns-repeated="767"/>
        </table:table-row>
        <table:table-row table:style-name="ro2">
          <table:table-cell table:style-name="ce6" office:value-type="float" office:value="584">
            <text:p>584</text:p>
          </table:table-cell>
          <table:table-cell table:style-name="ce11" table:formula="of:=IF([.A612]&lt;StereoRes;(B/100)*StereoF/[.A612];0)" office:value-type="float" office:value="0.100997260273973">
            <text:p>0.10099726</text:p>
          </table:table-cell>
          <table:table-cell table:style-name="ce13" table:formula="of:=IF([.A612]&lt;StereoRes;StereoF*(B/100)*CorrAccuracy/([.A612]*[.A612]);0)" office:value-type="float" office:value="0.0000345881028335523">
            <text:p>0.0000</text:p>
          </table:table-cell>
          <table:table-cell table:style-name="ce11" table:formula="of:=IF([.A612]&lt;StereoRes;2*ATAN((StereoRes-[.A612])/(2*StereoF))*180/3.14;0)" office:value-type="float" office:value="6.52409936532973">
            <text:p>6.52409937</text:p>
          </table:table-cell>
          <table:table-cell table:style-name="ce11" table:formula="of:=((StereoRes-2*[.A612])*[.B612]/(2*StereoF))-((-StereoRes*[.B612])/(2*StereoF))" office:value-type="float" office:value="0.0115068493150685">
            <text:p>0.01150685</text:p>
          </table:table-cell>
          <table:table-cell table:number-columns-repeated="252"/>
          <table:table-cell table:style-name="ce2" table:number-columns-repeated="767"/>
        </table:table-row>
        <table:table-row table:style-name="ro2">
          <table:table-cell table:style-name="ce6" office:value-type="float" office:value="585">
            <text:p>585</text:p>
          </table:table-cell>
          <table:table-cell table:style-name="ce11" table:formula="of:=IF([.A613]&lt;StereoRes;(B/100)*StereoF/[.A613];0)" office:value-type="float" office:value="0.100824615384615">
            <text:p>0.10082462</text:p>
          </table:table-cell>
          <table:table-cell table:style-name="ce13" table:formula="of:=IF([.A613]&lt;StereoRes;StereoF*(B/100)*CorrAccuracy/([.A613]*[.A613]);0)" office:value-type="float" office:value="0.0000344699539776463">
            <text:p>0.0000</text:p>
          </table:table-cell>
          <table:table-cell table:style-name="ce11" table:formula="of:=IF([.A613]&lt;StereoRes;2*ATAN((StereoRes-[.A613])/(2*StereoF))*180/3.14;0)" office:value-type="float" office:value="6.40784225203717">
            <text:p>6.40784225</text:p>
          </table:table-cell>
          <table:table-cell table:style-name="ce11" table:formula="of:=((StereoRes-2*[.A613])*[.B613]/(2*StereoF))-((-StereoRes*[.B613])/(2*StereoF))" office:value-type="float" office:value="0.0112820512820513">
            <text:p>0.01128205</text:p>
          </table:table-cell>
          <table:table-cell table:number-columns-repeated="252"/>
          <table:table-cell table:style-name="ce2" table:number-columns-repeated="767"/>
        </table:table-row>
        <table:table-row table:style-name="ro2">
          <table:table-cell table:style-name="ce6" office:value-type="float" office:value="586">
            <text:p>586</text:p>
          </table:table-cell>
          <table:table-cell table:style-name="ce11" table:formula="of:=IF([.A614]&lt;StereoRes;(B/100)*StereoF/[.A614];0)" office:value-type="float" office:value="0.100652559726962">
            <text:p>0.10065256</text:p>
          </table:table-cell>
          <table:table-cell table:style-name="ce13" table:formula="of:=IF([.A614]&lt;StereoRes;StereoF*(B/100)*CorrAccuracy/([.A614]*[.A614]);0)" office:value-type="float" office:value="0.0000343524094631271">
            <text:p>0.0000</text:p>
          </table:table-cell>
          <table:table-cell table:style-name="ce11" table:formula="of:=IF([.A614]&lt;StereoRes;2*ATAN((StereoRes-[.A614])/(2*StereoF))*180/3.14;0)" office:value-type="float" office:value="6.29157194594868">
            <text:p>6.29157195</text:p>
          </table:table-cell>
          <table:table-cell table:style-name="ce11" table:formula="of:=((StereoRes-2*[.A614])*[.B614]/(2*StereoF))-((-StereoRes*[.B614])/(2*StereoF))" office:value-type="float" office:value="0.0110580204778157">
            <text:p>0.01105802</text:p>
          </table:table-cell>
          <table:table-cell table:number-columns-repeated="252"/>
          <table:table-cell table:style-name="ce2" table:number-columns-repeated="767"/>
        </table:table-row>
        <table:table-row table:style-name="ro2">
          <table:table-cell table:style-name="ce6" office:value-type="float" office:value="587">
            <text:p>587</text:p>
          </table:table-cell>
          <table:table-cell table:style-name="ce11" table:formula="of:=IF([.A615]&lt;StereoRes;(B/100)*StereoF/[.A615];0)" office:value-type="float" office:value="0.100481090289608">
            <text:p>0.10048109</text:p>
          </table:table-cell>
          <table:table-cell table:style-name="ce13" table:formula="of:=IF([.A615]&lt;StereoRes;StereoF*(B/100)*CorrAccuracy/([.A615]*[.A615]);0)" office:value-type="float" office:value="0.000034235465175335">
            <text:p>0.0000</text:p>
          </table:table-cell>
          <table:table-cell table:style-name="ce11" table:formula="of:=IF([.A615]&lt;StereoRes;2*ATAN((StereoRes-[.A615])/(2*StereoF))*180/3.14;0)" office:value-type="float" office:value="6.1752886840199">
            <text:p>6.17528868</text:p>
          </table:table-cell>
          <table:table-cell table:style-name="ce11" table:formula="of:=((StereoRes-2*[.A615])*[.B615]/(2*StereoF))-((-StereoRes*[.B615])/(2*StereoF))" office:value-type="float" office:value="0.0108347529812606">
            <text:p>0.01083475</text:p>
          </table:table-cell>
          <table:table-cell table:number-columns-repeated="252"/>
          <table:table-cell table:style-name="ce2" table:number-columns-repeated="767"/>
        </table:table-row>
        <table:table-row table:style-name="ro2">
          <table:table-cell table:style-name="ce6" office:value-type="float" office:value="588">
            <text:p>588</text:p>
          </table:table-cell>
          <table:table-cell table:style-name="ce11" table:formula="of:=IF([.A616]&lt;StereoRes;(B/100)*StereoF/[.A616];0)" office:value-type="float" office:value="0.100310204081633">
            <text:p>0.10031020</text:p>
          </table:table-cell>
          <table:table-cell table:style-name="ce13" table:formula="of:=IF([.A616]&lt;StereoRes;StereoF*(B/100)*CorrAccuracy/([.A616]*[.A616]);0)" office:value-type="float" office:value="0.0000341191170345689">
            <text:p>0.0000</text:p>
          </table:table-cell>
          <table:table-cell table:style-name="ce11" table:formula="of:=IF([.A616]&lt;StereoRes;2*ATAN((StereoRes-[.A616])/(2*StereoF))*180/3.14;0)" office:value-type="float" office:value="6.05899270336588">
            <text:p>6.05899270</text:p>
          </table:table-cell>
          <table:table-cell table:style-name="ce11" table:formula="of:=((StereoRes-2*[.A616])*[.B616]/(2*StereoF))-((-StereoRes*[.B616])/(2*StereoF))" office:value-type="float" office:value="0.0106122448979592">
            <text:p>0.01061224</text:p>
          </table:table-cell>
          <table:table-cell table:number-columns-repeated="252"/>
          <table:table-cell table:style-name="ce2" table:number-columns-repeated="767"/>
        </table:table-row>
        <table:table-row table:style-name="ro2">
          <table:table-cell table:style-name="ce6" office:value-type="float" office:value="589">
            <text:p>589</text:p>
          </table:table-cell>
          <table:table-cell table:style-name="ce11" table:formula="of:=IF([.A617]&lt;StereoRes;(B/100)*StereoF/[.A617];0)" office:value-type="float" office:value="0.100139898132428">
            <text:p>0.10013990</text:p>
          </table:table-cell>
          <table:table-cell table:style-name="ce13" table:formula="of:=IF([.A617]&lt;StereoRes;StereoF*(B/100)*CorrAccuracy/([.A617]*[.A617]);0)" office:value-type="float" office:value="0.000034003360995731">
            <text:p>0.0000</text:p>
          </table:table-cell>
          <table:table-cell table:style-name="ce11" table:formula="of:=IF([.A617]&lt;StereoRes;2*ATAN((StereoRes-[.A617])/(2*StereoF))*180/3.14;0)" office:value-type="float" office:value="5.94268424125827">
            <text:p>5.94268424</text:p>
          </table:table-cell>
          <table:table-cell table:style-name="ce11" table:formula="of:=((StereoRes-2*[.A617])*[.B617]/(2*StereoF))-((-StereoRes*[.B617])/(2*StereoF))" office:value-type="float" office:value="0.0103904923599321">
            <text:p>0.01039049</text:p>
          </table:table-cell>
          <table:table-cell table:number-columns-repeated="252"/>
          <table:table-cell table:style-name="ce2" table:number-columns-repeated="767"/>
        </table:table-row>
        <table:table-row table:style-name="ro2">
          <table:table-cell table:style-name="ce6" office:value-type="float" office:value="590">
            <text:p>590</text:p>
          </table:table-cell>
          <table:table-cell table:style-name="ce11" table:formula="of:=IF([.A618]&lt;StereoRes;(B/100)*StereoF/[.A618];0)" office:value-type="float" office:value="0.0999701694915254">
            <text:p>0.09997017</text:p>
          </table:table-cell>
          <table:table-cell table:style-name="ce13" table:formula="of:=IF([.A618]&lt;StereoRes;StereoF*(B/100)*CorrAccuracy/([.A618]*[.A618]);0)" office:value-type="float" office:value="0.0000338881930479747">
            <text:p>0.0000</text:p>
          </table:table-cell>
          <table:table-cell table:style-name="ce11" table:formula="of:=IF([.A618]&lt;StereoRes;2*ATAN((StereoRes-[.A618])/(2*StereoF))*180/3.14;0)" office:value-type="float" office:value="5.82636353512239">
            <text:p>5.82636354</text:p>
          </table:table-cell>
          <table:table-cell table:style-name="ce11" table:formula="of:=((StereoRes-2*[.A618])*[.B618]/(2*StereoF))-((-StereoRes*[.B618])/(2*StereoF))" office:value-type="float" office:value="0.0101694915254237">
            <text:p>0.01016949</text:p>
          </table:table-cell>
          <table:table-cell table:number-columns-repeated="252"/>
          <table:table-cell table:style-name="ce2" table:number-columns-repeated="767"/>
        </table:table-row>
        <table:table-row table:style-name="ro2">
          <table:table-cell table:style-name="ce6" office:value-type="float" office:value="591">
            <text:p>591</text:p>
          </table:table-cell>
          <table:table-cell table:style-name="ce11" table:formula="of:=IF([.A619]&lt;StereoRes;(B/100)*StereoF/[.A619];0)" office:value-type="float" office:value="0.0998010152284264">
            <text:p>0.09980102</text:p>
          </table:table-cell>
          <table:table-cell table:style-name="ce13" table:formula="of:=IF([.A619]&lt;StereoRes;StereoF*(B/100)*CorrAccuracy/([.A619]*[.A619]);0)" office:value-type="float" office:value="0.0000337736092143575">
            <text:p>0.0000</text:p>
          </table:table-cell>
          <table:table-cell table:style-name="ce11" table:formula="of:=IF([.A619]&lt;StereoRes;2*ATAN((StereoRes-[.A619])/(2*StereoF))*180/3.14;0)" office:value-type="float" office:value="5.71003082253439">
            <text:p>5.71003082</text:p>
          </table:table-cell>
          <table:table-cell table:style-name="ce11" table:formula="of:=((StereoRes-2*[.A619])*[.B619]/(2*StereoF))-((-StereoRes*[.B619])/(2*StereoF))" office:value-type="float" office:value="0.00994923857868021">
            <text:p>0.00994924</text:p>
          </table:table-cell>
          <table:table-cell table:number-columns-repeated="252"/>
          <table:table-cell table:style-name="ce2" table:number-columns-repeated="767"/>
        </table:table-row>
        <table:table-row table:style-name="ro2">
          <table:table-cell table:style-name="ce6" office:value-type="float" office:value="592">
            <text:p>592</text:p>
          </table:table-cell>
          <table:table-cell table:style-name="ce11" table:formula="of:=IF([.A620]&lt;StereoRes;(B/100)*StereoF/[.A620];0)" office:value-type="float" office:value="0.0996324324324324">
            <text:p>0.09963243</text:p>
          </table:table-cell>
          <table:table-cell table:style-name="ce13" table:formula="of:=IF([.A620]&lt;StereoRes;StereoF*(B/100)*CorrAccuracy/([.A620]*[.A620]);0)" office:value-type="float" office:value="0.0000336596055514974">
            <text:p>0.0000</text:p>
          </table:table-cell>
          <table:table-cell table:style-name="ce11" table:formula="of:=IF([.A620]&lt;StereoRes;2*ATAN((StereoRes-[.A620])/(2*StereoF))*180/3.14;0)" office:value-type="float" office:value="5.59368634121835">
            <text:p>5.59368634</text:p>
          </table:table-cell>
          <table:table-cell table:style-name="ce11" table:formula="of:=((StereoRes-2*[.A620])*[.B620]/(2*StereoF))-((-StereoRes*[.B620])/(2*StereoF))" office:value-type="float" office:value="0.00972972972972973">
            <text:p>0.00972973</text:p>
          </table:table-cell>
          <table:table-cell table:number-columns-repeated="252"/>
          <table:table-cell table:style-name="ce2" table:number-columns-repeated="767"/>
        </table:table-row>
        <table:table-row table:style-name="ro2">
          <table:table-cell table:style-name="ce6" office:value-type="float" office:value="593">
            <text:p>593</text:p>
          </table:table-cell>
          <table:table-cell table:style-name="ce11" table:formula="of:=IF([.A621]&lt;StereoRes;(B/100)*StereoF/[.A621];0)" office:value-type="float" office:value="0.0994644182124789">
            <text:p>0.09946442</text:p>
          </table:table-cell>
          <table:table-cell table:style-name="ce13" table:formula="of:=IF([.A621]&lt;StereoRes;StereoF*(B/100)*CorrAccuracy/([.A621]*[.A621]);0)" office:value-type="float" office:value="0.000033546178149234">
            <text:p>0.0000</text:p>
          </table:table-cell>
          <table:table-cell table:style-name="ce11" table:formula="of:=IF([.A621]&lt;StereoRes;2*ATAN((StereoRes-[.A621])/(2*StereoF))*180/3.14;0)" office:value-type="float" office:value="5.47733032904341">
            <text:p>5.47733033</text:p>
          </table:table-cell>
          <table:table-cell table:style-name="ce11" table:formula="of:=((StereoRes-2*[.A621])*[.B621]/(2*StereoF))-((-StereoRes*[.B621])/(2*StereoF))" office:value-type="float" office:value="0.00951096121416527">
            <text:p>0.00951096</text:p>
          </table:table-cell>
          <table:table-cell table:number-columns-repeated="252"/>
          <table:table-cell table:style-name="ce2" table:number-columns-repeated="767"/>
        </table:table-row>
        <table:table-row table:style-name="ro2">
          <table:table-cell table:style-name="ce6" office:value-type="float" office:value="594">
            <text:p>594</text:p>
          </table:table-cell>
          <table:table-cell table:style-name="ce11" table:formula="of:=IF([.A622]&lt;StereoRes;(B/100)*StereoF/[.A622];0)" office:value-type="float" office:value="0.0992969696969697">
            <text:p>0.09929697</text:p>
          </table:table-cell>
          <table:table-cell table:style-name="ce13" table:formula="of:=IF([.A622]&lt;StereoRes;StereoF*(B/100)*CorrAccuracy/([.A622]*[.A622]);0)" office:value-type="float" office:value="0.0000334333231302928">
            <text:p>0.0000</text:p>
          </table:table-cell>
          <table:table-cell table:style-name="ce11" table:formula="of:=IF([.A622]&lt;StereoRes;2*ATAN((StereoRes-[.A622])/(2*StereoF))*180/3.14;0)" office:value-type="float" office:value="5.36096302402088">
            <text:p>5.36096302</text:p>
          </table:table-cell>
          <table:table-cell table:style-name="ce11" table:formula="of:=((StereoRes-2*[.A622])*[.B622]/(2*StereoF))-((-StereoRes*[.B622])/(2*StereoF))" office:value-type="float" office:value="0.00929292929292929">
            <text:p>0.00929293</text:p>
          </table:table-cell>
          <table:table-cell table:number-columns-repeated="252"/>
          <table:table-cell table:style-name="ce2" table:number-columns-repeated="767"/>
        </table:table-row>
        <table:table-row table:style-name="ro2">
          <table:table-cell table:style-name="ce6" office:value-type="float" office:value="595">
            <text:p>595</text:p>
          </table:table-cell>
          <table:table-cell table:style-name="ce11" table:formula="of:=IF([.A623]&lt;StereoRes;(B/100)*StereoF/[.A623];0)" office:value-type="float" office:value="0.0991300840336134">
            <text:p>0.09913008</text:p>
          </table:table-cell>
          <table:table-cell table:style-name="ce13" table:formula="of:=IF([.A623]&lt;StereoRes;StereoF*(B/100)*CorrAccuracy/([.A623]*[.A623]);0)" office:value-type="float" office:value="0.0000333210366499541">
            <text:p>0.0000</text:p>
          </table:table-cell>
          <table:table-cell table:style-name="ce11" table:formula="of:=IF([.A623]&lt;StereoRes;2*ATAN((StereoRes-[.A623])/(2*StereoF))*180/3.14;0)" office:value-type="float" office:value="5.24458466430133">
            <text:p>5.24458466</text:p>
          </table:table-cell>
          <table:table-cell table:style-name="ce11" table:formula="of:=((StereoRes-2*[.A623])*[.B623]/(2*StereoF))-((-StereoRes*[.B623])/(2*StereoF))" office:value-type="float" office:value="0.00907563025210084">
            <text:p>0.00907563</text:p>
          </table:table-cell>
          <table:table-cell table:number-columns-repeated="252"/>
          <table:table-cell table:style-name="ce2" table:number-columns-repeated="767"/>
        </table:table-row>
        <table:table-row table:style-name="ro2">
          <table:table-cell table:style-name="ce6" office:value-type="float" office:value="596">
            <text:p>596</text:p>
          </table:table-cell>
          <table:table-cell table:style-name="ce11" table:formula="of:=IF([.A624]&lt;StereoRes;(B/100)*StereoF/[.A624];0)" office:value-type="float" office:value="0.0989637583892617">
            <text:p>0.09896376</text:p>
          </table:table-cell>
          <table:table-cell table:style-name="ce13" table:formula="of:=IF([.A624]&lt;StereoRes;StereoF*(B/100)*CorrAccuracy/([.A624]*[.A624]);0)" office:value-type="float" office:value="0.0000332093148957254">
            <text:p>0.0000</text:p>
          </table:table-cell>
          <table:table-cell table:style-name="ce11" table:formula="of:=IF([.A624]&lt;StereoRes;2*ATAN((StereoRes-[.A624])/(2*StereoF))*180/3.14;0)" office:value-type="float" office:value="5.12819548817171">
            <text:p>5.12819549</text:p>
          </table:table-cell>
          <table:table-cell table:style-name="ce11" table:formula="of:=((StereoRes-2*[.A624])*[.B624]/(2*StereoF))-((-StereoRes*[.B624])/(2*StereoF))" office:value-type="float" office:value="0.00885906040268457">
            <text:p>0.00885906</text:p>
          </table:table-cell>
          <table:table-cell table:number-columns-repeated="252"/>
          <table:table-cell table:style-name="ce2" table:number-columns-repeated="767"/>
        </table:table-row>
        <table:table-row table:style-name="ro2">
          <table:table-cell table:style-name="ce6" office:value-type="float" office:value="597">
            <text:p>597</text:p>
          </table:table-cell>
          <table:table-cell table:style-name="ce11" table:formula="of:=IF([.A625]&lt;StereoRes;(B/100)*StereoF/[.A625];0)" office:value-type="float" office:value="0.0987979899497487">
            <text:p>0.09879799</text:p>
          </table:table-cell>
          <table:table-cell table:style-name="ce13" table:formula="of:=IF([.A625]&lt;StereoRes;StereoF*(B/100)*CorrAccuracy/([.A625]*[.A625]);0)" office:value-type="float" office:value="0.000033098154087018">
            <text:p>0.0000</text:p>
          </table:table-cell>
          <table:table-cell table:style-name="ce11" table:formula="of:=IF([.A625]&lt;StereoRes;2*ATAN((StereoRes-[.A625])/(2*StereoF))*180/3.14;0)" office:value-type="float" office:value="5.01179573405245">
            <text:p>5.01179573</text:p>
          </table:table-cell>
          <table:table-cell table:style-name="ce11" table:formula="of:=((StereoRes-2*[.A625])*[.B625]/(2*StereoF))-((-StereoRes*[.B625])/(2*StereoF))" office:value-type="float" office:value="0.00864321608040202">
            <text:p>0.00864322</text:p>
          </table:table-cell>
          <table:table-cell table:number-columns-repeated="252"/>
          <table:table-cell table:style-name="ce2" table:number-columns-repeated="767"/>
        </table:table-row>
        <table:table-row table:style-name="ro2">
          <table:table-cell table:style-name="ce6" office:value-type="float" office:value="598">
            <text:p>598</text:p>
          </table:table-cell>
          <table:table-cell table:style-name="ce11" table:formula="of:=IF([.A626]&lt;StereoRes;(B/100)*StereoF/[.A626];0)" office:value-type="float" office:value="0.0986327759197324">
            <text:p>0.09863278</text:p>
          </table:table-cell>
          <table:table-cell table:style-name="ce13" table:formula="of:=IF([.A626]&lt;StereoRes;StereoF*(B/100)*CorrAccuracy/([.A626]*[.A626]);0)" office:value-type="float" office:value="0.0000329875504748269">
            <text:p>0.0000</text:p>
          </table:table-cell>
          <table:table-cell table:style-name="ce11" table:formula="of:=IF([.A626]&lt;StereoRes;2*ATAN((StereoRes-[.A626])/(2*StereoF))*180/3.14;0)" office:value-type="float" office:value="4.89538564049453">
            <text:p>4.89538564</text:p>
          </table:table-cell>
          <table:table-cell table:style-name="ce11" table:formula="of:=((StereoRes-2*[.A626])*[.B626]/(2*StereoF))-((-StereoRes*[.B626])/(2*StereoF))" office:value-type="float" office:value="0.00842809364548494">
            <text:p>0.00842809</text:p>
          </table:table-cell>
          <table:table-cell table:number-columns-repeated="252"/>
          <table:table-cell table:style-name="ce2" table:number-columns-repeated="767"/>
        </table:table-row>
        <table:table-row table:style-name="ro2">
          <table:table-cell table:style-name="ce6" office:value-type="float" office:value="599">
            <text:p>599</text:p>
          </table:table-cell>
          <table:table-cell table:style-name="ce11" table:formula="of:=IF([.A627]&lt;StereoRes;(B/100)*StereoF/[.A627];0)" office:value-type="float" office:value="0.0984681135225376">
            <text:p>0.09846811</text:p>
          </table:table-cell>
          <table:table-cell table:style-name="ce13" table:formula="of:=IF([.A627]&lt;StereoRes;StereoF*(B/100)*CorrAccuracy/([.A627]*[.A627]);0)" office:value-type="float" office:value="0.0000328775003414149">
            <text:p>0.0000</text:p>
          </table:table-cell>
          <table:table-cell table:style-name="ce11" table:formula="of:=IF([.A627]&lt;StereoRes;2*ATAN((StereoRes-[.A627])/(2*StereoF))*180/3.14;0)" office:value-type="float" office:value="4.7789654461766">
            <text:p>4.77896545</text:p>
          </table:table-cell>
          <table:table-cell table:style-name="ce11" table:formula="of:=((StereoRes-2*[.A627])*[.B627]/(2*StereoF))-((-StereoRes*[.B627])/(2*StereoF))" office:value-type="float" office:value="0.0082136894824708">
            <text:p>0.00821369</text:p>
          </table:table-cell>
          <table:table-cell table:number-columns-repeated="252"/>
          <table:table-cell table:style-name="ce2" table:number-columns-repeated="767"/>
        </table:table-row>
        <table:table-row table:style-name="ro2">
          <table:table-cell table:style-name="ce6" office:value-type="float" office:value="600">
            <text:p>600</text:p>
          </table:table-cell>
          <table:table-cell table:style-name="ce11" table:formula="of:=IF([.A628]&lt;StereoRes;(B/100)*StereoF/[.A628];0)" office:value-type="float" office:value="0.098304">
            <text:p>0.09830400</text:p>
          </table:table-cell>
          <table:table-cell table:style-name="ce13" table:formula="of:=IF([.A628]&lt;StereoRes;StereoF*(B/100)*CorrAccuracy/([.A628]*[.A628]);0)" office:value-type="float" office:value="0.000032768">
            <text:p>0.0000</text:p>
          </table:table-cell>
          <table:table-cell table:style-name="ce11" table:formula="of:=IF([.A628]&lt;StereoRes;2*ATAN((StereoRes-[.A628])/(2*StereoF))*180/3.14;0)" office:value-type="float" office:value="4.66253538990206">
            <text:p>4.66253539</text:p>
          </table:table-cell>
          <table:table-cell table:style-name="ce11" table:formula="of:=((StereoRes-2*[.A628])*[.B628]/(2*StereoF))-((-StereoRes*[.B628])/(2*StereoF))" office:value-type="float" office:value="0.008">
            <text:p>0.00800000</text:p>
          </table:table-cell>
          <table:table-cell table:number-columns-repeated="252"/>
          <table:table-cell table:style-name="ce2" table:number-columns-repeated="767"/>
        </table:table-row>
        <table:table-row table:style-name="ro2">
          <table:table-cell table:style-name="ce6" office:value-type="float" office:value="601">
            <text:p>601</text:p>
          </table:table-cell>
          <table:table-cell table:style-name="ce11" table:formula="of:=IF([.A629]&lt;StereoRes;(B/100)*StereoF/[.A629];0)" office:value-type="float" office:value="0.0981404326123128">
            <text:p>0.09814043</text:p>
          </table:table-cell>
          <table:table-cell table:style-name="ce13" table:formula="of:=IF([.A629]&lt;StereoRes;StereoF*(B/100)*CorrAccuracy/([.A629]*[.A629]);0)" office:value-type="float" office:value="0.0000326590457944469">
            <text:p>0.0000</text:p>
          </table:table-cell>
          <table:table-cell table:style-name="ce11" table:formula="of:=IF([.A629]&lt;StereoRes;2*ATAN((StereoRes-[.A629])/(2*StereoF))*180/3.14;0)" office:value-type="float" office:value="4.5460957105961">
            <text:p>4.54609571</text:p>
          </table:table-cell>
          <table:table-cell table:style-name="ce11" table:formula="of:=((StereoRes-2*[.A629])*[.B629]/(2*StereoF))-((-StereoRes*[.B629])/(2*StereoF))" office:value-type="float" office:value="0.00778702163061564">
            <text:p>0.00778702</text:p>
          </table:table-cell>
          <table:table-cell table:number-columns-repeated="252"/>
          <table:table-cell table:style-name="ce2" table:number-columns-repeated="767"/>
        </table:table-row>
        <table:table-row table:style-name="ro2">
          <table:table-cell table:style-name="ce6" office:value-type="float" office:value="602">
            <text:p>602</text:p>
          </table:table-cell>
          <table:table-cell table:style-name="ce11" table:formula="of:=IF([.A630]&lt;StereoRes;(B/100)*StereoF/[.A630];0)" office:value-type="float" office:value="0.0979774086378738">
            <text:p>0.09797741</text:p>
          </table:table-cell>
          <table:table-cell table:style-name="ce13" table:formula="of:=IF([.A630]&lt;StereoRes;StereoF*(B/100)*CorrAccuracy/([.A630]*[.A630]);0)" office:value-type="float" office:value="0.0000325506340989614">
            <text:p>0.0000</text:p>
          </table:table-cell>
          <table:table-cell table:style-name="ce11" table:formula="of:=IF([.A630]&lt;StereoRes;2*ATAN((StereoRes-[.A630])/(2*StereoF))*180/3.14;0)" office:value-type="float" office:value="4.42964664730285">
            <text:p>4.42964665</text:p>
          </table:table-cell>
          <table:table-cell table:style-name="ce11" table:formula="of:=((StereoRes-2*[.A630])*[.B630]/(2*StereoF))-((-StereoRes*[.B630])/(2*StereoF))" office:value-type="float" office:value="0.00757475083056479">
            <text:p>0.00757475</text:p>
          </table:table-cell>
          <table:table-cell table:number-columns-repeated="252"/>
          <table:table-cell table:style-name="ce2" table:number-columns-repeated="767"/>
        </table:table-row>
        <table:table-row table:style-name="ro2">
          <table:table-cell table:style-name="ce6" office:value-type="float" office:value="603">
            <text:p>603</text:p>
          </table:table-cell>
          <table:table-cell table:style-name="ce11" table:formula="of:=IF([.A631]&lt;StereoRes;(B/100)*StereoF/[.A631];0)" office:value-type="float" office:value="0.0978149253731343">
            <text:p>0.09781493</text:p>
          </table:table-cell>
          <table:table-cell table:style-name="ce13" table:formula="of:=IF([.A631]&lt;StereoRes;StereoF*(B/100)*CorrAccuracy/([.A631]*[.A631]);0)" office:value-type="float" office:value="0.0000324427613177892">
            <text:p>0.0000</text:p>
          </table:table-cell>
          <table:table-cell table:style-name="ce11" table:formula="of:=IF([.A631]&lt;StereoRes;2*ATAN((StereoRes-[.A631])/(2*StereoF))*180/3.14;0)" office:value-type="float" office:value="4.3131884391824">
            <text:p>4.31318844</text:p>
          </table:table-cell>
          <table:table-cell table:style-name="ce11" table:formula="of:=((StereoRes-2*[.A631])*[.B631]/(2*StereoF))-((-StereoRes*[.B631])/(2*StereoF))" office:value-type="float" office:value="0.00736318407960198">
            <text:p>0.00736318</text:p>
          </table:table-cell>
          <table:table-cell table:number-columns-repeated="252"/>
          <table:table-cell table:style-name="ce2" table:number-columns-repeated="767"/>
        </table:table-row>
        <table:table-row table:style-name="ro2">
          <table:table-cell table:style-name="ce6" office:value-type="float" office:value="604">
            <text:p>604</text:p>
          </table:table-cell>
          <table:table-cell table:style-name="ce11" table:formula="of:=IF([.A632]&lt;StereoRes;(B/100)*StereoF/[.A632];0)" office:value-type="float" office:value="0.0976529801324503">
            <text:p>0.09765298</text:p>
          </table:table-cell>
          <table:table-cell table:style-name="ce13" table:formula="of:=IF([.A632]&lt;StereoRes;StereoF*(B/100)*CorrAccuracy/([.A632]*[.A632]);0)" office:value-type="float" office:value="0.0000323354238849173">
            <text:p>0.0000</text:p>
          </table:table-cell>
          <table:table-cell table:style-name="ce11" table:formula="of:=IF([.A632]&lt;StereoRes;2*ATAN((StereoRes-[.A632])/(2*StereoF))*180/3.14;0)" office:value-type="float" office:value="4.19672132550788">
            <text:p>4.19672133</text:p>
          </table:table-cell>
          <table:table-cell table:style-name="ce11" table:formula="of:=((StereoRes-2*[.A632])*[.B632]/(2*StereoF))-((-StereoRes*[.B632])/(2*StereoF))" office:value-type="float" office:value="0.0071523178807947">
            <text:p>0.00715232</text:p>
          </table:table-cell>
          <table:table-cell table:number-columns-repeated="252"/>
          <table:table-cell table:style-name="ce2" table:number-columns-repeated="767"/>
        </table:table-row>
        <table:table-row table:style-name="ro2">
          <table:table-cell table:style-name="ce6" office:value-type="float" office:value="605">
            <text:p>605</text:p>
          </table:table-cell>
          <table:table-cell table:style-name="ce11" table:formula="of:=IF([.A633]&lt;StereoRes;(B/100)*StereoF/[.A633];0)" office:value-type="float" office:value="0.0974915702479339">
            <text:p>0.09749157</text:p>
          </table:table-cell>
          <table:table-cell table:style-name="ce13" table:formula="of:=IF([.A633]&lt;StereoRes;StereoF*(B/100)*CorrAccuracy/([.A633]*[.A633]);0)" office:value-type="float" office:value="0.0000322286182637798">
            <text:p>0.0000</text:p>
          </table:table-cell>
          <table:table-cell table:style-name="ce11" table:formula="of:=IF([.A633]&lt;StereoRes;2*ATAN((StereoRes-[.A633])/(2*StereoF))*180/3.14;0)" office:value-type="float" office:value="4.08024554566257">
            <text:p>4.08024555</text:p>
          </table:table-cell>
          <table:table-cell table:style-name="ce11" table:formula="of:=((StereoRes-2*[.A633])*[.B633]/(2*StereoF))-((-StereoRes*[.B633])/(2*StereoF))" office:value-type="float" office:value="0.00694214876033058">
            <text:p>0.00694215</text:p>
          </table:table-cell>
          <table:table-cell table:number-columns-repeated="252"/>
          <table:table-cell table:style-name="ce2" table:number-columns-repeated="767"/>
        </table:table-row>
        <table:table-row table:style-name="ro2">
          <table:table-cell table:style-name="ce6" office:value-type="float" office:value="606">
            <text:p>606</text:p>
          </table:table-cell>
          <table:table-cell table:style-name="ce11" table:formula="of:=IF([.A634]&lt;StereoRes;(B/100)*StereoF/[.A634];0)" office:value-type="float" office:value="0.0973306930693069">
            <text:p>0.09733069</text:p>
          </table:table-cell>
          <table:table-cell table:style-name="ce13" table:formula="of:=IF([.A634]&lt;StereoRes;StereoF*(B/100)*CorrAccuracy/([.A634]*[.A634]);0)" office:value-type="float" office:value="0.000032122340946966">
            <text:p>0.0000</text:p>
          </table:table-cell>
          <table:table-cell table:style-name="ce11" table:formula="of:=IF([.A634]&lt;StereoRes;2*ATAN((StereoRes-[.A634])/(2*StereoF))*180/3.14;0)" office:value-type="float" office:value="3.96376133913689">
            <text:p>3.96376134</text:p>
          </table:table-cell>
          <table:table-cell table:style-name="ce11" table:formula="of:=((StereoRes-2*[.A634])*[.B634]/(2*StereoF))-((-StereoRes*[.B634])/(2*StereoF))" office:value-type="float" office:value="0.00673267326732673">
            <text:p>0.00673267</text:p>
          </table:table-cell>
          <table:table-cell table:number-columns-repeated="252"/>
          <table:table-cell table:style-name="ce2" table:number-columns-repeated="767"/>
        </table:table-row>
        <table:table-row table:style-name="ro2">
          <table:table-cell table:style-name="ce6" office:value-type="float" office:value="607">
            <text:p>607</text:p>
          </table:table-cell>
          <table:table-cell table:style-name="ce11" table:formula="of:=IF([.A635]&lt;StereoRes;(B/100)*StereoF/[.A635];0)" office:value-type="float" office:value="0.0971703459637562">
            <text:p>0.09717035</text:p>
          </table:table-cell>
          <table:table-cell table:style-name="ce13" table:formula="of:=IF([.A635]&lt;StereoRes;StereoF*(B/100)*CorrAccuracy/([.A635]*[.A635]);0)" office:value-type="float" office:value="0.0000320165884559328">
            <text:p>0.0000</text:p>
          </table:table-cell>
          <table:table-cell table:style-name="ce11" table:formula="of:=IF([.A635]&lt;StereoRes;2*ATAN((StereoRes-[.A635])/(2*StereoF))*180/3.14;0)" office:value-type="float" office:value="3.84726894552553">
            <text:p>3.84726895</text:p>
          </table:table-cell>
          <table:table-cell table:style-name="ce11" table:formula="of:=((StereoRes-2*[.A635])*[.B635]/(2*StereoF))-((-StereoRes*[.B635])/(2*StereoF))" office:value-type="float" office:value="0.00652388797364086">
            <text:p>0.00652389</text:p>
          </table:table-cell>
          <table:table-cell table:number-columns-repeated="252"/>
          <table:table-cell table:style-name="ce2" table:number-columns-repeated="767"/>
        </table:table-row>
        <table:table-row table:style-name="ro2">
          <table:table-cell table:style-name="ce6" office:value-type="float" office:value="608">
            <text:p>608</text:p>
          </table:table-cell>
          <table:table-cell table:style-name="ce11" table:formula="of:=IF([.A636]&lt;StereoRes;(B/100)*StereoF/[.A636];0)" office:value-type="float" office:value="0.0970105263157895">
            <text:p>0.09701053</text:p>
          </table:table-cell>
          <table:table-cell table:style-name="ce13" table:formula="of:=IF([.A636]&lt;StereoRes;StereoF*(B/100)*CorrAccuracy/([.A636]*[.A636]);0)" office:value-type="float" office:value="0.0000319113573407202">
            <text:p>0.0000</text:p>
          </table:table-cell>
          <table:table-cell table:style-name="ce11" table:formula="of:=IF([.A636]&lt;StereoRes;2*ATAN((StereoRes-[.A636])/(2*StereoF))*180/3.14;0)" office:value-type="float" office:value="3.73076860452447">
            <text:p>3.73076860</text:p>
          </table:table-cell>
          <table:table-cell table:style-name="ce11" table:formula="of:=((StereoRes-2*[.A636])*[.B636]/(2*StereoF))-((-StereoRes*[.B636])/(2*StereoF))" office:value-type="float" office:value="0.00631578947368421">
            <text:p>0.00631579</text:p>
          </table:table-cell>
          <table:table-cell table:number-columns-repeated="252"/>
          <table:table-cell table:style-name="ce2" table:number-columns-repeated="767"/>
        </table:table-row>
        <table:table-row table:style-name="ro2">
          <table:table-cell table:style-name="ce6" office:value-type="float" office:value="609">
            <text:p>609</text:p>
          </table:table-cell>
          <table:table-cell table:style-name="ce11" table:formula="of:=IF([.A637]&lt;StereoRes;(B/100)*StereoF/[.A637];0)" office:value-type="float" office:value="0.0968512315270936">
            <text:p>0.09685123</text:p>
          </table:table-cell>
          <table:table-cell table:style-name="ce13" table:formula="of:=IF([.A637]&lt;StereoRes;StereoF*(B/100)*CorrAccuracy/([.A637]*[.A637]);0)" office:value-type="float" office:value="0.0000318066441796695">
            <text:p>0.0000</text:p>
          </table:table-cell>
          <table:table-cell table:style-name="ce11" table:formula="of:=IF([.A637]&lt;StereoRes;2*ATAN((StereoRes-[.A637])/(2*StereoF))*180/3.14;0)" office:value-type="float" office:value="3.61426055592804">
            <text:p>3.61426056</text:p>
          </table:table-cell>
          <table:table-cell table:style-name="ce11" table:formula="of:=((StereoRes-2*[.A637])*[.B637]/(2*StereoF))-((-StereoRes*[.B637])/(2*StereoF))" office:value-type="float" office:value="0.00610837438423645">
            <text:p>0.00610837</text:p>
          </table:table-cell>
          <table:table-cell table:number-columns-repeated="252"/>
          <table:table-cell table:style-name="ce2" table:number-columns-repeated="767"/>
        </table:table-row>
        <table:table-row table:style-name="ro2">
          <table:table-cell table:style-name="ce6" office:value-type="float" office:value="610">
            <text:p>610</text:p>
          </table:table-cell>
          <table:table-cell table:style-name="ce11" table:formula="of:=IF([.A638]&lt;StereoRes;(B/100)*StereoF/[.A638];0)" office:value-type="float" office:value="0.0966924590163934">
            <text:p>0.09669246</text:p>
          </table:table-cell>
          <table:table-cell table:style-name="ce13" table:formula="of:=IF([.A638]&lt;StereoRes;StereoF*(B/100)*CorrAccuracy/([.A638]*[.A638]);0)" office:value-type="float" office:value="0.0000317024455791454">
            <text:p>0.0000</text:p>
          </table:table-cell>
          <table:table-cell table:style-name="ce11" table:formula="of:=IF([.A638]&lt;StereoRes;2*ATAN((StereoRes-[.A638])/(2*StereoF))*180/3.14;0)" office:value-type="float" office:value="3.49774503962598">
            <text:p>3.49774504</text:p>
          </table:table-cell>
          <table:table-cell table:style-name="ce11" table:formula="of:=((StereoRes-2*[.A638])*[.B638]/(2*StereoF))-((-StereoRes*[.B638])/(2*StereoF))" office:value-type="float" office:value="0.00590163934426229">
            <text:p>0.00590164</text:p>
          </table:table-cell>
          <table:table-cell table:number-columns-repeated="252"/>
          <table:table-cell table:style-name="ce2" table:number-columns-repeated="767"/>
        </table:table-row>
        <table:table-row table:style-name="ro2">
          <table:table-cell table:style-name="ce6" office:value-type="float" office:value="611">
            <text:p>611</text:p>
          </table:table-cell>
          <table:table-cell table:style-name="ce11" table:formula="of:=IF([.A639]&lt;StereoRes;(B/100)*StereoF/[.A639];0)" office:value-type="float" office:value="0.0965342062193126">
            <text:p>0.09653421</text:p>
          </table:table-cell>
          <table:table-cell table:style-name="ce13" table:formula="of:=IF([.A639]&lt;StereoRes;StereoF*(B/100)*CorrAccuracy/([.A639]*[.A639]);0)" office:value-type="float" office:value="0.0000315987581732611">
            <text:p>0.0000</text:p>
          </table:table-cell>
          <table:table-cell table:style-name="ce11" table:formula="of:=IF([.A639]&lt;StereoRes;2*ATAN((StereoRes-[.A639])/(2*StereoF))*180/3.14;0)" office:value-type="float" office:value="3.3812222956005">
            <text:p>3.38122230</text:p>
          </table:table-cell>
          <table:table-cell table:style-name="ce11" table:formula="of:=((StereoRes-2*[.A639])*[.B639]/(2*StereoF))-((-StereoRes*[.B639])/(2*StereoF))" office:value-type="float" office:value="0.00569558101472994">
            <text:p>0.00569558</text:p>
          </table:table-cell>
          <table:table-cell table:number-columns-repeated="252"/>
          <table:table-cell table:style-name="ce2" table:number-columns-repeated="767"/>
        </table:table-row>
        <table:table-row table:style-name="ro2">
          <table:table-cell table:style-name="ce6" office:value-type="float" office:value="612">
            <text:p>612</text:p>
          </table:table-cell>
          <table:table-cell table:style-name="ce11" table:formula="of:=IF([.A640]&lt;StereoRes;(B/100)*StereoF/[.A640];0)" office:value-type="float" office:value="0.0963764705882353">
            <text:p>0.09637647</text:p>
          </table:table-cell>
          <table:table-cell table:style-name="ce13" table:formula="of:=IF([.A640]&lt;StereoRes;StereoF*(B/100)*CorrAccuracy/([.A640]*[.A640]);0)" office:value-type="float" office:value="0.0000314955786236063">
            <text:p>0.0000</text:p>
          </table:table-cell>
          <table:table-cell table:style-name="ce11" table:formula="of:=IF([.A640]&lt;StereoRes;2*ATAN((StereoRes-[.A640])/(2*StereoF))*180/3.14;0)" office:value-type="float" office:value="3.26469256392328">
            <text:p>3.26469256</text:p>
          </table:table-cell>
          <table:table-cell table:style-name="ce11" table:formula="of:=((StereoRes-2*[.A640])*[.B640]/(2*StereoF))-((-StereoRes*[.B640])/(2*StereoF))" office:value-type="float" office:value="0.00549019607843138">
            <text:p>0.00549020</text:p>
          </table:table-cell>
          <table:table-cell table:number-columns-repeated="252"/>
          <table:table-cell table:style-name="ce2" table:number-columns-repeated="767"/>
        </table:table-row>
        <table:table-row table:style-name="ro2">
          <table:table-cell table:style-name="ce6" office:value-type="float" office:value="613">
            <text:p>613</text:p>
          </table:table-cell>
          <table:table-cell table:style-name="ce11" table:formula="of:=IF([.A641]&lt;StereoRes;(B/100)*StereoF/[.A641];0)" office:value-type="float" office:value="0.0962192495921697">
            <text:p>0.09621925</text:p>
          </table:table-cell>
          <table:table-cell table:style-name="ce13" table:formula="of:=IF([.A641]&lt;StereoRes;StereoF*(B/100)*CorrAccuracy/([.A641]*[.A641]);0)" office:value-type="float" office:value="0.0000313929036189787">
            <text:p>0.0000</text:p>
          </table:table-cell>
          <table:table-cell table:style-name="ce11" table:formula="of:=IF([.A641]&lt;StereoRes;2*ATAN((StereoRes-[.A641])/(2*StereoF))*180/3.14;0)" office:value-type="float" office:value="3.14815608475257">
            <text:p>3.14815608</text:p>
          </table:table-cell>
          <table:table-cell table:style-name="ce11" table:formula="of:=((StereoRes-2*[.A641])*[.B641]/(2*StereoF))-((-StereoRes*[.B641])/(2*StereoF))" office:value-type="float" office:value="0.00528548123980424">
            <text:p>0.00528548</text:p>
          </table:table-cell>
          <table:table-cell table:number-columns-repeated="252"/>
          <table:table-cell table:style-name="ce2" table:number-columns-repeated="767"/>
        </table:table-row>
        <table:table-row table:style-name="ro2">
          <table:table-cell table:style-name="ce6" office:value-type="float" office:value="614">
            <text:p>614</text:p>
          </table:table-cell>
          <table:table-cell table:style-name="ce11" table:formula="of:=IF([.A642]&lt;StereoRes;(B/100)*StereoF/[.A642];0)" office:value-type="float" office:value="0.0960625407166124">
            <text:p>0.09606254</text:p>
          </table:table-cell>
          <table:table-cell table:style-name="ce13" table:formula="of:=IF([.A642]&lt;StereoRes;StereoF*(B/100)*CorrAccuracy/([.A642]*[.A642]);0)" office:value-type="float" office:value="0.000031290729875118">
            <text:p>0.0000</text:p>
          </table:table-cell>
          <table:table-cell table:style-name="ce11" table:formula="of:=IF([.A642]&lt;StereoRes;2*ATAN((StereoRes-[.A642])/(2*StereoF))*180/3.14;0)" office:value-type="float" office:value="3.03161309833019">
            <text:p>3.03161310</text:p>
          </table:table-cell>
          <table:table-cell table:style-name="ce11" table:formula="of:=((StereoRes-2*[.A642])*[.B642]/(2*StereoF))-((-StereoRes*[.B642])/(2*StereoF))" office:value-type="float" office:value="0.00508143322475569">
            <text:p>0.00508143</text:p>
          </table:table-cell>
          <table:table-cell table:number-columns-repeated="252"/>
          <table:table-cell table:style-name="ce2" table:number-columns-repeated="767"/>
        </table:table-row>
        <table:table-row table:style-name="ro2">
          <table:table-cell table:style-name="ce6" office:value-type="float" office:value="615">
            <text:p>615</text:p>
          </table:table-cell>
          <table:table-cell table:style-name="ce11" table:formula="of:=IF([.A643]&lt;StereoRes;(B/100)*StereoF/[.A643];0)" office:value-type="float" office:value="0.0959063414634146">
            <text:p>0.09590634</text:p>
          </table:table-cell>
          <table:table-cell table:style-name="ce13" table:formula="of:=IF([.A643]&lt;StereoRes;StereoF*(B/100)*CorrAccuracy/([.A643]*[.A643]);0)" office:value-type="float" office:value="0.0000311890541344438">
            <text:p>0.0000</text:p>
          </table:table-cell>
          <table:table-cell table:style-name="ce11" table:formula="of:=IF([.A643]&lt;StereoRes;2*ATAN((StereoRes-[.A643])/(2*StereoF))*180/3.14;0)" office:value-type="float" office:value="2.91506384497859">
            <text:p>2.91506384</text:p>
          </table:table-cell>
          <table:table-cell table:style-name="ce11" table:formula="of:=((StereoRes-2*[.A643])*[.B643]/(2*StereoF))-((-StereoRes*[.B643])/(2*StereoF))" office:value-type="float" office:value="0.00487804878048781">
            <text:p>0.00487805</text:p>
          </table:table-cell>
          <table:table-cell table:number-columns-repeated="252"/>
          <table:table-cell table:style-name="ce2" table:number-columns-repeated="767"/>
        </table:table-row>
        <table:table-row table:style-name="ro2">
          <table:table-cell table:style-name="ce6" office:value-type="float" office:value="616">
            <text:p>616</text:p>
          </table:table-cell>
          <table:table-cell table:style-name="ce11" table:formula="of:=IF([.A644]&lt;StereoRes;(B/100)*StereoF/[.A644];0)" office:value-type="float" office:value="0.0957506493506494">
            <text:p>0.09575065</text:p>
          </table:table-cell>
          <table:table-cell table:style-name="ce13" table:formula="of:=IF([.A644]&lt;StereoRes;StereoF*(B/100)*CorrAccuracy/([.A644]*[.A644]);0)" office:value-type="float" office:value="0.0000310878731657952">
            <text:p>0.0000</text:p>
          </table:table-cell>
          <table:table-cell table:style-name="ce11" table:formula="of:=IF([.A644]&lt;StereoRes;2*ATAN((StereoRes-[.A644])/(2*StereoF))*180/3.14;0)" office:value-type="float" office:value="2.79850856509786">
            <text:p>2.79850857</text:p>
          </table:table-cell>
          <table:table-cell table:style-name="ce11" table:formula="of:=((StereoRes-2*[.A644])*[.B644]/(2*StereoF))-((-StereoRes*[.B644])/(2*StereoF))" office:value-type="float" office:value="0.00467532467532468">
            <text:p>0.00467532</text:p>
          </table:table-cell>
          <table:table-cell table:number-columns-repeated="252"/>
          <table:table-cell table:style-name="ce2" table:number-columns-repeated="767"/>
        </table:table-row>
        <table:table-row table:style-name="ro2">
          <table:table-cell table:style-name="ce6" office:value-type="float" office:value="617">
            <text:p>617</text:p>
          </table:table-cell>
          <table:table-cell table:style-name="ce11" table:formula="of:=IF([.A645]&lt;StereoRes;(B/100)*StereoF/[.A645];0)" office:value-type="float" office:value="0.0955954619124797">
            <text:p>0.09559546</text:p>
          </table:table-cell>
          <table:table-cell table:style-name="ce13" table:formula="of:=IF([.A645]&lt;StereoRes;StereoF*(B/100)*CorrAccuracy/([.A645]*[.A645]);0)" office:value-type="float" office:value="0.000030987183764175">
            <text:p>0.0000</text:p>
          </table:table-cell>
          <table:table-cell table:style-name="ce11" table:formula="of:=IF([.A645]&lt;StereoRes;2*ATAN((StereoRes-[.A645])/(2*StereoF))*180/3.14;0)" office:value-type="float" office:value="2.68194749916281">
            <text:p>2.68194750</text:p>
          </table:table-cell>
          <table:table-cell table:style-name="ce11" table:formula="of:=((StereoRes-2*[.A645])*[.B645]/(2*StereoF))-((-StereoRes*[.B645])/(2*StereoF))" office:value-type="float" office:value="0.00447325769854133">
            <text:p>0.00447326</text:p>
          </table:table-cell>
          <table:table-cell table:number-columns-repeated="252"/>
          <table:table-cell table:style-name="ce2" table:number-columns-repeated="767"/>
        </table:table-row>
        <table:table-row table:style-name="ro2">
          <table:table-cell table:style-name="ce6" office:value-type="float" office:value="618">
            <text:p>618</text:p>
          </table:table-cell>
          <table:table-cell table:style-name="ce11" table:formula="of:=IF([.A646]&lt;StereoRes;(B/100)*StereoF/[.A646];0)" office:value-type="float" office:value="0.0954407766990291">
            <text:p>0.09544078</text:p>
          </table:table-cell>
          <table:table-cell table:style-name="ce13" table:formula="of:=IF([.A646]&lt;StereoRes;StereoF*(B/100)*CorrAccuracy/([.A646]*[.A646]);0)" office:value-type="float" office:value="0.0000308869827504949">
            <text:p>0.0000</text:p>
          </table:table-cell>
          <table:table-cell table:style-name="ce11" table:formula="of:=IF([.A646]&lt;StereoRes;2*ATAN((StereoRes-[.A646])/(2*StereoF))*180/3.14;0)" office:value-type="float" office:value="2.56538088771993">
            <text:p>2.56538089</text:p>
          </table:table-cell>
          <table:table-cell table:style-name="ce11" table:formula="of:=((StereoRes-2*[.A646])*[.B646]/(2*StereoF))-((-StereoRes*[.B646])/(2*StereoF))" office:value-type="float" office:value="0.00427184466019417">
            <text:p>0.00427184</text:p>
          </table:table-cell>
          <table:table-cell table:number-columns-repeated="252"/>
          <table:table-cell table:style-name="ce2" table:number-columns-repeated="767"/>
        </table:table-row>
        <table:table-row table:style-name="ro2">
          <table:table-cell table:style-name="ce6" office:value-type="float" office:value="619">
            <text:p>619</text:p>
          </table:table-cell>
          <table:table-cell table:style-name="ce11" table:formula="of:=IF([.A647]&lt;StereoRes;(B/100)*StereoF/[.A647];0)" office:value-type="float" office:value="0.095286591276252">
            <text:p>0.09528659</text:p>
          </table:table-cell>
          <table:table-cell table:style-name="ce13" table:formula="of:=IF([.A647]&lt;StereoRes;StereoF*(B/100)*CorrAccuracy/([.A647]*[.A647]);0)" office:value-type="float" office:value="0.0000307872669713254">
            <text:p>0.0000</text:p>
          </table:table-cell>
          <table:table-cell table:style-name="ce11" table:formula="of:=IF([.A647]&lt;StereoRes;2*ATAN((StereoRes-[.A647])/(2*StereoF))*180/3.14;0)" office:value-type="float" office:value="2.4488089713845">
            <text:p>2.44880897</text:p>
          </table:table-cell>
          <table:table-cell table:style-name="ce11" table:formula="of:=((StereoRes-2*[.A647])*[.B647]/(2*StereoF))-((-StereoRes*[.B647])/(2*StereoF))" office:value-type="float" office:value="0.00407108239095315">
            <text:p>0.00407108</text:p>
          </table:table-cell>
          <table:table-cell table:number-columns-repeated="252"/>
          <table:table-cell table:style-name="ce2" table:number-columns-repeated="767"/>
        </table:table-row>
        <table:table-row table:style-name="ro2">
          <table:table-cell table:style-name="ce6" office:value-type="float" office:value="620">
            <text:p>620</text:p>
          </table:table-cell>
          <table:table-cell table:style-name="ce11" table:formula="of:=IF([.A648]&lt;StereoRes;(B/100)*StereoF/[.A648];0)" office:value-type="float" office:value="0.0951329032258064">
            <text:p>0.09513290</text:p>
          </table:table-cell>
          <table:table-cell table:style-name="ce13" table:formula="of:=IF([.A648]&lt;StereoRes;StereoF*(B/100)*CorrAccuracy/([.A648]*[.A648]);0)" office:value-type="float" office:value="0.0000306880332986472">
            <text:p>0.0000</text:p>
          </table:table-cell>
          <table:table-cell table:style-name="ce11" table:formula="of:=IF([.A648]&lt;StereoRes;2*ATAN((StereoRes-[.A648])/(2*StereoF))*180/3.14;0)" office:value-type="float" office:value="2.33223199083755">
            <text:p>2.33223199</text:p>
          </table:table-cell>
          <table:table-cell table:style-name="ce11" table:formula="of:=((StereoRes-2*[.A648])*[.B648]/(2*StereoF))-((-StereoRes*[.B648])/(2*StereoF))" office:value-type="float" office:value="0.00387096774193549">
            <text:p>0.00387097</text:p>
          </table:table-cell>
          <table:table-cell table:number-columns-repeated="252"/>
          <table:table-cell table:style-name="ce2" table:number-columns-repeated="767"/>
        </table:table-row>
        <table:table-row table:style-name="ro2">
          <table:table-cell table:style-name="ce6" office:value-type="float" office:value="621">
            <text:p>621</text:p>
          </table:table-cell>
          <table:table-cell table:style-name="ce11" table:formula="of:=IF([.A649]&lt;StereoRes;(B/100)*StereoF/[.A649];0)" office:value-type="float" office:value="0.0949797101449275">
            <text:p>0.09497971</text:p>
          </table:table-cell>
          <table:table-cell table:style-name="ce13" table:formula="of:=IF([.A649]&lt;StereoRes;StereoF*(B/100)*CorrAccuracy/([.A649]*[.A649]);0)" office:value-type="float" office:value="0.0000305892786296063">
            <text:p>0.0000</text:p>
          </table:table-cell>
          <table:table-cell table:style-name="ce11" table:formula="of:=IF([.A649]&lt;StereoRes;2*ATAN((StereoRes-[.A649])/(2*StereoF))*180/3.14;0)" office:value-type="float" office:value="2.21565018682292">
            <text:p>2.21565019</text:p>
          </table:table-cell>
          <table:table-cell table:style-name="ce11" table:formula="of:=((StereoRes-2*[.A649])*[.B649]/(2*StereoF))-((-StereoRes*[.B649])/(2*StereoF))" office:value-type="float" office:value="0.00367149758454106">
            <text:p>0.00367150</text:p>
          </table:table-cell>
          <table:table-cell table:number-columns-repeated="252"/>
          <table:table-cell table:style-name="ce2" table:number-columns-repeated="767"/>
        </table:table-row>
        <table:table-row table:style-name="ro2">
          <table:table-cell table:style-name="ce6" office:value-type="float" office:value="622">
            <text:p>622</text:p>
          </table:table-cell>
          <table:table-cell table:style-name="ce11" table:formula="of:=IF([.A650]&lt;StereoRes;(B/100)*StereoF/[.A650];0)" office:value-type="float" office:value="0.0948270096463023">
            <text:p>0.09482701</text:p>
          </table:table-cell>
          <table:table-cell table:style-name="ce13" table:formula="of:=IF([.A650]&lt;StereoRes;StereoF*(B/100)*CorrAccuracy/([.A650]*[.A650]);0)" office:value-type="float" office:value="0.0000304909998862708">
            <text:p>0.0000</text:p>
          </table:table-cell>
          <table:table-cell table:style-name="ce11" table:formula="of:=IF([.A650]&lt;StereoRes;2*ATAN((StereoRes-[.A650])/(2*StereoF))*180/3.14;0)" office:value-type="float" office:value="2.09906380014426">
            <text:p>2.09906380</text:p>
          </table:table-cell>
          <table:table-cell table:style-name="ce11" table:formula="of:=((StereoRes-2*[.A650])*[.B650]/(2*StereoF))-((-StereoRes*[.B650])/(2*StereoF))" office:value-type="float" office:value="0.00347266881028939">
            <text:p>0.00347267</text:p>
          </table:table-cell>
          <table:table-cell table:number-columns-repeated="252"/>
          <table:table-cell table:style-name="ce2" table:number-columns-repeated="767"/>
        </table:table-row>
        <table:table-row table:style-name="ro2">
          <table:table-cell table:style-name="ce6" office:value-type="float" office:value="623">
            <text:p>623</text:p>
          </table:table-cell>
          <table:table-cell table:style-name="ce11" table:formula="of:=IF([.A651]&lt;StereoRes;(B/100)*StereoF/[.A651];0)" office:value-type="float" office:value="0.0946747993579454">
            <text:p>0.09467480</text:p>
          </table:table-cell>
          <table:table-cell table:style-name="ce13" table:formula="of:=IF([.A651]&lt;StereoRes;StereoF*(B/100)*CorrAccuracy/([.A651]*[.A651]);0)" office:value-type="float" office:value="0.0000303931940153918">
            <text:p>0.0000</text:p>
          </table:table-cell>
          <table:table-cell table:style-name="ce11" table:formula="of:=IF([.A651]&lt;StereoRes;2*ATAN((StereoRes-[.A651])/(2*StereoF))*180/3.14;0)" office:value-type="float" office:value="1.98247307166207">
            <text:p>1.98247307</text:p>
          </table:table-cell>
          <table:table-cell table:style-name="ce11" table:formula="of:=((StereoRes-2*[.A651])*[.B651]/(2*StereoF))-((-StereoRes*[.B651])/(2*StereoF))" office:value-type="float" office:value="0.00327447833065811">
            <text:p>0.00327448</text:p>
          </table:table-cell>
          <table:table-cell table:number-columns-repeated="252"/>
          <table:table-cell table:style-name="ce2" table:number-columns-repeated="767"/>
        </table:table-row>
        <table:table-row table:style-name="ro2">
          <table:table-cell table:style-name="ce6" office:value-type="float" office:value="624">
            <text:p>624</text:p>
          </table:table-cell>
          <table:table-cell table:style-name="ce11" table:formula="of:=IF([.A652]&lt;StereoRes;(B/100)*StereoF/[.A652];0)" office:value-type="float" office:value="0.0945230769230769">
            <text:p>0.09452308</text:p>
          </table:table-cell>
          <table:table-cell table:style-name="ce13" table:formula="of:=IF([.A652]&lt;StereoRes;StereoF*(B/100)*CorrAccuracy/([.A652]*[.A652]);0)" office:value-type="float" office:value="0.0000302958579881657">
            <text:p>0.0000</text:p>
          </table:table-cell>
          <table:table-cell table:style-name="ce11" table:formula="of:=IF([.A652]&lt;StereoRes;2*ATAN((StereoRes-[.A652])/(2*StereoF))*180/3.14;0)" office:value-type="float" office:value="1.86587824229071">
            <text:p>1.86587824</text:p>
          </table:table-cell>
          <table:table-cell table:style-name="ce11" table:formula="of:=((StereoRes-2*[.A652])*[.B652]/(2*StereoF))-((-StereoRes*[.B652])/(2*StereoF))" office:value-type="float" office:value="0.00307692307692308">
            <text:p>0.00307692</text:p>
          </table:table-cell>
          <table:table-cell table:number-columns-repeated="252"/>
          <table:table-cell table:style-name="ce2" table:number-columns-repeated="767"/>
        </table:table-row>
        <table:table-row table:style-name="ro2">
          <table:table-cell table:style-name="ce6" office:value-type="float" office:value="625">
            <text:p>625</text:p>
          </table:table-cell>
          <table:table-cell table:style-name="ce11" table:formula="of:=IF([.A653]&lt;StereoRes;(B/100)*StereoF/[.A653];0)" office:value-type="float" office:value="0.09437184">
            <text:p>0.09437184</text:p>
          </table:table-cell>
          <table:table-cell table:style-name="ce13" table:formula="of:=IF([.A653]&lt;StereoRes;StereoF*(B/100)*CorrAccuracy/([.A653]*[.A653]);0)" office:value-type="float" office:value="0.0000301989888">
            <text:p>0.0000</text:p>
          </table:table-cell>
          <table:table-cell table:style-name="ce11" table:formula="of:=IF([.A653]&lt;StereoRes;2*ATAN((StereoRes-[.A653])/(2*StereoF))*180/3.14;0)" office:value-type="float" office:value="1.74927955299543">
            <text:p>1.74927955</text:p>
          </table:table-cell>
          <table:table-cell table:style-name="ce11" table:formula="of:=((StereoRes-2*[.A653])*[.B653]/(2*StereoF))-((-StereoRes*[.B653])/(2*StereoF))" office:value-type="float" office:value="0.00288">
            <text:p>0.00288000</text:p>
          </table:table-cell>
          <table:table-cell table:number-columns-repeated="252"/>
          <table:table-cell table:style-name="ce2" table:number-columns-repeated="767"/>
        </table:table-row>
        <table:table-row table:style-name="ro2">
          <table:table-cell table:style-name="ce6" office:value-type="float" office:value="626">
            <text:p>626</text:p>
          </table:table-cell>
          <table:table-cell table:style-name="ce11" table:formula="of:=IF([.A654]&lt;StereoRes;(B/100)*StereoF/[.A654];0)" office:value-type="float" office:value="0.0942210862619808">
            <text:p>0.09422109</text:p>
          </table:table-cell>
          <table:table-cell table:style-name="ce13" table:formula="of:=IF([.A654]&lt;StereoRes;StereoF*(B/100)*CorrAccuracy/([.A654]*[.A654]);0)" office:value-type="float" office:value="0.0000301025834702814">
            <text:p>0.0000</text:p>
          </table:table-cell>
          <table:table-cell table:style-name="ce11" table:formula="of:=IF([.A654]&lt;StereoRes;2*ATAN((StereoRes-[.A654])/(2*StereoF))*180/3.14;0)" office:value-type="float" office:value="1.63267724478934">
            <text:p>1.63267724</text:p>
          </table:table-cell>
          <table:table-cell table:style-name="ce11" table:formula="of:=((StereoRes-2*[.A654])*[.B654]/(2*StereoF))-((-StereoRes*[.B654])/(2*StereoF))" office:value-type="float" office:value="0.00268370607028754">
            <text:p>0.00268371</text:p>
          </table:table-cell>
          <table:table-cell table:number-columns-repeated="252"/>
          <table:table-cell table:style-name="ce2" table:number-columns-repeated="767"/>
        </table:table-row>
        <table:table-row table:style-name="ro2">
          <table:table-cell table:style-name="ce6" office:value-type="float" office:value="627">
            <text:p>627</text:p>
          </table:table-cell>
          <table:table-cell table:style-name="ce11" table:formula="of:=IF([.A655]&lt;StereoRes;(B/100)*StereoF/[.A655];0)" office:value-type="float" office:value="0.0940708133971292">
            <text:p>0.09407081</text:p>
          </table:table-cell>
          <table:table-cell table:style-name="ce13" table:formula="of:=IF([.A655]&lt;StereoRes;StereoF*(B/100)*CorrAccuracy/([.A655]*[.A655]);0)" office:value-type="float" office:value="0.0000300066390421465">
            <text:p>0.0000</text:p>
          </table:table-cell>
          <table:table-cell table:style-name="ce11" table:formula="of:=IF([.A655]&lt;StereoRes;2*ATAN((StereoRes-[.A655])/(2*StereoF))*180/3.14;0)" office:value-type="float" office:value="1.51607155873049">
            <text:p>1.51607156</text:p>
          </table:table-cell>
          <table:table-cell table:style-name="ce11" table:formula="of:=((StereoRes-2*[.A655])*[.B655]/(2*StereoF))-((-StereoRes*[.B655])/(2*StereoF))" office:value-type="float" office:value="0.00248803827751196">
            <text:p>0.00248804</text:p>
          </table:table-cell>
          <table:table-cell table:number-columns-repeated="252"/>
          <table:table-cell table:style-name="ce2" table:number-columns-repeated="767"/>
        </table:table-row>
        <table:table-row table:style-name="ro2">
          <table:table-cell table:style-name="ce6" office:value-type="float" office:value="628">
            <text:p>628</text:p>
          </table:table-cell>
          <table:table-cell table:style-name="ce11" table:formula="of:=IF([.A656]&lt;StereoRes;(B/100)*StereoF/[.A656];0)" office:value-type="float" office:value="0.0939210191082803">
            <text:p>0.09392102</text:p>
          </table:table-cell>
          <table:table-cell table:style-name="ce13" table:formula="of:=IF([.A656]&lt;StereoRes;StereoF*(B/100)*CorrAccuracy/([.A656]*[.A656]);0)" office:value-type="float" office:value="0.0000299111525822549">
            <text:p>0.0000</text:p>
          </table:table-cell>
          <table:table-cell table:style-name="ce11" table:formula="of:=IF([.A656]&lt;StereoRes;2*ATAN((StereoRes-[.A656])/(2*StereoF))*180/3.14;0)" office:value-type="float" office:value="1.39946273591883">
            <text:p>1.39946274</text:p>
          </table:table-cell>
          <table:table-cell table:style-name="ce11" table:formula="of:=((StereoRes-2*[.A656])*[.B656]/(2*StereoF))-((-StereoRes*[.B656])/(2*StereoF))" office:value-type="float" office:value="0.00229299363057325">
            <text:p>0.00229299</text:p>
          </table:table-cell>
          <table:table-cell table:number-columns-repeated="252"/>
          <table:table-cell table:style-name="ce2" table:number-columns-repeated="767"/>
        </table:table-row>
        <table:table-row table:style-name="ro2">
          <table:table-cell table:style-name="ce6" office:value-type="float" office:value="629">
            <text:p>629</text:p>
          </table:table-cell>
          <table:table-cell table:style-name="ce11" table:formula="of:=IF([.A657]&lt;StereoRes;(B/100)*StereoF/[.A657];0)" office:value-type="float" office:value="0.0937717011128776">
            <text:p>0.09377170</text:p>
          </table:table-cell>
          <table:table-cell table:style-name="ce13" table:formula="of:=IF([.A657]&lt;StereoRes;StereoF*(B/100)*CorrAccuracy/([.A657]*[.A657]);0)" office:value-type="float" office:value="0.0000298161211805652">
            <text:p>0.0000</text:p>
          </table:table-cell>
          <table:table-cell table:style-name="ce11" table:formula="of:=IF([.A657]&lt;StereoRes;2*ATAN((StereoRes-[.A657])/(2*StereoF))*180/3.14;0)" office:value-type="float" office:value="1.28285101749325">
            <text:p>1.28285102</text:p>
          </table:table-cell>
          <table:table-cell table:style-name="ce11" table:formula="of:=((StereoRes-2*[.A657])*[.B657]/(2*StereoF))-((-StereoRes*[.B657])/(2*StereoF))" office:value-type="float" office:value="0.00209856915739268">
            <text:p>0.00209857</text:p>
          </table:table-cell>
          <table:table-cell table:number-columns-repeated="252"/>
          <table:table-cell table:style-name="ce2" table:number-columns-repeated="767"/>
        </table:table-row>
        <table:table-row table:style-name="ro2">
          <table:table-cell table:style-name="ce6" office:value-type="float" office:value="630">
            <text:p>630</text:p>
          </table:table-cell>
          <table:table-cell table:style-name="ce11" table:formula="of:=IF([.A658]&lt;StereoRes;(B/100)*StereoF/[.A658];0)" office:value-type="float" office:value="0.0936228571428572">
            <text:p>0.09362286</text:p>
          </table:table-cell>
          <table:table-cell table:style-name="ce13" table:formula="of:=IF([.A658]&lt;StereoRes;StereoF*(B/100)*CorrAccuracy/([.A658]*[.A658]);0)" office:value-type="float" office:value="0.0000297215419501134">
            <text:p>0.0000</text:p>
          </table:table-cell>
          <table:table-cell table:style-name="ce11" table:formula="of:=IF([.A658]&lt;StereoRes;2*ATAN((StereoRes-[.A658])/(2*StereoF))*180/3.14;0)" office:value-type="float" office:value="1.16623664462858">
            <text:p>1.16623664</text:p>
          </table:table-cell>
          <table:table-cell table:style-name="ce11" table:formula="of:=((StereoRes-2*[.A658])*[.B658]/(2*StereoF))-((-StereoRes*[.B658])/(2*StereoF))" office:value-type="float" office:value="0.0019047619047619">
            <text:p>0.00190476</text:p>
          </table:table-cell>
          <table:table-cell table:number-columns-repeated="252"/>
          <table:table-cell table:style-name="ce2" table:number-columns-repeated="767"/>
        </table:table-row>
        <table:table-row table:style-name="ro2">
          <table:table-cell table:style-name="ce6" office:value-type="float" office:value="631">
            <text:p>631</text:p>
          </table:table-cell>
          <table:table-cell table:style-name="ce11" table:formula="of:=IF([.A659]&lt;StereoRes;(B/100)*StereoF/[.A659];0)" office:value-type="float" office:value="0.0934744849445325">
            <text:p>0.09347448</text:p>
          </table:table-cell>
          <table:table-cell table:style-name="ce13" table:formula="of:=IF([.A659]&lt;StereoRes;StereoF*(B/100)*CorrAccuracy/([.A659]*[.A659]);0)" office:value-type="float" office:value="0.0000296274120267932">
            <text:p>0.0000</text:p>
          </table:table-cell>
          <table:table-cell table:style-name="ce11" table:formula="of:=IF([.A659]&lt;StereoRes;2*ATAN((StereoRes-[.A659])/(2*StereoF))*180/3.14;0)" office:value-type="float" office:value="1.04961985853259">
            <text:p>1.04961986</text:p>
          </table:table-cell>
          <table:table-cell table:style-name="ce11" table:formula="of:=((StereoRes-2*[.A659])*[.B659]/(2*StereoF))-((-StereoRes*[.B659])/(2*StereoF))" office:value-type="float" office:value="0.00171156893819334">
            <text:p>0.00171157</text:p>
          </table:table-cell>
          <table:table-cell table:number-columns-repeated="252"/>
          <table:table-cell table:style-name="ce2" table:number-columns-repeated="767"/>
        </table:table-row>
        <table:table-row table:style-name="ro2">
          <table:table-cell table:style-name="ce6" office:value-type="float" office:value="632">
            <text:p>632</text:p>
          </table:table-cell>
          <table:table-cell table:style-name="ce11" table:formula="of:=IF([.A660]&lt;StereoRes;(B/100)*StereoF/[.A660];0)" office:value-type="float" office:value="0.093326582278481">
            <text:p>0.09332658</text:p>
          </table:table-cell>
          <table:table-cell table:style-name="ce13" table:formula="of:=IF([.A660]&lt;StereoRes;StereoF*(B/100)*CorrAccuracy/([.A660]*[.A660]);0)" office:value-type="float" office:value="0.0000295337285691396">
            <text:p>0.0000</text:p>
          </table:table-cell>
          <table:table-cell table:style-name="ce11" table:formula="of:=IF([.A660]&lt;StereoRes;2*ATAN((StereoRes-[.A660])/(2*StereoF))*180/3.14;0)" office:value-type="float" office:value="0.933000900443008">
            <text:p>0.93300090</text:p>
          </table:table-cell>
          <table:table-cell table:style-name="ce11" table:formula="of:=((StereoRes-2*[.A660])*[.B660]/(2*StereoF))-((-StereoRes*[.B660])/(2*StereoF))" office:value-type="float" office:value="0.00151898734177214">
            <text:p>0.00151899</text:p>
          </table:table-cell>
          <table:table-cell table:number-columns-repeated="252"/>
          <table:table-cell table:style-name="ce2" table:number-columns-repeated="767"/>
        </table:table-row>
        <table:table-row table:style-name="ro2">
          <table:table-cell table:style-name="ce6" office:value-type="float" office:value="633">
            <text:p>633</text:p>
          </table:table-cell>
          <table:table-cell table:style-name="ce11" table:formula="of:=IF([.A661]&lt;StereoRes;(B/100)*StereoF/[.A661];0)" office:value-type="float" office:value="0.0931791469194313">
            <text:p>0.09317915</text:p>
          </table:table-cell>
          <table:table-cell table:style-name="ce13" table:formula="of:=IF([.A661]&lt;StereoRes;StereoF*(B/100)*CorrAccuracy/([.A661]*[.A661]);0)" office:value-type="float" office:value="0.0000294404887581141">
            <text:p>0.0000</text:p>
          </table:table-cell>
          <table:table-cell table:style-name="ce11" table:formula="of:=IF([.A661]&lt;StereoRes;2*ATAN((StereoRes-[.A661])/(2*StereoF))*180/3.14;0)" office:value-type="float" office:value="0.816380011624543">
            <text:p>0.81638001</text:p>
          </table:table-cell>
          <table:table-cell table:style-name="ce11" table:formula="of:=((StereoRes-2*[.A661])*[.B661]/(2*StereoF))-((-StereoRes*[.B661])/(2*StereoF))" office:value-type="float" office:value="0.00132701421800948">
            <text:p>0.00132701</text:p>
          </table:table-cell>
          <table:table-cell table:number-columns-repeated="252"/>
          <table:table-cell table:style-name="ce2" table:number-columns-repeated="767"/>
        </table:table-row>
        <table:table-row table:style-name="ro2">
          <table:table-cell table:style-name="ce6" office:value-type="float" office:value="634">
            <text:p>634</text:p>
          </table:table-cell>
          <table:table-cell table:style-name="ce11" table:formula="of:=IF([.A662]&lt;StereoRes;(B/100)*StereoF/[.A662];0)" office:value-type="float" office:value="0.0930321766561514">
            <text:p>0.09303218</text:p>
          </table:table-cell>
          <table:table-cell table:style-name="ce13" table:formula="of:=IF([.A662]&lt;StereoRes;StereoF*(B/100)*CorrAccuracy/([.A662]*[.A662]);0)" office:value-type="float" office:value="0.0000293476897968932">
            <text:p>0.0000</text:p>
          </table:table-cell>
          <table:table-cell table:style-name="ce11" table:formula="of:=IF([.A662]&lt;StereoRes;2*ATAN((StereoRes-[.A662])/(2*StereoF))*180/3.14;0)" office:value-type="float" office:value="0.699757433365858">
            <text:p>0.69975743</text:p>
          </table:table-cell>
          <table:table-cell table:style-name="ce11" table:formula="of:=((StereoRes-2*[.A662])*[.B662]/(2*StereoF))-((-StereoRes*[.B662])/(2*StereoF))" office:value-type="float" office:value="0.00113564668769716">
            <text:p>0.00113565</text:p>
          </table:table-cell>
          <table:table-cell table:number-columns-repeated="252"/>
          <table:table-cell table:style-name="ce2" table:number-columns-repeated="767"/>
        </table:table-row>
        <table:table-row table:style-name="ro2">
          <table:table-cell table:style-name="ce6" office:value-type="float" office:value="635">
            <text:p>635</text:p>
          </table:table-cell>
          <table:table-cell table:style-name="ce11" table:formula="of:=IF([.A663]&lt;StereoRes;(B/100)*StereoF/[.A663];0)" office:value-type="float" office:value="0.0928856692913386">
            <text:p>0.09288567</text:p>
          </table:table-cell>
          <table:table-cell table:style-name="ce13" table:formula="of:=IF([.A663]&lt;StereoRes;StereoF*(B/100)*CorrAccuracy/([.A663]*[.A663]);0)" office:value-type="float" office:value="0.0000292553289106578">
            <text:p>0.0000</text:p>
          </table:table-cell>
          <table:table-cell table:style-name="ce11" table:formula="of:=IF([.A663]&lt;StereoRes;2*ATAN((StereoRes-[.A663])/(2*StereoF))*180/3.14;0)" office:value-type="float" office:value="0.583133406976597">
            <text:p>0.58313341</text:p>
          </table:table-cell>
          <table:table-cell table:style-name="ce11" table:formula="of:=((StereoRes-2*[.A663])*[.B663]/(2*StereoF))-((-StereoRes*[.B663])/(2*StereoF))" office:value-type="float" office:value="0.000944881889763778">
            <text:p>0.00094488</text:p>
          </table:table-cell>
          <table:table-cell table:number-columns-repeated="252"/>
          <table:table-cell table:style-name="ce2" table:number-columns-repeated="767"/>
        </table:table-row>
        <table:table-row table:style-name="ro2">
          <table:table-cell table:style-name="ce6" office:value-type="float" office:value="636">
            <text:p>636</text:p>
          </table:table-cell>
          <table:table-cell table:style-name="ce11" table:formula="of:=IF([.A664]&lt;StereoRes;(B/100)*StereoF/[.A664];0)" office:value-type="float" office:value="0.0927396226415094">
            <text:p>0.09273962</text:p>
          </table:table-cell>
          <table:table-cell table:style-name="ce13" table:formula="of:=IF([.A664]&lt;StereoRes;StereoF*(B/100)*CorrAccuracy/([.A664]*[.A664]);0)" office:value-type="float" office:value="0.0000291634033463866">
            <text:p>0.0000</text:p>
          </table:table-cell>
          <table:table-cell table:style-name="ce11" table:formula="of:=IF([.A664]&lt;StereoRes;2*ATAN((StereoRes-[.A664])/(2*StereoF))*180/3.14;0)" office:value-type="float" office:value="0.466508173784383">
            <text:p>0.46650817</text:p>
          </table:table-cell>
          <table:table-cell table:style-name="ce11" table:formula="of:=((StereoRes-2*[.A664])*[.B664]/(2*StereoF))-((-StereoRes*[.B664])/(2*StereoF))" office:value-type="float" office:value="0.000754716981132067">
            <text:p>0.00075472</text:p>
          </table:table-cell>
          <table:table-cell table:number-columns-repeated="252"/>
          <table:table-cell table:style-name="ce2" table:number-columns-repeated="767"/>
        </table:table-row>
        <table:table-row table:style-name="ro2">
          <table:table-cell table:style-name="ce6" office:value-type="float" office:value="637">
            <text:p>637</text:p>
          </table:table-cell>
          <table:table-cell table:style-name="ce11" table:formula="of:=IF([.A665]&lt;StereoRes;(B/100)*StereoF/[.A665];0)" office:value-type="float" office:value="0.0925940345368917">
            <text:p>0.09259403</text:p>
          </table:table-cell>
          <table:table-cell table:style-name="ce13" table:formula="of:=IF([.A665]&lt;StereoRes;StereoF*(B/100)*CorrAccuracy/([.A665]*[.A665]);0)" office:value-type="float" office:value="0.0000290719103726504">
            <text:p>0.0000</text:p>
          </table:table-cell>
          <table:table-cell table:style-name="ce11" table:formula="of:=IF([.A665]&lt;StereoRes;2*ATAN((StereoRes-[.A665])/(2*StereoF))*180/3.14;0)" office:value-type="float" office:value="0.349881975131824">
            <text:p>0.34988198</text:p>
          </table:table-cell>
          <table:table-cell table:style-name="ce11" table:formula="of:=((StereoRes-2*[.A665])*[.B665]/(2*StereoF))-((-StereoRes*[.B665])/(2*StereoF))" office:value-type="float" office:value="0.000565149136577708">
            <text:p>0.00056515</text:p>
          </table:table-cell>
          <table:table-cell table:number-columns-repeated="252"/>
          <table:table-cell table:style-name="ce2" table:number-columns-repeated="767"/>
        </table:table-row>
        <table:table-row table:style-name="ro2">
          <table:table-cell table:style-name="ce6" office:value-type="float" office:value="638">
            <text:p>638</text:p>
          </table:table-cell>
          <table:table-cell table:style-name="ce11" table:formula="of:=IF([.A666]&lt;StereoRes;(B/100)*StereoF/[.A666];0)" office:value-type="float" office:value="0.0924489028213166">
            <text:p>0.09244890</text:p>
          </table:table-cell>
          <table:table-cell table:style-name="ce13" table:formula="of:=IF([.A666]&lt;StereoRes;StereoF*(B/100)*CorrAccuracy/([.A666]*[.A666]);0)" office:value-type="float" office:value="0.0000289808472794096">
            <text:p>0.0000</text:p>
          </table:table-cell>
          <table:table-cell table:style-name="ce11" table:formula="of:=IF([.A666]&lt;StereoRes;2*ATAN((StereoRes-[.A666])/(2*StereoF))*180/3.14;0)" office:value-type="float" office:value="0.233255052373516">
            <text:p>0.23325505</text:p>
          </table:table-cell>
          <table:table-cell table:style-name="ce11" table:formula="of:=((StereoRes-2*[.A666])*[.B666]/(2*StereoF))-((-StereoRes*[.B666])/(2*StereoF))" office:value-type="float" office:value="0.00037617554858934">
            <text:p>0.00037618</text:p>
          </table:table-cell>
          <table:table-cell table:number-columns-repeated="252"/>
          <table:table-cell table:style-name="ce2" table:number-columns-repeated="767"/>
        </table:table-row>
        <table:table-row table:style-name="ro2">
          <table:table-cell table:style-name="ce6" office:value-type="float" office:value="639">
            <text:p>639</text:p>
          </table:table-cell>
          <table:table-cell table:style-name="ce11" table:formula="of:=IF([.A667]&lt;StereoRes;(B/100)*StereoF/[.A667];0)" office:value-type="float" office:value="0.0923042253521127">
            <text:p>0.09230423</text:p>
          </table:table-cell>
          <table:table-cell table:style-name="ce13" table:formula="of:=IF([.A667]&lt;StereoRes;StereoF*(B/100)*CorrAccuracy/([.A667]*[.A667]);0)" office:value-type="float" office:value="0.000028890211377813">
            <text:p>0.0000</text:p>
          </table:table-cell>
          <table:table-cell table:style-name="ce11" table:formula="of:=IF([.A667]&lt;StereoRes;2*ATAN((StereoRes-[.A667])/(2*StereoF))*180/3.14;0)" office:value-type="float" office:value="0.116627646873048">
            <text:p>0.11662765</text:p>
          </table:table-cell>
          <table:table-cell table:style-name="ce11" table:formula="of:=((StereoRes-2*[.A667])*[.B667]/(2*StereoF))-((-StereoRes*[.B667])/(2*StereoF))" office:value-type="float" office:value="0.000187793427230049">
            <text:p>0.00018779</text:p>
          </table:table-cell>
          <table:table-cell table:number-columns-repeated="252"/>
          <table:table-cell table:style-name="ce2" table:number-columns-repeated="767"/>
        </table:table-row>
        <table:table-row table:style-name="ro2">
          <table:table-cell table:style-name="ce6" office:value-type="float" office:value="640">
            <text:p>640</text:p>
          </table:table-cell>
          <table:table-cell table:style-name="ce11" table:formula="of:=IF([.A668]&lt;StereoRes;(B/100)*StereoF/[.A668];0)" office:value-type="float" office:value="0">
            <text:p>0.00000000</text:p>
          </table:table-cell>
          <table:table-cell table:style-name="ce13" table:formula="of:=IF([.A668]&lt;StereoRes;StereoF*(B/100)*CorrAccuracy/([.A668]*[.A668]);0)" office:value-type="float" office:value="0">
            <text:p>0.0000</text:p>
          </table:table-cell>
          <table:table-cell table:style-name="ce11" table:formula="of:=IF([.A668]&lt;StereoRes;2*ATAN((StereoRes-[.A668])/(2*StereoF))*180/3.14;0)" office:value-type="float" office:value="0">
            <text:p>0.00000000</text:p>
          </table:table-cell>
          <table:table-cell table:style-name="ce11" table:formula="of:=((StereoRes-2*[.A668])*[.B668]/(2*StereoF))-((-StereoRes*[.B66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1">
            <text:p>641</text:p>
          </table:table-cell>
          <table:table-cell table:style-name="ce11" table:formula="of:=IF([.A669]&lt;StereoRes;(B/100)*StereoF/[.A669];0)" office:value-type="float" office:value="0">
            <text:p>0.00000000</text:p>
          </table:table-cell>
          <table:table-cell table:style-name="ce13" table:formula="of:=IF([.A669]&lt;StereoRes;StereoF*(B/100)*CorrAccuracy/([.A669]*[.A669]);0)" office:value-type="float" office:value="0">
            <text:p>0.0000</text:p>
          </table:table-cell>
          <table:table-cell table:style-name="ce11" table:formula="of:=IF([.A669]&lt;StereoRes;2*ATAN((StereoRes-[.A669])/(2*StereoF))*180/3.14;0)" office:value-type="float" office:value="0">
            <text:p>0.00000000</text:p>
          </table:table-cell>
          <table:table-cell table:style-name="ce11" table:formula="of:=((StereoRes-2*[.A669])*[.B669]/(2*StereoF))-((-StereoRes*[.B66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2">
            <text:p>642</text:p>
          </table:table-cell>
          <table:table-cell table:style-name="ce11" table:formula="of:=IF([.A670]&lt;StereoRes;(B/100)*StereoF/[.A670];0)" office:value-type="float" office:value="0">
            <text:p>0.00000000</text:p>
          </table:table-cell>
          <table:table-cell table:style-name="ce13" table:formula="of:=IF([.A670]&lt;StereoRes;StereoF*(B/100)*CorrAccuracy/([.A670]*[.A670]);0)" office:value-type="float" office:value="0">
            <text:p>0.0000</text:p>
          </table:table-cell>
          <table:table-cell table:style-name="ce11" table:formula="of:=IF([.A670]&lt;StereoRes;2*ATAN((StereoRes-[.A670])/(2*StereoF))*180/3.14;0)" office:value-type="float" office:value="0">
            <text:p>0.00000000</text:p>
          </table:table-cell>
          <table:table-cell table:style-name="ce11" table:formula="of:=((StereoRes-2*[.A670])*[.B670]/(2*StereoF))-((-StereoRes*[.B67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3">
            <text:p>643</text:p>
          </table:table-cell>
          <table:table-cell table:style-name="ce11" table:formula="of:=IF([.A671]&lt;StereoRes;(B/100)*StereoF/[.A671];0)" office:value-type="float" office:value="0">
            <text:p>0.00000000</text:p>
          </table:table-cell>
          <table:table-cell table:style-name="ce13" table:formula="of:=IF([.A671]&lt;StereoRes;StereoF*(B/100)*CorrAccuracy/([.A671]*[.A671]);0)" office:value-type="float" office:value="0">
            <text:p>0.0000</text:p>
          </table:table-cell>
          <table:table-cell table:style-name="ce11" table:formula="of:=IF([.A671]&lt;StereoRes;2*ATAN((StereoRes-[.A671])/(2*StereoF))*180/3.14;0)" office:value-type="float" office:value="0">
            <text:p>0.00000000</text:p>
          </table:table-cell>
          <table:table-cell table:style-name="ce11" table:formula="of:=((StereoRes-2*[.A671])*[.B671]/(2*StereoF))-((-StereoRes*[.B67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4">
            <text:p>644</text:p>
          </table:table-cell>
          <table:table-cell table:style-name="ce11" table:formula="of:=IF([.A672]&lt;StereoRes;(B/100)*StereoF/[.A672];0)" office:value-type="float" office:value="0">
            <text:p>0.00000000</text:p>
          </table:table-cell>
          <table:table-cell table:style-name="ce13" table:formula="of:=IF([.A672]&lt;StereoRes;StereoF*(B/100)*CorrAccuracy/([.A672]*[.A672]);0)" office:value-type="float" office:value="0">
            <text:p>0.0000</text:p>
          </table:table-cell>
          <table:table-cell table:style-name="ce11" table:formula="of:=IF([.A672]&lt;StereoRes;2*ATAN((StereoRes-[.A672])/(2*StereoF))*180/3.14;0)" office:value-type="float" office:value="0">
            <text:p>0.00000000</text:p>
          </table:table-cell>
          <table:table-cell table:style-name="ce11" table:formula="of:=((StereoRes-2*[.A672])*[.B672]/(2*StereoF))-((-StereoRes*[.B67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5">
            <text:p>645</text:p>
          </table:table-cell>
          <table:table-cell table:style-name="ce11" table:formula="of:=IF([.A673]&lt;StereoRes;(B/100)*StereoF/[.A673];0)" office:value-type="float" office:value="0">
            <text:p>0.00000000</text:p>
          </table:table-cell>
          <table:table-cell table:style-name="ce13" table:formula="of:=IF([.A673]&lt;StereoRes;StereoF*(B/100)*CorrAccuracy/([.A673]*[.A673]);0)" office:value-type="float" office:value="0">
            <text:p>0.0000</text:p>
          </table:table-cell>
          <table:table-cell table:style-name="ce11" table:formula="of:=IF([.A673]&lt;StereoRes;2*ATAN((StereoRes-[.A673])/(2*StereoF))*180/3.14;0)" office:value-type="float" office:value="0">
            <text:p>0.00000000</text:p>
          </table:table-cell>
          <table:table-cell table:style-name="ce11" table:formula="of:=((StereoRes-2*[.A673])*[.B673]/(2*StereoF))-((-StereoRes*[.B67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6">
            <text:p>646</text:p>
          </table:table-cell>
          <table:table-cell table:style-name="ce11" table:formula="of:=IF([.A674]&lt;StereoRes;(B/100)*StereoF/[.A674];0)" office:value-type="float" office:value="0">
            <text:p>0.00000000</text:p>
          </table:table-cell>
          <table:table-cell table:style-name="ce13" table:formula="of:=IF([.A674]&lt;StereoRes;StereoF*(B/100)*CorrAccuracy/([.A674]*[.A674]);0)" office:value-type="float" office:value="0">
            <text:p>0.0000</text:p>
          </table:table-cell>
          <table:table-cell table:style-name="ce11" table:formula="of:=IF([.A674]&lt;StereoRes;2*ATAN((StereoRes-[.A674])/(2*StereoF))*180/3.14;0)" office:value-type="float" office:value="0">
            <text:p>0.00000000</text:p>
          </table:table-cell>
          <table:table-cell table:style-name="ce11" table:formula="of:=((StereoRes-2*[.A674])*[.B674]/(2*StereoF))-((-StereoRes*[.B67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7">
            <text:p>647</text:p>
          </table:table-cell>
          <table:table-cell table:style-name="ce11" table:formula="of:=IF([.A675]&lt;StereoRes;(B/100)*StereoF/[.A675];0)" office:value-type="float" office:value="0">
            <text:p>0.00000000</text:p>
          </table:table-cell>
          <table:table-cell table:style-name="ce13" table:formula="of:=IF([.A675]&lt;StereoRes;StereoF*(B/100)*CorrAccuracy/([.A675]*[.A675]);0)" office:value-type="float" office:value="0">
            <text:p>0.0000</text:p>
          </table:table-cell>
          <table:table-cell table:style-name="ce11" table:formula="of:=IF([.A675]&lt;StereoRes;2*ATAN((StereoRes-[.A675])/(2*StereoF))*180/3.14;0)" office:value-type="float" office:value="0">
            <text:p>0.00000000</text:p>
          </table:table-cell>
          <table:table-cell table:style-name="ce11" table:formula="of:=((StereoRes-2*[.A675])*[.B675]/(2*StereoF))-((-StereoRes*[.B67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8">
            <text:p>648</text:p>
          </table:table-cell>
          <table:table-cell table:style-name="ce11" table:formula="of:=IF([.A676]&lt;StereoRes;(B/100)*StereoF/[.A676];0)" office:value-type="float" office:value="0">
            <text:p>0.00000000</text:p>
          </table:table-cell>
          <table:table-cell table:style-name="ce13" table:formula="of:=IF([.A676]&lt;StereoRes;StereoF*(B/100)*CorrAccuracy/([.A676]*[.A676]);0)" office:value-type="float" office:value="0">
            <text:p>0.0000</text:p>
          </table:table-cell>
          <table:table-cell table:style-name="ce11" table:formula="of:=IF([.A676]&lt;StereoRes;2*ATAN((StereoRes-[.A676])/(2*StereoF))*180/3.14;0)" office:value-type="float" office:value="0">
            <text:p>0.00000000</text:p>
          </table:table-cell>
          <table:table-cell table:style-name="ce11" table:formula="of:=((StereoRes-2*[.A676])*[.B676]/(2*StereoF))-((-StereoRes*[.B67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49">
            <text:p>649</text:p>
          </table:table-cell>
          <table:table-cell table:style-name="ce11" table:formula="of:=IF([.A677]&lt;StereoRes;(B/100)*StereoF/[.A677];0)" office:value-type="float" office:value="0">
            <text:p>0.00000000</text:p>
          </table:table-cell>
          <table:table-cell table:style-name="ce13" table:formula="of:=IF([.A677]&lt;StereoRes;StereoF*(B/100)*CorrAccuracy/([.A677]*[.A677]);0)" office:value-type="float" office:value="0">
            <text:p>0.0000</text:p>
          </table:table-cell>
          <table:table-cell table:style-name="ce11" table:formula="of:=IF([.A677]&lt;StereoRes;2*ATAN((StereoRes-[.A677])/(2*StereoF))*180/3.14;0)" office:value-type="float" office:value="0">
            <text:p>0.00000000</text:p>
          </table:table-cell>
          <table:table-cell table:style-name="ce11" table:formula="of:=((StereoRes-2*[.A677])*[.B677]/(2*StereoF))-((-StereoRes*[.B67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0">
            <text:p>650</text:p>
          </table:table-cell>
          <table:table-cell table:style-name="ce11" table:formula="of:=IF([.A678]&lt;StereoRes;(B/100)*StereoF/[.A678];0)" office:value-type="float" office:value="0">
            <text:p>0.00000000</text:p>
          </table:table-cell>
          <table:table-cell table:style-name="ce13" table:formula="of:=IF([.A678]&lt;StereoRes;StereoF*(B/100)*CorrAccuracy/([.A678]*[.A678]);0)" office:value-type="float" office:value="0">
            <text:p>0.0000</text:p>
          </table:table-cell>
          <table:table-cell table:style-name="ce11" table:formula="of:=IF([.A678]&lt;StereoRes;2*ATAN((StereoRes-[.A678])/(2*StereoF))*180/3.14;0)" office:value-type="float" office:value="0">
            <text:p>0.00000000</text:p>
          </table:table-cell>
          <table:table-cell table:style-name="ce11" table:formula="of:=((StereoRes-2*[.A678])*[.B678]/(2*StereoF))-((-StereoRes*[.B67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1">
            <text:p>651</text:p>
          </table:table-cell>
          <table:table-cell table:style-name="ce11" table:formula="of:=IF([.A679]&lt;StereoRes;(B/100)*StereoF/[.A679];0)" office:value-type="float" office:value="0">
            <text:p>0.00000000</text:p>
          </table:table-cell>
          <table:table-cell table:style-name="ce13" table:formula="of:=IF([.A679]&lt;StereoRes;StereoF*(B/100)*CorrAccuracy/([.A679]*[.A679]);0)" office:value-type="float" office:value="0">
            <text:p>0.0000</text:p>
          </table:table-cell>
          <table:table-cell table:style-name="ce11" table:formula="of:=IF([.A679]&lt;StereoRes;2*ATAN((StereoRes-[.A679])/(2*StereoF))*180/3.14;0)" office:value-type="float" office:value="0">
            <text:p>0.00000000</text:p>
          </table:table-cell>
          <table:table-cell table:style-name="ce11" table:formula="of:=((StereoRes-2*[.A679])*[.B679]/(2*StereoF))-((-StereoRes*[.B67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2">
            <text:p>652</text:p>
          </table:table-cell>
          <table:table-cell table:style-name="ce11" table:formula="of:=IF([.A680]&lt;StereoRes;(B/100)*StereoF/[.A680];0)" office:value-type="float" office:value="0">
            <text:p>0.00000000</text:p>
          </table:table-cell>
          <table:table-cell table:style-name="ce13" table:formula="of:=IF([.A680]&lt;StereoRes;StereoF*(B/100)*CorrAccuracy/([.A680]*[.A680]);0)" office:value-type="float" office:value="0">
            <text:p>0.0000</text:p>
          </table:table-cell>
          <table:table-cell table:style-name="ce11" table:formula="of:=IF([.A680]&lt;StereoRes;2*ATAN((StereoRes-[.A680])/(2*StereoF))*180/3.14;0)" office:value-type="float" office:value="0">
            <text:p>0.00000000</text:p>
          </table:table-cell>
          <table:table-cell table:style-name="ce11" table:formula="of:=((StereoRes-2*[.A680])*[.B680]/(2*StereoF))-((-StereoRes*[.B68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3">
            <text:p>653</text:p>
          </table:table-cell>
          <table:table-cell table:style-name="ce11" table:formula="of:=IF([.A681]&lt;StereoRes;(B/100)*StereoF/[.A681];0)" office:value-type="float" office:value="0">
            <text:p>0.00000000</text:p>
          </table:table-cell>
          <table:table-cell table:style-name="ce13" table:formula="of:=IF([.A681]&lt;StereoRes;StereoF*(B/100)*CorrAccuracy/([.A681]*[.A681]);0)" office:value-type="float" office:value="0">
            <text:p>0.0000</text:p>
          </table:table-cell>
          <table:table-cell table:style-name="ce11" table:formula="of:=IF([.A681]&lt;StereoRes;2*ATAN((StereoRes-[.A681])/(2*StereoF))*180/3.14;0)" office:value-type="float" office:value="0">
            <text:p>0.00000000</text:p>
          </table:table-cell>
          <table:table-cell table:style-name="ce11" table:formula="of:=((StereoRes-2*[.A681])*[.B681]/(2*StereoF))-((-StereoRes*[.B68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4">
            <text:p>654</text:p>
          </table:table-cell>
          <table:table-cell table:style-name="ce11" table:formula="of:=IF([.A682]&lt;StereoRes;(B/100)*StereoF/[.A682];0)" office:value-type="float" office:value="0">
            <text:p>0.00000000</text:p>
          </table:table-cell>
          <table:table-cell table:style-name="ce13" table:formula="of:=IF([.A682]&lt;StereoRes;StereoF*(B/100)*CorrAccuracy/([.A682]*[.A682]);0)" office:value-type="float" office:value="0">
            <text:p>0.0000</text:p>
          </table:table-cell>
          <table:table-cell table:style-name="ce11" table:formula="of:=IF([.A682]&lt;StereoRes;2*ATAN((StereoRes-[.A682])/(2*StereoF))*180/3.14;0)" office:value-type="float" office:value="0">
            <text:p>0.00000000</text:p>
          </table:table-cell>
          <table:table-cell table:style-name="ce11" table:formula="of:=((StereoRes-2*[.A682])*[.B682]/(2*StereoF))-((-StereoRes*[.B68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5">
            <text:p>655</text:p>
          </table:table-cell>
          <table:table-cell table:style-name="ce11" table:formula="of:=IF([.A683]&lt;StereoRes;(B/100)*StereoF/[.A683];0)" office:value-type="float" office:value="0">
            <text:p>0.00000000</text:p>
          </table:table-cell>
          <table:table-cell table:style-name="ce13" table:formula="of:=IF([.A683]&lt;StereoRes;StereoF*(B/100)*CorrAccuracy/([.A683]*[.A683]);0)" office:value-type="float" office:value="0">
            <text:p>0.0000</text:p>
          </table:table-cell>
          <table:table-cell table:style-name="ce11" table:formula="of:=IF([.A683]&lt;StereoRes;2*ATAN((StereoRes-[.A683])/(2*StereoF))*180/3.14;0)" office:value-type="float" office:value="0">
            <text:p>0.00000000</text:p>
          </table:table-cell>
          <table:table-cell table:style-name="ce11" table:formula="of:=((StereoRes-2*[.A683])*[.B683]/(2*StereoF))-((-StereoRes*[.B68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6">
            <text:p>656</text:p>
          </table:table-cell>
          <table:table-cell table:style-name="ce11" table:formula="of:=IF([.A684]&lt;StereoRes;(B/100)*StereoF/[.A684];0)" office:value-type="float" office:value="0">
            <text:p>0.00000000</text:p>
          </table:table-cell>
          <table:table-cell table:style-name="ce13" table:formula="of:=IF([.A684]&lt;StereoRes;StereoF*(B/100)*CorrAccuracy/([.A684]*[.A684]);0)" office:value-type="float" office:value="0">
            <text:p>0.0000</text:p>
          </table:table-cell>
          <table:table-cell table:style-name="ce11" table:formula="of:=IF([.A684]&lt;StereoRes;2*ATAN((StereoRes-[.A684])/(2*StereoF))*180/3.14;0)" office:value-type="float" office:value="0">
            <text:p>0.00000000</text:p>
          </table:table-cell>
          <table:table-cell table:style-name="ce11" table:formula="of:=((StereoRes-2*[.A684])*[.B684]/(2*StereoF))-((-StereoRes*[.B68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7">
            <text:p>657</text:p>
          </table:table-cell>
          <table:table-cell table:style-name="ce11" table:formula="of:=IF([.A685]&lt;StereoRes;(B/100)*StereoF/[.A685];0)" office:value-type="float" office:value="0">
            <text:p>0.00000000</text:p>
          </table:table-cell>
          <table:table-cell table:style-name="ce13" table:formula="of:=IF([.A685]&lt;StereoRes;StereoF*(B/100)*CorrAccuracy/([.A685]*[.A685]);0)" office:value-type="float" office:value="0">
            <text:p>0.0000</text:p>
          </table:table-cell>
          <table:table-cell table:style-name="ce11" table:formula="of:=IF([.A685]&lt;StereoRes;2*ATAN((StereoRes-[.A685])/(2*StereoF))*180/3.14;0)" office:value-type="float" office:value="0">
            <text:p>0.00000000</text:p>
          </table:table-cell>
          <table:table-cell table:style-name="ce11" table:formula="of:=((StereoRes-2*[.A685])*[.B685]/(2*StereoF))-((-StereoRes*[.B68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8">
            <text:p>658</text:p>
          </table:table-cell>
          <table:table-cell table:style-name="ce11" table:formula="of:=IF([.A686]&lt;StereoRes;(B/100)*StereoF/[.A686];0)" office:value-type="float" office:value="0">
            <text:p>0.00000000</text:p>
          </table:table-cell>
          <table:table-cell table:style-name="ce13" table:formula="of:=IF([.A686]&lt;StereoRes;StereoF*(B/100)*CorrAccuracy/([.A686]*[.A686]);0)" office:value-type="float" office:value="0">
            <text:p>0.0000</text:p>
          </table:table-cell>
          <table:table-cell table:style-name="ce11" table:formula="of:=IF([.A686]&lt;StereoRes;2*ATAN((StereoRes-[.A686])/(2*StereoF))*180/3.14;0)" office:value-type="float" office:value="0">
            <text:p>0.00000000</text:p>
          </table:table-cell>
          <table:table-cell table:style-name="ce11" table:formula="of:=((StereoRes-2*[.A686])*[.B686]/(2*StereoF))-((-StereoRes*[.B68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59">
            <text:p>659</text:p>
          </table:table-cell>
          <table:table-cell table:style-name="ce11" table:formula="of:=IF([.A687]&lt;StereoRes;(B/100)*StereoF/[.A687];0)" office:value-type="float" office:value="0">
            <text:p>0.00000000</text:p>
          </table:table-cell>
          <table:table-cell table:style-name="ce13" table:formula="of:=IF([.A687]&lt;StereoRes;StereoF*(B/100)*CorrAccuracy/([.A687]*[.A687]);0)" office:value-type="float" office:value="0">
            <text:p>0.0000</text:p>
          </table:table-cell>
          <table:table-cell table:style-name="ce11" table:formula="of:=IF([.A687]&lt;StereoRes;2*ATAN((StereoRes-[.A687])/(2*StereoF))*180/3.14;0)" office:value-type="float" office:value="0">
            <text:p>0.00000000</text:p>
          </table:table-cell>
          <table:table-cell table:style-name="ce11" table:formula="of:=((StereoRes-2*[.A687])*[.B687]/(2*StereoF))-((-StereoRes*[.B68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0">
            <text:p>660</text:p>
          </table:table-cell>
          <table:table-cell table:style-name="ce11" table:formula="of:=IF([.A688]&lt;StereoRes;(B/100)*StereoF/[.A688];0)" office:value-type="float" office:value="0">
            <text:p>0.00000000</text:p>
          </table:table-cell>
          <table:table-cell table:style-name="ce13" table:formula="of:=IF([.A688]&lt;StereoRes;StereoF*(B/100)*CorrAccuracy/([.A688]*[.A688]);0)" office:value-type="float" office:value="0">
            <text:p>0.0000</text:p>
          </table:table-cell>
          <table:table-cell table:style-name="ce11" table:formula="of:=IF([.A688]&lt;StereoRes;2*ATAN((StereoRes-[.A688])/(2*StereoF))*180/3.14;0)" office:value-type="float" office:value="0">
            <text:p>0.00000000</text:p>
          </table:table-cell>
          <table:table-cell table:style-name="ce11" table:formula="of:=((StereoRes-2*[.A688])*[.B688]/(2*StereoF))-((-StereoRes*[.B68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1">
            <text:p>661</text:p>
          </table:table-cell>
          <table:table-cell table:style-name="ce11" table:formula="of:=IF([.A689]&lt;StereoRes;(B/100)*StereoF/[.A689];0)" office:value-type="float" office:value="0">
            <text:p>0.00000000</text:p>
          </table:table-cell>
          <table:table-cell table:style-name="ce13" table:formula="of:=IF([.A689]&lt;StereoRes;StereoF*(B/100)*CorrAccuracy/([.A689]*[.A689]);0)" office:value-type="float" office:value="0">
            <text:p>0.0000</text:p>
          </table:table-cell>
          <table:table-cell table:style-name="ce11" table:formula="of:=IF([.A689]&lt;StereoRes;2*ATAN((StereoRes-[.A689])/(2*StereoF))*180/3.14;0)" office:value-type="float" office:value="0">
            <text:p>0.00000000</text:p>
          </table:table-cell>
          <table:table-cell table:style-name="ce11" table:formula="of:=((StereoRes-2*[.A689])*[.B689]/(2*StereoF))-((-StereoRes*[.B68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2">
            <text:p>662</text:p>
          </table:table-cell>
          <table:table-cell table:style-name="ce11" table:formula="of:=IF([.A690]&lt;StereoRes;(B/100)*StereoF/[.A690];0)" office:value-type="float" office:value="0">
            <text:p>0.00000000</text:p>
          </table:table-cell>
          <table:table-cell table:style-name="ce13" table:formula="of:=IF([.A690]&lt;StereoRes;StereoF*(B/100)*CorrAccuracy/([.A690]*[.A690]);0)" office:value-type="float" office:value="0">
            <text:p>0.0000</text:p>
          </table:table-cell>
          <table:table-cell table:style-name="ce11" table:formula="of:=IF([.A690]&lt;StereoRes;2*ATAN((StereoRes-[.A690])/(2*StereoF))*180/3.14;0)" office:value-type="float" office:value="0">
            <text:p>0.00000000</text:p>
          </table:table-cell>
          <table:table-cell table:style-name="ce11" table:formula="of:=((StereoRes-2*[.A690])*[.B690]/(2*StereoF))-((-StereoRes*[.B69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3">
            <text:p>663</text:p>
          </table:table-cell>
          <table:table-cell table:style-name="ce11" table:formula="of:=IF([.A691]&lt;StereoRes;(B/100)*StereoF/[.A691];0)" office:value-type="float" office:value="0">
            <text:p>0.00000000</text:p>
          </table:table-cell>
          <table:table-cell table:style-name="ce13" table:formula="of:=IF([.A691]&lt;StereoRes;StereoF*(B/100)*CorrAccuracy/([.A691]*[.A691]);0)" office:value-type="float" office:value="0">
            <text:p>0.0000</text:p>
          </table:table-cell>
          <table:table-cell table:style-name="ce11" table:formula="of:=IF([.A691]&lt;StereoRes;2*ATAN((StereoRes-[.A691])/(2*StereoF))*180/3.14;0)" office:value-type="float" office:value="0">
            <text:p>0.00000000</text:p>
          </table:table-cell>
          <table:table-cell table:style-name="ce11" table:formula="of:=((StereoRes-2*[.A691])*[.B691]/(2*StereoF))-((-StereoRes*[.B69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4">
            <text:p>664</text:p>
          </table:table-cell>
          <table:table-cell table:style-name="ce11" table:formula="of:=IF([.A692]&lt;StereoRes;(B/100)*StereoF/[.A692];0)" office:value-type="float" office:value="0">
            <text:p>0.00000000</text:p>
          </table:table-cell>
          <table:table-cell table:style-name="ce13" table:formula="of:=IF([.A692]&lt;StereoRes;StereoF*(B/100)*CorrAccuracy/([.A692]*[.A692]);0)" office:value-type="float" office:value="0">
            <text:p>0.0000</text:p>
          </table:table-cell>
          <table:table-cell table:style-name="ce11" table:formula="of:=IF([.A692]&lt;StereoRes;2*ATAN((StereoRes-[.A692])/(2*StereoF))*180/3.14;0)" office:value-type="float" office:value="0">
            <text:p>0.00000000</text:p>
          </table:table-cell>
          <table:table-cell table:style-name="ce11" table:formula="of:=((StereoRes-2*[.A692])*[.B692]/(2*StereoF))-((-StereoRes*[.B69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5">
            <text:p>665</text:p>
          </table:table-cell>
          <table:table-cell table:style-name="ce11" table:formula="of:=IF([.A693]&lt;StereoRes;(B/100)*StereoF/[.A693];0)" office:value-type="float" office:value="0">
            <text:p>0.00000000</text:p>
          </table:table-cell>
          <table:table-cell table:style-name="ce13" table:formula="of:=IF([.A693]&lt;StereoRes;StereoF*(B/100)*CorrAccuracy/([.A693]*[.A693]);0)" office:value-type="float" office:value="0">
            <text:p>0.0000</text:p>
          </table:table-cell>
          <table:table-cell table:style-name="ce11" table:formula="of:=IF([.A693]&lt;StereoRes;2*ATAN((StereoRes-[.A693])/(2*StereoF))*180/3.14;0)" office:value-type="float" office:value="0">
            <text:p>0.00000000</text:p>
          </table:table-cell>
          <table:table-cell table:style-name="ce11" table:formula="of:=((StereoRes-2*[.A693])*[.B693]/(2*StereoF))-((-StereoRes*[.B69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6">
            <text:p>666</text:p>
          </table:table-cell>
          <table:table-cell table:style-name="ce11" table:formula="of:=IF([.A694]&lt;StereoRes;(B/100)*StereoF/[.A694];0)" office:value-type="float" office:value="0">
            <text:p>0.00000000</text:p>
          </table:table-cell>
          <table:table-cell table:style-name="ce13" table:formula="of:=IF([.A694]&lt;StereoRes;StereoF*(B/100)*CorrAccuracy/([.A694]*[.A694]);0)" office:value-type="float" office:value="0">
            <text:p>0.0000</text:p>
          </table:table-cell>
          <table:table-cell table:style-name="ce11" table:formula="of:=IF([.A694]&lt;StereoRes;2*ATAN((StereoRes-[.A694])/(2*StereoF))*180/3.14;0)" office:value-type="float" office:value="0">
            <text:p>0.00000000</text:p>
          </table:table-cell>
          <table:table-cell table:style-name="ce11" table:formula="of:=((StereoRes-2*[.A694])*[.B694]/(2*StereoF))-((-StereoRes*[.B69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7">
            <text:p>667</text:p>
          </table:table-cell>
          <table:table-cell table:style-name="ce11" table:formula="of:=IF([.A695]&lt;StereoRes;(B/100)*StereoF/[.A695];0)" office:value-type="float" office:value="0">
            <text:p>0.00000000</text:p>
          </table:table-cell>
          <table:table-cell table:style-name="ce13" table:formula="of:=IF([.A695]&lt;StereoRes;StereoF*(B/100)*CorrAccuracy/([.A695]*[.A695]);0)" office:value-type="float" office:value="0">
            <text:p>0.0000</text:p>
          </table:table-cell>
          <table:table-cell table:style-name="ce11" table:formula="of:=IF([.A695]&lt;StereoRes;2*ATAN((StereoRes-[.A695])/(2*StereoF))*180/3.14;0)" office:value-type="float" office:value="0">
            <text:p>0.00000000</text:p>
          </table:table-cell>
          <table:table-cell table:style-name="ce11" table:formula="of:=((StereoRes-2*[.A695])*[.B695]/(2*StereoF))-((-StereoRes*[.B69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8">
            <text:p>668</text:p>
          </table:table-cell>
          <table:table-cell table:style-name="ce11" table:formula="of:=IF([.A696]&lt;StereoRes;(B/100)*StereoF/[.A696];0)" office:value-type="float" office:value="0">
            <text:p>0.00000000</text:p>
          </table:table-cell>
          <table:table-cell table:style-name="ce13" table:formula="of:=IF([.A696]&lt;StereoRes;StereoF*(B/100)*CorrAccuracy/([.A696]*[.A696]);0)" office:value-type="float" office:value="0">
            <text:p>0.0000</text:p>
          </table:table-cell>
          <table:table-cell table:style-name="ce11" table:formula="of:=IF([.A696]&lt;StereoRes;2*ATAN((StereoRes-[.A696])/(2*StereoF))*180/3.14;0)" office:value-type="float" office:value="0">
            <text:p>0.00000000</text:p>
          </table:table-cell>
          <table:table-cell table:style-name="ce11" table:formula="of:=((StereoRes-2*[.A696])*[.B696]/(2*StereoF))-((-StereoRes*[.B69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69">
            <text:p>669</text:p>
          </table:table-cell>
          <table:table-cell table:style-name="ce11" table:formula="of:=IF([.A697]&lt;StereoRes;(B/100)*StereoF/[.A697];0)" office:value-type="float" office:value="0">
            <text:p>0.00000000</text:p>
          </table:table-cell>
          <table:table-cell table:style-name="ce13" table:formula="of:=IF([.A697]&lt;StereoRes;StereoF*(B/100)*CorrAccuracy/([.A697]*[.A697]);0)" office:value-type="float" office:value="0">
            <text:p>0.0000</text:p>
          </table:table-cell>
          <table:table-cell table:style-name="ce11" table:formula="of:=IF([.A697]&lt;StereoRes;2*ATAN((StereoRes-[.A697])/(2*StereoF))*180/3.14;0)" office:value-type="float" office:value="0">
            <text:p>0.00000000</text:p>
          </table:table-cell>
          <table:table-cell table:style-name="ce11" table:formula="of:=((StereoRes-2*[.A697])*[.B697]/(2*StereoF))-((-StereoRes*[.B69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0">
            <text:p>670</text:p>
          </table:table-cell>
          <table:table-cell table:style-name="ce11" table:formula="of:=IF([.A698]&lt;StereoRes;(B/100)*StereoF/[.A698];0)" office:value-type="float" office:value="0">
            <text:p>0.00000000</text:p>
          </table:table-cell>
          <table:table-cell table:style-name="ce13" table:formula="of:=IF([.A698]&lt;StereoRes;StereoF*(B/100)*CorrAccuracy/([.A698]*[.A698]);0)" office:value-type="float" office:value="0">
            <text:p>0.0000</text:p>
          </table:table-cell>
          <table:table-cell table:style-name="ce11" table:formula="of:=IF([.A698]&lt;StereoRes;2*ATAN((StereoRes-[.A698])/(2*StereoF))*180/3.14;0)" office:value-type="float" office:value="0">
            <text:p>0.00000000</text:p>
          </table:table-cell>
          <table:table-cell table:style-name="ce11" table:formula="of:=((StereoRes-2*[.A698])*[.B698]/(2*StereoF))-((-StereoRes*[.B69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1">
            <text:p>671</text:p>
          </table:table-cell>
          <table:table-cell table:style-name="ce11" table:formula="of:=IF([.A699]&lt;StereoRes;(B/100)*StereoF/[.A699];0)" office:value-type="float" office:value="0">
            <text:p>0.00000000</text:p>
          </table:table-cell>
          <table:table-cell table:style-name="ce13" table:formula="of:=IF([.A699]&lt;StereoRes;StereoF*(B/100)*CorrAccuracy/([.A699]*[.A699]);0)" office:value-type="float" office:value="0">
            <text:p>0.0000</text:p>
          </table:table-cell>
          <table:table-cell table:style-name="ce11" table:formula="of:=IF([.A699]&lt;StereoRes;2*ATAN((StereoRes-[.A699])/(2*StereoF))*180/3.14;0)" office:value-type="float" office:value="0">
            <text:p>0.00000000</text:p>
          </table:table-cell>
          <table:table-cell table:style-name="ce11" table:formula="of:=((StereoRes-2*[.A699])*[.B699]/(2*StereoF))-((-StereoRes*[.B69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2">
            <text:p>672</text:p>
          </table:table-cell>
          <table:table-cell table:style-name="ce11" table:formula="of:=IF([.A700]&lt;StereoRes;(B/100)*StereoF/[.A700];0)" office:value-type="float" office:value="0">
            <text:p>0.00000000</text:p>
          </table:table-cell>
          <table:table-cell table:style-name="ce13" table:formula="of:=IF([.A700]&lt;StereoRes;StereoF*(B/100)*CorrAccuracy/([.A700]*[.A700]);0)" office:value-type="float" office:value="0">
            <text:p>0.0000</text:p>
          </table:table-cell>
          <table:table-cell table:style-name="ce11" table:formula="of:=IF([.A700]&lt;StereoRes;2*ATAN((StereoRes-[.A700])/(2*StereoF))*180/3.14;0)" office:value-type="float" office:value="0">
            <text:p>0.00000000</text:p>
          </table:table-cell>
          <table:table-cell table:style-name="ce11" table:formula="of:=((StereoRes-2*[.A700])*[.B700]/(2*StereoF))-((-StereoRes*[.B70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3">
            <text:p>673</text:p>
          </table:table-cell>
          <table:table-cell table:style-name="ce11" table:formula="of:=IF([.A701]&lt;StereoRes;(B/100)*StereoF/[.A701];0)" office:value-type="float" office:value="0">
            <text:p>0.00000000</text:p>
          </table:table-cell>
          <table:table-cell table:style-name="ce13" table:formula="of:=IF([.A701]&lt;StereoRes;StereoF*(B/100)*CorrAccuracy/([.A701]*[.A701]);0)" office:value-type="float" office:value="0">
            <text:p>0.0000</text:p>
          </table:table-cell>
          <table:table-cell table:style-name="ce11" table:formula="of:=IF([.A701]&lt;StereoRes;2*ATAN((StereoRes-[.A701])/(2*StereoF))*180/3.14;0)" office:value-type="float" office:value="0">
            <text:p>0.00000000</text:p>
          </table:table-cell>
          <table:table-cell table:style-name="ce11" table:formula="of:=((StereoRes-2*[.A701])*[.B701]/(2*StereoF))-((-StereoRes*[.B70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4">
            <text:p>674</text:p>
          </table:table-cell>
          <table:table-cell table:style-name="ce11" table:formula="of:=IF([.A702]&lt;StereoRes;(B/100)*StereoF/[.A702];0)" office:value-type="float" office:value="0">
            <text:p>0.00000000</text:p>
          </table:table-cell>
          <table:table-cell table:style-name="ce13" table:formula="of:=IF([.A702]&lt;StereoRes;StereoF*(B/100)*CorrAccuracy/([.A702]*[.A702]);0)" office:value-type="float" office:value="0">
            <text:p>0.0000</text:p>
          </table:table-cell>
          <table:table-cell table:style-name="ce11" table:formula="of:=IF([.A702]&lt;StereoRes;2*ATAN((StereoRes-[.A702])/(2*StereoF))*180/3.14;0)" office:value-type="float" office:value="0">
            <text:p>0.00000000</text:p>
          </table:table-cell>
          <table:table-cell table:style-name="ce11" table:formula="of:=((StereoRes-2*[.A702])*[.B702]/(2*StereoF))-((-StereoRes*[.B70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5">
            <text:p>675</text:p>
          </table:table-cell>
          <table:table-cell table:style-name="ce11" table:formula="of:=IF([.A703]&lt;StereoRes;(B/100)*StereoF/[.A703];0)" office:value-type="float" office:value="0">
            <text:p>0.00000000</text:p>
          </table:table-cell>
          <table:table-cell table:style-name="ce13" table:formula="of:=IF([.A703]&lt;StereoRes;StereoF*(B/100)*CorrAccuracy/([.A703]*[.A703]);0)" office:value-type="float" office:value="0">
            <text:p>0.0000</text:p>
          </table:table-cell>
          <table:table-cell table:style-name="ce11" table:formula="of:=IF([.A703]&lt;StereoRes;2*ATAN((StereoRes-[.A703])/(2*StereoF))*180/3.14;0)" office:value-type="float" office:value="0">
            <text:p>0.00000000</text:p>
          </table:table-cell>
          <table:table-cell table:style-name="ce11" table:formula="of:=((StereoRes-2*[.A703])*[.B703]/(2*StereoF))-((-StereoRes*[.B70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6">
            <text:p>676</text:p>
          </table:table-cell>
          <table:table-cell table:style-name="ce11" table:formula="of:=IF([.A704]&lt;StereoRes;(B/100)*StereoF/[.A704];0)" office:value-type="float" office:value="0">
            <text:p>0.00000000</text:p>
          </table:table-cell>
          <table:table-cell table:style-name="ce13" table:formula="of:=IF([.A704]&lt;StereoRes;StereoF*(B/100)*CorrAccuracy/([.A704]*[.A704]);0)" office:value-type="float" office:value="0">
            <text:p>0.0000</text:p>
          </table:table-cell>
          <table:table-cell table:style-name="ce11" table:formula="of:=IF([.A704]&lt;StereoRes;2*ATAN((StereoRes-[.A704])/(2*StereoF))*180/3.14;0)" office:value-type="float" office:value="0">
            <text:p>0.00000000</text:p>
          </table:table-cell>
          <table:table-cell table:style-name="ce11" table:formula="of:=((StereoRes-2*[.A704])*[.B704]/(2*StereoF))-((-StereoRes*[.B70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7">
            <text:p>677</text:p>
          </table:table-cell>
          <table:table-cell table:style-name="ce11" table:formula="of:=IF([.A705]&lt;StereoRes;(B/100)*StereoF/[.A705];0)" office:value-type="float" office:value="0">
            <text:p>0.00000000</text:p>
          </table:table-cell>
          <table:table-cell table:style-name="ce13" table:formula="of:=IF([.A705]&lt;StereoRes;StereoF*(B/100)*CorrAccuracy/([.A705]*[.A705]);0)" office:value-type="float" office:value="0">
            <text:p>0.0000</text:p>
          </table:table-cell>
          <table:table-cell table:style-name="ce11" table:formula="of:=IF([.A705]&lt;StereoRes;2*ATAN((StereoRes-[.A705])/(2*StereoF))*180/3.14;0)" office:value-type="float" office:value="0">
            <text:p>0.00000000</text:p>
          </table:table-cell>
          <table:table-cell table:style-name="ce11" table:formula="of:=((StereoRes-2*[.A705])*[.B705]/(2*StereoF))-((-StereoRes*[.B70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8">
            <text:p>678</text:p>
          </table:table-cell>
          <table:table-cell table:style-name="ce11" table:formula="of:=IF([.A706]&lt;StereoRes;(B/100)*StereoF/[.A706];0)" office:value-type="float" office:value="0">
            <text:p>0.00000000</text:p>
          </table:table-cell>
          <table:table-cell table:style-name="ce13" table:formula="of:=IF([.A706]&lt;StereoRes;StereoF*(B/100)*CorrAccuracy/([.A706]*[.A706]);0)" office:value-type="float" office:value="0">
            <text:p>0.0000</text:p>
          </table:table-cell>
          <table:table-cell table:style-name="ce11" table:formula="of:=IF([.A706]&lt;StereoRes;2*ATAN((StereoRes-[.A706])/(2*StereoF))*180/3.14;0)" office:value-type="float" office:value="0">
            <text:p>0.00000000</text:p>
          </table:table-cell>
          <table:table-cell table:style-name="ce11" table:formula="of:=((StereoRes-2*[.A706])*[.B706]/(2*StereoF))-((-StereoRes*[.B70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79">
            <text:p>679</text:p>
          </table:table-cell>
          <table:table-cell table:style-name="ce11" table:formula="of:=IF([.A707]&lt;StereoRes;(B/100)*StereoF/[.A707];0)" office:value-type="float" office:value="0">
            <text:p>0.00000000</text:p>
          </table:table-cell>
          <table:table-cell table:style-name="ce13" table:formula="of:=IF([.A707]&lt;StereoRes;StereoF*(B/100)*CorrAccuracy/([.A707]*[.A707]);0)" office:value-type="float" office:value="0">
            <text:p>0.0000</text:p>
          </table:table-cell>
          <table:table-cell table:style-name="ce11" table:formula="of:=IF([.A707]&lt;StereoRes;2*ATAN((StereoRes-[.A707])/(2*StereoF))*180/3.14;0)" office:value-type="float" office:value="0">
            <text:p>0.00000000</text:p>
          </table:table-cell>
          <table:table-cell table:style-name="ce11" table:formula="of:=((StereoRes-2*[.A707])*[.B707]/(2*StereoF))-((-StereoRes*[.B70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0">
            <text:p>680</text:p>
          </table:table-cell>
          <table:table-cell table:style-name="ce11" table:formula="of:=IF([.A708]&lt;StereoRes;(B/100)*StereoF/[.A708];0)" office:value-type="float" office:value="0">
            <text:p>0.00000000</text:p>
          </table:table-cell>
          <table:table-cell table:style-name="ce13" table:formula="of:=IF([.A708]&lt;StereoRes;StereoF*(B/100)*CorrAccuracy/([.A708]*[.A708]);0)" office:value-type="float" office:value="0">
            <text:p>0.0000</text:p>
          </table:table-cell>
          <table:table-cell table:style-name="ce11" table:formula="of:=IF([.A708]&lt;StereoRes;2*ATAN((StereoRes-[.A708])/(2*StereoF))*180/3.14;0)" office:value-type="float" office:value="0">
            <text:p>0.00000000</text:p>
          </table:table-cell>
          <table:table-cell table:style-name="ce11" table:formula="of:=((StereoRes-2*[.A708])*[.B708]/(2*StereoF))-((-StereoRes*[.B70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1">
            <text:p>681</text:p>
          </table:table-cell>
          <table:table-cell table:style-name="ce11" table:formula="of:=IF([.A709]&lt;StereoRes;(B/100)*StereoF/[.A709];0)" office:value-type="float" office:value="0">
            <text:p>0.00000000</text:p>
          </table:table-cell>
          <table:table-cell table:style-name="ce13" table:formula="of:=IF([.A709]&lt;StereoRes;StereoF*(B/100)*CorrAccuracy/([.A709]*[.A709]);0)" office:value-type="float" office:value="0">
            <text:p>0.0000</text:p>
          </table:table-cell>
          <table:table-cell table:style-name="ce11" table:formula="of:=IF([.A709]&lt;StereoRes;2*ATAN((StereoRes-[.A709])/(2*StereoF))*180/3.14;0)" office:value-type="float" office:value="0">
            <text:p>0.00000000</text:p>
          </table:table-cell>
          <table:table-cell table:style-name="ce11" table:formula="of:=((StereoRes-2*[.A709])*[.B709]/(2*StereoF))-((-StereoRes*[.B70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2">
            <text:p>682</text:p>
          </table:table-cell>
          <table:table-cell table:style-name="ce11" table:formula="of:=IF([.A710]&lt;StereoRes;(B/100)*StereoF/[.A710];0)" office:value-type="float" office:value="0">
            <text:p>0.00000000</text:p>
          </table:table-cell>
          <table:table-cell table:style-name="ce13" table:formula="of:=IF([.A710]&lt;StereoRes;StereoF*(B/100)*CorrAccuracy/([.A710]*[.A710]);0)" office:value-type="float" office:value="0">
            <text:p>0.0000</text:p>
          </table:table-cell>
          <table:table-cell table:style-name="ce11" table:formula="of:=IF([.A710]&lt;StereoRes;2*ATAN((StereoRes-[.A710])/(2*StereoF))*180/3.14;0)" office:value-type="float" office:value="0">
            <text:p>0.00000000</text:p>
          </table:table-cell>
          <table:table-cell table:style-name="ce11" table:formula="of:=((StereoRes-2*[.A710])*[.B710]/(2*StereoF))-((-StereoRes*[.B71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3">
            <text:p>683</text:p>
          </table:table-cell>
          <table:table-cell table:style-name="ce11" table:formula="of:=IF([.A711]&lt;StereoRes;(B/100)*StereoF/[.A711];0)" office:value-type="float" office:value="0">
            <text:p>0.00000000</text:p>
          </table:table-cell>
          <table:table-cell table:style-name="ce13" table:formula="of:=IF([.A711]&lt;StereoRes;StereoF*(B/100)*CorrAccuracy/([.A711]*[.A711]);0)" office:value-type="float" office:value="0">
            <text:p>0.0000</text:p>
          </table:table-cell>
          <table:table-cell table:style-name="ce11" table:formula="of:=IF([.A711]&lt;StereoRes;2*ATAN((StereoRes-[.A711])/(2*StereoF))*180/3.14;0)" office:value-type="float" office:value="0">
            <text:p>0.00000000</text:p>
          </table:table-cell>
          <table:table-cell table:style-name="ce11" table:formula="of:=((StereoRes-2*[.A711])*[.B711]/(2*StereoF))-((-StereoRes*[.B71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4">
            <text:p>684</text:p>
          </table:table-cell>
          <table:table-cell table:style-name="ce11" table:formula="of:=IF([.A712]&lt;StereoRes;(B/100)*StereoF/[.A712];0)" office:value-type="float" office:value="0">
            <text:p>0.00000000</text:p>
          </table:table-cell>
          <table:table-cell table:style-name="ce13" table:formula="of:=IF([.A712]&lt;StereoRes;StereoF*(B/100)*CorrAccuracy/([.A712]*[.A712]);0)" office:value-type="float" office:value="0">
            <text:p>0.0000</text:p>
          </table:table-cell>
          <table:table-cell table:style-name="ce11" table:formula="of:=IF([.A712]&lt;StereoRes;2*ATAN((StereoRes-[.A712])/(2*StereoF))*180/3.14;0)" office:value-type="float" office:value="0">
            <text:p>0.00000000</text:p>
          </table:table-cell>
          <table:table-cell table:style-name="ce11" table:formula="of:=((StereoRes-2*[.A712])*[.B712]/(2*StereoF))-((-StereoRes*[.B71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5">
            <text:p>685</text:p>
          </table:table-cell>
          <table:table-cell table:style-name="ce11" table:formula="of:=IF([.A713]&lt;StereoRes;(B/100)*StereoF/[.A713];0)" office:value-type="float" office:value="0">
            <text:p>0.00000000</text:p>
          </table:table-cell>
          <table:table-cell table:style-name="ce13" table:formula="of:=IF([.A713]&lt;StereoRes;StereoF*(B/100)*CorrAccuracy/([.A713]*[.A713]);0)" office:value-type="float" office:value="0">
            <text:p>0.0000</text:p>
          </table:table-cell>
          <table:table-cell table:style-name="ce11" table:formula="of:=IF([.A713]&lt;StereoRes;2*ATAN((StereoRes-[.A713])/(2*StereoF))*180/3.14;0)" office:value-type="float" office:value="0">
            <text:p>0.00000000</text:p>
          </table:table-cell>
          <table:table-cell table:style-name="ce11" table:formula="of:=((StereoRes-2*[.A713])*[.B713]/(2*StereoF))-((-StereoRes*[.B71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6">
            <text:p>686</text:p>
          </table:table-cell>
          <table:table-cell table:style-name="ce11" table:formula="of:=IF([.A714]&lt;StereoRes;(B/100)*StereoF/[.A714];0)" office:value-type="float" office:value="0">
            <text:p>0.00000000</text:p>
          </table:table-cell>
          <table:table-cell table:style-name="ce13" table:formula="of:=IF([.A714]&lt;StereoRes;StereoF*(B/100)*CorrAccuracy/([.A714]*[.A714]);0)" office:value-type="float" office:value="0">
            <text:p>0.0000</text:p>
          </table:table-cell>
          <table:table-cell table:style-name="ce11" table:formula="of:=IF([.A714]&lt;StereoRes;2*ATAN((StereoRes-[.A714])/(2*StereoF))*180/3.14;0)" office:value-type="float" office:value="0">
            <text:p>0.00000000</text:p>
          </table:table-cell>
          <table:table-cell table:style-name="ce11" table:formula="of:=((StereoRes-2*[.A714])*[.B714]/(2*StereoF))-((-StereoRes*[.B71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7">
            <text:p>687</text:p>
          </table:table-cell>
          <table:table-cell table:style-name="ce11" table:formula="of:=IF([.A715]&lt;StereoRes;(B/100)*StereoF/[.A715];0)" office:value-type="float" office:value="0">
            <text:p>0.00000000</text:p>
          </table:table-cell>
          <table:table-cell table:style-name="ce13" table:formula="of:=IF([.A715]&lt;StereoRes;StereoF*(B/100)*CorrAccuracy/([.A715]*[.A715]);0)" office:value-type="float" office:value="0">
            <text:p>0.0000</text:p>
          </table:table-cell>
          <table:table-cell table:style-name="ce11" table:formula="of:=IF([.A715]&lt;StereoRes;2*ATAN((StereoRes-[.A715])/(2*StereoF))*180/3.14;0)" office:value-type="float" office:value="0">
            <text:p>0.00000000</text:p>
          </table:table-cell>
          <table:table-cell table:style-name="ce11" table:formula="of:=((StereoRes-2*[.A715])*[.B715]/(2*StereoF))-((-StereoRes*[.B71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8">
            <text:p>688</text:p>
          </table:table-cell>
          <table:table-cell table:style-name="ce11" table:formula="of:=IF([.A716]&lt;StereoRes;(B/100)*StereoF/[.A716];0)" office:value-type="float" office:value="0">
            <text:p>0.00000000</text:p>
          </table:table-cell>
          <table:table-cell table:style-name="ce13" table:formula="of:=IF([.A716]&lt;StereoRes;StereoF*(B/100)*CorrAccuracy/([.A716]*[.A716]);0)" office:value-type="float" office:value="0">
            <text:p>0.0000</text:p>
          </table:table-cell>
          <table:table-cell table:style-name="ce11" table:formula="of:=IF([.A716]&lt;StereoRes;2*ATAN((StereoRes-[.A716])/(2*StereoF))*180/3.14;0)" office:value-type="float" office:value="0">
            <text:p>0.00000000</text:p>
          </table:table-cell>
          <table:table-cell table:style-name="ce11" table:formula="of:=((StereoRes-2*[.A716])*[.B716]/(2*StereoF))-((-StereoRes*[.B71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89">
            <text:p>689</text:p>
          </table:table-cell>
          <table:table-cell table:style-name="ce11" table:formula="of:=IF([.A717]&lt;StereoRes;(B/100)*StereoF/[.A717];0)" office:value-type="float" office:value="0">
            <text:p>0.00000000</text:p>
          </table:table-cell>
          <table:table-cell table:style-name="ce13" table:formula="of:=IF([.A717]&lt;StereoRes;StereoF*(B/100)*CorrAccuracy/([.A717]*[.A717]);0)" office:value-type="float" office:value="0">
            <text:p>0.0000</text:p>
          </table:table-cell>
          <table:table-cell table:style-name="ce11" table:formula="of:=IF([.A717]&lt;StereoRes;2*ATAN((StereoRes-[.A717])/(2*StereoF))*180/3.14;0)" office:value-type="float" office:value="0">
            <text:p>0.00000000</text:p>
          </table:table-cell>
          <table:table-cell table:style-name="ce11" table:formula="of:=((StereoRes-2*[.A717])*[.B717]/(2*StereoF))-((-StereoRes*[.B71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0">
            <text:p>690</text:p>
          </table:table-cell>
          <table:table-cell table:style-name="ce11" table:formula="of:=IF([.A718]&lt;StereoRes;(B/100)*StereoF/[.A718];0)" office:value-type="float" office:value="0">
            <text:p>0.00000000</text:p>
          </table:table-cell>
          <table:table-cell table:style-name="ce13" table:formula="of:=IF([.A718]&lt;StereoRes;StereoF*(B/100)*CorrAccuracy/([.A718]*[.A718]);0)" office:value-type="float" office:value="0">
            <text:p>0.0000</text:p>
          </table:table-cell>
          <table:table-cell table:style-name="ce11" table:formula="of:=IF([.A718]&lt;StereoRes;2*ATAN((StereoRes-[.A718])/(2*StereoF))*180/3.14;0)" office:value-type="float" office:value="0">
            <text:p>0.00000000</text:p>
          </table:table-cell>
          <table:table-cell table:style-name="ce11" table:formula="of:=((StereoRes-2*[.A718])*[.B718]/(2*StereoF))-((-StereoRes*[.B71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1">
            <text:p>691</text:p>
          </table:table-cell>
          <table:table-cell table:style-name="ce11" table:formula="of:=IF([.A719]&lt;StereoRes;(B/100)*StereoF/[.A719];0)" office:value-type="float" office:value="0">
            <text:p>0.00000000</text:p>
          </table:table-cell>
          <table:table-cell table:style-name="ce13" table:formula="of:=IF([.A719]&lt;StereoRes;StereoF*(B/100)*CorrAccuracy/([.A719]*[.A719]);0)" office:value-type="float" office:value="0">
            <text:p>0.0000</text:p>
          </table:table-cell>
          <table:table-cell table:style-name="ce11" table:formula="of:=IF([.A719]&lt;StereoRes;2*ATAN((StereoRes-[.A719])/(2*StereoF))*180/3.14;0)" office:value-type="float" office:value="0">
            <text:p>0.00000000</text:p>
          </table:table-cell>
          <table:table-cell table:style-name="ce11" table:formula="of:=((StereoRes-2*[.A719])*[.B719]/(2*StereoF))-((-StereoRes*[.B71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2">
            <text:p>692</text:p>
          </table:table-cell>
          <table:table-cell table:style-name="ce11" table:formula="of:=IF([.A720]&lt;StereoRes;(B/100)*StereoF/[.A720];0)" office:value-type="float" office:value="0">
            <text:p>0.00000000</text:p>
          </table:table-cell>
          <table:table-cell table:style-name="ce13" table:formula="of:=IF([.A720]&lt;StereoRes;StereoF*(B/100)*CorrAccuracy/([.A720]*[.A720]);0)" office:value-type="float" office:value="0">
            <text:p>0.0000</text:p>
          </table:table-cell>
          <table:table-cell table:style-name="ce11" table:formula="of:=IF([.A720]&lt;StereoRes;2*ATAN((StereoRes-[.A720])/(2*StereoF))*180/3.14;0)" office:value-type="float" office:value="0">
            <text:p>0.00000000</text:p>
          </table:table-cell>
          <table:table-cell table:style-name="ce11" table:formula="of:=((StereoRes-2*[.A720])*[.B720]/(2*StereoF))-((-StereoRes*[.B72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3">
            <text:p>693</text:p>
          </table:table-cell>
          <table:table-cell table:style-name="ce11" table:formula="of:=IF([.A721]&lt;StereoRes;(B/100)*StereoF/[.A721];0)" office:value-type="float" office:value="0">
            <text:p>0.00000000</text:p>
          </table:table-cell>
          <table:table-cell table:style-name="ce13" table:formula="of:=IF([.A721]&lt;StereoRes;StereoF*(B/100)*CorrAccuracy/([.A721]*[.A721]);0)" office:value-type="float" office:value="0">
            <text:p>0.0000</text:p>
          </table:table-cell>
          <table:table-cell table:style-name="ce11" table:formula="of:=IF([.A721]&lt;StereoRes;2*ATAN((StereoRes-[.A721])/(2*StereoF))*180/3.14;0)" office:value-type="float" office:value="0">
            <text:p>0.00000000</text:p>
          </table:table-cell>
          <table:table-cell table:style-name="ce11" table:formula="of:=((StereoRes-2*[.A721])*[.B721]/(2*StereoF))-((-StereoRes*[.B72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4">
            <text:p>694</text:p>
          </table:table-cell>
          <table:table-cell table:style-name="ce11" table:formula="of:=IF([.A722]&lt;StereoRes;(B/100)*StereoF/[.A722];0)" office:value-type="float" office:value="0">
            <text:p>0.00000000</text:p>
          </table:table-cell>
          <table:table-cell table:style-name="ce13" table:formula="of:=IF([.A722]&lt;StereoRes;StereoF*(B/100)*CorrAccuracy/([.A722]*[.A722]);0)" office:value-type="float" office:value="0">
            <text:p>0.0000</text:p>
          </table:table-cell>
          <table:table-cell table:style-name="ce11" table:formula="of:=IF([.A722]&lt;StereoRes;2*ATAN((StereoRes-[.A722])/(2*StereoF))*180/3.14;0)" office:value-type="float" office:value="0">
            <text:p>0.00000000</text:p>
          </table:table-cell>
          <table:table-cell table:style-name="ce11" table:formula="of:=((StereoRes-2*[.A722])*[.B722]/(2*StereoF))-((-StereoRes*[.B72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5">
            <text:p>695</text:p>
          </table:table-cell>
          <table:table-cell table:style-name="ce11" table:formula="of:=IF([.A723]&lt;StereoRes;(B/100)*StereoF/[.A723];0)" office:value-type="float" office:value="0">
            <text:p>0.00000000</text:p>
          </table:table-cell>
          <table:table-cell table:style-name="ce13" table:formula="of:=IF([.A723]&lt;StereoRes;StereoF*(B/100)*CorrAccuracy/([.A723]*[.A723]);0)" office:value-type="float" office:value="0">
            <text:p>0.0000</text:p>
          </table:table-cell>
          <table:table-cell table:style-name="ce11" table:formula="of:=IF([.A723]&lt;StereoRes;2*ATAN((StereoRes-[.A723])/(2*StereoF))*180/3.14;0)" office:value-type="float" office:value="0">
            <text:p>0.00000000</text:p>
          </table:table-cell>
          <table:table-cell table:style-name="ce11" table:formula="of:=((StereoRes-2*[.A723])*[.B723]/(2*StereoF))-((-StereoRes*[.B72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6">
            <text:p>696</text:p>
          </table:table-cell>
          <table:table-cell table:style-name="ce11" table:formula="of:=IF([.A724]&lt;StereoRes;(B/100)*StereoF/[.A724];0)" office:value-type="float" office:value="0">
            <text:p>0.00000000</text:p>
          </table:table-cell>
          <table:table-cell table:style-name="ce13" table:formula="of:=IF([.A724]&lt;StereoRes;StereoF*(B/100)*CorrAccuracy/([.A724]*[.A724]);0)" office:value-type="float" office:value="0">
            <text:p>0.0000</text:p>
          </table:table-cell>
          <table:table-cell table:style-name="ce11" table:formula="of:=IF([.A724]&lt;StereoRes;2*ATAN((StereoRes-[.A724])/(2*StereoF))*180/3.14;0)" office:value-type="float" office:value="0">
            <text:p>0.00000000</text:p>
          </table:table-cell>
          <table:table-cell table:style-name="ce11" table:formula="of:=((StereoRes-2*[.A724])*[.B724]/(2*StereoF))-((-StereoRes*[.B72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7">
            <text:p>697</text:p>
          </table:table-cell>
          <table:table-cell table:style-name="ce11" table:formula="of:=IF([.A725]&lt;StereoRes;(B/100)*StereoF/[.A725];0)" office:value-type="float" office:value="0">
            <text:p>0.00000000</text:p>
          </table:table-cell>
          <table:table-cell table:style-name="ce13" table:formula="of:=IF([.A725]&lt;StereoRes;StereoF*(B/100)*CorrAccuracy/([.A725]*[.A725]);0)" office:value-type="float" office:value="0">
            <text:p>0.0000</text:p>
          </table:table-cell>
          <table:table-cell table:style-name="ce11" table:formula="of:=IF([.A725]&lt;StereoRes;2*ATAN((StereoRes-[.A725])/(2*StereoF))*180/3.14;0)" office:value-type="float" office:value="0">
            <text:p>0.00000000</text:p>
          </table:table-cell>
          <table:table-cell table:style-name="ce11" table:formula="of:=((StereoRes-2*[.A725])*[.B725]/(2*StereoF))-((-StereoRes*[.B72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8">
            <text:p>698</text:p>
          </table:table-cell>
          <table:table-cell table:style-name="ce11" table:formula="of:=IF([.A726]&lt;StereoRes;(B/100)*StereoF/[.A726];0)" office:value-type="float" office:value="0">
            <text:p>0.00000000</text:p>
          </table:table-cell>
          <table:table-cell table:style-name="ce13" table:formula="of:=IF([.A726]&lt;StereoRes;StereoF*(B/100)*CorrAccuracy/([.A726]*[.A726]);0)" office:value-type="float" office:value="0">
            <text:p>0.0000</text:p>
          </table:table-cell>
          <table:table-cell table:style-name="ce11" table:formula="of:=IF([.A726]&lt;StereoRes;2*ATAN((StereoRes-[.A726])/(2*StereoF))*180/3.14;0)" office:value-type="float" office:value="0">
            <text:p>0.00000000</text:p>
          </table:table-cell>
          <table:table-cell table:style-name="ce11" table:formula="of:=((StereoRes-2*[.A726])*[.B726]/(2*StereoF))-((-StereoRes*[.B72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699">
            <text:p>699</text:p>
          </table:table-cell>
          <table:table-cell table:style-name="ce11" table:formula="of:=IF([.A727]&lt;StereoRes;(B/100)*StereoF/[.A727];0)" office:value-type="float" office:value="0">
            <text:p>0.00000000</text:p>
          </table:table-cell>
          <table:table-cell table:style-name="ce13" table:formula="of:=IF([.A727]&lt;StereoRes;StereoF*(B/100)*CorrAccuracy/([.A727]*[.A727]);0)" office:value-type="float" office:value="0">
            <text:p>0.0000</text:p>
          </table:table-cell>
          <table:table-cell table:style-name="ce11" table:formula="of:=IF([.A727]&lt;StereoRes;2*ATAN((StereoRes-[.A727])/(2*StereoF))*180/3.14;0)" office:value-type="float" office:value="0">
            <text:p>0.00000000</text:p>
          </table:table-cell>
          <table:table-cell table:style-name="ce11" table:formula="of:=((StereoRes-2*[.A727])*[.B727]/(2*StereoF))-((-StereoRes*[.B72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0">
            <text:p>700</text:p>
          </table:table-cell>
          <table:table-cell table:style-name="ce11" table:formula="of:=IF([.A728]&lt;StereoRes;(B/100)*StereoF/[.A728];0)" office:value-type="float" office:value="0">
            <text:p>0.00000000</text:p>
          </table:table-cell>
          <table:table-cell table:style-name="ce13" table:formula="of:=IF([.A728]&lt;StereoRes;StereoF*(B/100)*CorrAccuracy/([.A728]*[.A728]);0)" office:value-type="float" office:value="0">
            <text:p>0.0000</text:p>
          </table:table-cell>
          <table:table-cell table:style-name="ce11" table:formula="of:=IF([.A728]&lt;StereoRes;2*ATAN((StereoRes-[.A728])/(2*StereoF))*180/3.14;0)" office:value-type="float" office:value="0">
            <text:p>0.00000000</text:p>
          </table:table-cell>
          <table:table-cell table:style-name="ce11" table:formula="of:=((StereoRes-2*[.A728])*[.B728]/(2*StereoF))-((-StereoRes*[.B72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1">
            <text:p>701</text:p>
          </table:table-cell>
          <table:table-cell table:style-name="ce11" table:formula="of:=IF([.A729]&lt;StereoRes;(B/100)*StereoF/[.A729];0)" office:value-type="float" office:value="0">
            <text:p>0.00000000</text:p>
          </table:table-cell>
          <table:table-cell table:style-name="ce13" table:formula="of:=IF([.A729]&lt;StereoRes;StereoF*(B/100)*CorrAccuracy/([.A729]*[.A729]);0)" office:value-type="float" office:value="0">
            <text:p>0.0000</text:p>
          </table:table-cell>
          <table:table-cell table:style-name="ce11" table:formula="of:=IF([.A729]&lt;StereoRes;2*ATAN((StereoRes-[.A729])/(2*StereoF))*180/3.14;0)" office:value-type="float" office:value="0">
            <text:p>0.00000000</text:p>
          </table:table-cell>
          <table:table-cell table:style-name="ce11" table:formula="of:=((StereoRes-2*[.A729])*[.B729]/(2*StereoF))-((-StereoRes*[.B72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2">
            <text:p>702</text:p>
          </table:table-cell>
          <table:table-cell table:style-name="ce11" table:formula="of:=IF([.A730]&lt;StereoRes;(B/100)*StereoF/[.A730];0)" office:value-type="float" office:value="0">
            <text:p>0.00000000</text:p>
          </table:table-cell>
          <table:table-cell table:style-name="ce13" table:formula="of:=IF([.A730]&lt;StereoRes;StereoF*(B/100)*CorrAccuracy/([.A730]*[.A730]);0)" office:value-type="float" office:value="0">
            <text:p>0.0000</text:p>
          </table:table-cell>
          <table:table-cell table:style-name="ce11" table:formula="of:=IF([.A730]&lt;StereoRes;2*ATAN((StereoRes-[.A730])/(2*StereoF))*180/3.14;0)" office:value-type="float" office:value="0">
            <text:p>0.00000000</text:p>
          </table:table-cell>
          <table:table-cell table:style-name="ce11" table:formula="of:=((StereoRes-2*[.A730])*[.B730]/(2*StereoF))-((-StereoRes*[.B73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3">
            <text:p>703</text:p>
          </table:table-cell>
          <table:table-cell table:style-name="ce11" table:formula="of:=IF([.A731]&lt;StereoRes;(B/100)*StereoF/[.A731];0)" office:value-type="float" office:value="0">
            <text:p>0.00000000</text:p>
          </table:table-cell>
          <table:table-cell table:style-name="ce13" table:formula="of:=IF([.A731]&lt;StereoRes;StereoF*(B/100)*CorrAccuracy/([.A731]*[.A731]);0)" office:value-type="float" office:value="0">
            <text:p>0.0000</text:p>
          </table:table-cell>
          <table:table-cell table:style-name="ce11" table:formula="of:=IF([.A731]&lt;StereoRes;2*ATAN((StereoRes-[.A731])/(2*StereoF))*180/3.14;0)" office:value-type="float" office:value="0">
            <text:p>0.00000000</text:p>
          </table:table-cell>
          <table:table-cell table:style-name="ce11" table:formula="of:=((StereoRes-2*[.A731])*[.B731]/(2*StereoF))-((-StereoRes*[.B73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4">
            <text:p>704</text:p>
          </table:table-cell>
          <table:table-cell table:style-name="ce11" table:formula="of:=IF([.A732]&lt;StereoRes;(B/100)*StereoF/[.A732];0)" office:value-type="float" office:value="0">
            <text:p>0.00000000</text:p>
          </table:table-cell>
          <table:table-cell table:style-name="ce13" table:formula="of:=IF([.A732]&lt;StereoRes;StereoF*(B/100)*CorrAccuracy/([.A732]*[.A732]);0)" office:value-type="float" office:value="0">
            <text:p>0.0000</text:p>
          </table:table-cell>
          <table:table-cell table:style-name="ce11" table:formula="of:=IF([.A732]&lt;StereoRes;2*ATAN((StereoRes-[.A732])/(2*StereoF))*180/3.14;0)" office:value-type="float" office:value="0">
            <text:p>0.00000000</text:p>
          </table:table-cell>
          <table:table-cell table:style-name="ce11" table:formula="of:=((StereoRes-2*[.A732])*[.B732]/(2*StereoF))-((-StereoRes*[.B73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5">
            <text:p>705</text:p>
          </table:table-cell>
          <table:table-cell table:style-name="ce11" table:formula="of:=IF([.A733]&lt;StereoRes;(B/100)*StereoF/[.A733];0)" office:value-type="float" office:value="0">
            <text:p>0.00000000</text:p>
          </table:table-cell>
          <table:table-cell table:style-name="ce13" table:formula="of:=IF([.A733]&lt;StereoRes;StereoF*(B/100)*CorrAccuracy/([.A733]*[.A733]);0)" office:value-type="float" office:value="0">
            <text:p>0.0000</text:p>
          </table:table-cell>
          <table:table-cell table:style-name="ce11" table:formula="of:=IF([.A733]&lt;StereoRes;2*ATAN((StereoRes-[.A733])/(2*StereoF))*180/3.14;0)" office:value-type="float" office:value="0">
            <text:p>0.00000000</text:p>
          </table:table-cell>
          <table:table-cell table:style-name="ce11" table:formula="of:=((StereoRes-2*[.A733])*[.B733]/(2*StereoF))-((-StereoRes*[.B73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6">
            <text:p>706</text:p>
          </table:table-cell>
          <table:table-cell table:style-name="ce11" table:formula="of:=IF([.A734]&lt;StereoRes;(B/100)*StereoF/[.A734];0)" office:value-type="float" office:value="0">
            <text:p>0.00000000</text:p>
          </table:table-cell>
          <table:table-cell table:style-name="ce13" table:formula="of:=IF([.A734]&lt;StereoRes;StereoF*(B/100)*CorrAccuracy/([.A734]*[.A734]);0)" office:value-type="float" office:value="0">
            <text:p>0.0000</text:p>
          </table:table-cell>
          <table:table-cell table:style-name="ce11" table:formula="of:=IF([.A734]&lt;StereoRes;2*ATAN((StereoRes-[.A734])/(2*StereoF))*180/3.14;0)" office:value-type="float" office:value="0">
            <text:p>0.00000000</text:p>
          </table:table-cell>
          <table:table-cell table:style-name="ce11" table:formula="of:=((StereoRes-2*[.A734])*[.B734]/(2*StereoF))-((-StereoRes*[.B73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7">
            <text:p>707</text:p>
          </table:table-cell>
          <table:table-cell table:style-name="ce11" table:formula="of:=IF([.A735]&lt;StereoRes;(B/100)*StereoF/[.A735];0)" office:value-type="float" office:value="0">
            <text:p>0.00000000</text:p>
          </table:table-cell>
          <table:table-cell table:style-name="ce13" table:formula="of:=IF([.A735]&lt;StereoRes;StereoF*(B/100)*CorrAccuracy/([.A735]*[.A735]);0)" office:value-type="float" office:value="0">
            <text:p>0.0000</text:p>
          </table:table-cell>
          <table:table-cell table:style-name="ce11" table:formula="of:=IF([.A735]&lt;StereoRes;2*ATAN((StereoRes-[.A735])/(2*StereoF))*180/3.14;0)" office:value-type="float" office:value="0">
            <text:p>0.00000000</text:p>
          </table:table-cell>
          <table:table-cell table:style-name="ce11" table:formula="of:=((StereoRes-2*[.A735])*[.B735]/(2*StereoF))-((-StereoRes*[.B73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8">
            <text:p>708</text:p>
          </table:table-cell>
          <table:table-cell table:style-name="ce11" table:formula="of:=IF([.A736]&lt;StereoRes;(B/100)*StereoF/[.A736];0)" office:value-type="float" office:value="0">
            <text:p>0.00000000</text:p>
          </table:table-cell>
          <table:table-cell table:style-name="ce13" table:formula="of:=IF([.A736]&lt;StereoRes;StereoF*(B/100)*CorrAccuracy/([.A736]*[.A736]);0)" office:value-type="float" office:value="0">
            <text:p>0.0000</text:p>
          </table:table-cell>
          <table:table-cell table:style-name="ce11" table:formula="of:=IF([.A736]&lt;StereoRes;2*ATAN((StereoRes-[.A736])/(2*StereoF))*180/3.14;0)" office:value-type="float" office:value="0">
            <text:p>0.00000000</text:p>
          </table:table-cell>
          <table:table-cell table:style-name="ce11" table:formula="of:=((StereoRes-2*[.A736])*[.B736]/(2*StereoF))-((-StereoRes*[.B73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09">
            <text:p>709</text:p>
          </table:table-cell>
          <table:table-cell table:style-name="ce11" table:formula="of:=IF([.A737]&lt;StereoRes;(B/100)*StereoF/[.A737];0)" office:value-type="float" office:value="0">
            <text:p>0.00000000</text:p>
          </table:table-cell>
          <table:table-cell table:style-name="ce13" table:formula="of:=IF([.A737]&lt;StereoRes;StereoF*(B/100)*CorrAccuracy/([.A737]*[.A737]);0)" office:value-type="float" office:value="0">
            <text:p>0.0000</text:p>
          </table:table-cell>
          <table:table-cell table:style-name="ce11" table:formula="of:=IF([.A737]&lt;StereoRes;2*ATAN((StereoRes-[.A737])/(2*StereoF))*180/3.14;0)" office:value-type="float" office:value="0">
            <text:p>0.00000000</text:p>
          </table:table-cell>
          <table:table-cell table:style-name="ce11" table:formula="of:=((StereoRes-2*[.A737])*[.B737]/(2*StereoF))-((-StereoRes*[.B73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0">
            <text:p>710</text:p>
          </table:table-cell>
          <table:table-cell table:style-name="ce11" table:formula="of:=IF([.A738]&lt;StereoRes;(B/100)*StereoF/[.A738];0)" office:value-type="float" office:value="0">
            <text:p>0.00000000</text:p>
          </table:table-cell>
          <table:table-cell table:style-name="ce13" table:formula="of:=IF([.A738]&lt;StereoRes;StereoF*(B/100)*CorrAccuracy/([.A738]*[.A738]);0)" office:value-type="float" office:value="0">
            <text:p>0.0000</text:p>
          </table:table-cell>
          <table:table-cell table:style-name="ce11" table:formula="of:=IF([.A738]&lt;StereoRes;2*ATAN((StereoRes-[.A738])/(2*StereoF))*180/3.14;0)" office:value-type="float" office:value="0">
            <text:p>0.00000000</text:p>
          </table:table-cell>
          <table:table-cell table:style-name="ce11" table:formula="of:=((StereoRes-2*[.A738])*[.B738]/(2*StereoF))-((-StereoRes*[.B73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1">
            <text:p>711</text:p>
          </table:table-cell>
          <table:table-cell table:style-name="ce11" table:formula="of:=IF([.A739]&lt;StereoRes;(B/100)*StereoF/[.A739];0)" office:value-type="float" office:value="0">
            <text:p>0.00000000</text:p>
          </table:table-cell>
          <table:table-cell table:style-name="ce13" table:formula="of:=IF([.A739]&lt;StereoRes;StereoF*(B/100)*CorrAccuracy/([.A739]*[.A739]);0)" office:value-type="float" office:value="0">
            <text:p>0.0000</text:p>
          </table:table-cell>
          <table:table-cell table:style-name="ce11" table:formula="of:=IF([.A739]&lt;StereoRes;2*ATAN((StereoRes-[.A739])/(2*StereoF))*180/3.14;0)" office:value-type="float" office:value="0">
            <text:p>0.00000000</text:p>
          </table:table-cell>
          <table:table-cell table:style-name="ce11" table:formula="of:=((StereoRes-2*[.A739])*[.B739]/(2*StereoF))-((-StereoRes*[.B73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2">
            <text:p>712</text:p>
          </table:table-cell>
          <table:table-cell table:style-name="ce11" table:formula="of:=IF([.A740]&lt;StereoRes;(B/100)*StereoF/[.A740];0)" office:value-type="float" office:value="0">
            <text:p>0.00000000</text:p>
          </table:table-cell>
          <table:table-cell table:style-name="ce13" table:formula="of:=IF([.A740]&lt;StereoRes;StereoF*(B/100)*CorrAccuracy/([.A740]*[.A740]);0)" office:value-type="float" office:value="0">
            <text:p>0.0000</text:p>
          </table:table-cell>
          <table:table-cell table:style-name="ce11" table:formula="of:=IF([.A740]&lt;StereoRes;2*ATAN((StereoRes-[.A740])/(2*StereoF))*180/3.14;0)" office:value-type="float" office:value="0">
            <text:p>0.00000000</text:p>
          </table:table-cell>
          <table:table-cell table:style-name="ce11" table:formula="of:=((StereoRes-2*[.A740])*[.B740]/(2*StereoF))-((-StereoRes*[.B74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3">
            <text:p>713</text:p>
          </table:table-cell>
          <table:table-cell table:style-name="ce11" table:formula="of:=IF([.A741]&lt;StereoRes;(B/100)*StereoF/[.A741];0)" office:value-type="float" office:value="0">
            <text:p>0.00000000</text:p>
          </table:table-cell>
          <table:table-cell table:style-name="ce13" table:formula="of:=IF([.A741]&lt;StereoRes;StereoF*(B/100)*CorrAccuracy/([.A741]*[.A741]);0)" office:value-type="float" office:value="0">
            <text:p>0.0000</text:p>
          </table:table-cell>
          <table:table-cell table:style-name="ce11" table:formula="of:=IF([.A741]&lt;StereoRes;2*ATAN((StereoRes-[.A741])/(2*StereoF))*180/3.14;0)" office:value-type="float" office:value="0">
            <text:p>0.00000000</text:p>
          </table:table-cell>
          <table:table-cell table:style-name="ce11" table:formula="of:=((StereoRes-2*[.A741])*[.B741]/(2*StereoF))-((-StereoRes*[.B74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4">
            <text:p>714</text:p>
          </table:table-cell>
          <table:table-cell table:style-name="ce11" table:formula="of:=IF([.A742]&lt;StereoRes;(B/100)*StereoF/[.A742];0)" office:value-type="float" office:value="0">
            <text:p>0.00000000</text:p>
          </table:table-cell>
          <table:table-cell table:style-name="ce13" table:formula="of:=IF([.A742]&lt;StereoRes;StereoF*(B/100)*CorrAccuracy/([.A742]*[.A742]);0)" office:value-type="float" office:value="0">
            <text:p>0.0000</text:p>
          </table:table-cell>
          <table:table-cell table:style-name="ce11" table:formula="of:=IF([.A742]&lt;StereoRes;2*ATAN((StereoRes-[.A742])/(2*StereoF))*180/3.14;0)" office:value-type="float" office:value="0">
            <text:p>0.00000000</text:p>
          </table:table-cell>
          <table:table-cell table:style-name="ce11" table:formula="of:=((StereoRes-2*[.A742])*[.B742]/(2*StereoF))-((-StereoRes*[.B74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5">
            <text:p>715</text:p>
          </table:table-cell>
          <table:table-cell table:style-name="ce11" table:formula="of:=IF([.A743]&lt;StereoRes;(B/100)*StereoF/[.A743];0)" office:value-type="float" office:value="0">
            <text:p>0.00000000</text:p>
          </table:table-cell>
          <table:table-cell table:style-name="ce13" table:formula="of:=IF([.A743]&lt;StereoRes;StereoF*(B/100)*CorrAccuracy/([.A743]*[.A743]);0)" office:value-type="float" office:value="0">
            <text:p>0.0000</text:p>
          </table:table-cell>
          <table:table-cell table:style-name="ce11" table:formula="of:=IF([.A743]&lt;StereoRes;2*ATAN((StereoRes-[.A743])/(2*StereoF))*180/3.14;0)" office:value-type="float" office:value="0">
            <text:p>0.00000000</text:p>
          </table:table-cell>
          <table:table-cell table:style-name="ce11" table:formula="of:=((StereoRes-2*[.A743])*[.B743]/(2*StereoF))-((-StereoRes*[.B74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6">
            <text:p>716</text:p>
          </table:table-cell>
          <table:table-cell table:style-name="ce11" table:formula="of:=IF([.A744]&lt;StereoRes;(B/100)*StereoF/[.A744];0)" office:value-type="float" office:value="0">
            <text:p>0.00000000</text:p>
          </table:table-cell>
          <table:table-cell table:style-name="ce13" table:formula="of:=IF([.A744]&lt;StereoRes;StereoF*(B/100)*CorrAccuracy/([.A744]*[.A744]);0)" office:value-type="float" office:value="0">
            <text:p>0.0000</text:p>
          </table:table-cell>
          <table:table-cell table:style-name="ce11" table:formula="of:=IF([.A744]&lt;StereoRes;2*ATAN((StereoRes-[.A744])/(2*StereoF))*180/3.14;0)" office:value-type="float" office:value="0">
            <text:p>0.00000000</text:p>
          </table:table-cell>
          <table:table-cell table:style-name="ce11" table:formula="of:=((StereoRes-2*[.A744])*[.B744]/(2*StereoF))-((-StereoRes*[.B74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7">
            <text:p>717</text:p>
          </table:table-cell>
          <table:table-cell table:style-name="ce11" table:formula="of:=IF([.A745]&lt;StereoRes;(B/100)*StereoF/[.A745];0)" office:value-type="float" office:value="0">
            <text:p>0.00000000</text:p>
          </table:table-cell>
          <table:table-cell table:style-name="ce13" table:formula="of:=IF([.A745]&lt;StereoRes;StereoF*(B/100)*CorrAccuracy/([.A745]*[.A745]);0)" office:value-type="float" office:value="0">
            <text:p>0.0000</text:p>
          </table:table-cell>
          <table:table-cell table:style-name="ce11" table:formula="of:=IF([.A745]&lt;StereoRes;2*ATAN((StereoRes-[.A745])/(2*StereoF))*180/3.14;0)" office:value-type="float" office:value="0">
            <text:p>0.00000000</text:p>
          </table:table-cell>
          <table:table-cell table:style-name="ce11" table:formula="of:=((StereoRes-2*[.A745])*[.B745]/(2*StereoF))-((-StereoRes*[.B74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8">
            <text:p>718</text:p>
          </table:table-cell>
          <table:table-cell table:style-name="ce11" table:formula="of:=IF([.A746]&lt;StereoRes;(B/100)*StereoF/[.A746];0)" office:value-type="float" office:value="0">
            <text:p>0.00000000</text:p>
          </table:table-cell>
          <table:table-cell table:style-name="ce13" table:formula="of:=IF([.A746]&lt;StereoRes;StereoF*(B/100)*CorrAccuracy/([.A746]*[.A746]);0)" office:value-type="float" office:value="0">
            <text:p>0.0000</text:p>
          </table:table-cell>
          <table:table-cell table:style-name="ce11" table:formula="of:=IF([.A746]&lt;StereoRes;2*ATAN((StereoRes-[.A746])/(2*StereoF))*180/3.14;0)" office:value-type="float" office:value="0">
            <text:p>0.00000000</text:p>
          </table:table-cell>
          <table:table-cell table:style-name="ce11" table:formula="of:=((StereoRes-2*[.A746])*[.B746]/(2*StereoF))-((-StereoRes*[.B74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19">
            <text:p>719</text:p>
          </table:table-cell>
          <table:table-cell table:style-name="ce11" table:formula="of:=IF([.A747]&lt;StereoRes;(B/100)*StereoF/[.A747];0)" office:value-type="float" office:value="0">
            <text:p>0.00000000</text:p>
          </table:table-cell>
          <table:table-cell table:style-name="ce13" table:formula="of:=IF([.A747]&lt;StereoRes;StereoF*(B/100)*CorrAccuracy/([.A747]*[.A747]);0)" office:value-type="float" office:value="0">
            <text:p>0.0000</text:p>
          </table:table-cell>
          <table:table-cell table:style-name="ce11" table:formula="of:=IF([.A747]&lt;StereoRes;2*ATAN((StereoRes-[.A747])/(2*StereoF))*180/3.14;0)" office:value-type="float" office:value="0">
            <text:p>0.00000000</text:p>
          </table:table-cell>
          <table:table-cell table:style-name="ce11" table:formula="of:=((StereoRes-2*[.A747])*[.B747]/(2*StereoF))-((-StereoRes*[.B74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0">
            <text:p>720</text:p>
          </table:table-cell>
          <table:table-cell table:style-name="ce11" table:formula="of:=IF([.A748]&lt;StereoRes;(B/100)*StereoF/[.A748];0)" office:value-type="float" office:value="0">
            <text:p>0.00000000</text:p>
          </table:table-cell>
          <table:table-cell table:style-name="ce13" table:formula="of:=IF([.A748]&lt;StereoRes;StereoF*(B/100)*CorrAccuracy/([.A748]*[.A748]);0)" office:value-type="float" office:value="0">
            <text:p>0.0000</text:p>
          </table:table-cell>
          <table:table-cell table:style-name="ce11" table:formula="of:=IF([.A748]&lt;StereoRes;2*ATAN((StereoRes-[.A748])/(2*StereoF))*180/3.14;0)" office:value-type="float" office:value="0">
            <text:p>0.00000000</text:p>
          </table:table-cell>
          <table:table-cell table:style-name="ce11" table:formula="of:=((StereoRes-2*[.A748])*[.B748]/(2*StereoF))-((-StereoRes*[.B74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1">
            <text:p>721</text:p>
          </table:table-cell>
          <table:table-cell table:style-name="ce11" table:formula="of:=IF([.A749]&lt;StereoRes;(B/100)*StereoF/[.A749];0)" office:value-type="float" office:value="0">
            <text:p>0.00000000</text:p>
          </table:table-cell>
          <table:table-cell table:style-name="ce13" table:formula="of:=IF([.A749]&lt;StereoRes;StereoF*(B/100)*CorrAccuracy/([.A749]*[.A749]);0)" office:value-type="float" office:value="0">
            <text:p>0.0000</text:p>
          </table:table-cell>
          <table:table-cell table:style-name="ce11" table:formula="of:=IF([.A749]&lt;StereoRes;2*ATAN((StereoRes-[.A749])/(2*StereoF))*180/3.14;0)" office:value-type="float" office:value="0">
            <text:p>0.00000000</text:p>
          </table:table-cell>
          <table:table-cell table:style-name="ce11" table:formula="of:=((StereoRes-2*[.A749])*[.B749]/(2*StereoF))-((-StereoRes*[.B74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2">
            <text:p>722</text:p>
          </table:table-cell>
          <table:table-cell table:style-name="ce11" table:formula="of:=IF([.A750]&lt;StereoRes;(B/100)*StereoF/[.A750];0)" office:value-type="float" office:value="0">
            <text:p>0.00000000</text:p>
          </table:table-cell>
          <table:table-cell table:style-name="ce13" table:formula="of:=IF([.A750]&lt;StereoRes;StereoF*(B/100)*CorrAccuracy/([.A750]*[.A750]);0)" office:value-type="float" office:value="0">
            <text:p>0.0000</text:p>
          </table:table-cell>
          <table:table-cell table:style-name="ce11" table:formula="of:=IF([.A750]&lt;StereoRes;2*ATAN((StereoRes-[.A750])/(2*StereoF))*180/3.14;0)" office:value-type="float" office:value="0">
            <text:p>0.00000000</text:p>
          </table:table-cell>
          <table:table-cell table:style-name="ce11" table:formula="of:=((StereoRes-2*[.A750])*[.B750]/(2*StereoF))-((-StereoRes*[.B75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3">
            <text:p>723</text:p>
          </table:table-cell>
          <table:table-cell table:style-name="ce11" table:formula="of:=IF([.A751]&lt;StereoRes;(B/100)*StereoF/[.A751];0)" office:value-type="float" office:value="0">
            <text:p>0.00000000</text:p>
          </table:table-cell>
          <table:table-cell table:style-name="ce13" table:formula="of:=IF([.A751]&lt;StereoRes;StereoF*(B/100)*CorrAccuracy/([.A751]*[.A751]);0)" office:value-type="float" office:value="0">
            <text:p>0.0000</text:p>
          </table:table-cell>
          <table:table-cell table:style-name="ce11" table:formula="of:=IF([.A751]&lt;StereoRes;2*ATAN((StereoRes-[.A751])/(2*StereoF))*180/3.14;0)" office:value-type="float" office:value="0">
            <text:p>0.00000000</text:p>
          </table:table-cell>
          <table:table-cell table:style-name="ce11" table:formula="of:=((StereoRes-2*[.A751])*[.B751]/(2*StereoF))-((-StereoRes*[.B75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4">
            <text:p>724</text:p>
          </table:table-cell>
          <table:table-cell table:style-name="ce11" table:formula="of:=IF([.A752]&lt;StereoRes;(B/100)*StereoF/[.A752];0)" office:value-type="float" office:value="0">
            <text:p>0.00000000</text:p>
          </table:table-cell>
          <table:table-cell table:style-name="ce13" table:formula="of:=IF([.A752]&lt;StereoRes;StereoF*(B/100)*CorrAccuracy/([.A752]*[.A752]);0)" office:value-type="float" office:value="0">
            <text:p>0.0000</text:p>
          </table:table-cell>
          <table:table-cell table:style-name="ce11" table:formula="of:=IF([.A752]&lt;StereoRes;2*ATAN((StereoRes-[.A752])/(2*StereoF))*180/3.14;0)" office:value-type="float" office:value="0">
            <text:p>0.00000000</text:p>
          </table:table-cell>
          <table:table-cell table:style-name="ce11" table:formula="of:=((StereoRes-2*[.A752])*[.B752]/(2*StereoF))-((-StereoRes*[.B75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5">
            <text:p>725</text:p>
          </table:table-cell>
          <table:table-cell table:style-name="ce11" table:formula="of:=IF([.A753]&lt;StereoRes;(B/100)*StereoF/[.A753];0)" office:value-type="float" office:value="0">
            <text:p>0.00000000</text:p>
          </table:table-cell>
          <table:table-cell table:style-name="ce13" table:formula="of:=IF([.A753]&lt;StereoRes;StereoF*(B/100)*CorrAccuracy/([.A753]*[.A753]);0)" office:value-type="float" office:value="0">
            <text:p>0.0000</text:p>
          </table:table-cell>
          <table:table-cell table:style-name="ce11" table:formula="of:=IF([.A753]&lt;StereoRes;2*ATAN((StereoRes-[.A753])/(2*StereoF))*180/3.14;0)" office:value-type="float" office:value="0">
            <text:p>0.00000000</text:p>
          </table:table-cell>
          <table:table-cell table:style-name="ce11" table:formula="of:=((StereoRes-2*[.A753])*[.B753]/(2*StereoF))-((-StereoRes*[.B75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6">
            <text:p>726</text:p>
          </table:table-cell>
          <table:table-cell table:style-name="ce11" table:formula="of:=IF([.A754]&lt;StereoRes;(B/100)*StereoF/[.A754];0)" office:value-type="float" office:value="0">
            <text:p>0.00000000</text:p>
          </table:table-cell>
          <table:table-cell table:style-name="ce13" table:formula="of:=IF([.A754]&lt;StereoRes;StereoF*(B/100)*CorrAccuracy/([.A754]*[.A754]);0)" office:value-type="float" office:value="0">
            <text:p>0.0000</text:p>
          </table:table-cell>
          <table:table-cell table:style-name="ce11" table:formula="of:=IF([.A754]&lt;StereoRes;2*ATAN((StereoRes-[.A754])/(2*StereoF))*180/3.14;0)" office:value-type="float" office:value="0">
            <text:p>0.00000000</text:p>
          </table:table-cell>
          <table:table-cell table:style-name="ce11" table:formula="of:=((StereoRes-2*[.A754])*[.B754]/(2*StereoF))-((-StereoRes*[.B75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7">
            <text:p>727</text:p>
          </table:table-cell>
          <table:table-cell table:style-name="ce11" table:formula="of:=IF([.A755]&lt;StereoRes;(B/100)*StereoF/[.A755];0)" office:value-type="float" office:value="0">
            <text:p>0.00000000</text:p>
          </table:table-cell>
          <table:table-cell table:style-name="ce13" table:formula="of:=IF([.A755]&lt;StereoRes;StereoF*(B/100)*CorrAccuracy/([.A755]*[.A755]);0)" office:value-type="float" office:value="0">
            <text:p>0.0000</text:p>
          </table:table-cell>
          <table:table-cell table:style-name="ce11" table:formula="of:=IF([.A755]&lt;StereoRes;2*ATAN((StereoRes-[.A755])/(2*StereoF))*180/3.14;0)" office:value-type="float" office:value="0">
            <text:p>0.00000000</text:p>
          </table:table-cell>
          <table:table-cell table:style-name="ce11" table:formula="of:=((StereoRes-2*[.A755])*[.B755]/(2*StereoF))-((-StereoRes*[.B75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8">
            <text:p>728</text:p>
          </table:table-cell>
          <table:table-cell table:style-name="ce11" table:formula="of:=IF([.A756]&lt;StereoRes;(B/100)*StereoF/[.A756];0)" office:value-type="float" office:value="0">
            <text:p>0.00000000</text:p>
          </table:table-cell>
          <table:table-cell table:style-name="ce13" table:formula="of:=IF([.A756]&lt;StereoRes;StereoF*(B/100)*CorrAccuracy/([.A756]*[.A756]);0)" office:value-type="float" office:value="0">
            <text:p>0.0000</text:p>
          </table:table-cell>
          <table:table-cell table:style-name="ce11" table:formula="of:=IF([.A756]&lt;StereoRes;2*ATAN((StereoRes-[.A756])/(2*StereoF))*180/3.14;0)" office:value-type="float" office:value="0">
            <text:p>0.00000000</text:p>
          </table:table-cell>
          <table:table-cell table:style-name="ce11" table:formula="of:=((StereoRes-2*[.A756])*[.B756]/(2*StereoF))-((-StereoRes*[.B75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29">
            <text:p>729</text:p>
          </table:table-cell>
          <table:table-cell table:style-name="ce11" table:formula="of:=IF([.A757]&lt;StereoRes;(B/100)*StereoF/[.A757];0)" office:value-type="float" office:value="0">
            <text:p>0.00000000</text:p>
          </table:table-cell>
          <table:table-cell table:style-name="ce13" table:formula="of:=IF([.A757]&lt;StereoRes;StereoF*(B/100)*CorrAccuracy/([.A757]*[.A757]);0)" office:value-type="float" office:value="0">
            <text:p>0.0000</text:p>
          </table:table-cell>
          <table:table-cell table:style-name="ce11" table:formula="of:=IF([.A757]&lt;StereoRes;2*ATAN((StereoRes-[.A757])/(2*StereoF))*180/3.14;0)" office:value-type="float" office:value="0">
            <text:p>0.00000000</text:p>
          </table:table-cell>
          <table:table-cell table:style-name="ce11" table:formula="of:=((StereoRes-2*[.A757])*[.B757]/(2*StereoF))-((-StereoRes*[.B75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0">
            <text:p>730</text:p>
          </table:table-cell>
          <table:table-cell table:style-name="ce11" table:formula="of:=IF([.A758]&lt;StereoRes;(B/100)*StereoF/[.A758];0)" office:value-type="float" office:value="0">
            <text:p>0.00000000</text:p>
          </table:table-cell>
          <table:table-cell table:style-name="ce13" table:formula="of:=IF([.A758]&lt;StereoRes;StereoF*(B/100)*CorrAccuracy/([.A758]*[.A758]);0)" office:value-type="float" office:value="0">
            <text:p>0.0000</text:p>
          </table:table-cell>
          <table:table-cell table:style-name="ce11" table:formula="of:=IF([.A758]&lt;StereoRes;2*ATAN((StereoRes-[.A758])/(2*StereoF))*180/3.14;0)" office:value-type="float" office:value="0">
            <text:p>0.00000000</text:p>
          </table:table-cell>
          <table:table-cell table:style-name="ce11" table:formula="of:=((StereoRes-2*[.A758])*[.B758]/(2*StereoF))-((-StereoRes*[.B75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1">
            <text:p>731</text:p>
          </table:table-cell>
          <table:table-cell table:style-name="ce11" table:formula="of:=IF([.A759]&lt;StereoRes;(B/100)*StereoF/[.A759];0)" office:value-type="float" office:value="0">
            <text:p>0.00000000</text:p>
          </table:table-cell>
          <table:table-cell table:style-name="ce13" table:formula="of:=IF([.A759]&lt;StereoRes;StereoF*(B/100)*CorrAccuracy/([.A759]*[.A759]);0)" office:value-type="float" office:value="0">
            <text:p>0.0000</text:p>
          </table:table-cell>
          <table:table-cell table:style-name="ce11" table:formula="of:=IF([.A759]&lt;StereoRes;2*ATAN((StereoRes-[.A759])/(2*StereoF))*180/3.14;0)" office:value-type="float" office:value="0">
            <text:p>0.00000000</text:p>
          </table:table-cell>
          <table:table-cell table:style-name="ce11" table:formula="of:=((StereoRes-2*[.A759])*[.B759]/(2*StereoF))-((-StereoRes*[.B75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2">
            <text:p>732</text:p>
          </table:table-cell>
          <table:table-cell table:style-name="ce11" table:formula="of:=IF([.A760]&lt;StereoRes;(B/100)*StereoF/[.A760];0)" office:value-type="float" office:value="0">
            <text:p>0.00000000</text:p>
          </table:table-cell>
          <table:table-cell table:style-name="ce13" table:formula="of:=IF([.A760]&lt;StereoRes;StereoF*(B/100)*CorrAccuracy/([.A760]*[.A760]);0)" office:value-type="float" office:value="0">
            <text:p>0.0000</text:p>
          </table:table-cell>
          <table:table-cell table:style-name="ce11" table:formula="of:=IF([.A760]&lt;StereoRes;2*ATAN((StereoRes-[.A760])/(2*StereoF))*180/3.14;0)" office:value-type="float" office:value="0">
            <text:p>0.00000000</text:p>
          </table:table-cell>
          <table:table-cell table:style-name="ce11" table:formula="of:=((StereoRes-2*[.A760])*[.B760]/(2*StereoF))-((-StereoRes*[.B76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3">
            <text:p>733</text:p>
          </table:table-cell>
          <table:table-cell table:style-name="ce11" table:formula="of:=IF([.A761]&lt;StereoRes;(B/100)*StereoF/[.A761];0)" office:value-type="float" office:value="0">
            <text:p>0.00000000</text:p>
          </table:table-cell>
          <table:table-cell table:style-name="ce13" table:formula="of:=IF([.A761]&lt;StereoRes;StereoF*(B/100)*CorrAccuracy/([.A761]*[.A761]);0)" office:value-type="float" office:value="0">
            <text:p>0.0000</text:p>
          </table:table-cell>
          <table:table-cell table:style-name="ce11" table:formula="of:=IF([.A761]&lt;StereoRes;2*ATAN((StereoRes-[.A761])/(2*StereoF))*180/3.14;0)" office:value-type="float" office:value="0">
            <text:p>0.00000000</text:p>
          </table:table-cell>
          <table:table-cell table:style-name="ce11" table:formula="of:=((StereoRes-2*[.A761])*[.B761]/(2*StereoF))-((-StereoRes*[.B76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4">
            <text:p>734</text:p>
          </table:table-cell>
          <table:table-cell table:style-name="ce11" table:formula="of:=IF([.A762]&lt;StereoRes;(B/100)*StereoF/[.A762];0)" office:value-type="float" office:value="0">
            <text:p>0.00000000</text:p>
          </table:table-cell>
          <table:table-cell table:style-name="ce13" table:formula="of:=IF([.A762]&lt;StereoRes;StereoF*(B/100)*CorrAccuracy/([.A762]*[.A762]);0)" office:value-type="float" office:value="0">
            <text:p>0.0000</text:p>
          </table:table-cell>
          <table:table-cell table:style-name="ce11" table:formula="of:=IF([.A762]&lt;StereoRes;2*ATAN((StereoRes-[.A762])/(2*StereoF))*180/3.14;0)" office:value-type="float" office:value="0">
            <text:p>0.00000000</text:p>
          </table:table-cell>
          <table:table-cell table:style-name="ce11" table:formula="of:=((StereoRes-2*[.A762])*[.B762]/(2*StereoF))-((-StereoRes*[.B76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5">
            <text:p>735</text:p>
          </table:table-cell>
          <table:table-cell table:style-name="ce11" table:formula="of:=IF([.A763]&lt;StereoRes;(B/100)*StereoF/[.A763];0)" office:value-type="float" office:value="0">
            <text:p>0.00000000</text:p>
          </table:table-cell>
          <table:table-cell table:style-name="ce13" table:formula="of:=IF([.A763]&lt;StereoRes;StereoF*(B/100)*CorrAccuracy/([.A763]*[.A763]);0)" office:value-type="float" office:value="0">
            <text:p>0.0000</text:p>
          </table:table-cell>
          <table:table-cell table:style-name="ce11" table:formula="of:=IF([.A763]&lt;StereoRes;2*ATAN((StereoRes-[.A763])/(2*StereoF))*180/3.14;0)" office:value-type="float" office:value="0">
            <text:p>0.00000000</text:p>
          </table:table-cell>
          <table:table-cell table:style-name="ce11" table:formula="of:=((StereoRes-2*[.A763])*[.B763]/(2*StereoF))-((-StereoRes*[.B76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6">
            <text:p>736</text:p>
          </table:table-cell>
          <table:table-cell table:style-name="ce11" table:formula="of:=IF([.A764]&lt;StereoRes;(B/100)*StereoF/[.A764];0)" office:value-type="float" office:value="0">
            <text:p>0.00000000</text:p>
          </table:table-cell>
          <table:table-cell table:style-name="ce13" table:formula="of:=IF([.A764]&lt;StereoRes;StereoF*(B/100)*CorrAccuracy/([.A764]*[.A764]);0)" office:value-type="float" office:value="0">
            <text:p>0.0000</text:p>
          </table:table-cell>
          <table:table-cell table:style-name="ce11" table:formula="of:=IF([.A764]&lt;StereoRes;2*ATAN((StereoRes-[.A764])/(2*StereoF))*180/3.14;0)" office:value-type="float" office:value="0">
            <text:p>0.00000000</text:p>
          </table:table-cell>
          <table:table-cell table:style-name="ce11" table:formula="of:=((StereoRes-2*[.A764])*[.B764]/(2*StereoF))-((-StereoRes*[.B76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7">
            <text:p>737</text:p>
          </table:table-cell>
          <table:table-cell table:style-name="ce11" table:formula="of:=IF([.A765]&lt;StereoRes;(B/100)*StereoF/[.A765];0)" office:value-type="float" office:value="0">
            <text:p>0.00000000</text:p>
          </table:table-cell>
          <table:table-cell table:style-name="ce13" table:formula="of:=IF([.A765]&lt;StereoRes;StereoF*(B/100)*CorrAccuracy/([.A765]*[.A765]);0)" office:value-type="float" office:value="0">
            <text:p>0.0000</text:p>
          </table:table-cell>
          <table:table-cell table:style-name="ce11" table:formula="of:=IF([.A765]&lt;StereoRes;2*ATAN((StereoRes-[.A765])/(2*StereoF))*180/3.14;0)" office:value-type="float" office:value="0">
            <text:p>0.00000000</text:p>
          </table:table-cell>
          <table:table-cell table:style-name="ce11" table:formula="of:=((StereoRes-2*[.A765])*[.B765]/(2*StereoF))-((-StereoRes*[.B76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8">
            <text:p>738</text:p>
          </table:table-cell>
          <table:table-cell table:style-name="ce11" table:formula="of:=IF([.A766]&lt;StereoRes;(B/100)*StereoF/[.A766];0)" office:value-type="float" office:value="0">
            <text:p>0.00000000</text:p>
          </table:table-cell>
          <table:table-cell table:style-name="ce13" table:formula="of:=IF([.A766]&lt;StereoRes;StereoF*(B/100)*CorrAccuracy/([.A766]*[.A766]);0)" office:value-type="float" office:value="0">
            <text:p>0.0000</text:p>
          </table:table-cell>
          <table:table-cell table:style-name="ce11" table:formula="of:=IF([.A766]&lt;StereoRes;2*ATAN((StereoRes-[.A766])/(2*StereoF))*180/3.14;0)" office:value-type="float" office:value="0">
            <text:p>0.00000000</text:p>
          </table:table-cell>
          <table:table-cell table:style-name="ce11" table:formula="of:=((StereoRes-2*[.A766])*[.B766]/(2*StereoF))-((-StereoRes*[.B76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39">
            <text:p>739</text:p>
          </table:table-cell>
          <table:table-cell table:style-name="ce11" table:formula="of:=IF([.A767]&lt;StereoRes;(B/100)*StereoF/[.A767];0)" office:value-type="float" office:value="0">
            <text:p>0.00000000</text:p>
          </table:table-cell>
          <table:table-cell table:style-name="ce13" table:formula="of:=IF([.A767]&lt;StereoRes;StereoF*(B/100)*CorrAccuracy/([.A767]*[.A767]);0)" office:value-type="float" office:value="0">
            <text:p>0.0000</text:p>
          </table:table-cell>
          <table:table-cell table:style-name="ce11" table:formula="of:=IF([.A767]&lt;StereoRes;2*ATAN((StereoRes-[.A767])/(2*StereoF))*180/3.14;0)" office:value-type="float" office:value="0">
            <text:p>0.00000000</text:p>
          </table:table-cell>
          <table:table-cell table:style-name="ce11" table:formula="of:=((StereoRes-2*[.A767])*[.B767]/(2*StereoF))-((-StereoRes*[.B76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0">
            <text:p>740</text:p>
          </table:table-cell>
          <table:table-cell table:style-name="ce11" table:formula="of:=IF([.A768]&lt;StereoRes;(B/100)*StereoF/[.A768];0)" office:value-type="float" office:value="0">
            <text:p>0.00000000</text:p>
          </table:table-cell>
          <table:table-cell table:style-name="ce13" table:formula="of:=IF([.A768]&lt;StereoRes;StereoF*(B/100)*CorrAccuracy/([.A768]*[.A768]);0)" office:value-type="float" office:value="0">
            <text:p>0.0000</text:p>
          </table:table-cell>
          <table:table-cell table:style-name="ce11" table:formula="of:=IF([.A768]&lt;StereoRes;2*ATAN((StereoRes-[.A768])/(2*StereoF))*180/3.14;0)" office:value-type="float" office:value="0">
            <text:p>0.00000000</text:p>
          </table:table-cell>
          <table:table-cell table:style-name="ce11" table:formula="of:=((StereoRes-2*[.A768])*[.B768]/(2*StereoF))-((-StereoRes*[.B76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1">
            <text:p>741</text:p>
          </table:table-cell>
          <table:table-cell table:style-name="ce11" table:formula="of:=IF([.A769]&lt;StereoRes;(B/100)*StereoF/[.A769];0)" office:value-type="float" office:value="0">
            <text:p>0.00000000</text:p>
          </table:table-cell>
          <table:table-cell table:style-name="ce13" table:formula="of:=IF([.A769]&lt;StereoRes;StereoF*(B/100)*CorrAccuracy/([.A769]*[.A769]);0)" office:value-type="float" office:value="0">
            <text:p>0.0000</text:p>
          </table:table-cell>
          <table:table-cell table:style-name="ce11" table:formula="of:=IF([.A769]&lt;StereoRes;2*ATAN((StereoRes-[.A769])/(2*StereoF))*180/3.14;0)" office:value-type="float" office:value="0">
            <text:p>0.00000000</text:p>
          </table:table-cell>
          <table:table-cell table:style-name="ce11" table:formula="of:=((StereoRes-2*[.A769])*[.B769]/(2*StereoF))-((-StereoRes*[.B76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2">
            <text:p>742</text:p>
          </table:table-cell>
          <table:table-cell table:style-name="ce11" table:formula="of:=IF([.A770]&lt;StereoRes;(B/100)*StereoF/[.A770];0)" office:value-type="float" office:value="0">
            <text:p>0.00000000</text:p>
          </table:table-cell>
          <table:table-cell table:style-name="ce13" table:formula="of:=IF([.A770]&lt;StereoRes;StereoF*(B/100)*CorrAccuracy/([.A770]*[.A770]);0)" office:value-type="float" office:value="0">
            <text:p>0.0000</text:p>
          </table:table-cell>
          <table:table-cell table:style-name="ce11" table:formula="of:=IF([.A770]&lt;StereoRes;2*ATAN((StereoRes-[.A770])/(2*StereoF))*180/3.14;0)" office:value-type="float" office:value="0">
            <text:p>0.00000000</text:p>
          </table:table-cell>
          <table:table-cell table:style-name="ce11" table:formula="of:=((StereoRes-2*[.A770])*[.B770]/(2*StereoF))-((-StereoRes*[.B77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3">
            <text:p>743</text:p>
          </table:table-cell>
          <table:table-cell table:style-name="ce11" table:formula="of:=IF([.A771]&lt;StereoRes;(B/100)*StereoF/[.A771];0)" office:value-type="float" office:value="0">
            <text:p>0.00000000</text:p>
          </table:table-cell>
          <table:table-cell table:style-name="ce13" table:formula="of:=IF([.A771]&lt;StereoRes;StereoF*(B/100)*CorrAccuracy/([.A771]*[.A771]);0)" office:value-type="float" office:value="0">
            <text:p>0.0000</text:p>
          </table:table-cell>
          <table:table-cell table:style-name="ce11" table:formula="of:=IF([.A771]&lt;StereoRes;2*ATAN((StereoRes-[.A771])/(2*StereoF))*180/3.14;0)" office:value-type="float" office:value="0">
            <text:p>0.00000000</text:p>
          </table:table-cell>
          <table:table-cell table:style-name="ce11" table:formula="of:=((StereoRes-2*[.A771])*[.B771]/(2*StereoF))-((-StereoRes*[.B77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4">
            <text:p>744</text:p>
          </table:table-cell>
          <table:table-cell table:style-name="ce11" table:formula="of:=IF([.A772]&lt;StereoRes;(B/100)*StereoF/[.A772];0)" office:value-type="float" office:value="0">
            <text:p>0.00000000</text:p>
          </table:table-cell>
          <table:table-cell table:style-name="ce13" table:formula="of:=IF([.A772]&lt;StereoRes;StereoF*(B/100)*CorrAccuracy/([.A772]*[.A772]);0)" office:value-type="float" office:value="0">
            <text:p>0.0000</text:p>
          </table:table-cell>
          <table:table-cell table:style-name="ce11" table:formula="of:=IF([.A772]&lt;StereoRes;2*ATAN((StereoRes-[.A772])/(2*StereoF))*180/3.14;0)" office:value-type="float" office:value="0">
            <text:p>0.00000000</text:p>
          </table:table-cell>
          <table:table-cell table:style-name="ce11" table:formula="of:=((StereoRes-2*[.A772])*[.B772]/(2*StereoF))-((-StereoRes*[.B77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5">
            <text:p>745</text:p>
          </table:table-cell>
          <table:table-cell table:style-name="ce11" table:formula="of:=IF([.A773]&lt;StereoRes;(B/100)*StereoF/[.A773];0)" office:value-type="float" office:value="0">
            <text:p>0.00000000</text:p>
          </table:table-cell>
          <table:table-cell table:style-name="ce13" table:formula="of:=IF([.A773]&lt;StereoRes;StereoF*(B/100)*CorrAccuracy/([.A773]*[.A773]);0)" office:value-type="float" office:value="0">
            <text:p>0.0000</text:p>
          </table:table-cell>
          <table:table-cell table:style-name="ce11" table:formula="of:=IF([.A773]&lt;StereoRes;2*ATAN((StereoRes-[.A773])/(2*StereoF))*180/3.14;0)" office:value-type="float" office:value="0">
            <text:p>0.00000000</text:p>
          </table:table-cell>
          <table:table-cell table:style-name="ce11" table:formula="of:=((StereoRes-2*[.A773])*[.B773]/(2*StereoF))-((-StereoRes*[.B77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6">
            <text:p>746</text:p>
          </table:table-cell>
          <table:table-cell table:style-name="ce11" table:formula="of:=IF([.A774]&lt;StereoRes;(B/100)*StereoF/[.A774];0)" office:value-type="float" office:value="0">
            <text:p>0.00000000</text:p>
          </table:table-cell>
          <table:table-cell table:style-name="ce13" table:formula="of:=IF([.A774]&lt;StereoRes;StereoF*(B/100)*CorrAccuracy/([.A774]*[.A774]);0)" office:value-type="float" office:value="0">
            <text:p>0.0000</text:p>
          </table:table-cell>
          <table:table-cell table:style-name="ce11" table:formula="of:=IF([.A774]&lt;StereoRes;2*ATAN((StereoRes-[.A774])/(2*StereoF))*180/3.14;0)" office:value-type="float" office:value="0">
            <text:p>0.00000000</text:p>
          </table:table-cell>
          <table:table-cell table:style-name="ce11" table:formula="of:=((StereoRes-2*[.A774])*[.B774]/(2*StereoF))-((-StereoRes*[.B77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7">
            <text:p>747</text:p>
          </table:table-cell>
          <table:table-cell table:style-name="ce11" table:formula="of:=IF([.A775]&lt;StereoRes;(B/100)*StereoF/[.A775];0)" office:value-type="float" office:value="0">
            <text:p>0.00000000</text:p>
          </table:table-cell>
          <table:table-cell table:style-name="ce13" table:formula="of:=IF([.A775]&lt;StereoRes;StereoF*(B/100)*CorrAccuracy/([.A775]*[.A775]);0)" office:value-type="float" office:value="0">
            <text:p>0.0000</text:p>
          </table:table-cell>
          <table:table-cell table:style-name="ce11" table:formula="of:=IF([.A775]&lt;StereoRes;2*ATAN((StereoRes-[.A775])/(2*StereoF))*180/3.14;0)" office:value-type="float" office:value="0">
            <text:p>0.00000000</text:p>
          </table:table-cell>
          <table:table-cell table:style-name="ce11" table:formula="of:=((StereoRes-2*[.A775])*[.B775]/(2*StereoF))-((-StereoRes*[.B77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8">
            <text:p>748</text:p>
          </table:table-cell>
          <table:table-cell table:style-name="ce11" table:formula="of:=IF([.A776]&lt;StereoRes;(B/100)*StereoF/[.A776];0)" office:value-type="float" office:value="0">
            <text:p>0.00000000</text:p>
          </table:table-cell>
          <table:table-cell table:style-name="ce13" table:formula="of:=IF([.A776]&lt;StereoRes;StereoF*(B/100)*CorrAccuracy/([.A776]*[.A776]);0)" office:value-type="float" office:value="0">
            <text:p>0.0000</text:p>
          </table:table-cell>
          <table:table-cell table:style-name="ce11" table:formula="of:=IF([.A776]&lt;StereoRes;2*ATAN((StereoRes-[.A776])/(2*StereoF))*180/3.14;0)" office:value-type="float" office:value="0">
            <text:p>0.00000000</text:p>
          </table:table-cell>
          <table:table-cell table:style-name="ce11" table:formula="of:=((StereoRes-2*[.A776])*[.B776]/(2*StereoF))-((-StereoRes*[.B77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49">
            <text:p>749</text:p>
          </table:table-cell>
          <table:table-cell table:style-name="ce11" table:formula="of:=IF([.A777]&lt;StereoRes;(B/100)*StereoF/[.A777];0)" office:value-type="float" office:value="0">
            <text:p>0.00000000</text:p>
          </table:table-cell>
          <table:table-cell table:style-name="ce13" table:formula="of:=IF([.A777]&lt;StereoRes;StereoF*(B/100)*CorrAccuracy/([.A777]*[.A777]);0)" office:value-type="float" office:value="0">
            <text:p>0.0000</text:p>
          </table:table-cell>
          <table:table-cell table:style-name="ce11" table:formula="of:=IF([.A777]&lt;StereoRes;2*ATAN((StereoRes-[.A777])/(2*StereoF))*180/3.14;0)" office:value-type="float" office:value="0">
            <text:p>0.00000000</text:p>
          </table:table-cell>
          <table:table-cell table:style-name="ce11" table:formula="of:=((StereoRes-2*[.A777])*[.B777]/(2*StereoF))-((-StereoRes*[.B77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0">
            <text:p>750</text:p>
          </table:table-cell>
          <table:table-cell table:style-name="ce11" table:formula="of:=IF([.A778]&lt;StereoRes;(B/100)*StereoF/[.A778];0)" office:value-type="float" office:value="0">
            <text:p>0.00000000</text:p>
          </table:table-cell>
          <table:table-cell table:style-name="ce13" table:formula="of:=IF([.A778]&lt;StereoRes;StereoF*(B/100)*CorrAccuracy/([.A778]*[.A778]);0)" office:value-type="float" office:value="0">
            <text:p>0.0000</text:p>
          </table:table-cell>
          <table:table-cell table:style-name="ce11" table:formula="of:=IF([.A778]&lt;StereoRes;2*ATAN((StereoRes-[.A778])/(2*StereoF))*180/3.14;0)" office:value-type="float" office:value="0">
            <text:p>0.00000000</text:p>
          </table:table-cell>
          <table:table-cell table:style-name="ce11" table:formula="of:=((StereoRes-2*[.A778])*[.B778]/(2*StereoF))-((-StereoRes*[.B77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1">
            <text:p>751</text:p>
          </table:table-cell>
          <table:table-cell table:style-name="ce11" table:formula="of:=IF([.A779]&lt;StereoRes;(B/100)*StereoF/[.A779];0)" office:value-type="float" office:value="0">
            <text:p>0.00000000</text:p>
          </table:table-cell>
          <table:table-cell table:style-name="ce13" table:formula="of:=IF([.A779]&lt;StereoRes;StereoF*(B/100)*CorrAccuracy/([.A779]*[.A779]);0)" office:value-type="float" office:value="0">
            <text:p>0.0000</text:p>
          </table:table-cell>
          <table:table-cell table:style-name="ce11" table:formula="of:=IF([.A779]&lt;StereoRes;2*ATAN((StereoRes-[.A779])/(2*StereoF))*180/3.14;0)" office:value-type="float" office:value="0">
            <text:p>0.00000000</text:p>
          </table:table-cell>
          <table:table-cell table:style-name="ce11" table:formula="of:=((StereoRes-2*[.A779])*[.B779]/(2*StereoF))-((-StereoRes*[.B77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2">
            <text:p>752</text:p>
          </table:table-cell>
          <table:table-cell table:style-name="ce11" table:formula="of:=IF([.A780]&lt;StereoRes;(B/100)*StereoF/[.A780];0)" office:value-type="float" office:value="0">
            <text:p>0.00000000</text:p>
          </table:table-cell>
          <table:table-cell table:style-name="ce13" table:formula="of:=IF([.A780]&lt;StereoRes;StereoF*(B/100)*CorrAccuracy/([.A780]*[.A780]);0)" office:value-type="float" office:value="0">
            <text:p>0.0000</text:p>
          </table:table-cell>
          <table:table-cell table:style-name="ce11" table:formula="of:=IF([.A780]&lt;StereoRes;2*ATAN((StereoRes-[.A780])/(2*StereoF))*180/3.14;0)" office:value-type="float" office:value="0">
            <text:p>0.00000000</text:p>
          </table:table-cell>
          <table:table-cell table:style-name="ce11" table:formula="of:=((StereoRes-2*[.A780])*[.B780]/(2*StereoF))-((-StereoRes*[.B78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3">
            <text:p>753</text:p>
          </table:table-cell>
          <table:table-cell table:style-name="ce11" table:formula="of:=IF([.A781]&lt;StereoRes;(B/100)*StereoF/[.A781];0)" office:value-type="float" office:value="0">
            <text:p>0.00000000</text:p>
          </table:table-cell>
          <table:table-cell table:style-name="ce13" table:formula="of:=IF([.A781]&lt;StereoRes;StereoF*(B/100)*CorrAccuracy/([.A781]*[.A781]);0)" office:value-type="float" office:value="0">
            <text:p>0.0000</text:p>
          </table:table-cell>
          <table:table-cell table:style-name="ce11" table:formula="of:=IF([.A781]&lt;StereoRes;2*ATAN((StereoRes-[.A781])/(2*StereoF))*180/3.14;0)" office:value-type="float" office:value="0">
            <text:p>0.00000000</text:p>
          </table:table-cell>
          <table:table-cell table:style-name="ce11" table:formula="of:=((StereoRes-2*[.A781])*[.B781]/(2*StereoF))-((-StereoRes*[.B78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4">
            <text:p>754</text:p>
          </table:table-cell>
          <table:table-cell table:style-name="ce11" table:formula="of:=IF([.A782]&lt;StereoRes;(B/100)*StereoF/[.A782];0)" office:value-type="float" office:value="0">
            <text:p>0.00000000</text:p>
          </table:table-cell>
          <table:table-cell table:style-name="ce13" table:formula="of:=IF([.A782]&lt;StereoRes;StereoF*(B/100)*CorrAccuracy/([.A782]*[.A782]);0)" office:value-type="float" office:value="0">
            <text:p>0.0000</text:p>
          </table:table-cell>
          <table:table-cell table:style-name="ce11" table:formula="of:=IF([.A782]&lt;StereoRes;2*ATAN((StereoRes-[.A782])/(2*StereoF))*180/3.14;0)" office:value-type="float" office:value="0">
            <text:p>0.00000000</text:p>
          </table:table-cell>
          <table:table-cell table:style-name="ce11" table:formula="of:=((StereoRes-2*[.A782])*[.B782]/(2*StereoF))-((-StereoRes*[.B78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5">
            <text:p>755</text:p>
          </table:table-cell>
          <table:table-cell table:style-name="ce11" table:formula="of:=IF([.A783]&lt;StereoRes;(B/100)*StereoF/[.A783];0)" office:value-type="float" office:value="0">
            <text:p>0.00000000</text:p>
          </table:table-cell>
          <table:table-cell table:style-name="ce13" table:formula="of:=IF([.A783]&lt;StereoRes;StereoF*(B/100)*CorrAccuracy/([.A783]*[.A783]);0)" office:value-type="float" office:value="0">
            <text:p>0.0000</text:p>
          </table:table-cell>
          <table:table-cell table:style-name="ce11" table:formula="of:=IF([.A783]&lt;StereoRes;2*ATAN((StereoRes-[.A783])/(2*StereoF))*180/3.14;0)" office:value-type="float" office:value="0">
            <text:p>0.00000000</text:p>
          </table:table-cell>
          <table:table-cell table:style-name="ce11" table:formula="of:=((StereoRes-2*[.A783])*[.B783]/(2*StereoF))-((-StereoRes*[.B78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6">
            <text:p>756</text:p>
          </table:table-cell>
          <table:table-cell table:style-name="ce11" table:formula="of:=IF([.A784]&lt;StereoRes;(B/100)*StereoF/[.A784];0)" office:value-type="float" office:value="0">
            <text:p>0.00000000</text:p>
          </table:table-cell>
          <table:table-cell table:style-name="ce13" table:formula="of:=IF([.A784]&lt;StereoRes;StereoF*(B/100)*CorrAccuracy/([.A784]*[.A784]);0)" office:value-type="float" office:value="0">
            <text:p>0.0000</text:p>
          </table:table-cell>
          <table:table-cell table:style-name="ce11" table:formula="of:=IF([.A784]&lt;StereoRes;2*ATAN((StereoRes-[.A784])/(2*StereoF))*180/3.14;0)" office:value-type="float" office:value="0">
            <text:p>0.00000000</text:p>
          </table:table-cell>
          <table:table-cell table:style-name="ce11" table:formula="of:=((StereoRes-2*[.A784])*[.B784]/(2*StereoF))-((-StereoRes*[.B78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7">
            <text:p>757</text:p>
          </table:table-cell>
          <table:table-cell table:style-name="ce11" table:formula="of:=IF([.A785]&lt;StereoRes;(B/100)*StereoF/[.A785];0)" office:value-type="float" office:value="0">
            <text:p>0.00000000</text:p>
          </table:table-cell>
          <table:table-cell table:style-name="ce13" table:formula="of:=IF([.A785]&lt;StereoRes;StereoF*(B/100)*CorrAccuracy/([.A785]*[.A785]);0)" office:value-type="float" office:value="0">
            <text:p>0.0000</text:p>
          </table:table-cell>
          <table:table-cell table:style-name="ce11" table:formula="of:=IF([.A785]&lt;StereoRes;2*ATAN((StereoRes-[.A785])/(2*StereoF))*180/3.14;0)" office:value-type="float" office:value="0">
            <text:p>0.00000000</text:p>
          </table:table-cell>
          <table:table-cell table:style-name="ce11" table:formula="of:=((StereoRes-2*[.A785])*[.B785]/(2*StereoF))-((-StereoRes*[.B78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8">
            <text:p>758</text:p>
          </table:table-cell>
          <table:table-cell table:style-name="ce11" table:formula="of:=IF([.A786]&lt;StereoRes;(B/100)*StereoF/[.A786];0)" office:value-type="float" office:value="0">
            <text:p>0.00000000</text:p>
          </table:table-cell>
          <table:table-cell table:style-name="ce13" table:formula="of:=IF([.A786]&lt;StereoRes;StereoF*(B/100)*CorrAccuracy/([.A786]*[.A786]);0)" office:value-type="float" office:value="0">
            <text:p>0.0000</text:p>
          </table:table-cell>
          <table:table-cell table:style-name="ce11" table:formula="of:=IF([.A786]&lt;StereoRes;2*ATAN((StereoRes-[.A786])/(2*StereoF))*180/3.14;0)" office:value-type="float" office:value="0">
            <text:p>0.00000000</text:p>
          </table:table-cell>
          <table:table-cell table:style-name="ce11" table:formula="of:=((StereoRes-2*[.A786])*[.B786]/(2*StereoF))-((-StereoRes*[.B78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59">
            <text:p>759</text:p>
          </table:table-cell>
          <table:table-cell table:style-name="ce11" table:formula="of:=IF([.A787]&lt;StereoRes;(B/100)*StereoF/[.A787];0)" office:value-type="float" office:value="0">
            <text:p>0.00000000</text:p>
          </table:table-cell>
          <table:table-cell table:style-name="ce13" table:formula="of:=IF([.A787]&lt;StereoRes;StereoF*(B/100)*CorrAccuracy/([.A787]*[.A787]);0)" office:value-type="float" office:value="0">
            <text:p>0.0000</text:p>
          </table:table-cell>
          <table:table-cell table:style-name="ce11" table:formula="of:=IF([.A787]&lt;StereoRes;2*ATAN((StereoRes-[.A787])/(2*StereoF))*180/3.14;0)" office:value-type="float" office:value="0">
            <text:p>0.00000000</text:p>
          </table:table-cell>
          <table:table-cell table:style-name="ce11" table:formula="of:=((StereoRes-2*[.A787])*[.B787]/(2*StereoF))-((-StereoRes*[.B78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0">
            <text:p>760</text:p>
          </table:table-cell>
          <table:table-cell table:style-name="ce11" table:formula="of:=IF([.A788]&lt;StereoRes;(B/100)*StereoF/[.A788];0)" office:value-type="float" office:value="0">
            <text:p>0.00000000</text:p>
          </table:table-cell>
          <table:table-cell table:style-name="ce13" table:formula="of:=IF([.A788]&lt;StereoRes;StereoF*(B/100)*CorrAccuracy/([.A788]*[.A788]);0)" office:value-type="float" office:value="0">
            <text:p>0.0000</text:p>
          </table:table-cell>
          <table:table-cell table:style-name="ce11" table:formula="of:=IF([.A788]&lt;StereoRes;2*ATAN((StereoRes-[.A788])/(2*StereoF))*180/3.14;0)" office:value-type="float" office:value="0">
            <text:p>0.00000000</text:p>
          </table:table-cell>
          <table:table-cell table:style-name="ce11" table:formula="of:=((StereoRes-2*[.A788])*[.B788]/(2*StereoF))-((-StereoRes*[.B78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1">
            <text:p>761</text:p>
          </table:table-cell>
          <table:table-cell table:style-name="ce11" table:formula="of:=IF([.A789]&lt;StereoRes;(B/100)*StereoF/[.A789];0)" office:value-type="float" office:value="0">
            <text:p>0.00000000</text:p>
          </table:table-cell>
          <table:table-cell table:style-name="ce13" table:formula="of:=IF([.A789]&lt;StereoRes;StereoF*(B/100)*CorrAccuracy/([.A789]*[.A789]);0)" office:value-type="float" office:value="0">
            <text:p>0.0000</text:p>
          </table:table-cell>
          <table:table-cell table:style-name="ce11" table:formula="of:=IF([.A789]&lt;StereoRes;2*ATAN((StereoRes-[.A789])/(2*StereoF))*180/3.14;0)" office:value-type="float" office:value="0">
            <text:p>0.00000000</text:p>
          </table:table-cell>
          <table:table-cell table:style-name="ce11" table:formula="of:=((StereoRes-2*[.A789])*[.B789]/(2*StereoF))-((-StereoRes*[.B78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2">
            <text:p>762</text:p>
          </table:table-cell>
          <table:table-cell table:style-name="ce11" table:formula="of:=IF([.A790]&lt;StereoRes;(B/100)*StereoF/[.A790];0)" office:value-type="float" office:value="0">
            <text:p>0.00000000</text:p>
          </table:table-cell>
          <table:table-cell table:style-name="ce13" table:formula="of:=IF([.A790]&lt;StereoRes;StereoF*(B/100)*CorrAccuracy/([.A790]*[.A790]);0)" office:value-type="float" office:value="0">
            <text:p>0.0000</text:p>
          </table:table-cell>
          <table:table-cell table:style-name="ce11" table:formula="of:=IF([.A790]&lt;StereoRes;2*ATAN((StereoRes-[.A790])/(2*StereoF))*180/3.14;0)" office:value-type="float" office:value="0">
            <text:p>0.00000000</text:p>
          </table:table-cell>
          <table:table-cell table:style-name="ce11" table:formula="of:=((StereoRes-2*[.A790])*[.B790]/(2*StereoF))-((-StereoRes*[.B79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3">
            <text:p>763</text:p>
          </table:table-cell>
          <table:table-cell table:style-name="ce11" table:formula="of:=IF([.A791]&lt;StereoRes;(B/100)*StereoF/[.A791];0)" office:value-type="float" office:value="0">
            <text:p>0.00000000</text:p>
          </table:table-cell>
          <table:table-cell table:style-name="ce13" table:formula="of:=IF([.A791]&lt;StereoRes;StereoF*(B/100)*CorrAccuracy/([.A791]*[.A791]);0)" office:value-type="float" office:value="0">
            <text:p>0.0000</text:p>
          </table:table-cell>
          <table:table-cell table:style-name="ce11" table:formula="of:=IF([.A791]&lt;StereoRes;2*ATAN((StereoRes-[.A791])/(2*StereoF))*180/3.14;0)" office:value-type="float" office:value="0">
            <text:p>0.00000000</text:p>
          </table:table-cell>
          <table:table-cell table:style-name="ce11" table:formula="of:=((StereoRes-2*[.A791])*[.B791]/(2*StereoF))-((-StereoRes*[.B79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4">
            <text:p>764</text:p>
          </table:table-cell>
          <table:table-cell table:style-name="ce11" table:formula="of:=IF([.A792]&lt;StereoRes;(B/100)*StereoF/[.A792];0)" office:value-type="float" office:value="0">
            <text:p>0.00000000</text:p>
          </table:table-cell>
          <table:table-cell table:style-name="ce13" table:formula="of:=IF([.A792]&lt;StereoRes;StereoF*(B/100)*CorrAccuracy/([.A792]*[.A792]);0)" office:value-type="float" office:value="0">
            <text:p>0.0000</text:p>
          </table:table-cell>
          <table:table-cell table:style-name="ce11" table:formula="of:=IF([.A792]&lt;StereoRes;2*ATAN((StereoRes-[.A792])/(2*StereoF))*180/3.14;0)" office:value-type="float" office:value="0">
            <text:p>0.00000000</text:p>
          </table:table-cell>
          <table:table-cell table:style-name="ce11" table:formula="of:=((StereoRes-2*[.A792])*[.B792]/(2*StereoF))-((-StereoRes*[.B79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5">
            <text:p>765</text:p>
          </table:table-cell>
          <table:table-cell table:style-name="ce11" table:formula="of:=IF([.A793]&lt;StereoRes;(B/100)*StereoF/[.A793];0)" office:value-type="float" office:value="0">
            <text:p>0.00000000</text:p>
          </table:table-cell>
          <table:table-cell table:style-name="ce13" table:formula="of:=IF([.A793]&lt;StereoRes;StereoF*(B/100)*CorrAccuracy/([.A793]*[.A793]);0)" office:value-type="float" office:value="0">
            <text:p>0.0000</text:p>
          </table:table-cell>
          <table:table-cell table:style-name="ce11" table:formula="of:=IF([.A793]&lt;StereoRes;2*ATAN((StereoRes-[.A793])/(2*StereoF))*180/3.14;0)" office:value-type="float" office:value="0">
            <text:p>0.00000000</text:p>
          </table:table-cell>
          <table:table-cell table:style-name="ce11" table:formula="of:=((StereoRes-2*[.A793])*[.B793]/(2*StereoF))-((-StereoRes*[.B79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6">
            <text:p>766</text:p>
          </table:table-cell>
          <table:table-cell table:style-name="ce11" table:formula="of:=IF([.A794]&lt;StereoRes;(B/100)*StereoF/[.A794];0)" office:value-type="float" office:value="0">
            <text:p>0.00000000</text:p>
          </table:table-cell>
          <table:table-cell table:style-name="ce13" table:formula="of:=IF([.A794]&lt;StereoRes;StereoF*(B/100)*CorrAccuracy/([.A794]*[.A794]);0)" office:value-type="float" office:value="0">
            <text:p>0.0000</text:p>
          </table:table-cell>
          <table:table-cell table:style-name="ce11" table:formula="of:=IF([.A794]&lt;StereoRes;2*ATAN((StereoRes-[.A794])/(2*StereoF))*180/3.14;0)" office:value-type="float" office:value="0">
            <text:p>0.00000000</text:p>
          </table:table-cell>
          <table:table-cell table:style-name="ce11" table:formula="of:=((StereoRes-2*[.A794])*[.B794]/(2*StereoF))-((-StereoRes*[.B79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7">
            <text:p>767</text:p>
          </table:table-cell>
          <table:table-cell table:style-name="ce11" table:formula="of:=IF([.A795]&lt;StereoRes;(B/100)*StereoF/[.A795];0)" office:value-type="float" office:value="0">
            <text:p>0.00000000</text:p>
          </table:table-cell>
          <table:table-cell table:style-name="ce13" table:formula="of:=IF([.A795]&lt;StereoRes;StereoF*(B/100)*CorrAccuracy/([.A795]*[.A795]);0)" office:value-type="float" office:value="0">
            <text:p>0.0000</text:p>
          </table:table-cell>
          <table:table-cell table:style-name="ce11" table:formula="of:=IF([.A795]&lt;StereoRes;2*ATAN((StereoRes-[.A795])/(2*StereoF))*180/3.14;0)" office:value-type="float" office:value="0">
            <text:p>0.00000000</text:p>
          </table:table-cell>
          <table:table-cell table:style-name="ce11" table:formula="of:=((StereoRes-2*[.A795])*[.B795]/(2*StereoF))-((-StereoRes*[.B79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8">
            <text:p>768</text:p>
          </table:table-cell>
          <table:table-cell table:style-name="ce11" table:formula="of:=IF([.A796]&lt;StereoRes;(B/100)*StereoF/[.A796];0)" office:value-type="float" office:value="0">
            <text:p>0.00000000</text:p>
          </table:table-cell>
          <table:table-cell table:style-name="ce13" table:formula="of:=IF([.A796]&lt;StereoRes;StereoF*(B/100)*CorrAccuracy/([.A796]*[.A796]);0)" office:value-type="float" office:value="0">
            <text:p>0.0000</text:p>
          </table:table-cell>
          <table:table-cell table:style-name="ce11" table:formula="of:=IF([.A796]&lt;StereoRes;2*ATAN((StereoRes-[.A796])/(2*StereoF))*180/3.14;0)" office:value-type="float" office:value="0">
            <text:p>0.00000000</text:p>
          </table:table-cell>
          <table:table-cell table:style-name="ce11" table:formula="of:=((StereoRes-2*[.A796])*[.B796]/(2*StereoF))-((-StereoRes*[.B79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69">
            <text:p>769</text:p>
          </table:table-cell>
          <table:table-cell table:style-name="ce11" table:formula="of:=IF([.A797]&lt;StereoRes;(B/100)*StereoF/[.A797];0)" office:value-type="float" office:value="0">
            <text:p>0.00000000</text:p>
          </table:table-cell>
          <table:table-cell table:style-name="ce13" table:formula="of:=IF([.A797]&lt;StereoRes;StereoF*(B/100)*CorrAccuracy/([.A797]*[.A797]);0)" office:value-type="float" office:value="0">
            <text:p>0.0000</text:p>
          </table:table-cell>
          <table:table-cell table:style-name="ce11" table:formula="of:=IF([.A797]&lt;StereoRes;2*ATAN((StereoRes-[.A797])/(2*StereoF))*180/3.14;0)" office:value-type="float" office:value="0">
            <text:p>0.00000000</text:p>
          </table:table-cell>
          <table:table-cell table:style-name="ce11" table:formula="of:=((StereoRes-2*[.A797])*[.B797]/(2*StereoF))-((-StereoRes*[.B79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0">
            <text:p>770</text:p>
          </table:table-cell>
          <table:table-cell table:style-name="ce11" table:formula="of:=IF([.A798]&lt;StereoRes;(B/100)*StereoF/[.A798];0)" office:value-type="float" office:value="0">
            <text:p>0.00000000</text:p>
          </table:table-cell>
          <table:table-cell table:style-name="ce13" table:formula="of:=IF([.A798]&lt;StereoRes;StereoF*(B/100)*CorrAccuracy/([.A798]*[.A798]);0)" office:value-type="float" office:value="0">
            <text:p>0.0000</text:p>
          </table:table-cell>
          <table:table-cell table:style-name="ce11" table:formula="of:=IF([.A798]&lt;StereoRes;2*ATAN((StereoRes-[.A798])/(2*StereoF))*180/3.14;0)" office:value-type="float" office:value="0">
            <text:p>0.00000000</text:p>
          </table:table-cell>
          <table:table-cell table:style-name="ce11" table:formula="of:=((StereoRes-2*[.A798])*[.B798]/(2*StereoF))-((-StereoRes*[.B79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1">
            <text:p>771</text:p>
          </table:table-cell>
          <table:table-cell table:style-name="ce11" table:formula="of:=IF([.A799]&lt;StereoRes;(B/100)*StereoF/[.A799];0)" office:value-type="float" office:value="0">
            <text:p>0.00000000</text:p>
          </table:table-cell>
          <table:table-cell table:style-name="ce13" table:formula="of:=IF([.A799]&lt;StereoRes;StereoF*(B/100)*CorrAccuracy/([.A799]*[.A799]);0)" office:value-type="float" office:value="0">
            <text:p>0.0000</text:p>
          </table:table-cell>
          <table:table-cell table:style-name="ce11" table:formula="of:=IF([.A799]&lt;StereoRes;2*ATAN((StereoRes-[.A799])/(2*StereoF))*180/3.14;0)" office:value-type="float" office:value="0">
            <text:p>0.00000000</text:p>
          </table:table-cell>
          <table:table-cell table:style-name="ce11" table:formula="of:=((StereoRes-2*[.A799])*[.B799]/(2*StereoF))-((-StereoRes*[.B79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2">
            <text:p>772</text:p>
          </table:table-cell>
          <table:table-cell table:style-name="ce11" table:formula="of:=IF([.A800]&lt;StereoRes;(B/100)*StereoF/[.A800];0)" office:value-type="float" office:value="0">
            <text:p>0.00000000</text:p>
          </table:table-cell>
          <table:table-cell table:style-name="ce13" table:formula="of:=IF([.A800]&lt;StereoRes;StereoF*(B/100)*CorrAccuracy/([.A800]*[.A800]);0)" office:value-type="float" office:value="0">
            <text:p>0.0000</text:p>
          </table:table-cell>
          <table:table-cell table:style-name="ce11" table:formula="of:=IF([.A800]&lt;StereoRes;2*ATAN((StereoRes-[.A800])/(2*StereoF))*180/3.14;0)" office:value-type="float" office:value="0">
            <text:p>0.00000000</text:p>
          </table:table-cell>
          <table:table-cell table:style-name="ce11" table:formula="of:=((StereoRes-2*[.A800])*[.B800]/(2*StereoF))-((-StereoRes*[.B80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3">
            <text:p>773</text:p>
          </table:table-cell>
          <table:table-cell table:style-name="ce11" table:formula="of:=IF([.A801]&lt;StereoRes;(B/100)*StereoF/[.A801];0)" office:value-type="float" office:value="0">
            <text:p>0.00000000</text:p>
          </table:table-cell>
          <table:table-cell table:style-name="ce13" table:formula="of:=IF([.A801]&lt;StereoRes;StereoF*(B/100)*CorrAccuracy/([.A801]*[.A801]);0)" office:value-type="float" office:value="0">
            <text:p>0.0000</text:p>
          </table:table-cell>
          <table:table-cell table:style-name="ce11" table:formula="of:=IF([.A801]&lt;StereoRes;2*ATAN((StereoRes-[.A801])/(2*StereoF))*180/3.14;0)" office:value-type="float" office:value="0">
            <text:p>0.00000000</text:p>
          </table:table-cell>
          <table:table-cell table:style-name="ce11" table:formula="of:=((StereoRes-2*[.A801])*[.B801]/(2*StereoF))-((-StereoRes*[.B80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4">
            <text:p>774</text:p>
          </table:table-cell>
          <table:table-cell table:style-name="ce11" table:formula="of:=IF([.A802]&lt;StereoRes;(B/100)*StereoF/[.A802];0)" office:value-type="float" office:value="0">
            <text:p>0.00000000</text:p>
          </table:table-cell>
          <table:table-cell table:style-name="ce13" table:formula="of:=IF([.A802]&lt;StereoRes;StereoF*(B/100)*CorrAccuracy/([.A802]*[.A802]);0)" office:value-type="float" office:value="0">
            <text:p>0.0000</text:p>
          </table:table-cell>
          <table:table-cell table:style-name="ce11" table:formula="of:=IF([.A802]&lt;StereoRes;2*ATAN((StereoRes-[.A802])/(2*StereoF))*180/3.14;0)" office:value-type="float" office:value="0">
            <text:p>0.00000000</text:p>
          </table:table-cell>
          <table:table-cell table:style-name="ce11" table:formula="of:=((StereoRes-2*[.A802])*[.B802]/(2*StereoF))-((-StereoRes*[.B80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5">
            <text:p>775</text:p>
          </table:table-cell>
          <table:table-cell table:style-name="ce11" table:formula="of:=IF([.A803]&lt;StereoRes;(B/100)*StereoF/[.A803];0)" office:value-type="float" office:value="0">
            <text:p>0.00000000</text:p>
          </table:table-cell>
          <table:table-cell table:style-name="ce13" table:formula="of:=IF([.A803]&lt;StereoRes;StereoF*(B/100)*CorrAccuracy/([.A803]*[.A803]);0)" office:value-type="float" office:value="0">
            <text:p>0.0000</text:p>
          </table:table-cell>
          <table:table-cell table:style-name="ce11" table:formula="of:=IF([.A803]&lt;StereoRes;2*ATAN((StereoRes-[.A803])/(2*StereoF))*180/3.14;0)" office:value-type="float" office:value="0">
            <text:p>0.00000000</text:p>
          </table:table-cell>
          <table:table-cell table:style-name="ce11" table:formula="of:=((StereoRes-2*[.A803])*[.B803]/(2*StereoF))-((-StereoRes*[.B80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6">
            <text:p>776</text:p>
          </table:table-cell>
          <table:table-cell table:style-name="ce11" table:formula="of:=IF([.A804]&lt;StereoRes;(B/100)*StereoF/[.A804];0)" office:value-type="float" office:value="0">
            <text:p>0.00000000</text:p>
          </table:table-cell>
          <table:table-cell table:style-name="ce13" table:formula="of:=IF([.A804]&lt;StereoRes;StereoF*(B/100)*CorrAccuracy/([.A804]*[.A804]);0)" office:value-type="float" office:value="0">
            <text:p>0.0000</text:p>
          </table:table-cell>
          <table:table-cell table:style-name="ce11" table:formula="of:=IF([.A804]&lt;StereoRes;2*ATAN((StereoRes-[.A804])/(2*StereoF))*180/3.14;0)" office:value-type="float" office:value="0">
            <text:p>0.00000000</text:p>
          </table:table-cell>
          <table:table-cell table:style-name="ce11" table:formula="of:=((StereoRes-2*[.A804])*[.B804]/(2*StereoF))-((-StereoRes*[.B80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7">
            <text:p>777</text:p>
          </table:table-cell>
          <table:table-cell table:style-name="ce11" table:formula="of:=IF([.A805]&lt;StereoRes;(B/100)*StereoF/[.A805];0)" office:value-type="float" office:value="0">
            <text:p>0.00000000</text:p>
          </table:table-cell>
          <table:table-cell table:style-name="ce13" table:formula="of:=IF([.A805]&lt;StereoRes;StereoF*(B/100)*CorrAccuracy/([.A805]*[.A805]);0)" office:value-type="float" office:value="0">
            <text:p>0.0000</text:p>
          </table:table-cell>
          <table:table-cell table:style-name="ce11" table:formula="of:=IF([.A805]&lt;StereoRes;2*ATAN((StereoRes-[.A805])/(2*StereoF))*180/3.14;0)" office:value-type="float" office:value="0">
            <text:p>0.00000000</text:p>
          </table:table-cell>
          <table:table-cell table:style-name="ce11" table:formula="of:=((StereoRes-2*[.A805])*[.B805]/(2*StereoF))-((-StereoRes*[.B80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8">
            <text:p>778</text:p>
          </table:table-cell>
          <table:table-cell table:style-name="ce11" table:formula="of:=IF([.A806]&lt;StereoRes;(B/100)*StereoF/[.A806];0)" office:value-type="float" office:value="0">
            <text:p>0.00000000</text:p>
          </table:table-cell>
          <table:table-cell table:style-name="ce13" table:formula="of:=IF([.A806]&lt;StereoRes;StereoF*(B/100)*CorrAccuracy/([.A806]*[.A806]);0)" office:value-type="float" office:value="0">
            <text:p>0.0000</text:p>
          </table:table-cell>
          <table:table-cell table:style-name="ce11" table:formula="of:=IF([.A806]&lt;StereoRes;2*ATAN((StereoRes-[.A806])/(2*StereoF))*180/3.14;0)" office:value-type="float" office:value="0">
            <text:p>0.00000000</text:p>
          </table:table-cell>
          <table:table-cell table:style-name="ce11" table:formula="of:=((StereoRes-2*[.A806])*[.B806]/(2*StereoF))-((-StereoRes*[.B80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79">
            <text:p>779</text:p>
          </table:table-cell>
          <table:table-cell table:style-name="ce11" table:formula="of:=IF([.A807]&lt;StereoRes;(B/100)*StereoF/[.A807];0)" office:value-type="float" office:value="0">
            <text:p>0.00000000</text:p>
          </table:table-cell>
          <table:table-cell table:style-name="ce13" table:formula="of:=IF([.A807]&lt;StereoRes;StereoF*(B/100)*CorrAccuracy/([.A807]*[.A807]);0)" office:value-type="float" office:value="0">
            <text:p>0.0000</text:p>
          </table:table-cell>
          <table:table-cell table:style-name="ce11" table:formula="of:=IF([.A807]&lt;StereoRes;2*ATAN((StereoRes-[.A807])/(2*StereoF))*180/3.14;0)" office:value-type="float" office:value="0">
            <text:p>0.00000000</text:p>
          </table:table-cell>
          <table:table-cell table:style-name="ce11" table:formula="of:=((StereoRes-2*[.A807])*[.B807]/(2*StereoF))-((-StereoRes*[.B80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0">
            <text:p>780</text:p>
          </table:table-cell>
          <table:table-cell table:style-name="ce11" table:formula="of:=IF([.A808]&lt;StereoRes;(B/100)*StereoF/[.A808];0)" office:value-type="float" office:value="0">
            <text:p>0.00000000</text:p>
          </table:table-cell>
          <table:table-cell table:style-name="ce13" table:formula="of:=IF([.A808]&lt;StereoRes;StereoF*(B/100)*CorrAccuracy/([.A808]*[.A808]);0)" office:value-type="float" office:value="0">
            <text:p>0.0000</text:p>
          </table:table-cell>
          <table:table-cell table:style-name="ce11" table:formula="of:=IF([.A808]&lt;StereoRes;2*ATAN((StereoRes-[.A808])/(2*StereoF))*180/3.14;0)" office:value-type="float" office:value="0">
            <text:p>0.00000000</text:p>
          </table:table-cell>
          <table:table-cell table:style-name="ce11" table:formula="of:=((StereoRes-2*[.A808])*[.B808]/(2*StereoF))-((-StereoRes*[.B80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1">
            <text:p>781</text:p>
          </table:table-cell>
          <table:table-cell table:style-name="ce11" table:formula="of:=IF([.A809]&lt;StereoRes;(B/100)*StereoF/[.A809];0)" office:value-type="float" office:value="0">
            <text:p>0.00000000</text:p>
          </table:table-cell>
          <table:table-cell table:style-name="ce13" table:formula="of:=IF([.A809]&lt;StereoRes;StereoF*(B/100)*CorrAccuracy/([.A809]*[.A809]);0)" office:value-type="float" office:value="0">
            <text:p>0.0000</text:p>
          </table:table-cell>
          <table:table-cell table:style-name="ce11" table:formula="of:=IF([.A809]&lt;StereoRes;2*ATAN((StereoRes-[.A809])/(2*StereoF))*180/3.14;0)" office:value-type="float" office:value="0">
            <text:p>0.00000000</text:p>
          </table:table-cell>
          <table:table-cell table:style-name="ce11" table:formula="of:=((StereoRes-2*[.A809])*[.B809]/(2*StereoF))-((-StereoRes*[.B80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2">
            <text:p>782</text:p>
          </table:table-cell>
          <table:table-cell table:style-name="ce11" table:formula="of:=IF([.A810]&lt;StereoRes;(B/100)*StereoF/[.A810];0)" office:value-type="float" office:value="0">
            <text:p>0.00000000</text:p>
          </table:table-cell>
          <table:table-cell table:style-name="ce13" table:formula="of:=IF([.A810]&lt;StereoRes;StereoF*(B/100)*CorrAccuracy/([.A810]*[.A810]);0)" office:value-type="float" office:value="0">
            <text:p>0.0000</text:p>
          </table:table-cell>
          <table:table-cell table:style-name="ce11" table:formula="of:=IF([.A810]&lt;StereoRes;2*ATAN((StereoRes-[.A810])/(2*StereoF))*180/3.14;0)" office:value-type="float" office:value="0">
            <text:p>0.00000000</text:p>
          </table:table-cell>
          <table:table-cell table:style-name="ce11" table:formula="of:=((StereoRes-2*[.A810])*[.B810]/(2*StereoF))-((-StereoRes*[.B81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3">
            <text:p>783</text:p>
          </table:table-cell>
          <table:table-cell table:style-name="ce11" table:formula="of:=IF([.A811]&lt;StereoRes;(B/100)*StereoF/[.A811];0)" office:value-type="float" office:value="0">
            <text:p>0.00000000</text:p>
          </table:table-cell>
          <table:table-cell table:style-name="ce13" table:formula="of:=IF([.A811]&lt;StereoRes;StereoF*(B/100)*CorrAccuracy/([.A811]*[.A811]);0)" office:value-type="float" office:value="0">
            <text:p>0.0000</text:p>
          </table:table-cell>
          <table:table-cell table:style-name="ce11" table:formula="of:=IF([.A811]&lt;StereoRes;2*ATAN((StereoRes-[.A811])/(2*StereoF))*180/3.14;0)" office:value-type="float" office:value="0">
            <text:p>0.00000000</text:p>
          </table:table-cell>
          <table:table-cell table:style-name="ce11" table:formula="of:=((StereoRes-2*[.A811])*[.B811]/(2*StereoF))-((-StereoRes*[.B81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4">
            <text:p>784</text:p>
          </table:table-cell>
          <table:table-cell table:style-name="ce11" table:formula="of:=IF([.A812]&lt;StereoRes;(B/100)*StereoF/[.A812];0)" office:value-type="float" office:value="0">
            <text:p>0.00000000</text:p>
          </table:table-cell>
          <table:table-cell table:style-name="ce13" table:formula="of:=IF([.A812]&lt;StereoRes;StereoF*(B/100)*CorrAccuracy/([.A812]*[.A812]);0)" office:value-type="float" office:value="0">
            <text:p>0.0000</text:p>
          </table:table-cell>
          <table:table-cell table:style-name="ce11" table:formula="of:=IF([.A812]&lt;StereoRes;2*ATAN((StereoRes-[.A812])/(2*StereoF))*180/3.14;0)" office:value-type="float" office:value="0">
            <text:p>0.00000000</text:p>
          </table:table-cell>
          <table:table-cell table:style-name="ce11" table:formula="of:=((StereoRes-2*[.A812])*[.B812]/(2*StereoF))-((-StereoRes*[.B81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5">
            <text:p>785</text:p>
          </table:table-cell>
          <table:table-cell table:style-name="ce11" table:formula="of:=IF([.A813]&lt;StereoRes;(B/100)*StereoF/[.A813];0)" office:value-type="float" office:value="0">
            <text:p>0.00000000</text:p>
          </table:table-cell>
          <table:table-cell table:style-name="ce13" table:formula="of:=IF([.A813]&lt;StereoRes;StereoF*(B/100)*CorrAccuracy/([.A813]*[.A813]);0)" office:value-type="float" office:value="0">
            <text:p>0.0000</text:p>
          </table:table-cell>
          <table:table-cell table:style-name="ce11" table:formula="of:=IF([.A813]&lt;StereoRes;2*ATAN((StereoRes-[.A813])/(2*StereoF))*180/3.14;0)" office:value-type="float" office:value="0">
            <text:p>0.00000000</text:p>
          </table:table-cell>
          <table:table-cell table:style-name="ce11" table:formula="of:=((StereoRes-2*[.A813])*[.B813]/(2*StereoF))-((-StereoRes*[.B81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6">
            <text:p>786</text:p>
          </table:table-cell>
          <table:table-cell table:style-name="ce11" table:formula="of:=IF([.A814]&lt;StereoRes;(B/100)*StereoF/[.A814];0)" office:value-type="float" office:value="0">
            <text:p>0.00000000</text:p>
          </table:table-cell>
          <table:table-cell table:style-name="ce13" table:formula="of:=IF([.A814]&lt;StereoRes;StereoF*(B/100)*CorrAccuracy/([.A814]*[.A814]);0)" office:value-type="float" office:value="0">
            <text:p>0.0000</text:p>
          </table:table-cell>
          <table:table-cell table:style-name="ce11" table:formula="of:=IF([.A814]&lt;StereoRes;2*ATAN((StereoRes-[.A814])/(2*StereoF))*180/3.14;0)" office:value-type="float" office:value="0">
            <text:p>0.00000000</text:p>
          </table:table-cell>
          <table:table-cell table:style-name="ce11" table:formula="of:=((StereoRes-2*[.A814])*[.B814]/(2*StereoF))-((-StereoRes*[.B81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7">
            <text:p>787</text:p>
          </table:table-cell>
          <table:table-cell table:style-name="ce11" table:formula="of:=IF([.A815]&lt;StereoRes;(B/100)*StereoF/[.A815];0)" office:value-type="float" office:value="0">
            <text:p>0.00000000</text:p>
          </table:table-cell>
          <table:table-cell table:style-name="ce13" table:formula="of:=IF([.A815]&lt;StereoRes;StereoF*(B/100)*CorrAccuracy/([.A815]*[.A815]);0)" office:value-type="float" office:value="0">
            <text:p>0.0000</text:p>
          </table:table-cell>
          <table:table-cell table:style-name="ce11" table:formula="of:=IF([.A815]&lt;StereoRes;2*ATAN((StereoRes-[.A815])/(2*StereoF))*180/3.14;0)" office:value-type="float" office:value="0">
            <text:p>0.00000000</text:p>
          </table:table-cell>
          <table:table-cell table:style-name="ce11" table:formula="of:=((StereoRes-2*[.A815])*[.B815]/(2*StereoF))-((-StereoRes*[.B81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8">
            <text:p>788</text:p>
          </table:table-cell>
          <table:table-cell table:style-name="ce11" table:formula="of:=IF([.A816]&lt;StereoRes;(B/100)*StereoF/[.A816];0)" office:value-type="float" office:value="0">
            <text:p>0.00000000</text:p>
          </table:table-cell>
          <table:table-cell table:style-name="ce13" table:formula="of:=IF([.A816]&lt;StereoRes;StereoF*(B/100)*CorrAccuracy/([.A816]*[.A816]);0)" office:value-type="float" office:value="0">
            <text:p>0.0000</text:p>
          </table:table-cell>
          <table:table-cell table:style-name="ce11" table:formula="of:=IF([.A816]&lt;StereoRes;2*ATAN((StereoRes-[.A816])/(2*StereoF))*180/3.14;0)" office:value-type="float" office:value="0">
            <text:p>0.00000000</text:p>
          </table:table-cell>
          <table:table-cell table:style-name="ce11" table:formula="of:=((StereoRes-2*[.A816])*[.B816]/(2*StereoF))-((-StereoRes*[.B81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89">
            <text:p>789</text:p>
          </table:table-cell>
          <table:table-cell table:style-name="ce11" table:formula="of:=IF([.A817]&lt;StereoRes;(B/100)*StereoF/[.A817];0)" office:value-type="float" office:value="0">
            <text:p>0.00000000</text:p>
          </table:table-cell>
          <table:table-cell table:style-name="ce13" table:formula="of:=IF([.A817]&lt;StereoRes;StereoF*(B/100)*CorrAccuracy/([.A817]*[.A817]);0)" office:value-type="float" office:value="0">
            <text:p>0.0000</text:p>
          </table:table-cell>
          <table:table-cell table:style-name="ce11" table:formula="of:=IF([.A817]&lt;StereoRes;2*ATAN((StereoRes-[.A817])/(2*StereoF))*180/3.14;0)" office:value-type="float" office:value="0">
            <text:p>0.00000000</text:p>
          </table:table-cell>
          <table:table-cell table:style-name="ce11" table:formula="of:=((StereoRes-2*[.A817])*[.B817]/(2*StereoF))-((-StereoRes*[.B81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0">
            <text:p>790</text:p>
          </table:table-cell>
          <table:table-cell table:style-name="ce11" table:formula="of:=IF([.A818]&lt;StereoRes;(B/100)*StereoF/[.A818];0)" office:value-type="float" office:value="0">
            <text:p>0.00000000</text:p>
          </table:table-cell>
          <table:table-cell table:style-name="ce13" table:formula="of:=IF([.A818]&lt;StereoRes;StereoF*(B/100)*CorrAccuracy/([.A818]*[.A818]);0)" office:value-type="float" office:value="0">
            <text:p>0.0000</text:p>
          </table:table-cell>
          <table:table-cell table:style-name="ce11" table:formula="of:=IF([.A818]&lt;StereoRes;2*ATAN((StereoRes-[.A818])/(2*StereoF))*180/3.14;0)" office:value-type="float" office:value="0">
            <text:p>0.00000000</text:p>
          </table:table-cell>
          <table:table-cell table:style-name="ce11" table:formula="of:=((StereoRes-2*[.A818])*[.B818]/(2*StereoF))-((-StereoRes*[.B81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1">
            <text:p>791</text:p>
          </table:table-cell>
          <table:table-cell table:style-name="ce11" table:formula="of:=IF([.A819]&lt;StereoRes;(B/100)*StereoF/[.A819];0)" office:value-type="float" office:value="0">
            <text:p>0.00000000</text:p>
          </table:table-cell>
          <table:table-cell table:style-name="ce13" table:formula="of:=IF([.A819]&lt;StereoRes;StereoF*(B/100)*CorrAccuracy/([.A819]*[.A819]);0)" office:value-type="float" office:value="0">
            <text:p>0.0000</text:p>
          </table:table-cell>
          <table:table-cell table:style-name="ce11" table:formula="of:=IF([.A819]&lt;StereoRes;2*ATAN((StereoRes-[.A819])/(2*StereoF))*180/3.14;0)" office:value-type="float" office:value="0">
            <text:p>0.00000000</text:p>
          </table:table-cell>
          <table:table-cell table:style-name="ce11" table:formula="of:=((StereoRes-2*[.A819])*[.B819]/(2*StereoF))-((-StereoRes*[.B81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2">
            <text:p>792</text:p>
          </table:table-cell>
          <table:table-cell table:style-name="ce11" table:formula="of:=IF([.A820]&lt;StereoRes;(B/100)*StereoF/[.A820];0)" office:value-type="float" office:value="0">
            <text:p>0.00000000</text:p>
          </table:table-cell>
          <table:table-cell table:style-name="ce13" table:formula="of:=IF([.A820]&lt;StereoRes;StereoF*(B/100)*CorrAccuracy/([.A820]*[.A820]);0)" office:value-type="float" office:value="0">
            <text:p>0.0000</text:p>
          </table:table-cell>
          <table:table-cell table:style-name="ce11" table:formula="of:=IF([.A820]&lt;StereoRes;2*ATAN((StereoRes-[.A820])/(2*StereoF))*180/3.14;0)" office:value-type="float" office:value="0">
            <text:p>0.00000000</text:p>
          </table:table-cell>
          <table:table-cell table:style-name="ce11" table:formula="of:=((StereoRes-2*[.A820])*[.B820]/(2*StereoF))-((-StereoRes*[.B82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3">
            <text:p>793</text:p>
          </table:table-cell>
          <table:table-cell table:style-name="ce11" table:formula="of:=IF([.A821]&lt;StereoRes;(B/100)*StereoF/[.A821];0)" office:value-type="float" office:value="0">
            <text:p>0.00000000</text:p>
          </table:table-cell>
          <table:table-cell table:style-name="ce13" table:formula="of:=IF([.A821]&lt;StereoRes;StereoF*(B/100)*CorrAccuracy/([.A821]*[.A821]);0)" office:value-type="float" office:value="0">
            <text:p>0.0000</text:p>
          </table:table-cell>
          <table:table-cell table:style-name="ce11" table:formula="of:=IF([.A821]&lt;StereoRes;2*ATAN((StereoRes-[.A821])/(2*StereoF))*180/3.14;0)" office:value-type="float" office:value="0">
            <text:p>0.00000000</text:p>
          </table:table-cell>
          <table:table-cell table:style-name="ce11" table:formula="of:=((StereoRes-2*[.A821])*[.B821]/(2*StereoF))-((-StereoRes*[.B82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4">
            <text:p>794</text:p>
          </table:table-cell>
          <table:table-cell table:style-name="ce11" table:formula="of:=IF([.A822]&lt;StereoRes;(B/100)*StereoF/[.A822];0)" office:value-type="float" office:value="0">
            <text:p>0.00000000</text:p>
          </table:table-cell>
          <table:table-cell table:style-name="ce13" table:formula="of:=IF([.A822]&lt;StereoRes;StereoF*(B/100)*CorrAccuracy/([.A822]*[.A822]);0)" office:value-type="float" office:value="0">
            <text:p>0.0000</text:p>
          </table:table-cell>
          <table:table-cell table:style-name="ce11" table:formula="of:=IF([.A822]&lt;StereoRes;2*ATAN((StereoRes-[.A822])/(2*StereoF))*180/3.14;0)" office:value-type="float" office:value="0">
            <text:p>0.00000000</text:p>
          </table:table-cell>
          <table:table-cell table:style-name="ce11" table:formula="of:=((StereoRes-2*[.A822])*[.B822]/(2*StereoF))-((-StereoRes*[.B82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5">
            <text:p>795</text:p>
          </table:table-cell>
          <table:table-cell table:style-name="ce11" table:formula="of:=IF([.A823]&lt;StereoRes;(B/100)*StereoF/[.A823];0)" office:value-type="float" office:value="0">
            <text:p>0.00000000</text:p>
          </table:table-cell>
          <table:table-cell table:style-name="ce13" table:formula="of:=IF([.A823]&lt;StereoRes;StereoF*(B/100)*CorrAccuracy/([.A823]*[.A823]);0)" office:value-type="float" office:value="0">
            <text:p>0.0000</text:p>
          </table:table-cell>
          <table:table-cell table:style-name="ce11" table:formula="of:=IF([.A823]&lt;StereoRes;2*ATAN((StereoRes-[.A823])/(2*StereoF))*180/3.14;0)" office:value-type="float" office:value="0">
            <text:p>0.00000000</text:p>
          </table:table-cell>
          <table:table-cell table:style-name="ce11" table:formula="of:=((StereoRes-2*[.A823])*[.B823]/(2*StereoF))-((-StereoRes*[.B82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6">
            <text:p>796</text:p>
          </table:table-cell>
          <table:table-cell table:style-name="ce11" table:formula="of:=IF([.A824]&lt;StereoRes;(B/100)*StereoF/[.A824];0)" office:value-type="float" office:value="0">
            <text:p>0.00000000</text:p>
          </table:table-cell>
          <table:table-cell table:style-name="ce13" table:formula="of:=IF([.A824]&lt;StereoRes;StereoF*(B/100)*CorrAccuracy/([.A824]*[.A824]);0)" office:value-type="float" office:value="0">
            <text:p>0.0000</text:p>
          </table:table-cell>
          <table:table-cell table:style-name="ce11" table:formula="of:=IF([.A824]&lt;StereoRes;2*ATAN((StereoRes-[.A824])/(2*StereoF))*180/3.14;0)" office:value-type="float" office:value="0">
            <text:p>0.00000000</text:p>
          </table:table-cell>
          <table:table-cell table:style-name="ce11" table:formula="of:=((StereoRes-2*[.A824])*[.B824]/(2*StereoF))-((-StereoRes*[.B82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7">
            <text:p>797</text:p>
          </table:table-cell>
          <table:table-cell table:style-name="ce11" table:formula="of:=IF([.A825]&lt;StereoRes;(B/100)*StereoF/[.A825];0)" office:value-type="float" office:value="0">
            <text:p>0.00000000</text:p>
          </table:table-cell>
          <table:table-cell table:style-name="ce13" table:formula="of:=IF([.A825]&lt;StereoRes;StereoF*(B/100)*CorrAccuracy/([.A825]*[.A825]);0)" office:value-type="float" office:value="0">
            <text:p>0.0000</text:p>
          </table:table-cell>
          <table:table-cell table:style-name="ce11" table:formula="of:=IF([.A825]&lt;StereoRes;2*ATAN((StereoRes-[.A825])/(2*StereoF))*180/3.14;0)" office:value-type="float" office:value="0">
            <text:p>0.00000000</text:p>
          </table:table-cell>
          <table:table-cell table:style-name="ce11" table:formula="of:=((StereoRes-2*[.A825])*[.B825]/(2*StereoF))-((-StereoRes*[.B82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8">
            <text:p>798</text:p>
          </table:table-cell>
          <table:table-cell table:style-name="ce11" table:formula="of:=IF([.A826]&lt;StereoRes;(B/100)*StereoF/[.A826];0)" office:value-type="float" office:value="0">
            <text:p>0.00000000</text:p>
          </table:table-cell>
          <table:table-cell table:style-name="ce13" table:formula="of:=IF([.A826]&lt;StereoRes;StereoF*(B/100)*CorrAccuracy/([.A826]*[.A826]);0)" office:value-type="float" office:value="0">
            <text:p>0.0000</text:p>
          </table:table-cell>
          <table:table-cell table:style-name="ce11" table:formula="of:=IF([.A826]&lt;StereoRes;2*ATAN((StereoRes-[.A826])/(2*StereoF))*180/3.14;0)" office:value-type="float" office:value="0">
            <text:p>0.00000000</text:p>
          </table:table-cell>
          <table:table-cell table:style-name="ce11" table:formula="of:=((StereoRes-2*[.A826])*[.B826]/(2*StereoF))-((-StereoRes*[.B82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799">
            <text:p>799</text:p>
          </table:table-cell>
          <table:table-cell table:style-name="ce11" table:formula="of:=IF([.A827]&lt;StereoRes;(B/100)*StereoF/[.A827];0)" office:value-type="float" office:value="0">
            <text:p>0.00000000</text:p>
          </table:table-cell>
          <table:table-cell table:style-name="ce13" table:formula="of:=IF([.A827]&lt;StereoRes;StereoF*(B/100)*CorrAccuracy/([.A827]*[.A827]);0)" office:value-type="float" office:value="0">
            <text:p>0.0000</text:p>
          </table:table-cell>
          <table:table-cell table:style-name="ce11" table:formula="of:=IF([.A827]&lt;StereoRes;2*ATAN((StereoRes-[.A827])/(2*StereoF))*180/3.14;0)" office:value-type="float" office:value="0">
            <text:p>0.00000000</text:p>
          </table:table-cell>
          <table:table-cell table:style-name="ce11" table:formula="of:=((StereoRes-2*[.A827])*[.B827]/(2*StereoF))-((-StereoRes*[.B82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0">
            <text:p>800</text:p>
          </table:table-cell>
          <table:table-cell table:style-name="ce11" table:formula="of:=IF([.A828]&lt;StereoRes;(B/100)*StereoF/[.A828];0)" office:value-type="float" office:value="0">
            <text:p>0.00000000</text:p>
          </table:table-cell>
          <table:table-cell table:style-name="ce13" table:formula="of:=IF([.A828]&lt;StereoRes;StereoF*(B/100)*CorrAccuracy/([.A828]*[.A828]);0)" office:value-type="float" office:value="0">
            <text:p>0.0000</text:p>
          </table:table-cell>
          <table:table-cell table:style-name="ce11" table:formula="of:=IF([.A828]&lt;StereoRes;2*ATAN((StereoRes-[.A828])/(2*StereoF))*180/3.14;0)" office:value-type="float" office:value="0">
            <text:p>0.00000000</text:p>
          </table:table-cell>
          <table:table-cell table:style-name="ce11" table:formula="of:=((StereoRes-2*[.A828])*[.B828]/(2*StereoF))-((-StereoRes*[.B82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1">
            <text:p>801</text:p>
          </table:table-cell>
          <table:table-cell table:style-name="ce11" table:formula="of:=IF([.A829]&lt;StereoRes;(B/100)*StereoF/[.A829];0)" office:value-type="float" office:value="0">
            <text:p>0.00000000</text:p>
          </table:table-cell>
          <table:table-cell table:style-name="ce13" table:formula="of:=IF([.A829]&lt;StereoRes;StereoF*(B/100)*CorrAccuracy/([.A829]*[.A829]);0)" office:value-type="float" office:value="0">
            <text:p>0.0000</text:p>
          </table:table-cell>
          <table:table-cell table:style-name="ce11" table:formula="of:=IF([.A829]&lt;StereoRes;2*ATAN((StereoRes-[.A829])/(2*StereoF))*180/3.14;0)" office:value-type="float" office:value="0">
            <text:p>0.00000000</text:p>
          </table:table-cell>
          <table:table-cell table:style-name="ce11" table:formula="of:=((StereoRes-2*[.A829])*[.B829]/(2*StereoF))-((-StereoRes*[.B82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2">
            <text:p>802</text:p>
          </table:table-cell>
          <table:table-cell table:style-name="ce11" table:formula="of:=IF([.A830]&lt;StereoRes;(B/100)*StereoF/[.A830];0)" office:value-type="float" office:value="0">
            <text:p>0.00000000</text:p>
          </table:table-cell>
          <table:table-cell table:style-name="ce13" table:formula="of:=IF([.A830]&lt;StereoRes;StereoF*(B/100)*CorrAccuracy/([.A830]*[.A830]);0)" office:value-type="float" office:value="0">
            <text:p>0.0000</text:p>
          </table:table-cell>
          <table:table-cell table:style-name="ce11" table:formula="of:=IF([.A830]&lt;StereoRes;2*ATAN((StereoRes-[.A830])/(2*StereoF))*180/3.14;0)" office:value-type="float" office:value="0">
            <text:p>0.00000000</text:p>
          </table:table-cell>
          <table:table-cell table:style-name="ce11" table:formula="of:=((StereoRes-2*[.A830])*[.B830]/(2*StereoF))-((-StereoRes*[.B83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3">
            <text:p>803</text:p>
          </table:table-cell>
          <table:table-cell table:style-name="ce11" table:formula="of:=IF([.A831]&lt;StereoRes;(B/100)*StereoF/[.A831];0)" office:value-type="float" office:value="0">
            <text:p>0.00000000</text:p>
          </table:table-cell>
          <table:table-cell table:style-name="ce13" table:formula="of:=IF([.A831]&lt;StereoRes;StereoF*(B/100)*CorrAccuracy/([.A831]*[.A831]);0)" office:value-type="float" office:value="0">
            <text:p>0.0000</text:p>
          </table:table-cell>
          <table:table-cell table:style-name="ce11" table:formula="of:=IF([.A831]&lt;StereoRes;2*ATAN((StereoRes-[.A831])/(2*StereoF))*180/3.14;0)" office:value-type="float" office:value="0">
            <text:p>0.00000000</text:p>
          </table:table-cell>
          <table:table-cell table:style-name="ce11" table:formula="of:=((StereoRes-2*[.A831])*[.B831]/(2*StereoF))-((-StereoRes*[.B83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4">
            <text:p>804</text:p>
          </table:table-cell>
          <table:table-cell table:style-name="ce11" table:formula="of:=IF([.A832]&lt;StereoRes;(B/100)*StereoF/[.A832];0)" office:value-type="float" office:value="0">
            <text:p>0.00000000</text:p>
          </table:table-cell>
          <table:table-cell table:style-name="ce13" table:formula="of:=IF([.A832]&lt;StereoRes;StereoF*(B/100)*CorrAccuracy/([.A832]*[.A832]);0)" office:value-type="float" office:value="0">
            <text:p>0.0000</text:p>
          </table:table-cell>
          <table:table-cell table:style-name="ce11" table:formula="of:=IF([.A832]&lt;StereoRes;2*ATAN((StereoRes-[.A832])/(2*StereoF))*180/3.14;0)" office:value-type="float" office:value="0">
            <text:p>0.00000000</text:p>
          </table:table-cell>
          <table:table-cell table:style-name="ce11" table:formula="of:=((StereoRes-2*[.A832])*[.B832]/(2*StereoF))-((-StereoRes*[.B83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5">
            <text:p>805</text:p>
          </table:table-cell>
          <table:table-cell table:style-name="ce11" table:formula="of:=IF([.A833]&lt;StereoRes;(B/100)*StereoF/[.A833];0)" office:value-type="float" office:value="0">
            <text:p>0.00000000</text:p>
          </table:table-cell>
          <table:table-cell table:style-name="ce13" table:formula="of:=IF([.A833]&lt;StereoRes;StereoF*(B/100)*CorrAccuracy/([.A833]*[.A833]);0)" office:value-type="float" office:value="0">
            <text:p>0.0000</text:p>
          </table:table-cell>
          <table:table-cell table:style-name="ce11" table:formula="of:=IF([.A833]&lt;StereoRes;2*ATAN((StereoRes-[.A833])/(2*StereoF))*180/3.14;0)" office:value-type="float" office:value="0">
            <text:p>0.00000000</text:p>
          </table:table-cell>
          <table:table-cell table:style-name="ce11" table:formula="of:=((StereoRes-2*[.A833])*[.B833]/(2*StereoF))-((-StereoRes*[.B83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6">
            <text:p>806</text:p>
          </table:table-cell>
          <table:table-cell table:style-name="ce11" table:formula="of:=IF([.A834]&lt;StereoRes;(B/100)*StereoF/[.A834];0)" office:value-type="float" office:value="0">
            <text:p>0.00000000</text:p>
          </table:table-cell>
          <table:table-cell table:style-name="ce13" table:formula="of:=IF([.A834]&lt;StereoRes;StereoF*(B/100)*CorrAccuracy/([.A834]*[.A834]);0)" office:value-type="float" office:value="0">
            <text:p>0.0000</text:p>
          </table:table-cell>
          <table:table-cell table:style-name="ce11" table:formula="of:=IF([.A834]&lt;StereoRes;2*ATAN((StereoRes-[.A834])/(2*StereoF))*180/3.14;0)" office:value-type="float" office:value="0">
            <text:p>0.00000000</text:p>
          </table:table-cell>
          <table:table-cell table:style-name="ce11" table:formula="of:=((StereoRes-2*[.A834])*[.B834]/(2*StereoF))-((-StereoRes*[.B83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7">
            <text:p>807</text:p>
          </table:table-cell>
          <table:table-cell table:style-name="ce11" table:formula="of:=IF([.A835]&lt;StereoRes;(B/100)*StereoF/[.A835];0)" office:value-type="float" office:value="0">
            <text:p>0.00000000</text:p>
          </table:table-cell>
          <table:table-cell table:style-name="ce13" table:formula="of:=IF([.A835]&lt;StereoRes;StereoF*(B/100)*CorrAccuracy/([.A835]*[.A835]);0)" office:value-type="float" office:value="0">
            <text:p>0.0000</text:p>
          </table:table-cell>
          <table:table-cell table:style-name="ce11" table:formula="of:=IF([.A835]&lt;StereoRes;2*ATAN((StereoRes-[.A835])/(2*StereoF))*180/3.14;0)" office:value-type="float" office:value="0">
            <text:p>0.00000000</text:p>
          </table:table-cell>
          <table:table-cell table:style-name="ce11" table:formula="of:=((StereoRes-2*[.A835])*[.B835]/(2*StereoF))-((-StereoRes*[.B83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8">
            <text:p>808</text:p>
          </table:table-cell>
          <table:table-cell table:style-name="ce11" table:formula="of:=IF([.A836]&lt;StereoRes;(B/100)*StereoF/[.A836];0)" office:value-type="float" office:value="0">
            <text:p>0.00000000</text:p>
          </table:table-cell>
          <table:table-cell table:style-name="ce13" table:formula="of:=IF([.A836]&lt;StereoRes;StereoF*(B/100)*CorrAccuracy/([.A836]*[.A836]);0)" office:value-type="float" office:value="0">
            <text:p>0.0000</text:p>
          </table:table-cell>
          <table:table-cell table:style-name="ce11" table:formula="of:=IF([.A836]&lt;StereoRes;2*ATAN((StereoRes-[.A836])/(2*StereoF))*180/3.14;0)" office:value-type="float" office:value="0">
            <text:p>0.00000000</text:p>
          </table:table-cell>
          <table:table-cell table:style-name="ce11" table:formula="of:=((StereoRes-2*[.A836])*[.B836]/(2*StereoF))-((-StereoRes*[.B83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09">
            <text:p>809</text:p>
          </table:table-cell>
          <table:table-cell table:style-name="ce11" table:formula="of:=IF([.A837]&lt;StereoRes;(B/100)*StereoF/[.A837];0)" office:value-type="float" office:value="0">
            <text:p>0.00000000</text:p>
          </table:table-cell>
          <table:table-cell table:style-name="ce13" table:formula="of:=IF([.A837]&lt;StereoRes;StereoF*(B/100)*CorrAccuracy/([.A837]*[.A837]);0)" office:value-type="float" office:value="0">
            <text:p>0.0000</text:p>
          </table:table-cell>
          <table:table-cell table:style-name="ce11" table:formula="of:=IF([.A837]&lt;StereoRes;2*ATAN((StereoRes-[.A837])/(2*StereoF))*180/3.14;0)" office:value-type="float" office:value="0">
            <text:p>0.00000000</text:p>
          </table:table-cell>
          <table:table-cell table:style-name="ce11" table:formula="of:=((StereoRes-2*[.A837])*[.B837]/(2*StereoF))-((-StereoRes*[.B83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0">
            <text:p>810</text:p>
          </table:table-cell>
          <table:table-cell table:style-name="ce11" table:formula="of:=IF([.A838]&lt;StereoRes;(B/100)*StereoF/[.A838];0)" office:value-type="float" office:value="0">
            <text:p>0.00000000</text:p>
          </table:table-cell>
          <table:table-cell table:style-name="ce13" table:formula="of:=IF([.A838]&lt;StereoRes;StereoF*(B/100)*CorrAccuracy/([.A838]*[.A838]);0)" office:value-type="float" office:value="0">
            <text:p>0.0000</text:p>
          </table:table-cell>
          <table:table-cell table:style-name="ce11" table:formula="of:=IF([.A838]&lt;StereoRes;2*ATAN((StereoRes-[.A838])/(2*StereoF))*180/3.14;0)" office:value-type="float" office:value="0">
            <text:p>0.00000000</text:p>
          </table:table-cell>
          <table:table-cell table:style-name="ce11" table:formula="of:=((StereoRes-2*[.A838])*[.B838]/(2*StereoF))-((-StereoRes*[.B83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1">
            <text:p>811</text:p>
          </table:table-cell>
          <table:table-cell table:style-name="ce11" table:formula="of:=IF([.A839]&lt;StereoRes;(B/100)*StereoF/[.A839];0)" office:value-type="float" office:value="0">
            <text:p>0.00000000</text:p>
          </table:table-cell>
          <table:table-cell table:style-name="ce13" table:formula="of:=IF([.A839]&lt;StereoRes;StereoF*(B/100)*CorrAccuracy/([.A839]*[.A839]);0)" office:value-type="float" office:value="0">
            <text:p>0.0000</text:p>
          </table:table-cell>
          <table:table-cell table:style-name="ce11" table:formula="of:=IF([.A839]&lt;StereoRes;2*ATAN((StereoRes-[.A839])/(2*StereoF))*180/3.14;0)" office:value-type="float" office:value="0">
            <text:p>0.00000000</text:p>
          </table:table-cell>
          <table:table-cell table:style-name="ce11" table:formula="of:=((StereoRes-2*[.A839])*[.B839]/(2*StereoF))-((-StereoRes*[.B83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2">
            <text:p>812</text:p>
          </table:table-cell>
          <table:table-cell table:style-name="ce11" table:formula="of:=IF([.A840]&lt;StereoRes;(B/100)*StereoF/[.A840];0)" office:value-type="float" office:value="0">
            <text:p>0.00000000</text:p>
          </table:table-cell>
          <table:table-cell table:style-name="ce13" table:formula="of:=IF([.A840]&lt;StereoRes;StereoF*(B/100)*CorrAccuracy/([.A840]*[.A840]);0)" office:value-type="float" office:value="0">
            <text:p>0.0000</text:p>
          </table:table-cell>
          <table:table-cell table:style-name="ce11" table:formula="of:=IF([.A840]&lt;StereoRes;2*ATAN((StereoRes-[.A840])/(2*StereoF))*180/3.14;0)" office:value-type="float" office:value="0">
            <text:p>0.00000000</text:p>
          </table:table-cell>
          <table:table-cell table:style-name="ce11" table:formula="of:=((StereoRes-2*[.A840])*[.B840]/(2*StereoF))-((-StereoRes*[.B84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3">
            <text:p>813</text:p>
          </table:table-cell>
          <table:table-cell table:style-name="ce11" table:formula="of:=IF([.A841]&lt;StereoRes;(B/100)*StereoF/[.A841];0)" office:value-type="float" office:value="0">
            <text:p>0.00000000</text:p>
          </table:table-cell>
          <table:table-cell table:style-name="ce13" table:formula="of:=IF([.A841]&lt;StereoRes;StereoF*(B/100)*CorrAccuracy/([.A841]*[.A841]);0)" office:value-type="float" office:value="0">
            <text:p>0.0000</text:p>
          </table:table-cell>
          <table:table-cell table:style-name="ce11" table:formula="of:=IF([.A841]&lt;StereoRes;2*ATAN((StereoRes-[.A841])/(2*StereoF))*180/3.14;0)" office:value-type="float" office:value="0">
            <text:p>0.00000000</text:p>
          </table:table-cell>
          <table:table-cell table:style-name="ce11" table:formula="of:=((StereoRes-2*[.A841])*[.B841]/(2*StereoF))-((-StereoRes*[.B84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4">
            <text:p>814</text:p>
          </table:table-cell>
          <table:table-cell table:style-name="ce11" table:formula="of:=IF([.A842]&lt;StereoRes;(B/100)*StereoF/[.A842];0)" office:value-type="float" office:value="0">
            <text:p>0.00000000</text:p>
          </table:table-cell>
          <table:table-cell table:style-name="ce13" table:formula="of:=IF([.A842]&lt;StereoRes;StereoF*(B/100)*CorrAccuracy/([.A842]*[.A842]);0)" office:value-type="float" office:value="0">
            <text:p>0.0000</text:p>
          </table:table-cell>
          <table:table-cell table:style-name="ce11" table:formula="of:=IF([.A842]&lt;StereoRes;2*ATAN((StereoRes-[.A842])/(2*StereoF))*180/3.14;0)" office:value-type="float" office:value="0">
            <text:p>0.00000000</text:p>
          </table:table-cell>
          <table:table-cell table:style-name="ce11" table:formula="of:=((StereoRes-2*[.A842])*[.B842]/(2*StereoF))-((-StereoRes*[.B84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5">
            <text:p>815</text:p>
          </table:table-cell>
          <table:table-cell table:style-name="ce11" table:formula="of:=IF([.A843]&lt;StereoRes;(B/100)*StereoF/[.A843];0)" office:value-type="float" office:value="0">
            <text:p>0.00000000</text:p>
          </table:table-cell>
          <table:table-cell table:style-name="ce13" table:formula="of:=IF([.A843]&lt;StereoRes;StereoF*(B/100)*CorrAccuracy/([.A843]*[.A843]);0)" office:value-type="float" office:value="0">
            <text:p>0.0000</text:p>
          </table:table-cell>
          <table:table-cell table:style-name="ce11" table:formula="of:=IF([.A843]&lt;StereoRes;2*ATAN((StereoRes-[.A843])/(2*StereoF))*180/3.14;0)" office:value-type="float" office:value="0">
            <text:p>0.00000000</text:p>
          </table:table-cell>
          <table:table-cell table:style-name="ce11" table:formula="of:=((StereoRes-2*[.A843])*[.B843]/(2*StereoF))-((-StereoRes*[.B84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6">
            <text:p>816</text:p>
          </table:table-cell>
          <table:table-cell table:style-name="ce11" table:formula="of:=IF([.A844]&lt;StereoRes;(B/100)*StereoF/[.A844];0)" office:value-type="float" office:value="0">
            <text:p>0.00000000</text:p>
          </table:table-cell>
          <table:table-cell table:style-name="ce13" table:formula="of:=IF([.A844]&lt;StereoRes;StereoF*(B/100)*CorrAccuracy/([.A844]*[.A844]);0)" office:value-type="float" office:value="0">
            <text:p>0.0000</text:p>
          </table:table-cell>
          <table:table-cell table:style-name="ce11" table:formula="of:=IF([.A844]&lt;StereoRes;2*ATAN((StereoRes-[.A844])/(2*StereoF))*180/3.14;0)" office:value-type="float" office:value="0">
            <text:p>0.00000000</text:p>
          </table:table-cell>
          <table:table-cell table:style-name="ce11" table:formula="of:=((StereoRes-2*[.A844])*[.B844]/(2*StereoF))-((-StereoRes*[.B84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7">
            <text:p>817</text:p>
          </table:table-cell>
          <table:table-cell table:style-name="ce11" table:formula="of:=IF([.A845]&lt;StereoRes;(B/100)*StereoF/[.A845];0)" office:value-type="float" office:value="0">
            <text:p>0.00000000</text:p>
          </table:table-cell>
          <table:table-cell table:style-name="ce13" table:formula="of:=IF([.A845]&lt;StereoRes;StereoF*(B/100)*CorrAccuracy/([.A845]*[.A845]);0)" office:value-type="float" office:value="0">
            <text:p>0.0000</text:p>
          </table:table-cell>
          <table:table-cell table:style-name="ce11" table:formula="of:=IF([.A845]&lt;StereoRes;2*ATAN((StereoRes-[.A845])/(2*StereoF))*180/3.14;0)" office:value-type="float" office:value="0">
            <text:p>0.00000000</text:p>
          </table:table-cell>
          <table:table-cell table:style-name="ce11" table:formula="of:=((StereoRes-2*[.A845])*[.B845]/(2*StereoF))-((-StereoRes*[.B84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8">
            <text:p>818</text:p>
          </table:table-cell>
          <table:table-cell table:style-name="ce11" table:formula="of:=IF([.A846]&lt;StereoRes;(B/100)*StereoF/[.A846];0)" office:value-type="float" office:value="0">
            <text:p>0.00000000</text:p>
          </table:table-cell>
          <table:table-cell table:style-name="ce13" table:formula="of:=IF([.A846]&lt;StereoRes;StereoF*(B/100)*CorrAccuracy/([.A846]*[.A846]);0)" office:value-type="float" office:value="0">
            <text:p>0.0000</text:p>
          </table:table-cell>
          <table:table-cell table:style-name="ce11" table:formula="of:=IF([.A846]&lt;StereoRes;2*ATAN((StereoRes-[.A846])/(2*StereoF))*180/3.14;0)" office:value-type="float" office:value="0">
            <text:p>0.00000000</text:p>
          </table:table-cell>
          <table:table-cell table:style-name="ce11" table:formula="of:=((StereoRes-2*[.A846])*[.B846]/(2*StereoF))-((-StereoRes*[.B84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19">
            <text:p>819</text:p>
          </table:table-cell>
          <table:table-cell table:style-name="ce11" table:formula="of:=IF([.A847]&lt;StereoRes;(B/100)*StereoF/[.A847];0)" office:value-type="float" office:value="0">
            <text:p>0.00000000</text:p>
          </table:table-cell>
          <table:table-cell table:style-name="ce13" table:formula="of:=IF([.A847]&lt;StereoRes;StereoF*(B/100)*CorrAccuracy/([.A847]*[.A847]);0)" office:value-type="float" office:value="0">
            <text:p>0.0000</text:p>
          </table:table-cell>
          <table:table-cell table:style-name="ce11" table:formula="of:=IF([.A847]&lt;StereoRes;2*ATAN((StereoRes-[.A847])/(2*StereoF))*180/3.14;0)" office:value-type="float" office:value="0">
            <text:p>0.00000000</text:p>
          </table:table-cell>
          <table:table-cell table:style-name="ce11" table:formula="of:=((StereoRes-2*[.A847])*[.B847]/(2*StereoF))-((-StereoRes*[.B84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0">
            <text:p>820</text:p>
          </table:table-cell>
          <table:table-cell table:style-name="ce11" table:formula="of:=IF([.A848]&lt;StereoRes;(B/100)*StereoF/[.A848];0)" office:value-type="float" office:value="0">
            <text:p>0.00000000</text:p>
          </table:table-cell>
          <table:table-cell table:style-name="ce13" table:formula="of:=IF([.A848]&lt;StereoRes;StereoF*(B/100)*CorrAccuracy/([.A848]*[.A848]);0)" office:value-type="float" office:value="0">
            <text:p>0.0000</text:p>
          </table:table-cell>
          <table:table-cell table:style-name="ce11" table:formula="of:=IF([.A848]&lt;StereoRes;2*ATAN((StereoRes-[.A848])/(2*StereoF))*180/3.14;0)" office:value-type="float" office:value="0">
            <text:p>0.00000000</text:p>
          </table:table-cell>
          <table:table-cell table:style-name="ce11" table:formula="of:=((StereoRes-2*[.A848])*[.B848]/(2*StereoF))-((-StereoRes*[.B84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1">
            <text:p>821</text:p>
          </table:table-cell>
          <table:table-cell table:style-name="ce11" table:formula="of:=IF([.A849]&lt;StereoRes;(B/100)*StereoF/[.A849];0)" office:value-type="float" office:value="0">
            <text:p>0.00000000</text:p>
          </table:table-cell>
          <table:table-cell table:style-name="ce13" table:formula="of:=IF([.A849]&lt;StereoRes;StereoF*(B/100)*CorrAccuracy/([.A849]*[.A849]);0)" office:value-type="float" office:value="0">
            <text:p>0.0000</text:p>
          </table:table-cell>
          <table:table-cell table:style-name="ce11" table:formula="of:=IF([.A849]&lt;StereoRes;2*ATAN((StereoRes-[.A849])/(2*StereoF))*180/3.14;0)" office:value-type="float" office:value="0">
            <text:p>0.00000000</text:p>
          </table:table-cell>
          <table:table-cell table:style-name="ce11" table:formula="of:=((StereoRes-2*[.A849])*[.B849]/(2*StereoF))-((-StereoRes*[.B84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2">
            <text:p>822</text:p>
          </table:table-cell>
          <table:table-cell table:style-name="ce11" table:formula="of:=IF([.A850]&lt;StereoRes;(B/100)*StereoF/[.A850];0)" office:value-type="float" office:value="0">
            <text:p>0.00000000</text:p>
          </table:table-cell>
          <table:table-cell table:style-name="ce13" table:formula="of:=IF([.A850]&lt;StereoRes;StereoF*(B/100)*CorrAccuracy/([.A850]*[.A850]);0)" office:value-type="float" office:value="0">
            <text:p>0.0000</text:p>
          </table:table-cell>
          <table:table-cell table:style-name="ce11" table:formula="of:=IF([.A850]&lt;StereoRes;2*ATAN((StereoRes-[.A850])/(2*StereoF))*180/3.14;0)" office:value-type="float" office:value="0">
            <text:p>0.00000000</text:p>
          </table:table-cell>
          <table:table-cell table:style-name="ce11" table:formula="of:=((StereoRes-2*[.A850])*[.B850]/(2*StereoF))-((-StereoRes*[.B85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3">
            <text:p>823</text:p>
          </table:table-cell>
          <table:table-cell table:style-name="ce11" table:formula="of:=IF([.A851]&lt;StereoRes;(B/100)*StereoF/[.A851];0)" office:value-type="float" office:value="0">
            <text:p>0.00000000</text:p>
          </table:table-cell>
          <table:table-cell table:style-name="ce13" table:formula="of:=IF([.A851]&lt;StereoRes;StereoF*(B/100)*CorrAccuracy/([.A851]*[.A851]);0)" office:value-type="float" office:value="0">
            <text:p>0.0000</text:p>
          </table:table-cell>
          <table:table-cell table:style-name="ce11" table:formula="of:=IF([.A851]&lt;StereoRes;2*ATAN((StereoRes-[.A851])/(2*StereoF))*180/3.14;0)" office:value-type="float" office:value="0">
            <text:p>0.00000000</text:p>
          </table:table-cell>
          <table:table-cell table:style-name="ce11" table:formula="of:=((StereoRes-2*[.A851])*[.B851]/(2*StereoF))-((-StereoRes*[.B85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4">
            <text:p>824</text:p>
          </table:table-cell>
          <table:table-cell table:style-name="ce11" table:formula="of:=IF([.A852]&lt;StereoRes;(B/100)*StereoF/[.A852];0)" office:value-type="float" office:value="0">
            <text:p>0.00000000</text:p>
          </table:table-cell>
          <table:table-cell table:style-name="ce13" table:formula="of:=IF([.A852]&lt;StereoRes;StereoF*(B/100)*CorrAccuracy/([.A852]*[.A852]);0)" office:value-type="float" office:value="0">
            <text:p>0.0000</text:p>
          </table:table-cell>
          <table:table-cell table:style-name="ce11" table:formula="of:=IF([.A852]&lt;StereoRes;2*ATAN((StereoRes-[.A852])/(2*StereoF))*180/3.14;0)" office:value-type="float" office:value="0">
            <text:p>0.00000000</text:p>
          </table:table-cell>
          <table:table-cell table:style-name="ce11" table:formula="of:=((StereoRes-2*[.A852])*[.B852]/(2*StereoF))-((-StereoRes*[.B85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5">
            <text:p>825</text:p>
          </table:table-cell>
          <table:table-cell table:style-name="ce11" table:formula="of:=IF([.A853]&lt;StereoRes;(B/100)*StereoF/[.A853];0)" office:value-type="float" office:value="0">
            <text:p>0.00000000</text:p>
          </table:table-cell>
          <table:table-cell table:style-name="ce13" table:formula="of:=IF([.A853]&lt;StereoRes;StereoF*(B/100)*CorrAccuracy/([.A853]*[.A853]);0)" office:value-type="float" office:value="0">
            <text:p>0.0000</text:p>
          </table:table-cell>
          <table:table-cell table:style-name="ce11" table:formula="of:=IF([.A853]&lt;StereoRes;2*ATAN((StereoRes-[.A853])/(2*StereoF))*180/3.14;0)" office:value-type="float" office:value="0">
            <text:p>0.00000000</text:p>
          </table:table-cell>
          <table:table-cell table:style-name="ce11" table:formula="of:=((StereoRes-2*[.A853])*[.B853]/(2*StereoF))-((-StereoRes*[.B85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6">
            <text:p>826</text:p>
          </table:table-cell>
          <table:table-cell table:style-name="ce11" table:formula="of:=IF([.A854]&lt;StereoRes;(B/100)*StereoF/[.A854];0)" office:value-type="float" office:value="0">
            <text:p>0.00000000</text:p>
          </table:table-cell>
          <table:table-cell table:style-name="ce13" table:formula="of:=IF([.A854]&lt;StereoRes;StereoF*(B/100)*CorrAccuracy/([.A854]*[.A854]);0)" office:value-type="float" office:value="0">
            <text:p>0.0000</text:p>
          </table:table-cell>
          <table:table-cell table:style-name="ce11" table:formula="of:=IF([.A854]&lt;StereoRes;2*ATAN((StereoRes-[.A854])/(2*StereoF))*180/3.14;0)" office:value-type="float" office:value="0">
            <text:p>0.00000000</text:p>
          </table:table-cell>
          <table:table-cell table:style-name="ce11" table:formula="of:=((StereoRes-2*[.A854])*[.B854]/(2*StereoF))-((-StereoRes*[.B85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7">
            <text:p>827</text:p>
          </table:table-cell>
          <table:table-cell table:style-name="ce11" table:formula="of:=IF([.A855]&lt;StereoRes;(B/100)*StereoF/[.A855];0)" office:value-type="float" office:value="0">
            <text:p>0.00000000</text:p>
          </table:table-cell>
          <table:table-cell table:style-name="ce13" table:formula="of:=IF([.A855]&lt;StereoRes;StereoF*(B/100)*CorrAccuracy/([.A855]*[.A855]);0)" office:value-type="float" office:value="0">
            <text:p>0.0000</text:p>
          </table:table-cell>
          <table:table-cell table:style-name="ce11" table:formula="of:=IF([.A855]&lt;StereoRes;2*ATAN((StereoRes-[.A855])/(2*StereoF))*180/3.14;0)" office:value-type="float" office:value="0">
            <text:p>0.00000000</text:p>
          </table:table-cell>
          <table:table-cell table:style-name="ce11" table:formula="of:=((StereoRes-2*[.A855])*[.B855]/(2*StereoF))-((-StereoRes*[.B85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8">
            <text:p>828</text:p>
          </table:table-cell>
          <table:table-cell table:style-name="ce11" table:formula="of:=IF([.A856]&lt;StereoRes;(B/100)*StereoF/[.A856];0)" office:value-type="float" office:value="0">
            <text:p>0.00000000</text:p>
          </table:table-cell>
          <table:table-cell table:style-name="ce13" table:formula="of:=IF([.A856]&lt;StereoRes;StereoF*(B/100)*CorrAccuracy/([.A856]*[.A856]);0)" office:value-type="float" office:value="0">
            <text:p>0.0000</text:p>
          </table:table-cell>
          <table:table-cell table:style-name="ce11" table:formula="of:=IF([.A856]&lt;StereoRes;2*ATAN((StereoRes-[.A856])/(2*StereoF))*180/3.14;0)" office:value-type="float" office:value="0">
            <text:p>0.00000000</text:p>
          </table:table-cell>
          <table:table-cell table:style-name="ce11" table:formula="of:=((StereoRes-2*[.A856])*[.B856]/(2*StereoF))-((-StereoRes*[.B85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29">
            <text:p>829</text:p>
          </table:table-cell>
          <table:table-cell table:style-name="ce11" table:formula="of:=IF([.A857]&lt;StereoRes;(B/100)*StereoF/[.A857];0)" office:value-type="float" office:value="0">
            <text:p>0.00000000</text:p>
          </table:table-cell>
          <table:table-cell table:style-name="ce13" table:formula="of:=IF([.A857]&lt;StereoRes;StereoF*(B/100)*CorrAccuracy/([.A857]*[.A857]);0)" office:value-type="float" office:value="0">
            <text:p>0.0000</text:p>
          </table:table-cell>
          <table:table-cell table:style-name="ce11" table:formula="of:=IF([.A857]&lt;StereoRes;2*ATAN((StereoRes-[.A857])/(2*StereoF))*180/3.14;0)" office:value-type="float" office:value="0">
            <text:p>0.00000000</text:p>
          </table:table-cell>
          <table:table-cell table:style-name="ce11" table:formula="of:=((StereoRes-2*[.A857])*[.B857]/(2*StereoF))-((-StereoRes*[.B85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0">
            <text:p>830</text:p>
          </table:table-cell>
          <table:table-cell table:style-name="ce11" table:formula="of:=IF([.A858]&lt;StereoRes;(B/100)*StereoF/[.A858];0)" office:value-type="float" office:value="0">
            <text:p>0.00000000</text:p>
          </table:table-cell>
          <table:table-cell table:style-name="ce13" table:formula="of:=IF([.A858]&lt;StereoRes;StereoF*(B/100)*CorrAccuracy/([.A858]*[.A858]);0)" office:value-type="float" office:value="0">
            <text:p>0.0000</text:p>
          </table:table-cell>
          <table:table-cell table:style-name="ce11" table:formula="of:=IF([.A858]&lt;StereoRes;2*ATAN((StereoRes-[.A858])/(2*StereoF))*180/3.14;0)" office:value-type="float" office:value="0">
            <text:p>0.00000000</text:p>
          </table:table-cell>
          <table:table-cell table:style-name="ce11" table:formula="of:=((StereoRes-2*[.A858])*[.B858]/(2*StereoF))-((-StereoRes*[.B85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1">
            <text:p>831</text:p>
          </table:table-cell>
          <table:table-cell table:style-name="ce11" table:formula="of:=IF([.A859]&lt;StereoRes;(B/100)*StereoF/[.A859];0)" office:value-type="float" office:value="0">
            <text:p>0.00000000</text:p>
          </table:table-cell>
          <table:table-cell table:style-name="ce13" table:formula="of:=IF([.A859]&lt;StereoRes;StereoF*(B/100)*CorrAccuracy/([.A859]*[.A859]);0)" office:value-type="float" office:value="0">
            <text:p>0.0000</text:p>
          </table:table-cell>
          <table:table-cell table:style-name="ce11" table:formula="of:=IF([.A859]&lt;StereoRes;2*ATAN((StereoRes-[.A859])/(2*StereoF))*180/3.14;0)" office:value-type="float" office:value="0">
            <text:p>0.00000000</text:p>
          </table:table-cell>
          <table:table-cell table:style-name="ce11" table:formula="of:=((StereoRes-2*[.A859])*[.B859]/(2*StereoF))-((-StereoRes*[.B85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2">
            <text:p>832</text:p>
          </table:table-cell>
          <table:table-cell table:style-name="ce11" table:formula="of:=IF([.A860]&lt;StereoRes;(B/100)*StereoF/[.A860];0)" office:value-type="float" office:value="0">
            <text:p>0.00000000</text:p>
          </table:table-cell>
          <table:table-cell table:style-name="ce13" table:formula="of:=IF([.A860]&lt;StereoRes;StereoF*(B/100)*CorrAccuracy/([.A860]*[.A860]);0)" office:value-type="float" office:value="0">
            <text:p>0.0000</text:p>
          </table:table-cell>
          <table:table-cell table:style-name="ce11" table:formula="of:=IF([.A860]&lt;StereoRes;2*ATAN((StereoRes-[.A860])/(2*StereoF))*180/3.14;0)" office:value-type="float" office:value="0">
            <text:p>0.00000000</text:p>
          </table:table-cell>
          <table:table-cell table:style-name="ce11" table:formula="of:=((StereoRes-2*[.A860])*[.B860]/(2*StereoF))-((-StereoRes*[.B86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3">
            <text:p>833</text:p>
          </table:table-cell>
          <table:table-cell table:style-name="ce11" table:formula="of:=IF([.A861]&lt;StereoRes;(B/100)*StereoF/[.A861];0)" office:value-type="float" office:value="0">
            <text:p>0.00000000</text:p>
          </table:table-cell>
          <table:table-cell table:style-name="ce13" table:formula="of:=IF([.A861]&lt;StereoRes;StereoF*(B/100)*CorrAccuracy/([.A861]*[.A861]);0)" office:value-type="float" office:value="0">
            <text:p>0.0000</text:p>
          </table:table-cell>
          <table:table-cell table:style-name="ce11" table:formula="of:=IF([.A861]&lt;StereoRes;2*ATAN((StereoRes-[.A861])/(2*StereoF))*180/3.14;0)" office:value-type="float" office:value="0">
            <text:p>0.00000000</text:p>
          </table:table-cell>
          <table:table-cell table:style-name="ce11" table:formula="of:=((StereoRes-2*[.A861])*[.B861]/(2*StereoF))-((-StereoRes*[.B86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4">
            <text:p>834</text:p>
          </table:table-cell>
          <table:table-cell table:style-name="ce11" table:formula="of:=IF([.A862]&lt;StereoRes;(B/100)*StereoF/[.A862];0)" office:value-type="float" office:value="0">
            <text:p>0.00000000</text:p>
          </table:table-cell>
          <table:table-cell table:style-name="ce13" table:formula="of:=IF([.A862]&lt;StereoRes;StereoF*(B/100)*CorrAccuracy/([.A862]*[.A862]);0)" office:value-type="float" office:value="0">
            <text:p>0.0000</text:p>
          </table:table-cell>
          <table:table-cell table:style-name="ce11" table:formula="of:=IF([.A862]&lt;StereoRes;2*ATAN((StereoRes-[.A862])/(2*StereoF))*180/3.14;0)" office:value-type="float" office:value="0">
            <text:p>0.00000000</text:p>
          </table:table-cell>
          <table:table-cell table:style-name="ce11" table:formula="of:=((StereoRes-2*[.A862])*[.B862]/(2*StereoF))-((-StereoRes*[.B86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5">
            <text:p>835</text:p>
          </table:table-cell>
          <table:table-cell table:style-name="ce11" table:formula="of:=IF([.A863]&lt;StereoRes;(B/100)*StereoF/[.A863];0)" office:value-type="float" office:value="0">
            <text:p>0.00000000</text:p>
          </table:table-cell>
          <table:table-cell table:style-name="ce13" table:formula="of:=IF([.A863]&lt;StereoRes;StereoF*(B/100)*CorrAccuracy/([.A863]*[.A863]);0)" office:value-type="float" office:value="0">
            <text:p>0.0000</text:p>
          </table:table-cell>
          <table:table-cell table:style-name="ce11" table:formula="of:=IF([.A863]&lt;StereoRes;2*ATAN((StereoRes-[.A863])/(2*StereoF))*180/3.14;0)" office:value-type="float" office:value="0">
            <text:p>0.00000000</text:p>
          </table:table-cell>
          <table:table-cell table:style-name="ce11" table:formula="of:=((StereoRes-2*[.A863])*[.B863]/(2*StereoF))-((-StereoRes*[.B86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6">
            <text:p>836</text:p>
          </table:table-cell>
          <table:table-cell table:style-name="ce11" table:formula="of:=IF([.A864]&lt;StereoRes;(B/100)*StereoF/[.A864];0)" office:value-type="float" office:value="0">
            <text:p>0.00000000</text:p>
          </table:table-cell>
          <table:table-cell table:style-name="ce13" table:formula="of:=IF([.A864]&lt;StereoRes;StereoF*(B/100)*CorrAccuracy/([.A864]*[.A864]);0)" office:value-type="float" office:value="0">
            <text:p>0.0000</text:p>
          </table:table-cell>
          <table:table-cell table:style-name="ce11" table:formula="of:=IF([.A864]&lt;StereoRes;2*ATAN((StereoRes-[.A864])/(2*StereoF))*180/3.14;0)" office:value-type="float" office:value="0">
            <text:p>0.00000000</text:p>
          </table:table-cell>
          <table:table-cell table:style-name="ce11" table:formula="of:=((StereoRes-2*[.A864])*[.B864]/(2*StereoF))-((-StereoRes*[.B86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7">
            <text:p>837</text:p>
          </table:table-cell>
          <table:table-cell table:style-name="ce11" table:formula="of:=IF([.A865]&lt;StereoRes;(B/100)*StereoF/[.A865];0)" office:value-type="float" office:value="0">
            <text:p>0.00000000</text:p>
          </table:table-cell>
          <table:table-cell table:style-name="ce13" table:formula="of:=IF([.A865]&lt;StereoRes;StereoF*(B/100)*CorrAccuracy/([.A865]*[.A865]);0)" office:value-type="float" office:value="0">
            <text:p>0.0000</text:p>
          </table:table-cell>
          <table:table-cell table:style-name="ce11" table:formula="of:=IF([.A865]&lt;StereoRes;2*ATAN((StereoRes-[.A865])/(2*StereoF))*180/3.14;0)" office:value-type="float" office:value="0">
            <text:p>0.00000000</text:p>
          </table:table-cell>
          <table:table-cell table:style-name="ce11" table:formula="of:=((StereoRes-2*[.A865])*[.B865]/(2*StereoF))-((-StereoRes*[.B86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8">
            <text:p>838</text:p>
          </table:table-cell>
          <table:table-cell table:style-name="ce11" table:formula="of:=IF([.A866]&lt;StereoRes;(B/100)*StereoF/[.A866];0)" office:value-type="float" office:value="0">
            <text:p>0.00000000</text:p>
          </table:table-cell>
          <table:table-cell table:style-name="ce13" table:formula="of:=IF([.A866]&lt;StereoRes;StereoF*(B/100)*CorrAccuracy/([.A866]*[.A866]);0)" office:value-type="float" office:value="0">
            <text:p>0.0000</text:p>
          </table:table-cell>
          <table:table-cell table:style-name="ce11" table:formula="of:=IF([.A866]&lt;StereoRes;2*ATAN((StereoRes-[.A866])/(2*StereoF))*180/3.14;0)" office:value-type="float" office:value="0">
            <text:p>0.00000000</text:p>
          </table:table-cell>
          <table:table-cell table:style-name="ce11" table:formula="of:=((StereoRes-2*[.A866])*[.B866]/(2*StereoF))-((-StereoRes*[.B86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39">
            <text:p>839</text:p>
          </table:table-cell>
          <table:table-cell table:style-name="ce11" table:formula="of:=IF([.A867]&lt;StereoRes;(B/100)*StereoF/[.A867];0)" office:value-type="float" office:value="0">
            <text:p>0.00000000</text:p>
          </table:table-cell>
          <table:table-cell table:style-name="ce13" table:formula="of:=IF([.A867]&lt;StereoRes;StereoF*(B/100)*CorrAccuracy/([.A867]*[.A867]);0)" office:value-type="float" office:value="0">
            <text:p>0.0000</text:p>
          </table:table-cell>
          <table:table-cell table:style-name="ce11" table:formula="of:=IF([.A867]&lt;StereoRes;2*ATAN((StereoRes-[.A867])/(2*StereoF))*180/3.14;0)" office:value-type="float" office:value="0">
            <text:p>0.00000000</text:p>
          </table:table-cell>
          <table:table-cell table:style-name="ce11" table:formula="of:=((StereoRes-2*[.A867])*[.B867]/(2*StereoF))-((-StereoRes*[.B86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0">
            <text:p>840</text:p>
          </table:table-cell>
          <table:table-cell table:style-name="ce11" table:formula="of:=IF([.A868]&lt;StereoRes;(B/100)*StereoF/[.A868];0)" office:value-type="float" office:value="0">
            <text:p>0.00000000</text:p>
          </table:table-cell>
          <table:table-cell table:style-name="ce13" table:formula="of:=IF([.A868]&lt;StereoRes;StereoF*(B/100)*CorrAccuracy/([.A868]*[.A868]);0)" office:value-type="float" office:value="0">
            <text:p>0.0000</text:p>
          </table:table-cell>
          <table:table-cell table:style-name="ce11" table:formula="of:=IF([.A868]&lt;StereoRes;2*ATAN((StereoRes-[.A868])/(2*StereoF))*180/3.14;0)" office:value-type="float" office:value="0">
            <text:p>0.00000000</text:p>
          </table:table-cell>
          <table:table-cell table:style-name="ce11" table:formula="of:=((StereoRes-2*[.A868])*[.B868]/(2*StereoF))-((-StereoRes*[.B86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1">
            <text:p>841</text:p>
          </table:table-cell>
          <table:table-cell table:style-name="ce11" table:formula="of:=IF([.A869]&lt;StereoRes;(B/100)*StereoF/[.A869];0)" office:value-type="float" office:value="0">
            <text:p>0.00000000</text:p>
          </table:table-cell>
          <table:table-cell table:style-name="ce13" table:formula="of:=IF([.A869]&lt;StereoRes;StereoF*(B/100)*CorrAccuracy/([.A869]*[.A869]);0)" office:value-type="float" office:value="0">
            <text:p>0.0000</text:p>
          </table:table-cell>
          <table:table-cell table:style-name="ce11" table:formula="of:=IF([.A869]&lt;StereoRes;2*ATAN((StereoRes-[.A869])/(2*StereoF))*180/3.14;0)" office:value-type="float" office:value="0">
            <text:p>0.00000000</text:p>
          </table:table-cell>
          <table:table-cell table:style-name="ce11" table:formula="of:=((StereoRes-2*[.A869])*[.B869]/(2*StereoF))-((-StereoRes*[.B86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2">
            <text:p>842</text:p>
          </table:table-cell>
          <table:table-cell table:style-name="ce11" table:formula="of:=IF([.A870]&lt;StereoRes;(B/100)*StereoF/[.A870];0)" office:value-type="float" office:value="0">
            <text:p>0.00000000</text:p>
          </table:table-cell>
          <table:table-cell table:style-name="ce13" table:formula="of:=IF([.A870]&lt;StereoRes;StereoF*(B/100)*CorrAccuracy/([.A870]*[.A870]);0)" office:value-type="float" office:value="0">
            <text:p>0.0000</text:p>
          </table:table-cell>
          <table:table-cell table:style-name="ce11" table:formula="of:=IF([.A870]&lt;StereoRes;2*ATAN((StereoRes-[.A870])/(2*StereoF))*180/3.14;0)" office:value-type="float" office:value="0">
            <text:p>0.00000000</text:p>
          </table:table-cell>
          <table:table-cell table:style-name="ce11" table:formula="of:=((StereoRes-2*[.A870])*[.B870]/(2*StereoF))-((-StereoRes*[.B87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3">
            <text:p>843</text:p>
          </table:table-cell>
          <table:table-cell table:style-name="ce11" table:formula="of:=IF([.A871]&lt;StereoRes;(B/100)*StereoF/[.A871];0)" office:value-type="float" office:value="0">
            <text:p>0.00000000</text:p>
          </table:table-cell>
          <table:table-cell table:style-name="ce13" table:formula="of:=IF([.A871]&lt;StereoRes;StereoF*(B/100)*CorrAccuracy/([.A871]*[.A871]);0)" office:value-type="float" office:value="0">
            <text:p>0.0000</text:p>
          </table:table-cell>
          <table:table-cell table:style-name="ce11" table:formula="of:=IF([.A871]&lt;StereoRes;2*ATAN((StereoRes-[.A871])/(2*StereoF))*180/3.14;0)" office:value-type="float" office:value="0">
            <text:p>0.00000000</text:p>
          </table:table-cell>
          <table:table-cell table:style-name="ce11" table:formula="of:=((StereoRes-2*[.A871])*[.B871]/(2*StereoF))-((-StereoRes*[.B87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4">
            <text:p>844</text:p>
          </table:table-cell>
          <table:table-cell table:style-name="ce11" table:formula="of:=IF([.A872]&lt;StereoRes;(B/100)*StereoF/[.A872];0)" office:value-type="float" office:value="0">
            <text:p>0.00000000</text:p>
          </table:table-cell>
          <table:table-cell table:style-name="ce13" table:formula="of:=IF([.A872]&lt;StereoRes;StereoF*(B/100)*CorrAccuracy/([.A872]*[.A872]);0)" office:value-type="float" office:value="0">
            <text:p>0.0000</text:p>
          </table:table-cell>
          <table:table-cell table:style-name="ce11" table:formula="of:=IF([.A872]&lt;StereoRes;2*ATAN((StereoRes-[.A872])/(2*StereoF))*180/3.14;0)" office:value-type="float" office:value="0">
            <text:p>0.00000000</text:p>
          </table:table-cell>
          <table:table-cell table:style-name="ce11" table:formula="of:=((StereoRes-2*[.A872])*[.B872]/(2*StereoF))-((-StereoRes*[.B87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5">
            <text:p>845</text:p>
          </table:table-cell>
          <table:table-cell table:style-name="ce11" table:formula="of:=IF([.A873]&lt;StereoRes;(B/100)*StereoF/[.A873];0)" office:value-type="float" office:value="0">
            <text:p>0.00000000</text:p>
          </table:table-cell>
          <table:table-cell table:style-name="ce13" table:formula="of:=IF([.A873]&lt;StereoRes;StereoF*(B/100)*CorrAccuracy/([.A873]*[.A873]);0)" office:value-type="float" office:value="0">
            <text:p>0.0000</text:p>
          </table:table-cell>
          <table:table-cell table:style-name="ce11" table:formula="of:=IF([.A873]&lt;StereoRes;2*ATAN((StereoRes-[.A873])/(2*StereoF))*180/3.14;0)" office:value-type="float" office:value="0">
            <text:p>0.00000000</text:p>
          </table:table-cell>
          <table:table-cell table:style-name="ce11" table:formula="of:=((StereoRes-2*[.A873])*[.B873]/(2*StereoF))-((-StereoRes*[.B87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6">
            <text:p>846</text:p>
          </table:table-cell>
          <table:table-cell table:style-name="ce11" table:formula="of:=IF([.A874]&lt;StereoRes;(B/100)*StereoF/[.A874];0)" office:value-type="float" office:value="0">
            <text:p>0.00000000</text:p>
          </table:table-cell>
          <table:table-cell table:style-name="ce13" table:formula="of:=IF([.A874]&lt;StereoRes;StereoF*(B/100)*CorrAccuracy/([.A874]*[.A874]);0)" office:value-type="float" office:value="0">
            <text:p>0.0000</text:p>
          </table:table-cell>
          <table:table-cell table:style-name="ce11" table:formula="of:=IF([.A874]&lt;StereoRes;2*ATAN((StereoRes-[.A874])/(2*StereoF))*180/3.14;0)" office:value-type="float" office:value="0">
            <text:p>0.00000000</text:p>
          </table:table-cell>
          <table:table-cell table:style-name="ce11" table:formula="of:=((StereoRes-2*[.A874])*[.B874]/(2*StereoF))-((-StereoRes*[.B87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7">
            <text:p>847</text:p>
          </table:table-cell>
          <table:table-cell table:style-name="ce11" table:formula="of:=IF([.A875]&lt;StereoRes;(B/100)*StereoF/[.A875];0)" office:value-type="float" office:value="0">
            <text:p>0.00000000</text:p>
          </table:table-cell>
          <table:table-cell table:style-name="ce13" table:formula="of:=IF([.A875]&lt;StereoRes;StereoF*(B/100)*CorrAccuracy/([.A875]*[.A875]);0)" office:value-type="float" office:value="0">
            <text:p>0.0000</text:p>
          </table:table-cell>
          <table:table-cell table:style-name="ce11" table:formula="of:=IF([.A875]&lt;StereoRes;2*ATAN((StereoRes-[.A875])/(2*StereoF))*180/3.14;0)" office:value-type="float" office:value="0">
            <text:p>0.00000000</text:p>
          </table:table-cell>
          <table:table-cell table:style-name="ce11" table:formula="of:=((StereoRes-2*[.A875])*[.B875]/(2*StereoF))-((-StereoRes*[.B87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8">
            <text:p>848</text:p>
          </table:table-cell>
          <table:table-cell table:style-name="ce11" table:formula="of:=IF([.A876]&lt;StereoRes;(B/100)*StereoF/[.A876];0)" office:value-type="float" office:value="0">
            <text:p>0.00000000</text:p>
          </table:table-cell>
          <table:table-cell table:style-name="ce13" table:formula="of:=IF([.A876]&lt;StereoRes;StereoF*(B/100)*CorrAccuracy/([.A876]*[.A876]);0)" office:value-type="float" office:value="0">
            <text:p>0.0000</text:p>
          </table:table-cell>
          <table:table-cell table:style-name="ce11" table:formula="of:=IF([.A876]&lt;StereoRes;2*ATAN((StereoRes-[.A876])/(2*StereoF))*180/3.14;0)" office:value-type="float" office:value="0">
            <text:p>0.00000000</text:p>
          </table:table-cell>
          <table:table-cell table:style-name="ce11" table:formula="of:=((StereoRes-2*[.A876])*[.B876]/(2*StereoF))-((-StereoRes*[.B87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49">
            <text:p>849</text:p>
          </table:table-cell>
          <table:table-cell table:style-name="ce11" table:formula="of:=IF([.A877]&lt;StereoRes;(B/100)*StereoF/[.A877];0)" office:value-type="float" office:value="0">
            <text:p>0.00000000</text:p>
          </table:table-cell>
          <table:table-cell table:style-name="ce13" table:formula="of:=IF([.A877]&lt;StereoRes;StereoF*(B/100)*CorrAccuracy/([.A877]*[.A877]);0)" office:value-type="float" office:value="0">
            <text:p>0.0000</text:p>
          </table:table-cell>
          <table:table-cell table:style-name="ce11" table:formula="of:=IF([.A877]&lt;StereoRes;2*ATAN((StereoRes-[.A877])/(2*StereoF))*180/3.14;0)" office:value-type="float" office:value="0">
            <text:p>0.00000000</text:p>
          </table:table-cell>
          <table:table-cell table:style-name="ce11" table:formula="of:=((StereoRes-2*[.A877])*[.B877]/(2*StereoF))-((-StereoRes*[.B87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0">
            <text:p>850</text:p>
          </table:table-cell>
          <table:table-cell table:style-name="ce11" table:formula="of:=IF([.A878]&lt;StereoRes;(B/100)*StereoF/[.A878];0)" office:value-type="float" office:value="0">
            <text:p>0.00000000</text:p>
          </table:table-cell>
          <table:table-cell table:style-name="ce13" table:formula="of:=IF([.A878]&lt;StereoRes;StereoF*(B/100)*CorrAccuracy/([.A878]*[.A878]);0)" office:value-type="float" office:value="0">
            <text:p>0.0000</text:p>
          </table:table-cell>
          <table:table-cell table:style-name="ce11" table:formula="of:=IF([.A878]&lt;StereoRes;2*ATAN((StereoRes-[.A878])/(2*StereoF))*180/3.14;0)" office:value-type="float" office:value="0">
            <text:p>0.00000000</text:p>
          </table:table-cell>
          <table:table-cell table:style-name="ce11" table:formula="of:=((StereoRes-2*[.A878])*[.B878]/(2*StereoF))-((-StereoRes*[.B87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1">
            <text:p>851</text:p>
          </table:table-cell>
          <table:table-cell table:style-name="ce11" table:formula="of:=IF([.A879]&lt;StereoRes;(B/100)*StereoF/[.A879];0)" office:value-type="float" office:value="0">
            <text:p>0.00000000</text:p>
          </table:table-cell>
          <table:table-cell table:style-name="ce13" table:formula="of:=IF([.A879]&lt;StereoRes;StereoF*(B/100)*CorrAccuracy/([.A879]*[.A879]);0)" office:value-type="float" office:value="0">
            <text:p>0.0000</text:p>
          </table:table-cell>
          <table:table-cell table:style-name="ce11" table:formula="of:=IF([.A879]&lt;StereoRes;2*ATAN((StereoRes-[.A879])/(2*StereoF))*180/3.14;0)" office:value-type="float" office:value="0">
            <text:p>0.00000000</text:p>
          </table:table-cell>
          <table:table-cell table:style-name="ce11" table:formula="of:=((StereoRes-2*[.A879])*[.B879]/(2*StereoF))-((-StereoRes*[.B87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2">
            <text:p>852</text:p>
          </table:table-cell>
          <table:table-cell table:style-name="ce11" table:formula="of:=IF([.A880]&lt;StereoRes;(B/100)*StereoF/[.A880];0)" office:value-type="float" office:value="0">
            <text:p>0.00000000</text:p>
          </table:table-cell>
          <table:table-cell table:style-name="ce13" table:formula="of:=IF([.A880]&lt;StereoRes;StereoF*(B/100)*CorrAccuracy/([.A880]*[.A880]);0)" office:value-type="float" office:value="0">
            <text:p>0.0000</text:p>
          </table:table-cell>
          <table:table-cell table:style-name="ce11" table:formula="of:=IF([.A880]&lt;StereoRes;2*ATAN((StereoRes-[.A880])/(2*StereoF))*180/3.14;0)" office:value-type="float" office:value="0">
            <text:p>0.00000000</text:p>
          </table:table-cell>
          <table:table-cell table:style-name="ce11" table:formula="of:=((StereoRes-2*[.A880])*[.B880]/(2*StereoF))-((-StereoRes*[.B88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3">
            <text:p>853</text:p>
          </table:table-cell>
          <table:table-cell table:style-name="ce11" table:formula="of:=IF([.A881]&lt;StereoRes;(B/100)*StereoF/[.A881];0)" office:value-type="float" office:value="0">
            <text:p>0.00000000</text:p>
          </table:table-cell>
          <table:table-cell table:style-name="ce13" table:formula="of:=IF([.A881]&lt;StereoRes;StereoF*(B/100)*CorrAccuracy/([.A881]*[.A881]);0)" office:value-type="float" office:value="0">
            <text:p>0.0000</text:p>
          </table:table-cell>
          <table:table-cell table:style-name="ce11" table:formula="of:=IF([.A881]&lt;StereoRes;2*ATAN((StereoRes-[.A881])/(2*StereoF))*180/3.14;0)" office:value-type="float" office:value="0">
            <text:p>0.00000000</text:p>
          </table:table-cell>
          <table:table-cell table:style-name="ce11" table:formula="of:=((StereoRes-2*[.A881])*[.B881]/(2*StereoF))-((-StereoRes*[.B88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4">
            <text:p>854</text:p>
          </table:table-cell>
          <table:table-cell table:style-name="ce11" table:formula="of:=IF([.A882]&lt;StereoRes;(B/100)*StereoF/[.A882];0)" office:value-type="float" office:value="0">
            <text:p>0.00000000</text:p>
          </table:table-cell>
          <table:table-cell table:style-name="ce13" table:formula="of:=IF([.A882]&lt;StereoRes;StereoF*(B/100)*CorrAccuracy/([.A882]*[.A882]);0)" office:value-type="float" office:value="0">
            <text:p>0.0000</text:p>
          </table:table-cell>
          <table:table-cell table:style-name="ce11" table:formula="of:=IF([.A882]&lt;StereoRes;2*ATAN((StereoRes-[.A882])/(2*StereoF))*180/3.14;0)" office:value-type="float" office:value="0">
            <text:p>0.00000000</text:p>
          </table:table-cell>
          <table:table-cell table:style-name="ce11" table:formula="of:=((StereoRes-2*[.A882])*[.B882]/(2*StereoF))-((-StereoRes*[.B88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5">
            <text:p>855</text:p>
          </table:table-cell>
          <table:table-cell table:style-name="ce11" table:formula="of:=IF([.A883]&lt;StereoRes;(B/100)*StereoF/[.A883];0)" office:value-type="float" office:value="0">
            <text:p>0.00000000</text:p>
          </table:table-cell>
          <table:table-cell table:style-name="ce13" table:formula="of:=IF([.A883]&lt;StereoRes;StereoF*(B/100)*CorrAccuracy/([.A883]*[.A883]);0)" office:value-type="float" office:value="0">
            <text:p>0.0000</text:p>
          </table:table-cell>
          <table:table-cell table:style-name="ce11" table:formula="of:=IF([.A883]&lt;StereoRes;2*ATAN((StereoRes-[.A883])/(2*StereoF))*180/3.14;0)" office:value-type="float" office:value="0">
            <text:p>0.00000000</text:p>
          </table:table-cell>
          <table:table-cell table:style-name="ce11" table:formula="of:=((StereoRes-2*[.A883])*[.B883]/(2*StereoF))-((-StereoRes*[.B88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6">
            <text:p>856</text:p>
          </table:table-cell>
          <table:table-cell table:style-name="ce11" table:formula="of:=IF([.A884]&lt;StereoRes;(B/100)*StereoF/[.A884];0)" office:value-type="float" office:value="0">
            <text:p>0.00000000</text:p>
          </table:table-cell>
          <table:table-cell table:style-name="ce13" table:formula="of:=IF([.A884]&lt;StereoRes;StereoF*(B/100)*CorrAccuracy/([.A884]*[.A884]);0)" office:value-type="float" office:value="0">
            <text:p>0.0000</text:p>
          </table:table-cell>
          <table:table-cell table:style-name="ce11" table:formula="of:=IF([.A884]&lt;StereoRes;2*ATAN((StereoRes-[.A884])/(2*StereoF))*180/3.14;0)" office:value-type="float" office:value="0">
            <text:p>0.00000000</text:p>
          </table:table-cell>
          <table:table-cell table:style-name="ce11" table:formula="of:=((StereoRes-2*[.A884])*[.B884]/(2*StereoF))-((-StereoRes*[.B88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7">
            <text:p>857</text:p>
          </table:table-cell>
          <table:table-cell table:style-name="ce11" table:formula="of:=IF([.A885]&lt;StereoRes;(B/100)*StereoF/[.A885];0)" office:value-type="float" office:value="0">
            <text:p>0.00000000</text:p>
          </table:table-cell>
          <table:table-cell table:style-name="ce13" table:formula="of:=IF([.A885]&lt;StereoRes;StereoF*(B/100)*CorrAccuracy/([.A885]*[.A885]);0)" office:value-type="float" office:value="0">
            <text:p>0.0000</text:p>
          </table:table-cell>
          <table:table-cell table:style-name="ce11" table:formula="of:=IF([.A885]&lt;StereoRes;2*ATAN((StereoRes-[.A885])/(2*StereoF))*180/3.14;0)" office:value-type="float" office:value="0">
            <text:p>0.00000000</text:p>
          </table:table-cell>
          <table:table-cell table:style-name="ce11" table:formula="of:=((StereoRes-2*[.A885])*[.B885]/(2*StereoF))-((-StereoRes*[.B88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8">
            <text:p>858</text:p>
          </table:table-cell>
          <table:table-cell table:style-name="ce11" table:formula="of:=IF([.A886]&lt;StereoRes;(B/100)*StereoF/[.A886];0)" office:value-type="float" office:value="0">
            <text:p>0.00000000</text:p>
          </table:table-cell>
          <table:table-cell table:style-name="ce13" table:formula="of:=IF([.A886]&lt;StereoRes;StereoF*(B/100)*CorrAccuracy/([.A886]*[.A886]);0)" office:value-type="float" office:value="0">
            <text:p>0.0000</text:p>
          </table:table-cell>
          <table:table-cell table:style-name="ce11" table:formula="of:=IF([.A886]&lt;StereoRes;2*ATAN((StereoRes-[.A886])/(2*StereoF))*180/3.14;0)" office:value-type="float" office:value="0">
            <text:p>0.00000000</text:p>
          </table:table-cell>
          <table:table-cell table:style-name="ce11" table:formula="of:=((StereoRes-2*[.A886])*[.B886]/(2*StereoF))-((-StereoRes*[.B88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59">
            <text:p>859</text:p>
          </table:table-cell>
          <table:table-cell table:style-name="ce11" table:formula="of:=IF([.A887]&lt;StereoRes;(B/100)*StereoF/[.A887];0)" office:value-type="float" office:value="0">
            <text:p>0.00000000</text:p>
          </table:table-cell>
          <table:table-cell table:style-name="ce13" table:formula="of:=IF([.A887]&lt;StereoRes;StereoF*(B/100)*CorrAccuracy/([.A887]*[.A887]);0)" office:value-type="float" office:value="0">
            <text:p>0.0000</text:p>
          </table:table-cell>
          <table:table-cell table:style-name="ce11" table:formula="of:=IF([.A887]&lt;StereoRes;2*ATAN((StereoRes-[.A887])/(2*StereoF))*180/3.14;0)" office:value-type="float" office:value="0">
            <text:p>0.00000000</text:p>
          </table:table-cell>
          <table:table-cell table:style-name="ce11" table:formula="of:=((StereoRes-2*[.A887])*[.B887]/(2*StereoF))-((-StereoRes*[.B88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0">
            <text:p>860</text:p>
          </table:table-cell>
          <table:table-cell table:style-name="ce11" table:formula="of:=IF([.A888]&lt;StereoRes;(B/100)*StereoF/[.A888];0)" office:value-type="float" office:value="0">
            <text:p>0.00000000</text:p>
          </table:table-cell>
          <table:table-cell table:style-name="ce13" table:formula="of:=IF([.A888]&lt;StereoRes;StereoF*(B/100)*CorrAccuracy/([.A888]*[.A888]);0)" office:value-type="float" office:value="0">
            <text:p>0.0000</text:p>
          </table:table-cell>
          <table:table-cell table:style-name="ce11" table:formula="of:=IF([.A888]&lt;StereoRes;2*ATAN((StereoRes-[.A888])/(2*StereoF))*180/3.14;0)" office:value-type="float" office:value="0">
            <text:p>0.00000000</text:p>
          </table:table-cell>
          <table:table-cell table:style-name="ce11" table:formula="of:=((StereoRes-2*[.A888])*[.B888]/(2*StereoF))-((-StereoRes*[.B88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1">
            <text:p>861</text:p>
          </table:table-cell>
          <table:table-cell table:style-name="ce11" table:formula="of:=IF([.A889]&lt;StereoRes;(B/100)*StereoF/[.A889];0)" office:value-type="float" office:value="0">
            <text:p>0.00000000</text:p>
          </table:table-cell>
          <table:table-cell table:style-name="ce13" table:formula="of:=IF([.A889]&lt;StereoRes;StereoF*(B/100)*CorrAccuracy/([.A889]*[.A889]);0)" office:value-type="float" office:value="0">
            <text:p>0.0000</text:p>
          </table:table-cell>
          <table:table-cell table:style-name="ce11" table:formula="of:=IF([.A889]&lt;StereoRes;2*ATAN((StereoRes-[.A889])/(2*StereoF))*180/3.14;0)" office:value-type="float" office:value="0">
            <text:p>0.00000000</text:p>
          </table:table-cell>
          <table:table-cell table:style-name="ce11" table:formula="of:=((StereoRes-2*[.A889])*[.B889]/(2*StereoF))-((-StereoRes*[.B88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2">
            <text:p>862</text:p>
          </table:table-cell>
          <table:table-cell table:style-name="ce11" table:formula="of:=IF([.A890]&lt;StereoRes;(B/100)*StereoF/[.A890];0)" office:value-type="float" office:value="0">
            <text:p>0.00000000</text:p>
          </table:table-cell>
          <table:table-cell table:style-name="ce13" table:formula="of:=IF([.A890]&lt;StereoRes;StereoF*(B/100)*CorrAccuracy/([.A890]*[.A890]);0)" office:value-type="float" office:value="0">
            <text:p>0.0000</text:p>
          </table:table-cell>
          <table:table-cell table:style-name="ce11" table:formula="of:=IF([.A890]&lt;StereoRes;2*ATAN((StereoRes-[.A890])/(2*StereoF))*180/3.14;0)" office:value-type="float" office:value="0">
            <text:p>0.00000000</text:p>
          </table:table-cell>
          <table:table-cell table:style-name="ce11" table:formula="of:=((StereoRes-2*[.A890])*[.B890]/(2*StereoF))-((-StereoRes*[.B89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3">
            <text:p>863</text:p>
          </table:table-cell>
          <table:table-cell table:style-name="ce11" table:formula="of:=IF([.A891]&lt;StereoRes;(B/100)*StereoF/[.A891];0)" office:value-type="float" office:value="0">
            <text:p>0.00000000</text:p>
          </table:table-cell>
          <table:table-cell table:style-name="ce13" table:formula="of:=IF([.A891]&lt;StereoRes;StereoF*(B/100)*CorrAccuracy/([.A891]*[.A891]);0)" office:value-type="float" office:value="0">
            <text:p>0.0000</text:p>
          </table:table-cell>
          <table:table-cell table:style-name="ce11" table:formula="of:=IF([.A891]&lt;StereoRes;2*ATAN((StereoRes-[.A891])/(2*StereoF))*180/3.14;0)" office:value-type="float" office:value="0">
            <text:p>0.00000000</text:p>
          </table:table-cell>
          <table:table-cell table:style-name="ce11" table:formula="of:=((StereoRes-2*[.A891])*[.B891]/(2*StereoF))-((-StereoRes*[.B89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4">
            <text:p>864</text:p>
          </table:table-cell>
          <table:table-cell table:style-name="ce11" table:formula="of:=IF([.A892]&lt;StereoRes;(B/100)*StereoF/[.A892];0)" office:value-type="float" office:value="0">
            <text:p>0.00000000</text:p>
          </table:table-cell>
          <table:table-cell table:style-name="ce13" table:formula="of:=IF([.A892]&lt;StereoRes;StereoF*(B/100)*CorrAccuracy/([.A892]*[.A892]);0)" office:value-type="float" office:value="0">
            <text:p>0.0000</text:p>
          </table:table-cell>
          <table:table-cell table:style-name="ce11" table:formula="of:=IF([.A892]&lt;StereoRes;2*ATAN((StereoRes-[.A892])/(2*StereoF))*180/3.14;0)" office:value-type="float" office:value="0">
            <text:p>0.00000000</text:p>
          </table:table-cell>
          <table:table-cell table:style-name="ce11" table:formula="of:=((StereoRes-2*[.A892])*[.B892]/(2*StereoF))-((-StereoRes*[.B89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5">
            <text:p>865</text:p>
          </table:table-cell>
          <table:table-cell table:style-name="ce11" table:formula="of:=IF([.A893]&lt;StereoRes;(B/100)*StereoF/[.A893];0)" office:value-type="float" office:value="0">
            <text:p>0.00000000</text:p>
          </table:table-cell>
          <table:table-cell table:style-name="ce13" table:formula="of:=IF([.A893]&lt;StereoRes;StereoF*(B/100)*CorrAccuracy/([.A893]*[.A893]);0)" office:value-type="float" office:value="0">
            <text:p>0.0000</text:p>
          </table:table-cell>
          <table:table-cell table:style-name="ce11" table:formula="of:=IF([.A893]&lt;StereoRes;2*ATAN((StereoRes-[.A893])/(2*StereoF))*180/3.14;0)" office:value-type="float" office:value="0">
            <text:p>0.00000000</text:p>
          </table:table-cell>
          <table:table-cell table:style-name="ce11" table:formula="of:=((StereoRes-2*[.A893])*[.B893]/(2*StereoF))-((-StereoRes*[.B89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6">
            <text:p>866</text:p>
          </table:table-cell>
          <table:table-cell table:style-name="ce11" table:formula="of:=IF([.A894]&lt;StereoRes;(B/100)*StereoF/[.A894];0)" office:value-type="float" office:value="0">
            <text:p>0.00000000</text:p>
          </table:table-cell>
          <table:table-cell table:style-name="ce13" table:formula="of:=IF([.A894]&lt;StereoRes;StereoF*(B/100)*CorrAccuracy/([.A894]*[.A894]);0)" office:value-type="float" office:value="0">
            <text:p>0.0000</text:p>
          </table:table-cell>
          <table:table-cell table:style-name="ce11" table:formula="of:=IF([.A894]&lt;StereoRes;2*ATAN((StereoRes-[.A894])/(2*StereoF))*180/3.14;0)" office:value-type="float" office:value="0">
            <text:p>0.00000000</text:p>
          </table:table-cell>
          <table:table-cell table:style-name="ce11" table:formula="of:=((StereoRes-2*[.A894])*[.B894]/(2*StereoF))-((-StereoRes*[.B89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7">
            <text:p>867</text:p>
          </table:table-cell>
          <table:table-cell table:style-name="ce11" table:formula="of:=IF([.A895]&lt;StereoRes;(B/100)*StereoF/[.A895];0)" office:value-type="float" office:value="0">
            <text:p>0.00000000</text:p>
          </table:table-cell>
          <table:table-cell table:style-name="ce13" table:formula="of:=IF([.A895]&lt;StereoRes;StereoF*(B/100)*CorrAccuracy/([.A895]*[.A895]);0)" office:value-type="float" office:value="0">
            <text:p>0.0000</text:p>
          </table:table-cell>
          <table:table-cell table:style-name="ce11" table:formula="of:=IF([.A895]&lt;StereoRes;2*ATAN((StereoRes-[.A895])/(2*StereoF))*180/3.14;0)" office:value-type="float" office:value="0">
            <text:p>0.00000000</text:p>
          </table:table-cell>
          <table:table-cell table:style-name="ce11" table:formula="of:=((StereoRes-2*[.A895])*[.B895]/(2*StereoF))-((-StereoRes*[.B89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8">
            <text:p>868</text:p>
          </table:table-cell>
          <table:table-cell table:style-name="ce11" table:formula="of:=IF([.A896]&lt;StereoRes;(B/100)*StereoF/[.A896];0)" office:value-type="float" office:value="0">
            <text:p>0.00000000</text:p>
          </table:table-cell>
          <table:table-cell table:style-name="ce13" table:formula="of:=IF([.A896]&lt;StereoRes;StereoF*(B/100)*CorrAccuracy/([.A896]*[.A896]);0)" office:value-type="float" office:value="0">
            <text:p>0.0000</text:p>
          </table:table-cell>
          <table:table-cell table:style-name="ce11" table:formula="of:=IF([.A896]&lt;StereoRes;2*ATAN((StereoRes-[.A896])/(2*StereoF))*180/3.14;0)" office:value-type="float" office:value="0">
            <text:p>0.00000000</text:p>
          </table:table-cell>
          <table:table-cell table:style-name="ce11" table:formula="of:=((StereoRes-2*[.A896])*[.B896]/(2*StereoF))-((-StereoRes*[.B89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69">
            <text:p>869</text:p>
          </table:table-cell>
          <table:table-cell table:style-name="ce11" table:formula="of:=IF([.A897]&lt;StereoRes;(B/100)*StereoF/[.A897];0)" office:value-type="float" office:value="0">
            <text:p>0.00000000</text:p>
          </table:table-cell>
          <table:table-cell table:style-name="ce13" table:formula="of:=IF([.A897]&lt;StereoRes;StereoF*(B/100)*CorrAccuracy/([.A897]*[.A897]);0)" office:value-type="float" office:value="0">
            <text:p>0.0000</text:p>
          </table:table-cell>
          <table:table-cell table:style-name="ce11" table:formula="of:=IF([.A897]&lt;StereoRes;2*ATAN((StereoRes-[.A897])/(2*StereoF))*180/3.14;0)" office:value-type="float" office:value="0">
            <text:p>0.00000000</text:p>
          </table:table-cell>
          <table:table-cell table:style-name="ce11" table:formula="of:=((StereoRes-2*[.A897])*[.B897]/(2*StereoF))-((-StereoRes*[.B89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0">
            <text:p>870</text:p>
          </table:table-cell>
          <table:table-cell table:style-name="ce11" table:formula="of:=IF([.A898]&lt;StereoRes;(B/100)*StereoF/[.A898];0)" office:value-type="float" office:value="0">
            <text:p>0.00000000</text:p>
          </table:table-cell>
          <table:table-cell table:style-name="ce13" table:formula="of:=IF([.A898]&lt;StereoRes;StereoF*(B/100)*CorrAccuracy/([.A898]*[.A898]);0)" office:value-type="float" office:value="0">
            <text:p>0.0000</text:p>
          </table:table-cell>
          <table:table-cell table:style-name="ce11" table:formula="of:=IF([.A898]&lt;StereoRes;2*ATAN((StereoRes-[.A898])/(2*StereoF))*180/3.14;0)" office:value-type="float" office:value="0">
            <text:p>0.00000000</text:p>
          </table:table-cell>
          <table:table-cell table:style-name="ce11" table:formula="of:=((StereoRes-2*[.A898])*[.B898]/(2*StereoF))-((-StereoRes*[.B89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1">
            <text:p>871</text:p>
          </table:table-cell>
          <table:table-cell table:style-name="ce11" table:formula="of:=IF([.A899]&lt;StereoRes;(B/100)*StereoF/[.A899];0)" office:value-type="float" office:value="0">
            <text:p>0.00000000</text:p>
          </table:table-cell>
          <table:table-cell table:style-name="ce13" table:formula="of:=IF([.A899]&lt;StereoRes;StereoF*(B/100)*CorrAccuracy/([.A899]*[.A899]);0)" office:value-type="float" office:value="0">
            <text:p>0.0000</text:p>
          </table:table-cell>
          <table:table-cell table:style-name="ce11" table:formula="of:=IF([.A899]&lt;StereoRes;2*ATAN((StereoRes-[.A899])/(2*StereoF))*180/3.14;0)" office:value-type="float" office:value="0">
            <text:p>0.00000000</text:p>
          </table:table-cell>
          <table:table-cell table:style-name="ce11" table:formula="of:=((StereoRes-2*[.A899])*[.B899]/(2*StereoF))-((-StereoRes*[.B89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2">
            <text:p>872</text:p>
          </table:table-cell>
          <table:table-cell table:style-name="ce11" table:formula="of:=IF([.A900]&lt;StereoRes;(B/100)*StereoF/[.A900];0)" office:value-type="float" office:value="0">
            <text:p>0.00000000</text:p>
          </table:table-cell>
          <table:table-cell table:style-name="ce13" table:formula="of:=IF([.A900]&lt;StereoRes;StereoF*(B/100)*CorrAccuracy/([.A900]*[.A900]);0)" office:value-type="float" office:value="0">
            <text:p>0.0000</text:p>
          </table:table-cell>
          <table:table-cell table:style-name="ce11" table:formula="of:=IF([.A900]&lt;StereoRes;2*ATAN((StereoRes-[.A900])/(2*StereoF))*180/3.14;0)" office:value-type="float" office:value="0">
            <text:p>0.00000000</text:p>
          </table:table-cell>
          <table:table-cell table:style-name="ce11" table:formula="of:=((StereoRes-2*[.A900])*[.B900]/(2*StereoF))-((-StereoRes*[.B90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3">
            <text:p>873</text:p>
          </table:table-cell>
          <table:table-cell table:style-name="ce11" table:formula="of:=IF([.A901]&lt;StereoRes;(B/100)*StereoF/[.A901];0)" office:value-type="float" office:value="0">
            <text:p>0.00000000</text:p>
          </table:table-cell>
          <table:table-cell table:style-name="ce13" table:formula="of:=IF([.A901]&lt;StereoRes;StereoF*(B/100)*CorrAccuracy/([.A901]*[.A901]);0)" office:value-type="float" office:value="0">
            <text:p>0.0000</text:p>
          </table:table-cell>
          <table:table-cell table:style-name="ce11" table:formula="of:=IF([.A901]&lt;StereoRes;2*ATAN((StereoRes-[.A901])/(2*StereoF))*180/3.14;0)" office:value-type="float" office:value="0">
            <text:p>0.00000000</text:p>
          </table:table-cell>
          <table:table-cell table:style-name="ce11" table:formula="of:=((StereoRes-2*[.A901])*[.B901]/(2*StereoF))-((-StereoRes*[.B90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4">
            <text:p>874</text:p>
          </table:table-cell>
          <table:table-cell table:style-name="ce11" table:formula="of:=IF([.A902]&lt;StereoRes;(B/100)*StereoF/[.A902];0)" office:value-type="float" office:value="0">
            <text:p>0.00000000</text:p>
          </table:table-cell>
          <table:table-cell table:style-name="ce13" table:formula="of:=IF([.A902]&lt;StereoRes;StereoF*(B/100)*CorrAccuracy/([.A902]*[.A902]);0)" office:value-type="float" office:value="0">
            <text:p>0.0000</text:p>
          </table:table-cell>
          <table:table-cell table:style-name="ce11" table:formula="of:=IF([.A902]&lt;StereoRes;2*ATAN((StereoRes-[.A902])/(2*StereoF))*180/3.14;0)" office:value-type="float" office:value="0">
            <text:p>0.00000000</text:p>
          </table:table-cell>
          <table:table-cell table:style-name="ce11" table:formula="of:=((StereoRes-2*[.A902])*[.B902]/(2*StereoF))-((-StereoRes*[.B90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5">
            <text:p>875</text:p>
          </table:table-cell>
          <table:table-cell table:style-name="ce11" table:formula="of:=IF([.A903]&lt;StereoRes;(B/100)*StereoF/[.A903];0)" office:value-type="float" office:value="0">
            <text:p>0.00000000</text:p>
          </table:table-cell>
          <table:table-cell table:style-name="ce13" table:formula="of:=IF([.A903]&lt;StereoRes;StereoF*(B/100)*CorrAccuracy/([.A903]*[.A903]);0)" office:value-type="float" office:value="0">
            <text:p>0.0000</text:p>
          </table:table-cell>
          <table:table-cell table:style-name="ce11" table:formula="of:=IF([.A903]&lt;StereoRes;2*ATAN((StereoRes-[.A903])/(2*StereoF))*180/3.14;0)" office:value-type="float" office:value="0">
            <text:p>0.00000000</text:p>
          </table:table-cell>
          <table:table-cell table:style-name="ce11" table:formula="of:=((StereoRes-2*[.A903])*[.B903]/(2*StereoF))-((-StereoRes*[.B90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6">
            <text:p>876</text:p>
          </table:table-cell>
          <table:table-cell table:style-name="ce11" table:formula="of:=IF([.A904]&lt;StereoRes;(B/100)*StereoF/[.A904];0)" office:value-type="float" office:value="0">
            <text:p>0.00000000</text:p>
          </table:table-cell>
          <table:table-cell table:style-name="ce13" table:formula="of:=IF([.A904]&lt;StereoRes;StereoF*(B/100)*CorrAccuracy/([.A904]*[.A904]);0)" office:value-type="float" office:value="0">
            <text:p>0.0000</text:p>
          </table:table-cell>
          <table:table-cell table:style-name="ce11" table:formula="of:=IF([.A904]&lt;StereoRes;2*ATAN((StereoRes-[.A904])/(2*StereoF))*180/3.14;0)" office:value-type="float" office:value="0">
            <text:p>0.00000000</text:p>
          </table:table-cell>
          <table:table-cell table:style-name="ce11" table:formula="of:=((StereoRes-2*[.A904])*[.B904]/(2*StereoF))-((-StereoRes*[.B90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7">
            <text:p>877</text:p>
          </table:table-cell>
          <table:table-cell table:style-name="ce11" table:formula="of:=IF([.A905]&lt;StereoRes;(B/100)*StereoF/[.A905];0)" office:value-type="float" office:value="0">
            <text:p>0.00000000</text:p>
          </table:table-cell>
          <table:table-cell table:style-name="ce13" table:formula="of:=IF([.A905]&lt;StereoRes;StereoF*(B/100)*CorrAccuracy/([.A905]*[.A905]);0)" office:value-type="float" office:value="0">
            <text:p>0.0000</text:p>
          </table:table-cell>
          <table:table-cell table:style-name="ce11" table:formula="of:=IF([.A905]&lt;StereoRes;2*ATAN((StereoRes-[.A905])/(2*StereoF))*180/3.14;0)" office:value-type="float" office:value="0">
            <text:p>0.00000000</text:p>
          </table:table-cell>
          <table:table-cell table:style-name="ce11" table:formula="of:=((StereoRes-2*[.A905])*[.B905]/(2*StereoF))-((-StereoRes*[.B90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8">
            <text:p>878</text:p>
          </table:table-cell>
          <table:table-cell table:style-name="ce11" table:formula="of:=IF([.A906]&lt;StereoRes;(B/100)*StereoF/[.A906];0)" office:value-type="float" office:value="0">
            <text:p>0.00000000</text:p>
          </table:table-cell>
          <table:table-cell table:style-name="ce13" table:formula="of:=IF([.A906]&lt;StereoRes;StereoF*(B/100)*CorrAccuracy/([.A906]*[.A906]);0)" office:value-type="float" office:value="0">
            <text:p>0.0000</text:p>
          </table:table-cell>
          <table:table-cell table:style-name="ce11" table:formula="of:=IF([.A906]&lt;StereoRes;2*ATAN((StereoRes-[.A906])/(2*StereoF))*180/3.14;0)" office:value-type="float" office:value="0">
            <text:p>0.00000000</text:p>
          </table:table-cell>
          <table:table-cell table:style-name="ce11" table:formula="of:=((StereoRes-2*[.A906])*[.B906]/(2*StereoF))-((-StereoRes*[.B90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79">
            <text:p>879</text:p>
          </table:table-cell>
          <table:table-cell table:style-name="ce11" table:formula="of:=IF([.A907]&lt;StereoRes;(B/100)*StereoF/[.A907];0)" office:value-type="float" office:value="0">
            <text:p>0.00000000</text:p>
          </table:table-cell>
          <table:table-cell table:style-name="ce13" table:formula="of:=IF([.A907]&lt;StereoRes;StereoF*(B/100)*CorrAccuracy/([.A907]*[.A907]);0)" office:value-type="float" office:value="0">
            <text:p>0.0000</text:p>
          </table:table-cell>
          <table:table-cell table:style-name="ce11" table:formula="of:=IF([.A907]&lt;StereoRes;2*ATAN((StereoRes-[.A907])/(2*StereoF))*180/3.14;0)" office:value-type="float" office:value="0">
            <text:p>0.00000000</text:p>
          </table:table-cell>
          <table:table-cell table:style-name="ce11" table:formula="of:=((StereoRes-2*[.A907])*[.B907]/(2*StereoF))-((-StereoRes*[.B90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0">
            <text:p>880</text:p>
          </table:table-cell>
          <table:table-cell table:style-name="ce11" table:formula="of:=IF([.A908]&lt;StereoRes;(B/100)*StereoF/[.A908];0)" office:value-type="float" office:value="0">
            <text:p>0.00000000</text:p>
          </table:table-cell>
          <table:table-cell table:style-name="ce13" table:formula="of:=IF([.A908]&lt;StereoRes;StereoF*(B/100)*CorrAccuracy/([.A908]*[.A908]);0)" office:value-type="float" office:value="0">
            <text:p>0.0000</text:p>
          </table:table-cell>
          <table:table-cell table:style-name="ce11" table:formula="of:=IF([.A908]&lt;StereoRes;2*ATAN((StereoRes-[.A908])/(2*StereoF))*180/3.14;0)" office:value-type="float" office:value="0">
            <text:p>0.00000000</text:p>
          </table:table-cell>
          <table:table-cell table:style-name="ce11" table:formula="of:=((StereoRes-2*[.A908])*[.B908]/(2*StereoF))-((-StereoRes*[.B90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1">
            <text:p>881</text:p>
          </table:table-cell>
          <table:table-cell table:style-name="ce11" table:formula="of:=IF([.A909]&lt;StereoRes;(B/100)*StereoF/[.A909];0)" office:value-type="float" office:value="0">
            <text:p>0.00000000</text:p>
          </table:table-cell>
          <table:table-cell table:style-name="ce13" table:formula="of:=IF([.A909]&lt;StereoRes;StereoF*(B/100)*CorrAccuracy/([.A909]*[.A909]);0)" office:value-type="float" office:value="0">
            <text:p>0.0000</text:p>
          </table:table-cell>
          <table:table-cell table:style-name="ce11" table:formula="of:=IF([.A909]&lt;StereoRes;2*ATAN((StereoRes-[.A909])/(2*StereoF))*180/3.14;0)" office:value-type="float" office:value="0">
            <text:p>0.00000000</text:p>
          </table:table-cell>
          <table:table-cell table:style-name="ce11" table:formula="of:=((StereoRes-2*[.A909])*[.B909]/(2*StereoF))-((-StereoRes*[.B90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2">
            <text:p>882</text:p>
          </table:table-cell>
          <table:table-cell table:style-name="ce11" table:formula="of:=IF([.A910]&lt;StereoRes;(B/100)*StereoF/[.A910];0)" office:value-type="float" office:value="0">
            <text:p>0.00000000</text:p>
          </table:table-cell>
          <table:table-cell table:style-name="ce13" table:formula="of:=IF([.A910]&lt;StereoRes;StereoF*(B/100)*CorrAccuracy/([.A910]*[.A910]);0)" office:value-type="float" office:value="0">
            <text:p>0.0000</text:p>
          </table:table-cell>
          <table:table-cell table:style-name="ce11" table:formula="of:=IF([.A910]&lt;StereoRes;2*ATAN((StereoRes-[.A910])/(2*StereoF))*180/3.14;0)" office:value-type="float" office:value="0">
            <text:p>0.00000000</text:p>
          </table:table-cell>
          <table:table-cell table:style-name="ce11" table:formula="of:=((StereoRes-2*[.A910])*[.B910]/(2*StereoF))-((-StereoRes*[.B91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3">
            <text:p>883</text:p>
          </table:table-cell>
          <table:table-cell table:style-name="ce11" table:formula="of:=IF([.A911]&lt;StereoRes;(B/100)*StereoF/[.A911];0)" office:value-type="float" office:value="0">
            <text:p>0.00000000</text:p>
          </table:table-cell>
          <table:table-cell table:style-name="ce13" table:formula="of:=IF([.A911]&lt;StereoRes;StereoF*(B/100)*CorrAccuracy/([.A911]*[.A911]);0)" office:value-type="float" office:value="0">
            <text:p>0.0000</text:p>
          </table:table-cell>
          <table:table-cell table:style-name="ce11" table:formula="of:=IF([.A911]&lt;StereoRes;2*ATAN((StereoRes-[.A911])/(2*StereoF))*180/3.14;0)" office:value-type="float" office:value="0">
            <text:p>0.00000000</text:p>
          </table:table-cell>
          <table:table-cell table:style-name="ce11" table:formula="of:=((StereoRes-2*[.A911])*[.B911]/(2*StereoF))-((-StereoRes*[.B91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4">
            <text:p>884</text:p>
          </table:table-cell>
          <table:table-cell table:style-name="ce11" table:formula="of:=IF([.A912]&lt;StereoRes;(B/100)*StereoF/[.A912];0)" office:value-type="float" office:value="0">
            <text:p>0.00000000</text:p>
          </table:table-cell>
          <table:table-cell table:style-name="ce13" table:formula="of:=IF([.A912]&lt;StereoRes;StereoF*(B/100)*CorrAccuracy/([.A912]*[.A912]);0)" office:value-type="float" office:value="0">
            <text:p>0.0000</text:p>
          </table:table-cell>
          <table:table-cell table:style-name="ce11" table:formula="of:=IF([.A912]&lt;StereoRes;2*ATAN((StereoRes-[.A912])/(2*StereoF))*180/3.14;0)" office:value-type="float" office:value="0">
            <text:p>0.00000000</text:p>
          </table:table-cell>
          <table:table-cell table:style-name="ce11" table:formula="of:=((StereoRes-2*[.A912])*[.B912]/(2*StereoF))-((-StereoRes*[.B91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5">
            <text:p>885</text:p>
          </table:table-cell>
          <table:table-cell table:style-name="ce11" table:formula="of:=IF([.A913]&lt;StereoRes;(B/100)*StereoF/[.A913];0)" office:value-type="float" office:value="0">
            <text:p>0.00000000</text:p>
          </table:table-cell>
          <table:table-cell table:style-name="ce13" table:formula="of:=IF([.A913]&lt;StereoRes;StereoF*(B/100)*CorrAccuracy/([.A913]*[.A913]);0)" office:value-type="float" office:value="0">
            <text:p>0.0000</text:p>
          </table:table-cell>
          <table:table-cell table:style-name="ce11" table:formula="of:=IF([.A913]&lt;StereoRes;2*ATAN((StereoRes-[.A913])/(2*StereoF))*180/3.14;0)" office:value-type="float" office:value="0">
            <text:p>0.00000000</text:p>
          </table:table-cell>
          <table:table-cell table:style-name="ce11" table:formula="of:=((StereoRes-2*[.A913])*[.B913]/(2*StereoF))-((-StereoRes*[.B91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6">
            <text:p>886</text:p>
          </table:table-cell>
          <table:table-cell table:style-name="ce11" table:formula="of:=IF([.A914]&lt;StereoRes;(B/100)*StereoF/[.A914];0)" office:value-type="float" office:value="0">
            <text:p>0.00000000</text:p>
          </table:table-cell>
          <table:table-cell table:style-name="ce13" table:formula="of:=IF([.A914]&lt;StereoRes;StereoF*(B/100)*CorrAccuracy/([.A914]*[.A914]);0)" office:value-type="float" office:value="0">
            <text:p>0.0000</text:p>
          </table:table-cell>
          <table:table-cell table:style-name="ce11" table:formula="of:=IF([.A914]&lt;StereoRes;2*ATAN((StereoRes-[.A914])/(2*StereoF))*180/3.14;0)" office:value-type="float" office:value="0">
            <text:p>0.00000000</text:p>
          </table:table-cell>
          <table:table-cell table:style-name="ce11" table:formula="of:=((StereoRes-2*[.A914])*[.B914]/(2*StereoF))-((-StereoRes*[.B91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7">
            <text:p>887</text:p>
          </table:table-cell>
          <table:table-cell table:style-name="ce11" table:formula="of:=IF([.A915]&lt;StereoRes;(B/100)*StereoF/[.A915];0)" office:value-type="float" office:value="0">
            <text:p>0.00000000</text:p>
          </table:table-cell>
          <table:table-cell table:style-name="ce13" table:formula="of:=IF([.A915]&lt;StereoRes;StereoF*(B/100)*CorrAccuracy/([.A915]*[.A915]);0)" office:value-type="float" office:value="0">
            <text:p>0.0000</text:p>
          </table:table-cell>
          <table:table-cell table:style-name="ce11" table:formula="of:=IF([.A915]&lt;StereoRes;2*ATAN((StereoRes-[.A915])/(2*StereoF))*180/3.14;0)" office:value-type="float" office:value="0">
            <text:p>0.00000000</text:p>
          </table:table-cell>
          <table:table-cell table:style-name="ce11" table:formula="of:=((StereoRes-2*[.A915])*[.B915]/(2*StereoF))-((-StereoRes*[.B91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8">
            <text:p>888</text:p>
          </table:table-cell>
          <table:table-cell table:style-name="ce11" table:formula="of:=IF([.A916]&lt;StereoRes;(B/100)*StereoF/[.A916];0)" office:value-type="float" office:value="0">
            <text:p>0.00000000</text:p>
          </table:table-cell>
          <table:table-cell table:style-name="ce13" table:formula="of:=IF([.A916]&lt;StereoRes;StereoF*(B/100)*CorrAccuracy/([.A916]*[.A916]);0)" office:value-type="float" office:value="0">
            <text:p>0.0000</text:p>
          </table:table-cell>
          <table:table-cell table:style-name="ce11" table:formula="of:=IF([.A916]&lt;StereoRes;2*ATAN((StereoRes-[.A916])/(2*StereoF))*180/3.14;0)" office:value-type="float" office:value="0">
            <text:p>0.00000000</text:p>
          </table:table-cell>
          <table:table-cell table:style-name="ce11" table:formula="of:=((StereoRes-2*[.A916])*[.B916]/(2*StereoF))-((-StereoRes*[.B91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89">
            <text:p>889</text:p>
          </table:table-cell>
          <table:table-cell table:style-name="ce11" table:formula="of:=IF([.A917]&lt;StereoRes;(B/100)*StereoF/[.A917];0)" office:value-type="float" office:value="0">
            <text:p>0.00000000</text:p>
          </table:table-cell>
          <table:table-cell table:style-name="ce13" table:formula="of:=IF([.A917]&lt;StereoRes;StereoF*(B/100)*CorrAccuracy/([.A917]*[.A917]);0)" office:value-type="float" office:value="0">
            <text:p>0.0000</text:p>
          </table:table-cell>
          <table:table-cell table:style-name="ce11" table:formula="of:=IF([.A917]&lt;StereoRes;2*ATAN((StereoRes-[.A917])/(2*StereoF))*180/3.14;0)" office:value-type="float" office:value="0">
            <text:p>0.00000000</text:p>
          </table:table-cell>
          <table:table-cell table:style-name="ce11" table:formula="of:=((StereoRes-2*[.A917])*[.B917]/(2*StereoF))-((-StereoRes*[.B91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0">
            <text:p>890</text:p>
          </table:table-cell>
          <table:table-cell table:style-name="ce11" table:formula="of:=IF([.A918]&lt;StereoRes;(B/100)*StereoF/[.A918];0)" office:value-type="float" office:value="0">
            <text:p>0.00000000</text:p>
          </table:table-cell>
          <table:table-cell table:style-name="ce13" table:formula="of:=IF([.A918]&lt;StereoRes;StereoF*(B/100)*CorrAccuracy/([.A918]*[.A918]);0)" office:value-type="float" office:value="0">
            <text:p>0.0000</text:p>
          </table:table-cell>
          <table:table-cell table:style-name="ce11" table:formula="of:=IF([.A918]&lt;StereoRes;2*ATAN((StereoRes-[.A918])/(2*StereoF))*180/3.14;0)" office:value-type="float" office:value="0">
            <text:p>0.00000000</text:p>
          </table:table-cell>
          <table:table-cell table:style-name="ce11" table:formula="of:=((StereoRes-2*[.A918])*[.B918]/(2*StereoF))-((-StereoRes*[.B91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1">
            <text:p>891</text:p>
          </table:table-cell>
          <table:table-cell table:style-name="ce11" table:formula="of:=IF([.A919]&lt;StereoRes;(B/100)*StereoF/[.A919];0)" office:value-type="float" office:value="0">
            <text:p>0.00000000</text:p>
          </table:table-cell>
          <table:table-cell table:style-name="ce13" table:formula="of:=IF([.A919]&lt;StereoRes;StereoF*(B/100)*CorrAccuracy/([.A919]*[.A919]);0)" office:value-type="float" office:value="0">
            <text:p>0.0000</text:p>
          </table:table-cell>
          <table:table-cell table:style-name="ce11" table:formula="of:=IF([.A919]&lt;StereoRes;2*ATAN((StereoRes-[.A919])/(2*StereoF))*180/3.14;0)" office:value-type="float" office:value="0">
            <text:p>0.00000000</text:p>
          </table:table-cell>
          <table:table-cell table:style-name="ce11" table:formula="of:=((StereoRes-2*[.A919])*[.B919]/(2*StereoF))-((-StereoRes*[.B919])/(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2">
            <text:p>892</text:p>
          </table:table-cell>
          <table:table-cell table:style-name="ce11" table:formula="of:=IF([.A920]&lt;StereoRes;(B/100)*StereoF/[.A920];0)" office:value-type="float" office:value="0">
            <text:p>0.00000000</text:p>
          </table:table-cell>
          <table:table-cell table:style-name="ce13" table:formula="of:=IF([.A920]&lt;StereoRes;StereoF*(B/100)*CorrAccuracy/([.A920]*[.A920]);0)" office:value-type="float" office:value="0">
            <text:p>0.0000</text:p>
          </table:table-cell>
          <table:table-cell table:style-name="ce11" table:formula="of:=IF([.A920]&lt;StereoRes;2*ATAN((StereoRes-[.A920])/(2*StereoF))*180/3.14;0)" office:value-type="float" office:value="0">
            <text:p>0.00000000</text:p>
          </table:table-cell>
          <table:table-cell table:style-name="ce11" table:formula="of:=((StereoRes-2*[.A920])*[.B920]/(2*StereoF))-((-StereoRes*[.B920])/(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3">
            <text:p>893</text:p>
          </table:table-cell>
          <table:table-cell table:style-name="ce11" table:formula="of:=IF([.A921]&lt;StereoRes;(B/100)*StereoF/[.A921];0)" office:value-type="float" office:value="0">
            <text:p>0.00000000</text:p>
          </table:table-cell>
          <table:table-cell table:style-name="ce13" table:formula="of:=IF([.A921]&lt;StereoRes;StereoF*(B/100)*CorrAccuracy/([.A921]*[.A921]);0)" office:value-type="float" office:value="0">
            <text:p>0.0000</text:p>
          </table:table-cell>
          <table:table-cell table:style-name="ce11" table:formula="of:=IF([.A921]&lt;StereoRes;2*ATAN((StereoRes-[.A921])/(2*StereoF))*180/3.14;0)" office:value-type="float" office:value="0">
            <text:p>0.00000000</text:p>
          </table:table-cell>
          <table:table-cell table:style-name="ce11" table:formula="of:=((StereoRes-2*[.A921])*[.B921]/(2*StereoF))-((-StereoRes*[.B921])/(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4">
            <text:p>894</text:p>
          </table:table-cell>
          <table:table-cell table:style-name="ce11" table:formula="of:=IF([.A922]&lt;StereoRes;(B/100)*StereoF/[.A922];0)" office:value-type="float" office:value="0">
            <text:p>0.00000000</text:p>
          </table:table-cell>
          <table:table-cell table:style-name="ce13" table:formula="of:=IF([.A922]&lt;StereoRes;StereoF*(B/100)*CorrAccuracy/([.A922]*[.A922]);0)" office:value-type="float" office:value="0">
            <text:p>0.0000</text:p>
          </table:table-cell>
          <table:table-cell table:style-name="ce11" table:formula="of:=IF([.A922]&lt;StereoRes;2*ATAN((StereoRes-[.A922])/(2*StereoF))*180/3.14;0)" office:value-type="float" office:value="0">
            <text:p>0.00000000</text:p>
          </table:table-cell>
          <table:table-cell table:style-name="ce11" table:formula="of:=((StereoRes-2*[.A922])*[.B922]/(2*StereoF))-((-StereoRes*[.B922])/(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5">
            <text:p>895</text:p>
          </table:table-cell>
          <table:table-cell table:style-name="ce11" table:formula="of:=IF([.A923]&lt;StereoRes;(B/100)*StereoF/[.A923];0)" office:value-type="float" office:value="0">
            <text:p>0.00000000</text:p>
          </table:table-cell>
          <table:table-cell table:style-name="ce13" table:formula="of:=IF([.A923]&lt;StereoRes;StereoF*(B/100)*CorrAccuracy/([.A923]*[.A923]);0)" office:value-type="float" office:value="0">
            <text:p>0.0000</text:p>
          </table:table-cell>
          <table:table-cell table:style-name="ce11" table:formula="of:=IF([.A923]&lt;StereoRes;2*ATAN((StereoRes-[.A923])/(2*StereoF))*180/3.14;0)" office:value-type="float" office:value="0">
            <text:p>0.00000000</text:p>
          </table:table-cell>
          <table:table-cell table:style-name="ce11" table:formula="of:=((StereoRes-2*[.A923])*[.B923]/(2*StereoF))-((-StereoRes*[.B923])/(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6">
            <text:p>896</text:p>
          </table:table-cell>
          <table:table-cell table:style-name="ce11" table:formula="of:=IF([.A924]&lt;StereoRes;(B/100)*StereoF/[.A924];0)" office:value-type="float" office:value="0">
            <text:p>0.00000000</text:p>
          </table:table-cell>
          <table:table-cell table:style-name="ce13" table:formula="of:=IF([.A924]&lt;StereoRes;StereoF*(B/100)*CorrAccuracy/([.A924]*[.A924]);0)" office:value-type="float" office:value="0">
            <text:p>0.0000</text:p>
          </table:table-cell>
          <table:table-cell table:style-name="ce11" table:formula="of:=IF([.A924]&lt;StereoRes;2*ATAN((StereoRes-[.A924])/(2*StereoF))*180/3.14;0)" office:value-type="float" office:value="0">
            <text:p>0.00000000</text:p>
          </table:table-cell>
          <table:table-cell table:style-name="ce11" table:formula="of:=((StereoRes-2*[.A924])*[.B924]/(2*StereoF))-((-StereoRes*[.B924])/(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7">
            <text:p>897</text:p>
          </table:table-cell>
          <table:table-cell table:style-name="ce11" table:formula="of:=IF([.A925]&lt;StereoRes;(B/100)*StereoF/[.A925];0)" office:value-type="float" office:value="0">
            <text:p>0.00000000</text:p>
          </table:table-cell>
          <table:table-cell table:style-name="ce13" table:formula="of:=IF([.A925]&lt;StereoRes;StereoF*(B/100)*CorrAccuracy/([.A925]*[.A925]);0)" office:value-type="float" office:value="0">
            <text:p>0.0000</text:p>
          </table:table-cell>
          <table:table-cell table:style-name="ce11" table:formula="of:=IF([.A925]&lt;StereoRes;2*ATAN((StereoRes-[.A925])/(2*StereoF))*180/3.14;0)" office:value-type="float" office:value="0">
            <text:p>0.00000000</text:p>
          </table:table-cell>
          <table:table-cell table:style-name="ce11" table:formula="of:=((StereoRes-2*[.A925])*[.B925]/(2*StereoF))-((-StereoRes*[.B925])/(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8">
            <text:p>898</text:p>
          </table:table-cell>
          <table:table-cell table:style-name="ce11" table:formula="of:=IF([.A926]&lt;StereoRes;(B/100)*StereoF/[.A926];0)" office:value-type="float" office:value="0">
            <text:p>0.00000000</text:p>
          </table:table-cell>
          <table:table-cell table:style-name="ce13" table:formula="of:=IF([.A926]&lt;StereoRes;StereoF*(B/100)*CorrAccuracy/([.A926]*[.A926]);0)" office:value-type="float" office:value="0">
            <text:p>0.0000</text:p>
          </table:table-cell>
          <table:table-cell table:style-name="ce11" table:formula="of:=IF([.A926]&lt;StereoRes;2*ATAN((StereoRes-[.A926])/(2*StereoF))*180/3.14;0)" office:value-type="float" office:value="0">
            <text:p>0.00000000</text:p>
          </table:table-cell>
          <table:table-cell table:style-name="ce11" table:formula="of:=((StereoRes-2*[.A926])*[.B926]/(2*StereoF))-((-StereoRes*[.B926])/(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899">
            <text:p>899</text:p>
          </table:table-cell>
          <table:table-cell table:style-name="ce11" table:formula="of:=IF([.A927]&lt;StereoRes;(B/100)*StereoF/[.A927];0)" office:value-type="float" office:value="0">
            <text:p>0.00000000</text:p>
          </table:table-cell>
          <table:table-cell table:style-name="ce13" table:formula="of:=IF([.A927]&lt;StereoRes;StereoF*(B/100)*CorrAccuracy/([.A927]*[.A927]);0)" office:value-type="float" office:value="0">
            <text:p>0.0000</text:p>
          </table:table-cell>
          <table:table-cell table:style-name="ce11" table:formula="of:=IF([.A927]&lt;StereoRes;2*ATAN((StereoRes-[.A927])/(2*StereoF))*180/3.14;0)" office:value-type="float" office:value="0">
            <text:p>0.00000000</text:p>
          </table:table-cell>
          <table:table-cell table:style-name="ce11" table:formula="of:=((StereoRes-2*[.A927])*[.B927]/(2*StereoF))-((-StereoRes*[.B927])/(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900">
            <text:p>900</text:p>
          </table:table-cell>
          <table:table-cell table:style-name="ce11" table:formula="of:=IF([.A928]&lt;StereoRes;(B/100)*StereoF/[.A928];0)" office:value-type="float" office:value="0">
            <text:p>0.00000000</text:p>
          </table:table-cell>
          <table:table-cell table:style-name="ce13" table:formula="of:=IF([.A928]&lt;StereoRes;StereoF*(B/100)*CorrAccuracy/([.A928]*[.A928]);0)" office:value-type="float" office:value="0">
            <text:p>0.0000</text:p>
          </table:table-cell>
          <table:table-cell table:style-name="ce11" table:formula="of:=IF([.A928]&lt;StereoRes;2*ATAN((StereoRes-[.A928])/(2*StereoF))*180/3.14;0)" office:value-type="float" office:value="0">
            <text:p>0.00000000</text:p>
          </table:table-cell>
          <table:table-cell table:style-name="ce11" table:formula="of:=((StereoRes-2*[.A928])*[.B928]/(2*StereoF))-((-StereoRes*[.B928])/(2*StereoF))" office:value-type="float" office:value="0">
            <text:p>0.00000000</text:p>
          </table:table-cell>
          <table:table-cell table:number-columns-repeated="252"/>
          <table:table-cell table:style-name="ce2" table:number-columns-repeated="767"/>
        </table:table-row>
        <table:table-row table:style-name="ro2">
          <table:table-cell table:style-name="ce6" office:value-type="float" office:value="901">
            <text:p>901</text:p>
          </table:table-cell>
          <table:table-cell table:style-name="ce11" table:formula="of:=IF([.A929]&lt;StereoRes;(B/100)*StereoF/[.A929];0)" office:value-type="float" office:value="0">
            <text:p>0.00000000</text:p>
          </table:table-cell>
          <table:table-cell table:style-name="ce13" table:formula="of:=IF([.A929]&lt;StereoRes;StereoF*(B/100)*CorrAccuracy/([.A929]*[.A929]);0)" office:value-type="float" office:value="0">
            <text:p>0.0000</text:p>
          </table:table-cell>
          <table:table-cell table:style-name="ce11" table:formula="of:=IF([.A929]&lt;StereoRes;2*ATAN((StereoRes-[.A929])/(2*StereoF))*180/3.14;0)" office:value-type="float" office:value="0">
            <text:p>0.00000000</text:p>
          </table:table-cell>
          <table:table-cell table:style-name="ce11" table:formula="of:=((StereoRes-2*[.A929])*[.B929]/(2*StereoF))-((-StereoRes*[.B929])/(2*StereoF))" office:value-type="float" office:value="0">
            <text:p>0.00000000</text:p>
          </table:table-cell>
          <table:table-cell table:number-columns-repeated="252"/>
          <table:table-cell table:style-name="ce2" table:number-columns-repeated="767"/>
        </table:table-row>
        <table:table-row table:style-name="ro2" table:number-rows-repeated="1047646">
          <table:table-cell table:number-columns-repeated="1024"/>
        </table:table-row>
        <table:table-row table:style-name="ro2">
          <table:table-cell table:number-columns-repeated="1024"/>
        </table:table-row>
      </table:table>
      <table:named-expressions>
        <table:named-range table:name="B" table:base-cell-address="$'Accuracy chart'.$A$1" table:cell-range-address="$'Accuracy chart'.$B$4"/>
        <table:named-range table:name="CorrAccuracy" table:base-cell-address="$'Accuracy chart'.$A$1" table:cell-range-address="$'Accuracy chart'.$B$9"/>
        <table:named-range table:name="NormF" table:base-cell-address="$'Accuracy chart'.$A$1" table:cell-range-address="$'Accuracy chart'.$B$12"/>
        <table:named-range table:name="SensorRes" table:base-cell-address="$'Accuracy chart'.$A$1" table:cell-range-address="#REF!"/>
        <table:named-expression table:name="SHARED_FORMULA_1_153_1_153_0" table:base-cell-address="$'Accuracy chart'.$B$154" table:expression="IF([.A154]&lt;StereoRes;(B/100)*StereoF/[.A154];0)"/>
        <table:named-expression table:name="SHARED_FORMULA_1_217_1_217_0" table:base-cell-address="$'Accuracy chart'.$B$218" table:expression="IF([.A218]&lt;StereoRes;(B/100)*StereoF/[.A218];0)"/>
        <table:named-expression table:name="SHARED_FORMULA_1_25_1_25_0" table:base-cell-address="$'Accuracy chart'.$B$26" table:expression="IF([.A26]&lt;StereoRes;(B/100)*StereoF/[.A26];0)"/>
        <table:named-expression table:name="SHARED_FORMULA_1_281_1_281_0" table:base-cell-address="$'Accuracy chart'.$B$282" table:expression="IF([.A282]&lt;StereoRes;(B/100)*StereoF/[.A282];0)"/>
        <table:named-expression table:name="SHARED_FORMULA_1_345_1_345_0" table:base-cell-address="$'Accuracy chart'.$B$346" table:expression="IF([.A346]&lt;StereoRes;(B/100)*StereoF/[.A346];0)"/>
        <table:named-expression table:name="SHARED_FORMULA_1_409_1_409_0" table:base-cell-address="$'Accuracy chart'.$B$410" table:expression="IF([.A410]&lt;StereoRes;(B/100)*StereoF/[.A410];0)"/>
        <table:named-expression table:name="SHARED_FORMULA_1_473_1_473_0" table:base-cell-address="$'Accuracy chart'.$B$474" table:expression="IF([.A474]&lt;StereoRes;(B/100)*StereoF/[.A474];0)"/>
        <table:named-expression table:name="SHARED_FORMULA_1_537_1_537_0" table:base-cell-address="$'Accuracy chart'.$B$538" table:expression="IF([.A538]&lt;StereoRes;(B/100)*StereoF/[.A538];0)"/>
        <table:named-expression table:name="SHARED_FORMULA_1_601_1_601_0" table:base-cell-address="$'Accuracy chart'.$B$602" table:expression="IF([.A602]&lt;StereoRes;(B/100)*StereoF/[.A602];0)"/>
        <table:named-expression table:name="SHARED_FORMULA_1_665_1_665_0" table:base-cell-address="$'Accuracy chart'.$B$666" table:expression="IF([.A666]&lt;StereoRes;(B/100)*StereoF/[.A666];0)"/>
        <table:named-expression table:name="SHARED_FORMULA_1_729_1_729_0" table:base-cell-address="$'Accuracy chart'.$B$730" table:expression="IF([.A730]&lt;StereoRes;(B/100)*StereoF/[.A730];0)"/>
        <table:named-expression table:name="SHARED_FORMULA_1_793_1_793_0" table:base-cell-address="$'Accuracy chart'.$B$794" table:expression="IF([.A794]&lt;StereoRes;(B/100)*StereoF/[.A794];0)"/>
        <table:named-expression table:name="SHARED_FORMULA_1_857_1_857_0" table:base-cell-address="$'Accuracy chart'.$B$858" table:expression="IF([.A858]&lt;StereoRes;(B/100)*StereoF/[.A858];0)"/>
        <table:named-expression table:name="SHARED_FORMULA_1_89_1_89_0" table:base-cell-address="$'Accuracy chart'.$B$90" table:expression="IF([.A90]&lt;StereoRes;(B/100)*StereoF/[.A90];0)"/>
        <table:named-expression table:name="SHARED_FORMULA_1_921_1_921_0" table:base-cell-address="$'Accuracy chart'.$B$922" table:expression="IF([.A922]&lt;StereoRes;(B/100)*StereoF/[.A922];0)"/>
        <table:named-expression table:name="SHARED_FORMULA_2_153_2_153_0" table:base-cell-address="$'Accuracy chart'.$C$154" table:expression="IF([.A154]&lt;StereoRes;StereoF*(B/100)*CorrAccuracy/([.A154]*[.A154]);0)"/>
        <table:named-expression table:name="SHARED_FORMULA_2_217_2_217_0" table:base-cell-address="$'Accuracy chart'.$C$218" table:expression="IF([.A218]&lt;StereoRes;StereoF*(B/100)*CorrAccuracy/([.A218]*[.A218]);0)"/>
        <table:named-expression table:name="SHARED_FORMULA_2_25_2_25_0" table:base-cell-address="$'Accuracy chart'.$C$26" table:expression="IF([.A26]&lt;StereoRes;StereoF*(B/100)*CorrAccuracy/([.A26]*[.A26]);0)"/>
        <table:named-expression table:name="SHARED_FORMULA_2_281_2_281_0" table:base-cell-address="$'Accuracy chart'.$C$282" table:expression="IF([.A282]&lt;StereoRes;StereoF*(B/100)*CorrAccuracy/([.A282]*[.A282]);0)"/>
        <table:named-expression table:name="SHARED_FORMULA_2_345_2_345_0" table:base-cell-address="$'Accuracy chart'.$C$346" table:expression="IF([.A346]&lt;StereoRes;StereoF*(B/100)*CorrAccuracy/([.A346]*[.A346]);0)"/>
        <table:named-expression table:name="SHARED_FORMULA_2_409_2_409_0" table:base-cell-address="$'Accuracy chart'.$C$410" table:expression="IF([.A410]&lt;StereoRes;StereoF*(B/100)*CorrAccuracy/([.A410]*[.A410]);0)"/>
        <table:named-expression table:name="SHARED_FORMULA_2_473_2_473_0" table:base-cell-address="$'Accuracy chart'.$C$474" table:expression="IF([.A474]&lt;StereoRes;StereoF*(B/100)*CorrAccuracy/([.A474]*[.A474]);0)"/>
        <table:named-expression table:name="SHARED_FORMULA_2_537_2_537_0" table:base-cell-address="$'Accuracy chart'.$C$538" table:expression="IF([.A538]&lt;StereoRes;StereoF*(B/100)*CorrAccuracy/([.A538]*[.A538]);0)"/>
        <table:named-expression table:name="SHARED_FORMULA_2_601_2_601_0" table:base-cell-address="$'Accuracy chart'.$C$602" table:expression="IF([.A602]&lt;StereoRes;StereoF*(B/100)*CorrAccuracy/([.A602]*[.A602]);0)"/>
        <table:named-expression table:name="SHARED_FORMULA_2_665_2_665_0" table:base-cell-address="$'Accuracy chart'.$C$666" table:expression="IF([.A666]&lt;StereoRes;StereoF*(B/100)*CorrAccuracy/([.A666]*[.A666]);0)"/>
        <table:named-expression table:name="SHARED_FORMULA_2_729_2_729_0" table:base-cell-address="$'Accuracy chart'.$C$730" table:expression="IF([.A730]&lt;StereoRes;StereoF*(B/100)*CorrAccuracy/([.A730]*[.A730]);0)"/>
        <table:named-expression table:name="SHARED_FORMULA_2_793_2_793_0" table:base-cell-address="$'Accuracy chart'.$C$794" table:expression="IF([.A794]&lt;StereoRes;StereoF*(B/100)*CorrAccuracy/([.A794]*[.A794]);0)"/>
        <table:named-expression table:name="SHARED_FORMULA_2_857_2_857_0" table:base-cell-address="$'Accuracy chart'.$C$858" table:expression="IF([.A858]&lt;StereoRes;StereoF*(B/100)*CorrAccuracy/([.A858]*[.A858]);0)"/>
        <table:named-expression table:name="SHARED_FORMULA_2_89_2_89_0" table:base-cell-address="$'Accuracy chart'.$C$90" table:expression="IF([.A90]&lt;StereoRes;StereoF*(B/100)*CorrAccuracy/([.A90]*[.A90]);0)"/>
        <table:named-expression table:name="SHARED_FORMULA_2_921_2_921_0" table:base-cell-address="$'Accuracy chart'.$C$922" table:expression="IF([.A922]&lt;StereoRes;StereoF*(B/100)*CorrAccuracy/([.A922]*[.A922]);0)"/>
        <table:named-expression table:name="SHARED_FORMULA_3_153_3_153_0" table:base-cell-address="$'Accuracy chart'.$D$154" table:expression="IF([.A154]&lt;StereoRes;2*ATAN((StereoRes-[.A154])/(2*StereoF))*180/3.14;0)"/>
        <table:named-expression table:name="SHARED_FORMULA_3_217_3_217_0" table:base-cell-address="$'Accuracy chart'.$D$218" table:expression="IF([.A218]&lt;StereoRes;2*ATAN((StereoRes-[.A218])/(2*StereoF))*180/3.14;0)"/>
        <table:named-expression table:name="SHARED_FORMULA_3_25_3_25_0" table:base-cell-address="$'Accuracy chart'.$D$26" table:expression="IF([.A26]&lt;StereoRes;2*ATAN((StereoRes-[.A26])/(2*StereoF))*180/3.14;0)"/>
        <table:named-expression table:name="SHARED_FORMULA_3_281_3_281_0" table:base-cell-address="$'Accuracy chart'.$D$282" table:expression="IF([.A282]&lt;StereoRes;2*ATAN((StereoRes-[.A282])/(2*StereoF))*180/3.14;0)"/>
        <table:named-expression table:name="SHARED_FORMULA_3_345_3_345_0" table:base-cell-address="$'Accuracy chart'.$D$346" table:expression="IF([.A346]&lt;StereoRes;2*ATAN((StereoRes-[.A346])/(2*StereoF))*180/3.14;0)"/>
        <table:named-expression table:name="SHARED_FORMULA_3_409_3_409_0" table:base-cell-address="$'Accuracy chart'.$D$410" table:expression="IF([.A410]&lt;StereoRes;2*ATAN((StereoRes-[.A410])/(2*StereoF))*180/3.14;0)"/>
        <table:named-expression table:name="SHARED_FORMULA_3_473_3_473_0" table:base-cell-address="$'Accuracy chart'.$D$474" table:expression="IF([.A474]&lt;StereoRes;2*ATAN((StereoRes-[.A474])/(2*StereoF))*180/3.14;0)"/>
        <table:named-expression table:name="SHARED_FORMULA_3_537_3_537_0" table:base-cell-address="$'Accuracy chart'.$D$538" table:expression="IF([.A538]&lt;StereoRes;2*ATAN((StereoRes-[.A538])/(2*StereoF))*180/3.14;0)"/>
        <table:named-expression table:name="SHARED_FORMULA_3_601_3_601_0" table:base-cell-address="$'Accuracy chart'.$D$602" table:expression="IF([.A602]&lt;StereoRes;2*ATAN((StereoRes-[.A602])/(2*StereoF))*180/3.14;0)"/>
        <table:named-expression table:name="SHARED_FORMULA_3_665_3_665_0" table:base-cell-address="$'Accuracy chart'.$D$666" table:expression="IF([.A666]&lt;StereoRes;2*ATAN((StereoRes-[.A666])/(2*StereoF))*180/3.14;0)"/>
        <table:named-expression table:name="SHARED_FORMULA_3_729_3_729_0" table:base-cell-address="$'Accuracy chart'.$D$730" table:expression="IF([.A730]&lt;StereoRes;2*ATAN((StereoRes-[.A730])/(2*StereoF))*180/3.14;0)"/>
        <table:named-expression table:name="SHARED_FORMULA_3_793_3_793_0" table:base-cell-address="$'Accuracy chart'.$D$794" table:expression="IF([.A794]&lt;StereoRes;2*ATAN((StereoRes-[.A794])/(2*StereoF))*180/3.14;0)"/>
        <table:named-expression table:name="SHARED_FORMULA_3_857_3_857_0" table:base-cell-address="$'Accuracy chart'.$D$858" table:expression="IF([.A858]&lt;StereoRes;2*ATAN((StereoRes-[.A858])/(2*StereoF))*180/3.14;0)"/>
        <table:named-expression table:name="SHARED_FORMULA_3_89_3_89_0" table:base-cell-address="$'Accuracy chart'.$D$90" table:expression="IF([.A90]&lt;StereoRes;2*ATAN((StereoRes-[.A90])/(2*StereoF))*180/3.14;0)"/>
        <table:named-expression table:name="SHARED_FORMULA_3_921_3_921_0" table:base-cell-address="$'Accuracy chart'.$D$922" table:expression="IF([.A922]&lt;StereoRes;2*ATAN((StereoRes-[.A922])/(2*StereoF))*180/3.14;0)"/>
        <table:named-expression table:name="SHARED_FORMULA_4_153_4_153_0" table:base-cell-address="$'Accuracy chart'.$E$154" table:expression="((StereoRes-2*[.A154])*[.B154]/(2*StereoF))-((-StereoRes*[.B154])/(2*StereoF))"/>
        <table:named-expression table:name="SHARED_FORMULA_4_217_4_217_0" table:base-cell-address="$'Accuracy chart'.$E$218" table:expression="((StereoRes-2*[.A218])*[.B218]/(2*StereoF))-((-StereoRes*[.B218])/(2*StereoF))"/>
        <table:named-expression table:name="SHARED_FORMULA_4_25_4_25_0" table:base-cell-address="$'Accuracy chart'.$E$26" table:expression="((StereoRes-2*[.A26])*[.B26]/(2*StereoF))-((-StereoRes*[.B26])/(2*StereoF))"/>
        <table:named-expression table:name="SHARED_FORMULA_4_281_4_281_0" table:base-cell-address="$'Accuracy chart'.$E$282" table:expression="((StereoRes-2*[.A282])*[.B282]/(2*StereoF))-((-StereoRes*[.B282])/(2*StereoF))"/>
        <table:named-expression table:name="SHARED_FORMULA_4_345_4_345_0" table:base-cell-address="$'Accuracy chart'.$E$346" table:expression="((StereoRes-2*[.A346])*[.B346]/(2*StereoF))-((-StereoRes*[.B346])/(2*StereoF))"/>
        <table:named-expression table:name="SHARED_FORMULA_4_409_4_409_0" table:base-cell-address="$'Accuracy chart'.$E$410" table:expression="((StereoRes-2*[.A410])*[.B410]/(2*StereoF))-((-StereoRes*[.B410])/(2*StereoF))"/>
        <table:named-expression table:name="SHARED_FORMULA_4_473_4_473_0" table:base-cell-address="$'Accuracy chart'.$E$474" table:expression="((StereoRes-2*[.A474])*[.B474]/(2*StereoF))-((-StereoRes*[.B474])/(2*StereoF))"/>
        <table:named-expression table:name="SHARED_FORMULA_4_537_4_537_0" table:base-cell-address="$'Accuracy chart'.$E$538" table:expression="((StereoRes-2*[.A538])*[.B538]/(2*StereoF))-((-StereoRes*[.B538])/(2*StereoF))"/>
        <table:named-expression table:name="SHARED_FORMULA_4_601_4_601_0" table:base-cell-address="$'Accuracy chart'.$E$602" table:expression="((StereoRes-2*[.A602])*[.B602]/(2*StereoF))-((-StereoRes*[.B602])/(2*StereoF))"/>
        <table:named-expression table:name="SHARED_FORMULA_4_665_4_665_0" table:base-cell-address="$'Accuracy chart'.$E$666" table:expression="((StereoRes-2*[.A666])*[.B666]/(2*StereoF))-((-StereoRes*[.B666])/(2*StereoF))"/>
        <table:named-expression table:name="SHARED_FORMULA_4_729_4_729_0" table:base-cell-address="$'Accuracy chart'.$E$730" table:expression="((StereoRes-2*[.A730])*[.B730]/(2*StereoF))-((-StereoRes*[.B730])/(2*StereoF))"/>
        <table:named-expression table:name="SHARED_FORMULA_4_793_4_793_0" table:base-cell-address="$'Accuracy chart'.$E$794" table:expression="((StereoRes-2*[.A794])*[.B794]/(2*StereoF))-((-StereoRes*[.B794])/(2*StereoF))"/>
        <table:named-expression table:name="SHARED_FORMULA_4_857_4_857_0" table:base-cell-address="$'Accuracy chart'.$E$858" table:expression="((StereoRes-2*[.A858])*[.B858]/(2*StereoF))-((-StereoRes*[.B858])/(2*StereoF))"/>
        <table:named-expression table:name="SHARED_FORMULA_4_89_4_89_0" table:base-cell-address="$'Accuracy chart'.$E$90" table:expression="((StereoRes-2*[.A90])*[.B90]/(2*StereoF))-((-StereoRes*[.B90])/(2*StereoF))"/>
        <table:named-expression table:name="SHARED_FORMULA_4_921_4_921_0" table:base-cell-address="$'Accuracy chart'.$E$922" table:expression="((StereoRes-2*[.A922])*[.B922]/(2*StereoF))-((-StereoRes*[.B922])/(2*StereoF))"/>
        <table:named-range table:name="StereoF" table:base-cell-address="$'Accuracy chart'.$A$1" table:cell-range-address="$'Accuracy chart'.$B$14"/>
        <table:named-range table:name="StereoRes" table:base-cell-address="$'Accuracy chart'.$A$1" table:cell-range-address="$'Accuracy chart'.$B$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erif" svg:font-family="'Bitstream Vera Serif'"/>
    <style:font-face style:name="Luxi Sans" svg:font-family="'Luxi San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number number:decimal-places="0" number:min-integer-digits="1" number:grouping="true"/>
      <number:text>    </number:text>
    </number:currency-style>
    <number:currency-style style:name="N137P1" style:volatile="true">
      <number:text>-</number:text>
      <number:number number:decimal-places="0" number:min-integer-digits="1" number:grouping="true"/>
      <number:text>    </number:text>
    </number:currency-style>
    <number:currency-style style:name="N137P2" style:volatile="true">
      <number:text> -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number number:decimal-places="2" number:min-integer-digits="1" number:grouping="true"/>
      <number:text>    </number:text>
    </number:currency-style>
    <number:currency-style style:name="N139P1" style:volatile="true">
      <number:text>-</number:text>
      <number:number number:decimal-places="2" number:min-integer-digits="1" number:grouping="true"/>
      <number:text>    </number:text>
    </number:currency-style>
    <number:currency-style style:name="N139P2" style:volatile="true">
      <number:text> -</number:text>
      <number:number number: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4" number:min-integer-digits="1"/>
    </number:number-style>
    <number:number-style style:name="N141">
      <number:number number:decimal-places="8" number:min-integer-digits="1"/>
    </number:number-style>
    <number:number-style style:name="N142P0" style:volatile="true">
      <number:text/>
    </number:number-style>
    <number:number-style style:name="N142P1" style:volatile="true">
      <number:text/>
    </number:number-style>
    <number:number-style style:name="N142P2" style:volatile="true">
      <number:text/>
    </number:number-style>
    <number:text-style style:name="N142">
      <number:text/>
      <style:map style:condition="value()&gt;0" style:apply-style-name="N142P0"/>
      <style:map style:condition="value()&lt;0" style:apply-style-name="N142P1"/>
      <style:map style:condition="value()=0" style:apply-style-name="N142P2"/>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Luxi Sans" style:font-name-asian="Droid Sans" style:font-name-complex="Luxi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0984in" fo:margin-bottom="0.0984in" fo:margin-left="0.7874in" fo:margin-right="0.7874in" style:scale-to="100%" style:writing-mode="lr-tb"/>
      <style:header-style>
        <style:header-footer-properties fo:min-height="0.2953in" fo:margin-left="0in" fo:margin-right="0in" fo:margin-bottom="0.522in"/>
      </style:header-style>
      <style:footer-style>
        <style:header-footer-properties fo:min-height="0.2953in" fo:margin-left="0in" fo:margin-right="0in" fo:margin-top="0.522in"/>
      </style:footer-style>
    </style:page-layout>
    <style:style style:name="MT1" style:family="text">
      <style:text-properties style:use-window-font-color="true" style:text-outline="false" style:text-line-through-style="none" style:text-position="0% 100%" style:font-name="Bitstream Vera Serif"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ccuracy_20_chart" style:display-name="PageStyle_Accuracy char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07-28T15:02:46</meta:creation-date>
    <dc:creator>Rafael Klaser</dc:creator>
    <dc:date>2014-05-10T12:16:02</dc:date>
    <meta:print-date>1601-01-01T07:00:00</meta:print-date>
    <meta:editing-cycles>2</meta:editing-cycles>
    <meta:editing-duration>PT3H19M58S</meta:editing-duration>
    <meta:document-statistic meta:table-count="1" meta:cell-count="4569" meta:object-count="2"/>
    <meta:generator>LibreOffice/3.5$Linux_x86 LibreOffice_project/350m1$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40">
      <number:number number:decimal-places="4" number:min-integer-digits="1"/>
    </number:number-style>
    <number:number-style style:name="N141">
      <number:number number:decimal-places="8" number:min-integer-digits="1"/>
    </number:number-style>
    <style:style style:name="ch1" style:family="chart">
      <style:graphic-properties draw:stroke="solid" svg:stroke-color="#1a1a1a"/>
    </style:style>
    <style:style style:name="ch2" style:family="chart">
      <style:chart-properties chart:auto-position="true"/>
      <style:text-properties fo:color="#1a1a1a" fo:font-size="8.5pt" style:font-size-asian="8.5pt" style:font-family-complex="Arial" style:font-size-complex="8.5pt"/>
    </style:style>
    <style:style style:name="ch3" style:family="chart">
      <style:chart-properties chart:symbol-type="automatic" chart:include-hidden-cells="false" chart:treat-empty-cells="leave-gap"/>
    </style:style>
    <style:style style:name="ch4" style:family="chart" style:data-style-name="N141">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5" style:family="chart">
      <style:chart-properties chart:auto-position="true" style:rotation-angle="0"/>
      <style:text-properties fo:color="#1a1a1a" fo:font-size="8.75pt" fo:font-weight="bold" style:font-size-asian="8.75pt" style:font-weight-asian="bold" style:font-family-complex="Arial" style:font-size-complex="8.75pt" style:font-weight-complex="bold"/>
    </style:style>
    <style:style style:name="ch6" style:family="chart" style:data-style-name="N140">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7" style:family="chart">
      <style:chart-properties chart:auto-position="true" style:rotation-angle="90"/>
      <style:text-properties fo:color="#1a1a1a" fo:font-size="8.75pt" fo:font-weight="bold" style:font-size-asian="8.75pt" style:font-weight-asian="bold" style:font-family-complex="Arial" style:font-size-complex="8.75pt" style:font-weight-complex="bold"/>
    </style:style>
    <style:style style:name="ch8" style:family="chart">
      <style:graphic-properties svg:stroke-color="#1a1a1a"/>
    </style:style>
    <style:style style:name="ch9" style:family="chart" style:data-style-name="N14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10" style:family="chart">
      <style:graphic-properties draw:stroke="solid" svg:stroke-width="0.035cm" svg:stroke-color="#808080" draw:fill="solid" draw:fill-color="#cccccc"/>
    </style:style>
    <style:style style:name="ch11" style:family="chart">
      <style:graphic-properties draw:fill-color="#d9d9d9"/>
    </style:style>
  </office:automatic-styles>
  <office:body>
    <office:chart>
      <chart:chart svg:width="19.645cm" svg:height="9.897cm" xlink:href=".." xlink:type="simple" chart:class="chart:scatter" chart:style-name="ch1">
        <chart:title svg:x="8.193cm" svg:y="0.332cm" chart:style-name="ch2">
          <text:p>Long Range Z Accuracy</text:p>
        </chart:title>
        <chart:plot-area chart:style-name="ch3" table:cell-range-address="'Accuracy chart'.B25:'Accuracy chart'.C102" chart:data-source-has-labels="row" svg:x="0.963cm" svg:y="0.131cm" svg:width="18.647cm" svg:height="8.893cm">
          <chartooo:coordinate-region svg:x="2.405cm" svg:y="0.317cm" svg:width="16.238cm" svg:height="8.087cm"/>
          <chart:axis chart:dimension="x" chart:name="primary-x" chart:style-name="ch4">
            <chart:title svg:x="9.449cm" svg:y="9.221cm" chart:style-name="ch5">
              <text:p>Range (m)</text:p>
            </chart:title>
          </chart:axis>
          <chart:axis chart:dimension="y" chart:name="primary-y" chart:style-name="ch6">
            <chart:title svg:x="0.015cm" svg:y="5.665cm" chart:style-name="ch7">
              <text:p>Accuracy (m)</text:p>
            </chart:title>
            <chart:grid chart:style-name="ch8" chart:class="major"/>
          </chart:axis>
          <chart:series chart:style-name="ch9" chart:values-cell-range-address="'Accuracy chart'.C25:'Accuracy chart'.C102" chart:label-cell-address="" chart:class="chart:scatter">
            <chart:domain table:cell-range-address="'Accuracy chart'.B25:'Accuracy chart'.B102"/>
            <chart:data-point chart:repeated="7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Long Range Z</text:p>
              </table:table-cell>
            </table:table-row>
          </table:table-header-rows>
          <table:table-rows>
            <table:table-row>
              <table:table-cell office:value-type="string">
                <text:p>1</text:p>
              </table:table-cell>
              <table:table-cell office:value-type="float" office:value="58.9824">
                <text:p>58.9824</text:p>
                <draw:g>
                  <svg:desc>'Accuracy chart'.B25:'Accuracy chart'.B102</svg:desc>
                </draw:g>
              </table:table-cell>
              <table:table-cell office:value-type="float" office:value="11.79648">
                <text:p>11.79648</text:p>
                <draw:g>
                  <svg:desc>'Accuracy chart'.C25:'Accuracy chart'.C102</svg:desc>
                </draw:g>
              </table:table-cell>
            </table:table-row>
            <table:table-row>
              <table:table-cell office:value-type="string">
                <text:p>2</text:p>
              </table:table-cell>
              <table:table-cell office:value-type="float" office:value="39.3216">
                <text:p>39.3216</text:p>
              </table:table-cell>
              <table:table-cell office:value-type="float" office:value="5.24288">
                <text:p>5.24288</text:p>
              </table:table-cell>
            </table:table-row>
            <table:table-row>
              <table:table-cell office:value-type="string">
                <text:p>3</text:p>
              </table:table-cell>
              <table:table-cell office:value-type="float" office:value="29.4912">
                <text:p>29.4912</text:p>
              </table:table-cell>
              <table:table-cell office:value-type="float" office:value="2.94912">
                <text:p>2.94912</text:p>
              </table:table-cell>
            </table:table-row>
            <table:table-row>
              <table:table-cell office:value-type="string">
                <text:p>4</text:p>
              </table:table-cell>
              <table:table-cell office:value-type="float" office:value="23.59296">
                <text:p>23.59296</text:p>
              </table:table-cell>
              <table:table-cell office:value-type="float" office:value="1.8874368">
                <text:p>1.8874368</text:p>
              </table:table-cell>
            </table:table-row>
            <table:table-row>
              <table:table-cell office:value-type="string">
                <text:p>5</text:p>
              </table:table-cell>
              <table:table-cell office:value-type="float" office:value="19.6608">
                <text:p>19.6608</text:p>
              </table:table-cell>
              <table:table-cell office:value-type="float" office:value="1.31072">
                <text:p>1.31072</text:p>
              </table:table-cell>
            </table:table-row>
            <table:table-row>
              <table:table-cell office:value-type="string">
                <text:p>6</text:p>
              </table:table-cell>
              <table:table-cell office:value-type="float" office:value="16.8521142857143">
                <text:p>16.8521142857143</text:p>
              </table:table-cell>
              <table:table-cell office:value-type="float" office:value="0.962977959183674">
                <text:p>0.962977959183674</text:p>
              </table:table-cell>
            </table:table-row>
            <table:table-row>
              <table:table-cell office:value-type="string">
                <text:p>7</text:p>
              </table:table-cell>
              <table:table-cell office:value-type="float" office:value="14.7456">
                <text:p>14.7456</text:p>
              </table:table-cell>
              <table:table-cell office:value-type="float" office:value="0.73728">
                <text:p>0.73728</text:p>
              </table:table-cell>
            </table:table-row>
            <table:table-row>
              <table:table-cell office:value-type="string">
                <text:p>8</text:p>
              </table:table-cell>
              <table:table-cell office:value-type="float" office:value="13.1072">
                <text:p>13.1072</text:p>
              </table:table-cell>
              <table:table-cell office:value-type="float" office:value="0.582542222222222">
                <text:p>0.582542222222222</text:p>
              </table:table-cell>
            </table:table-row>
            <table:table-row>
              <table:table-cell office:value-type="string">
                <text:p>9</text:p>
              </table:table-cell>
              <table:table-cell office:value-type="float" office:value="11.79648">
                <text:p>11.79648</text:p>
              </table:table-cell>
              <table:table-cell office:value-type="float" office:value="0.4718592">
                <text:p>0.4718592</text:p>
              </table:table-cell>
            </table:table-row>
            <table:table-row>
              <table:table-cell office:value-type="string">
                <text:p>10</text:p>
              </table:table-cell>
              <table:table-cell office:value-type="float" office:value="9.8304">
                <text:p>9.8304</text:p>
              </table:table-cell>
              <table:table-cell office:value-type="float" office:value="0.32768">
                <text:p>0.32768</text:p>
              </table:table-cell>
            </table:table-row>
            <table:table-row>
              <table:table-cell office:value-type="string">
                <text:p>11</text:p>
              </table:table-cell>
              <table:table-cell office:value-type="float" office:value="8.42605714285714">
                <text:p>8.42605714285714</text:p>
              </table:table-cell>
              <table:table-cell office:value-type="float" office:value="0.240744489795918">
                <text:p>0.240744489795918</text:p>
              </table:table-cell>
            </table:table-row>
            <table:table-row>
              <table:table-cell office:value-type="string">
                <text:p>12</text:p>
              </table:table-cell>
              <table:table-cell office:value-type="float" office:value="7.3728">
                <text:p>7.3728</text:p>
              </table:table-cell>
              <table:table-cell office:value-type="float" office:value="0.18432">
                <text:p>0.18432</text:p>
              </table:table-cell>
            </table:table-row>
            <table:table-row>
              <table:table-cell office:value-type="string">
                <text:p>13</text:p>
              </table:table-cell>
              <table:table-cell office:value-type="float" office:value="6.5536">
                <text:p>6.5536</text:p>
              </table:table-cell>
              <table:table-cell office:value-type="float" office:value="0.145635555555556">
                <text:p>0.145635555555556</text:p>
              </table:table-cell>
            </table:table-row>
            <table:table-row>
              <table:table-cell office:value-type="string">
                <text:p>14</text:p>
              </table:table-cell>
              <table:table-cell office:value-type="float" office:value="5.89824">
                <text:p>5.89824</text:p>
              </table:table-cell>
              <table:table-cell office:value-type="float" office:value="0.1179648">
                <text:p>0.1179648</text:p>
              </table:table-cell>
            </table:table-row>
            <table:table-row>
              <table:table-cell office:value-type="string">
                <text:p>15</text:p>
              </table:table-cell>
              <table:table-cell office:value-type="float" office:value="5.36203636363636">
                <text:p>5.36203636363636</text:p>
              </table:table-cell>
              <table:table-cell office:value-type="float" office:value="0.0974915702479339">
                <text:p>0.0974915702479339</text:p>
              </table:table-cell>
            </table:table-row>
            <table:table-row>
              <table:table-cell office:value-type="string">
                <text:p>16</text:p>
              </table:table-cell>
              <table:table-cell office:value-type="float" office:value="4.9152">
                <text:p>4.9152</text:p>
              </table:table-cell>
              <table:table-cell office:value-type="float" office:value="0.08192">
                <text:p>0.08192</text:p>
              </table:table-cell>
            </table:table-row>
            <table:table-row>
              <table:table-cell office:value-type="string">
                <text:p>17</text:p>
              </table:table-cell>
              <table:table-cell office:value-type="float" office:value="4.53710769230769">
                <text:p>4.53710769230769</text:p>
              </table:table-cell>
              <table:table-cell office:value-type="float" office:value="0.0698016568047337">
                <text:p>0.0698016568047337</text:p>
              </table:table-cell>
            </table:table-row>
            <table:table-row>
              <table:table-cell office:value-type="string">
                <text:p>18</text:p>
              </table:table-cell>
              <table:table-cell office:value-type="float" office:value="4.21302857142857">
                <text:p>4.21302857142857</text:p>
              </table:table-cell>
              <table:table-cell office:value-type="float" office:value="0.0601861224489796">
                <text:p>0.0601861224489796</text:p>
              </table:table-cell>
            </table:table-row>
            <table:table-row>
              <table:table-cell office:value-type="string">
                <text:p>19</text:p>
              </table:table-cell>
              <table:table-cell office:value-type="float" office:value="3.93216">
                <text:p>3.93216</text:p>
              </table:table-cell>
              <table:table-cell office:value-type="float" office:value="0.0524288">
                <text:p>0.0524288</text:p>
              </table:table-cell>
            </table:table-row>
            <table:table-row>
              <table:table-cell office:value-type="string">
                <text:p>20</text:p>
              </table:table-cell>
              <table:table-cell office:value-type="float" office:value="3.6864">
                <text:p>3.6864</text:p>
              </table:table-cell>
              <table:table-cell office:value-type="float" office:value="0.04608">
                <text:p>0.04608</text:p>
              </table:table-cell>
            </table:table-row>
            <table:table-row>
              <table:table-cell office:value-type="string">
                <text:p>21</text:p>
              </table:table-cell>
              <table:table-cell office:value-type="float" office:value="3.46955294117647">
                <text:p>3.46955294117647</text:p>
              </table:table-cell>
              <table:table-cell office:value-type="float" office:value="0.0408182698961938">
                <text:p>0.0408182698961938</text:p>
              </table:table-cell>
            </table:table-row>
            <table:table-row>
              <table:table-cell office:value-type="string">
                <text:p>22</text:p>
              </table:table-cell>
              <table:table-cell office:value-type="float" office:value="3.2768">
                <text:p>3.2768</text:p>
              </table:table-cell>
              <table:table-cell office:value-type="float" office:value="0.0364088888888889">
                <text:p>0.0364088888888889</text:p>
              </table:table-cell>
            </table:table-row>
            <table:table-row>
              <table:table-cell office:value-type="string">
                <text:p>23</text:p>
              </table:table-cell>
              <table:table-cell office:value-type="float" office:value="3.10433684210526">
                <text:p>3.10433684210526</text:p>
              </table:table-cell>
              <table:table-cell office:value-type="float" office:value="0.0326772299168975">
                <text:p>0.0326772299168975</text:p>
              </table:table-cell>
            </table:table-row>
            <table:table-row>
              <table:table-cell office:value-type="string">
                <text:p>24</text:p>
              </table:table-cell>
              <table:table-cell office:value-type="float" office:value="2.94912">
                <text:p>2.94912</text:p>
              </table:table-cell>
              <table:table-cell office:value-type="float" office:value="0.0294912">
                <text:p>0.0294912</text:p>
              </table:table-cell>
            </table:table-row>
            <table:table-row>
              <table:table-cell office:value-type="string">
                <text:p>25</text:p>
              </table:table-cell>
              <table:table-cell office:value-type="float" office:value="2.80868571428571">
                <text:p>2.80868571428571</text:p>
              </table:table-cell>
              <table:table-cell office:value-type="float" office:value="0.026749387755102">
                <text:p>0.026749387755102</text:p>
              </table:table-cell>
            </table:table-row>
            <table:table-row>
              <table:table-cell office:value-type="string">
                <text:p>26</text:p>
              </table:table-cell>
              <table:table-cell office:value-type="float" office:value="2.68101818181818">
                <text:p>2.68101818181818</text:p>
              </table:table-cell>
              <table:table-cell office:value-type="float" office:value="0.0243728925619835">
                <text:p>0.0243728925619835</text:p>
              </table:table-cell>
            </table:table-row>
            <table:table-row>
              <table:table-cell office:value-type="string">
                <text:p>27</text:p>
              </table:table-cell>
              <table:table-cell office:value-type="float" office:value="2.56445217391304">
                <text:p>2.56445217391304</text:p>
              </table:table-cell>
              <table:table-cell office:value-type="float" office:value="0.022299584120983">
                <text:p>0.022299584120983</text:p>
              </table:table-cell>
            </table:table-row>
            <table:table-row>
              <table:table-cell office:value-type="string">
                <text:p>28</text:p>
              </table:table-cell>
              <table:table-cell office:value-type="float" office:value="2.4576">
                <text:p>2.4576</text:p>
              </table:table-cell>
              <table:table-cell office:value-type="float" office:value="0.02048">
                <text:p>0.02048</text:p>
              </table:table-cell>
            </table:table-row>
            <table:table-row>
              <table:table-cell office:value-type="string">
                <text:p>29</text:p>
              </table:table-cell>
              <table:table-cell office:value-type="float" office:value="2.359296">
                <text:p>2.359296</text:p>
              </table:table-cell>
              <table:table-cell office:value-type="float" office:value="0.018874368">
                <text:p>0.018874368</text:p>
              </table:table-cell>
            </table:table-row>
            <table:table-row>
              <table:table-cell office:value-type="string">
                <text:p>30</text:p>
              </table:table-cell>
              <table:table-cell office:value-type="float" office:value="2.26855384615385">
                <text:p>2.26855384615385</text:p>
              </table:table-cell>
              <table:table-cell office:value-type="float" office:value="0.0174504142011834">
                <text:p>0.0174504142011834</text:p>
              </table:table-cell>
            </table:table-row>
            <table:table-row>
              <table:table-cell office:value-type="string">
                <text:p>31</text:p>
              </table:table-cell>
              <table:table-cell office:value-type="float" office:value="2.18453333333333">
                <text:p>2.18453333333333</text:p>
              </table:table-cell>
              <table:table-cell office:value-type="float" office:value="0.0161817283950617">
                <text:p>0.0161817283950617</text:p>
              </table:table-cell>
            </table:table-row>
            <table:table-row>
              <table:table-cell office:value-type="string">
                <text:p>32</text:p>
              </table:table-cell>
              <table:table-cell office:value-type="float" office:value="2.10651428571429">
                <text:p>2.10651428571429</text:p>
              </table:table-cell>
              <table:table-cell office:value-type="float" office:value="0.0150465306122449">
                <text:p>0.0150465306122449</text:p>
              </table:table-cell>
            </table:table-row>
            <table:table-row>
              <table:table-cell office:value-type="string">
                <text:p>33</text:p>
              </table:table-cell>
              <table:table-cell office:value-type="float" office:value="2.03387586206897">
                <text:p>2.03387586206897</text:p>
              </table:table-cell>
              <table:table-cell office:value-type="float" office:value="0.0140267300832342">
                <text:p>0.0140267300832342</text:p>
              </table:table-cell>
            </table:table-row>
            <table:table-row>
              <table:table-cell office:value-type="string">
                <text:p>34</text:p>
              </table:table-cell>
              <table:table-cell office:value-type="float" office:value="1.96608">
                <text:p>1.96608</text:p>
              </table:table-cell>
              <table:table-cell office:value-type="float" office:value="0.0131072">
                <text:p>0.0131072</text:p>
              </table:table-cell>
            </table:table-row>
            <table:table-row>
              <table:table-cell office:value-type="string">
                <text:p>35</text:p>
              </table:table-cell>
              <table:table-cell office:value-type="float" office:value="1.90265806451613">
                <text:p>1.90265806451613</text:p>
              </table:table-cell>
              <table:table-cell office:value-type="float" office:value="0.0122752133194589">
                <text:p>0.0122752133194589</text:p>
              </table:table-cell>
            </table:table-row>
            <table:table-row>
              <table:table-cell office:value-type="string">
                <text:p>36</text:p>
              </table:table-cell>
              <table:table-cell office:value-type="float" office:value="1.8432">
                <text:p>1.8432</text:p>
              </table:table-cell>
              <table:table-cell office:value-type="float" office:value="0.01152">
                <text:p>0.01152</text:p>
              </table:table-cell>
            </table:table-row>
            <table:table-row>
              <table:table-cell office:value-type="string">
                <text:p>37</text:p>
              </table:table-cell>
              <table:table-cell office:value-type="float" office:value="1.78734545454545">
                <text:p>1.78734545454545</text:p>
              </table:table-cell>
              <table:table-cell office:value-type="float" office:value="0.0108323966942149">
                <text:p>0.0108323966942149</text:p>
              </table:table-cell>
            </table:table-row>
            <table:table-row>
              <table:table-cell office:value-type="string">
                <text:p>38</text:p>
              </table:table-cell>
              <table:table-cell office:value-type="float" office:value="1.73477647058824">
                <text:p>1.73477647058824</text:p>
              </table:table-cell>
              <table:table-cell office:value-type="float" office:value="0.0102045674740484">
                <text:p>0.0102045674740484</text:p>
              </table:table-cell>
            </table:table-row>
            <table:table-row>
              <table:table-cell office:value-type="string">
                <text:p>39</text:p>
              </table:table-cell>
              <table:table-cell office:value-type="float" office:value="1.68521142857143">
                <text:p>1.68521142857143</text:p>
              </table:table-cell>
              <table:table-cell office:value-type="float" office:value="0.00962977959183674">
                <text:p>0.00962977959183674</text:p>
              </table:table-cell>
            </table:table-row>
            <table:table-row>
              <table:table-cell office:value-type="string">
                <text:p>40</text:p>
              </table:table-cell>
              <table:table-cell office:value-type="float" office:value="1.6384">
                <text:p>1.6384</text:p>
              </table:table-cell>
              <table:table-cell office:value-type="float" office:value="0.00910222222222222">
                <text:p>0.00910222222222222</text:p>
              </table:table-cell>
            </table:table-row>
            <table:table-row>
              <table:table-cell office:value-type="string">
                <text:p>41</text:p>
              </table:table-cell>
              <table:table-cell office:value-type="float" office:value="1.59411891891892">
                <text:p>1.59411891891892</text:p>
              </table:table-cell>
              <table:table-cell office:value-type="float" office:value="0.00861685902118335">
                <text:p>0.00861685902118335</text:p>
              </table:table-cell>
            </table:table-row>
            <table:table-row>
              <table:table-cell office:value-type="string">
                <text:p>42</text:p>
              </table:table-cell>
              <table:table-cell office:value-type="float" office:value="1.55216842105263">
                <text:p>1.55216842105263</text:p>
              </table:table-cell>
              <table:table-cell office:value-type="float" office:value="0.00816930747922438">
                <text:p>0.00816930747922438</text:p>
              </table:table-cell>
            </table:table-row>
            <table:table-row>
              <table:table-cell office:value-type="string">
                <text:p>43</text:p>
              </table:table-cell>
              <table:table-cell office:value-type="float" office:value="1.51236923076923">
                <text:p>1.51236923076923</text:p>
              </table:table-cell>
              <table:table-cell office:value-type="float" office:value="0.00775573964497042">
                <text:p>0.00775573964497042</text:p>
              </table:table-cell>
            </table:table-row>
            <table:table-row>
              <table:table-cell office:value-type="string">
                <text:p>44</text:p>
              </table:table-cell>
              <table:table-cell office:value-type="float" office:value="1.47456">
                <text:p>1.47456</text:p>
              </table:table-cell>
              <table:table-cell office:value-type="float" office:value="0.0073728">
                <text:p>0.0073728</text:p>
              </table:table-cell>
            </table:table-row>
            <table:table-row>
              <table:table-cell office:value-type="string">
                <text:p>45</text:p>
              </table:table-cell>
              <table:table-cell office:value-type="float" office:value="1.43859512195122">
                <text:p>1.43859512195122</text:p>
              </table:table-cell>
              <table:table-cell office:value-type="float" office:value="0.00701753718024985">
                <text:p>0.00701753718024985</text:p>
              </table:table-cell>
            </table:table-row>
            <table:table-row>
              <table:table-cell office:value-type="string">
                <text:p>46</text:p>
              </table:table-cell>
              <table:table-cell office:value-type="float" office:value="1.40434285714286">
                <text:p>1.40434285714286</text:p>
              </table:table-cell>
              <table:table-cell office:value-type="float" office:value="0.00668734693877551">
                <text:p>0.00668734693877551</text:p>
              </table:table-cell>
            </table:table-row>
            <table:table-row>
              <table:table-cell office:value-type="string">
                <text:p>47</text:p>
              </table:table-cell>
              <table:table-cell office:value-type="float" office:value="1.37168372093023">
                <text:p>1.37168372093023</text:p>
              </table:table-cell>
              <table:table-cell office:value-type="float" office:value="0.00637992428339643">
                <text:p>0.00637992428339643</text:p>
              </table:table-cell>
            </table:table-row>
            <table:table-row>
              <table:table-cell office:value-type="string">
                <text:p>48</text:p>
              </table:table-cell>
              <table:table-cell office:value-type="float" office:value="1.34050909090909">
                <text:p>1.34050909090909</text:p>
              </table:table-cell>
              <table:table-cell office:value-type="float" office:value="0.00609322314049587">
                <text:p>0.00609322314049587</text:p>
              </table:table-cell>
            </table:table-row>
            <table:table-row>
              <table:table-cell office:value-type="string">
                <text:p>49</text:p>
              </table:table-cell>
              <table:table-cell office:value-type="float" office:value="1.31072">
                <text:p>1.31072</text:p>
              </table:table-cell>
              <table:table-cell office:value-type="float" office:value="0.00582542222222222">
                <text:p>0.00582542222222222</text:p>
              </table:table-cell>
            </table:table-row>
            <table:table-row>
              <table:table-cell office:value-type="string">
                <text:p>50</text:p>
              </table:table-cell>
              <table:table-cell office:value-type="float" office:value="1.28222608695652">
                <text:p>1.28222608695652</text:p>
              </table:table-cell>
              <table:table-cell office:value-type="float" office:value="0.00557489603024575">
                <text:p>0.00557489603024575</text:p>
              </table:table-cell>
            </table:table-row>
            <table:table-row>
              <table:table-cell office:value-type="string">
                <text:p>51</text:p>
              </table:table-cell>
              <table:table-cell office:value-type="float" office:value="1.25494468085106">
                <text:p>1.25494468085106</text:p>
              </table:table-cell>
              <table:table-cell office:value-type="float" office:value="0.00534019013128112">
                <text:p>0.00534019013128112</text:p>
              </table:table-cell>
            </table:table-row>
            <table:table-row>
              <table:table-cell office:value-type="string">
                <text:p>52</text:p>
              </table:table-cell>
              <table:table-cell office:value-type="float" office:value="1.2288">
                <text:p>1.2288</text:p>
              </table:table-cell>
              <table:table-cell office:value-type="float" office:value="0.00512">
                <text:p>0.00512</text:p>
              </table:table-cell>
            </table:table-row>
            <table:table-row>
              <table:table-cell office:value-type="string">
                <text:p>53</text:p>
              </table:table-cell>
              <table:table-cell office:value-type="float" office:value="1.20372244897959">
                <text:p>1.20372244897959</text:p>
              </table:table-cell>
              <table:table-cell office:value-type="float" office:value="0.00491315285297793">
                <text:p>0.00491315285297793</text:p>
              </table:table-cell>
            </table:table-row>
            <table:table-row>
              <table:table-cell office:value-type="string">
                <text:p>54</text:p>
              </table:table-cell>
              <table:table-cell office:value-type="float" office:value="1.179648">
                <text:p>1.179648</text:p>
              </table:table-cell>
              <table:table-cell office:value-type="float" office:value="0.004718592">
                <text:p>0.004718592</text:p>
              </table:table-cell>
            </table:table-row>
            <table:table-row>
              <table:table-cell office:value-type="string">
                <text:p>55</text:p>
              </table:table-cell>
              <table:table-cell office:value-type="float" office:value="1.15651764705882">
                <text:p>1.15651764705882</text:p>
              </table:table-cell>
              <table:table-cell office:value-type="float" office:value="0.00453536332179931">
                <text:p>0.00453536332179931</text:p>
              </table:table-cell>
            </table:table-row>
            <table:table-row>
              <table:table-cell office:value-type="string">
                <text:p>56</text:p>
              </table:table-cell>
              <table:table-cell office:value-type="float" office:value="1.13427692307692">
                <text:p>1.13427692307692</text:p>
              </table:table-cell>
              <table:table-cell office:value-type="float" office:value="0.00436260355029586">
                <text:p>0.00436260355029586</text:p>
              </table:table-cell>
            </table:table-row>
            <table:table-row>
              <table:table-cell office:value-type="string">
                <text:p>57</text:p>
              </table:table-cell>
              <table:table-cell office:value-type="float" office:value="1.11287547169811">
                <text:p>1.11287547169811</text:p>
              </table:table-cell>
              <table:table-cell office:value-type="float" office:value="0.00419953008187967">
                <text:p>0.00419953008187967</text:p>
              </table:table-cell>
            </table:table-row>
            <table:table-row>
              <table:table-cell office:value-type="string">
                <text:p>58</text:p>
              </table:table-cell>
              <table:table-cell office:value-type="float" office:value="1.09226666666667">
                <text:p>1.09226666666667</text:p>
              </table:table-cell>
              <table:table-cell office:value-type="float" office:value="0.00404543209876543">
                <text:p>0.00404543209876543</text:p>
              </table:table-cell>
            </table:table-row>
            <table:table-row>
              <table:table-cell office:value-type="string">
                <text:p>59</text:p>
              </table:table-cell>
              <table:table-cell office:value-type="float" office:value="1.07240727272727">
                <text:p>1.07240727272727</text:p>
              </table:table-cell>
              <table:table-cell office:value-type="float" office:value="0.00389966280991736">
                <text:p>0.00389966280991736</text:p>
              </table:table-cell>
            </table:table-row>
            <table:table-row>
              <table:table-cell office:value-type="string">
                <text:p>60</text:p>
              </table:table-cell>
              <table:table-cell office:value-type="float" office:value="1.05325714285714">
                <text:p>1.05325714285714</text:p>
              </table:table-cell>
              <table:table-cell office:value-type="float" office:value="0.00376163265306122">
                <text:p>0.00376163265306122</text:p>
              </table:table-cell>
            </table:table-row>
            <table:table-row>
              <table:table-cell office:value-type="string">
                <text:p>61</text:p>
              </table:table-cell>
              <table:table-cell office:value-type="float" office:value="1.03477894736842">
                <text:p>1.03477894736842</text:p>
              </table:table-cell>
              <table:table-cell office:value-type="float" office:value="0.00363080332409972">
                <text:p>0.00363080332409972</text:p>
              </table:table-cell>
            </table:table-row>
            <table:table-row>
              <table:table-cell office:value-type="string">
                <text:p>62</text:p>
              </table:table-cell>
              <table:table-cell office:value-type="float" office:value="1.01693793103448">
                <text:p>1.01693793103448</text:p>
              </table:table-cell>
              <table:table-cell office:value-type="float" office:value="0.00350668252080856">
                <text:p>0.00350668252080856</text:p>
              </table:table-cell>
            </table:table-row>
            <table:table-row>
              <table:table-cell office:value-type="string">
                <text:p>63</text:p>
              </table:table-cell>
              <table:table-cell office:value-type="float" office:value="0.999701694915254">
                <text:p>0.999701694915254</text:p>
              </table:table-cell>
              <table:table-cell office:value-type="float" office:value="0.00338881930479747">
                <text:p>0.00338881930479747</text:p>
              </table:table-cell>
            </table:table-row>
            <table:table-row>
              <table:table-cell office:value-type="string">
                <text:p>64</text:p>
              </table:table-cell>
              <table:table-cell office:value-type="float" office:value="0.98304">
                <text:p>0.98304</text:p>
              </table:table-cell>
              <table:table-cell office:value-type="float" office:value="0.0032768">
                <text:p>0.0032768</text:p>
              </table:table-cell>
            </table:table-row>
            <table:table-row>
              <table:table-cell office:value-type="string">
                <text:p>65</text:p>
              </table:table-cell>
              <table:table-cell office:value-type="float" office:value="0.966924590163934">
                <text:p>0.966924590163934</text:p>
              </table:table-cell>
              <table:table-cell office:value-type="float" office:value="0.00317024455791454">
                <text:p>0.00317024455791454</text:p>
              </table:table-cell>
            </table:table-row>
            <table:table-row>
              <table:table-cell office:value-type="string">
                <text:p>66</text:p>
              </table:table-cell>
              <table:table-cell office:value-type="float" office:value="0.951329032258064">
                <text:p>0.951329032258064</text:p>
              </table:table-cell>
              <table:table-cell office:value-type="float" office:value="0.00306880332986472">
                <text:p>0.00306880332986472</text:p>
              </table:table-cell>
            </table:table-row>
            <table:table-row>
              <table:table-cell office:value-type="string">
                <text:p>67</text:p>
              </table:table-cell>
              <table:table-cell office:value-type="float" office:value="0.936228571428571">
                <text:p>0.936228571428571</text:p>
              </table:table-cell>
              <table:table-cell office:value-type="float" office:value="0.00297215419501134">
                <text:p>0.00297215419501134</text:p>
              </table:table-cell>
            </table:table-row>
            <table:table-row>
              <table:table-cell office:value-type="string">
                <text:p>68</text:p>
              </table:table-cell>
              <table:table-cell office:value-type="float" office:value="0.9216">
                <text:p>0.9216</text:p>
              </table:table-cell>
              <table:table-cell office:value-type="float" office:value="0.00288">
                <text:p>0.00288</text:p>
              </table:table-cell>
            </table:table-row>
            <table:table-row>
              <table:table-cell office:value-type="string">
                <text:p>69</text:p>
              </table:table-cell>
              <table:table-cell office:value-type="float" office:value="0.907421538461538">
                <text:p>0.907421538461538</text:p>
              </table:table-cell>
              <table:table-cell office:value-type="float" office:value="0.00279206627218935">
                <text:p>0.00279206627218935</text:p>
              </table:table-cell>
            </table:table-row>
            <table:table-row>
              <table:table-cell office:value-type="string">
                <text:p>70</text:p>
              </table:table-cell>
              <table:table-cell office:value-type="float" office:value="0.893672727272727">
                <text:p>0.893672727272727</text:p>
              </table:table-cell>
              <table:table-cell office:value-type="float" office:value="0.00270809917355372">
                <text:p>0.00270809917355372</text:p>
              </table:table-cell>
            </table:table-row>
            <table:table-row>
              <table:table-cell office:value-type="string">
                <text:p>71</text:p>
              </table:table-cell>
              <table:table-cell office:value-type="float" office:value="0.880334328358209">
                <text:p>0.880334328358209</text:p>
              </table:table-cell>
              <table:table-cell office:value-type="float" office:value="0.00262786366674092">
                <text:p>0.00262786366674092</text:p>
              </table:table-cell>
            </table:table-row>
            <table:table-row>
              <table:table-cell office:value-type="string">
                <text:p>72</text:p>
              </table:table-cell>
              <table:table-cell office:value-type="float" office:value="0.867388235294118">
                <text:p>0.867388235294118</text:p>
              </table:table-cell>
              <table:table-cell office:value-type="float" office:value="0.00255114186851211">
                <text:p>0.00255114186851211</text:p>
              </table:table-cell>
            </table:table-row>
            <table:table-row>
              <table:table-cell office:value-type="string">
                <text:p>73</text:p>
              </table:table-cell>
              <table:table-cell office:value-type="float" office:value="0.854817391304348">
                <text:p>0.854817391304348</text:p>
              </table:table-cell>
              <table:table-cell office:value-type="float" office:value="0.00247773156899811">
                <text:p>0.00247773156899811</text:p>
              </table:table-cell>
            </table:table-row>
            <table:table-row>
              <table:table-cell office:value-type="string">
                <text:p>74</text:p>
              </table:table-cell>
              <table:table-cell office:value-type="float" office:value="0.842605714285714">
                <text:p>0.842605714285714</text:p>
              </table:table-cell>
              <table:table-cell office:value-type="float" office:value="0.00240744489795918">
                <text:p>0.00240744489795918</text:p>
              </table:table-cell>
            </table:table-row>
            <table:table-row>
              <table:table-cell office:value-type="string">
                <text:p>75</text:p>
              </table:table-cell>
              <table:table-cell office:value-type="float" office:value="0.830738028169014">
                <text:p>0.830738028169014</text:p>
              </table:table-cell>
              <table:table-cell office:value-type="float" office:value="0.00234010712160286">
                <text:p>0.00234010712160286</text:p>
              </table:table-cell>
            </table:table-row>
            <table:table-row>
              <table:table-cell office:value-type="string">
                <text:p>76</text:p>
              </table:table-cell>
              <table:table-cell office:value-type="float" office:value="0.8192">
                <text:p>0.8192</text:p>
              </table:table-cell>
              <table:table-cell office:value-type="float" office:value="0.00227555555555556">
                <text:p>0.00227555555555556</text:p>
              </table:table-cell>
            </table:table-row>
            <table:table-row>
              <table:table-cell office:value-type="string">
                <text:p>77</text:p>
              </table:table-cell>
              <table:table-cell office:value-type="float" office:value="0.807978082191781">
                <text:p>0.807978082191781</text:p>
              </table:table-cell>
              <table:table-cell office:value-type="float" office:value="0.00221363858134734">
                <text:p>0.00221363858134734</text:p>
              </table:table-cell>
            </table:table-row>
            <table:table-row>
              <table:table-cell office:value-type="string">
                <text:p>78</text:p>
              </table:table-cell>
              <table:table-cell office:value-type="float" office:value="0.797059459459459">
                <text:p>0.797059459459459</text:p>
              </table:table-cell>
              <table:table-cell office:value-type="float" office:value="0.00215421475529584">
                <text:p>0.0021542147552958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40">
      <number:number number:decimal-places="4" number:min-integer-digits="1"/>
    </number:number-style>
    <number:number-style style:name="N141">
      <number:number number:decimal-places="8" number:min-integer-digits="1"/>
    </number:number-style>
    <style:style style:name="ch1" style:family="chart">
      <style:graphic-properties draw:stroke="solid" svg:stroke-color="#1a1a1a"/>
    </style:style>
    <style:style style:name="ch2" style:family="chart">
      <style:chart-properties chart:auto-position="true"/>
      <style:text-properties fo:color="#1a1a1a" fo:font-size="8.75pt" style:font-size-asian="8.75pt" style:font-family-complex="Arial" style:font-size-complex="8.75pt"/>
    </style:style>
    <style:style style:name="ch3" style:family="chart">
      <style:chart-properties chart:symbol-type="automatic" chart:include-hidden-cells="false" chart:treat-empty-cells="leave-gap"/>
    </style:style>
    <style:style style:name="ch4" style:family="chart" style:data-style-name="N141">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5" style:family="chart">
      <style:chart-properties chart:auto-position="true" style:rotation-angle="0"/>
      <style:text-properties fo:color="#1a1a1a" fo:font-size="8.75pt" fo:font-weight="bold" style:font-size-asian="8.75pt" style:font-weight-asian="bold" style:font-family-complex="Arial" style:font-size-complex="8.75pt" style:font-weight-complex="bold"/>
    </style:style>
    <style:style style:name="ch6" style:family="chart" style:data-style-name="N140">
      <style:chart-properties chart:display-label="true" chart:logarithmic="false" chart:reverse-direction="false" text:line-break="false" chart:axis-position="0" chart:tick-mark-position="at-axis"/>
      <style:graphic-properties svg:stroke-color="#1a1a1a"/>
      <style:text-properties fo:color="#1a1a1a" fo:font-size="8.75pt" style:font-size-asian="8.75pt" style:font-family-complex="Arial" style:font-size-complex="8.75pt"/>
    </style:style>
    <style:style style:name="ch7" style:family="chart">
      <style:chart-properties chart:auto-position="true" style:rotation-angle="90"/>
      <style:text-properties fo:color="#1a1a1a" fo:font-size="8.75pt" fo:font-weight="bold" style:font-size-asian="8.75pt" style:font-weight-asian="bold" style:font-family-complex="Arial" style:font-size-complex="8.75pt" style:font-weight-complex="bold"/>
    </style:style>
    <style:style style:name="ch8" style:family="chart">
      <style:graphic-properties svg:stroke-color="#1a1a1a"/>
    </style:style>
    <style:style style:name="ch9" style:family="chart" style:data-style-name="N14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10" style:family="chart">
      <style:graphic-properties draw:stroke="solid" svg:stroke-width="0.035cm" svg:stroke-color="#808080" draw:fill="solid" draw:fill-color="#cccccc"/>
    </style:style>
    <style:style style:name="ch11" style:family="chart">
      <style:graphic-properties draw:fill-color="#d9d9d9"/>
    </style:style>
  </office:automatic-styles>
  <office:body>
    <office:chart>
      <chart:chart svg:width="19.678cm" svg:height="10.136cm" xlink:href=".." xlink:type="simple" chart:class="chart:scatter" chart:style-name="ch1">
        <chart:title svg:x="8.036cm" svg:y="0.337cm" chart:style-name="ch2">
          <text:p>Short Range Z Accuracy</text:p>
        </chart:title>
        <chart:plot-area chart:style-name="ch3" table:cell-range-address="'Accuracy chart'.B60:'Accuracy chart'.C929" chart:data-source-has-labels="row" svg:x="1.155cm" svg:y="0.131cm" svg:width="18.2cm" svg:height="9.131cm">
          <chartooo:coordinate-region svg:x="2.411cm" svg:y="0.318cm" svg:width="16.069cm" svg:height="8.324cm"/>
          <chart:axis chart:dimension="x" chart:name="primary-x" chart:style-name="ch4">
            <chart:title svg:x="9.418cm" svg:y="9.464cm" chart:style-name="ch5">
              <text:p>Range (m)</text:p>
            </chart:title>
          </chart:axis>
          <chart:axis chart:dimension="y" chart:name="primary-y" chart:style-name="ch6">
            <chart:title svg:x="0.206cm" svg:y="5.784cm" chart:style-name="ch7">
              <text:p>Accuracy (m)</text:p>
            </chart:title>
            <chart:grid chart:style-name="ch8" chart:class="major"/>
          </chart:axis>
          <chart:series chart:style-name="ch9" chart:values-cell-range-address="'Accuracy chart'.C60:'Accuracy chart'.C929" chart:label-cell-address="" chart:class="chart:scatter">
            <chart:domain table:cell-range-address="'Accuracy chart'.B60:'Accuracy chart'.B929"/>
            <chart:data-point chart:repeated="87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Long Range Z</text:p>
              </table:table-cell>
            </table:table-row>
          </table:table-header-rows>
          <table:table-rows>
            <table:table-row>
              <table:table-cell office:value-type="string">
                <text:p>1</text:p>
              </table:table-cell>
              <table:table-cell office:value-type="float" office:value="1.8432">
                <text:p>1.8432</text:p>
                <draw:g>
                  <svg:desc>'Accuracy chart'.B60:'Accuracy chart'.B929</svg:desc>
                </draw:g>
              </table:table-cell>
              <table:table-cell office:value-type="float" office:value="0.01152">
                <text:p>0.01152</text:p>
                <draw:g>
                  <svg:desc>'Accuracy chart'.C60:'Accuracy chart'.C929</svg:desc>
                </draw:g>
              </table:table-cell>
            </table:table-row>
            <table:table-row>
              <table:table-cell office:value-type="string">
                <text:p>2</text:p>
              </table:table-cell>
              <table:table-cell office:value-type="float" office:value="1.78734545454545">
                <text:p>1.78734545454545</text:p>
              </table:table-cell>
              <table:table-cell office:value-type="float" office:value="0.0108323966942149">
                <text:p>0.0108323966942149</text:p>
              </table:table-cell>
            </table:table-row>
            <table:table-row>
              <table:table-cell office:value-type="string">
                <text:p>3</text:p>
              </table:table-cell>
              <table:table-cell office:value-type="float" office:value="1.73477647058824">
                <text:p>1.73477647058824</text:p>
              </table:table-cell>
              <table:table-cell office:value-type="float" office:value="0.0102045674740484">
                <text:p>0.0102045674740484</text:p>
              </table:table-cell>
            </table:table-row>
            <table:table-row>
              <table:table-cell office:value-type="string">
                <text:p>4</text:p>
              </table:table-cell>
              <table:table-cell office:value-type="float" office:value="1.68521142857143">
                <text:p>1.68521142857143</text:p>
              </table:table-cell>
              <table:table-cell office:value-type="float" office:value="0.00962977959183674">
                <text:p>0.00962977959183674</text:p>
              </table:table-cell>
            </table:table-row>
            <table:table-row>
              <table:table-cell office:value-type="string">
                <text:p>5</text:p>
              </table:table-cell>
              <table:table-cell office:value-type="float" office:value="1.6384">
                <text:p>1.6384</text:p>
              </table:table-cell>
              <table:table-cell office:value-type="float" office:value="0.00910222222222222">
                <text:p>0.00910222222222222</text:p>
              </table:table-cell>
            </table:table-row>
            <table:table-row>
              <table:table-cell office:value-type="string">
                <text:p>6</text:p>
              </table:table-cell>
              <table:table-cell office:value-type="float" office:value="1.59411891891892">
                <text:p>1.59411891891892</text:p>
              </table:table-cell>
              <table:table-cell office:value-type="float" office:value="0.00861685902118335">
                <text:p>0.00861685902118335</text:p>
              </table:table-cell>
            </table:table-row>
            <table:table-row>
              <table:table-cell office:value-type="string">
                <text:p>7</text:p>
              </table:table-cell>
              <table:table-cell office:value-type="float" office:value="1.55216842105263">
                <text:p>1.55216842105263</text:p>
              </table:table-cell>
              <table:table-cell office:value-type="float" office:value="0.00816930747922438">
                <text:p>0.00816930747922438</text:p>
              </table:table-cell>
            </table:table-row>
            <table:table-row>
              <table:table-cell office:value-type="string">
                <text:p>8</text:p>
              </table:table-cell>
              <table:table-cell office:value-type="float" office:value="1.51236923076923">
                <text:p>1.51236923076923</text:p>
              </table:table-cell>
              <table:table-cell office:value-type="float" office:value="0.00775573964497042">
                <text:p>0.00775573964497042</text:p>
              </table:table-cell>
            </table:table-row>
            <table:table-row>
              <table:table-cell office:value-type="string">
                <text:p>9</text:p>
              </table:table-cell>
              <table:table-cell office:value-type="float" office:value="1.47456">
                <text:p>1.47456</text:p>
              </table:table-cell>
              <table:table-cell office:value-type="float" office:value="0.0073728">
                <text:p>0.0073728</text:p>
              </table:table-cell>
            </table:table-row>
            <table:table-row>
              <table:table-cell office:value-type="string">
                <text:p>10</text:p>
              </table:table-cell>
              <table:table-cell office:value-type="float" office:value="1.43859512195122">
                <text:p>1.43859512195122</text:p>
              </table:table-cell>
              <table:table-cell office:value-type="float" office:value="0.00701753718024985">
                <text:p>0.00701753718024985</text:p>
              </table:table-cell>
            </table:table-row>
            <table:table-row>
              <table:table-cell office:value-type="string">
                <text:p>11</text:p>
              </table:table-cell>
              <table:table-cell office:value-type="float" office:value="1.40434285714286">
                <text:p>1.40434285714286</text:p>
              </table:table-cell>
              <table:table-cell office:value-type="float" office:value="0.00668734693877551">
                <text:p>0.00668734693877551</text:p>
              </table:table-cell>
            </table:table-row>
            <table:table-row>
              <table:table-cell office:value-type="string">
                <text:p>12</text:p>
              </table:table-cell>
              <table:table-cell office:value-type="float" office:value="1.37168372093023">
                <text:p>1.37168372093023</text:p>
              </table:table-cell>
              <table:table-cell office:value-type="float" office:value="0.00637992428339643">
                <text:p>0.00637992428339643</text:p>
              </table:table-cell>
            </table:table-row>
            <table:table-row>
              <table:table-cell office:value-type="string">
                <text:p>13</text:p>
              </table:table-cell>
              <table:table-cell office:value-type="float" office:value="1.34050909090909">
                <text:p>1.34050909090909</text:p>
              </table:table-cell>
              <table:table-cell office:value-type="float" office:value="0.00609322314049587">
                <text:p>0.00609322314049587</text:p>
              </table:table-cell>
            </table:table-row>
            <table:table-row>
              <table:table-cell office:value-type="string">
                <text:p>14</text:p>
              </table:table-cell>
              <table:table-cell office:value-type="float" office:value="1.31072">
                <text:p>1.31072</text:p>
              </table:table-cell>
              <table:table-cell office:value-type="float" office:value="0.00582542222222222">
                <text:p>0.00582542222222222</text:p>
              </table:table-cell>
            </table:table-row>
            <table:table-row>
              <table:table-cell office:value-type="string">
                <text:p>15</text:p>
              </table:table-cell>
              <table:table-cell office:value-type="float" office:value="1.28222608695652">
                <text:p>1.28222608695652</text:p>
              </table:table-cell>
              <table:table-cell office:value-type="float" office:value="0.00557489603024575">
                <text:p>0.00557489603024575</text:p>
              </table:table-cell>
            </table:table-row>
            <table:table-row>
              <table:table-cell office:value-type="string">
                <text:p>16</text:p>
              </table:table-cell>
              <table:table-cell office:value-type="float" office:value="1.25494468085106">
                <text:p>1.25494468085106</text:p>
              </table:table-cell>
              <table:table-cell office:value-type="float" office:value="0.00534019013128112">
                <text:p>0.00534019013128112</text:p>
              </table:table-cell>
            </table:table-row>
            <table:table-row>
              <table:table-cell office:value-type="string">
                <text:p>17</text:p>
              </table:table-cell>
              <table:table-cell office:value-type="float" office:value="1.2288">
                <text:p>1.2288</text:p>
              </table:table-cell>
              <table:table-cell office:value-type="float" office:value="0.00512">
                <text:p>0.00512</text:p>
              </table:table-cell>
            </table:table-row>
            <table:table-row>
              <table:table-cell office:value-type="string">
                <text:p>18</text:p>
              </table:table-cell>
              <table:table-cell office:value-type="float" office:value="1.20372244897959">
                <text:p>1.20372244897959</text:p>
              </table:table-cell>
              <table:table-cell office:value-type="float" office:value="0.00491315285297793">
                <text:p>0.00491315285297793</text:p>
              </table:table-cell>
            </table:table-row>
            <table:table-row>
              <table:table-cell office:value-type="string">
                <text:p>19</text:p>
              </table:table-cell>
              <table:table-cell office:value-type="float" office:value="1.179648">
                <text:p>1.179648</text:p>
              </table:table-cell>
              <table:table-cell office:value-type="float" office:value="0.004718592">
                <text:p>0.004718592</text:p>
              </table:table-cell>
            </table:table-row>
            <table:table-row>
              <table:table-cell office:value-type="string">
                <text:p>20</text:p>
              </table:table-cell>
              <table:table-cell office:value-type="float" office:value="1.15651764705882">
                <text:p>1.15651764705882</text:p>
              </table:table-cell>
              <table:table-cell office:value-type="float" office:value="0.00453536332179931">
                <text:p>0.00453536332179931</text:p>
              </table:table-cell>
            </table:table-row>
            <table:table-row>
              <table:table-cell office:value-type="string">
                <text:p>21</text:p>
              </table:table-cell>
              <table:table-cell office:value-type="float" office:value="1.13427692307692">
                <text:p>1.13427692307692</text:p>
              </table:table-cell>
              <table:table-cell office:value-type="float" office:value="0.00436260355029586">
                <text:p>0.00436260355029586</text:p>
              </table:table-cell>
            </table:table-row>
            <table:table-row>
              <table:table-cell office:value-type="string">
                <text:p>22</text:p>
              </table:table-cell>
              <table:table-cell office:value-type="float" office:value="1.11287547169811">
                <text:p>1.11287547169811</text:p>
              </table:table-cell>
              <table:table-cell office:value-type="float" office:value="0.00419953008187967">
                <text:p>0.00419953008187967</text:p>
              </table:table-cell>
            </table:table-row>
            <table:table-row>
              <table:table-cell office:value-type="string">
                <text:p>23</text:p>
              </table:table-cell>
              <table:table-cell office:value-type="float" office:value="1.09226666666667">
                <text:p>1.09226666666667</text:p>
              </table:table-cell>
              <table:table-cell office:value-type="float" office:value="0.00404543209876543">
                <text:p>0.00404543209876543</text:p>
              </table:table-cell>
            </table:table-row>
            <table:table-row>
              <table:table-cell office:value-type="string">
                <text:p>24</text:p>
              </table:table-cell>
              <table:table-cell office:value-type="float" office:value="1.07240727272727">
                <text:p>1.07240727272727</text:p>
              </table:table-cell>
              <table:table-cell office:value-type="float" office:value="0.00389966280991736">
                <text:p>0.00389966280991736</text:p>
              </table:table-cell>
            </table:table-row>
            <table:table-row>
              <table:table-cell office:value-type="string">
                <text:p>25</text:p>
              </table:table-cell>
              <table:table-cell office:value-type="float" office:value="1.05325714285714">
                <text:p>1.05325714285714</text:p>
              </table:table-cell>
              <table:table-cell office:value-type="float" office:value="0.00376163265306122">
                <text:p>0.00376163265306122</text:p>
              </table:table-cell>
            </table:table-row>
            <table:table-row>
              <table:table-cell office:value-type="string">
                <text:p>26</text:p>
              </table:table-cell>
              <table:table-cell office:value-type="float" office:value="1.03477894736842">
                <text:p>1.03477894736842</text:p>
              </table:table-cell>
              <table:table-cell office:value-type="float" office:value="0.00363080332409972">
                <text:p>0.00363080332409972</text:p>
              </table:table-cell>
            </table:table-row>
            <table:table-row>
              <table:table-cell office:value-type="string">
                <text:p>27</text:p>
              </table:table-cell>
              <table:table-cell office:value-type="float" office:value="1.01693793103448">
                <text:p>1.01693793103448</text:p>
              </table:table-cell>
              <table:table-cell office:value-type="float" office:value="0.00350668252080856">
                <text:p>0.00350668252080856</text:p>
              </table:table-cell>
            </table:table-row>
            <table:table-row>
              <table:table-cell office:value-type="string">
                <text:p>28</text:p>
              </table:table-cell>
              <table:table-cell office:value-type="float" office:value="0.999701694915254">
                <text:p>0.999701694915254</text:p>
              </table:table-cell>
              <table:table-cell office:value-type="float" office:value="0.00338881930479747">
                <text:p>0.00338881930479747</text:p>
              </table:table-cell>
            </table:table-row>
            <table:table-row>
              <table:table-cell office:value-type="string">
                <text:p>29</text:p>
              </table:table-cell>
              <table:table-cell office:value-type="float" office:value="0.98304">
                <text:p>0.98304</text:p>
              </table:table-cell>
              <table:table-cell office:value-type="float" office:value="0.0032768">
                <text:p>0.0032768</text:p>
              </table:table-cell>
            </table:table-row>
            <table:table-row>
              <table:table-cell office:value-type="string">
                <text:p>30</text:p>
              </table:table-cell>
              <table:table-cell office:value-type="float" office:value="0.966924590163934">
                <text:p>0.966924590163934</text:p>
              </table:table-cell>
              <table:table-cell office:value-type="float" office:value="0.00317024455791454">
                <text:p>0.00317024455791454</text:p>
              </table:table-cell>
            </table:table-row>
            <table:table-row>
              <table:table-cell office:value-type="string">
                <text:p>31</text:p>
              </table:table-cell>
              <table:table-cell office:value-type="float" office:value="0.951329032258064">
                <text:p>0.951329032258064</text:p>
              </table:table-cell>
              <table:table-cell office:value-type="float" office:value="0.00306880332986472">
                <text:p>0.00306880332986472</text:p>
              </table:table-cell>
            </table:table-row>
            <table:table-row>
              <table:table-cell office:value-type="string">
                <text:p>32</text:p>
              </table:table-cell>
              <table:table-cell office:value-type="float" office:value="0.936228571428571">
                <text:p>0.936228571428571</text:p>
              </table:table-cell>
              <table:table-cell office:value-type="float" office:value="0.00297215419501134">
                <text:p>0.00297215419501134</text:p>
              </table:table-cell>
            </table:table-row>
            <table:table-row>
              <table:table-cell office:value-type="string">
                <text:p>33</text:p>
              </table:table-cell>
              <table:table-cell office:value-type="float" office:value="0.9216">
                <text:p>0.9216</text:p>
              </table:table-cell>
              <table:table-cell office:value-type="float" office:value="0.00288">
                <text:p>0.00288</text:p>
              </table:table-cell>
            </table:table-row>
            <table:table-row>
              <table:table-cell office:value-type="string">
                <text:p>34</text:p>
              </table:table-cell>
              <table:table-cell office:value-type="float" office:value="0.907421538461538">
                <text:p>0.907421538461538</text:p>
              </table:table-cell>
              <table:table-cell office:value-type="float" office:value="0.00279206627218935">
                <text:p>0.00279206627218935</text:p>
              </table:table-cell>
            </table:table-row>
            <table:table-row>
              <table:table-cell office:value-type="string">
                <text:p>35</text:p>
              </table:table-cell>
              <table:table-cell office:value-type="float" office:value="0.893672727272727">
                <text:p>0.893672727272727</text:p>
              </table:table-cell>
              <table:table-cell office:value-type="float" office:value="0.00270809917355372">
                <text:p>0.00270809917355372</text:p>
              </table:table-cell>
            </table:table-row>
            <table:table-row>
              <table:table-cell office:value-type="string">
                <text:p>36</text:p>
              </table:table-cell>
              <table:table-cell office:value-type="float" office:value="0.880334328358209">
                <text:p>0.880334328358209</text:p>
              </table:table-cell>
              <table:table-cell office:value-type="float" office:value="0.00262786366674092">
                <text:p>0.00262786366674092</text:p>
              </table:table-cell>
            </table:table-row>
            <table:table-row>
              <table:table-cell office:value-type="string">
                <text:p>37</text:p>
              </table:table-cell>
              <table:table-cell office:value-type="float" office:value="0.867388235294118">
                <text:p>0.867388235294118</text:p>
              </table:table-cell>
              <table:table-cell office:value-type="float" office:value="0.00255114186851211">
                <text:p>0.00255114186851211</text:p>
              </table:table-cell>
            </table:table-row>
            <table:table-row>
              <table:table-cell office:value-type="string">
                <text:p>38</text:p>
              </table:table-cell>
              <table:table-cell office:value-type="float" office:value="0.854817391304348">
                <text:p>0.854817391304348</text:p>
              </table:table-cell>
              <table:table-cell office:value-type="float" office:value="0.00247773156899811">
                <text:p>0.00247773156899811</text:p>
              </table:table-cell>
            </table:table-row>
            <table:table-row>
              <table:table-cell office:value-type="string">
                <text:p>39</text:p>
              </table:table-cell>
              <table:table-cell office:value-type="float" office:value="0.842605714285714">
                <text:p>0.842605714285714</text:p>
              </table:table-cell>
              <table:table-cell office:value-type="float" office:value="0.00240744489795918">
                <text:p>0.00240744489795918</text:p>
              </table:table-cell>
            </table:table-row>
            <table:table-row>
              <table:table-cell office:value-type="string">
                <text:p>40</text:p>
              </table:table-cell>
              <table:table-cell office:value-type="float" office:value="0.830738028169014">
                <text:p>0.830738028169014</text:p>
              </table:table-cell>
              <table:table-cell office:value-type="float" office:value="0.00234010712160286">
                <text:p>0.00234010712160286</text:p>
              </table:table-cell>
            </table:table-row>
            <table:table-row>
              <table:table-cell office:value-type="string">
                <text:p>41</text:p>
              </table:table-cell>
              <table:table-cell office:value-type="float" office:value="0.8192">
                <text:p>0.8192</text:p>
              </table:table-cell>
              <table:table-cell office:value-type="float" office:value="0.00227555555555556">
                <text:p>0.00227555555555556</text:p>
              </table:table-cell>
            </table:table-row>
            <table:table-row>
              <table:table-cell office:value-type="string">
                <text:p>42</text:p>
              </table:table-cell>
              <table:table-cell office:value-type="float" office:value="0.807978082191781">
                <text:p>0.807978082191781</text:p>
              </table:table-cell>
              <table:table-cell office:value-type="float" office:value="0.00221363858134734">
                <text:p>0.00221363858134734</text:p>
              </table:table-cell>
            </table:table-row>
            <table:table-row>
              <table:table-cell office:value-type="string">
                <text:p>43</text:p>
              </table:table-cell>
              <table:table-cell office:value-type="float" office:value="0.797059459459459">
                <text:p>0.797059459459459</text:p>
              </table:table-cell>
              <table:table-cell office:value-type="float" office:value="0.00215421475529584">
                <text:p>0.00215421475529584</text:p>
              </table:table-cell>
            </table:table-row>
            <table:table-row>
              <table:table-cell office:value-type="string">
                <text:p>44</text:p>
              </table:table-cell>
              <table:table-cell office:value-type="float" office:value="0.786432">
                <text:p>0.786432</text:p>
              </table:table-cell>
              <table:table-cell office:value-type="float" office:value="0.002097152">
                <text:p>0.002097152</text:p>
              </table:table-cell>
            </table:table-row>
            <table:table-row>
              <table:table-cell office:value-type="string">
                <text:p>45</text:p>
              </table:table-cell>
              <table:table-cell office:value-type="float" office:value="0.776084210526316">
                <text:p>0.776084210526316</text:p>
              </table:table-cell>
              <table:table-cell office:value-type="float" office:value="0.00204232686980609">
                <text:p>0.00204232686980609</text:p>
              </table:table-cell>
            </table:table-row>
            <table:table-row>
              <table:table-cell office:value-type="string">
                <text:p>46</text:p>
              </table:table-cell>
              <table:table-cell office:value-type="float" office:value="0.766005194805195">
                <text:p>0.766005194805195</text:p>
              </table:table-cell>
              <table:table-cell office:value-type="float" office:value="0.0019896238826109">
                <text:p>0.0019896238826109</text:p>
              </table:table-cell>
            </table:table-row>
            <table:table-row>
              <table:table-cell office:value-type="string">
                <text:p>47</text:p>
              </table:table-cell>
              <table:table-cell office:value-type="float" office:value="0.756184615384615">
                <text:p>0.756184615384615</text:p>
              </table:table-cell>
              <table:table-cell office:value-type="float" office:value="0.0019389349112426">
                <text:p>0.0019389349112426</text:p>
              </table:table-cell>
            </table:table-row>
            <table:table-row>
              <table:table-cell office:value-type="string">
                <text:p>48</text:p>
              </table:table-cell>
              <table:table-cell office:value-type="float" office:value="0.746612658227848">
                <text:p>0.746612658227848</text:p>
              </table:table-cell>
              <table:table-cell office:value-type="float" office:value="0.00189015862842493">
                <text:p>0.00189015862842493</text:p>
              </table:table-cell>
            </table:table-row>
            <table:table-row>
              <table:table-cell office:value-type="string">
                <text:p>49</text:p>
              </table:table-cell>
              <table:table-cell office:value-type="float" office:value="0.73728">
                <text:p>0.73728</text:p>
              </table:table-cell>
              <table:table-cell office:value-type="float" office:value="0.0018432">
                <text:p>0.0018432</text:p>
              </table:table-cell>
            </table:table-row>
            <table:table-row>
              <table:table-cell office:value-type="string">
                <text:p>50</text:p>
              </table:table-cell>
              <table:table-cell office:value-type="float" office:value="0.728177777777778">
                <text:p>0.728177777777778</text:p>
              </table:table-cell>
              <table:table-cell office:value-type="float" office:value="0.00179796982167353">
                <text:p>0.00179796982167353</text:p>
              </table:table-cell>
            </table:table-row>
            <table:table-row>
              <table:table-cell office:value-type="string">
                <text:p>51</text:p>
              </table:table-cell>
              <table:table-cell office:value-type="float" office:value="0.71929756097561">
                <text:p>0.71929756097561</text:p>
              </table:table-cell>
              <table:table-cell office:value-type="float" office:value="0.00175438429506246">
                <text:p>0.00175438429506246</text:p>
              </table:table-cell>
            </table:table-row>
            <table:table-row>
              <table:table-cell office:value-type="string">
                <text:p>52</text:p>
              </table:table-cell>
              <table:table-cell office:value-type="float" office:value="0.710631325301205">
                <text:p>0.710631325301205</text:p>
              </table:table-cell>
              <table:table-cell office:value-type="float" office:value="0.00171236463928001">
                <text:p>0.00171236463928001</text:p>
              </table:table-cell>
            </table:table-row>
            <table:table-row>
              <table:table-cell office:value-type="string">
                <text:p>53</text:p>
              </table:table-cell>
              <table:table-cell office:value-type="float" office:value="0.702171428571429">
                <text:p>0.702171428571429</text:p>
              </table:table-cell>
              <table:table-cell office:value-type="float" office:value="0.00167183673469388">
                <text:p>0.00167183673469388</text:p>
              </table:table-cell>
            </table:table-row>
            <table:table-row>
              <table:table-cell office:value-type="string">
                <text:p>54</text:p>
              </table:table-cell>
              <table:table-cell office:value-type="float" office:value="0.693910588235294">
                <text:p>0.693910588235294</text:p>
              </table:table-cell>
              <table:table-cell office:value-type="float" office:value="0.00163273079584775">
                <text:p>0.00163273079584775</text:p>
              </table:table-cell>
            </table:table-row>
            <table:table-row>
              <table:table-cell office:value-type="string">
                <text:p>55</text:p>
              </table:table-cell>
              <table:table-cell office:value-type="float" office:value="0.685841860465116">
                <text:p>0.685841860465116</text:p>
              </table:table-cell>
              <table:table-cell office:value-type="float" office:value="0.00159498107084911">
                <text:p>0.00159498107084911</text:p>
              </table:table-cell>
            </table:table-row>
            <table:table-row>
              <table:table-cell office:value-type="string">
                <text:p>56</text:p>
              </table:table-cell>
              <table:table-cell office:value-type="float" office:value="0.677958620689655">
                <text:p>0.677958620689655</text:p>
              </table:table-cell>
              <table:table-cell office:value-type="float" office:value="0.00155852556480381">
                <text:p>0.00155852556480381</text:p>
              </table:table-cell>
            </table:table-row>
            <table:table-row>
              <table:table-cell office:value-type="string">
                <text:p>57</text:p>
              </table:table-cell>
              <table:table-cell office:value-type="float" office:value="0.670254545454545">
                <text:p>0.670254545454545</text:p>
              </table:table-cell>
              <table:table-cell office:value-type="float" office:value="0.00152330578512397">
                <text:p>0.00152330578512397</text:p>
              </table:table-cell>
            </table:table-row>
            <table:table-row>
              <table:table-cell office:value-type="string">
                <text:p>58</text:p>
              </table:table-cell>
              <table:table-cell office:value-type="float" office:value="0.662723595505618">
                <text:p>0.662723595505618</text:p>
              </table:table-cell>
              <table:table-cell office:value-type="float" office:value="0.0014892665067542">
                <text:p>0.0014892665067542</text:p>
              </table:table-cell>
            </table:table-row>
            <table:table-row>
              <table:table-cell office:value-type="string">
                <text:p>59</text:p>
              </table:table-cell>
              <table:table-cell office:value-type="float" office:value="0.65536">
                <text:p>0.65536</text:p>
              </table:table-cell>
              <table:table-cell office:value-type="float" office:value="0.00145635555555556">
                <text:p>0.00145635555555556</text:p>
              </table:table-cell>
            </table:table-row>
            <table:table-row>
              <table:table-cell office:value-type="string">
                <text:p>60</text:p>
              </table:table-cell>
              <table:table-cell office:value-type="float" office:value="0.648158241758242">
                <text:p>0.648158241758242</text:p>
              </table:table-cell>
              <table:table-cell office:value-type="float" office:value="0.00142452360825987">
                <text:p>0.00142452360825987</text:p>
              </table:table-cell>
            </table:table-row>
            <table:table-row>
              <table:table-cell office:value-type="string">
                <text:p>61</text:p>
              </table:table-cell>
              <table:table-cell office:value-type="float" office:value="0.641113043478261">
                <text:p>0.641113043478261</text:p>
              </table:table-cell>
              <table:table-cell office:value-type="float" office:value="0.00139372400756144">
                <text:p>0.00139372400756144</text:p>
              </table:table-cell>
            </table:table-row>
            <table:table-row>
              <table:table-cell office:value-type="string">
                <text:p>62</text:p>
              </table:table-cell>
              <table:table-cell office:value-type="float" office:value="0.63421935483871">
                <text:p>0.63421935483871</text:p>
              </table:table-cell>
              <table:table-cell office:value-type="float" office:value="0.00136391259105099">
                <text:p>0.00136391259105099</text:p>
              </table:table-cell>
            </table:table-row>
            <table:table-row>
              <table:table-cell office:value-type="string">
                <text:p>63</text:p>
              </table:table-cell>
              <table:table-cell office:value-type="float" office:value="0.627472340425532">
                <text:p>0.627472340425532</text:p>
              </table:table-cell>
              <table:table-cell office:value-type="float" office:value="0.00133504753282028">
                <text:p>0.00133504753282028</text:p>
              </table:table-cell>
            </table:table-row>
            <table:table-row>
              <table:table-cell office:value-type="string">
                <text:p>64</text:p>
              </table:table-cell>
              <table:table-cell office:value-type="float" office:value="0.620867368421053">
                <text:p>0.620867368421053</text:p>
              </table:table-cell>
              <table:table-cell office:value-type="float" office:value="0.0013070891966759">
                <text:p>0.0013070891966759</text:p>
              </table:table-cell>
            </table:table-row>
            <table:table-row>
              <table:table-cell office:value-type="string">
                <text:p>65</text:p>
              </table:table-cell>
              <table:table-cell office:value-type="float" office:value="0.6144">
                <text:p>0.6144</text:p>
              </table:table-cell>
              <table:table-cell office:value-type="float" office:value="0.00128">
                <text:p>0.00128</text:p>
              </table:table-cell>
            </table:table-row>
            <table:table-row>
              <table:table-cell office:value-type="string">
                <text:p>66</text:p>
              </table:table-cell>
              <table:table-cell office:value-type="float" office:value="0.608065979381443">
                <text:p>0.608065979381443</text:p>
              </table:table-cell>
              <table:table-cell office:value-type="float" office:value="0.00125374428738442">
                <text:p>0.00125374428738442</text:p>
              </table:table-cell>
            </table:table-row>
            <table:table-row>
              <table:table-cell office:value-type="string">
                <text:p>67</text:p>
              </table:table-cell>
              <table:table-cell office:value-type="float" office:value="0.601861224489796">
                <text:p>0.601861224489796</text:p>
              </table:table-cell>
              <table:table-cell office:value-type="float" office:value="0.00122828821324448">
                <text:p>0.00122828821324448</text:p>
              </table:table-cell>
            </table:table-row>
            <table:table-row>
              <table:table-cell office:value-type="string">
                <text:p>68</text:p>
              </table:table-cell>
              <table:table-cell office:value-type="float" office:value="0.595781818181818">
                <text:p>0.595781818181818</text:p>
              </table:table-cell>
              <table:table-cell office:value-type="float" office:value="0.00120359963269054">
                <text:p>0.00120359963269054</text:p>
              </table:table-cell>
            </table:table-row>
            <table:table-row>
              <table:table-cell office:value-type="string">
                <text:p>69</text:p>
              </table:table-cell>
              <table:table-cell office:value-type="float" office:value="0.589824">
                <text:p>0.589824</text:p>
              </table:table-cell>
              <table:table-cell office:value-type="float" office:value="0.001179648">
                <text:p>0.001179648</text:p>
              </table:table-cell>
            </table:table-row>
            <table:table-row>
              <table:table-cell office:value-type="string">
                <text:p>70</text:p>
              </table:table-cell>
              <table:table-cell office:value-type="float" office:value="0.583984158415842">
                <text:p>0.583984158415842</text:p>
              </table:table-cell>
              <table:table-cell office:value-type="float" office:value="0.00115640427409078">
                <text:p>0.00115640427409078</text:p>
              </table:table-cell>
            </table:table-row>
            <table:table-row>
              <table:table-cell office:value-type="string">
                <text:p>71</text:p>
              </table:table-cell>
              <table:table-cell office:value-type="float" office:value="0.578258823529412">
                <text:p>0.578258823529412</text:p>
              </table:table-cell>
              <table:table-cell office:value-type="float" office:value="0.00113384083044983">
                <text:p>0.00113384083044983</text:p>
              </table:table-cell>
            </table:table-row>
            <table:table-row>
              <table:table-cell office:value-type="string">
                <text:p>72</text:p>
              </table:table-cell>
              <table:table-cell office:value-type="float" office:value="0.572644660194175">
                <text:p>0.572644660194175</text:p>
              </table:table-cell>
              <table:table-cell office:value-type="float" office:value="0.00111193137901782">
                <text:p>0.00111193137901782</text:p>
              </table:table-cell>
            </table:table-row>
            <table:table-row>
              <table:table-cell office:value-type="string">
                <text:p>73</text:p>
              </table:table-cell>
              <table:table-cell office:value-type="float" office:value="0.567138461538461">
                <text:p>0.567138461538461</text:p>
              </table:table-cell>
              <table:table-cell office:value-type="float" office:value="0.00109065088757396">
                <text:p>0.00109065088757396</text:p>
              </table:table-cell>
            </table:table-row>
            <table:table-row>
              <table:table-cell office:value-type="string">
                <text:p>74</text:p>
              </table:table-cell>
              <table:table-cell office:value-type="float" office:value="0.561737142857143">
                <text:p>0.561737142857143</text:p>
              </table:table-cell>
              <table:table-cell office:value-type="float" office:value="0.00106997551020408">
                <text:p>0.00106997551020408</text:p>
              </table:table-cell>
            </table:table-row>
            <table:table-row>
              <table:table-cell office:value-type="string">
                <text:p>75</text:p>
              </table:table-cell>
              <table:table-cell office:value-type="float" office:value="0.556437735849057">
                <text:p>0.556437735849057</text:p>
              </table:table-cell>
              <table:table-cell office:value-type="float" office:value="0.00104988252046992">
                <text:p>0.00104988252046992</text:p>
              </table:table-cell>
            </table:table-row>
            <table:table-row>
              <table:table-cell office:value-type="string">
                <text:p>76</text:p>
              </table:table-cell>
              <table:table-cell office:value-type="float" office:value="0.55123738317757">
                <text:p>0.55123738317757</text:p>
              </table:table-cell>
              <table:table-cell office:value-type="float" office:value="0.00103035024893004">
                <text:p>0.00103035024893004</text:p>
              </table:table-cell>
            </table:table-row>
            <table:table-row>
              <table:table-cell office:value-type="string">
                <text:p>77</text:p>
              </table:table-cell>
              <table:table-cell office:value-type="float" office:value="0.546133333333333">
                <text:p>0.546133333333333</text:p>
              </table:table-cell>
              <table:table-cell office:value-type="float" office:value="0.00101135802469136">
                <text:p>0.00101135802469136</text:p>
              </table:table-cell>
            </table:table-row>
            <table:table-row>
              <table:table-cell office:value-type="string">
                <text:p>78</text:p>
              </table:table-cell>
              <table:table-cell office:value-type="float" office:value="0.541122935779817">
                <text:p>0.541122935779817</text:p>
              </table:table-cell>
              <table:table-cell office:value-type="float" office:value="0.000992886120696911">
                <text:p>0.000992886120696911</text:p>
              </table:table-cell>
            </table:table-row>
            <table:table-row>
              <table:table-cell office:value-type="string">
                <text:p>79</text:p>
              </table:table-cell>
              <table:table-cell office:value-type="float" office:value="0.536203636363636">
                <text:p>0.536203636363636</text:p>
              </table:table-cell>
              <table:table-cell office:value-type="float" office:value="0.000974915702479339">
                <text:p>0.000974915702479339</text:p>
              </table:table-cell>
            </table:table-row>
            <table:table-row>
              <table:table-cell office:value-type="string">
                <text:p>80</text:p>
              </table:table-cell>
              <table:table-cell office:value-type="float" office:value="0.531372972972973">
                <text:p>0.531372972972973</text:p>
              </table:table-cell>
              <table:table-cell office:value-type="float" office:value="0.000957428780131483">
                <text:p>0.000957428780131483</text:p>
              </table:table-cell>
            </table:table-row>
            <table:table-row>
              <table:table-cell office:value-type="string">
                <text:p>81</text:p>
              </table:table-cell>
              <table:table-cell office:value-type="float" office:value="0.526628571428571">
                <text:p>0.526628571428571</text:p>
              </table:table-cell>
              <table:table-cell office:value-type="float" office:value="0.000940408163265306">
                <text:p>0.000940408163265306</text:p>
              </table:table-cell>
            </table:table-row>
            <table:table-row>
              <table:table-cell office:value-type="string">
                <text:p>82</text:p>
              </table:table-cell>
              <table:table-cell office:value-type="float" office:value="0.52196814159292">
                <text:p>0.52196814159292</text:p>
              </table:table-cell>
              <table:table-cell office:value-type="float" office:value="0.000923837418748532">
                <text:p>0.000923837418748532</text:p>
              </table:table-cell>
            </table:table-row>
            <table:table-row>
              <table:table-cell office:value-type="string">
                <text:p>83</text:p>
              </table:table-cell>
              <table:table-cell office:value-type="float" office:value="0.51738947368421">
                <text:p>0.51738947368421</text:p>
              </table:table-cell>
              <table:table-cell office:value-type="float" office:value="0.000907700831024931">
                <text:p>0.000907700831024931</text:p>
              </table:table-cell>
            </table:table-row>
            <table:table-row>
              <table:table-cell office:value-type="string">
                <text:p>84</text:p>
              </table:table-cell>
              <table:table-cell office:value-type="float" office:value="0.512890434782609">
                <text:p>0.512890434782609</text:p>
              </table:table-cell>
              <table:table-cell office:value-type="float" office:value="0.000891983364839319">
                <text:p>0.000891983364839319</text:p>
              </table:table-cell>
            </table:table-row>
            <table:table-row>
              <table:table-cell office:value-type="string">
                <text:p>85</text:p>
              </table:table-cell>
              <table:table-cell office:value-type="float" office:value="0.508468965517241">
                <text:p>0.508468965517241</text:p>
              </table:table-cell>
              <table:table-cell office:value-type="float" office:value="0.00087667063020214">
                <text:p>0.00087667063020214</text:p>
              </table:table-cell>
            </table:table-row>
            <table:table-row>
              <table:table-cell office:value-type="string">
                <text:p>86</text:p>
              </table:table-cell>
              <table:table-cell office:value-type="float" office:value="0.504123076923077">
                <text:p>0.504123076923077</text:p>
              </table:table-cell>
              <table:table-cell office:value-type="float" office:value="0.000861748849441157">
                <text:p>0.000861748849441157</text:p>
              </table:table-cell>
            </table:table-row>
            <table:table-row>
              <table:table-cell office:value-type="string">
                <text:p>87</text:p>
              </table:table-cell>
              <table:table-cell office:value-type="float" office:value="0.499850847457627">
                <text:p>0.499850847457627</text:p>
              </table:table-cell>
              <table:table-cell office:value-type="float" office:value="0.000847204826199368">
                <text:p>0.000847204826199368</text:p>
              </table:table-cell>
            </table:table-row>
            <table:table-row>
              <table:table-cell office:value-type="string">
                <text:p>88</text:p>
              </table:table-cell>
              <table:table-cell office:value-type="float" office:value="0.495650420168067">
                <text:p>0.495650420168067</text:p>
              </table:table-cell>
              <table:table-cell office:value-type="float" office:value="0.000833025916248853">
                <text:p>0.000833025916248853</text:p>
              </table:table-cell>
            </table:table-row>
            <table:table-row>
              <table:table-cell office:value-type="string">
                <text:p>89</text:p>
              </table:table-cell>
              <table:table-cell office:value-type="float" office:value="0.49152">
                <text:p>0.49152</text:p>
              </table:table-cell>
              <table:table-cell office:value-type="float" office:value="0.0008192">
                <text:p>0.0008192</text:p>
              </table:table-cell>
            </table:table-row>
            <table:table-row>
              <table:table-cell office:value-type="string">
                <text:p>90</text:p>
              </table:table-cell>
              <table:table-cell office:value-type="float" office:value="0.487457851239669">
                <text:p>0.487457851239669</text:p>
              </table:table-cell>
              <table:table-cell office:value-type="float" office:value="0.000805715456594495">
                <text:p>0.000805715456594495</text:p>
              </table:table-cell>
            </table:table-row>
            <table:table-row>
              <table:table-cell office:value-type="string">
                <text:p>91</text:p>
              </table:table-cell>
              <table:table-cell office:value-type="float" office:value="0.483462295081967">
                <text:p>0.483462295081967</text:p>
              </table:table-cell>
              <table:table-cell office:value-type="float" office:value="0.000792561139478635">
                <text:p>0.000792561139478635</text:p>
              </table:table-cell>
            </table:table-row>
            <table:table-row>
              <table:table-cell office:value-type="string">
                <text:p>92</text:p>
              </table:table-cell>
              <table:table-cell office:value-type="float" office:value="0.479531707317073">
                <text:p>0.479531707317073</text:p>
              </table:table-cell>
              <table:table-cell office:value-type="float" office:value="0.000779726353361095">
                <text:p>0.000779726353361095</text:p>
              </table:table-cell>
            </table:table-row>
            <table:table-row>
              <table:table-cell office:value-type="string">
                <text:p>93</text:p>
              </table:table-cell>
              <table:table-cell office:value-type="float" office:value="0.475664516129032">
                <text:p>0.475664516129032</text:p>
              </table:table-cell>
              <table:table-cell office:value-type="float" office:value="0.000767200832466181">
                <text:p>0.000767200832466181</text:p>
              </table:table-cell>
            </table:table-row>
            <table:table-row>
              <table:table-cell office:value-type="string">
                <text:p>94</text:p>
              </table:table-cell>
              <table:table-cell office:value-type="float" office:value="0.4718592">
                <text:p>0.4718592</text:p>
              </table:table-cell>
              <table:table-cell office:value-type="float" office:value="0.00075497472">
                <text:p>0.00075497472</text:p>
              </table:table-cell>
            </table:table-row>
            <table:table-row>
              <table:table-cell office:value-type="string">
                <text:p>95</text:p>
              </table:table-cell>
              <table:table-cell office:value-type="float" office:value="0.468114285714286">
                <text:p>0.468114285714286</text:p>
              </table:table-cell>
              <table:table-cell office:value-type="float" office:value="0.000743038548752835">
                <text:p>0.000743038548752835</text:p>
              </table:table-cell>
            </table:table-row>
            <table:table-row>
              <table:table-cell office:value-type="string">
                <text:p>96</text:p>
              </table:table-cell>
              <table:table-cell office:value-type="float" office:value="0.464428346456693">
                <text:p>0.464428346456693</text:p>
              </table:table-cell>
              <table:table-cell office:value-type="float" office:value="0.000731383222766446">
                <text:p>0.000731383222766446</text:p>
              </table:table-cell>
            </table:table-row>
            <table:table-row>
              <table:table-cell office:value-type="string">
                <text:p>97</text:p>
              </table:table-cell>
              <table:table-cell office:value-type="float" office:value="0.4608">
                <text:p>0.4608</text:p>
              </table:table-cell>
              <table:table-cell office:value-type="float" office:value="0.00072">
                <text:p>0.00072</text:p>
              </table:table-cell>
            </table:table-row>
            <table:table-row>
              <table:table-cell office:value-type="string">
                <text:p>98</text:p>
              </table:table-cell>
              <table:table-cell office:value-type="float" office:value="0.457227906976744">
                <text:p>0.457227906976744</text:p>
              </table:table-cell>
              <table:table-cell office:value-type="float" office:value="0.000708880475932937">
                <text:p>0.000708880475932937</text:p>
              </table:table-cell>
            </table:table-row>
            <table:table-row>
              <table:table-cell office:value-type="string">
                <text:p>99</text:p>
              </table:table-cell>
              <table:table-cell office:value-type="float" office:value="0.453710769230769">
                <text:p>0.453710769230769</text:p>
              </table:table-cell>
              <table:table-cell office:value-type="float" office:value="0.000698016568047337">
                <text:p>0.000698016568047337</text:p>
              </table:table-cell>
            </table:table-row>
            <table:table-row>
              <table:table-cell office:value-type="string">
                <text:p>100</text:p>
              </table:table-cell>
              <table:table-cell office:value-type="float" office:value="0.450247328244275">
                <text:p>0.450247328244275</text:p>
              </table:table-cell>
              <table:table-cell office:value-type="float" office:value="0.000687400501136298">
                <text:p>0.000687400501136298</text:p>
              </table:table-cell>
            </table:table-row>
            <table:table-row>
              <table:table-cell office:value-type="string">
                <text:p>101</text:p>
              </table:table-cell>
              <table:table-cell office:value-type="float" office:value="0.446836363636364">
                <text:p>0.446836363636364</text:p>
              </table:table-cell>
              <table:table-cell office:value-type="float" office:value="0.00067702479338843">
                <text:p>0.00067702479338843</text:p>
              </table:table-cell>
            </table:table-row>
            <table:table-row>
              <table:table-cell office:value-type="string">
                <text:p>102</text:p>
              </table:table-cell>
              <table:table-cell office:value-type="float" office:value="0.443476691729323">
                <text:p>0.443476691729323</text:p>
              </table:table-cell>
              <table:table-cell office:value-type="float" office:value="0.00066688224320199">
                <text:p>0.00066688224320199</text:p>
              </table:table-cell>
            </table:table-row>
            <table:table-row>
              <table:table-cell office:value-type="string">
                <text:p>103</text:p>
              </table:table-cell>
              <table:table-cell office:value-type="float" office:value="0.440167164179104">
                <text:p>0.440167164179104</text:p>
              </table:table-cell>
              <table:table-cell office:value-type="float" office:value="0.000656965916685231">
                <text:p>0.000656965916685231</text:p>
              </table:table-cell>
            </table:table-row>
            <table:table-row>
              <table:table-cell office:value-type="string">
                <text:p>104</text:p>
              </table:table-cell>
              <table:table-cell office:value-type="float" office:value="0.436906666666667">
                <text:p>0.436906666666667</text:p>
              </table:table-cell>
              <table:table-cell office:value-type="float" office:value="0.000647269135802469">
                <text:p>0.000647269135802469</text:p>
              </table:table-cell>
            </table:table-row>
            <table:table-row>
              <table:table-cell office:value-type="string">
                <text:p>105</text:p>
              </table:table-cell>
              <table:table-cell office:value-type="float" office:value="0.433694117647059">
                <text:p>0.433694117647059</text:p>
              </table:table-cell>
              <table:table-cell office:value-type="float" office:value="0.000637785467128028">
                <text:p>0.000637785467128028</text:p>
              </table:table-cell>
            </table:table-row>
            <table:table-row>
              <table:table-cell office:value-type="string">
                <text:p>106</text:p>
              </table:table-cell>
              <table:table-cell office:value-type="float" office:value="0.430528467153285">
                <text:p>0.430528467153285</text:p>
              </table:table-cell>
              <table:table-cell office:value-type="float" office:value="0.000628508711172678">
                <text:p>0.000628508711172678</text:p>
              </table:table-cell>
            </table:table-row>
            <table:table-row>
              <table:table-cell office:value-type="string">
                <text:p>107</text:p>
              </table:table-cell>
              <table:table-cell office:value-type="float" office:value="0.427408695652174">
                <text:p>0.427408695652174</text:p>
              </table:table-cell>
              <table:table-cell office:value-type="float" office:value="0.000619432892249527">
                <text:p>0.000619432892249527</text:p>
              </table:table-cell>
            </table:table-row>
            <table:table-row>
              <table:table-cell office:value-type="string">
                <text:p>108</text:p>
              </table:table-cell>
              <table:table-cell office:value-type="float" office:value="0.42433381294964">
                <text:p>0.42433381294964</text:p>
              </table:table-cell>
              <table:table-cell office:value-type="float" office:value="0.000610552248848403">
                <text:p>0.000610552248848403</text:p>
              </table:table-cell>
            </table:table-row>
            <table:table-row>
              <table:table-cell office:value-type="string">
                <text:p>109</text:p>
              </table:table-cell>
              <table:table-cell office:value-type="float" office:value="0.421302857142857">
                <text:p>0.421302857142857</text:p>
              </table:table-cell>
              <table:table-cell office:value-type="float" office:value="0.000601861224489796">
                <text:p>0.000601861224489796</text:p>
              </table:table-cell>
            </table:table-row>
            <table:table-row>
              <table:table-cell office:value-type="string">
                <text:p>110</text:p>
              </table:table-cell>
              <table:table-cell office:value-type="float" office:value="0.418314893617021">
                <text:p>0.418314893617021</text:p>
              </table:table-cell>
              <table:table-cell office:value-type="float" office:value="0.000593354459031236">
                <text:p>0.000593354459031236</text:p>
              </table:table-cell>
            </table:table-row>
            <table:table-row>
              <table:table-cell office:value-type="string">
                <text:p>111</text:p>
              </table:table-cell>
              <table:table-cell office:value-type="float" office:value="0.415369014084507">
                <text:p>0.415369014084507</text:p>
              </table:table-cell>
              <table:table-cell office:value-type="float" office:value="0.000585026780400714">
                <text:p>0.000585026780400714</text:p>
              </table:table-cell>
            </table:table-row>
            <table:table-row>
              <table:table-cell office:value-type="string">
                <text:p>112</text:p>
              </table:table-cell>
              <table:table-cell office:value-type="float" office:value="0.412464335664336">
                <text:p>0.412464335664336</text:p>
              </table:table-cell>
              <table:table-cell office:value-type="float" office:value="0.000576873196733337">
                <text:p>0.000576873196733337</text:p>
              </table:table-cell>
            </table:table-row>
            <table:table-row>
              <table:table-cell office:value-type="string">
                <text:p>113</text:p>
              </table:table-cell>
              <table:table-cell office:value-type="float" office:value="0.4096">
                <text:p>0.4096</text:p>
              </table:table-cell>
              <table:table-cell office:value-type="float" office:value="0.000568888888888889">
                <text:p>0.000568888888888889</text:p>
              </table:table-cell>
            </table:table-row>
            <table:table-row>
              <table:table-cell office:value-type="string">
                <text:p>114</text:p>
              </table:table-cell>
              <table:table-cell office:value-type="float" office:value="0.406775172413793">
                <text:p>0.406775172413793</text:p>
              </table:table-cell>
              <table:table-cell office:value-type="float" office:value="0.00056106920332937">
                <text:p>0.00056106920332937</text:p>
              </table:table-cell>
            </table:table-row>
            <table:table-row>
              <table:table-cell office:value-type="string">
                <text:p>115</text:p>
              </table:table-cell>
              <table:table-cell office:value-type="float" office:value="0.40398904109589">
                <text:p>0.40398904109589</text:p>
              </table:table-cell>
              <table:table-cell office:value-type="float" office:value="0.000553409645336836">
                <text:p>0.000553409645336836</text:p>
              </table:table-cell>
            </table:table-row>
            <table:table-row>
              <table:table-cell office:value-type="string">
                <text:p>116</text:p>
              </table:table-cell>
              <table:table-cell office:value-type="float" office:value="0.401240816326531">
                <text:p>0.401240816326531</text:p>
              </table:table-cell>
              <table:table-cell office:value-type="float" office:value="0.000545905872553103">
                <text:p>0.000545905872553103</text:p>
              </table:table-cell>
            </table:table-row>
            <table:table-row>
              <table:table-cell office:value-type="string">
                <text:p>117</text:p>
              </table:table-cell>
              <table:table-cell office:value-type="float" office:value="0.39852972972973">
                <text:p>0.39852972972973</text:p>
              </table:table-cell>
              <table:table-cell office:value-type="float" office:value="0.000538553688823959">
                <text:p>0.000538553688823959</text:p>
              </table:table-cell>
            </table:table-row>
            <table:table-row>
              <table:table-cell office:value-type="string">
                <text:p>118</text:p>
              </table:table-cell>
              <table:table-cell office:value-type="float" office:value="0.395855033557047">
                <text:p>0.395855033557047</text:p>
              </table:table-cell>
              <table:table-cell office:value-type="float" office:value="0.000531349038331607">
                <text:p>0.000531349038331607</text:p>
              </table:table-cell>
            </table:table-row>
            <table:table-row>
              <table:table-cell office:value-type="string">
                <text:p>119</text:p>
              </table:table-cell>
              <table:table-cell office:value-type="float" office:value="0.393216">
                <text:p>0.393216</text:p>
              </table:table-cell>
              <table:table-cell office:value-type="float" office:value="0.000524288">
                <text:p>0.000524288</text:p>
              </table:table-cell>
            </table:table-row>
            <table:table-row>
              <table:table-cell office:value-type="string">
                <text:p>120</text:p>
              </table:table-cell>
              <table:table-cell office:value-type="float" office:value="0.390611920529801">
                <text:p>0.390611920529801</text:p>
              </table:table-cell>
              <table:table-cell office:value-type="float" office:value="0.000517366782158677">
                <text:p>0.000517366782158677</text:p>
              </table:table-cell>
            </table:table-row>
            <table:table-row>
              <table:table-cell office:value-type="string">
                <text:p>121</text:p>
              </table:table-cell>
              <table:table-cell office:value-type="float" office:value="0.388042105263158">
                <text:p>0.388042105263158</text:p>
              </table:table-cell>
              <table:table-cell office:value-type="float" office:value="0.000510581717451524">
                <text:p>0.000510581717451524</text:p>
              </table:table-cell>
            </table:table-row>
            <table:table-row>
              <table:table-cell office:value-type="string">
                <text:p>122</text:p>
              </table:table-cell>
              <table:table-cell office:value-type="float" office:value="0.385505882352941">
                <text:p>0.385505882352941</text:p>
              </table:table-cell>
              <table:table-cell office:value-type="float" office:value="0.000503929257977701">
                <text:p>0.000503929257977701</text:p>
              </table:table-cell>
            </table:table-row>
            <table:table-row>
              <table:table-cell office:value-type="string">
                <text:p>123</text:p>
              </table:table-cell>
              <table:table-cell office:value-type="float" office:value="0.383002597402597">
                <text:p>0.383002597402597</text:p>
              </table:table-cell>
              <table:table-cell office:value-type="float" office:value="0.000497405970652724">
                <text:p>0.000497405970652724</text:p>
              </table:table-cell>
            </table:table-row>
            <table:table-row>
              <table:table-cell office:value-type="string">
                <text:p>124</text:p>
              </table:table-cell>
              <table:table-cell office:value-type="float" office:value="0.380531612903226">
                <text:p>0.380531612903226</text:p>
              </table:table-cell>
              <table:table-cell office:value-type="float" office:value="0.000491008532778356">
                <text:p>0.000491008532778356</text:p>
              </table:table-cell>
            </table:table-row>
            <table:table-row>
              <table:table-cell office:value-type="string">
                <text:p>125</text:p>
              </table:table-cell>
              <table:table-cell office:value-type="float" office:value="0.378092307692308">
                <text:p>0.378092307692308</text:p>
              </table:table-cell>
              <table:table-cell office:value-type="float" office:value="0.000484733727810651">
                <text:p>0.000484733727810651</text:p>
              </table:table-cell>
            </table:table-row>
            <table:table-row>
              <table:table-cell office:value-type="string">
                <text:p>126</text:p>
              </table:table-cell>
              <table:table-cell office:value-type="float" office:value="0.375684076433121">
                <text:p>0.375684076433121</text:p>
              </table:table-cell>
              <table:table-cell office:value-type="float" office:value="0.000478578441316078">
                <text:p>0.000478578441316078</text:p>
              </table:table-cell>
            </table:table-row>
            <table:table-row>
              <table:table-cell office:value-type="string">
                <text:p>127</text:p>
              </table:table-cell>
              <table:table-cell office:value-type="float" office:value="0.373306329113924">
                <text:p>0.373306329113924</text:p>
              </table:table-cell>
              <table:table-cell office:value-type="float" office:value="0.000472539657106233">
                <text:p>0.000472539657106233</text:p>
              </table:table-cell>
            </table:table-row>
            <table:table-row>
              <table:table-cell office:value-type="string">
                <text:p>128</text:p>
              </table:table-cell>
              <table:table-cell office:value-type="float" office:value="0.370958490566038">
                <text:p>0.370958490566038</text:p>
              </table:table-cell>
              <table:table-cell office:value-type="float" office:value="0.000466614453542186">
                <text:p>0.000466614453542186</text:p>
              </table:table-cell>
            </table:table-row>
            <table:table-row>
              <table:table-cell office:value-type="string">
                <text:p>129</text:p>
              </table:table-cell>
              <table:table-cell office:value-type="float" office:value="0.36864">
                <text:p>0.36864</text:p>
              </table:table-cell>
              <table:table-cell office:value-type="float" office:value="0.0004608">
                <text:p>0.0004608</text:p>
              </table:table-cell>
            </table:table-row>
            <table:table-row>
              <table:table-cell office:value-type="string">
                <text:p>130</text:p>
              </table:table-cell>
              <table:table-cell office:value-type="float" office:value="0.366350310559006">
                <text:p>0.366350310559006</text:p>
              </table:table-cell>
              <table:table-cell office:value-type="float" office:value="0.000455093553489449">
                <text:p>0.000455093553489449</text:p>
              </table:table-cell>
            </table:table-row>
            <table:table-row>
              <table:table-cell office:value-type="string">
                <text:p>131</text:p>
              </table:table-cell>
              <table:table-cell office:value-type="float" office:value="0.364088888888889">
                <text:p>0.364088888888889</text:p>
              </table:table-cell>
              <table:table-cell office:value-type="float" office:value="0.000449492455418381">
                <text:p>0.000449492455418381</text:p>
              </table:table-cell>
            </table:table-row>
            <table:table-row>
              <table:table-cell office:value-type="string">
                <text:p>132</text:p>
              </table:table-cell>
              <table:table-cell office:value-type="float" office:value="0.361855214723926">
                <text:p>0.361855214723926</text:p>
              </table:table-cell>
              <table:table-cell office:value-type="float" office:value="0.000443994128495615">
                <text:p>0.000443994128495615</text:p>
              </table:table-cell>
            </table:table-row>
            <table:table-row>
              <table:table-cell office:value-type="string">
                <text:p>133</text:p>
              </table:table-cell>
              <table:table-cell office:value-type="float" office:value="0.359648780487805">
                <text:p>0.359648780487805</text:p>
              </table:table-cell>
              <table:table-cell office:value-type="float" office:value="0.000438596073765616">
                <text:p>0.000438596073765616</text:p>
              </table:table-cell>
            </table:table-row>
            <table:table-row>
              <table:table-cell office:value-type="string">
                <text:p>134</text:p>
              </table:table-cell>
              <table:table-cell office:value-type="float" office:value="0.357469090909091">
                <text:p>0.357469090909091</text:p>
              </table:table-cell>
              <table:table-cell office:value-type="float" office:value="0.000433295867768595">
                <text:p>0.000433295867768595</text:p>
              </table:table-cell>
            </table:table-row>
            <table:table-row>
              <table:table-cell office:value-type="string">
                <text:p>135</text:p>
              </table:table-cell>
              <table:table-cell office:value-type="float" office:value="0.355315662650602">
                <text:p>0.355315662650602</text:p>
              </table:table-cell>
              <table:table-cell office:value-type="float" office:value="0.000428091159820003">
                <text:p>0.000428091159820003</text:p>
              </table:table-cell>
            </table:table-row>
            <table:table-row>
              <table:table-cell office:value-type="string">
                <text:p>136</text:p>
              </table:table-cell>
              <table:table-cell office:value-type="float" office:value="0.353188023952096">
                <text:p>0.353188023952096</text:p>
              </table:table-cell>
              <table:table-cell office:value-type="float" office:value="0.000422979669403708">
                <text:p>0.000422979669403708</text:p>
              </table:table-cell>
            </table:table-row>
            <table:table-row>
              <table:table-cell office:value-type="string">
                <text:p>137</text:p>
              </table:table-cell>
              <table:table-cell office:value-type="float" office:value="0.351085714285714">
                <text:p>0.351085714285714</text:p>
              </table:table-cell>
              <table:table-cell office:value-type="float" office:value="0.000417959183673469">
                <text:p>0.000417959183673469</text:p>
              </table:table-cell>
            </table:table-row>
            <table:table-row>
              <table:table-cell office:value-type="string">
                <text:p>138</text:p>
              </table:table-cell>
              <table:table-cell office:value-type="float" office:value="0.349008284023669">
                <text:p>0.349008284023669</text:p>
              </table:table-cell>
              <table:table-cell office:value-type="float" office:value="0.000413027555057596">
                <text:p>0.000413027555057596</text:p>
              </table:table-cell>
            </table:table-row>
            <table:table-row>
              <table:table-cell office:value-type="string">
                <text:p>139</text:p>
              </table:table-cell>
              <table:table-cell office:value-type="float" office:value="0.346955294117647">
                <text:p>0.346955294117647</text:p>
              </table:table-cell>
              <table:table-cell office:value-type="float" office:value="0.000408182698961938">
                <text:p>0.000408182698961938</text:p>
              </table:table-cell>
            </table:table-row>
            <table:table-row>
              <table:table-cell office:value-type="string">
                <text:p>140</text:p>
              </table:table-cell>
              <table:table-cell office:value-type="float" office:value="0.344926315789474">
                <text:p>0.344926315789474</text:p>
              </table:table-cell>
              <table:table-cell office:value-type="float" office:value="0.000403422591566636">
                <text:p>0.000403422591566636</text:p>
              </table:table-cell>
            </table:table-row>
            <table:table-row>
              <table:table-cell office:value-type="string">
                <text:p>141</text:p>
              </table:table-cell>
              <table:table-cell office:value-type="float" office:value="0.342920930232558">
                <text:p>0.342920930232558</text:p>
              </table:table-cell>
              <table:table-cell office:value-type="float" office:value="0.000398745267712277">
                <text:p>0.000398745267712277</text:p>
              </table:table-cell>
            </table:table-row>
            <table:table-row>
              <table:table-cell office:value-type="string">
                <text:p>142</text:p>
              </table:table-cell>
              <table:table-cell office:value-type="float" office:value="0.340938728323699">
                <text:p>0.340938728323699</text:p>
              </table:table-cell>
              <table:table-cell office:value-type="float" office:value="0.000394148818871329">
                <text:p>0.000394148818871329</text:p>
              </table:table-cell>
            </table:table-row>
            <table:table-row>
              <table:table-cell office:value-type="string">
                <text:p>143</text:p>
              </table:table-cell>
              <table:table-cell office:value-type="float" office:value="0.338979310344828">
                <text:p>0.338979310344828</text:p>
              </table:table-cell>
              <table:table-cell office:value-type="float" office:value="0.000389631391200951">
                <text:p>0.000389631391200951</text:p>
              </table:table-cell>
            </table:table-row>
            <table:table-row>
              <table:table-cell office:value-type="string">
                <text:p>144</text:p>
              </table:table-cell>
              <table:table-cell office:value-type="float" office:value="0.337042285714286">
                <text:p>0.337042285714286</text:p>
              </table:table-cell>
              <table:table-cell office:value-type="float" office:value="0.000385191183673469">
                <text:p>0.000385191183673469</text:p>
              </table:table-cell>
            </table:table-row>
            <table:table-row>
              <table:table-cell office:value-type="string">
                <text:p>145</text:p>
              </table:table-cell>
              <table:table-cell office:value-type="float" office:value="0.335127272727273">
                <text:p>0.335127272727273</text:p>
              </table:table-cell>
              <table:table-cell office:value-type="float" office:value="0.000380826446280992">
                <text:p>0.000380826446280992</text:p>
              </table:table-cell>
            </table:table-row>
            <table:table-row>
              <table:table-cell office:value-type="string">
                <text:p>146</text:p>
              </table:table-cell>
              <table:table-cell office:value-type="float" office:value="0.333233898305085">
                <text:p>0.333233898305085</text:p>
              </table:table-cell>
              <table:table-cell office:value-type="float" office:value="0.00037653547831083">
                <text:p>0.00037653547831083</text:p>
              </table:table-cell>
            </table:table-row>
            <table:table-row>
              <table:table-cell office:value-type="string">
                <text:p>147</text:p>
              </table:table-cell>
              <table:table-cell office:value-type="float" office:value="0.331361797752809">
                <text:p>0.331361797752809</text:p>
              </table:table-cell>
              <table:table-cell office:value-type="float" office:value="0.000372316626688549">
                <text:p>0.000372316626688549</text:p>
              </table:table-cell>
            </table:table-row>
            <table:table-row>
              <table:table-cell office:value-type="string">
                <text:p>148</text:p>
              </table:table-cell>
              <table:table-cell office:value-type="float" office:value="0.32951061452514">
                <text:p>0.32951061452514</text:p>
              </table:table-cell>
              <table:table-cell office:value-type="float" office:value="0.000368168284385631">
                <text:p>0.000368168284385631</text:p>
              </table:table-cell>
            </table:table-row>
            <table:table-row>
              <table:table-cell office:value-type="string">
                <text:p>149</text:p>
              </table:table-cell>
              <table:table-cell office:value-type="float" office:value="0.32768">
                <text:p>0.32768</text:p>
              </table:table-cell>
              <table:table-cell office:value-type="float" office:value="0.000364088888888889">
                <text:p>0.000364088888888889</text:p>
              </table:table-cell>
            </table:table-row>
            <table:table-row>
              <table:table-cell office:value-type="string">
                <text:p>150</text:p>
              </table:table-cell>
              <table:table-cell office:value-type="float" office:value="0.325869613259668">
                <text:p>0.325869613259668</text:p>
              </table:table-cell>
              <table:table-cell office:value-type="float" office:value="0.000360076920728915">
                <text:p>0.000360076920728915</text:p>
              </table:table-cell>
            </table:table-row>
            <table:table-row>
              <table:table-cell office:value-type="string">
                <text:p>151</text:p>
              </table:table-cell>
              <table:table-cell office:value-type="float" office:value="0.324079120879121">
                <text:p>0.324079120879121</text:p>
              </table:table-cell>
              <table:table-cell office:value-type="float" office:value="0.000356130902064968">
                <text:p>0.000356130902064968</text:p>
              </table:table-cell>
            </table:table-row>
            <table:table-row>
              <table:table-cell office:value-type="string">
                <text:p>152</text:p>
              </table:table-cell>
              <table:table-cell office:value-type="float" office:value="0.322308196721311">
                <text:p>0.322308196721311</text:p>
              </table:table-cell>
              <table:table-cell office:value-type="float" office:value="0.000352249395323838">
                <text:p>0.000352249395323838</text:p>
              </table:table-cell>
            </table:table-row>
            <table:table-row>
              <table:table-cell office:value-type="string">
                <text:p>153</text:p>
              </table:table-cell>
              <table:table-cell office:value-type="float" office:value="0.32055652173913">
                <text:p>0.32055652173913</text:p>
              </table:table-cell>
              <table:table-cell office:value-type="float" office:value="0.000348431001890359">
                <text:p>0.000348431001890359</text:p>
              </table:table-cell>
            </table:table-row>
            <table:table-row>
              <table:table-cell office:value-type="string">
                <text:p>154</text:p>
              </table:table-cell>
              <table:table-cell office:value-type="float" office:value="0.318823783783784">
                <text:p>0.318823783783784</text:p>
              </table:table-cell>
              <table:table-cell office:value-type="float" office:value="0.000344674360847334">
                <text:p>0.000344674360847334</text:p>
              </table:table-cell>
            </table:table-row>
            <table:table-row>
              <table:table-cell office:value-type="string">
                <text:p>155</text:p>
              </table:table-cell>
              <table:table-cell office:value-type="float" office:value="0.317109677419355">
                <text:p>0.317109677419355</text:p>
              </table:table-cell>
              <table:table-cell office:value-type="float" office:value="0.000340978147762747">
                <text:p>0.000340978147762747</text:p>
              </table:table-cell>
            </table:table-row>
            <table:table-row>
              <table:table-cell office:value-type="string">
                <text:p>156</text:p>
              </table:table-cell>
              <table:table-cell office:value-type="float" office:value="0.315413903743315">
                <text:p>0.315413903743315</text:p>
              </table:table-cell>
              <table:table-cell office:value-type="float" office:value="0.000337341073522263">
                <text:p>0.000337341073522263</text:p>
              </table:table-cell>
            </table:table-row>
            <table:table-row>
              <table:table-cell office:value-type="string">
                <text:p>157</text:p>
              </table:table-cell>
              <table:table-cell office:value-type="float" office:value="0.313736170212766">
                <text:p>0.313736170212766</text:p>
              </table:table-cell>
              <table:table-cell office:value-type="float" office:value="0.00033376188320507">
                <text:p>0.00033376188320507</text:p>
              </table:table-cell>
            </table:table-row>
            <table:table-row>
              <table:table-cell office:value-type="string">
                <text:p>158</text:p>
              </table:table-cell>
              <table:table-cell office:value-type="float" office:value="0.31207619047619">
                <text:p>0.31207619047619</text:p>
              </table:table-cell>
              <table:table-cell office:value-type="float" office:value="0.00033023935500126">
                <text:p>0.00033023935500126</text:p>
              </table:table-cell>
            </table:table-row>
            <table:table-row>
              <table:table-cell office:value-type="string">
                <text:p>159</text:p>
              </table:table-cell>
              <table:table-cell office:value-type="float" office:value="0.310433684210526">
                <text:p>0.310433684210526</text:p>
              </table:table-cell>
              <table:table-cell office:value-type="float" office:value="0.000326772299168975">
                <text:p>0.000326772299168975</text:p>
              </table:table-cell>
            </table:table-row>
            <table:table-row>
              <table:table-cell office:value-type="string">
                <text:p>160</text:p>
              </table:table-cell>
              <table:table-cell office:value-type="float" office:value="0.308808376963351">
                <text:p>0.308808376963351</text:p>
              </table:table-cell>
              <table:table-cell office:value-type="float" office:value="0.000323359557029687">
                <text:p>0.000323359557029687</text:p>
              </table:table-cell>
            </table:table-row>
            <table:table-row>
              <table:table-cell office:value-type="string">
                <text:p>161</text:p>
              </table:table-cell>
              <table:table-cell office:value-type="float" office:value="0.3072">
                <text:p>0.3072</text:p>
              </table:table-cell>
              <table:table-cell office:value-type="float" office:value="0.00032">
                <text:p>0.00032</text:p>
              </table:table-cell>
            </table:table-row>
            <table:table-row>
              <table:table-cell office:value-type="string">
                <text:p>162</text:p>
              </table:table-cell>
              <table:table-cell office:value-type="float" office:value="0.30560829015544">
                <text:p>0.30560829015544</text:p>
              </table:table-cell>
              <table:table-cell office:value-type="float" office:value="0.000316692528658487">
                <text:p>0.000316692528658487</text:p>
              </table:table-cell>
            </table:table-row>
            <table:table-row>
              <table:table-cell office:value-type="string">
                <text:p>163</text:p>
              </table:table-cell>
              <table:table-cell office:value-type="float" office:value="0.304032989690722">
                <text:p>0.304032989690722</text:p>
              </table:table-cell>
              <table:table-cell office:value-type="float" office:value="0.000313436071846105">
                <text:p>0.000313436071846105</text:p>
              </table:table-cell>
            </table:table-row>
            <table:table-row>
              <table:table-cell office:value-type="string">
                <text:p>164</text:p>
              </table:table-cell>
              <table:table-cell office:value-type="float" office:value="0.302473846153846">
                <text:p>0.302473846153846</text:p>
              </table:table-cell>
              <table:table-cell office:value-type="float" office:value="0.000310229585798817">
                <text:p>0.000310229585798817</text:p>
              </table:table-cell>
            </table:table-row>
            <table:table-row>
              <table:table-cell office:value-type="string">
                <text:p>165</text:p>
              </table:table-cell>
              <table:table-cell office:value-type="float" office:value="0.300930612244898">
                <text:p>0.300930612244898</text:p>
              </table:table-cell>
              <table:table-cell office:value-type="float" office:value="0.00030707205331112">
                <text:p>0.00030707205331112</text:p>
              </table:table-cell>
            </table:table-row>
            <table:table-row>
              <table:table-cell office:value-type="string">
                <text:p>166</text:p>
              </table:table-cell>
              <table:table-cell office:value-type="float" office:value="0.299403045685279">
                <text:p>0.299403045685279</text:p>
              </table:table-cell>
              <table:table-cell office:value-type="float" office:value="0.000303962482929217">
                <text:p>0.000303962482929217</text:p>
              </table:table-cell>
            </table:table-row>
            <table:table-row>
              <table:table-cell office:value-type="string">
                <text:p>167</text:p>
              </table:table-cell>
              <table:table-cell office:value-type="float" office:value="0.297890909090909">
                <text:p>0.297890909090909</text:p>
              </table:table-cell>
              <table:table-cell office:value-type="float" office:value="0.000300899908172635">
                <text:p>0.000300899908172635</text:p>
              </table:table-cell>
            </table:table-row>
            <table:table-row>
              <table:table-cell office:value-type="string">
                <text:p>168</text:p>
              </table:table-cell>
              <table:table-cell office:value-type="float" office:value="0.296393969849246">
                <text:p>0.296393969849246</text:p>
              </table:table-cell>
              <table:table-cell office:value-type="float" office:value="0.000297883386783162">
                <text:p>0.000297883386783162</text:p>
              </table:table-cell>
            </table:table-row>
            <table:table-row>
              <table:table-cell office:value-type="string">
                <text:p>169</text:p>
              </table:table-cell>
              <table:table-cell office:value-type="float" office:value="0.294912">
                <text:p>0.294912</text:p>
              </table:table-cell>
              <table:table-cell office:value-type="float" office:value="0.000294912">
                <text:p>0.000294912</text:p>
              </table:table-cell>
            </table:table-row>
            <table:table-row>
              <table:table-cell office:value-type="string">
                <text:p>170</text:p>
              </table:table-cell>
              <table:table-cell office:value-type="float" office:value="0.293444776119403">
                <text:p>0.293444776119403</text:p>
              </table:table-cell>
              <table:table-cell office:value-type="float" office:value="0.000291984851860102">
                <text:p>0.000291984851860102</text:p>
              </table:table-cell>
            </table:table-row>
            <table:table-row>
              <table:table-cell office:value-type="string">
                <text:p>171</text:p>
              </table:table-cell>
              <table:table-cell office:value-type="float" office:value="0.291992079207921">
                <text:p>0.291992079207921</text:p>
              </table:table-cell>
              <table:table-cell office:value-type="float" office:value="0.000289101068522694">
                <text:p>0.000289101068522694</text:p>
              </table:table-cell>
            </table:table-row>
            <table:table-row>
              <table:table-cell office:value-type="string">
                <text:p>172</text:p>
              </table:table-cell>
              <table:table-cell office:value-type="float" office:value="0.290553694581281">
                <text:p>0.290553694581281</text:p>
              </table:table-cell>
              <table:table-cell office:value-type="float" office:value="0.000286259797617025">
                <text:p>0.000286259797617025</text:p>
              </table:table-cell>
            </table:table-row>
            <table:table-row>
              <table:table-cell office:value-type="string">
                <text:p>173</text:p>
              </table:table-cell>
              <table:table-cell office:value-type="float" office:value="0.289129411764706">
                <text:p>0.289129411764706</text:p>
              </table:table-cell>
              <table:table-cell office:value-type="float" office:value="0.000283460207612457">
                <text:p>0.000283460207612457</text:p>
              </table:table-cell>
            </table:table-row>
            <table:table-row>
              <table:table-cell office:value-type="string">
                <text:p>174</text:p>
              </table:table-cell>
              <table:table-cell office:value-type="float" office:value="0.287719024390244">
                <text:p>0.287719024390244</text:p>
              </table:table-cell>
              <table:table-cell office:value-type="float" office:value="0.000280701487209994">
                <text:p>0.000280701487209994</text:p>
              </table:table-cell>
            </table:table-row>
            <table:table-row>
              <table:table-cell office:value-type="string">
                <text:p>175</text:p>
              </table:table-cell>
              <table:table-cell office:value-type="float" office:value="0.286322330097087">
                <text:p>0.286322330097087</text:p>
              </table:table-cell>
              <table:table-cell office:value-type="float" office:value="0.000277982844754454">
                <text:p>0.000277982844754454</text:p>
              </table:table-cell>
            </table:table-row>
            <table:table-row>
              <table:table-cell office:value-type="string">
                <text:p>176</text:p>
              </table:table-cell>
              <table:table-cell office:value-type="float" office:value="0.284939130434783">
                <text:p>0.284939130434783</text:p>
              </table:table-cell>
              <table:table-cell office:value-type="float" office:value="0.000275303507666457">
                <text:p>0.000275303507666457</text:p>
              </table:table-cell>
            </table:table-row>
            <table:table-row>
              <table:table-cell office:value-type="string">
                <text:p>177</text:p>
              </table:table-cell>
              <table:table-cell office:value-type="float" office:value="0.283569230769231">
                <text:p>0.283569230769231</text:p>
              </table:table-cell>
              <table:table-cell office:value-type="float" office:value="0.000272662721893491">
                <text:p>0.000272662721893491</text:p>
              </table:table-cell>
            </table:table-row>
            <table:table-row>
              <table:table-cell office:value-type="string">
                <text:p>178</text:p>
              </table:table-cell>
              <table:table-cell office:value-type="float" office:value="0.282212440191388">
                <text:p>0.282212440191388</text:p>
              </table:table-cell>
              <table:table-cell office:value-type="float" office:value="0.000270059751379318">
                <text:p>0.000270059751379318</text:p>
              </table:table-cell>
            </table:table-row>
            <table:table-row>
              <table:table-cell office:value-type="string">
                <text:p>179</text:p>
              </table:table-cell>
              <table:table-cell office:value-type="float" office:value="0.280868571428571">
                <text:p>0.280868571428571</text:p>
              </table:table-cell>
              <table:table-cell office:value-type="float" office:value="0.00026749387755102">
                <text:p>0.00026749387755102</text:p>
              </table:table-cell>
            </table:table-row>
            <table:table-row>
              <table:table-cell office:value-type="string">
                <text:p>180</text:p>
              </table:table-cell>
              <table:table-cell office:value-type="float" office:value="0.279537440758294">
                <text:p>0.279537440758294</text:p>
              </table:table-cell>
              <table:table-cell office:value-type="float" office:value="0.000264964398823027">
                <text:p>0.000264964398823027</text:p>
              </table:table-cell>
            </table:table-row>
            <table:table-row>
              <table:table-cell office:value-type="string">
                <text:p>181</text:p>
              </table:table-cell>
              <table:table-cell office:value-type="float" office:value="0.278218867924528">
                <text:p>0.278218867924528</text:p>
              </table:table-cell>
              <table:table-cell office:value-type="float" office:value="0.00026247063011748">
                <text:p>0.00026247063011748</text:p>
              </table:table-cell>
            </table:table-row>
            <table:table-row>
              <table:table-cell office:value-type="string">
                <text:p>182</text:p>
              </table:table-cell>
              <table:table-cell office:value-type="float" office:value="0.276912676056338">
                <text:p>0.276912676056338</text:p>
              </table:table-cell>
              <table:table-cell office:value-type="float" office:value="0.000260011902400317">
                <text:p>0.000260011902400317</text:p>
              </table:table-cell>
            </table:table-row>
            <table:table-row>
              <table:table-cell office:value-type="string">
                <text:p>183</text:p>
              </table:table-cell>
              <table:table-cell office:value-type="float" office:value="0.275618691588785">
                <text:p>0.275618691588785</text:p>
              </table:table-cell>
              <table:table-cell office:value-type="float" office:value="0.000257587562232509">
                <text:p>0.000257587562232509</text:p>
              </table:table-cell>
            </table:table-row>
            <table:table-row>
              <table:table-cell office:value-type="string">
                <text:p>184</text:p>
              </table:table-cell>
              <table:table-cell office:value-type="float" office:value="0.274336744186046">
                <text:p>0.274336744186046</text:p>
              </table:table-cell>
              <table:table-cell office:value-type="float" office:value="0.000255196971335857">
                <text:p>0.000255196971335857</text:p>
              </table:table-cell>
            </table:table-row>
            <table:table-row>
              <table:table-cell office:value-type="string">
                <text:p>185</text:p>
              </table:table-cell>
              <table:table-cell office:value-type="float" office:value="0.273066666666667">
                <text:p>0.273066666666667</text:p>
              </table:table-cell>
              <table:table-cell office:value-type="float" office:value="0.000252839506172839">
                <text:p>0.000252839506172839</text:p>
              </table:table-cell>
            </table:table-row>
            <table:table-row>
              <table:table-cell office:value-type="string">
                <text:p>186</text:p>
              </table:table-cell>
              <table:table-cell office:value-type="float" office:value="0.271808294930876">
                <text:p>0.271808294930876</text:p>
              </table:table-cell>
              <table:table-cell office:value-type="float" office:value="0.000250514557539978">
                <text:p>0.000250514557539978</text:p>
              </table:table-cell>
            </table:table-row>
            <table:table-row>
              <table:table-cell office:value-type="string">
                <text:p>187</text:p>
              </table:table-cell>
              <table:table-cell office:value-type="float" office:value="0.270561467889908">
                <text:p>0.270561467889908</text:p>
              </table:table-cell>
              <table:table-cell office:value-type="float" office:value="0.000248221530174228">
                <text:p>0.000248221530174228</text:p>
              </table:table-cell>
            </table:table-row>
            <table:table-row>
              <table:table-cell office:value-type="string">
                <text:p>188</text:p>
              </table:table-cell>
              <table:table-cell office:value-type="float" office:value="0.26932602739726">
                <text:p>0.26932602739726</text:p>
              </table:table-cell>
              <table:table-cell office:value-type="float" office:value="0.000245959842371927">
                <text:p>0.000245959842371927</text:p>
              </table:table-cell>
            </table:table-row>
            <table:table-row>
              <table:table-cell office:value-type="string">
                <text:p>189</text:p>
              </table:table-cell>
              <table:table-cell office:value-type="float" office:value="0.268101818181818">
                <text:p>0.268101818181818</text:p>
              </table:table-cell>
              <table:table-cell office:value-type="float" office:value="0.000243728925619835">
                <text:p>0.000243728925619835</text:p>
              </table:table-cell>
            </table:table-row>
            <table:table-row>
              <table:table-cell office:value-type="string">
                <text:p>190</text:p>
              </table:table-cell>
              <table:table-cell office:value-type="float" office:value="0.266888687782805">
                <text:p>0.266888687782805</text:p>
              </table:table-cell>
              <table:table-cell office:value-type="float" office:value="0.000241528224237833">
                <text:p>0.000241528224237833</text:p>
              </table:table-cell>
            </table:table-row>
            <table:table-row>
              <table:table-cell office:value-type="string">
                <text:p>191</text:p>
              </table:table-cell>
              <table:table-cell office:value-type="float" office:value="0.265686486486486">
                <text:p>0.265686486486486</text:p>
              </table:table-cell>
              <table:table-cell office:value-type="float" office:value="0.000239357195032871">
                <text:p>0.000239357195032871</text:p>
              </table:table-cell>
            </table:table-row>
            <table:table-row>
              <table:table-cell office:value-type="string">
                <text:p>192</text:p>
              </table:table-cell>
              <table:table-cell office:value-type="float" office:value="0.264495067264574">
                <text:p>0.264495067264574</text:p>
              </table:table-cell>
              <table:table-cell office:value-type="float" office:value="0.000237215306963743">
                <text:p>0.000237215306963743</text:p>
              </table:table-cell>
            </table:table-row>
            <table:table-row>
              <table:table-cell office:value-type="string">
                <text:p>193</text:p>
              </table:table-cell>
              <table:table-cell office:value-type="float" office:value="0.263314285714286">
                <text:p>0.263314285714286</text:p>
              </table:table-cell>
              <table:table-cell office:value-type="float" office:value="0.000235102040816327">
                <text:p>0.000235102040816327</text:p>
              </table:table-cell>
            </table:table-row>
            <table:table-row>
              <table:table-cell office:value-type="string">
                <text:p>194</text:p>
              </table:table-cell>
              <table:table-cell office:value-type="float" office:value="0.262144">
                <text:p>0.262144</text:p>
              </table:table-cell>
              <table:table-cell office:value-type="float" office:value="0.000233016888888889">
                <text:p>0.000233016888888889</text:p>
              </table:table-cell>
            </table:table-row>
            <table:table-row>
              <table:table-cell office:value-type="string">
                <text:p>195</text:p>
              </table:table-cell>
              <table:table-cell office:value-type="float" office:value="0.26098407079646">
                <text:p>0.26098407079646</text:p>
              </table:table-cell>
              <table:table-cell office:value-type="float" office:value="0.000230959354687133">
                <text:p>0.000230959354687133</text:p>
              </table:table-cell>
            </table:table-row>
            <table:table-row>
              <table:table-cell office:value-type="string">
                <text:p>196</text:p>
              </table:table-cell>
              <table:table-cell office:value-type="float" office:value="0.25983436123348">
                <text:p>0.25983436123348</text:p>
              </table:table-cell>
              <table:table-cell office:value-type="float" office:value="0.000228928952628617">
                <text:p>0.000228928952628617</text:p>
              </table:table-cell>
            </table:table-row>
            <table:table-row>
              <table:table-cell office:value-type="string">
                <text:p>197</text:p>
              </table:table-cell>
              <table:table-cell office:value-type="float" office:value="0.258694736842105">
                <text:p>0.258694736842105</text:p>
              </table:table-cell>
              <table:table-cell office:value-type="float" office:value="0.000226925207756233">
                <text:p>0.000226925207756233</text:p>
              </table:table-cell>
            </table:table-row>
            <table:table-row>
              <table:table-cell office:value-type="string">
                <text:p>198</text:p>
              </table:table-cell>
              <table:table-cell office:value-type="float" office:value="0.257565065502183">
                <text:p>0.257565065502183</text:p>
              </table:table-cell>
              <table:table-cell office:value-type="float" office:value="0.000224947655460422">
                <text:p>0.000224947655460422</text:p>
              </table:table-cell>
            </table:table-row>
            <table:table-row>
              <table:table-cell office:value-type="string">
                <text:p>199</text:p>
              </table:table-cell>
              <table:table-cell office:value-type="float" office:value="0.256445217391304">
                <text:p>0.256445217391304</text:p>
              </table:table-cell>
              <table:table-cell office:value-type="float" office:value="0.00022299584120983">
                <text:p>0.00022299584120983</text:p>
              </table:table-cell>
            </table:table-row>
            <table:table-row>
              <table:table-cell office:value-type="string">
                <text:p>200</text:p>
              </table:table-cell>
              <table:table-cell office:value-type="float" office:value="0.255335064935065">
                <text:p>0.255335064935065</text:p>
              </table:table-cell>
              <table:table-cell office:value-type="float" office:value="0.0002210693202901">
                <text:p>0.0002210693202901</text:p>
              </table:table-cell>
            </table:table-row>
            <table:table-row>
              <table:table-cell office:value-type="string">
                <text:p>201</text:p>
              </table:table-cell>
              <table:table-cell office:value-type="float" office:value="0.254234482758621">
                <text:p>0.254234482758621</text:p>
              </table:table-cell>
              <table:table-cell office:value-type="float" office:value="0.000219167657550535">
                <text:p>0.000219167657550535</text:p>
              </table:table-cell>
            </table:table-row>
            <table:table-row>
              <table:table-cell office:value-type="string">
                <text:p>202</text:p>
              </table:table-cell>
              <table:table-cell office:value-type="float" office:value="0.253143347639485">
                <text:p>0.253143347639485</text:p>
              </table:table-cell>
              <table:table-cell office:value-type="float" office:value="0.000217290427158356">
                <text:p>0.000217290427158356</text:p>
              </table:table-cell>
            </table:table-row>
            <table:table-row>
              <table:table-cell office:value-type="string">
                <text:p>203</text:p>
              </table:table-cell>
              <table:table-cell office:value-type="float" office:value="0.252061538461538">
                <text:p>0.252061538461538</text:p>
              </table:table-cell>
              <table:table-cell office:value-type="float" office:value="0.000215437212360289">
                <text:p>0.000215437212360289</text:p>
              </table:table-cell>
            </table:table-row>
            <table:table-row>
              <table:table-cell office:value-type="string">
                <text:p>204</text:p>
              </table:table-cell>
              <table:table-cell office:value-type="float" office:value="0.250988936170213">
                <text:p>0.250988936170213</text:p>
              </table:table-cell>
              <table:table-cell office:value-type="float" office:value="0.000213607605251245">
                <text:p>0.000213607605251245</text:p>
              </table:table-cell>
            </table:table-row>
            <table:table-row>
              <table:table-cell office:value-type="string">
                <text:p>205</text:p>
              </table:table-cell>
              <table:table-cell office:value-type="float" office:value="0.249925423728814">
                <text:p>0.249925423728814</text:p>
              </table:table-cell>
              <table:table-cell office:value-type="float" office:value="0.000211801206549842">
                <text:p>0.000211801206549842</text:p>
              </table:table-cell>
            </table:table-row>
            <table:table-row>
              <table:table-cell office:value-type="string">
                <text:p>206</text:p>
              </table:table-cell>
              <table:table-cell office:value-type="float" office:value="0.248870886075949">
                <text:p>0.248870886075949</text:p>
              </table:table-cell>
              <table:table-cell office:value-type="float" office:value="0.000210017625380548">
                <text:p>0.000210017625380548</text:p>
              </table:table-cell>
            </table:table-row>
            <table:table-row>
              <table:table-cell office:value-type="string">
                <text:p>207</text:p>
              </table:table-cell>
              <table:table-cell office:value-type="float" office:value="0.247825210084034">
                <text:p>0.247825210084034</text:p>
              </table:table-cell>
              <table:table-cell office:value-type="float" office:value="0.000208256479062213">
                <text:p>0.000208256479062213</text:p>
              </table:table-cell>
            </table:table-row>
            <table:table-row>
              <table:table-cell office:value-type="string">
                <text:p>208</text:p>
              </table:table-cell>
              <table:table-cell office:value-type="float" office:value="0.246788284518828">
                <text:p>0.246788284518828</text:p>
              </table:table-cell>
              <table:table-cell office:value-type="float" office:value="0.000206517392902785">
                <text:p>0.000206517392902785</text:p>
              </table:table-cell>
            </table:table-row>
            <table:table-row>
              <table:table-cell office:value-type="string">
                <text:p>209</text:p>
              </table:table-cell>
              <table:table-cell office:value-type="float" office:value="0.24576">
                <text:p>0.24576</text:p>
              </table:table-cell>
              <table:table-cell office:value-type="float" office:value="0.0002048">
                <text:p>0.0002048</text:p>
              </table:table-cell>
            </table:table-row>
            <table:table-row>
              <table:table-cell office:value-type="string">
                <text:p>210</text:p>
              </table:table-cell>
              <table:table-cell office:value-type="float" office:value="0.244740248962656">
                <text:p>0.244740248962656</text:p>
              </table:table-cell>
              <table:table-cell office:value-type="float" office:value="0.000203103941047847">
                <text:p>0.000203103941047847</text:p>
              </table:table-cell>
            </table:table-row>
            <table:table-row>
              <table:table-cell office:value-type="string">
                <text:p>211</text:p>
              </table:table-cell>
              <table:table-cell office:value-type="float" office:value="0.243728925619835">
                <text:p>0.243728925619835</text:p>
              </table:table-cell>
              <table:table-cell office:value-type="float" office:value="0.000201428864148624">
                <text:p>0.000201428864148624</text:p>
              </table:table-cell>
            </table:table-row>
            <table:table-row>
              <table:table-cell office:value-type="string">
                <text:p>212</text:p>
              </table:table-cell>
              <table:table-cell office:value-type="float" office:value="0.242725925925926">
                <text:p>0.242725925925926</text:p>
              </table:table-cell>
              <table:table-cell office:value-type="float" office:value="0.000199774424630392">
                <text:p>0.000199774424630392</text:p>
              </table:table-cell>
            </table:table-row>
            <table:table-row>
              <table:table-cell office:value-type="string">
                <text:p>213</text:p>
              </table:table-cell>
              <table:table-cell office:value-type="float" office:value="0.241731147540984">
                <text:p>0.241731147540984</text:p>
              </table:table-cell>
              <table:table-cell office:value-type="float" office:value="0.000198140284869659">
                <text:p>0.000198140284869659</text:p>
              </table:table-cell>
            </table:table-row>
            <table:table-row>
              <table:table-cell office:value-type="string">
                <text:p>214</text:p>
              </table:table-cell>
              <table:table-cell office:value-type="float" office:value="0.240744489795918">
                <text:p>0.240744489795918</text:p>
              </table:table-cell>
              <table:table-cell office:value-type="float" office:value="0.000196526114119117">
                <text:p>0.000196526114119117</text:p>
              </table:table-cell>
            </table:table-row>
            <table:table-row>
              <table:table-cell office:value-type="string">
                <text:p>215</text:p>
              </table:table-cell>
              <table:table-cell office:value-type="float" office:value="0.239765853658537">
                <text:p>0.239765853658537</text:p>
              </table:table-cell>
              <table:table-cell office:value-type="float" office:value="0.000194931588340274">
                <text:p>0.000194931588340274</text:p>
              </table:table-cell>
            </table:table-row>
            <table:table-row>
              <table:table-cell office:value-type="string">
                <text:p>216</text:p>
              </table:table-cell>
              <table:table-cell office:value-type="float" office:value="0.238795141700405">
                <text:p>0.238795141700405</text:p>
              </table:table-cell>
              <table:table-cell office:value-type="float" office:value="0.000193356390040814">
                <text:p>0.000193356390040814</text:p>
              </table:table-cell>
            </table:table-row>
            <table:table-row>
              <table:table-cell office:value-type="string">
                <text:p>217</text:p>
              </table:table-cell>
              <table:table-cell office:value-type="float" office:value="0.237832258064516">
                <text:p>0.237832258064516</text:p>
              </table:table-cell>
              <table:table-cell office:value-type="float" office:value="0.000191800208116545">
                <text:p>0.000191800208116545</text:p>
              </table:table-cell>
            </table:table-row>
            <table:table-row>
              <table:table-cell office:value-type="string">
                <text:p>218</text:p>
              </table:table-cell>
              <table:table-cell office:value-type="float" office:value="0.236877108433735">
                <text:p>0.236877108433735</text:p>
              </table:table-cell>
              <table:table-cell office:value-type="float" office:value="0.000190262737697779">
                <text:p>0.000190262737697779</text:p>
              </table:table-cell>
            </table:table-row>
            <table:table-row>
              <table:table-cell office:value-type="string">
                <text:p>219</text:p>
              </table:table-cell>
              <table:table-cell office:value-type="float" office:value="0.2359296">
                <text:p>0.2359296</text:p>
              </table:table-cell>
              <table:table-cell office:value-type="float" office:value="0.00018874368">
                <text:p>0.00018874368</text:p>
              </table:table-cell>
            </table:table-row>
            <table:table-row>
              <table:table-cell office:value-type="string">
                <text:p>220</text:p>
              </table:table-cell>
              <table:table-cell office:value-type="float" office:value="0.234989641434263">
                <text:p>0.234989641434263</text:p>
              </table:table-cell>
              <table:table-cell office:value-type="float" office:value="0.000187242742178696">
                <text:p>0.000187242742178696</text:p>
              </table:table-cell>
            </table:table-row>
            <table:table-row>
              <table:table-cell office:value-type="string">
                <text:p>221</text:p>
              </table:table-cell>
              <table:table-cell office:value-type="float" office:value="0.234057142857143">
                <text:p>0.234057142857143</text:p>
              </table:table-cell>
              <table:table-cell office:value-type="float" office:value="0.000185759637188209">
                <text:p>0.000185759637188209</text:p>
              </table:table-cell>
            </table:table-row>
            <table:table-row>
              <table:table-cell office:value-type="string">
                <text:p>222</text:p>
              </table:table-cell>
              <table:table-cell office:value-type="float" office:value="0.233132015810277">
                <text:p>0.233132015810277</text:p>
              </table:table-cell>
              <table:table-cell office:value-type="float" office:value="0.000184294083644488">
                <text:p>0.000184294083644488</text:p>
              </table:table-cell>
            </table:table-row>
            <table:table-row>
              <table:table-cell office:value-type="string">
                <text:p>223</text:p>
              </table:table-cell>
              <table:table-cell office:value-type="float" office:value="0.232214173228346">
                <text:p>0.232214173228346</text:p>
              </table:table-cell>
              <table:table-cell office:value-type="float" office:value="0.000182845805691611">
                <text:p>0.000182845805691611</text:p>
              </table:table-cell>
            </table:table-row>
            <table:table-row>
              <table:table-cell office:value-type="string">
                <text:p>224</text:p>
              </table:table-cell>
              <table:table-cell office:value-type="float" office:value="0.231303529411765">
                <text:p>0.231303529411765</text:p>
              </table:table-cell>
              <table:table-cell office:value-type="float" office:value="0.000181414532871972">
                <text:p>0.000181414532871972</text:p>
              </table:table-cell>
            </table:table-row>
            <table:table-row>
              <table:table-cell office:value-type="string">
                <text:p>225</text:p>
              </table:table-cell>
              <table:table-cell office:value-type="float" office:value="0.2304">
                <text:p>0.2304</text:p>
              </table:table-cell>
              <table:table-cell office:value-type="float" office:value="0.00018">
                <text:p>0.00018</text:p>
              </table:table-cell>
            </table:table-row>
            <table:table-row>
              <table:table-cell office:value-type="string">
                <text:p>226</text:p>
              </table:table-cell>
              <table:table-cell office:value-type="float" office:value="0.229503501945525">
                <text:p>0.229503501945525</text:p>
              </table:table-cell>
              <table:table-cell office:value-type="float" office:value="0.000178601947039319">
                <text:p>0.000178601947039319</text:p>
              </table:table-cell>
            </table:table-row>
            <table:table-row>
              <table:table-cell office:value-type="string">
                <text:p>227</text:p>
              </table:table-cell>
              <table:table-cell office:value-type="float" office:value="0.228613953488372">
                <text:p>0.228613953488372</text:p>
              </table:table-cell>
              <table:table-cell office:value-type="float" office:value="0.000177220118983234">
                <text:p>0.000177220118983234</text:p>
              </table:table-cell>
            </table:table-row>
            <table:table-row>
              <table:table-cell office:value-type="string">
                <text:p>228</text:p>
              </table:table-cell>
              <table:table-cell office:value-type="float" office:value="0.227731274131274">
                <text:p>0.227731274131274</text:p>
              </table:table-cell>
              <table:table-cell office:value-type="float" office:value="0.000175854265738436">
                <text:p>0.000175854265738436</text:p>
              </table:table-cell>
            </table:table-row>
            <table:table-row>
              <table:table-cell office:value-type="string">
                <text:p>229</text:p>
              </table:table-cell>
              <table:table-cell office:value-type="float" office:value="0.226855384615385">
                <text:p>0.226855384615385</text:p>
              </table:table-cell>
              <table:table-cell office:value-type="float" office:value="0.000174504142011834">
                <text:p>0.000174504142011834</text:p>
              </table:table-cell>
            </table:table-row>
            <table:table-row>
              <table:table-cell office:value-type="string">
                <text:p>230</text:p>
              </table:table-cell>
              <table:table-cell office:value-type="float" office:value="0.225986206896552">
                <text:p>0.225986206896552</text:p>
              </table:table-cell>
              <table:table-cell office:value-type="float" office:value="0.000173169507200423">
                <text:p>0.000173169507200423</text:p>
              </table:table-cell>
            </table:table-row>
            <table:table-row>
              <table:table-cell office:value-type="string">
                <text:p>231</text:p>
              </table:table-cell>
              <table:table-cell office:value-type="float" office:value="0.225123664122137">
                <text:p>0.225123664122137</text:p>
              </table:table-cell>
              <table:table-cell office:value-type="float" office:value="0.000171850125284074">
                <text:p>0.000171850125284074</text:p>
              </table:table-cell>
            </table:table-row>
            <table:table-row>
              <table:table-cell office:value-type="string">
                <text:p>232</text:p>
              </table:table-cell>
              <table:table-cell office:value-type="float" office:value="0.224267680608365">
                <text:p>0.224267680608365</text:p>
              </table:table-cell>
              <table:table-cell office:value-type="float" office:value="0.00017054576472119">
                <text:p>0.00017054576472119</text:p>
              </table:table-cell>
            </table:table-row>
            <table:table-row>
              <table:table-cell office:value-type="string">
                <text:p>233</text:p>
              </table:table-cell>
              <table:table-cell office:value-type="float" office:value="0.223418181818182">
                <text:p>0.223418181818182</text:p>
              </table:table-cell>
              <table:table-cell office:value-type="float" office:value="0.000169256198347107">
                <text:p>0.000169256198347107</text:p>
              </table:table-cell>
            </table:table-row>
            <table:table-row>
              <table:table-cell office:value-type="string">
                <text:p>234</text:p>
              </table:table-cell>
              <table:table-cell office:value-type="float" office:value="0.222575094339623">
                <text:p>0.222575094339623</text:p>
              </table:table-cell>
              <table:table-cell office:value-type="float" office:value="0.000167981203275187">
                <text:p>0.000167981203275187</text:p>
              </table:table-cell>
            </table:table-row>
            <table:table-row>
              <table:table-cell office:value-type="string">
                <text:p>235</text:p>
              </table:table-cell>
              <table:table-cell office:value-type="float" office:value="0.221738345864662">
                <text:p>0.221738345864662</text:p>
              </table:table-cell>
              <table:table-cell office:value-type="float" office:value="0.000166720560800497">
                <text:p>0.000166720560800497</text:p>
              </table:table-cell>
            </table:table-row>
            <table:table-row>
              <table:table-cell office:value-type="string">
                <text:p>236</text:p>
              </table:table-cell>
              <table:table-cell office:value-type="float" office:value="0.220907865168539">
                <text:p>0.220907865168539</text:p>
              </table:table-cell>
              <table:table-cell office:value-type="float" office:value="0.000165474056306022">
                <text:p>0.000165474056306022</text:p>
              </table:table-cell>
            </table:table-row>
            <table:table-row>
              <table:table-cell office:value-type="string">
                <text:p>237</text:p>
              </table:table-cell>
              <table:table-cell office:value-type="float" office:value="0.220083582089552">
                <text:p>0.220083582089552</text:p>
              </table:table-cell>
              <table:table-cell office:value-type="float" office:value="0.000164241479171308">
                <text:p>0.000164241479171308</text:p>
              </table:table-cell>
            </table:table-row>
            <table:table-row>
              <table:table-cell office:value-type="string">
                <text:p>238</text:p>
              </table:table-cell>
              <table:table-cell office:value-type="float" office:value="0.219265427509294">
                <text:p>0.219265427509294</text:p>
              </table:table-cell>
              <table:table-cell office:value-type="float" office:value="0.00016302262268349">
                <text:p>0.00016302262268349</text:p>
              </table:table-cell>
            </table:table-row>
            <table:table-row>
              <table:table-cell office:value-type="string">
                <text:p>239</text:p>
              </table:table-cell>
              <table:table-cell office:value-type="float" office:value="0.218453333333333">
                <text:p>0.218453333333333</text:p>
              </table:table-cell>
              <table:table-cell office:value-type="float" office:value="0.000161817283950617">
                <text:p>0.000161817283950617</text:p>
              </table:table-cell>
            </table:table-row>
            <table:table-row>
              <table:table-cell office:value-type="string">
                <text:p>240</text:p>
              </table:table-cell>
              <table:table-cell office:value-type="float" office:value="0.217647232472325">
                <text:p>0.217647232472325</text:p>
              </table:table-cell>
              <table:table-cell office:value-type="float" office:value="0.000160625263817214">
                <text:p>0.000160625263817214</text:p>
              </table:table-cell>
            </table:table-row>
            <table:table-row>
              <table:table-cell office:value-type="string">
                <text:p>241</text:p>
              </table:table-cell>
              <table:table-cell office:value-type="float" office:value="0.216847058823529">
                <text:p>0.216847058823529</text:p>
              </table:table-cell>
              <table:table-cell office:value-type="float" office:value="0.000159446366782007">
                <text:p>0.000159446366782007</text:p>
              </table:table-cell>
            </table:table-row>
            <table:table-row>
              <table:table-cell office:value-type="string">
                <text:p>242</text:p>
              </table:table-cell>
              <table:table-cell office:value-type="float" office:value="0.216052747252747">
                <text:p>0.216052747252747</text:p>
              </table:table-cell>
              <table:table-cell office:value-type="float" office:value="0.000158280400917764">
                <text:p>0.000158280400917764</text:p>
              </table:table-cell>
            </table:table-row>
            <table:table-row>
              <table:table-cell office:value-type="string">
                <text:p>243</text:p>
              </table:table-cell>
              <table:table-cell office:value-type="float" office:value="0.215264233576642">
                <text:p>0.215264233576642</text:p>
              </table:table-cell>
              <table:table-cell office:value-type="float" office:value="0.00015712717779317">
                <text:p>0.00015712717779317</text:p>
              </table:table-cell>
            </table:table-row>
            <table:table-row>
              <table:table-cell office:value-type="string">
                <text:p>244</text:p>
              </table:table-cell>
              <table:table-cell office:value-type="float" office:value="0.214481454545455">
                <text:p>0.214481454545455</text:p>
              </table:table-cell>
              <table:table-cell office:value-type="float" office:value="0.000155986512396694">
                <text:p>0.000155986512396694</text:p>
              </table:table-cell>
            </table:table-row>
            <table:table-row>
              <table:table-cell office:value-type="string">
                <text:p>245</text:p>
              </table:table-cell>
              <table:table-cell office:value-type="float" office:value="0.213704347826087">
                <text:p>0.213704347826087</text:p>
              </table:table-cell>
              <table:table-cell office:value-type="float" office:value="0.000154858223062382">
                <text:p>0.000154858223062382</text:p>
              </table:table-cell>
            </table:table-row>
            <table:table-row>
              <table:table-cell office:value-type="string">
                <text:p>246</text:p>
              </table:table-cell>
              <table:table-cell office:value-type="float" office:value="0.21293285198556">
                <text:p>0.21293285198556</text:p>
              </table:table-cell>
              <table:table-cell office:value-type="float" office:value="0.000153742131397516">
                <text:p>0.000153742131397516</text:p>
              </table:table-cell>
            </table:table-row>
            <table:table-row>
              <table:table-cell office:value-type="string">
                <text:p>247</text:p>
              </table:table-cell>
              <table:table-cell office:value-type="float" office:value="0.21216690647482">
                <text:p>0.21216690647482</text:p>
              </table:table-cell>
              <table:table-cell office:value-type="float" office:value="0.000152638062212101">
                <text:p>0.000152638062212101</text:p>
              </table:table-cell>
            </table:table-row>
            <table:table-row>
              <table:table-cell office:value-type="string">
                <text:p>248</text:p>
              </table:table-cell>
              <table:table-cell office:value-type="float" office:value="0.211406451612903">
                <text:p>0.211406451612903</text:p>
              </table:table-cell>
              <table:table-cell office:value-type="float" office:value="0.00015154584345011">
                <text:p>0.00015154584345011</text:p>
              </table:table-cell>
            </table:table-row>
            <table:table-row>
              <table:table-cell office:value-type="string">
                <text:p>249</text:p>
              </table:table-cell>
              <table:table-cell office:value-type="float" office:value="0.210651428571429">
                <text:p>0.210651428571429</text:p>
              </table:table-cell>
              <table:table-cell office:value-type="float" office:value="0.000150465306122449">
                <text:p>0.000150465306122449</text:p>
              </table:table-cell>
            </table:table-row>
            <table:table-row>
              <table:table-cell office:value-type="string">
                <text:p>250</text:p>
              </table:table-cell>
              <table:table-cell office:value-type="float" office:value="0.209901779359431">
                <text:p>0.209901779359431</text:p>
              </table:table-cell>
              <table:table-cell office:value-type="float" office:value="0.000149396284241588">
                <text:p>0.000149396284241588</text:p>
              </table:table-cell>
            </table:table-row>
            <table:table-row>
              <table:table-cell office:value-type="string">
                <text:p>251</text:p>
              </table:table-cell>
              <table:table-cell office:value-type="float" office:value="0.209157446808511">
                <text:p>0.209157446808511</text:p>
              </table:table-cell>
              <table:table-cell office:value-type="float" office:value="0.000148338614757809">
                <text:p>0.000148338614757809</text:p>
              </table:table-cell>
            </table:table-row>
            <table:table-row>
              <table:table-cell office:value-type="string">
                <text:p>252</text:p>
              </table:table-cell>
              <table:table-cell office:value-type="float" office:value="0.208418374558304">
                <text:p>0.208418374558304</text:p>
              </table:table-cell>
              <table:table-cell office:value-type="float" office:value="0.000147292137497035">
                <text:p>0.000147292137497035</text:p>
              </table:table-cell>
            </table:table-row>
            <table:table-row>
              <table:table-cell office:value-type="string">
                <text:p>253</text:p>
              </table:table-cell>
              <table:table-cell office:value-type="float" office:value="0.207684507042253">
                <text:p>0.207684507042253</text:p>
              </table:table-cell>
              <table:table-cell office:value-type="float" office:value="0.000146256695100179">
                <text:p>0.000146256695100179</text:p>
              </table:table-cell>
            </table:table-row>
            <table:table-row>
              <table:table-cell office:value-type="string">
                <text:p>254</text:p>
              </table:table-cell>
              <table:table-cell office:value-type="float" office:value="0.206955789473684">
                <text:p>0.206955789473684</text:p>
              </table:table-cell>
              <table:table-cell office:value-type="float" office:value="0.000145232132963989">
                <text:p>0.000145232132963989</text:p>
              </table:table-cell>
            </table:table-row>
            <table:table-row>
              <table:table-cell office:value-type="string">
                <text:p>255</text:p>
              </table:table-cell>
              <table:table-cell office:value-type="float" office:value="0.206232167832168">
                <text:p>0.206232167832168</text:p>
              </table:table-cell>
              <table:table-cell office:value-type="float" office:value="0.000144218299183334">
                <text:p>0.000144218299183334</text:p>
              </table:table-cell>
            </table:table-row>
            <table:table-row>
              <table:table-cell office:value-type="string">
                <text:p>256</text:p>
              </table:table-cell>
              <table:table-cell office:value-type="float" office:value="0.205513588850174">
                <text:p>0.205513588850174</text:p>
              </table:table-cell>
              <table:table-cell office:value-type="float" office:value="0.000143215044494895">
                <text:p>0.000143215044494895</text:p>
              </table:table-cell>
            </table:table-row>
            <table:table-row>
              <table:table-cell office:value-type="string">
                <text:p>257</text:p>
              </table:table-cell>
              <table:table-cell office:value-type="float" office:value="0.2048">
                <text:p>0.2048</text:p>
              </table:table-cell>
              <table:table-cell office:value-type="float" office:value="0.000142222222222222">
                <text:p>0.000142222222222222</text:p>
              </table:table-cell>
            </table:table-row>
            <table:table-row>
              <table:table-cell office:value-type="string">
                <text:p>258</text:p>
              </table:table-cell>
              <table:table-cell office:value-type="float" office:value="0.204091349480969">
                <text:p>0.204091349480969</text:p>
              </table:table-cell>
              <table:table-cell office:value-type="float" office:value="0.000141239688222124">
                <text:p>0.000141239688222124</text:p>
              </table:table-cell>
            </table:table-row>
            <table:table-row>
              <table:table-cell office:value-type="string">
                <text:p>259</text:p>
              </table:table-cell>
              <table:table-cell office:value-type="float" office:value="0.203387586206897">
                <text:p>0.203387586206897</text:p>
              </table:table-cell>
              <table:table-cell office:value-type="float" office:value="0.000140267300832342">
                <text:p>0.000140267300832342</text:p>
              </table:table-cell>
            </table:table-row>
            <table:table-row>
              <table:table-cell office:value-type="string">
                <text:p>260</text:p>
              </table:table-cell>
              <table:table-cell office:value-type="float" office:value="0.202688659793814">
                <text:p>0.202688659793814</text:p>
              </table:table-cell>
              <table:table-cell office:value-type="float" office:value="0.000139304920820491">
                <text:p>0.000139304920820491</text:p>
              </table:table-cell>
            </table:table-row>
            <table:table-row>
              <table:table-cell office:value-type="string">
                <text:p>261</text:p>
              </table:table-cell>
              <table:table-cell office:value-type="float" office:value="0.201994520547945">
                <text:p>0.201994520547945</text:p>
              </table:table-cell>
              <table:table-cell office:value-type="float" office:value="0.000138352411334209">
                <text:p>0.000138352411334209</text:p>
              </table:table-cell>
            </table:table-row>
            <table:table-row>
              <table:table-cell office:value-type="string">
                <text:p>262</text:p>
              </table:table-cell>
              <table:table-cell office:value-type="float" office:value="0.201305119453925">
                <text:p>0.201305119453925</text:p>
              </table:table-cell>
              <table:table-cell office:value-type="float" office:value="0.000137409637852508">
                <text:p>0.000137409637852508</text:p>
              </table:table-cell>
            </table:table-row>
            <table:table-row>
              <table:table-cell office:value-type="string">
                <text:p>263</text:p>
              </table:table-cell>
              <table:table-cell office:value-type="float" office:value="0.200620408163265">
                <text:p>0.200620408163265</text:p>
              </table:table-cell>
              <table:table-cell office:value-type="float" office:value="0.000136476468138276">
                <text:p>0.000136476468138276</text:p>
              </table:table-cell>
            </table:table-row>
            <table:table-row>
              <table:table-cell office:value-type="string">
                <text:p>264</text:p>
              </table:table-cell>
              <table:table-cell office:value-type="float" office:value="0.199940338983051">
                <text:p>0.199940338983051</text:p>
              </table:table-cell>
              <table:table-cell office:value-type="float" office:value="0.000135552772191899">
                <text:p>0.000135552772191899</text:p>
              </table:table-cell>
            </table:table-row>
            <table:table-row>
              <table:table-cell office:value-type="string">
                <text:p>265</text:p>
              </table:table-cell>
              <table:table-cell office:value-type="float" office:value="0.199264864864865">
                <text:p>0.199264864864865</text:p>
              </table:table-cell>
              <table:table-cell office:value-type="float" office:value="0.00013463842220599">
                <text:p>0.00013463842220599</text:p>
              </table:table-cell>
            </table:table-row>
            <table:table-row>
              <table:table-cell office:value-type="string">
                <text:p>266</text:p>
              </table:table-cell>
              <table:table-cell office:value-type="float" office:value="0.198593939393939">
                <text:p>0.198593939393939</text:p>
              </table:table-cell>
              <table:table-cell office:value-type="float" office:value="0.000133733292521171">
                <text:p>0.000133733292521171</text:p>
              </table:table-cell>
            </table:table-row>
            <table:table-row>
              <table:table-cell office:value-type="string">
                <text:p>267</text:p>
              </table:table-cell>
              <table:table-cell office:value-type="float" office:value="0.197927516778524">
                <text:p>0.197927516778524</text:p>
              </table:table-cell>
              <table:table-cell office:value-type="float" office:value="0.000132837259582902">
                <text:p>0.000132837259582902</text:p>
              </table:table-cell>
            </table:table-row>
            <table:table-row>
              <table:table-cell office:value-type="string">
                <text:p>268</text:p>
              </table:table-cell>
              <table:table-cell office:value-type="float" office:value="0.197265551839465">
                <text:p>0.197265551839465</text:p>
              </table:table-cell>
              <table:table-cell office:value-type="float" office:value="0.000131950201899308">
                <text:p>0.000131950201899308</text:p>
              </table:table-cell>
            </table:table-row>
            <table:table-row>
              <table:table-cell office:value-type="string">
                <text:p>269</text:p>
              </table:table-cell>
              <table:table-cell office:value-type="float" office:value="0.196608">
                <text:p>0.196608</text:p>
              </table:table-cell>
              <table:table-cell office:value-type="float" office:value="0.000131072">
                <text:p>0.000131072</text:p>
              </table:table-cell>
            </table:table-row>
            <table:table-row>
              <table:table-cell office:value-type="string">
                <text:p>270</text:p>
              </table:table-cell>
              <table:table-cell office:value-type="float" office:value="0.195954817275748">
                <text:p>0.195954817275748</text:p>
              </table:table-cell>
              <table:table-cell office:value-type="float" office:value="0.000130202536395846">
                <text:p>0.000130202536395846</text:p>
              </table:table-cell>
            </table:table-row>
            <table:table-row>
              <table:table-cell office:value-type="string">
                <text:p>271</text:p>
              </table:table-cell>
              <table:table-cell office:value-type="float" office:value="0.195305960264901">
                <text:p>0.195305960264901</text:p>
              </table:table-cell>
              <table:table-cell office:value-type="float" office:value="0.000129341695539669">
                <text:p>0.000129341695539669</text:p>
              </table:table-cell>
            </table:table-row>
            <table:table-row>
              <table:table-cell office:value-type="string">
                <text:p>272</text:p>
              </table:table-cell>
              <table:table-cell office:value-type="float" office:value="0.194661386138614">
                <text:p>0.194661386138614</text:p>
              </table:table-cell>
              <table:table-cell office:value-type="float" office:value="0.000128489363787864">
                <text:p>0.000128489363787864</text:p>
              </table:table-cell>
            </table:table-row>
            <table:table-row>
              <table:table-cell office:value-type="string">
                <text:p>273</text:p>
              </table:table-cell>
              <table:table-cell office:value-type="float" office:value="0.194021052631579">
                <text:p>0.194021052631579</text:p>
              </table:table-cell>
              <table:table-cell office:value-type="float" office:value="0.000127645429362881">
                <text:p>0.000127645429362881</text:p>
              </table:table-cell>
            </table:table-row>
            <table:table-row>
              <table:table-cell office:value-type="string">
                <text:p>274</text:p>
              </table:table-cell>
              <table:table-cell office:value-type="float" office:value="0.193384918032787">
                <text:p>0.193384918032787</text:p>
              </table:table-cell>
              <table:table-cell office:value-type="float" office:value="0.000126809782316582">
                <text:p>0.000126809782316582</text:p>
              </table:table-cell>
            </table:table-row>
            <table:table-row>
              <table:table-cell office:value-type="string">
                <text:p>275</text:p>
              </table:table-cell>
              <table:table-cell office:value-type="float" office:value="0.192752941176471">
                <text:p>0.192752941176471</text:p>
              </table:table-cell>
              <table:table-cell office:value-type="float" office:value="0.000125982314494425">
                <text:p>0.000125982314494425</text:p>
              </table:table-cell>
            </table:table-row>
            <table:table-row>
              <table:table-cell office:value-type="string">
                <text:p>276</text:p>
              </table:table-cell>
              <table:table-cell office:value-type="float" office:value="0.192125081433225">
                <text:p>0.192125081433225</text:p>
              </table:table-cell>
              <table:table-cell office:value-type="float" office:value="0.000125162919500472">
                <text:p>0.000125162919500472</text:p>
              </table:table-cell>
            </table:table-row>
            <table:table-row>
              <table:table-cell office:value-type="string">
                <text:p>277</text:p>
              </table:table-cell>
              <table:table-cell office:value-type="float" office:value="0.191501298701299">
                <text:p>0.191501298701299</text:p>
              </table:table-cell>
              <table:table-cell office:value-type="float" office:value="0.000124351492663181">
                <text:p>0.000124351492663181</text:p>
              </table:table-cell>
            </table:table-row>
            <table:table-row>
              <table:table-cell office:value-type="string">
                <text:p>278</text:p>
              </table:table-cell>
              <table:table-cell office:value-type="float" office:value="0.190881553398058">
                <text:p>0.190881553398058</text:p>
              </table:table-cell>
              <table:table-cell office:value-type="float" office:value="0.000123547931001979">
                <text:p>0.000123547931001979</text:p>
              </table:table-cell>
            </table:table-row>
            <table:table-row>
              <table:table-cell office:value-type="string">
                <text:p>279</text:p>
              </table:table-cell>
              <table:table-cell office:value-type="float" office:value="0.190265806451613">
                <text:p>0.190265806451613</text:p>
              </table:table-cell>
              <table:table-cell office:value-type="float" office:value="0.000122752133194589">
                <text:p>0.000122752133194589</text:p>
              </table:table-cell>
            </table:table-row>
            <table:table-row>
              <table:table-cell office:value-type="string">
                <text:p>280</text:p>
              </table:table-cell>
              <table:table-cell office:value-type="float" office:value="0.189654019292605">
                <text:p>0.189654019292605</text:p>
              </table:table-cell>
              <table:table-cell office:value-type="float" office:value="0.000121963999545083">
                <text:p>0.000121963999545083</text:p>
              </table:table-cell>
            </table:table-row>
            <table:table-row>
              <table:table-cell office:value-type="string">
                <text:p>281</text:p>
              </table:table-cell>
              <table:table-cell office:value-type="float" office:value="0.189046153846154">
                <text:p>0.189046153846154</text:p>
              </table:table-cell>
              <table:table-cell office:value-type="float" office:value="0.000121183431952663">
                <text:p>0.000121183431952663</text:p>
              </table:table-cell>
            </table:table-row>
            <table:table-row>
              <table:table-cell office:value-type="string">
                <text:p>282</text:p>
              </table:table-cell>
              <table:table-cell office:value-type="float" office:value="0.188442172523962">
                <text:p>0.188442172523962</text:p>
              </table:table-cell>
              <table:table-cell office:value-type="float" office:value="0.000120410333881126">
                <text:p>0.000120410333881126</text:p>
              </table:table-cell>
            </table:table-row>
            <table:table-row>
              <table:table-cell office:value-type="string">
                <text:p>283</text:p>
              </table:table-cell>
              <table:table-cell office:value-type="float" office:value="0.18784203821656">
                <text:p>0.18784203821656</text:p>
              </table:table-cell>
              <table:table-cell office:value-type="float" office:value="0.000119644610329019">
                <text:p>0.000119644610329019</text:p>
              </table:table-cell>
            </table:table-row>
            <table:table-row>
              <table:table-cell office:value-type="string">
                <text:p>284</text:p>
              </table:table-cell>
              <table:table-cell office:value-type="float" office:value="0.187245714285714">
                <text:p>0.187245714285714</text:p>
              </table:table-cell>
              <table:table-cell office:value-type="float" office:value="0.000118886167800454">
                <text:p>0.000118886167800454</text:p>
              </table:table-cell>
            </table:table-row>
            <table:table-row>
              <table:table-cell office:value-type="string">
                <text:p>285</text:p>
              </table:table-cell>
              <table:table-cell office:value-type="float" office:value="0.186653164556962">
                <text:p>0.186653164556962</text:p>
              </table:table-cell>
              <table:table-cell office:value-type="float" office:value="0.000118134914276558">
                <text:p>0.000118134914276558</text:p>
              </table:table-cell>
            </table:table-row>
            <table:table-row>
              <table:table-cell office:value-type="string">
                <text:p>286</text:p>
              </table:table-cell>
              <table:table-cell office:value-type="float" office:value="0.186064353312303">
                <text:p>0.186064353312303</text:p>
              </table:table-cell>
              <table:table-cell office:value-type="float" office:value="0.000117390759187573">
                <text:p>0.000117390759187573</text:p>
              </table:table-cell>
            </table:table-row>
            <table:table-row>
              <table:table-cell office:value-type="string">
                <text:p>287</text:p>
              </table:table-cell>
              <table:table-cell office:value-type="float" office:value="0.185479245283019">
                <text:p>0.185479245283019</text:p>
              </table:table-cell>
              <table:table-cell office:value-type="float" office:value="0.000116653613385546">
                <text:p>0.000116653613385546</text:p>
              </table:table-cell>
            </table:table-row>
            <table:table-row>
              <table:table-cell office:value-type="string">
                <text:p>288</text:p>
              </table:table-cell>
              <table:table-cell office:value-type="float" office:value="0.184897805642633">
                <text:p>0.184897805642633</text:p>
              </table:table-cell>
              <table:table-cell office:value-type="float" office:value="0.000115923389117638">
                <text:p>0.000115923389117638</text:p>
              </table:table-cell>
            </table:table-row>
            <table:table-row>
              <table:table-cell office:value-type="string">
                <text:p>289</text:p>
              </table:table-cell>
              <table:table-cell office:value-type="float" office:value="0.18432">
                <text:p>0.18432</text:p>
              </table:table-cell>
              <table:table-cell office:value-type="float" office:value="0.0001152">
                <text:p>0.0001152</text:p>
              </table:table-cell>
            </table:table-row>
            <table:table-row>
              <table:table-cell office:value-type="string">
                <text:p>290</text:p>
              </table:table-cell>
              <table:table-cell office:value-type="float" office:value="0.183745794392523">
                <text:p>0.183745794392523</text:p>
              </table:table-cell>
              <table:table-cell office:value-type="float" office:value="0.000114483360992226">
                <text:p>0.000114483360992226</text:p>
              </table:table-cell>
            </table:table-row>
            <table:table-row>
              <table:table-cell office:value-type="string">
                <text:p>291</text:p>
              </table:table-cell>
              <table:table-cell office:value-type="float" office:value="0.183175155279503">
                <text:p>0.183175155279503</text:p>
              </table:table-cell>
              <table:table-cell office:value-type="float" office:value="0.000113773388372362">
                <text:p>0.000113773388372362</text:p>
              </table:table-cell>
            </table:table-row>
            <table:table-row>
              <table:table-cell office:value-type="string">
                <text:p>292</text:p>
              </table:table-cell>
              <table:table-cell office:value-type="float" office:value="0.182608049535604">
                <text:p>0.182608049535604</text:p>
              </table:table-cell>
              <table:table-cell office:value-type="float" office:value="0.000113069999712448">
                <text:p>0.000113069999712448</text:p>
              </table:table-cell>
            </table:table-row>
            <table:table-row>
              <table:table-cell office:value-type="string">
                <text:p>293</text:p>
              </table:table-cell>
              <table:table-cell office:value-type="float" office:value="0.182044444444444">
                <text:p>0.182044444444444</text:p>
              </table:table-cell>
              <table:table-cell office:value-type="float" office:value="0.000112373113854595">
                <text:p>0.000112373113854595</text:p>
              </table:table-cell>
            </table:table-row>
            <table:table-row>
              <table:table-cell office:value-type="string">
                <text:p>294</text:p>
              </table:table-cell>
              <table:table-cell office:value-type="float" office:value="0.181484307692308">
                <text:p>0.181484307692308</text:p>
              </table:table-cell>
              <table:table-cell office:value-type="float" office:value="0.000111682650887574">
                <text:p>0.000111682650887574</text:p>
              </table:table-cell>
            </table:table-row>
            <table:table-row>
              <table:table-cell office:value-type="string">
                <text:p>295</text:p>
              </table:table-cell>
              <table:table-cell office:value-type="float" office:value="0.180927607361963">
                <text:p>0.180927607361963</text:p>
              </table:table-cell>
              <table:table-cell office:value-type="float" office:value="0.000110998532123904">
                <text:p>0.000110998532123904</text:p>
              </table:table-cell>
            </table:table-row>
            <table:table-row>
              <table:table-cell office:value-type="string">
                <text:p>296</text:p>
              </table:table-cell>
              <table:table-cell office:value-type="float" office:value="0.180374311926606">
                <text:p>0.180374311926606</text:p>
              </table:table-cell>
              <table:table-cell office:value-type="float" office:value="0.000110320680077435">
                <text:p>0.000110320680077435</text:p>
              </table:table-cell>
            </table:table-row>
            <table:table-row>
              <table:table-cell office:value-type="string">
                <text:p>297</text:p>
              </table:table-cell>
              <table:table-cell office:value-type="float" office:value="0.179824390243902">
                <text:p>0.179824390243902</text:p>
              </table:table-cell>
              <table:table-cell office:value-type="float" office:value="0.000109649018441404">
                <text:p>0.000109649018441404</text:p>
              </table:table-cell>
            </table:table-row>
            <table:table-row>
              <table:table-cell office:value-type="string">
                <text:p>298</text:p>
              </table:table-cell>
              <table:table-cell office:value-type="float" office:value="0.179277811550152">
                <text:p>0.179277811550152</text:p>
              </table:table-cell>
              <table:table-cell office:value-type="float" office:value="0.000108983472066962">
                <text:p>0.000108983472066962</text:p>
              </table:table-cell>
            </table:table-row>
            <table:table-row>
              <table:table-cell office:value-type="string">
                <text:p>299</text:p>
              </table:table-cell>
              <table:table-cell office:value-type="float" office:value="0.178734545454545">
                <text:p>0.178734545454545</text:p>
              </table:table-cell>
              <table:table-cell office:value-type="float" office:value="0.000108323966942149">
                <text:p>0.000108323966942149</text:p>
              </table:table-cell>
            </table:table-row>
            <table:table-row>
              <table:table-cell office:value-type="string">
                <text:p>300</text:p>
              </table:table-cell>
              <table:table-cell office:value-type="float" office:value="0.178194561933535">
                <text:p>0.178194561933535</text:p>
              </table:table-cell>
              <table:table-cell office:value-type="float" office:value="0.00010767043017132">
                <text:p>0.00010767043017132</text:p>
              </table:table-cell>
            </table:table-row>
            <table:table-row>
              <table:table-cell office:value-type="string">
                <text:p>301</text:p>
              </table:table-cell>
              <table:table-cell office:value-type="float" office:value="0.177657831325301">
                <text:p>0.177657831325301</text:p>
              </table:table-cell>
              <table:table-cell office:value-type="float" office:value="0.000107022789955001">
                <text:p>0.000107022789955001</text:p>
              </table:table-cell>
            </table:table-row>
            <table:table-row>
              <table:table-cell office:value-type="string">
                <text:p>302</text:p>
              </table:table-cell>
              <table:table-cell office:value-type="float" office:value="0.177124324324324">
                <text:p>0.177124324324324</text:p>
              </table:table-cell>
              <table:table-cell office:value-type="float" office:value="0.000106380975570165">
                <text:p>0.000106380975570165</text:p>
              </table:table-cell>
            </table:table-row>
            <table:table-row>
              <table:table-cell office:value-type="string">
                <text:p>303</text:p>
              </table:table-cell>
              <table:table-cell office:value-type="float" office:value="0.176594011976048">
                <text:p>0.176594011976048</text:p>
              </table:table-cell>
              <table:table-cell office:value-type="float" office:value="0.000105744917350927">
                <text:p>0.000105744917350927</text:p>
              </table:table-cell>
            </table:table-row>
            <table:table-row>
              <table:table-cell office:value-type="string">
                <text:p>304</text:p>
              </table:table-cell>
              <table:table-cell office:value-type="float" office:value="0.176066865671642">
                <text:p>0.176066865671642</text:p>
              </table:table-cell>
              <table:table-cell office:value-type="float" office:value="0.000105114546669637">
                <text:p>0.000105114546669637</text:p>
              </table:table-cell>
            </table:table-row>
            <table:table-row>
              <table:table-cell office:value-type="string">
                <text:p>305</text:p>
              </table:table-cell>
              <table:table-cell office:value-type="float" office:value="0.175542857142857">
                <text:p>0.175542857142857</text:p>
              </table:table-cell>
              <table:table-cell office:value-type="float" office:value="0.000104489795918367">
                <text:p>0.000104489795918367</text:p>
              </table:table-cell>
            </table:table-row>
            <table:table-row>
              <table:table-cell office:value-type="string">
                <text:p>306</text:p>
              </table:table-cell>
              <table:table-cell office:value-type="float" office:value="0.175021958456973">
                <text:p>0.175021958456973</text:p>
              </table:table-cell>
              <table:table-cell office:value-type="float" office:value="0.000103870598490785">
                <text:p>0.000103870598490785</text:p>
              </table:table-cell>
            </table:table-row>
            <table:table-row>
              <table:table-cell office:value-type="string">
                <text:p>307</text:p>
              </table:table-cell>
              <table:table-cell office:value-type="float" office:value="0.174504142011834">
                <text:p>0.174504142011834</text:p>
              </table:table-cell>
              <table:table-cell office:value-type="float" office:value="0.000103256888764399">
                <text:p>0.000103256888764399</text:p>
              </table:table-cell>
            </table:table-row>
            <table:table-row>
              <table:table-cell office:value-type="string">
                <text:p>308</text:p>
              </table:table-cell>
              <table:table-cell office:value-type="float" office:value="0.173989380530973">
                <text:p>0.173989380530973</text:p>
              </table:table-cell>
              <table:table-cell office:value-type="float" office:value="0.00010264860208317">
                <text:p>0.00010264860208317</text:p>
              </table:table-cell>
            </table:table-row>
            <table:table-row>
              <table:table-cell office:value-type="string">
                <text:p>309</text:p>
              </table:table-cell>
              <table:table-cell office:value-type="float" office:value="0.173477647058824">
                <text:p>0.173477647058824</text:p>
              </table:table-cell>
              <table:table-cell office:value-type="float" office:value="0.000102045674740484">
                <text:p>0.000102045674740484</text:p>
              </table:table-cell>
            </table:table-row>
            <table:table-row>
              <table:table-cell office:value-type="string">
                <text:p>310</text:p>
              </table:table-cell>
              <table:table-cell office:value-type="float" office:value="0.172968914956012">
                <text:p>0.172968914956012</text:p>
              </table:table-cell>
              <table:table-cell office:value-type="float" office:value="0.00010144804396247">
                <text:p>0.00010144804396247</text:p>
              </table:table-cell>
            </table:table-row>
            <table:table-row>
              <table:table-cell office:value-type="string">
                <text:p>311</text:p>
              </table:table-cell>
              <table:table-cell office:value-type="float" office:value="0.172463157894737">
                <text:p>0.172463157894737</text:p>
              </table:table-cell>
              <table:table-cell office:value-type="float" office:value="0.000100855647891659">
                <text:p>0.000100855647891659</text:p>
              </table:table-cell>
            </table:table-row>
            <table:table-row>
              <table:table-cell office:value-type="string">
                <text:p>312</text:p>
              </table:table-cell>
              <table:table-cell office:value-type="float" office:value="0.171960349854227">
                <text:p>0.171960349854227</text:p>
              </table:table-cell>
              <table:table-cell office:value-type="float" office:value="0.000100268425570978">
                <text:p>0.000100268425570978</text:p>
              </table:table-cell>
            </table:table-row>
            <table:table-row>
              <table:table-cell office:value-type="string">
                <text:p>313</text:p>
              </table:table-cell>
              <table:table-cell office:value-type="float" office:value="0.171460465116279">
                <text:p>0.171460465116279</text:p>
              </table:table-cell>
              <table:table-cell office:value-type="float" office:value="0.0000996863169280692">
                <text:p>0.0000996863169280692</text:p>
              </table:table-cell>
            </table:table-row>
            <table:table-row>
              <table:table-cell office:value-type="string">
                <text:p>314</text:p>
              </table:table-cell>
              <table:table-cell office:value-type="float" office:value="0.17096347826087">
                <text:p>0.17096347826087</text:p>
              </table:table-cell>
              <table:table-cell office:value-type="float" office:value="0.0000991092627599244">
                <text:p>0.0000991092627599244</text:p>
              </table:table-cell>
            </table:table-row>
            <table:table-row>
              <table:table-cell office:value-type="string">
                <text:p>315</text:p>
              </table:table-cell>
              <table:table-cell office:value-type="float" office:value="0.17046936416185">
                <text:p>0.17046936416185</text:p>
              </table:table-cell>
              <table:table-cell office:value-type="float" office:value="0.0000985372047178322">
                <text:p>0.0000985372047178322</text:p>
              </table:table-cell>
            </table:table-row>
            <table:table-row>
              <table:table-cell office:value-type="string">
                <text:p>316</text:p>
              </table:table-cell>
              <table:table-cell office:value-type="float" office:value="0.169978097982709">
                <text:p>0.169978097982709</text:p>
              </table:table-cell>
              <table:table-cell office:value-type="float" office:value="0.0000979700852926276">
                <text:p>0.0000979700852926276</text:p>
              </table:table-cell>
            </table:table-row>
            <table:table-row>
              <table:table-cell office:value-type="string">
                <text:p>317</text:p>
              </table:table-cell>
              <table:table-cell office:value-type="float" office:value="0.169489655172414">
                <text:p>0.169489655172414</text:p>
              </table:table-cell>
              <table:table-cell office:value-type="float" office:value="0.0000974078478002378">
                <text:p>0.0000974078478002378</text:p>
              </table:table-cell>
            </table:table-row>
            <table:table-row>
              <table:table-cell office:value-type="string">
                <text:p>318</text:p>
              </table:table-cell>
              <table:table-cell office:value-type="float" office:value="0.169004011461318">
                <text:p>0.169004011461318</text:p>
              </table:table-cell>
              <table:table-cell office:value-type="float" office:value="0.0000968504363675175">
                <text:p>0.0000968504363675175</text:p>
              </table:table-cell>
            </table:table-row>
            <table:table-row>
              <table:table-cell office:value-type="string">
                <text:p>319</text:p>
              </table:table-cell>
              <table:table-cell office:value-type="float" office:value="0.168521142857143">
                <text:p>0.168521142857143</text:p>
              </table:table-cell>
              <table:table-cell office:value-type="float" office:value="0.0000962977959183673">
                <text:p>0.0000962977959183673</text:p>
              </table:table-cell>
            </table:table-row>
            <table:table-row>
              <table:table-cell office:value-type="string">
                <text:p>320</text:p>
              </table:table-cell>
              <table:table-cell office:value-type="float" office:value="0.168041025641026">
                <text:p>0.168041025641026</text:p>
              </table:table-cell>
              <table:table-cell office:value-type="float" office:value="0.0000957498721601286">
                <text:p>0.0000957498721601286</text:p>
              </table:table-cell>
            </table:table-row>
            <table:table-row>
              <table:table-cell office:value-type="string">
                <text:p>321</text:p>
              </table:table-cell>
              <table:table-cell office:value-type="float" office:value="0.167563636363636">
                <text:p>0.167563636363636</text:p>
              </table:table-cell>
              <table:table-cell office:value-type="float" office:value="0.0000952066115702479">
                <text:p>0.0000952066115702479</text:p>
              </table:table-cell>
            </table:table-row>
            <table:table-row>
              <table:table-cell office:value-type="string">
                <text:p>322</text:p>
              </table:table-cell>
              <table:table-cell office:value-type="float" office:value="0.16708895184136">
                <text:p>0.16708895184136</text:p>
              </table:table-cell>
              <table:table-cell office:value-type="float" office:value="0.0000946679613832067">
                <text:p>0.0000946679613832067</text:p>
              </table:table-cell>
            </table:table-row>
            <table:table-row>
              <table:table-cell office:value-type="string">
                <text:p>323</text:p>
              </table:table-cell>
              <table:table-cell office:value-type="float" office:value="0.166616949152542">
                <text:p>0.166616949152542</text:p>
              </table:table-cell>
              <table:table-cell office:value-type="float" office:value="0.0000941338695777075">
                <text:p>0.0000941338695777075</text:p>
              </table:table-cell>
            </table:table-row>
            <table:table-row>
              <table:table-cell office:value-type="string">
                <text:p>324</text:p>
              </table:table-cell>
              <table:table-cell office:value-type="float" office:value="0.166147605633803">
                <text:p>0.166147605633803</text:p>
              </table:table-cell>
              <table:table-cell office:value-type="float" office:value="0.0000936042848641143">
                <text:p>0.0000936042848641143</text:p>
              </table:table-cell>
            </table:table-row>
            <table:table-row>
              <table:table-cell office:value-type="string">
                <text:p>325</text:p>
              </table:table-cell>
              <table:table-cell office:value-type="float" office:value="0.165680898876405">
                <text:p>0.165680898876405</text:p>
              </table:table-cell>
              <table:table-cell office:value-type="float" office:value="0.0000930791566721374">
                <text:p>0.0000930791566721374</text:p>
              </table:table-cell>
            </table:table-row>
            <table:table-row>
              <table:table-cell office:value-type="string">
                <text:p>326</text:p>
              </table:table-cell>
              <table:table-cell office:value-type="float" office:value="0.165216806722689">
                <text:p>0.165216806722689</text:p>
              </table:table-cell>
              <table:table-cell office:value-type="float" office:value="0.0000925584351387614">
                <text:p>0.0000925584351387614</text:p>
              </table:table-cell>
            </table:table-row>
            <table:table-row>
              <table:table-cell office:value-type="string">
                <text:p>327</text:p>
              </table:table-cell>
              <table:table-cell office:value-type="float" office:value="0.16475530726257">
                <text:p>0.16475530726257</text:p>
              </table:table-cell>
              <table:table-cell office:value-type="float" office:value="0.0000920420710964077">
                <text:p>0.0000920420710964077</text:p>
              </table:table-cell>
            </table:table-row>
            <table:table-row>
              <table:table-cell office:value-type="string">
                <text:p>328</text:p>
              </table:table-cell>
              <table:table-cell office:value-type="float" office:value="0.164296378830084">
                <text:p>0.164296378830084</text:p>
              </table:table-cell>
              <table:table-cell office:value-type="float" office:value="0.0000915300160613279">
                <text:p>0.0000915300160613279</text:p>
              </table:table-cell>
            </table:table-row>
            <table:table-row>
              <table:table-cell office:value-type="string">
                <text:p>329</text:p>
              </table:table-cell>
              <table:table-cell office:value-type="float" office:value="0.16384">
                <text:p>0.16384</text:p>
              </table:table-cell>
              <table:table-cell office:value-type="float" office:value="0.0000910222222222222">
                <text:p>0.0000910222222222222</text:p>
              </table:table-cell>
            </table:table-row>
            <table:table-row>
              <table:table-cell office:value-type="string">
                <text:p>330</text:p>
              </table:table-cell>
              <table:table-cell office:value-type="float" office:value="0.163386149584488">
                <text:p>0.163386149584488</text:p>
              </table:table-cell>
              <table:table-cell office:value-type="float" office:value="0.000090518642429079">
                <text:p>0.000090518642429079</text:p>
              </table:table-cell>
            </table:table-row>
            <table:table-row>
              <table:table-cell office:value-type="string">
                <text:p>331</text:p>
              </table:table-cell>
              <table:table-cell office:value-type="float" office:value="0.162934806629834">
                <text:p>0.162934806629834</text:p>
              </table:table-cell>
              <table:table-cell office:value-type="float" office:value="0.0000900192301822289">
                <text:p>0.0000900192301822289</text:p>
              </table:table-cell>
            </table:table-row>
            <table:table-row>
              <table:table-cell office:value-type="string">
                <text:p>332</text:p>
              </table:table-cell>
              <table:table-cell office:value-type="float" office:value="0.162485950413223">
                <text:p>0.162485950413223</text:p>
              </table:table-cell>
              <table:table-cell office:value-type="float" office:value="0.0000895239396216106">
                <text:p>0.0000895239396216106</text:p>
              </table:table-cell>
            </table:table-row>
            <table:table-row>
              <table:table-cell office:value-type="string">
                <text:p>333</text:p>
              </table:table-cell>
              <table:table-cell office:value-type="float" office:value="0.16203956043956">
                <text:p>0.16203956043956</text:p>
              </table:table-cell>
              <table:table-cell office:value-type="float" office:value="0.000089032725516242">
                <text:p>0.000089032725516242</text:p>
              </table:table-cell>
            </table:table-row>
            <table:table-row>
              <table:table-cell office:value-type="string">
                <text:p>334</text:p>
              </table:table-cell>
              <table:table-cell office:value-type="float" office:value="0.161595616438356">
                <text:p>0.161595616438356</text:p>
              </table:table-cell>
              <table:table-cell office:value-type="float" office:value="0.0000885455432538938">
                <text:p>0.0000885455432538938</text:p>
              </table:table-cell>
            </table:table-row>
            <table:table-row>
              <table:table-cell office:value-type="string">
                <text:p>335</text:p>
              </table:table-cell>
              <table:table-cell office:value-type="float" office:value="0.161154098360656">
                <text:p>0.161154098360656</text:p>
              </table:table-cell>
              <table:table-cell office:value-type="float" office:value="0.0000880623488309594">
                <text:p>0.0000880623488309594</text:p>
              </table:table-cell>
            </table:table-row>
            <table:table-row>
              <table:table-cell office:value-type="string">
                <text:p>336</text:p>
              </table:table-cell>
              <table:table-cell office:value-type="float" office:value="0.160714986376022">
                <text:p>0.160714986376022</text:p>
              </table:table-cell>
              <table:table-cell office:value-type="float" office:value="0.0000875830988425187">
                <text:p>0.0000875830988425187</text:p>
              </table:table-cell>
            </table:table-row>
            <table:table-row>
              <table:table-cell office:value-type="string">
                <text:p>337</text:p>
              </table:table-cell>
              <table:table-cell office:value-type="float" office:value="0.160278260869565">
                <text:p>0.160278260869565</text:p>
              </table:table-cell>
              <table:table-cell office:value-type="float" office:value="0.0000871077504725898">
                <text:p>0.0000871077504725898</text:p>
              </table:table-cell>
            </table:table-row>
            <table:table-row>
              <table:table-cell office:value-type="string">
                <text:p>338</text:p>
              </table:table-cell>
              <table:table-cell office:value-type="float" office:value="0.159843902439024">
                <text:p>0.159843902439024</text:p>
              </table:table-cell>
              <table:table-cell office:value-type="float" office:value="0.0000866362614845661">
                <text:p>0.0000866362614845661</text:p>
              </table:table-cell>
            </table:table-row>
            <table:table-row>
              <table:table-cell office:value-type="string">
                <text:p>339</text:p>
              </table:table-cell>
              <table:table-cell office:value-type="float" office:value="0.159411891891892">
                <text:p>0.159411891891892</text:p>
              </table:table-cell>
              <table:table-cell office:value-type="float" office:value="0.0000861685902118335">
                <text:p>0.0000861685902118335</text:p>
              </table:table-cell>
            </table:table-row>
            <table:table-row>
              <table:table-cell office:value-type="string">
                <text:p>340</text:p>
              </table:table-cell>
              <table:table-cell office:value-type="float" office:value="0.158982210242588">
                <text:p>0.158982210242588</text:p>
              </table:table-cell>
              <table:table-cell office:value-type="float" office:value="0.0000857046955485647">
                <text:p>0.0000857046955485647</text:p>
              </table:table-cell>
            </table:table-row>
            <table:table-row>
              <table:table-cell office:value-type="string">
                <text:p>341</text:p>
              </table:table-cell>
              <table:table-cell office:value-type="float" office:value="0.158554838709677">
                <text:p>0.158554838709677</text:p>
              </table:table-cell>
              <table:table-cell office:value-type="float" office:value="0.0000852445369406868">
                <text:p>0.0000852445369406868</text:p>
              </table:table-cell>
            </table:table-row>
            <table:table-row>
              <table:table-cell office:value-type="string">
                <text:p>342</text:p>
              </table:table-cell>
              <table:table-cell office:value-type="float" office:value="0.158129758713137">
                <text:p>0.158129758713137</text:p>
              </table:table-cell>
              <table:table-cell office:value-type="float" office:value="0.000084788074377017">
                <text:p>0.000084788074377017</text:p>
              </table:table-cell>
            </table:table-row>
            <table:table-row>
              <table:table-cell office:value-type="string">
                <text:p>343</text:p>
              </table:table-cell>
              <table:table-cell office:value-type="float" office:value="0.157706951871658">
                <text:p>0.157706951871658</text:p>
              </table:table-cell>
              <table:table-cell office:value-type="float" office:value="0.0000843352683805657">
                <text:p>0.0000843352683805657</text:p>
              </table:table-cell>
            </table:table-row>
            <table:table-row>
              <table:table-cell office:value-type="string">
                <text:p>344</text:p>
              </table:table-cell>
              <table:table-cell office:value-type="float" office:value="0.1572864">
                <text:p>0.1572864</text:p>
              </table:table-cell>
              <table:table-cell office:value-type="float" office:value="0.00008388608">
                <text:p>0.00008388608</text:p>
              </table:table-cell>
            </table:table-row>
            <table:table-row>
              <table:table-cell office:value-type="string">
                <text:p>345</text:p>
              </table:table-cell>
              <table:table-cell office:value-type="float" office:value="0.156868085106383">
                <text:p>0.156868085106383</text:p>
              </table:table-cell>
              <table:table-cell office:value-type="float" office:value="0.0000834404708012676">
                <text:p>0.0000834404708012676</text:p>
              </table:table-cell>
            </table:table-row>
            <table:table-row>
              <table:table-cell office:value-type="string">
                <text:p>346</text:p>
              </table:table-cell>
              <table:table-cell office:value-type="float" office:value="0.15645198938992">
                <text:p>0.15645198938992</text:p>
              </table:table-cell>
              <table:table-cell office:value-type="float" office:value="0.0000829984028593742">
                <text:p>0.0000829984028593742</text:p>
              </table:table-cell>
            </table:table-row>
            <table:table-row>
              <table:table-cell office:value-type="string">
                <text:p>347</text:p>
              </table:table-cell>
              <table:table-cell office:value-type="float" office:value="0.156038095238095">
                <text:p>0.156038095238095</text:p>
              </table:table-cell>
              <table:table-cell office:value-type="float" office:value="0.000082559838750315">
                <text:p>0.000082559838750315</text:p>
              </table:table-cell>
            </table:table-row>
            <table:table-row>
              <table:table-cell office:value-type="string">
                <text:p>348</text:p>
              </table:table-cell>
              <table:table-cell office:value-type="float" office:value="0.155626385224274">
                <text:p>0.155626385224274</text:p>
              </table:table-cell>
              <table:table-cell office:value-type="float" office:value="0.0000821247415431527">
                <text:p>0.0000821247415431527</text:p>
              </table:table-cell>
            </table:table-row>
            <table:table-row>
              <table:table-cell office:value-type="string">
                <text:p>349</text:p>
              </table:table-cell>
              <table:table-cell office:value-type="float" office:value="0.155216842105263">
                <text:p>0.155216842105263</text:p>
              </table:table-cell>
              <table:table-cell office:value-type="float" office:value="0.0000816930747922438">
                <text:p>0.0000816930747922438</text:p>
              </table:table-cell>
            </table:table-row>
            <table:table-row>
              <table:table-cell office:value-type="string">
                <text:p>350</text:p>
              </table:table-cell>
              <table:table-cell office:value-type="float" office:value="0.154809448818898">
                <text:p>0.154809448818898</text:p>
              </table:table-cell>
              <table:table-cell office:value-type="float" office:value="0.0000812648025296051">
                <text:p>0.0000812648025296051</text:p>
              </table:table-cell>
            </table:table-row>
            <table:table-row>
              <table:table-cell office:value-type="string">
                <text:p>351</text:p>
              </table:table-cell>
              <table:table-cell office:value-type="float" office:value="0.154404188481675">
                <text:p>0.154404188481675</text:p>
              </table:table-cell>
              <table:table-cell office:value-type="float" office:value="0.0000808398892574217">
                <text:p>0.0000808398892574217</text:p>
              </table:table-cell>
            </table:table-row>
            <table:table-row>
              <table:table-cell office:value-type="string">
                <text:p>352</text:p>
              </table:table-cell>
              <table:table-cell office:value-type="float" office:value="0.154001044386423">
                <text:p>0.154001044386423</text:p>
              </table:table-cell>
              <table:table-cell office:value-type="float" office:value="0.0000804182999406909">
                <text:p>0.0000804182999406909</text:p>
              </table:table-cell>
            </table:table-row>
            <table:table-row>
              <table:table-cell office:value-type="string">
                <text:p>353</text:p>
              </table:table-cell>
              <table:table-cell office:value-type="float" office:value="0.1536">
                <text:p>0.1536</text:p>
              </table:table-cell>
              <table:table-cell office:value-type="float" office:value="0.00008">
                <text:p>0.00008</text:p>
              </table:table-cell>
            </table:table-row>
            <table:table-row>
              <table:table-cell office:value-type="string">
                <text:p>354</text:p>
              </table:table-cell>
              <table:table-cell office:value-type="float" office:value="0.153201038961039">
                <text:p>0.153201038961039</text:p>
              </table:table-cell>
              <table:table-cell office:value-type="float" office:value="0.0000795849553044358">
                <text:p>0.0000795849553044358</text:p>
              </table:table-cell>
            </table:table-row>
            <table:table-row>
              <table:table-cell office:value-type="string">
                <text:p>355</text:p>
              </table:table-cell>
              <table:table-cell office:value-type="float" office:value="0.15280414507772">
                <text:p>0.15280414507772</text:p>
              </table:table-cell>
              <table:table-cell office:value-type="float" office:value="0.0000791731321646219">
                <text:p>0.0000791731321646219</text:p>
              </table:table-cell>
            </table:table-row>
            <table:table-row>
              <table:table-cell office:value-type="string">
                <text:p>356</text:p>
              </table:table-cell>
              <table:table-cell office:value-type="float" office:value="0.152409302325581">
                <text:p>0.152409302325581</text:p>
              </table:table-cell>
              <table:table-cell office:value-type="float" office:value="0.0000787644973258819">
                <text:p>0.0000787644973258819</text:p>
              </table:table-cell>
            </table:table-row>
            <table:table-row>
              <table:table-cell office:value-type="string">
                <text:p>357</text:p>
              </table:table-cell>
              <table:table-cell office:value-type="float" office:value="0.152016494845361">
                <text:p>0.152016494845361</text:p>
              </table:table-cell>
              <table:table-cell office:value-type="float" office:value="0.0000783590179615262">
                <text:p>0.0000783590179615262</text:p>
              </table:table-cell>
            </table:table-row>
            <table:table-row>
              <table:table-cell office:value-type="string">
                <text:p>358</text:p>
              </table:table-cell>
              <table:table-cell office:value-type="float" office:value="0.151625706940874">
                <text:p>0.151625706940874</text:p>
              </table:table-cell>
              <table:table-cell office:value-type="float" office:value="0.0000779566616662591">
                <text:p>0.0000779566616662591</text:p>
              </table:table-cell>
            </table:table-row>
            <table:table-row>
              <table:table-cell office:value-type="string">
                <text:p>359</text:p>
              </table:table-cell>
              <table:table-cell office:value-type="float" office:value="0.151236923076923">
                <text:p>0.151236923076923</text:p>
              </table:table-cell>
              <table:table-cell office:value-type="float" office:value="0.0000775573964497041">
                <text:p>0.0000775573964497041</text:p>
              </table:table-cell>
            </table:table-row>
            <table:table-row>
              <table:table-cell office:value-type="string">
                <text:p>360</text:p>
              </table:table-cell>
              <table:table-cell office:value-type="float" office:value="0.150850127877238">
                <text:p>0.150850127877238</text:p>
              </table:table-cell>
              <table:table-cell office:value-type="float" office:value="0.0000771611907300449">
                <text:p>0.0000771611907300449</text:p>
              </table:table-cell>
            </table:table-row>
            <table:table-row>
              <table:table-cell office:value-type="string">
                <text:p>361</text:p>
              </table:table-cell>
              <table:table-cell office:value-type="float" office:value="0.150465306122449">
                <text:p>0.150465306122449</text:p>
              </table:table-cell>
              <table:table-cell office:value-type="float" office:value="0.0000767680133277801">
                <text:p>0.0000767680133277801</text:p>
              </table:table-cell>
            </table:table-row>
            <table:table-row>
              <table:table-cell office:value-type="string">
                <text:p>362</text:p>
              </table:table-cell>
              <table:table-cell office:value-type="float" office:value="0.150082442748092">
                <text:p>0.150082442748092</text:p>
              </table:table-cell>
              <table:table-cell office:value-type="float" office:value="0.0000763778334595886">
                <text:p>0.0000763778334595886</text:p>
              </table:table-cell>
            </table:table-row>
            <table:table-row>
              <table:table-cell office:value-type="string">
                <text:p>363</text:p>
              </table:table-cell>
              <table:table-cell office:value-type="float" office:value="0.14970152284264">
                <text:p>0.14970152284264</text:p>
              </table:table-cell>
              <table:table-cell office:value-type="float" office:value="0.0000759906207323044">
                <text:p>0.0000759906207323044</text:p>
              </table:table-cell>
            </table:table-row>
            <table:table-row>
              <table:table-cell office:value-type="string">
                <text:p>364</text:p>
              </table:table-cell>
              <table:table-cell office:value-type="float" office:value="0.14932253164557">
                <text:p>0.14932253164557</text:p>
              </table:table-cell>
              <table:table-cell office:value-type="float" office:value="0.0000756063451369973">
                <text:p>0.0000756063451369973</text:p>
              </table:table-cell>
            </table:table-row>
            <table:table-row>
              <table:table-cell office:value-type="string">
                <text:p>365</text:p>
              </table:table-cell>
              <table:table-cell office:value-type="float" office:value="0.148945454545455">
                <text:p>0.148945454545455</text:p>
              </table:table-cell>
              <table:table-cell office:value-type="float" office:value="0.0000752249770431589">
                <text:p>0.0000752249770431589</text:p>
              </table:table-cell>
            </table:table-row>
            <table:table-row>
              <table:table-cell office:value-type="string">
                <text:p>366</text:p>
              </table:table-cell>
              <table:table-cell office:value-type="float" office:value="0.148570277078086">
                <text:p>0.148570277078086</text:p>
              </table:table-cell>
              <table:table-cell office:value-type="float" office:value="0.0000748464871929903">
                <text:p>0.0000748464871929903</text:p>
              </table:table-cell>
            </table:table-row>
            <table:table-row>
              <table:table-cell office:value-type="string">
                <text:p>367</text:p>
              </table:table-cell>
              <table:table-cell office:value-type="float" office:value="0.148196984924623">
                <text:p>0.148196984924623</text:p>
              </table:table-cell>
              <table:table-cell office:value-type="float" office:value="0.0000744708466957905">
                <text:p>0.0000744708466957905</text:p>
              </table:table-cell>
            </table:table-row>
            <table:table-row>
              <table:table-cell office:value-type="string">
                <text:p>368</text:p>
              </table:table-cell>
              <table:table-cell office:value-type="float" office:value="0.147825563909774">
                <text:p>0.147825563909774</text:p>
              </table:table-cell>
              <table:table-cell office:value-type="float" office:value="0.0000740980270224433">
                <text:p>0.0000740980270224433</text:p>
              </table:table-cell>
            </table:table-row>
            <table:table-row>
              <table:table-cell office:value-type="string">
                <text:p>369</text:p>
              </table:table-cell>
              <table:table-cell office:value-type="float" office:value="0.147456">
                <text:p>0.147456</text:p>
              </table:table-cell>
              <table:table-cell office:value-type="float" office:value="0.000073728">
                <text:p>0.000073728</text:p>
              </table:table-cell>
            </table:table-row>
            <table:table-row>
              <table:table-cell office:value-type="string">
                <text:p>370</text:p>
              </table:table-cell>
              <table:table-cell office:value-type="float" office:value="0.147088279301746">
                <text:p>0.147088279301746</text:p>
              </table:table-cell>
              <table:table-cell office:value-type="float" office:value="0.0000733607378063569">
                <text:p>0.0000733607378063569</text:p>
              </table:table-cell>
            </table:table-row>
            <table:table-row>
              <table:table-cell office:value-type="string">
                <text:p>371</text:p>
              </table:table-cell>
              <table:table-cell office:value-type="float" office:value="0.146722388059701">
                <text:p>0.146722388059701</text:p>
              </table:table-cell>
              <table:table-cell office:value-type="float" office:value="0.0000729962129650256">
                <text:p>0.0000729962129650256</text:p>
              </table:table-cell>
            </table:table-row>
            <table:table-row>
              <table:table-cell office:value-type="string">
                <text:p>372</text:p>
              </table:table-cell>
              <table:table-cell office:value-type="float" office:value="0.146358312655087">
                <text:p>0.146358312655087</text:p>
              </table:table-cell>
              <table:table-cell office:value-type="float" office:value="0.0000726343983399935">
                <text:p>0.0000726343983399935</text:p>
              </table:table-cell>
            </table:table-row>
            <table:table-row>
              <table:table-cell office:value-type="string">
                <text:p>373</text:p>
              </table:table-cell>
              <table:table-cell office:value-type="float" office:value="0.14599603960396">
                <text:p>0.14599603960396</text:p>
              </table:table-cell>
              <table:table-cell office:value-type="float" office:value="0.0000722752671306735">
                <text:p>0.0000722752671306735</text:p>
              </table:table-cell>
            </table:table-row>
            <table:table-row>
              <table:table-cell office:value-type="string">
                <text:p>374</text:p>
              </table:table-cell>
              <table:table-cell office:value-type="float" office:value="0.145635555555556">
                <text:p>0.145635555555556</text:p>
              </table:table-cell>
              <table:table-cell office:value-type="float" office:value="0.000071918792866941">
                <text:p>0.000071918792866941</text:p>
              </table:table-cell>
            </table:table-row>
            <table:table-row>
              <table:table-cell office:value-type="string">
                <text:p>375</text:p>
              </table:table-cell>
              <table:table-cell office:value-type="float" office:value="0.14527684729064">
                <text:p>0.14527684729064</text:p>
              </table:table-cell>
              <table:table-cell office:value-type="float" office:value="0.0000715649494042563">
                <text:p>0.0000715649494042563</text:p>
              </table:table-cell>
            </table:table-row>
            <table:table-row>
              <table:table-cell office:value-type="string">
                <text:p>376</text:p>
              </table:table-cell>
              <table:table-cell office:value-type="float" office:value="0.144919901719902">
                <text:p>0.144919901719902</text:p>
              </table:table-cell>
              <table:table-cell office:value-type="float" office:value="0.0000712137109188706">
                <text:p>0.0000712137109188706</text:p>
              </table:table-cell>
            </table:table-row>
            <table:table-row>
              <table:table-cell office:value-type="string">
                <text:p>377</text:p>
              </table:table-cell>
              <table:table-cell office:value-type="float" office:value="0.144564705882353">
                <text:p>0.144564705882353</text:p>
              </table:table-cell>
              <table:table-cell office:value-type="float" office:value="0.0000708650519031142">
                <text:p>0.0000708650519031142</text:p>
              </table:table-cell>
            </table:table-row>
            <table:table-row>
              <table:table-cell office:value-type="string">
                <text:p>378</text:p>
              </table:table-cell>
              <table:table-cell office:value-type="float" office:value="0.144211246943765">
                <text:p>0.144211246943765</text:p>
              </table:table-cell>
              <table:table-cell office:value-type="float" office:value="0.0000705189471607654">
                <text:p>0.0000705189471607654</text:p>
              </table:table-cell>
            </table:table-row>
            <table:table-row>
              <table:table-cell office:value-type="string">
                <text:p>379</text:p>
              </table:table-cell>
              <table:table-cell office:value-type="float" office:value="0.143859512195122">
                <text:p>0.143859512195122</text:p>
              </table:table-cell>
              <table:table-cell office:value-type="float" office:value="0.0000701753718024985">
                <text:p>0.0000701753718024985</text:p>
              </table:table-cell>
            </table:table-row>
            <table:table-row>
              <table:table-cell office:value-type="string">
                <text:p>380</text:p>
              </table:table-cell>
              <table:table-cell office:value-type="float" office:value="0.143509489051095">
                <text:p>0.143509489051095</text:p>
              </table:table-cell>
              <table:table-cell office:value-type="float" office:value="0.0000698343012414087">
                <text:p>0.0000698343012414087</text:p>
              </table:table-cell>
            </table:table-row>
            <table:table-row>
              <table:table-cell office:value-type="string">
                <text:p>381</text:p>
              </table:table-cell>
              <table:table-cell office:value-type="float" office:value="0.143161165048544">
                <text:p>0.143161165048544</text:p>
              </table:table-cell>
              <table:table-cell office:value-type="float" office:value="0.0000694957111886134">
                <text:p>0.0000694957111886134</text:p>
              </table:table-cell>
            </table:table-row>
            <table:table-row>
              <table:table-cell office:value-type="string">
                <text:p>382</text:p>
              </table:table-cell>
              <table:table-cell office:value-type="float" office:value="0.142814527845036">
                <text:p>0.142814527845036</text:p>
              </table:table-cell>
              <table:table-cell office:value-type="float" office:value="0.000069159577648928">
                <text:p>0.000069159577648928</text:p>
              </table:table-cell>
            </table:table-row>
            <table:table-row>
              <table:table-cell office:value-type="string">
                <text:p>383</text:p>
              </table:table-cell>
              <table:table-cell office:value-type="float" office:value="0.142469565217391">
                <text:p>0.142469565217391</text:p>
              </table:table-cell>
              <table:table-cell office:value-type="float" office:value="0.0000688258769166142">
                <text:p>0.0000688258769166142</text:p>
              </table:table-cell>
            </table:table-row>
            <table:table-row>
              <table:table-cell office:value-type="string">
                <text:p>384</text:p>
              </table:table-cell>
              <table:table-cell office:value-type="float" office:value="0.142126265060241">
                <text:p>0.142126265060241</text:p>
              </table:table-cell>
              <table:table-cell office:value-type="float" office:value="0.0000684945855712005">
                <text:p>0.0000684945855712005</text:p>
              </table:table-cell>
            </table:table-row>
            <table:table-row>
              <table:table-cell office:value-type="string">
                <text:p>385</text:p>
              </table:table-cell>
              <table:table-cell office:value-type="float" office:value="0.141784615384615">
                <text:p>0.141784615384615</text:p>
              </table:table-cell>
              <table:table-cell office:value-type="float" office:value="0.0000681656804733728">
                <text:p>0.0000681656804733728</text:p>
              </table:table-cell>
            </table:table-row>
            <table:table-row>
              <table:table-cell office:value-type="string">
                <text:p>386</text:p>
              </table:table-cell>
              <table:table-cell office:value-type="float" office:value="0.141444604316547">
                <text:p>0.141444604316547</text:p>
              </table:table-cell>
              <table:table-cell office:value-type="float" office:value="0.0000678391387609337">
                <text:p>0.0000678391387609337</text:p>
              </table:table-cell>
            </table:table-row>
            <table:table-row>
              <table:table-cell office:value-type="string">
                <text:p>387</text:p>
              </table:table-cell>
              <table:table-cell office:value-type="float" office:value="0.141106220095694">
                <text:p>0.141106220095694</text:p>
              </table:table-cell>
              <table:table-cell office:value-type="float" office:value="0.0000675149378448296">
                <text:p>0.0000675149378448296</text:p>
              </table:table-cell>
            </table:table-row>
            <table:table-row>
              <table:table-cell office:value-type="string">
                <text:p>388</text:p>
              </table:table-cell>
              <table:table-cell office:value-type="float" office:value="0.140769451073986">
                <text:p>0.140769451073986</text:p>
              </table:table-cell>
              <table:table-cell office:value-type="float" office:value="0.0000671930554052438">
                <text:p>0.0000671930554052438</text:p>
              </table:table-cell>
            </table:table-row>
            <table:table-row>
              <table:table-cell office:value-type="string">
                <text:p>389</text:p>
              </table:table-cell>
              <table:table-cell office:value-type="float" office:value="0.140434285714286">
                <text:p>0.140434285714286</text:p>
              </table:table-cell>
              <table:table-cell office:value-type="float" office:value="0.0000668734693877551">
                <text:p>0.0000668734693877551</text:p>
              </table:table-cell>
            </table:table-row>
            <table:table-row>
              <table:table-cell office:value-type="string">
                <text:p>390</text:p>
              </table:table-cell>
              <table:table-cell office:value-type="float" office:value="0.140100712589074">
                <text:p>0.140100712589074</text:p>
              </table:table-cell>
              <table:table-cell office:value-type="float" office:value="0.0000665561579995599">
                <text:p>0.0000665561579995599</text:p>
              </table:table-cell>
            </table:table-row>
            <table:table-row>
              <table:table-cell office:value-type="string">
                <text:p>391</text:p>
              </table:table-cell>
              <table:table-cell office:value-type="float" office:value="0.139768720379147">
                <text:p>0.139768720379147</text:p>
              </table:table-cell>
              <table:table-cell office:value-type="float" office:value="0.0000662410997057568">
                <text:p>0.0000662410997057568</text:p>
              </table:table-cell>
            </table:table-row>
            <table:table-row>
              <table:table-cell office:value-type="string">
                <text:p>392</text:p>
              </table:table-cell>
              <table:table-cell office:value-type="float" office:value="0.13943829787234">
                <text:p>0.13943829787234</text:p>
              </table:table-cell>
              <table:table-cell office:value-type="float" office:value="0.0000659282732256929">
                <text:p>0.0000659282732256929</text:p>
              </table:table-cell>
            </table:table-row>
            <table:table-row>
              <table:table-cell office:value-type="string">
                <text:p>393</text:p>
              </table:table-cell>
              <table:table-cell office:value-type="float" office:value="0.139109433962264">
                <text:p>0.139109433962264</text:p>
              </table:table-cell>
              <table:table-cell office:value-type="float" office:value="0.0000656176575293699">
                <text:p>0.0000656176575293699</text:p>
              </table:table-cell>
            </table:table-row>
            <table:table-row>
              <table:table-cell office:value-type="string">
                <text:p>394</text:p>
              </table:table-cell>
              <table:table-cell office:value-type="float" office:value="0.138782117647059">
                <text:p>0.138782117647059</text:p>
              </table:table-cell>
              <table:table-cell office:value-type="float" office:value="0.00006530923183391">
                <text:p>0.00006530923183391</text:p>
              </table:table-cell>
            </table:table-row>
            <table:table-row>
              <table:table-cell office:value-type="string">
                <text:p>395</text:p>
              </table:table-cell>
              <table:table-cell office:value-type="float" office:value="0.138456338028169">
                <text:p>0.138456338028169</text:p>
              </table:table-cell>
              <table:table-cell office:value-type="float" office:value="0.0000650029756000794">
                <text:p>0.0000650029756000794</text:p>
              </table:table-cell>
            </table:table-row>
            <table:table-row>
              <table:table-cell office:value-type="string">
                <text:p>396</text:p>
              </table:table-cell>
              <table:table-cell office:value-type="float" office:value="0.138132084309133">
                <text:p>0.138132084309133</text:p>
              </table:table-cell>
              <table:table-cell office:value-type="float" office:value="0.0000646988685288681">
                <text:p>0.0000646988685288681</text:p>
              </table:table-cell>
            </table:table-row>
            <table:table-row>
              <table:table-cell office:value-type="string">
                <text:p>397</text:p>
              </table:table-cell>
              <table:table-cell office:value-type="float" office:value="0.137809345794393">
                <text:p>0.137809345794393</text:p>
              </table:table-cell>
              <table:table-cell office:value-type="float" office:value="0.0000643968905581273">
                <text:p>0.0000643968905581273</text:p>
              </table:table-cell>
            </table:table-row>
            <table:table-row>
              <table:table-cell office:value-type="string">
                <text:p>398</text:p>
              </table:table-cell>
              <table:table-cell office:value-type="float" office:value="0.137488111888112">
                <text:p>0.137488111888112</text:p>
              </table:table-cell>
              <table:table-cell office:value-type="float" office:value="0.0000640970218592596">
                <text:p>0.0000640970218592596</text:p>
              </table:table-cell>
            </table:table-row>
            <table:table-row>
              <table:table-cell office:value-type="string">
                <text:p>399</text:p>
              </table:table-cell>
              <table:table-cell office:value-type="float" office:value="0.137168372093023">
                <text:p>0.137168372093023</text:p>
              </table:table-cell>
              <table:table-cell office:value-type="float" office:value="0.0000637992428339643">
                <text:p>0.0000637992428339643</text:p>
              </table:table-cell>
            </table:table-row>
            <table:table-row>
              <table:table-cell office:value-type="string">
                <text:p>400</text:p>
              </table:table-cell>
              <table:table-cell office:value-type="float" office:value="0.136850116009281">
                <text:p>0.136850116009281</text:p>
              </table:table-cell>
              <table:table-cell office:value-type="float" office:value="0.0000635035341110351">
                <text:p>0.0000635035341110351</text:p>
              </table:table-cell>
            </table:table-row>
            <table:table-row>
              <table:table-cell office:value-type="string">
                <text:p>401</text:p>
              </table:table-cell>
              <table:table-cell office:value-type="float" office:value="0.136533333333333">
                <text:p>0.136533333333333</text:p>
              </table:table-cell>
              <table:table-cell office:value-type="float" office:value="0.0000632098765432099">
                <text:p>0.0000632098765432099</text:p>
              </table:table-cell>
            </table:table-row>
            <table:table-row>
              <table:table-cell office:value-type="string">
                <text:p>402</text:p>
              </table:table-cell>
              <table:table-cell office:value-type="float" office:value="0.136218013856813">
                <text:p>0.136218013856813</text:p>
              </table:table-cell>
              <table:table-cell office:value-type="float" office:value="0.0000629182512040706">
                <text:p>0.0000629182512040706</text:p>
              </table:table-cell>
            </table:table-row>
            <table:table-row>
              <table:table-cell office:value-type="string">
                <text:p>403</text:p>
              </table:table-cell>
              <table:table-cell office:value-type="float" office:value="0.135904147465438">
                <text:p>0.135904147465438</text:p>
              </table:table-cell>
              <table:table-cell office:value-type="float" office:value="0.0000626286393849944">
                <text:p>0.0000626286393849944</text:p>
              </table:table-cell>
            </table:table-row>
            <table:table-row>
              <table:table-cell office:value-type="string">
                <text:p>404</text:p>
              </table:table-cell>
              <table:table-cell office:value-type="float" office:value="0.135591724137931">
                <text:p>0.135591724137931</text:p>
              </table:table-cell>
              <table:table-cell office:value-type="float" office:value="0.0000623410225921522">
                <text:p>0.0000623410225921522</text:p>
              </table:table-cell>
            </table:table-row>
            <table:table-row>
              <table:table-cell office:value-type="string">
                <text:p>405</text:p>
              </table:table-cell>
              <table:table-cell office:value-type="float" office:value="0.135280733944954">
                <text:p>0.135280733944954</text:p>
              </table:table-cell>
              <table:table-cell office:value-type="float" office:value="0.0000620553825435569">
                <text:p>0.0000620553825435569</text:p>
              </table:table-cell>
            </table:table-row>
            <table:table-row>
              <table:table-cell office:value-type="string">
                <text:p>406</text:p>
              </table:table-cell>
              <table:table-cell office:value-type="float" office:value="0.134971167048055">
                <text:p>0.134971167048055</text:p>
              </table:table-cell>
              <table:table-cell office:value-type="float" office:value="0.0000617717011661579">
                <text:p>0.0000617717011661579</text:p>
              </table:table-cell>
            </table:table-row>
            <table:table-row>
              <table:table-cell office:value-type="string">
                <text:p>407</text:p>
              </table:table-cell>
              <table:table-cell office:value-type="float" office:value="0.13466301369863">
                <text:p>0.13466301369863</text:p>
              </table:table-cell>
              <table:table-cell office:value-type="float" office:value="0.0000614899605929818">
                <text:p>0.0000614899605929818</text:p>
              </table:table-cell>
            </table:table-row>
            <table:table-row>
              <table:table-cell office:value-type="string">
                <text:p>408</text:p>
              </table:table-cell>
              <table:table-cell office:value-type="float" office:value="0.134356264236902">
                <text:p>0.134356264236902</text:p>
              </table:table-cell>
              <table:table-cell office:value-type="float" office:value="0.0000612101431603198">
                <text:p>0.0000612101431603198</text:p>
              </table:table-cell>
            </table:table-row>
            <table:table-row>
              <table:table-cell office:value-type="string">
                <text:p>409</text:p>
              </table:table-cell>
              <table:table-cell office:value-type="float" office:value="0.134050909090909">
                <text:p>0.134050909090909</text:p>
              </table:table-cell>
              <table:table-cell office:value-type="float" office:value="0.0000609322314049587">
                <text:p>0.0000609322314049587</text:p>
              </table:table-cell>
            </table:table-row>
            <table:table-row>
              <table:table-cell office:value-type="string">
                <text:p>410</text:p>
              </table:table-cell>
              <table:table-cell office:value-type="float" office:value="0.13374693877551">
                <text:p>0.13374693877551</text:p>
              </table:table-cell>
              <table:table-cell office:value-type="float" office:value="0.0000606562080614559">
                <text:p>0.0000606562080614559</text:p>
              </table:table-cell>
            </table:table-row>
            <table:table-row>
              <table:table-cell office:value-type="string">
                <text:p>411</text:p>
              </table:table-cell>
              <table:table-cell office:value-type="float" office:value="0.133444343891403">
                <text:p>0.133444343891403</text:p>
              </table:table-cell>
              <table:table-cell office:value-type="float" office:value="0.0000603820560594583">
                <text:p>0.0000603820560594583</text:p>
              </table:table-cell>
            </table:table-row>
            <table:table-row>
              <table:table-cell office:value-type="string">
                <text:p>412</text:p>
              </table:table-cell>
              <table:table-cell office:value-type="float" office:value="0.133143115124153">
                <text:p>0.133143115124153</text:p>
              </table:table-cell>
              <table:table-cell office:value-type="float" office:value="0.0000601097585210625">
                <text:p>0.0000601097585210625</text:p>
              </table:table-cell>
            </table:table-row>
            <table:table-row>
              <table:table-cell office:value-type="string">
                <text:p>413</text:p>
              </table:table-cell>
              <table:table-cell office:value-type="float" office:value="0.132843243243243">
                <text:p>0.132843243243243</text:p>
              </table:table-cell>
              <table:table-cell office:value-type="float" office:value="0.0000598392987582177">
                <text:p>0.0000598392987582177</text:p>
              </table:table-cell>
            </table:table-row>
            <table:table-row>
              <table:table-cell office:value-type="string">
                <text:p>414</text:p>
              </table:table-cell>
              <table:table-cell office:value-type="float" office:value="0.132544719101124">
                <text:p>0.132544719101124</text:p>
              </table:table-cell>
              <table:table-cell office:value-type="float" office:value="0.0000595706602701679">
                <text:p>0.0000595706602701679</text:p>
              </table:table-cell>
            </table:table-row>
            <table:table-row>
              <table:table-cell office:value-type="string">
                <text:p>415</text:p>
              </table:table-cell>
              <table:table-cell office:value-type="float" office:value="0.132247533632287">
                <text:p>0.132247533632287</text:p>
              </table:table-cell>
              <table:table-cell office:value-type="float" office:value="0.0000593038267409359">
                <text:p>0.0000593038267409359</text:p>
              </table:table-cell>
            </table:table-row>
            <table:table-row>
              <table:table-cell office:value-type="string">
                <text:p>416</text:p>
              </table:table-cell>
              <table:table-cell office:value-type="float" office:value="0.131951677852349">
                <text:p>0.131951677852349</text:p>
              </table:table-cell>
              <table:table-cell office:value-type="float" office:value="0.0000590387820368452">
                <text:p>0.0000590387820368452</text:p>
              </table:table-cell>
            </table:table-row>
            <table:table-row>
              <table:table-cell office:value-type="string">
                <text:p>417</text:p>
              </table:table-cell>
              <table:table-cell office:value-type="float" office:value="0.131657142857143">
                <text:p>0.131657142857143</text:p>
              </table:table-cell>
              <table:table-cell office:value-type="float" office:value="0.0000587755102040816">
                <text:p>0.0000587755102040816</text:p>
              </table:table-cell>
            </table:table-row>
            <table:table-row>
              <table:table-cell office:value-type="string">
                <text:p>418</text:p>
              </table:table-cell>
              <table:table-cell office:value-type="float" office:value="0.131363919821826">
                <text:p>0.131363919821826</text:p>
              </table:table-cell>
              <table:table-cell office:value-type="float" office:value="0.0000585139954662923">
                <text:p>0.0000585139954662923</text:p>
              </table:table-cell>
            </table:table-row>
            <table:table-row>
              <table:table-cell office:value-type="string">
                <text:p>419</text:p>
              </table:table-cell>
              <table:table-cell office:value-type="float" office:value="0.131072">
                <text:p>0.131072</text:p>
              </table:table-cell>
              <table:table-cell office:value-type="float" office:value="0.0000582542222222222">
                <text:p>0.0000582542222222222</text:p>
              </table:table-cell>
            </table:table-row>
            <table:table-row>
              <table:table-cell office:value-type="string">
                <text:p>420</text:p>
              </table:table-cell>
              <table:table-cell office:value-type="float" office:value="0.130781374722838">
                <text:p>0.130781374722838</text:p>
              </table:table-cell>
              <table:table-cell office:value-type="float" office:value="0.0000579961750433872">
                <text:p>0.0000579961750433872</text:p>
              </table:table-cell>
            </table:table-row>
            <table:table-row>
              <table:table-cell office:value-type="string">
                <text:p>421</text:p>
              </table:table-cell>
              <table:table-cell office:value-type="float" office:value="0.13049203539823">
                <text:p>0.13049203539823</text:p>
              </table:table-cell>
              <table:table-cell office:value-type="float" office:value="0.0000577398386717832">
                <text:p>0.0000577398386717832</text:p>
              </table:table-cell>
            </table:table-row>
            <table:table-row>
              <table:table-cell office:value-type="string">
                <text:p>422</text:p>
              </table:table-cell>
              <table:table-cell office:value-type="float" office:value="0.130203973509934">
                <text:p>0.130203973509934</text:p>
              </table:table-cell>
              <table:table-cell office:value-type="float" office:value="0.0000574851980176308">
                <text:p>0.0000574851980176308</text:p>
              </table:table-cell>
            </table:table-row>
            <table:table-row>
              <table:table-cell office:value-type="string">
                <text:p>423</text:p>
              </table:table-cell>
              <table:table-cell office:value-type="float" office:value="0.12991718061674">
                <text:p>0.12991718061674</text:p>
              </table:table-cell>
              <table:table-cell office:value-type="float" office:value="0.0000572322381571542">
                <text:p>0.0000572322381571542</text:p>
              </table:table-cell>
            </table:table-row>
            <table:table-row>
              <table:table-cell office:value-type="string">
                <text:p>424</text:p>
              </table:table-cell>
              <table:table-cell office:value-type="float" office:value="0.129631648351648">
                <text:p>0.129631648351648</text:p>
              </table:table-cell>
              <table:table-cell office:value-type="float" office:value="0.0000569809443303949">
                <text:p>0.0000569809443303949</text:p>
              </table:table-cell>
            </table:table-row>
            <table:table-row>
              <table:table-cell office:value-type="string">
                <text:p>425</text:p>
              </table:table-cell>
              <table:table-cell office:value-type="float" office:value="0.129347368421053">
                <text:p>0.129347368421053</text:p>
              </table:table-cell>
              <table:table-cell office:value-type="float" office:value="0.0000567313019390582">
                <text:p>0.0000567313019390582</text:p>
              </table:table-cell>
            </table:table-row>
            <table:table-row>
              <table:table-cell office:value-type="string">
                <text:p>426</text:p>
              </table:table-cell>
              <table:table-cell office:value-type="float" office:value="0.129064332603939">
                <text:p>0.129064332603939</text:p>
              </table:table-cell>
              <table:table-cell office:value-type="float" office:value="0.0000564832965443933">
                <text:p>0.0000564832965443933</text:p>
              </table:table-cell>
            </table:table-row>
            <table:table-row>
              <table:table-cell office:value-type="string">
                <text:p>427</text:p>
              </table:table-cell>
              <table:table-cell office:value-type="float" office:value="0.128782532751092">
                <text:p>0.128782532751092</text:p>
              </table:table-cell>
              <table:table-cell office:value-type="float" office:value="0.0000562369138651056">
                <text:p>0.0000562369138651056</text:p>
              </table:table-cell>
            </table:table-row>
            <table:table-row>
              <table:table-cell office:value-type="string">
                <text:p>428</text:p>
              </table:table-cell>
              <table:table-cell office:value-type="float" office:value="0.128501960784314">
                <text:p>0.128501960784314</text:p>
              </table:table-cell>
              <table:table-cell office:value-type="float" office:value="0.0000559921397753001">
                <text:p>0.0000559921397753001</text:p>
              </table:table-cell>
            </table:table-row>
            <table:table-row>
              <table:table-cell office:value-type="string">
                <text:p>429</text:p>
              </table:table-cell>
              <table:table-cell office:value-type="float" office:value="0.128222608695652">
                <text:p>0.128222608695652</text:p>
              </table:table-cell>
              <table:table-cell office:value-type="float" office:value="0.0000557489603024575">
                <text:p>0.0000557489603024575</text:p>
              </table:table-cell>
            </table:table-row>
            <table:table-row>
              <table:table-cell office:value-type="string">
                <text:p>430</text:p>
              </table:table-cell>
              <table:table-cell office:value-type="float" office:value="0.127944468546638">
                <text:p>0.127944468546638</text:p>
              </table:table-cell>
              <table:table-cell office:value-type="float" office:value="0.0000555073616254394">
                <text:p>0.0000555073616254394</text:p>
              </table:table-cell>
            </table:table-row>
            <table:table-row>
              <table:table-cell office:value-type="string">
                <text:p>431</text:p>
              </table:table-cell>
              <table:table-cell office:value-type="float" office:value="0.127667532467532">
                <text:p>0.127667532467532</text:p>
              </table:table-cell>
              <table:table-cell office:value-type="float" office:value="0.0000552673300725249">
                <text:p>0.0000552673300725249</text:p>
              </table:table-cell>
            </table:table-row>
            <table:table-row>
              <table:table-cell office:value-type="string">
                <text:p>432</text:p>
              </table:table-cell>
              <table:table-cell office:value-type="float" office:value="0.127391792656587">
                <text:p>0.127391792656587</text:p>
              </table:table-cell>
              <table:table-cell office:value-type="float" office:value="0.0000550288521194762">
                <text:p>0.0000550288521194762</text:p>
              </table:table-cell>
            </table:table-row>
            <table:table-row>
              <table:table-cell office:value-type="string">
                <text:p>433</text:p>
              </table:table-cell>
              <table:table-cell office:value-type="float" office:value="0.12711724137931">
                <text:p>0.12711724137931</text:p>
              </table:table-cell>
              <table:table-cell office:value-type="float" office:value="0.0000547919143876338">
                <text:p>0.0000547919143876338</text:p>
              </table:table-cell>
            </table:table-row>
            <table:table-row>
              <table:table-cell office:value-type="string">
                <text:p>434</text:p>
              </table:table-cell>
              <table:table-cell office:value-type="float" office:value="0.126843870967742">
                <text:p>0.126843870967742</text:p>
              </table:table-cell>
              <table:table-cell office:value-type="float" office:value="0.0000545565036420395">
                <text:p>0.0000545565036420395</text:p>
              </table:table-cell>
            </table:table-row>
            <table:table-row>
              <table:table-cell office:value-type="string">
                <text:p>435</text:p>
              </table:table-cell>
              <table:table-cell office:value-type="float" office:value="0.126571673819742">
                <text:p>0.126571673819742</text:p>
              </table:table-cell>
              <table:table-cell office:value-type="float" office:value="0.000054322606789589">
                <text:p>0.000054322606789589</text:p>
              </table:table-cell>
            </table:table-row>
            <table:table-row>
              <table:table-cell office:value-type="string">
                <text:p>436</text:p>
              </table:table-cell>
              <table:table-cell office:value-type="float" office:value="0.126300642398287">
                <text:p>0.126300642398287</text:p>
              </table:table-cell>
              <table:table-cell office:value-type="float" office:value="0.0000540902108772107">
                <text:p>0.0000540902108772107</text:p>
              </table:table-cell>
            </table:table-row>
            <table:table-row>
              <table:table-cell office:value-type="string">
                <text:p>437</text:p>
              </table:table-cell>
              <table:table-cell office:value-type="float" office:value="0.126030769230769">
                <text:p>0.126030769230769</text:p>
              </table:table-cell>
              <table:table-cell office:value-type="float" office:value="0.0000538593030900723">
                <text:p>0.0000538593030900723</text:p>
              </table:table-cell>
            </table:table-row>
            <table:table-row>
              <table:table-cell office:value-type="string">
                <text:p>438</text:p>
              </table:table-cell>
              <table:table-cell office:value-type="float" office:value="0.125762046908316">
                <text:p>0.125762046908316</text:p>
              </table:table-cell>
              <table:table-cell office:value-type="float" office:value="0.0000536298707498147">
                <text:p>0.0000536298707498147</text:p>
              </table:table-cell>
            </table:table-row>
            <table:table-row>
              <table:table-cell office:value-type="string">
                <text:p>439</text:p>
              </table:table-cell>
              <table:table-cell office:value-type="float" office:value="0.125494468085106">
                <text:p>0.125494468085106</text:p>
              </table:table-cell>
              <table:table-cell office:value-type="float" office:value="0.0000534019013128112">
                <text:p>0.0000534019013128112</text:p>
              </table:table-cell>
            </table:table-row>
            <table:table-row>
              <table:table-cell office:value-type="string">
                <text:p>440</text:p>
              </table:table-cell>
              <table:table-cell office:value-type="float" office:value="0.125228025477707">
                <text:p>0.125228025477707</text:p>
              </table:table-cell>
              <table:table-cell office:value-type="float" office:value="0.0000531753823684531">
                <text:p>0.0000531753823684531</text:p>
              </table:table-cell>
            </table:table-row>
            <table:table-row>
              <table:table-cell office:value-type="string">
                <text:p>441</text:p>
              </table:table-cell>
              <table:table-cell office:value-type="float" office:value="0.124962711864407">
                <text:p>0.124962711864407</text:p>
              </table:table-cell>
              <table:table-cell office:value-type="float" office:value="0.0000529503016374605">
                <text:p>0.0000529503016374605</text:p>
              </table:table-cell>
            </table:table-row>
            <table:table-row>
              <table:table-cell office:value-type="string">
                <text:p>442</text:p>
              </table:table-cell>
              <table:table-cell office:value-type="float" office:value="0.124698520084567">
                <text:p>0.124698520084567</text:p>
              </table:table-cell>
              <table:table-cell office:value-type="float" office:value="0.0000527266469702184">
                <text:p>0.0000527266469702184</text:p>
              </table:table-cell>
            </table:table-row>
            <table:table-row>
              <table:table-cell office:value-type="string">
                <text:p>443</text:p>
              </table:table-cell>
              <table:table-cell office:value-type="float" office:value="0.124435443037975">
                <text:p>0.124435443037975</text:p>
              </table:table-cell>
              <table:table-cell office:value-type="float" office:value="0.000052504406345137">
                <text:p>0.000052504406345137</text:p>
              </table:table-cell>
            </table:table-row>
            <table:table-row>
              <table:table-cell office:value-type="string">
                <text:p>444</text:p>
              </table:table-cell>
              <table:table-cell office:value-type="float" office:value="0.124173473684211">
                <text:p>0.124173473684211</text:p>
              </table:table-cell>
              <table:table-cell office:value-type="float" office:value="0.000052283567867036">
                <text:p>0.000052283567867036</text:p>
              </table:table-cell>
            </table:table-row>
            <table:table-row>
              <table:table-cell office:value-type="string">
                <text:p>445</text:p>
              </table:table-cell>
              <table:table-cell office:value-type="float" office:value="0.123912605042017">
                <text:p>0.123912605042017</text:p>
              </table:table-cell>
              <table:table-cell office:value-type="float" office:value="0.0000520641197655533">
                <text:p>0.0000520641197655533</text:p>
              </table:table-cell>
            </table:table-row>
            <table:table-row>
              <table:table-cell office:value-type="string">
                <text:p>446</text:p>
              </table:table-cell>
              <table:table-cell office:value-type="float" office:value="0.123652830188679">
                <text:p>0.123652830188679</text:p>
              </table:table-cell>
              <table:table-cell office:value-type="float" office:value="0.0000518460503935762">
                <text:p>0.0000518460503935762</text:p>
              </table:table-cell>
            </table:table-row>
            <table:table-row>
              <table:table-cell office:value-type="string">
                <text:p>447</text:p>
              </table:table-cell>
              <table:table-cell office:value-type="float" office:value="0.123394142259414">
                <text:p>0.123394142259414</text:p>
              </table:table-cell>
              <table:table-cell office:value-type="float" office:value="0.0000516293482256963">
                <text:p>0.0000516293482256963</text:p>
              </table:table-cell>
            </table:table-row>
            <table:table-row>
              <table:table-cell office:value-type="string">
                <text:p>448</text:p>
              </table:table-cell>
              <table:table-cell office:value-type="float" office:value="0.123136534446764">
                <text:p>0.123136534446764</text:p>
              </table:table-cell>
              <table:table-cell office:value-type="float" office:value="0.0000514140018566865">
                <text:p>0.0000514140018566865</text:p>
              </table:table-cell>
            </table:table-row>
            <table:table-row>
              <table:table-cell office:value-type="string">
                <text:p>449</text:p>
              </table:table-cell>
              <table:table-cell office:value-type="float" office:value="0.12288">
                <text:p>0.12288</text:p>
              </table:table-cell>
              <table:table-cell office:value-type="float" office:value="0.0000512">
                <text:p>0.0000512</text:p>
              </table:table-cell>
            </table:table-row>
            <table:table-row>
              <table:table-cell office:value-type="string">
                <text:p>450</text:p>
              </table:table-cell>
              <table:table-cell office:value-type="float" office:value="0.122624532224532">
                <text:p>0.122624532224532</text:p>
              </table:table-cell>
              <table:table-cell office:value-type="float" office:value="0.000050987331486292">
                <text:p>0.000050987331486292</text:p>
              </table:table-cell>
            </table:table-row>
            <table:table-row>
              <table:table-cell office:value-type="string">
                <text:p>451</text:p>
              </table:table-cell>
              <table:table-cell office:value-type="float" office:value="0.122370124481328">
                <text:p>0.122370124481328</text:p>
              </table:table-cell>
              <table:table-cell office:value-type="float" office:value="0.0000507759852619617">
                <text:p>0.0000507759852619617</text:p>
              </table:table-cell>
            </table:table-row>
            <table:table-row>
              <table:table-cell office:value-type="string">
                <text:p>452</text:p>
              </table:table-cell>
              <table:table-cell office:value-type="float" office:value="0.122116770186335">
                <text:p>0.122116770186335</text:p>
              </table:table-cell>
              <table:table-cell office:value-type="float" office:value="0.0000505659503877165">
                <text:p>0.0000505659503877165</text:p>
              </table:table-cell>
            </table:table-row>
            <table:table-row>
              <table:table-cell office:value-type="string">
                <text:p>453</text:p>
              </table:table-cell>
              <table:table-cell office:value-type="float" office:value="0.121864462809917">
                <text:p>0.121864462809917</text:p>
              </table:table-cell>
              <table:table-cell office:value-type="float" office:value="0.0000503572160371559">
                <text:p>0.0000503572160371559</text:p>
              </table:table-cell>
            </table:table-row>
            <table:table-row>
              <table:table-cell office:value-type="string">
                <text:p>454</text:p>
              </table:table-cell>
              <table:table-cell office:value-type="float" office:value="0.121613195876289">
                <text:p>0.121613195876289</text:p>
              </table:table-cell>
              <table:table-cell office:value-type="float" office:value="0.0000501497714953768">
                <text:p>0.0000501497714953768</text:p>
              </table:table-cell>
            </table:table-row>
            <table:table-row>
              <table:table-cell office:value-type="string">
                <text:p>455</text:p>
              </table:table-cell>
              <table:table-cell office:value-type="float" office:value="0.121362962962963">
                <text:p>0.121362962962963</text:p>
              </table:table-cell>
              <table:table-cell office:value-type="float" office:value="0.0000499436061575979">
                <text:p>0.0000499436061575979</text:p>
              </table:table-cell>
            </table:table-row>
            <table:table-row>
              <table:table-cell office:value-type="string">
                <text:p>456</text:p>
              </table:table-cell>
              <table:table-cell office:value-type="float" office:value="0.121113757700205">
                <text:p>0.121113757700205</text:p>
              </table:table-cell>
              <table:table-cell office:value-type="float" office:value="0.0000497387095278051">
                <text:p>0.0000497387095278051</text:p>
              </table:table-cell>
            </table:table-row>
            <table:table-row>
              <table:table-cell office:value-type="string">
                <text:p>457</text:p>
              </table:table-cell>
              <table:table-cell office:value-type="float" office:value="0.120865573770492">
                <text:p>0.120865573770492</text:p>
              </table:table-cell>
              <table:table-cell office:value-type="float" office:value="0.0000495350712174147">
                <text:p>0.0000495350712174147</text:p>
              </table:table-cell>
            </table:table-row>
            <table:table-row>
              <table:table-cell office:value-type="string">
                <text:p>458</text:p>
              </table:table-cell>
              <table:table-cell office:value-type="float" office:value="0.120618404907975">
                <text:p>0.120618404907975</text:p>
              </table:table-cell>
              <table:table-cell office:value-type="float" office:value="0.0000493326809439572">
                <text:p>0.0000493326809439572</text:p>
              </table:table-cell>
            </table:table-row>
            <table:table-row>
              <table:table-cell office:value-type="string">
                <text:p>459</text:p>
              </table:table-cell>
              <table:table-cell office:value-type="float" office:value="0.120372244897959">
                <text:p>0.120372244897959</text:p>
              </table:table-cell>
              <table:table-cell office:value-type="float" office:value="0.0000491315285297793">
                <text:p>0.0000491315285297793</text:p>
              </table:table-cell>
            </table:table-row>
            <table:table-row>
              <table:table-cell office:value-type="string">
                <text:p>460</text:p>
              </table:table-cell>
              <table:table-cell office:value-type="float" office:value="0.120127087576375">
                <text:p>0.120127087576375</text:p>
              </table:table-cell>
              <table:table-cell office:value-type="float" office:value="0.0000489316039007636">
                <text:p>0.0000489316039007636</text:p>
              </table:table-cell>
            </table:table-row>
            <table:table-row>
              <table:table-cell office:value-type="string">
                <text:p>461</text:p>
              </table:table-cell>
              <table:table-cell office:value-type="float" office:value="0.119882926829268">
                <text:p>0.119882926829268</text:p>
              </table:table-cell>
              <table:table-cell office:value-type="float" office:value="0.0000487328970850684">
                <text:p>0.0000487328970850684</text:p>
              </table:table-cell>
            </table:table-row>
            <table:table-row>
              <table:table-cell office:value-type="string">
                <text:p>462</text:p>
              </table:table-cell>
              <table:table-cell office:value-type="float" office:value="0.119639756592292">
                <text:p>0.119639756592292</text:p>
              </table:table-cell>
              <table:table-cell office:value-type="float" office:value="0.0000485353982118832">
                <text:p>0.0000485353982118832</text:p>
              </table:table-cell>
            </table:table-row>
            <table:table-row>
              <table:table-cell office:value-type="string">
                <text:p>463</text:p>
              </table:table-cell>
              <table:table-cell office:value-type="float" office:value="0.119397570850202">
                <text:p>0.119397570850202</text:p>
              </table:table-cell>
              <table:table-cell office:value-type="float" office:value="0.0000483390975102034">
                <text:p>0.0000483390975102034</text:p>
              </table:table-cell>
            </table:table-row>
            <table:table-row>
              <table:table-cell office:value-type="string">
                <text:p>464</text:p>
              </table:table-cell>
              <table:table-cell office:value-type="float" office:value="0.119156363636364">
                <text:p>0.119156363636364</text:p>
              </table:table-cell>
              <table:table-cell office:value-type="float" office:value="0.0000481439853076217">
                <text:p>0.0000481439853076217</text:p>
              </table:table-cell>
            </table:table-row>
            <table:table-row>
              <table:table-cell office:value-type="string">
                <text:p>465</text:p>
              </table:table-cell>
              <table:table-cell office:value-type="float" office:value="0.118916129032258">
                <text:p>0.118916129032258</text:p>
              </table:table-cell>
              <table:table-cell office:value-type="float" office:value="0.0000479500520291363">
                <text:p>0.0000479500520291363</text:p>
              </table:table-cell>
            </table:table-row>
            <table:table-row>
              <table:table-cell office:value-type="string">
                <text:p>466</text:p>
              </table:table-cell>
              <table:table-cell office:value-type="float" office:value="0.118676861167002">
                <text:p>0.118676861167002</text:p>
              </table:table-cell>
              <table:table-cell office:value-type="float" office:value="0.0000477572881959767">
                <text:p>0.0000477572881959767</text:p>
              </table:table-cell>
            </table:table-row>
            <table:table-row>
              <table:table-cell office:value-type="string">
                <text:p>467</text:p>
              </table:table-cell>
              <table:table-cell office:value-type="float" office:value="0.118438554216867">
                <text:p>0.118438554216867</text:p>
              </table:table-cell>
              <table:table-cell office:value-type="float" office:value="0.0000475656844244448">
                <text:p>0.0000475656844244448</text:p>
              </table:table-cell>
            </table:table-row>
            <table:table-row>
              <table:table-cell office:value-type="string">
                <text:p>468</text:p>
              </table:table-cell>
              <table:table-cell office:value-type="float" office:value="0.11820120240481">
                <text:p>0.11820120240481</text:p>
              </table:table-cell>
              <table:table-cell office:value-type="float" office:value="0.0000473752314247734">
                <text:p>0.0000473752314247734</text:p>
              </table:table-cell>
            </table:table-row>
            <table:table-row>
              <table:table-cell office:value-type="string">
                <text:p>469</text:p>
              </table:table-cell>
              <table:table-cell office:value-type="float" office:value="0.1179648">
                <text:p>0.1179648</text:p>
              </table:table-cell>
              <table:table-cell office:value-type="float" office:value="0.00004718592">
                <text:p>0.00004718592</text:p>
              </table:table-cell>
            </table:table-row>
            <table:table-row>
              <table:table-cell office:value-type="string">
                <text:p>470</text:p>
              </table:table-cell>
              <table:table-cell office:value-type="float" office:value="0.117729341317365">
                <text:p>0.117729341317365</text:p>
              </table:table-cell>
              <table:table-cell office:value-type="float" office:value="0.0000469977410448564">
                <text:p>0.0000469977410448564</text:p>
              </table:table-cell>
            </table:table-row>
            <table:table-row>
              <table:table-cell office:value-type="string">
                <text:p>471</text:p>
              </table:table-cell>
              <table:table-cell office:value-type="float" office:value="0.117494820717131">
                <text:p>0.117494820717131</text:p>
              </table:table-cell>
              <table:table-cell office:value-type="float" office:value="0.0000468106855446739">
                <text:p>0.0000468106855446739</text:p>
              </table:table-cell>
            </table:table-row>
            <table:table-row>
              <table:table-cell office:value-type="string">
                <text:p>472</text:p>
              </table:table-cell>
              <table:table-cell office:value-type="float" office:value="0.117261232604374">
                <text:p>0.117261232604374</text:p>
              </table:table-cell>
              <table:table-cell office:value-type="float" office:value="0.0000466247445743037">
                <text:p>0.0000466247445743037</text:p>
              </table:table-cell>
            </table:table-row>
            <table:table-row>
              <table:table-cell office:value-type="string">
                <text:p>473</text:p>
              </table:table-cell>
              <table:table-cell office:value-type="float" office:value="0.117028571428571">
                <text:p>0.117028571428571</text:p>
              </table:table-cell>
              <table:table-cell office:value-type="float" office:value="0.0000464399092970522">
                <text:p>0.0000464399092970522</text:p>
              </table:table-cell>
            </table:table-row>
            <table:table-row>
              <table:table-cell office:value-type="string">
                <text:p>474</text:p>
              </table:table-cell>
              <table:table-cell office:value-type="float" office:value="0.116796831683168">
                <text:p>0.116796831683168</text:p>
              </table:table-cell>
              <table:table-cell office:value-type="float" office:value="0.000046256170963631">
                <text:p>0.000046256170963631</text:p>
              </table:table-cell>
            </table:table-row>
            <table:table-row>
              <table:table-cell office:value-type="string">
                <text:p>475</text:p>
              </table:table-cell>
              <table:table-cell office:value-type="float" office:value="0.116566007905138">
                <text:p>0.116566007905138</text:p>
              </table:table-cell>
              <table:table-cell office:value-type="float" office:value="0.0000460735209111219">
                <text:p>0.0000460735209111219</text:p>
              </table:table-cell>
            </table:table-row>
            <table:table-row>
              <table:table-cell office:value-type="string">
                <text:p>476</text:p>
              </table:table-cell>
              <table:table-cell office:value-type="float" office:value="0.116336094674556">
                <text:p>0.116336094674556</text:p>
              </table:table-cell>
              <table:table-cell office:value-type="float" office:value="0.0000458919505619551">
                <text:p>0.0000458919505619551</text:p>
              </table:table-cell>
            </table:table-row>
            <table:table-row>
              <table:table-cell office:value-type="string">
                <text:p>477</text:p>
              </table:table-cell>
              <table:table-cell office:value-type="float" office:value="0.116107086614173">
                <text:p>0.116107086614173</text:p>
              </table:table-cell>
              <table:table-cell office:value-type="float" office:value="0.0000457114514229028">
                <text:p>0.0000457114514229028</text:p>
              </table:table-cell>
            </table:table-row>
            <table:table-row>
              <table:table-cell office:value-type="string">
                <text:p>478</text:p>
              </table:table-cell>
              <table:table-cell office:value-type="float" office:value="0.115878978388998">
                <text:p>0.115878978388998</text:p>
              </table:table-cell>
              <table:table-cell office:value-type="float" office:value="0.0000455320150840857">
                <text:p>0.0000455320150840857</text:p>
              </table:table-cell>
            </table:table-row>
            <table:table-row>
              <table:table-cell office:value-type="string">
                <text:p>479</text:p>
              </table:table-cell>
              <table:table-cell office:value-type="float" office:value="0.115651764705882">
                <text:p>0.115651764705882</text:p>
              </table:table-cell>
              <table:table-cell office:value-type="float" office:value="0.0000453536332179931">
                <text:p>0.0000453536332179931</text:p>
              </table:table-cell>
            </table:table-row>
            <table:table-row>
              <table:table-cell office:value-type="string">
                <text:p>480</text:p>
              </table:table-cell>
              <table:table-cell office:value-type="float" office:value="0.115425440313112">
                <text:p>0.115425440313112</text:p>
              </table:table-cell>
              <table:table-cell office:value-type="float" office:value="0.0000451762975785172">
                <text:p>0.0000451762975785172</text:p>
              </table:table-cell>
            </table:table-row>
            <table:table-row>
              <table:table-cell office:value-type="string">
                <text:p>481</text:p>
              </table:table-cell>
              <table:table-cell office:value-type="float" office:value="0.1152">
                <text:p>0.1152</text:p>
              </table:table-cell>
              <table:table-cell office:value-type="float" office:value="0.000045">
                <text:p>0.000045</text:p>
              </table:table-cell>
            </table:table-row>
            <table:table-row>
              <table:table-cell office:value-type="string">
                <text:p>482</text:p>
              </table:table-cell>
              <table:table-cell office:value-type="float" office:value="0.114975438596491">
                <text:p>0.114975438596491</text:p>
              </table:table-cell>
              <table:table-cell office:value-type="float" office:value="0.0000448247323962929">
                <text:p>0.0000448247323962929</text:p>
              </table:table-cell>
            </table:table-row>
            <table:table-row>
              <table:table-cell office:value-type="string">
                <text:p>483</text:p>
              </table:table-cell>
              <table:table-cell office:value-type="float" office:value="0.114751750972763">
                <text:p>0.114751750972763</text:p>
              </table:table-cell>
              <table:table-cell office:value-type="float" office:value="0.0000446504867598298">
                <text:p>0.0000446504867598298</text:p>
              </table:table-cell>
            </table:table-row>
            <table:table-row>
              <table:table-cell office:value-type="string">
                <text:p>484</text:p>
              </table:table-cell>
              <table:table-cell office:value-type="float" office:value="0.114528932038835">
                <text:p>0.114528932038835</text:p>
              </table:table-cell>
              <table:table-cell office:value-type="float" office:value="0.0000444772551607126">
                <text:p>0.0000444772551607126</text:p>
              </table:table-cell>
            </table:table-row>
            <table:table-row>
              <table:table-cell office:value-type="string">
                <text:p>485</text:p>
              </table:table-cell>
              <table:table-cell office:value-type="float" office:value="0.114306976744186">
                <text:p>0.114306976744186</text:p>
              </table:table-cell>
              <table:table-cell office:value-type="float" office:value="0.0000443050297458086">
                <text:p>0.0000443050297458086</text:p>
              </table:table-cell>
            </table:table-row>
            <table:table-row>
              <table:table-cell office:value-type="string">
                <text:p>486</text:p>
              </table:table-cell>
              <table:table-cell office:value-type="float" office:value="0.114085880077369">
                <text:p>0.114085880077369</text:p>
              </table:table-cell>
              <table:table-cell office:value-type="float" office:value="0.0000441338027378605">
                <text:p>0.0000441338027378605</text:p>
              </table:table-cell>
            </table:table-row>
            <table:table-row>
              <table:table-cell office:value-type="string">
                <text:p>487</text:p>
              </table:table-cell>
              <table:table-cell office:value-type="float" office:value="0.113865637065637">
                <text:p>0.113865637065637</text:p>
              </table:table-cell>
              <table:table-cell office:value-type="float" office:value="0.0000439635664346089">
                <text:p>0.0000439635664346089</text:p>
              </table:table-cell>
            </table:table-row>
            <table:table-row>
              <table:table-cell office:value-type="string">
                <text:p>488</text:p>
              </table:table-cell>
              <table:table-cell office:value-type="float" office:value="0.113646242774566">
                <text:p>0.113646242774566</text:p>
              </table:table-cell>
              <table:table-cell office:value-type="float" office:value="0.0000437943132079254">
                <text:p>0.0000437943132079254</text:p>
              </table:table-cell>
            </table:table-row>
            <table:table-row>
              <table:table-cell office:value-type="string">
                <text:p>489</text:p>
              </table:table-cell>
              <table:table-cell office:value-type="float" office:value="0.113427692307692">
                <text:p>0.113427692307692</text:p>
              </table:table-cell>
              <table:table-cell office:value-type="float" office:value="0.0000436260355029586">
                <text:p>0.0000436260355029586</text:p>
              </table:table-cell>
            </table:table-row>
            <table:table-row>
              <table:table-cell office:value-type="string">
                <text:p>490</text:p>
              </table:table-cell>
              <table:table-cell office:value-type="float" office:value="0.113209980806142">
                <text:p>0.113209980806142</text:p>
              </table:table-cell>
              <table:table-cell office:value-type="float" office:value="0.0000434587258372906">
                <text:p>0.0000434587258372906</text:p>
              </table:table-cell>
            </table:table-row>
            <table:table-row>
              <table:table-cell office:value-type="string">
                <text:p>491</text:p>
              </table:table-cell>
              <table:table-cell office:value-type="float" office:value="0.112993103448276">
                <text:p>0.112993103448276</text:p>
              </table:table-cell>
              <table:table-cell office:value-type="float" office:value="0.0000432923768001057">
                <text:p>0.0000432923768001057</text:p>
              </table:table-cell>
            </table:table-row>
            <table:table-row>
              <table:table-cell office:value-type="string">
                <text:p>492</text:p>
              </table:table-cell>
              <table:table-cell office:value-type="float" office:value="0.112777055449331">
                <text:p>0.112777055449331</text:p>
              </table:table-cell>
              <table:table-cell office:value-type="float" office:value="0.0000431269810513693">
                <text:p>0.0000431269810513693</text:p>
              </table:table-cell>
            </table:table-row>
            <table:table-row>
              <table:table-cell office:value-type="string">
                <text:p>493</text:p>
              </table:table-cell>
              <table:table-cell office:value-type="float" office:value="0.112561832061069">
                <text:p>0.112561832061069</text:p>
              </table:table-cell>
              <table:table-cell office:value-type="float" office:value="0.0000429625313210186">
                <text:p>0.0000429625313210186</text:p>
              </table:table-cell>
            </table:table-row>
            <table:table-row>
              <table:table-cell office:value-type="string">
                <text:p>494</text:p>
              </table:table-cell>
              <table:table-cell office:value-type="float" office:value="0.112347428571429">
                <text:p>0.112347428571429</text:p>
              </table:table-cell>
              <table:table-cell office:value-type="float" office:value="0.0000427990204081633">
                <text:p>0.0000427990204081633</text:p>
              </table:table-cell>
            </table:table-row>
            <table:table-row>
              <table:table-cell office:value-type="string">
                <text:p>495</text:p>
              </table:table-cell>
              <table:table-cell office:value-type="float" office:value="0.112133840304183">
                <text:p>0.112133840304183</text:p>
              </table:table-cell>
              <table:table-cell office:value-type="float" office:value="0.0000426364411802975">
                <text:p>0.0000426364411802975</text:p>
              </table:table-cell>
            </table:table-row>
            <table:table-row>
              <table:table-cell office:value-type="string">
                <text:p>496</text:p>
              </table:table-cell>
              <table:table-cell office:value-type="float" office:value="0.111921062618596">
                <text:p>0.111921062618596</text:p>
              </table:table-cell>
              <table:table-cell office:value-type="float" office:value="0.0000424747865725221">
                <text:p>0.0000424747865725221</text:p>
              </table:table-cell>
            </table:table-row>
            <table:table-row>
              <table:table-cell office:value-type="string">
                <text:p>497</text:p>
              </table:table-cell>
              <table:table-cell office:value-type="float" office:value="0.111709090909091">
                <text:p>0.111709090909091</text:p>
              </table:table-cell>
              <table:table-cell office:value-type="float" office:value="0.0000423140495867769">
                <text:p>0.0000423140495867769</text:p>
              </table:table-cell>
            </table:table-row>
            <table:table-row>
              <table:table-cell office:value-type="string">
                <text:p>498</text:p>
              </table:table-cell>
              <table:table-cell office:value-type="float" office:value="0.111497920604915">
                <text:p>0.111497920604915</text:p>
              </table:table-cell>
              <table:table-cell office:value-type="float" office:value="0.0000421542232910832">
                <text:p>0.0000421542232910832</text:p>
              </table:table-cell>
            </table:table-row>
            <table:table-row>
              <table:table-cell office:value-type="string">
                <text:p>499</text:p>
              </table:table-cell>
              <table:table-cell office:value-type="float" office:value="0.111287547169811">
                <text:p>0.111287547169811</text:p>
              </table:table-cell>
              <table:table-cell office:value-type="float" office:value="0.0000419953008187967">
                <text:p>0.0000419953008187967</text:p>
              </table:table-cell>
            </table:table-row>
            <table:table-row>
              <table:table-cell office:value-type="string">
                <text:p>500</text:p>
              </table:table-cell>
              <table:table-cell office:value-type="float" office:value="0.111077966101695">
                <text:p>0.111077966101695</text:p>
              </table:table-cell>
              <table:table-cell office:value-type="float" office:value="0.00004183727536787">
                <text:p>0.00004183727536787</text:p>
              </table:table-cell>
            </table:table-row>
            <table:table-row>
              <table:table-cell office:value-type="string">
                <text:p>501</text:p>
              </table:table-cell>
              <table:table-cell office:value-type="float" office:value="0.110869172932331">
                <text:p>0.110869172932331</text:p>
              </table:table-cell>
              <table:table-cell office:value-type="float" office:value="0.0000416801402001244">
                <text:p>0.0000416801402001244</text:p>
              </table:table-cell>
            </table:table-row>
            <table:table-row>
              <table:table-cell office:value-type="string">
                <text:p>502</text:p>
              </table:table-cell>
              <table:table-cell office:value-type="float" office:value="0.110661163227017">
                <text:p>0.110661163227017</text:p>
              </table:table-cell>
              <table:table-cell office:value-type="float" office:value="0.0000415238886405317">
                <text:p>0.0000415238886405317</text:p>
              </table:table-cell>
            </table:table-row>
            <table:table-row>
              <table:table-cell office:value-type="string">
                <text:p>503</text:p>
              </table:table-cell>
              <table:table-cell office:value-type="float" office:value="0.11045393258427">
                <text:p>0.11045393258427</text:p>
              </table:table-cell>
              <table:table-cell office:value-type="float" office:value="0.0000413685140765055">
                <text:p>0.0000413685140765055</text:p>
              </table:table-cell>
            </table:table-row>
            <table:table-row>
              <table:table-cell office:value-type="string">
                <text:p>504</text:p>
              </table:table-cell>
              <table:table-cell office:value-type="float" office:value="0.110247476635514">
                <text:p>0.110247476635514</text:p>
              </table:table-cell>
              <table:table-cell office:value-type="float" office:value="0.0000412140099572015">
                <text:p>0.0000412140099572015</text:p>
              </table:table-cell>
            </table:table-row>
            <table:table-row>
              <table:table-cell office:value-type="string">
                <text:p>505</text:p>
              </table:table-cell>
              <table:table-cell office:value-type="float" office:value="0.110041791044776">
                <text:p>0.110041791044776</text:p>
              </table:table-cell>
              <table:table-cell office:value-type="float" office:value="0.0000410603697928269">
                <text:p>0.0000410603697928269</text:p>
              </table:table-cell>
            </table:table-row>
            <table:table-row>
              <table:table-cell office:value-type="string">
                <text:p>506</text:p>
              </table:table-cell>
              <table:table-cell office:value-type="float" office:value="0.10983687150838">
                <text:p>0.10983687150838</text:p>
              </table:table-cell>
              <table:table-cell office:value-type="float" office:value="0.000040907587153959">
                <text:p>0.000040907587153959</text:p>
              </table:table-cell>
            </table:table-row>
            <table:table-row>
              <table:table-cell office:value-type="string">
                <text:p>507</text:p>
              </table:table-cell>
              <table:table-cell office:value-type="float" office:value="0.109632713754647">
                <text:p>0.109632713754647</text:p>
              </table:table-cell>
              <table:table-cell office:value-type="float" office:value="0.0000407556556708724">
                <text:p>0.0000407556556708724</text:p>
              </table:table-cell>
            </table:table-row>
            <table:table-row>
              <table:table-cell office:value-type="string">
                <text:p>508</text:p>
              </table:table-cell>
              <table:table-cell office:value-type="float" office:value="0.109429313543599">
                <text:p>0.109429313543599</text:p>
              </table:table-cell>
              <table:table-cell office:value-type="float" office:value="0.0000406045690328754">
                <text:p>0.0000406045690328754</text:p>
              </table:table-cell>
            </table:table-row>
            <table:table-row>
              <table:table-cell office:value-type="string">
                <text:p>509</text:p>
              </table:table-cell>
              <table:table-cell office:value-type="float" office:value="0.109226666666667">
                <text:p>0.109226666666667</text:p>
              </table:table-cell>
              <table:table-cell office:value-type="float" office:value="0.0000404543209876543">
                <text:p>0.0000404543209876543</text:p>
              </table:table-cell>
            </table:table-row>
            <table:table-row>
              <table:table-cell office:value-type="string">
                <text:p>510</text:p>
              </table:table-cell>
              <table:table-cell office:value-type="float" office:value="0.109024768946396">
                <text:p>0.109024768946396</text:p>
              </table:table-cell>
              <table:table-cell office:value-type="float" office:value="0.0000403049053406268">
                <text:p>0.0000403049053406268</text:p>
              </table:table-cell>
            </table:table-row>
            <table:table-row>
              <table:table-cell office:value-type="string">
                <text:p>511</text:p>
              </table:table-cell>
              <table:table-cell office:value-type="float" office:value="0.108823616236162">
                <text:p>0.108823616236162</text:p>
              </table:table-cell>
              <table:table-cell office:value-type="float" office:value="0.0000401563159543035">
                <text:p>0.0000401563159543035</text:p>
              </table:table-cell>
            </table:table-row>
            <table:table-row>
              <table:table-cell office:value-type="string">
                <text:p>512</text:p>
              </table:table-cell>
              <table:table-cell office:value-type="float" office:value="0.108623204419889">
                <text:p>0.108623204419889</text:p>
              </table:table-cell>
              <table:table-cell office:value-type="float" office:value="0.0000400085467476573">
                <text:p>0.0000400085467476573</text:p>
              </table:table-cell>
            </table:table-row>
            <table:table-row>
              <table:table-cell office:value-type="string">
                <text:p>513</text:p>
              </table:table-cell>
              <table:table-cell office:value-type="float" office:value="0.108423529411765">
                <text:p>0.108423529411765</text:p>
              </table:table-cell>
              <table:table-cell office:value-type="float" office:value="0.0000398615916955017">
                <text:p>0.0000398615916955017</text:p>
              </table:table-cell>
            </table:table-row>
            <table:table-row>
              <table:table-cell office:value-type="string">
                <text:p>514</text:p>
              </table:table-cell>
              <table:table-cell office:value-type="float" office:value="0.108224587155963">
                <text:p>0.108224587155963</text:p>
              </table:table-cell>
              <table:table-cell office:value-type="float" office:value="0.0000397154448278764">
                <text:p>0.0000397154448278764</text:p>
              </table:table-cell>
            </table:table-row>
            <table:table-row>
              <table:table-cell office:value-type="string">
                <text:p>515</text:p>
              </table:table-cell>
              <table:table-cell office:value-type="float" office:value="0.108026373626374">
                <text:p>0.108026373626374</text:p>
              </table:table-cell>
              <table:table-cell office:value-type="float" office:value="0.0000395701002294409">
                <text:p>0.0000395701002294409</text:p>
              </table:table-cell>
            </table:table-row>
            <table:table-row>
              <table:table-cell office:value-type="string">
                <text:p>516</text:p>
              </table:table-cell>
              <table:table-cell office:value-type="float" office:value="0.107828884826325">
                <text:p>0.107828884826325</text:p>
              </table:table-cell>
              <table:table-cell office:value-type="float" office:value="0.0000394255520388758">
                <text:p>0.0000394255520388758</text:p>
              </table:table-cell>
            </table:table-row>
            <table:table-row>
              <table:table-cell office:value-type="string">
                <text:p>517</text:p>
              </table:table-cell>
              <table:table-cell office:value-type="float" office:value="0.107632116788321">
                <text:p>0.107632116788321</text:p>
              </table:table-cell>
              <table:table-cell office:value-type="float" office:value="0.0000392817944482924">
                <text:p>0.0000392817944482924</text:p>
              </table:table-cell>
            </table:table-row>
            <table:table-row>
              <table:table-cell office:value-type="string">
                <text:p>518</text:p>
              </table:table-cell>
              <table:table-cell office:value-type="float" office:value="0.10743606557377">
                <text:p>0.10743606557377</text:p>
              </table:table-cell>
              <table:table-cell office:value-type="float" office:value="0.0000391388217026486">
                <text:p>0.0000391388217026486</text:p>
              </table:table-cell>
            </table:table-row>
            <table:table-row>
              <table:table-cell office:value-type="string">
                <text:p>519</text:p>
              </table:table-cell>
              <table:table-cell office:value-type="float" office:value="0.107240727272727">
                <text:p>0.107240727272727</text:p>
              </table:table-cell>
              <table:table-cell office:value-type="float" office:value="0.0000389966280991736">
                <text:p>0.0000389966280991736</text:p>
              </table:table-cell>
            </table:table-row>
            <table:table-row>
              <table:table-cell office:value-type="string">
                <text:p>520</text:p>
              </table:table-cell>
              <table:table-cell office:value-type="float" office:value="0.10704609800363">
                <text:p>0.10704609800363</text:p>
              </table:table-cell>
              <table:table-cell office:value-type="float" office:value="0.0000388552079867985">
                <text:p>0.0000388552079867985</text:p>
              </table:table-cell>
            </table:table-row>
            <table:table-row>
              <table:table-cell office:value-type="string">
                <text:p>521</text:p>
              </table:table-cell>
              <table:table-cell office:value-type="float" office:value="0.106852173913043">
                <text:p>0.106852173913043</text:p>
              </table:table-cell>
              <table:table-cell office:value-type="float" office:value="0.0000387145557655955">
                <text:p>0.0000387145557655955</text:p>
              </table:table-cell>
            </table:table-row>
            <table:table-row>
              <table:table-cell office:value-type="string">
                <text:p>522</text:p>
              </table:table-cell>
              <table:table-cell office:value-type="float" office:value="0.106658951175407">
                <text:p>0.106658951175407</text:p>
              </table:table-cell>
              <table:table-cell office:value-type="float" office:value="0.0000385746658862231">
                <text:p>0.0000385746658862231</text:p>
              </table:table-cell>
            </table:table-row>
            <table:table-row>
              <table:table-cell office:value-type="string">
                <text:p>523</text:p>
              </table:table-cell>
              <table:table-cell office:value-type="float" office:value="0.10646642599278">
                <text:p>0.10646642599278</text:p>
              </table:table-cell>
              <table:table-cell office:value-type="float" office:value="0.000038435532849379">
                <text:p>0.000038435532849379</text:p>
              </table:table-cell>
            </table:table-row>
            <table:table-row>
              <table:table-cell office:value-type="string">
                <text:p>524</text:p>
              </table:table-cell>
              <table:table-cell office:value-type="float" office:value="0.106274594594595">
                <text:p>0.106274594594595</text:p>
              </table:table-cell>
              <table:table-cell office:value-type="float" office:value="0.0000382971512052593">
                <text:p>0.0000382971512052593</text:p>
              </table:table-cell>
            </table:table-row>
            <table:table-row>
              <table:table-cell office:value-type="string">
                <text:p>525</text:p>
              </table:table-cell>
              <table:table-cell office:value-type="float" office:value="0.10608345323741">
                <text:p>0.10608345323741</text:p>
              </table:table-cell>
              <table:table-cell office:value-type="float" office:value="0.0000381595155530252">
                <text:p>0.0000381595155530252</text:p>
              </table:table-cell>
            </table:table-row>
            <table:table-row>
              <table:table-cell office:value-type="string">
                <text:p>526</text:p>
              </table:table-cell>
              <table:table-cell office:value-type="float" office:value="0.105892998204668">
                <text:p>0.105892998204668</text:p>
              </table:table-cell>
              <table:table-cell office:value-type="float" office:value="0.0000380226205402757">
                <text:p>0.0000380226205402757</text:p>
              </table:table-cell>
            </table:table-row>
            <table:table-row>
              <table:table-cell office:value-type="string">
                <text:p>527</text:p>
              </table:table-cell>
              <table:table-cell office:value-type="float" office:value="0.105703225806452">
                <text:p>0.105703225806452</text:p>
              </table:table-cell>
              <table:table-cell office:value-type="float" office:value="0.0000378864608625275">
                <text:p>0.0000378864608625275</text:p>
              </table:table-cell>
            </table:table-row>
            <table:table-row>
              <table:table-cell office:value-type="string">
                <text:p>528</text:p>
              </table:table-cell>
              <table:table-cell office:value-type="float" office:value="0.105514132379249">
                <text:p>0.105514132379249</text:p>
              </table:table-cell>
              <table:table-cell office:value-type="float" office:value="0.0000377510312627008">
                <text:p>0.0000377510312627008</text:p>
              </table:table-cell>
            </table:table-row>
            <table:table-row>
              <table:table-cell office:value-type="string">
                <text:p>529</text:p>
              </table:table-cell>
              <table:table-cell office:value-type="float" office:value="0.105325714285714">
                <text:p>0.105325714285714</text:p>
              </table:table-cell>
              <table:table-cell office:value-type="float" office:value="0.0000376163265306122">
                <text:p>0.0000376163265306122</text:p>
              </table:table-cell>
            </table:table-row>
            <table:table-row>
              <table:table-cell office:value-type="string">
                <text:p>530</text:p>
              </table:table-cell>
              <table:table-cell office:value-type="float" office:value="0.105137967914438">
                <text:p>0.105137967914438</text:p>
              </table:table-cell>
              <table:table-cell office:value-type="float" office:value="0.0000374823415024736">
                <text:p>0.0000374823415024736</text:p>
              </table:table-cell>
            </table:table-row>
            <table:table-row>
              <table:table-cell office:value-type="string">
                <text:p>531</text:p>
              </table:table-cell>
              <table:table-cell office:value-type="float" office:value="0.104950889679715">
                <text:p>0.104950889679715</text:p>
              </table:table-cell>
              <table:table-cell office:value-type="float" office:value="0.0000373490710603969">
                <text:p>0.0000373490710603969</text:p>
              </table:table-cell>
            </table:table-row>
            <table:table-row>
              <table:table-cell office:value-type="string">
                <text:p>532</text:p>
              </table:table-cell>
              <table:table-cell office:value-type="float" office:value="0.104764476021314">
                <text:p>0.104764476021314</text:p>
              </table:table-cell>
              <table:table-cell office:value-type="float" office:value="0.0000372165101319056">
                <text:p>0.0000372165101319056</text:p>
              </table:table-cell>
            </table:table-row>
            <table:table-row>
              <table:table-cell office:value-type="string">
                <text:p>533</text:p>
              </table:table-cell>
              <table:table-cell office:value-type="float" office:value="0.104578723404255">
                <text:p>0.104578723404255</text:p>
              </table:table-cell>
              <table:table-cell office:value-type="float" office:value="0.0000370846536894522">
                <text:p>0.0000370846536894522</text:p>
              </table:table-cell>
            </table:table-row>
            <table:table-row>
              <table:table-cell office:value-type="string">
                <text:p>534</text:p>
              </table:table-cell>
              <table:table-cell office:value-type="float" office:value="0.104393628318584">
                <text:p>0.104393628318584</text:p>
              </table:table-cell>
              <table:table-cell office:value-type="float" office:value="0.0000369534967499413">
                <text:p>0.0000369534967499413</text:p>
              </table:table-cell>
            </table:table-row>
            <table:table-row>
              <table:table-cell office:value-type="string">
                <text:p>535</text:p>
              </table:table-cell>
              <table:table-cell office:value-type="float" office:value="0.104209187279152">
                <text:p>0.104209187279152</text:p>
              </table:table-cell>
              <table:table-cell office:value-type="float" office:value="0.0000368230343742586">
                <text:p>0.0000368230343742586</text:p>
              </table:table-cell>
            </table:table-row>
            <table:table-row>
              <table:table-cell office:value-type="string">
                <text:p>536</text:p>
              </table:table-cell>
              <table:table-cell office:value-type="float" office:value="0.104025396825397">
                <text:p>0.104025396825397</text:p>
              </table:table-cell>
              <table:table-cell office:value-type="float" office:value="0.0000366932616668066">
                <text:p>0.0000366932616668066</text:p>
              </table:table-cell>
            </table:table-row>
            <table:table-row>
              <table:table-cell office:value-type="string">
                <text:p>537</text:p>
              </table:table-cell>
              <table:table-cell office:value-type="float" office:value="0.103842253521127">
                <text:p>0.103842253521127</text:p>
              </table:table-cell>
              <table:table-cell office:value-type="float" office:value="0.0000365641737750446">
                <text:p>0.0000365641737750446</text:p>
              </table:table-cell>
            </table:table-row>
            <table:table-row>
              <table:table-cell office:value-type="string">
                <text:p>538</text:p>
              </table:table-cell>
              <table:table-cell office:value-type="float" office:value="0.103659753954306">
                <text:p>0.103659753954306</text:p>
              </table:table-cell>
              <table:table-cell office:value-type="float" office:value="0.0000364357658890354">
                <text:p>0.0000364357658890354</text:p>
              </table:table-cell>
            </table:table-row>
            <table:table-row>
              <table:table-cell office:value-type="string">
                <text:p>539</text:p>
              </table:table-cell>
              <table:table-cell office:value-type="float" office:value="0.103477894736842">
                <text:p>0.103477894736842</text:p>
              </table:table-cell>
              <table:table-cell office:value-type="float" office:value="0.0000363080332409972">
                <text:p>0.0000363080332409972</text:p>
              </table:table-cell>
            </table:table-row>
            <table:table-row>
              <table:table-cell office:value-type="string">
                <text:p>540</text:p>
              </table:table-cell>
              <table:table-cell office:value-type="float" office:value="0.103296672504378">
                <text:p>0.103296672504378</text:p>
              </table:table-cell>
              <table:table-cell office:value-type="float" office:value="0.000036180971104861">
                <text:p>0.000036180971104861</text:p>
              </table:table-cell>
            </table:table-row>
            <table:table-row>
              <table:table-cell office:value-type="string">
                <text:p>541</text:p>
              </table:table-cell>
              <table:table-cell office:value-type="float" office:value="0.103116083916084">
                <text:p>0.103116083916084</text:p>
              </table:table-cell>
              <table:table-cell office:value-type="float" office:value="0.0000360545747958335">
                <text:p>0.0000360545747958335</text:p>
              </table:table-cell>
            </table:table-row>
            <table:table-row>
              <table:table-cell office:value-type="string">
                <text:p>542</text:p>
              </table:table-cell>
              <table:table-cell office:value-type="float" office:value="0.10293612565445">
                <text:p>0.10293612565445</text:p>
              </table:table-cell>
              <table:table-cell office:value-type="float" office:value="0.0000359288396699652">
                <text:p>0.0000359288396699652</text:p>
              </table:table-cell>
            </table:table-row>
            <table:table-row>
              <table:table-cell office:value-type="string">
                <text:p>543</text:p>
              </table:table-cell>
              <table:table-cell office:value-type="float" office:value="0.102756794425087">
                <text:p>0.102756794425087</text:p>
              </table:table-cell>
              <table:table-cell office:value-type="float" office:value="0.0000358037611237237">
                <text:p>0.0000358037611237237</text:p>
              </table:table-cell>
            </table:table-row>
            <table:table-row>
              <table:table-cell office:value-type="string">
                <text:p>544</text:p>
              </table:table-cell>
              <table:table-cell office:value-type="float" office:value="0.102578086956522">
                <text:p>0.102578086956522</text:p>
              </table:table-cell>
              <table:table-cell office:value-type="float" office:value="0.0000356793345935728">
                <text:p>0.0000356793345935728</text:p>
              </table:table-cell>
            </table:table-row>
            <table:table-row>
              <table:table-cell office:value-type="string">
                <text:p>545</text:p>
              </table:table-cell>
              <table:table-cell office:value-type="float" office:value="0.1024">
                <text:p>0.1024</text:p>
              </table:table-cell>
              <table:table-cell office:value-type="float" office:value="0.0000355555555555556">
                <text:p>0.0000355555555555556</text:p>
              </table:table-cell>
            </table:table-row>
            <table:table-row>
              <table:table-cell office:value-type="string">
                <text:p>546</text:p>
              </table:table-cell>
              <table:table-cell office:value-type="float" office:value="0.102222530329289">
                <text:p>0.102222530329289</text:p>
              </table:table-cell>
              <table:table-cell office:value-type="float" office:value="0.0000354324195248837">
                <text:p>0.0000354324195248837</text:p>
              </table:table-cell>
            </table:table-row>
            <table:table-row>
              <table:table-cell office:value-type="string">
                <text:p>547</text:p>
              </table:table-cell>
              <table:table-cell office:value-type="float" office:value="0.102045674740484">
                <text:p>0.102045674740484</text:p>
              </table:table-cell>
              <table:table-cell office:value-type="float" office:value="0.0000353099220555309">
                <text:p>0.0000353099220555309</text:p>
              </table:table-cell>
            </table:table-row>
            <table:table-row>
              <table:table-cell office:value-type="string">
                <text:p>548</text:p>
              </table:table-cell>
              <table:table-cell office:value-type="float" office:value="0.101869430051813">
                <text:p>0.101869430051813</text:p>
              </table:table-cell>
              <table:table-cell office:value-type="float" office:value="0.0000351880587398319">
                <text:p>0.0000351880587398319</text:p>
              </table:table-cell>
            </table:table-row>
            <table:table-row>
              <table:table-cell office:value-type="string">
                <text:p>549</text:p>
              </table:table-cell>
              <table:table-cell office:value-type="float" office:value="0.101693793103448">
                <text:p>0.101693793103448</text:p>
              </table:table-cell>
              <table:table-cell office:value-type="float" office:value="0.0000350668252080856">
                <text:p>0.0000350668252080856</text:p>
              </table:table-cell>
            </table:table-row>
            <table:table-row>
              <table:table-cell office:value-type="string">
                <text:p>550</text:p>
              </table:table-cell>
              <table:table-cell office:value-type="float" office:value="0.101518760757315">
                <text:p>0.101518760757315</text:p>
              </table:table-cell>
              <table:table-cell office:value-type="float" office:value="0.0000349462171281635">
                <text:p>0.0000349462171281635</text:p>
              </table:table-cell>
            </table:table-row>
            <table:table-row>
              <table:table-cell office:value-type="string">
                <text:p>551</text:p>
              </table:table-cell>
              <table:table-cell office:value-type="float" office:value="0.101344329896907">
                <text:p>0.101344329896907</text:p>
              </table:table-cell>
              <table:table-cell office:value-type="float" office:value="0.0000348262302051228">
                <text:p>0.0000348262302051228</text:p>
              </table:table-cell>
            </table:table-row>
            <table:table-row>
              <table:table-cell office:value-type="string">
                <text:p>552</text:p>
              </table:table-cell>
              <table:table-cell office:value-type="float" office:value="0.101170497427101">
                <text:p>0.101170497427101</text:p>
              </table:table-cell>
              <table:table-cell office:value-type="float" office:value="0.0000347068601808237">
                <text:p>0.0000347068601808237</text:p>
              </table:table-cell>
            </table:table-row>
            <table:table-row>
              <table:table-cell office:value-type="string">
                <text:p>553</text:p>
              </table:table-cell>
              <table:table-cell office:value-type="float" office:value="0.100997260273973">
                <text:p>0.100997260273973</text:p>
              </table:table-cell>
              <table:table-cell office:value-type="float" office:value="0.0000345881028335523">
                <text:p>0.0000345881028335523</text:p>
              </table:table-cell>
            </table:table-row>
            <table:table-row>
              <table:table-cell office:value-type="string">
                <text:p>554</text:p>
              </table:table-cell>
              <table:table-cell office:value-type="float" office:value="0.100824615384615">
                <text:p>0.100824615384615</text:p>
              </table:table-cell>
              <table:table-cell office:value-type="float" office:value="0.0000344699539776463">
                <text:p>0.0000344699539776463</text:p>
              </table:table-cell>
            </table:table-row>
            <table:table-row>
              <table:table-cell office:value-type="string">
                <text:p>555</text:p>
              </table:table-cell>
              <table:table-cell office:value-type="float" office:value="0.100652559726962">
                <text:p>0.100652559726962</text:p>
              </table:table-cell>
              <table:table-cell office:value-type="float" office:value="0.0000343524094631271">
                <text:p>0.0000343524094631271</text:p>
              </table:table-cell>
            </table:table-row>
            <table:table-row>
              <table:table-cell office:value-type="string">
                <text:p>556</text:p>
              </table:table-cell>
              <table:table-cell office:value-type="float" office:value="0.100481090289608">
                <text:p>0.100481090289608</text:p>
              </table:table-cell>
              <table:table-cell office:value-type="float" office:value="0.000034235465175335">
                <text:p>0.000034235465175335</text:p>
              </table:table-cell>
            </table:table-row>
            <table:table-row>
              <table:table-cell office:value-type="string">
                <text:p>557</text:p>
              </table:table-cell>
              <table:table-cell office:value-type="float" office:value="0.100310204081633">
                <text:p>0.100310204081633</text:p>
              </table:table-cell>
              <table:table-cell office:value-type="float" office:value="0.0000341191170345689">
                <text:p>0.0000341191170345689</text:p>
              </table:table-cell>
            </table:table-row>
            <table:table-row>
              <table:table-cell office:value-type="string">
                <text:p>558</text:p>
              </table:table-cell>
              <table:table-cell office:value-type="float" office:value="0.100139898132428">
                <text:p>0.100139898132428</text:p>
              </table:table-cell>
              <table:table-cell office:value-type="float" office:value="0.000034003360995731">
                <text:p>0.000034003360995731</text:p>
              </table:table-cell>
            </table:table-row>
            <table:table-row>
              <table:table-cell office:value-type="string">
                <text:p>559</text:p>
              </table:table-cell>
              <table:table-cell office:value-type="float" office:value="0.0999701694915254">
                <text:p>0.0999701694915254</text:p>
              </table:table-cell>
              <table:table-cell office:value-type="float" office:value="0.0000338881930479747">
                <text:p>0.0000338881930479747</text:p>
              </table:table-cell>
            </table:table-row>
            <table:table-row>
              <table:table-cell office:value-type="string">
                <text:p>560</text:p>
              </table:table-cell>
              <table:table-cell office:value-type="float" office:value="0.0998010152284264">
                <text:p>0.0998010152284264</text:p>
              </table:table-cell>
              <table:table-cell office:value-type="float" office:value="0.0000337736092143575">
                <text:p>0.0000337736092143575</text:p>
              </table:table-cell>
            </table:table-row>
            <table:table-row>
              <table:table-cell office:value-type="string">
                <text:p>561</text:p>
              </table:table-cell>
              <table:table-cell office:value-type="float" office:value="0.0996324324324324">
                <text:p>0.0996324324324324</text:p>
              </table:table-cell>
              <table:table-cell office:value-type="float" office:value="0.0000336596055514974">
                <text:p>0.0000336596055514974</text:p>
              </table:table-cell>
            </table:table-row>
            <table:table-row>
              <table:table-cell office:value-type="string">
                <text:p>562</text:p>
              </table:table-cell>
              <table:table-cell office:value-type="float" office:value="0.0994644182124789">
                <text:p>0.0994644182124789</text:p>
              </table:table-cell>
              <table:table-cell office:value-type="float" office:value="0.000033546178149234">
                <text:p>0.000033546178149234</text:p>
              </table:table-cell>
            </table:table-row>
            <table:table-row>
              <table:table-cell office:value-type="string">
                <text:p>563</text:p>
              </table:table-cell>
              <table:table-cell office:value-type="float" office:value="0.0992969696969697">
                <text:p>0.0992969696969697</text:p>
              </table:table-cell>
              <table:table-cell office:value-type="float" office:value="0.0000334333231302928">
                <text:p>0.0000334333231302928</text:p>
              </table:table-cell>
            </table:table-row>
            <table:table-row>
              <table:table-cell office:value-type="string">
                <text:p>564</text:p>
              </table:table-cell>
              <table:table-cell office:value-type="float" office:value="0.0991300840336134">
                <text:p>0.0991300840336134</text:p>
              </table:table-cell>
              <table:table-cell office:value-type="float" office:value="0.0000333210366499541">
                <text:p>0.0000333210366499541</text:p>
              </table:table-cell>
            </table:table-row>
            <table:table-row>
              <table:table-cell office:value-type="string">
                <text:p>565</text:p>
              </table:table-cell>
              <table:table-cell office:value-type="float" office:value="0.0989637583892617">
                <text:p>0.0989637583892617</text:p>
              </table:table-cell>
              <table:table-cell office:value-type="float" office:value="0.0000332093148957254">
                <text:p>0.0000332093148957254</text:p>
              </table:table-cell>
            </table:table-row>
            <table:table-row>
              <table:table-cell office:value-type="string">
                <text:p>566</text:p>
              </table:table-cell>
              <table:table-cell office:value-type="float" office:value="0.0987979899497487">
                <text:p>0.0987979899497487</text:p>
              </table:table-cell>
              <table:table-cell office:value-type="float" office:value="0.000033098154087018">
                <text:p>0.000033098154087018</text:p>
              </table:table-cell>
            </table:table-row>
            <table:table-row>
              <table:table-cell office:value-type="string">
                <text:p>567</text:p>
              </table:table-cell>
              <table:table-cell office:value-type="float" office:value="0.0986327759197324">
                <text:p>0.0986327759197324</text:p>
              </table:table-cell>
              <table:table-cell office:value-type="float" office:value="0.0000329875504748269">
                <text:p>0.0000329875504748269</text:p>
              </table:table-cell>
            </table:table-row>
            <table:table-row>
              <table:table-cell office:value-type="string">
                <text:p>568</text:p>
              </table:table-cell>
              <table:table-cell office:value-type="float" office:value="0.0984681135225376">
                <text:p>0.0984681135225376</text:p>
              </table:table-cell>
              <table:table-cell office:value-type="float" office:value="0.0000328775003414149">
                <text:p>0.0000328775003414149</text:p>
              </table:table-cell>
            </table:table-row>
            <table:table-row>
              <table:table-cell office:value-type="string">
                <text:p>569</text:p>
              </table:table-cell>
              <table:table-cell office:value-type="float" office:value="0.098304">
                <text:p>0.098304</text:p>
              </table:table-cell>
              <table:table-cell office:value-type="float" office:value="0.000032768">
                <text:p>0.000032768</text:p>
              </table:table-cell>
            </table:table-row>
            <table:table-row>
              <table:table-cell office:value-type="string">
                <text:p>570</text:p>
              </table:table-cell>
              <table:table-cell office:value-type="float" office:value="0.0981404326123128">
                <text:p>0.0981404326123128</text:p>
              </table:table-cell>
              <table:table-cell office:value-type="float" office:value="0.0000326590457944469">
                <text:p>0.0000326590457944469</text:p>
              </table:table-cell>
            </table:table-row>
            <table:table-row>
              <table:table-cell office:value-type="string">
                <text:p>571</text:p>
              </table:table-cell>
              <table:table-cell office:value-type="float" office:value="0.0979774086378738">
                <text:p>0.0979774086378738</text:p>
              </table:table-cell>
              <table:table-cell office:value-type="float" office:value="0.0000325506340989614">
                <text:p>0.0000325506340989614</text:p>
              </table:table-cell>
            </table:table-row>
            <table:table-row>
              <table:table-cell office:value-type="string">
                <text:p>572</text:p>
              </table:table-cell>
              <table:table-cell office:value-type="float" office:value="0.0978149253731343">
                <text:p>0.0978149253731343</text:p>
              </table:table-cell>
              <table:table-cell office:value-type="float" office:value="0.0000324427613177892">
                <text:p>0.0000324427613177892</text:p>
              </table:table-cell>
            </table:table-row>
            <table:table-row>
              <table:table-cell office:value-type="string">
                <text:p>573</text:p>
              </table:table-cell>
              <table:table-cell office:value-type="float" office:value="0.0976529801324503">
                <text:p>0.0976529801324503</text:p>
              </table:table-cell>
              <table:table-cell office:value-type="float" office:value="0.0000323354238849173">
                <text:p>0.0000323354238849173</text:p>
              </table:table-cell>
            </table:table-row>
            <table:table-row>
              <table:table-cell office:value-type="string">
                <text:p>574</text:p>
              </table:table-cell>
              <table:table-cell office:value-type="float" office:value="0.0974915702479339">
                <text:p>0.0974915702479339</text:p>
              </table:table-cell>
              <table:table-cell office:value-type="float" office:value="0.0000322286182637798">
                <text:p>0.0000322286182637798</text:p>
              </table:table-cell>
            </table:table-row>
            <table:table-row>
              <table:table-cell office:value-type="string">
                <text:p>575</text:p>
              </table:table-cell>
              <table:table-cell office:value-type="float" office:value="0.0973306930693069">
                <text:p>0.0973306930693069</text:p>
              </table:table-cell>
              <table:table-cell office:value-type="float" office:value="0.000032122340946966">
                <text:p>0.000032122340946966</text:p>
              </table:table-cell>
            </table:table-row>
            <table:table-row>
              <table:table-cell office:value-type="string">
                <text:p>576</text:p>
              </table:table-cell>
              <table:table-cell office:value-type="float" office:value="0.0971703459637562">
                <text:p>0.0971703459637562</text:p>
              </table:table-cell>
              <table:table-cell office:value-type="float" office:value="0.0000320165884559328">
                <text:p>0.0000320165884559328</text:p>
              </table:table-cell>
            </table:table-row>
            <table:table-row>
              <table:table-cell office:value-type="string">
                <text:p>577</text:p>
              </table:table-cell>
              <table:table-cell office:value-type="float" office:value="0.0970105263157895">
                <text:p>0.0970105263157895</text:p>
              </table:table-cell>
              <table:table-cell office:value-type="float" office:value="0.0000319113573407202">
                <text:p>0.0000319113573407202</text:p>
              </table:table-cell>
            </table:table-row>
            <table:table-row>
              <table:table-cell office:value-type="string">
                <text:p>578</text:p>
              </table:table-cell>
              <table:table-cell office:value-type="float" office:value="0.0968512315270936">
                <text:p>0.0968512315270936</text:p>
              </table:table-cell>
              <table:table-cell office:value-type="float" office:value="0.0000318066441796695">
                <text:p>0.0000318066441796695</text:p>
              </table:table-cell>
            </table:table-row>
            <table:table-row>
              <table:table-cell office:value-type="string">
                <text:p>579</text:p>
              </table:table-cell>
              <table:table-cell office:value-type="float" office:value="0.0966924590163934">
                <text:p>0.0966924590163934</text:p>
              </table:table-cell>
              <table:table-cell office:value-type="float" office:value="0.0000317024455791454">
                <text:p>0.0000317024455791454</text:p>
              </table:table-cell>
            </table:table-row>
            <table:table-row>
              <table:table-cell office:value-type="string">
                <text:p>580</text:p>
              </table:table-cell>
              <table:table-cell office:value-type="float" office:value="0.0965342062193126">
                <text:p>0.0965342062193126</text:p>
              </table:table-cell>
              <table:table-cell office:value-type="float" office:value="0.0000315987581732611">
                <text:p>0.0000315987581732611</text:p>
              </table:table-cell>
            </table:table-row>
            <table:table-row>
              <table:table-cell office:value-type="string">
                <text:p>581</text:p>
              </table:table-cell>
              <table:table-cell office:value-type="float" office:value="0.0963764705882353">
                <text:p>0.0963764705882353</text:p>
              </table:table-cell>
              <table:table-cell office:value-type="float" office:value="0.0000314955786236063">
                <text:p>0.0000314955786236063</text:p>
              </table:table-cell>
            </table:table-row>
            <table:table-row>
              <table:table-cell office:value-type="string">
                <text:p>582</text:p>
              </table:table-cell>
              <table:table-cell office:value-type="float" office:value="0.0962192495921697">
                <text:p>0.0962192495921697</text:p>
              </table:table-cell>
              <table:table-cell office:value-type="float" office:value="0.0000313929036189787">
                <text:p>0.0000313929036189787</text:p>
              </table:table-cell>
            </table:table-row>
            <table:table-row>
              <table:table-cell office:value-type="string">
                <text:p>583</text:p>
              </table:table-cell>
              <table:table-cell office:value-type="float" office:value="0.0960625407166124">
                <text:p>0.0960625407166124</text:p>
              </table:table-cell>
              <table:table-cell office:value-type="float" office:value="0.000031290729875118">
                <text:p>0.000031290729875118</text:p>
              </table:table-cell>
            </table:table-row>
            <table:table-row>
              <table:table-cell office:value-type="string">
                <text:p>584</text:p>
              </table:table-cell>
              <table:table-cell office:value-type="float" office:value="0.0959063414634146">
                <text:p>0.0959063414634146</text:p>
              </table:table-cell>
              <table:table-cell office:value-type="float" office:value="0.0000311890541344438">
                <text:p>0.0000311890541344438</text:p>
              </table:table-cell>
            </table:table-row>
            <table:table-row>
              <table:table-cell office:value-type="string">
                <text:p>585</text:p>
              </table:table-cell>
              <table:table-cell office:value-type="float" office:value="0.0957506493506494">
                <text:p>0.0957506493506494</text:p>
              </table:table-cell>
              <table:table-cell office:value-type="float" office:value="0.0000310878731657952">
                <text:p>0.0000310878731657952</text:p>
              </table:table-cell>
            </table:table-row>
            <table:table-row>
              <table:table-cell office:value-type="string">
                <text:p>586</text:p>
              </table:table-cell>
              <table:table-cell office:value-type="float" office:value="0.0955954619124797">
                <text:p>0.0955954619124797</text:p>
              </table:table-cell>
              <table:table-cell office:value-type="float" office:value="0.000030987183764175">
                <text:p>0.000030987183764175</text:p>
              </table:table-cell>
            </table:table-row>
            <table:table-row>
              <table:table-cell office:value-type="string">
                <text:p>587</text:p>
              </table:table-cell>
              <table:table-cell office:value-type="float" office:value="0.0954407766990291">
                <text:p>0.0954407766990291</text:p>
              </table:table-cell>
              <table:table-cell office:value-type="float" office:value="0.0000308869827504949">
                <text:p>0.0000308869827504949</text:p>
              </table:table-cell>
            </table:table-row>
            <table:table-row>
              <table:table-cell office:value-type="string">
                <text:p>588</text:p>
              </table:table-cell>
              <table:table-cell office:value-type="float" office:value="0.095286591276252">
                <text:p>0.095286591276252</text:p>
              </table:table-cell>
              <table:table-cell office:value-type="float" office:value="0.0000307872669713254">
                <text:p>0.0000307872669713254</text:p>
              </table:table-cell>
            </table:table-row>
            <table:table-row>
              <table:table-cell office:value-type="string">
                <text:p>589</text:p>
              </table:table-cell>
              <table:table-cell office:value-type="float" office:value="0.0951329032258064">
                <text:p>0.0951329032258064</text:p>
              </table:table-cell>
              <table:table-cell office:value-type="float" office:value="0.0000306880332986472">
                <text:p>0.0000306880332986472</text:p>
              </table:table-cell>
            </table:table-row>
            <table:table-row>
              <table:table-cell office:value-type="string">
                <text:p>590</text:p>
              </table:table-cell>
              <table:table-cell office:value-type="float" office:value="0.0949797101449275">
                <text:p>0.0949797101449275</text:p>
              </table:table-cell>
              <table:table-cell office:value-type="float" office:value="0.0000305892786296063">
                <text:p>0.0000305892786296063</text:p>
              </table:table-cell>
            </table:table-row>
            <table:table-row>
              <table:table-cell office:value-type="string">
                <text:p>591</text:p>
              </table:table-cell>
              <table:table-cell office:value-type="float" office:value="0.0948270096463023">
                <text:p>0.0948270096463023</text:p>
              </table:table-cell>
              <table:table-cell office:value-type="float" office:value="0.0000304909998862708">
                <text:p>0.0000304909998862708</text:p>
              </table:table-cell>
            </table:table-row>
            <table:table-row>
              <table:table-cell office:value-type="string">
                <text:p>592</text:p>
              </table:table-cell>
              <table:table-cell office:value-type="float" office:value="0.0946747993579454">
                <text:p>0.0946747993579454</text:p>
              </table:table-cell>
              <table:table-cell office:value-type="float" office:value="0.0000303931940153918">
                <text:p>0.0000303931940153918</text:p>
              </table:table-cell>
            </table:table-row>
            <table:table-row>
              <table:table-cell office:value-type="string">
                <text:p>593</text:p>
              </table:table-cell>
              <table:table-cell office:value-type="float" office:value="0.0945230769230769">
                <text:p>0.0945230769230769</text:p>
              </table:table-cell>
              <table:table-cell office:value-type="float" office:value="0.0000302958579881657">
                <text:p>0.0000302958579881657</text:p>
              </table:table-cell>
            </table:table-row>
            <table:table-row>
              <table:table-cell office:value-type="string">
                <text:p>594</text:p>
              </table:table-cell>
              <table:table-cell office:value-type="float" office:value="0.09437184">
                <text:p>0.09437184</text:p>
              </table:table-cell>
              <table:table-cell office:value-type="float" office:value="0.0000301989888">
                <text:p>0.0000301989888</text:p>
              </table:table-cell>
            </table:table-row>
            <table:table-row>
              <table:table-cell office:value-type="string">
                <text:p>595</text:p>
              </table:table-cell>
              <table:table-cell office:value-type="float" office:value="0.0942210862619808">
                <text:p>0.0942210862619808</text:p>
              </table:table-cell>
              <table:table-cell office:value-type="float" office:value="0.0000301025834702814">
                <text:p>0.0000301025834702814</text:p>
              </table:table-cell>
            </table:table-row>
            <table:table-row>
              <table:table-cell office:value-type="string">
                <text:p>596</text:p>
              </table:table-cell>
              <table:table-cell office:value-type="float" office:value="0.0940708133971292">
                <text:p>0.0940708133971292</text:p>
              </table:table-cell>
              <table:table-cell office:value-type="float" office:value="0.0000300066390421465">
                <text:p>0.0000300066390421465</text:p>
              </table:table-cell>
            </table:table-row>
            <table:table-row>
              <table:table-cell office:value-type="string">
                <text:p>597</text:p>
              </table:table-cell>
              <table:table-cell office:value-type="float" office:value="0.0939210191082803">
                <text:p>0.0939210191082803</text:p>
              </table:table-cell>
              <table:table-cell office:value-type="float" office:value="0.0000299111525822549">
                <text:p>0.0000299111525822549</text:p>
              </table:table-cell>
            </table:table-row>
            <table:table-row>
              <table:table-cell office:value-type="string">
                <text:p>598</text:p>
              </table:table-cell>
              <table:table-cell office:value-type="float" office:value="0.0937717011128776">
                <text:p>0.0937717011128776</text:p>
              </table:table-cell>
              <table:table-cell office:value-type="float" office:value="0.0000298161211805652">
                <text:p>0.0000298161211805652</text:p>
              </table:table-cell>
            </table:table-row>
            <table:table-row>
              <table:table-cell office:value-type="string">
                <text:p>599</text:p>
              </table:table-cell>
              <table:table-cell office:value-type="float" office:value="0.0936228571428572">
                <text:p>0.0936228571428572</text:p>
              </table:table-cell>
              <table:table-cell office:value-type="float" office:value="0.0000297215419501134">
                <text:p>0.0000297215419501134</text:p>
              </table:table-cell>
            </table:table-row>
            <table:table-row>
              <table:table-cell office:value-type="string">
                <text:p>600</text:p>
              </table:table-cell>
              <table:table-cell office:value-type="float" office:value="0.0934744849445325">
                <text:p>0.0934744849445325</text:p>
              </table:table-cell>
              <table:table-cell office:value-type="float" office:value="0.0000296274120267932">
                <text:p>0.0000296274120267932</text:p>
              </table:table-cell>
            </table:table-row>
            <table:table-row>
              <table:table-cell office:value-type="string">
                <text:p>601</text:p>
              </table:table-cell>
              <table:table-cell office:value-type="float" office:value="0.093326582278481">
                <text:p>0.093326582278481</text:p>
              </table:table-cell>
              <table:table-cell office:value-type="float" office:value="0.0000295337285691396">
                <text:p>0.0000295337285691396</text:p>
              </table:table-cell>
            </table:table-row>
            <table:table-row>
              <table:table-cell office:value-type="string">
                <text:p>602</text:p>
              </table:table-cell>
              <table:table-cell office:value-type="float" office:value="0.0931791469194313">
                <text:p>0.0931791469194313</text:p>
              </table:table-cell>
              <table:table-cell office:value-type="float" office:value="0.0000294404887581141">
                <text:p>0.0000294404887581141</text:p>
              </table:table-cell>
            </table:table-row>
            <table:table-row>
              <table:table-cell office:value-type="string">
                <text:p>603</text:p>
              </table:table-cell>
              <table:table-cell office:value-type="float" office:value="0.0930321766561514">
                <text:p>0.0930321766561514</text:p>
              </table:table-cell>
              <table:table-cell office:value-type="float" office:value="0.0000293476897968932">
                <text:p>0.0000293476897968932</text:p>
              </table:table-cell>
            </table:table-row>
            <table:table-row>
              <table:table-cell office:value-type="string">
                <text:p>604</text:p>
              </table:table-cell>
              <table:table-cell office:value-type="float" office:value="0.0928856692913386">
                <text:p>0.0928856692913386</text:p>
              </table:table-cell>
              <table:table-cell office:value-type="float" office:value="0.0000292553289106578">
                <text:p>0.0000292553289106578</text:p>
              </table:table-cell>
            </table:table-row>
            <table:table-row>
              <table:table-cell office:value-type="string">
                <text:p>605</text:p>
              </table:table-cell>
              <table:table-cell office:value-type="float" office:value="0.0927396226415094">
                <text:p>0.0927396226415094</text:p>
              </table:table-cell>
              <table:table-cell office:value-type="float" office:value="0.0000291634033463866">
                <text:p>0.0000291634033463866</text:p>
              </table:table-cell>
            </table:table-row>
            <table:table-row>
              <table:table-cell office:value-type="string">
                <text:p>606</text:p>
              </table:table-cell>
              <table:table-cell office:value-type="float" office:value="0.0925940345368917">
                <text:p>0.0925940345368917</text:p>
              </table:table-cell>
              <table:table-cell office:value-type="float" office:value="0.0000290719103726504">
                <text:p>0.0000290719103726504</text:p>
              </table:table-cell>
            </table:table-row>
            <table:table-row>
              <table:table-cell office:value-type="string">
                <text:p>607</text:p>
              </table:table-cell>
              <table:table-cell office:value-type="float" office:value="0.0924489028213166">
                <text:p>0.0924489028213166</text:p>
              </table:table-cell>
              <table:table-cell office:value-type="float" office:value="0.0000289808472794096">
                <text:p>0.0000289808472794096</text:p>
              </table:table-cell>
            </table:table-row>
            <table:table-row>
              <table:table-cell office:value-type="string">
                <text:p>608</text:p>
              </table:table-cell>
              <table:table-cell office:value-type="float" office:value="0.0923042253521127">
                <text:p>0.0923042253521127</text:p>
              </table:table-cell>
              <table:table-cell office:value-type="float" office:value="0.000028890211377813">
                <text:p>0.000028890211377813</text:p>
              </table:table-cell>
            </table:table-row>
            <table:table-row>
              <table:table-cell office:value-type="string">
                <text:p>609</text:p>
              </table:table-cell>
              <table:table-cell office:value-type="float" office:value="0">
                <text:p>0</text:p>
              </table:table-cell>
              <table:table-cell office:value-type="float" office:value="0">
                <text:p>0</text:p>
              </table:table-cell>
            </table:table-row>
            <table:table-row>
              <table:table-cell office:value-type="string">
                <text:p>610</text:p>
              </table:table-cell>
              <table:table-cell office:value-type="float" office:value="0">
                <text:p>0</text:p>
              </table:table-cell>
              <table:table-cell office:value-type="float" office:value="0">
                <text:p>0</text:p>
              </table:table-cell>
            </table:table-row>
            <table:table-row>
              <table:table-cell office:value-type="string">
                <text:p>611</text:p>
              </table:table-cell>
              <table:table-cell office:value-type="float" office:value="0">
                <text:p>0</text:p>
              </table:table-cell>
              <table:table-cell office:value-type="float" office:value="0">
                <text:p>0</text:p>
              </table:table-cell>
            </table:table-row>
            <table:table-row>
              <table:table-cell office:value-type="string">
                <text:p>612</text:p>
              </table:table-cell>
              <table:table-cell office:value-type="float" office:value="0">
                <text:p>0</text:p>
              </table:table-cell>
              <table:table-cell office:value-type="float" office:value="0">
                <text:p>0</text:p>
              </table:table-cell>
            </table:table-row>
            <table:table-row>
              <table:table-cell office:value-type="string">
                <text:p>613</text:p>
              </table:table-cell>
              <table:table-cell office:value-type="float" office:value="0">
                <text:p>0</text:p>
              </table:table-cell>
              <table:table-cell office:value-type="float" office:value="0">
                <text:p>0</text:p>
              </table:table-cell>
            </table:table-row>
            <table:table-row>
              <table:table-cell office:value-type="string">
                <text:p>614</text:p>
              </table:table-cell>
              <table:table-cell office:value-type="float" office:value="0">
                <text:p>0</text:p>
              </table:table-cell>
              <table:table-cell office:value-type="float" office:value="0">
                <text:p>0</text:p>
              </table:table-cell>
            </table:table-row>
            <table:table-row>
              <table:table-cell office:value-type="string">
                <text:p>615</text:p>
              </table:table-cell>
              <table:table-cell office:value-type="float" office:value="0">
                <text:p>0</text:p>
              </table:table-cell>
              <table:table-cell office:value-type="float" office:value="0">
                <text:p>0</text:p>
              </table:table-cell>
            </table:table-row>
            <table:table-row>
              <table:table-cell office:value-type="string">
                <text:p>616</text:p>
              </table:table-cell>
              <table:table-cell office:value-type="float" office:value="0">
                <text:p>0</text:p>
              </table:table-cell>
              <table:table-cell office:value-type="float" office:value="0">
                <text:p>0</text:p>
              </table:table-cell>
            </table:table-row>
            <table:table-row>
              <table:table-cell office:value-type="string">
                <text:p>617</text:p>
              </table:table-cell>
              <table:table-cell office:value-type="float" office:value="0">
                <text:p>0</text:p>
              </table:table-cell>
              <table:table-cell office:value-type="float" office:value="0">
                <text:p>0</text:p>
              </table:table-cell>
            </table:table-row>
            <table:table-row>
              <table:table-cell office:value-type="string">
                <text:p>618</text:p>
              </table:table-cell>
              <table:table-cell office:value-type="float" office:value="0">
                <text:p>0</text:p>
              </table:table-cell>
              <table:table-cell office:value-type="float" office:value="0">
                <text:p>0</text:p>
              </table:table-cell>
            </table:table-row>
            <table:table-row>
              <table:table-cell office:value-type="string">
                <text:p>619</text:p>
              </table:table-cell>
              <table:table-cell office:value-type="float" office:value="0">
                <text:p>0</text:p>
              </table:table-cell>
              <table:table-cell office:value-type="float" office:value="0">
                <text:p>0</text:p>
              </table:table-cell>
            </table:table-row>
            <table:table-row>
              <table:table-cell office:value-type="string">
                <text:p>620</text:p>
              </table:table-cell>
              <table:table-cell office:value-type="float" office:value="0">
                <text:p>0</text:p>
              </table:table-cell>
              <table:table-cell office:value-type="float" office:value="0">
                <text:p>0</text:p>
              </table:table-cell>
            </table:table-row>
            <table:table-row>
              <table:table-cell office:value-type="string">
                <text:p>621</text:p>
              </table:table-cell>
              <table:table-cell office:value-type="float" office:value="0">
                <text:p>0</text:p>
              </table:table-cell>
              <table:table-cell office:value-type="float" office:value="0">
                <text:p>0</text:p>
              </table:table-cell>
            </table:table-row>
            <table:table-row>
              <table:table-cell office:value-type="string">
                <text:p>622</text:p>
              </table:table-cell>
              <table:table-cell office:value-type="float" office:value="0">
                <text:p>0</text:p>
              </table:table-cell>
              <table:table-cell office:value-type="float" office:value="0">
                <text:p>0</text:p>
              </table:table-cell>
            </table:table-row>
            <table:table-row>
              <table:table-cell office:value-type="string">
                <text:p>623</text:p>
              </table:table-cell>
              <table:table-cell office:value-type="float" office:value="0">
                <text:p>0</text:p>
              </table:table-cell>
              <table:table-cell office:value-type="float" office:value="0">
                <text:p>0</text:p>
              </table:table-cell>
            </table:table-row>
            <table:table-row>
              <table:table-cell office:value-type="string">
                <text:p>624</text:p>
              </table:table-cell>
              <table:table-cell office:value-type="float" office:value="0">
                <text:p>0</text:p>
              </table:table-cell>
              <table:table-cell office:value-type="float" office:value="0">
                <text:p>0</text:p>
              </table:table-cell>
            </table:table-row>
            <table:table-row>
              <table:table-cell office:value-type="string">
                <text:p>625</text:p>
              </table:table-cell>
              <table:table-cell office:value-type="float" office:value="0">
                <text:p>0</text:p>
              </table:table-cell>
              <table:table-cell office:value-type="float" office:value="0">
                <text:p>0</text:p>
              </table:table-cell>
            </table:table-row>
            <table:table-row>
              <table:table-cell office:value-type="string">
                <text:p>626</text:p>
              </table:table-cell>
              <table:table-cell office:value-type="float" office:value="0">
                <text:p>0</text:p>
              </table:table-cell>
              <table:table-cell office:value-type="float" office:value="0">
                <text:p>0</text:p>
              </table:table-cell>
            </table:table-row>
            <table:table-row>
              <table:table-cell office:value-type="string">
                <text:p>627</text:p>
              </table:table-cell>
              <table:table-cell office:value-type="float" office:value="0">
                <text:p>0</text:p>
              </table:table-cell>
              <table:table-cell office:value-type="float" office:value="0">
                <text:p>0</text:p>
              </table:table-cell>
            </table:table-row>
            <table:table-row>
              <table:table-cell office:value-type="string">
                <text:p>628</text:p>
              </table:table-cell>
              <table:table-cell office:value-type="float" office:value="0">
                <text:p>0</text:p>
              </table:table-cell>
              <table:table-cell office:value-type="float" office:value="0">
                <text:p>0</text:p>
              </table:table-cell>
            </table:table-row>
            <table:table-row>
              <table:table-cell office:value-type="string">
                <text:p>629</text:p>
              </table:table-cell>
              <table:table-cell office:value-type="float" office:value="0">
                <text:p>0</text:p>
              </table:table-cell>
              <table:table-cell office:value-type="float" office:value="0">
                <text:p>0</text:p>
              </table:table-cell>
            </table:table-row>
            <table:table-row>
              <table:table-cell office:value-type="string">
                <text:p>630</text:p>
              </table:table-cell>
              <table:table-cell office:value-type="float" office:value="0">
                <text:p>0</text:p>
              </table:table-cell>
              <table:table-cell office:value-type="float" office:value="0">
                <text:p>0</text:p>
              </table:table-cell>
            </table:table-row>
            <table:table-row>
              <table:table-cell office:value-type="string">
                <text:p>631</text:p>
              </table:table-cell>
              <table:table-cell office:value-type="float" office:value="0">
                <text:p>0</text:p>
              </table:table-cell>
              <table:table-cell office:value-type="float" office:value="0">
                <text:p>0</text:p>
              </table:table-cell>
            </table:table-row>
            <table:table-row>
              <table:table-cell office:value-type="string">
                <text:p>632</text:p>
              </table:table-cell>
              <table:table-cell office:value-type="float" office:value="0">
                <text:p>0</text:p>
              </table:table-cell>
              <table:table-cell office:value-type="float" office:value="0">
                <text:p>0</text:p>
              </table:table-cell>
            </table:table-row>
            <table:table-row>
              <table:table-cell office:value-type="string">
                <text:p>633</text:p>
              </table:table-cell>
              <table:table-cell office:value-type="float" office:value="0">
                <text:p>0</text:p>
              </table:table-cell>
              <table:table-cell office:value-type="float" office:value="0">
                <text:p>0</text:p>
              </table:table-cell>
            </table:table-row>
            <table:table-row>
              <table:table-cell office:value-type="string">
                <text:p>634</text:p>
              </table:table-cell>
              <table:table-cell office:value-type="float" office:value="0">
                <text:p>0</text:p>
              </table:table-cell>
              <table:table-cell office:value-type="float" office:value="0">
                <text:p>0</text:p>
              </table:table-cell>
            </table:table-row>
            <table:table-row>
              <table:table-cell office:value-type="string">
                <text:p>635</text:p>
              </table:table-cell>
              <table:table-cell office:value-type="float" office:value="0">
                <text:p>0</text:p>
              </table:table-cell>
              <table:table-cell office:value-type="float" office:value="0">
                <text:p>0</text:p>
              </table:table-cell>
            </table:table-row>
            <table:table-row>
              <table:table-cell office:value-type="string">
                <text:p>636</text:p>
              </table:table-cell>
              <table:table-cell office:value-type="float" office:value="0">
                <text:p>0</text:p>
              </table:table-cell>
              <table:table-cell office:value-type="float" office:value="0">
                <text:p>0</text:p>
              </table:table-cell>
            </table:table-row>
            <table:table-row>
              <table:table-cell office:value-type="string">
                <text:p>637</text:p>
              </table:table-cell>
              <table:table-cell office:value-type="float" office:value="0">
                <text:p>0</text:p>
              </table:table-cell>
              <table:table-cell office:value-type="float" office:value="0">
                <text:p>0</text:p>
              </table:table-cell>
            </table:table-row>
            <table:table-row>
              <table:table-cell office:value-type="string">
                <text:p>638</text:p>
              </table:table-cell>
              <table:table-cell office:value-type="float" office:value="0">
                <text:p>0</text:p>
              </table:table-cell>
              <table:table-cell office:value-type="float" office:value="0">
                <text:p>0</text:p>
              </table:table-cell>
            </table:table-row>
            <table:table-row>
              <table:table-cell office:value-type="string">
                <text:p>639</text:p>
              </table:table-cell>
              <table:table-cell office:value-type="float" office:value="0">
                <text:p>0</text:p>
              </table:table-cell>
              <table:table-cell office:value-type="float" office:value="0">
                <text:p>0</text:p>
              </table:table-cell>
            </table:table-row>
            <table:table-row>
              <table:table-cell office:value-type="string">
                <text:p>640</text:p>
              </table:table-cell>
              <table:table-cell office:value-type="float" office:value="0">
                <text:p>0</text:p>
              </table:table-cell>
              <table:table-cell office:value-type="float" office:value="0">
                <text:p>0</text:p>
              </table:table-cell>
            </table:table-row>
            <table:table-row>
              <table:table-cell office:value-type="string">
                <text:p>641</text:p>
              </table:table-cell>
              <table:table-cell office:value-type="float" office:value="0">
                <text:p>0</text:p>
              </table:table-cell>
              <table:table-cell office:value-type="float" office:value="0">
                <text:p>0</text:p>
              </table:table-cell>
            </table:table-row>
            <table:table-row>
              <table:table-cell office:value-type="string">
                <text:p>642</text:p>
              </table:table-cell>
              <table:table-cell office:value-type="float" office:value="0">
                <text:p>0</text:p>
              </table:table-cell>
              <table:table-cell office:value-type="float" office:value="0">
                <text:p>0</text:p>
              </table:table-cell>
            </table:table-row>
            <table:table-row>
              <table:table-cell office:value-type="string">
                <text:p>643</text:p>
              </table:table-cell>
              <table:table-cell office:value-type="float" office:value="0">
                <text:p>0</text:p>
              </table:table-cell>
              <table:table-cell office:value-type="float" office:value="0">
                <text:p>0</text:p>
              </table:table-cell>
            </table:table-row>
            <table:table-row>
              <table:table-cell office:value-type="string">
                <text:p>644</text:p>
              </table:table-cell>
              <table:table-cell office:value-type="float" office:value="0">
                <text:p>0</text:p>
              </table:table-cell>
              <table:table-cell office:value-type="float" office:value="0">
                <text:p>0</text:p>
              </table:table-cell>
            </table:table-row>
            <table:table-row>
              <table:table-cell office:value-type="string">
                <text:p>645</text:p>
              </table:table-cell>
              <table:table-cell office:value-type="float" office:value="0">
                <text:p>0</text:p>
              </table:table-cell>
              <table:table-cell office:value-type="float" office:value="0">
                <text:p>0</text:p>
              </table:table-cell>
            </table:table-row>
            <table:table-row>
              <table:table-cell office:value-type="string">
                <text:p>646</text:p>
              </table:table-cell>
              <table:table-cell office:value-type="float" office:value="0">
                <text:p>0</text:p>
              </table:table-cell>
              <table:table-cell office:value-type="float" office:value="0">
                <text:p>0</text:p>
              </table:table-cell>
            </table:table-row>
            <table:table-row>
              <table:table-cell office:value-type="string">
                <text:p>647</text:p>
              </table:table-cell>
              <table:table-cell office:value-type="float" office:value="0">
                <text:p>0</text:p>
              </table:table-cell>
              <table:table-cell office:value-type="float" office:value="0">
                <text:p>0</text:p>
              </table:table-cell>
            </table:table-row>
            <table:table-row>
              <table:table-cell office:value-type="string">
                <text:p>648</text:p>
              </table:table-cell>
              <table:table-cell office:value-type="float" office:value="0">
                <text:p>0</text:p>
              </table:table-cell>
              <table:table-cell office:value-type="float" office:value="0">
                <text:p>0</text:p>
              </table:table-cell>
            </table:table-row>
            <table:table-row>
              <table:table-cell office:value-type="string">
                <text:p>649</text:p>
              </table:table-cell>
              <table:table-cell office:value-type="float" office:value="0">
                <text:p>0</text:p>
              </table:table-cell>
              <table:table-cell office:value-type="float" office:value="0">
                <text:p>0</text:p>
              </table:table-cell>
            </table:table-row>
            <table:table-row>
              <table:table-cell office:value-type="string">
                <text:p>650</text:p>
              </table:table-cell>
              <table:table-cell office:value-type="float" office:value="0">
                <text:p>0</text:p>
              </table:table-cell>
              <table:table-cell office:value-type="float" office:value="0">
                <text:p>0</text:p>
              </table:table-cell>
            </table:table-row>
            <table:table-row>
              <table:table-cell office:value-type="string">
                <text:p>651</text:p>
              </table:table-cell>
              <table:table-cell office:value-type="float" office:value="0">
                <text:p>0</text:p>
              </table:table-cell>
              <table:table-cell office:value-type="float" office:value="0">
                <text:p>0</text:p>
              </table:table-cell>
            </table:table-row>
            <table:table-row>
              <table:table-cell office:value-type="string">
                <text:p>652</text:p>
              </table:table-cell>
              <table:table-cell office:value-type="float" office:value="0">
                <text:p>0</text:p>
              </table:table-cell>
              <table:table-cell office:value-type="float" office:value="0">
                <text:p>0</text:p>
              </table:table-cell>
            </table:table-row>
            <table:table-row>
              <table:table-cell office:value-type="string">
                <text:p>653</text:p>
              </table:table-cell>
              <table:table-cell office:value-type="float" office:value="0">
                <text:p>0</text:p>
              </table:table-cell>
              <table:table-cell office:value-type="float" office:value="0">
                <text:p>0</text:p>
              </table:table-cell>
            </table:table-row>
            <table:table-row>
              <table:table-cell office:value-type="string">
                <text:p>654</text:p>
              </table:table-cell>
              <table:table-cell office:value-type="float" office:value="0">
                <text:p>0</text:p>
              </table:table-cell>
              <table:table-cell office:value-type="float" office:value="0">
                <text:p>0</text:p>
              </table:table-cell>
            </table:table-row>
            <table:table-row>
              <table:table-cell office:value-type="string">
                <text:p>655</text:p>
              </table:table-cell>
              <table:table-cell office:value-type="float" office:value="0">
                <text:p>0</text:p>
              </table:table-cell>
              <table:table-cell office:value-type="float" office:value="0">
                <text:p>0</text:p>
              </table:table-cell>
            </table:table-row>
            <table:table-row>
              <table:table-cell office:value-type="string">
                <text:p>656</text:p>
              </table:table-cell>
              <table:table-cell office:value-type="float" office:value="0">
                <text:p>0</text:p>
              </table:table-cell>
              <table:table-cell office:value-type="float" office:value="0">
                <text:p>0</text:p>
              </table:table-cell>
            </table:table-row>
            <table:table-row>
              <table:table-cell office:value-type="string">
                <text:p>657</text:p>
              </table:table-cell>
              <table:table-cell office:value-type="float" office:value="0">
                <text:p>0</text:p>
              </table:table-cell>
              <table:table-cell office:value-type="float" office:value="0">
                <text:p>0</text:p>
              </table:table-cell>
            </table:table-row>
            <table:table-row>
              <table:table-cell office:value-type="string">
                <text:p>658</text:p>
              </table:table-cell>
              <table:table-cell office:value-type="float" office:value="0">
                <text:p>0</text:p>
              </table:table-cell>
              <table:table-cell office:value-type="float" office:value="0">
                <text:p>0</text:p>
              </table:table-cell>
            </table:table-row>
            <table:table-row>
              <table:table-cell office:value-type="string">
                <text:p>659</text:p>
              </table:table-cell>
              <table:table-cell office:value-type="float" office:value="0">
                <text:p>0</text:p>
              </table:table-cell>
              <table:table-cell office:value-type="float" office:value="0">
                <text:p>0</text:p>
              </table:table-cell>
            </table:table-row>
            <table:table-row>
              <table:table-cell office:value-type="string">
                <text:p>660</text:p>
              </table:table-cell>
              <table:table-cell office:value-type="float" office:value="0">
                <text:p>0</text:p>
              </table:table-cell>
              <table:table-cell office:value-type="float" office:value="0">
                <text:p>0</text:p>
              </table:table-cell>
            </table:table-row>
            <table:table-row>
              <table:table-cell office:value-type="string">
                <text:p>661</text:p>
              </table:table-cell>
              <table:table-cell office:value-type="float" office:value="0">
                <text:p>0</text:p>
              </table:table-cell>
              <table:table-cell office:value-type="float" office:value="0">
                <text:p>0</text:p>
              </table:table-cell>
            </table:table-row>
            <table:table-row>
              <table:table-cell office:value-type="string">
                <text:p>662</text:p>
              </table:table-cell>
              <table:table-cell office:value-type="float" office:value="0">
                <text:p>0</text:p>
              </table:table-cell>
              <table:table-cell office:value-type="float" office:value="0">
                <text:p>0</text:p>
              </table:table-cell>
            </table:table-row>
            <table:table-row>
              <table:table-cell office:value-type="string">
                <text:p>663</text:p>
              </table:table-cell>
              <table:table-cell office:value-type="float" office:value="0">
                <text:p>0</text:p>
              </table:table-cell>
              <table:table-cell office:value-type="float" office:value="0">
                <text:p>0</text:p>
              </table:table-cell>
            </table:table-row>
            <table:table-row>
              <table:table-cell office:value-type="string">
                <text:p>664</text:p>
              </table:table-cell>
              <table:table-cell office:value-type="float" office:value="0">
                <text:p>0</text:p>
              </table:table-cell>
              <table:table-cell office:value-type="float" office:value="0">
                <text:p>0</text:p>
              </table:table-cell>
            </table:table-row>
            <table:table-row>
              <table:table-cell office:value-type="string">
                <text:p>665</text:p>
              </table:table-cell>
              <table:table-cell office:value-type="float" office:value="0">
                <text:p>0</text:p>
              </table:table-cell>
              <table:table-cell office:value-type="float" office:value="0">
                <text:p>0</text:p>
              </table:table-cell>
            </table:table-row>
            <table:table-row>
              <table:table-cell office:value-type="string">
                <text:p>666</text:p>
              </table:table-cell>
              <table:table-cell office:value-type="float" office:value="0">
                <text:p>0</text:p>
              </table:table-cell>
              <table:table-cell office:value-type="float" office:value="0">
                <text:p>0</text:p>
              </table:table-cell>
            </table:table-row>
            <table:table-row>
              <table:table-cell office:value-type="string">
                <text:p>667</text:p>
              </table:table-cell>
              <table:table-cell office:value-type="float" office:value="0">
                <text:p>0</text:p>
              </table:table-cell>
              <table:table-cell office:value-type="float" office:value="0">
                <text:p>0</text:p>
              </table:table-cell>
            </table:table-row>
            <table:table-row>
              <table:table-cell office:value-type="string">
                <text:p>668</text:p>
              </table:table-cell>
              <table:table-cell office:value-type="float" office:value="0">
                <text:p>0</text:p>
              </table:table-cell>
              <table:table-cell office:value-type="float" office:value="0">
                <text:p>0</text:p>
              </table:table-cell>
            </table:table-row>
            <table:table-row>
              <table:table-cell office:value-type="string">
                <text:p>669</text:p>
              </table:table-cell>
              <table:table-cell office:value-type="float" office:value="0">
                <text:p>0</text:p>
              </table:table-cell>
              <table:table-cell office:value-type="float" office:value="0">
                <text:p>0</text:p>
              </table:table-cell>
            </table:table-row>
            <table:table-row>
              <table:table-cell office:value-type="string">
                <text:p>670</text:p>
              </table:table-cell>
              <table:table-cell office:value-type="float" office:value="0">
                <text:p>0</text:p>
              </table:table-cell>
              <table:table-cell office:value-type="float" office:value="0">
                <text:p>0</text:p>
              </table:table-cell>
            </table:table-row>
            <table:table-row>
              <table:table-cell office:value-type="string">
                <text:p>671</text:p>
              </table:table-cell>
              <table:table-cell office:value-type="float" office:value="0">
                <text:p>0</text:p>
              </table:table-cell>
              <table:table-cell office:value-type="float" office:value="0">
                <text:p>0</text:p>
              </table:table-cell>
            </table:table-row>
            <table:table-row>
              <table:table-cell office:value-type="string">
                <text:p>672</text:p>
              </table:table-cell>
              <table:table-cell office:value-type="float" office:value="0">
                <text:p>0</text:p>
              </table:table-cell>
              <table:table-cell office:value-type="float" office:value="0">
                <text:p>0</text:p>
              </table:table-cell>
            </table:table-row>
            <table:table-row>
              <table:table-cell office:value-type="string">
                <text:p>673</text:p>
              </table:table-cell>
              <table:table-cell office:value-type="float" office:value="0">
                <text:p>0</text:p>
              </table:table-cell>
              <table:table-cell office:value-type="float" office:value="0">
                <text:p>0</text:p>
              </table:table-cell>
            </table:table-row>
            <table:table-row>
              <table:table-cell office:value-type="string">
                <text:p>674</text:p>
              </table:table-cell>
              <table:table-cell office:value-type="float" office:value="0">
                <text:p>0</text:p>
              </table:table-cell>
              <table:table-cell office:value-type="float" office:value="0">
                <text:p>0</text:p>
              </table:table-cell>
            </table:table-row>
            <table:table-row>
              <table:table-cell office:value-type="string">
                <text:p>675</text:p>
              </table:table-cell>
              <table:table-cell office:value-type="float" office:value="0">
                <text:p>0</text:p>
              </table:table-cell>
              <table:table-cell office:value-type="float" office:value="0">
                <text:p>0</text:p>
              </table:table-cell>
            </table:table-row>
            <table:table-row>
              <table:table-cell office:value-type="string">
                <text:p>676</text:p>
              </table:table-cell>
              <table:table-cell office:value-type="float" office:value="0">
                <text:p>0</text:p>
              </table:table-cell>
              <table:table-cell office:value-type="float" office:value="0">
                <text:p>0</text:p>
              </table:table-cell>
            </table:table-row>
            <table:table-row>
              <table:table-cell office:value-type="string">
                <text:p>677</text:p>
              </table:table-cell>
              <table:table-cell office:value-type="float" office:value="0">
                <text:p>0</text:p>
              </table:table-cell>
              <table:table-cell office:value-type="float" office:value="0">
                <text:p>0</text:p>
              </table:table-cell>
            </table:table-row>
            <table:table-row>
              <table:table-cell office:value-type="string">
                <text:p>678</text:p>
              </table:table-cell>
              <table:table-cell office:value-type="float" office:value="0">
                <text:p>0</text:p>
              </table:table-cell>
              <table:table-cell office:value-type="float" office:value="0">
                <text:p>0</text:p>
              </table:table-cell>
            </table:table-row>
            <table:table-row>
              <table:table-cell office:value-type="string">
                <text:p>679</text:p>
              </table:table-cell>
              <table:table-cell office:value-type="float" office:value="0">
                <text:p>0</text:p>
              </table:table-cell>
              <table:table-cell office:value-type="float" office:value="0">
                <text:p>0</text:p>
              </table:table-cell>
            </table:table-row>
            <table:table-row>
              <table:table-cell office:value-type="string">
                <text:p>680</text:p>
              </table:table-cell>
              <table:table-cell office:value-type="float" office:value="0">
                <text:p>0</text:p>
              </table:table-cell>
              <table:table-cell office:value-type="float" office:value="0">
                <text:p>0</text:p>
              </table:table-cell>
            </table:table-row>
            <table:table-row>
              <table:table-cell office:value-type="string">
                <text:p>681</text:p>
              </table:table-cell>
              <table:table-cell office:value-type="float" office:value="0">
                <text:p>0</text:p>
              </table:table-cell>
              <table:table-cell office:value-type="float" office:value="0">
                <text:p>0</text:p>
              </table:table-cell>
            </table:table-row>
            <table:table-row>
              <table:table-cell office:value-type="string">
                <text:p>682</text:p>
              </table:table-cell>
              <table:table-cell office:value-type="float" office:value="0">
                <text:p>0</text:p>
              </table:table-cell>
              <table:table-cell office:value-type="float" office:value="0">
                <text:p>0</text:p>
              </table:table-cell>
            </table:table-row>
            <table:table-row>
              <table:table-cell office:value-type="string">
                <text:p>683</text:p>
              </table:table-cell>
              <table:table-cell office:value-type="float" office:value="0">
                <text:p>0</text:p>
              </table:table-cell>
              <table:table-cell office:value-type="float" office:value="0">
                <text:p>0</text:p>
              </table:table-cell>
            </table:table-row>
            <table:table-row>
              <table:table-cell office:value-type="string">
                <text:p>684</text:p>
              </table:table-cell>
              <table:table-cell office:value-type="float" office:value="0">
                <text:p>0</text:p>
              </table:table-cell>
              <table:table-cell office:value-type="float" office:value="0">
                <text:p>0</text:p>
              </table:table-cell>
            </table:table-row>
            <table:table-row>
              <table:table-cell office:value-type="string">
                <text:p>685</text:p>
              </table:table-cell>
              <table:table-cell office:value-type="float" office:value="0">
                <text:p>0</text:p>
              </table:table-cell>
              <table:table-cell office:value-type="float" office:value="0">
                <text:p>0</text:p>
              </table:table-cell>
            </table:table-row>
            <table:table-row>
              <table:table-cell office:value-type="string">
                <text:p>686</text:p>
              </table:table-cell>
              <table:table-cell office:value-type="float" office:value="0">
                <text:p>0</text:p>
              </table:table-cell>
              <table:table-cell office:value-type="float" office:value="0">
                <text:p>0</text:p>
              </table:table-cell>
            </table:table-row>
            <table:table-row>
              <table:table-cell office:value-type="string">
                <text:p>687</text:p>
              </table:table-cell>
              <table:table-cell office:value-type="float" office:value="0">
                <text:p>0</text:p>
              </table:table-cell>
              <table:table-cell office:value-type="float" office:value="0">
                <text:p>0</text:p>
              </table:table-cell>
            </table:table-row>
            <table:table-row>
              <table:table-cell office:value-type="string">
                <text:p>688</text:p>
              </table:table-cell>
              <table:table-cell office:value-type="float" office:value="0">
                <text:p>0</text:p>
              </table:table-cell>
              <table:table-cell office:value-type="float" office:value="0">
                <text:p>0</text:p>
              </table:table-cell>
            </table:table-row>
            <table:table-row>
              <table:table-cell office:value-type="string">
                <text:p>689</text:p>
              </table:table-cell>
              <table:table-cell office:value-type="float" office:value="0">
                <text:p>0</text:p>
              </table:table-cell>
              <table:table-cell office:value-type="float" office:value="0">
                <text:p>0</text:p>
              </table:table-cell>
            </table:table-row>
            <table:table-row>
              <table:table-cell office:value-type="string">
                <text:p>690</text:p>
              </table:table-cell>
              <table:table-cell office:value-type="float" office:value="0">
                <text:p>0</text:p>
              </table:table-cell>
              <table:table-cell office:value-type="float" office:value="0">
                <text:p>0</text:p>
              </table:table-cell>
            </table:table-row>
            <table:table-row>
              <table:table-cell office:value-type="string">
                <text:p>691</text:p>
              </table:table-cell>
              <table:table-cell office:value-type="float" office:value="0">
                <text:p>0</text:p>
              </table:table-cell>
              <table:table-cell office:value-type="float" office:value="0">
                <text:p>0</text:p>
              </table:table-cell>
            </table:table-row>
            <table:table-row>
              <table:table-cell office:value-type="string">
                <text:p>692</text:p>
              </table:table-cell>
              <table:table-cell office:value-type="float" office:value="0">
                <text:p>0</text:p>
              </table:table-cell>
              <table:table-cell office:value-type="float" office:value="0">
                <text:p>0</text:p>
              </table:table-cell>
            </table:table-row>
            <table:table-row>
              <table:table-cell office:value-type="string">
                <text:p>693</text:p>
              </table:table-cell>
              <table:table-cell office:value-type="float" office:value="0">
                <text:p>0</text:p>
              </table:table-cell>
              <table:table-cell office:value-type="float" office:value="0">
                <text:p>0</text:p>
              </table:table-cell>
            </table:table-row>
            <table:table-row>
              <table:table-cell office:value-type="string">
                <text:p>694</text:p>
              </table:table-cell>
              <table:table-cell office:value-type="float" office:value="0">
                <text:p>0</text:p>
              </table:table-cell>
              <table:table-cell office:value-type="float" office:value="0">
                <text:p>0</text:p>
              </table:table-cell>
            </table:table-row>
            <table:table-row>
              <table:table-cell office:value-type="string">
                <text:p>695</text:p>
              </table:table-cell>
              <table:table-cell office:value-type="float" office:value="0">
                <text:p>0</text:p>
              </table:table-cell>
              <table:table-cell office:value-type="float" office:value="0">
                <text:p>0</text:p>
              </table:table-cell>
            </table:table-row>
            <table:table-row>
              <table:table-cell office:value-type="string">
                <text:p>696</text:p>
              </table:table-cell>
              <table:table-cell office:value-type="float" office:value="0">
                <text:p>0</text:p>
              </table:table-cell>
              <table:table-cell office:value-type="float" office:value="0">
                <text:p>0</text:p>
              </table:table-cell>
            </table:table-row>
            <table:table-row>
              <table:table-cell office:value-type="string">
                <text:p>697</text:p>
              </table:table-cell>
              <table:table-cell office:value-type="float" office:value="0">
                <text:p>0</text:p>
              </table:table-cell>
              <table:table-cell office:value-type="float" office:value="0">
                <text:p>0</text:p>
              </table:table-cell>
            </table:table-row>
            <table:table-row>
              <table:table-cell office:value-type="string">
                <text:p>698</text:p>
              </table:table-cell>
              <table:table-cell office:value-type="float" office:value="0">
                <text:p>0</text:p>
              </table:table-cell>
              <table:table-cell office:value-type="float" office:value="0">
                <text:p>0</text:p>
              </table:table-cell>
            </table:table-row>
            <table:table-row>
              <table:table-cell office:value-type="string">
                <text:p>699</text:p>
              </table:table-cell>
              <table:table-cell office:value-type="float" office:value="0">
                <text:p>0</text:p>
              </table:table-cell>
              <table:table-cell office:value-type="float" office:value="0">
                <text:p>0</text:p>
              </table:table-cell>
            </table:table-row>
            <table:table-row>
              <table:table-cell office:value-type="string">
                <text:p>700</text:p>
              </table:table-cell>
              <table:table-cell office:value-type="float" office:value="0">
                <text:p>0</text:p>
              </table:table-cell>
              <table:table-cell office:value-type="float" office:value="0">
                <text:p>0</text:p>
              </table:table-cell>
            </table:table-row>
            <table:table-row>
              <table:table-cell office:value-type="string">
                <text:p>701</text:p>
              </table:table-cell>
              <table:table-cell office:value-type="float" office:value="0">
                <text:p>0</text:p>
              </table:table-cell>
              <table:table-cell office:value-type="float" office:value="0">
                <text:p>0</text:p>
              </table:table-cell>
            </table:table-row>
            <table:table-row>
              <table:table-cell office:value-type="string">
                <text:p>702</text:p>
              </table:table-cell>
              <table:table-cell office:value-type="float" office:value="0">
                <text:p>0</text:p>
              </table:table-cell>
              <table:table-cell office:value-type="float" office:value="0">
                <text:p>0</text:p>
              </table:table-cell>
            </table:table-row>
            <table:table-row>
              <table:table-cell office:value-type="string">
                <text:p>703</text:p>
              </table:table-cell>
              <table:table-cell office:value-type="float" office:value="0">
                <text:p>0</text:p>
              </table:table-cell>
              <table:table-cell office:value-type="float" office:value="0">
                <text:p>0</text:p>
              </table:table-cell>
            </table:table-row>
            <table:table-row>
              <table:table-cell office:value-type="string">
                <text:p>704</text:p>
              </table:table-cell>
              <table:table-cell office:value-type="float" office:value="0">
                <text:p>0</text:p>
              </table:table-cell>
              <table:table-cell office:value-type="float" office:value="0">
                <text:p>0</text:p>
              </table:table-cell>
            </table:table-row>
            <table:table-row>
              <table:table-cell office:value-type="string">
                <text:p>705</text:p>
              </table:table-cell>
              <table:table-cell office:value-type="float" office:value="0">
                <text:p>0</text:p>
              </table:table-cell>
              <table:table-cell office:value-type="float" office:value="0">
                <text:p>0</text:p>
              </table:table-cell>
            </table:table-row>
            <table:table-row>
              <table:table-cell office:value-type="string">
                <text:p>706</text:p>
              </table:table-cell>
              <table:table-cell office:value-type="float" office:value="0">
                <text:p>0</text:p>
              </table:table-cell>
              <table:table-cell office:value-type="float" office:value="0">
                <text:p>0</text:p>
              </table:table-cell>
            </table:table-row>
            <table:table-row>
              <table:table-cell office:value-type="string">
                <text:p>707</text:p>
              </table:table-cell>
              <table:table-cell office:value-type="float" office:value="0">
                <text:p>0</text:p>
              </table:table-cell>
              <table:table-cell office:value-type="float" office:value="0">
                <text:p>0</text:p>
              </table:table-cell>
            </table:table-row>
            <table:table-row>
              <table:table-cell office:value-type="string">
                <text:p>708</text:p>
              </table:table-cell>
              <table:table-cell office:value-type="float" office:value="0">
                <text:p>0</text:p>
              </table:table-cell>
              <table:table-cell office:value-type="float" office:value="0">
                <text:p>0</text:p>
              </table:table-cell>
            </table:table-row>
            <table:table-row>
              <table:table-cell office:value-type="string">
                <text:p>709</text:p>
              </table:table-cell>
              <table:table-cell office:value-type="float" office:value="0">
                <text:p>0</text:p>
              </table:table-cell>
              <table:table-cell office:value-type="float" office:value="0">
                <text:p>0</text:p>
              </table:table-cell>
            </table:table-row>
            <table:table-row>
              <table:table-cell office:value-type="string">
                <text:p>710</text:p>
              </table:table-cell>
              <table:table-cell office:value-type="float" office:value="0">
                <text:p>0</text:p>
              </table:table-cell>
              <table:table-cell office:value-type="float" office:value="0">
                <text:p>0</text:p>
              </table:table-cell>
            </table:table-row>
            <table:table-row>
              <table:table-cell office:value-type="string">
                <text:p>711</text:p>
              </table:table-cell>
              <table:table-cell office:value-type="float" office:value="0">
                <text:p>0</text:p>
              </table:table-cell>
              <table:table-cell office:value-type="float" office:value="0">
                <text:p>0</text:p>
              </table:table-cell>
            </table:table-row>
            <table:table-row>
              <table:table-cell office:value-type="string">
                <text:p>712</text:p>
              </table:table-cell>
              <table:table-cell office:value-type="float" office:value="0">
                <text:p>0</text:p>
              </table:table-cell>
              <table:table-cell office:value-type="float" office:value="0">
                <text:p>0</text:p>
              </table:table-cell>
            </table:table-row>
            <table:table-row>
              <table:table-cell office:value-type="string">
                <text:p>713</text:p>
              </table:table-cell>
              <table:table-cell office:value-type="float" office:value="0">
                <text:p>0</text:p>
              </table:table-cell>
              <table:table-cell office:value-type="float" office:value="0">
                <text:p>0</text:p>
              </table:table-cell>
            </table:table-row>
            <table:table-row>
              <table:table-cell office:value-type="string">
                <text:p>714</text:p>
              </table:table-cell>
              <table:table-cell office:value-type="float" office:value="0">
                <text:p>0</text:p>
              </table:table-cell>
              <table:table-cell office:value-type="float" office:value="0">
                <text:p>0</text:p>
              </table:table-cell>
            </table:table-row>
            <table:table-row>
              <table:table-cell office:value-type="string">
                <text:p>715</text:p>
              </table:table-cell>
              <table:table-cell office:value-type="float" office:value="0">
                <text:p>0</text:p>
              </table:table-cell>
              <table:table-cell office:value-type="float" office:value="0">
                <text:p>0</text:p>
              </table:table-cell>
            </table:table-row>
            <table:table-row>
              <table:table-cell office:value-type="string">
                <text:p>716</text:p>
              </table:table-cell>
              <table:table-cell office:value-type="float" office:value="0">
                <text:p>0</text:p>
              </table:table-cell>
              <table:table-cell office:value-type="float" office:value="0">
                <text:p>0</text:p>
              </table:table-cell>
            </table:table-row>
            <table:table-row>
              <table:table-cell office:value-type="string">
                <text:p>717</text:p>
              </table:table-cell>
              <table:table-cell office:value-type="float" office:value="0">
                <text:p>0</text:p>
              </table:table-cell>
              <table:table-cell office:value-type="float" office:value="0">
                <text:p>0</text:p>
              </table:table-cell>
            </table:table-row>
            <table:table-row>
              <table:table-cell office:value-type="string">
                <text:p>718</text:p>
              </table:table-cell>
              <table:table-cell office:value-type="float" office:value="0">
                <text:p>0</text:p>
              </table:table-cell>
              <table:table-cell office:value-type="float" office:value="0">
                <text:p>0</text:p>
              </table:table-cell>
            </table:table-row>
            <table:table-row>
              <table:table-cell office:value-type="string">
                <text:p>719</text:p>
              </table:table-cell>
              <table:table-cell office:value-type="float" office:value="0">
                <text:p>0</text:p>
              </table:table-cell>
              <table:table-cell office:value-type="float" office:value="0">
                <text:p>0</text:p>
              </table:table-cell>
            </table:table-row>
            <table:table-row>
              <table:table-cell office:value-type="string">
                <text:p>720</text:p>
              </table:table-cell>
              <table:table-cell office:value-type="float" office:value="0">
                <text:p>0</text:p>
              </table:table-cell>
              <table:table-cell office:value-type="float" office:value="0">
                <text:p>0</text:p>
              </table:table-cell>
            </table:table-row>
            <table:table-row>
              <table:table-cell office:value-type="string">
                <text:p>721</text:p>
              </table:table-cell>
              <table:table-cell office:value-type="float" office:value="0">
                <text:p>0</text:p>
              </table:table-cell>
              <table:table-cell office:value-type="float" office:value="0">
                <text:p>0</text:p>
              </table:table-cell>
            </table:table-row>
            <table:table-row>
              <table:table-cell office:value-type="string">
                <text:p>722</text:p>
              </table:table-cell>
              <table:table-cell office:value-type="float" office:value="0">
                <text:p>0</text:p>
              </table:table-cell>
              <table:table-cell office:value-type="float" office:value="0">
                <text:p>0</text:p>
              </table:table-cell>
            </table:table-row>
            <table:table-row>
              <table:table-cell office:value-type="string">
                <text:p>723</text:p>
              </table:table-cell>
              <table:table-cell office:value-type="float" office:value="0">
                <text:p>0</text:p>
              </table:table-cell>
              <table:table-cell office:value-type="float" office:value="0">
                <text:p>0</text:p>
              </table:table-cell>
            </table:table-row>
            <table:table-row>
              <table:table-cell office:value-type="string">
                <text:p>724</text:p>
              </table:table-cell>
              <table:table-cell office:value-type="float" office:value="0">
                <text:p>0</text:p>
              </table:table-cell>
              <table:table-cell office:value-type="float" office:value="0">
                <text:p>0</text:p>
              </table:table-cell>
            </table:table-row>
            <table:table-row>
              <table:table-cell office:value-type="string">
                <text:p>725</text:p>
              </table:table-cell>
              <table:table-cell office:value-type="float" office:value="0">
                <text:p>0</text:p>
              </table:table-cell>
              <table:table-cell office:value-type="float" office:value="0">
                <text:p>0</text:p>
              </table:table-cell>
            </table:table-row>
            <table:table-row>
              <table:table-cell office:value-type="string">
                <text:p>726</text:p>
              </table:table-cell>
              <table:table-cell office:value-type="float" office:value="0">
                <text:p>0</text:p>
              </table:table-cell>
              <table:table-cell office:value-type="float" office:value="0">
                <text:p>0</text:p>
              </table:table-cell>
            </table:table-row>
            <table:table-row>
              <table:table-cell office:value-type="string">
                <text:p>727</text:p>
              </table:table-cell>
              <table:table-cell office:value-type="float" office:value="0">
                <text:p>0</text:p>
              </table:table-cell>
              <table:table-cell office:value-type="float" office:value="0">
                <text:p>0</text:p>
              </table:table-cell>
            </table:table-row>
            <table:table-row>
              <table:table-cell office:value-type="string">
                <text:p>728</text:p>
              </table:table-cell>
              <table:table-cell office:value-type="float" office:value="0">
                <text:p>0</text:p>
              </table:table-cell>
              <table:table-cell office:value-type="float" office:value="0">
                <text:p>0</text:p>
              </table:table-cell>
            </table:table-row>
            <table:table-row>
              <table:table-cell office:value-type="string">
                <text:p>729</text:p>
              </table:table-cell>
              <table:table-cell office:value-type="float" office:value="0">
                <text:p>0</text:p>
              </table:table-cell>
              <table:table-cell office:value-type="float" office:value="0">
                <text:p>0</text:p>
              </table:table-cell>
            </table:table-row>
            <table:table-row>
              <table:table-cell office:value-type="string">
                <text:p>730</text:p>
              </table:table-cell>
              <table:table-cell office:value-type="float" office:value="0">
                <text:p>0</text:p>
              </table:table-cell>
              <table:table-cell office:value-type="float" office:value="0">
                <text:p>0</text:p>
              </table:table-cell>
            </table:table-row>
            <table:table-row>
              <table:table-cell office:value-type="string">
                <text:p>731</text:p>
              </table:table-cell>
              <table:table-cell office:value-type="float" office:value="0">
                <text:p>0</text:p>
              </table:table-cell>
              <table:table-cell office:value-type="float" office:value="0">
                <text:p>0</text:p>
              </table:table-cell>
            </table:table-row>
            <table:table-row>
              <table:table-cell office:value-type="string">
                <text:p>732</text:p>
              </table:table-cell>
              <table:table-cell office:value-type="float" office:value="0">
                <text:p>0</text:p>
              </table:table-cell>
              <table:table-cell office:value-type="float" office:value="0">
                <text:p>0</text:p>
              </table:table-cell>
            </table:table-row>
            <table:table-row>
              <table:table-cell office:value-type="string">
                <text:p>733</text:p>
              </table:table-cell>
              <table:table-cell office:value-type="float" office:value="0">
                <text:p>0</text:p>
              </table:table-cell>
              <table:table-cell office:value-type="float" office:value="0">
                <text:p>0</text:p>
              </table:table-cell>
            </table:table-row>
            <table:table-row>
              <table:table-cell office:value-type="string">
                <text:p>734</text:p>
              </table:table-cell>
              <table:table-cell office:value-type="float" office:value="0">
                <text:p>0</text:p>
              </table:table-cell>
              <table:table-cell office:value-type="float" office:value="0">
                <text:p>0</text:p>
              </table:table-cell>
            </table:table-row>
            <table:table-row>
              <table:table-cell office:value-type="string">
                <text:p>735</text:p>
              </table:table-cell>
              <table:table-cell office:value-type="float" office:value="0">
                <text:p>0</text:p>
              </table:table-cell>
              <table:table-cell office:value-type="float" office:value="0">
                <text:p>0</text:p>
              </table:table-cell>
            </table:table-row>
            <table:table-row>
              <table:table-cell office:value-type="string">
                <text:p>736</text:p>
              </table:table-cell>
              <table:table-cell office:value-type="float" office:value="0">
                <text:p>0</text:p>
              </table:table-cell>
              <table:table-cell office:value-type="float" office:value="0">
                <text:p>0</text:p>
              </table:table-cell>
            </table:table-row>
            <table:table-row>
              <table:table-cell office:value-type="string">
                <text:p>737</text:p>
              </table:table-cell>
              <table:table-cell office:value-type="float" office:value="0">
                <text:p>0</text:p>
              </table:table-cell>
              <table:table-cell office:value-type="float" office:value="0">
                <text:p>0</text:p>
              </table:table-cell>
            </table:table-row>
            <table:table-row>
              <table:table-cell office:value-type="string">
                <text:p>738</text:p>
              </table:table-cell>
              <table:table-cell office:value-type="float" office:value="0">
                <text:p>0</text:p>
              </table:table-cell>
              <table:table-cell office:value-type="float" office:value="0">
                <text:p>0</text:p>
              </table:table-cell>
            </table:table-row>
            <table:table-row>
              <table:table-cell office:value-type="string">
                <text:p>739</text:p>
              </table:table-cell>
              <table:table-cell office:value-type="float" office:value="0">
                <text:p>0</text:p>
              </table:table-cell>
              <table:table-cell office:value-type="float" office:value="0">
                <text:p>0</text:p>
              </table:table-cell>
            </table:table-row>
            <table:table-row>
              <table:table-cell office:value-type="string">
                <text:p>740</text:p>
              </table:table-cell>
              <table:table-cell office:value-type="float" office:value="0">
                <text:p>0</text:p>
              </table:table-cell>
              <table:table-cell office:value-type="float" office:value="0">
                <text:p>0</text:p>
              </table:table-cell>
            </table:table-row>
            <table:table-row>
              <table:table-cell office:value-type="string">
                <text:p>741</text:p>
              </table:table-cell>
              <table:table-cell office:value-type="float" office:value="0">
                <text:p>0</text:p>
              </table:table-cell>
              <table:table-cell office:value-type="float" office:value="0">
                <text:p>0</text:p>
              </table:table-cell>
            </table:table-row>
            <table:table-row>
              <table:table-cell office:value-type="string">
                <text:p>742</text:p>
              </table:table-cell>
              <table:table-cell office:value-type="float" office:value="0">
                <text:p>0</text:p>
              </table:table-cell>
              <table:table-cell office:value-type="float" office:value="0">
                <text:p>0</text:p>
              </table:table-cell>
            </table:table-row>
            <table:table-row>
              <table:table-cell office:value-type="string">
                <text:p>743</text:p>
              </table:table-cell>
              <table:table-cell office:value-type="float" office:value="0">
                <text:p>0</text:p>
              </table:table-cell>
              <table:table-cell office:value-type="float" office:value="0">
                <text:p>0</text:p>
              </table:table-cell>
            </table:table-row>
            <table:table-row>
              <table:table-cell office:value-type="string">
                <text:p>744</text:p>
              </table:table-cell>
              <table:table-cell office:value-type="float" office:value="0">
                <text:p>0</text:p>
              </table:table-cell>
              <table:table-cell office:value-type="float" office:value="0">
                <text:p>0</text:p>
              </table:table-cell>
            </table:table-row>
            <table:table-row>
              <table:table-cell office:value-type="string">
                <text:p>745</text:p>
              </table:table-cell>
              <table:table-cell office:value-type="float" office:value="0">
                <text:p>0</text:p>
              </table:table-cell>
              <table:table-cell office:value-type="float" office:value="0">
                <text:p>0</text:p>
              </table:table-cell>
            </table:table-row>
            <table:table-row>
              <table:table-cell office:value-type="string">
                <text:p>746</text:p>
              </table:table-cell>
              <table:table-cell office:value-type="float" office:value="0">
                <text:p>0</text:p>
              </table:table-cell>
              <table:table-cell office:value-type="float" office:value="0">
                <text:p>0</text:p>
              </table:table-cell>
            </table:table-row>
            <table:table-row>
              <table:table-cell office:value-type="string">
                <text:p>747</text:p>
              </table:table-cell>
              <table:table-cell office:value-type="float" office:value="0">
                <text:p>0</text:p>
              </table:table-cell>
              <table:table-cell office:value-type="float" office:value="0">
                <text:p>0</text:p>
              </table:table-cell>
            </table:table-row>
            <table:table-row>
              <table:table-cell office:value-type="string">
                <text:p>748</text:p>
              </table:table-cell>
              <table:table-cell office:value-type="float" office:value="0">
                <text:p>0</text:p>
              </table:table-cell>
              <table:table-cell office:value-type="float" office:value="0">
                <text:p>0</text:p>
              </table:table-cell>
            </table:table-row>
            <table:table-row>
              <table:table-cell office:value-type="string">
                <text:p>749</text:p>
              </table:table-cell>
              <table:table-cell office:value-type="float" office:value="0">
                <text:p>0</text:p>
              </table:table-cell>
              <table:table-cell office:value-type="float" office:value="0">
                <text:p>0</text:p>
              </table:table-cell>
            </table:table-row>
            <table:table-row>
              <table:table-cell office:value-type="string">
                <text:p>750</text:p>
              </table:table-cell>
              <table:table-cell office:value-type="float" office:value="0">
                <text:p>0</text:p>
              </table:table-cell>
              <table:table-cell office:value-type="float" office:value="0">
                <text:p>0</text:p>
              </table:table-cell>
            </table:table-row>
            <table:table-row>
              <table:table-cell office:value-type="string">
                <text:p>751</text:p>
              </table:table-cell>
              <table:table-cell office:value-type="float" office:value="0">
                <text:p>0</text:p>
              </table:table-cell>
              <table:table-cell office:value-type="float" office:value="0">
                <text:p>0</text:p>
              </table:table-cell>
            </table:table-row>
            <table:table-row>
              <table:table-cell office:value-type="string">
                <text:p>752</text:p>
              </table:table-cell>
              <table:table-cell office:value-type="float" office:value="0">
                <text:p>0</text:p>
              </table:table-cell>
              <table:table-cell office:value-type="float" office:value="0">
                <text:p>0</text:p>
              </table:table-cell>
            </table:table-row>
            <table:table-row>
              <table:table-cell office:value-type="string">
                <text:p>753</text:p>
              </table:table-cell>
              <table:table-cell office:value-type="float" office:value="0">
                <text:p>0</text:p>
              </table:table-cell>
              <table:table-cell office:value-type="float" office:value="0">
                <text:p>0</text:p>
              </table:table-cell>
            </table:table-row>
            <table:table-row>
              <table:table-cell office:value-type="string">
                <text:p>754</text:p>
              </table:table-cell>
              <table:table-cell office:value-type="float" office:value="0">
                <text:p>0</text:p>
              </table:table-cell>
              <table:table-cell office:value-type="float" office:value="0">
                <text:p>0</text:p>
              </table:table-cell>
            </table:table-row>
            <table:table-row>
              <table:table-cell office:value-type="string">
                <text:p>755</text:p>
              </table:table-cell>
              <table:table-cell office:value-type="float" office:value="0">
                <text:p>0</text:p>
              </table:table-cell>
              <table:table-cell office:value-type="float" office:value="0">
                <text:p>0</text:p>
              </table:table-cell>
            </table:table-row>
            <table:table-row>
              <table:table-cell office:value-type="string">
                <text:p>756</text:p>
              </table:table-cell>
              <table:table-cell office:value-type="float" office:value="0">
                <text:p>0</text:p>
              </table:table-cell>
              <table:table-cell office:value-type="float" office:value="0">
                <text:p>0</text:p>
              </table:table-cell>
            </table:table-row>
            <table:table-row>
              <table:table-cell office:value-type="string">
                <text:p>757</text:p>
              </table:table-cell>
              <table:table-cell office:value-type="float" office:value="0">
                <text:p>0</text:p>
              </table:table-cell>
              <table:table-cell office:value-type="float" office:value="0">
                <text:p>0</text:p>
              </table:table-cell>
            </table:table-row>
            <table:table-row>
              <table:table-cell office:value-type="string">
                <text:p>758</text:p>
              </table:table-cell>
              <table:table-cell office:value-type="float" office:value="0">
                <text:p>0</text:p>
              </table:table-cell>
              <table:table-cell office:value-type="float" office:value="0">
                <text:p>0</text:p>
              </table:table-cell>
            </table:table-row>
            <table:table-row>
              <table:table-cell office:value-type="string">
                <text:p>759</text:p>
              </table:table-cell>
              <table:table-cell office:value-type="float" office:value="0">
                <text:p>0</text:p>
              </table:table-cell>
              <table:table-cell office:value-type="float" office:value="0">
                <text:p>0</text:p>
              </table:table-cell>
            </table:table-row>
            <table:table-row>
              <table:table-cell office:value-type="string">
                <text:p>760</text:p>
              </table:table-cell>
              <table:table-cell office:value-type="float" office:value="0">
                <text:p>0</text:p>
              </table:table-cell>
              <table:table-cell office:value-type="float" office:value="0">
                <text:p>0</text:p>
              </table:table-cell>
            </table:table-row>
            <table:table-row>
              <table:table-cell office:value-type="string">
                <text:p>761</text:p>
              </table:table-cell>
              <table:table-cell office:value-type="float" office:value="0">
                <text:p>0</text:p>
              </table:table-cell>
              <table:table-cell office:value-type="float" office:value="0">
                <text:p>0</text:p>
              </table:table-cell>
            </table:table-row>
            <table:table-row>
              <table:table-cell office:value-type="string">
                <text:p>762</text:p>
              </table:table-cell>
              <table:table-cell office:value-type="float" office:value="0">
                <text:p>0</text:p>
              </table:table-cell>
              <table:table-cell office:value-type="float" office:value="0">
                <text:p>0</text:p>
              </table:table-cell>
            </table:table-row>
            <table:table-row>
              <table:table-cell office:value-type="string">
                <text:p>763</text:p>
              </table:table-cell>
              <table:table-cell office:value-type="float" office:value="0">
                <text:p>0</text:p>
              </table:table-cell>
              <table:table-cell office:value-type="float" office:value="0">
                <text:p>0</text:p>
              </table:table-cell>
            </table:table-row>
            <table:table-row>
              <table:table-cell office:value-type="string">
                <text:p>764</text:p>
              </table:table-cell>
              <table:table-cell office:value-type="float" office:value="0">
                <text:p>0</text:p>
              </table:table-cell>
              <table:table-cell office:value-type="float" office:value="0">
                <text:p>0</text:p>
              </table:table-cell>
            </table:table-row>
            <table:table-row>
              <table:table-cell office:value-type="string">
                <text:p>765</text:p>
              </table:table-cell>
              <table:table-cell office:value-type="float" office:value="0">
                <text:p>0</text:p>
              </table:table-cell>
              <table:table-cell office:value-type="float" office:value="0">
                <text:p>0</text:p>
              </table:table-cell>
            </table:table-row>
            <table:table-row>
              <table:table-cell office:value-type="string">
                <text:p>766</text:p>
              </table:table-cell>
              <table:table-cell office:value-type="float" office:value="0">
                <text:p>0</text:p>
              </table:table-cell>
              <table:table-cell office:value-type="float" office:value="0">
                <text:p>0</text:p>
              </table:table-cell>
            </table:table-row>
            <table:table-row>
              <table:table-cell office:value-type="string">
                <text:p>767</text:p>
              </table:table-cell>
              <table:table-cell office:value-type="float" office:value="0">
                <text:p>0</text:p>
              </table:table-cell>
              <table:table-cell office:value-type="float" office:value="0">
                <text:p>0</text:p>
              </table:table-cell>
            </table:table-row>
            <table:table-row>
              <table:table-cell office:value-type="string">
                <text:p>768</text:p>
              </table:table-cell>
              <table:table-cell office:value-type="float" office:value="0">
                <text:p>0</text:p>
              </table:table-cell>
              <table:table-cell office:value-type="float" office:value="0">
                <text:p>0</text:p>
              </table:table-cell>
            </table:table-row>
            <table:table-row>
              <table:table-cell office:value-type="string">
                <text:p>769</text:p>
              </table:table-cell>
              <table:table-cell office:value-type="float" office:value="0">
                <text:p>0</text:p>
              </table:table-cell>
              <table:table-cell office:value-type="float" office:value="0">
                <text:p>0</text:p>
              </table:table-cell>
            </table:table-row>
            <table:table-row>
              <table:table-cell office:value-type="string">
                <text:p>770</text:p>
              </table:table-cell>
              <table:table-cell office:value-type="float" office:value="0">
                <text:p>0</text:p>
              </table:table-cell>
              <table:table-cell office:value-type="float" office:value="0">
                <text:p>0</text:p>
              </table:table-cell>
            </table:table-row>
            <table:table-row>
              <table:table-cell office:value-type="string">
                <text:p>771</text:p>
              </table:table-cell>
              <table:table-cell office:value-type="float" office:value="0">
                <text:p>0</text:p>
              </table:table-cell>
              <table:table-cell office:value-type="float" office:value="0">
                <text:p>0</text:p>
              </table:table-cell>
            </table:table-row>
            <table:table-row>
              <table:table-cell office:value-type="string">
                <text:p>772</text:p>
              </table:table-cell>
              <table:table-cell office:value-type="float" office:value="0">
                <text:p>0</text:p>
              </table:table-cell>
              <table:table-cell office:value-type="float" office:value="0">
                <text:p>0</text:p>
              </table:table-cell>
            </table:table-row>
            <table:table-row>
              <table:table-cell office:value-type="string">
                <text:p>773</text:p>
              </table:table-cell>
              <table:table-cell office:value-type="float" office:value="0">
                <text:p>0</text:p>
              </table:table-cell>
              <table:table-cell office:value-type="float" office:value="0">
                <text:p>0</text:p>
              </table:table-cell>
            </table:table-row>
            <table:table-row>
              <table:table-cell office:value-type="string">
                <text:p>774</text:p>
              </table:table-cell>
              <table:table-cell office:value-type="float" office:value="0">
                <text:p>0</text:p>
              </table:table-cell>
              <table:table-cell office:value-type="float" office:value="0">
                <text:p>0</text:p>
              </table:table-cell>
            </table:table-row>
            <table:table-row>
              <table:table-cell office:value-type="string">
                <text:p>775</text:p>
              </table:table-cell>
              <table:table-cell office:value-type="float" office:value="0">
                <text:p>0</text:p>
              </table:table-cell>
              <table:table-cell office:value-type="float" office:value="0">
                <text:p>0</text:p>
              </table:table-cell>
            </table:table-row>
            <table:table-row>
              <table:table-cell office:value-type="string">
                <text:p>776</text:p>
              </table:table-cell>
              <table:table-cell office:value-type="float" office:value="0">
                <text:p>0</text:p>
              </table:table-cell>
              <table:table-cell office:value-type="float" office:value="0">
                <text:p>0</text:p>
              </table:table-cell>
            </table:table-row>
            <table:table-row>
              <table:table-cell office:value-type="string">
                <text:p>777</text:p>
              </table:table-cell>
              <table:table-cell office:value-type="float" office:value="0">
                <text:p>0</text:p>
              </table:table-cell>
              <table:table-cell office:value-type="float" office:value="0">
                <text:p>0</text:p>
              </table:table-cell>
            </table:table-row>
            <table:table-row>
              <table:table-cell office:value-type="string">
                <text:p>778</text:p>
              </table:table-cell>
              <table:table-cell office:value-type="float" office:value="0">
                <text:p>0</text:p>
              </table:table-cell>
              <table:table-cell office:value-type="float" office:value="0">
                <text:p>0</text:p>
              </table:table-cell>
            </table:table-row>
            <table:table-row>
              <table:table-cell office:value-type="string">
                <text:p>779</text:p>
              </table:table-cell>
              <table:table-cell office:value-type="float" office:value="0">
                <text:p>0</text:p>
              </table:table-cell>
              <table:table-cell office:value-type="float" office:value="0">
                <text:p>0</text:p>
              </table:table-cell>
            </table:table-row>
            <table:table-row>
              <table:table-cell office:value-type="string">
                <text:p>780</text:p>
              </table:table-cell>
              <table:table-cell office:value-type="float" office:value="0">
                <text:p>0</text:p>
              </table:table-cell>
              <table:table-cell office:value-type="float" office:value="0">
                <text:p>0</text:p>
              </table:table-cell>
            </table:table-row>
            <table:table-row>
              <table:table-cell office:value-type="string">
                <text:p>781</text:p>
              </table:table-cell>
              <table:table-cell office:value-type="float" office:value="0">
                <text:p>0</text:p>
              </table:table-cell>
              <table:table-cell office:value-type="float" office:value="0">
                <text:p>0</text:p>
              </table:table-cell>
            </table:table-row>
            <table:table-row>
              <table:table-cell office:value-type="string">
                <text:p>782</text:p>
              </table:table-cell>
              <table:table-cell office:value-type="float" office:value="0">
                <text:p>0</text:p>
              </table:table-cell>
              <table:table-cell office:value-type="float" office:value="0">
                <text:p>0</text:p>
              </table:table-cell>
            </table:table-row>
            <table:table-row>
              <table:table-cell office:value-type="string">
                <text:p>783</text:p>
              </table:table-cell>
              <table:table-cell office:value-type="float" office:value="0">
                <text:p>0</text:p>
              </table:table-cell>
              <table:table-cell office:value-type="float" office:value="0">
                <text:p>0</text:p>
              </table:table-cell>
            </table:table-row>
            <table:table-row>
              <table:table-cell office:value-type="string">
                <text:p>784</text:p>
              </table:table-cell>
              <table:table-cell office:value-type="float" office:value="0">
                <text:p>0</text:p>
              </table:table-cell>
              <table:table-cell office:value-type="float" office:value="0">
                <text:p>0</text:p>
              </table:table-cell>
            </table:table-row>
            <table:table-row>
              <table:table-cell office:value-type="string">
                <text:p>785</text:p>
              </table:table-cell>
              <table:table-cell office:value-type="float" office:value="0">
                <text:p>0</text:p>
              </table:table-cell>
              <table:table-cell office:value-type="float" office:value="0">
                <text:p>0</text:p>
              </table:table-cell>
            </table:table-row>
            <table:table-row>
              <table:table-cell office:value-type="string">
                <text:p>786</text:p>
              </table:table-cell>
              <table:table-cell office:value-type="float" office:value="0">
                <text:p>0</text:p>
              </table:table-cell>
              <table:table-cell office:value-type="float" office:value="0">
                <text:p>0</text:p>
              </table:table-cell>
            </table:table-row>
            <table:table-row>
              <table:table-cell office:value-type="string">
                <text:p>787</text:p>
              </table:table-cell>
              <table:table-cell office:value-type="float" office:value="0">
                <text:p>0</text:p>
              </table:table-cell>
              <table:table-cell office:value-type="float" office:value="0">
                <text:p>0</text:p>
              </table:table-cell>
            </table:table-row>
            <table:table-row>
              <table:table-cell office:value-type="string">
                <text:p>788</text:p>
              </table:table-cell>
              <table:table-cell office:value-type="float" office:value="0">
                <text:p>0</text:p>
              </table:table-cell>
              <table:table-cell office:value-type="float" office:value="0">
                <text:p>0</text:p>
              </table:table-cell>
            </table:table-row>
            <table:table-row>
              <table:table-cell office:value-type="string">
                <text:p>789</text:p>
              </table:table-cell>
              <table:table-cell office:value-type="float" office:value="0">
                <text:p>0</text:p>
              </table:table-cell>
              <table:table-cell office:value-type="float" office:value="0">
                <text:p>0</text:p>
              </table:table-cell>
            </table:table-row>
            <table:table-row>
              <table:table-cell office:value-type="string">
                <text:p>790</text:p>
              </table:table-cell>
              <table:table-cell office:value-type="float" office:value="0">
                <text:p>0</text:p>
              </table:table-cell>
              <table:table-cell office:value-type="float" office:value="0">
                <text:p>0</text:p>
              </table:table-cell>
            </table:table-row>
            <table:table-row>
              <table:table-cell office:value-type="string">
                <text:p>791</text:p>
              </table:table-cell>
              <table:table-cell office:value-type="float" office:value="0">
                <text:p>0</text:p>
              </table:table-cell>
              <table:table-cell office:value-type="float" office:value="0">
                <text:p>0</text:p>
              </table:table-cell>
            </table:table-row>
            <table:table-row>
              <table:table-cell office:value-type="string">
                <text:p>792</text:p>
              </table:table-cell>
              <table:table-cell office:value-type="float" office:value="0">
                <text:p>0</text:p>
              </table:table-cell>
              <table:table-cell office:value-type="float" office:value="0">
                <text:p>0</text:p>
              </table:table-cell>
            </table:table-row>
            <table:table-row>
              <table:table-cell office:value-type="string">
                <text:p>793</text:p>
              </table:table-cell>
              <table:table-cell office:value-type="float" office:value="0">
                <text:p>0</text:p>
              </table:table-cell>
              <table:table-cell office:value-type="float" office:value="0">
                <text:p>0</text:p>
              </table:table-cell>
            </table:table-row>
            <table:table-row>
              <table:table-cell office:value-type="string">
                <text:p>794</text:p>
              </table:table-cell>
              <table:table-cell office:value-type="float" office:value="0">
                <text:p>0</text:p>
              </table:table-cell>
              <table:table-cell office:value-type="float" office:value="0">
                <text:p>0</text:p>
              </table:table-cell>
            </table:table-row>
            <table:table-row>
              <table:table-cell office:value-type="string">
                <text:p>795</text:p>
              </table:table-cell>
              <table:table-cell office:value-type="float" office:value="0">
                <text:p>0</text:p>
              </table:table-cell>
              <table:table-cell office:value-type="float" office:value="0">
                <text:p>0</text:p>
              </table:table-cell>
            </table:table-row>
            <table:table-row>
              <table:table-cell office:value-type="string">
                <text:p>796</text:p>
              </table:table-cell>
              <table:table-cell office:value-type="float" office:value="0">
                <text:p>0</text:p>
              </table:table-cell>
              <table:table-cell office:value-type="float" office:value="0">
                <text:p>0</text:p>
              </table:table-cell>
            </table:table-row>
            <table:table-row>
              <table:table-cell office:value-type="string">
                <text:p>797</text:p>
              </table:table-cell>
              <table:table-cell office:value-type="float" office:value="0">
                <text:p>0</text:p>
              </table:table-cell>
              <table:table-cell office:value-type="float" office:value="0">
                <text:p>0</text:p>
              </table:table-cell>
            </table:table-row>
            <table:table-row>
              <table:table-cell office:value-type="string">
                <text:p>798</text:p>
              </table:table-cell>
              <table:table-cell office:value-type="float" office:value="0">
                <text:p>0</text:p>
              </table:table-cell>
              <table:table-cell office:value-type="float" office:value="0">
                <text:p>0</text:p>
              </table:table-cell>
            </table:table-row>
            <table:table-row>
              <table:table-cell office:value-type="string">
                <text:p>799</text:p>
              </table:table-cell>
              <table:table-cell office:value-type="float" office:value="0">
                <text:p>0</text:p>
              </table:table-cell>
              <table:table-cell office:value-type="float" office:value="0">
                <text:p>0</text:p>
              </table:table-cell>
            </table:table-row>
            <table:table-row>
              <table:table-cell office:value-type="string">
                <text:p>800</text:p>
              </table:table-cell>
              <table:table-cell office:value-type="float" office:value="0">
                <text:p>0</text:p>
              </table:table-cell>
              <table:table-cell office:value-type="float" office:value="0">
                <text:p>0</text:p>
              </table:table-cell>
            </table:table-row>
            <table:table-row>
              <table:table-cell office:value-type="string">
                <text:p>801</text:p>
              </table:table-cell>
              <table:table-cell office:value-type="float" office:value="0">
                <text:p>0</text:p>
              </table:table-cell>
              <table:table-cell office:value-type="float" office:value="0">
                <text:p>0</text:p>
              </table:table-cell>
            </table:table-row>
            <table:table-row>
              <table:table-cell office:value-type="string">
                <text:p>802</text:p>
              </table:table-cell>
              <table:table-cell office:value-type="float" office:value="0">
                <text:p>0</text:p>
              </table:table-cell>
              <table:table-cell office:value-type="float" office:value="0">
                <text:p>0</text:p>
              </table:table-cell>
            </table:table-row>
            <table:table-row>
              <table:table-cell office:value-type="string">
                <text:p>803</text:p>
              </table:table-cell>
              <table:table-cell office:value-type="float" office:value="0">
                <text:p>0</text:p>
              </table:table-cell>
              <table:table-cell office:value-type="float" office:value="0">
                <text:p>0</text:p>
              </table:table-cell>
            </table:table-row>
            <table:table-row>
              <table:table-cell office:value-type="string">
                <text:p>804</text:p>
              </table:table-cell>
              <table:table-cell office:value-type="float" office:value="0">
                <text:p>0</text:p>
              </table:table-cell>
              <table:table-cell office:value-type="float" office:value="0">
                <text:p>0</text:p>
              </table:table-cell>
            </table:table-row>
            <table:table-row>
              <table:table-cell office:value-type="string">
                <text:p>805</text:p>
              </table:table-cell>
              <table:table-cell office:value-type="float" office:value="0">
                <text:p>0</text:p>
              </table:table-cell>
              <table:table-cell office:value-type="float" office:value="0">
                <text:p>0</text:p>
              </table:table-cell>
            </table:table-row>
            <table:table-row>
              <table:table-cell office:value-type="string">
                <text:p>806</text:p>
              </table:table-cell>
              <table:table-cell office:value-type="float" office:value="0">
                <text:p>0</text:p>
              </table:table-cell>
              <table:table-cell office:value-type="float" office:value="0">
                <text:p>0</text:p>
              </table:table-cell>
            </table:table-row>
            <table:table-row>
              <table:table-cell office:value-type="string">
                <text:p>807</text:p>
              </table:table-cell>
              <table:table-cell office:value-type="float" office:value="0">
                <text:p>0</text:p>
              </table:table-cell>
              <table:table-cell office:value-type="float" office:value="0">
                <text:p>0</text:p>
              </table:table-cell>
            </table:table-row>
            <table:table-row>
              <table:table-cell office:value-type="string">
                <text:p>808</text:p>
              </table:table-cell>
              <table:table-cell office:value-type="float" office:value="0">
                <text:p>0</text:p>
              </table:table-cell>
              <table:table-cell office:value-type="float" office:value="0">
                <text:p>0</text:p>
              </table:table-cell>
            </table:table-row>
            <table:table-row>
              <table:table-cell office:value-type="string">
                <text:p>809</text:p>
              </table:table-cell>
              <table:table-cell office:value-type="float" office:value="0">
                <text:p>0</text:p>
              </table:table-cell>
              <table:table-cell office:value-type="float" office:value="0">
                <text:p>0</text:p>
              </table:table-cell>
            </table:table-row>
            <table:table-row>
              <table:table-cell office:value-type="string">
                <text:p>810</text:p>
              </table:table-cell>
              <table:table-cell office:value-type="float" office:value="0">
                <text:p>0</text:p>
              </table:table-cell>
              <table:table-cell office:value-type="float" office:value="0">
                <text:p>0</text:p>
              </table:table-cell>
            </table:table-row>
            <table:table-row>
              <table:table-cell office:value-type="string">
                <text:p>811</text:p>
              </table:table-cell>
              <table:table-cell office:value-type="float" office:value="0">
                <text:p>0</text:p>
              </table:table-cell>
              <table:table-cell office:value-type="float" office:value="0">
                <text:p>0</text:p>
              </table:table-cell>
            </table:table-row>
            <table:table-row>
              <table:table-cell office:value-type="string">
                <text:p>812</text:p>
              </table:table-cell>
              <table:table-cell office:value-type="float" office:value="0">
                <text:p>0</text:p>
              </table:table-cell>
              <table:table-cell office:value-type="float" office:value="0">
                <text:p>0</text:p>
              </table:table-cell>
            </table:table-row>
            <table:table-row>
              <table:table-cell office:value-type="string">
                <text:p>813</text:p>
              </table:table-cell>
              <table:table-cell office:value-type="float" office:value="0">
                <text:p>0</text:p>
              </table:table-cell>
              <table:table-cell office:value-type="float" office:value="0">
                <text:p>0</text:p>
              </table:table-cell>
            </table:table-row>
            <table:table-row>
              <table:table-cell office:value-type="string">
                <text:p>814</text:p>
              </table:table-cell>
              <table:table-cell office:value-type="float" office:value="0">
                <text:p>0</text:p>
              </table:table-cell>
              <table:table-cell office:value-type="float" office:value="0">
                <text:p>0</text:p>
              </table:table-cell>
            </table:table-row>
            <table:table-row>
              <table:table-cell office:value-type="string">
                <text:p>815</text:p>
              </table:table-cell>
              <table:table-cell office:value-type="float" office:value="0">
                <text:p>0</text:p>
              </table:table-cell>
              <table:table-cell office:value-type="float" office:value="0">
                <text:p>0</text:p>
              </table:table-cell>
            </table:table-row>
            <table:table-row>
              <table:table-cell office:value-type="string">
                <text:p>816</text:p>
              </table:table-cell>
              <table:table-cell office:value-type="float" office:value="0">
                <text:p>0</text:p>
              </table:table-cell>
              <table:table-cell office:value-type="float" office:value="0">
                <text:p>0</text:p>
              </table:table-cell>
            </table:table-row>
            <table:table-row>
              <table:table-cell office:value-type="string">
                <text:p>817</text:p>
              </table:table-cell>
              <table:table-cell office:value-type="float" office:value="0">
                <text:p>0</text:p>
              </table:table-cell>
              <table:table-cell office:value-type="float" office:value="0">
                <text:p>0</text:p>
              </table:table-cell>
            </table:table-row>
            <table:table-row>
              <table:table-cell office:value-type="string">
                <text:p>818</text:p>
              </table:table-cell>
              <table:table-cell office:value-type="float" office:value="0">
                <text:p>0</text:p>
              </table:table-cell>
              <table:table-cell office:value-type="float" office:value="0">
                <text:p>0</text:p>
              </table:table-cell>
            </table:table-row>
            <table:table-row>
              <table:table-cell office:value-type="string">
                <text:p>819</text:p>
              </table:table-cell>
              <table:table-cell office:value-type="float" office:value="0">
                <text:p>0</text:p>
              </table:table-cell>
              <table:table-cell office:value-type="float" office:value="0">
                <text:p>0</text:p>
              </table:table-cell>
            </table:table-row>
            <table:table-row>
              <table:table-cell office:value-type="string">
                <text:p>820</text:p>
              </table:table-cell>
              <table:table-cell office:value-type="float" office:value="0">
                <text:p>0</text:p>
              </table:table-cell>
              <table:table-cell office:value-type="float" office:value="0">
                <text:p>0</text:p>
              </table:table-cell>
            </table:table-row>
            <table:table-row>
              <table:table-cell office:value-type="string">
                <text:p>821</text:p>
              </table:table-cell>
              <table:table-cell office:value-type="float" office:value="0">
                <text:p>0</text:p>
              </table:table-cell>
              <table:table-cell office:value-type="float" office:value="0">
                <text:p>0</text:p>
              </table:table-cell>
            </table:table-row>
            <table:table-row>
              <table:table-cell office:value-type="string">
                <text:p>822</text:p>
              </table:table-cell>
              <table:table-cell office:value-type="float" office:value="0">
                <text:p>0</text:p>
              </table:table-cell>
              <table:table-cell office:value-type="float" office:value="0">
                <text:p>0</text:p>
              </table:table-cell>
            </table:table-row>
            <table:table-row>
              <table:table-cell office:value-type="string">
                <text:p>823</text:p>
              </table:table-cell>
              <table:table-cell office:value-type="float" office:value="0">
                <text:p>0</text:p>
              </table:table-cell>
              <table:table-cell office:value-type="float" office:value="0">
                <text:p>0</text:p>
              </table:table-cell>
            </table:table-row>
            <table:table-row>
              <table:table-cell office:value-type="string">
                <text:p>824</text:p>
              </table:table-cell>
              <table:table-cell office:value-type="float" office:value="0">
                <text:p>0</text:p>
              </table:table-cell>
              <table:table-cell office:value-type="float" office:value="0">
                <text:p>0</text:p>
              </table:table-cell>
            </table:table-row>
            <table:table-row>
              <table:table-cell office:value-type="string">
                <text:p>825</text:p>
              </table:table-cell>
              <table:table-cell office:value-type="float" office:value="0">
                <text:p>0</text:p>
              </table:table-cell>
              <table:table-cell office:value-type="float" office:value="0">
                <text:p>0</text:p>
              </table:table-cell>
            </table:table-row>
            <table:table-row>
              <table:table-cell office:value-type="string">
                <text:p>826</text:p>
              </table:table-cell>
              <table:table-cell office:value-type="float" office:value="0">
                <text:p>0</text:p>
              </table:table-cell>
              <table:table-cell office:value-type="float" office:value="0">
                <text:p>0</text:p>
              </table:table-cell>
            </table:table-row>
            <table:table-row>
              <table:table-cell office:value-type="string">
                <text:p>827</text:p>
              </table:table-cell>
              <table:table-cell office:value-type="float" office:value="0">
                <text:p>0</text:p>
              </table:table-cell>
              <table:table-cell office:value-type="float" office:value="0">
                <text:p>0</text:p>
              </table:table-cell>
            </table:table-row>
            <table:table-row>
              <table:table-cell office:value-type="string">
                <text:p>828</text:p>
              </table:table-cell>
              <table:table-cell office:value-type="float" office:value="0">
                <text:p>0</text:p>
              </table:table-cell>
              <table:table-cell office:value-type="float" office:value="0">
                <text:p>0</text:p>
              </table:table-cell>
            </table:table-row>
            <table:table-row>
              <table:table-cell office:value-type="string">
                <text:p>829</text:p>
              </table:table-cell>
              <table:table-cell office:value-type="float" office:value="0">
                <text:p>0</text:p>
              </table:table-cell>
              <table:table-cell office:value-type="float" office:value="0">
                <text:p>0</text:p>
              </table:table-cell>
            </table:table-row>
            <table:table-row>
              <table:table-cell office:value-type="string">
                <text:p>830</text:p>
              </table:table-cell>
              <table:table-cell office:value-type="float" office:value="0">
                <text:p>0</text:p>
              </table:table-cell>
              <table:table-cell office:value-type="float" office:value="0">
                <text:p>0</text:p>
              </table:table-cell>
            </table:table-row>
            <table:table-row>
              <table:table-cell office:value-type="string">
                <text:p>831</text:p>
              </table:table-cell>
              <table:table-cell office:value-type="float" office:value="0">
                <text:p>0</text:p>
              </table:table-cell>
              <table:table-cell office:value-type="float" office:value="0">
                <text:p>0</text:p>
              </table:table-cell>
            </table:table-row>
            <table:table-row>
              <table:table-cell office:value-type="string">
                <text:p>832</text:p>
              </table:table-cell>
              <table:table-cell office:value-type="float" office:value="0">
                <text:p>0</text:p>
              </table:table-cell>
              <table:table-cell office:value-type="float" office:value="0">
                <text:p>0</text:p>
              </table:table-cell>
            </table:table-row>
            <table:table-row>
              <table:table-cell office:value-type="string">
                <text:p>833</text:p>
              </table:table-cell>
              <table:table-cell office:value-type="float" office:value="0">
                <text:p>0</text:p>
              </table:table-cell>
              <table:table-cell office:value-type="float" office:value="0">
                <text:p>0</text:p>
              </table:table-cell>
            </table:table-row>
            <table:table-row>
              <table:table-cell office:value-type="string">
                <text:p>834</text:p>
              </table:table-cell>
              <table:table-cell office:value-type="float" office:value="0">
                <text:p>0</text:p>
              </table:table-cell>
              <table:table-cell office:value-type="float" office:value="0">
                <text:p>0</text:p>
              </table:table-cell>
            </table:table-row>
            <table:table-row>
              <table:table-cell office:value-type="string">
                <text:p>835</text:p>
              </table:table-cell>
              <table:table-cell office:value-type="float" office:value="0">
                <text:p>0</text:p>
              </table:table-cell>
              <table:table-cell office:value-type="float" office:value="0">
                <text:p>0</text:p>
              </table:table-cell>
            </table:table-row>
            <table:table-row>
              <table:table-cell office:value-type="string">
                <text:p>836</text:p>
              </table:table-cell>
              <table:table-cell office:value-type="float" office:value="0">
                <text:p>0</text:p>
              </table:table-cell>
              <table:table-cell office:value-type="float" office:value="0">
                <text:p>0</text:p>
              </table:table-cell>
            </table:table-row>
            <table:table-row>
              <table:table-cell office:value-type="string">
                <text:p>837</text:p>
              </table:table-cell>
              <table:table-cell office:value-type="float" office:value="0">
                <text:p>0</text:p>
              </table:table-cell>
              <table:table-cell office:value-type="float" office:value="0">
                <text:p>0</text:p>
              </table:table-cell>
            </table:table-row>
            <table:table-row>
              <table:table-cell office:value-type="string">
                <text:p>838</text:p>
              </table:table-cell>
              <table:table-cell office:value-type="float" office:value="0">
                <text:p>0</text:p>
              </table:table-cell>
              <table:table-cell office:value-type="float" office:value="0">
                <text:p>0</text:p>
              </table:table-cell>
            </table:table-row>
            <table:table-row>
              <table:table-cell office:value-type="string">
                <text:p>839</text:p>
              </table:table-cell>
              <table:table-cell office:value-type="float" office:value="0">
                <text:p>0</text:p>
              </table:table-cell>
              <table:table-cell office:value-type="float" office:value="0">
                <text:p>0</text:p>
              </table:table-cell>
            </table:table-row>
            <table:table-row>
              <table:table-cell office:value-type="string">
                <text:p>840</text:p>
              </table:table-cell>
              <table:table-cell office:value-type="float" office:value="0">
                <text:p>0</text:p>
              </table:table-cell>
              <table:table-cell office:value-type="float" office:value="0">
                <text:p>0</text:p>
              </table:table-cell>
            </table:table-row>
            <table:table-row>
              <table:table-cell office:value-type="string">
                <text:p>841</text:p>
              </table:table-cell>
              <table:table-cell office:value-type="float" office:value="0">
                <text:p>0</text:p>
              </table:table-cell>
              <table:table-cell office:value-type="float" office:value="0">
                <text:p>0</text:p>
              </table:table-cell>
            </table:table-row>
            <table:table-row>
              <table:table-cell office:value-type="string">
                <text:p>842</text:p>
              </table:table-cell>
              <table:table-cell office:value-type="float" office:value="0">
                <text:p>0</text:p>
              </table:table-cell>
              <table:table-cell office:value-type="float" office:value="0">
                <text:p>0</text:p>
              </table:table-cell>
            </table:table-row>
            <table:table-row>
              <table:table-cell office:value-type="string">
                <text:p>843</text:p>
              </table:table-cell>
              <table:table-cell office:value-type="float" office:value="0">
                <text:p>0</text:p>
              </table:table-cell>
              <table:table-cell office:value-type="float" office:value="0">
                <text:p>0</text:p>
              </table:table-cell>
            </table:table-row>
            <table:table-row>
              <table:table-cell office:value-type="string">
                <text:p>844</text:p>
              </table:table-cell>
              <table:table-cell office:value-type="float" office:value="0">
                <text:p>0</text:p>
              </table:table-cell>
              <table:table-cell office:value-type="float" office:value="0">
                <text:p>0</text:p>
              </table:table-cell>
            </table:table-row>
            <table:table-row>
              <table:table-cell office:value-type="string">
                <text:p>845</text:p>
              </table:table-cell>
              <table:table-cell office:value-type="float" office:value="0">
                <text:p>0</text:p>
              </table:table-cell>
              <table:table-cell office:value-type="float" office:value="0">
                <text:p>0</text:p>
              </table:table-cell>
            </table:table-row>
            <table:table-row>
              <table:table-cell office:value-type="string">
                <text:p>846</text:p>
              </table:table-cell>
              <table:table-cell office:value-type="float" office:value="0">
                <text:p>0</text:p>
              </table:table-cell>
              <table:table-cell office:value-type="float" office:value="0">
                <text:p>0</text:p>
              </table:table-cell>
            </table:table-row>
            <table:table-row>
              <table:table-cell office:value-type="string">
                <text:p>847</text:p>
              </table:table-cell>
              <table:table-cell office:value-type="float" office:value="0">
                <text:p>0</text:p>
              </table:table-cell>
              <table:table-cell office:value-type="float" office:value="0">
                <text:p>0</text:p>
              </table:table-cell>
            </table:table-row>
            <table:table-row>
              <table:table-cell office:value-type="string">
                <text:p>848</text:p>
              </table:table-cell>
              <table:table-cell office:value-type="float" office:value="0">
                <text:p>0</text:p>
              </table:table-cell>
              <table:table-cell office:value-type="float" office:value="0">
                <text:p>0</text:p>
              </table:table-cell>
            </table:table-row>
            <table:table-row>
              <table:table-cell office:value-type="string">
                <text:p>849</text:p>
              </table:table-cell>
              <table:table-cell office:value-type="float" office:value="0">
                <text:p>0</text:p>
              </table:table-cell>
              <table:table-cell office:value-type="float" office:value="0">
                <text:p>0</text:p>
              </table:table-cell>
            </table:table-row>
            <table:table-row>
              <table:table-cell office:value-type="string">
                <text:p>850</text:p>
              </table:table-cell>
              <table:table-cell office:value-type="float" office:value="0">
                <text:p>0</text:p>
              </table:table-cell>
              <table:table-cell office:value-type="float" office:value="0">
                <text:p>0</text:p>
              </table:table-cell>
            </table:table-row>
            <table:table-row>
              <table:table-cell office:value-type="string">
                <text:p>851</text:p>
              </table:table-cell>
              <table:table-cell office:value-type="float" office:value="0">
                <text:p>0</text:p>
              </table:table-cell>
              <table:table-cell office:value-type="float" office:value="0">
                <text:p>0</text:p>
              </table:table-cell>
            </table:table-row>
            <table:table-row>
              <table:table-cell office:value-type="string">
                <text:p>852</text:p>
              </table:table-cell>
              <table:table-cell office:value-type="float" office:value="0">
                <text:p>0</text:p>
              </table:table-cell>
              <table:table-cell office:value-type="float" office:value="0">
                <text:p>0</text:p>
              </table:table-cell>
            </table:table-row>
            <table:table-row>
              <table:table-cell office:value-type="string">
                <text:p>853</text:p>
              </table:table-cell>
              <table:table-cell office:value-type="float" office:value="0">
                <text:p>0</text:p>
              </table:table-cell>
              <table:table-cell office:value-type="float" office:value="0">
                <text:p>0</text:p>
              </table:table-cell>
            </table:table-row>
            <table:table-row>
              <table:table-cell office:value-type="string">
                <text:p>854</text:p>
              </table:table-cell>
              <table:table-cell office:value-type="float" office:value="0">
                <text:p>0</text:p>
              </table:table-cell>
              <table:table-cell office:value-type="float" office:value="0">
                <text:p>0</text:p>
              </table:table-cell>
            </table:table-row>
            <table:table-row>
              <table:table-cell office:value-type="string">
                <text:p>855</text:p>
              </table:table-cell>
              <table:table-cell office:value-type="float" office:value="0">
                <text:p>0</text:p>
              </table:table-cell>
              <table:table-cell office:value-type="float" office:value="0">
                <text:p>0</text:p>
              </table:table-cell>
            </table:table-row>
            <table:table-row>
              <table:table-cell office:value-type="string">
                <text:p>856</text:p>
              </table:table-cell>
              <table:table-cell office:value-type="float" office:value="0">
                <text:p>0</text:p>
              </table:table-cell>
              <table:table-cell office:value-type="float" office:value="0">
                <text:p>0</text:p>
              </table:table-cell>
            </table:table-row>
            <table:table-row>
              <table:table-cell office:value-type="string">
                <text:p>857</text:p>
              </table:table-cell>
              <table:table-cell office:value-type="float" office:value="0">
                <text:p>0</text:p>
              </table:table-cell>
              <table:table-cell office:value-type="float" office:value="0">
                <text:p>0</text:p>
              </table:table-cell>
            </table:table-row>
            <table:table-row>
              <table:table-cell office:value-type="string">
                <text:p>858</text:p>
              </table:table-cell>
              <table:table-cell office:value-type="float" office:value="0">
                <text:p>0</text:p>
              </table:table-cell>
              <table:table-cell office:value-type="float" office:value="0">
                <text:p>0</text:p>
              </table:table-cell>
            </table:table-row>
            <table:table-row>
              <table:table-cell office:value-type="string">
                <text:p>859</text:p>
              </table:table-cell>
              <table:table-cell office:value-type="float" office:value="0">
                <text:p>0</text:p>
              </table:table-cell>
              <table:table-cell office:value-type="float" office:value="0">
                <text:p>0</text:p>
              </table:table-cell>
            </table:table-row>
            <table:table-row>
              <table:table-cell office:value-type="string">
                <text:p>860</text:p>
              </table:table-cell>
              <table:table-cell office:value-type="float" office:value="0">
                <text:p>0</text:p>
              </table:table-cell>
              <table:table-cell office:value-type="float" office:value="0">
                <text:p>0</text:p>
              </table:table-cell>
            </table:table-row>
            <table:table-row>
              <table:table-cell office:value-type="string">
                <text:p>861</text:p>
              </table:table-cell>
              <table:table-cell office:value-type="float" office:value="0">
                <text:p>0</text:p>
              </table:table-cell>
              <table:table-cell office:value-type="float" office:value="0">
                <text:p>0</text:p>
              </table:table-cell>
            </table:table-row>
            <table:table-row>
              <table:table-cell office:value-type="string">
                <text:p>862</text:p>
              </table:table-cell>
              <table:table-cell office:value-type="float" office:value="0">
                <text:p>0</text:p>
              </table:table-cell>
              <table:table-cell office:value-type="float" office:value="0">
                <text:p>0</text:p>
              </table:table-cell>
            </table:table-row>
            <table:table-row>
              <table:table-cell office:value-type="string">
                <text:p>863</text:p>
              </table:table-cell>
              <table:table-cell office:value-type="float" office:value="0">
                <text:p>0</text:p>
              </table:table-cell>
              <table:table-cell office:value-type="float" office:value="0">
                <text:p>0</text:p>
              </table:table-cell>
            </table:table-row>
            <table:table-row>
              <table:table-cell office:value-type="string">
                <text:p>864</text:p>
              </table:table-cell>
              <table:table-cell office:value-type="float" office:value="0">
                <text:p>0</text:p>
              </table:table-cell>
              <table:table-cell office:value-type="float" office:value="0">
                <text:p>0</text:p>
              </table:table-cell>
            </table:table-row>
            <table:table-row>
              <table:table-cell office:value-type="string">
                <text:p>865</text:p>
              </table:table-cell>
              <table:table-cell office:value-type="float" office:value="0">
                <text:p>0</text:p>
              </table:table-cell>
              <table:table-cell office:value-type="float" office:value="0">
                <text:p>0</text:p>
              </table:table-cell>
            </table:table-row>
            <table:table-row>
              <table:table-cell office:value-type="string">
                <text:p>866</text:p>
              </table:table-cell>
              <table:table-cell office:value-type="float" office:value="0">
                <text:p>0</text:p>
              </table:table-cell>
              <table:table-cell office:value-type="float" office:value="0">
                <text:p>0</text:p>
              </table:table-cell>
            </table:table-row>
            <table:table-row>
              <table:table-cell office:value-type="string">
                <text:p>867</text:p>
              </table:table-cell>
              <table:table-cell office:value-type="float" office:value="0">
                <text:p>0</text:p>
              </table:table-cell>
              <table:table-cell office:value-type="float" office:value="0">
                <text:p>0</text:p>
              </table:table-cell>
            </table:table-row>
            <table:table-row>
              <table:table-cell office:value-type="string">
                <text:p>868</text:p>
              </table:table-cell>
              <table:table-cell office:value-type="float" office:value="0">
                <text:p>0</text:p>
              </table:table-cell>
              <table:table-cell office:value-type="float" office:value="0">
                <text:p>0</text:p>
              </table:table-cell>
            </table:table-row>
            <table:table-row>
              <table:table-cell office:value-type="string">
                <text:p>869</text:p>
              </table:table-cell>
              <table:table-cell office:value-type="float" office:value="0">
                <text:p>0</text:p>
              </table:table-cell>
              <table:table-cell office:value-type="float" office:value="0">
                <text:p>0</text:p>
              </table:table-cell>
            </table:table-row>
            <table:table-row>
              <table:table-cell office:value-type="string">
                <text:p>87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